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4cm"/>
    </style:style>
    <style:style style:name="co2" style:family="table-column">
      <style:table-column-properties fo:break-before="auto" style:column-width="5.075cm"/>
    </style:style>
    <style:style style:name="co3" style:family="table-column">
      <style:table-column-properties fo:break-before="auto" style:column-width="10.008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0.57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rl</text:p>
          </table:table-cell>
          <table:table-cell office:value-type="string">
            <text:p>ESG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G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erenitysource</text:p>
          </table:table-cell>
          <table:table-cell office:value-type="string">
            <text:p>https://icomarks.com/ico/serenity-source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UCOIN</text:p>
          </table:table-cell>
          <table:table-cell office:value-type="string">
            <text:p>https://icomarks.com/ico/ucoin-currency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INEMADROM (PreICO)</text:p>
          </table:table-cell>
          <table:table-cell office:value-type="string">
            <text:p>https://icomarks.com/ico/CINEMADROM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QuickX Protocol</text:p>
          </table:table-cell>
          <table:table-cell office:value-type="string">
            <text:p>https://icomarks.com/ico/quick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Connecty.io</text:p>
          </table:table-cell>
          <table:table-cell office:value-type="string">
            <text:p>https://icomarks.com/ico/connecty-io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rypto APIs</text:p>
          </table:table-cell>
          <table:table-cell office:value-type="string">
            <text:p>https://icomarks.com/blockchain/crypto-apis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RYSTALS</text:p>
          </table:table-cell>
          <table:table-cell office:value-type="string">
            <text:p>https://icomarks.com/ico/bitcrystals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EverLife.AI</text:p>
          </table:table-cell>
          <table:table-cell office:value-type="string">
            <text:p>https://icomarks.com/ico/everlife-ai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PearlPay</text:p>
          </table:table-cell>
          <table:table-cell office:value-type="string">
            <text:p>https://icomarks.com/ico/pearl-finance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rbit Data</text:p>
          </table:table-cell>
          <table:table-cell office:value-type="string">
            <text:p>https://icomarks.com/ico/Urbit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amboo (Wellness)</text:p>
          </table:table-cell>
          <table:table-cell office:value-type="string">
            <text:p>https://icomarks.com/ico/BamboO</text:p>
          </table:table-cell>
          <table:table-cell table:number-columns-repeated="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NOIA Network</text:p>
          </table:table-cell>
          <table:table-cell office:value-type="string">
            <text:p>https://icomarks.com/ico/Syntropy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ArcadierX</text:p>
          </table:table-cell>
          <table:table-cell office:value-type="string">
            <text:p>https://icomarks.com/ico/Arcadier-X</text:p>
          </table:table-cell>
          <table:table-cell table:number-columns-repeated="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asper API</text:p>
          </table:table-cell>
          <table:table-cell office:value-type="string">
            <text:p>https://icomarks.com/ico/casper</text:p>
          </table:table-cell>
          <table:table-cell table:number-columns-repeated="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yeGlob.Net</text:p>
          </table:table-cell>
          <table:table-cell office:value-type="string">
            <text:p>https://icomarks.com/ico/EyeGlob-Net</text:p>
          </table:table-cell>
          <table:table-cell table:number-columns-repeated="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Galion.io</text:p>
          </table:table-cell>
          <table:table-cell office:value-type="string">
            <text:p>https://icomarks.com/ico/Galion-io</text:p>
          </table:table-cell>
          <table:table-cell table:number-columns-repeated="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WorkChain.io</text:p>
          </table:table-cell>
          <table:table-cell office:value-type="string">
            <text:p>https://icomarks.com/ico/WorkChain</text:p>
          </table:table-cell>
          <table:table-cell table:number-columns-repeated="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433token</text:p>
          </table:table-cell>
          <table:table-cell office:value-type="string">
            <text:p>https://icomarks.com/ico/433</text:p>
          </table:table-cell>
          <table:table-cell table:number-columns-repeated="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argoConX</text:p>
          </table:table-cell>
          <table:table-cell office:value-type="string">
            <text:p>https://icomarks.com/ico/cargox</text:p>
          </table:table-cell>
          <table:table-cell table:number-columns-repeated="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app.com</text:p>
          </table:table-cell>
          <table:table-cell office:value-type="string">
            <text:p>https://icomarks.com/ico/Dapp-com</text:p>
          </table:table-cell>
          <table:table-cell table:number-columns-repeated="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ICOIN IEO</text:p>
          </table:table-cell>
          <table:table-cell office:value-type="string">
            <text:p>https://icomarks.com/ico/ICOIN</text:p>
          </table:table-cell>
          <table:table-cell table:number-columns-repeated="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entigraph.io</text:p>
          </table:table-cell>
          <table:table-cell office:value-type="string">
            <text:p>https://icomarks.com/ico/Sentigraph-io</text:p>
          </table:table-cell>
          <table:table-cell table:number-columns-repeated="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Aluna.Social</text:p>
          </table:table-cell>
          <table:table-cell office:value-type="string">
            <text:p>https://icomarks.com/ico/AlunaSocial</text:p>
          </table:table-cell>
          <table:table-cell table:number-columns-repeated="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Job.com</text:p>
          </table:table-cell>
          <table:table-cell office:value-type="string">
            <text:p>https://icomarks.com/ico/Job-com</text:p>
          </table:table-cell>
          <table:table-cell table:number-columns-repeated="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Allabout.me</text:p>
          </table:table-cell>
          <table:table-cell office:value-type="string">
            <text:p>https://icomarks.com/ico/AllabouT-ME</text:p>
          </table:table-cell>
          <table:table-cell table:number-columns-repeated="4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LocalAgro</text:p>
          </table:table-cell>
          <table:table-cell office:value-type="string">
            <text:p>https://icomarks.com/ico/local-agro</text:p>
          </table:table-cell>
          <table:table-cell table:number-columns-repeated="4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MEDIAR</text:p>
          </table:table-cell>
          <table:table-cell office:value-type="string">
            <text:p>https://icomarks.com/ieo/mediarich-io</text:p>
          </table:table-cell>
          <table:table-cell table:number-columns-repeated="4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Space.Cloud.Unit</text:p>
          </table:table-cell>
          <table:table-cell office:value-type="string">
            <text:p>https://icomarks.com/ico/space-cloud-unit</text:p>
          </table:table-cell>
          <table:table-cell table:number-columns-repeated="4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Emirex Token</text:p>
          </table:table-cell>
          <table:table-cell office:value-type="string">
            <text:p>https://icomarks.com/ico/Emirex</text:p>
          </table:table-cell>
          <table:table-cell table:number-columns-repeated="4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Hearo.fm</text:p>
          </table:table-cell>
          <table:table-cell office:value-type="string">
            <text:p>https://icomarks.com/ico/Hearo-fm</text:p>
          </table:table-cell>
          <table:table-cell table:number-columns-repeated="4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Land LayBy Listing Project</text:p>
          </table:table-cell>
          <table:table-cell office:value-type="string">
            <text:p>https://icomarks.com/ico/Land-LayBy</text:p>
          </table:table-cell>
          <table:table-cell table:number-columns-repeated="4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IRSTAYZâ„¢</text:p>
          </table:table-cell>
          <table:table-cell office:value-type="string">
            <text:p>https://icomarks.com/ico/airstayz</text:p>
          </table:table-cell>
          <table:table-cell table:number-columns-repeated="4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Cornucopia.io</text:p>
          </table:table-cell>
          <table:table-cell office:value-type="string">
            <text:p>https://icomarks.com/ico/cornucopia-io-just-priority-listing</text:p>
          </table:table-cell>
          <table:table-cell table:number-columns-repeated="4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Creator.ai</text:p>
          </table:table-cell>
          <table:table-cell office:value-type="string">
            <text:p>https://icomarks.com/ico/Creator-AI</text:p>
          </table:table-cell>
          <table:table-cell table:number-columns-repeated="4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Kinguin.io</text:p>
          </table:table-cell>
          <table:table-cell office:value-type="string">
            <text:p>https://icomarks.com/ico/kinguin-io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NTX IEO</text:p>
          </table:table-cell>
          <table:table-cell office:value-type="string">
            <text:p>https://icomarks.com/ico/SNTX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ruegym</text:p>
          </table:table-cell>
          <table:table-cell office:value-type="string">
            <text:p>https://icomarks.com/ico/true-gym-coin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Alluma.io</text:p>
          </table:table-cell>
          <table:table-cell office:value-type="string">
            <text:p>https://icomarks.com/ico/Alluma-IO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ARCH CRYPTON</text:p>
          </table:table-cell>
          <table:table-cell office:value-type="string">
            <text:p>https://icomarks.com/ieo/arch-crypton-game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Baltic.fund</text:p>
          </table:table-cell>
          <table:table-cell office:value-type="string">
            <text:p>https://icomarks.com/ico/Baltic-fund</text:p>
          </table:table-cell>
          <table:table-cell table:number-columns-repeated="4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Elige.re</text:p>
          </table:table-cell>
          <table:table-cell office:value-type="string">
            <text:p>https://icomarks.com/ico/EligeRE</text:p>
          </table:table-cell>
          <table:table-cell table:number-columns-repeated="4"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Ink Labs Foundation</text:p>
          </table:table-cell>
          <table:table-cell office:value-type="string">
            <text:p>https://icomarks.com/ico/ink-labs-foundation-preico</text:p>
          </table:table-cell>
          <table:table-cell table:number-columns-repeated="4"/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REVOIL</text:p>
          </table:table-cell>
          <table:table-cell office:value-type="string">
            <text:p>https://icomarks.com/ieo/revoil-preico</text:p>
          </table:table-cell>
          <table:table-cell table:number-columns-repeated="4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The Power</text:p>
          </table:table-cell>
          <table:table-cell office:value-type="string">
            <text:p>https://icomarks.com/ico/Power</text:p>
          </table:table-cell>
          <table:table-cell table:number-columns-repeated="4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Etheracoin</text:p>
          </table:table-cell>
          <table:table-cell office:value-type="string">
            <text:p>https://icomarks.com/ico/ethera-coin</text:p>
          </table:table-cell>
          <table:table-cell table:number-columns-repeated="4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Mom.life</text:p>
          </table:table-cell>
          <table:table-cell office:value-type="string">
            <text:p>https://icomarks.com/ico/Mom-life</text:p>
          </table:table-cell>
          <table:table-cell table:number-columns-repeated="4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Procurean</text:p>
          </table:table-cell>
          <table:table-cell office:value-type="string">
            <text:p>https://icomarks.com/ico/procurean-network</text:p>
          </table:table-cell>
          <table:table-cell table:number-columns-repeated="4"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VeryFile</text:p>
          </table:table-cell>
          <table:table-cell office:value-type="string">
            <text:p>https://icomarks.com/airdrop/veryfile</text:p>
          </table:table-cell>
          <table:table-cell table:number-columns-repeated="4"/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Afincoin</text:p>
          </table:table-cell>
          <table:table-cell office:value-type="string">
            <text:p>https://icomarks.com/ico/afin-coin</text:p>
          </table:table-cell>
          <table:table-cell table:number-columns-repeated="4"/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Decent.bet</text:p>
          </table:table-cell>
          <table:table-cell office:value-type="string">
            <text:p>https://icomarks.com/ico/Decent-bet</text:p>
          </table:table-cell>
          <table:table-cell table:number-columns-repeated="4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NWS.One</text:p>
          </table:table-cell>
          <table:table-cell office:value-type="string">
            <text:p>https://icomarks.com/ico/NWS-One</text:p>
          </table:table-cell>
          <table:table-cell table:number-columns-repeated="4"/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Ormeus</text:p>
          </table:table-cell>
          <table:table-cell office:value-type="string">
            <text:p>https://icomarks.com/ico/ormeus-coin</text:p>
          </table:table-cell>
          <table:table-cell table:number-columns-repeated="4"/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Tipbot v1</text:p>
          </table:table-cell>
          <table:table-cell office:value-type="string">
            <text:p>https://icomarks.com/ico/Tipbot</text:p>
          </table:table-cell>
          <table:table-cell table:number-columns-repeated="4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AZBI</text:p>
          </table:table-cell>
          <table:table-cell office:value-type="string">
            <text:p>https://icomarks.com/ico/AZBIT</text:p>
          </table:table-cell>
          <table:table-cell table:number-columns-repeated="4"/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Crypt-Oink on RAKUN Project</text:p>
          </table:table-cell>
          <table:table-cell office:value-type="string">
            <text:p>https://icomarks.com/ieo/rakun</text:p>
          </table:table-cell>
          <table:table-cell table:number-columns-repeated="4"/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dutyof.care</text:p>
          </table:table-cell>
          <table:table-cell office:value-type="string">
            <text:p>https://icomarks.com/ico/dutyof-care</text:p>
          </table:table-cell>
          <table:table-cell table:number-columns-repeated="4"/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Engineer.ai</text:p>
          </table:table-cell>
          <table:table-cell office:value-type="string">
            <text:p>https://icomarks.com/ico/Engineer-ai</text:p>
          </table:table-cell>
          <table:table-cell table:number-columns-repeated="4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HealthNet</text:p>
          </table:table-cell>
          <table:table-cell office:value-type="string">
            <text:p>https://icomarks.com/ico/health-coin-net</text:p>
          </table:table-cell>
          <table:table-cell table:number-columns-repeated="4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Nilex</text:p>
          </table:table-cell>
          <table:table-cell office:value-type="string">
            <text:p>https://icomarks.com/ico/nilex-crypto-exchange</text:p>
          </table:table-cell>
          <table:table-cell table:number-columns-repeated="4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VeChain</text:p>
          </table:table-cell>
          <table:table-cell office:value-type="string">
            <text:p>https://icomarks.com/ico/vechain-foundation</text:p>
          </table:table-cell>
          <table:table-cell table:number-columns-repeated="4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Virtonomics</text:p>
          </table:table-cell>
          <table:table-cell office:value-type="string">
            <text:p>https://icomarks.com/ico/virtonomics-preico</text:p>
          </table:table-cell>
          <table:table-cell table:number-columns-repeated="4"/>
        </table:table-row>
        <table:table-row table:style-name="ro2">
          <table:table-cell office:value-type="float" office:value="921">
            <text:p>921</text:p>
          </table:table-cell>
          <table:table-cell office:value-type="string">
            <text:p>AMICORUM.LIVE</text:p>
          </table:table-cell>
          <table:table-cell office:value-type="string">
            <text:p>https://icomarks.com/ico/amicorum-live</text:p>
          </table:table-cell>
          <table:table-cell table:number-columns-repeated="4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Carats.io</text:p>
          </table:table-cell>
          <table:table-cell office:value-type="string">
            <text:p>https://icomarks.com/ico/Carats-IO</text:p>
          </table:table-cell>
          <table:table-cell table:number-columns-repeated="4"/>
        </table:table-row>
        <table:table-row table:style-name="ro2">
          <table:table-cell office:value-type="float" office:value="943">
            <text:p>943</text:p>
          </table:table-cell>
          <table:table-cell office:value-type="string">
            <text:p>Elixir</text:p>
          </table:table-cell>
          <table:table-cell office:value-type="string">
            <text:p>https://icomarks.com/ico/elixir-platform</text:p>
          </table:table-cell>
          <table:table-cell table:number-columns-repeated="4"/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EXIMCHAIN</text:p>
          </table:table-cell>
          <table:table-cell office:value-type="string">
            <text:p>https://icomarks.com/ico/eximchain-just-priority-listing</text:p>
          </table:table-cell>
          <table:table-cell table:number-columns-repeated="4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Kryptopy</text:p>
          </table:table-cell>
          <table:table-cell office:value-type="string">
            <text:p>https://icomarks.com/ico/kryptopy-preico</text:p>
          </table:table-cell>
          <table:table-cell table:number-columns-repeated="4"/>
        </table:table-row>
        <table:table-row table:style-name="ro2">
          <table:table-cell office:value-type="float" office:value="968">
            <text:p>968</text:p>
          </table:table-cell>
          <table:table-cell office:value-type="string">
            <text:p>Mass</text:p>
          </table:table-cell>
          <table:table-cell office:value-type="string">
            <text:p>https://icomarks.com/ico/mass-industrial-miner</text:p>
          </table:table-cell>
          <table:table-cell table:number-columns-repeated="4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Retail.Global</text:p>
          </table:table-cell>
          <table:table-cell office:value-type="string">
            <text:p>https://icomarks.com/ico/retail-global</text:p>
          </table:table-cell>
          <table:table-cell table:number-columns-repeated="4"/>
        </table:table-row>
        <table:table-row table:style-name="ro2">
          <table:table-cell office:value-type="float" office:value="992">
            <text:p>992</text:p>
          </table:table-cell>
          <table:table-cell office:value-type="string">
            <text:p>Saat</text:p>
          </table:table-cell>
          <table:table-cell office:value-type="string">
            <text:p>https://icomarks.com/ico/saat-coin</text:p>
          </table:table-cell>
          <table:table-cell table:number-columns-repeated="4"/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ViewChain</text:p>
          </table:table-cell>
          <table:table-cell office:value-type="string">
            <text:p>https://icomarks.com/ico/viewchain-view</text:p>
          </table:table-cell>
          <table:table-cell table:number-columns-repeated="4"/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DeepBrain Chain</text:p>
          </table:table-cell>
          <table:table-cell office:value-type="string">
            <text:p>https://icomarks.com/ico/deeptoken-2</text:p>
          </table:table-cell>
          <table:table-cell table:number-columns-repeated="4"/>
        </table:table-row>
        <table:table-row table:style-name="ro2">
          <table:table-cell office:value-type="float" office:value="1034">
            <text:p>1034</text:p>
          </table:table-cell>
          <table:table-cell office:value-type="string">
            <text:p>EcoPole.farm</text:p>
          </table:table-cell>
          <table:table-cell office:value-type="string">
            <text:p>https://icomarks.com/ico/EcoPole-farm</text:p>
          </table:table-cell>
          <table:table-cell table:number-columns-repeated="4"/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LTO Network</text:p>
          </table:table-cell>
          <table:table-cell office:value-type="string">
            <text:p>https://icomarks.com/airdrop/lto-network</text:p>
          </table:table-cell>
          <table:table-cell table:number-columns-repeated="4"/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Mplus</text:p>
          </table:table-cell>
          <table:table-cell office:value-type="string">
            <text:p>https://icomarks.com/ico/mplus-mpl</text:p>
          </table:table-cell>
          <table:table-cell table:number-columns-repeated="4"/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Onyx</text:p>
          </table:table-cell>
          <table:table-cell office:value-type="string">
            <text:p>https://icomarks.com/ico/onyxfutures</text:p>
          </table:table-cell>
          <table:table-cell table:number-columns-repeated="4"/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Savior</text:p>
          </table:table-cell>
          <table:table-cell office:value-type="string">
            <text:p>https://icomarks.com/ico/savior-savi</text:p>
          </table:table-cell>
          <table:table-cell table:number-columns-repeated="4"/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4lions.pro</text:p>
          </table:table-cell>
          <table:table-cell office:value-type="string">
            <text:p>https://icomarks.com/ico/4lionspro</text:p>
          </table:table-cell>
          <table:table-cell table:number-columns-repeated="4"/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777.Bingo</text:p>
          </table:table-cell>
          <table:table-cell office:value-type="string">
            <text:p>https://icomarks.com/ico/777-bingo</text:p>
          </table:table-cell>
          <table:table-cell table:number-columns-repeated="4"/>
        </table:table-row>
        <table:table-row table:style-name="ro2">
          <table:table-cell office:value-type="float" office:value="1090">
            <text:p>1090</text:p>
          </table:table-cell>
          <table:table-cell office:value-type="string">
            <text:p>Alchemint</text:p>
          </table:table-cell>
          <table:table-cell office:value-type="string">
            <text:p>https://icomarks.com/ico/alchemint-ico</text:p>
          </table:table-cell>
          <table:table-cell table:number-columns-repeated="4"/>
        </table:table-row>
        <table:table-row table:style-name="ro2">
          <table:table-cell office:value-type="float" office:value="1096">
            <text:p>1096</text:p>
          </table:table-cell>
          <table:table-cell office:value-type="string">
            <text:p>Bess Coin</text:p>
          </table:table-cell>
          <table:table-cell office:value-type="string">
            <text:p>https://icomarks.com/ico/Bess</text:p>
          </table:table-cell>
          <table:table-cell table:number-columns-repeated="4"/>
        </table:table-row>
        <table:table-row table:style-name="ro2">
          <table:table-cell office:value-type="float" office:value="1097">
            <text:p>1097</text:p>
          </table:table-cell>
          <table:table-cell office:value-type="string">
            <text:p>BINEX.TRADE</text:p>
          </table:table-cell>
          <table:table-cell office:value-type="string">
            <text:p>https://icomarks.com/ico/binex-trade</text:p>
          </table:table-cell>
          <table:table-cell table:number-columns-repeated="4"/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Intellectual.Network</text:p>
          </table:table-cell>
          <table:table-cell office:value-type="string">
            <text:p>https://icomarks.com/ico/intellectual-network</text:p>
          </table:table-cell>
          <table:table-cell table:number-columns-repeated="4"/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Jarvis+</text:p>
          </table:table-cell>
          <table:table-cell office:value-type="string">
            <text:p>https://icomarks.com/ico/Jarvis</text:p>
          </table:table-cell>
          <table:table-cell table:number-columns-repeated="4"/>
        </table:table-row>
        <table:table-row table:style-name="ro2">
          <table:table-cell office:value-type="float" office:value="1156">
            <text:p>1156</text:p>
          </table:table-cell>
          <table:table-cell office:value-type="string">
            <text:p>VMC</text:p>
          </table:table-cell>
          <table:table-cell office:value-type="string">
            <text:p>https://icomarks.com/sto/vmc-ai</text:p>
          </table:table-cell>
          <table:table-cell table:number-columns-repeated="4"/>
        </table:table-row>
        <table:table-row table:style-name="ro2">
          <table:table-cell office:value-type="float" office:value="1164">
            <text:p>1164</text:p>
          </table:table-cell>
          <table:table-cell office:value-type="string">
            <text:p>Blockchain.aero</text:p>
          </table:table-cell>
          <table:table-cell office:value-type="string">
            <text:p>https://icomarks.com/ico/Blockchainaero</text:p>
          </table:table-cell>
          <table:table-cell table:number-columns-repeated="4"/>
        </table:table-row>
        <table:table-row table:style-name="ro2">
          <table:table-cell office:value-type="float" office:value="1168">
            <text:p>1168</text:p>
          </table:table-cell>
          <table:table-cell office:value-type="string">
            <text:p>Brewers &lt;U+0421&gt;oin</text:p>
          </table:table-cell>
          <table:table-cell office:value-type="string">
            <text:p>https://icomarks.com/ico/Brewers</text:p>
          </table:table-cell>
          <table:table-cell table:number-columns-repeated="4"/>
        </table:table-row>
        <table:table-row table:style-name="ro2">
          <table:table-cell office:value-type="float" office:value="1178">
            <text:p>1178</text:p>
          </table:table-cell>
          <table:table-cell office:value-type="string">
            <text:p>Flash</text:p>
          </table:table-cell>
          <table:table-cell office:value-type="string">
            <text:p>https://icomarks.com/ico/Flash</text:p>
          </table:table-cell>
          <table:table-cell table:number-columns-repeated="4"/>
        </table:table-row>
        <table:table-row table:style-name="ro2">
          <table:table-cell office:value-type="float" office:value="1183">
            <text:p>1183</text:p>
          </table:table-cell>
          <table:table-cell office:value-type="string">
            <text:p>Hilo.io</text:p>
          </table:table-cell>
          <table:table-cell office:value-type="string">
            <text:p>https://icomarks.com/ico/Hilo-IO</text:p>
          </table:table-cell>
          <table:table-cell table:number-columns-repeated="4"/>
        </table:table-row>
        <table:table-row table:style-name="ro2">
          <table:table-cell office:value-type="float" office:value="1186">
            <text:p>1186</text:p>
          </table:table-cell>
          <table:table-cell office:value-type="string">
            <text:p>Loyaltychain</text:p>
          </table:table-cell>
          <table:table-cell office:value-type="string">
            <text:p>https://icomarks.com/ico/tokenloyalty</text:p>
          </table:table-cell>
          <table:table-cell table:number-columns-repeated="4"/>
        </table:table-row>
        <table:table-row table:style-name="ro2">
          <table:table-cell office:value-type="float" office:value="1188">
            <text:p>1188</text:p>
          </table:table-cell>
          <table:table-cell office:value-type="string">
            <text:p>Medicorum</text:p>
          </table:table-cell>
          <table:table-cell office:value-type="string">
            <text:p>https://icomarks.com/ico/medicorumcoin</text:p>
          </table:table-cell>
          <table:table-cell table:number-columns-repeated="4"/>
        </table:table-row>
        <table:table-row table:style-name="ro2">
          <table:table-cell office:value-type="float" office:value="1196">
            <text:p>1196</text:p>
          </table:table-cell>
          <table:table-cell office:value-type="string">
            <text:p>PAL Network</text:p>
          </table:table-cell>
          <table:table-cell office:value-type="string">
            <text:p>https://icomarks.com/ico/policypal-network</text:p>
          </table:table-cell>
          <table:table-cell table:number-columns-repeated="4"/>
        </table:table-row>
        <table:table-row table:style-name="ro2">
          <table:table-cell office:value-type="float" office:value="1197">
            <text:p>1197</text:p>
          </table:table-cell>
          <table:table-cell office:value-type="string">
            <text:p>Photon</text:p>
          </table:table-cell>
          <table:table-cell office:value-type="string">
            <text:p>https://icomarks.com/ico/photon-network</text:p>
          </table:table-cell>
          <table:table-cell table:number-columns-repeated="4"/>
        </table:table-row>
        <table:table-row table:style-name="ro2">
          <table:table-cell office:value-type="float" office:value="1209">
            <text:p>1209</text:p>
          </table:table-cell>
          <table:table-cell office:value-type="string">
            <text:p>88 Coin</text:p>
          </table:table-cell>
          <table:table-cell office:value-type="string">
            <text:p>https://icomarks.com/ico/88-coin-preico</text:p>
          </table:table-cell>
          <table:table-cell table:number-columns-repeated="4"/>
        </table:table-row>
        <table:table-row table:style-name="ro2">
          <table:table-cell office:value-type="float" office:value="1211">
            <text:p>1211</text:p>
          </table:table-cell>
          <table:table-cell office:value-type="string">
            <text:p>Aita.network</text:p>
          </table:table-cell>
          <table:table-cell office:value-type="string">
            <text:p>https://icomarks.com/ico/aita-network</text:p>
          </table:table-cell>
          <table:table-cell table:number-columns-repeated="4"/>
        </table:table-row>
        <table:table-row table:style-name="ro2">
          <table:table-cell office:value-type="float" office:value="1218">
            <text:p>1218</text:p>
          </table:table-cell>
          <table:table-cell office:value-type="string">
            <text:p>Blackwave</text:p>
          </table:table-cell>
          <table:table-cell office:value-type="string">
            <text:p>https://icomarks.com/ico/black-wave</text:p>
          </table:table-cell>
          <table:table-cell table:number-columns-repeated="4"/>
        </table:table-row>
        <table:table-row table:style-name="ro2">
          <table:table-cell office:value-type="float" office:value="1232">
            <text:p>1232</text:p>
          </table:table-cell>
          <table:table-cell office:value-type="string">
            <text:p>Host.Games</text:p>
          </table:table-cell>
          <table:table-cell office:value-type="string">
            <text:p>https://icomarks.com/ico/host-games</text:p>
          </table:table-cell>
          <table:table-cell table:number-columns-repeated="4"/>
        </table:table-row>
        <table:table-row table:style-name="ro2">
          <table:table-cell office:value-type="float" office:value="1245">
            <text:p>1245</text:p>
          </table:table-cell>
          <table:table-cell office:value-type="string">
            <text:p>Pointnity Network</text:p>
          </table:table-cell>
          <table:table-cell office:value-type="string">
            <text:p>https://icomarks.com/ico/point</text:p>
          </table:table-cell>
          <table:table-cell table:number-columns-repeated="4"/>
        </table:table-row>
        <table:table-row table:style-name="ro2">
          <table:table-cell office:value-type="float" office:value="1252">
            <text:p>1252</text:p>
          </table:table-cell>
          <table:table-cell office:value-type="string">
            <text:p>Starkware</text:p>
          </table:table-cell>
          <table:table-cell office:value-type="string">
            <text:p>https://icomarks.com/ico/starkware-industries</text:p>
          </table:table-cell>
          <table:table-cell table:number-columns-repeated="4"/>
        </table:table-row>
        <table:table-row table:style-name="ro2">
          <table:table-cell office:value-type="float" office:value="1277">
            <text:p>1277</text:p>
          </table:table-cell>
          <table:table-cell office:value-type="string">
            <text:p>Loanbyte</text:p>
          </table:table-cell>
          <table:table-cell office:value-type="string">
            <text:p>https://icomarks.com/ico/loan-bit</text:p>
          </table:table-cell>
          <table:table-cell table:number-columns-repeated="4"/>
        </table:table-row>
        <table:table-row table:style-name="ro2">
          <table:table-cell office:value-type="float" office:value="1282">
            <text:p>1282</text:p>
          </table:table-cell>
          <table:table-cell office:value-type="string">
            <text:p>Oyoba Inc.</text:p>
          </table:table-cell>
          <table:table-cell office:value-type="string">
            <text:p>https://icomarks.com/ico/Oyoba-Inc</text:p>
          </table:table-cell>
          <table:table-cell table:number-columns-repeated="4"/>
        </table:table-row>
        <table:table-row table:style-name="ro2">
          <table:table-cell office:value-type="float" office:value="1289">
            <text:p>1289</text:p>
          </table:table-cell>
          <table:table-cell office:value-type="string">
            <text:p>Pyrex</text:p>
          </table:table-cell>
          <table:table-cell office:value-type="string">
            <text:p>https://icomarks.com/ico/pyrex-coin</text:p>
          </table:table-cell>
          <table:table-cell table:number-columns-repeated="4"/>
        </table:table-row>
        <table:table-row table:style-name="ro2">
          <table:table-cell office:value-type="float" office:value="1298">
            <text:p>1298</text:p>
          </table:table-cell>
          <table:table-cell office:value-type="string">
            <text:p>UXT</text:p>
          </table:table-cell>
          <table:table-cell office:value-type="string">
            <text:p>https://icomarks.com/ico/the-unified-exchange</text:p>
          </table:table-cell>
          <table:table-cell table:number-columns-repeated="4"/>
        </table:table-row>
        <table:table-row table:style-name="ro2">
          <table:table-cell office:value-type="float" office:value="1336">
            <text:p>1336</text:p>
          </table:table-cell>
          <table:table-cell office:value-type="string">
            <text:p>Witnet â€” Decentralized Oracle Network</text:p>
          </table:table-cell>
          <table:table-cell office:value-type="string">
            <text:p>https://icomarks.com/ico/witnet-decentralized-oracle-network</text:p>
          </table:table-cell>
          <table:table-cell table:number-columns-repeated="4"/>
        </table:table-row>
        <table:table-row table:style-name="ro2">
          <table:table-cell office:value-type="float" office:value="1354">
            <text:p>1354</text:p>
          </table:table-cell>
          <table:table-cell office:value-type="string">
            <text:p>AgreCoin (ACN)</text:p>
          </table:table-cell>
          <table:table-cell office:value-type="string">
            <text:p>https://icomarks.com/ico/agrecoin-acn</text:p>
          </table:table-cell>
          <table:table-cell table:number-columns-repeated="4"/>
        </table:table-row>
        <table:table-row table:style-name="ro2">
          <table:table-cell office:value-type="float" office:value="1369">
            <text:p>1369</text:p>
          </table:table-cell>
          <table:table-cell office:value-type="string">
            <text:p>Buddy</text:p>
          </table:table-cell>
          <table:table-cell office:value-type="string">
            <text:p>https://icomarks.com/ico/buddtoken</text:p>
          </table:table-cell>
          <table:table-cell table:number-columns-repeated="4"/>
        </table:table-row>
        <table:table-row table:style-name="ro2">
          <table:table-cell office:value-type="float" office:value="1371">
            <text:p>1371</text:p>
          </table:table-cell>
          <table:table-cell office:value-type="string">
            <text:p>Libra</text:p>
          </table:table-cell>
          <table:table-cell office:value-type="string">
            <text:p>https://icomarks.com/airdrop/libra-ecosystem</text:p>
          </table:table-cell>
          <table:table-cell table:number-columns-repeated="4"/>
        </table:table-row>
        <table:table-row table:style-name="ro2">
          <table:table-cell office:value-type="float" office:value="1377">
            <text:p>1377</text:p>
          </table:table-cell>
          <table:table-cell office:value-type="string">
            <text:p>Astral9</text:p>
          </table:table-cell>
          <table:table-cell office:value-type="string">
            <text:p>https://icomarks.com/ico/astral9-just-priority-listing</text:p>
          </table:table-cell>
          <table:table-cell table:number-columns-repeated="4"/>
        </table:table-row>
        <table:table-row table:style-name="ro2">
          <table:table-cell office:value-type="float" office:value="1381">
            <text:p>1381</text:p>
          </table:table-cell>
          <table:table-cell office:value-type="string">
            <text:p>Pre-Charge</text:p>
          </table:table-cell>
          <table:table-cell office:value-type="string">
            <text:p>https://icomarks.com/ico/precharge</text:p>
          </table:table-cell>
          <table:table-cell table:number-columns-repeated="4"/>
        </table:table-row>
        <table:table-row table:style-name="ro2">
          <table:table-cell office:value-type="float" office:value="1395">
            <text:p>1395</text:p>
          </table:table-cell>
          <table:table-cell office:value-type="string">
            <text:p>FAYTHE.IO</text:p>
          </table:table-cell>
          <table:table-cell office:value-type="string">
            <text:p>https://icomarks.com/ico/FAYTHE-io</text:p>
          </table:table-cell>
          <table:table-cell table:number-columns-repeated="4"/>
        </table:table-row>
        <table:table-row table:style-name="ro2">
          <table:table-cell office:value-type="float" office:value="1402">
            <text:p>1402</text:p>
          </table:table-cell>
          <table:table-cell office:value-type="string">
            <text:p>Vio</text:p>
          </table:table-cell>
          <table:table-cell office:value-type="string">
            <text:p>https://icomarks.com/ico/vion</text:p>
          </table:table-cell>
          <table:table-cell table:number-columns-repeated="4"/>
        </table:table-row>
        <table:table-row table:style-name="ro2">
          <table:table-cell office:value-type="float" office:value="1417">
            <text:p>1417</text:p>
          </table:table-cell>
          <table:table-cell office:value-type="string">
            <text:p>Charitize.click</text:p>
          </table:table-cell>
          <table:table-cell office:value-type="string">
            <text:p>https://icomarks.com/ico/charitizeclick</text:p>
          </table:table-cell>
          <table:table-cell table:number-columns-repeated="4"/>
        </table:table-row>
        <table:table-row table:style-name="ro2">
          <table:table-cell office:value-type="float" office:value="1431">
            <text:p>1431</text:p>
          </table:table-cell>
          <table:table-cell office:value-type="string">
            <text:p>youengine</text:p>
          </table:table-cell>
          <table:table-cell office:value-type="string">
            <text:p>https://icomarks.com/ieo/youengineieo</text:p>
          </table:table-cell>
          <table:table-cell table:number-columns-repeated="4"/>
        </table:table-row>
        <table:table-row table:style-name="ro2">
          <table:table-cell office:value-type="float" office:value="1439">
            <text:p>1439</text:p>
          </table:table-cell>
          <table:table-cell office:value-type="string">
            <text:p>Roobee</text:p>
          </table:table-cell>
          <table:table-cell office:value-type="string">
            <text:p>https://icomarks.com/ieo/roobee-ieo</text:p>
          </table:table-cell>
          <table:table-cell table:number-columns-repeated="4"/>
        </table:table-row>
        <table:table-row table:style-name="ro2">
          <table:table-cell office:value-type="float" office:value="1441">
            <text:p>1441</text:p>
          </table:table-cell>
          <table:table-cell office:value-type="string">
            <text:p>Blockchain.io</text:p>
          </table:table-cell>
          <table:table-cell office:value-type="string">
            <text:p>https://icomarks.com/ico/Blockchain-IO</text:p>
          </table:table-cell>
          <table:table-cell table:number-columns-repeated="4"/>
        </table:table-row>
        <table:table-row table:style-name="ro2">
          <table:table-cell office:value-type="float" office:value="1449">
            <text:p>1449</text:p>
          </table:table-cell>
          <table:table-cell office:value-type="string">
            <text:p>HEROIC.com</text:p>
          </table:table-cell>
          <table:table-cell office:value-type="string">
            <text:p>https://icomarks.com/ico/HEROIC-com</text:p>
          </table:table-cell>
          <table:table-cell table:number-columns-repeated="4"/>
        </table:table-row>
        <table:table-row table:style-name="ro2">
          <table:table-cell office:value-type="float" office:value="1471">
            <text:p>1471</text:p>
          </table:table-cell>
          <table:table-cell office:value-type="string">
            <text:p>Konstellation's DARC Token</text:p>
          </table:table-cell>
          <table:table-cell office:value-type="string">
            <text:p>https://icomarks.com/airdrop/konstellation</text:p>
          </table:table-cell>
          <table:table-cell table:number-columns-repeated="4"/>
        </table:table-row>
        <table:table-row table:style-name="ro2">
          <table:table-cell office:value-type="float" office:value="1474">
            <text:p>1474</text:p>
          </table:table-cell>
          <table:table-cell office:value-type="string">
            <text:p>MetaMorph.pro</text:p>
          </table:table-cell>
          <table:table-cell office:value-type="string">
            <text:p>https://icomarks.com/ico/MetaMorph-pro</text:p>
          </table:table-cell>
          <table:table-cell table:number-columns-repeated="4"/>
        </table:table-row>
        <table:table-row table:style-name="ro2">
          <table:table-cell office:value-type="float" office:value="1482">
            <text:p>1482</text:p>
          </table:table-cell>
          <table:table-cell office:value-type="string">
            <text:p>SIX.Network</text:p>
          </table:table-cell>
          <table:table-cell office:value-type="string">
            <text:p>https://icomarks.com/ico/SIX-Network</text:p>
          </table:table-cell>
          <table:table-cell table:number-columns-repeated="4"/>
        </table:table-row>
        <table:table-row table:style-name="ro2">
          <table:table-cell office:value-type="float" office:value="1512">
            <text:p>1512</text:p>
          </table:table-cell>
          <table:table-cell office:value-type="string">
            <text:p>Remco</text:p>
          </table:table-cell>
          <table:table-cell office:value-type="string">
            <text:p>https://icomarks.com/airdrop/remco-quiz</text:p>
          </table:table-cell>
          <table:table-cell table:number-columns-repeated="4"/>
        </table:table-row>
        <table:table-row table:style-name="ro2">
          <table:table-cell office:value-type="float" office:value="1514">
            <text:p>1514</text:p>
          </table:table-cell>
          <table:table-cell office:value-type="string">
            <text:p>Sparkle</text:p>
          </table:table-cell>
          <table:table-cell office:value-type="string">
            <text:p>https://icomarks.com/ico/sparkle-mobile</text:p>
          </table:table-cell>
          <table:table-cell table:number-columns-repeated="4"/>
        </table:table-row>
        <table:table-row table:style-name="ro2">
          <table:table-cell office:value-type="float" office:value="1516">
            <text:p>1516</text:p>
          </table:table-cell>
          <table:table-cell office:value-type="string">
            <text:p>The 4th Pillar</text:p>
          </table:table-cell>
          <table:table-cell office:value-type="string">
            <text:p>https://icomarks.com/blockchain/the-4th-pillar</text:p>
          </table:table-cell>
          <table:table-cell table:number-columns-repeated="4"/>
        </table:table-row>
        <table:table-row table:style-name="ro2">
          <table:table-cell office:value-type="float" office:value="1535">
            <text:p>1535</text:p>
          </table:table-cell>
          <table:table-cell office:value-type="string">
            <text:p>Beverage.cash</text:p>
          </table:table-cell>
          <table:table-cell office:value-type="string">
            <text:p>https://icomarks.com/ico/Beverage-cash</text:p>
          </table:table-cell>
          <table:table-cell table:number-columns-repeated="4"/>
        </table:table-row>
        <table:table-row table:style-name="ro2">
          <table:table-cell office:value-type="float" office:value="1548">
            <text:p>1548</text:p>
          </table:table-cell>
          <table:table-cell office:value-type="string">
            <text:p>BuyAnyLight (BAL)</text:p>
          </table:table-cell>
          <table:table-cell office:value-type="string">
            <text:p>https://icomarks.com/ieo/buyanylight</text:p>
          </table:table-cell>
          <table:table-cell table:number-columns-repeated="4"/>
        </table:table-row>
        <table:table-row table:style-name="ro2">
          <table:table-cell office:value-type="float" office:value="1549">
            <text:p>1549</text:p>
          </table:table-cell>
          <table:table-cell office:value-type="string">
            <text:p>BX.BET</text:p>
          </table:table-cell>
          <table:table-cell office:value-type="string">
            <text:p>https://icomarks.com/ico/BX-BET</text:p>
          </table:table-cell>
          <table:table-cell table:number-columns-repeated="4"/>
        </table:table-row>
        <table:table-row table:style-name="ro2">
          <table:table-cell office:value-type="float" office:value="1550">
            <text:p>1550</text:p>
          </table:table-cell>
          <table:table-cell office:value-type="string">
            <text:p>CargoCoin</text:p>
          </table:table-cell>
          <table:table-cell office:value-type="string">
            <text:p>https://icomarks.com/ico/cargocoin-just-priority-listing</text:p>
          </table:table-cell>
          <table:table-cell table:number-columns-repeated="4"/>
        </table:table-row>
        <table:table-row table:style-name="ro2">
          <table:table-cell office:value-type="float" office:value="1571">
            <text:p>1571</text:p>
          </table:table-cell>
          <table:table-cell office:value-type="string">
            <text:p>ECOSC.io</text:p>
          </table:table-cell>
          <table:table-cell office:value-type="string">
            <text:p>https://icomarks.com/ico/ECOSC-io</text:p>
          </table:table-cell>
          <table:table-cell table:number-columns-repeated="4"/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iCasting.io</text:p>
          </table:table-cell>
          <table:table-cell office:value-type="string">
            <text:p>https://icomarks.com/ico/iCasting-IO</text:p>
          </table:table-cell>
          <table:table-cell table:number-columns-repeated="4"/>
        </table:table-row>
        <table:table-row table:style-name="ro2">
          <table:table-cell office:value-type="float" office:value="1621">
            <text:p>1621</text:p>
          </table:table-cell>
          <table:table-cell office:value-type="string">
            <text:p>Lynked.World</text:p>
          </table:table-cell>
          <table:table-cell office:value-type="string">
            <text:p>https://icomarks.com/ico/Lynked-World</text:p>
          </table:table-cell>
          <table:table-cell table:number-columns-repeated="4"/>
        </table:table-row>
        <table:table-row table:style-name="ro2">
          <table:table-cell office:value-type="float" office:value="1631">
            <text:p>1631</text:p>
          </table:table-cell>
          <table:table-cell office:value-type="string">
            <text:p>Quube.exchange</text:p>
          </table:table-cell>
          <table:table-cell office:value-type="string">
            <text:p>https://icomarks.com/ico/quube</text:p>
          </table:table-cell>
          <table:table-cell table:number-columns-repeated="4"/>
        </table:table-row>
        <table:table-row table:style-name="ro2">
          <table:table-cell office:value-type="float" office:value="1643">
            <text:p>1643</text:p>
          </table:table-cell>
          <table:table-cell office:value-type="string">
            <text:p>Solve.Care</text:p>
          </table:table-cell>
          <table:table-cell office:value-type="string">
            <text:p>https://icomarks.com/ico/SolveCare</text:p>
          </table:table-cell>
          <table:table-cell table:number-columns-repeated="4"/>
        </table:table-row>
        <table:table-row table:style-name="ro2">
          <table:table-cell office:value-type="float" office:value="1652">
            <text:p>1652</text:p>
          </table:table-cell>
          <table:table-cell office:value-type="string">
            <text:p>Tap4.Menu</text:p>
          </table:table-cell>
          <table:table-cell office:value-type="string">
            <text:p>https://icomarks.com/ico/Tap4-Menu</text:p>
          </table:table-cell>
          <table:table-cell table:number-columns-repeated="4"/>
        </table:table-row>
        <table:table-row table:style-name="ro2">
          <table:table-cell office:value-type="float" office:value="1656">
            <text:p>1656</text:p>
          </table:table-cell>
          <table:table-cell office:value-type="string">
            <text:p>The Abyss (DAICO)</text:p>
          </table:table-cell>
          <table:table-cell office:value-type="string">
            <text:p>https://icomarks.com/ico/The-Abyss</text:p>
          </table:table-cell>
          <table:table-cell table:number-columns-repeated="4"/>
        </table:table-row>
        <table:table-row table:style-name="ro2">
          <table:table-cell office:value-type="float" office:value="1667">
            <text:p>1667</text:p>
          </table:table-cell>
          <table:table-cell office:value-type="string">
            <text:p>VIHOR - Sports Challenges</text:p>
          </table:table-cell>
          <table:table-cell office:value-type="string">
            <text:p>https://icomarks.com/ico/VIHOR</text:p>
          </table:table-cell>
          <table:table-cell table:number-columns-repeated="4"/>
        </table:table-row>
        <table:table-row table:style-name="ro2">
          <table:table-cell office:value-type="float" office:value="1692">
            <text:p>1692</text:p>
          </table:table-cell>
          <table:table-cell office:value-type="string">
            <text:p>Ammeris</text:p>
          </table:table-cell>
          <table:table-cell office:value-type="string">
            <text:p>https://icomarks.com/ico/ammeris-platform</text:p>
          </table:table-cell>
          <table:table-cell table:number-columns-repeated="4"/>
        </table:table-row>
        <table:table-row table:style-name="ro2">
          <table:table-cell office:value-type="float" office:value="1698">
            <text:p>1698</text:p>
          </table:table-cell>
          <table:table-cell office:value-type="string">
            <text:p>Astrome ICO</text:p>
          </table:table-cell>
          <table:table-cell office:value-type="string">
            <text:p>https://icomarks.com/ico/Astrome</text:p>
          </table:table-cell>
          <table:table-cell table:number-columns-repeated="4"/>
        </table:table-row>
        <table:table-row table:style-name="ro2">
          <table:table-cell office:value-type="float" office:value="1703">
            <text:p>1703</text:p>
          </table:table-cell>
          <table:table-cell office:value-type="string">
            <text:p>BCoin.sg</text:p>
          </table:table-cell>
          <table:table-cell office:value-type="string">
            <text:p>https://icomarks.com/ico/BCoin-sg</text:p>
          </table:table-cell>
          <table:table-cell table:number-columns-repeated="4"/>
        </table:table-row>
        <table:table-row table:style-name="ro2">
          <table:table-cell office:value-type="float" office:value="1713">
            <text:p>1713</text:p>
          </table:table-cell>
          <table:table-cell office:value-type="string">
            <text:p>Boomstarter.Network</text:p>
          </table:table-cell>
          <table:table-cell office:value-type="string">
            <text:p>https://icomarks.com/ico/Boomstarter-Network</text:p>
          </table:table-cell>
          <table:table-cell table:number-columns-repeated="4"/>
        </table:table-row>
        <table:table-row table:style-name="ro2">
          <table:table-cell office:value-type="float" office:value="1717">
            <text:p>1717</text:p>
          </table:table-cell>
          <table:table-cell office:value-type="string">
            <text:p>Capverto</text:p>
          </table:table-cell>
          <table:table-cell office:value-type="string">
            <text:p>https://icomarks.com/ico/capverto-ico</text:p>
          </table:table-cell>
          <table:table-cell table:number-columns-repeated="4"/>
        </table:table-row>
        <table:table-row table:style-name="ro2">
          <table:table-cell office:value-type="float" office:value="1731">
            <text:p>1731</text:p>
          </table:table-cell>
          <table:table-cell office:value-type="string">
            <text:p>CZero</text:p>
          </table:table-cell>
          <table:table-cell office:value-type="string">
            <text:p>https://icomarks.com/ico/czeromobility</text:p>
          </table:table-cell>
          <table:table-cell table:number-columns-repeated="4"/>
        </table:table-row>
        <table:table-row table:style-name="ro2">
          <table:table-cell office:value-type="float" office:value="1742">
            <text:p>1742</text:p>
          </table:table-cell>
          <table:table-cell office:value-type="string">
            <text:p>Effect.AI</text:p>
          </table:table-cell>
          <table:table-cell office:value-type="string">
            <text:p>https://icomarks.com/ico/Effect-AI</text:p>
          </table:table-cell>
          <table:table-cell table:number-columns-repeated="4"/>
        </table:table-row>
        <table:table-row table:style-name="ro2">
          <table:table-cell office:value-type="float" office:value="1752">
            <text:p>1752</text:p>
          </table:table-cell>
          <table:table-cell office:value-type="string">
            <text:p>Files.fm Library</text:p>
          </table:table-cell>
          <table:table-cell office:value-type="string">
            <text:p>https://icomarks.com/ico/Files-fm-Library</text:p>
          </table:table-cell>
          <table:table-cell table:number-columns-repeated="4"/>
        </table:table-row>
        <table:table-row table:style-name="ro2">
          <table:table-cell office:value-type="float" office:value="1782">
            <text:p>1782</text:p>
          </table:table-cell>
          <table:table-cell office:value-type="string">
            <text:p>Invox Finance</text:p>
          </table:table-cell>
          <table:table-cell office:value-type="string">
            <text:p>https://icomarks.com/ico/invox-finance-token-sale</text:p>
          </table:table-cell>
          <table:table-cell table:number-columns-repeated="4"/>
        </table:table-row>
        <table:table-row table:style-name="ro2">
          <table:table-cell office:value-type="float" office:value="1786">
            <text:p>1786</text:p>
          </table:table-cell>
          <table:table-cell office:value-type="string">
            <text:p>IZX</text:p>
          </table:table-cell>
          <table:table-cell office:value-type="string">
            <text:p>https://icomarks.com/ico/izetex</text:p>
          </table:table-cell>
          <table:table-cell table:number-columns-repeated="4"/>
        </table:table-row>
        <table:table-row table:style-name="ro2">
          <table:table-cell office:value-type="float" office:value="1790">
            <text:p>1790</text:p>
          </table:table-cell>
          <table:table-cell office:value-type="string">
            <text:p>Jury.Online</text:p>
          </table:table-cell>
          <table:table-cell office:value-type="string">
            <text:p>https://icomarks.com/ico/JuryOnline</text:p>
          </table:table-cell>
          <table:table-cell table:number-columns-repeated="4"/>
        </table:table-row>
        <table:table-row table:style-name="ro2">
          <table:table-cell office:value-type="float" office:value="1803">
            <text:p>1803</text:p>
          </table:table-cell>
          <table:table-cell office:value-type="string">
            <text:p>MeconCash</text:p>
          </table:table-cell>
          <table:table-cell office:value-type="string">
            <text:p>https://icomarks.com/ico/meconcash-mch</text:p>
          </table:table-cell>
          <table:table-cell table:number-columns-repeated="4"/>
        </table:table-row>
        <table:table-row table:style-name="ro2">
          <table:table-cell office:value-type="float" office:value="1806">
            <text:p>1806</text:p>
          </table:table-cell>
          <table:table-cell office:value-type="string">
            <text:p>Morpheus Infrastructure Token</text:p>
          </table:table-cell>
          <table:table-cell office:value-type="string">
            <text:p>https://icomarks.com/ico/Morpheus-Infrastructure</text:p>
          </table:table-cell>
          <table:table-cell table:number-columns-repeated="4"/>
        </table:table-row>
        <table:table-row table:style-name="ro2">
          <table:table-cell office:value-type="float" office:value="1811">
            <text:p>1811</text:p>
          </table:table-cell>
          <table:table-cell office:value-type="string">
            <text:p>N.Exchange</text:p>
          </table:table-cell>
          <table:table-cell office:value-type="string">
            <text:p>https://icomarks.com/ico/N-Exchange</text:p>
          </table:table-cell>
          <table:table-cell table:number-columns-repeated="4"/>
        </table:table-row>
        <table:table-row table:style-name="ro2">
          <table:table-cell office:value-type="float" office:value="1831">
            <text:p>1831</text:p>
          </table:table-cell>
          <table:table-cell office:value-type="string">
            <text:p>PROOF OF TOSS</text:p>
          </table:table-cell>
          <table:table-cell office:value-type="string">
            <text:p>https://icomarks.com/ico/TOSS</text:p>
          </table:table-cell>
          <table:table-cell table:number-columns-repeated="4"/>
        </table:table-row>
        <table:table-row table:style-name="ro2">
          <table:table-cell office:value-type="float" office:value="1836">
            <text:p>1836</text:p>
          </table:table-cell>
          <table:table-cell office:value-type="string">
            <text:p>Review.Network</text:p>
          </table:table-cell>
          <table:table-cell office:value-type="string">
            <text:p>https://icomarks.com/ico/review-network-ico</text:p>
          </table:table-cell>
          <table:table-cell table:number-columns-repeated="4"/>
        </table:table-row>
        <table:table-row table:style-name="ro2">
          <table:table-cell office:value-type="float" office:value="1841">
            <text:p>1841</text:p>
          </table:table-cell>
          <table:table-cell office:value-type="string">
            <text:p>Selfie GO</text:p>
          </table:table-cell>
          <table:table-cell office:value-type="string">
            <text:p>https://icomarks.com/ico/selfie-go-ico</text:p>
          </table:table-cell>
          <table:table-cell table:number-columns-repeated="4"/>
        </table:table-row>
        <table:table-row table:style-name="ro2">
          <table:table-cell office:value-type="float" office:value="1863">
            <text:p>1863</text:p>
          </table:table-cell>
          <table:table-cell office:value-type="string">
            <text:p>Travala</text:p>
          </table:table-cell>
          <table:table-cell office:value-type="string">
            <text:p>https://icomarks.com/ico/travala-com</text:p>
          </table:table-cell>
          <table:table-cell table:number-columns-repeated="4"/>
        </table:table-row>
        <table:table-row table:style-name="ro2">
          <table:table-cell office:value-type="float" office:value="1868">
            <text:p>1868</text:p>
          </table:table-cell>
          <table:table-cell office:value-type="string">
            <text:p>ubiatarplay.io</text:p>
          </table:table-cell>
          <table:table-cell office:value-type="string">
            <text:p>https://icomarks.com/ico/ubiatarplay-IO</text:p>
          </table:table-cell>
          <table:table-cell table:number-columns-repeated="4"/>
        </table:table-row>
        <table:table-row table:style-name="ro2">
          <table:table-cell office:value-type="float" office:value="1897">
            <text:p>1897</text:p>
          </table:table-cell>
          <table:table-cell office:value-type="string">
            <text:p>Zetanet: Blockchain 5.0 Project</text:p>
          </table:table-cell>
          <table:table-cell office:value-type="string">
            <text:p>https://icomarks.com/ico/zetanet-blockchain-50</text:p>
          </table:table-cell>
          <table:table-cell table:number-columns-repeated="4"/>
        </table:table-row>
        <table:table-row table:style-name="ro2">
          <table:table-cell office:value-type="float" office:value="1902">
            <text:p>1902</text:p>
          </table:table-cell>
          <table:table-cell office:value-type="string">
            <text:p>aGifttoken Stage I</text:p>
          </table:table-cell>
          <table:table-cell office:value-type="string">
            <text:p>https://icomarks.com/ico/agifttoken</text:p>
          </table:table-cell>
          <table:table-cell table:number-columns-repeated="4"/>
        </table:table-row>
        <table:table-row table:style-name="ro2">
          <table:table-cell office:value-type="float" office:value="1905">
            <text:p>1905</text:p>
          </table:table-cell>
          <table:table-cell office:value-type="string">
            <text:p>Arium 2.0</text:p>
          </table:table-cell>
          <table:table-cell office:value-type="string">
            <text:p>https://icomarks.com/ico/Arium-2-0</text:p>
          </table:table-cell>
          <table:table-cell table:number-columns-repeated="4"/>
        </table:table-row>
        <table:table-row table:style-name="ro2">
          <table:table-cell office:value-type="float" office:value="1914">
            <text:p>1914</text:p>
          </table:table-cell>
          <table:table-cell office:value-type="string">
            <text:p>Bitwin 2.0</text:p>
          </table:table-cell>
          <table:table-cell office:value-type="string">
            <text:p>https://icomarks.com/ico/bitwin-2-0</text:p>
          </table:table-cell>
          <table:table-cell table:number-columns-repeated="4"/>
        </table:table-row>
        <table:table-row table:style-name="ro2">
          <table:table-cell office:value-type="float" office:value="1917">
            <text:p>1917</text:p>
          </table:table-cell>
          <table:table-cell office:value-type="string">
            <text:p>BlooCYS</text:p>
          </table:table-cell>
          <table:table-cell office:value-type="string">
            <text:p>https://icomarks.com/ico/bloocys-experts-at-your-fingertips</text:p>
          </table:table-cell>
          <table:table-cell table:number-columns-repeated="4"/>
        </table:table-row>
        <table:table-row table:style-name="ro2">
          <table:table-cell office:value-type="float" office:value="1924">
            <text:p>1924</text:p>
          </table:table-cell>
          <table:table-cell office:value-type="string">
            <text:p>CHERR.IO</text:p>
          </table:table-cell>
          <table:table-cell office:value-type="string">
            <text:p>https://icomarks.com/ico/CHERR-IO</text:p>
          </table:table-cell>
          <table:table-cell table:number-columns-repeated="4"/>
        </table:table-row>
        <table:table-row table:style-name="ro2">
          <table:table-cell office:value-type="float" office:value="1926">
            <text:p>1926</text:p>
          </table:table-cell>
          <table:table-cell office:value-type="string">
            <text:p>Coin Analyst</text:p>
          </table:table-cell>
          <table:table-cell office:value-type="string">
            <text:p>https://icomarks.com/ieo/coinanalyst-tech</text:p>
          </table:table-cell>
          <table:table-cell table:number-columns-repeated="4"/>
        </table:table-row>
        <table:table-row table:style-name="ro2">
          <table:table-cell office:value-type="float" office:value="1932">
            <text:p>1932</text:p>
          </table:table-cell>
          <table:table-cell office:value-type="string">
            <text:p>Crypto Circle eXchange</text:p>
          </table:table-cell>
          <table:table-cell office:value-type="string">
            <text:p>https://icomarks.com/ico/crypto-circle-x</text:p>
          </table:table-cell>
          <table:table-cell table:number-columns-repeated="4"/>
        </table:table-row>
        <table:table-row table:style-name="ro2">
          <table:table-cell office:value-type="float" office:value="1964">
            <text:p>1964</text:p>
          </table:table-cell>
          <table:table-cell office:value-type="string">
            <text:p>GSC Platform</text:p>
          </table:table-cell>
          <table:table-cell office:value-type="string">
            <text:p>https://icomarks.com/ico/gsc-aviation</text:p>
          </table:table-cell>
          <table:table-cell table:number-columns-repeated="4"/>
        </table:table-row>
        <table:table-row table:style-name="ro2">
          <table:table-cell office:value-type="float" office:value="1991">
            <text:p>1991</text:p>
          </table:table-cell>
          <table:table-cell office:value-type="string">
            <text:p>Muusic</text:p>
          </table:table-cell>
          <table:table-cell office:value-type="string">
            <text:p>https://icomarks.com/ico/muusic-coin</text:p>
          </table:table-cell>
          <table:table-cell table:number-columns-repeated="4"/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NHCT</text:p>
          </table:table-cell>
          <table:table-cell office:value-type="string">
            <text:p>https://icomarks.com/ico/nhct1538060677</text:p>
          </table:table-cell>
          <table:table-cell table:number-columns-repeated="4"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PROT</text:p>
          </table:table-cell>
          <table:table-cell office:value-type="string">
            <text:p>https://icomarks.com/ico/protex</text:p>
          </table:table-cell>
          <table:table-cell table:number-columns-repeated="4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idera</text:p>
          </table:table-cell>
          <table:table-cell office:value-type="string">
            <text:p>https://icomarks.com/ico/sidera-blockchain-technologies</text:p>
          </table:table-cell>
          <table:table-cell table:number-columns-repeated="4"/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Stips</text:p>
          </table:table-cell>
          <table:table-cell office:value-type="string">
            <text:p>https://icomarks.com/blockchain/stips</text:p>
          </table:table-cell>
          <table:table-cell table:number-columns-repeated="4"/>
        </table:table-row>
        <table:table-row table:style-name="ro2">
          <table:table-cell office:value-type="float" office:value="2029">
            <text:p>2029</text:p>
          </table:table-cell>
          <table:table-cell office:value-type="string">
            <text:p>Viola.AI</text:p>
          </table:table-cell>
          <table:table-cell office:value-type="string">
            <text:p>https://icomarks.com/ico/Viola-AI</text:p>
          </table:table-cell>
          <table:table-cell table:number-columns-repeated="4"/>
        </table:table-row>
        <table:table-row table:style-name="ro2">
          <table:table-cell office:value-type="float" office:value="2042">
            <text:p>2042</text:p>
          </table:table-cell>
          <table:table-cell office:value-type="string">
            <text:p>AIO.Community</text:p>
          </table:table-cell>
          <table:table-cell office:value-type="string">
            <text:p>https://icomarks.com/ico/AIO-Community</text:p>
          </table:table-cell>
          <table:table-cell table:number-columns-repeated="4"/>
        </table:table-row>
        <table:table-row table:style-name="ro2">
          <table:table-cell office:value-type="float" office:value="2055">
            <text:p>2055</text:p>
          </table:table-cell>
          <table:table-cell office:value-type="string">
            <text:p>Block-Chain.com</text:p>
          </table:table-cell>
          <table:table-cell office:value-type="string">
            <text:p>https://icomarks.com/ico/block-chain</text:p>
          </table:table-cell>
          <table:table-cell table:number-columns-repeated="4"/>
        </table:table-row>
        <table:table-row table:style-name="ro2">
          <table:table-cell office:value-type="float" office:value="2056">
            <text:p>2056</text:p>
          </table:table-cell>
          <table:table-cell office:value-type="string">
            <text:p>blocksquare.io</text:p>
          </table:table-cell>
          <table:table-cell office:value-type="string">
            <text:p>https://icomarks.com/ico/blocksquareio</text:p>
          </table:table-cell>
          <table:table-cell table:number-columns-repeated="4"/>
        </table:table-row>
        <table:table-row table:style-name="ro2">
          <table:table-cell office:value-type="float" office:value="2064">
            <text:p>2064</text:p>
          </table:table-cell>
          <table:table-cell office:value-type="string">
            <text:p>Bytus</text:p>
          </table:table-cell>
          <table:table-cell office:value-type="string">
            <text:p>https://icomarks.com/blockchain/bytus</text:p>
          </table:table-cell>
          <table:table-cell table:number-columns-repeated="4"/>
        </table:table-row>
        <table:table-row table:style-name="ro2">
          <table:table-cell office:value-type="float" office:value="2069">
            <text:p>2069</text:p>
          </table:table-cell>
          <table:table-cell office:value-type="string">
            <text:p>Clash&amp;GO</text:p>
          </table:table-cell>
          <table:table-cell office:value-type="string">
            <text:p>https://icomarks.com/ico/clash-amp-go</text:p>
          </table:table-cell>
          <table:table-cell table:number-columns-repeated="4"/>
        </table:table-row>
        <table:table-row table:style-name="ro2">
          <table:table-cell office:value-type="float" office:value="2080">
            <text:p>2080</text:p>
          </table:table-cell>
          <table:table-cell office:value-type="string">
            <text:p>CryptoBnB</text:p>
          </table:table-cell>
          <table:table-cell office:value-type="string">
            <text:p>https://icomarks.com/ico/crypto-bnb</text:p>
          </table:table-cell>
          <table:table-cell table:number-columns-repeated="4"/>
        </table:table-row>
        <table:table-row table:style-name="ro2">
          <table:table-cell office:value-type="float" office:value="2085">
            <text:p>2085</text:p>
          </table:table-cell>
          <table:table-cell office:value-type="string">
            <text:p>DEEP AERO</text:p>
          </table:table-cell>
          <table:table-cell office:value-type="string">
            <text:p>https://icomarks.com/ico/deep-aero-just-priority-listing</text:p>
          </table:table-cell>
          <table:table-cell table:number-columns-repeated="4"/>
        </table:table-row>
        <table:table-row table:style-name="ro2">
          <table:table-cell office:value-type="float" office:value="2096">
            <text:p>2096</text:p>
          </table:table-cell>
          <table:table-cell office:value-type="string">
            <text:p>Everest</text:p>
          </table:table-cell>
          <table:table-cell office:value-type="string">
            <text:p>https://icomarks.com/ico/everest1537272292</text:p>
          </table:table-cell>
          <table:table-cell table:number-columns-repeated="4"/>
        </table:table-row>
        <table:table-row table:style-name="ro2">
          <table:table-cell office:value-type="float" office:value="2104">
            <text:p>2104</text:p>
          </table:table-cell>
          <table:table-cell office:value-type="string">
            <text:p>Gaia</text:p>
          </table:table-cell>
          <table:table-cell office:value-type="string">
            <text:p>https://icomarks.com/airdrop/gaia-world-unilayer-holders-airdrop-31st-oct</text:p>
          </table:table-cell>
          <table:table-cell table:number-columns-repeated="4"/>
        </table:table-row>
        <table:table-row table:style-name="ro2">
          <table:table-cell office:value-type="float" office:value="2122">
            <text:p>2122</text:p>
          </table:table-cell>
          <table:table-cell office:value-type="string">
            <text:p>Karatgold Coin (KBC)</text:p>
          </table:table-cell>
          <table:table-cell office:value-type="string">
            <text:p>https://icomarks.com/ico/karatgold-coin</text:p>
          </table:table-cell>
          <table:table-cell table:number-columns-repeated="4"/>
        </table:table-row>
        <table:table-row table:style-name="ro2">
          <table:table-cell office:value-type="float" office:value="2136">
            <text:p>2136</text:p>
          </table:table-cell>
          <table:table-cell office:value-type="string">
            <text:p>LoveBlock.one</text:p>
          </table:table-cell>
          <table:table-cell office:value-type="string">
            <text:p>https://icomarks.com/ico/LoveBlock-one</text:p>
          </table:table-cell>
          <table:table-cell table:number-columns-repeated="4"/>
        </table:table-row>
        <table:table-row table:style-name="ro2">
          <table:table-cell office:value-type="float" office:value="2142">
            <text:p>2142</text:p>
          </table:table-cell>
          <table:table-cell office:value-type="string">
            <text:p>MOBILINK-COIN</text:p>
          </table:table-cell>
          <table:table-cell office:value-type="string">
            <text:p>https://icomarks.com/ico/mobilinkcoin</text:p>
          </table:table-cell>
          <table:table-cell table:number-columns-repeated="4"/>
        </table:table-row>
        <table:table-row table:style-name="ro2">
          <table:table-cell office:value-type="float" office:value="2147">
            <text:p>2147</text:p>
          </table:table-cell>
          <table:table-cell office:value-type="string">
            <text:p>Natmin</text:p>
          </table:table-cell>
          <table:table-cell office:value-type="string">
            <text:p>https://icomarks.com/ico/natmin-pure-escrow</text:p>
          </table:table-cell>
          <table:table-cell table:number-columns-repeated="4"/>
        </table:table-row>
        <table:table-row table:style-name="ro2">
          <table:table-cell office:value-type="float" office:value="2173">
            <text:p>2173</text:p>
          </table:table-cell>
          <table:table-cell office:value-type="string">
            <text:p>RewardMob</text:p>
          </table:table-cell>
          <table:table-cell office:value-type="string">
            <text:p>https://icomarks.com/ico/rewardmob-mobile-esports</text:p>
          </table:table-cell>
          <table:table-cell table:number-columns-repeated="4"/>
        </table:table-row>
        <table:table-row table:style-name="ro2">
          <table:table-cell office:value-type="float" office:value="2199">
            <text:p>2199</text:p>
          </table:table-cell>
          <table:table-cell office:value-type="string">
            <text:p>Tradove B2BCoin</text:p>
          </table:table-cell>
          <table:table-cell office:value-type="string">
            <text:p>https://icomarks.com/blockchain/tradove-b2bcoin</text:p>
          </table:table-cell>
          <table:table-cell table:number-columns-repeated="4"/>
        </table:table-row>
        <table:table-row table:style-name="ro2">
          <table:table-cell office:value-type="float" office:value="2222">
            <text:p>2222</text:p>
          </table:table-cell>
          <table:table-cell office:value-type="string">
            <text:p>ZeroEdge.Bet</text:p>
          </table:table-cell>
          <table:table-cell office:value-type="string">
            <text:p>https://icomarks.com/ico/ZeroEdge-Bet</text:p>
          </table:table-cell>
          <table:table-cell table:number-columns-repeated="4"/>
        </table:table-row>
        <table:table-row table:style-name="ro2">
          <table:table-cell office:value-type="float" office:value="2248">
            <text:p>2248</text:p>
          </table:table-cell>
          <table:table-cell office:value-type="string">
            <text:p>Caspian</text:p>
          </table:table-cell>
          <table:table-cell office:value-type="string">
            <text:p>https://icomarks.com/ico/caspian-1</text:p>
          </table:table-cell>
          <table:table-cell table:number-columns-repeated="4"/>
        </table:table-row>
        <table:table-row table:style-name="ro2">
          <table:table-cell office:value-type="float" office:value="2249">
            <text:p>2249</text:p>
          </table:table-cell>
          <table:table-cell office:value-type="string">
            <text:p>Chek</text:p>
          </table:table-cell>
          <table:table-cell office:value-type="string">
            <text:p>https://icomarks.com/ico/bitcheke</text:p>
          </table:table-cell>
          <table:table-cell table:number-columns-repeated="4"/>
        </table:table-row>
        <table:table-row table:style-name="ro2">
          <table:table-cell office:value-type="float" office:value="2252">
            <text:p>2252</text:p>
          </table:table-cell>
          <table:table-cell office:value-type="string">
            <text:p>CoinDeal</text:p>
          </table:table-cell>
          <table:table-cell office:value-type="string">
            <text:p>https://icomarks.com/airdrop/coindeal</text:p>
          </table:table-cell>
          <table:table-cell table:number-columns-repeated="4"/>
        </table:table-row>
        <table:table-row table:style-name="ro2">
          <table:table-cell office:value-type="float" office:value="2255">
            <text:p>2255</text:p>
          </table:table-cell>
          <table:table-cell office:value-type="string">
            <text:p>Contractium.io</text:p>
          </table:table-cell>
          <table:table-cell office:value-type="string">
            <text:p>https://icomarks.com/ico/Contractium-IO</text:p>
          </table:table-cell>
          <table:table-cell table:number-columns-repeated="4"/>
        </table:table-row>
        <table:table-row table:style-name="ro2">
          <table:table-cell office:value-type="float" office:value="2263">
            <text:p>2263</text:p>
          </table:table-cell>
          <table:table-cell office:value-type="string">
            <text:p>CryptoWarsOU</text:p>
          </table:table-cell>
          <table:table-cell office:value-type="string">
            <text:p>https://icomarks.com/ieo/cryptowars</text:p>
          </table:table-cell>
          <table:table-cell table:number-columns-repeated="4"/>
        </table:table-row>
        <table:table-row table:style-name="ro2">
          <table:table-cell office:value-type="float" office:value="2273">
            <text:p>2273</text:p>
          </table:table-cell>
          <table:table-cell office:value-type="string">
            <text:p>eHarvestHub</text:p>
          </table:table-cell>
          <table:table-cell office:value-type="string">
            <text:p>https://icomarks.com/ico/eharvesthub-1</text:p>
          </table:table-cell>
          <table:table-cell table:number-columns-repeated="4"/>
        </table:table-row>
        <table:table-row table:style-name="ro2">
          <table:table-cell office:value-type="float" office:value="2283">
            <text:p>2283</text:p>
          </table:table-cell>
          <table:table-cell office:value-type="string">
            <text:p>Gameflip - FLIP</text:p>
          </table:table-cell>
          <table:table-cell office:value-type="string">
            <text:p>https://icomarks.com/ico/Gameflip</text:p>
          </table:table-cell>
          <table:table-cell table:number-columns-repeated="4"/>
        </table:table-row>
        <table:table-row table:style-name="ro2">
          <table:table-cell office:value-type="float" office:value="2287">
            <text:p>2287</text:p>
          </table:table-cell>
          <table:table-cell office:value-type="string">
            <text:p>GoldBox.io</text:p>
          </table:table-cell>
          <table:table-cell office:value-type="string">
            <text:p>https://icomarks.com/ico/GoldBox-IO</text:p>
          </table:table-cell>
          <table:table-cell table:number-columns-repeated="4"/>
        </table:table-row>
        <table:table-row table:style-name="ro2">
          <table:table-cell office:value-type="float" office:value="2289">
            <text:p>2289</text:p>
          </table:table-cell>
          <table:table-cell office:value-type="string">
            <text:p>GPCC <text:s/>- Global Protected Crypto Copyright</text:p>
          </table:table-cell>
          <table:table-cell office:value-type="string">
            <text:p>https://icomarks.com/ico/GPCC</text:p>
          </table:table-cell>
          <table:table-cell table:number-columns-repeated="4"/>
        </table:table-row>
        <table:table-row table:style-name="ro2">
          <table:table-cell office:value-type="float" office:value="2312">
            <text:p>2312</text:p>
          </table:table-cell>
          <table:table-cell office:value-type="string">
            <text:p>Market.space</text:p>
          </table:table-cell>
          <table:table-cell office:value-type="string">
            <text:p>https://icomarks.com/ico/Market-space</text:p>
          </table:table-cell>
          <table:table-cell table:number-columns-repeated="4"/>
        </table:table-row>
        <table:table-row table:style-name="ro2">
          <table:table-cell office:value-type="float" office:value="2319">
            <text:p>2319</text:p>
          </table:table-cell>
          <table:table-cell office:value-type="string">
            <text:p>Metabase Network</text:p>
          </table:table-cell>
          <table:table-cell office:value-type="string">
            <text:p>https://icomarks.com/ico/metabase</text:p>
          </table:table-cell>
          <table:table-cell table:number-columns-repeated="4"/>
        </table:table-row>
        <table:table-row table:style-name="ro2">
          <table:table-cell office:value-type="float" office:value="2326">
            <text:p>2326</text:p>
          </table:table-cell>
          <table:table-cell office:value-type="string">
            <text:p>MorCrypto Exchange</text:p>
          </table:table-cell>
          <table:table-cell office:value-type="string">
            <text:p>https://icomarks.com/ico/MorCrypto</text:p>
          </table:table-cell>
          <table:table-cell table:number-columns-repeated="4"/>
        </table:table-row>
        <table:table-row table:style-name="ro2">
          <table:table-cell office:value-type="float" office:value="2377">
            <text:p>2377</text:p>
          </table:table-cell>
          <table:table-cell office:value-type="string">
            <text:p>Velix.ID</text:p>
          </table:table-cell>
          <table:table-cell office:value-type="string">
            <text:p>https://icomarks.com/ico/Velix-ID</text:p>
          </table:table-cell>
          <table:table-cell table:number-columns-repeated="4"/>
        </table:table-row>
        <table:table-row table:style-name="ro2">
          <table:table-cell office:value-type="float" office:value="2386">
            <text:p>2386</text:p>
          </table:table-cell>
          <table:table-cell office:value-type="string">
            <text:p>AgriChain</text:p>
          </table:table-cell>
          <table:table-cell office:value-type="string">
            <text:p>https://icomarks.com/ico/agrichain1543096879</text:p>
          </table:table-cell>
          <table:table-cell table:number-columns-repeated="4"/>
        </table:table-row>
        <table:table-row table:style-name="ro2">
          <table:table-cell office:value-type="float" office:value="2387">
            <text:p>2387</text:p>
          </table:table-cell>
          <table:table-cell office:value-type="string">
            <text:p>Algory Project</text:p>
          </table:table-cell>
          <table:table-cell office:value-type="string">
            <text:p>https://icomarks.com/ico/algory</text:p>
          </table:table-cell>
          <table:table-cell table:number-columns-repeated="4"/>
        </table:table-row>
        <table:table-row table:style-name="ro2">
          <table:table-cell office:value-type="float" office:value="2392">
            <text:p>2392</text:p>
          </table:table-cell>
          <table:table-cell office:value-type="string">
            <text:p>ASOBI COIN</text:p>
          </table:table-cell>
          <table:table-cell office:value-type="string">
            <text:p>https://icomarks.com/ico/asobi</text:p>
          </table:table-cell>
          <table:table-cell table:number-columns-repeated="4"/>
        </table:table-row>
        <table:table-row table:style-name="ro2">
          <table:table-cell office:value-type="float" office:value="2405">
            <text:p>2405</text:p>
          </table:table-cell>
          <table:table-cell office:value-type="string">
            <text:p>Bob's Repair</text:p>
          </table:table-cell>
          <table:table-cell office:value-type="string">
            <text:p>https://icomarks.com/ico/bob-s-repair</text:p>
          </table:table-cell>
          <table:table-cell table:number-columns-repeated="4"/>
        </table:table-row>
        <table:table-row table:style-name="ro2">
          <table:table-cell office:value-type="float" office:value="2413">
            <text:p>2413</text:p>
          </table:table-cell>
          <table:table-cell office:value-type="string">
            <text:p>Ccecoin</text:p>
          </table:table-cell>
          <table:table-cell office:value-type="string">
            <text:p>https://icomarks.com/ico/ccecoin1541800979</text:p>
          </table:table-cell>
          <table:table-cell table:number-columns-repeated="4"/>
        </table:table-row>
        <table:table-row table:style-name="ro2">
          <table:table-cell office:value-type="float" office:value="2429">
            <text:p>2429</text:p>
          </table:table-cell>
          <table:table-cell office:value-type="string">
            <text:p>ELAD Network</text:p>
          </table:table-cell>
          <table:table-cell office:value-type="string">
            <text:p>https://icomarks.com/ieo/elad_network</text:p>
          </table:table-cell>
          <table:table-cell table:number-columns-repeated="4"/>
        </table:table-row>
        <table:table-row table:style-name="ro2">
          <table:table-cell office:value-type="float" office:value="2433">
            <text:p>2433</text:p>
          </table:table-cell>
          <table:table-cell office:value-type="string">
            <text:p>Everex</text:p>
          </table:table-cell>
          <table:table-cell office:value-type="string">
            <text:p>https://icomarks.com/blockchain/everex</text:p>
          </table:table-cell>
          <table:table-cell table:number-columns-repeated="4"/>
        </table:table-row>
        <table:table-row table:style-name="ro2">
          <table:table-cell office:value-type="float" office:value="2444">
            <text:p>2444</text:p>
          </table:table-cell>
          <table:table-cell office:value-type="string">
            <text:p>Grain.io</text:p>
          </table:table-cell>
          <table:table-cell office:value-type="string">
            <text:p>https://icomarks.com/ico/Grain-io</text:p>
          </table:table-cell>
          <table:table-cell table:number-columns-repeated="4"/>
        </table:table-row>
        <table:table-row table:style-name="ro2">
          <table:table-cell office:value-type="float" office:value="2463">
            <text:p>2463</text:p>
          </table:table-cell>
          <table:table-cell office:value-type="string">
            <text:p>LCCX - London Crypto Currency Exchange</text:p>
          </table:table-cell>
          <table:table-cell office:value-type="string">
            <text:p>https://icomarks.com/ico/lccx-london-crypto-currency-exchange</text:p>
          </table:table-cell>
          <table:table-cell table:number-columns-repeated="4"/>
        </table:table-row>
        <table:table-row table:style-name="ro2">
          <table:table-cell office:value-type="float" office:value="2465">
            <text:p>2465</text:p>
          </table:table-cell>
          <table:table-cell office:value-type="string">
            <text:p>LEXIT</text:p>
          </table:table-cell>
          <table:table-cell office:value-type="string">
            <text:p>https://icomarks.com/ico/lexit-the-marketplace</text:p>
          </table:table-cell>
          <table:table-cell table:number-columns-repeated="4"/>
        </table:table-row>
        <table:table-row table:style-name="ro2">
          <table:table-cell office:value-type="float" office:value="2475">
            <text:p>2475</text:p>
          </table:table-cell>
          <table:table-cell office:value-type="string">
            <text:p>NOMAD.space</text:p>
          </table:table-cell>
          <table:table-cell office:value-type="string">
            <text:p>https://icomarks.com/ico/NOMAD-space</text:p>
          </table:table-cell>
          <table:table-cell table:number-columns-repeated="4"/>
        </table:table-row>
        <table:table-row table:style-name="ro2">
          <table:table-cell office:value-type="float" office:value="2502">
            <text:p>2502</text:p>
          </table:table-cell>
          <table:table-cell office:value-type="string">
            <text:p>Sp8de</text:p>
          </table:table-cell>
          <table:table-cell office:value-type="string">
            <text:p>https://icomarks.com/blockchain/sp8de</text:p>
          </table:table-cell>
          <table:table-cell table:number-columns-repeated="4"/>
        </table:table-row>
        <table:table-row table:style-name="ro2">
          <table:table-cell office:value-type="float" office:value="2503">
            <text:p>2503</text:p>
          </table:table-cell>
          <table:table-cell office:value-type="string">
            <text:p>Spectre</text:p>
          </table:table-cell>
          <table:table-cell office:value-type="string">
            <text:p>https://icomarks.com/airdrop/spectrum</text:p>
          </table:table-cell>
          <table:table-cell table:number-columns-repeated="4"/>
        </table:table-row>
        <table:table-row table:style-name="ro2">
          <table:table-cell office:value-type="float" office:value="2504">
            <text:p>2504</text:p>
          </table:table-cell>
          <table:table-cell office:value-type="string">
            <text:p>SportGift</text:p>
          </table:table-cell>
          <table:table-cell office:value-type="string">
            <text:p>https://icomarks.com/ico/sportgift-ico</text:p>
          </table:table-cell>
          <table:table-cell table:number-columns-repeated="4"/>
        </table:table-row>
        <table:table-row table:style-name="ro2">
          <table:table-cell office:value-type="float" office:value="2541">
            <text:p>2541</text:p>
          </table:table-cell>
          <table:table-cell office:value-type="string">
            <text:p>Alprockz</text:p>
          </table:table-cell>
          <table:table-cell office:value-type="string">
            <text:p>https://icomarks.com/ico/rockz</text:p>
          </table:table-cell>
          <table:table-cell table:number-columns-repeated="4"/>
        </table:table-row>
        <table:table-row table:style-name="ro2">
          <table:table-cell office:value-type="float" office:value="2550">
            <text:p>2550</text:p>
          </table:table-cell>
          <table:table-cell office:value-type="string">
            <text:p>Baanx.com</text:p>
          </table:table-cell>
          <table:table-cell office:value-type="string">
            <text:p>https://icomarks.com/blockchain/baanx-com</text:p>
          </table:table-cell>
          <table:table-cell table:number-columns-repeated="4"/>
        </table:table-row>
        <table:table-row table:style-name="ro2">
          <table:table-cell office:value-type="float" office:value="2581">
            <text:p>2581</text:p>
          </table:table-cell>
          <table:table-cell office:value-type="string">
            <text:p>echarge.work</text:p>
          </table:table-cell>
          <table:table-cell office:value-type="string">
            <text:p>https://icomarks.com/ico/echarge-work</text:p>
          </table:table-cell>
          <table:table-cell table:number-columns-repeated="4"/>
        </table:table-row>
        <table:table-row table:style-name="ro2">
          <table:table-cell office:value-type="float" office:value="2584">
            <text:p>2584</text:p>
          </table:table-cell>
          <table:table-cell office:value-type="string">
            <text:p>Empleos.io</text:p>
          </table:table-cell>
          <table:table-cell office:value-type="string">
            <text:p>https://icomarks.com/ico/Empleos-IO</text:p>
          </table:table-cell>
          <table:table-cell table:number-columns-repeated="4"/>
        </table:table-row>
        <table:table-row table:style-name="ro2">
          <table:table-cell office:value-type="float" office:value="2600">
            <text:p>2600</text:p>
          </table:table-cell>
          <table:table-cell office:value-type="string">
            <text:p>Hydrostandart.io</text:p>
          </table:table-cell>
          <table:table-cell office:value-type="string">
            <text:p>https://icomarks.com/ico/hydrostandart</text:p>
          </table:table-cell>
          <table:table-cell table:number-columns-repeated="4"/>
        </table:table-row>
        <table:table-row table:style-name="ro2">
          <table:table-cell office:value-type="float" office:value="2604">
            <text:p>2604</text:p>
          </table:table-cell>
          <table:table-cell office:value-type="string">
            <text:p>IP.Gold</text:p>
          </table:table-cell>
          <table:table-cell office:value-type="string">
            <text:p>https://icomarks.com/ico/IP-Gold</text:p>
          </table:table-cell>
          <table:table-cell table:number-columns-repeated="4"/>
        </table:table-row>
        <table:table-row table:style-name="ro2">
          <table:table-cell office:value-type="float" office:value="2625">
            <text:p>2625</text:p>
          </table:table-cell>
          <table:table-cell office:value-type="string">
            <text:p>Out of the Cloud</text:p>
          </table:table-cell>
          <table:table-cell office:value-type="string">
            <text:p>https://icomarks.com/ico/outofthecloud-ico</text:p>
          </table:table-cell>
          <table:table-cell table:number-columns-repeated="4"/>
        </table:table-row>
        <table:table-row table:style-name="ro2">
          <table:table-cell office:value-type="float" office:value="2635">
            <text:p>2635</text:p>
          </table:table-cell>
          <table:table-cell office:value-type="string">
            <text:p>Ravn's Korrax</text:p>
          </table:table-cell>
          <table:table-cell office:value-type="string">
            <text:p>https://icomarks.com/ico/ravn-s-korrax</text:p>
          </table:table-cell>
          <table:table-cell table:number-columns-repeated="4"/>
        </table:table-row>
        <table:table-row table:style-name="ro2">
          <table:table-cell office:value-type="float" office:value="2638">
            <text:p>2638</text:p>
          </table:table-cell>
          <table:table-cell office:value-type="string">
            <text:p>Reflexion Lounge (XRLO)</text:p>
          </table:table-cell>
          <table:table-cell office:value-type="string">
            <text:p>https://icomarks.com/ico/reflexion-lounge-xrlo</text:p>
          </table:table-cell>
          <table:table-cell table:number-columns-repeated="4"/>
        </table:table-row>
        <table:table-row table:style-name="ro2">
          <table:table-cell office:value-type="float" office:value="2644">
            <text:p>2644</text:p>
          </table:table-cell>
          <table:table-cell office:value-type="string">
            <text:p>Sociall</text:p>
          </table:table-cell>
          <table:table-cell office:value-type="string">
            <text:p>https://icomarks.com/ico/social</text:p>
          </table:table-cell>
          <table:table-cell table:number-columns-repeated="4"/>
        </table:table-row>
        <table:table-row table:style-name="ro2">
          <table:table-cell office:value-type="float" office:value="2648">
            <text:p>2648</text:p>
          </table:table-cell>
          <table:table-cell office:value-type="string">
            <text:p>SWAPS.NETWORK</text:p>
          </table:table-cell>
          <table:table-cell office:value-type="string">
            <text:p>https://icomarks.com/ieo/swapsnetwork</text:p>
          </table:table-cell>
          <table:table-cell table:number-columns-repeated="4"/>
        </table:table-row>
        <table:table-row table:style-name="ro2">
          <table:table-cell office:value-type="float" office:value="2655">
            <text:p>2655</text:p>
          </table:table-cell>
          <table:table-cell office:value-type="string">
            <text:p>Touchcon</text:p>
          </table:table-cell>
          <table:table-cell office:value-type="string">
            <text:p>https://icomarks.com/ico/touchcon-toc</text:p>
          </table:table-cell>
          <table:table-cell table:number-columns-repeated="4"/>
        </table:table-row>
        <table:table-row table:style-name="ro2">
          <table:table-cell office:value-type="float" office:value="2663">
            <text:p>2663</text:p>
          </table:table-cell>
          <table:table-cell office:value-type="string">
            <text:p>Want Marketplaces</text:p>
          </table:table-cell>
          <table:table-cell office:value-type="string">
            <text:p>https://icomarks.com/ico/wantmarketplaces</text:p>
          </table:table-cell>
          <table:table-cell table:number-columns-repeated="4"/>
        </table:table-row>
        <table:table-row table:style-name="ro2">
          <table:table-cell office:value-type="float" office:value="2691">
            <text:p>2691</text:p>
          </table:table-cell>
          <table:table-cell office:value-type="string">
            <text:p>BF Token</text:p>
          </table:table-cell>
          <table:table-cell office:value-type="string">
            <text:p>https://icomarks.com/ico/bnktothefuture</text:p>
          </table:table-cell>
          <table:table-cell table:number-columns-repeated="4"/>
        </table:table-row>
        <table:table-row table:style-name="ro2">
          <table:table-cell office:value-type="float" office:value="2695">
            <text:p>2695</text:p>
          </table:table-cell>
          <table:table-cell office:value-type="string">
            <text:p>BIT.GAME</text:p>
          </table:table-cell>
          <table:table-cell office:value-type="string">
            <text:p>https://icomarks.com/ico/BIT-GAME</text:p>
          </table:table-cell>
          <table:table-cell table:number-columns-repeated="4"/>
        </table:table-row>
        <table:table-row table:style-name="ro2">
          <table:table-cell office:value-type="float" office:value="2696">
            <text:p>2696</text:p>
          </table:table-cell>
          <table:table-cell office:value-type="string">
            <text:p>BitBattle.io</text:p>
          </table:table-cell>
          <table:table-cell office:value-type="string">
            <text:p>https://icomarks.com/ico/BitBattle-IO</text:p>
          </table:table-cell>
          <table:table-cell table:number-columns-repeated="4"/>
        </table:table-row>
        <table:table-row table:style-name="ro2">
          <table:table-cell office:value-type="float" office:value="2700">
            <text:p>2700</text:p>
          </table:table-cell>
          <table:table-cell office:value-type="string">
            <text:p>BlockCart</text:p>
          </table:table-cell>
          <table:table-cell office:value-type="string">
            <text:p>https://icomarks.com/airdrop/blockcart</text:p>
          </table:table-cell>
          <table:table-cell table:number-columns-repeated="4"/>
        </table:table-row>
        <table:table-row table:style-name="ro2">
          <table:table-cell office:value-type="float" office:value="2709">
            <text:p>2709</text:p>
          </table:table-cell>
          <table:table-cell office:value-type="string">
            <text:p>Bowhead Health</text:p>
          </table:table-cell>
          <table:table-cell office:value-type="string">
            <text:p>https://icomarks.com/ico/bowhead</text:p>
          </table:table-cell>
          <table:table-cell table:number-columns-repeated="4"/>
        </table:table-row>
        <table:table-row table:style-name="ro2">
          <table:table-cell office:value-type="float" office:value="2714">
            <text:p>2714</text:p>
          </table:table-cell>
          <table:table-cell office:value-type="string">
            <text:p>CinemaWell.com</text:p>
          </table:table-cell>
          <table:table-cell office:value-type="string">
            <text:p>https://icomarks.com/ico/CinemaWell-com</text:p>
          </table:table-cell>
          <table:table-cell table:number-columns-repeated="4"/>
        </table:table-row>
        <table:table-row table:style-name="ro2">
          <table:table-cell office:value-type="float" office:value="2715">
            <text:p>2715</text:p>
          </table:table-cell>
          <table:table-cell office:value-type="string">
            <text:p>Clarity</text:p>
          </table:table-cell>
          <table:table-cell office:value-type="string">
            <text:p>https://icomarks.com/ico/clarity-project</text:p>
          </table:table-cell>
          <table:table-cell table:number-columns-repeated="4"/>
        </table:table-row>
        <table:table-row table:style-name="ro2">
          <table:table-cell office:value-type="float" office:value="2726">
            <text:p>2726</text:p>
          </table:table-cell>
          <table:table-cell office:value-type="string">
            <text:p>crypto.tickets</text:p>
          </table:table-cell>
          <table:table-cell office:value-type="string">
            <text:p>https://icomarks.com/ico/cryptotickets</text:p>
          </table:table-cell>
          <table:table-cell table:number-columns-repeated="4"/>
        </table:table-row>
        <table:table-row table:style-name="ro2">
          <table:table-cell office:value-type="float" office:value="2739">
            <text:p>2739</text:p>
          </table:table-cell>
          <table:table-cell office:value-type="string">
            <text:p>ecxx.com Digital Asset Exchange</text:p>
          </table:table-cell>
          <table:table-cell office:value-type="string">
            <text:p>https://icomarks.com/ieo/ecxx</text:p>
          </table:table-cell>
          <table:table-cell table:number-columns-repeated="4"/>
        </table:table-row>
        <table:table-row table:style-name="ro2">
          <table:table-cell office:value-type="float" office:value="2744">
            <text:p>2744</text:p>
          </table:table-cell>
          <table:table-cell office:value-type="string">
            <text:p>EtainPower</text:p>
          </table:table-cell>
          <table:table-cell office:value-type="string">
            <text:p>https://icomarks.com/ico/etainpower-token-ico</text:p>
          </table:table-cell>
          <table:table-cell table:number-columns-repeated="4"/>
        </table:table-row>
        <table:table-row table:style-name="ro2">
          <table:table-cell office:value-type="float" office:value="2763">
            <text:p>2763</text:p>
          </table:table-cell>
          <table:table-cell office:value-type="string">
            <text:p>GDPR.Cash</text:p>
          </table:table-cell>
          <table:table-cell office:value-type="string">
            <text:p>https://icomarks.com/ico/GDPR-Cash</text:p>
          </table:table-cell>
          <table:table-cell table:number-columns-repeated="4"/>
        </table:table-row>
        <table:table-row table:style-name="ro2">
          <table:table-cell office:value-type="float" office:value="2783">
            <text:p>2783</text:p>
          </table:table-cell>
          <table:table-cell office:value-type="string">
            <text:p>iEx.ec</text:p>
          </table:table-cell>
          <table:table-cell office:value-type="string">
            <text:p>https://icomarks.com/ico/iExEC</text:p>
          </table:table-cell>
          <table:table-cell table:number-columns-repeated="4"/>
        </table:table-row>
        <table:table-row table:style-name="ro2">
          <table:table-cell office:value-type="float" office:value="2787">
            <text:p>2787</text:p>
          </table:table-cell>
          <table:table-cell office:value-type="string">
            <text:p>Invictus Hyperion Fund</text:p>
          </table:table-cell>
          <table:table-cell office:value-type="string">
            <text:p>https://icomarks.com/ico/Invictus</text:p>
          </table:table-cell>
          <table:table-cell table:number-columns-repeated="4"/>
        </table:table-row>
        <table:table-row table:style-name="ro2">
          <table:table-cell office:value-type="float" office:value="2792">
            <text:p>2792</text:p>
          </table:table-cell>
          <table:table-cell office:value-type="string">
            <text:p>Kryll.io</text:p>
          </table:table-cell>
          <table:table-cell office:value-type="string">
            <text:p>https://icomarks.com/ico/Kryll-IO</text:p>
          </table:table-cell>
          <table:table-cell table:number-columns-repeated="4"/>
        </table:table-row>
        <table:table-row table:style-name="ro2">
          <table:table-cell office:value-type="float" office:value="2795">
            <text:p>2795</text:p>
          </table:table-cell>
          <table:table-cell office:value-type="string">
            <text:p>Lambda</text:p>
          </table:table-cell>
          <table:table-cell office:value-type="string">
            <text:p>https://icomarks.com/ico/lambda-1</text:p>
          </table:table-cell>
          <table:table-cell table:number-columns-repeated="4"/>
        </table:table-row>
        <table:table-row table:style-name="ro2">
          <table:table-cell office:value-type="float" office:value="2806">
            <text:p>2806</text:p>
          </table:table-cell>
          <table:table-cell office:value-type="string">
            <text:p>MARK.SPACE</text:p>
          </table:table-cell>
          <table:table-cell office:value-type="string">
            <text:p>https://icomarks.com/ico/MARKSPACE</text:p>
          </table:table-cell>
          <table:table-cell table:number-columns-repeated="4"/>
        </table:table-row>
        <table:table-row table:style-name="ro2">
          <table:table-cell office:value-type="float" office:value="2808">
            <text:p>2808</text:p>
          </table:table-cell>
          <table:table-cell office:value-type="string">
            <text:p>MCO</text:p>
          </table:table-cell>
          <table:table-cell office:value-type="string">
            <text:p>https://icomarks.com/ieo/mco2-token</text:p>
          </table:table-cell>
          <table:table-cell table:number-columns-repeated="4"/>
        </table:table-row>
        <table:table-row table:style-name="ro2">
          <table:table-cell office:value-type="float" office:value="2809">
            <text:p>2809</text:p>
          </table:table-cell>
          <table:table-cell office:value-type="string">
            <text:p>MedK - Medical Cannabis</text:p>
          </table:table-cell>
          <table:table-cell office:value-type="string">
            <text:p>https://icomarks.com/ico/medk-medical-cannabis</text:p>
          </table:table-cell>
          <table:table-cell table:number-columns-repeated="4"/>
        </table:table-row>
        <table:table-row table:style-name="ro2">
          <table:table-cell office:value-type="float" office:value="2810">
            <text:p>2810</text:p>
          </table:table-cell>
          <table:table-cell office:value-type="string">
            <text:p>MenuBuzz</text:p>
          </table:table-cell>
          <table:table-cell office:value-type="string">
            <text:p>https://icomarks.com/ico/menubuzz-1</text:p>
          </table:table-cell>
          <table:table-cell table:number-columns-repeated="4"/>
        </table:table-row>
        <table:table-row table:style-name="ro2">
          <table:table-cell office:value-type="float" office:value="2819">
            <text:p>2819</text:p>
          </table:table-cell>
          <table:table-cell office:value-type="string">
            <text:p>Nova Mining</text:p>
          </table:table-cell>
          <table:table-cell office:value-type="string">
            <text:p>https://icomarks.com/ico/nova-miningverse</text:p>
          </table:table-cell>
          <table:table-cell table:number-columns-repeated="4"/>
        </table:table-row>
        <table:table-row table:style-name="ro2">
          <table:table-cell office:value-type="float" office:value="2820">
            <text:p>2820</text:p>
          </table:table-cell>
          <table:table-cell office:value-type="string">
            <text:p>Nutrilifeio OÃœ</text:p>
          </table:table-cell>
          <table:table-cell office:value-type="string">
            <text:p>https://icomarks.com/ico/nutrilife</text:p>
          </table:table-cell>
          <table:table-cell table:number-columns-repeated="4"/>
        </table:table-row>
        <table:table-row table:style-name="ro2">
          <table:table-cell office:value-type="float" office:value="2822">
            <text:p>2822</text:p>
          </table:table-cell>
          <table:table-cell office:value-type="string">
            <text:p>On.Live</text:p>
          </table:table-cell>
          <table:table-cell office:value-type="string">
            <text:p>https://icomarks.com/ico/on-live</text:p>
          </table:table-cell>
          <table:table-cell table:number-columns-repeated="4"/>
        </table:table-row>
        <table:table-row table:style-name="ro2">
          <table:table-cell office:value-type="float" office:value="2834">
            <text:p>2834</text:p>
          </table:table-cell>
          <table:table-cell office:value-type="string">
            <text:p>Puregold.io</text:p>
          </table:table-cell>
          <table:table-cell office:value-type="string">
            <text:p>https://icomarks.com/ico/Puregold-IO</text:p>
          </table:table-cell>
          <table:table-cell table:number-columns-repeated="4"/>
        </table:table-row>
        <table:table-row table:style-name="ro2">
          <table:table-cell office:value-type="float" office:value="2836">
            <text:p>2836</text:p>
          </table:table-cell>
          <table:table-cell office:value-type="string">
            <text:p>Quinto S.A. Sponsorship</text:p>
          </table:table-cell>
          <table:table-cell office:value-type="string">
            <text:p>https://icomarks.com/ico/quinto-s-a-sponsorship</text:p>
          </table:table-cell>
          <table:table-cell table:number-columns-repeated="4"/>
        </table:table-row>
        <table:table-row table:style-name="ro2">
          <table:table-cell office:value-type="float" office:value="2845">
            <text:p>2845</text:p>
          </table:table-cell>
          <table:table-cell office:value-type="string">
            <text:p>SHIFT.cash</text:p>
          </table:table-cell>
          <table:table-cell office:value-type="string">
            <text:p>https://icomarks.com/ico/SHIFT-cash</text:p>
          </table:table-cell>
          <table:table-cell table:number-columns-repeated="4"/>
        </table:table-row>
        <table:table-row table:style-name="ro2">
          <table:table-cell office:value-type="float" office:value="2864">
            <text:p>2864</text:p>
          </table:table-cell>
          <table:table-cell office:value-type="string">
            <text:p>Titanium Blockchain Infrastructure Services</text:p>
          </table:table-cell>
          <table:table-cell office:value-type="string">
            <text:p>https://icomarks.com/blockchain/titanium-blockchain-infrastructure-services</text:p>
          </table:table-cell>
          <table:table-cell table:number-columns-repeated="4"/>
        </table:table-row>
        <table:table-row table:style-name="ro2">
          <table:table-cell office:value-type="float" office:value="2877">
            <text:p>2877</text:p>
          </table:table-cell>
          <table:table-cell office:value-type="string">
            <text:p>Vinnd.io</text:p>
          </table:table-cell>
          <table:table-cell office:value-type="string">
            <text:p>https://icomarks.com/ico/Vinnd-IO</text:p>
          </table:table-cell>
          <table:table-cell table:number-columns-repeated="4"/>
        </table:table-row>
        <table:table-row table:style-name="ro2">
          <table:table-cell office:value-type="float" office:value="2900">
            <text:p>2900</text:p>
          </table:table-cell>
          <table:table-cell office:value-type="string">
            <text:p>Aleef</text:p>
          </table:table-cell>
          <table:table-cell office:value-type="string">
            <text:p>https://icomarks.com/ico/aleef-coin-ico</text:p>
          </table:table-cell>
          <table:table-cell table:number-columns-repeated="4"/>
        </table:table-row>
        <table:table-row table:style-name="ro2">
          <table:table-cell office:value-type="float" office:value="2963">
            <text:p>2963</text:p>
          </table:table-cell>
          <table:table-cell office:value-type="string">
            <text:p>DAOBet</text:p>
          </table:table-cell>
          <table:table-cell office:value-type="string">
            <text:p>https://icomarks.com/ico/daocasino</text:p>
          </table:table-cell>
          <table:table-cell table:number-columns-repeated="4"/>
        </table:table-row>
        <table:table-row table:style-name="ro2">
          <table:table-cell office:value-type="float" office:value="2964">
            <text:p>2964</text:p>
          </table:table-cell>
          <table:table-cell office:value-type="string">
            <text:p>Darenta</text:p>
          </table:table-cell>
          <table:table-cell office:value-type="string">
            <text:p>https://icomarks.com/ico/darenta-preico</text:p>
          </table:table-cell>
          <table:table-cell table:number-columns-repeated="4"/>
        </table:table-row>
        <table:table-row table:style-name="ro2">
          <table:table-cell office:value-type="float" office:value="2969">
            <text:p>2969</text:p>
          </table:table-cell>
          <table:table-cell office:value-type="string">
            <text:p>doc.ai</text:p>
          </table:table-cell>
          <table:table-cell office:value-type="string">
            <text:p>https://icomarks.com/ico/doc-AI</text:p>
          </table:table-cell>
          <table:table-cell table:number-columns-repeated="4"/>
        </table:table-row>
        <table:table-row table:style-name="ro2">
          <table:table-cell office:value-type="float" office:value="2994">
            <text:p>2994</text:p>
          </table:table-cell>
          <table:table-cell office:value-type="string">
            <text:p>FENIX.CASH</text:p>
          </table:table-cell>
          <table:table-cell office:value-type="string">
            <text:p>https://icomarks.com/ico/FENIX-CASH</text:p>
          </table:table-cell>
          <table:table-cell table:number-columns-repeated="4"/>
        </table:table-row>
        <table:table-row table:style-name="ro2">
          <table:table-cell office:value-type="float" office:value="2995">
            <text:p>2995</text:p>
          </table:table-cell>
          <table:table-cell office:value-type="string">
            <text:p>FIC</text:p>
          </table:table-cell>
          <table:table-cell office:value-type="string">
            <text:p>https://icomarks.com/ico/fic-network</text:p>
          </table:table-cell>
          <table:table-cell table:number-columns-repeated="4"/>
        </table:table-row>
        <table:table-row table:style-name="ro2">
          <table:table-cell office:value-type="float" office:value="3020">
            <text:p>3020</text:p>
          </table:table-cell>
          <table:table-cell office:value-type="string">
            <text:p>Greeneum</text:p>
          </table:table-cell>
          <table:table-cell office:value-type="string">
            <text:p>https://icomarks.com/ico/greeneum-network-ico</text:p>
          </table:table-cell>
          <table:table-cell table:number-columns-repeated="4"/>
        </table:table-row>
        <table:table-row table:style-name="ro2">
          <table:table-cell office:value-type="float" office:value="3025">
            <text:p>3025</text:p>
          </table:table-cell>
          <table:table-cell office:value-type="string">
            <text:p>HBZ coin</text:p>
          </table:table-cell>
          <table:table-cell office:value-type="string">
            <text:p>https://icomarks.com/ico/HBZ</text:p>
          </table:table-cell>
          <table:table-cell table:number-columns-repeated="4"/>
        </table:table-row>
        <table:table-row table:style-name="ro2">
          <table:table-cell office:value-type="float" office:value="3042">
            <text:p>3042</text:p>
          </table:table-cell>
          <table:table-cell office:value-type="string">
            <text:p>Ixir</text:p>
          </table:table-cell>
          <table:table-cell office:value-type="string">
            <text:p>https://icomarks.com/ico/ixircoin</text:p>
          </table:table-cell>
          <table:table-cell table:number-columns-repeated="4"/>
        </table:table-row>
        <table:table-row table:style-name="ro2">
          <table:table-cell office:value-type="float" office:value="3043">
            <text:p>3043</text:p>
          </table:table-cell>
          <table:table-cell office:value-type="string">
            <text:p>JACK TOKEN</text:p>
          </table:table-cell>
          <table:table-cell office:value-type="string">
            <text:p>https://icomarks.com/ico/doublejack-token</text:p>
          </table:table-cell>
          <table:table-cell table:number-columns-repeated="4"/>
        </table:table-row>
        <table:table-row table:style-name="ro2">
          <table:table-cell office:value-type="float" office:value="3049">
            <text:p>3049</text:p>
          </table:table-cell>
          <table:table-cell office:value-type="string">
            <text:p>KYC.LEGAL</text:p>
          </table:table-cell>
          <table:table-cell office:value-type="string">
            <text:p>https://icomarks.com/ico/KYC-LEGAL</text:p>
          </table:table-cell>
          <table:table-cell table:number-columns-repeated="4"/>
        </table:table-row>
        <table:table-row table:style-name="ro2">
          <table:table-cell office:value-type="float" office:value="3054">
            <text:p>3054</text:p>
          </table:table-cell>
          <table:table-cell office:value-type="string">
            <text:p>Liquidity.Network</text:p>
          </table:table-cell>
          <table:table-cell office:value-type="string">
            <text:p>https://icomarks.com/ico/Liquidity-Network</text:p>
          </table:table-cell>
          <table:table-cell table:number-columns-repeated="4"/>
        </table:table-row>
        <table:table-row table:style-name="ro2">
          <table:table-cell office:value-type="float" office:value="3072">
            <text:p>3072</text:p>
          </table:table-cell>
          <table:table-cell office:value-type="string">
            <text:p>Molecule</text:p>
          </table:table-cell>
          <table:table-cell office:value-type="string">
            <text:p>https://icomarks.com/ico/molecule-mlc</text:p>
          </table:table-cell>
          <table:table-cell table:number-columns-repeated="4"/>
        </table:table-row>
        <table:table-row table:style-name="ro2">
          <table:table-cell office:value-type="float" office:value="3074">
            <text:p>3074</text:p>
          </table:table-cell>
          <table:table-cell office:value-type="string">
            <text:p>Moveo</text:p>
          </table:table-cell>
          <table:table-cell office:value-type="string">
            <text:p>https://icomarks.com/ico/moveco</text:p>
          </table:table-cell>
          <table:table-cell table:number-columns-repeated="4"/>
        </table:table-row>
        <table:table-row table:style-name="ro2">
          <table:table-cell office:value-type="float" office:value="3084">
            <text:p>3084</text:p>
          </table:table-cell>
          <table:table-cell office:value-type="string">
            <text:p>nuco.cloud</text:p>
          </table:table-cell>
          <table:table-cell office:value-type="string">
            <text:p>https://icomarks.com/ico/nucocloud</text:p>
          </table:table-cell>
          <table:table-cell table:number-columns-repeated="4"/>
        </table:table-row>
        <table:table-row table:style-name="ro2">
          <table:table-cell office:value-type="float" office:value="3087">
            <text:p>3087</text:p>
          </table:table-cell>
          <table:table-cell office:value-type="string">
            <text:p>OctoBit.io</text:p>
          </table:table-cell>
          <table:table-cell office:value-type="string">
            <text:p>https://icomarks.com/ico/OctoBit-IO</text:p>
          </table:table-cell>
          <table:table-cell table:number-columns-repeated="4"/>
        </table:table-row>
        <table:table-row table:style-name="ro2">
          <table:table-cell office:value-type="float" office:value="3090">
            <text:p>3090</text:p>
          </table:table-cell>
          <table:table-cell office:value-type="string">
            <text:p>ORIS.Space</text:p>
          </table:table-cell>
          <table:table-cell office:value-type="string">
            <text:p>https://icomarks.com/ico/ORIS-Space</text:p>
          </table:table-cell>
          <table:table-cell table:number-columns-repeated="4"/>
        </table:table-row>
        <table:table-row table:style-name="ro2">
          <table:table-cell office:value-type="float" office:value="3095">
            <text:p>3095</text:p>
          </table:table-cell>
          <table:table-cell office:value-type="string">
            <text:p>Path.Network</text:p>
          </table:table-cell>
          <table:table-cell office:value-type="string">
            <text:p>https://icomarks.com/ico/Path-Network</text:p>
          </table:table-cell>
          <table:table-cell table:number-columns-repeated="4"/>
        </table:table-row>
        <table:table-row table:style-name="ro2">
          <table:table-cell office:value-type="float" office:value="3109">
            <text:p>3109</text:p>
          </table:table-cell>
          <table:table-cell office:value-type="string">
            <text:p>Q-City</text:p>
          </table:table-cell>
          <table:table-cell office:value-type="string">
            <text:p>https://icomarks.com/ico/q-city-1</text:p>
          </table:table-cell>
          <table:table-cell table:number-columns-repeated="4"/>
        </table:table-row>
        <table:table-row table:style-name="ro2">
          <table:table-cell office:value-type="float" office:value="3139">
            <text:p>3139</text:p>
          </table:table-cell>
          <table:table-cell office:value-type="string">
            <text:p>Snovian.Space</text:p>
          </table:table-cell>
          <table:table-cell office:value-type="string">
            <text:p>https://icomarks.com/ico/Snovian-Space</text:p>
          </table:table-cell>
          <table:table-cell table:number-columns-repeated="4"/>
        </table:table-row>
        <table:table-row table:style-name="ro2">
          <table:table-cell office:value-type="float" office:value="3152">
            <text:p>3152</text:p>
          </table:table-cell>
          <table:table-cell office:value-type="string">
            <text:p>tokens.net</text:p>
          </table:table-cell>
          <table:table-cell office:value-type="string">
            <text:p>https://icomarks.com/ico/tokensnet</text:p>
          </table:table-cell>
          <table:table-cell table:number-columns-repeated="4"/>
        </table:table-row>
        <table:table-row table:style-name="ro2">
          <table:table-cell office:value-type="float" office:value="3166">
            <text:p>3166</text:p>
          </table:table-cell>
          <table:table-cell office:value-type="string">
            <text:p>Uservice</text:p>
          </table:table-cell>
          <table:table-cell office:value-type="string">
            <text:p>https://icomarks.com/ico/uservice-preico</text:p>
          </table:table-cell>
          <table:table-cell table:number-columns-repeated="4"/>
        </table:table-row>
        <table:table-row table:style-name="ro2">
          <table:table-cell office:value-type="float" office:value="3188">
            <text:p>3188</text:p>
          </table:table-cell>
          <table:table-cell office:value-type="string">
            <text:p>Aeternum</text:p>
          </table:table-cell>
          <table:table-cell office:value-type="string">
            <text:p>https://icomarks.com/ico/aeternum-ico</text:p>
          </table:table-cell>
          <table:table-cell table:number-columns-repeated="4"/>
        </table:table-row>
        <table:table-row table:style-name="ro2">
          <table:table-cell office:value-type="float" office:value="3189">
            <text:p>3189</text:p>
          </table:table-cell>
          <table:table-cell office:value-type="string">
            <text:p>AIGO - Crypto Payment Solutions</text:p>
          </table:table-cell>
          <table:table-cell office:value-type="string">
            <text:p>https://icomarks.com/ico/AIGO</text:p>
          </table:table-cell>
          <table:table-cell table:number-columns-repeated="4"/>
        </table:table-row>
        <table:table-row table:style-name="ro2">
          <table:table-cell office:value-type="float" office:value="3193">
            <text:p>3193</text:p>
          </table:table-cell>
          <table:table-cell office:value-type="string">
            <text:p>Alt Planet</text:p>
          </table:table-cell>
          <table:table-cell office:value-type="string">
            <text:p>https://icomarks.com/ico/AltPlanet</text:p>
          </table:table-cell>
          <table:table-cell table:number-columns-repeated="4"/>
        </table:table-row>
        <table:table-row table:style-name="ro2">
          <table:table-cell office:value-type="float" office:value="3199">
            <text:p>3199</text:p>
          </table:table-cell>
          <table:table-cell office:value-type="string">
            <text:p>ARQUTE G.A.S.</text:p>
          </table:table-cell>
          <table:table-cell office:value-type="string">
            <text:p>https://icomarks.com/ico/ARQUTE-G-A-S</text:p>
          </table:table-cell>
          <table:table-cell table:number-columns-repeated="4"/>
        </table:table-row>
        <table:table-row table:style-name="ro2">
          <table:table-cell office:value-type="float" office:value="3206">
            <text:p>3206</text:p>
          </table:table-cell>
          <table:table-cell office:value-type="string">
            <text:p>B.SURE</text:p>
          </table:table-cell>
          <table:table-cell office:value-type="string">
            <text:p>https://icomarks.com/ico/B-SURE</text:p>
          </table:table-cell>
          <table:table-cell table:number-columns-repeated="4"/>
        </table:table-row>
        <table:table-row table:style-name="ro2">
          <table:table-cell office:value-type="float" office:value="3215">
            <text:p>3215</text:p>
          </table:table-cell>
          <table:table-cell office:value-type="string">
            <text:p>Biotron.io</text:p>
          </table:table-cell>
          <table:table-cell office:value-type="string">
            <text:p>https://icomarks.com/ico/Biotron-IO</text:p>
          </table:table-cell>
          <table:table-cell table:number-columns-repeated="4"/>
        </table:table-row>
        <table:table-row table:style-name="ro2">
          <table:table-cell office:value-type="float" office:value="3232">
            <text:p>3232</text:p>
          </table:table-cell>
          <table:table-cell office:value-type="string">
            <text:p>Bulk Trader</text:p>
          </table:table-cell>
          <table:table-cell office:value-type="string">
            <text:p>https://icomarks.com/ico/bulk-trader-ico</text:p>
          </table:table-cell>
          <table:table-cell table:number-columns-repeated="4"/>
        </table:table-row>
        <table:table-row table:style-name="ro2">
          <table:table-cell office:value-type="float" office:value="3264">
            <text:p>3264</text:p>
          </table:table-cell>
          <table:table-cell office:value-type="string">
            <text:p>DAO Playmarket 2.0</text:p>
          </table:table-cell>
          <table:table-cell office:value-type="string">
            <text:p>https://icomarks.com/ico/dao-playmarket-20</text:p>
          </table:table-cell>
          <table:table-cell table:number-columns-repeated="4"/>
        </table:table-row>
        <table:table-row table:style-name="ro2">
          <table:table-cell office:value-type="float" office:value="3304">
            <text:p>3304</text:p>
          </table:table-cell>
          <table:table-cell office:value-type="string">
            <text:p>Giftz.io</text:p>
          </table:table-cell>
          <table:table-cell office:value-type="string">
            <text:p>https://icomarks.com/ico/GiftzIO</text:p>
          </table:table-cell>
          <table:table-cell table:number-columns-repeated="4"/>
        </table:table-row>
        <table:table-row table:style-name="ro2">
          <table:table-cell office:value-type="float" office:value="3311">
            <text:p>3311</text:p>
          </table:table-cell>
          <table:table-cell office:value-type="string">
            <text:p>Gominer Token</text:p>
          </table:table-cell>
          <table:table-cell office:value-type="string">
            <text:p>https://icomarks.com/ico/Gominer</text:p>
          </table:table-cell>
          <table:table-cell table:number-columns-repeated="4"/>
        </table:table-row>
        <table:table-row table:style-name="ro2">
          <table:table-cell office:value-type="float" office:value="3312">
            <text:p>3312</text:p>
          </table:table-cell>
          <table:table-cell office:value-type="string">
            <text:p>GoWithMi Technology PTE. LTD [GoWithMi],</text:p>
          </table:table-cell>
          <table:table-cell office:value-type="string">
            <text:p>https://icomarks.com/ico/GoWithMi</text:p>
          </table:table-cell>
          <table:table-cell table:number-columns-repeated="4"/>
        </table:table-row>
        <table:table-row table:style-name="ro2">
          <table:table-cell office:value-type="float" office:value="3314">
            <text:p>3314</text:p>
          </table:table-cell>
          <table:table-cell office:value-type="string">
            <text:p>Grow Token (GRWT)</text:p>
          </table:table-cell>
          <table:table-cell office:value-type="string">
            <text:p>https://icomarks.com/ico/grow-token-grwt</text:p>
          </table:table-cell>
          <table:table-cell table:number-columns-repeated="4"/>
        </table:table-row>
        <table:table-row table:style-name="ro2">
          <table:table-cell office:value-type="float" office:value="3321">
            <text:p>3321</text:p>
          </table:table-cell>
          <table:table-cell office:value-type="string">
            <text:p>Healthy Corporation</text:p>
          </table:table-cell>
          <table:table-cell office:value-type="string">
            <text:p>https://icomarks.com/ico/healthycoins</text:p>
          </table:table-cell>
          <table:table-cell table:number-columns-repeated="4"/>
        </table:table-row>
        <table:table-row table:style-name="ro2">
          <table:table-cell office:value-type="float" office:value="3328">
            <text:p>3328</text:p>
          </table:table-cell>
          <table:table-cell office:value-type="string">
            <text:p>HUNT.BET</text:p>
          </table:table-cell>
          <table:table-cell office:value-type="string">
            <text:p>https://icomarks.com/ico/HUNTBET</text:p>
          </table:table-cell>
          <table:table-cell table:number-columns-repeated="4"/>
        </table:table-row>
        <table:table-row table:style-name="ro2">
          <table:table-cell office:value-type="float" office:value="3329">
            <text:p>3329</text:p>
          </table:table-cell>
          <table:table-cell office:value-type="string">
            <text:p>I'm Aero</text:p>
          </table:table-cell>
          <table:table-cell office:value-type="string">
            <text:p>https://icomarks.com/ico/i-m-aero</text:p>
          </table:table-cell>
          <table:table-cell table:number-columns-repeated="4"/>
        </table:table-row>
        <table:table-row table:style-name="ro2">
          <table:table-cell office:value-type="float" office:value="3359">
            <text:p>3359</text:p>
          </table:table-cell>
          <table:table-cell office:value-type="string">
            <text:p>LocalCoin.is DEX</text:p>
          </table:table-cell>
          <table:table-cell office:value-type="string">
            <text:p>https://icomarks.com/airdrop/localcoin</text:p>
          </table:table-cell>
          <table:table-cell table:number-columns-repeated="4"/>
        </table:table-row>
        <table:table-row table:style-name="ro2">
          <table:table-cell office:value-type="float" office:value="3364">
            <text:p>3364</text:p>
          </table:table-cell>
          <table:table-cell office:value-type="string">
            <text:p>Mazzuma (MAZ)</text:p>
          </table:table-cell>
          <table:table-cell office:value-type="string">
            <text:p>https://icomarks.com/ico/mazzuma-maz</text:p>
          </table:table-cell>
          <table:table-cell table:number-columns-repeated="4"/>
        </table:table-row>
        <table:table-row table:style-name="ro2">
          <table:table-cell office:value-type="float" office:value="3377">
            <text:p>3377</text:p>
          </table:table-cell>
          <table:table-cell office:value-type="string">
            <text:p>n'cloud.swiss</text:p>
          </table:table-cell>
          <table:table-cell office:value-type="string">
            <text:p>https://icomarks.com/ico/n-cloud-swiss</text:p>
          </table:table-cell>
          <table:table-cell table:number-columns-repeated="4"/>
        </table:table-row>
        <table:table-row table:style-name="ro2">
          <table:table-cell office:value-type="float" office:value="3383">
            <text:p>3383</text:p>
          </table:table-cell>
          <table:table-cell office:value-type="string">
            <text:p>Nexty</text:p>
          </table:table-cell>
          <table:table-cell office:value-type="string">
            <text:p>https://icomarks.com/ico/nexty-coin</text:p>
          </table:table-cell>
          <table:table-cell table:number-columns-repeated="4"/>
        </table:table-row>
        <table:table-row table:style-name="ro2">
          <table:table-cell office:value-type="float" office:value="3392">
            <text:p>3392</text:p>
          </table:table-cell>
          <table:table-cell office:value-type="string">
            <text:p>OLXA</text:p>
          </table:table-cell>
          <table:table-cell office:value-type="string">
            <text:p>https://icomarks.com/blockchain/olxa</text:p>
          </table:table-cell>
          <table:table-cell table:number-columns-repeated="4"/>
        </table:table-row>
        <table:table-row table:style-name="ro2">
          <table:table-cell office:value-type="float" office:value="3402">
            <text:p>3402</text:p>
          </table:table-cell>
          <table:table-cell office:value-type="string">
            <text:p>PBC</text:p>
          </table:table-cell>
          <table:table-cell office:value-type="string">
            <text:p>https://icomarks.com/ico/parinita-bansode-coin</text:p>
          </table:table-cell>
          <table:table-cell table:number-columns-repeated="4"/>
        </table:table-row>
        <table:table-row table:style-name="ro2">
          <table:table-cell office:value-type="float" office:value="3409">
            <text:p>3409</text:p>
          </table:table-cell>
          <table:table-cell office:value-type="string">
            <text:p>Po.et</text:p>
          </table:table-cell>
          <table:table-cell office:value-type="string">
            <text:p>https://icomarks.com/ico/Poet</text:p>
          </table:table-cell>
          <table:table-cell table:number-columns-repeated="4"/>
        </table:table-row>
        <table:table-row table:style-name="ro2">
          <table:table-cell office:value-type="float" office:value="3439">
            <text:p>3439</text:p>
          </table:table-cell>
          <table:table-cell office:value-type="string">
            <text:p>SDAT EXCHANGE ICO</text:p>
          </table:table-cell>
          <table:table-cell office:value-type="string">
            <text:p>https://icomarks.com/airdrop/SDAT%20Exchange%20Class01%20Bounty</text:p>
          </table:table-cell>
          <table:table-cell table:number-columns-repeated="4"/>
        </table:table-row>
        <table:table-row table:style-name="ro2">
          <table:table-cell office:value-type="float" office:value="3463">
            <text:p>3463</text:p>
          </table:table-cell>
          <table:table-cell office:value-type="string">
            <text:p>Ties.Network</text:p>
          </table:table-cell>
          <table:table-cell office:value-type="string">
            <text:p>https://icomarks.com/ico/TiesNetwork</text:p>
          </table:table-cell>
          <table:table-cell table:number-columns-repeated="4"/>
        </table:table-row>
        <table:table-row table:style-name="ro2">
          <table:table-cell office:value-type="float" office:value="3509">
            <text:p>3509</text:p>
          </table:table-cell>
          <table:table-cell office:value-type="string">
            <text:p>ABBC</text:p>
          </table:table-cell>
          <table:table-cell office:value-type="string">
            <text:p>https://icomarks.com/ico/alibabacoin</text:p>
          </table:table-cell>
          <table:table-cell table:number-columns-repeated="4"/>
        </table:table-row>
        <table:table-row table:style-name="ro2">
          <table:table-cell office:value-type="float" office:value="3530">
            <text:p>3530</text:p>
          </table:table-cell>
          <table:table-cell office:value-type="string">
            <text:p>Balehu Bucks</text:p>
          </table:table-cell>
          <table:table-cell office:value-type="string">
            <text:p>https://icomarks.com/airdrop/balehu</text:p>
          </table:table-cell>
          <table:table-cell table:number-columns-repeated="4"/>
        </table:table-row>
        <table:table-row table:style-name="ro2">
          <table:table-cell office:value-type="float" office:value="3533">
            <text:p>3533</text:p>
          </table:table-cell>
          <table:table-cell office:value-type="string">
            <text:p>BCharity - International Charity Exchange</text:p>
          </table:table-cell>
          <table:table-cell office:value-type="string">
            <text:p>https://icomarks.com/ico/bcharity-international-charity-exchange</text:p>
          </table:table-cell>
          <table:table-cell table:number-columns-repeated="4"/>
        </table:table-row>
        <table:table-row table:style-name="ro2">
          <table:table-cell office:value-type="float" office:value="3563">
            <text:p>3563</text:p>
          </table:table-cell>
          <table:table-cell office:value-type="string">
            <text:p>Boliecoin</text:p>
          </table:table-cell>
          <table:table-cell office:value-type="string">
            <text:p>https://icomarks.com/ico/the-boliecoin</text:p>
          </table:table-cell>
          <table:table-cell table:number-columns-repeated="4"/>
        </table:table-row>
        <table:table-row table:style-name="ro2">
          <table:table-cell office:value-type="float" office:value="3577">
            <text:p>3577</text:p>
          </table:table-cell>
          <table:table-cell office:value-type="string">
            <text:p>Clairety Inc.</text:p>
          </table:table-cell>
          <table:table-cell office:value-type="string">
            <text:p>https://icomarks.com/ico/clairety-inc</text:p>
          </table:table-cell>
          <table:table-cell table:number-columns-repeated="4"/>
        </table:table-row>
        <table:table-row table:style-name="ro2">
          <table:table-cell office:value-type="float" office:value="3604">
            <text:p>3604</text:p>
          </table:table-cell>
          <table:table-cell office:value-type="string">
            <text:p>DPLAY.GG</text:p>
          </table:table-cell>
          <table:table-cell office:value-type="string">
            <text:p>https://icomarks.com/ico/DPLAY-GG</text:p>
          </table:table-cell>
          <table:table-cell table:number-columns-repeated="4"/>
        </table:table-row>
        <table:table-row table:style-name="ro2">
          <table:table-cell office:value-type="float" office:value="3615">
            <text:p>3615</text:p>
          </table:table-cell>
          <table:table-cell office:value-type="string">
            <text:p>Estatecoin.fund</text:p>
          </table:table-cell>
          <table:table-cell office:value-type="string">
            <text:p>https://icomarks.com/ico/estatecoin</text:p>
          </table:table-cell>
          <table:table-cell table:number-columns-repeated="4"/>
        </table:table-row>
        <table:table-row table:style-name="ro2">
          <table:table-cell office:value-type="float" office:value="3630">
            <text:p>3630</text:p>
          </table:table-cell>
          <table:table-cell office:value-type="string">
            <text:p>Friend</text:p>
          </table:table-cell>
          <table:table-cell office:value-type="string">
            <text:p>https://icomarks.com/ico/friend1529618470</text:p>
          </table:table-cell>
          <table:table-cell table:number-columns-repeated="4"/>
        </table:table-row>
        <table:table-row table:style-name="ro2">
          <table:table-cell office:value-type="float" office:value="3632">
            <text:p>3632</text:p>
          </table:table-cell>
          <table:table-cell office:value-type="string">
            <text:p>Gameloot</text:p>
          </table:table-cell>
          <table:table-cell office:value-type="string">
            <text:p>https://icomarks.com/ico/game-loot-network</text:p>
          </table:table-cell>
          <table:table-cell table:number-columns-repeated="4"/>
        </table:table-row>
        <table:table-row table:style-name="ro2">
          <table:table-cell office:value-type="float" office:value="3658">
            <text:p>3658</text:p>
          </table:table-cell>
          <table:table-cell office:value-type="string">
            <text:p>iCod Identity</text:p>
          </table:table-cell>
          <table:table-cell office:value-type="string">
            <text:p>https://icomarks.com/ico/icod</text:p>
          </table:table-cell>
          <table:table-cell table:number-columns-repeated="4"/>
        </table:table-row>
        <table:table-row table:style-name="ro2">
          <table:table-cell office:value-type="float" office:value="3659">
            <text:p>3659</text:p>
          </table:table-cell>
          <table:table-cell office:value-type="string">
            <text:p>IG-Crypto Holding</text:p>
          </table:table-cell>
          <table:table-cell office:value-type="string">
            <text:p>https://icomarks.com/ico/ig-crypto</text:p>
          </table:table-cell>
          <table:table-cell table:number-columns-repeated="4"/>
        </table:table-row>
        <table:table-row table:style-name="ro2">
          <table:table-cell office:value-type="float" office:value="3665">
            <text:p>3665</text:p>
          </table:table-cell>
          <table:table-cell office:value-type="string">
            <text:p>IPS</text:p>
          </table:table-cell>
          <table:table-cell office:value-type="string">
            <text:p>https://icomarks.com/ico/ips-token</text:p>
          </table:table-cell>
          <table:table-cell table:number-columns-repeated="4"/>
        </table:table-row>
        <table:table-row table:style-name="ro2">
          <table:table-cell office:value-type="float" office:value="3720">
            <text:p>3720</text:p>
          </table:table-cell>
          <table:table-cell office:value-type="string">
            <text:p>Oryx Token</text:p>
          </table:table-cell>
          <table:table-cell office:value-type="string">
            <text:p>https://icomarks.com/ico/oryx</text:p>
          </table:table-cell>
          <table:table-cell table:number-columns-repeated="4"/>
        </table:table-row>
        <table:table-row table:style-name="ro2">
          <table:table-cell office:value-type="float" office:value="3721">
            <text:p>3721</text:p>
          </table:table-cell>
          <table:table-cell office:value-type="string">
            <text:p>OSA Decentralized</text:p>
          </table:table-cell>
          <table:table-cell office:value-type="string">
            <text:p>https://icomarks.com/ico/OSA</text:p>
          </table:table-cell>
          <table:table-cell table:number-columns-repeated="4"/>
        </table:table-row>
        <table:table-row table:style-name="ro2">
          <table:table-cell office:value-type="float" office:value="3745">
            <text:p>3745</text:p>
          </table:table-cell>
          <table:table-cell office:value-type="string">
            <text:p>Rentaway</text:p>
          </table:table-cell>
          <table:table-cell office:value-type="string">
            <text:p>https://icomarks.com/ico/www-rentaway-com</text:p>
          </table:table-cell>
          <table:table-cell table:number-columns-repeated="4"/>
        </table:table-row>
        <table:table-row table:style-name="ro2">
          <table:table-cell office:value-type="float" office:value="3753">
            <text:p>3753</text:p>
          </table:table-cell>
          <table:table-cell office:value-type="string">
            <text:p>Shipowner.io</text:p>
          </table:table-cell>
          <table:table-cell office:value-type="string">
            <text:p>https://icomarks.com/ico/Shipowner-IO</text:p>
          </table:table-cell>
          <table:table-cell table:number-columns-repeated="4"/>
        </table:table-row>
        <table:table-row table:style-name="ro2">
          <table:table-cell office:value-type="float" office:value="3772">
            <text:p>3772</text:p>
          </table:table-cell>
          <table:table-cell office:value-type="string">
            <text:p>SuperPay.vip</text:p>
          </table:table-cell>
          <table:table-cell office:value-type="string">
            <text:p>https://icomarks.com/ico/SuperPay-vip</text:p>
          </table:table-cell>
          <table:table-cell table:number-columns-repeated="4"/>
        </table:table-row>
        <table:table-row table:style-name="ro2">
          <table:table-cell office:value-type="float" office:value="3774">
            <text:p>3774</text:p>
          </table:table-cell>
          <table:table-cell office:value-type="string">
            <text:p>SURETY.AI</text:p>
          </table:table-cell>
          <table:table-cell office:value-type="string">
            <text:p>https://icomarks.com/ico/SURETY-AI</text:p>
          </table:table-cell>
          <table:table-cell table:number-columns-repeated="4"/>
        </table:table-row>
        <table:table-row table:style-name="ro2">
          <table:table-cell office:value-type="float" office:value="3778">
            <text:p>3778</text:p>
          </table:table-cell>
          <table:table-cell office:value-type="string">
            <text:p>Telegram Open Network</text:p>
          </table:table-cell>
          <table:table-cell office:value-type="string">
            <text:p>https://icomarks.com/blockchain/telegram-open-network</text:p>
          </table:table-cell>
          <table:table-cell table:number-columns-repeated="4"/>
        </table:table-row>
        <table:table-row table:style-name="ro2">
          <table:table-cell office:value-type="float" office:value="3856">
            <text:p>3856</text:p>
          </table:table-cell>
          <table:table-cell office:value-type="string">
            <text:p>Bit.team Market Place</text:p>
          </table:table-cell>
          <table:table-cell office:value-type="string">
            <text:p>https://icomarks.com/ico/Bit-team-Market-Place</text:p>
          </table:table-cell>
          <table:table-cell table:number-columns-repeated="4"/>
        </table:table-row>
        <table:table-row table:style-name="ro2">
          <table:table-cell office:value-type="float" office:value="3870">
            <text:p>3870</text:p>
          </table:table-cell>
          <table:table-cell office:value-type="string">
            <text:p>C3C.Network</text:p>
          </table:table-cell>
          <table:table-cell office:value-type="string">
            <text:p>https://icomarks.com/ico/C3C-Network</text:p>
          </table:table-cell>
          <table:table-cell table:number-columns-repeated="4"/>
        </table:table-row>
        <table:table-row table:style-name="ro2">
          <table:table-cell office:value-type="float" office:value="3871">
            <text:p>3871</text:p>
          </table:table-cell>
          <table:table-cell office:value-type="string">
            <text:p>Carbon Grid Protocol</text:p>
          </table:table-cell>
          <table:table-cell office:value-type="string">
            <text:p>https://icomarks.com/ico/new-era-energy</text:p>
          </table:table-cell>
          <table:table-cell table:number-columns-repeated="4"/>
        </table:table-row>
        <table:table-row table:style-name="ro2">
          <table:table-cell office:value-type="float" office:value="3877">
            <text:p>3877</text:p>
          </table:table-cell>
          <table:table-cell office:value-type="string">
            <text:p>Chynge.net</text:p>
          </table:table-cell>
          <table:table-cell office:value-type="string">
            <text:p>https://icomarks.com/ico/Chynge-net</text:p>
          </table:table-cell>
          <table:table-cell table:number-columns-repeated="4"/>
        </table:table-row>
        <table:table-row table:style-name="ro2">
          <table:table-cell office:value-type="float" office:value="3881">
            <text:p>3881</text:p>
          </table:table-cell>
          <table:table-cell office:value-type="string">
            <text:p>Cofound.it</text:p>
          </table:table-cell>
          <table:table-cell office:value-type="string">
            <text:p>https://icomarks.com/ico/CofoundIT</text:p>
          </table:table-cell>
          <table:table-cell table:number-columns-repeated="4"/>
        </table:table-row>
        <table:table-row table:style-name="ro2">
          <table:table-cell office:value-type="float" office:value="3890">
            <text:p>3890</text:p>
          </table:table-cell>
          <table:table-cell office:value-type="string">
            <text:p>Cryptassist</text:p>
          </table:table-cell>
          <table:table-cell office:value-type="string">
            <text:p>https://icomarks.com/blockchain/cryptassist</text:p>
          </table:table-cell>
          <table:table-cell table:number-columns-repeated="4"/>
        </table:table-row>
        <table:table-row table:style-name="ro2">
          <table:table-cell office:value-type="float" office:value="3908">
            <text:p>3908</text:p>
          </table:table-cell>
          <table:table-cell office:value-type="string">
            <text:p>Develop[crypto]</text:p>
          </table:table-cell>
          <table:table-cell office:value-type="string">
            <text:p>https://icomarks.com/ico/develop-crypto</text:p>
          </table:table-cell>
          <table:table-cell table:number-columns-repeated="4"/>
        </table:table-row>
        <table:table-row table:style-name="ro2">
          <table:table-cell office:value-type="float" office:value="3929">
            <text:p>3929</text:p>
          </table:table-cell>
          <table:table-cell office:value-type="string">
            <text:p>Gapi Coin</text:p>
          </table:table-cell>
          <table:table-cell office:value-type="string">
            <text:p>https://icomarks.com/ico/gapi-coin-gp</text:p>
          </table:table-cell>
          <table:table-cell table:number-columns-repeated="4"/>
        </table:table-row>
        <table:table-row table:style-name="ro2">
          <table:table-cell office:value-type="float" office:value="3934">
            <text:p>3934</text:p>
          </table:table-cell>
          <table:table-cell office:value-type="string">
            <text:p>Gem4me Market Space</text:p>
          </table:table-cell>
          <table:table-cell office:value-type="string">
            <text:p>https://icomarks.com/ico/marketspace</text:p>
          </table:table-cell>
          <table:table-cell table:number-columns-repeated="4"/>
        </table:table-row>
        <table:table-row table:style-name="ro2">
          <table:table-cell office:value-type="float" office:value="3935">
            <text:p>3935</text:p>
          </table:table-cell>
          <table:table-cell office:value-type="string">
            <text:p>Genevieve VC</text:p>
          </table:table-cell>
          <table:table-cell office:value-type="string">
            <text:p>https://icomarks.com/blockchain/genevieve-vc</text:p>
          </table:table-cell>
          <table:table-cell table:number-columns-repeated="4"/>
        </table:table-row>
        <table:table-row table:style-name="ro2">
          <table:table-cell office:value-type="float" office:value="3941">
            <text:p>3941</text:p>
          </table:table-cell>
          <table:table-cell office:value-type="string">
            <text:p>Grow &amp; Mine</text:p>
          </table:table-cell>
          <table:table-cell office:value-type="string">
            <text:p>https://icomarks.com/ico/grow-amp-mine</text:p>
          </table:table-cell>
          <table:table-cell table:number-columns-repeated="4"/>
        </table:table-row>
        <table:table-row table:style-name="ro2">
          <table:table-cell office:value-type="float" office:value="3962">
            <text:p>3962</text:p>
          </table:table-cell>
          <table:table-cell office:value-type="string">
            <text:p>KC Bank</text:p>
          </table:table-cell>
          <table:table-cell office:value-type="string">
            <text:p>https://icomarks.com/ico/karatcoin-bank</text:p>
          </table:table-cell>
          <table:table-cell table:number-columns-repeated="4"/>
        </table:table-row>
        <table:table-row table:style-name="ro2">
          <table:table-cell office:value-type="float" office:value="3980">
            <text:p>3980</text:p>
          </table:table-cell>
          <table:table-cell office:value-type="string">
            <text:p>Mijn Vastgoed</text:p>
          </table:table-cell>
          <table:table-cell office:value-type="string">
            <text:p>https://icomarks.com/ico/mijn-vastgoed-dutch-real-estate</text:p>
          </table:table-cell>
          <table:table-cell table:number-columns-repeated="4"/>
        </table:table-row>
        <table:table-row table:style-name="ro2">
          <table:table-cell office:value-type="float" office:value="3992">
            <text:p>3992</text:p>
          </table:table-cell>
          <table:table-cell office:value-type="string">
            <text:p>NGS (NEW GENERATION SECURITY)</text:p>
          </table:table-cell>
          <table:table-cell office:value-type="string">
            <text:p>https://icomarks.com/ico/ngs-new-generation-security</text:p>
          </table:table-cell>
          <table:table-cell table:number-columns-repeated="4"/>
        </table:table-row>
        <table:table-row table:style-name="ro2">
          <table:table-cell office:value-type="float" office:value="3997">
            <text:p>3997</text:p>
          </table:table-cell>
          <table:table-cell office:value-type="string">
            <text:p>onG.social</text:p>
          </table:table-cell>
          <table:table-cell office:value-type="string">
            <text:p>https://icomarks.com/ico/ongsocial</text:p>
          </table:table-cell>
          <table:table-cell table:number-columns-repeated="4"/>
        </table:table-row>
        <table:table-row table:style-name="ro2">
          <table:table-cell office:value-type="float" office:value="4011">
            <text:p>4011</text:p>
          </table:table-cell>
          <table:table-cell office:value-type="string">
            <text:p>REANIMATOR</text:p>
          </table:table-cell>
          <table:table-cell office:value-type="string">
            <text:p>https://icomarks.com/blockchain/reanimator</text:p>
          </table:table-cell>
          <table:table-cell table:number-columns-repeated="4"/>
        </table:table-row>
        <table:table-row table:style-name="ro2">
          <table:table-cell office:value-type="float" office:value="4016">
            <text:p>4016</text:p>
          </table:table-cell>
          <table:table-cell office:value-type="string">
            <text:p>R_Block</text:p>
          </table:table-cell>
          <table:table-cell office:value-type="string">
            <text:p>https://icomarks.com/ico/rblock</text:p>
          </table:table-cell>
          <table:table-cell table:number-columns-repeated="4"/>
        </table:table-row>
        <table:table-row table:style-name="ro2">
          <table:table-cell office:value-type="float" office:value="4053">
            <text:p>4053</text:p>
          </table:table-cell>
          <table:table-cell office:value-type="string">
            <text:p>TWQ Token</text:p>
          </table:table-cell>
          <table:table-cell office:value-type="string">
            <text:p>https://icomarks.com/ieo/TWQToken</text:p>
          </table:table-cell>
          <table:table-cell table:number-columns-repeated="4"/>
        </table:table-row>
        <table:table-row table:style-name="ro2">
          <table:table-cell office:value-type="float" office:value="4070">
            <text:p>4070</text:p>
          </table:table-cell>
          <table:table-cell office:value-type="string">
            <text:p>VTradeExchange OÃœ</text:p>
          </table:table-cell>
          <table:table-cell office:value-type="string">
            <text:p>https://icomarks.com/ico/vtrade</text:p>
          </table:table-cell>
          <table:table-cell table:number-columns-repeated="4"/>
        </table:table-row>
        <table:table-row table:style-name="ro2">
          <table:table-cell office:value-type="float" office:value="4092">
            <text:p>4092</text:p>
          </table:table-cell>
          <table:table-cell office:value-type="string">
            <text:p>AMPLE! Coin</text:p>
          </table:table-cell>
          <table:table-cell office:value-type="string">
            <text:p>https://icomarks.com/ico/ample-coin</text:p>
          </table:table-cell>
          <table:table-cell table:number-columns-repeated="4"/>
        </table:table-row>
        <table:table-row table:style-name="ro2">
          <table:table-cell office:value-type="float" office:value="4107">
            <text:p>4107</text:p>
          </table:table-cell>
          <table:table-cell office:value-type="string">
            <text:p>BitWorld</text:p>
          </table:table-cell>
          <table:table-cell office:value-type="string">
            <text:p>https://icomarks.com/ico/bit-world-exchange</text:p>
          </table:table-cell>
          <table:table-cell table:number-columns-repeated="4"/>
        </table:table-row>
        <table:table-row table:style-name="ro2">
          <table:table-cell office:value-type="float" office:value="4142">
            <text:p>4142</text:p>
          </table:table-cell>
          <table:table-cell office:value-type="string">
            <text:p>DANS</text:p>
          </table:table-cell>
          <table:table-cell office:value-type="string">
            <text:p>https://icomarks.com/ico/dans-decentralised-advertising-network-service</text:p>
          </table:table-cell>
          <table:table-cell table:number-columns-repeated="4"/>
        </table:table-row>
        <table:table-row table:style-name="ro2">
          <table:table-cell office:value-type="float" office:value="4171">
            <text:p>4171</text:p>
          </table:table-cell>
          <table:table-cell office:value-type="string">
            <text:p>Feelium</text:p>
          </table:table-cell>
          <table:table-cell office:value-type="string">
            <text:p>https://icomarks.com/ico/feelium-coin</text:p>
          </table:table-cell>
          <table:table-cell table:number-columns-repeated="4"/>
        </table:table-row>
        <table:table-row table:style-name="ro2">
          <table:table-cell office:value-type="float" office:value="4206">
            <text:p>4206</text:p>
          </table:table-cell>
          <table:table-cell office:value-type="string">
            <text:p>JoinGrowth</text:p>
          </table:table-cell>
          <table:table-cell office:value-type="string">
            <text:p>https://icomarks.com/ico/joingrowth-network</text:p>
          </table:table-cell>
          <table:table-cell table:number-columns-repeated="4"/>
        </table:table-row>
        <table:table-row table:style-name="ro2">
          <table:table-cell office:value-type="float" office:value="4216">
            <text:p>4216</text:p>
          </table:table-cell>
          <table:table-cell office:value-type="string">
            <text:p>LiveTree</text:p>
          </table:table-cell>
          <table:table-cell office:value-type="string">
            <text:p>https://icomarks.com/ico/livetree</text:p>
          </table:table-cell>
          <table:table-cell table:number-columns-repeated="4"/>
        </table:table-row>
        <table:table-row table:style-name="ro2">
          <table:table-cell office:value-type="float" office:value="4269">
            <text:p>4269</text:p>
          </table:table-cell>
          <table:table-cell office:value-type="string">
            <text:p>Re:Factor</text:p>
          </table:table-cell>
          <table:table-cell office:value-type="string">
            <text:p>https://icomarks.com/ico/re-factor</text:p>
          </table:table-cell>
          <table:table-cell table:number-columns-repeated="4"/>
        </table:table-row>
        <table:table-row table:style-name="ro2">
          <table:table-cell office:value-type="float" office:value="4278">
            <text:p>4278</text:p>
          </table:table-cell>
          <table:table-cell office:value-type="string">
            <text:p>Run2Play - The Blockchain Fitness Platform</text:p>
          </table:table-cell>
          <table:table-cell office:value-type="string">
            <text:p>https://icomarks.com/ico/run2play-the-blockchain-fitness-platform</text:p>
          </table:table-cell>
          <table:table-cell table:number-columns-repeated="4"/>
        </table:table-row>
        <table:table-row table:style-name="ro2">
          <table:table-cell office:value-type="float" office:value="4282">
            <text:p>4282</text:p>
          </table:table-cell>
          <table:table-cell office:value-type="string">
            <text:p>Shark Trade</text:p>
          </table:table-cell>
          <table:table-cell office:value-type="string">
            <text:p>https://icomarks.com/airdrop/shark-trade</text:p>
          </table:table-cell>
          <table:table-cell table:number-columns-repeated="4"/>
        </table:table-row>
        <table:table-row table:style-name="ro2">
          <table:table-cell office:value-type="float" office:value="4296">
            <text:p>4296</text:p>
          </table:table-cell>
          <table:table-cell office:value-type="string">
            <text:p>STeX</text:p>
          </table:table-cell>
          <table:table-cell office:value-type="string">
            <text:p>https://icomarks.com/ico/stex-1</text:p>
          </table:table-cell>
          <table:table-cell table:number-columns-repeated="4"/>
        </table:table-row>
        <table:table-row table:style-name="ro2">
          <table:table-cell office:value-type="float" office:value="4304">
            <text:p>4304</text:p>
          </table:table-cell>
          <table:table-cell office:value-type="string">
            <text:p>SYN LEDGER</text:p>
          </table:table-cell>
          <table:table-cell office:value-type="string">
            <text:p>https://icomarks.com/ieo/syn-ledger-IEO</text:p>
          </table:table-cell>
          <table:table-cell table:number-columns-repeated="4"/>
        </table:table-row>
        <table:table-row table:style-name="ro2">
          <table:table-cell office:value-type="float" office:value="4311">
            <text:p>4311</text:p>
          </table:table-cell>
          <table:table-cell office:value-type="string">
            <text:p>Thor</text:p>
          </table:table-cell>
          <table:table-cell office:value-type="string">
            <text:p>https://icomarks.com/ico/thor-token</text:p>
          </table:table-cell>
          <table:table-cell table:number-columns-repeated="4"/>
        </table:table-row>
        <table:table-row table:style-name="ro2">
          <table:table-cell office:value-type="float" office:value="4316">
            <text:p>4316</text:p>
          </table:table-cell>
          <table:table-cell office:value-type="string">
            <text:p>TradeTEX</text:p>
          </table:table-cell>
          <table:table-cell office:value-type="string">
            <text:p>https://icomarks.com/ico/tradetex-exchange</text:p>
          </table:table-cell>
          <table:table-cell table:number-columns-repeated="4"/>
        </table:table-row>
        <table:table-row table:style-name="ro2">
          <table:table-cell office:value-type="float" office:value="4319">
            <text:p>4319</text:p>
          </table:table-cell>
          <table:table-cell office:value-type="string">
            <text:p>TrustED</text:p>
          </table:table-cell>
          <table:table-cell office:value-type="string">
            <text:p>https://icomarks.com/ico/trusted1542578417</text:p>
          </table:table-cell>
          <table:table-cell table:number-columns-repeated="4"/>
        </table:table-row>
        <table:table-row table:style-name="ro2">
          <table:table-cell office:value-type="float" office:value="4325">
            <text:p>4325</text:p>
          </table:table-cell>
          <table:table-cell office:value-type="string">
            <text:p>UZYTH ECOSYSTEm</text:p>
          </table:table-cell>
          <table:table-cell office:value-type="string">
            <text:p>https://icomarks.com/ieo/uzyth-ecosytem</text:p>
          </table:table-cell>
          <table:table-cell table:number-columns-repeated="4"/>
        </table:table-row>
        <table:table-row table:style-name="ro2">
          <table:table-cell office:value-type="float" office:value="4332">
            <text:p>4332</text:p>
          </table:table-cell>
          <table:table-cell office:value-type="string">
            <text:p>Vital</text:p>
          </table:table-cell>
          <table:table-cell office:value-type="string">
            <text:p>https://icomarks.com/ico/vital-neuro-inc</text:p>
          </table:table-cell>
          <table:table-cell table:number-columns-repeated="4"/>
        </table:table-row>
        <table:table-row table:style-name="ro2">
          <table:table-cell office:value-type="float" office:value="4424">
            <text:p>4424</text:p>
          </table:table-cell>
          <table:table-cell office:value-type="string">
            <text:p>Game.com</text:p>
          </table:table-cell>
          <table:table-cell office:value-type="string">
            <text:p>https://icomarks.com/ico/gamecom</text:p>
          </table:table-cell>
          <table:table-cell table:number-columns-repeated="4"/>
        </table:table-row>
        <table:table-row table:style-name="ro2">
          <table:table-cell office:value-type="float" office:value="4465">
            <text:p>4465</text:p>
          </table:table-cell>
          <table:table-cell office:value-type="string">
            <text:p>Lydian</text:p>
          </table:table-cell>
          <table:table-cell office:value-type="string">
            <text:p>https://icomarks.com/ico/lydian-preico</text:p>
          </table:table-cell>
          <table:table-cell table:number-columns-repeated="4"/>
        </table:table-row>
        <table:table-row table:style-name="ro2">
          <table:table-cell office:value-type="float" office:value="4488">
            <text:p>4488</text:p>
          </table:table-cell>
          <table:table-cell office:value-type="string">
            <text:p>P2PEP</text:p>
          </table:table-cell>
          <table:table-cell office:value-type="string">
            <text:p>https://icomarks.com/ico/https-p2pep-com</text:p>
          </table:table-cell>
          <table:table-cell table:number-columns-repeated="4"/>
        </table:table-row>
        <table:table-row table:style-name="ro2">
          <table:table-cell office:value-type="float" office:value="4573">
            <text:p>4573</text:p>
          </table:table-cell>
          <table:table-cell office:value-type="string">
            <text:p>Alfa</text:p>
          </table:table-cell>
          <table:table-cell office:value-type="string">
            <text:p>https://icomarks.com/ico/alfa-coin</text:p>
          </table:table-cell>
          <table:table-cell table:number-columns-repeated="4"/>
        </table:table-row>
        <table:table-row table:style-name="ro2">
          <table:table-cell office:value-type="float" office:value="4640">
            <text:p>4640</text:p>
          </table:table-cell>
          <table:table-cell office:value-type="string">
            <text:p>EOSex</text:p>
          </table:table-cell>
          <table:table-cell office:value-type="string">
            <text:p>https://icomarks.com/ico/eosex1539900255</text:p>
          </table:table-cell>
          <table:table-cell table:number-columns-repeated="4"/>
        </table:table-row>
        <table:table-row table:style-name="ro2">
          <table:table-cell office:value-type="float" office:value="4654">
            <text:p>4654</text:p>
          </table:table-cell>
          <table:table-cell office:value-type="string">
            <text:p>Genuine Fashion</text:p>
          </table:table-cell>
          <table:table-cell office:value-type="string">
            <text:p>https://icomarks.com/ico/genuine-fashion-token </text:p>
          </table:table-cell>
          <table:table-cell table:number-columns-repeated="4"/>
        </table:table-row>
        <table:table-row table:style-name="ro2">
          <table:table-cell office:value-type="float" office:value="4673">
            <text:p>4673</text:p>
          </table:table-cell>
          <table:table-cell office:value-type="string">
            <text:p>Lancor Scientific</text:p>
          </table:table-cell>
          <table:table-cell office:value-type="string">
            <text:p>https://icomarks.com/ico/lancor</text:p>
          </table:table-cell>
          <table:table-cell table:number-columns-repeated="4"/>
        </table:table-row>
        <table:table-row table:style-name="ro2">
          <table:table-cell office:value-type="float" office:value="4749">
            <text:p>4749</text:p>
          </table:table-cell>
          <table:table-cell office:value-type="string">
            <text:p>Talenter</text:p>
          </table:table-cell>
          <table:table-cell office:value-type="string">
            <text:p>https://icomarks.com/ico/talenter-preico</text:p>
          </table:table-cell>
          <table:table-cell table:number-columns-repeated="4"/>
        </table:table-row>
        <table:table-row table:style-name="ro2">
          <table:table-cell office:value-type="float" office:value="4782">
            <text:p>4782</text:p>
          </table:table-cell>
          <table:table-cell office:value-type="string">
            <text:p>B-mail</text:p>
          </table:table-cell>
          <table:table-cell office:value-type="string">
            <text:p>https://icomarks.com/ico/blockchain-e-mail-token</text:p>
          </table:table-cell>
          <table:table-cell table:number-columns-repeated="4"/>
        </table:table-row>
        <table:table-row table:style-name="ro2">
          <table:table-cell office:value-type="float" office:value="4783">
            <text:p>4783</text:p>
          </table:table-cell>
          <table:table-cell office:value-type="string">
            <text:p>BaapPay</text:p>
          </table:table-cell>
          <table:table-cell office:value-type="string">
            <text:p>https://icomarks.com/ico/baappay-1</text:p>
          </table:table-cell>
          <table:table-cell table:number-columns-repeated="4"/>
        </table:table-row>
        <table:table-row table:style-name="ro2">
          <table:table-cell office:value-type="float" office:value="4795">
            <text:p>4795</text:p>
          </table:table-cell>
          <table:table-cell office:value-type="string">
            <text:p>BlockGame</text:p>
          </table:table-cell>
          <table:table-cell office:value-type="string">
            <text:p>https://icomarks.com/ico/blockgame_ico</text:p>
          </table:table-cell>
          <table:table-cell table:number-columns-repeated="4"/>
        </table:table-row>
        <table:table-row table:style-name="ro2">
          <table:table-cell office:value-type="float" office:value="4807">
            <text:p>4807</text:p>
          </table:table-cell>
          <table:table-cell office:value-type="string">
            <text:p>Cryptotask</text:p>
          </table:table-cell>
          <table:table-cell office:value-type="string">
            <text:p>https://icomarks.com/ico/crypto-task</text:p>
          </table:table-cell>
          <table:table-cell table:number-columns-repeated="4"/>
        </table:table-row>
        <table:table-row table:style-name="ro2">
          <table:table-cell office:value-type="float" office:value="4875">
            <text:p>4875</text:p>
          </table:table-cell>
          <table:table-cell office:value-type="string">
            <text:p>OID <text:s/>- Opioid Token</text:p>
          </table:table-cell>
          <table:table-cell office:value-type="string">
            <text:p>https://icomarks.com/ico/oid-opioid-token</text:p>
          </table:table-cell>
          <table:table-cell table:number-columns-repeated="4"/>
        </table:table-row>
        <table:table-row table:style-name="ro2">
          <table:table-cell office:value-type="float" office:value="4906">
            <text:p>4906</text:p>
          </table:table-cell>
          <table:table-cell office:value-type="string">
            <text:p>Stubba</text:p>
          </table:table-cell>
          <table:table-cell office:value-type="string">
            <text:p>https://icomarks.com/ico/stubba-preico</text:p>
          </table:table-cell>
          <table:table-cell table:number-columns-repeated="4"/>
        </table:table-row>
        <table:table-row table:style-name="ro2">
          <table:table-cell office:value-type="float" office:value="4942">
            <text:p>4942</text:p>
          </table:table-cell>
          <table:table-cell office:value-type="string">
            <text:p>AlkebulanCash (One Africa Cryptocurrency)</text:p>
          </table:table-cell>
          <table:table-cell office:value-type="string">
            <text:p>https://icomarks.com/ico/alkebulancash-one-africa-cryptocurrency</text:p>
          </table:table-cell>
          <table:table-cell table:number-columns-repeated="4"/>
        </table:table-row>
        <table:table-row table:style-name="ro2">
          <table:table-cell office:value-type="float" office:value="4974">
            <text:p>4974</text:p>
          </table:table-cell>
          <table:table-cell office:value-type="string">
            <text:p>ELPIS</text:p>
          </table:table-cell>
          <table:table-cell office:value-type="string">
            <text:p>https://icomarks.com/ico/elpis-preico</text:p>
          </table:table-cell>
          <table:table-cell table:number-columns-repeated="4"/>
        </table:table-row>
        <table:table-row table:style-name="ro2">
          <table:table-cell office:value-type="float" office:value="4988">
            <text:p>4988</text:p>
          </table:table-cell>
          <table:table-cell office:value-type="string">
            <text:p>Harapan</text:p>
          </table:table-cell>
          <table:table-cell office:value-type="string">
            <text:p>https://icomarks.com/ico/harapan-coin</text:p>
          </table:table-cell>
          <table:table-cell table:number-columns-repeated="4"/>
        </table:table-row>
        <table:table-row table:style-name="ro2">
          <table:table-cell office:value-type="float" office:value="4995">
            <text:p>4995</text:p>
          </table:table-cell>
          <table:table-cell office:value-type="string">
            <text:p>Indigodma</text:p>
          </table:table-cell>
          <table:table-cell office:value-type="string">
            <text:p>https://icomarks.com/ico/indigo-dma</text:p>
          </table:table-cell>
          <table:table-cell table:number-columns-repeated="4"/>
        </table:table-row>
        <table:table-row table:style-name="ro2">
          <table:table-cell office:value-type="float" office:value="5029">
            <text:p>5029</text:p>
          </table:table-cell>
          <table:table-cell office:value-type="string">
            <text:p>SafeStart</text:p>
          </table:table-cell>
          <table:table-cell office:value-type="string">
            <text:p>https://icomarks.com/ico/safestart-token</text:p>
          </table:table-cell>
          <table:table-cell table:number-columns-repeated="4"/>
        </table:table-row>
        <table:table-row table:style-name="ro2">
          <table:table-cell office:value-type="float" office:value="5048">
            <text:p>5048</text:p>
          </table:table-cell>
          <table:table-cell office:value-type="string">
            <text:p>TTCoin</text:p>
          </table:table-cell>
          <table:table-cell office:value-type="string">
            <text:p>https://icomarks.com/ico/tongtongcoin</text:p>
          </table:table-cell>
          <table:table-cell table:number-columns-repeated="4"/>
        </table:table-row>
        <table:table-row table:style-name="ro2">
          <table:table-cell office:value-type="float" office:value="5082">
            <text:p>5082</text:p>
          </table:table-cell>
          <table:table-cell office:value-type="string">
            <text:p>Digipay Network</text:p>
          </table:table-cell>
          <table:table-cell office:value-type="string">
            <text:p>https://icomarks.com/ico/Digipay-Network</text:p>
          </table:table-cell>
          <table:table-cell table:number-columns-repeated="4"/>
        </table:table-row>
        <table:table-row table:style-name="ro2">
          <table:table-cell office:value-type="float" office:value="5212">
            <text:p>5212</text:p>
          </table:table-cell>
          <table:table-cell office:value-type="string">
            <text:p>Skye Properties</text:p>
          </table:table-cell>
          <table:table-cell office:value-type="string">
            <text:p>https://icomarks.com/ico/skye-properties1510843387</text:p>
          </table:table-cell>
          <table:table-cell table:number-columns-repeated="4"/>
        </table:table-row>
        <table:table-row table:style-name="ro2">
          <table:table-cell office:value-type="float" office:value="5258">
            <text:p>5258</text:p>
          </table:table-cell>
          <table:table-cell office:value-type="string">
            <text:p>FSBT API Token</text:p>
          </table:table-cell>
          <table:table-cell office:value-type="string">
            <text:p>https://icomarks.com/blockchain/forty-seven-bank</text:p>
          </table:table-cell>
          <table:table-cell table:number-columns-repeated="4"/>
        </table:table-row>
        <table:table-row table:style-name="ro2">
          <table:table-cell office:value-type="float" office:value="5302">
            <text:p>5302</text:p>
          </table:table-cell>
          <table:table-cell office:value-type="string">
            <text:p>EXXO</text:p>
          </table:table-cell>
          <table:table-cell office:value-type="string">
            <text:p>https://icomarks.com/ico/exxo-exchange</text:p>
          </table:table-cell>
          <table:table-cell table:number-columns-repeated="4"/>
        </table:table-row>
        <table:table-row table:style-name="ro2">
          <table:table-cell office:value-type="float" office:value="5340">
            <text:p>5340</text:p>
          </table:table-cell>
          <table:table-cell office:value-type="string">
            <text:p>Habricks</text:p>
          </table:table-cell>
          <table:table-cell office:value-type="string">
            <text:p>https://icomarks.com/ico/habricks-coin</text:p>
          </table:table-cell>
          <table:table-cell table:number-columns-repeated="4"/>
        </table:table-row>
        <table:table-row table:style-name="ro2">
          <table:table-cell office:value-type="float" office:value="5427">
            <text:p>5427</text:p>
          </table:table-cell>
          <table:table-cell office:value-type="string">
            <text:p>Swiftex Exchange</text:p>
          </table:table-cell>
          <table:table-cell office:value-type="string">
            <text:p>https://icomarks.com/ico/swiftex</text:p>
          </table:table-cell>
          <table:table-cell table:number-columns-repeated="4"/>
        </table:table-row>
        <table:table-row table:style-name="ro2">
          <table:table-cell office:value-type="float" office:value="5432">
            <text:p>5432</text:p>
          </table:table-cell>
          <table:table-cell office:value-type="string">
            <text:p>BITFINEX</text:p>
          </table:table-cell>
          <table:table-cell office:value-type="string">
            <text:p>https://icomarks.com/ieo/bitfinex1558216862</text:p>
          </table:table-cell>
          <table:table-cell table:number-columns-repeated="4"/>
        </table:table-row>
        <table:table-row table:style-name="ro2">
          <table:table-cell office:value-type="float" office:value="5455">
            <text:p>5455</text:p>
          </table:table-cell>
          <table:table-cell office:value-type="string">
            <text:p>XCon</text:p>
          </table:table-cell>
          <table:table-cell office:value-type="string">
            <text:p>https://icomarks.com/ico/connect-coin1543874466</text:p>
          </table:table-cell>
          <table:table-cell table:number-columns-repeated="4"/>
        </table:table-row>
        <table:table-row table:style-name="ro2">
          <table:table-cell office:value-type="float" office:value="5467">
            <text:p>5467</text:p>
          </table:table-cell>
          <table:table-cell office:value-type="string">
            <text:p>Matic</text:p>
          </table:table-cell>
          <table:table-cell office:value-type="string">
            <text:p>https://icomarks.com/ico/matic-launchpad</text:p>
          </table:table-cell>
          <table:table-cell table:number-columns-repeated="4"/>
        </table:table-row>
        <table:table-row table:style-name="ro2">
          <table:table-cell office:value-type="float" office:value="5483">
            <text:p>5483</text:p>
          </table:table-cell>
          <table:table-cell office:value-type="string">
            <text:p>Poseidon</text:p>
          </table:table-cell>
          <table:table-cell office:value-type="string">
            <text:p>https://icomarks.com/ico/poseidon-foundation</text:p>
          </table:table-cell>
          <table:table-cell table:number-columns-repeated="4"/>
        </table:table-row>
        <table:table-row table:style-name="ro2">
          <table:table-cell office:value-type="float" office:value="5509">
            <text:p>5509</text:p>
          </table:table-cell>
          <table:table-cell office:value-type="string">
            <text:p>Nitro platform token</text:p>
          </table:table-cell>
          <table:table-cell office:value-type="string">
            <text:p>https://icomarks.com/blockchain/nitro-platform-token</text:p>
          </table:table-cell>
          <table:table-cell table:number-columns-repeated="4"/>
        </table:table-row>
        <table:table-row table:style-name="ro2">
          <table:table-cell office:value-type="float" office:value="5520">
            <text:p>5520</text:p>
          </table:table-cell>
          <table:table-cell office:value-type="string">
            <text:p>Ten Billion Coin IEO</text:p>
          </table:table-cell>
          <table:table-cell office:value-type="string">
            <text:p>https://icomarks.com/ieo/ten-billion-coin</text:p>
          </table:table-cell>
          <table:table-cell table:number-columns-repeated="4"/>
        </table:table-row>
        <table:table-row table:style-name="ro2">
          <table:table-cell office:value-type="float" office:value="5543">
            <text:p>5543</text:p>
          </table:table-cell>
          <table:table-cell office:value-type="string">
            <text:p>PDATA</text:p>
          </table:table-cell>
          <table:table-cell office:value-type="string">
            <text:p>https://icomarks.com/ieo/personal-data-democracy</text:p>
          </table:table-cell>
          <table:table-cell table:number-columns-repeated="4"/>
        </table:table-row>
        <table:table-row table:style-name="ro2">
          <table:table-cell office:value-type="float" office:value="5563">
            <text:p>5563</text:p>
          </table:table-cell>
          <table:table-cell office:value-type="string">
            <text:p>H&amp;B Exchange Token</text:p>
          </table:table-cell>
          <table:table-cell office:value-type="string">
            <text:p>https://icomarks.com/ieo/hb-exchange-token</text:p>
          </table:table-cell>
          <table:table-cell table:number-columns-repeated="4"/>
        </table:table-row>
        <table:table-row table:style-name="ro2">
          <table:table-cell office:value-type="float" office:value="5589">
            <text:p>5589</text:p>
          </table:table-cell>
          <table:table-cell office:value-type="string">
            <text:p>Global Crypto Alliance</text:p>
          </table:table-cell>
          <table:table-cell office:value-type="string">
            <text:p>https://icomarks.com/ieo/gca</text:p>
          </table:table-cell>
          <table:table-cell table:number-columns-repeated="4"/>
        </table:table-row>
        <table:table-row table:style-name="ro2">
          <table:table-cell office:value-type="float" office:value="5607">
            <text:p>5607</text:p>
          </table:table-cell>
          <table:table-cell office:value-type="string">
            <text:p>Kuverit</text:p>
          </table:table-cell>
          <table:table-cell office:value-type="string">
            <text:p>https://icomarks.com/airdrop/kuverit</text:p>
          </table:table-cell>
          <table:table-cell table:number-columns-repeated="4"/>
        </table:table-row>
        <table:table-row table:style-name="ro2">
          <table:table-cell office:value-type="float" office:value="5615">
            <text:p>5615</text:p>
          </table:table-cell>
          <table:table-cell office:value-type="string">
            <text:p>Azuma Games</text:p>
          </table:table-cell>
          <table:table-cell office:value-type="string">
            <text:p>https://icomarks.com/ico/Azuma-Games</text:p>
          </table:table-cell>
          <table:table-cell table:number-columns-repeated="4"/>
        </table:table-row>
        <table:table-row table:style-name="ro2">
          <table:table-cell office:value-type="float" office:value="5625">
            <text:p>5625</text:p>
          </table:table-cell>
          <table:table-cell office:value-type="string">
            <text:p>Adrenaline</text:p>
          </table:table-cell>
          <table:table-cell office:value-type="string">
            <text:p>https://icomarks.com/ieo/adrenaline-ai</text:p>
          </table:table-cell>
          <table:table-cell table:number-columns-repeated="4"/>
        </table:table-row>
        <table:table-row table:style-name="ro2">
          <table:table-cell office:value-type="float" office:value="5642">
            <text:p>5642</text:p>
          </table:table-cell>
          <table:table-cell office:value-type="string">
            <text:p>Blackpearl</text:p>
          </table:table-cell>
          <table:table-cell office:value-type="string">
            <text:p>https://icomarks.com/ieo/blackpearlchain</text:p>
          </table:table-cell>
          <table:table-cell table:number-columns-repeated="4"/>
        </table:table-row>
        <table:table-row table:style-name="ro2">
          <table:table-cell office:value-type="float" office:value="5732">
            <text:p>5732</text:p>
          </table:table-cell>
          <table:table-cell office:value-type="string">
            <text:p>KODAK One</text:p>
          </table:table-cell>
          <table:table-cell office:value-type="string">
            <text:p>https://icomarks.com/ico/kodakone</text:p>
          </table:table-cell>
          <table:table-cell table:number-columns-repeated="4"/>
        </table:table-row>
        <table:table-row table:style-name="ro2">
          <table:table-cell office:value-type="float" office:value="5745">
            <text:p>5745</text:p>
          </table:table-cell>
          <table:table-cell office:value-type="string">
            <text:p>Lightning Cash</text:p>
          </table:table-cell>
          <table:table-cell office:value-type="string">
            <text:p>https://icomarks.com/ico/lnch-lightning-cash</text:p>
          </table:table-cell>
          <table:table-cell table:number-columns-repeated="4"/>
        </table:table-row>
        <table:table-row table:style-name="ro2">
          <table:table-cell office:value-type="float" office:value="5755">
            <text:p>5755</text:p>
          </table:table-cell>
          <table:table-cell office:value-type="string">
            <text:p>Bugu</text:p>
          </table:table-cell>
          <table:table-cell office:value-type="string">
            <text:p>https://icomarks.com/ico/httpstmebugunetwork</text:p>
          </table:table-cell>
          <table:table-cell table:number-columns-repeated="4"/>
        </table:table-row>
        <table:table-row table:style-name="ro2">
          <table:table-cell office:value-type="float" office:value="5757">
            <text:p>5757</text:p>
          </table:table-cell>
          <table:table-cell office:value-type="string">
            <text:p>The UXM</text:p>
          </table:table-cell>
          <table:table-cell office:value-type="string">
            <text:p>https://icomarks.com/blockchain/the-ux</text:p>
          </table:table-cell>
          <table:table-cell table:number-columns-repeated="4"/>
        </table:table-row>
        <table:table-row table:style-name="ro2">
          <table:table-cell office:value-type="float" office:value="5758">
            <text:p>5758</text:p>
          </table:table-cell>
          <table:table-cell office:value-type="string">
            <text:p>Gramaton</text:p>
          </table:table-cell>
          <table:table-cell office:value-type="string">
            <text:p>https://icomarks.com/sto/gramaton-token</text:p>
          </table:table-cell>
          <table:table-cell table:number-columns-repeated="4"/>
        </table:table-row>
        <table:table-row table:style-name="ro2">
          <table:table-cell office:value-type="float" office:value="5771">
            <text:p>5771</text:p>
          </table:table-cell>
          <table:table-cell office:value-type="string">
            <text:p>UNCHAINET</text:p>
          </table:table-cell>
          <table:table-cell office:value-type="string">
            <text:p>https://icomarks.com/sto/unet</text:p>
          </table:table-cell>
          <table:table-cell table:number-columns-repeated="4"/>
        </table:table-row>
        <table:table-row table:style-name="ro2">
          <table:table-cell office:value-type="float" office:value="5826">
            <text:p>5826</text:p>
          </table:table-cell>
          <table:table-cell office:value-type="string">
            <text:p>Crypto Cash (Cipher Core token)</text:p>
          </table:table-cell>
          <table:table-cell office:value-type="string">
            <text:p>https://icomarks.com/ieo/crypto-cash-cipher-core-token</text:p>
          </table:table-cell>
          <table:table-cell table:number-columns-repeated="4"/>
        </table:table-row>
        <table:table-row table:style-name="ro2">
          <table:table-cell office:value-type="float" office:value="5830">
            <text:p>5830</text:p>
          </table:table-cell>
          <table:table-cell office:value-type="string">
            <text:p>Respawn Cyber Club</text:p>
          </table:table-cell>
          <table:table-cell office:value-type="string">
            <text:p>https://icomarks.com/ico/cube-1</text:p>
          </table:table-cell>
          <table:table-cell table:number-columns-repeated="4"/>
        </table:table-row>
        <table:table-row table:style-name="ro2">
          <table:table-cell office:value-type="float" office:value="5840">
            <text:p>5840</text:p>
          </table:table-cell>
          <table:table-cell office:value-type="string">
            <text:p>EasyFeedback Token</text:p>
          </table:table-cell>
          <table:table-cell office:value-type="string">
            <text:p>https://icomarks.com/ico/easy-feedback-token</text:p>
          </table:table-cell>
          <table:table-cell table:number-columns-repeated="4"/>
        </table:table-row>
        <table:table-row table:style-name="ro2">
          <table:table-cell office:value-type="float" office:value="5875">
            <text:p>5875</text:p>
          </table:table-cell>
          <table:table-cell office:value-type="string">
            <text:p>TAGZ</text:p>
          </table:table-cell>
          <table:table-cell office:value-type="string">
            <text:p>https://icomarks.com/ico/TAGZ</text:p>
          </table:table-cell>
          <table:table-cell table:number-columns-repeated="4"/>
        </table:table-row>
        <table:table-row table:style-name="ro2">
          <table:table-cell office:value-type="float" office:value="5895">
            <text:p>5895</text:p>
          </table:table-cell>
          <table:table-cell office:value-type="string">
            <text:p>MoneyMaking AI</text:p>
          </table:table-cell>
          <table:table-cell office:value-type="string">
            <text:p>https://icomarks.com/ico/moneymaking</text:p>
          </table:table-cell>
          <table:table-cell table:number-columns-repeated="4"/>
        </table:table-row>
        <table:table-row table:style-name="ro2">
          <table:table-cell office:value-type="float" office:value="5918">
            <text:p>5918</text:p>
          </table:table-cell>
          <table:table-cell office:value-type="string">
            <text:p>Liber T token</text:p>
          </table:table-cell>
          <table:table-cell office:value-type="string">
            <text:p>https://icomarks.com/ico/liberttoken</text:p>
          </table:table-cell>
          <table:table-cell table:number-columns-repeated="4"/>
        </table:table-row>
        <table:table-row table:style-name="ro2">
          <table:table-cell office:value-type="float" office:value="5922">
            <text:p>5922</text:p>
          </table:table-cell>
          <table:table-cell office:value-type="string">
            <text:p>Vivo Capital</text:p>
          </table:table-cell>
          <table:table-cell office:value-type="string">
            <text:p>https://icomarks.com/ico/vivocapital</text:p>
          </table:table-cell>
          <table:table-cell table:number-columns-repeated="4"/>
        </table:table-row>
        <table:table-row table:style-name="ro2">
          <table:table-cell office:value-type="float" office:value="5949">
            <text:p>5949</text:p>
          </table:table-cell>
          <table:table-cell office:value-type="string">
            <text:p>OkGlobal</text:p>
          </table:table-cell>
          <table:table-cell office:value-type="string">
            <text:p>https://icomarks.com/ico/okglobal-coin-switch</text:p>
          </table:table-cell>
          <table:table-cell table:number-columns-repeated="4"/>
        </table:table-row>
        <table:table-row table:style-name="ro2">
          <table:table-cell office:value-type="float" office:value="5954">
            <text:p>5954</text:p>
          </table:table-cell>
          <table:table-cell office:value-type="string">
            <text:p>Devil?s Dragon</text:p>
          </table:table-cell>
          <table:table-cell office:value-type="string">
            <text:p>https://icomarks.com/ico/devils-dragon</text:p>
          </table:table-cell>
          <table:table-cell table:number-columns-repeated="4"/>
        </table:table-row>
        <table:table-row table:style-name="ro2">
          <table:table-cell office:value-type="float" office:value="5962">
            <text:p>5962</text:p>
          </table:table-cell>
          <table:table-cell office:value-type="string">
            <text:p>SableAssent</text:p>
          </table:table-cell>
          <table:table-cell office:value-type="string">
            <text:p>https://icomarks.com/ieo/sable-coin</text:p>
          </table:table-cell>
          <table:table-cell table:number-columns-repeated="4"/>
        </table:table-row>
        <table:table-row table:style-name="ro2">
          <table:table-cell office:value-type="float" office:value="5967">
            <text:p>5967</text:p>
          </table:table-cell>
          <table:table-cell office:value-type="string">
            <text:p>Hey, Be Well</text:p>
          </table:table-cell>
          <table:table-cell office:value-type="string">
            <text:p>https://icomarks.com/ico/hey-be-well</text:p>
          </table:table-cell>
          <table:table-cell table:number-columns-repeated="4"/>
        </table:table-row>
        <table:table-row table:style-name="ro2">
          <table:table-cell office:value-type="float" office:value="5980">
            <text:p>5980</text:p>
          </table:table-cell>
          <table:table-cell office:value-type="string">
            <text:p>CryptoDaily Token</text:p>
          </table:table-cell>
          <table:table-cell office:value-type="string">
            <text:p>https://icomarks.com/ieo/the-crdt-project</text:p>
          </table:table-cell>
          <table:table-cell table:number-columns-repeated="4"/>
        </table:table-row>
        <table:table-row table:style-name="ro2">
          <table:table-cell office:value-type="float" office:value="6002">
            <text:p>6002</text:p>
          </table:table-cell>
          <table:table-cell office:value-type="string">
            <text:p>NETZ</text:p>
          </table:table-cell>
          <table:table-cell office:value-type="string">
            <text:p>https://icomarks.com/sto/netzero</text:p>
          </table:table-cell>
          <table:table-cell table:number-columns-repeated="4"/>
        </table:table-row>
        <table:table-row table:style-name="ro2">
          <table:table-cell office:value-type="float" office:value="6008">
            <text:p>6008</text:p>
          </table:table-cell>
          <table:table-cell office:value-type="string">
            <text:p>EasyDex</text:p>
          </table:table-cell>
          <table:table-cell office:value-type="string">
            <text:p>https://icomarks.com/ico/EasyDex</text:p>
          </table:table-cell>
          <table:table-cell table:number-columns-repeated="4"/>
        </table:table-row>
        <table:table-row table:style-name="ro2">
          <table:table-cell office:value-type="float" office:value="6069">
            <text:p>6069</text:p>
          </table:table-cell>
          <table:table-cell office:value-type="string">
            <text:p>SatoDefi</text:p>
          </table:table-cell>
          <table:table-cell office:value-type="string">
            <text:p>https://icomarks.com/airdrop/sato-defi</text:p>
          </table:table-cell>
          <table:table-cell table:number-columns-repeated="4"/>
        </table:table-row>
        <table:table-row table:style-name="ro2">
          <table:table-cell office:value-type="float" office:value="6092">
            <text:p>6092</text:p>
          </table:table-cell>
          <table:table-cell office:value-type="string">
            <text:p>Barter Smartplace</text:p>
          </table:table-cell>
          <table:table-cell office:value-type="string">
            <text:p>https://icomarks.com/ieo/barter-smarplace</text:p>
          </table:table-cell>
          <table:table-cell table:number-columns-repeated="4"/>
        </table:table-row>
        <table:table-row table:style-name="ro2">
          <table:table-cell office:value-type="float" office:value="6143">
            <text:p>6143</text:p>
          </table:table-cell>
          <table:table-cell office:value-type="string">
            <text:p>Creditor Data Platform</text:p>
          </table:table-cell>
          <table:table-cell office:value-type="string">
            <text:p>https://icomarks.com/ico/creditor</text:p>
          </table:table-cell>
          <table:table-cell table:number-columns-repeated="4"/>
        </table:table-row>
        <table:table-row table:style-name="ro2">
          <table:table-cell office:value-type="float" office:value="6159">
            <text:p>6159</text:p>
          </table:table-cell>
          <table:table-cell office:value-type="string">
            <text:p>Netcurrencyindex</text:p>
          </table:table-cell>
          <table:table-cell office:value-type="string">
            <text:p>https://icomarks.com/ieo/netcurrencyindexIEO</text:p>
          </table:table-cell>
          <table:table-cell table:number-columns-repeated="4"/>
        </table:table-row>
        <table:table-row table:style-name="ro2">
          <table:table-cell office:value-type="float" office:value="6163">
            <text:p>6163</text:p>
          </table:table-cell>
          <table:table-cell office:value-type="string">
            <text:p>Weave</text:p>
          </table:table-cell>
          <table:table-cell office:value-type="string">
            <text:p>https://icomarks.com/ico/arweave</text:p>
          </table:table-cell>
          <table:table-cell table:number-columns-repeated="4"/>
        </table:table-row>
        <table:table-row table:style-name="ro2">
          <table:table-cell office:value-type="float" office:value="6166">
            <text:p>6166</text:p>
          </table:table-cell>
          <table:table-cell office:value-type="string">
            <text:p>Nano Mining Token</text:p>
          </table:table-cell>
          <table:table-cell office:value-type="string">
            <text:p>https://icomarks.com/ico/nano-mining-token-ico</text:p>
          </table:table-cell>
          <table:table-cell table:number-columns-repeated="4"/>
        </table:table-row>
        <table:table-row table:style-name="ro2">
          <table:table-cell office:value-type="float" office:value="6177">
            <text:p>6177</text:p>
          </table:table-cell>
          <table:table-cell office:value-type="string">
            <text:p>Render Token</text:p>
          </table:table-cell>
          <table:table-cell office:value-type="string">
            <text:p>https://icomarks.com/ico/render-token-rndr</text:p>
          </table:table-cell>
          <table:table-cell table:number-columns-repeated="4"/>
        </table:table-row>
        <table:table-row table:style-name="ro2">
          <table:table-cell office:value-type="float" office:value="6188">
            <text:p>6188</text:p>
          </table:table-cell>
          <table:table-cell office:value-type="string">
            <text:p>BullionsChain</text:p>
          </table:table-cell>
          <table:table-cell office:value-type="string">
            <text:p>https://icomarks.com/airdrop/bullionschainairdrop</text:p>
          </table:table-cell>
          <table:table-cell table:number-columns-repeated="4"/>
        </table:table-row>
        <table:table-row table:style-name="ro2">
          <table:table-cell office:value-type="float" office:value="6198">
            <text:p>6198</text:p>
          </table:table-cell>
          <table:table-cell office:value-type="string">
            <text:p>Topl</text:p>
          </table:table-cell>
          <table:table-cell office:value-type="string">
            <text:p>https://icomarks.com/ico/toplancer</text:p>
          </table:table-cell>
          <table:table-cell table:number-columns-repeated="4"/>
        </table:table-row>
        <table:table-row table:style-name="ro2">
          <table:table-cell office:value-type="float" office:value="6205">
            <text:p>6205</text:p>
          </table:table-cell>
          <table:table-cell office:value-type="string">
            <text:p>CFX Quantum</text:p>
          </table:table-cell>
          <table:table-cell office:value-type="string">
            <text:p>https://icomarks.com/ieo/cfx-quantumIEO</text:p>
          </table:table-cell>
          <table:table-cell table:number-columns-repeated="4"/>
        </table:table-row>
        <table:table-row table:style-name="ro2">
          <table:table-cell office:value-type="float" office:value="6258">
            <text:p>6258</text:p>
          </table:table-cell>
          <table:table-cell office:value-type="string">
            <text:p>StableCoins by Platinum Q DAO Engineering</text:p>
          </table:table-cell>
          <table:table-cell office:value-type="string">
            <text:p>https://icomarks.com/ieo/q-dao</text:p>
          </table:table-cell>
          <table:table-cell table:number-columns-repeated="4"/>
        </table:table-row>
        <table:table-row table:style-name="ro2">
          <table:table-cell office:value-type="float" office:value="6269">
            <text:p>6269</text:p>
          </table:table-cell>
          <table:table-cell office:value-type="string">
            <text:p>Walnut Ventures</text:p>
          </table:table-cell>
          <table:table-cell office:value-type="string">
            <text:p>https://icomarks.com/ico/ito-assendelft</text:p>
          </table:table-cell>
          <table:table-cell table:number-columns-repeated="4"/>
        </table:table-row>
        <table:table-row table:style-name="ro2">
          <table:table-cell office:value-type="float" office:value="6288">
            <text:p>6288</text:p>
          </table:table-cell>
          <table:table-cell office:value-type="string">
            <text:p>MySafeHouse</text:p>
          </table:table-cell>
          <table:table-cell office:value-type="string">
            <text:p>https://icomarks.com/ico/mysafehouse-msw</text:p>
          </table:table-cell>
          <table:table-cell table:number-columns-repeated="4"/>
        </table:table-row>
        <table:table-row table:style-name="ro2">
          <table:table-cell office:value-type="float" office:value="6328">
            <text:p>6328</text:p>
          </table:table-cell>
          <table:table-cell office:value-type="string">
            <text:p>SharkTrade</text:p>
          </table:table-cell>
          <table:table-cell office:value-type="string">
            <text:p>https://icomarks.com/airdrop/shark-trade</text:p>
          </table:table-cell>
          <table:table-cell table:number-columns-repeated="4"/>
        </table:table-row>
        <table:table-row table:style-name="ro2">
          <table:table-cell office:value-type="float" office:value="6332">
            <text:p>6332</text:p>
          </table:table-cell>
          <table:table-cell office:value-type="string">
            <text:p>Pinect</text:p>
          </table:table-cell>
          <table:table-cell office:value-type="string">
            <text:p>https://icomarks.com/ico/youtopin</text:p>
          </table:table-cell>
          <table:table-cell table:number-columns-repeated="4"/>
        </table:table-row>
        <table:table-row table:style-name="ro2">
          <table:table-cell office:value-type="float" office:value="6393">
            <text:p>6393</text:p>
          </table:table-cell>
          <table:table-cell office:value-type="string">
            <text:p>MetaGame</text:p>
          </table:table-cell>
          <table:table-cell office:value-type="string">
            <text:p>https://icomarks.com/ico/metagame1</text:p>
          </table:table-cell>
          <table:table-cell table:number-columns-repeated="4"/>
        </table:table-row>
        <table:table-row table:style-name="ro2">
          <table:table-cell office:value-type="float" office:value="6408">
            <text:p>6408</text:p>
          </table:table-cell>
          <table:table-cell office:value-type="string">
            <text:p>WealthSharingSystems (ETHWSS)</text:p>
          </table:table-cell>
          <table:table-cell office:value-type="string">
            <text:p>https://icomarks.com/ico/wealthsharingsystems-ethwss</text:p>
          </table:table-cell>
          <table:table-cell table:number-columns-repeated="4"/>
        </table:table-row>
        <table:table-row table:style-name="ro2">
          <table:table-cell office:value-type="float" office:value="6412">
            <text:p>6412</text:p>
          </table:table-cell>
          <table:table-cell office:value-type="string">
            <text:p>Global DeFi</text:p>
          </table:table-cell>
          <table:table-cell office:value-type="string">
            <text:p>https://icomarks.com/ico/global-defi-platform</text:p>
          </table:table-cell>
          <table:table-cell table:number-columns-repeated="4"/>
        </table:table-row>
        <table:table-row table:style-name="ro2">
          <table:table-cell office:value-type="float" office:value="6415">
            <text:p>6415</text:p>
          </table:table-cell>
          <table:table-cell office:value-type="string">
            <text:p>Prinz</text:p>
          </table:table-cell>
          <table:table-cell office:value-type="string">
            <text:p>https://icomarks.com/ico/prinzfinance</text:p>
          </table:table-cell>
          <table:table-cell table:number-columns-repeated="4"/>
        </table:table-row>
        <table:table-row table:style-name="ro2">
          <table:table-cell office:value-type="float" office:value="12316">
            <text:p>12316</text:p>
          </table:table-cell>
          <table:table-cell office:value-type="string">
            <text:p>VenusEnergy</text:p>
          </table:table-cell>
          <table:table-cell office:value-type="string">
            <text:p>https://icomarks.com/ieo/VenusEnergy</text:p>
          </table:table-cell>
          <table:table-cell table:number-columns-repeated="4"/>
        </table:table-row>
        <table:table-row table:style-name="ro2">
          <table:table-cell office:value-type="float" office:value="1553">
            <text:p>1553</text:p>
          </table:table-cell>
          <table:table-cell office:value-type="string">
            <text:p>HydroMiner</text:p>
          </table:table-cell>
          <table:table-cell office:value-type="string">
            <text:p>https://icomarks.com/ico/HydroMiner</text:p>
          </table:table-cell>
          <table:table-cell table:number-columns-repeated="4"/>
        </table:table-row>
        <table:table-row table:style-name="ro2">
          <table:table-cell office:value-type="float" office:value="8483">
            <text:p>8483</text:p>
          </table:table-cell>
          <table:table-cell office:value-type="string">
            <text:p>Emyron Coin</text:p>
          </table:table-cell>
          <table:table-cell office:value-type="string">
            <text:p>https://icomarks.com/ico/Emyron-Coin</text:p>
          </table:table-cell>
          <table:table-cell table:number-columns-repeated="4"/>
        </table:table-row>
        <table:table-row table:style-name="ro2">
          <table:table-cell office:value-type="float" office:value="21656">
            <text:p>21656</text:p>
          </table:table-cell>
          <table:table-cell office:value-type="string">
            <text:p>CCET Project</text:p>
          </table:table-cell>
          <table:table-cell office:value-type="string">
            <text:p>https://icomarks.com/ico/ccet-project</text:p>
          </table:table-cell>
          <table:table-cell table:number-columns-repeated="4"/>
        </table:table-row>
        <table:table-row table:style-name="ro2">
          <table:table-cell office:value-type="float" office:value="2732">
            <text:p>2732</text:p>
          </table:table-cell>
          <table:table-cell office:value-type="string">
            <text:p>Skychain</text:p>
          </table:table-cell>
          <table:table-cell office:value-type="string">
            <text:p>https://icomarks.com/ico/Skychain</text:p>
          </table:table-cell>
          <table:table-cell table:number-columns-repeated="4"/>
        </table:table-row>
        <table:table-row table:style-name="ro2">
          <table:table-cell office:value-type="float" office:value="11647">
            <text:p>11647</text:p>
          </table:table-cell>
          <table:table-cell office:value-type="string">
            <text:p>Minery</text:p>
          </table:table-cell>
          <table:table-cell office:value-type="string">
            <text:p>https://icomarks.com/ico/Minery</text:p>
          </table:table-cell>
          <table:table-cell table:number-columns-repeated="4"/>
        </table:table-row>
        <table:table-row table:style-name="ro2">
          <table:table-cell office:value-type="float" office:value="4719">
            <text:p>4719</text:p>
          </table:table-cell>
          <table:table-cell office:value-type="string">
            <text:p>XiWATT</text:p>
          </table:table-cell>
          <table:table-cell office:value-type="string">
            <text:p>https://icomarks.com/ico/XiWATT</text:p>
          </table:table-cell>
          <table:table-cell table:number-columns-repeated="4"/>
        </table:table-row>
        <table:table-row table:style-name="ro2">
          <table:table-cell office:value-type="float" office:value="13271">
            <text:p>13271</text:p>
          </table:table-cell>
          <table:table-cell office:value-type="string">
            <text:p>GreenX</text:p>
          </table:table-cell>
          <table:table-cell office:value-type="string">
            <text:p>https://icomarks.com/ico/GreenX</text:p>
          </table:table-cell>
          <table:table-cell table:number-columns-repeated="4"/>
        </table:table-row>
        <table:table-row table:style-name="ro2">
          <table:table-cell office:value-type="float" office:value="7790">
            <text:p>7790</text:p>
          </table:table-cell>
          <table:table-cell office:value-type="string">
            <text:p>TraXion</text:p>
          </table:table-cell>
          <table:table-cell office:value-type="string">
            <text:p>https://icomarks.com/ico/TraXion</text:p>
          </table:table-cell>
          <table:table-cell table:number-columns-repeated="4"/>
        </table:table-row>
        <table:table-row table:style-name="ro2">
          <table:table-cell office:value-type="float" office:value="17767">
            <text:p>17767</text:p>
          </table:table-cell>
          <table:table-cell office:value-type="string">
            <text:p>Grapevine World</text:p>
          </table:table-cell>
          <table:table-cell office:value-type="string">
            <text:p>https://icomarks.com/ico/Grapevine</text:p>
          </table:table-cell>
          <table:table-cell table:number-columns-repeated="4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DENTALFIX</text:p>
          </table:table-cell>
          <table:table-cell office:value-type="string">
            <text:p>https://icomarks.com/ico/DENTALFIX</text:p>
          </table:table-cell>
          <table:table-cell table:number-columns-repeated="4"/>
        </table:table-row>
        <table:table-row table:style-name="ro2">
          <table:table-cell office:value-type="float" office:value="1508">
            <text:p>1508</text:p>
          </table:table-cell>
          <table:table-cell office:value-type="string">
            <text:p>Robomed Network</text:p>
          </table:table-cell>
          <table:table-cell office:value-type="string">
            <text:p>https://icomarks.com/ico/Robomed-Network</text:p>
          </table:table-cell>
          <table:table-cell table:number-columns-repeated="4"/>
        </table:table-row>
        <table:table-row table:style-name="ro2">
          <table:table-cell office:value-type="float" office:value="1525">
            <text:p>1525</text:p>
          </table:table-cell>
          <table:table-cell office:value-type="string">
            <text:p>WHA Project</text:p>
          </table:table-cell>
          <table:table-cell office:value-type="string">
            <text:p>https://icomarks.com/ico/WHA-Project</text:p>
          </table:table-cell>
          <table:table-cell table:number-columns-repeated="4"/>
        </table:table-row>
        <table:table-row table:style-name="ro2">
          <table:table-cell office:value-type="float" office:value="2513">
            <text:p>2513</text:p>
          </table:table-cell>
          <table:table-cell office:value-type="string">
            <text:p>Synthium Health</text:p>
          </table:table-cell>
          <table:table-cell office:value-type="string">
            <text:p>https://icomarks.com/ico/Synthium-Health</text:p>
          </table:table-cell>
          <table:table-cell table:number-columns-repeated="4"/>
        </table:table-row>
        <table:table-row table:style-name="ro2">
          <table:table-cell office:value-type="float" office:value="3074">
            <text:p>3074</text:p>
          </table:table-cell>
          <table:table-cell office:value-type="string">
            <text:p>Healthureum</text:p>
          </table:table-cell>
          <table:table-cell office:value-type="string">
            <text:p>https://icomarks.com/ico/Healthureum</text:p>
          </table:table-cell>
          <table:table-cell table:number-columns-repeated="4"/>
        </table:table-row>
        <table:table-row table:style-name="ro2">
          <table:table-cell office:value-type="float" office:value="3358">
            <text:p>3358</text:p>
          </table:table-cell>
          <table:table-cell office:value-type="string">
            <text:p>WELL</text:p>
          </table:table-cell>
          <table:table-cell office:value-type="string">
            <text:p>https://icomarks.com/ico/WELL</text:p>
          </table:table-cell>
          <table:table-cell table:number-columns-repeated="4"/>
        </table:table-row>
        <table:table-row table:style-name="ro2">
          <table:table-cell office:value-type="float" office:value="10123">
            <text:p>10123</text:p>
          </table:table-cell>
          <table:table-cell office:value-type="string">
            <text:p>MedicoHealth</text:p>
          </table:table-cell>
          <table:table-cell office:value-type="string">
            <text:p>https://icomarks.com/ico/MedicoHealth</text:p>
          </table:table-cell>
          <table:table-cell table:number-columns-repeated="4"/>
        </table:table-row>
        <table:table-row table:style-name="ro2">
          <table:table-cell office:value-type="float" office:value="11865">
            <text:p>11865</text:p>
          </table:table-cell>
          <table:table-cell office:value-type="string">
            <text:p>Escobarcoin</text:p>
          </table:table-cell>
          <table:table-cell office:value-type="string">
            <text:p>https://icomarks.com/ico/Escobarcoin</text:p>
          </table:table-cell>
          <table:table-cell table:number-columns-repeated="4"/>
        </table:table-row>
        <table:table-row table:style-name="ro2">
          <table:table-cell office:value-type="float" office:value="13535">
            <text:p>13535</text:p>
          </table:table-cell>
          <table:table-cell office:value-type="string">
            <text:p>flyCARE</text:p>
          </table:table-cell>
          <table:table-cell office:value-type="string">
            <text:p>https://icomarks.com/ico/flyCARE</text:p>
          </table:table-cell>
          <table:table-cell table:number-columns-repeated="4"/>
        </table:table-row>
        <table:table-row table:style-name="ro2">
          <table:table-cell office:value-type="float" office:value="16818">
            <text:p>16818</text:p>
          </table:table-cell>
          <table:table-cell office:value-type="string">
            <text:p>Helix3</text:p>
          </table:table-cell>
          <table:table-cell office:value-type="string">
            <text:p>https://icomarks.com/ico/Helix3</text:p>
          </table:table-cell>
          <table:table-cell table:number-columns-repeated="4"/>
        </table:table-row>
        <table:table-row table:style-name="ro2">
          <table:table-cell office:value-type="float" office:value="21233">
            <text:p>21233</text:p>
          </table:table-cell>
          <table:table-cell office:value-type="string">
            <text:p>dClinic</text:p>
          </table:table-cell>
          <table:table-cell office:value-type="string">
            <text:p>https://icomarks.com/ico/dClinic</text:p>
          </table:table-cell>
          <table:table-cell table:number-columns-repeated="4"/>
        </table:table-row>
        <table:table-row table:style-name="ro2">
          <table:table-cell office:value-type="float" office:value="21246">
            <text:p>21246</text:p>
          </table:table-cell>
          <table:table-cell office:value-type="string">
            <text:p>CareParrot</text:p>
          </table:table-cell>
          <table:table-cell office:value-type="string">
            <text:p>https://icomarks.com/ico/CareParrot</text:p>
          </table:table-cell>
          <table:table-cell table:number-columns-repeated="4"/>
        </table:table-row>
        <table:table-row table:style-name="ro2">
          <table:table-cell office:value-type="float" office:value="22150">
            <text:p>22150</text:p>
          </table:table-cell>
          <table:table-cell office:value-type="string">
            <text:p>BitMED</text:p>
          </table:table-cell>
          <table:table-cell office:value-type="string">
            <text:p>https://icomarks.com/ico/BitMED</text:p>
          </table:table-cell>
          <table:table-cell table:number-columns-repeated="4"/>
        </table:table-row>
        <table:table-row table:style-name="ro2">
          <table:table-cell office:value-type="float" office:value="5113">
            <text:p>5113</text:p>
          </table:table-cell>
          <table:table-cell office:value-type="string">
            <text:p>KWHCoin</text:p>
          </table:table-cell>
          <table:table-cell office:value-type="string">
            <text:p>https://icomarks.com/ico/KWHCoin</text:p>
          </table:table-cell>
          <table:table-cell table:number-columns-repeated="4"/>
        </table:table-row>
        <table:table-row table:style-name="ro2">
          <table:table-cell office:value-type="float" office:value="5759">
            <text:p>5759</text:p>
          </table:table-cell>
          <table:table-cell office:value-type="string">
            <text:p>NiQBiX</text:p>
          </table:table-cell>
          <table:table-cell office:value-type="string">
            <text:p>https://icomarks.com/ico/NiQBiX</text:p>
          </table:table-cell>
          <table:table-cell table:number-columns-repeated="4"/>
        </table:table-row>
        <table:table-row table:style-name="ro2">
          <table:table-cell office:value-type="float" office:value="18784">
            <text:p>18784</text:p>
          </table:table-cell>
          <table:table-cell office:value-type="string">
            <text:p>Bitminer Factory</text:p>
          </table:table-cell>
          <table:table-cell office:value-type="string">
            <text:p>https://icomarks.com/ico/Bitminer-Factory</text:p>
          </table:table-cell>
          <table:table-cell table:number-columns-repeated="4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Blocklancer</text:p>
          </table:table-cell>
          <table:table-cell office:value-type="string">
            <text:p>https://icomarks.com/ico/Blocklancer</text:p>
          </table:table-cell>
          <table:table-cell table:number-columns-repeated="4"/>
        </table:table-row>
        <table:table-row table:style-name="ro2">
          <table:table-cell office:value-type="float" office:value="1919">
            <text:p>1919</text:p>
          </table:table-cell>
          <table:table-cell office:value-type="string">
            <text:p>CyberTrust</text:p>
          </table:table-cell>
          <table:table-cell office:value-type="string">
            <text:p>https://icomarks.com/ico/CyberTrust</text:p>
          </table:table-cell>
          <table:table-cell table:number-columns-repeated="4"/>
        </table:table-row>
        <table:table-row table:style-name="ro2">
          <table:table-cell office:value-type="float" office:value="12178">
            <text:p>12178</text:p>
          </table:table-cell>
          <table:table-cell office:value-type="string">
            <text:p>Airchain Network</text:p>
          </table:table-cell>
          <table:table-cell office:value-type="string">
            <text:p>https://icomarks.com/ico/Airchain-Network</text:p>
          </table:table-cell>
          <table:table-cell table:number-columns-repeated="4"/>
        </table:table-row>
        <table:table-row table:style-name="ro2">
          <table:table-cell office:value-type="float" office:value="18054">
            <text:p>18054</text:p>
          </table:table-cell>
          <table:table-cell office:value-type="string">
            <text:p>Laccoin</text:p>
          </table:table-cell>
          <table:table-cell office:value-type="string">
            <text:p>https://icomarks.com/ico/Laccoin</text:p>
          </table:table-cell>
          <table:table-cell table:number-columns-repeated="4"/>
        </table:table-row>
        <table:table-row table:style-name="ro2">
          <table:table-cell office:value-type="float" office:value="8623">
            <text:p>8623</text:p>
          </table:table-cell>
          <table:table-cell office:value-type="string">
            <text:p>TRIPBIT</text:p>
          </table:table-cell>
          <table:table-cell office:value-type="string">
            <text:p>https://icomarks.com/ico/TRIPBIT</text:p>
          </table:table-cell>
          <table:table-cell table:number-columns-repeated="4"/>
        </table:table-row>
        <table:table-row table:style-name="ro2">
          <table:table-cell office:value-type="float" office:value="19556">
            <text:p>19556</text:p>
          </table:table-cell>
          <table:table-cell office:value-type="string">
            <text:p>Sansox</text:p>
          </table:table-cell>
          <table:table-cell office:value-type="string">
            <text:p>https://icomarks.com/ico/Sansox</text:p>
          </table:table-cell>
          <table:table-cell table:number-columns-repeated="4"/>
        </table:table-row>
        <table:table-row table:style-name="ro2">
          <table:table-cell office:value-type="float" office:value="21179">
            <text:p>21179</text:p>
          </table:table-cell>
          <table:table-cell office:value-type="string">
            <text:p>BEATRĪX</text:p>
          </table:table-cell>
          <table:table-cell office:value-type="string">
            <text:p>https://icomarks.com/ico/BEATRĪX</text:p>
          </table:table-cell>
          <table:table-cell table:number-columns-repeated="4"/>
        </table:table-row>
        <table:table-row table:style-name="ro2">
          <table:table-cell office:value-type="float" office:value="21326">
            <text:p>21326</text:p>
          </table:table-cell>
          <table:table-cell office:value-type="string">
            <text:p>SprinkleCoin</text:p>
          </table:table-cell>
          <table:table-cell office:value-type="string">
            <text:p>https://icomarks.com/ico/SprinkleCoin</text:p>
          </table:table-cell>
          <table:table-cell table:number-columns-repeated="4"/>
        </table:table-row>
        <table:table-row table:style-name="ro2">
          <table:table-cell office:value-type="float" office:value="1608">
            <text:p>1608</text:p>
          </table:table-cell>
          <table:table-cell office:value-type="string">
            <text:p>Simple Token</text:p>
          </table:table-cell>
          <table:table-cell office:value-type="string">
            <text:p>https://icomarks.com/ico/Simple-Token</text:p>
          </table:table-cell>
          <table:table-cell table:number-columns-repeated="4"/>
        </table:table-row>
        <table:table-row table:style-name="ro2">
          <table:table-cell office:value-type="float" office:value="3708">
            <text:p>3708</text:p>
          </table:table-cell>
          <table:table-cell office:value-type="string">
            <text:p>eWaiter</text:p>
          </table:table-cell>
          <table:table-cell office:value-type="string">
            <text:p>https://icomarks.com/ico/eWaiter</text:p>
          </table:table-cell>
          <table:table-cell table:number-columns-repeated="4"/>
        </table:table-row>
        <table:table-row table:style-name="ro2">
          <table:table-cell office:value-type="float" office:value="4465">
            <text:p>4465</text:p>
          </table:table-cell>
          <table:table-cell office:value-type="string">
            <text:p>CVProof</text:p>
          </table:table-cell>
          <table:table-cell office:value-type="string">
            <text:p>https://icomarks.com/ico/CVProof</text:p>
          </table:table-cell>
          <table:table-cell table:number-columns-repeated="4"/>
        </table:table-row>
        <table:table-row table:style-name="ro2">
          <table:table-cell office:value-type="float" office:value="6070">
            <text:p>6070</text:p>
          </table:table-cell>
          <table:table-cell office:value-type="string">
            <text:p>LanceChain</text:p>
          </table:table-cell>
          <table:table-cell office:value-type="string">
            <text:p>https://icomarks.com/ico/LanceChain</text:p>
          </table:table-cell>
          <table:table-cell table:number-columns-repeated="4"/>
        </table:table-row>
        <table:table-row table:style-name="ro2">
          <table:table-cell office:value-type="float" office:value="7424">
            <text:p>7424</text:p>
          </table:table-cell>
          <table:table-cell office:value-type="string">
            <text:p>FAIMA</text:p>
          </table:table-cell>
          <table:table-cell office:value-type="string">
            <text:p>https://icomarks.com/ico/FAIMA</text:p>
          </table:table-cell>
          <table:table-cell table:number-columns-repeated="4"/>
        </table:table-row>
        <table:table-row table:style-name="ro2">
          <table:table-cell office:value-type="float" office:value="8473">
            <text:p>8473</text:p>
          </table:table-cell>
          <table:table-cell office:value-type="string">
            <text:p>Etheal</text:p>
          </table:table-cell>
          <table:table-cell office:value-type="string">
            <text:p>https://icomarks.com/ico/Etheal</text:p>
          </table:table-cell>
          <table:table-cell table:number-columns-repeated="4"/>
        </table:table-row>
        <table:table-row table:style-name="ro2">
          <table:table-cell office:value-type="float" office:value="12405">
            <text:p>12405</text:p>
          </table:table-cell>
          <table:table-cell office:value-type="string">
            <text:p>BullToken</text:p>
          </table:table-cell>
          <table:table-cell office:value-type="string">
            <text:p>https://icomarks.com/ico/BullToken</text:p>
          </table:table-cell>
          <table:table-cell table:number-columns-repeated="4"/>
        </table:table-row>
        <table:table-row table:style-name="ro2">
          <table:table-cell office:value-type="float" office:value="13359">
            <text:p>13359</text:p>
          </table:table-cell>
          <table:table-cell office:value-type="string">
            <text:p>Doctor Smart</text:p>
          </table:table-cell>
          <table:table-cell office:value-type="string">
            <text:p>https://icomarks.com/ico/Doctor-Smart</text:p>
          </table:table-cell>
          <table:table-cell table:number-columns-repeated="4"/>
        </table:table-row>
        <table:table-row table:style-name="ro2">
          <table:table-cell office:value-type="float" office:value="22626">
            <text:p>22626</text:p>
          </table:table-cell>
          <table:table-cell office:value-type="string">
            <text:p>Auxledger</text:p>
          </table:table-cell>
          <table:table-cell office:value-type="string">
            <text:p>https://icomarks.com/ico/Auxledger</text:p>
          </table:table-cell>
          <table:table-cell table:number-columns-repeated="4"/>
        </table:table-row>
        <table:table-row table:style-name="ro2">
          <table:table-cell office:value-type="float" office:value="8744">
            <text:p>8744</text:p>
          </table:table-cell>
          <table:table-cell office:value-type="string">
            <text:p>Medcash</text:p>
          </table:table-cell>
          <table:table-cell office:value-type="string">
            <text:p>https://icomarks.com/ico/Medcash</text:p>
          </table:table-cell>
          <table:table-cell table:number-columns-repeated="4"/>
        </table:table-row>
        <table:table-row table:style-name="ro2">
          <table:table-cell office:value-type="float" office:value="13131">
            <text:p>13131</text:p>
          </table:table-cell>
          <table:table-cell office:value-type="string">
            <text:p>Cubomania</text:p>
          </table:table-cell>
          <table:table-cell office:value-type="string">
            <text:p>https://icomarks.com/ico/Cubomania</text:p>
          </table:table-cell>
          <table:table-cell table:number-columns-repeated="4"/>
        </table:table-row>
        <table:table-row table:style-name="ro2">
          <table:table-cell office:value-type="float" office:value="21496">
            <text:p>21496</text:p>
          </table:table-cell>
          <table:table-cell office:value-type="string">
            <text:p>Global Tech</text:p>
          </table:table-cell>
          <table:table-cell office:value-type="string">
            <text:p>https://icomarks.com/ico/Global-Tech</text:p>
          </table:table-cell>
          <table:table-cell table:number-columns-repeated="4"/>
        </table:table-row>
        <table:table-row table:style-name="ro2">
          <table:table-cell office:value-type="float" office:value="6267">
            <text:p>6267</text:p>
          </table:table-cell>
          <table:table-cell office:value-type="string">
            <text:p>Energy Premier</text:p>
          </table:table-cell>
          <table:table-cell office:value-type="string">
            <text:p>https://icomarks.com/ico/Energy-Premier</text:p>
          </table:table-cell>
          <table:table-cell table:number-columns-repeated="4"/>
        </table:table-row>
        <table:table-row table:style-name="ro2">
          <table:table-cell office:value-type="float" office:value="6380">
            <text:p>6380</text:p>
          </table:table-cell>
          <table:table-cell office:value-type="string">
            <text:p>Node</text:p>
          </table:table-cell>
          <table:table-cell office:value-type="string">
            <text:p>https://icomarks.com/ico/Node</text:p>
          </table:table-cell>
          <table:table-cell table:number-columns-repeated="4"/>
        </table:table-row>
        <table:table-row table:style-name="ro2">
          <table:table-cell office:value-type="float" office:value="12834">
            <text:p>12834</text:p>
          </table:table-cell>
          <table:table-cell office:value-type="string">
            <text:p>HeliosCoin</text:p>
          </table:table-cell>
          <table:table-cell office:value-type="string">
            <text:p>https://icomarks.com/ico/HeliosCoin</text:p>
          </table:table-cell>
          <table:table-cell table:number-columns-repeated="4"/>
        </table:table-row>
        <table:table-row table:style-name="ro2">
          <table:table-cell office:value-type="float" office:value="13133">
            <text:p>13133</text:p>
          </table:table-cell>
          <table:table-cell office:value-type="string">
            <text:p>Treon</text:p>
          </table:table-cell>
          <table:table-cell office:value-type="string">
            <text:p>https://icomarks.com/ico/Treon</text:p>
          </table:table-cell>
          <table:table-cell table:number-columns-repeated="4"/>
        </table:table-row>
        <table:table-row table:style-name="ro2">
          <table:table-cell office:value-type="float" office:value="20762">
            <text:p>20762</text:p>
          </table:table-cell>
          <table:table-cell office:value-type="string">
            <text:p>Eloncity</text:p>
          </table:table-cell>
          <table:table-cell office:value-type="string">
            <text:p>https://icomarks.com/ico/Eloncity</text:p>
          </table:table-cell>
          <table:table-cell table:number-columns-repeated="4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Pylon Network</text:p>
          </table:table-cell>
          <table:table-cell office:value-type="string">
            <text:p>https://icomarks.com/ico/Pylon-Network</text:p>
          </table:table-cell>
          <table:table-cell table:number-columns-repeated="4"/>
        </table:table-row>
        <table:table-row table:style-name="ro2">
          <table:table-cell office:value-type="float" office:value="20005">
            <text:p>20005</text:p>
          </table:table-cell>
          <table:table-cell office:value-type="string">
            <text:p>Reborn Bloc</text:p>
          </table:table-cell>
          <table:table-cell office:value-type="string">
            <text:p>https://icomarks.com/ico/Reborn-Bloc</text:p>
          </table:table-cell>
          <table:table-cell table:number-columns-repeated="4"/>
        </table:table-row>
        <table:table-row table:style-name="ro2">
          <table:table-cell office:value-type="float" office:value="20593">
            <text:p>20593</text:p>
          </table:table-cell>
          <table:table-cell office:value-type="string">
            <text:p>Securix</text:p>
          </table:table-cell>
          <table:table-cell office:value-type="string">
            <text:p>https://icomarks.com/ico/Securix</text:p>
          </table:table-cell>
          <table:table-cell table:number-columns-repeated="4"/>
        </table:table-row>
        <table:table-row table:style-name="ro2">
          <table:table-cell office:value-type="float" office:value="3407">
            <text:p>3407</text:p>
          </table:table-cell>
          <table:table-cell office:value-type="string">
            <text:p>Phoneum</text:p>
          </table:table-cell>
          <table:table-cell office:value-type="string">
            <text:p>https://icomarks.com/ico/Phoneum</text:p>
          </table:table-cell>
          <table:table-cell table:number-columns-repeated="4"/>
        </table:table-row>
        <table:table-row table:style-name="ro2">
          <table:table-cell office:value-type="float" office:value="11880">
            <text:p>11880</text:p>
          </table:table-cell>
          <table:table-cell office:value-type="string">
            <text:p>TeamMate</text:p>
          </table:table-cell>
          <table:table-cell office:value-type="string">
            <text:p>https://icomarks.com/ico/TeamMate</text:p>
          </table:table-cell>
          <table:table-cell table:number-columns-repeated="4"/>
        </table:table-row>
        <table:table-row table:style-name="ro2">
          <table:table-cell office:value-type="float" office:value="5816">
            <text:p>5816</text:p>
          </table:table-cell>
          <table:table-cell office:value-type="string">
            <text:p>Avaqva</text:p>
          </table:table-cell>
          <table:table-cell office:value-type="string">
            <text:p>https://icomarks.com/ico/Avaqva</text:p>
          </table:table-cell>
          <table:table-cell table:number-columns-repeated="4"/>
        </table:table-row>
        <table:table-row table:style-name="ro2">
          <table:table-cell office:value-type="float" office:value="5946">
            <text:p>5946</text:p>
          </table:table-cell>
          <table:table-cell office:value-type="string">
            <text:p>DocTailor</text:p>
          </table:table-cell>
          <table:table-cell office:value-type="string">
            <text:p>https://icomarks.com/ico/DocTailor</text:p>
          </table:table-cell>
          <table:table-cell table:number-columns-repeated="4"/>
        </table:table-row>
        <table:table-row table:style-name="ro2">
          <table:table-cell office:value-type="float" office:value="19899">
            <text:p>19899</text:p>
          </table:table-cell>
          <table:table-cell office:value-type="string">
            <text:p>Celes Chain</text:p>
          </table:table-cell>
          <table:table-cell office:value-type="string">
            <text:p>https://icomarks.com/ico/Celes-Chain</text:p>
          </table:table-cell>
          <table:table-cell table:number-columns-repeated="4"/>
        </table:table-row>
        <table:table-row table:style-name="ro2">
          <table:table-cell office:value-type="float" office:value="1676">
            <text:p>1676</text:p>
          </table:table-cell>
          <table:table-cell office:value-type="string">
            <text:p>ODMCoin</text:p>
          </table:table-cell>
          <table:table-cell office:value-type="string">
            <text:p>https://icomarks.com/ico/ODMCoin</text:p>
          </table:table-cell>
          <table:table-cell table:number-columns-repeated="4"/>
        </table:table-row>
        <table:table-row table:style-name="ro2">
          <table:table-cell office:value-type="float" office:value="1223">
            <text:p>1223</text:p>
          </table:table-cell>
          <table:table-cell office:value-type="string">
            <text:p>Pundi X</text:p>
          </table:table-cell>
          <table:table-cell office:value-type="string">
            <text:p>https://icomarks.com/ico/Pundi-X</text:p>
          </table:table-cell>
          <table:table-cell table:number-columns-repeated="4"/>
        </table:table-row>
        <table:table-row table:style-name="ro2">
          <table:table-cell office:value-type="float" office:value="1468">
            <text:p>1468</text:p>
          </table:table-cell>
          <table:table-cell office:value-type="string">
            <text:p>LaLa World</text:p>
          </table:table-cell>
          <table:table-cell office:value-type="string">
            <text:p>https://icomarks.com/ico/LaLa-World</text:p>
          </table:table-cell>
          <table:table-cell table:number-columns-repeated="4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Emphy</text:p>
          </table:table-cell>
          <table:table-cell office:value-type="string">
            <text:p>https://icomarks.com/ico/Emphy</text:p>
          </table:table-cell>
          <table:table-cell table:number-columns-repeated="4"/>
        </table:table-row>
        <table:table-row table:style-name="ro2">
          <table:table-cell office:value-type="float" office:value="14506">
            <text:p>14506</text:p>
          </table:table-cell>
          <table:table-cell office:value-type="string">
            <text:p>Kleros</text:p>
          </table:table-cell>
          <table:table-cell office:value-type="string">
            <text:p>https://icomarks.com/ico/Kleros</text:p>
          </table:table-cell>
          <table:table-cell table:number-columns-repeated="4"/>
        </table:table-row>
        <table:table-row table:style-name="ro2">
          <table:table-cell office:value-type="float" office:value="22810">
            <text:p>22810</text:p>
          </table:table-cell>
          <table:table-cell office:value-type="string">
            <text:p>Talketh</text:p>
          </table:table-cell>
          <table:table-cell office:value-type="string">
            <text:p>https://icomarks.com/ico/Talketh</text:p>
          </table:table-cell>
          <table:table-cell table:number-columns-repeated="4"/>
        </table:table-row>
        <table:table-row table:style-name="ro2">
          <table:table-cell office:value-type="float" office:value="5182">
            <text:p>5182</text:p>
          </table:table-cell>
          <table:table-cell office:value-type="string">
            <text:p>Agrivita</text:p>
          </table:table-cell>
          <table:table-cell office:value-type="string">
            <text:p>https://icomarks.com/ico/Agrivita</text:p>
          </table:table-cell>
          <table:table-cell table:number-columns-repeated="4"/>
        </table:table-row>
        <table:table-row table:style-name="ro2">
          <table:table-cell office:value-type="float" office:value="16754">
            <text:p>16754</text:p>
          </table:table-cell>
          <table:table-cell office:value-type="string">
            <text:p>Pavocoin</text:p>
          </table:table-cell>
          <table:table-cell office:value-type="string">
            <text:p>https://icomarks.com/ico/Pavocoin</text:p>
          </table:table-cell>
          <table:table-cell table:number-columns-repeated="4"/>
        </table:table-row>
        <table:table-row table:style-name="ro2">
          <table:table-cell office:value-type="float" office:value="4418">
            <text:p>4418</text:p>
          </table:table-cell>
          <table:table-cell office:value-type="string">
            <text:p>Asseta</text:p>
          </table:table-cell>
          <table:table-cell office:value-type="string">
            <text:p>https://icomarks.com/ico/Asseta</text:p>
          </table:table-cell>
          <table:table-cell table:number-columns-repeated="4"/>
        </table:table-row>
        <table:table-row table:style-name="ro2">
          <table:table-cell office:value-type="float" office:value="9563">
            <text:p>9563</text:p>
          </table:table-cell>
          <table:table-cell office:value-type="string">
            <text:p>NOLLYCOIN</text:p>
          </table:table-cell>
          <table:table-cell office:value-type="string">
            <text:p>https://icomarks.com/ico/NOLLYCOIN</text:p>
          </table:table-cell>
          <table:table-cell table:number-columns-repeated="4"/>
        </table:table-row>
        <table:table-row table:style-name="ro2">
          <table:table-cell office:value-type="float" office:value="11097">
            <text:p>11097</text:p>
          </table:table-cell>
          <table:table-cell office:value-type="string">
            <text:p>LikeCoin</text:p>
          </table:table-cell>
          <table:table-cell office:value-type="string">
            <text:p>https://icomarks.com/ico/LikeCoin</text:p>
          </table:table-cell>
          <table:table-cell table:number-columns-repeated="4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TokenStars ACE</text:p>
          </table:table-cell>
          <table:table-cell office:value-type="string">
            <text:p>https://icomarks.com/ico/TokenStars-ACE</text:p>
          </table:table-cell>
          <table:table-cell table:number-columns-repeated="4"/>
        </table:table-row>
        <table:table-row table:style-name="ro2">
          <table:table-cell office:value-type="float" office:value="1860">
            <text:p>1860</text:p>
          </table:table-cell>
          <table:table-cell office:value-type="string">
            <text:p>Follow Coin</text:p>
          </table:table-cell>
          <table:table-cell office:value-type="string">
            <text:p>https://icomarks.com/ico/Follow-Coin</text:p>
          </table:table-cell>
          <table:table-cell table:number-columns-repeated="4"/>
        </table:table-row>
        <table:table-row table:style-name="ro2">
          <table:table-cell office:value-type="float" office:value="6247">
            <text:p>6247</text:p>
          </table:table-cell>
          <table:table-cell office:value-type="string">
            <text:p>Talenthon</text:p>
          </table:table-cell>
          <table:table-cell office:value-type="string">
            <text:p>https://icomarks.com/ico/Talenthon</text:p>
          </table:table-cell>
          <table:table-cell table:number-columns-repeated="4"/>
        </table:table-row>
        <table:table-row table:style-name="ro2">
          <table:table-cell office:value-type="float" office:value="7901">
            <text:p>7901</text:p>
          </table:table-cell>
          <table:table-cell office:value-type="string">
            <text:p>EpigenCare</text:p>
          </table:table-cell>
          <table:table-cell office:value-type="string">
            <text:p>https://icomarks.com/ico/EpigenCare</text:p>
          </table:table-cell>
          <table:table-cell table:number-columns-repeated="4"/>
        </table:table-row>
        <table:table-row table:style-name="ro2">
          <table:table-cell office:value-type="float" office:value="8400">
            <text:p>8400</text:p>
          </table:table-cell>
          <table:table-cell office:value-type="string">
            <text:p>AdSigma</text:p>
          </table:table-cell>
          <table:table-cell office:value-type="string">
            <text:p>https://icomarks.com/ico/AdSigma</text:p>
          </table:table-cell>
          <table:table-cell table:number-columns-repeated="4"/>
        </table:table-row>
        <table:table-row table:style-name="ro2">
          <table:table-cell office:value-type="float" office:value="10501">
            <text:p>10501</text:p>
          </table:table-cell>
          <table:table-cell office:value-type="string">
            <text:p>EVO</text:p>
          </table:table-cell>
          <table:table-cell office:value-type="string">
            <text:p>https://icomarks.com/ico/EVO</text:p>
          </table:table-cell>
          <table:table-cell table:number-columns-repeated="4"/>
        </table:table-row>
        <table:table-row table:style-name="ro2">
          <table:table-cell office:value-type="float" office:value="10667">
            <text:p>10667</text:p>
          </table:table-cell>
          <table:table-cell office:value-type="string">
            <text:p>Moneda</text:p>
          </table:table-cell>
          <table:table-cell office:value-type="string">
            <text:p>https://icomarks.com/ico/Moneda</text:p>
          </table:table-cell>
          <table:table-cell table:number-columns-repeated="4"/>
        </table:table-row>
        <table:table-row table:style-name="ro2">
          <table:table-cell office:value-type="float" office:value="11287">
            <text:p>11287</text:p>
          </table:table-cell>
          <table:table-cell office:value-type="string">
            <text:p>Opu Labs</text:p>
          </table:table-cell>
          <table:table-cell office:value-type="string">
            <text:p>https://icomarks.com/ico/Opu-Labs</text:p>
          </table:table-cell>
          <table:table-cell table:number-columns-repeated="4"/>
        </table:table-row>
        <table:table-row table:style-name="ro2">
          <table:table-cell office:value-type="float" office:value="14573">
            <text:p>14573</text:p>
          </table:table-cell>
          <table:table-cell office:value-type="string">
            <text:p>AENCO</text:p>
          </table:table-cell>
          <table:table-cell office:value-type="string">
            <text:p>https://icomarks.com/ico/AENCO</text:p>
          </table:table-cell>
          <table:table-cell table:number-columns-repeated="4"/>
        </table:table-row>
        <table:table-row table:style-name="ro2">
          <table:table-cell office:value-type="float" office:value="16793">
            <text:p>16793</text:p>
          </table:table-cell>
          <table:table-cell office:value-type="string">
            <text:p>Open Source University</text:p>
          </table:table-cell>
          <table:table-cell office:value-type="string">
            <text:p>https://icomarks.com/ico/Open-Source-University</text:p>
          </table:table-cell>
          <table:table-cell table:number-columns-repeated="4"/>
        </table:table-row>
        <table:table-row table:style-name="ro2">
          <table:table-cell office:value-type="float" office:value="20809">
            <text:p>20809</text:p>
          </table:table-cell>
          <table:table-cell office:value-type="string">
            <text:p>Libereum</text:p>
          </table:table-cell>
          <table:table-cell office:value-type="string">
            <text:p>https://icomarks.com/ico/Libereum</text:p>
          </table:table-cell>
          <table:table-cell table:number-columns-repeated="4"/>
        </table:table-row>
        <table:table-row table:style-name="ro2">
          <table:table-cell office:value-type="float" office:value="23082">
            <text:p>23082</text:p>
          </table:table-cell>
          <table:table-cell office:value-type="string">
            <text:p>MEDoctor</text:p>
          </table:table-cell>
          <table:table-cell office:value-type="string">
            <text:p>https://icomarks.com/ico/MEDoctor</text:p>
          </table:table-cell>
          <table:table-cell table:number-columns-repeated="4"/>
        </table:table-row>
        <table:table-row table:style-name="ro2">
          <table:table-cell office:value-type="float" office:value="14348">
            <text:p>14348</text:p>
          </table:table-cell>
          <table:table-cell office:value-type="string">
            <text:p>Fluzcoin</text:p>
          </table:table-cell>
          <table:table-cell office:value-type="string">
            <text:p>https://icomarks.com/ico/Fluzcoin</text:p>
          </table:table-cell>
          <table:table-cell table:number-columns-repeated="4"/>
        </table:table-row>
        <table:table-row table:style-name="ro2">
          <table:table-cell office:value-type="float" office:value="7434">
            <text:p>7434</text:p>
          </table:table-cell>
          <table:table-cell office:value-type="string">
            <text:p>BIG Token</text:p>
          </table:table-cell>
          <table:table-cell office:value-type="string">
            <text:p>https://icomarks.com/ico/BIG-Token</text:p>
          </table:table-cell>
          <table:table-cell table:number-columns-repeated="4"/>
        </table:table-row>
        <table:table-row table:style-name="ro2">
          <table:table-cell office:value-type="float" office:value="1188">
            <text:p>1188</text:p>
          </table:table-cell>
          <table:table-cell office:value-type="string">
            <text:p>CrowdWiz</text:p>
          </table:table-cell>
          <table:table-cell office:value-type="string">
            <text:p>https://icomarks.com/ico/CrowdWiz</text:p>
          </table:table-cell>
          <table:table-cell table:number-columns-repeated="4"/>
        </table:table-row>
        <table:table-row table:style-name="ro2">
          <table:table-cell office:value-type="float" office:value="3032">
            <text:p>3032</text:p>
          </table:table-cell>
          <table:table-cell office:value-type="string">
            <text:p>ModulTrade</text:p>
          </table:table-cell>
          <table:table-cell office:value-type="string">
            <text:p>https://icomarks.com/ico/ModulTrade</text:p>
          </table:table-cell>
          <table:table-cell table:number-columns-repeated="4"/>
        </table:table-row>
        <table:table-row table:style-name="ro2">
          <table:table-cell office:value-type="float" office:value="3256">
            <text:p>3256</text:p>
          </table:table-cell>
          <table:table-cell office:value-type="string">
            <text:p>Cederis</text:p>
          </table:table-cell>
          <table:table-cell office:value-type="string">
            <text:p>https://icomarks.com/ico/Cederis</text:p>
          </table:table-cell>
          <table:table-cell table:number-columns-repeated="4"/>
        </table:table-row>
        <table:table-row table:style-name="ro2">
          <table:table-cell office:value-type="float" office:value="23335">
            <text:p>23335</text:p>
          </table:table-cell>
          <table:table-cell office:value-type="string">
            <text:p>Esprezzo</text:p>
          </table:table-cell>
          <table:table-cell office:value-type="string">
            <text:p>https://icomarks.com/ico/Esprezzo</text:p>
          </table:table-cell>
          <table:table-cell table:number-columns-repeated="4"/>
        </table:table-row>
        <table:table-row table:style-name="ro2">
          <table:table-cell office:value-type="float" office:value="2774">
            <text:p>2774</text:p>
          </table:table-cell>
          <table:table-cell office:value-type="string">
            <text:p>Petro</text:p>
          </table:table-cell>
          <table:table-cell office:value-type="string">
            <text:p>https://icomarks.com/ico/Petro</text:p>
          </table:table-cell>
          <table:table-cell table:number-columns-repeated="4"/>
        </table:table-row>
        <table:table-row table:style-name="ro2">
          <table:table-cell office:value-type="float" office:value="7028">
            <text:p>7028</text:p>
          </table:table-cell>
          <table:table-cell office:value-type="string">
            <text:p>CoinMetro</text:p>
          </table:table-cell>
          <table:table-cell office:value-type="string">
            <text:p>https://icomarks.com/ico/CoinMetro</text:p>
          </table:table-cell>
          <table:table-cell table:number-columns-repeated="4"/>
        </table:table-row>
        <table:table-row table:style-name="ro2">
          <table:table-cell office:value-type="float" office:value="12279">
            <text:p>12279</text:p>
          </table:table-cell>
          <table:table-cell office:value-type="string">
            <text:p>Expercoin</text:p>
          </table:table-cell>
          <table:table-cell office:value-type="string">
            <text:p>https://icomarks.com/ico/Expercoin</text:p>
          </table:table-cell>
          <table:table-cell table:number-columns-repeated="4"/>
        </table:table-row>
        <table:table-row table:style-name="ro2">
          <table:table-cell office:value-type="float" office:value="1531">
            <text:p>1531</text:p>
          </table:table-cell>
          <table:table-cell office:value-type="string">
            <text:p>BitDegree</text:p>
          </table:table-cell>
          <table:table-cell office:value-type="string">
            <text:p>https://icomarks.com/ico/BitDegree</text:p>
          </table:table-cell>
          <table:table-cell table:number-columns-repeated="4"/>
        </table:table-row>
        <table:table-row table:style-name="ro2">
          <table:table-cell office:value-type="float" office:value="7036">
            <text:p>7036</text:p>
          </table:table-cell>
          <table:table-cell office:value-type="string">
            <text:p>JointEDU</text:p>
          </table:table-cell>
          <table:table-cell office:value-type="string">
            <text:p>https://icomarks.com/ico/JointEDU</text:p>
          </table:table-cell>
          <table:table-cell table:number-columns-repeated="4"/>
        </table:table-row>
        <table:table-row table:style-name="ro2">
          <table:table-cell office:value-type="float" office:value="9635">
            <text:p>9635</text:p>
          </table:table-cell>
          <table:table-cell office:value-type="string">
            <text:p>Cryptoscene</text:p>
          </table:table-cell>
          <table:table-cell office:value-type="string">
            <text:p>https://icomarks.com/ico/Cryptoscene</text:p>
          </table:table-cell>
          <table:table-cell table:number-columns-repeated="4"/>
        </table:table-row>
        <table:table-row table:style-name="ro2">
          <table:table-cell office:value-type="float" office:value="9853">
            <text:p>9853</text:p>
          </table:table-cell>
          <table:table-cell office:value-type="string">
            <text:p>empowr</text:p>
          </table:table-cell>
          <table:table-cell office:value-type="string">
            <text:p>https://icomarks.com/ico/empowr</text:p>
          </table:table-cell>
          <table:table-cell table:number-columns-repeated="4"/>
        </table:table-row>
        <table:table-row table:style-name="ro2">
          <table:table-cell office:value-type="float" office:value="12304">
            <text:p>12304</text:p>
          </table:table-cell>
          <table:table-cell office:value-type="string">
            <text:p>Quantor</text:p>
          </table:table-cell>
          <table:table-cell office:value-type="string">
            <text:p>https://icomarks.com/ico/Quantor</text:p>
          </table:table-cell>
          <table:table-cell table:number-columns-repeated="4"/>
        </table:table-row>
        <table:table-row table:style-name="ro2">
          <table:table-cell office:value-type="float" office:value="12893">
            <text:p>12893</text:p>
          </table:table-cell>
          <table:table-cell office:value-type="string">
            <text:p>TLPAC</text:p>
          </table:table-cell>
          <table:table-cell office:value-type="string">
            <text:p>https://icomarks.com/ico/TLPAC</text:p>
          </table:table-cell>
          <table:table-cell table:number-columns-repeated="4"/>
        </table:table-row>
        <table:table-row table:style-name="ro2">
          <table:table-cell office:value-type="float" office:value="13164">
            <text:p>13164</text:p>
          </table:table-cell>
          <table:table-cell office:value-type="string">
            <text:p>Assetbase Foundation</text:p>
          </table:table-cell>
          <table:table-cell office:value-type="string">
            <text:p>https://icomarks.com/ico/Assetbase-Foundation</text:p>
          </table:table-cell>
          <table:table-cell table:number-columns-repeated="4"/>
        </table:table-row>
        <table:table-row table:style-name="ro2">
          <table:table-cell office:value-type="float" office:value="14008">
            <text:p>14008</text:p>
          </table:table-cell>
          <table:table-cell office:value-type="string">
            <text:p>Code of Talent</text:p>
          </table:table-cell>
          <table:table-cell office:value-type="string">
            <text:p>https://icomarks.com/ico/Code-of-Talent</text:p>
          </table:table-cell>
          <table:table-cell table:number-columns-repeated="4"/>
        </table:table-row>
        <table:table-row table:style-name="ro2">
          <table:table-cell office:value-type="float" office:value="14055">
            <text:p>14055</text:p>
          </table:table-cell>
          <table:table-cell office:value-type="string">
            <text:p>GLEDOS</text:p>
          </table:table-cell>
          <table:table-cell office:value-type="string">
            <text:p>https://icomarks.com/ico/GLEDOS</text:p>
          </table:table-cell>
          <table:table-cell table:number-columns-repeated="4"/>
        </table:table-row>
        <table:table-row table:style-name="ro2">
          <table:table-cell office:value-type="float" office:value="15469">
            <text:p>15469</text:p>
          </table:table-cell>
          <table:table-cell office:value-type="string">
            <text:p>Basis Neuro</text:p>
          </table:table-cell>
          <table:table-cell office:value-type="string">
            <text:p>https://icomarks.com/ico/Basis-Neuro</text:p>
          </table:table-cell>
          <table:table-cell table:number-columns-repeated="4"/>
        </table:table-row>
        <table:table-row table:style-name="ro2">
          <table:table-cell office:value-type="float" office:value="19164">
            <text:p>19164</text:p>
          </table:table-cell>
          <table:table-cell office:value-type="string">
            <text:p>H Education World</text:p>
          </table:table-cell>
          <table:table-cell office:value-type="string">
            <text:p>https://icomarks.com/ico/H-Education-World</text:p>
          </table:table-cell>
          <table:table-cell table:number-columns-repeated="4"/>
        </table:table-row>
        <table:table-row table:style-name="ro2">
          <table:table-cell office:value-type="float" office:value="20239">
            <text:p>20239</text:p>
          </table:table-cell>
          <table:table-cell office:value-type="string">
            <text:p>DIGITAL DEGREE</text:p>
          </table:table-cell>
          <table:table-cell office:value-type="string">
            <text:p>https://icomarks.com/ico/DIGITAL-DEGREe</text:p>
          </table:table-cell>
          <table:table-cell table:number-columns-repeated="4"/>
        </table:table-row>
        <table:table-row table:style-name="ro2">
          <table:table-cell office:value-type="float" office:value="21139">
            <text:p>21139</text:p>
          </table:table-cell>
          <table:table-cell office:value-type="string">
            <text:p>TalentChain</text:p>
          </table:table-cell>
          <table:table-cell office:value-type="string">
            <text:p>https://icomarks.com/ico/TalentChain</text:p>
          </table:table-cell>
          <table:table-cell table:number-columns-repeated="4"/>
        </table:table-row>
        <table:table-row table:style-name="ro2">
          <table:table-cell office:value-type="float" office:value="21141">
            <text:p>21141</text:p>
          </table:table-cell>
          <table:table-cell office:value-type="string">
            <text:p>IXTUS</text:p>
          </table:table-cell>
          <table:table-cell office:value-type="string">
            <text:p>https://icomarks.com/ico/IXTUS</text:p>
          </table:table-cell>
          <table:table-cell table:number-columns-repeated="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olar Bankers</text:p>
          </table:table-cell>
          <table:table-cell office:value-type="string">
            <text:p>https://icomarks.com/ico/Solar-Bankers</text:p>
          </table:table-cell>
          <table:table-cell table:number-columns-repeated="4"/>
        </table:table-row>
        <table:table-row table:style-name="ro2">
          <table:table-cell office:value-type="float" office:value="1398">
            <text:p>1398</text:p>
          </table:table-cell>
          <table:table-cell office:value-type="string">
            <text:p>ZEUS</text:p>
          </table:table-cell>
          <table:table-cell office:value-type="string">
            <text:p>https://icomarks.com/ico/ZEUS</text:p>
          </table:table-cell>
          <table:table-cell table:number-columns-repeated="4"/>
        </table:table-row>
        <table:table-row table:style-name="ro2">
          <table:table-cell office:value-type="float" office:value="3411">
            <text:p>3411</text:p>
          </table:table-cell>
          <table:table-cell office:value-type="string">
            <text:p>Miner One</text:p>
          </table:table-cell>
          <table:table-cell office:value-type="string">
            <text:p>https://icomarks.com/ico/Miner-One</text:p>
          </table:table-cell>
          <table:table-cell table:number-columns-repeated="4"/>
        </table:table-row>
        <table:table-row table:style-name="ro2">
          <table:table-cell office:value-type="float" office:value="7044">
            <text:p>7044</text:p>
          </table:table-cell>
          <table:table-cell office:value-type="string">
            <text:p>Marcelo</text:p>
          </table:table-cell>
          <table:table-cell office:value-type="string">
            <text:p>https://icomarks.com/ico/Marcelo</text:p>
          </table:table-cell>
          <table:table-cell table:number-columns-repeated="4"/>
        </table:table-row>
        <table:table-row table:style-name="ro2">
          <table:table-cell office:value-type="float" office:value="12797">
            <text:p>12797</text:p>
          </table:table-cell>
          <table:table-cell office:value-type="string">
            <text:p>Advanced Miners</text:p>
          </table:table-cell>
          <table:table-cell office:value-type="string">
            <text:p>https://icomarks.com/ico/Advanced-Miners</text:p>
          </table:table-cell>
          <table:table-cell table:number-columns-repeated="4"/>
        </table:table-row>
        <table:table-row table:style-name="ro2">
          <table:table-cell office:value-type="float" office:value="9726">
            <text:p>9726</text:p>
          </table:table-cell>
          <table:table-cell office:value-type="string">
            <text:p>Hive Power</text:p>
          </table:table-cell>
          <table:table-cell office:value-type="string">
            <text:p>https://icomarks.com/ico/Hive-Power</text:p>
          </table:table-cell>
          <table:table-cell table:number-columns-repeated="4"/>
        </table:table-row>
        <table:table-row table:style-name="ro2">
          <table:table-cell office:value-type="float" office:value="11357">
            <text:p>11357</text:p>
          </table:table-cell>
          <table:table-cell office:value-type="string">
            <text:p>Bittwatt</text:p>
          </table:table-cell>
          <table:table-cell office:value-type="string">
            <text:p>https://icomarks.com/ico/Bittwatt</text:p>
          </table:table-cell>
          <table:table-cell table:number-columns-repeated="4"/>
        </table:table-row>
        <table:table-row table:style-name="ro2">
          <table:table-cell office:value-type="float" office:value="13786">
            <text:p>13786</text:p>
          </table:table-cell>
          <table:table-cell office:value-type="string">
            <text:p>Hyperion Fund</text:p>
          </table:table-cell>
          <table:table-cell office:value-type="string">
            <text:p>https://icomarks.com/ico/Hyperion-Fund</text:p>
          </table:table-cell>
          <table:table-cell table:number-columns-repeated="4"/>
        </table:table-row>
        <table:table-row table:style-name="ro2">
          <table:table-cell office:value-type="float" office:value="14763">
            <text:p>14763</text:p>
          </table:table-cell>
          <table:table-cell office:value-type="string">
            <text:p>CyClean</text:p>
          </table:table-cell>
          <table:table-cell office:value-type="string">
            <text:p>https://icomarks.com/ico/CyClean</text:p>
          </table:table-cell>
          <table:table-cell table:number-columns-repeated="4"/>
        </table:table-row>
        <table:table-row table:style-name="ro2">
          <table:table-cell office:value-type="float" office:value="11108">
            <text:p>11108</text:p>
          </table:table-cell>
          <table:table-cell office:value-type="string">
            <text:p>Libra Credit</text:p>
          </table:table-cell>
          <table:table-cell office:value-type="string">
            <text:p>https://icomarks.com/ico/Libra-Credit</text:p>
          </table:table-cell>
          <table:table-cell table:number-columns-repeated="4"/>
        </table:table-row>
        <table:table-row table:style-name="ro2">
          <table:table-cell office:value-type="float" office:value="8596">
            <text:p>8596</text:p>
          </table:table-cell>
          <table:table-cell office:value-type="string">
            <text:p>Cryptofitnessclub</text:p>
          </table:table-cell>
          <table:table-cell office:value-type="string">
            <text:p>https://icomarks.com/ico/Cryptofitnessclub</text:p>
          </table:table-cell>
          <table:table-cell table:number-columns-repeated="4"/>
        </table:table-row>
        <table:table-row table:style-name="ro2">
          <table:table-cell office:value-type="float" office:value="18462">
            <text:p>18462</text:p>
          </table:table-cell>
          <table:table-cell office:value-type="string">
            <text:p>Citowise</text:p>
          </table:table-cell>
          <table:table-cell office:value-type="string">
            <text:p>https://icomarks.com/ico/Citowise</text:p>
          </table:table-cell>
          <table:table-cell table:number-columns-repeated="4"/>
        </table:table-row>
        <table:table-row table:style-name="ro2">
          <table:table-cell office:value-type="float" office:value="22913">
            <text:p>22913</text:p>
          </table:table-cell>
          <table:table-cell office:value-type="string">
            <text:p>Smart League</text:p>
          </table:table-cell>
          <table:table-cell office:value-type="string">
            <text:p>https://icomarks.com/ico/Smart-League</text:p>
          </table:table-cell>
          <table:table-cell table:number-columns-repeated="4"/>
        </table:table-row>
        <table:table-row table:style-name="ro2">
          <table:table-cell office:value-type="float" office:value="2189">
            <text:p>2189</text:p>
          </table:table-cell>
          <table:table-cell office:value-type="string">
            <text:p>BioFactoryCoin</text:p>
          </table:table-cell>
          <table:table-cell office:value-type="string">
            <text:p>https://icomarks.com/ico/BioFactoryCoin</text:p>
          </table:table-cell>
          <table:table-cell table:number-columns-repeated="4"/>
        </table:table-row>
        <table:table-row table:style-name="ro2">
          <table:table-cell office:value-type="float" office:value="3095">
            <text:p>3095</text:p>
          </table:table-cell>
          <table:table-cell office:value-type="string">
            <text:p>Doc Coin</text:p>
          </table:table-cell>
          <table:table-cell office:value-type="string">
            <text:p>https://icomarks.com/ico/Doc-Coin</text:p>
          </table:table-cell>
          <table:table-cell table:number-columns-repeated="4"/>
        </table:table-row>
        <table:table-row table:style-name="ro2">
          <table:table-cell office:value-type="float" office:value="4111">
            <text:p>4111</text:p>
          </table:table-cell>
          <table:table-cell office:value-type="string">
            <text:p>LYMPO</text:p>
          </table:table-cell>
          <table:table-cell office:value-type="string">
            <text:p>https://icomarks.com/ico/LYMPO</text:p>
          </table:table-cell>
          <table:table-cell table:number-columns-repeated="4"/>
        </table:table-row>
        <table:table-row table:style-name="ro2">
          <table:table-cell office:value-type="float" office:value="4656">
            <text:p>4656</text:p>
          </table:table-cell>
          <table:table-cell office:value-type="string">
            <text:p>AMCHART</text:p>
          </table:table-cell>
          <table:table-cell office:value-type="string">
            <text:p>https://icomarks.com/ico/AMCHART</text:p>
          </table:table-cell>
          <table:table-cell table:number-columns-repeated="4"/>
        </table:table-row>
        <table:table-row table:style-name="ro2">
          <table:table-cell office:value-type="float" office:value="7432">
            <text:p>7432</text:p>
          </table:table-cell>
          <table:table-cell office:value-type="string">
            <text:p>Dentix</text:p>
          </table:table-cell>
          <table:table-cell office:value-type="string">
            <text:p>https://icomarks.com/ico/Dentix</text:p>
          </table:table-cell>
          <table:table-cell table:number-columns-repeated="4"/>
        </table:table-row>
        <table:table-row table:style-name="ro2">
          <table:table-cell office:value-type="float" office:value="9364">
            <text:p>9364</text:p>
          </table:table-cell>
          <table:table-cell office:value-type="string">
            <text:p>Fractal Token CrowdSale</text:p>
          </table:table-cell>
          <table:table-cell office:value-type="string">
            <text:p>https://icomarks.com/ico/fractal-token-crowdsale</text:p>
          </table:table-cell>
          <table:table-cell table:number-columns-repeated="4"/>
        </table:table-row>
        <table:table-row table:style-name="ro2">
          <table:table-cell office:value-type="float" office:value="13912">
            <text:p>13912</text:p>
          </table:table-cell>
          <table:table-cell office:value-type="string">
            <text:p>TonerCoin</text:p>
          </table:table-cell>
          <table:table-cell office:value-type="string">
            <text:p>https://icomarks.com/ico/TonerCoin</text:p>
          </table:table-cell>
          <table:table-cell table:number-columns-repeated="4"/>
        </table:table-row>
        <table:table-row table:style-name="ro2">
          <table:table-cell office:value-type="float" office:value="13926">
            <text:p>13926</text:p>
          </table:table-cell>
          <table:table-cell office:value-type="string">
            <text:p>Superfruit</text:p>
          </table:table-cell>
          <table:table-cell office:value-type="string">
            <text:p>https://icomarks.com/ico/Superfruit</text:p>
          </table:table-cell>
          <table:table-cell table:number-columns-repeated="4"/>
        </table:table-row>
        <table:table-row table:style-name="ro2">
          <table:table-cell office:value-type="float" office:value="14161">
            <text:p>14161</text:p>
          </table:table-cell>
          <table:table-cell office:value-type="string">
            <text:p>Vita</text:p>
          </table:table-cell>
          <table:table-cell office:value-type="string">
            <text:p>https://icomarks.com/ico/Vita</text:p>
          </table:table-cell>
          <table:table-cell table:number-columns-repeated="4"/>
        </table:table-row>
        <table:table-row table:style-name="ro2">
          <table:table-cell office:value-type="float" office:value="16301">
            <text:p>16301</text:p>
          </table:table-cell>
          <table:table-cell office:value-type="string">
            <text:p>Tripterium T50</text:p>
          </table:table-cell>
          <table:table-cell office:value-type="string">
            <text:p>https://icomarks.com/ico/Tripterium-T50</text:p>
          </table:table-cell>
          <table:table-cell table:number-columns-repeated="4"/>
        </table:table-row>
        <table:table-row table:style-name="ro2">
          <table:table-cell office:value-type="float" office:value="21799">
            <text:p>21799</text:p>
          </table:table-cell>
          <table:table-cell office:value-type="string">
            <text:p>ATLANTICO NETWORK</text:p>
          </table:table-cell>
          <table:table-cell office:value-type="string">
            <text:p>https://icomarks.com/ico/ATLANTICO-NETWORk</text:p>
          </table:table-cell>
          <table:table-cell table:number-columns-repeated="4"/>
        </table:table-row>
        <table:table-row table:style-name="ro2">
          <table:table-cell office:value-type="float" office:value="22707">
            <text:p>22707</text:p>
          </table:table-cell>
          <table:table-cell office:value-type="string">
            <text:p>Health Coin Net</text:p>
          </table:table-cell>
          <table:table-cell office:value-type="string">
            <text:p>https://icomarks.com/ico/Health-Coin-Net</text:p>
          </table:table-cell>
          <table:table-cell table:number-columns-repeated="4"/>
        </table:table-row>
        <table:table-row table:style-name="ro2">
          <table:table-cell office:value-type="float" office:value="12283">
            <text:p>12283</text:p>
          </table:table-cell>
          <table:table-cell office:value-type="string">
            <text:p>CookUp</text:p>
          </table:table-cell>
          <table:table-cell office:value-type="string">
            <text:p>https://icomarks.com/ico/CookUp</text:p>
          </table:table-cell>
          <table:table-cell table:number-columns-repeated="4"/>
        </table:table-row>
        <table:table-row table:style-name="ro2">
          <table:table-cell office:value-type="float" office:value="1990">
            <text:p>1990</text:p>
          </table:table-cell>
          <table:table-cell office:value-type="string">
            <text:p>Etherecash</text:p>
          </table:table-cell>
          <table:table-cell office:value-type="string">
            <text:p>https://icomarks.com/ico/Etherecash</text:p>
          </table:table-cell>
          <table:table-cell table:number-columns-repeated="4"/>
        </table:table-row>
        <table:table-row table:style-name="ro2">
          <table:table-cell office:value-type="float" office:value="10020">
            <text:p>10020</text:p>
          </table:table-cell>
          <table:table-cell office:value-type="string">
            <text:p>EcoStart</text:p>
          </table:table-cell>
          <table:table-cell office:value-type="string">
            <text:p>https://icomarks.com/ico/EcoStart</text:p>
          </table:table-cell>
          <table:table-cell table:number-columns-repeated="4"/>
        </table:table-row>
        <table:table-row table:style-name="ro2">
          <table:table-cell office:value-type="float" office:value="18335">
            <text:p>18335</text:p>
          </table:table-cell>
          <table:table-cell office:value-type="string">
            <text:p>SAVE ENVIRONMENT TOKEN</text:p>
          </table:table-cell>
          <table:table-cell office:value-type="string">
            <text:p>https://icomarks.com/ico/SAVE-ENVIRONMENT-TOKEn</text:p>
          </table:table-cell>
          <table:table-cell table:number-columns-repeated="4"/>
        </table:table-row>
        <table:table-row table:style-name="ro2">
          <table:table-cell office:value-type="float" office:value="18741">
            <text:p>18741</text:p>
          </table:table-cell>
          <table:table-cell office:value-type="string">
            <text:p>Akropolis</text:p>
          </table:table-cell>
          <table:table-cell office:value-type="string">
            <text:p>https://icomarks.com/ico/Akropolis</text:p>
          </table:table-cell>
          <table:table-cell table:number-columns-repeated="4"/>
        </table:table-row>
        <table:table-row table:style-name="ro2">
          <table:table-cell office:value-type="float" office:value="11561">
            <text:p>11561</text:p>
          </table:table-cell>
          <table:table-cell office:value-type="string">
            <text:p>Airforce Mining</text:p>
          </table:table-cell>
          <table:table-cell office:value-type="string">
            <text:p>https://icomarks.com/ico/Airforce-Mining</text:p>
          </table:table-cell>
          <table:table-cell table:number-columns-repeated="4"/>
        </table:table-row>
        <table:table-row table:style-name="ro2">
          <table:table-cell office:value-type="float" office:value="1362">
            <text:p>1362</text:p>
          </table:table-cell>
          <table:table-cell office:value-type="string">
            <text:p>Wishfinance</text:p>
          </table:table-cell>
          <table:table-cell office:value-type="string">
            <text:p>https://icomarks.com/ico/Wishfinance</text:p>
          </table:table-cell>
          <table:table-cell table:number-columns-repeated="4"/>
        </table:table-row>
        <table:table-row table:style-name="ro2">
          <table:table-cell office:value-type="float" office:value="4551">
            <text:p>4551</text:p>
          </table:table-cell>
          <table:table-cell office:value-type="string">
            <text:p>SME banking platform</text:p>
          </table:table-cell>
          <table:table-cell office:value-type="string">
            <text:p>https://icomarks.com/ico/SME-banking-platform</text:p>
          </table:table-cell>
          <table:table-cell table:number-columns-repeated="4"/>
        </table:table-row>
        <table:table-row table:style-name="ro2">
          <table:table-cell office:value-type="float" office:value="6510">
            <text:p>6510</text:p>
          </table:table-cell>
          <table:table-cell office:value-type="string">
            <text:p>Kripton</text:p>
          </table:table-cell>
          <table:table-cell office:value-type="string">
            <text:p>https://icomarks.com/ico/Kripton</text:p>
          </table:table-cell>
          <table:table-cell table:number-columns-repeated="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igital Developers Fund</text:p>
          </table:table-cell>
          <table:table-cell office:value-type="string">
            <text:p>https://icomarks.com/ico/Digital-Developers-Fund</text:p>
          </table:table-cell>
          <table:table-cell table:number-columns-repeated="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entacoin</text:p>
          </table:table-cell>
          <table:table-cell office:value-type="string">
            <text:p>https://icomarks.com/ico/Dentacoin</text:p>
          </table:table-cell>
          <table:table-cell table:number-columns-repeated="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Crypto Improvement Fund</text:p>
          </table:table-cell>
          <table:table-cell office:value-type="string">
            <text:p>https://icomarks.com/ico/Crypto-Improvement-Fund</text:p>
          </table:table-cell>
          <table:table-cell table:number-columns-repeated="4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oferox</text:p>
          </table:table-cell>
          <table:table-cell office:value-type="string">
            <text:p>https://icomarks.com/ico/Soferox</text:p>
          </table:table-cell>
          <table:table-cell table:number-columns-repeated="4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Ahoolee</text:p>
          </table:table-cell>
          <table:table-cell office:value-type="string">
            <text:p>https://icomarks.com/ico/Ahoolee</text:p>
          </table:table-cell>
          <table:table-cell table:number-columns-repeated="4"/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SNAPUP</text:p>
          </table:table-cell>
          <table:table-cell office:value-type="string">
            <text:p>https://icomarks.com/ico/SNAPUP</text:p>
          </table:table-cell>
          <table:table-cell table:number-columns-repeated="4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Dogezer</text:p>
          </table:table-cell>
          <table:table-cell office:value-type="string">
            <text:p>https://icomarks.com/ico/Dogezer</text:p>
          </table:table-cell>
          <table:table-cell table:number-columns-repeated="4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FinShi Capital</text:p>
          </table:table-cell>
          <table:table-cell office:value-type="string">
            <text:p>https://icomarks.com/ico/FinShi-Capital</text:p>
          </table:table-cell>
          <table:table-cell table:number-columns-repeated="4"/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VALUS</text:p>
          </table:table-cell>
          <table:table-cell office:value-type="string">
            <text:p>https://icomarks.com/ico/VALUS</text:p>
          </table:table-cell>
          <table:table-cell table:number-columns-repeated="4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CarTaxi</text:p>
          </table:table-cell>
          <table:table-cell office:value-type="string">
            <text:p>https://icomarks.com/ico/CarTaxi</text:p>
          </table:table-cell>
          <table:table-cell table:number-columns-repeated="4"/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Genesis Vision</text:p>
          </table:table-cell>
          <table:table-cell office:value-type="string">
            <text:p>https://icomarks.com/ico/genesis-Vision</text:p>
          </table:table-cell>
          <table:table-cell table:number-columns-repeated="4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CamOnRoad</text:p>
          </table:table-cell>
          <table:table-cell office:value-type="string">
            <text:p>https://icomarks.com/ico/CamOnRoad</text:p>
          </table:table-cell>
          <table:table-cell table:number-columns-repeated="4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AxionV</text:p>
          </table:table-cell>
          <table:table-cell office:value-type="string">
            <text:p>https://icomarks.com/ico/AxionV</text:p>
          </table:table-cell>
          <table:table-cell table:number-columns-repeated="4"/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Terraminer</text:p>
          </table:table-cell>
          <table:table-cell office:value-type="string">
            <text:p>https://icomarks.com/ico/Terraminer</text:p>
          </table:table-cell>
          <table:table-cell table:number-columns-repeated="4"/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CoinLoan</text:p>
          </table:table-cell>
          <table:table-cell office:value-type="string">
            <text:p>https://icomarks.com/ico/CoinLoan</text:p>
          </table:table-cell>
          <table:table-cell table:number-columns-repeated="4"/>
        </table:table-row>
        <table:table-row table:style-name="ro2">
          <table:table-cell office:value-type="float" office:value="1169">
            <text:p>1169</text:p>
          </table:table-cell>
          <table:table-cell office:value-type="string">
            <text:p>CRYPTO20</text:p>
          </table:table-cell>
          <table:table-cell office:value-type="string">
            <text:p>https://icomarks.com/ico/CRYPTO20</text:p>
          </table:table-cell>
          <table:table-cell table:number-columns-repeated="4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ArtCoin</text:p>
          </table:table-cell>
          <table:table-cell office:value-type="string">
            <text:p>https://icomarks.com/ico/ArtCoin</text:p>
          </table:table-cell>
          <table:table-cell table:number-columns-repeated="4"/>
        </table:table-row>
        <table:table-row table:style-name="ro2">
          <table:table-cell office:value-type="float" office:value="1411">
            <text:p>1411</text:p>
          </table:table-cell>
          <table:table-cell office:value-type="string">
            <text:p>Arbi</text:p>
          </table:table-cell>
          <table:table-cell office:value-type="string">
            <text:p>https://icomarks.com/ico/Arbi</text:p>
          </table:table-cell>
          <table:table-cell table:number-columns-repeated="4"/>
        </table:table-row>
        <table:table-row table:style-name="ro2">
          <table:table-cell office:value-type="float" office:value="1426">
            <text:p>1426</text:p>
          </table:table-cell>
          <table:table-cell office:value-type="string">
            <text:p>Bank of memories</text:p>
          </table:table-cell>
          <table:table-cell office:value-type="string">
            <text:p>https://icomarks.com/ico/Bank-of-memories</text:p>
          </table:table-cell>
          <table:table-cell table:number-columns-repeated="4"/>
        </table:table-row>
        <table:table-row table:style-name="ro2">
          <table:table-cell office:value-type="float" office:value="1555">
            <text:p>1555</text:p>
          </table:table-cell>
          <table:table-cell office:value-type="string">
            <text:p>Bico</text:p>
          </table:table-cell>
          <table:table-cell office:value-type="string">
            <text:p>https://icomarks.com/ico/Bico</text:p>
          </table:table-cell>
          <table:table-cell table:number-columns-repeated="4"/>
        </table:table-row>
        <table:table-row table:style-name="ro2">
          <table:table-cell office:value-type="float" office:value="1560">
            <text:p>1560</text:p>
          </table:table-cell>
          <table:table-cell office:value-type="string">
            <text:p>BitClave</text:p>
          </table:table-cell>
          <table:table-cell office:value-type="string">
            <text:p>https://icomarks.com/ico/BitClave</text:p>
          </table:table-cell>
          <table:table-cell table:number-columns-repeated="4"/>
        </table:table-row>
        <table:table-row table:style-name="ro2">
          <table:table-cell office:value-type="float" office:value="1603">
            <text:p>1603</text:p>
          </table:table-cell>
          <table:table-cell office:value-type="string">
            <text:p>Bonpay</text:p>
          </table:table-cell>
          <table:table-cell office:value-type="string">
            <text:p>https://icomarks.com/ico/Bonpay</text:p>
          </table:table-cell>
          <table:table-cell table:number-columns-repeated="4"/>
        </table:table-row>
        <table:table-row table:style-name="ro2">
          <table:table-cell office:value-type="float" office:value="1681">
            <text:p>1681</text:p>
          </table:table-cell>
          <table:table-cell office:value-type="string">
            <text:p>Global Jobcoin</text:p>
          </table:table-cell>
          <table:table-cell office:value-type="string">
            <text:p>https://icomarks.com/ico/Global-Jobcoin</text:p>
          </table:table-cell>
          <table:table-cell table:number-columns-repeated="4"/>
        </table:table-row>
        <table:table-row table:style-name="ro2">
          <table:table-cell office:value-type="float" office:value="1736">
            <text:p>1736</text:p>
          </table:table-cell>
          <table:table-cell office:value-type="string">
            <text:p>NAU</text:p>
          </table:table-cell>
          <table:table-cell office:value-type="string">
            <text:p>https://icomarks.com/ico/NAU</text:p>
          </table:table-cell>
          <table:table-cell table:number-columns-repeated="4"/>
        </table:table-row>
        <table:table-row table:style-name="ro2">
          <table:table-cell office:value-type="float" office:value="1825">
            <text:p>1825</text:p>
          </table:table-cell>
          <table:table-cell office:value-type="string">
            <text:p>AppCoins</text:p>
          </table:table-cell>
          <table:table-cell office:value-type="string">
            <text:p>https://icomarks.com/ico/AppCoins</text:p>
          </table:table-cell>
          <table:table-cell table:number-columns-repeated="4"/>
        </table:table-row>
        <table:table-row table:style-name="ro2">
          <table:table-cell office:value-type="float" office:value="1901">
            <text:p>1901</text:p>
          </table:table-cell>
          <table:table-cell office:value-type="string">
            <text:p>Connectius</text:p>
          </table:table-cell>
          <table:table-cell office:value-type="string">
            <text:p>https://icomarks.com/ico/Connectius</text:p>
          </table:table-cell>
          <table:table-cell table:number-columns-repeated="4"/>
        </table:table-row>
        <table:table-row table:style-name="ro2">
          <table:table-cell office:value-type="float" office:value="1918">
            <text:p>1918</text:p>
          </table:table-cell>
          <table:table-cell office:value-type="string">
            <text:p>Modulum</text:p>
          </table:table-cell>
          <table:table-cell office:value-type="string">
            <text:p>https://icomarks.com/ico/Modulum</text:p>
          </table:table-cell>
          <table:table-cell table:number-columns-repeated="4"/>
        </table:table-row>
        <table:table-row table:style-name="ro2">
          <table:table-cell office:value-type="float" office:value="1986">
            <text:p>1986</text:p>
          </table:table-cell>
          <table:table-cell office:value-type="string">
            <text:p>LoyalCoin</text:p>
          </table:table-cell>
          <table:table-cell office:value-type="string">
            <text:p>https://icomarks.com/ico/LoyalCoin</text:p>
          </table:table-cell>
          <table:table-cell table:number-columns-repeated="4"/>
        </table:table-row>
        <table:table-row table:style-name="ro2">
          <table:table-cell office:value-type="float" office:value="2044">
            <text:p>2044</text:p>
          </table:table-cell>
          <table:table-cell office:value-type="string">
            <text:p>Mira</text:p>
          </table:table-cell>
          <table:table-cell office:value-type="string">
            <text:p>https://icomarks.com/ico/Mira</text:p>
          </table:table-cell>
          <table:table-cell table:number-columns-repeated="4"/>
        </table:table-row>
        <table:table-row table:style-name="ro2">
          <table:table-cell office:value-type="float" office:value="2077">
            <text:p>2077</text:p>
          </table:table-cell>
          <table:table-cell office:value-type="string">
            <text:p>DeHedge</text:p>
          </table:table-cell>
          <table:table-cell office:value-type="string">
            <text:p>https://icomarks.com/ico/DeHedge</text:p>
          </table:table-cell>
          <table:table-cell table:number-columns-repeated="4"/>
        </table:table-row>
        <table:table-row table:style-name="ro2">
          <table:table-cell office:value-type="float" office:value="2407">
            <text:p>2407</text:p>
          </table:table-cell>
          <table:table-cell office:value-type="string">
            <text:p>Decentralized Escrow</text:p>
          </table:table-cell>
          <table:table-cell office:value-type="string">
            <text:p>https://icomarks.com/ico/Decentralized-Escrow</text:p>
          </table:table-cell>
          <table:table-cell table:number-columns-repeated="4"/>
        </table:table-row>
        <table:table-row table:style-name="ro2">
          <table:table-cell office:value-type="float" office:value="2501">
            <text:p>2501</text:p>
          </table:table-cell>
          <table:table-cell office:value-type="string">
            <text:p>Cryptopus</text:p>
          </table:table-cell>
          <table:table-cell office:value-type="string">
            <text:p>https://icomarks.com/ico/Cryptopus</text:p>
          </table:table-cell>
          <table:table-cell table:number-columns-repeated="4"/>
        </table:table-row>
        <table:table-row table:style-name="ro2">
          <table:table-cell office:value-type="float" office:value="2596">
            <text:p>2596</text:p>
          </table:table-cell>
          <table:table-cell office:value-type="string">
            <text:p>Symmetry Fund</text:p>
          </table:table-cell>
          <table:table-cell office:value-type="string">
            <text:p>https://icomarks.com/ico/Symmetry-Fund</text:p>
          </table:table-cell>
          <table:table-cell table:number-columns-repeated="4"/>
        </table:table-row>
        <table:table-row table:style-name="ro2">
          <table:table-cell office:value-type="float" office:value="2649">
            <text:p>2649</text:p>
          </table:table-cell>
          <table:table-cell office:value-type="string">
            <text:p>OpenAssets</text:p>
          </table:table-cell>
          <table:table-cell office:value-type="string">
            <text:p>https://icomarks.com/ico/OpenAssets</text:p>
          </table:table-cell>
          <table:table-cell table:number-columns-repeated="4"/>
        </table:table-row>
        <table:table-row table:style-name="ro2">
          <table:table-cell office:value-type="float" office:value="2669">
            <text:p>2669</text:p>
          </table:table-cell>
          <table:table-cell office:value-type="string">
            <text:p>TokenGo</text:p>
          </table:table-cell>
          <table:table-cell office:value-type="string">
            <text:p>https://icomarks.com/ico/TokenGo</text:p>
          </table:table-cell>
          <table:table-cell table:number-columns-repeated="4"/>
        </table:table-row>
        <table:table-row table:style-name="ro2">
          <table:table-cell office:value-type="float" office:value="2696">
            <text:p>2696</text:p>
          </table:table-cell>
          <table:table-cell office:value-type="string">
            <text:p>PM7</text:p>
          </table:table-cell>
          <table:table-cell office:value-type="string">
            <text:p>https://icomarks.com/ico/PM7</text:p>
          </table:table-cell>
          <table:table-cell table:number-columns-repeated="4"/>
        </table:table-row>
        <table:table-row table:style-name="ro2">
          <table:table-cell office:value-type="float" office:value="2828">
            <text:p>2828</text:p>
          </table:table-cell>
          <table:table-cell office:value-type="string">
            <text:p>Smart Valley</text:p>
          </table:table-cell>
          <table:table-cell office:value-type="string">
            <text:p>https://icomarks.com/ico/Smart-Valley</text:p>
          </table:table-cell>
          <table:table-cell table:number-columns-repeated="4"/>
        </table:table-row>
        <table:table-row table:style-name="ro2">
          <table:table-cell office:value-type="float" office:value="2847">
            <text:p>2847</text:p>
          </table:table-cell>
          <table:table-cell office:value-type="string">
            <text:p>Cryptectum</text:p>
          </table:table-cell>
          <table:table-cell office:value-type="string">
            <text:p>https://icomarks.com/ico/Cryptectum</text:p>
          </table:table-cell>
          <table:table-cell table:number-columns-repeated="4"/>
        </table:table-row>
        <table:table-row table:style-name="ro2">
          <table:table-cell office:value-type="float" office:value="2878">
            <text:p>2878</text:p>
          </table:table-cell>
          <table:table-cell office:value-type="string">
            <text:p>Ellcrys</text:p>
          </table:table-cell>
          <table:table-cell office:value-type="string">
            <text:p>https://icomarks.com/ico/Ellcrys</text:p>
          </table:table-cell>
          <table:table-cell table:number-columns-repeated="4"/>
        </table:table-row>
        <table:table-row table:style-name="ro2">
          <table:table-cell office:value-type="float" office:value="2937">
            <text:p>2937</text:p>
          </table:table-cell>
          <table:table-cell office:value-type="string">
            <text:p>Crypto Trust Network</text:p>
          </table:table-cell>
          <table:table-cell office:value-type="string">
            <text:p>https://icomarks.com/ico/Crypto-Trust-Network</text:p>
          </table:table-cell>
          <table:table-cell table:number-columns-repeated="4"/>
        </table:table-row>
        <table:table-row table:style-name="ro2">
          <table:table-cell office:value-type="float" office:value="3153">
            <text:p>3153</text:p>
          </table:table-cell>
          <table:table-cell office:value-type="string">
            <text:p>TORQ</text:p>
          </table:table-cell>
          <table:table-cell office:value-type="string">
            <text:p>https://icomarks.com/ico/TORQ</text:p>
          </table:table-cell>
          <table:table-cell table:number-columns-repeated="4"/>
        </table:table-row>
        <table:table-row table:style-name="ro2">
          <table:table-cell office:value-type="float" office:value="3218">
            <text:p>3218</text:p>
          </table:table-cell>
          <table:table-cell office:value-type="string">
            <text:p>RxEAL</text:p>
          </table:table-cell>
          <table:table-cell office:value-type="string">
            <text:p>https://icomarks.com/ico/RxEAL</text:p>
          </table:table-cell>
          <table:table-cell table:number-columns-repeated="4"/>
        </table:table-row>
        <table:table-row table:style-name="ro2">
          <table:table-cell office:value-type="float" office:value="3246">
            <text:p>3246</text:p>
          </table:table-cell>
          <table:table-cell office:value-type="string">
            <text:p>Canabio</text:p>
          </table:table-cell>
          <table:table-cell office:value-type="string">
            <text:p>https://icomarks.com/ico/Canabio</text:p>
          </table:table-cell>
          <table:table-cell table:number-columns-repeated="4"/>
        </table:table-row>
        <table:table-row table:style-name="ro2">
          <table:table-cell office:value-type="float" office:value="3466">
            <text:p>3466</text:p>
          </table:table-cell>
          <table:table-cell office:value-type="string">
            <text:p>VeriME</text:p>
          </table:table-cell>
          <table:table-cell office:value-type="string">
            <text:p>https://icomarks.com/ico/VeriME</text:p>
          </table:table-cell>
          <table:table-cell table:number-columns-repeated="4"/>
        </table:table-row>
        <table:table-row table:style-name="ro2">
          <table:table-cell office:value-type="float" office:value="3703">
            <text:p>3703</text:p>
          </table:table-cell>
          <table:table-cell office:value-type="string">
            <text:p>Vestopia</text:p>
          </table:table-cell>
          <table:table-cell office:value-type="string">
            <text:p>https://icomarks.com/ico/Vestopia</text:p>
          </table:table-cell>
          <table:table-cell table:number-columns-repeated="4"/>
        </table:table-row>
        <table:table-row table:style-name="ro2">
          <table:table-cell office:value-type="float" office:value="3738">
            <text:p>3738</text:p>
          </table:table-cell>
          <table:table-cell office:value-type="string">
            <text:p>Moozicore</text:p>
          </table:table-cell>
          <table:table-cell office:value-type="string">
            <text:p>https://icomarks.com/ico/Moozicore</text:p>
          </table:table-cell>
          <table:table-cell table:number-columns-repeated="4"/>
        </table:table-row>
        <table:table-row table:style-name="ro2">
          <table:table-cell office:value-type="float" office:value="4016">
            <text:p>4016</text:p>
          </table:table-cell>
          <table:table-cell office:value-type="string">
            <text:p>Faceter</text:p>
          </table:table-cell>
          <table:table-cell office:value-type="string">
            <text:p>https://icomarks.com/ico/Faceter</text:p>
          </table:table-cell>
          <table:table-cell table:number-columns-repeated="4"/>
        </table:table-row>
        <table:table-row table:style-name="ro2">
          <table:table-cell office:value-type="float" office:value="4351">
            <text:p>4351</text:p>
          </table:table-cell>
          <table:table-cell office:value-type="string">
            <text:p>BeautiQ</text:p>
          </table:table-cell>
          <table:table-cell office:value-type="string">
            <text:p>https://icomarks.com/ico/BeautiQ</text:p>
          </table:table-cell>
          <table:table-cell table:number-columns-repeated="4"/>
        </table:table-row>
        <table:table-row table:style-name="ro2">
          <table:table-cell office:value-type="float" office:value="4480">
            <text:p>4480</text:p>
          </table:table-cell>
          <table:table-cell office:value-type="string">
            <text:p>Tuk Tuk Pass</text:p>
          </table:table-cell>
          <table:table-cell office:value-type="string">
            <text:p>https://icomarks.com/ico/Tuk-Tuk-Pass</text:p>
          </table:table-cell>
          <table:table-cell table:number-columns-repeated="4"/>
        </table:table-row>
        <table:table-row table:style-name="ro2">
          <table:table-cell office:value-type="float" office:value="4503">
            <text:p>4503</text:p>
          </table:table-cell>
          <table:table-cell office:value-type="string">
            <text:p>Bpay</text:p>
          </table:table-cell>
          <table:table-cell office:value-type="string">
            <text:p>https://icomarks.com/ico/Bpay</text:p>
          </table:table-cell>
          <table:table-cell table:number-columns-repeated="4"/>
        </table:table-row>
        <table:table-row table:style-name="ro2">
          <table:table-cell office:value-type="float" office:value="4631">
            <text:p>4631</text:p>
          </table:table-cell>
          <table:table-cell office:value-type="string">
            <text:p>BitRewards</text:p>
          </table:table-cell>
          <table:table-cell office:value-type="string">
            <text:p>https://icomarks.com/ico/BitRewards</text:p>
          </table:table-cell>
          <table:table-cell table:number-columns-repeated="4"/>
        </table:table-row>
        <table:table-row table:style-name="ro2">
          <table:table-cell office:value-type="float" office:value="4648">
            <text:p>4648</text:p>
          </table:table-cell>
          <table:table-cell office:value-type="string">
            <text:p>Flying Money</text:p>
          </table:table-cell>
          <table:table-cell office:value-type="string">
            <text:p>https://icomarks.com/ico/Flying-Money</text:p>
          </table:table-cell>
          <table:table-cell table:number-columns-repeated="4"/>
        </table:table-row>
        <table:table-row table:style-name="ro2">
          <table:table-cell office:value-type="float" office:value="4700">
            <text:p>4700</text:p>
          </table:table-cell>
          <table:table-cell office:value-type="string">
            <text:p>DRIVR Network</text:p>
          </table:table-cell>
          <table:table-cell office:value-type="string">
            <text:p>https://icomarks.com/ico/DRIVR-Network</text:p>
          </table:table-cell>
          <table:table-cell table:number-columns-repeated="4"/>
        </table:table-row>
        <table:table-row table:style-name="ro2">
          <table:table-cell office:value-type="float" office:value="4739">
            <text:p>4739</text:p>
          </table:table-cell>
          <table:table-cell office:value-type="string">
            <text:p>EiraCube</text:p>
          </table:table-cell>
          <table:table-cell office:value-type="string">
            <text:p>https://icomarks.com/ico/EiraCube</text:p>
          </table:table-cell>
          <table:table-cell table:number-columns-repeated="4"/>
        </table:table-row>
        <table:table-row table:style-name="ro2">
          <table:table-cell office:value-type="float" office:value="4772">
            <text:p>4772</text:p>
          </table:table-cell>
          <table:table-cell office:value-type="string">
            <text:p>RepuX</text:p>
          </table:table-cell>
          <table:table-cell office:value-type="string">
            <text:p>https://icomarks.com/ico/RepuX</text:p>
          </table:table-cell>
          <table:table-cell table:number-columns-repeated="4"/>
        </table:table-row>
        <table:table-row table:style-name="ro2">
          <table:table-cell office:value-type="float" office:value="4812">
            <text:p>4812</text:p>
          </table:table-cell>
          <table:table-cell office:value-type="string">
            <text:p>BioCrypt</text:p>
          </table:table-cell>
          <table:table-cell office:value-type="string">
            <text:p>https://icomarks.com/ico/BioCrypt</text:p>
          </table:table-cell>
          <table:table-cell table:number-columns-repeated="4"/>
        </table:table-row>
        <table:table-row table:style-name="ro2">
          <table:table-cell office:value-type="float" office:value="4859">
            <text:p>4859</text:p>
          </table:table-cell>
          <table:table-cell office:value-type="string">
            <text:p>SGPay</text:p>
          </table:table-cell>
          <table:table-cell office:value-type="string">
            <text:p>https://icomarks.com/ico/SGPay</text:p>
          </table:table-cell>
          <table:table-cell table:number-columns-repeated="4"/>
        </table:table-row>
        <table:table-row table:style-name="ro2">
          <table:table-cell office:value-type="float" office:value="5075">
            <text:p>5075</text:p>
          </table:table-cell>
          <table:table-cell office:value-type="string">
            <text:p>Cryptyk</text:p>
          </table:table-cell>
          <table:table-cell office:value-type="string">
            <text:p>https://icomarks.com/ico/Cryptyk</text:p>
          </table:table-cell>
          <table:table-cell table:number-columns-repeated="4"/>
        </table:table-row>
        <table:table-row table:style-name="ro2">
          <table:table-cell office:value-type="float" office:value="5164">
            <text:p>5164</text:p>
          </table:table-cell>
          <table:table-cell office:value-type="string">
            <text:p>Open Collectors Network</text:p>
          </table:table-cell>
          <table:table-cell office:value-type="string">
            <text:p>https://icomarks.com/ico/Open-Collectors-Network</text:p>
          </table:table-cell>
          <table:table-cell table:number-columns-repeated="4"/>
        </table:table-row>
        <table:table-row table:style-name="ro2">
          <table:table-cell office:value-type="float" office:value="5239">
            <text:p>5239</text:p>
          </table:table-cell>
          <table:table-cell office:value-type="string">
            <text:p>Sandblock</text:p>
          </table:table-cell>
          <table:table-cell office:value-type="string">
            <text:p>https://icomarks.com/ico/Sandblock</text:p>
          </table:table-cell>
          <table:table-cell table:number-columns-repeated="4"/>
        </table:table-row>
        <table:table-row table:style-name="ro2">
          <table:table-cell office:value-type="float" office:value="5406">
            <text:p>5406</text:p>
          </table:table-cell>
          <table:table-cell office:value-type="string">
            <text:p>Shopin</text:p>
          </table:table-cell>
          <table:table-cell office:value-type="string">
            <text:p>https://icomarks.com/ico/Shopin</text:p>
          </table:table-cell>
          <table:table-cell table:number-columns-repeated="4"/>
        </table:table-row>
        <table:table-row table:style-name="ro2">
          <table:table-cell office:value-type="float" office:value="5409">
            <text:p>5409</text:p>
          </table:table-cell>
          <table:table-cell office:value-type="string">
            <text:p>MediChain</text:p>
          </table:table-cell>
          <table:table-cell office:value-type="string">
            <text:p>https://icomarks.com/ico/MediChain</text:p>
          </table:table-cell>
          <table:table-cell table:number-columns-repeated="4"/>
        </table:table-row>
        <table:table-row table:style-name="ro2">
          <table:table-cell office:value-type="float" office:value="5498">
            <text:p>5498</text:p>
          </table:table-cell>
          <table:table-cell office:value-type="string">
            <text:p>XAOS</text:p>
          </table:table-cell>
          <table:table-cell office:value-type="string">
            <text:p>https://icomarks.com/ico/XAOS</text:p>
          </table:table-cell>
          <table:table-cell table:number-columns-repeated="4"/>
        </table:table-row>
        <table:table-row table:style-name="ro2">
          <table:table-cell office:value-type="float" office:value="5545">
            <text:p>5545</text:p>
          </table:table-cell>
          <table:table-cell office:value-type="string">
            <text:p>Jointly</text:p>
          </table:table-cell>
          <table:table-cell office:value-type="string">
            <text:p>https://icomarks.com/ico/Jointly</text:p>
          </table:table-cell>
          <table:table-cell table:number-columns-repeated="4"/>
        </table:table-row>
        <table:table-row table:style-name="ro2">
          <table:table-cell office:value-type="float" office:value="5709">
            <text:p>5709</text:p>
          </table:table-cell>
          <table:table-cell office:value-type="string">
            <text:p>Dubtokens</text:p>
          </table:table-cell>
          <table:table-cell office:value-type="string">
            <text:p>https://icomarks.com/ico/Dubtokens</text:p>
          </table:table-cell>
          <table:table-cell table:number-columns-repeated="4"/>
        </table:table-row>
        <table:table-row table:style-name="ro2">
          <table:table-cell office:value-type="float" office:value="5779">
            <text:p>5779</text:p>
          </table:table-cell>
          <table:table-cell office:value-type="string">
            <text:p>Denaro</text:p>
          </table:table-cell>
          <table:table-cell office:value-type="string">
            <text:p>https://icomarks.com/ico/Denaro</text:p>
          </table:table-cell>
          <table:table-cell table:number-columns-repeated="4"/>
        </table:table-row>
        <table:table-row table:style-name="ro2">
          <table:table-cell office:value-type="float" office:value="5893">
            <text:p>5893</text:p>
          </table:table-cell>
          <table:table-cell office:value-type="string">
            <text:p>GLOBCOIN</text:p>
          </table:table-cell>
          <table:table-cell office:value-type="string">
            <text:p>https://icomarks.com/ico/GLOBCOIN</text:p>
          </table:table-cell>
          <table:table-cell table:number-columns-repeated="4"/>
        </table:table-row>
        <table:table-row table:style-name="ro2">
          <table:table-cell office:value-type="float" office:value="5967">
            <text:p>5967</text:p>
          </table:table-cell>
          <table:table-cell office:value-type="string">
            <text:p>Primestar</text:p>
          </table:table-cell>
          <table:table-cell office:value-type="string">
            <text:p>https://icomarks.com/ico/Primestar</text:p>
          </table:table-cell>
          <table:table-cell table:number-columns-repeated="4"/>
        </table:table-row>
        <table:table-row table:style-name="ro2">
          <table:table-cell office:value-type="float" office:value="6136">
            <text:p>6136</text:p>
          </table:table-cell>
          <table:table-cell office:value-type="string">
            <text:p>Volans</text:p>
          </table:table-cell>
          <table:table-cell office:value-type="string">
            <text:p>https://icomarks.com/ico/Volans</text:p>
          </table:table-cell>
          <table:table-cell table:number-columns-repeated="4"/>
        </table:table-row>
        <table:table-row table:style-name="ro2">
          <table:table-cell office:value-type="float" office:value="6184">
            <text:p>6184</text:p>
          </table:table-cell>
          <table:table-cell office:value-type="string">
            <text:p>COREX</text:p>
          </table:table-cell>
          <table:table-cell office:value-type="string">
            <text:p>https://icomarks.com/ico/COREX</text:p>
          </table:table-cell>
          <table:table-cell table:number-columns-repeated="4"/>
        </table:table-row>
        <table:table-row table:style-name="ro2">
          <table:table-cell office:value-type="float" office:value="6456">
            <text:p>6456</text:p>
          </table:table-cell>
          <table:table-cell office:value-type="string">
            <text:p>PrimeLend</text:p>
          </table:table-cell>
          <table:table-cell office:value-type="string">
            <text:p>https://icomarks.com/ico/PrimeLend</text:p>
          </table:table-cell>
          <table:table-cell table:number-columns-repeated="4"/>
        </table:table-row>
        <table:table-row table:style-name="ro2">
          <table:table-cell office:value-type="float" office:value="6498">
            <text:p>6498</text:p>
          </table:table-cell>
          <table:table-cell office:value-type="string">
            <text:p>Noxbox</text:p>
          </table:table-cell>
          <table:table-cell office:value-type="string">
            <text:p>https://icomarks.com/ico/Noxbox</text:p>
          </table:table-cell>
          <table:table-cell table:number-columns-repeated="4"/>
        </table:table-row>
        <table:table-row table:style-name="ro2">
          <table:table-cell office:value-type="float" office:value="6735">
            <text:p>6735</text:p>
          </table:table-cell>
          <table:table-cell office:value-type="string">
            <text:p>Multiversum</text:p>
          </table:table-cell>
          <table:table-cell office:value-type="string">
            <text:p>https://icomarks.com/ico/Multiversum</text:p>
          </table:table-cell>
          <table:table-cell table:number-columns-repeated="4"/>
        </table:table-row>
        <table:table-row table:style-name="ro2">
          <table:table-cell office:value-type="float" office:value="6868">
            <text:p>6868</text:p>
          </table:table-cell>
          <table:table-cell office:value-type="string">
            <text:p>Crestonium</text:p>
          </table:table-cell>
          <table:table-cell office:value-type="string">
            <text:p>https://icomarks.com/ico/Crestonium</text:p>
          </table:table-cell>
          <table:table-cell table:number-columns-repeated="4"/>
        </table:table-row>
        <table:table-row table:style-name="ro2">
          <table:table-cell office:value-type="float" office:value="6991">
            <text:p>6991</text:p>
          </table:table-cell>
          <table:table-cell office:value-type="string">
            <text:p>Fund Platform</text:p>
          </table:table-cell>
          <table:table-cell office:value-type="string">
            <text:p>https://icomarks.com/ico/Fund-Platform</text:p>
          </table:table-cell>
          <table:table-cell table:number-columns-repeated="4"/>
        </table:table-row>
        <table:table-row table:style-name="ro2">
          <table:table-cell office:value-type="float" office:value="7086">
            <text:p>7086</text:p>
          </table:table-cell>
          <table:table-cell office:value-type="string">
            <text:p>Alpha Investing</text:p>
          </table:table-cell>
          <table:table-cell office:value-type="string">
            <text:p>https://icomarks.com/ico/Alpha-Investing</text:p>
          </table:table-cell>
          <table:table-cell table:number-columns-repeated="4"/>
        </table:table-row>
        <table:table-row table:style-name="ro2">
          <table:table-cell office:value-type="float" office:value="7118">
            <text:p>7118</text:p>
          </table:table-cell>
          <table:table-cell office:value-type="string">
            <text:p>Tag World Exchange</text:p>
          </table:table-cell>
          <table:table-cell office:value-type="string">
            <text:p>https://icomarks.com/ico/Tag-World-Exchange</text:p>
          </table:table-cell>
          <table:table-cell table:number-columns-repeated="4"/>
        </table:table-row>
        <table:table-row table:style-name="ro2">
          <table:table-cell office:value-type="float" office:value="7326">
            <text:p>7326</text:p>
          </table:table-cell>
          <table:table-cell office:value-type="string">
            <text:p>Arcadia</text:p>
          </table:table-cell>
          <table:table-cell office:value-type="string">
            <text:p>https://icomarks.com/ico/Arcadia</text:p>
          </table:table-cell>
          <table:table-cell table:number-columns-repeated="4"/>
        </table:table-row>
        <table:table-row table:style-name="ro2">
          <table:table-cell office:value-type="float" office:value="7455">
            <text:p>7455</text:p>
          </table:table-cell>
          <table:table-cell office:value-type="string">
            <text:p>Bond Film Platform</text:p>
          </table:table-cell>
          <table:table-cell office:value-type="string">
            <text:p>https://icomarks.com/ico/Bond-Film-Platform</text:p>
          </table:table-cell>
          <table:table-cell table:number-columns-repeated="4"/>
        </table:table-row>
        <table:table-row table:style-name="ro2">
          <table:table-cell office:value-type="float" office:value="7610">
            <text:p>7610</text:p>
          </table:table-cell>
          <table:table-cell office:value-type="string">
            <text:p>Konero</text:p>
          </table:table-cell>
          <table:table-cell office:value-type="string">
            <text:p>https://icomarks.com/ico/Konero</text:p>
          </table:table-cell>
          <table:table-cell table:number-columns-repeated="4"/>
        </table:table-row>
        <table:table-row table:style-name="ro2">
          <table:table-cell office:value-type="float" office:value="7759">
            <text:p>7759</text:p>
          </table:table-cell>
          <table:table-cell office:value-type="string">
            <text:p>Apollo Septem</text:p>
          </table:table-cell>
          <table:table-cell office:value-type="string">
            <text:p>https://icomarks.com/ico/Apollo-Septem</text:p>
          </table:table-cell>
          <table:table-cell table:number-columns-repeated="4"/>
        </table:table-row>
        <table:table-row table:style-name="ro2">
          <table:table-cell office:value-type="float" office:value="7844">
            <text:p>7844</text:p>
          </table:table-cell>
          <table:table-cell office:value-type="string">
            <text:p>Eligma</text:p>
          </table:table-cell>
          <table:table-cell office:value-type="string">
            <text:p>https://icomarks.com/ico/Eligma</text:p>
          </table:table-cell>
          <table:table-cell table:number-columns-repeated="4"/>
        </table:table-row>
        <table:table-row table:style-name="ro2">
          <table:table-cell office:value-type="float" office:value="8128">
            <text:p>8128</text:p>
          </table:table-cell>
          <table:table-cell office:value-type="string">
            <text:p>Future1coin</text:p>
          </table:table-cell>
          <table:table-cell office:value-type="string">
            <text:p>https://icomarks.com/ico/Future1coin</text:p>
          </table:table-cell>
          <table:table-cell table:number-columns-repeated="4"/>
        </table:table-row>
        <table:table-row table:style-name="ro2">
          <table:table-cell office:value-type="float" office:value="8208">
            <text:p>8208</text:p>
          </table:table-cell>
          <table:table-cell office:value-type="string">
            <text:p>BITRUST</text:p>
          </table:table-cell>
          <table:table-cell office:value-type="string">
            <text:p>https://icomarks.com/ico/BITRUST</text:p>
          </table:table-cell>
          <table:table-cell table:number-columns-repeated="4"/>
        </table:table-row>
        <table:table-row table:style-name="ro2">
          <table:table-cell office:value-type="float" office:value="8221">
            <text:p>8221</text:p>
          </table:table-cell>
          <table:table-cell office:value-type="string">
            <text:p>Just Pay Coin</text:p>
          </table:table-cell>
          <table:table-cell office:value-type="string">
            <text:p>https://icomarks.com/ico/Just-Pay-Coin</text:p>
          </table:table-cell>
          <table:table-cell table:number-columns-repeated="4"/>
        </table:table-row>
        <table:table-row table:style-name="ro2">
          <table:table-cell office:value-type="float" office:value="8224">
            <text:p>8224</text:p>
          </table:table-cell>
          <table:table-cell office:value-type="string">
            <text:p>SONDER</text:p>
          </table:table-cell>
          <table:table-cell office:value-type="string">
            <text:p>https://icomarks.com/ico/SONDER</text:p>
          </table:table-cell>
          <table:table-cell table:number-columns-repeated="4"/>
        </table:table-row>
        <table:table-row table:style-name="ro2">
          <table:table-cell office:value-type="float" office:value="8281">
            <text:p>8281</text:p>
          </table:table-cell>
          <table:table-cell office:value-type="string">
            <text:p>Rublix</text:p>
          </table:table-cell>
          <table:table-cell office:value-type="string">
            <text:p>https://icomarks.com/ico/Rublix</text:p>
          </table:table-cell>
          <table:table-cell table:number-columns-repeated="4"/>
        </table:table-row>
        <table:table-row table:style-name="ro2">
          <table:table-cell office:value-type="float" office:value="8313">
            <text:p>8313</text:p>
          </table:table-cell>
          <table:table-cell office:value-type="string">
            <text:p>Welltrado</text:p>
          </table:table-cell>
          <table:table-cell office:value-type="string">
            <text:p>https://icomarks.com/ico/Welltrado</text:p>
          </table:table-cell>
          <table:table-cell table:number-columns-repeated="4"/>
        </table:table-row>
        <table:table-row table:style-name="ro2">
          <table:table-cell office:value-type="float" office:value="8342">
            <text:p>8342</text:p>
          </table:table-cell>
          <table:table-cell office:value-type="string">
            <text:p>coinadvisor</text:p>
          </table:table-cell>
          <table:table-cell office:value-type="string">
            <text:p>https://icomarks.com/ico/coinadvisor</text:p>
          </table:table-cell>
          <table:table-cell table:number-columns-repeated="4"/>
        </table:table-row>
        <table:table-row table:style-name="ro2">
          <table:table-cell office:value-type="float" office:value="8573">
            <text:p>8573</text:p>
          </table:table-cell>
          <table:table-cell office:value-type="string">
            <text:p>ZEEW</text:p>
          </table:table-cell>
          <table:table-cell office:value-type="string">
            <text:p>https://icomarks.com/ico/ZEEW</text:p>
          </table:table-cell>
          <table:table-cell table:number-columns-repeated="4"/>
        </table:table-row>
        <table:table-row table:style-name="ro2">
          <table:table-cell office:value-type="float" office:value="8602">
            <text:p>8602</text:p>
          </table:table-cell>
          <table:table-cell office:value-type="string">
            <text:p>Ethoasis</text:p>
          </table:table-cell>
          <table:table-cell office:value-type="string">
            <text:p>https://icomarks.com/ico/Ethoasis</text:p>
          </table:table-cell>
          <table:table-cell table:number-columns-repeated="4"/>
        </table:table-row>
        <table:table-row table:style-name="ro2">
          <table:table-cell office:value-type="float" office:value="8606">
            <text:p>8606</text:p>
          </table:table-cell>
          <table:table-cell office:value-type="string">
            <text:p>ZeroState</text:p>
          </table:table-cell>
          <table:table-cell office:value-type="string">
            <text:p>https://icomarks.com/ico/ZeroState</text:p>
          </table:table-cell>
          <table:table-cell table:number-columns-repeated="4"/>
        </table:table-row>
        <table:table-row table:style-name="ro2">
          <table:table-cell office:value-type="float" office:value="9020">
            <text:p>9020</text:p>
          </table:table-cell>
          <table:table-cell office:value-type="string">
            <text:p>Alibabacoin</text:p>
          </table:table-cell>
          <table:table-cell office:value-type="string">
            <text:p>https://icomarks.com/ico/Alibabacoin</text:p>
          </table:table-cell>
          <table:table-cell table:number-columns-repeated="4"/>
        </table:table-row>
        <table:table-row table:style-name="ro2">
          <table:table-cell office:value-type="float" office:value="9065">
            <text:p>9065</text:p>
          </table:table-cell>
          <table:table-cell office:value-type="string">
            <text:p>Tesoro</text:p>
          </table:table-cell>
          <table:table-cell office:value-type="string">
            <text:p>https://icomarks.com/ico/Tesoro</text:p>
          </table:table-cell>
          <table:table-cell table:number-columns-repeated="4"/>
        </table:table-row>
        <table:table-row table:style-name="ro2">
          <table:table-cell office:value-type="float" office:value="9137">
            <text:p>9137</text:p>
          </table:table-cell>
          <table:table-cell office:value-type="string">
            <text:p>AbacasXchange</text:p>
          </table:table-cell>
          <table:table-cell office:value-type="string">
            <text:p>https://icomarks.com/ico/AbacasXchange</text:p>
          </table:table-cell>
          <table:table-cell table:number-columns-repeated="4"/>
        </table:table-row>
        <table:table-row table:style-name="ro2">
          <table:table-cell office:value-type="float" office:value="9165">
            <text:p>9165</text:p>
          </table:table-cell>
          <table:table-cell office:value-type="string">
            <text:p>Utrum</text:p>
          </table:table-cell>
          <table:table-cell office:value-type="string">
            <text:p>https://icomarks.com/ico/Utrum</text:p>
          </table:table-cell>
          <table:table-cell table:number-columns-repeated="4"/>
        </table:table-row>
        <table:table-row table:style-name="ro2">
          <table:table-cell office:value-type="float" office:value="9209">
            <text:p>9209</text:p>
          </table:table-cell>
          <table:table-cell office:value-type="string">
            <text:p>Iagon</text:p>
          </table:table-cell>
          <table:table-cell office:value-type="string">
            <text:p>https://icomarks.com/ico/Iagon</text:p>
          </table:table-cell>
          <table:table-cell table:number-columns-repeated="4"/>
        </table:table-row>
        <table:table-row table:style-name="ro2">
          <table:table-cell office:value-type="float" office:value="9276">
            <text:p>9276</text:p>
          </table:table-cell>
          <table:table-cell office:value-type="string">
            <text:p>Stockchain</text:p>
          </table:table-cell>
          <table:table-cell office:value-type="string">
            <text:p>https://icomarks.com/ico/Stockchain</text:p>
          </table:table-cell>
          <table:table-cell table:number-columns-repeated="4"/>
        </table:table-row>
        <table:table-row table:style-name="ro2">
          <table:table-cell office:value-type="float" office:value="9277">
            <text:p>9277</text:p>
          </table:table-cell>
          <table:table-cell office:value-type="string">
            <text:p>Nickelcoin</text:p>
          </table:table-cell>
          <table:table-cell office:value-type="string">
            <text:p>https://icomarks.com/ico/Nickelcoin</text:p>
          </table:table-cell>
          <table:table-cell table:number-columns-repeated="4"/>
        </table:table-row>
        <table:table-row table:style-name="ro2">
          <table:table-cell office:value-type="float" office:value="9468">
            <text:p>9468</text:p>
          </table:table-cell>
          <table:table-cell office:value-type="string">
            <text:p>Solomonstouch</text:p>
          </table:table-cell>
          <table:table-cell office:value-type="string">
            <text:p>https://icomarks.com/ico/Solomonstouch</text:p>
          </table:table-cell>
          <table:table-cell table:number-columns-repeated="4"/>
        </table:table-row>
        <table:table-row table:style-name="ro2">
          <table:table-cell office:value-type="float" office:value="9733">
            <text:p>9733</text:p>
          </table:table-cell>
          <table:table-cell office:value-type="string">
            <text:p>Pallium</text:p>
          </table:table-cell>
          <table:table-cell office:value-type="string">
            <text:p>https://icomarks.com/ico/Pallium</text:p>
          </table:table-cell>
          <table:table-cell table:number-columns-repeated="4"/>
        </table:table-row>
        <table:table-row table:style-name="ro2">
          <table:table-cell office:value-type="float" office:value="9738">
            <text:p>9738</text:p>
          </table:table-cell>
          <table:table-cell office:value-type="string">
            <text:p>CoinTour</text:p>
          </table:table-cell>
          <table:table-cell office:value-type="string">
            <text:p>https://icomarks.com/ico/CoinTour</text:p>
          </table:table-cell>
          <table:table-cell table:number-columns-repeated="4"/>
        </table:table-row>
        <table:table-row table:style-name="ro2">
          <table:table-cell office:value-type="float" office:value="9847">
            <text:p>9847</text:p>
          </table:table-cell>
          <table:table-cell office:value-type="string">
            <text:p>ChronoBase</text:p>
          </table:table-cell>
          <table:table-cell office:value-type="string">
            <text:p>https://icomarks.com/ico/ChronoBase</text:p>
          </table:table-cell>
          <table:table-cell table:number-columns-repeated="4"/>
        </table:table-row>
        <table:table-row table:style-name="ro2">
          <table:table-cell office:value-type="float" office:value="9906">
            <text:p>9906</text:p>
          </table:table-cell>
          <table:table-cell office:value-type="string">
            <text:p>1KCoin</text:p>
          </table:table-cell>
          <table:table-cell office:value-type="string">
            <text:p>https://icomarks.com/ico/1KCoin</text:p>
          </table:table-cell>
          <table:table-cell table:number-columns-repeated="4"/>
        </table:table-row>
        <table:table-row table:style-name="ro2">
          <table:table-cell office:value-type="float" office:value="10092">
            <text:p>10092</text:p>
          </table:table-cell>
          <table:table-cell office:value-type="string">
            <text:p>Dataeum</text:p>
          </table:table-cell>
          <table:table-cell office:value-type="string">
            <text:p>https://icomarks.com/ico/Dataeum</text:p>
          </table:table-cell>
          <table:table-cell table:number-columns-repeated="4"/>
        </table:table-row>
        <table:table-row table:style-name="ro2">
          <table:table-cell office:value-type="float" office:value="10186">
            <text:p>10186</text:p>
          </table:table-cell>
          <table:table-cell office:value-type="string">
            <text:p>Blockvest</text:p>
          </table:table-cell>
          <table:table-cell office:value-type="string">
            <text:p>https://icomarks.com/ico/Blockvest</text:p>
          </table:table-cell>
          <table:table-cell table:number-columns-repeated="4"/>
        </table:table-row>
        <table:table-row table:style-name="ro2">
          <table:table-cell office:value-type="float" office:value="10258">
            <text:p>10258</text:p>
          </table:table-cell>
          <table:table-cell office:value-type="string">
            <text:p>Syntera</text:p>
          </table:table-cell>
          <table:table-cell office:value-type="string">
            <text:p>https://icomarks.com/ico/Syntera</text:p>
          </table:table-cell>
          <table:table-cell table:number-columns-repeated="4"/>
        </table:table-row>
        <table:table-row table:style-name="ro2">
          <table:table-cell office:value-type="float" office:value="10273">
            <text:p>10273</text:p>
          </table:table-cell>
          <table:table-cell office:value-type="string">
            <text:p>ProximaX</text:p>
          </table:table-cell>
          <table:table-cell office:value-type="string">
            <text:p>https://icomarks.com/ico/ProximaX</text:p>
          </table:table-cell>
          <table:table-cell table:number-columns-repeated="4"/>
        </table:table-row>
        <table:table-row table:style-name="ro2">
          <table:table-cell office:value-type="float" office:value="10317">
            <text:p>10317</text:p>
          </table:table-cell>
          <table:table-cell office:value-type="string">
            <text:p>Talao</text:p>
          </table:table-cell>
          <table:table-cell office:value-type="string">
            <text:p>https://icomarks.com/ico/Talao</text:p>
          </table:table-cell>
          <table:table-cell table:number-columns-repeated="4"/>
        </table:table-row>
        <table:table-row table:style-name="ro2">
          <table:table-cell office:value-type="float" office:value="10359">
            <text:p>10359</text:p>
          </table:table-cell>
          <table:table-cell office:value-type="string">
            <text:p>Payportal</text:p>
          </table:table-cell>
          <table:table-cell office:value-type="string">
            <text:p>https://icomarks.com/ico/Payportal</text:p>
          </table:table-cell>
          <table:table-cell table:number-columns-repeated="4"/>
        </table:table-row>
        <table:table-row table:style-name="ro2">
          <table:table-cell office:value-type="float" office:value="10392">
            <text:p>10392</text:p>
          </table:table-cell>
          <table:table-cell office:value-type="string">
            <text:p>GN Compass</text:p>
          </table:table-cell>
          <table:table-cell office:value-type="string">
            <text:p>https://icomarks.com/ico/GN-Compass</text:p>
          </table:table-cell>
          <table:table-cell table:number-columns-repeated="4"/>
        </table:table-row>
        <table:table-row table:style-name="ro2">
          <table:table-cell office:value-type="float" office:value="10586">
            <text:p>10586</text:p>
          </table:table-cell>
          <table:table-cell office:value-type="string">
            <text:p>Super Ethereum</text:p>
          </table:table-cell>
          <table:table-cell office:value-type="string">
            <text:p>https://icomarks.com/ico/Super-Ethereum</text:p>
          </table:table-cell>
          <table:table-cell table:number-columns-repeated="4"/>
        </table:table-row>
        <table:table-row table:style-name="ro2">
          <table:table-cell office:value-type="float" office:value="10614">
            <text:p>10614</text:p>
          </table:table-cell>
          <table:table-cell office:value-type="string">
            <text:p>Prime Shipping Foundation</text:p>
          </table:table-cell>
          <table:table-cell office:value-type="string">
            <text:p>https://icomarks.com/ico/Prime-Shipping-Foundation</text:p>
          </table:table-cell>
          <table:table-cell table:number-columns-repeated="4"/>
        </table:table-row>
        <table:table-row table:style-name="ro2">
          <table:table-cell office:value-type="float" office:value="10618">
            <text:p>10618</text:p>
          </table:table-cell>
          <table:table-cell office:value-type="string">
            <text:p>GEMERA</text:p>
          </table:table-cell>
          <table:table-cell office:value-type="string">
            <text:p>https://icomarks.com/ico/GEMERA</text:p>
          </table:table-cell>
          <table:table-cell table:number-columns-repeated="4"/>
        </table:table-row>
        <table:table-row table:style-name="ro2">
          <table:table-cell office:value-type="float" office:value="10729">
            <text:p>10729</text:p>
          </table:table-cell>
          <table:table-cell office:value-type="string">
            <text:p>SPINDLE</text:p>
          </table:table-cell>
          <table:table-cell office:value-type="string">
            <text:p>https://icomarks.com/ico/SPINDLE</text:p>
          </table:table-cell>
          <table:table-cell table:number-columns-repeated="4"/>
        </table:table-row>
        <table:table-row table:style-name="ro2">
          <table:table-cell office:value-type="float" office:value="10829">
            <text:p>10829</text:p>
          </table:table-cell>
          <table:table-cell office:value-type="string">
            <text:p>Rusgas</text:p>
          </table:table-cell>
          <table:table-cell office:value-type="string">
            <text:p>https://icomarks.com/ico/Rusgas</text:p>
          </table:table-cell>
          <table:table-cell table:number-columns-repeated="4"/>
        </table:table-row>
        <table:table-row table:style-name="ro2">
          <table:table-cell office:value-type="float" office:value="11008">
            <text:p>11008</text:p>
          </table:table-cell>
          <table:table-cell office:value-type="string">
            <text:p>HUYUcoin</text:p>
          </table:table-cell>
          <table:table-cell office:value-type="string">
            <text:p>https://icomarks.com/ico/HUYUcoin</text:p>
          </table:table-cell>
          <table:table-cell table:number-columns-repeated="4"/>
        </table:table-row>
        <table:table-row table:style-name="ro2">
          <table:table-cell office:value-type="float" office:value="11018">
            <text:p>11018</text:p>
          </table:table-cell>
          <table:table-cell office:value-type="string">
            <text:p>Wemark</text:p>
          </table:table-cell>
          <table:table-cell office:value-type="string">
            <text:p>https://icomarks.com/ico/Wemark</text:p>
          </table:table-cell>
          <table:table-cell table:number-columns-repeated="4"/>
        </table:table-row>
        <table:table-row table:style-name="ro2">
          <table:table-cell office:value-type="float" office:value="11130">
            <text:p>11130</text:p>
          </table:table-cell>
          <table:table-cell office:value-type="string">
            <text:p>XRT</text:p>
          </table:table-cell>
          <table:table-cell office:value-type="string">
            <text:p>https://icomarks.com/ico/XRT</text:p>
          </table:table-cell>
          <table:table-cell table:number-columns-repeated="4"/>
        </table:table-row>
        <table:table-row table:style-name="ro2">
          <table:table-cell office:value-type="float" office:value="11169">
            <text:p>11169</text:p>
          </table:table-cell>
          <table:table-cell office:value-type="string">
            <text:p>ECX Exchange</text:p>
          </table:table-cell>
          <table:table-cell office:value-type="string">
            <text:p>https://icomarks.com/ico/ECX-Exchange</text:p>
          </table:table-cell>
          <table:table-cell table:number-columns-repeated="4"/>
        </table:table-row>
        <table:table-row table:style-name="ro2">
          <table:table-cell office:value-type="float" office:value="11574">
            <text:p>11574</text:p>
          </table:table-cell>
          <table:table-cell office:value-type="string">
            <text:p>Marginless</text:p>
          </table:table-cell>
          <table:table-cell office:value-type="string">
            <text:p>https://icomarks.com/ico/Marginless</text:p>
          </table:table-cell>
          <table:table-cell table:number-columns-repeated="4"/>
        </table:table-row>
        <table:table-row table:style-name="ro2">
          <table:table-cell office:value-type="float" office:value="11822">
            <text:p>11822</text:p>
          </table:table-cell>
          <table:table-cell office:value-type="string">
            <text:p>Block Broker</text:p>
          </table:table-cell>
          <table:table-cell office:value-type="string">
            <text:p>https://icomarks.com/ico/Block-Broker</text:p>
          </table:table-cell>
          <table:table-cell table:number-columns-repeated="4"/>
        </table:table-row>
        <table:table-row table:style-name="ro2">
          <table:table-cell office:value-type="float" office:value="11884">
            <text:p>11884</text:p>
          </table:table-cell>
          <table:table-cell office:value-type="string">
            <text:p>Sint</text:p>
          </table:table-cell>
          <table:table-cell office:value-type="string">
            <text:p>https://icomarks.com/ico/Sint</text:p>
          </table:table-cell>
          <table:table-cell table:number-columns-repeated="4"/>
        </table:table-row>
        <table:table-row table:style-name="ro2">
          <table:table-cell office:value-type="float" office:value="11951">
            <text:p>11951</text:p>
          </table:table-cell>
          <table:table-cell office:value-type="string">
            <text:p>TravelerToken</text:p>
          </table:table-cell>
          <table:table-cell office:value-type="string">
            <text:p>https://icomarks.com/ico/TravelerToken</text:p>
          </table:table-cell>
          <table:table-cell table:number-columns-repeated="4"/>
        </table:table-row>
        <table:table-row table:style-name="ro2">
          <table:table-cell office:value-type="float" office:value="12067">
            <text:p>12067</text:p>
          </table:table-cell>
          <table:table-cell office:value-type="string">
            <text:p>ZANTEPAY</text:p>
          </table:table-cell>
          <table:table-cell office:value-type="string">
            <text:p>https://icomarks.com/ico/ZANTEPAY</text:p>
          </table:table-cell>
          <table:table-cell table:number-columns-repeated="4"/>
        </table:table-row>
        <table:table-row table:style-name="ro2">
          <table:table-cell office:value-type="float" office:value="12070">
            <text:p>12070</text:p>
          </table:table-cell>
          <table:table-cell office:value-type="string">
            <text:p>Hala</text:p>
          </table:table-cell>
          <table:table-cell office:value-type="string">
            <text:p>https://icomarks.com/ico/Hala</text:p>
          </table:table-cell>
          <table:table-cell table:number-columns-repeated="4"/>
        </table:table-row>
        <table:table-row table:style-name="ro2">
          <table:table-cell office:value-type="float" office:value="12113">
            <text:p>12113</text:p>
          </table:table-cell>
          <table:table-cell office:value-type="string">
            <text:p>Root Blockchain</text:p>
          </table:table-cell>
          <table:table-cell office:value-type="string">
            <text:p>https://icomarks.com/ico/Root-Blockchain</text:p>
          </table:table-cell>
          <table:table-cell table:number-columns-repeated="4"/>
        </table:table-row>
        <table:table-row table:style-name="ro2">
          <table:table-cell office:value-type="float" office:value="12580">
            <text:p>12580</text:p>
          </table:table-cell>
          <table:table-cell office:value-type="string">
            <text:p>Yodse</text:p>
          </table:table-cell>
          <table:table-cell office:value-type="string">
            <text:p>https://icomarks.com/ico/Yodse</text:p>
          </table:table-cell>
          <table:table-cell table:number-columns-repeated="4"/>
        </table:table-row>
        <table:table-row table:style-name="ro2">
          <table:table-cell office:value-type="float" office:value="12680">
            <text:p>12680</text:p>
          </table:table-cell>
          <table:table-cell office:value-type="string">
            <text:p>Synth</text:p>
          </table:table-cell>
          <table:table-cell office:value-type="string">
            <text:p>https://icomarks.com/ico/Synth</text:p>
          </table:table-cell>
          <table:table-cell table:number-columns-repeated="4"/>
        </table:table-row>
        <table:table-row table:style-name="ro2">
          <table:table-cell office:value-type="float" office:value="12735">
            <text:p>12735</text:p>
          </table:table-cell>
          <table:table-cell office:value-type="string">
            <text:p>World Bit Bank</text:p>
          </table:table-cell>
          <table:table-cell office:value-type="string">
            <text:p>https://icomarks.com/ico/World-Bit-Bank</text:p>
          </table:table-cell>
          <table:table-cell table:number-columns-repeated="4"/>
        </table:table-row>
        <table:table-row table:style-name="ro2">
          <table:table-cell office:value-type="float" office:value="12758">
            <text:p>12758</text:p>
          </table:table-cell>
          <table:table-cell office:value-type="string">
            <text:p>BitBose</text:p>
          </table:table-cell>
          <table:table-cell office:value-type="string">
            <text:p>https://icomarks.com/ico/BitBose</text:p>
          </table:table-cell>
          <table:table-cell table:number-columns-repeated="4"/>
        </table:table-row>
        <table:table-row table:style-name="ro2">
          <table:table-cell office:value-type="float" office:value="12854">
            <text:p>12854</text:p>
          </table:table-cell>
          <table:table-cell office:value-type="string">
            <text:p>Tradingene</text:p>
          </table:table-cell>
          <table:table-cell office:value-type="string">
            <text:p>https://icomarks.com/ico/Tradingene</text:p>
          </table:table-cell>
          <table:table-cell table:number-columns-repeated="4"/>
        </table:table-row>
        <table:table-row table:style-name="ro2">
          <table:table-cell office:value-type="float" office:value="13098">
            <text:p>13098</text:p>
          </table:table-cell>
          <table:table-cell office:value-type="string">
            <text:p>Successlife</text:p>
          </table:table-cell>
          <table:table-cell office:value-type="string">
            <text:p>https://icomarks.com/ico/Successlife</text:p>
          </table:table-cell>
          <table:table-cell table:number-columns-repeated="4"/>
        </table:table-row>
        <table:table-row table:style-name="ro2">
          <table:table-cell office:value-type="float" office:value="13285">
            <text:p>13285</text:p>
          </table:table-cell>
          <table:table-cell office:value-type="string">
            <text:p>BlockStorage</text:p>
          </table:table-cell>
          <table:table-cell office:value-type="string">
            <text:p>https://icomarks.com/ico/BlockStorage</text:p>
          </table:table-cell>
          <table:table-cell table:number-columns-repeated="4"/>
        </table:table-row>
        <table:table-row table:style-name="ro2">
          <table:table-cell office:value-type="float" office:value="13582">
            <text:p>13582</text:p>
          </table:table-cell>
          <table:table-cell office:value-type="string">
            <text:p>LICERIO</text:p>
          </table:table-cell>
          <table:table-cell office:value-type="string">
            <text:p>https://icomarks.com/ico/LICERIO</text:p>
          </table:table-cell>
          <table:table-cell table:number-columns-repeated="4"/>
        </table:table-row>
        <table:table-row table:style-name="ro2">
          <table:table-cell office:value-type="float" office:value="13980">
            <text:p>13980</text:p>
          </table:table-cell>
          <table:table-cell office:value-type="string">
            <text:p>Spiking</text:p>
          </table:table-cell>
          <table:table-cell office:value-type="string">
            <text:p>https://icomarks.com/ico/Spiking</text:p>
          </table:table-cell>
          <table:table-cell table:number-columns-repeated="4"/>
        </table:table-row>
        <table:table-row table:style-name="ro2">
          <table:table-cell office:value-type="float" office:value="14173">
            <text:p>14173</text:p>
          </table:table-cell>
          <table:table-cell office:value-type="string">
            <text:p>Wyzerr</text:p>
          </table:table-cell>
          <table:table-cell office:value-type="string">
            <text:p>https://icomarks.com/ico/Wyzerr</text:p>
          </table:table-cell>
          <table:table-cell table:number-columns-repeated="4"/>
        </table:table-row>
        <table:table-row table:style-name="ro2">
          <table:table-cell office:value-type="float" office:value="14197">
            <text:p>14197</text:p>
          </table:table-cell>
          <table:table-cell office:value-type="string">
            <text:p>DiscoveryIoT</text:p>
          </table:table-cell>
          <table:table-cell office:value-type="string">
            <text:p>https://icomarks.com/ico/DiscoveryIoT</text:p>
          </table:table-cell>
          <table:table-cell table:number-columns-repeated="4"/>
        </table:table-row>
        <table:table-row table:style-name="ro2">
          <table:table-cell office:value-type="float" office:value="14312">
            <text:p>14312</text:p>
          </table:table-cell>
          <table:table-cell office:value-type="string">
            <text:p>CryptoRobotics</text:p>
          </table:table-cell>
          <table:table-cell office:value-type="string">
            <text:p>https://icomarks.com/ico/CryptoRobotics</text:p>
          </table:table-cell>
          <table:table-cell table:number-columns-repeated="4"/>
        </table:table-row>
        <table:table-row table:style-name="ro2">
          <table:table-cell office:value-type="float" office:value="14318">
            <text:p>14318</text:p>
          </table:table-cell>
          <table:table-cell office:value-type="string">
            <text:p>ALLUXE</text:p>
          </table:table-cell>
          <table:table-cell office:value-type="string">
            <text:p>https://icomarks.com/ico/ALLUXE</text:p>
          </table:table-cell>
          <table:table-cell table:number-columns-repeated="4"/>
        </table:table-row>
        <table:table-row table:style-name="ro2">
          <table:table-cell office:value-type="float" office:value="14430">
            <text:p>14430</text:p>
          </table:table-cell>
          <table:table-cell office:value-type="string">
            <text:p>Nebula Exchange</text:p>
          </table:table-cell>
          <table:table-cell office:value-type="string">
            <text:p>https://icomarks.com/ico/Nebula-Exchange</text:p>
          </table:table-cell>
          <table:table-cell table:number-columns-repeated="4"/>
        </table:table-row>
        <table:table-row table:style-name="ro2">
          <table:table-cell office:value-type="float" office:value="14464">
            <text:p>14464</text:p>
          </table:table-cell>
          <table:table-cell office:value-type="string">
            <text:p>LeadRex</text:p>
          </table:table-cell>
          <table:table-cell office:value-type="string">
            <text:p>https://icomarks.com/ico/LeadRex</text:p>
          </table:table-cell>
          <table:table-cell table:number-columns-repeated="4"/>
        </table:table-row>
        <table:table-row table:style-name="ro2">
          <table:table-cell office:value-type="float" office:value="14600">
            <text:p>14600</text:p>
          </table:table-cell>
          <table:table-cell office:value-type="string">
            <text:p>Istrium</text:p>
          </table:table-cell>
          <table:table-cell office:value-type="string">
            <text:p>https://icomarks.com/ico/Istrium</text:p>
          </table:table-cell>
          <table:table-cell table:number-columns-repeated="4"/>
        </table:table-row>
        <table:table-row table:style-name="ro2">
          <table:table-cell office:value-type="float" office:value="14628">
            <text:p>14628</text:p>
          </table:table-cell>
          <table:table-cell office:value-type="string">
            <text:p>tripago</text:p>
          </table:table-cell>
          <table:table-cell office:value-type="string">
            <text:p>https://icomarks.com/ico/tripago</text:p>
          </table:table-cell>
          <table:table-cell table:number-columns-repeated="4"/>
        </table:table-row>
        <table:table-row table:style-name="ro2">
          <table:table-cell office:value-type="float" office:value="14754">
            <text:p>14754</text:p>
          </table:table-cell>
          <table:table-cell office:value-type="string">
            <text:p>MGLTOKEN</text:p>
          </table:table-cell>
          <table:table-cell office:value-type="string">
            <text:p>https://icomarks.com/ico/MGLTOKEN</text:p>
          </table:table-cell>
          <table:table-cell table:number-columns-repeated="4"/>
        </table:table-row>
        <table:table-row table:style-name="ro2">
          <table:table-cell office:value-type="float" office:value="14772">
            <text:p>14772</text:p>
          </table:table-cell>
          <table:table-cell office:value-type="string">
            <text:p>ServAdvisor</text:p>
          </table:table-cell>
          <table:table-cell office:value-type="string">
            <text:p>https://icomarks.com/ico/ServAdvisor</text:p>
          </table:table-cell>
          <table:table-cell table:number-columns-repeated="4"/>
        </table:table-row>
        <table:table-row table:style-name="ro2">
          <table:table-cell office:value-type="float" office:value="14851">
            <text:p>14851</text:p>
          </table:table-cell>
          <table:table-cell office:value-type="string">
            <text:p>Daox</text:p>
          </table:table-cell>
          <table:table-cell office:value-type="string">
            <text:p>https://icomarks.com/ico/Daox</text:p>
          </table:table-cell>
          <table:table-cell table:number-columns-repeated="4"/>
        </table:table-row>
        <table:table-row table:style-name="ro2">
          <table:table-cell office:value-type="float" office:value="15039">
            <text:p>15039</text:p>
          </table:table-cell>
          <table:table-cell office:value-type="string">
            <text:p>WONO</text:p>
          </table:table-cell>
          <table:table-cell office:value-type="string">
            <text:p>https://icomarks.com/ico/WONO</text:p>
          </table:table-cell>
          <table:table-cell table:number-columns-repeated="4"/>
        </table:table-row>
        <table:table-row table:style-name="ro2">
          <table:table-cell office:value-type="float" office:value="15053">
            <text:p>15053</text:p>
          </table:table-cell>
          <table:table-cell office:value-type="string">
            <text:p>DeNet</text:p>
          </table:table-cell>
          <table:table-cell office:value-type="string">
            <text:p>https://icomarks.com/ico/DeNet</text:p>
          </table:table-cell>
          <table:table-cell table:number-columns-repeated="4"/>
        </table:table-row>
        <table:table-row table:style-name="ro2">
          <table:table-cell office:value-type="float" office:value="15092">
            <text:p>15092</text:p>
          </table:table-cell>
          <table:table-cell office:value-type="string">
            <text:p>Xsure</text:p>
          </table:table-cell>
          <table:table-cell office:value-type="string">
            <text:p>https://icomarks.com/ico/Xsure</text:p>
          </table:table-cell>
          <table:table-cell table:number-columns-repeated="4"/>
        </table:table-row>
        <table:table-row table:style-name="ro2">
          <table:table-cell office:value-type="float" office:value="15104">
            <text:p>15104</text:p>
          </table:table-cell>
          <table:table-cell office:value-type="string">
            <text:p>Cruisebit</text:p>
          </table:table-cell>
          <table:table-cell office:value-type="string">
            <text:p>https://icomarks.com/ico/Cruisebit</text:p>
          </table:table-cell>
          <table:table-cell table:number-columns-repeated="4"/>
        </table:table-row>
        <table:table-row table:style-name="ro2">
          <table:table-cell office:value-type="float" office:value="15144">
            <text:p>15144</text:p>
          </table:table-cell>
          <table:table-cell office:value-type="string">
            <text:p>London Football Exchange</text:p>
          </table:table-cell>
          <table:table-cell office:value-type="string">
            <text:p>https://icomarks.com/ico/London-Football-Exchange</text:p>
          </table:table-cell>
          <table:table-cell table:number-columns-repeated="4"/>
        </table:table-row>
        <table:table-row table:style-name="ro2">
          <table:table-cell office:value-type="float" office:value="15250">
            <text:p>15250</text:p>
          </table:table-cell>
          <table:table-cell office:value-type="string">
            <text:p>Alethena</text:p>
          </table:table-cell>
          <table:table-cell office:value-type="string">
            <text:p>https://icomarks.com/ico/Alethena</text:p>
          </table:table-cell>
          <table:table-cell table:number-columns-repeated="4"/>
        </table:table-row>
        <table:table-row table:style-name="ro2">
          <table:table-cell office:value-type="float" office:value="15462">
            <text:p>15462</text:p>
          </table:table-cell>
          <table:table-cell office:value-type="string">
            <text:p>FiveStarMiningNetwork</text:p>
          </table:table-cell>
          <table:table-cell office:value-type="string">
            <text:p>https://icomarks.com/ico/FiveStarMiningNetwork</text:p>
          </table:table-cell>
          <table:table-cell table:number-columns-repeated="4"/>
        </table:table-row>
        <table:table-row table:style-name="ro2">
          <table:table-cell office:value-type="float" office:value="15576">
            <text:p>15576</text:p>
          </table:table-cell>
          <table:table-cell office:value-type="string">
            <text:p>Mammoth</text:p>
          </table:table-cell>
          <table:table-cell office:value-type="string">
            <text:p>https://icomarks.com/ico/Mammoth</text:p>
          </table:table-cell>
          <table:table-cell table:number-columns-repeated="4"/>
        </table:table-row>
        <table:table-row table:style-name="ro2">
          <table:table-cell office:value-type="float" office:value="15725">
            <text:p>15725</text:p>
          </table:table-cell>
          <table:table-cell office:value-type="string">
            <text:p>StreamPay</text:p>
          </table:table-cell>
          <table:table-cell office:value-type="string">
            <text:p>https://icomarks.com/ico/StreamPay</text:p>
          </table:table-cell>
          <table:table-cell table:number-columns-repeated="4"/>
        </table:table-row>
        <table:table-row table:style-name="ro2">
          <table:table-cell office:value-type="float" office:value="15741">
            <text:p>15741</text:p>
          </table:table-cell>
          <table:table-cell office:value-type="string">
            <text:p>Coinet</text:p>
          </table:table-cell>
          <table:table-cell office:value-type="string">
            <text:p>https://icomarks.com/ico/Coinet</text:p>
          </table:table-cell>
          <table:table-cell table:number-columns-repeated="4"/>
        </table:table-row>
        <table:table-row table:style-name="ro2">
          <table:table-cell office:value-type="float" office:value="15844">
            <text:p>15844</text:p>
          </table:table-cell>
          <table:table-cell office:value-type="string">
            <text:p>Sportco</text:p>
          </table:table-cell>
          <table:table-cell office:value-type="string">
            <text:p>https://icomarks.com/ico/Sportco</text:p>
          </table:table-cell>
          <table:table-cell table:number-columns-repeated="4"/>
        </table:table-row>
        <table:table-row table:style-name="ro2">
          <table:table-cell office:value-type="float" office:value="15955">
            <text:p>15955</text:p>
          </table:table-cell>
          <table:table-cell office:value-type="string">
            <text:p>Memority</text:p>
          </table:table-cell>
          <table:table-cell office:value-type="string">
            <text:p>https://icomarks.com/ico/Memority</text:p>
          </table:table-cell>
          <table:table-cell table:number-columns-repeated="4"/>
        </table:table-row>
        <table:table-row table:style-name="ro2">
          <table:table-cell office:value-type="float" office:value="15992">
            <text:p>15992</text:p>
          </table:table-cell>
          <table:table-cell office:value-type="string">
            <text:p>fida</text:p>
          </table:table-cell>
          <table:table-cell office:value-type="string">
            <text:p>https://icomarks.com/ico/fida</text:p>
          </table:table-cell>
          <table:table-cell table:number-columns-repeated="4"/>
        </table:table-row>
        <table:table-row table:style-name="ro2">
          <table:table-cell office:value-type="float" office:value="16053">
            <text:p>16053</text:p>
          </table:table-cell>
          <table:table-cell office:value-type="string">
            <text:p>Dribble Payments</text:p>
          </table:table-cell>
          <table:table-cell office:value-type="string">
            <text:p>https://icomarks.com/ico/Dribble-Payments</text:p>
          </table:table-cell>
          <table:table-cell table:number-columns-repeated="4"/>
        </table:table-row>
        <table:table-row table:style-name="ro2">
          <table:table-cell office:value-type="float" office:value="16071">
            <text:p>16071</text:p>
          </table:table-cell>
          <table:table-cell office:value-type="string">
            <text:p>yappadappadoo</text:p>
          </table:table-cell>
          <table:table-cell office:value-type="string">
            <text:p>https://icomarks.com/ico/yappadappadoo</text:p>
          </table:table-cell>
          <table:table-cell table:number-columns-repeated="4"/>
        </table:table-row>
        <table:table-row table:style-name="ro2">
          <table:table-cell office:value-type="float" office:value="16120">
            <text:p>16120</text:p>
          </table:table-cell>
          <table:table-cell office:value-type="string">
            <text:p>ZEON Network</text:p>
          </table:table-cell>
          <table:table-cell office:value-type="string">
            <text:p>https://icomarks.com/ico/ZEON-Network</text:p>
          </table:table-cell>
          <table:table-cell table:number-columns-repeated="4"/>
        </table:table-row>
        <table:table-row table:style-name="ro2">
          <table:table-cell office:value-type="float" office:value="16137">
            <text:p>16137</text:p>
          </table:table-cell>
          <table:table-cell office:value-type="string">
            <text:p>ENDO Protocol</text:p>
          </table:table-cell>
          <table:table-cell office:value-type="string">
            <text:p>https://icomarks.com/ico/ENDO-Protocol</text:p>
          </table:table-cell>
          <table:table-cell table:number-columns-repeated="4"/>
        </table:table-row>
        <table:table-row table:style-name="ro2">
          <table:table-cell office:value-type="float" office:value="16212">
            <text:p>16212</text:p>
          </table:table-cell>
          <table:table-cell office:value-type="string">
            <text:p>International Science Hub</text:p>
          </table:table-cell>
          <table:table-cell office:value-type="string">
            <text:p>https://icomarks.com/ico/International-Science-Hub</text:p>
          </table:table-cell>
          <table:table-cell table:number-columns-repeated="4"/>
        </table:table-row>
        <table:table-row table:style-name="ro2">
          <table:table-cell office:value-type="float" office:value="16398">
            <text:p>16398</text:p>
          </table:table-cell>
          <table:table-cell office:value-type="string">
            <text:p>WULET</text:p>
          </table:table-cell>
          <table:table-cell office:value-type="string">
            <text:p>https://icomarks.com/ico/WULET</text:p>
          </table:table-cell>
          <table:table-cell table:number-columns-repeated="4"/>
        </table:table-row>
        <table:table-row table:style-name="ro2">
          <table:table-cell office:value-type="float" office:value="16492">
            <text:p>16492</text:p>
          </table:table-cell>
          <table:table-cell office:value-type="string">
            <text:p>Lunch Money</text:p>
          </table:table-cell>
          <table:table-cell office:value-type="string">
            <text:p>https://icomarks.com/ico/Lunch-Money</text:p>
          </table:table-cell>
          <table:table-cell table:number-columns-repeated="4"/>
        </table:table-row>
        <table:table-row table:style-name="ro2">
          <table:table-cell office:value-type="float" office:value="16641">
            <text:p>16641</text:p>
          </table:table-cell>
          <table:table-cell office:value-type="string">
            <text:p>Goods Digital Passport</text:p>
          </table:table-cell>
          <table:table-cell office:value-type="string">
            <text:p>https://icomarks.com/ico/Goods-Digital-Passport</text:p>
          </table:table-cell>
          <table:table-cell table:number-columns-repeated="4"/>
        </table:table-row>
        <table:table-row table:style-name="ro2">
          <table:table-cell office:value-type="float" office:value="16669">
            <text:p>16669</text:p>
          </table:table-cell>
          <table:table-cell office:value-type="string">
            <text:p>EGOLDTrade</text:p>
          </table:table-cell>
          <table:table-cell office:value-type="string">
            <text:p>https://icomarks.com/ico/EGOLDTrade</text:p>
          </table:table-cell>
          <table:table-cell table:number-columns-repeated="4"/>
        </table:table-row>
        <table:table-row table:style-name="ro2">
          <table:table-cell office:value-type="float" office:value="17122">
            <text:p>17122</text:p>
          </table:table-cell>
          <table:table-cell office:value-type="string">
            <text:p>Level01</text:p>
          </table:table-cell>
          <table:table-cell office:value-type="string">
            <text:p>https://icomarks.com/ico/Level01</text:p>
          </table:table-cell>
          <table:table-cell table:number-columns-repeated="4"/>
        </table:table-row>
        <table:table-row table:style-name="ro2">
          <table:table-cell office:value-type="float" office:value="17178">
            <text:p>17178</text:p>
          </table:table-cell>
          <table:table-cell office:value-type="string">
            <text:p>CryptoSouk</text:p>
          </table:table-cell>
          <table:table-cell office:value-type="string">
            <text:p>https://icomarks.com/ico/CryptoSouk</text:p>
          </table:table-cell>
          <table:table-cell table:number-columns-repeated="4"/>
        </table:table-row>
        <table:table-row table:style-name="ro2">
          <table:table-cell office:value-type="float" office:value="17407">
            <text:p>17407</text:p>
          </table:table-cell>
          <table:table-cell office:value-type="string">
            <text:p>4Artechnologies</text:p>
          </table:table-cell>
          <table:table-cell office:value-type="string">
            <text:p>https://icomarks.com/ico/4Artechnologies</text:p>
          </table:table-cell>
          <table:table-cell table:number-columns-repeated="4"/>
        </table:table-row>
        <table:table-row table:style-name="ro2">
          <table:table-cell office:value-type="float" office:value="17446">
            <text:p>17446</text:p>
          </table:table-cell>
          <table:table-cell office:value-type="string">
            <text:p>Mix Rent</text:p>
          </table:table-cell>
          <table:table-cell office:value-type="string">
            <text:p>https://icomarks.com/ico/Mix-Rent</text:p>
          </table:table-cell>
          <table:table-cell table:number-columns-repeated="4"/>
        </table:table-row>
        <table:table-row table:style-name="ro2">
          <table:table-cell office:value-type="float" office:value="17507">
            <text:p>17507</text:p>
          </table:table-cell>
          <table:table-cell office:value-type="string">
            <text:p>ONe Network</text:p>
          </table:table-cell>
          <table:table-cell office:value-type="string">
            <text:p>https://icomarks.com/ico/ONe-Network</text:p>
          </table:table-cell>
          <table:table-cell table:number-columns-repeated="4"/>
        </table:table-row>
        <table:table-row table:style-name="ro2">
          <table:table-cell office:value-type="float" office:value="17588">
            <text:p>17588</text:p>
          </table:table-cell>
          <table:table-cell office:value-type="string">
            <text:p>EXTRADECOIN</text:p>
          </table:table-cell>
          <table:table-cell office:value-type="string">
            <text:p>https://icomarks.com/ico/EXTRADECOIN</text:p>
          </table:table-cell>
          <table:table-cell table:number-columns-repeated="4"/>
        </table:table-row>
        <table:table-row table:style-name="ro2">
          <table:table-cell office:value-type="float" office:value="18118">
            <text:p>18118</text:p>
          </table:table-cell>
          <table:table-cell office:value-type="string">
            <text:p>BlockClick</text:p>
          </table:table-cell>
          <table:table-cell office:value-type="string">
            <text:p>https://icomarks.com/ico/BlockClick</text:p>
          </table:table-cell>
          <table:table-cell table:number-columns-repeated="4"/>
        </table:table-row>
        <table:table-row table:style-name="ro2">
          <table:table-cell office:value-type="float" office:value="18464">
            <text:p>18464</text:p>
          </table:table-cell>
          <table:table-cell office:value-type="string">
            <text:p>Astoria</text:p>
          </table:table-cell>
          <table:table-cell office:value-type="string">
            <text:p>https://icomarks.com/ico/Astoria</text:p>
          </table:table-cell>
          <table:table-cell table:number-columns-repeated="4"/>
        </table:table-row>
        <table:table-row table:style-name="ro2">
          <table:table-cell office:value-type="float" office:value="18508">
            <text:p>18508</text:p>
          </table:table-cell>
          <table:table-cell office:value-type="string">
            <text:p>TimeBox</text:p>
          </table:table-cell>
          <table:table-cell office:value-type="string">
            <text:p>https://icomarks.com/ico/TimeBox</text:p>
          </table:table-cell>
          <table:table-cell table:number-columns-repeated="4"/>
        </table:table-row>
        <table:table-row table:style-name="ro2">
          <table:table-cell office:value-type="float" office:value="18528">
            <text:p>18528</text:p>
          </table:table-cell>
          <table:table-cell office:value-type="string">
            <text:p>Plentix</text:p>
          </table:table-cell>
          <table:table-cell office:value-type="string">
            <text:p>https://icomarks.com/ico/Plentix</text:p>
          </table:table-cell>
          <table:table-cell table:number-columns-repeated="4"/>
        </table:table-row>
        <table:table-row table:style-name="ro2">
          <table:table-cell office:value-type="float" office:value="18646">
            <text:p>18646</text:p>
          </table:table-cell>
          <table:table-cell office:value-type="string">
            <text:p>BlocVehicle</text:p>
          </table:table-cell>
          <table:table-cell office:value-type="string">
            <text:p>https://icomarks.com/ico/BlocVehicle</text:p>
          </table:table-cell>
          <table:table-cell table:number-columns-repeated="4"/>
        </table:table-row>
        <table:table-row table:style-name="ro2">
          <table:table-cell office:value-type="float" office:value="18890">
            <text:p>18890</text:p>
          </table:table-cell>
          <table:table-cell office:value-type="string">
            <text:p>iCash</text:p>
          </table:table-cell>
          <table:table-cell office:value-type="string">
            <text:p>https://icomarks.com/ico/iCash</text:p>
          </table:table-cell>
          <table:table-cell table:number-columns-repeated="4"/>
        </table:table-row>
        <table:table-row table:style-name="ro2">
          <table:table-cell office:value-type="float" office:value="18930">
            <text:p>18930</text:p>
          </table:table-cell>
          <table:table-cell office:value-type="string">
            <text:p>Hedger</text:p>
          </table:table-cell>
          <table:table-cell office:value-type="string">
            <text:p>https://icomarks.com/ico/Hedger</text:p>
          </table:table-cell>
          <table:table-cell table:number-columns-repeated="4"/>
        </table:table-row>
        <table:table-row table:style-name="ro2">
          <table:table-cell office:value-type="float" office:value="18938">
            <text:p>18938</text:p>
          </table:table-cell>
          <table:table-cell office:value-type="string">
            <text:p>VegaWallet</text:p>
          </table:table-cell>
          <table:table-cell office:value-type="string">
            <text:p>https://icomarks.com/ico/VegaWallet</text:p>
          </table:table-cell>
          <table:table-cell table:number-columns-repeated="4"/>
        </table:table-row>
        <table:table-row table:style-name="ro2">
          <table:table-cell office:value-type="float" office:value="19061">
            <text:p>19061</text:p>
          </table:table-cell>
          <table:table-cell office:value-type="string">
            <text:p>Bitdepositary</text:p>
          </table:table-cell>
          <table:table-cell office:value-type="string">
            <text:p>https://icomarks.com/ico/Bitdepositary</text:p>
          </table:table-cell>
          <table:table-cell table:number-columns-repeated="4"/>
        </table:table-row>
        <table:table-row table:style-name="ro2">
          <table:table-cell office:value-type="float" office:value="19486">
            <text:p>19486</text:p>
          </table:table-cell>
          <table:table-cell office:value-type="string">
            <text:p>Chelle Coin</text:p>
          </table:table-cell>
          <table:table-cell office:value-type="string">
            <text:p>https://icomarks.com/ico/Chelle-Coin</text:p>
          </table:table-cell>
          <table:table-cell table:number-columns-repeated="4"/>
        </table:table-row>
        <table:table-row table:style-name="ro2">
          <table:table-cell office:value-type="float" office:value="19805">
            <text:p>19805</text:p>
          </table:table-cell>
          <table:table-cell office:value-type="string">
            <text:p>HELIX Orange</text:p>
          </table:table-cell>
          <table:table-cell office:value-type="string">
            <text:p>https://icomarks.com/ico/HELIX-Orange</text:p>
          </table:table-cell>
          <table:table-cell table:number-columns-repeated="4"/>
        </table:table-row>
        <table:table-row table:style-name="ro2">
          <table:table-cell office:value-type="float" office:value="20147">
            <text:p>20147</text:p>
          </table:table-cell>
          <table:table-cell office:value-type="string">
            <text:p>Venus Mine</text:p>
          </table:table-cell>
          <table:table-cell office:value-type="string">
            <text:p>https://icomarks.com/ico/Venus-Mine</text:p>
          </table:table-cell>
          <table:table-cell table:number-columns-repeated="4"/>
        </table:table-row>
        <table:table-row table:style-name="ro2">
          <table:table-cell office:value-type="float" office:value="20285">
            <text:p>20285</text:p>
          </table:table-cell>
          <table:table-cell office:value-type="string">
            <text:p>SciDex</text:p>
          </table:table-cell>
          <table:table-cell office:value-type="string">
            <text:p>https://icomarks.com/ico/SciDex</text:p>
          </table:table-cell>
          <table:table-cell table:number-columns-repeated="4"/>
        </table:table-row>
        <table:table-row table:style-name="ro2">
          <table:table-cell office:value-type="float" office:value="20297">
            <text:p>20297</text:p>
          </table:table-cell>
          <table:table-cell office:value-type="string">
            <text:p>MiMiner</text:p>
          </table:table-cell>
          <table:table-cell office:value-type="string">
            <text:p>https://icomarks.com/ico/MiMiner</text:p>
          </table:table-cell>
          <table:table-cell table:number-columns-repeated="4"/>
        </table:table-row>
        <table:table-row table:style-name="ro2">
          <table:table-cell office:value-type="float" office:value="20330">
            <text:p>20330</text:p>
          </table:table-cell>
          <table:table-cell office:value-type="string">
            <text:p>Yezcoin</text:p>
          </table:table-cell>
          <table:table-cell office:value-type="string">
            <text:p>https://icomarks.com/ico/Yezcoin</text:p>
          </table:table-cell>
          <table:table-cell table:number-columns-repeated="4"/>
        </table:table-row>
        <table:table-row table:style-name="ro2">
          <table:table-cell office:value-type="float" office:value="20430">
            <text:p>20430</text:p>
          </table:table-cell>
          <table:table-cell office:value-type="string">
            <text:p>Xchangecoin</text:p>
          </table:table-cell>
          <table:table-cell office:value-type="string">
            <text:p>https://icomarks.com/ico/Xchangecoin</text:p>
          </table:table-cell>
          <table:table-cell table:number-columns-repeated="4"/>
        </table:table-row>
        <table:table-row table:style-name="ro2">
          <table:table-cell office:value-type="float" office:value="20662">
            <text:p>20662</text:p>
          </table:table-cell>
          <table:table-cell office:value-type="string">
            <text:p>ArtPro</text:p>
          </table:table-cell>
          <table:table-cell office:value-type="string">
            <text:p>https://icomarks.com/ico/ArtPro</text:p>
          </table:table-cell>
          <table:table-cell table:number-columns-repeated="4"/>
        </table:table-row>
        <table:table-row table:style-name="ro2">
          <table:table-cell office:value-type="float" office:value="20697">
            <text:p>20697</text:p>
          </table:table-cell>
          <table:table-cell office:value-type="string">
            <text:p>INCODIUM</text:p>
          </table:table-cell>
          <table:table-cell office:value-type="string">
            <text:p>https://icomarks.com/ico/INCODIUM</text:p>
          </table:table-cell>
          <table:table-cell table:number-columns-repeated="4"/>
        </table:table-row>
        <table:table-row table:style-name="ro2">
          <table:table-cell office:value-type="float" office:value="21027">
            <text:p>21027</text:p>
          </table:table-cell>
          <table:table-cell office:value-type="string">
            <text:p>Kartblock</text:p>
          </table:table-cell>
          <table:table-cell office:value-type="string">
            <text:p>https://icomarks.com/ico/Kartblock</text:p>
          </table:table-cell>
          <table:table-cell table:number-columns-repeated="4"/>
        </table:table-row>
        <table:table-row table:style-name="ro2">
          <table:table-cell office:value-type="float" office:value="21048">
            <text:p>21048</text:p>
          </table:table-cell>
          <table:table-cell office:value-type="string">
            <text:p>Twogap</text:p>
          </table:table-cell>
          <table:table-cell office:value-type="string">
            <text:p>https://icomarks.com/ico/Twogap</text:p>
          </table:table-cell>
          <table:table-cell table:number-columns-repeated="4"/>
        </table:table-row>
        <table:table-row table:style-name="ro2">
          <table:table-cell office:value-type="float" office:value="21271">
            <text:p>21271</text:p>
          </table:table-cell>
          <table:table-cell office:value-type="string">
            <text:p>Myart</text:p>
          </table:table-cell>
          <table:table-cell office:value-type="string">
            <text:p>https://icomarks.com/ico/Myart</text:p>
          </table:table-cell>
          <table:table-cell table:number-columns-repeated="4"/>
        </table:table-row>
        <table:table-row table:style-name="ro2">
          <table:table-cell office:value-type="float" office:value="21344">
            <text:p>21344</text:p>
          </table:table-cell>
          <table:table-cell office:value-type="string">
            <text:p>iTrue</text:p>
          </table:table-cell>
          <table:table-cell office:value-type="string">
            <text:p>https://icomarks.com/ico/iTrue</text:p>
          </table:table-cell>
          <table:table-cell table:number-columns-repeated="4"/>
        </table:table-row>
        <table:table-row table:style-name="ro2">
          <table:table-cell office:value-type="float" office:value="21443">
            <text:p>21443</text:p>
          </table:table-cell>
          <table:table-cell office:value-type="string">
            <text:p>DLEX</text:p>
          </table:table-cell>
          <table:table-cell office:value-type="string">
            <text:p>https://icomarks.com/ico/DLEX</text:p>
          </table:table-cell>
          <table:table-cell table:number-columns-repeated="4"/>
        </table:table-row>
        <table:table-row table:style-name="ro2">
          <table:table-cell office:value-type="float" office:value="21492">
            <text:p>21492</text:p>
          </table:table-cell>
          <table:table-cell office:value-type="string">
            <text:p>BOOSTO</text:p>
          </table:table-cell>
          <table:table-cell office:value-type="string">
            <text:p>https://icomarks.com/ico/BOOSTO</text:p>
          </table:table-cell>
          <table:table-cell table:number-columns-repeated="4"/>
        </table:table-row>
        <table:table-row table:style-name="ro2">
          <table:table-cell office:value-type="float" office:value="21839">
            <text:p>21839</text:p>
          </table:table-cell>
          <table:table-cell office:value-type="string">
            <text:p>Coupon Chain</text:p>
          </table:table-cell>
          <table:table-cell office:value-type="string">
            <text:p>https://icomarks.com/ico/Coupon-Chain</text:p>
          </table:table-cell>
          <table:table-cell table:number-columns-repeated="4"/>
        </table:table-row>
        <table:table-row table:style-name="ro2">
          <table:table-cell office:value-type="float" office:value="21847">
            <text:p>21847</text:p>
          </table:table-cell>
          <table:table-cell office:value-type="string">
            <text:p>Scopuly</text:p>
          </table:table-cell>
          <table:table-cell office:value-type="string">
            <text:p>https://icomarks.com/ico/Scopuly</text:p>
          </table:table-cell>
          <table:table-cell table:number-columns-repeated="4"/>
        </table:table-row>
        <table:table-row table:style-name="ro2">
          <table:table-cell office:value-type="float" office:value="21878">
            <text:p>21878</text:p>
          </table:table-cell>
          <table:table-cell office:value-type="string">
            <text:p>V-ID</text:p>
          </table:table-cell>
          <table:table-cell office:value-type="string">
            <text:p>https://icomarks.com/ico/V-ID</text:p>
          </table:table-cell>
          <table:table-cell table:number-columns-repeated="4"/>
        </table:table-row>
        <table:table-row table:style-name="ro2">
          <table:table-cell office:value-type="float" office:value="21892">
            <text:p>21892</text:p>
          </table:table-cell>
          <table:table-cell office:value-type="string">
            <text:p>Credible Network</text:p>
          </table:table-cell>
          <table:table-cell office:value-type="string">
            <text:p>https://icomarks.com/ico/Credible-Network</text:p>
          </table:table-cell>
          <table:table-cell table:number-columns-repeated="4"/>
        </table:table-row>
        <table:table-row table:style-name="ro2">
          <table:table-cell office:value-type="float" office:value="22206">
            <text:p>22206</text:p>
          </table:table-cell>
          <table:table-cell office:value-type="string">
            <text:p>Flexion</text:p>
          </table:table-cell>
          <table:table-cell office:value-type="string">
            <text:p>https://icomarks.com/ico/Flexion</text:p>
          </table:table-cell>
          <table:table-cell table:number-columns-repeated="4"/>
        </table:table-row>
        <table:table-row table:style-name="ro2">
          <table:table-cell office:value-type="float" office:value="22252">
            <text:p>22252</text:p>
          </table:table-cell>
          <table:table-cell office:value-type="string">
            <text:p>eLOCations</text:p>
          </table:table-cell>
          <table:table-cell office:value-type="string">
            <text:p>https://icomarks.com/ico/eLOCations</text:p>
          </table:table-cell>
          <table:table-cell table:number-columns-repeated="4"/>
        </table:table-row>
        <table:table-row table:style-name="ro2">
          <table:table-cell office:value-type="float" office:value="22382">
            <text:p>22382</text:p>
          </table:table-cell>
          <table:table-cell office:value-type="string">
            <text:p>Mambocoin</text:p>
          </table:table-cell>
          <table:table-cell office:value-type="string">
            <text:p>https://icomarks.com/ico/Mambocoin</text:p>
          </table:table-cell>
          <table:table-cell table:number-columns-repeated="4"/>
        </table:table-row>
        <table:table-row table:style-name="ro2">
          <table:table-cell office:value-type="float" office:value="22453">
            <text:p>22453</text:p>
          </table:table-cell>
          <table:table-cell office:value-type="string">
            <text:p>Airgeadcoin</text:p>
          </table:table-cell>
          <table:table-cell office:value-type="string">
            <text:p>https://icomarks.com/ico/Airgeadcoin</text:p>
          </table:table-cell>
          <table:table-cell table:number-columns-repeated="4"/>
        </table:table-row>
        <table:table-row table:style-name="ro2">
          <table:table-cell office:value-type="float" office:value="22539">
            <text:p>22539</text:p>
          </table:table-cell>
          <table:table-cell office:value-type="string">
            <text:p>Trecento Blockchain Capital</text:p>
          </table:table-cell>
          <table:table-cell office:value-type="string">
            <text:p>https://icomarks.com/ico/Trecento-Blockchain-Capital</text:p>
          </table:table-cell>
          <table:table-cell table:number-columns-repeated="4"/>
        </table:table-row>
        <table:table-row table:style-name="ro2">
          <table:table-cell office:value-type="float" office:value="22688">
            <text:p>22688</text:p>
          </table:table-cell>
          <table:table-cell office:value-type="string">
            <text:p>TOKENEO</text:p>
          </table:table-cell>
          <table:table-cell office:value-type="string">
            <text:p>https://icomarks.com/ico/TOKENEO</text:p>
          </table:table-cell>
          <table:table-cell table:number-columns-repeated="4"/>
        </table:table-row>
        <table:table-row table:style-name="ro2">
          <table:table-cell office:value-type="float" office:value="23067">
            <text:p>23067</text:p>
          </table:table-cell>
          <table:table-cell office:value-type="string">
            <text:p>ORET</text:p>
          </table:table-cell>
          <table:table-cell office:value-type="string">
            <text:p>https://icomarks.com/ico/ORET</text:p>
          </table:table-cell>
          <table:table-cell table:number-columns-repeated="4"/>
        </table:table-row>
        <table:table-row table:style-name="ro2">
          <table:table-cell office:value-type="float" office:value="23093">
            <text:p>23093</text:p>
          </table:table-cell>
          <table:table-cell office:value-type="string">
            <text:p>Virtuse Exchange</text:p>
          </table:table-cell>
          <table:table-cell office:value-type="string">
            <text:p>https://icomarks.com/ico/Virtuse-Exchange</text:p>
          </table:table-cell>
          <table:table-cell table:number-columns-repeated="4"/>
        </table:table-row>
        <table:table-row table:style-name="ro2">
          <table:table-cell office:value-type="float" office:value="23161">
            <text:p>23161</text:p>
          </table:table-cell>
          <table:table-cell office:value-type="string">
            <text:p>BABLOS</text:p>
          </table:table-cell>
          <table:table-cell office:value-type="string">
            <text:p>https://icomarks.com/ico/BABLOS</text:p>
          </table:table-cell>
          <table:table-cell table:number-columns-repeated="4"/>
        </table:table-row>
        <table:table-row table:style-name="ro2">
          <table:table-cell office:value-type="float" office:value="23216">
            <text:p>23216</text:p>
          </table:table-cell>
          <table:table-cell office:value-type="string">
            <text:p>Qiibee</text:p>
          </table:table-cell>
          <table:table-cell office:value-type="string">
            <text:p>https://icomarks.com/ico/Qiibee</text:p>
          </table:table-cell>
          <table:table-cell table:number-columns-repeated="4"/>
        </table:table-row>
        <table:table-row table:style-name="ro2">
          <table:table-cell office:value-type="float" office:value="7838">
            <text:p>7838</text:p>
          </table:table-cell>
          <table:table-cell office:value-type="string">
            <text:p>ALAX</text:p>
          </table:table-cell>
          <table:table-cell office:value-type="string">
            <text:p>https://icomarks.com/ico/ALAX</text:p>
          </table:table-cell>
          <table:table-cell table:number-columns-repeated="4"/>
        </table:table-row>
        <table:table-row table:style-name="ro2">
          <table:table-cell office:value-type="float" office:value="13200">
            <text:p>13200</text:p>
          </table:table-cell>
          <table:table-cell office:value-type="string">
            <text:p>BitMinutes</text:p>
          </table:table-cell>
          <table:table-cell office:value-type="string">
            <text:p>https://icomarks.com/ico/BitMinutes</text:p>
          </table:table-cell>
          <table:table-cell table:number-columns-repeated="4"/>
        </table:table-row>
        <table:table-row table:style-name="ro2">
          <table:table-cell office:value-type="float" office:value="22790">
            <text:p>22790</text:p>
          </table:table-cell>
          <table:table-cell office:value-type="string">
            <text:p>EthicHub</text:p>
          </table:table-cell>
          <table:table-cell office:value-type="string">
            <text:p>https://icomarks.com/ico/EthicHub</text:p>
          </table:table-cell>
          <table:table-cell table:number-columns-repeated="4"/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The Opakeco Foundation</text:p>
          </table:table-cell>
          <table:table-cell office:value-type="string">
            <text:p>https://icomarks.com/ico/The-Opakeco-Foundation</text:p>
          </table:table-cell>
          <table:table-cell table:number-columns-repeated="4"/>
        </table:table-row>
        <table:table-row table:style-name="ro2">
          <table:table-cell office:value-type="float" office:value="4808">
            <text:p>4808</text:p>
          </table:table-cell>
          <table:table-cell office:value-type="string">
            <text:p>Tubig Blockchain</text:p>
          </table:table-cell>
          <table:table-cell office:value-type="string">
            <text:p>https://icomarks.com/ico/Tubig-Blockchain</text:p>
          </table:table-cell>
          <table:table-cell table:number-columns-repeated="4"/>
        </table:table-row>
        <table:table-row table:style-name="ro2">
          <table:table-cell office:value-type="float" office:value="7353">
            <text:p>7353</text:p>
          </table:table-cell>
          <table:table-cell office:value-type="string">
            <text:p>Baikalika</text:p>
          </table:table-cell>
          <table:table-cell office:value-type="string">
            <text:p>https://icomarks.com/ico/Baikalika</text:p>
          </table:table-cell>
          <table:table-cell table:number-columns-repeated="4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Xaurum Gamma</text:p>
          </table:table-cell>
          <table:table-cell office:value-type="string">
            <text:p>https://icomarks.com/ico/Xaurum-Gamma</text:p>
          </table:table-cell>
          <table:table-cell table:number-columns-repeated="4"/>
        </table:table-row>
        <table:table-row table:style-name="ro2">
          <table:table-cell office:value-type="float" office:value="1423">
            <text:p>1423</text:p>
          </table:table-cell>
          <table:table-cell office:value-type="string">
            <text:p>SwissBorg</text:p>
          </table:table-cell>
          <table:table-cell office:value-type="string">
            <text:p>https://icomarks.com/ico/SwissBorg</text:p>
          </table:table-cell>
          <table:table-cell table:number-columns-repeated="4"/>
        </table:table-row>
        <table:table-row table:style-name="ro2">
          <table:table-cell office:value-type="float" office:value="3222">
            <text:p>3222</text:p>
          </table:table-cell>
          <table:table-cell office:value-type="string">
            <text:p>Reales Coin</text:p>
          </table:table-cell>
          <table:table-cell office:value-type="string">
            <text:p>https://icomarks.com/ico/Reales-Coin</text:p>
          </table:table-cell>
          <table:table-cell table:number-columns-repeated="4"/>
        </table:table-row>
        <table:table-row table:style-name="ro2">
          <table:table-cell office:value-type="float" office:value="3914">
            <text:p>3914</text:p>
          </table:table-cell>
          <table:table-cell office:value-type="string">
            <text:p>CIRCLE</text:p>
          </table:table-cell>
          <table:table-cell office:value-type="string">
            <text:p>https://icomarks.com/ico/CIRCLE</text:p>
          </table:table-cell>
          <table:table-cell table:number-columns-repeated="4"/>
        </table:table-row>
        <table:table-row table:style-name="ro2">
          <table:table-cell office:value-type="float" office:value="20979">
            <text:p>20979</text:p>
          </table:table-cell>
          <table:table-cell office:value-type="string">
            <text:p>New Bloc</text:p>
          </table:table-cell>
          <table:table-cell office:value-type="string">
            <text:p>https://icomarks.com/ico/New-Bloc</text:p>
          </table:table-cell>
          <table:table-cell table:number-columns-repeated="4"/>
        </table:table-row>
        <table:table-row table:style-name="ro2">
          <table:table-cell office:value-type="float" office:value="22750">
            <text:p>22750</text:p>
          </table:table-cell>
          <table:table-cell office:value-type="string">
            <text:p>Gigzi</text:p>
          </table:table-cell>
          <table:table-cell office:value-type="string">
            <text:p>https://icomarks.com/ico/Gigzi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ycoon</text:p>
          </table:table-cell>
          <table:table-cell office:value-type="string">
            <text:p>https://icomarks.com/ico/Tycoon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ndsync</text:p>
          </table:table-cell>
          <table:table-cell office:value-type="string">
            <text:p>https://icomarks.com/ico/Mindsync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OHN</text:p>
          </table:table-cell>
          <table:table-cell office:value-type="string">
            <text:p>https://icomarks.com/ico/LOHN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manate</text:p>
          </table:table-cell>
          <table:table-cell office:value-type="string">
            <text:p>https://icomarks.com/ico/Emanate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ashbon</text:p>
          </table:table-cell>
          <table:table-cell office:value-type="string">
            <text:p>https://icomarks.com/ico/Hashbon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etaHash</text:p>
          </table:table-cell>
          <table:table-cell office:value-type="string">
            <text:p>https://icomarks.com/ico/MetaHash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GETHER</text:p>
          </table:table-cell>
          <table:table-cell office:value-type="string">
            <text:p>https://icomarks.com/ico/2GETHER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inimp</text:p>
          </table:table-cell>
          <table:table-cell office:value-type="string">
            <text:p>https://icomarks.com/ico/Coinimp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aTT</text:p>
          </table:table-cell>
          <table:table-cell office:value-type="string">
            <text:p>https://icomarks.com/ico/SaTT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iPS</text:p>
          </table:table-cell>
          <table:table-cell office:value-type="string">
            <text:p>https://icomarks.com/ico/BiPS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oard</text:p>
          </table:table-cell>
          <table:table-cell office:value-type="string">
            <text:p>https://icomarks.com/ico/Hoard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KardiaChain</text:p>
          </table:table-cell>
          <table:table-cell office:value-type="string">
            <text:p>https://icomarks.com/ico/KardiaChain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ADANA</text:p>
          </table:table-cell>
          <table:table-cell office:value-type="string">
            <text:p>https://icomarks.com/ico/MADANA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QUASA</text:p>
          </table:table-cell>
          <table:table-cell office:value-type="string">
            <text:p>https://icomarks.com/ico/QUASA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lidified</text:p>
          </table:table-cell>
          <table:table-cell office:value-type="string">
            <text:p>https://icomarks.com/ico/Solidified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rra Virtua</text:p>
          </table:table-cell>
          <table:table-cell office:value-type="string">
            <text:p>https://icomarks.com/ico/Terra-Virtua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ttrace</text:p>
          </table:table-cell>
          <table:table-cell office:value-type="string">
            <text:p>https://icomarks.com/ico/Attrace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etform</text:p>
          </table:table-cell>
          <table:table-cell office:value-type="string">
            <text:p>https://icomarks.com/ico/Betform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iNeuro</text:p>
          </table:table-cell>
          <table:table-cell office:value-type="string">
            <text:p>https://icomarks.com/ico/BiNeuro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VEX</text:p>
          </table:table-cell>
          <table:table-cell office:value-type="string">
            <text:p>https://icomarks.com/ico/CoVEX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rowdForce</text:p>
          </table:table-cell>
          <table:table-cell office:value-type="string">
            <text:p>https://icomarks.com/ico/CrowdForce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rypto Potential</text:p>
          </table:table-cell>
          <table:table-cell office:value-type="string">
            <text:p>https://icomarks.com/ico/Crypto-Potential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WEX</text:p>
          </table:table-cell>
          <table:table-cell office:value-type="string">
            <text:p>https://icomarks.com/ico/CWEX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GPRO</text:p>
          </table:table-cell>
          <table:table-cell office:value-type="string">
            <text:p>https://icomarks.com/ico/GGPRO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VEARN</text:p>
          </table:table-cell>
          <table:table-cell office:value-type="string">
            <text:p>https://icomarks.com/ico/GOVEARN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reenLink</text:p>
          </table:table-cell>
          <table:table-cell office:value-type="string">
            <text:p>https://icomarks.com/ico/GreenLink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HiveNet</text:p>
          </table:table-cell>
          <table:table-cell office:value-type="string">
            <text:p>https://icomarks.com/ico/HiveNet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HyperionX</text:p>
          </table:table-cell>
          <table:table-cell office:value-type="string">
            <text:p>https://icomarks.com/ico/HyperionX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fleum</text:p>
          </table:table-cell>
          <table:table-cell office:value-type="string">
            <text:p>https://icomarks.com/ico/Infleum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KuBitX</text:p>
          </table:table-cell>
          <table:table-cell office:value-type="string">
            <text:p>https://icomarks.com/ico/KuBitX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edder</text:p>
          </table:table-cell>
          <table:table-cell office:value-type="string">
            <text:p>https://icomarks.com/ico/Ledder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Liquid8</text:p>
          </table:table-cell>
          <table:table-cell office:value-type="string">
            <text:p>https://icomarks.com/ico/Liquid8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Loligo</text:p>
          </table:table-cell>
          <table:table-cell office:value-type="string">
            <text:p>https://icomarks.com/ico/Loligo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LOVE Air Coffee</text:p>
          </table:table-cell>
          <table:table-cell office:value-type="string">
            <text:p>https://icomarks.com/ico/LOVE-Air-Coffee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lease</text:p>
          </table:table-cell>
          <table:table-cell office:value-type="string">
            <text:p>https://icomarks.com/ico/Please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uePlay</text:p>
          </table:table-cell>
          <table:table-cell office:value-type="string">
            <text:p>https://icomarks.com/ico/TruePlay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Uris</text:p>
          </table:table-cell>
          <table:table-cell office:value-type="string">
            <text:p>https://icomarks.com/ico/Uris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nything App</text:p>
          </table:table-cell>
          <table:table-cell office:value-type="string">
            <text:p>https://icomarks.com/ico/Anything-App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vailCom</text:p>
          </table:table-cell>
          <table:table-cell office:value-type="string">
            <text:p>https://icomarks.com/ico/AvailCom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ethereum</text:p>
          </table:table-cell>
          <table:table-cell office:value-type="string">
            <text:p>https://icomarks.com/ico/Bethereum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ig Data Block</text:p>
          </table:table-cell>
          <table:table-cell office:value-type="string">
            <text:p>https://icomarks.com/ico/Big-Data-Block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INCOIN</text:p>
          </table:table-cell>
          <table:table-cell office:value-type="string">
            <text:p>https://icomarks.com/ico/BINCOIN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arnomaly</text:p>
          </table:table-cell>
          <table:table-cell office:value-type="string">
            <text:p>https://icomarks.com/ico/Carnomaly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Centaure</text:p>
          </table:table-cell>
          <table:table-cell office:value-type="string">
            <text:p>https://icomarks.com/ico/Centaure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INNGO</text:p>
          </table:table-cell>
          <table:table-cell office:value-type="string">
            <text:p>https://icomarks.com/ico/DINNGO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EIPlatform</text:p>
          </table:table-cell>
          <table:table-cell office:value-type="string">
            <text:p>https://icomarks.com/ico/EIPlatform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Embleema</text:p>
          </table:table-cell>
          <table:table-cell office:value-type="string">
            <text:p>https://icomarks.com/ico/Embleema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ansUnite</text:p>
          </table:table-cell>
          <table:table-cell office:value-type="string">
            <text:p>https://icomarks.com/ico/FansUnite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armaTrust</text:p>
          </table:table-cell>
          <table:table-cell office:value-type="string">
            <text:p>https://icomarks.com/ico/FarmaTrust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HyperQuant</text:p>
          </table:table-cell>
          <table:table-cell office:value-type="string">
            <text:p>https://icomarks.com/ico/HyperQuant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Insureum</text:p>
          </table:table-cell>
          <table:table-cell office:value-type="string">
            <text:p>https://icomarks.com/ico/Insureum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Juiice</text:p>
          </table:table-cell>
          <table:table-cell office:value-type="string">
            <text:p>https://icomarks.com/ico/Juiice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Kimera</text:p>
          </table:table-cell>
          <table:table-cell office:value-type="string">
            <text:p>https://icomarks.com/ico/Kimera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Kryptoin</text:p>
          </table:table-cell>
          <table:table-cell office:value-type="string">
            <text:p>https://icomarks.com/ico/Kryptoin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YDFS</text:p>
          </table:table-cell>
          <table:table-cell office:value-type="string">
            <text:p>https://icomarks.com/ico/MYDFS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extPakk</text:p>
          </table:table-cell>
          <table:table-cell office:value-type="string">
            <text:p>https://icomarks.com/ico/NextPakk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NurseToken</text:p>
          </table:table-cell>
          <table:table-cell office:value-type="string">
            <text:p>https://icomarks.com/ico/NurseToken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NWPSolution</text:p>
          </table:table-cell>
          <table:table-cell office:value-type="string">
            <text:p>https://icomarks.com/ico/NWPSolution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Qravity</text:p>
          </table:table-cell>
          <table:table-cell office:value-type="string">
            <text:p>https://icomarks.com/ico/Qravity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Quizando</text:p>
          </table:table-cell>
          <table:table-cell office:value-type="string">
            <text:p>https://icomarks.com/ico/Quizando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Railz</text:p>
          </table:table-cell>
          <table:table-cell office:value-type="string">
            <text:p>https://icomarks.com/ico/Railz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ienceroot</text:p>
          </table:table-cell>
          <table:table-cell office:value-type="string">
            <text:p>https://icomarks.com/ico/Scienceroot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hipit</text:p>
          </table:table-cell>
          <table:table-cell office:value-type="string">
            <text:p>https://icomarks.com/ico/Shipit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OMESING</text:p>
          </table:table-cell>
          <table:table-cell office:value-type="string">
            <text:p>https://icomarks.com/ico/SOMESING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pokkz</text:p>
          </table:table-cell>
          <table:table-cell office:value-type="string">
            <text:p>https://icomarks.com/ico/Spokkz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uperbloom</text:p>
          </table:table-cell>
          <table:table-cell office:value-type="string">
            <text:p>https://icomarks.com/ico/Superbloom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SupPorter</text:p>
          </table:table-cell>
          <table:table-cell office:value-type="string">
            <text:p>https://icomarks.com/ico/SupPorter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wing</text:p>
          </table:table-cell>
          <table:table-cell office:value-type="string">
            <text:p>https://icomarks.com/ico/Swing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YondoCoin</text:p>
          </table:table-cell>
          <table:table-cell office:value-type="string">
            <text:p>https://icomarks.com/ico/YondoCoin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eex</text:p>
          </table:table-cell>
          <table:table-cell office:value-type="string">
            <text:p>https://icomarks.com/ico/Zeex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2Key</text:p>
          </table:table-cell>
          <table:table-cell office:value-type="string">
            <text:p>https://icomarks.com/ico/2Key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Auditchain</text:p>
          </table:table-cell>
          <table:table-cell office:value-type="string">
            <text:p>https://icomarks.com/ico/Auditchain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RE TOKEN</text:p>
          </table:table-cell>
          <table:table-cell office:value-type="string">
            <text:p>https://icomarks.com/ico/CARE-TOKEN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Cocoricos</text:p>
          </table:table-cell>
          <table:table-cell office:value-type="string">
            <text:p>https://icomarks.com/ico/Cocoricos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Cogmento</text:p>
          </table:table-cell>
          <table:table-cell office:value-type="string">
            <text:p>https://icomarks.com/ico/Cogmento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RWD Network</text:p>
          </table:table-cell>
          <table:table-cell office:value-type="string">
            <text:p>https://icomarks.com/ico/CRWD-Network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enchMusic</text:p>
          </table:table-cell>
          <table:table-cell office:value-type="string">
            <text:p>https://icomarks.com/ico/DenchMusic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igiwills</text:p>
          </table:table-cell>
          <table:table-cell office:value-type="string">
            <text:p>https://icomarks.com/ico/Digiwills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YNO</text:p>
          </table:table-cell>
          <table:table-cell office:value-type="string">
            <text:p>https://icomarks.com/ico/DYNO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Fan360</text:p>
          </table:table-cell>
          <table:table-cell office:value-type="string">
            <text:p>https://icomarks.com/ico/Fan360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Further Network</text:p>
          </table:table-cell>
          <table:table-cell office:value-type="string">
            <text:p>https://icomarks.com/ico/Further-Network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GGRocket</text:p>
          </table:table-cell>
          <table:table-cell office:value-type="string">
            <text:p>https://icomarks.com/ico/GGRocket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GoRecruit</text:p>
          </table:table-cell>
          <table:table-cell office:value-type="string">
            <text:p>https://icomarks.com/ico/GoRecruit</text:p>
          </table:table-cell>
          <table:table-cell table:number-columns-repeated="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IdeaFeX</text:p>
          </table:table-cell>
          <table:table-cell office:value-type="string">
            <text:p>https://icomarks.com/ico/IdeaFeX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Lucre Global</text:p>
          </table:table-cell>
          <table:table-cell office:value-type="string">
            <text:p>https://icomarks.com/ico/Lucre-Global</text:p>
          </table:table-cell>
          <table:table-cell table:number-columns-repeated="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KE</text:p>
          </table:table-cell>
          <table:table-cell office:value-type="string">
            <text:p>https://icomarks.com/ico/MAKE</text:p>
          </table:table-cell>
          <table:table-cell table:number-columns-repeated="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MIMIC</text:p>
          </table:table-cell>
          <table:table-cell office:value-type="string">
            <text:p>https://icomarks.com/ico/MIMIC</text:p>
          </table:table-cell>
          <table:table-cell table:number-columns-repeated="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Prontapay</text:p>
          </table:table-cell>
          <table:table-cell office:value-type="string">
            <text:p>https://icomarks.com/ico/Prontapay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obit</text:p>
          </table:table-cell>
          <table:table-cell office:value-type="string">
            <text:p>https://icomarks.com/ico/Qobit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SilkRoadCoin</text:p>
          </table:table-cell>
          <table:table-cell office:value-type="string">
            <text:p>https://icomarks.com/ico/SilkRoadCoin</text:p>
          </table:table-cell>
          <table:table-cell table:number-columns-repeated="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ANZO</text:p>
          </table:table-cell>
          <table:table-cell office:value-type="string">
            <text:p>https://icomarks.com/ico/TANZO</text:p>
          </table:table-cell>
          <table:table-cell table:number-columns-repeated="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illBilly</text:p>
          </table:table-cell>
          <table:table-cell office:value-type="string">
            <text:p>https://icomarks.com/ico/TillBilly</text:p>
          </table:table-cell>
          <table:table-cell table:number-columns-repeated="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ontineTrust</text:p>
          </table:table-cell>
          <table:table-cell office:value-type="string">
            <text:p>https://icomarks.com/ico/TontineTrust</text:p>
          </table:table-cell>
          <table:table-cell table:number-columns-repeated="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resaro</text:p>
          </table:table-cell>
          <table:table-cell office:value-type="string">
            <text:p>https://icomarks.com/ico/Tresaro</text:p>
          </table:table-cell>
          <table:table-cell table:number-columns-repeated="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X-Block</text:p>
          </table:table-cell>
          <table:table-cell office:value-type="string">
            <text:p>https://icomarks.com/ico/X-Block</text:p>
          </table:table-cell>
          <table:table-cell table:number-columns-repeated="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BATT</text:p>
          </table:table-cell>
          <table:table-cell office:value-type="string">
            <text:p>https://icomarks.com/ico/BATT</text:p>
          </table:table-cell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Bitacium</text:p>
          </table:table-cell>
          <table:table-cell office:value-type="string">
            <text:p>https://icomarks.com/ico/Bitacium</text:p>
          </table:table-cell>
          <table:table-cell table:number-columns-repeated="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Bixtrim</text:p>
          </table:table-cell>
          <table:table-cell office:value-type="string">
            <text:p>https://icomarks.com/ico/Bixtrim</text:p>
          </table:table-cell>
          <table:table-cell table:number-columns-repeated="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Block66</text:p>
          </table:table-cell>
          <table:table-cell office:value-type="string">
            <text:p>https://icomarks.com/ico/Block66</text:p>
          </table:table-cell>
          <table:table-cell table:number-columns-repeated="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aloriecoin</text:p>
          </table:table-cell>
          <table:table-cell office:value-type="string">
            <text:p>https://icomarks.com/ico/Caloriecoin</text:p>
          </table:table-cell>
          <table:table-cell table:number-columns-repeated="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CheckCar</text:p>
          </table:table-cell>
          <table:table-cell office:value-type="string">
            <text:p>https://icomarks.com/ico/CheckCar</text:p>
          </table:table-cell>
          <table:table-cell table:number-columns-repeated="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CheckitsReal</text:p>
          </table:table-cell>
          <table:table-cell office:value-type="string">
            <text:p>https://icomarks.com/ico/CheckitsReal</text:p>
          </table:table-cell>
          <table:table-cell table:number-columns-repeated="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Coalichain</text:p>
          </table:table-cell>
          <table:table-cell office:value-type="string">
            <text:p>https://icomarks.com/ico/Coalichain</text:p>
          </table:table-cell>
          <table:table-cell table:number-columns-repeated="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Coinerium</text:p>
          </table:table-cell>
          <table:table-cell office:value-type="string">
            <text:p>https://icomarks.com/ico/Coinerium</text:p>
          </table:table-cell>
          <table:table-cell table:number-columns-repeated="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CrowdToken</text:p>
          </table:table-cell>
          <table:table-cell office:value-type="string">
            <text:p>https://icomarks.com/ico/CrowdToken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CrypStock</text:p>
          </table:table-cell>
          <table:table-cell office:value-type="string">
            <text:p>https://icomarks.com/ico/CrypStock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eedcoin</text:p>
          </table:table-cell>
          <table:table-cell office:value-type="string">
            <text:p>https://icomarks.com/ico/Deedcoin</text:p>
          </table:table-cell>
          <table:table-cell table:number-columns-repeated="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ICE Money</text:p>
          </table:table-cell>
          <table:table-cell office:value-type="string">
            <text:p>https://icomarks.com/ico/DICE-Money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INENT</text:p>
          </table:table-cell>
          <table:table-cell office:value-type="string">
            <text:p>https://icomarks.com/ico/EMINENT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ON Protocol</text:p>
          </table:table-cell>
          <table:table-cell office:value-type="string">
            <text:p>https://icomarks.com/ico/EON-Protocol</text:p>
          </table:table-cell>
          <table:table-cell table:number-columns-repeated="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RN</text:p>
          </table:table-cell>
          <table:table-cell office:value-type="string">
            <text:p>https://icomarks.com/ico/ERN</text:p>
          </table:table-cell>
          <table:table-cell table:number-columns-repeated="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inxflo</text:p>
          </table:table-cell>
          <table:table-cell office:value-type="string">
            <text:p>https://icomarks.com/ico/Finxflo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Homelend</text:p>
          </table:table-cell>
          <table:table-cell office:value-type="string">
            <text:p>https://icomarks.com/ico/Homelend</text:p>
          </table:table-cell>
          <table:table-cell table:number-columns-repeated="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Irbis Network</text:p>
          </table:table-cell>
          <table:table-cell office:value-type="string">
            <text:p>https://icomarks.com/ico/Irbis-Network</text:p>
          </table:table-cell>
          <table:table-cell table:number-columns-repeated="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Ligercoin</text:p>
          </table:table-cell>
          <table:table-cell office:value-type="string">
            <text:p>https://icomarks.com/ico/Ligercoin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Liqnet</text:p>
          </table:table-cell>
          <table:table-cell office:value-type="string">
            <text:p>https://icomarks.com/ico/Liqnet</text:p>
          </table:table-cell>
          <table:table-cell table:number-columns-repeated="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Little Phil</text:p>
          </table:table-cell>
          <table:table-cell office:value-type="string">
            <text:p>https://icomarks.com/ico/Little-Phil</text:p>
          </table:table-cell>
          <table:table-cell table:number-columns-repeated="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Loycha</text:p>
          </table:table-cell>
          <table:table-cell office:value-type="string">
            <text:p>https://icomarks.com/ico/Loycha</text:p>
          </table:table-cell>
          <table:table-cell table:number-columns-repeated="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Nafen</text:p>
          </table:table-cell>
          <table:table-cell office:value-type="string">
            <text:p>https://icomarks.com/ico/Nafen</text:p>
          </table:table-cell>
          <table:table-cell table:number-columns-repeated="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Orbs</text:p>
          </table:table-cell>
          <table:table-cell office:value-type="string">
            <text:p>https://icomarks.com/ico/Orbs</text:p>
          </table:table-cell>
          <table:table-cell table:number-columns-repeated="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PlanChain</text:p>
          </table:table-cell>
          <table:table-cell office:value-type="string">
            <text:p>https://icomarks.com/ico/PlanChain</text:p>
          </table:table-cell>
          <table:table-cell table:number-columns-repeated="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PrepayWay</text:p>
          </table:table-cell>
          <table:table-cell office:value-type="string">
            <text:p>https://icomarks.com/ico/PrepayWay</text:p>
          </table:table-cell>
          <table:table-cell table:number-columns-repeated="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PRIMARY</text:p>
          </table:table-cell>
          <table:table-cell office:value-type="string">
            <text:p>https://icomarks.com/ico/PRIMARY</text:p>
          </table:table-cell>
          <table:table-cell table:number-columns-repeated="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RegistryBlocks</text:p>
          </table:table-cell>
          <table:table-cell office:value-type="string">
            <text:p>https://icomarks.com/ico/RegistryBlocks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Reindeer</text:p>
          </table:table-cell>
          <table:table-cell office:value-type="string">
            <text:p>https://icomarks.com/ico/Reindeer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RYFTS</text:p>
          </table:table-cell>
          <table:table-cell office:value-type="string">
            <text:p>https://icomarks.com/ico/RYFTS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Safein</text:p>
          </table:table-cell>
          <table:table-cell office:value-type="string">
            <text:p>https://icomarks.com/ico/Safein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Sportcash One</text:p>
          </table:table-cell>
          <table:table-cell office:value-type="string">
            <text:p>https://icomarks.com/ico/Sportcash-One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Teambrella</text:p>
          </table:table-cell>
          <table:table-cell office:value-type="string">
            <text:p>https://icomarks.com/ico/Teambrella</text:p>
          </table:table-cell>
          <table:table-cell table:number-columns-repeated="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Tru Reputation Network</text:p>
          </table:table-cell>
          <table:table-cell office:value-type="string">
            <text:p>https://icomarks.com/ico/Tru-Reputation-Network</text:p>
          </table:table-cell>
          <table:table-cell table:number-columns-repeated="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Tryvium</text:p>
          </table:table-cell>
          <table:table-cell office:value-type="string">
            <text:p>https://icomarks.com/ico/Tryvium</text:p>
          </table:table-cell>
          <table:table-cell table:number-columns-repeated="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TuurnT</text:p>
          </table:table-cell>
          <table:table-cell office:value-type="string">
            <text:p>https://icomarks.com/ico/TuurnT</text:p>
          </table:table-cell>
          <table:table-cell table:number-columns-repeated="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Universal Games Token</text:p>
          </table:table-cell>
          <table:table-cell office:value-type="string">
            <text:p>https://icomarks.com/ico/Universal-Games-Token</text:p>
          </table:table-cell>
          <table:table-cell table:number-columns-repeated="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Universal Recognition Token</text:p>
          </table:table-cell>
          <table:table-cell office:value-type="string">
            <text:p>https://icomarks.com/ico/Universal-Recognition-Token</text:p>
          </table:table-cell>
          <table:table-cell table:number-columns-repeated="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Your Data Safe</text:p>
          </table:table-cell>
          <table:table-cell office:value-type="string">
            <text:p>https://icomarks.com/ico/Your-Data-Safe</text:p>
          </table:table-cell>
          <table:table-cell table:number-columns-repeated="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AGATE</text:p>
          </table:table-cell>
          <table:table-cell office:value-type="string">
            <text:p>https://icomarks.com/ico/AGATE</text:p>
          </table:table-cell>
          <table:table-cell table:number-columns-repeated="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AiBB</text:p>
          </table:table-cell>
          <table:table-cell office:value-type="string">
            <text:p>https://icomarks.com/ico/AiBB</text:p>
          </table:table-cell>
          <table:table-cell table:number-columns-repeated="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AirPod</text:p>
          </table:table-cell>
          <table:table-cell office:value-type="string">
            <text:p>https://icomarks.com/ico/AirPod</text:p>
          </table:table-cell>
          <table:table-cell table:number-columns-repeated="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ASQ Protocol</text:p>
          </table:table-cell>
          <table:table-cell office:value-type="string">
            <text:p>https://icomarks.com/ico/ASQ-Protocol</text:p>
          </table:table-cell>
          <table:table-cell table:number-columns-repeated="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Benchmark</text:p>
          </table:table-cell>
          <table:table-cell office:value-type="string">
            <text:p>https://icomarks.com/ico/Benchmark</text:p>
          </table:table-cell>
          <table:table-cell table:number-columns-repeated="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BidiPass</text:p>
          </table:table-cell>
          <table:table-cell office:value-type="string">
            <text:p>https://icomarks.com/ico/BidiPass</text:p>
          </table:table-cell>
          <table:table-cell table:number-columns-repeated="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entric</text:p>
          </table:table-cell>
          <table:table-cell office:value-type="string">
            <text:p>https://icomarks.com/ico/Centric</text:p>
          </table:table-cell>
          <table:table-cell table:number-columns-repeated="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Crypto Commonwealth</text:p>
          </table:table-cell>
          <table:table-cell office:value-type="string">
            <text:p>https://icomarks.com/ico/Crypto-Commonwealth</text:p>
          </table:table-cell>
          <table:table-cell table:number-columns-repeated="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CryptovationX</text:p>
          </table:table-cell>
          <table:table-cell office:value-type="string">
            <text:p>https://icomarks.com/ico/CryptovationX</text:p>
          </table:table-cell>
          <table:table-cell table:number-columns-repeated="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lements Estates</text:p>
          </table:table-cell>
          <table:table-cell office:value-type="string">
            <text:p>https://icomarks.com/ico/Elements-Estates</text:p>
          </table:table-cell>
          <table:table-cell table:number-columns-repeated="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Exclusive Platform</text:p>
          </table:table-cell>
          <table:table-cell office:value-type="string">
            <text:p>https://icomarks.com/ico/Exclusive-Platform</text:p>
          </table:table-cell>
          <table:table-cell table:number-columns-repeated="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Game Protocol</text:p>
          </table:table-cell>
          <table:table-cell office:value-type="string">
            <text:p>https://icomarks.com/ico/Game-Protocol</text:p>
          </table:table-cell>
          <table:table-cell table:number-columns-repeated="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Gamedex</text:p>
          </table:table-cell>
          <table:table-cell office:value-type="string">
            <text:p>https://icomarks.com/ico/Gamedex</text:p>
          </table:table-cell>
          <table:table-cell table:number-columns-repeated="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Gimmer</text:p>
          </table:table-cell>
          <table:table-cell office:value-type="string">
            <text:p>https://icomarks.com/ico/Gimmer</text:p>
          </table:table-cell>
          <table:table-cell table:number-columns-repeated="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GladAge</text:p>
          </table:table-cell>
          <table:table-cell office:value-type="string">
            <text:p>https://icomarks.com/ico/GladAge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GPM Carbon</text:p>
          </table:table-cell>
          <table:table-cell office:value-type="string">
            <text:p>https://icomarks.com/ico/GPM-Carbon</text:p>
          </table:table-cell>
          <table:table-cell table:number-columns-repeated="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Holdvest</text:p>
          </table:table-cell>
          <table:table-cell office:value-type="string">
            <text:p>https://icomarks.com/ico/Holdvest</text:p>
          </table:table-cell>
          <table:table-cell table:number-columns-repeated="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IAME Identity</text:p>
          </table:table-cell>
          <table:table-cell office:value-type="string">
            <text:p>https://icomarks.com/ico/IAME-Identity</text:p>
          </table:table-cell>
          <table:table-cell table:number-columns-repeated="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iLINK</text:p>
          </table:table-cell>
          <table:table-cell office:value-type="string">
            <text:p>https://icomarks.com/ico/iLINK</text:p>
          </table:table-cell>
          <table:table-cell table:number-columns-repeated="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Instoken</text:p>
          </table:table-cell>
          <table:table-cell office:value-type="string">
            <text:p>https://icomarks.com/ico/Instoken</text:p>
          </table:table-cell>
          <table:table-cell table:number-columns-repeated="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Iryo</text:p>
          </table:table-cell>
          <table:table-cell office:value-type="string">
            <text:p>https://icomarks.com/ico/Iryo</text:p>
          </table:table-cell>
          <table:table-cell table:number-columns-repeated="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JUR</text:p>
          </table:table-cell>
          <table:table-cell office:value-type="string">
            <text:p>https://icomarks.com/ico/JUR</text:p>
          </table:table-cell>
          <table:table-cell table:number-columns-repeated="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Momentum Protocol</text:p>
          </table:table-cell>
          <table:table-cell office:value-type="string">
            <text:p>https://icomarks.com/ico/Momentum-Protocol</text:p>
          </table:table-cell>
          <table:table-cell table:number-columns-repeated="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Nexxo</text:p>
          </table:table-cell>
          <table:table-cell office:value-type="string">
            <text:p>https://icomarks.com/ico/Nexxo</text:p>
          </table:table-cell>
          <table:table-cell table:number-columns-repeated="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Novam</text:p>
          </table:table-cell>
          <table:table-cell office:value-type="string">
            <text:p>https://icomarks.com/ico/Novam</text:p>
          </table:table-cell>
          <table:table-cell table:number-columns-repeated="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Olam</text:p>
          </table:table-cell>
          <table:table-cell office:value-type="string">
            <text:p>https://icomarks.com/ico/Olam</text:p>
          </table:table-cell>
          <table:table-cell table:number-columns-repeated="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Qilimanjaro</text:p>
          </table:table-cell>
          <table:table-cell office:value-type="string">
            <text:p>https://icomarks.com/ico/Qilimanjaro</text:p>
          </table:table-cell>
          <table:table-cell table:number-columns-repeated="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Sarf</text:p>
          </table:table-cell>
          <table:table-cell office:value-type="string">
            <text:p>https://icomarks.com/ico/Sarf</text:p>
          </table:table-cell>
          <table:table-cell table:number-columns-repeated="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STAYGE</text:p>
          </table:table-cell>
          <table:table-cell office:value-type="string">
            <text:p>https://icomarks.com/ico/STAYGE</text:p>
          </table:table-cell>
          <table:table-cell table:number-columns-repeated="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Svandis</text:p>
          </table:table-cell>
          <table:table-cell office:value-type="string">
            <text:p>https://icomarks.com/ico/Svandis</text:p>
          </table:table-cell>
          <table:table-cell table:number-columns-repeated="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Telcoin</text:p>
          </table:table-cell>
          <table:table-cell office:value-type="string">
            <text:p>https://icomarks.com/ico/Telcoin</text:p>
          </table:table-cell>
          <table:table-cell table:number-columns-repeated="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AXT</text:p>
          </table:table-cell>
          <table:table-cell office:value-type="string">
            <text:p>https://icomarks.com/ico/AXT</text:p>
          </table:table-cell>
          <table:table-cell table:number-columns-repeated="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Bettium</text:p>
          </table:table-cell>
          <table:table-cell office:value-type="string">
            <text:p>https://icomarks.com/ico/Bettium</text:p>
          </table:table-cell>
          <table:table-cell table:number-columns-repeated="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Bitdollar Fund</text:p>
          </table:table-cell>
          <table:table-cell office:value-type="string">
            <text:p>https://icomarks.com/ico/Bitdollar-Fund</text:p>
          </table:table-cell>
          <table:table-cell table:number-columns-repeated="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bZx</text:p>
          </table:table-cell>
          <table:table-cell office:value-type="string">
            <text:p>https://icomarks.com/ico/bZx</text:p>
          </table:table-cell>
          <table:table-cell table:number-columns-repeated="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BDoken</text:p>
          </table:table-cell>
          <table:table-cell office:value-type="string">
            <text:p>https://icomarks.com/ico/CBDoken</text:p>
          </table:table-cell>
          <table:table-cell table:number-columns-repeated="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Coalculus</text:p>
          </table:table-cell>
          <table:table-cell office:value-type="string">
            <text:p>https://icomarks.com/ico/Coalculus</text:p>
          </table:table-cell>
          <table:table-cell table:number-columns-repeated="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CoinUs</text:p>
          </table:table-cell>
          <table:table-cell office:value-type="string">
            <text:p>https://icomarks.com/ico/CoinUs</text:p>
          </table:table-cell>
          <table:table-cell table:number-columns-repeated="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INO</text:p>
          </table:table-cell>
          <table:table-cell office:value-type="string">
            <text:p>https://icomarks.com/ico/DINO</text:p>
          </table:table-cell>
          <table:table-cell table:number-columns-repeated="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OMI</text:p>
          </table:table-cell>
          <table:table-cell office:value-type="string">
            <text:p>https://icomarks.com/ico/DOMI</text:p>
          </table:table-cell>
          <table:table-cell table:number-columns-repeated="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Electrominer</text:p>
          </table:table-cell>
          <table:table-cell office:value-type="string">
            <text:p>https://icomarks.com/ico/Electrominer</text:p>
          </table:table-cell>
          <table:table-cell table:number-columns-repeated="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FTV Coin Deluxe</text:p>
          </table:table-cell>
          <table:table-cell office:value-type="string">
            <text:p>https://icomarks.com/ico/FTV-Coin-Deluxe</text:p>
          </table:table-cell>
          <table:table-cell table:number-columns-repeated="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GIF by SOCIFI</text:p>
          </table:table-cell>
          <table:table-cell office:value-type="string">
            <text:p>https://icomarks.com/ico/GIF-by-SOCIFI</text:p>
          </table:table-cell>
          <table:table-cell table:number-columns-repeated="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Illuminates</text:p>
          </table:table-cell>
          <table:table-cell office:value-type="string">
            <text:p>https://icomarks.com/ico/Illuminates</text:p>
          </table:table-cell>
          <table:table-cell table:number-columns-repeated="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ImpetusOne</text:p>
          </table:table-cell>
          <table:table-cell office:value-type="string">
            <text:p>https://icomarks.com/ico/ImpetusOne</text:p>
          </table:table-cell>
          <table:table-cell table:number-columns-repeated="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InDeep</text:p>
          </table:table-cell>
          <table:table-cell office:value-type="string">
            <text:p>https://icomarks.com/ico/InDeep</text:p>
          </table:table-cell>
          <table:table-cell table:number-columns-repeated="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PeerAtlas</text:p>
          </table:table-cell>
          <table:table-cell office:value-type="string">
            <text:p>https://icomarks.com/ico/PeerAtlas</text:p>
          </table:table-cell>
          <table:table-cell table:number-columns-repeated="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layHall</text:p>
          </table:table-cell>
          <table:table-cell office:value-type="string">
            <text:p>https://icomarks.com/ico/PlayHall</text:p>
          </table:table-cell>
          <table:table-cell table:number-columns-repeated="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PREVISIONe</text:p>
          </table:table-cell>
          <table:table-cell office:value-type="string">
            <text:p>https://icomarks.com/ico/PREVISIONe</text:p>
          </table:table-cell>
          <table:table-cell table:number-columns-repeated="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Republia</text:p>
          </table:table-cell>
          <table:table-cell office:value-type="string">
            <text:p>https://icomarks.com/ico/Republia</text:p>
          </table:table-cell>
          <table:table-cell table:number-columns-repeated="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ymbioses</text:p>
          </table:table-cell>
          <table:table-cell office:value-type="string">
            <text:p>https://icomarks.com/ico/Symbioses</text:p>
          </table:table-cell>
          <table:table-cell table:number-columns-repeated="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ufoodo</text:p>
          </table:table-cell>
          <table:table-cell office:value-type="string">
            <text:p>https://icomarks.com/ico/ufoodo</text:p>
          </table:table-cell>
          <table:table-cell table:number-columns-repeated="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Vreo</text:p>
          </table:table-cell>
          <table:table-cell office:value-type="string">
            <text:p>https://icomarks.com/ico/Vreo</text:p>
          </table:table-cell>
          <table:table-cell table:number-columns-repeated="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XBrick</text:p>
          </table:table-cell>
          <table:table-cell office:value-type="string">
            <text:p>https://icomarks.com/ico/XBrick</text:p>
          </table:table-cell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XRes</text:p>
          </table:table-cell>
          <table:table-cell office:value-type="string">
            <text:p>https://icomarks.com/ico/XRes</text:p>
          </table:table-cell>
          <table:table-cell table:number-columns-repeated="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Altair VR</text:p>
          </table:table-cell>
          <table:table-cell office:value-type="string">
            <text:p>https://icomarks.com/ico/Altair-VR</text:p>
          </table:table-cell>
          <table:table-cell table:number-columns-repeated="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Asset Allocation Token</text:p>
          </table:table-cell>
          <table:table-cell office:value-type="string">
            <text:p>https://icomarks.com/ico/Asset-Allocation-Token</text:p>
          </table:table-cell>
          <table:table-cell table:number-columns-repeated="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Assistive Reality ARX</text:p>
          </table:table-cell>
          <table:table-cell office:value-type="string">
            <text:p>https://icomarks.com/ico/Assistive-Reality-ARX</text:p>
          </table:table-cell>
          <table:table-cell table:number-columns-repeated="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BitSchool</text:p>
          </table:table-cell>
          <table:table-cell office:value-type="string">
            <text:p>https://icomarks.com/ico/BitSchool</text:p>
          </table:table-cell>
          <table:table-cell table:number-columns-repeated="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BotChain</text:p>
          </table:table-cell>
          <table:table-cell office:value-type="string">
            <text:p>https://icomarks.com/ico/BotChain</text:p>
          </table:table-cell>
          <table:table-cell table:number-columns-repeated="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Chimpion</text:p>
          </table:table-cell>
          <table:table-cell office:value-type="string">
            <text:p>https://icomarks.com/ico/Chimpion</text:p>
          </table:table-cell>
          <table:table-cell table:number-columns-repeated="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CoinsLoot</text:p>
          </table:table-cell>
          <table:table-cell office:value-type="string">
            <text:p>https://icomarks.com/ico/CoinsLoot</text:p>
          </table:table-cell>
          <table:table-cell table:number-columns-repeated="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ortex</text:p>
          </table:table-cell>
          <table:table-cell office:value-type="string">
            <text:p>https://icomarks.com/ico/Cortex</text:p>
          </table:table-cell>
          <table:table-cell table:number-columns-repeated="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osplay Token</text:p>
          </table:table-cell>
          <table:table-cell office:value-type="string">
            <text:p>https://icomarks.com/ico/Cosplay-Token</text:p>
          </table:table-cell>
          <table:table-cell table:number-columns-repeated="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CrowdPrecision</text:p>
          </table:table-cell>
          <table:table-cell office:value-type="string">
            <text:p>https://icomarks.com/ico/CrowdPrecision</text:p>
          </table:table-cell>
          <table:table-cell table:number-columns-repeated="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ryptonity</text:p>
          </table:table-cell>
          <table:table-cell office:value-type="string">
            <text:p>https://icomarks.com/ico/Cryptonity</text:p>
          </table:table-cell>
          <table:table-cell table:number-columns-repeated="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arb Finance</text:p>
          </table:table-cell>
          <table:table-cell office:value-type="string">
            <text:p>https://icomarks.com/ico/Darb-Finance</text:p>
          </table:table-cell>
          <table:table-cell table:number-columns-repeated="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Envienta</text:p>
          </table:table-cell>
          <table:table-cell office:value-type="string">
            <text:p>https://icomarks.com/ico/Envienta</text:p>
          </table:table-cell>
          <table:table-cell table:number-columns-repeated="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ETHA</text:p>
          </table:table-cell>
          <table:table-cell office:value-type="string">
            <text:p>https://icomarks.com/ico/ETHA</text:p>
          </table:table-cell>
          <table:table-cell table:number-columns-repeated="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Evident Proof</text:p>
          </table:table-cell>
          <table:table-cell office:value-type="string">
            <text:p>https://icomarks.com/ico/Evident-Proof</text:p>
          </table:table-cell>
          <table:table-cell table:number-columns-repeated="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IC Network</text:p>
          </table:table-cell>
          <table:table-cell office:value-type="string">
            <text:p>https://icomarks.com/ico/FIC-Network</text:p>
          </table:table-cell>
          <table:table-cell table:number-columns-repeated="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Hada DBank</text:p>
          </table:table-cell>
          <table:table-cell office:value-type="string">
            <text:p>https://icomarks.com/ico/Hada-DBank</text:p>
          </table:table-cell>
          <table:table-cell table:number-columns-repeated="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Humanscape</text:p>
          </table:table-cell>
          <table:table-cell office:value-type="string">
            <text:p>https://icomarks.com/ico/Humanscape</text:p>
          </table:table-cell>
          <table:table-cell table:number-columns-repeated="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Isiklar Coin</text:p>
          </table:table-cell>
          <table:table-cell office:value-type="string">
            <text:p>https://icomarks.com/ico/Isiklar-Coin</text:p>
          </table:table-cell>
          <table:table-cell table:number-columns-repeated="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Ispolink</text:p>
          </table:table-cell>
          <table:table-cell office:value-type="string">
            <text:p>https://icomarks.com/ico/Ispolink</text:p>
          </table:table-cell>
          <table:table-cell table:number-columns-repeated="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Letsfair</text:p>
          </table:table-cell>
          <table:table-cell office:value-type="string">
            <text:p>https://icomarks.com/ico/Letsfair</text:p>
          </table:table-cell>
          <table:table-cell table:number-columns-repeated="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MARAChain</text:p>
          </table:table-cell>
          <table:table-cell office:value-type="string">
            <text:p>https://icomarks.com/ico/MARAChain</text:p>
          </table:table-cell>
          <table:table-cell table:number-columns-repeated="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MobiePay</text:p>
          </table:table-cell>
          <table:table-cell office:value-type="string">
            <text:p>https://icomarks.com/ico/MobiePay</text:p>
          </table:table-cell>
          <table:table-cell table:number-columns-repeated="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MyCreditChain</text:p>
          </table:table-cell>
          <table:table-cell office:value-type="string">
            <text:p>https://icomarks.com/ico/MyCreditChain</text:p>
          </table:table-cell>
          <table:table-cell table:number-columns-repeated="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Namahe</text:p>
          </table:table-cell>
          <table:table-cell office:value-type="string">
            <text:p>https://icomarks.com/ico/Namahe</text:p>
          </table:table-cell>
          <table:table-cell table:number-columns-repeated="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Odds</text:p>
          </table:table-cell>
          <table:table-cell office:value-type="string">
            <text:p>https://icomarks.com/ico/Odds</text:p>
          </table:table-cell>
          <table:table-cell table:number-columns-repeated="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Origin Protocol</text:p>
          </table:table-cell>
          <table:table-cell office:value-type="string">
            <text:p>https://icomarks.com/ico/Origin-Protocol</text:p>
          </table:table-cell>
          <table:table-cell table:number-columns-repeated="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PodMiners</text:p>
          </table:table-cell>
          <table:table-cell office:value-type="string">
            <text:p>https://icomarks.com/ico/PodMiners</text:p>
          </table:table-cell>
          <table:table-cell table:number-columns-repeated="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POVR</text:p>
          </table:table-cell>
          <table:table-cell office:value-type="string">
            <text:p>https://icomarks.com/ico/POVR</text:p>
          </table:table-cell>
          <table:table-cell table:number-columns-repeated="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PR Network</text:p>
          </table:table-cell>
          <table:table-cell office:value-type="string">
            <text:p>https://icomarks.com/ico/PR-Network</text:p>
          </table:table-cell>
          <table:table-cell table:number-columns-repeated="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Quantler</text:p>
          </table:table-cell>
          <table:table-cell office:value-type="string">
            <text:p>https://icomarks.com/ico/Quantler</text:p>
          </table:table-cell>
          <table:table-cell table:number-columns-repeated="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QURAS</text:p>
          </table:table-cell>
          <table:table-cell office:value-type="string">
            <text:p>https://icomarks.com/ico/QURAS</text:p>
          </table:table-cell>
          <table:table-cell table:number-columns-repeated="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rLoop</text:p>
          </table:table-cell>
          <table:table-cell office:value-type="string">
            <text:p>https://icomarks.com/ico/rLoop</text:p>
          </table:table-cell>
          <table:table-cell table:number-columns-repeated="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leekPlay</text:p>
          </table:table-cell>
          <table:table-cell office:value-type="string">
            <text:p>https://icomarks.com/ico/SleekPlay</text:p>
          </table:table-cell>
          <table:table-cell table:number-columns-repeated="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SLP</text:p>
          </table:table-cell>
          <table:table-cell office:value-type="string">
            <text:p>https://icomarks.com/ico/SLP</text:p>
          </table:table-cell>
          <table:table-cell table:number-columns-repeated="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Sparkpoint</text:p>
          </table:table-cell>
          <table:table-cell office:value-type="string">
            <text:p>https://icomarks.com/ico/Sparkpoint</text:p>
          </table:table-cell>
          <table:table-cell table:number-columns-repeated="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SpringRole</text:p>
          </table:table-cell>
          <table:table-cell office:value-type="string">
            <text:p>https://icomarks.com/ico/SpringRole</text:p>
          </table:table-cell>
          <table:table-cell table:number-columns-repeated="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Veri Doc Global</text:p>
          </table:table-cell>
          <table:table-cell office:value-type="string">
            <text:p>https://icomarks.com/ico/Veri-Doc-Global</text:p>
          </table:table-cell>
          <table:table-cell table:number-columns-repeated="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Virtual Rehab</text:p>
          </table:table-cell>
          <table:table-cell office:value-type="string">
            <text:p>https://icomarks.com/ico/Virtual-Rehab</text:p>
          </table:table-cell>
          <table:table-cell table:number-columns-repeated="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VogoV</text:p>
          </table:table-cell>
          <table:table-cell office:value-type="string">
            <text:p>https://icomarks.com/ico/VogoV</text:p>
          </table:table-cell>
          <table:table-cell table:number-columns-repeated="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Zapaygo</text:p>
          </table:table-cell>
          <table:table-cell office:value-type="string">
            <text:p>https://icomarks.com/ico/Zapaygo</text:p>
          </table:table-cell>
          <table:table-cell table:number-columns-repeated="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Zwoop</text:p>
          </table:table-cell>
          <table:table-cell office:value-type="string">
            <text:p>https://icomarks.com/ico/Zwoop</text:p>
          </table:table-cell>
          <table:table-cell table:number-columns-repeated="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12SHIPS</text:p>
          </table:table-cell>
          <table:table-cell office:value-type="string">
            <text:p>https://icomarks.com/ico/12SHIPS</text:p>
          </table:table-cell>
          <table:table-cell table:number-columns-repeated="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Aigo</text:p>
          </table:table-cell>
          <table:table-cell office:value-type="string">
            <text:p>https://icomarks.com/ico/Aigo</text:p>
          </table:table-cell>
          <table:table-cell table:number-columns-repeated="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Aleph Zero</text:p>
          </table:table-cell>
          <table:table-cell office:value-type="string">
            <text:p>https://icomarks.com/ico/Aleph-Zero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AlfaToken</text:p>
          </table:table-cell>
          <table:table-cell office:value-type="string">
            <text:p>https://icomarks.com/ico/AlfaToken</text:p>
          </table:table-cell>
          <table:table-cell table:number-columns-repeated="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Altindex</text:p>
          </table:table-cell>
          <table:table-cell office:value-type="string">
            <text:p>https://icomarks.com/ico/Altindex</text:p>
          </table:table-cell>
          <table:table-cell table:number-columns-repeated="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AMANPURI</text:p>
          </table:table-cell>
          <table:table-cell office:value-type="string">
            <text:p>https://icomarks.com/ico/AMANPURI</text:p>
          </table:table-cell>
          <table:table-cell table:number-columns-repeated="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AngryToken</text:p>
          </table:table-cell>
          <table:table-cell office:value-type="string">
            <text:p>https://icomarks.com/ico/AngryToken</text:p>
          </table:table-cell>
          <table:table-cell table:number-columns-repeated="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Bitdrive</text:p>
          </table:table-cell>
          <table:table-cell office:value-type="string">
            <text:p>https://icomarks.com/ico/Bitdrive</text:p>
          </table:table-cell>
          <table:table-cell table:number-columns-repeated="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Bithemoth</text:p>
          </table:table-cell>
          <table:table-cell office:value-type="string">
            <text:p>https://icomarks.com/ico/Bithemoth</text:p>
          </table:table-cell>
          <table:table-cell table:number-columns-repeated="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Bitmart</text:p>
          </table:table-cell>
          <table:table-cell office:value-type="string">
            <text:p>https://icomarks.com/ico/Bitmart</text:p>
          </table:table-cell>
          <table:table-cell table:number-columns-repeated="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BloomX</text:p>
          </table:table-cell>
          <table:table-cell office:value-type="string">
            <text:p>https://icomarks.com/ico/BloomX</text:p>
          </table:table-cell>
          <table:table-cell table:number-columns-repeated="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Cash Telex</text:p>
          </table:table-cell>
          <table:table-cell office:value-type="string">
            <text:p>https://icomarks.com/ico/Cash-Telex</text:p>
          </table:table-cell>
          <table:table-cell table:number-columns-repeated="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CoinSelf</text:p>
          </table:table-cell>
          <table:table-cell office:value-type="string">
            <text:p>https://icomarks.com/ico/CoinSelf</text:p>
          </table:table-cell>
          <table:table-cell table:number-columns-repeated="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Crypton</text:p>
          </table:table-cell>
          <table:table-cell office:value-type="string">
            <text:p>https://icomarks.com/ico/Crypton</text:p>
          </table:table-cell>
          <table:table-cell table:number-columns-repeated="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AFZO ICO</text:p>
          </table:table-cell>
          <table:table-cell office:value-type="string">
            <text:p>https://icomarks.com/ico/DAFZO-ICO</text:p>
          </table:table-cell>
          <table:table-cell table:number-columns-repeated="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eneum</text:p>
          </table:table-cell>
          <table:table-cell office:value-type="string">
            <text:p>https://icomarks.com/ico/Deneum</text:p>
          </table:table-cell>
          <table:table-cell table:number-columns-repeated="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ressCode</text:p>
          </table:table-cell>
          <table:table-cell office:value-type="string">
            <text:p>https://icomarks.com/ico/DressCode</text:p>
          </table:table-cell>
          <table:table-cell table:number-columns-repeated="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HO</text:p>
          </table:table-cell>
          <table:table-cell office:value-type="string">
            <text:p>https://icomarks.com/ico/EHO</text:p>
          </table:table-cell>
          <table:table-cell table:number-columns-repeated="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Emrify Health Passport</text:p>
          </table:table-cell>
          <table:table-cell office:value-type="string">
            <text:p>https://icomarks.com/ico/Emrify-Health-Passport</text:p>
          </table:table-cell>
          <table:table-cell table:number-columns-repeated="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GoodX</text:p>
          </table:table-cell>
          <table:table-cell office:value-type="string">
            <text:p>https://icomarks.com/ico/GoodX</text:p>
          </table:table-cell>
          <table:table-cell table:number-columns-repeated="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Hashgard</text:p>
          </table:table-cell>
          <table:table-cell office:value-type="string">
            <text:p>https://icomarks.com/ico/Hashgard</text:p>
          </table:table-cell>
          <table:table-cell table:number-columns-repeated="4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Irene Energy</text:p>
          </table:table-cell>
          <table:table-cell office:value-type="string">
            <text:p>https://icomarks.com/ico/Irene-Energy</text:p>
          </table:table-cell>
          <table:table-cell table:number-columns-repeated="4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Kambria</text:p>
          </table:table-cell>
          <table:table-cell office:value-type="string">
            <text:p>https://icomarks.com/ico/Kambria</text:p>
          </table:table-cell>
          <table:table-cell table:number-columns-repeated="4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LeagiON</text:p>
          </table:table-cell>
          <table:table-cell office:value-type="string">
            <text:p>https://icomarks.com/ico/LeagiON</text:p>
          </table:table-cell>
          <table:table-cell table:number-columns-repeated="4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LivingOffset</text:p>
          </table:table-cell>
          <table:table-cell office:value-type="string">
            <text:p>https://icomarks.com/ico/LivingOffset</text:p>
          </table:table-cell>
          <table:table-cell table:number-columns-repeated="4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MapCoin</text:p>
          </table:table-cell>
          <table:table-cell office:value-type="string">
            <text:p>https://icomarks.com/ico/MapCoin</text:p>
          </table:table-cell>
          <table:table-cell table:number-columns-repeated="4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Noah Coin</text:p>
          </table:table-cell>
          <table:table-cell office:value-type="string">
            <text:p>https://icomarks.com/ico/Noah-Coin</text:p>
          </table:table-cell>
          <table:table-cell table:number-columns-repeated="4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Nukleus</text:p>
          </table:table-cell>
          <table:table-cell office:value-type="string">
            <text:p>https://icomarks.com/ico/Nukleus</text:p>
          </table:table-cell>
          <table:table-cell table:number-columns-repeated="4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Owndata</text:p>
          </table:table-cell>
          <table:table-cell office:value-type="string">
            <text:p>https://icomarks.com/ico/Owndata</text:p>
          </table:table-cell>
          <table:table-cell table:number-columns-repeated="4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PEP Network</text:p>
          </table:table-cell>
          <table:table-cell office:value-type="string">
            <text:p>https://icomarks.com/ico/PEP-Network</text:p>
          </table:table-cell>
          <table:table-cell table:number-columns-repeated="4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Platin</text:p>
          </table:table-cell>
          <table:table-cell office:value-type="string">
            <text:p>https://icomarks.com/ico/Platin</text:p>
          </table:table-cell>
          <table:table-cell table:number-columns-repeated="4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PO8</text:p>
          </table:table-cell>
          <table:table-cell office:value-type="string">
            <text:p>https://icomarks.com/ico/PO8</text:p>
          </table:table-cell>
          <table:table-cell table:number-columns-repeated="4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ef</text:p>
          </table:table-cell>
          <table:table-cell office:value-type="string">
            <text:p>https://icomarks.com/ico/Reef</text:p>
          </table:table-cell>
          <table:table-cell table:number-columns-repeated="4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RENC</text:p>
          </table:table-cell>
          <table:table-cell office:value-type="string">
            <text:p>https://icomarks.com/ico/RENC</text:p>
          </table:table-cell>
          <table:table-cell table:number-columns-repeated="4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RewardsToken</text:p>
          </table:table-cell>
          <table:table-cell office:value-type="string">
            <text:p>https://icomarks.com/ico/RewardsToken</text:p>
          </table:table-cell>
          <table:table-cell table:number-columns-repeated="4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ootProject</text:p>
          </table:table-cell>
          <table:table-cell office:value-type="string">
            <text:p>https://icomarks.com/ico/RootProject</text:p>
          </table:table-cell>
          <table:table-cell table:number-columns-repeated="4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ShopperCoin</text:p>
          </table:table-cell>
          <table:table-cell office:value-type="string">
            <text:p>https://icomarks.com/ico/ShopperCoin</text:p>
          </table:table-cell>
          <table:table-cell table:number-columns-repeated="4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Spheroid Universe</text:p>
          </table:table-cell>
          <table:table-cell office:value-type="string">
            <text:p>https://icomarks.com/ico/Spheroid-Universe</text:p>
          </table:table-cell>
          <table:table-cell table:number-columns-repeated="4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TIPO</text:p>
          </table:table-cell>
          <table:table-cell office:value-type="string">
            <text:p>https://icomarks.com/ico/TIPO</text:p>
          </table:table-cell>
          <table:table-cell table:number-columns-repeated="4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TradeRiser</text:p>
          </table:table-cell>
          <table:table-cell office:value-type="string">
            <text:p>https://icomarks.com/ico/TradeRiser</text:p>
          </table:table-cell>
          <table:table-cell table:number-columns-repeated="4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Tunez</text:p>
          </table:table-cell>
          <table:table-cell office:value-type="string">
            <text:p>https://icomarks.com/ico/Tunez</text:p>
          </table:table-cell>
          <table:table-cell table:number-columns-repeated="4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USDX Wallet</text:p>
          </table:table-cell>
          <table:table-cell office:value-type="string">
            <text:p>https://icomarks.com/ico/USDX-Wallet</text:p>
          </table:table-cell>
          <table:table-cell table:number-columns-repeated="4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UT-PAY</text:p>
          </table:table-cell>
          <table:table-cell office:value-type="string">
            <text:p>https://icomarks.com/ico/UT-PAY</text:p>
          </table:table-cell>
          <table:table-cell table:number-columns-repeated="4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White Rabbit</text:p>
          </table:table-cell>
          <table:table-cell office:value-type="string">
            <text:p>https://icomarks.com/ico/White-Rabbit</text:p>
          </table:table-cell>
          <table:table-cell table:number-columns-repeated="4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WiseWolf</text:p>
          </table:table-cell>
          <table:table-cell office:value-type="string">
            <text:p>https://icomarks.com/ico/WiseWolf</text:p>
          </table:table-cell>
          <table:table-cell table:number-columns-repeated="4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YourBlock</text:p>
          </table:table-cell>
          <table:table-cell office:value-type="string">
            <text:p>https://icomarks.com/ico/YourBlock</text:p>
          </table:table-cell>
          <table:table-cell table:number-columns-repeated="4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ZAZA</text:p>
          </table:table-cell>
          <table:table-cell office:value-type="string">
            <text:p>https://icomarks.com/ico/ZAZA</text:p>
          </table:table-cell>
          <table:table-cell table:number-columns-repeated="4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ZOM</text:p>
          </table:table-cell>
          <table:table-cell office:value-type="string">
            <text:p>https://icomarks.com/ico/ZOM</text:p>
          </table:table-cell>
          <table:table-cell table:number-columns-repeated="4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Aexon</text:p>
          </table:table-cell>
          <table:table-cell office:value-type="string">
            <text:p>https://icomarks.com/ico/Aexon</text:p>
          </table:table-cell>
          <table:table-cell table:number-columns-repeated="4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Bamboo</text:p>
          </table:table-cell>
          <table:table-cell office:value-type="string">
            <text:p>https://icomarks.com/ico/Bamboo</text:p>
          </table:table-cell>
          <table:table-cell table:number-columns-repeated="4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Betoken</text:p>
          </table:table-cell>
          <table:table-cell office:value-type="string">
            <text:p>https://icomarks.com/ico/Betoken</text:p>
          </table:table-cell>
          <table:table-cell table:number-columns-repeated="4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Cryptoknowmics</text:p>
          </table:table-cell>
          <table:table-cell office:value-type="string">
            <text:p>https://icomarks.com/ico/Cryptoknowmics</text:p>
          </table:table-cell>
          <table:table-cell table:number-columns-repeated="4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eHealth First</text:p>
          </table:table-cell>
          <table:table-cell office:value-type="string">
            <text:p>https://icomarks.com/ico/eHealth-First</text:p>
          </table:table-cell>
          <table:table-cell table:number-columns-repeated="4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Energi</text:p>
          </table:table-cell>
          <table:table-cell office:value-type="string">
            <text:p>https://icomarks.com/ico/Energi</text:p>
          </table:table-cell>
          <table:table-cell table:number-columns-repeated="4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Ether Legends</text:p>
          </table:table-cell>
          <table:table-cell office:value-type="string">
            <text:p>https://icomarks.com/ico/Ether-Legends</text:p>
          </table:table-cell>
          <table:table-cell table:number-columns-repeated="4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Extra Credit</text:p>
          </table:table-cell>
          <table:table-cell office:value-type="string">
            <text:p>https://icomarks.com/ico/Extra-Credit</text:p>
          </table:table-cell>
          <table:table-cell table:number-columns-repeated="4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GoByte</text:p>
          </table:table-cell>
          <table:table-cell office:value-type="string">
            <text:p>https://icomarks.com/ico/GoByte</text:p>
          </table:table-cell>
          <table:table-cell table:number-columns-repeated="4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HASANAH</text:p>
          </table:table-cell>
          <table:table-cell office:value-type="string">
            <text:p>https://icomarks.com/ico/HASANAH</text:p>
          </table:table-cell>
          <table:table-cell table:number-columns-repeated="4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Hedera Hashgraph</text:p>
          </table:table-cell>
          <table:table-cell office:value-type="string">
            <text:p>https://icomarks.com/ico/Hedera-Hashgraph</text:p>
          </table:table-cell>
          <table:table-cell table:number-columns-repeated="4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Influbook</text:p>
          </table:table-cell>
          <table:table-cell office:value-type="string">
            <text:p>https://icomarks.com/ico/Influbook</text:p>
          </table:table-cell>
          <table:table-cell table:number-columns-repeated="4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Innovasis Hotels</text:p>
          </table:table-cell>
          <table:table-cell office:value-type="string">
            <text:p>https://icomarks.com/ico/Innovasis-Hotels</text:p>
          </table:table-cell>
          <table:table-cell table:number-columns-repeated="4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IRIS</text:p>
          </table:table-cell>
          <table:table-cell office:value-type="string">
            <text:p>https://icomarks.com/ico/IRIS</text:p>
          </table:table-cell>
          <table:table-cell table:number-columns-repeated="4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ISDA</text:p>
          </table:table-cell>
          <table:table-cell office:value-type="string">
            <text:p>https://icomarks.com/ico/ISDA</text:p>
          </table:table-cell>
          <table:table-cell table:number-columns-repeated="4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JOLYY</text:p>
          </table:table-cell>
          <table:table-cell office:value-type="string">
            <text:p>https://icomarks.com/ico/JOLYY</text:p>
          </table:table-cell>
          <table:table-cell table:number-columns-repeated="4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LEVEL G</text:p>
          </table:table-cell>
          <table:table-cell office:value-type="string">
            <text:p>https://icomarks.com/ico/LEVEL-G</text:p>
          </table:table-cell>
          <table:table-cell table:number-columns-repeated="4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LogisticsX</text:p>
          </table:table-cell>
          <table:table-cell office:value-type="string">
            <text:p>https://icomarks.com/ico/LogisticsX</text:p>
          </table:table-cell>
          <table:table-cell table:number-columns-repeated="4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Lotus Core</text:p>
          </table:table-cell>
          <table:table-cell office:value-type="string">
            <text:p>https://icomarks.com/ico/Lotus-Core</text:p>
          </table:table-cell>
          <table:table-cell table:number-columns-repeated="4"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Lykke</text:p>
          </table:table-cell>
          <table:table-cell office:value-type="string">
            <text:p>https://icomarks.com/ico/Lykke</text:p>
          </table:table-cell>
          <table:table-cell table:number-columns-repeated="4"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Matchroom</text:p>
          </table:table-cell>
          <table:table-cell office:value-type="string">
            <text:p>https://icomarks.com/ico/Matchroom</text:p>
          </table:table-cell>
          <table:table-cell table:number-columns-repeated="4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MDsquare</text:p>
          </table:table-cell>
          <table:table-cell office:value-type="string">
            <text:p>https://icomarks.com/ico/MDsquare</text:p>
          </table:table-cell>
          <table:table-cell table:number-columns-repeated="4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MEDIA Protocol</text:p>
          </table:table-cell>
          <table:table-cell office:value-type="string">
            <text:p>https://icomarks.com/ico/MEDIA-Protocol</text:p>
          </table:table-cell>
          <table:table-cell table:number-columns-repeated="4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nedscoin</text:p>
          </table:table-cell>
          <table:table-cell office:value-type="string">
            <text:p>https://icomarks.com/ico/nedscoin</text:p>
          </table:table-cell>
          <table:table-cell table:number-columns-repeated="4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Otcrit</text:p>
          </table:table-cell>
          <table:table-cell office:value-type="string">
            <text:p>https://icomarks.com/ico/Otcrit</text:p>
          </table:table-cell>
          <table:table-cell table:number-columns-repeated="4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Rate3</text:p>
          </table:table-cell>
          <table:table-cell office:value-type="string">
            <text:p>https://icomarks.com/ico/Rate3</text:p>
          </table:table-cell>
          <table:table-cell table:number-columns-repeated="4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Rays Network</text:p>
          </table:table-cell>
          <table:table-cell office:value-type="string">
            <text:p>https://icomarks.com/ico/Rays-Network</text:p>
          </table:table-cell>
          <table:table-cell table:number-columns-repeated="4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Redpill</text:p>
          </table:table-cell>
          <table:table-cell office:value-type="string">
            <text:p>https://icomarks.com/ico/Redpill</text:p>
          </table:table-cell>
          <table:table-cell table:number-columns-repeated="4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Social Chains</text:p>
          </table:table-cell>
          <table:table-cell office:value-type="string">
            <text:p>https://icomarks.com/ico/Social-Chains</text:p>
          </table:table-cell>
          <table:table-cell table:number-columns-repeated="4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Spectrum Network</text:p>
          </table:table-cell>
          <table:table-cell office:value-type="string">
            <text:p>https://icomarks.com/ico/Spectrum-Network</text:p>
          </table:table-cell>
          <table:table-cell table:number-columns-repeated="4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Stackr</text:p>
          </table:table-cell>
          <table:table-cell office:value-type="string">
            <text:p>https://icomarks.com/ico/Stackr</text:p>
          </table:table-cell>
          <table:table-cell table:number-columns-repeated="4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Staps Platform</text:p>
          </table:table-cell>
          <table:table-cell office:value-type="string">
            <text:p>https://icomarks.com/ico/Staps-Platform</text:p>
          </table:table-cell>
          <table:table-cell table:number-columns-repeated="4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Teky</text:p>
          </table:table-cell>
          <table:table-cell office:value-type="string">
            <text:p>https://icomarks.com/ico/Teky</text:p>
          </table:table-cell>
          <table:table-cell table:number-columns-repeated="4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Tiberius</text:p>
          </table:table-cell>
          <table:table-cell office:value-type="string">
            <text:p>https://icomarks.com/ico/Tiberius</text:p>
          </table:table-cell>
          <table:table-cell table:number-columns-repeated="4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TowerBee</text:p>
          </table:table-cell>
          <table:table-cell office:value-type="string">
            <text:p>https://icomarks.com/ico/TowerBee</text:p>
          </table:table-cell>
          <table:table-cell table:number-columns-repeated="4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Twilight</text:p>
          </table:table-cell>
          <table:table-cell office:value-type="string">
            <text:p>https://icomarks.com/ico/Twilight</text:p>
          </table:table-cell>
          <table:table-cell table:number-columns-repeated="4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UnbankedX</text:p>
          </table:table-cell>
          <table:table-cell office:value-type="string">
            <text:p>https://icomarks.com/ico/UnbankedX</text:p>
          </table:table-cell>
          <table:table-cell table:number-columns-repeated="4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Universal Protocol</text:p>
          </table:table-cell>
          <table:table-cell office:value-type="string">
            <text:p>https://icomarks.com/ico/Universal-Protocol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Universal Reward Protocol</text:p>
          </table:table-cell>
          <table:table-cell office:value-type="string">
            <text:p>https://icomarks.com/ico/Universal-Reward-Protocol</text:p>
          </table:table-cell>
          <table:table-cell table:number-columns-repeated="4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Vanta</text:p>
          </table:table-cell>
          <table:table-cell office:value-type="string">
            <text:p>https://icomarks.com/ico/Vanta</text:p>
          </table:table-cell>
          <table:table-cell table:number-columns-repeated="4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VARC</text:p>
          </table:table-cell>
          <table:table-cell office:value-type="string">
            <text:p>https://icomarks.com/ico/VARC</text:p>
          </table:table-cell>
          <table:table-cell table:number-columns-repeated="4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WinStars</text:p>
          </table:table-cell>
          <table:table-cell office:value-type="string">
            <text:p>https://icomarks.com/ico/WinStars</text:p>
          </table:table-cell>
          <table:table-cell table:number-columns-repeated="4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XendBit</text:p>
          </table:table-cell>
          <table:table-cell office:value-type="string">
            <text:p>https://icomarks.com/ico/XendBit</text:p>
          </table:table-cell>
          <table:table-cell table:number-columns-repeated="4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YGGDRASH</text:p>
          </table:table-cell>
          <table:table-cell office:value-type="string">
            <text:p>https://icomarks.com/ico/YGGDRASH</text:p>
          </table:table-cell>
          <table:table-cell table:number-columns-repeated="4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ZNC</text:p>
          </table:table-cell>
          <table:table-cell office:value-type="string">
            <text:p>https://icomarks.com/ico/ZNC</text:p>
          </table:table-cell>
          <table:table-cell table:number-columns-repeated="4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7Seconds</text:p>
          </table:table-cell>
          <table:table-cell office:value-type="string">
            <text:p>https://icomarks.com/ico/7Seconds</text:p>
          </table:table-cell>
          <table:table-cell table:number-columns-repeated="4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Advanced Browsing Token</text:p>
          </table:table-cell>
          <table:table-cell office:value-type="string">
            <text:p>https://icomarks.com/ico/Advanced-Browsing-Token</text:p>
          </table:table-cell>
          <table:table-cell table:number-columns-repeated="4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aelf</text:p>
          </table:table-cell>
          <table:table-cell office:value-type="string">
            <text:p>https://icomarks.com/ico/aelf</text:p>
          </table:table-cell>
          <table:table-cell table:number-columns-repeated="4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AllPublicArt</text:p>
          </table:table-cell>
          <table:table-cell office:value-type="string">
            <text:p>https://icomarks.com/ico/AllPublicArt</text:p>
          </table:table-cell>
          <table:table-cell table:number-columns-repeated="4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rchiCoin</text:p>
          </table:table-cell>
          <table:table-cell office:value-type="string">
            <text:p>https://icomarks.com/ico/ArchiCoin</text:p>
          </table:table-cell>
          <table:table-cell table:number-columns-repeated="4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Arianee</text:p>
          </table:table-cell>
          <table:table-cell office:value-type="string">
            <text:p>https://icomarks.com/ico/Arianee</text:p>
          </table:table-cell>
          <table:table-cell table:number-columns-repeated="4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Armchain</text:p>
          </table:table-cell>
          <table:table-cell office:value-type="string">
            <text:p>https://icomarks.com/ico/Armchain</text:p>
          </table:table-cell>
          <table:table-cell table:number-columns-repeated="4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Asia Reserve Currency Coin</text:p>
          </table:table-cell>
          <table:table-cell office:value-type="string">
            <text:p>https://icomarks.com/ico/Asia-Reserve-Currency-Coin</text:p>
          </table:table-cell>
          <table:table-cell table:number-columns-repeated="4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BancCoin</text:p>
          </table:table-cell>
          <table:table-cell office:value-type="string">
            <text:p>https://icomarks.com/ico/BancCoin</text:p>
          </table:table-cell>
          <table:table-cell table:number-columns-repeated="4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Bezant</text:p>
          </table:table-cell>
          <table:table-cell office:value-type="string">
            <text:p>https://icomarks.com/ico/Bezant</text:p>
          </table:table-cell>
          <table:table-cell table:number-columns-repeated="4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Bitcub</text:p>
          </table:table-cell>
          <table:table-cell office:value-type="string">
            <text:p>https://icomarks.com/ico/Bitcub</text:p>
          </table:table-cell>
          <table:table-cell table:number-columns-repeated="4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Bitney</text:p>
          </table:table-cell>
          <table:table-cell office:value-type="string">
            <text:p>https://icomarks.com/ico/Bitney</text:p>
          </table:table-cell>
          <table:table-cell table:number-columns-repeated="4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Blocnation</text:p>
          </table:table-cell>
          <table:table-cell office:value-type="string">
            <text:p>https://icomarks.com/ico/Blocnation</text:p>
          </table:table-cell>
          <table:table-cell table:number-columns-repeated="4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BUFF</text:p>
          </table:table-cell>
          <table:table-cell office:value-type="string">
            <text:p>https://icomarks.com/ico/BUFF</text:p>
          </table:table-cell>
          <table:table-cell table:number-columns-repeated="4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inFast</text:p>
          </table:table-cell>
          <table:table-cell office:value-type="string">
            <text:p>https://icomarks.com/ico/CoinFast</text:p>
          </table:table-cell>
          <table:table-cell table:number-columns-repeated="4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Craider</text:p>
          </table:table-cell>
          <table:table-cell office:value-type="string">
            <text:p>https://icomarks.com/ico/Craider</text:p>
          </table:table-cell>
          <table:table-cell table:number-columns-repeated="4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CrossHedge</text:p>
          </table:table-cell>
          <table:table-cell office:value-type="string">
            <text:p>https://icomarks.com/ico/CrossHedge</text:p>
          </table:table-cell>
          <table:table-cell table:number-columns-repeated="4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CRYX</text:p>
          </table:table-cell>
          <table:table-cell office:value-type="string">
            <text:p>https://icomarks.com/ico/CRYX</text:p>
          </table:table-cell>
          <table:table-cell table:number-columns-repeated="4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ash</text:p>
          </table:table-cell>
          <table:table-cell office:value-type="string">
            <text:p>https://icomarks.com/ico/Dash</text:p>
          </table:table-cell>
          <table:table-cell table:number-columns-repeated="4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DREAM</text:p>
          </table:table-cell>
          <table:table-cell office:value-type="string">
            <text:p>https://icomarks.com/ico/DREAM</text:p>
          </table:table-cell>
          <table:table-cell table:number-columns-repeated="4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eSports</text:p>
          </table:table-cell>
          <table:table-cell office:value-type="string">
            <text:p>https://icomarks.com/ico/eSports</text:p>
          </table:table-cell>
          <table:table-cell table:number-columns-repeated="4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Futbol Coin</text:p>
          </table:table-cell>
          <table:table-cell office:value-type="string">
            <text:p>https://icomarks.com/ico/Futbol-Coin</text:p>
          </table:table-cell>
          <table:table-cell table:number-columns-repeated="4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GameReward</text:p>
          </table:table-cell>
          <table:table-cell office:value-type="string">
            <text:p>https://icomarks.com/ico/GameReward</text:p>
          </table:table-cell>
          <table:table-cell table:number-columns-repeated="4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GFC</text:p>
          </table:table-cell>
          <table:table-cell office:value-type="string">
            <text:p>https://icomarks.com/ico/GFC</text:p>
          </table:table-cell>
          <table:table-cell table:number-columns-repeated="4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GoneTrippin</text:p>
          </table:table-cell>
          <table:table-cell office:value-type="string">
            <text:p>https://icomarks.com/ico/GoneTrippin</text:p>
          </table:table-cell>
          <table:table-cell table:number-columns-repeated="4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Granite</text:p>
          </table:table-cell>
          <table:table-cell office:value-type="string">
            <text:p>https://icomarks.com/ico/Granite</text:p>
          </table:table-cell>
          <table:table-cell table:number-columns-repeated="4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Gravel Coin</text:p>
          </table:table-cell>
          <table:table-cell office:value-type="string">
            <text:p>https://icomarks.com/ico/Gravel-Coin</text:p>
          </table:table-cell>
          <table:table-cell table:number-columns-repeated="4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HAB</text:p>
          </table:table-cell>
          <table:table-cell office:value-type="string">
            <text:p>https://icomarks.com/ico/HAB</text:p>
          </table:table-cell>
          <table:table-cell table:number-columns-repeated="4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Invictus Margin Lending</text:p>
          </table:table-cell>
          <table:table-cell office:value-type="string">
            <text:p>https://icomarks.com/ico/Invictus-Margin-Lending</text:p>
          </table:table-cell>
          <table:table-cell table:number-columns-repeated="4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IoTeX</text:p>
          </table:table-cell>
          <table:table-cell office:value-type="string">
            <text:p>https://icomarks.com/ico/IoTeX</text:p>
          </table:table-cell>
          <table:table-cell table:number-columns-repeated="4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Kingcuan</text:p>
          </table:table-cell>
          <table:table-cell office:value-type="string">
            <text:p>https://icomarks.com/ico/Kingcuan</text:p>
          </table:table-cell>
          <table:table-cell table:number-columns-repeated="4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KloowayBet</text:p>
          </table:table-cell>
          <table:table-cell office:value-type="string">
            <text:p>https://icomarks.com/ico/KloowayBet</text:p>
          </table:table-cell>
          <table:table-cell table:number-columns-repeated="4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Knabu</text:p>
          </table:table-cell>
          <table:table-cell office:value-type="string">
            <text:p>https://icomarks.com/ico/Knabu</text:p>
          </table:table-cell>
          <table:table-cell table:number-columns-repeated="4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KStarCoin</text:p>
          </table:table-cell>
          <table:table-cell office:value-type="string">
            <text:p>https://icomarks.com/ico/KStarCoin</text:p>
          </table:table-cell>
          <table:table-cell table:number-columns-repeated="4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LCG Energy</text:p>
          </table:table-cell>
          <table:table-cell office:value-type="string">
            <text:p>https://icomarks.com/ico/LCG-Energy</text:p>
          </table:table-cell>
          <table:table-cell table:number-columns-repeated="4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LendLedger</text:p>
          </table:table-cell>
          <table:table-cell office:value-type="string">
            <text:p>https://icomarks.com/ico/LendLedger</text:p>
          </table:table-cell>
          <table:table-cell table:number-columns-repeated="4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LILI</text:p>
          </table:table-cell>
          <table:table-cell office:value-type="string">
            <text:p>https://icomarks.com/ico/LILI</text:p>
          </table:table-cell>
          <table:table-cell table:number-columns-repeated="4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Lisk</text:p>
          </table:table-cell>
          <table:table-cell office:value-type="string">
            <text:p>https://icomarks.com/ico/Lisk</text:p>
          </table:table-cell>
          <table:table-cell table:number-columns-repeated="4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LiTeum</text:p>
          </table:table-cell>
          <table:table-cell office:value-type="string">
            <text:p>https://icomarks.com/ico/LiTeum</text:p>
          </table:table-cell>
          <table:table-cell table:number-columns-repeated="4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Mainprise</text:p>
          </table:table-cell>
          <table:table-cell office:value-type="string">
            <text:p>https://icomarks.com/ico/Mainprise</text:p>
          </table:table-cell>
          <table:table-cell table:number-columns-repeated="4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Marlin Protocol</text:p>
          </table:table-cell>
          <table:table-cell office:value-type="string">
            <text:p>https://icomarks.com/ico/Marlin-Protocol</text:p>
          </table:table-cell>
          <table:table-cell table:number-columns-repeated="4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Mass Vehicle Ledger</text:p>
          </table:table-cell>
          <table:table-cell office:value-type="string">
            <text:p>https://icomarks.com/ico/Mass-Vehicle-Ledger</text:p>
          </table:table-cell>
          <table:table-cell table:number-columns-repeated="4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Measurable Data Token</text:p>
          </table:table-cell>
          <table:table-cell office:value-type="string">
            <text:p>https://icomarks.com/ico/Measurable-Data-Token</text:p>
          </table:table-cell>
          <table:table-cell table:number-columns-repeated="4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Monico</text:p>
          </table:table-cell>
          <table:table-cell office:value-type="string">
            <text:p>https://icomarks.com/ico/Monico</text:p>
          </table:table-cell>
          <table:table-cell table:number-columns-repeated="4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Movement App</text:p>
          </table:table-cell>
          <table:table-cell office:value-type="string">
            <text:p>https://icomarks.com/ico/Movement-App</text:p>
          </table:table-cell>
          <table:table-cell table:number-columns-repeated="4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Netspot Solutions</text:p>
          </table:table-cell>
          <table:table-cell office:value-type="string">
            <text:p>https://icomarks.com/ico/Netspot-Solutions</text:p>
          </table:table-cell>
          <table:table-cell table:number-columns-repeated="4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NXAD</text:p>
          </table:table-cell>
          <table:table-cell office:value-type="string">
            <text:p>https://icomarks.com/ico/NXAD</text:p>
          </table:table-cell>
          <table:table-cell table:number-columns-repeated="4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OBSERVER</text:p>
          </table:table-cell>
          <table:table-cell office:value-type="string">
            <text:p>https://icomarks.com/ico/OBSERVER</text:p>
          </table:table-cell>
          <table:table-cell table:number-columns-repeated="4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Omnilytics Platform</text:p>
          </table:table-cell>
          <table:table-cell office:value-type="string">
            <text:p>https://icomarks.com/ico/Omnilytics-Platform</text:p>
          </table:table-cell>
          <table:table-cell table:number-columns-repeated="4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Ontology</text:p>
          </table:table-cell>
          <table:table-cell office:value-type="string">
            <text:p>https://icomarks.com/ico/Ontology</text:p>
          </table:table-cell>
          <table:table-cell table:number-columns-repeated="4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Open Longevity</text:p>
          </table:table-cell>
          <table:table-cell office:value-type="string">
            <text:p>https://icomarks.com/ico/Open-Longevity</text:p>
          </table:table-cell>
          <table:table-cell table:number-columns-repeated="4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Opporty</text:p>
          </table:table-cell>
          <table:table-cell office:value-type="string">
            <text:p>https://icomarks.com/ico/Opporty</text:p>
          </table:table-cell>
          <table:table-cell table:number-columns-repeated="4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ORCA Alliance</text:p>
          </table:table-cell>
          <table:table-cell office:value-type="string">
            <text:p>https://icomarks.com/ico/ORCA-Alliance</text:p>
          </table:table-cell>
          <table:table-cell table:number-columns-repeated="4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Powerchain</text:p>
          </table:table-cell>
          <table:table-cell office:value-type="string">
            <text:p>https://icomarks.com/ico/Powerchain</text:p>
          </table:table-cell>
          <table:table-cell table:number-columns-repeated="4"/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PreVUE</text:p>
          </table:table-cell>
          <table:table-cell office:value-type="string">
            <text:p>https://icomarks.com/ico/PreVUE</text:p>
          </table:table-cell>
          <table:table-cell table:number-columns-repeated="4"/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ReMoneta</text:p>
          </table:table-cell>
          <table:table-cell office:value-type="string">
            <text:p>https://icomarks.com/ico/ReMoneta</text:p>
          </table:table-cell>
          <table:table-cell table:number-columns-repeated="4"/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REPU</text:p>
          </table:table-cell>
          <table:table-cell office:value-type="string">
            <text:p>https://icomarks.com/ico/REPU</text:p>
          </table:table-cell>
          <table:table-cell table:number-columns-repeated="4"/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ShareMe Music</text:p>
          </table:table-cell>
          <table:table-cell office:value-type="string">
            <text:p>https://icomarks.com/ico/ShareMe-Music</text:p>
          </table:table-cell>
          <table:table-cell table:number-columns-repeated="4"/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Signature Token</text:p>
          </table:table-cell>
          <table:table-cell office:value-type="string">
            <text:p>https://icomarks.com/ico/Signature-Token</text:p>
          </table:table-cell>
          <table:table-cell table:number-columns-repeated="4"/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Sponsy</text:p>
          </table:table-cell>
          <table:table-cell office:value-type="string">
            <text:p>https://icomarks.com/ico/Sponsy</text:p>
          </table:table-cell>
          <table:table-cell table:number-columns-repeated="4"/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Swap Online</text:p>
          </table:table-cell>
          <table:table-cell office:value-type="string">
            <text:p>https://icomarks.com/ico/Swap-Online</text:p>
          </table:table-cell>
          <table:table-cell table:number-columns-repeated="4"/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Tenzorum</text:p>
          </table:table-cell>
          <table:table-cell office:value-type="string">
            <text:p>https://icomarks.com/ico/Tenzorum</text:p>
          </table:table-cell>
          <table:table-cell table:number-columns-repeated="4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Tetarise</text:p>
          </table:table-cell>
          <table:table-cell office:value-type="string">
            <text:p>https://icomarks.com/ico/Tetarise</text:p>
          </table:table-cell>
          <table:table-cell table:number-columns-repeated="4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Tombcare</text:p>
          </table:table-cell>
          <table:table-cell office:value-type="string">
            <text:p>https://icomarks.com/ico/Tombcare</text:p>
          </table:table-cell>
          <table:table-cell table:number-columns-repeated="4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UMC</text:p>
          </table:table-cell>
          <table:table-cell office:value-type="string">
            <text:p>https://icomarks.com/ico/UMC</text:p>
          </table:table-cell>
          <table:table-cell table:number-columns-repeated="4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UnicornGo</text:p>
          </table:table-cell>
          <table:table-cell office:value-type="string">
            <text:p>https://icomarks.com/ico/UnicornGo</text:p>
          </table:table-cell>
          <table:table-cell table:number-columns-repeated="4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Universal Labs</text:p>
          </table:table-cell>
          <table:table-cell office:value-type="string">
            <text:p>https://icomarks.com/ico/Universal-Labs</text:p>
          </table:table-cell>
          <table:table-cell table:number-columns-repeated="4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WAX</text:p>
          </table:table-cell>
          <table:table-cell office:value-type="string">
            <text:p>https://icomarks.com/ico/WAX</text:p>
          </table:table-cell>
          <table:table-cell table:number-columns-repeated="4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WeAre ecosystem</text:p>
          </table:table-cell>
          <table:table-cell office:value-type="string">
            <text:p>https://icomarks.com/ico/WeAre-ecosystem</text:p>
          </table:table-cell>
          <table:table-cell table:number-columns-repeated="4"/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WILLTOKEN</text:p>
          </table:table-cell>
          <table:table-cell office:value-type="string">
            <text:p>https://icomarks.com/ico/WILLTOKEN</text:p>
          </table:table-cell>
          <table:table-cell table:number-columns-repeated="4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A7 Core</text:p>
          </table:table-cell>
          <table:table-cell office:value-type="string">
            <text:p>https://icomarks.com/ico/A7-Core</text:p>
          </table:table-cell>
          <table:table-cell table:number-columns-repeated="4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AdRealm</text:p>
          </table:table-cell>
          <table:table-cell office:value-type="string">
            <text:p>https://icomarks.com/ico/AdRealm</text:p>
          </table:table-cell>
          <table:table-cell table:number-columns-repeated="4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AllSpark</text:p>
          </table:table-cell>
          <table:table-cell office:value-type="string">
            <text:p>https://icomarks.com/ico/AllSpark</text:p>
          </table:table-cell>
          <table:table-cell table:number-columns-repeated="4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Apollonia</text:p>
          </table:table-cell>
          <table:table-cell office:value-type="string">
            <text:p>https://icomarks.com/ico/Apollonia</text:p>
          </table:table-cell>
          <table:table-cell table:number-columns-repeated="4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Arena Space</text:p>
          </table:table-cell>
          <table:table-cell office:value-type="string">
            <text:p>https://icomarks.com/ico/Arena-Space</text:p>
          </table:table-cell>
          <table:table-cell table:number-columns-repeated="4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Atlas Network</text:p>
          </table:table-cell>
          <table:table-cell office:value-type="string">
            <text:p>https://icomarks.com/ico/Atlas-Network</text:p>
          </table:table-cell>
          <table:table-cell table:number-columns-repeated="4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autorize</text:p>
          </table:table-cell>
          <table:table-cell office:value-type="string">
            <text:p>https://icomarks.com/ico/autorize</text:p>
          </table:table-cell>
          <table:table-cell table:number-columns-repeated="4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betbox</text:p>
          </table:table-cell>
          <table:table-cell office:value-type="string">
            <text:p>https://icomarks.com/ico/betbox</text:p>
          </table:table-cell>
          <table:table-cell table:number-columns-repeated="4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Beyond Seen Screen</text:p>
          </table:table-cell>
          <table:table-cell office:value-type="string">
            <text:p>https://icomarks.com/ico/Beyond-Seen-Screen</text:p>
          </table:table-cell>
          <table:table-cell table:number-columns-repeated="4"/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BINKD</text:p>
          </table:table-cell>
          <table:table-cell office:value-type="string">
            <text:p>https://icomarks.com/ico/BINKD</text:p>
          </table:table-cell>
          <table:table-cell table:number-columns-repeated="4"/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BitPlay</text:p>
          </table:table-cell>
          <table:table-cell office:value-type="string">
            <text:p>https://icomarks.com/ico/BitPlay</text:p>
          </table:table-cell>
          <table:table-cell table:number-columns-repeated="4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Bridge Protocol</text:p>
          </table:table-cell>
          <table:table-cell office:value-type="string">
            <text:p>https://icomarks.com/ico/Bridge-Protocol</text:p>
          </table:table-cell>
          <table:table-cell table:number-columns-repeated="4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Brixby</text:p>
          </table:table-cell>
          <table:table-cell office:value-type="string">
            <text:p>https://icomarks.com/ico/Brixby</text:p>
          </table:table-cell>
          <table:table-cell table:number-columns-repeated="4"/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Bubbled</text:p>
          </table:table-cell>
          <table:table-cell office:value-type="string">
            <text:p>https://icomarks.com/ico/Bubbled</text:p>
          </table:table-cell>
          <table:table-cell table:number-columns-repeated="4"/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BurstIQ</text:p>
          </table:table-cell>
          <table:table-cell office:value-type="string">
            <text:p>https://icomarks.com/ico/BurstIQ</text:p>
          </table:table-cell>
          <table:table-cell table:number-columns-repeated="4"/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Chozun</text:p>
          </table:table-cell>
          <table:table-cell office:value-type="string">
            <text:p>https://icomarks.com/ico/Chozun</text:p>
          </table:table-cell>
          <table:table-cell table:number-columns-repeated="4"/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ClinTex</text:p>
          </table:table-cell>
          <table:table-cell office:value-type="string">
            <text:p>https://icomarks.com/ico/ClinTex</text:p>
          </table:table-cell>
          <table:table-cell table:number-columns-repeated="4"/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Co-DEX Exchange</text:p>
          </table:table-cell>
          <table:table-cell office:value-type="string">
            <text:p>https://icomarks.com/ico/Co-DEX-Exchange</text:p>
          </table:table-cell>
          <table:table-cell table:number-columns-repeated="4"/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CobitCoin</text:p>
          </table:table-cell>
          <table:table-cell office:value-type="string">
            <text:p>https://icomarks.com/ico/CobitCoin</text:p>
          </table:table-cell>
          <table:table-cell table:number-columns-repeated="4"/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CODSET</text:p>
          </table:table-cell>
          <table:table-cell office:value-type="string">
            <text:p>https://icomarks.com/ico/CODSET</text:p>
          </table:table-cell>
          <table:table-cell table:number-columns-repeated="4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Colendi</text:p>
          </table:table-cell>
          <table:table-cell office:value-type="string">
            <text:p>https://icomarks.com/ico/Colendi</text:p>
          </table:table-cell>
          <table:table-cell table:number-columns-repeated="4"/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Constellation</text:p>
          </table:table-cell>
          <table:table-cell office:value-type="string">
            <text:p>https://icomarks.com/ico/Constellation</text:p>
          </table:table-cell>
          <table:table-cell table:number-columns-repeated="4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Cove Identity</text:p>
          </table:table-cell>
          <table:table-cell office:value-type="string">
            <text:p>https://icomarks.com/ico/Cove-Identity</text:p>
          </table:table-cell>
          <table:table-cell table:number-columns-repeated="4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Cpay</text:p>
          </table:table-cell>
          <table:table-cell office:value-type="string">
            <text:p>https://icomarks.com/ico/Cpay</text:p>
          </table:table-cell>
          <table:table-cell table:number-columns-repeated="4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esto</text:p>
          </table:table-cell>
          <table:table-cell office:value-type="string">
            <text:p>https://icomarks.com/ico/Desto</text:p>
          </table:table-cell>
          <table:table-cell table:number-columns-repeated="4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iveco Logistics</text:p>
          </table:table-cell>
          <table:table-cell office:value-type="string">
            <text:p>https://icomarks.com/ico/Diveco-Logistics</text:p>
          </table:table-cell>
          <table:table-cell table:number-columns-repeated="4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DREP</text:p>
          </table:table-cell>
          <table:table-cell office:value-type="string">
            <text:p>https://icomarks.com/ico/DREP</text:p>
          </table:table-cell>
          <table:table-cell table:number-columns-repeated="4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EdenChain</text:p>
          </table:table-cell>
          <table:table-cell office:value-type="string">
            <text:p>https://icomarks.com/ico/EdenChain</text:p>
          </table:table-cell>
          <table:table-cell table:number-columns-repeated="4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Equibit Group</text:p>
          </table:table-cell>
          <table:table-cell office:value-type="string">
            <text:p>https://icomarks.com/ico/Equibit-Group</text:p>
          </table:table-cell>
          <table:table-cell table:number-columns-repeated="4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Escrowblock</text:p>
          </table:table-cell>
          <table:table-cell office:value-type="string">
            <text:p>https://icomarks.com/ico/Escrowblock</text:p>
          </table:table-cell>
          <table:table-cell table:number-columns-repeated="4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Eso</text:p>
          </table:table-cell>
          <table:table-cell office:value-type="string">
            <text:p>https://icomarks.com/ico/Eso</text:p>
          </table:table-cell>
          <table:table-cell table:number-columns-repeated="4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EVA</text:p>
          </table:table-cell>
          <table:table-cell office:value-type="string">
            <text:p>https://icomarks.com/ico/EVA</text:p>
          </table:table-cell>
          <table:table-cell table:number-columns-repeated="4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intechFans</text:p>
          </table:table-cell>
          <table:table-cell office:value-type="string">
            <text:p>https://icomarks.com/ico/FintechFans</text:p>
          </table:table-cell>
          <table:table-cell table:number-columns-repeated="4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Galleon Quest</text:p>
          </table:table-cell>
          <table:table-cell office:value-type="string">
            <text:p>https://icomarks.com/ico/Galleon-Quest</text:p>
          </table:table-cell>
          <table:table-cell table:number-columns-repeated="4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Geeq</text:p>
          </table:table-cell>
          <table:table-cell office:value-type="string">
            <text:p>https://icomarks.com/ico/Geeq</text:p>
          </table:table-cell>
          <table:table-cell table:number-columns-repeated="4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Global Metrology Project</text:p>
          </table:table-cell>
          <table:table-cell office:value-type="string">
            <text:p>https://icomarks.com/ico/Global-Metrology-Project</text:p>
          </table:table-cell>
          <table:table-cell table:number-columns-repeated="4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Gluon</text:p>
          </table:table-cell>
          <table:table-cell office:value-type="string">
            <text:p>https://icomarks.com/ico/Gluon</text:p>
          </table:table-cell>
          <table:table-cell table:number-columns-repeated="4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ruf</text:p>
          </table:table-cell>
          <table:table-cell office:value-type="string">
            <text:p>https://icomarks.com/ico/Gooruf</text:p>
          </table:table-cell>
          <table:table-cell table:number-columns-repeated="4"/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Helix</text:p>
          </table:table-cell>
          <table:table-cell office:value-type="string">
            <text:p>https://icomarks.com/ico/Helix</text:p>
          </table:table-cell>
          <table:table-cell table:number-columns-repeated="4"/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HumanAI</text:p>
          </table:table-cell>
          <table:table-cell office:value-type="string">
            <text:p>https://icomarks.com/ico/HumanAI</text:p>
          </table:table-cell>
          <table:table-cell table:number-columns-repeated="4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InterFinex</text:p>
          </table:table-cell>
          <table:table-cell office:value-type="string">
            <text:p>https://icomarks.com/ico/InterFinex</text:p>
          </table:table-cell>
          <table:table-cell table:number-columns-repeated="4"/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jNet1</text:p>
          </table:table-cell>
          <table:table-cell office:value-type="string">
            <text:p>https://icomarks.com/ico/jNet1</text:p>
          </table:table-cell>
          <table:table-cell table:number-columns-repeated="4"/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LenusChain</text:p>
          </table:table-cell>
          <table:table-cell office:value-type="string">
            <text:p>https://icomarks.com/ico/LenusChain</text:p>
          </table:table-cell>
          <table:table-cell table:number-columns-repeated="4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Let It Play</text:p>
          </table:table-cell>
          <table:table-cell office:value-type="string">
            <text:p>https://icomarks.com/ico/Let-It-Play</text:p>
          </table:table-cell>
          <table:table-cell table:number-columns-repeated="4"/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Librium</text:p>
          </table:table-cell>
          <table:table-cell office:value-type="string">
            <text:p>https://icomarks.com/ico/Librium</text:p>
          </table:table-cell>
          <table:table-cell table:number-columns-repeated="4"/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LucidExchange</text:p>
          </table:table-cell>
          <table:table-cell office:value-type="string">
            <text:p>https://icomarks.com/ico/LucidExchange</text:p>
          </table:table-cell>
          <table:table-cell table:number-columns-repeated="4"/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MeFy</text:p>
          </table:table-cell>
          <table:table-cell office:value-type="string">
            <text:p>https://icomarks.com/ico/MeFy</text:p>
          </table:table-cell>
          <table:table-cell table:number-columns-repeated="4"/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Mindfire</text:p>
          </table:table-cell>
          <table:table-cell office:value-type="string">
            <text:p>https://icomarks.com/ico/Mindfire</text:p>
          </table:table-cell>
          <table:table-cell table:number-columns-repeated="4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Moonlight</text:p>
          </table:table-cell>
          <table:table-cell office:value-type="string">
            <text:p>https://icomarks.com/ico/Moonlight</text:p>
          </table:table-cell>
          <table:table-cell table:number-columns-repeated="4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MyTrackNet</text:p>
          </table:table-cell>
          <table:table-cell office:value-type="string">
            <text:p>https://icomarks.com/ico/MyTrackNet</text:p>
          </table:table-cell>
          <table:table-cell table:number-columns-repeated="4"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Nativecoin</text:p>
          </table:table-cell>
          <table:table-cell office:value-type="string">
            <text:p>https://icomarks.com/ico/Nativecoin</text:p>
          </table:table-cell>
          <table:table-cell table:number-columns-repeated="4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Newcater</text:p>
          </table:table-cell>
          <table:table-cell office:value-type="string">
            <text:p>https://icomarks.com/ico/Newcater</text:p>
          </table:table-cell>
          <table:table-cell table:number-columns-repeated="4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Olyseum</text:p>
          </table:table-cell>
          <table:table-cell office:value-type="string">
            <text:p>https://icomarks.com/ico/Olyseum</text:p>
          </table:table-cell>
          <table:table-cell table:number-columns-repeated="4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Pharmeum</text:p>
          </table:table-cell>
          <table:table-cell office:value-type="string">
            <text:p>https://icomarks.com/ico/Pharmeum</text:p>
          </table:table-cell>
          <table:table-cell table:number-columns-repeated="4"/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Pixel Charity</text:p>
          </table:table-cell>
          <table:table-cell office:value-type="string">
            <text:p>https://icomarks.com/ico/Pixel-Charity</text:p>
          </table:table-cell>
          <table:table-cell table:number-columns-repeated="4"/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Project WITH</text:p>
          </table:table-cell>
          <table:table-cell office:value-type="string">
            <text:p>https://icomarks.com/ico/Project-WITH</text:p>
          </table:table-cell>
          <table:table-cell table:number-columns-repeated="4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Prosume Energy</text:p>
          </table:table-cell>
          <table:table-cell office:value-type="string">
            <text:p>https://icomarks.com/ico/Prosume-Energy</text:p>
          </table:table-cell>
          <table:table-cell table:number-columns-repeated="4"/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Qatar</text:p>
          </table:table-cell>
          <table:table-cell office:value-type="string">
            <text:p>https://icomarks.com/ico/Qatar</text:p>
          </table:table-cell>
          <table:table-cell table:number-columns-repeated="4"/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Quarteria</text:p>
          </table:table-cell>
          <table:table-cell office:value-type="string">
            <text:p>https://icomarks.com/ico/Quarteria</text:p>
          </table:table-cell>
          <table:table-cell table:number-columns-repeated="4"/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RAD Lending</text:p>
          </table:table-cell>
          <table:table-cell office:value-type="string">
            <text:p>https://icomarks.com/ico/RAD-Lending</text:p>
          </table:table-cell>
          <table:table-cell table:number-columns-repeated="4"/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Robotar</text:p>
          </table:table-cell>
          <table:table-cell office:value-type="string">
            <text:p>https://icomarks.com/ico/Robotar</text:p>
          </table:table-cell>
          <table:table-cell table:number-columns-repeated="4"/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Senno</text:p>
          </table:table-cell>
          <table:table-cell office:value-type="string">
            <text:p>https://icomarks.com/ico/Senno</text:p>
          </table:table-cell>
          <table:table-cell table:number-columns-repeated="4"/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Smarts</text:p>
          </table:table-cell>
          <table:table-cell office:value-type="string">
            <text:p>https://icomarks.com/ico/Smarts</text:p>
          </table:table-cell>
          <table:table-cell table:number-columns-repeated="4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SocialPolis</text:p>
          </table:table-cell>
          <table:table-cell office:value-type="string">
            <text:p>https://icomarks.com/ico/SocialPolis</text:p>
          </table:table-cell>
          <table:table-cell table:number-columns-repeated="4"/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The Token Fund</text:p>
          </table:table-cell>
          <table:table-cell office:value-type="string">
            <text:p>https://icomarks.com/ico/The-Token-Fund</text:p>
          </table:table-cell>
          <table:table-cell table:number-columns-repeated="4"/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Ulticoin</text:p>
          </table:table-cell>
          <table:table-cell office:value-type="string">
            <text:p>https://icomarks.com/ico/Ulticoin</text:p>
          </table:table-cell>
          <table:table-cell table:number-columns-repeated="4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Ultrain</text:p>
          </table:table-cell>
          <table:table-cell office:value-type="string">
            <text:p>https://icomarks.com/ico/Ultrain</text:p>
          </table:table-cell>
          <table:table-cell table:number-columns-repeated="4"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Ultrix</text:p>
          </table:table-cell>
          <table:table-cell office:value-type="string">
            <text:p>https://icomarks.com/ico/Ultrix</text:p>
          </table:table-cell>
          <table:table-cell table:number-columns-repeated="4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Unleashed Partners Group</text:p>
          </table:table-cell>
          <table:table-cell office:value-type="string">
            <text:p>https://icomarks.com/ico/Unleashed-Partners-Group</text:p>
          </table:table-cell>
          <table:table-cell table:number-columns-repeated="4"/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Uulala</text:p>
          </table:table-cell>
          <table:table-cell office:value-type="string">
            <text:p>https://icomarks.com/ico/Uulala</text:p>
          </table:table-cell>
          <table:table-cell table:number-columns-repeated="4"/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ValPromise</text:p>
          </table:table-cell>
          <table:table-cell office:value-type="string">
            <text:p>https://icomarks.com/ico/ValPromise</text:p>
          </table:table-cell>
          <table:table-cell table:number-columns-repeated="4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Verity</text:p>
          </table:table-cell>
          <table:table-cell office:value-type="string">
            <text:p>https://icomarks.com/ico/Verity</text:p>
          </table:table-cell>
          <table:table-cell table:number-columns-repeated="4"/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Vivid</text:p>
          </table:table-cell>
          <table:table-cell office:value-type="string">
            <text:p>https://icomarks.com/ico/Vivid</text:p>
          </table:table-cell>
          <table:table-cell table:number-columns-repeated="4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VoxelX</text:p>
          </table:table-cell>
          <table:table-cell office:value-type="string">
            <text:p>https://icomarks.com/ico/VoxelX</text:p>
          </table:table-cell>
          <table:table-cell table:number-columns-repeated="4"/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World Family Coin</text:p>
          </table:table-cell>
          <table:table-cell office:value-type="string">
            <text:p>https://icomarks.com/ico/World-Family-Coin</text:p>
          </table:table-cell>
          <table:table-cell table:number-columns-repeated="4"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Xenio</text:p>
          </table:table-cell>
          <table:table-cell office:value-type="string">
            <text:p>https://icomarks.com/ico/Xenio</text:p>
          </table:table-cell>
          <table:table-cell table:number-columns-repeated="4"/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Zonafide</text:p>
          </table:table-cell>
          <table:table-cell office:value-type="string">
            <text:p>https://icomarks.com/ico/Zonafide</text:p>
          </table:table-cell>
          <table:table-cell table:number-columns-repeated="4"/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AffiliateCoin</text:p>
          </table:table-cell>
          <table:table-cell office:value-type="string">
            <text:p>https://icomarks.com/ico/AffiliateCoin</text:p>
          </table:table-cell>
          <table:table-cell table:number-columns-repeated="4"/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Aimedis</text:p>
          </table:table-cell>
          <table:table-cell office:value-type="string">
            <text:p>https://icomarks.com/ico/Aimedis</text:p>
          </table:table-cell>
          <table:table-cell table:number-columns-repeated="4"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Aixeus</text:p>
          </table:table-cell>
          <table:table-cell office:value-type="string">
            <text:p>https://icomarks.com/ico/Aixeus</text:p>
          </table:table-cell>
          <table:table-cell table:number-columns-repeated="4"/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ALZA</text:p>
          </table:table-cell>
          <table:table-cell office:value-type="string">
            <text:p>https://icomarks.com/ico/ALZA</text:p>
          </table:table-cell>
          <table:table-cell table:number-columns-repeated="4"/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AntiqMall</text:p>
          </table:table-cell>
          <table:table-cell office:value-type="string">
            <text:p>https://icomarks.com/ico/AntiqMall</text:p>
          </table:table-cell>
          <table:table-cell table:number-columns-repeated="4"/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BitStump</text:p>
          </table:table-cell>
          <table:table-cell office:value-type="string">
            <text:p>https://icomarks.com/ico/BitStump</text:p>
          </table:table-cell>
          <table:table-cell table:number-columns-repeated="4"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Block Sports</text:p>
          </table:table-cell>
          <table:table-cell office:value-type="string">
            <text:p>https://icomarks.com/ico/Block-Sports</text:p>
          </table:table-cell>
          <table:table-cell table:number-columns-repeated="4"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Blocknubie</text:p>
          </table:table-cell>
          <table:table-cell office:value-type="string">
            <text:p>https://icomarks.com/ico/Blocknubie</text:p>
          </table:table-cell>
          <table:table-cell table:number-columns-repeated="4"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Bonum</text:p>
          </table:table-cell>
          <table:table-cell office:value-type="string">
            <text:p>https://icomarks.com/ico/Bonum</text:p>
          </table:table-cell>
          <table:table-cell table:number-columns-repeated="4"/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BREM</text:p>
          </table:table-cell>
          <table:table-cell office:value-type="string">
            <text:p>https://icomarks.com/ico/BREM</text:p>
          </table:table-cell>
          <table:table-cell table:number-columns-repeated="4"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Bright Network</text:p>
          </table:table-cell>
          <table:table-cell office:value-type="string">
            <text:p>https://icomarks.com/ico/Bright-Network</text:p>
          </table:table-cell>
          <table:table-cell table:number-columns-repeated="4"/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BWEX</text:p>
          </table:table-cell>
          <table:table-cell office:value-type="string">
            <text:p>https://icomarks.com/ico/BWEX</text:p>
          </table:table-cell>
          <table:table-cell table:number-columns-repeated="4"/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Byte Global</text:p>
          </table:table-cell>
          <table:table-cell office:value-type="string">
            <text:p>https://icomarks.com/ico/Byte-Global</text:p>
          </table:table-cell>
          <table:table-cell table:number-columns-repeated="4"/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ChanJinn</text:p>
          </table:table-cell>
          <table:table-cell office:value-type="string">
            <text:p>https://icomarks.com/ico/ChanJinn</text:p>
          </table:table-cell>
          <table:table-cell table:number-columns-repeated="4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Crimzon</text:p>
          </table:table-cell>
          <table:table-cell office:value-type="string">
            <text:p>https://icomarks.com/ico/Crimzon</text:p>
          </table:table-cell>
          <table:table-cell table:number-columns-repeated="4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CrypticCoin</text:p>
          </table:table-cell>
          <table:table-cell office:value-type="string">
            <text:p>https://icomarks.com/ico/CrypticCoin</text:p>
          </table:table-cell>
          <table:table-cell table:number-columns-repeated="4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DATA</text:p>
          </table:table-cell>
          <table:table-cell office:value-type="string">
            <text:p>https://icomarks.com/ico/DATA</text:p>
          </table:table-cell>
          <table:table-cell table:number-columns-repeated="4"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Decracy</text:p>
          </table:table-cell>
          <table:table-cell office:value-type="string">
            <text:p>https://icomarks.com/ico/Decracy</text:p>
          </table:table-cell>
          <table:table-cell table:number-columns-repeated="4"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Eclipse</text:p>
          </table:table-cell>
          <table:table-cell office:value-type="string">
            <text:p>https://icomarks.com/ico/Eclipse</text:p>
          </table:table-cell>
          <table:table-cell table:number-columns-repeated="4"/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EDEN</text:p>
          </table:table-cell>
          <table:table-cell office:value-type="string">
            <text:p>https://icomarks.com/ico/EDEN</text:p>
          </table:table-cell>
          <table:table-cell table:number-columns-repeated="4"/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edumetrix</text:p>
          </table:table-cell>
          <table:table-cell office:value-type="string">
            <text:p>https://icomarks.com/ico/edumetrix</text:p>
          </table:table-cell>
          <table:table-cell table:number-columns-repeated="4"/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Envilope</text:p>
          </table:table-cell>
          <table:table-cell office:value-type="string">
            <text:p>https://icomarks.com/ico/Envilope</text:p>
          </table:table-cell>
          <table:table-cell table:number-columns-repeated="4"/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Enzym</text:p>
          </table:table-cell>
          <table:table-cell office:value-type="string">
            <text:p>https://icomarks.com/ico/Enzym</text:p>
          </table:table-cell>
          <table:table-cell table:number-columns-repeated="4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EVEN</text:p>
          </table:table-cell>
          <table:table-cell office:value-type="string">
            <text:p>https://icomarks.com/ico/EVEN</text:p>
          </table:table-cell>
          <table:table-cell table:number-columns-repeated="4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Fortuna</text:p>
          </table:table-cell>
          <table:table-cell office:value-type="string">
            <text:p>https://icomarks.com/ico/Fortuna</text:p>
          </table:table-cell>
          <table:table-cell table:number-columns-repeated="4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GameMarketToken</text:p>
          </table:table-cell>
          <table:table-cell office:value-type="string">
            <text:p>https://icomarks.com/ico/GameMarketToken</text:p>
          </table:table-cell>
          <table:table-cell table:number-columns-repeated="4"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GAWOONI</text:p>
          </table:table-cell>
          <table:table-cell office:value-type="string">
            <text:p>https://icomarks.com/ico/GAWOONI</text:p>
          </table:table-cell>
          <table:table-cell table:number-columns-repeated="4"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Go-Fund</text:p>
          </table:table-cell>
          <table:table-cell office:value-type="string">
            <text:p>https://icomarks.com/ico/Go-Fund</text:p>
          </table:table-cell>
          <table:table-cell table:number-columns-repeated="4"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GUIDE</text:p>
          </table:table-cell>
          <table:table-cell office:value-type="string">
            <text:p>https://icomarks.com/ico/GUIDE</text:p>
          </table:table-cell>
          <table:table-cell table:number-columns-repeated="4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HashBux</text:p>
          </table:table-cell>
          <table:table-cell office:value-type="string">
            <text:p>https://icomarks.com/ico/HashBux</text:p>
          </table:table-cell>
          <table:table-cell table:number-columns-repeated="4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Hedge Coin Capital</text:p>
          </table:table-cell>
          <table:table-cell office:value-type="string">
            <text:p>https://icomarks.com/ico/Hedge-Coin-Capital</text:p>
          </table:table-cell>
          <table:table-cell table:number-columns-repeated="4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Herby</text:p>
          </table:table-cell>
          <table:table-cell office:value-type="string">
            <text:p>https://icomarks.com/ico/Herby</text:p>
          </table:table-cell>
          <table:table-cell table:number-columns-repeated="4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IDGO</text:p>
          </table:table-cell>
          <table:table-cell office:value-type="string">
            <text:p>https://icomarks.com/ico/IDGO</text:p>
          </table:table-cell>
          <table:table-cell table:number-columns-repeated="4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Joltee</text:p>
          </table:table-cell>
          <table:table-cell office:value-type="string">
            <text:p>https://icomarks.com/ico/Joltee</text:p>
          </table:table-cell>
          <table:table-cell table:number-columns-repeated="4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Kadena</text:p>
          </table:table-cell>
          <table:table-cell office:value-type="string">
            <text:p>https://icomarks.com/ico/Kadena</text:p>
          </table:table-cell>
          <table:table-cell table:number-columns-repeated="4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Kayocredits</text:p>
          </table:table-cell>
          <table:table-cell office:value-type="string">
            <text:p>https://icomarks.com/ico/Kayocredits</text:p>
          </table:table-cell>
          <table:table-cell table:number-columns-repeated="4"/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ledgerium</text:p>
          </table:table-cell>
          <table:table-cell office:value-type="string">
            <text:p>https://icomarks.com/ico/ledgerium</text:p>
          </table:table-cell>
          <table:table-cell table:number-columns-repeated="4"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Majato Project</text:p>
          </table:table-cell>
          <table:table-cell office:value-type="string">
            <text:p>https://icomarks.com/ico/Majato-Project</text:p>
          </table:table-cell>
          <table:table-cell table:number-columns-repeated="4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Manufactory</text:p>
          </table:table-cell>
          <table:table-cell office:value-type="string">
            <text:p>https://icomarks.com/ico/Manufactory</text:p>
          </table:table-cell>
          <table:table-cell table:number-columns-repeated="4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Martian Network</text:p>
          </table:table-cell>
          <table:table-cell office:value-type="string">
            <text:p>https://icomarks.com/ico/Martian-Network</text:p>
          </table:table-cell>
          <table:table-cell table:number-columns-repeated="4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Mykrosystem</text:p>
          </table:table-cell>
          <table:table-cell office:value-type="string">
            <text:p>https://icomarks.com/ico/Mykrosystem</text:p>
          </table:table-cell>
          <table:table-cell table:number-columns-repeated="4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MyMazzu</text:p>
          </table:table-cell>
          <table:table-cell office:value-type="string">
            <text:p>https://icomarks.com/ico/MyMazzu</text:p>
          </table:table-cell>
          <table:table-cell table:number-columns-repeated="4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MyShield</text:p>
          </table:table-cell>
          <table:table-cell office:value-type="string">
            <text:p>https://icomarks.com/ico/MyShield</text:p>
          </table:table-cell>
          <table:table-cell table:number-columns-repeated="4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Nezly Semi-Private Presale</text:p>
          </table:table-cell>
          <table:table-cell office:value-type="string">
            <text:p>https://icomarks.com/ico/Nezly-Semi-Private-Presale</text:p>
          </table:table-cell>
          <table:table-cell table:number-columns-repeated="4"/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OEL Foundation</text:p>
          </table:table-cell>
          <table:table-cell office:value-type="string">
            <text:p>https://icomarks.com/ico/OEL-Foundation</text:p>
          </table:table-cell>
          <table:table-cell table:number-columns-repeated="4"/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Ommer</text:p>
          </table:table-cell>
          <table:table-cell office:value-type="string">
            <text:p>https://icomarks.com/ico/Ommer</text:p>
          </table:table-cell>
          <table:table-cell table:number-columns-repeated="4"/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Ongcoin</text:p>
          </table:table-cell>
          <table:table-cell office:value-type="string">
            <text:p>https://icomarks.com/ico/Ongcoin</text:p>
          </table:table-cell>
          <table:table-cell table:number-columns-repeated="4"/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ONSTELLAR</text:p>
          </table:table-cell>
          <table:table-cell office:value-type="string">
            <text:p>https://icomarks.com/ico/ONSTELLAR</text:p>
          </table:table-cell>
          <table:table-cell table:number-columns-repeated="4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OpenGift</text:p>
          </table:table-cell>
          <table:table-cell office:value-type="string">
            <text:p>https://icomarks.com/ico/OpenGift</text:p>
          </table:table-cell>
          <table:table-cell table:number-columns-repeated="4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Ozartrade</text:p>
          </table:table-cell>
          <table:table-cell office:value-type="string">
            <text:p>https://icomarks.com/ico/Ozartrade</text:p>
          </table:table-cell>
          <table:table-cell table:number-columns-repeated="4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PayDay</text:p>
          </table:table-cell>
          <table:table-cell office:value-type="string">
            <text:p>https://icomarks.com/ico/PayDay</text:p>
          </table:table-cell>
          <table:table-cell table:number-columns-repeated="4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PexCash</text:p>
          </table:table-cell>
          <table:table-cell office:value-type="string">
            <text:p>https://icomarks.com/ico/PexCash</text:p>
          </table:table-cell>
          <table:table-cell table:number-columns-repeated="4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Potentiam</text:p>
          </table:table-cell>
          <table:table-cell office:value-type="string">
            <text:p>https://icomarks.com/ico/Potentiam</text:p>
          </table:table-cell>
          <table:table-cell table:number-columns-repeated="4"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QRL</text:p>
          </table:table-cell>
          <table:table-cell office:value-type="string">
            <text:p>https://icomarks.com/ico/QRL</text:p>
          </table:table-cell>
          <table:table-cell table:number-columns-repeated="4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QuiGig</text:p>
          </table:table-cell>
          <table:table-cell office:value-type="string">
            <text:p>https://icomarks.com/ico/QuiGig</text:p>
          </table:table-cell>
          <table:table-cell table:number-columns-repeated="4"/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Radio</text:p>
          </table:table-cell>
          <table:table-cell office:value-type="string">
            <text:p>https://icomarks.com/ico/Radio</text:p>
          </table:table-cell>
          <table:table-cell table:number-columns-repeated="4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Recereum</text:p>
          </table:table-cell>
          <table:table-cell office:value-type="string">
            <text:p>https://icomarks.com/ico/Recereum</text:p>
          </table:table-cell>
          <table:table-cell table:number-columns-repeated="4"/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Reditus</text:p>
          </table:table-cell>
          <table:table-cell office:value-type="string">
            <text:p>https://icomarks.com/ico/Reditus</text:p>
          </table:table-cell>
          <table:table-cell table:number-columns-repeated="4"/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Relex</text:p>
          </table:table-cell>
          <table:table-cell office:value-type="string">
            <text:p>https://icomarks.com/ico/Relex</text:p>
          </table:table-cell>
          <table:table-cell table:number-columns-repeated="4"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Rpay</text:p>
          </table:table-cell>
          <table:table-cell office:value-type="string">
            <text:p>https://icomarks.com/ico/Rpay</text:p>
          </table:table-cell>
          <table:table-cell table:number-columns-repeated="4"/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Sagittae</text:p>
          </table:table-cell>
          <table:table-cell office:value-type="string">
            <text:p>https://icomarks.com/ico/Sagittae</text:p>
          </table:table-cell>
          <table:table-cell table:number-columns-repeated="4"/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Secure Swap</text:p>
          </table:table-cell>
          <table:table-cell office:value-type="string">
            <text:p>https://icomarks.com/ico/Secure-Swap</text:p>
          </table:table-cell>
          <table:table-cell table:number-columns-repeated="4"/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shokoCAST</text:p>
          </table:table-cell>
          <table:table-cell office:value-type="string">
            <text:p>https://icomarks.com/ico/shokoCAST</text:p>
          </table:table-cell>
          <table:table-cell table:number-columns-repeated="4"/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Skrumble Network</text:p>
          </table:table-cell>
          <table:table-cell office:value-type="string">
            <text:p>https://icomarks.com/ico/Skrumble-Network</text:p>
          </table:table-cell>
          <table:table-cell table:number-columns-repeated="4"/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TEE-coin</text:p>
          </table:table-cell>
          <table:table-cell office:value-type="string">
            <text:p>https://icomarks.com/ico/TEE-coin</text:p>
          </table:table-cell>
          <table:table-cell table:number-columns-repeated="4"/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Trendit</text:p>
          </table:table-cell>
          <table:table-cell office:value-type="string">
            <text:p>https://icomarks.com/ico/Trendit</text:p>
          </table:table-cell>
          <table:table-cell table:number-columns-repeated="4"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Trilliant</text:p>
          </table:table-cell>
          <table:table-cell office:value-type="string">
            <text:p>https://icomarks.com/ico/Trilliant</text:p>
          </table:table-cell>
          <table:table-cell table:number-columns-repeated="4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TuDoLink</text:p>
          </table:table-cell>
          <table:table-cell office:value-type="string">
            <text:p>https://icomarks.com/ico/TuDoLink</text:p>
          </table:table-cell>
          <table:table-cell table:number-columns-repeated="4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VanHealthing</text:p>
          </table:table-cell>
          <table:table-cell office:value-type="string">
            <text:p>https://icomarks.com/ico/VanHealthing</text:p>
          </table:table-cell>
          <table:table-cell table:number-columns-repeated="4"/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VideoCoin</text:p>
          </table:table-cell>
          <table:table-cell office:value-type="string">
            <text:p>https://icomarks.com/ico/VideoCoin</text:p>
          </table:table-cell>
          <table:table-cell table:number-columns-repeated="4"/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VR Casino OKO</text:p>
          </table:table-cell>
          <table:table-cell office:value-type="string">
            <text:p>https://icomarks.com/ico/VR-Casino-OKO</text:p>
          </table:table-cell>
          <table:table-cell table:number-columns-repeated="4"/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Walleteum</text:p>
          </table:table-cell>
          <table:table-cell office:value-type="string">
            <text:p>https://icomarks.com/ico/Walleteum</text:p>
          </table:table-cell>
          <table:table-cell table:number-columns-repeated="4"/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World Tourism</text:p>
          </table:table-cell>
          <table:table-cell office:value-type="string">
            <text:p>https://icomarks.com/ico/World-Tourism</text:p>
          </table:table-cell>
          <table:table-cell table:number-columns-repeated="4"/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YohoCube</text:p>
          </table:table-cell>
          <table:table-cell office:value-type="string">
            <text:p>https://icomarks.com/ico/YohoCube</text:p>
          </table:table-cell>
          <table:table-cell table:number-columns-repeated="4"/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Zillios</text:p>
          </table:table-cell>
          <table:table-cell office:value-type="string">
            <text:p>https://icomarks.com/ico/Zillios</text:p>
          </table:table-cell>
          <table:table-cell table:number-columns-repeated="4"/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Age of Dragons</text:p>
          </table:table-cell>
          <table:table-cell office:value-type="string">
            <text:p>https://icomarks.com/ico/Age-of-Dragons</text:p>
          </table:table-cell>
          <table:table-cell table:number-columns-repeated="4"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Agora</text:p>
          </table:table-cell>
          <table:table-cell office:value-type="string">
            <text:p>https://icomarks.com/ico/Agora</text:p>
          </table:table-cell>
          <table:table-cell table:number-columns-repeated="4"/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All Of Art</text:p>
          </table:table-cell>
          <table:table-cell office:value-type="string">
            <text:p>https://icomarks.com/ico/All-Of-Art</text:p>
          </table:table-cell>
          <table:table-cell table:number-columns-repeated="4"/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Apollo18</text:p>
          </table:table-cell>
          <table:table-cell office:value-type="string">
            <text:p>https://icomarks.com/ico/Apollo18</text:p>
          </table:table-cell>
          <table:table-cell table:number-columns-repeated="4"/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Arbitao</text:p>
          </table:table-cell>
          <table:table-cell office:value-type="string">
            <text:p>https://icomarks.com/ico/Arbitao</text:p>
          </table:table-cell>
          <table:table-cell table:number-columns-repeated="4"/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Automotive eXchange Token</text:p>
          </table:table-cell>
          <table:table-cell office:value-type="string">
            <text:p>https://icomarks.com/ico/Automotive-eXchange-Token</text:p>
          </table:table-cell>
          <table:table-cell table:number-columns-repeated="4"/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Binary</text:p>
          </table:table-cell>
          <table:table-cell office:value-type="string">
            <text:p>https://icomarks.com/ico/Binary</text:p>
          </table:table-cell>
          <table:table-cell table:number-columns-repeated="4"/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BitCheke</text:p>
          </table:table-cell>
          <table:table-cell office:value-type="string">
            <text:p>https://icomarks.com/ico/BitCheke</text:p>
          </table:table-cell>
          <table:table-cell table:number-columns-repeated="4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BitProperty</text:p>
          </table:table-cell>
          <table:table-cell office:value-type="string">
            <text:p>https://icomarks.com/ico/BitProperty</text:p>
          </table:table-cell>
          <table:table-cell table:number-columns-repeated="4"/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Boontech</text:p>
          </table:table-cell>
          <table:table-cell office:value-type="string">
            <text:p>https://icomarks.com/ico/Boontech</text:p>
          </table:table-cell>
          <table:table-cell table:number-columns-repeated="4"/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CFighters</text:p>
          </table:table-cell>
          <table:table-cell office:value-type="string">
            <text:p>https://icomarks.com/ico/CFighters</text:p>
          </table:table-cell>
          <table:table-cell table:number-columns-repeated="4"/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CGS</text:p>
          </table:table-cell>
          <table:table-cell office:value-type="string">
            <text:p>https://icomarks.com/ico/CGS</text:p>
          </table:table-cell>
          <table:table-cell table:number-columns-repeated="4"/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Choon</text:p>
          </table:table-cell>
          <table:table-cell office:value-type="string">
            <text:p>https://icomarks.com/ico/Choon</text:p>
          </table:table-cell>
          <table:table-cell table:number-columns-repeated="4"/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Coinnec</text:p>
          </table:table-cell>
          <table:table-cell office:value-type="string">
            <text:p>https://icomarks.com/ico/Coinnec</text:p>
          </table:table-cell>
          <table:table-cell table:number-columns-repeated="4"/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ContentBox</text:p>
          </table:table-cell>
          <table:table-cell office:value-type="string">
            <text:p>https://icomarks.com/ico/ContentBox</text:p>
          </table:table-cell>
          <table:table-cell table:number-columns-repeated="4"/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Coolomat</text:p>
          </table:table-cell>
          <table:table-cell office:value-type="string">
            <text:p>https://icomarks.com/ico/Coolomat</text:p>
          </table:table-cell>
          <table:table-cell table:number-columns-repeated="4"/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CryoGen</text:p>
          </table:table-cell>
          <table:table-cell office:value-type="string">
            <text:p>https://icomarks.com/ico/CryoGen</text:p>
          </table:table-cell>
          <table:table-cell table:number-columns-repeated="4"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Dashing</text:p>
          </table:table-cell>
          <table:table-cell office:value-type="string">
            <text:p>https://icomarks.com/ico/Dashing</text:p>
          </table:table-cell>
          <table:table-cell table:number-columns-repeated="4"/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Data Choice</text:p>
          </table:table-cell>
          <table:table-cell office:value-type="string">
            <text:p>https://icomarks.com/ico/Data-Choice</text:p>
          </table:table-cell>
          <table:table-cell table:number-columns-repeated="4"/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DAX</text:p>
          </table:table-cell>
          <table:table-cell office:value-type="string">
            <text:p>https://icomarks.com/ico/DAX</text:p>
          </table:table-cell>
          <table:table-cell table:number-columns-repeated="4"/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Dermavir</text:p>
          </table:table-cell>
          <table:table-cell office:value-type="string">
            <text:p>https://icomarks.com/ico/Dermavir</text:p>
          </table:table-cell>
          <table:table-cell table:number-columns-repeated="4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DeskChain</text:p>
          </table:table-cell>
          <table:table-cell office:value-type="string">
            <text:p>https://icomarks.com/ico/DeskChain</text:p>
          </table:table-cell>
          <table:table-cell table:number-columns-repeated="4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Digithoth</text:p>
          </table:table-cell>
          <table:table-cell office:value-type="string">
            <text:p>https://icomarks.com/ico/Digithoth</text:p>
          </table:table-cell>
          <table:table-cell table:number-columns-repeated="4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Dipitto</text:p>
          </table:table-cell>
          <table:table-cell office:value-type="string">
            <text:p>https://icomarks.com/ico/Dipitto</text:p>
          </table:table-cell>
          <table:table-cell table:number-columns-repeated="4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Discoperi</text:p>
          </table:table-cell>
          <table:table-cell office:value-type="string">
            <text:p>https://icomarks.com/ico/Discoperi</text:p>
          </table:table-cell>
          <table:table-cell table:number-columns-repeated="4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Dispatch Labs</text:p>
          </table:table-cell>
          <table:table-cell office:value-type="string">
            <text:p>https://icomarks.com/ico/Dispatch-Labs</text:p>
          </table:table-cell>
          <table:table-cell table:number-columns-repeated="4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EcoVerse</text:p>
          </table:table-cell>
          <table:table-cell office:value-type="string">
            <text:p>https://icomarks.com/ico/EcoVerse</text:p>
          </table:table-cell>
          <table:table-cell table:number-columns-repeated="4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Enrgzine</text:p>
          </table:table-cell>
          <table:table-cell office:value-type="string">
            <text:p>https://icomarks.com/ico/Enrgzine</text:p>
          </table:table-cell>
          <table:table-cell table:number-columns-repeated="4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Ethersocial</text:p>
          </table:table-cell>
          <table:table-cell office:value-type="string">
            <text:p>https://icomarks.com/ico/Ethersocial</text:p>
          </table:table-cell>
          <table:table-cell table:number-columns-repeated="4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Ethos</text:p>
          </table:table-cell>
          <table:table-cell office:value-type="string">
            <text:p>https://icomarks.com/ico/Ethos</text:p>
          </table:table-cell>
          <table:table-cell table:number-columns-repeated="4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Facite</text:p>
          </table:table-cell>
          <table:table-cell office:value-type="string">
            <text:p>https://icomarks.com/ico/Facite</text:p>
          </table:table-cell>
          <table:table-cell table:number-columns-repeated="4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FanEspo</text:p>
          </table:table-cell>
          <table:table-cell office:value-type="string">
            <text:p>https://icomarks.com/ico/FanEspo</text:p>
          </table:table-cell>
          <table:table-cell table:number-columns-repeated="4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Feniks</text:p>
          </table:table-cell>
          <table:table-cell office:value-type="string">
            <text:p>https://icomarks.com/ico/Feniks</text:p>
          </table:table-cell>
          <table:table-cell table:number-columns-repeated="4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Festy</text:p>
          </table:table-cell>
          <table:table-cell office:value-type="string">
            <text:p>https://icomarks.com/ico/Festy</text:p>
          </table:table-cell>
          <table:table-cell table:number-columns-repeated="4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inamatrix</text:p>
          </table:table-cell>
          <table:table-cell office:value-type="string">
            <text:p>https://icomarks.com/ico/Finamatrix</text:p>
          </table:table-cell>
          <table:table-cell table:number-columns-repeated="4"/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Forge</text:p>
          </table:table-cell>
          <table:table-cell office:value-type="string">
            <text:p>https://icomarks.com/ico/Forge</text:p>
          </table:table-cell>
          <table:table-cell table:number-columns-repeated="4"/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FreeCash</text:p>
          </table:table-cell>
          <table:table-cell office:value-type="string">
            <text:p>https://icomarks.com/ico/FreeCash</text:p>
          </table:table-cell>
          <table:table-cell table:number-columns-repeated="4"/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FuzeX</text:p>
          </table:table-cell>
          <table:table-cell office:value-type="string">
            <text:p>https://icomarks.com/ico/FuzeX</text:p>
          </table:table-cell>
          <table:table-cell table:number-columns-repeated="4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Give</text:p>
          </table:table-cell>
          <table:table-cell office:value-type="string">
            <text:p>https://icomarks.com/ico/Give</text:p>
          </table:table-cell>
          <table:table-cell table:number-columns-repeated="4"/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GLXCoin</text:p>
          </table:table-cell>
          <table:table-cell office:value-type="string">
            <text:p>https://icomarks.com/ico/GLXCoin</text:p>
          </table:table-cell>
          <table:table-cell table:number-columns-repeated="4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GTCoin</text:p>
          </table:table-cell>
          <table:table-cell office:value-type="string">
            <text:p>https://icomarks.com/ico/GTCoin</text:p>
          </table:table-cell>
          <table:table-cell table:number-columns-repeated="4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Hade</text:p>
          </table:table-cell>
          <table:table-cell office:value-type="string">
            <text:p>https://icomarks.com/ico/Hade</text:p>
          </table:table-cell>
          <table:table-cell table:number-columns-repeated="4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HealPoint</text:p>
          </table:table-cell>
          <table:table-cell office:value-type="string">
            <text:p>https://icomarks.com/ico/HealPoint</text:p>
          </table:table-cell>
          <table:table-cell table:number-columns-repeated="4"/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Hirefreehands</text:p>
          </table:table-cell>
          <table:table-cell office:value-type="string">
            <text:p>https://icomarks.com/ico/Hirefreehands</text:p>
          </table:table-cell>
          <table:table-cell table:number-columns-repeated="4"/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Hub</text:p>
          </table:table-cell>
          <table:table-cell office:value-type="string">
            <text:p>https://icomarks.com/ico/Hub</text:p>
          </table:table-cell>
          <table:table-cell table:number-columns-repeated="4"/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Hyperion</text:p>
          </table:table-cell>
          <table:table-cell office:value-type="string">
            <text:p>https://icomarks.com/ico/Hyperion</text:p>
          </table:table-cell>
          <table:table-cell table:number-columns-repeated="4"/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IMMLA</text:p>
          </table:table-cell>
          <table:table-cell office:value-type="string">
            <text:p>https://icomarks.com/ico/IMMLA</text:p>
          </table:table-cell>
          <table:table-cell table:number-columns-repeated="4"/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irisnet</text:p>
          </table:table-cell>
          <table:table-cell office:value-type="string">
            <text:p>https://icomarks.com/ico/irisnet</text:p>
          </table:table-cell>
          <table:table-cell table:number-columns-repeated="4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IronBlock</text:p>
          </table:table-cell>
          <table:table-cell office:value-type="string">
            <text:p>https://icomarks.com/ico/IronBlock</text:p>
          </table:table-cell>
          <table:table-cell table:number-columns-repeated="4"/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Jeo Exchange</text:p>
          </table:table-cell>
          <table:table-cell office:value-type="string">
            <text:p>https://icomarks.com/ico/Jeo-Exchange</text:p>
          </table:table-cell>
          <table:table-cell table:number-columns-repeated="4"/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jobeum</text:p>
          </table:table-cell>
          <table:table-cell office:value-type="string">
            <text:p>https://icomarks.com/ico/jobeum</text:p>
          </table:table-cell>
          <table:table-cell table:number-columns-repeated="4"/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Korbex</text:p>
          </table:table-cell>
          <table:table-cell office:value-type="string">
            <text:p>https://icomarks.com/ico/Korbex</text:p>
          </table:table-cell>
          <table:table-cell table:number-columns-repeated="4"/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Laser</text:p>
          </table:table-cell>
          <table:table-cell office:value-type="string">
            <text:p>https://icomarks.com/ico/Laser</text:p>
          </table:table-cell>
          <table:table-cell table:number-columns-repeated="4"/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Lokalize</text:p>
          </table:table-cell>
          <table:table-cell office:value-type="string">
            <text:p>https://icomarks.com/ico/Lokalize</text:p>
          </table:table-cell>
          <table:table-cell table:number-columns-repeated="4"/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Lotter</text:p>
          </table:table-cell>
          <table:table-cell office:value-type="string">
            <text:p>https://icomarks.com/ico/Lotter</text:p>
          </table:table-cell>
          <table:table-cell table:number-columns-repeated="4"/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LucisDollar</text:p>
          </table:table-cell>
          <table:table-cell office:value-type="string">
            <text:p>https://icomarks.com/ico/LucisDollar</text:p>
          </table:table-cell>
          <table:table-cell table:number-columns-repeated="4"/>
        </table:table-row>
        <table:table-row table:style-name="ro2">
          <table:table-cell office:value-type="float" office:value="738">
            <text:p>738</text:p>
          </table:table-cell>
          <table:table-cell office:value-type="string">
            <text:p>MANX</text:p>
          </table:table-cell>
          <table:table-cell office:value-type="string">
            <text:p>https://icomarks.com/ico/MANX</text:p>
          </table:table-cell>
          <table:table-cell table:number-columns-repeated="4"/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Marketplace</text:p>
          </table:table-cell>
          <table:table-cell office:value-type="string">
            <text:p>https://icomarks.com/ico/Marketplace</text:p>
          </table:table-cell>
          <table:table-cell table:number-columns-repeated="4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MetaCert Protocol</text:p>
          </table:table-cell>
          <table:table-cell office:value-type="string">
            <text:p>https://icomarks.com/ico/MetaCert-Protocol</text:p>
          </table:table-cell>
          <table:table-cell table:number-columns-repeated="4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etronome</text:p>
          </table:table-cell>
          <table:table-cell office:value-type="string">
            <text:p>https://icomarks.com/ico/Metronome</text:p>
          </table:table-cell>
          <table:table-cell table:number-columns-repeated="4"/>
        </table:table-row>
        <table:table-row table:style-name="ro2">
          <table:table-cell office:value-type="float" office:value="742">
            <text:p>742</text:p>
          </table:table-cell>
          <table:table-cell office:value-type="string">
            <text:p>Monartis</text:p>
          </table:table-cell>
          <table:table-cell office:value-type="string">
            <text:p>https://icomarks.com/ico/Monartis</text:p>
          </table:table-cell>
          <table:table-cell table:number-columns-repeated="4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MST COIN</text:p>
          </table:table-cell>
          <table:table-cell office:value-type="string">
            <text:p>https://icomarks.com/ico/MST-COIN</text:p>
          </table:table-cell>
          <table:table-cell table:number-columns-repeated="4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MustangChain</text:p>
          </table:table-cell>
          <table:table-cell office:value-type="string">
            <text:p>https://icomarks.com/ico/MustangChain</text:p>
          </table:table-cell>
          <table:table-cell table:number-columns-repeated="4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MXC</text:p>
          </table:table-cell>
          <table:table-cell office:value-type="string">
            <text:p>https://icomarks.com/ico/MXC</text:p>
          </table:table-cell>
          <table:table-cell table:number-columns-repeated="4"/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Oin Space</text:p>
          </table:table-cell>
          <table:table-cell office:value-type="string">
            <text:p>https://icomarks.com/ico/Oin-Space</text:p>
          </table:table-cell>
          <table:table-cell table:number-columns-repeated="4"/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OVATO</text:p>
          </table:table-cell>
          <table:table-cell office:value-type="string">
            <text:p>https://icomarks.com/ico/OVATO</text:p>
          </table:table-cell>
          <table:table-cell table:number-columns-repeated="4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PaidEx</text:p>
          </table:table-cell>
          <table:table-cell office:value-type="string">
            <text:p>https://icomarks.com/ico/PaidEx</text:p>
          </table:table-cell>
          <table:table-cell table:number-columns-repeated="4"/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Parcero</text:p>
          </table:table-cell>
          <table:table-cell office:value-type="string">
            <text:p>https://icomarks.com/ico/Parcero</text:p>
          </table:table-cell>
          <table:table-cell table:number-columns-repeated="4"/>
        </table:table-row>
        <table:table-row table:style-name="ro2">
          <table:table-cell office:value-type="float" office:value="752">
            <text:p>752</text:p>
          </table:table-cell>
          <table:table-cell office:value-type="string">
            <text:p>ParkApp</text:p>
          </table:table-cell>
          <table:table-cell office:value-type="string">
            <text:p>https://icomarks.com/ico/ParkApp</text:p>
          </table:table-cell>
          <table:table-cell table:number-columns-repeated="4"/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Pchain</text:p>
          </table:table-cell>
          <table:table-cell office:value-type="string">
            <text:p>https://icomarks.com/ico/Pchain</text:p>
          </table:table-cell>
          <table:table-cell table:number-columns-repeated="4"/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Promether</text:p>
          </table:table-cell>
          <table:table-cell office:value-type="string">
            <text:p>https://icomarks.com/ico/Promether</text:p>
          </table:table-cell>
          <table:table-cell table:number-columns-repeated="4"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Property2chain</text:p>
          </table:table-cell>
          <table:table-cell office:value-type="string">
            <text:p>https://icomarks.com/ico/Property2chain</text:p>
          </table:table-cell>
          <table:table-cell table:number-columns-repeated="4"/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Qovar</text:p>
          </table:table-cell>
          <table:table-cell office:value-type="string">
            <text:p>https://icomarks.com/ico/Qovar</text:p>
          </table:table-cell>
          <table:table-cell table:number-columns-repeated="4"/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Qryptonite</text:p>
          </table:table-cell>
          <table:table-cell office:value-type="string">
            <text:p>https://icomarks.com/ico/Qryptonite</text:p>
          </table:table-cell>
          <table:table-cell table:number-columns-repeated="4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Quanta</text:p>
          </table:table-cell>
          <table:table-cell office:value-type="string">
            <text:p>https://icomarks.com/ico/Quanta</text:p>
          </table:table-cell>
          <table:table-cell table:number-columns-repeated="4"/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quantreum</text:p>
          </table:table-cell>
          <table:table-cell office:value-type="string">
            <text:p>https://icomarks.com/ico/quantreum</text:p>
          </table:table-cell>
          <table:table-cell table:number-columns-repeated="4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Quidli</text:p>
          </table:table-cell>
          <table:table-cell office:value-type="string">
            <text:p>https://icomarks.com/ico/Quidli</text:p>
          </table:table-cell>
          <table:table-cell table:number-columns-repeated="4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Quinads</text:p>
          </table:table-cell>
          <table:table-cell office:value-type="string">
            <text:p>https://icomarks.com/ico/Quinads</text:p>
          </table:table-cell>
          <table:table-cell table:number-columns-repeated="4"/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Ready Play Go</text:p>
          </table:table-cell>
          <table:table-cell office:value-type="string">
            <text:p>https://icomarks.com/ico/Ready-Play-Go</text:p>
          </table:table-cell>
          <table:table-cell table:number-columns-repeated="4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Rebons</text:p>
          </table:table-cell>
          <table:table-cell office:value-type="string">
            <text:p>https://icomarks.com/ico/Rebons</text:p>
          </table:table-cell>
          <table:table-cell table:number-columns-repeated="4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Rentything</text:p>
          </table:table-cell>
          <table:table-cell office:value-type="string">
            <text:p>https://icomarks.com/ico/Rentything</text:p>
          </table:table-cell>
          <table:table-cell table:number-columns-repeated="4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Residual Token</text:p>
          </table:table-cell>
          <table:table-cell office:value-type="string">
            <text:p>https://icomarks.com/ico/Residual-Token</text:p>
          </table:table-cell>
          <table:table-cell table:number-columns-repeated="4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Robonomics Network</text:p>
          </table:table-cell>
          <table:table-cell office:value-type="string">
            <text:p>https://icomarks.com/ico/Robonomics-Network</text:p>
          </table:table-cell>
          <table:table-cell table:number-columns-repeated="4"/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Selfsell</text:p>
          </table:table-cell>
          <table:table-cell office:value-type="string">
            <text:p>https://icomarks.com/ico/Selfsell</text:p>
          </table:table-cell>
          <table:table-cell table:number-columns-repeated="4"/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Sheepcoin</text:p>
          </table:table-cell>
          <table:table-cell office:value-type="string">
            <text:p>https://icomarks.com/ico/Sheepcoin</text:p>
          </table:table-cell>
          <table:table-cell table:number-columns-repeated="4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Soom</text:p>
          </table:table-cell>
          <table:table-cell office:value-type="string">
            <text:p>https://icomarks.com/ico/Soom</text:p>
          </table:table-cell>
          <table:table-cell table:number-columns-repeated="4"/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Stealthcrypto</text:p>
          </table:table-cell>
          <table:table-cell office:value-type="string">
            <text:p>https://icomarks.com/ico/Stealthcrypto</text:p>
          </table:table-cell>
          <table:table-cell table:number-columns-repeated="4"/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Stitched</text:p>
          </table:table-cell>
          <table:table-cell office:value-type="string">
            <text:p>https://icomarks.com/ico/Stitched</text:p>
          </table:table-cell>
          <table:table-cell table:number-columns-repeated="4"/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Tempo</text:p>
          </table:table-cell>
          <table:table-cell office:value-type="string">
            <text:p>https://icomarks.com/ico/Tempo</text:p>
          </table:table-cell>
          <table:table-cell table:number-columns-repeated="4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TEROS</text:p>
          </table:table-cell>
          <table:table-cell office:value-type="string">
            <text:p>https://icomarks.com/ico/TEROS</text:p>
          </table:table-cell>
          <table:table-cell table:number-columns-repeated="4"/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TokenStub</text:p>
          </table:table-cell>
          <table:table-cell office:value-type="string">
            <text:p>https://icomarks.com/ico/TokenStub</text:p>
          </table:table-cell>
          <table:table-cell table:number-columns-repeated="4"/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UVIDIFY</text:p>
          </table:table-cell>
          <table:table-cell office:value-type="string">
            <text:p>https://icomarks.com/ico/UVIDIFY</text:p>
          </table:table-cell>
          <table:table-cell table:number-columns-repeated="4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Verify</text:p>
          </table:table-cell>
          <table:table-cell office:value-type="string">
            <text:p>https://icomarks.com/ico/Verify</text:p>
          </table:table-cell>
          <table:table-cell table:number-columns-repeated="4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Vezet</text:p>
          </table:table-cell>
          <table:table-cell office:value-type="string">
            <text:p>https://icomarks.com/ico/Vezet</text:p>
          </table:table-cell>
          <table:table-cell table:number-columns-repeated="4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Wanchain</text:p>
          </table:table-cell>
          <table:table-cell office:value-type="string">
            <text:p>https://icomarks.com/ico/Wanchain</text:p>
          </table:table-cell>
          <table:table-cell table:number-columns-repeated="4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Weriz</text:p>
          </table:table-cell>
          <table:table-cell office:value-type="string">
            <text:p>https://icomarks.com/ico/Weriz</text:p>
          </table:table-cell>
          <table:table-cell table:number-columns-repeated="4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Yookye</text:p>
          </table:table-cell>
          <table:table-cell office:value-type="string">
            <text:p>https://icomarks.com/ico/Yookye</text:p>
          </table:table-cell>
          <table:table-cell table:number-columns-repeated="4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ZelaaCoin</text:p>
          </table:table-cell>
          <table:table-cell office:value-type="string">
            <text:p>https://icomarks.com/ico/ZelaaCoin</text:p>
          </table:table-cell>
          <table:table-cell table:number-columns-repeated="4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ABR</text:p>
          </table:table-cell>
          <table:table-cell office:value-type="string">
            <text:p>https://icomarks.com/ico/ABR</text:p>
          </table:table-cell>
          <table:table-cell table:number-columns-repeated="4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Armor Ceramics</text:p>
          </table:table-cell>
          <table:table-cell office:value-type="string">
            <text:p>https://icomarks.com/ico/Armor-Ceramics</text:p>
          </table:table-cell>
          <table:table-cell table:number-columns-repeated="4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Arweave</text:p>
          </table:table-cell>
          <table:table-cell office:value-type="string">
            <text:p>https://icomarks.com/ico/Arweave</text:p>
          </table:table-cell>
          <table:table-cell table:number-columns-repeated="4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tronocom</text:p>
          </table:table-cell>
          <table:table-cell office:value-type="string">
            <text:p>https://icomarks.com/ico/Atronocom</text:p>
          </table:table-cell>
          <table:table-cell table:number-columns-repeated="4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BHOM</text:p>
          </table:table-cell>
          <table:table-cell office:value-type="string">
            <text:p>https://icomarks.com/ico/BHOM</text:p>
          </table:table-cell>
          <table:table-cell table:number-columns-repeated="4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Biteum</text:p>
          </table:table-cell>
          <table:table-cell office:value-type="string">
            <text:p>https://icomarks.com/ico/Biteum</text:p>
          </table:table-cell>
          <table:table-cell table:number-columns-repeated="4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Bitindia</text:p>
          </table:table-cell>
          <table:table-cell office:value-type="string">
            <text:p>https://icomarks.com/ico/Bitindia</text:p>
          </table:table-cell>
          <table:table-cell table:number-columns-repeated="4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Bitroom</text:p>
          </table:table-cell>
          <table:table-cell office:value-type="string">
            <text:p>https://icomarks.com/ico/Bitroom</text:p>
          </table:table-cell>
          <table:table-cell table:number-columns-repeated="4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BLAQ</text:p>
          </table:table-cell>
          <table:table-cell office:value-type="string">
            <text:p>https://icomarks.com/ico/BLAQ</text:p>
          </table:table-cell>
          <table:table-cell table:number-columns-repeated="4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Blocksale</text:p>
          </table:table-cell>
          <table:table-cell office:value-type="string">
            <text:p>https://icomarks.com/ico/Blocksale</text:p>
          </table:table-cell>
          <table:table-cell table:number-columns-repeated="4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Bloxia</text:p>
          </table:table-cell>
          <table:table-cell office:value-type="string">
            <text:p>https://icomarks.com/ico/Bloxia</text:p>
          </table:table-cell>
          <table:table-cell table:number-columns-repeated="4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Caviar</text:p>
          </table:table-cell>
          <table:table-cell office:value-type="string">
            <text:p>https://icomarks.com/ico/Caviar</text:p>
          </table:table-cell>
          <table:table-cell table:number-columns-repeated="4"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CoinCrowd</text:p>
          </table:table-cell>
          <table:table-cell office:value-type="string">
            <text:p>https://icomarks.com/ico/CoinCrowd</text:p>
          </table:table-cell>
          <table:table-cell table:number-columns-repeated="4"/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Cotton Coin</text:p>
          </table:table-cell>
          <table:table-cell office:value-type="string">
            <text:p>https://icomarks.com/ico/Cotton-Coin</text:p>
          </table:table-cell>
          <table:table-cell table:number-columns-repeated="4"/>
        </table:table-row>
        <table:table-row table:style-name="ro2">
          <table:table-cell office:value-type="float" office:value="803">
            <text:p>803</text:p>
          </table:table-cell>
          <table:table-cell office:value-type="string">
            <text:p>Crowdnext</text:p>
          </table:table-cell>
          <table:table-cell office:value-type="string">
            <text:p>https://icomarks.com/ico/Crowdnext</text:p>
          </table:table-cell>
          <table:table-cell table:number-columns-repeated="4"/>
        </table:table-row>
        <table:table-row table:style-name="ro2">
          <table:table-cell office:value-type="float" office:value="805">
            <text:p>805</text:p>
          </table:table-cell>
          <table:table-cell office:value-type="string">
            <text:p>Cryptobike</text:p>
          </table:table-cell>
          <table:table-cell office:value-type="string">
            <text:p>https://icomarks.com/ico/Cryptobike</text:p>
          </table:table-cell>
          <table:table-cell table:number-columns-repeated="4"/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CryptoFund</text:p>
          </table:table-cell>
          <table:table-cell office:value-type="string">
            <text:p>https://icomarks.com/ico/CryptoFund</text:p>
          </table:table-cell>
          <table:table-cell table:number-columns-repeated="4"/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DAD</text:p>
          </table:table-cell>
          <table:table-cell office:value-type="string">
            <text:p>https://icomarks.com/ico/DAD</text:p>
          </table:table-cell>
          <table:table-cell table:number-columns-repeated="4"/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Devolve Developer</text:p>
          </table:table-cell>
          <table:table-cell office:value-type="string">
            <text:p>https://icomarks.com/ico/Devolve-Developer</text:p>
          </table:table-cell>
          <table:table-cell table:number-columns-repeated="4"/>
        </table:table-row>
        <table:table-row table:style-name="ro2">
          <table:table-cell office:value-type="float" office:value="809">
            <text:p>809</text:p>
          </table:table-cell>
          <table:table-cell office:value-type="string">
            <text:p>DFINITY</text:p>
          </table:table-cell>
          <table:table-cell office:value-type="string">
            <text:p>https://icomarks.com/ico/DFINITY</text:p>
          </table:table-cell>
          <table:table-cell table:number-columns-repeated="4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DolphinBI</text:p>
          </table:table-cell>
          <table:table-cell office:value-type="string">
            <text:p>https://icomarks.com/ico/DolphinBI</text:p>
          </table:table-cell>
          <table:table-cell table:number-columns-repeated="4"/>
        </table:table-row>
        <table:table-row table:style-name="ro2">
          <table:table-cell office:value-type="float" office:value="814">
            <text:p>814</text:p>
          </table:table-cell>
          <table:table-cell office:value-type="string">
            <text:p>EcoGreenHouse</text:p>
          </table:table-cell>
          <table:table-cell office:value-type="string">
            <text:p>https://icomarks.com/ico/EcoGreenHouse</text:p>
          </table:table-cell>
          <table:table-cell table:number-columns-repeated="4"/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EOS Auction</text:p>
          </table:table-cell>
          <table:table-cell office:value-type="string">
            <text:p>https://icomarks.com/ico/EOS-Auction</text:p>
          </table:table-cell>
          <table:table-cell table:number-columns-repeated="4"/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Epiphany</text:p>
          </table:table-cell>
          <table:table-cell office:value-type="string">
            <text:p>https://icomarks.com/ico/Epiphany</text:p>
          </table:table-cell>
          <table:table-cell table:number-columns-repeated="4"/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Epsilon</text:p>
          </table:table-cell>
          <table:table-cell office:value-type="string">
            <text:p>https://icomarks.com/ico/Epsilon</text:p>
          </table:table-cell>
          <table:table-cell table:number-columns-repeated="4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EXOCHAIN</text:p>
          </table:table-cell>
          <table:table-cell office:value-type="string">
            <text:p>https://icomarks.com/ico/EXOCHAIN</text:p>
          </table:table-cell>
          <table:table-cell table:number-columns-repeated="4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FARM</text:p>
          </table:table-cell>
          <table:table-cell office:value-type="string">
            <text:p>https://icomarks.com/ico/FARM</text:p>
          </table:table-cell>
          <table:table-cell table:number-columns-repeated="4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Fivebalance</text:p>
          </table:table-cell>
          <table:table-cell office:value-type="string">
            <text:p>https://icomarks.com/ico/Fivebalance</text:p>
          </table:table-cell>
          <table:table-cell table:number-columns-repeated="4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Freed</text:p>
          </table:table-cell>
          <table:table-cell office:value-type="string">
            <text:p>https://icomarks.com/ico/Freed</text:p>
          </table:table-cell>
          <table:table-cell table:number-columns-repeated="4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FreeMark</text:p>
          </table:table-cell>
          <table:table-cell office:value-type="string">
            <text:p>https://icomarks.com/ico/FreeMark</text:p>
          </table:table-cell>
          <table:table-cell table:number-columns-repeated="4"/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Fysical</text:p>
          </table:table-cell>
          <table:table-cell office:value-type="string">
            <text:p>https://icomarks.com/ico/Fysical</text:p>
          </table:table-cell>
          <table:table-cell table:number-columns-repeated="4"/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G-Global</text:p>
          </table:table-cell>
          <table:table-cell office:value-type="string">
            <text:p>https://icomarks.com/ico/G-Global</text:p>
          </table:table-cell>
          <table:table-cell table:number-columns-repeated="4"/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Genesis World</text:p>
          </table:table-cell>
          <table:table-cell office:value-type="string">
            <text:p>https://icomarks.com/ico/Genesis-World</text:p>
          </table:table-cell>
          <table:table-cell table:number-columns-repeated="4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eoManna</text:p>
          </table:table-cell>
          <table:table-cell office:value-type="string">
            <text:p>https://icomarks.com/ico/GeoManna</text:p>
          </table:table-cell>
          <table:table-cell table:number-columns-repeated="4"/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GoldFund</text:p>
          </table:table-cell>
          <table:table-cell office:value-type="string">
            <text:p>https://icomarks.com/ico/GoldFund</text:p>
          </table:table-cell>
          <table:table-cell table:number-columns-repeated="4"/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Grid Plus</text:p>
          </table:table-cell>
          <table:table-cell office:value-type="string">
            <text:p>https://icomarks.com/ico/Grid-Plus</text:p>
          </table:table-cell>
          <table:table-cell table:number-columns-repeated="4"/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Hosting Icos</text:p>
          </table:table-cell>
          <table:table-cell office:value-type="string">
            <text:p>https://icomarks.com/ico/Hosting-Icos</text:p>
          </table:table-cell>
          <table:table-cell table:number-columns-repeated="4"/>
        </table:table-row>
        <table:table-row table:style-name="ro2">
          <table:table-cell office:value-type="float" office:value="836">
            <text:p>836</text:p>
          </table:table-cell>
          <table:table-cell office:value-type="string">
            <text:p>Hypernet</text:p>
          </table:table-cell>
          <table:table-cell office:value-type="string">
            <text:p>https://icomarks.com/ico/Hypernet</text:p>
          </table:table-cell>
          <table:table-cell table:number-columns-repeated="4"/>
        </table:table-row>
        <table:table-row table:style-name="ro2">
          <table:table-cell office:value-type="float" office:value="837">
            <text:p>837</text:p>
          </table:table-cell>
          <table:table-cell office:value-type="string">
            <text:p>Icareum</text:p>
          </table:table-cell>
          <table:table-cell office:value-type="string">
            <text:p>https://icomarks.com/ico/Icareum</text:p>
          </table:table-cell>
          <table:table-cell table:number-columns-repeated="4"/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injii</text:p>
          </table:table-cell>
          <table:table-cell office:value-type="string">
            <text:p>https://icomarks.com/ico/injii</text:p>
          </table:table-cell>
          <table:table-cell table:number-columns-repeated="4"/>
        </table:table-row>
        <table:table-row table:style-name="ro2">
          <table:table-cell office:value-type="float" office:value="839">
            <text:p>839</text:p>
          </table:table-cell>
          <table:table-cell office:value-type="string">
            <text:p>iVeryOne</text:p>
          </table:table-cell>
          <table:table-cell office:value-type="string">
            <text:p>https://icomarks.com/ico/iVeryOne</text:p>
          </table:table-cell>
          <table:table-cell table:number-columns-repeated="4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Jobhire</text:p>
          </table:table-cell>
          <table:table-cell office:value-type="string">
            <text:p>https://icomarks.com/ico/Jobhire</text:p>
          </table:table-cell>
          <table:table-cell table:number-columns-repeated="4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KALICOIN</text:p>
          </table:table-cell>
          <table:table-cell office:value-type="string">
            <text:p>https://icomarks.com/ico/KALICOIN</text:p>
          </table:table-cell>
          <table:table-cell table:number-columns-repeated="4"/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Kryptobits</text:p>
          </table:table-cell>
          <table:table-cell office:value-type="string">
            <text:p>https://icomarks.com/ico/Kryptobits</text:p>
          </table:table-cell>
          <table:table-cell table:number-columns-repeated="4"/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KUDO</text:p>
          </table:table-cell>
          <table:table-cell office:value-type="string">
            <text:p>https://icomarks.com/ico/KUDO</text:p>
          </table:table-cell>
          <table:table-cell table:number-columns-repeated="4"/>
        </table:table-row>
        <table:table-row table:style-name="ro2">
          <table:table-cell office:value-type="float" office:value="844">
            <text:p>844</text:p>
          </table:table-cell>
          <table:table-cell office:value-type="string">
            <text:p>Life Cross Coin</text:p>
          </table:table-cell>
          <table:table-cell office:value-type="string">
            <text:p>https://icomarks.com/ico/Life-Cross-Coin</text:p>
          </table:table-cell>
          <table:table-cell table:number-columns-repeated="4"/>
        </table:table-row>
        <table:table-row table:style-name="ro2">
          <table:table-cell office:value-type="float" office:value="845">
            <text:p>845</text:p>
          </table:table-cell>
          <table:table-cell office:value-type="string">
            <text:p>Liminality Network</text:p>
          </table:table-cell>
          <table:table-cell office:value-type="string">
            <text:p>https://icomarks.com/ico/Liminality-Network</text:p>
          </table:table-cell>
          <table:table-cell table:number-columns-repeated="4"/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Linda Healthcare</text:p>
          </table:table-cell>
          <table:table-cell office:value-type="string">
            <text:p>https://icomarks.com/ico/Linda-Healthcare</text:p>
          </table:table-cell>
          <table:table-cell table:number-columns-repeated="4"/>
        </table:table-row>
        <table:table-row table:style-name="ro2">
          <table:table-cell office:value-type="float" office:value="847">
            <text:p>847</text:p>
          </table:table-cell>
          <table:table-cell office:value-type="string">
            <text:p>LIOS</text:p>
          </table:table-cell>
          <table:table-cell office:value-type="string">
            <text:p>https://icomarks.com/ico/LIOS</text:p>
          </table:table-cell>
          <table:table-cell table:number-columns-repeated="4"/>
        </table:table-row>
        <table:table-row table:style-name="ro2">
          <table:table-cell office:value-type="float" office:value="848">
            <text:p>848</text:p>
          </table:table-cell>
          <table:table-cell office:value-type="string">
            <text:p>Lots</text:p>
          </table:table-cell>
          <table:table-cell office:value-type="string">
            <text:p>https://icomarks.com/ico/Lots</text:p>
          </table:table-cell>
          <table:table-cell table:number-columns-repeated="4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MaxBull Coin</text:p>
          </table:table-cell>
          <table:table-cell office:value-type="string">
            <text:p>https://icomarks.com/ico/MaxBull-Coin</text:p>
          </table:table-cell>
          <table:table-cell table:number-columns-repeated="4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MedCredits</text:p>
          </table:table-cell>
          <table:table-cell office:value-type="string">
            <text:p>https://icomarks.com/ico/MedCredits</text:p>
          </table:table-cell>
          <table:table-cell table:number-columns-repeated="4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Merculet</text:p>
          </table:table-cell>
          <table:table-cell office:value-type="string">
            <text:p>https://icomarks.com/ico/Merculet</text:p>
          </table:table-cell>
          <table:table-cell table:number-columns-repeated="4"/>
        </table:table-row>
        <table:table-row table:style-name="ro2">
          <table:table-cell office:value-type="float" office:value="854">
            <text:p>854</text:p>
          </table:table-cell>
          <table:table-cell office:value-type="string">
            <text:p>MIDASCAPS</text:p>
          </table:table-cell>
          <table:table-cell office:value-type="string">
            <text:p>https://icomarks.com/ico/MIDASCAPS</text:p>
          </table:table-cell>
          <table:table-cell table:number-columns-repeated="4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Mobiuz</text:p>
          </table:table-cell>
          <table:table-cell office:value-type="string">
            <text:p>https://icomarks.com/ico/Mobiuz</text:p>
          </table:table-cell>
          <table:table-cell table:number-columns-repeated="4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Moms Avenue</text:p>
          </table:table-cell>
          <table:table-cell office:value-type="string">
            <text:p>https://icomarks.com/ico/Moms-Avenue</text:p>
          </table:table-cell>
          <table:table-cell table:number-columns-repeated="4"/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Moveco</text:p>
          </table:table-cell>
          <table:table-cell office:value-type="string">
            <text:p>https://icomarks.com/ico/Moveco</text:p>
          </table:table-cell>
          <table:table-cell table:number-columns-repeated="4"/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Myrillion</text:p>
          </table:table-cell>
          <table:table-cell office:value-type="string">
            <text:p>https://icomarks.com/ico/Myrillion</text:p>
          </table:table-cell>
          <table:table-cell table:number-columns-repeated="4"/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Native</text:p>
          </table:table-cell>
          <table:table-cell office:value-type="string">
            <text:p>https://icomarks.com/ico/Native</text:p>
          </table:table-cell>
          <table:table-cell table:number-columns-repeated="4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Nebeus</text:p>
          </table:table-cell>
          <table:table-cell office:value-type="string">
            <text:p>https://icomarks.com/ico/Nebeus</text:p>
          </table:table-cell>
          <table:table-cell table:number-columns-repeated="4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NEST</text:p>
          </table:table-cell>
          <table:table-cell office:value-type="string">
            <text:p>https://icomarks.com/ico/NEST</text:p>
          </table:table-cell>
          <table:table-cell table:number-columns-repeated="4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ODYSSEY</text:p>
          </table:table-cell>
          <table:table-cell office:value-type="string">
            <text:p>https://icomarks.com/ico/ODYSSEY</text:p>
          </table:table-cell>
          <table:table-cell table:number-columns-repeated="4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OUNA</text:p>
          </table:table-cell>
          <table:table-cell office:value-type="string">
            <text:p>https://icomarks.com/ico/OUNA</text:p>
          </table:table-cell>
          <table:table-cell table:number-columns-repeated="4"/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PalletOne</text:p>
          </table:table-cell>
          <table:table-cell office:value-type="string">
            <text:p>https://icomarks.com/ico/PalletOne</text:p>
          </table:table-cell>
          <table:table-cell table:number-columns-repeated="4"/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Pareto</text:p>
          </table:table-cell>
          <table:table-cell office:value-type="string">
            <text:p>https://icomarks.com/ico/Pareto</text:p>
          </table:table-cell>
          <table:table-cell table:number-columns-repeated="4"/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PaxPay</text:p>
          </table:table-cell>
          <table:table-cell office:value-type="string">
            <text:p>https://icomarks.com/ico/PaxPay</text:p>
          </table:table-cell>
          <table:table-cell table:number-columns-repeated="4"/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PAYX</text:p>
          </table:table-cell>
          <table:table-cell office:value-type="string">
            <text:p>https://icomarks.com/ico/PAYX</text:p>
          </table:table-cell>
          <table:table-cell table:number-columns-repeated="4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Peatcoin</text:p>
          </table:table-cell>
          <table:table-cell office:value-type="string">
            <text:p>https://icomarks.com/ico/Peatcoin</text:p>
          </table:table-cell>
          <table:table-cell table:number-columns-repeated="4"/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Pixiu</text:p>
          </table:table-cell>
          <table:table-cell office:value-type="string">
            <text:p>https://icomarks.com/ico/Pixiu</text:p>
          </table:table-cell>
          <table:table-cell table:number-columns-repeated="4"/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Plaas</text:p>
          </table:table-cell>
          <table:table-cell office:value-type="string">
            <text:p>https://icomarks.com/ico/Plaas</text:p>
          </table:table-cell>
          <table:table-cell table:number-columns-repeated="4"/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PopulStay</text:p>
          </table:table-cell>
          <table:table-cell office:value-type="string">
            <text:p>https://icomarks.com/ico/PopulStay</text:p>
          </table:table-cell>
          <table:table-cell table:number-columns-repeated="4"/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PRASM</text:p>
          </table:table-cell>
          <table:table-cell office:value-type="string">
            <text:p>https://icomarks.com/ico/PRASM</text:p>
          </table:table-cell>
          <table:table-cell table:number-columns-repeated="4"/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PressCoin</text:p>
          </table:table-cell>
          <table:table-cell office:value-type="string">
            <text:p>https://icomarks.com/ico/PressCoin</text:p>
          </table:table-cell>
          <table:table-cell table:number-columns-repeated="4"/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Propify</text:p>
          </table:table-cell>
          <table:table-cell office:value-type="string">
            <text:p>https://icomarks.com/ico/Propify</text:p>
          </table:table-cell>
          <table:table-cell table:number-columns-repeated="4"/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Qurito</text:p>
          </table:table-cell>
          <table:table-cell office:value-type="string">
            <text:p>https://icomarks.com/ico/Qurito</text:p>
          </table:table-cell>
          <table:table-cell table:number-columns-repeated="4"/>
        </table:table-row>
        <table:table-row table:style-name="ro2">
          <table:table-cell office:value-type="float" office:value="879">
            <text:p>879</text:p>
          </table:table-cell>
          <table:table-cell office:value-type="string">
            <text:p>RadJav</text:p>
          </table:table-cell>
          <table:table-cell office:value-type="string">
            <text:p>https://icomarks.com/ico/RadJav</text:p>
          </table:table-cell>
          <table:table-cell table:number-columns-repeated="4"/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Rate Date</text:p>
          </table:table-cell>
          <table:table-cell office:value-type="string">
            <text:p>https://icomarks.com/ico/Rate-Date</text:p>
          </table:table-cell>
          <table:table-cell table:number-columns-repeated="4"/>
        </table:table-row>
        <table:table-row table:style-name="ro2">
          <table:table-cell office:value-type="float" office:value="881">
            <text:p>881</text:p>
          </table:table-cell>
          <table:table-cell office:value-type="string">
            <text:p>Razoom</text:p>
          </table:table-cell>
          <table:table-cell office:value-type="string">
            <text:p>https://icomarks.com/ico/Razoom</text:p>
          </table:table-cell>
          <table:table-cell table:number-columns-repeated="4"/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Rchain</text:p>
          </table:table-cell>
          <table:table-cell office:value-type="string">
            <text:p>https://icomarks.com/ico/Rchain</text:p>
          </table:table-cell>
          <table:table-cell table:number-columns-repeated="4"/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Real Estate Doc</text:p>
          </table:table-cell>
          <table:table-cell office:value-type="string">
            <text:p>https://icomarks.com/ico/Real-Estate-Doc</text:p>
          </table:table-cell>
          <table:table-cell table:number-columns-repeated="4"/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RecordGram</text:p>
          </table:table-cell>
          <table:table-cell office:value-type="string">
            <text:p>https://icomarks.com/ico/RecordGram</text:p>
          </table:table-cell>
          <table:table-cell table:number-columns-repeated="4"/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Saltmine</text:p>
          </table:table-cell>
          <table:table-cell office:value-type="string">
            <text:p>https://icomarks.com/ico/Saltmine</text:p>
          </table:table-cell>
          <table:table-cell table:number-columns-repeated="4"/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Sensitrust</text:p>
          </table:table-cell>
          <table:table-cell office:value-type="string">
            <text:p>https://icomarks.com/ico/Sensitrust</text:p>
          </table:table-cell>
          <table:table-cell table:number-columns-repeated="4"/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shelterDAO</text:p>
          </table:table-cell>
          <table:table-cell office:value-type="string">
            <text:p>https://icomarks.com/ico/shelterDAO</text:p>
          </table:table-cell>
          <table:table-cell table:number-columns-repeated="4"/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Sintec</text:p>
          </table:table-cell>
          <table:table-cell office:value-type="string">
            <text:p>https://icomarks.com/ico/Sintec</text:p>
          </table:table-cell>
          <table:table-cell table:number-columns-repeated="4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Skycoin</text:p>
          </table:table-cell>
          <table:table-cell office:value-type="string">
            <text:p>https://icomarks.com/ico/Skycoin</text:p>
          </table:table-cell>
          <table:table-cell table:number-columns-repeated="4"/>
        </table:table-row>
        <table:table-row table:style-name="ro2">
          <table:table-cell office:value-type="float" office:value="891">
            <text:p>891</text:p>
          </table:table-cell>
          <table:table-cell office:value-type="string">
            <text:p>SmartChain Media</text:p>
          </table:table-cell>
          <table:table-cell office:value-type="string">
            <text:p>https://icomarks.com/ico/SmartChain-Media</text:p>
          </table:table-cell>
          <table:table-cell table:number-columns-repeated="4"/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Solana</text:p>
          </table:table-cell>
          <table:table-cell office:value-type="string">
            <text:p>https://icomarks.com/ico/Solana</text:p>
          </table:table-cell>
          <table:table-cell table:number-columns-repeated="4"/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Spin509</text:p>
          </table:table-cell>
          <table:table-cell office:value-type="string">
            <text:p>https://icomarks.com/ico/Spin509</text:p>
          </table:table-cell>
          <table:table-cell table:number-columns-repeated="4"/>
        </table:table-row>
        <table:table-row table:style-name="ro2">
          <table:table-cell office:value-type="float" office:value="894">
            <text:p>894</text:p>
          </table:table-cell>
          <table:table-cell office:value-type="string">
            <text:p>SpotLight</text:p>
          </table:table-cell>
          <table:table-cell office:value-type="string">
            <text:p>https://icomarks.com/ico/SpotLight</text:p>
          </table:table-cell>
          <table:table-cell table:number-columns-repeated="4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ockus</text:p>
          </table:table-cell>
          <table:table-cell office:value-type="string">
            <text:p>https://icomarks.com/ico/Stockus</text:p>
          </table:table-cell>
          <table:table-cell table:number-columns-repeated="4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Studyx</text:p>
          </table:table-cell>
          <table:table-cell office:value-type="string">
            <text:p>https://icomarks.com/ico/Studyx</text:p>
          </table:table-cell>
          <table:table-cell table:number-columns-repeated="4"/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Synthetics Ai</text:p>
          </table:table-cell>
          <table:table-cell office:value-type="string">
            <text:p>https://icomarks.com/ico/Synthetics-Ai</text:p>
          </table:table-cell>
          <table:table-cell table:number-columns-repeated="4"/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Taraxa</text:p>
          </table:table-cell>
          <table:table-cell office:value-type="string">
            <text:p>https://icomarks.com/ico/Taraxa</text:p>
          </table:table-cell>
          <table:table-cell table:number-columns-repeated="4"/>
        </table:table-row>
        <table:table-row table:style-name="ro2">
          <table:table-cell office:value-type="float" office:value="899">
            <text:p>899</text:p>
          </table:table-cell>
          <table:table-cell office:value-type="string">
            <text:p>Taxo Coin</text:p>
          </table:table-cell>
          <table:table-cell office:value-type="string">
            <text:p>https://icomarks.com/ico/Taxo-Coin</text:p>
          </table:table-cell>
          <table:table-cell table:number-columns-repeated="4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ThisOrThat</text:p>
          </table:table-cell>
          <table:table-cell office:value-type="string">
            <text:p>https://icomarks.com/ico/ThisOrThat</text:p>
          </table:table-cell>
          <table:table-cell table:number-columns-repeated="4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Tixico</text:p>
          </table:table-cell>
          <table:table-cell office:value-type="string">
            <text:p>https://icomarks.com/ico/Tixico</text:p>
          </table:table-cell>
          <table:table-cell table:number-columns-repeated="4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Tobigca Social Casino</text:p>
          </table:table-cell>
          <table:table-cell office:value-type="string">
            <text:p>https://icomarks.com/ico/Tobigca-Social-Casino</text:p>
          </table:table-cell>
          <table:table-cell table:number-columns-repeated="4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TokenAI</text:p>
          </table:table-cell>
          <table:table-cell office:value-type="string">
            <text:p>https://icomarks.com/ico/TokenAI</text:p>
          </table:table-cell>
          <table:table-cell table:number-columns-repeated="4"/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TRUST CASH</text:p>
          </table:table-cell>
          <table:table-cell office:value-type="string">
            <text:p>https://icomarks.com/ico/TRUST-CASH</text:p>
          </table:table-cell>
          <table:table-cell table:number-columns-repeated="4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TrustaBit</text:p>
          </table:table-cell>
          <table:table-cell office:value-type="string">
            <text:p>https://icomarks.com/ico/TrustaBit</text:p>
          </table:table-cell>
          <table:table-cell table:number-columns-repeated="4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TxHash Network</text:p>
          </table:table-cell>
          <table:table-cell office:value-type="string">
            <text:p>https://icomarks.com/ico/TxHash-Network</text:p>
          </table:table-cell>
          <table:table-cell table:number-columns-repeated="4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U-Network</text:p>
          </table:table-cell>
          <table:table-cell office:value-type="string">
            <text:p>https://icomarks.com/ico/U-Network</text:p>
          </table:table-cell>
          <table:table-cell table:number-columns-repeated="4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UpTick</text:p>
          </table:table-cell>
          <table:table-cell office:value-type="string">
            <text:p>https://icomarks.com/ico/UpTick</text:p>
          </table:table-cell>
          <table:table-cell table:number-columns-repeated="4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Virtue Poker</text:p>
          </table:table-cell>
          <table:table-cell office:value-type="string">
            <text:p>https://icomarks.com/ico/Virtue-Poker</text:p>
          </table:table-cell>
          <table:table-cell table:number-columns-repeated="4"/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Wehome</text:p>
          </table:table-cell>
          <table:table-cell office:value-type="string">
            <text:p>https://icomarks.com/ico/Wehome</text:p>
          </table:table-cell>
          <table:table-cell table:number-columns-repeated="4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Windmill Enterprise</text:p>
          </table:table-cell>
          <table:table-cell office:value-type="string">
            <text:p>https://icomarks.com/ico/Windmill-Enterprise</text:p>
          </table:table-cell>
          <table:table-cell table:number-columns-repeated="4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WOM</text:p>
          </table:table-cell>
          <table:table-cell office:value-type="string">
            <text:p>https://icomarks.com/ico/WOM</text:p>
          </table:table-cell>
          <table:table-cell table:number-columns-repeated="4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Yooba</text:p>
          </table:table-cell>
          <table:table-cell office:value-type="string">
            <text:p>https://icomarks.com/ico/Yooba</text:p>
          </table:table-cell>
          <table:table-cell table:number-columns-repeated="4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Zcnox</text:p>
          </table:table-cell>
          <table:table-cell office:value-type="string">
            <text:p>https://icomarks.com/ico/Zcnox</text:p>
          </table:table-cell>
          <table:table-cell table:number-columns-repeated="4"/>
        </table:table-row>
        <table:table-row table:style-name="ro2">
          <table:table-cell office:value-type="float" office:value="918">
            <text:p>918</text:p>
          </table:table-cell>
          <table:table-cell office:value-type="string">
            <text:p>Zeepin</text:p>
          </table:table-cell>
          <table:table-cell office:value-type="string">
            <text:p>https://icomarks.com/ico/Zeepin</text:p>
          </table:table-cell>
          <table:table-cell table:number-columns-repeated="4"/>
        </table:table-row>
        <table:table-row table:style-name="ro2">
          <table:table-cell office:value-type="float" office:value="919">
            <text:p>919</text:p>
          </table:table-cell>
          <table:table-cell office:value-type="string">
            <text:p>3DES</text:p>
          </table:table-cell>
          <table:table-cell office:value-type="string">
            <text:p>https://icomarks.com/ico/3DES</text:p>
          </table:table-cell>
          <table:table-cell table:number-columns-repeated="4"/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ALLN</text:p>
          </table:table-cell>
          <table:table-cell office:value-type="string">
            <text:p>https://icomarks.com/ico/ALLN</text:p>
          </table:table-cell>
          <table:table-cell table:number-columns-repeated="4"/>
        </table:table-row>
        <table:table-row table:style-name="ro2">
          <table:table-cell office:value-type="float" office:value="922">
            <text:p>922</text:p>
          </table:table-cell>
          <table:table-cell office:value-type="string">
            <text:p>AMLT</text:p>
          </table:table-cell>
          <table:table-cell office:value-type="string">
            <text:p>https://icomarks.com/ico/AMLT</text:p>
          </table:table-cell>
          <table:table-cell table:number-columns-repeated="4"/>
        </table:table-row>
        <table:table-row table:style-name="ro2">
          <table:table-cell office:value-type="float" office:value="924">
            <text:p>924</text:p>
          </table:table-cell>
          <table:table-cell office:value-type="string">
            <text:p>BillPoker</text:p>
          </table:table-cell>
          <table:table-cell office:value-type="string">
            <text:p>https://icomarks.com/ico/BillPoker</text:p>
          </table:table-cell>
          <table:table-cell table:number-columns-repeated="4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BitCab ICO</text:p>
          </table:table-cell>
          <table:table-cell office:value-type="string">
            <text:p>https://icomarks.com/ico/BitCab-ICO</text:p>
          </table:table-cell>
          <table:table-cell table:number-columns-repeated="4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bloquid</text:p>
          </table:table-cell>
          <table:table-cell office:value-type="string">
            <text:p>https://icomarks.com/ico/bloquid</text:p>
          </table:table-cell>
          <table:table-cell table:number-columns-repeated="4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Bubblo</text:p>
          </table:table-cell>
          <table:table-cell office:value-type="string">
            <text:p>https://icomarks.com/ico/Bubblo</text:p>
          </table:table-cell>
          <table:table-cell table:number-columns-repeated="4"/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Byteball</text:p>
          </table:table-cell>
          <table:table-cell office:value-type="string">
            <text:p>https://icomarks.com/ico/Byteball</text:p>
          </table:table-cell>
          <table:table-cell table:number-columns-repeated="4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CARCO</text:p>
          </table:table-cell>
          <table:table-cell office:value-type="string">
            <text:p>https://icomarks.com/ico/CARCO</text:p>
          </table:table-cell>
          <table:table-cell table:number-columns-repeated="4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enturyx</text:p>
          </table:table-cell>
          <table:table-cell office:value-type="string">
            <text:p>https://icomarks.com/ico/Centuryx</text:p>
          </table:table-cell>
          <table:table-cell table:number-columns-repeated="4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ollegecoin</text:p>
          </table:table-cell>
          <table:table-cell office:value-type="string">
            <text:p>https://icomarks.com/ico/Collegecoin</text:p>
          </table:table-cell>
          <table:table-cell table:number-columns-repeated="4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CryptoMuseum</text:p>
          </table:table-cell>
          <table:table-cell office:value-type="string">
            <text:p>https://icomarks.com/ico/CryptoMuseum</text:p>
          </table:table-cell>
          <table:table-cell table:number-columns-repeated="4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SAToken</text:p>
          </table:table-cell>
          <table:table-cell office:value-type="string">
            <text:p>https://icomarks.com/ico/CSAToken</text:p>
          </table:table-cell>
          <table:table-cell table:number-columns-repeated="4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Datavlt</text:p>
          </table:table-cell>
          <table:table-cell office:value-type="string">
            <text:p>https://icomarks.com/ico/Datavlt</text:p>
          </table:table-cell>
          <table:table-cell table:number-columns-repeated="4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Deconet</text:p>
          </table:table-cell>
          <table:table-cell office:value-type="string">
            <text:p>https://icomarks.com/ico/Deconet</text:p>
          </table:table-cell>
          <table:table-cell table:number-columns-repeated="4"/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Doft</text:p>
          </table:table-cell>
          <table:table-cell office:value-type="string">
            <text:p>https://icomarks.com/ico/Doft</text:p>
          </table:table-cell>
          <table:table-cell table:number-columns-repeated="4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COS</text:p>
          </table:table-cell>
          <table:table-cell office:value-type="string">
            <text:p>https://icomarks.com/ico/ECOS</text:p>
          </table:table-cell>
          <table:table-cell table:number-columns-repeated="4"/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ECTA</text:p>
          </table:table-cell>
          <table:table-cell office:value-type="string">
            <text:p>https://icomarks.com/ico/ECTA</text:p>
          </table:table-cell>
          <table:table-cell table:number-columns-repeated="4"/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Eventa</text:p>
          </table:table-cell>
          <table:table-cell office:value-type="string">
            <text:p>https://icomarks.com/ico/Eventa</text:p>
          </table:table-cell>
          <table:table-cell table:number-columns-repeated="4"/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Fiduxa</text:p>
          </table:table-cell>
          <table:table-cell office:value-type="string">
            <text:p>https://icomarks.com/ico/Fiduxa</text:p>
          </table:table-cell>
          <table:table-cell table:number-columns-repeated="4"/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Fonder</text:p>
          </table:table-cell>
          <table:table-cell office:value-type="string">
            <text:p>https://icomarks.com/ico/Fonder</text:p>
          </table:table-cell>
          <table:table-cell table:number-columns-repeated="4"/>
        </table:table-row>
        <table:table-row table:style-name="ro2">
          <table:table-cell office:value-type="float" office:value="949">
            <text:p>949</text:p>
          </table:table-cell>
          <table:table-cell office:value-type="string">
            <text:p>Forecast</text:p>
          </table:table-cell>
          <table:table-cell office:value-type="string">
            <text:p>https://icomarks.com/ico/Forecast</text:p>
          </table:table-cell>
          <table:table-cell table:number-columns-repeated="4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FORT</text:p>
          </table:table-cell>
          <table:table-cell office:value-type="string">
            <text:p>https://icomarks.com/ico/FORT</text:p>
          </table:table-cell>
          <table:table-cell table:number-columns-repeated="4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Frink</text:p>
          </table:table-cell>
          <table:table-cell office:value-type="string">
            <text:p>https://icomarks.com/ico/Frink</text:p>
          </table:table-cell>
          <table:table-cell table:number-columns-repeated="4"/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HeartChain</text:p>
          </table:table-cell>
          <table:table-cell office:value-type="string">
            <text:p>https://icomarks.com/ico/HeartChain</text:p>
          </table:table-cell>
          <table:table-cell table:number-columns-repeated="4"/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Herdius</text:p>
          </table:table-cell>
          <table:table-cell office:value-type="string">
            <text:p>https://icomarks.com/ico/Herdius</text:p>
          </table:table-cell>
          <table:table-cell table:number-columns-repeated="4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HFC Coin</text:p>
          </table:table-cell>
          <table:table-cell office:value-type="string">
            <text:p>https://icomarks.com/ico/HFC-Coin</text:p>
          </table:table-cell>
          <table:table-cell table:number-columns-repeated="4"/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Impact Earth</text:p>
          </table:table-cell>
          <table:table-cell office:value-type="string">
            <text:p>https://icomarks.com/ico/Impact-Earth</text:p>
          </table:table-cell>
          <table:table-cell table:number-columns-repeated="4"/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Impact PPA</text:p>
          </table:table-cell>
          <table:table-cell office:value-type="string">
            <text:p>https://icomarks.com/ico/Impact-PPA</text:p>
          </table:table-cell>
          <table:table-cell table:number-columns-repeated="4"/>
        </table:table-row>
        <table:table-row table:style-name="ro2">
          <table:table-cell office:value-type="float" office:value="957">
            <text:p>957</text:p>
          </table:table-cell>
          <table:table-cell office:value-type="string">
            <text:p>Investre</text:p>
          </table:table-cell>
          <table:table-cell office:value-type="string">
            <text:p>https://icomarks.com/ico/Investre</text:p>
          </table:table-cell>
          <table:table-cell table:number-columns-repeated="4"/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iRespo</text:p>
          </table:table-cell>
          <table:table-cell office:value-type="string">
            <text:p>https://icomarks.com/ico/iRespo</text:p>
          </table:table-cell>
          <table:table-cell table:number-columns-repeated="4"/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JTR</text:p>
          </table:table-cell>
          <table:table-cell office:value-type="string">
            <text:p>https://icomarks.com/ico/JTR</text:p>
          </table:table-cell>
          <table:table-cell table:number-columns-repeated="4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JWC Ventures</text:p>
          </table:table-cell>
          <table:table-cell office:value-type="string">
            <text:p>https://icomarks.com/ico/JWC-Ventures</text:p>
          </table:table-cell>
          <table:table-cell table:number-columns-repeated="4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LendChain</text:p>
          </table:table-cell>
          <table:table-cell office:value-type="string">
            <text:p>https://icomarks.com/ico/LendChain</text:p>
          </table:table-cell>
          <table:table-cell table:number-columns-repeated="4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Luxxeum</text:p>
          </table:table-cell>
          <table:table-cell office:value-type="string">
            <text:p>https://icomarks.com/ico/Luxxeum</text:p>
          </table:table-cell>
          <table:table-cell table:number-columns-repeated="4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Mainframe</text:p>
          </table:table-cell>
          <table:table-cell office:value-type="string">
            <text:p>https://icomarks.com/ico/Mainframe</text:p>
          </table:table-cell>
          <table:table-cell table:number-columns-repeated="4"/>
        </table:table-row>
        <table:table-row table:style-name="ro2">
          <table:table-cell office:value-type="float" office:value="967">
            <text:p>967</text:p>
          </table:table-cell>
          <table:table-cell office:value-type="string">
            <text:p>MarbCoin</text:p>
          </table:table-cell>
          <table:table-cell office:value-type="string">
            <text:p>https://icomarks.com/ico/MarbCoin</text:p>
          </table:table-cell>
          <table:table-cell table:number-columns-repeated="4"/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MediBond</text:p>
          </table:table-cell>
          <table:table-cell office:value-type="string">
            <text:p>https://icomarks.com/ico/MediBond</text:p>
          </table:table-cell>
          <table:table-cell table:number-columns-repeated="4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MediLOT</text:p>
          </table:table-cell>
          <table:table-cell office:value-type="string">
            <text:p>https://icomarks.com/ico/MediLOT</text:p>
          </table:table-cell>
          <table:table-cell table:number-columns-repeated="4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MNODE</text:p>
          </table:table-cell>
          <table:table-cell office:value-type="string">
            <text:p>https://icomarks.com/ico/MNODE</text:p>
          </table:table-cell>
          <table:table-cell table:number-columns-repeated="4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MOLD</text:p>
          </table:table-cell>
          <table:table-cell office:value-type="string">
            <text:p>https://icomarks.com/ico/MOLD</text:p>
          </table:table-cell>
          <table:table-cell table:number-columns-repeated="4"/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MoonShard</text:p>
          </table:table-cell>
          <table:table-cell office:value-type="string">
            <text:p>https://icomarks.com/ico/MoonShard</text:p>
          </table:table-cell>
          <table:table-cell table:number-columns-repeated="4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Myplacex</text:p>
          </table:table-cell>
          <table:table-cell office:value-type="string">
            <text:p>https://icomarks.com/ico/Myplacex</text:p>
          </table:table-cell>
          <table:table-cell table:number-columns-repeated="4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MySmartProperty</text:p>
          </table:table-cell>
          <table:table-cell office:value-type="string">
            <text:p>https://icomarks.com/ico/MySmartProperty</text:p>
          </table:table-cell>
          <table:table-cell table:number-columns-repeated="4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Narrative</text:p>
          </table:table-cell>
          <table:table-cell office:value-type="string">
            <text:p>https://icomarks.com/ico/Narrative</text:p>
          </table:table-cell>
          <table:table-cell table:number-columns-repeated="4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KN</text:p>
          </table:table-cell>
          <table:table-cell office:value-type="string">
            <text:p>https://icomarks.com/ico/NKN</text:p>
          </table:table-cell>
          <table:table-cell table:number-columns-repeated="4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NVIS</text:p>
          </table:table-cell>
          <table:table-cell office:value-type="string">
            <text:p>https://icomarks.com/ico/NVIS</text:p>
          </table:table-cell>
          <table:table-cell table:number-columns-repeated="4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NyronChain</text:p>
          </table:table-cell>
          <table:table-cell office:value-type="string">
            <text:p>https://icomarks.com/ico/NyronChain</text:p>
          </table:table-cell>
          <table:table-cell table:number-columns-repeated="4"/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OpenBlock</text:p>
          </table:table-cell>
          <table:table-cell office:value-type="string">
            <text:p>https://icomarks.com/ico/OpenBlock</text:p>
          </table:table-cell>
          <table:table-cell table:number-columns-repeated="4"/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OTS PROJECT</text:p>
          </table:table-cell>
          <table:table-cell office:value-type="string">
            <text:p>https://icomarks.com/ico/OTS-PROJECT</text:p>
          </table:table-cell>
          <table:table-cell table:number-columns-repeated="4"/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Oyster</text:p>
          </table:table-cell>
          <table:table-cell office:value-type="string">
            <text:p>https://icomarks.com/ico/Oyster</text:p>
          </table:table-cell>
          <table:table-cell table:number-columns-repeated="4"/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PetSource</text:p>
          </table:table-cell>
          <table:table-cell office:value-type="string">
            <text:p>https://icomarks.com/ico/PetSource</text:p>
          </table:table-cell>
          <table:table-cell table:number-columns-repeated="4"/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Phantasma</text:p>
          </table:table-cell>
          <table:table-cell office:value-type="string">
            <text:p>https://icomarks.com/ico/Phantasma</text:p>
          </table:table-cell>
          <table:table-cell table:number-columns-repeated="4"/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PILIGRIM XXI</text:p>
          </table:table-cell>
          <table:table-cell office:value-type="string">
            <text:p>https://icomarks.com/ico/PILIGRIM-XXI</text:p>
          </table:table-cell>
          <table:table-cell table:number-columns-repeated="4"/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PingPong</text:p>
          </table:table-cell>
          <table:table-cell office:value-type="string">
            <text:p>https://icomarks.com/ico/PingPong</text:p>
          </table:table-cell>
          <table:table-cell table:number-columns-repeated="4"/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Pitch</text:p>
          </table:table-cell>
          <table:table-cell office:value-type="string">
            <text:p>https://icomarks.com/ico/Pitch</text:p>
          </table:table-cell>
          <table:table-cell table:number-columns-repeated="4"/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PlayerOne</text:p>
          </table:table-cell>
          <table:table-cell office:value-type="string">
            <text:p>https://icomarks.com/ico/PlayerOne</text:p>
          </table:table-cell>
          <table:table-cell table:number-columns-repeated="4"/>
        </table:table-row>
        <table:table-row table:style-name="ro2">
          <table:table-cell office:value-type="float" office:value="989">
            <text:p>989</text:p>
          </table:table-cell>
          <table:table-cell office:value-type="string">
            <text:p>RealCasino</text:p>
          </table:table-cell>
          <table:table-cell office:value-type="string">
            <text:p>https://icomarks.com/ico/RealCasino</text:p>
          </table:table-cell>
          <table:table-cell table:number-columns-repeated="4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Robotvera</text:p>
          </table:table-cell>
          <table:table-cell office:value-type="string">
            <text:p>https://icomarks.com/ico/Robotvera</text:p>
          </table:table-cell>
          <table:table-cell table:number-columns-repeated="4"/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Safeguard</text:p>
          </table:table-cell>
          <table:table-cell office:value-type="string">
            <text:p>https://icomarks.com/ico/Safeguard</text:p>
          </table:table-cell>
          <table:table-cell table:number-columns-repeated="4"/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Satori Books</text:p>
          </table:table-cell>
          <table:table-cell office:value-type="string">
            <text:p>https://icomarks.com/ico/Satori-Books</text:p>
          </table:table-cell>
          <table:table-cell table:number-columns-repeated="4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gamePro</text:p>
          </table:table-cell>
          <table:table-cell office:value-type="string">
            <text:p>https://icomarks.com/ico/SgamePro</text:p>
          </table:table-cell>
          <table:table-cell table:number-columns-repeated="4"/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Silicon</text:p>
          </table:table-cell>
          <table:table-cell office:value-type="string">
            <text:p>https://icomarks.com/ico/Silicon</text:p>
          </table:table-cell>
          <table:table-cell table:number-columns-repeated="4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Simmitri</text:p>
          </table:table-cell>
          <table:table-cell office:value-type="string">
            <text:p>https://icomarks.com/ico/Simmitri</text:p>
          </table:table-cell>
          <table:table-cell table:number-columns-repeated="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SkyPay</text:p>
          </table:table-cell>
          <table:table-cell office:value-type="string">
            <text:p>https://icomarks.com/ico/SkyPay</text:p>
          </table:table-cell>
          <table:table-cell table:number-columns-repeated="4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Socratus</text:p>
          </table:table-cell>
          <table:table-cell office:value-type="string">
            <text:p>https://icomarks.com/ico/Socratus</text:p>
          </table:table-cell>
          <table:table-cell table:number-columns-repeated="4"/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Sparta</text:p>
          </table:table-cell>
          <table:table-cell office:value-type="string">
            <text:p>https://icomarks.com/ico/Sparta</text:p>
          </table:table-cell>
          <table:table-cell table:number-columns-repeated="4"/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SPORTCY</text:p>
          </table:table-cell>
          <table:table-cell office:value-type="string">
            <text:p>https://icomarks.com/ico/SPORTCY</text:p>
          </table:table-cell>
          <table:table-cell table:number-columns-repeated="4"/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STRIM</text:p>
          </table:table-cell>
          <table:table-cell office:value-type="string">
            <text:p>https://icomarks.com/ico/STRIM</text:p>
          </table:table-cell>
          <table:table-cell table:number-columns-repeated="4"/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Transition Coin</text:p>
          </table:table-cell>
          <table:table-cell office:value-type="string">
            <text:p>https://icomarks.com/ico/Transition-Coin</text:p>
          </table:table-cell>
          <table:table-cell table:number-columns-repeated="4"/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UChain</text:p>
          </table:table-cell>
          <table:table-cell office:value-type="string">
            <text:p>https://icomarks.com/ico/UChain</text:p>
          </table:table-cell>
          <table:table-cell table:number-columns-repeated="4"/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Uranus</text:p>
          </table:table-cell>
          <table:table-cell office:value-type="string">
            <text:p>https://icomarks.com/ico/Uranus</text:p>
          </table:table-cell>
          <table:table-cell table:number-columns-repeated="4"/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VectorZilla</text:p>
          </table:table-cell>
          <table:table-cell office:value-type="string">
            <text:p>https://icomarks.com/ico/VectorZilla</text:p>
          </table:table-cell>
          <table:table-cell table:number-columns-repeated="4"/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Waltix</text:p>
          </table:table-cell>
          <table:table-cell office:value-type="string">
            <text:p>https://icomarks.com/ico/Waltix</text:p>
          </table:table-cell>
          <table:table-cell table:number-columns-repeated="4"/>
        </table:table-row>
        <table:table-row table:style-name="ro2">
          <table:table-cell office:value-type="float" office:value="1010">
            <text:p>1010</text:p>
          </table:table-cell>
          <table:table-cell office:value-type="string">
            <text:p>Weeve Network</text:p>
          </table:table-cell>
          <table:table-cell office:value-type="string">
            <text:p>https://icomarks.com/ico/Weeve-Network</text:p>
          </table:table-cell>
          <table:table-cell table:number-columns-repeated="4"/>
        </table:table-row>
        <table:table-row table:style-name="ro2">
          <table:table-cell office:value-type="float" office:value="1011">
            <text:p>1011</text:p>
          </table:table-cell>
          <table:table-cell office:value-type="string">
            <text:p>Workchain</text:p>
          </table:table-cell>
          <table:table-cell office:value-type="string">
            <text:p>https://icomarks.com/ico/Workchain</text:p>
          </table:table-cell>
          <table:table-cell table:number-columns-repeated="4"/>
        </table:table-row>
        <table:table-row table:style-name="ro2">
          <table:table-cell office:value-type="float" office:value="1012">
            <text:p>1012</text:p>
          </table:table-cell>
          <table:table-cell office:value-type="string">
            <text:p>XELS</text:p>
          </table:table-cell>
          <table:table-cell office:value-type="string">
            <text:p>https://icomarks.com/ico/XELS</text:p>
          </table:table-cell>
          <table:table-cell table:number-columns-repeated="4"/>
        </table:table-row>
        <table:table-row table:style-name="ro2">
          <table:table-cell office:value-type="float" office:value="1013">
            <text:p>1013</text:p>
          </table:table-cell>
          <table:table-cell office:value-type="string">
            <text:p>XZEN</text:p>
          </table:table-cell>
          <table:table-cell office:value-type="string">
            <text:p>https://icomarks.com/ico/XZEN</text:p>
          </table:table-cell>
          <table:table-cell table:number-columns-repeated="4"/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YooPing</text:p>
          </table:table-cell>
          <table:table-cell office:value-type="string">
            <text:p>https://icomarks.com/ico/YooPing</text:p>
          </table:table-cell>
          <table:table-cell table:number-columns-repeated="4"/>
        </table:table-row>
        <table:table-row table:style-name="ro2">
          <table:table-cell office:value-type="float" office:value="1015">
            <text:p>1015</text:p>
          </table:table-cell>
          <table:table-cell office:value-type="string">
            <text:p>Agora</text:p>
          </table:table-cell>
          <table:table-cell office:value-type="string">
            <text:p>https://icomarks.com/ico/Agora</text:p>
          </table:table-cell>
          <table:table-cell table:number-columns-repeated="4"/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Agro Stock Exchange</text:p>
          </table:table-cell>
          <table:table-cell office:value-type="string">
            <text:p>https://icomarks.com/ico/Agro-Stock-Exchange</text:p>
          </table:table-cell>
          <table:table-cell table:number-columns-repeated="4"/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AlchemyByte</text:p>
          </table:table-cell>
          <table:table-cell office:value-type="string">
            <text:p>https://icomarks.com/ico/AlchemyByte</text:p>
          </table:table-cell>
          <table:table-cell table:number-columns-repeated="4"/>
        </table:table-row>
        <table:table-row table:style-name="ro2">
          <table:table-cell office:value-type="float" office:value="1018">
            <text:p>1018</text:p>
          </table:table-cell>
          <table:table-cell office:value-type="string">
            <text:p>Asset Token</text:p>
          </table:table-cell>
          <table:table-cell office:value-type="string">
            <text:p>https://icomarks.com/ico/Asset-Token</text:p>
          </table:table-cell>
          <table:table-cell table:number-columns-repeated="4"/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ATMToken</text:p>
          </table:table-cell>
          <table:table-cell office:value-type="string">
            <text:p>https://icomarks.com/ico/ATMToken</text:p>
          </table:table-cell>
          <table:table-cell table:number-columns-repeated="4"/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ATN</text:p>
          </table:table-cell>
          <table:table-cell office:value-type="string">
            <text:p>https://icomarks.com/ico/ATN</text:p>
          </table:table-cell>
          <table:table-cell table:number-columns-repeated="4"/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B-Umbrella</text:p>
          </table:table-cell>
          <table:table-cell office:value-type="string">
            <text:p>https://icomarks.com/ico/B-Umbrella</text:p>
          </table:table-cell>
          <table:table-cell table:number-columns-repeated="4"/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BitcoinBing</text:p>
          </table:table-cell>
          <table:table-cell office:value-type="string">
            <text:p>https://icomarks.com/ico/BitcoinBing</text:p>
          </table:table-cell>
          <table:table-cell table:number-columns-repeated="4"/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Bizi 13</text:p>
          </table:table-cell>
          <table:table-cell office:value-type="string">
            <text:p>https://icomarks.com/ico/Bizi-13</text:p>
          </table:table-cell>
          <table:table-cell table:number-columns-repeated="4"/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Cointrade</text:p>
          </table:table-cell>
          <table:table-cell office:value-type="string">
            <text:p>https://icomarks.com/ico/Cointrade</text:p>
          </table:table-cell>
          <table:table-cell table:number-columns-repeated="4"/>
        </table:table-row>
        <table:table-row table:style-name="ro2">
          <table:table-cell office:value-type="float" office:value="1025">
            <text:p>1025</text:p>
          </table:table-cell>
          <table:table-cell office:value-type="string">
            <text:p>Crypto Jade</text:p>
          </table:table-cell>
          <table:table-cell office:value-type="string">
            <text:p>https://icomarks.com/ico/Crypto-Jade</text:p>
          </table:table-cell>
          <table:table-cell table:number-columns-repeated="4"/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CryptoBrick</text:p>
          </table:table-cell>
          <table:table-cell office:value-type="string">
            <text:p>https://icomarks.com/ico/CryptoBrick</text:p>
          </table:table-cell>
          <table:table-cell table:number-columns-repeated="4"/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Cryptolux</text:p>
          </table:table-cell>
          <table:table-cell office:value-type="string">
            <text:p>https://icomarks.com/ico/Cryptolux</text:p>
          </table:table-cell>
          <table:table-cell table:number-columns-repeated="4"/>
        </table:table-row>
        <table:table-row table:style-name="ro2">
          <table:table-cell office:value-type="float" office:value="1028">
            <text:p>1028</text:p>
          </table:table-cell>
          <table:table-cell office:value-type="string">
            <text:p>Cypherium</text:p>
          </table:table-cell>
          <table:table-cell office:value-type="string">
            <text:p>https://icomarks.com/ico/Cypherium</text:p>
          </table:table-cell>
          <table:table-cell table:number-columns-repeated="4"/>
        </table:table-row>
        <table:table-row table:style-name="ro2">
          <table:table-cell office:value-type="float" office:value="1029">
            <text:p>1029</text:p>
          </table:table-cell>
          <table:table-cell office:value-type="string">
            <text:p>Decentralized Machine Learning</text:p>
          </table:table-cell>
          <table:table-cell office:value-type="string">
            <text:p>https://icomarks.com/ico/Decentralized-Machine-Learning</text:p>
          </table:table-cell>
          <table:table-cell table:number-columns-repeated="4"/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DHT</text:p>
          </table:table-cell>
          <table:table-cell office:value-type="string">
            <text:p>https://icomarks.com/ico/DHT</text:p>
          </table:table-cell>
          <table:table-cell table:number-columns-repeated="4"/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DIG Coin</text:p>
          </table:table-cell>
          <table:table-cell office:value-type="string">
            <text:p>https://icomarks.com/ico/DIG-Coin</text:p>
          </table:table-cell>
          <table:table-cell table:number-columns-repeated="4"/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DIVM</text:p>
          </table:table-cell>
          <table:table-cell office:value-type="string">
            <text:p>https://icomarks.com/ico/DIVM</text:p>
          </table:table-cell>
          <table:table-cell table:number-columns-repeated="4"/>
        </table:table-row>
        <table:table-row table:style-name="ro2">
          <table:table-cell office:value-type="float" office:value="1035">
            <text:p>1035</text:p>
          </table:table-cell>
          <table:table-cell office:value-type="string">
            <text:p>EMI Foundation</text:p>
          </table:table-cell>
          <table:table-cell office:value-type="string">
            <text:p>https://icomarks.com/ico/EMI-Foundation</text:p>
          </table:table-cell>
          <table:table-cell table:number-columns-repeated="4"/>
        </table:table-row>
        <table:table-row table:style-name="ro2">
          <table:table-cell office:value-type="float" office:value="1036">
            <text:p>1036</text:p>
          </table:table-cell>
          <table:table-cell office:value-type="string">
            <text:p>Endor</text:p>
          </table:table-cell>
          <table:table-cell office:value-type="string">
            <text:p>https://icomarks.com/ico/Endor</text:p>
          </table:table-cell>
          <table:table-cell table:number-columns-repeated="4"/>
        </table:table-row>
        <table:table-row table:style-name="ro2">
          <table:table-cell office:value-type="float" office:value="1037">
            <text:p>1037</text:p>
          </table:table-cell>
          <table:table-cell office:value-type="string">
            <text:p>everiToken</text:p>
          </table:table-cell>
          <table:table-cell office:value-type="string">
            <text:p>https://icomarks.com/ico/everiToken</text:p>
          </table:table-cell>
          <table:table-cell table:number-columns-repeated="4"/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Fan Controlled Football League</text:p>
          </table:table-cell>
          <table:table-cell office:value-type="string">
            <text:p>https://icomarks.com/ico/Fan-Controlled-Football-League</text:p>
          </table:table-cell>
          <table:table-cell table:number-columns-repeated="4"/>
        </table:table-row>
        <table:table-row table:style-name="ro2">
          <table:table-cell office:value-type="float" office:value="1039">
            <text:p>1039</text:p>
          </table:table-cell>
          <table:table-cell office:value-type="string">
            <text:p>Fintechnics</text:p>
          </table:table-cell>
          <table:table-cell office:value-type="string">
            <text:p>https://icomarks.com/ico/Fintechnics</text:p>
          </table:table-cell>
          <table:table-cell table:number-columns-repeated="4"/>
        </table:table-row>
        <table:table-row table:style-name="ro2">
          <table:table-cell office:value-type="float" office:value="1040">
            <text:p>1040</text:p>
          </table:table-cell>
          <table:table-cell office:value-type="string">
            <text:p>Fizcal</text:p>
          </table:table-cell>
          <table:table-cell office:value-type="string">
            <text:p>https://icomarks.com/ico/Fizcal</text:p>
          </table:table-cell>
          <table:table-cell table:number-columns-repeated="4"/>
        </table:table-row>
        <table:table-row table:style-name="ro2">
          <table:table-cell office:value-type="float" office:value="1041">
            <text:p>1041</text:p>
          </table:table-cell>
          <table:table-cell office:value-type="string">
            <text:p>FUELDApp</text:p>
          </table:table-cell>
          <table:table-cell office:value-type="string">
            <text:p>https://icomarks.com/ico/FUELDApp</text:p>
          </table:table-cell>
          <table:table-cell table:number-columns-repeated="4"/>
        </table:table-row>
        <table:table-row table:style-name="ro2">
          <table:table-cell office:value-type="float" office:value="1042">
            <text:p>1042</text:p>
          </table:table-cell>
          <table:table-cell office:value-type="string">
            <text:p>Glu</text:p>
          </table:table-cell>
          <table:table-cell office:value-type="string">
            <text:p>https://icomarks.com/ico/Glu</text:p>
          </table:table-cell>
          <table:table-cell table:number-columns-repeated="4"/>
        </table:table-row>
        <table:table-row table:style-name="ro2">
          <table:table-cell office:value-type="float" office:value="1043">
            <text:p>1043</text:p>
          </table:table-cell>
          <table:table-cell office:value-type="string">
            <text:p>Goodwill Protocol</text:p>
          </table:table-cell>
          <table:table-cell office:value-type="string">
            <text:p>https://icomarks.com/ico/Goodwill-Protocol</text:p>
          </table:table-cell>
          <table:table-cell table:number-columns-repeated="4"/>
        </table:table-row>
        <table:table-row table:style-name="ro2">
          <table:table-cell office:value-type="float" office:value="1044">
            <text:p>1044</text:p>
          </table:table-cell>
          <table:table-cell office:value-type="string">
            <text:p>GXC</text:p>
          </table:table-cell>
          <table:table-cell office:value-type="string">
            <text:p>https://icomarks.com/ico/GXC</text:p>
          </table:table-cell>
          <table:table-cell table:number-columns-repeated="4"/>
        </table:table-row>
        <table:table-row table:style-name="ro2">
          <table:table-cell office:value-type="float" office:value="1045">
            <text:p>1045</text:p>
          </table:table-cell>
          <table:table-cell office:value-type="string">
            <text:p>Gym Rewards</text:p>
          </table:table-cell>
          <table:table-cell office:value-type="string">
            <text:p>https://icomarks.com/ico/Gym-Rewards</text:p>
          </table:table-cell>
          <table:table-cell table:number-columns-repeated="4"/>
        </table:table-row>
        <table:table-row table:style-name="ro2">
          <table:table-cell office:value-type="float" office:value="1046">
            <text:p>1046</text:p>
          </table:table-cell>
          <table:table-cell office:value-type="string">
            <text:p>Healthy Token</text:p>
          </table:table-cell>
          <table:table-cell office:value-type="string">
            <text:p>https://icomarks.com/ico/Healthy-Token</text:p>
          </table:table-cell>
          <table:table-cell table:number-columns-repeated="4"/>
        </table:table-row>
        <table:table-row table:style-name="ro2">
          <table:table-cell office:value-type="float" office:value="1047">
            <text:p>1047</text:p>
          </table:table-cell>
          <table:table-cell office:value-type="string">
            <text:p>HiNounou</text:p>
          </table:table-cell>
          <table:table-cell office:value-type="string">
            <text:p>https://icomarks.com/ico/HiNounou</text:p>
          </table:table-cell>
          <table:table-cell table:number-columns-repeated="4"/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HitChain</text:p>
          </table:table-cell>
          <table:table-cell office:value-type="string">
            <text:p>https://icomarks.com/ico/HitChain</text:p>
          </table:table-cell>
          <table:table-cell table:number-columns-repeated="4"/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ICURY</text:p>
          </table:table-cell>
          <table:table-cell office:value-type="string">
            <text:p>https://icomarks.com/ico/ICURY</text:p>
          </table:table-cell>
          <table:table-cell table:number-columns-repeated="4"/>
        </table:table-row>
        <table:table-row table:style-name="ro2">
          <table:table-cell office:value-type="float" office:value="1051">
            <text:p>1051</text:p>
          </table:table-cell>
          <table:table-cell office:value-type="string">
            <text:p>Ieo service</text:p>
          </table:table-cell>
          <table:table-cell office:value-type="string">
            <text:p>https://icomarks.com/ico/Ieo-service</text:p>
          </table:table-cell>
          <table:table-cell table:number-columns-repeated="4"/>
        </table:table-row>
        <table:table-row table:style-name="ro2">
          <table:table-cell office:value-type="float" office:value="1052">
            <text:p>1052</text:p>
          </table:table-cell>
          <table:table-cell office:value-type="string">
            <text:p>Intellos</text:p>
          </table:table-cell>
          <table:table-cell office:value-type="string">
            <text:p>https://icomarks.com/ico/Intellos</text:p>
          </table:table-cell>
          <table:table-cell table:number-columns-repeated="4"/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Legacy</text:p>
          </table:table-cell>
          <table:table-cell office:value-type="string">
            <text:p>https://icomarks.com/ico/Legacy</text:p>
          </table:table-cell>
          <table:table-cell table:number-columns-repeated="4"/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Lescovex</text:p>
          </table:table-cell>
          <table:table-cell office:value-type="string">
            <text:p>https://icomarks.com/ico/Lescovex</text:p>
          </table:table-cell>
          <table:table-cell table:number-columns-repeated="4"/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LiveTalk</text:p>
          </table:table-cell>
          <table:table-cell office:value-type="string">
            <text:p>https://icomarks.com/ico/LiveTalk</text:p>
          </table:table-cell>
          <table:table-cell table:number-columns-repeated="4"/>
        </table:table-row>
        <table:table-row table:style-name="ro2">
          <table:table-cell office:value-type="float" office:value="1056">
            <text:p>1056</text:p>
          </table:table-cell>
          <table:table-cell office:value-type="string">
            <text:p>LocalXpose</text:p>
          </table:table-cell>
          <table:table-cell office:value-type="string">
            <text:p>https://icomarks.com/ico/LocalXpose</text:p>
          </table:table-cell>
          <table:table-cell table:number-columns-repeated="4"/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Loki</text:p>
          </table:table-cell>
          <table:table-cell office:value-type="string">
            <text:p>https://icomarks.com/ico/Loki</text:p>
          </table:table-cell>
          <table:table-cell table:number-columns-repeated="4"/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Merge</text:p>
          </table:table-cell>
          <table:table-cell office:value-type="string">
            <text:p>https://icomarks.com/ico/Merge</text:p>
          </table:table-cell>
          <table:table-cell table:number-columns-repeated="4"/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Mithril Ore</text:p>
          </table:table-cell>
          <table:table-cell office:value-type="string">
            <text:p>https://icomarks.com/ico/Mithril-Ore</text:p>
          </table:table-cell>
          <table:table-cell table:number-columns-repeated="4"/>
        </table:table-row>
        <table:table-row table:style-name="ro2">
          <table:table-cell office:value-type="float" office:value="1062">
            <text:p>1062</text:p>
          </table:table-cell>
          <table:table-cell office:value-type="string">
            <text:p>Nounou</text:p>
          </table:table-cell>
          <table:table-cell office:value-type="string">
            <text:p>https://icomarks.com/ico/Nounou</text:p>
          </table:table-cell>
          <table:table-cell table:number-columns-repeated="4"/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Open Platform</text:p>
          </table:table-cell>
          <table:table-cell office:value-type="string">
            <text:p>https://icomarks.com/ico/Open-Platform</text:p>
          </table:table-cell>
          <table:table-cell table:number-columns-repeated="4"/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PDX</text:p>
          </table:table-cell>
          <table:table-cell office:value-type="string">
            <text:p>https://icomarks.com/ico/PDX</text:p>
          </table:table-cell>
          <table:table-cell table:number-columns-repeated="4"/>
        </table:table-row>
        <table:table-row table:style-name="ro2">
          <table:table-cell office:value-type="float" office:value="1066">
            <text:p>1066</text:p>
          </table:table-cell>
          <table:table-cell office:value-type="string">
            <text:p>Ponsumer</text:p>
          </table:table-cell>
          <table:table-cell office:value-type="string">
            <text:p>https://icomarks.com/ico/Ponsumer</text:p>
          </table:table-cell>
          <table:table-cell table:number-columns-repeated="4"/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Proemtheus</text:p>
          </table:table-cell>
          <table:table-cell office:value-type="string">
            <text:p>https://icomarks.com/ico/Proemtheus</text:p>
          </table:table-cell>
          <table:table-cell table:number-columns-repeated="4"/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Qbao</text:p>
          </table:table-cell>
          <table:table-cell office:value-type="string">
            <text:p>https://icomarks.com/ico/Qbao</text:p>
          </table:table-cell>
          <table:table-cell table:number-columns-repeated="4"/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Rhovit</text:p>
          </table:table-cell>
          <table:table-cell office:value-type="string">
            <text:p>https://icomarks.com/ico/Rhovit</text:p>
          </table:table-cell>
          <table:table-cell table:number-columns-repeated="4"/>
        </table:table-row>
        <table:table-row table:style-name="ro2">
          <table:table-cell office:value-type="float" office:value="1071">
            <text:p>1071</text:p>
          </table:table-cell>
          <table:table-cell office:value-type="string">
            <text:p>ShipChain</text:p>
          </table:table-cell>
          <table:table-cell office:value-type="string">
            <text:p>https://icomarks.com/ico/ShipChain</text:p>
          </table:table-cell>
          <table:table-cell table:number-columns-repeated="4"/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SilverDollar</text:p>
          </table:table-cell>
          <table:table-cell office:value-type="string">
            <text:p>https://icomarks.com/ico/SilverDollar</text:p>
          </table:table-cell>
          <table:table-cell table:number-columns-repeated="4"/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Skrilla</text:p>
          </table:table-cell>
          <table:table-cell office:value-type="string">
            <text:p>https://icomarks.com/ico/Skrilla</text:p>
          </table:table-cell>
          <table:table-cell table:number-columns-repeated="4"/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Snips</text:p>
          </table:table-cell>
          <table:table-cell office:value-type="string">
            <text:p>https://icomarks.com/ico/Snips</text:p>
          </table:table-cell>
          <table:table-cell table:number-columns-repeated="4"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Sonic</text:p>
          </table:table-cell>
          <table:table-cell office:value-type="string">
            <text:p>https://icomarks.com/ico/Sonic</text:p>
          </table:table-cell>
          <table:table-cell table:number-columns-repeated="4"/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Stein Coin</text:p>
          </table:table-cell>
          <table:table-cell office:value-type="string">
            <text:p>https://icomarks.com/ico/Stein-Coin</text:p>
          </table:table-cell>
          <table:table-cell table:number-columns-repeated="4"/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SuperSkynet</text:p>
          </table:table-cell>
          <table:table-cell office:value-type="string">
            <text:p>https://icomarks.com/ico/SuperSkynet</text:p>
          </table:table-cell>
          <table:table-cell table:number-columns-repeated="4"/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Terra</text:p>
          </table:table-cell>
          <table:table-cell office:value-type="string">
            <text:p>https://icomarks.com/ico/Terra</text:p>
          </table:table-cell>
          <table:table-cell table:number-columns-repeated="4"/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Unico</text:p>
          </table:table-cell>
          <table:table-cell office:value-type="string">
            <text:p>https://icomarks.com/ico/Unico</text:p>
          </table:table-cell>
          <table:table-cell table:number-columns-repeated="4"/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VALHALLA</text:p>
          </table:table-cell>
          <table:table-cell office:value-type="string">
            <text:p>https://icomarks.com/ico/VALHALLA</text:p>
          </table:table-cell>
          <table:table-cell table:number-columns-repeated="4"/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VICoin</text:p>
          </table:table-cell>
          <table:table-cell office:value-type="string">
            <text:p>https://icomarks.com/ico/VICoin</text:p>
          </table:table-cell>
          <table:table-cell table:number-columns-repeated="4"/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Vyral</text:p>
          </table:table-cell>
          <table:table-cell office:value-type="string">
            <text:p>https://icomarks.com/ico/Vyral</text:p>
          </table:table-cell>
          <table:table-cell table:number-columns-repeated="4"/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Wide Energy</text:p>
          </table:table-cell>
          <table:table-cell office:value-type="string">
            <text:p>https://icomarks.com/ico/Wide-Energy</text:p>
          </table:table-cell>
          <table:table-cell table:number-columns-repeated="4"/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YouRa</text:p>
          </table:table-cell>
          <table:table-cell office:value-type="string">
            <text:p>https://icomarks.com/ico/YouRa</text:p>
          </table:table-cell>
          <table:table-cell table:number-columns-repeated="4"/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Aiq</text:p>
          </table:table-cell>
          <table:table-cell office:value-type="string">
            <text:p>https://icomarks.com/ico/Aiq</text:p>
          </table:table-cell>
          <table:table-cell table:number-columns-repeated="4"/>
        </table:table-row>
        <table:table-row table:style-name="ro2">
          <table:table-cell office:value-type="float" office:value="1091">
            <text:p>1091</text:p>
          </table:table-cell>
          <table:table-cell office:value-type="string">
            <text:p>ARPA</text:p>
          </table:table-cell>
          <table:table-cell office:value-type="string">
            <text:p>https://icomarks.com/ico/ARPA</text:p>
          </table:table-cell>
          <table:table-cell table:number-columns-repeated="4"/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Asmbler</text:p>
          </table:table-cell>
          <table:table-cell office:value-type="string">
            <text:p>https://icomarks.com/ico/Asmbler</text:p>
          </table:table-cell>
          <table:table-cell table:number-columns-repeated="4"/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Avai Football Club</text:p>
          </table:table-cell>
          <table:table-cell office:value-type="string">
            <text:p>https://icomarks.com/ico/Avai-Football-Club</text:p>
          </table:table-cell>
          <table:table-cell table:number-columns-repeated="4"/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Beeton DApp</text:p>
          </table:table-cell>
          <table:table-cell office:value-type="string">
            <text:p>https://icomarks.com/ico/Beeton-DApp</text:p>
          </table:table-cell>
          <table:table-cell table:number-columns-repeated="4"/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BeonBOX</text:p>
          </table:table-cell>
          <table:table-cell office:value-type="string">
            <text:p>https://icomarks.com/ico/BeonBOX</text:p>
          </table:table-cell>
          <table:table-cell table:number-columns-repeated="4"/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Biostem</text:p>
          </table:table-cell>
          <table:table-cell office:value-type="string">
            <text:p>https://icomarks.com/ico/Biostem</text:p>
          </table:table-cell>
          <table:table-cell table:number-columns-repeated="4"/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BitBase</text:p>
          </table:table-cell>
          <table:table-cell office:value-type="string">
            <text:p>https://icomarks.com/ico/BitBase</text:p>
          </table:table-cell>
          <table:table-cell table:number-columns-repeated="4"/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Bizkey</text:p>
          </table:table-cell>
          <table:table-cell office:value-type="string">
            <text:p>https://icomarks.com/ico/Bizkey</text:p>
          </table:table-cell>
          <table:table-cell table:number-columns-repeated="4"/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Blaze Protocol</text:p>
          </table:table-cell>
          <table:table-cell office:value-type="string">
            <text:p>https://icomarks.com/ico/Blaze-Protocol</text:p>
          </table:table-cell>
          <table:table-cell table:number-columns-repeated="4"/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lears</text:p>
          </table:table-cell>
          <table:table-cell office:value-type="string">
            <text:p>https://icomarks.com/ico/Clears</text:p>
          </table:table-cell>
          <table:table-cell table:number-columns-repeated="4"/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lickAuto</text:p>
          </table:table-cell>
          <table:table-cell office:value-type="string">
            <text:p>https://icomarks.com/ico/ClickAuto</text:p>
          </table:table-cell>
          <table:table-cell table:number-columns-repeated="4"/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NN</text:p>
          </table:table-cell>
          <table:table-cell office:value-type="string">
            <text:p>https://icomarks.com/ico/CNN</text:p>
          </table:table-cell>
          <table:table-cell table:number-columns-repeated="4"/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nferenceCoin</text:p>
          </table:table-cell>
          <table:table-cell office:value-type="string">
            <text:p>https://icomarks.com/ico/ConferenceCoin</text:p>
          </table:table-cell>
          <table:table-cell table:number-columns-repeated="4"/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RYPTTO</text:p>
          </table:table-cell>
          <table:table-cell office:value-type="string">
            <text:p>https://icomarks.com/ico/CRYPTTO</text:p>
          </table:table-cell>
          <table:table-cell table:number-columns-repeated="4"/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dApp Builder</text:p>
          </table:table-cell>
          <table:table-cell office:value-type="string">
            <text:p>https://icomarks.com/ico/dApp-Builder</text:p>
          </table:table-cell>
          <table:table-cell table:number-columns-repeated="4"/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DATx</text:p>
          </table:table-cell>
          <table:table-cell office:value-type="string">
            <text:p>https://icomarks.com/ico/DATx</text:p>
          </table:table-cell>
          <table:table-cell table:number-columns-repeated="4"/>
        </table:table-row>
        <table:table-row table:style-name="ro2">
          <table:table-cell office:value-type="float" office:value="1110">
            <text:p>1110</text:p>
          </table:table-cell>
          <table:table-cell office:value-type="string">
            <text:p>Deep Gold</text:p>
          </table:table-cell>
          <table:table-cell office:value-type="string">
            <text:p>https://icomarks.com/ico/Deep-Gold</text:p>
          </table:table-cell>
          <table:table-cell table:number-columns-repeated="4"/>
        </table:table-row>
        <table:table-row table:style-name="ro2">
          <table:table-cell office:value-type="float" office:value="1111">
            <text:p>1111</text:p>
          </table:table-cell>
          <table:table-cell office:value-type="string">
            <text:p>DeepToken</text:p>
          </table:table-cell>
          <table:table-cell office:value-type="string">
            <text:p>https://icomarks.com/ico/DeepToken</text:p>
          </table:table-cell>
          <table:table-cell table:number-columns-repeated="4"/>
        </table:table-row>
        <table:table-row table:style-name="ro2">
          <table:table-cell office:value-type="float" office:value="1112">
            <text:p>1112</text:p>
          </table:table-cell>
          <table:table-cell office:value-type="string">
            <text:p>DenAR</text:p>
          </table:table-cell>
          <table:table-cell office:value-type="string">
            <text:p>https://icomarks.com/ico/DenAR</text:p>
          </table:table-cell>
          <table:table-cell table:number-columns-repeated="4"/>
        </table:table-row>
        <table:table-row table:style-name="ro2">
          <table:table-cell office:value-type="float" office:value="1113">
            <text:p>1113</text:p>
          </table:table-cell>
          <table:table-cell office:value-type="string">
            <text:p>Earthmedz</text:p>
          </table:table-cell>
          <table:table-cell office:value-type="string">
            <text:p>https://icomarks.com/ico/Earthmedz</text:p>
          </table:table-cell>
          <table:table-cell table:number-columns-repeated="4"/>
        </table:table-row>
        <table:table-row table:style-name="ro2">
          <table:table-cell office:value-type="float" office:value="1114">
            <text:p>1114</text:p>
          </table:table-cell>
          <table:table-cell office:value-type="string">
            <text:p>Fluence</text:p>
          </table:table-cell>
          <table:table-cell office:value-type="string">
            <text:p>https://icomarks.com/ico/Fluence</text:p>
          </table:table-cell>
          <table:table-cell table:number-columns-repeated="4"/>
        </table:table-row>
        <table:table-row table:style-name="ro2">
          <table:table-cell office:value-type="float" office:value="1115">
            <text:p>1115</text:p>
          </table:table-cell>
          <table:table-cell office:value-type="string">
            <text:p>Gadcoin</text:p>
          </table:table-cell>
          <table:table-cell office:value-type="string">
            <text:p>https://icomarks.com/ico/Gadcoin</text:p>
          </table:table-cell>
          <table:table-cell table:number-columns-repeated="4"/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Game Gold</text:p>
          </table:table-cell>
          <table:table-cell office:value-type="string">
            <text:p>https://icomarks.com/ico/Game-Gold</text:p>
          </table:table-cell>
          <table:table-cell table:number-columns-repeated="4"/>
        </table:table-row>
        <table:table-row table:style-name="ro2">
          <table:table-cell office:value-type="float" office:value="1117">
            <text:p>1117</text:p>
          </table:table-cell>
          <table:table-cell office:value-type="string">
            <text:p>Gcd Coin</text:p>
          </table:table-cell>
          <table:table-cell office:value-type="string">
            <text:p>https://icomarks.com/ico/Gcd-Coin</text:p>
          </table:table-cell>
          <table:table-cell table:number-columns-repeated="4"/>
        </table:table-row>
        <table:table-row table:style-name="ro2">
          <table:table-cell office:value-type="float" office:value="1118">
            <text:p>1118</text:p>
          </table:table-cell>
          <table:table-cell office:value-type="string">
            <text:p>GovBlocks</text:p>
          </table:table-cell>
          <table:table-cell office:value-type="string">
            <text:p>https://icomarks.com/ico/GovBlocks</text:p>
          </table:table-cell>
          <table:table-cell table:number-columns-repeated="4"/>
        </table:table-row>
        <table:table-row table:style-name="ro2">
          <table:table-cell office:value-type="float" office:value="1119">
            <text:p>1119</text:p>
          </table:table-cell>
          <table:table-cell office:value-type="string">
            <text:p>Hathor</text:p>
          </table:table-cell>
          <table:table-cell office:value-type="string">
            <text:p>https://icomarks.com/ico/Hathor</text:p>
          </table:table-cell>
          <table:table-cell table:number-columns-repeated="4"/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iAqua</text:p>
          </table:table-cell>
          <table:table-cell office:value-type="string">
            <text:p>https://icomarks.com/ico/iAqua</text:p>
          </table:table-cell>
          <table:table-cell table:number-columns-repeated="4"/>
        </table:table-row>
        <table:table-row table:style-name="ro2">
          <table:table-cell office:value-type="float" office:value="1123">
            <text:p>1123</text:p>
          </table:table-cell>
          <table:table-cell office:value-type="string">
            <text:p>Layer Protocol</text:p>
          </table:table-cell>
          <table:table-cell office:value-type="string">
            <text:p>https://icomarks.com/ico/Layer-Protocol</text:p>
          </table:table-cell>
          <table:table-cell table:number-columns-repeated="4"/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Margin</text:p>
          </table:table-cell>
          <table:table-cell office:value-type="string">
            <text:p>https://icomarks.com/ico/Margin</text:p>
          </table:table-cell>
          <table:table-cell table:number-columns-repeated="4"/>
        </table:table-row>
        <table:table-row table:style-name="ro2">
          <table:table-cell office:value-type="float" office:value="1126">
            <text:p>1126</text:p>
          </table:table-cell>
          <table:table-cell office:value-type="string">
            <text:p>Mavo Token</text:p>
          </table:table-cell>
          <table:table-cell office:value-type="string">
            <text:p>https://icomarks.com/ico/Mavo-Token</text:p>
          </table:table-cell>
          <table:table-cell table:number-columns-repeated="4"/>
        </table:table-row>
        <table:table-row table:style-name="ro2">
          <table:table-cell office:value-type="float" office:value="1127">
            <text:p>1127</text:p>
          </table:table-cell>
          <table:table-cell office:value-type="string">
            <text:p>MDK</text:p>
          </table:table-cell>
          <table:table-cell office:value-type="string">
            <text:p>https://icomarks.com/ico/MDK</text:p>
          </table:table-cell>
          <table:table-cell table:number-columns-repeated="4"/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Media Sifter</text:p>
          </table:table-cell>
          <table:table-cell office:value-type="string">
            <text:p>https://icomarks.com/ico/Media-Sifter</text:p>
          </table:table-cell>
          <table:table-cell table:number-columns-repeated="4"/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Mthereum</text:p>
          </table:table-cell>
          <table:table-cell office:value-type="string">
            <text:p>https://icomarks.com/ico/Mthereum</text:p>
          </table:table-cell>
          <table:table-cell table:number-columns-repeated="4"/>
        </table:table-row>
        <table:table-row table:style-name="ro2">
          <table:table-cell office:value-type="float" office:value="1130">
            <text:p>1130</text:p>
          </table:table-cell>
          <table:table-cell office:value-type="string">
            <text:p>Nevula</text:p>
          </table:table-cell>
          <table:table-cell office:value-type="string">
            <text:p>https://icomarks.com/ico/Nevula</text:p>
          </table:table-cell>
          <table:table-cell table:number-columns-repeated="4"/>
        </table:table-row>
        <table:table-row table:style-name="ro2">
          <table:table-cell office:value-type="float" office:value="1131">
            <text:p>1131</text:p>
          </table:table-cell>
          <table:table-cell office:value-type="string">
            <text:p>NULS</text:p>
          </table:table-cell>
          <table:table-cell office:value-type="string">
            <text:p>https://icomarks.com/ico/NULS</text:p>
          </table:table-cell>
          <table:table-cell table:number-columns-repeated="4"/>
        </table:table-row>
        <table:table-row table:style-name="ro2">
          <table:table-cell office:value-type="float" office:value="1132">
            <text:p>1132</text:p>
          </table:table-cell>
          <table:table-cell office:value-type="string">
            <text:p>Octaneum</text:p>
          </table:table-cell>
          <table:table-cell office:value-type="string">
            <text:p>https://icomarks.com/ico/Octaneum</text:p>
          </table:table-cell>
          <table:table-cell table:number-columns-repeated="4"/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Omega One</text:p>
          </table:table-cell>
          <table:table-cell office:value-type="string">
            <text:p>https://icomarks.com/ico/Omega-One</text:p>
          </table:table-cell>
          <table:table-cell table:number-columns-repeated="4"/>
        </table:table-row>
        <table:table-row table:style-name="ro2">
          <table:table-cell office:value-type="float" office:value="1134">
            <text:p>1134</text:p>
          </table:table-cell>
          <table:table-cell office:value-type="string">
            <text:p>One Share</text:p>
          </table:table-cell>
          <table:table-cell office:value-type="string">
            <text:p>https://icomarks.com/ico/One-Share</text:p>
          </table:table-cell>
          <table:table-cell table:number-columns-repeated="4"/>
        </table:table-row>
        <table:table-row table:style-name="ro2">
          <table:table-cell office:value-type="float" office:value="1135">
            <text:p>1135</text:p>
          </table:table-cell>
          <table:table-cell office:value-type="string">
            <text:p>OneForOne Coin</text:p>
          </table:table-cell>
          <table:table-cell office:value-type="string">
            <text:p>https://icomarks.com/ico/OneForOne-Coin</text:p>
          </table:table-cell>
          <table:table-cell table:number-columns-repeated="4"/>
        </table:table-row>
        <table:table-row table:style-name="ro2">
          <table:table-cell office:value-type="float" office:value="1136">
            <text:p>1136</text:p>
          </table:table-cell>
          <table:table-cell office:value-type="string">
            <text:p>Pacmancoin</text:p>
          </table:table-cell>
          <table:table-cell office:value-type="string">
            <text:p>https://icomarks.com/ico/Pacmancoin</text:p>
          </table:table-cell>
          <table:table-cell table:number-columns-repeated="4"/>
        </table:table-row>
        <table:table-row table:style-name="ro2">
          <table:table-cell office:value-type="float" office:value="1137">
            <text:p>1137</text:p>
          </table:table-cell>
          <table:table-cell office:value-type="string">
            <text:p>Pressco</text:p>
          </table:table-cell>
          <table:table-cell office:value-type="string">
            <text:p>https://icomarks.com/ico/Pressco</text:p>
          </table:table-cell>
          <table:table-cell table:number-columns-repeated="4"/>
        </table:table-row>
        <table:table-row table:style-name="ro2">
          <table:table-cell office:value-type="float" office:value="1138">
            <text:p>1138</text:p>
          </table:table-cell>
          <table:table-cell office:value-type="string">
            <text:p>RET</text:p>
          </table:table-cell>
          <table:table-cell office:value-type="string">
            <text:p>https://icomarks.com/ico/RET</text:p>
          </table:table-cell>
          <table:table-cell table:number-columns-repeated="4"/>
        </table:table-row>
        <table:table-row table:style-name="ro2">
          <table:table-cell office:value-type="float" office:value="1139">
            <text:p>1139</text:p>
          </table:table-cell>
          <table:table-cell office:value-type="string">
            <text:p>Routecoin</text:p>
          </table:table-cell>
          <table:table-cell office:value-type="string">
            <text:p>https://icomarks.com/ico/Routecoin</text:p>
          </table:table-cell>
          <table:table-cell table:number-columns-repeated="4"/>
        </table:table-row>
        <table:table-row table:style-name="ro2">
          <table:table-cell office:value-type="float" office:value="1140">
            <text:p>1140</text:p>
          </table:table-cell>
          <table:table-cell office:value-type="string">
            <text:p>Saske</text:p>
          </table:table-cell>
          <table:table-cell office:value-type="string">
            <text:p>https://icomarks.com/ico/Saske</text:p>
          </table:table-cell>
          <table:table-cell table:number-columns-repeated="4"/>
        </table:table-row>
        <table:table-row table:style-name="ro2">
          <table:table-cell office:value-type="float" office:value="1141">
            <text:p>1141</text:p>
          </table:table-cell>
          <table:table-cell office:value-type="string">
            <text:p>Shift</text:p>
          </table:table-cell>
          <table:table-cell office:value-type="string">
            <text:p>https://icomarks.com/ico/Shift</text:p>
          </table:table-cell>
          <table:table-cell table:number-columns-repeated="4"/>
        </table:table-row>
        <table:table-row table:style-name="ro2">
          <table:table-cell office:value-type="float" office:value="1142">
            <text:p>1142</text:p>
          </table:table-cell>
          <table:table-cell office:value-type="string">
            <text:p>ShopCorn</text:p>
          </table:table-cell>
          <table:table-cell office:value-type="string">
            <text:p>https://icomarks.com/ico/ShopCorn</text:p>
          </table:table-cell>
          <table:table-cell table:number-columns-repeated="4"/>
        </table:table-row>
        <table:table-row table:style-name="ro2">
          <table:table-cell office:value-type="float" office:value="1143">
            <text:p>1143</text:p>
          </table:table-cell>
          <table:table-cell office:value-type="string">
            <text:p>Social Media Income</text:p>
          </table:table-cell>
          <table:table-cell office:value-type="string">
            <text:p>https://icomarks.com/ico/Social-Media-Income</text:p>
          </table:table-cell>
          <table:table-cell table:number-columns-repeated="4"/>
        </table:table-row>
        <table:table-row table:style-name="ro2">
          <table:table-cell office:value-type="float" office:value="1144">
            <text:p>1144</text:p>
          </table:table-cell>
          <table:table-cell office:value-type="string">
            <text:p>Spitball</text:p>
          </table:table-cell>
          <table:table-cell office:value-type="string">
            <text:p>https://icomarks.com/ico/Spitball</text:p>
          </table:table-cell>
          <table:table-cell table:number-columns-repeated="4"/>
        </table:table-row>
        <table:table-row table:style-name="ro2">
          <table:table-cell office:value-type="float" office:value="1145">
            <text:p>1145</text:p>
          </table:table-cell>
          <table:table-cell office:value-type="string">
            <text:p>Stern</text:p>
          </table:table-cell>
          <table:table-cell office:value-type="string">
            <text:p>https://icomarks.com/ico/Stern</text:p>
          </table:table-cell>
          <table:table-cell table:number-columns-repeated="4"/>
        </table:table-row>
        <table:table-row table:style-name="ro2">
          <table:table-cell office:value-type="float" office:value="1146">
            <text:p>1146</text:p>
          </table:table-cell>
          <table:table-cell office:value-type="string">
            <text:p>Storeplex</text:p>
          </table:table-cell>
          <table:table-cell office:value-type="string">
            <text:p>https://icomarks.com/ico/Storeplex</text:p>
          </table:table-cell>
          <table:table-cell table:number-columns-repeated="4"/>
        </table:table-row>
        <table:table-row table:style-name="ro2">
          <table:table-cell office:value-type="float" office:value="1147">
            <text:p>1147</text:p>
          </table:table-cell>
          <table:table-cell office:value-type="string">
            <text:p>STREAM</text:p>
          </table:table-cell>
          <table:table-cell office:value-type="string">
            <text:p>https://icomarks.com/ico/STREAM</text:p>
          </table:table-cell>
          <table:table-cell table:number-columns-repeated="4"/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Sun Fund</text:p>
          </table:table-cell>
          <table:table-cell office:value-type="string">
            <text:p>https://icomarks.com/ico/Sun-Fund</text:p>
          </table:table-cell>
          <table:table-cell table:number-columns-repeated="4"/>
        </table:table-row>
        <table:table-row table:style-name="ro2">
          <table:table-cell office:value-type="float" office:value="1149">
            <text:p>1149</text:p>
          </table:table-cell>
          <table:table-cell office:value-type="string">
            <text:p>SuperDAO</text:p>
          </table:table-cell>
          <table:table-cell office:value-type="string">
            <text:p>https://icomarks.com/ico/SuperDAO</text:p>
          </table:table-cell>
          <table:table-cell table:number-columns-repeated="4"/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The Mill Of Blood</text:p>
          </table:table-cell>
          <table:table-cell office:value-type="string">
            <text:p>https://icomarks.com/ico/The-Mill-Of-Blood</text:p>
          </table:table-cell>
          <table:table-cell table:number-columns-repeated="4"/>
        </table:table-row>
        <table:table-row table:style-name="ro2">
          <table:table-cell office:value-type="float" office:value="1152">
            <text:p>1152</text:p>
          </table:table-cell>
          <table:table-cell office:value-type="string">
            <text:p>Trabet</text:p>
          </table:table-cell>
          <table:table-cell office:value-type="string">
            <text:p>https://icomarks.com/ico/Trabet</text:p>
          </table:table-cell>
          <table:table-cell table:number-columns-repeated="4"/>
        </table:table-row>
        <table:table-row table:style-name="ro2">
          <table:table-cell office:value-type="float" office:value="1153">
            <text:p>1153</text:p>
          </table:table-cell>
          <table:table-cell office:value-type="string">
            <text:p>TravelFlex</text:p>
          </table:table-cell>
          <table:table-cell office:value-type="string">
            <text:p>https://icomarks.com/ico/TravelFlex</text:p>
          </table:table-cell>
          <table:table-cell table:number-columns-repeated="4"/>
        </table:table-row>
        <table:table-row table:style-name="ro2">
          <table:table-cell office:value-type="float" office:value="1154">
            <text:p>1154</text:p>
          </table:table-cell>
          <table:table-cell office:value-type="string">
            <text:p>Uledger</text:p>
          </table:table-cell>
          <table:table-cell office:value-type="string">
            <text:p>https://icomarks.com/ico/Uledger</text:p>
          </table:table-cell>
          <table:table-cell table:number-columns-repeated="4"/>
        </table:table-row>
        <table:table-row table:style-name="ro2">
          <table:table-cell office:value-type="float" office:value="1155">
            <text:p>1155</text:p>
          </table:table-cell>
          <table:table-cell office:value-type="string">
            <text:p>Veritas Mining</text:p>
          </table:table-cell>
          <table:table-cell office:value-type="string">
            <text:p>https://icomarks.com/ico/Veritas-Mining</text:p>
          </table:table-cell>
          <table:table-cell table:number-columns-repeated="4"/>
        </table:table-row>
        <table:table-row table:style-name="ro2">
          <table:table-cell office:value-type="float" office:value="1157">
            <text:p>1157</text:p>
          </table:table-cell>
          <table:table-cell office:value-type="string">
            <text:p>Zerium</text:p>
          </table:table-cell>
          <table:table-cell office:value-type="string">
            <text:p>https://icomarks.com/ico/Zerium</text:p>
          </table:table-cell>
          <table:table-cell table:number-columns-repeated="4"/>
        </table:table-row>
        <table:table-row table:style-name="ro2">
          <table:table-cell office:value-type="float" office:value="1158">
            <text:p>1158</text:p>
          </table:table-cell>
          <table:table-cell office:value-type="string">
            <text:p>Aditus</text:p>
          </table:table-cell>
          <table:table-cell office:value-type="string">
            <text:p>https://icomarks.com/ico/Aditus</text:p>
          </table:table-cell>
          <table:table-cell table:number-columns-repeated="4"/>
        </table:table-row>
        <table:table-row table:style-name="ro2">
          <table:table-cell office:value-type="float" office:value="1159">
            <text:p>1159</text:p>
          </table:table-cell>
          <table:table-cell office:value-type="string">
            <text:p>Alphaslot</text:p>
          </table:table-cell>
          <table:table-cell office:value-type="string">
            <text:p>https://icomarks.com/ico/Alphaslot</text:p>
          </table:table-cell>
          <table:table-cell table:number-columns-repeated="4"/>
        </table:table-row>
        <table:table-row table:style-name="ro2">
          <table:table-cell office:value-type="float" office:value="1160">
            <text:p>1160</text:p>
          </table:table-cell>
          <table:table-cell office:value-type="string">
            <text:p>Apis Token</text:p>
          </table:table-cell>
          <table:table-cell office:value-type="string">
            <text:p>https://icomarks.com/ico/Apis-Token</text:p>
          </table:table-cell>
          <table:table-cell table:number-columns-repeated="4"/>
        </table:table-row>
        <table:table-row table:style-name="ro2">
          <table:table-cell office:value-type="float" office:value="1161">
            <text:p>1161</text:p>
          </table:table-cell>
          <table:table-cell office:value-type="string">
            <text:p>Arcana</text:p>
          </table:table-cell>
          <table:table-cell office:value-type="string">
            <text:p>https://icomarks.com/ico/Arcana</text:p>
          </table:table-cell>
          <table:table-cell table:number-columns-repeated="4"/>
        </table:table-row>
        <table:table-row table:style-name="ro2">
          <table:table-cell office:value-type="float" office:value="1163">
            <text:p>1163</text:p>
          </table:table-cell>
          <table:table-cell office:value-type="string">
            <text:p>Bitlem Network</text:p>
          </table:table-cell>
          <table:table-cell office:value-type="string">
            <text:p>https://icomarks.com/ico/Bitlem-Network</text:p>
          </table:table-cell>
          <table:table-cell table:number-columns-repeated="4"/>
        </table:table-row>
        <table:table-row table:style-name="ro2">
          <table:table-cell office:value-type="float" office:value="1165">
            <text:p>1165</text:p>
          </table:table-cell>
          <table:table-cell office:value-type="string">
            <text:p>Blue Chip Vision</text:p>
          </table:table-cell>
          <table:table-cell office:value-type="string">
            <text:p>https://icomarks.com/ico/Blue-Chip-Vision</text:p>
          </table:table-cell>
          <table:table-cell table:number-columns-repeated="4"/>
        </table:table-row>
        <table:table-row table:style-name="ro2">
          <table:table-cell office:value-type="float" office:value="1166">
            <text:p>1166</text:p>
          </table:table-cell>
          <table:table-cell office:value-type="string">
            <text:p>BM Tokens</text:p>
          </table:table-cell>
          <table:table-cell office:value-type="string">
            <text:p>https://icomarks.com/ico/BM-Tokens</text:p>
          </table:table-cell>
          <table:table-cell table:number-columns-repeated="4"/>
        </table:table-row>
        <table:table-row table:style-name="ro2">
          <table:table-cell office:value-type="float" office:value="1167">
            <text:p>1167</text:p>
          </table:table-cell>
          <table:table-cell office:value-type="string">
            <text:p>BPC Platform</text:p>
          </table:table-cell>
          <table:table-cell office:value-type="string">
            <text:p>https://icomarks.com/ico/BPC-Platform</text:p>
          </table:table-cell>
          <table:table-cell table:number-columns-repeated="4"/>
        </table:table-row>
        <table:table-row table:style-name="ro2">
          <table:table-cell office:value-type="float" office:value="1169">
            <text:p>1169</text:p>
          </table:table-cell>
          <table:table-cell office:value-type="string">
            <text:p>CANNEX</text:p>
          </table:table-cell>
          <table:table-cell office:value-type="string">
            <text:p>https://icomarks.com/ico/CANNEX</text:p>
          </table:table-cell>
          <table:table-cell table:number-columns-repeated="4"/>
        </table:table-row>
        <table:table-row table:style-name="ro2">
          <table:table-cell office:value-type="float" office:value="1171">
            <text:p>1171</text:p>
          </table:table-cell>
          <table:table-cell office:value-type="string">
            <text:p>Datafund</text:p>
          </table:table-cell>
          <table:table-cell office:value-type="string">
            <text:p>https://icomarks.com/ico/Datafund</text:p>
          </table:table-cell>
          <table:table-cell table:number-columns-repeated="4"/>
        </table:table-row>
        <table:table-row table:style-name="ro2">
          <table:table-cell office:value-type="float" office:value="1172">
            <text:p>1172</text:p>
          </table:table-cell>
          <table:table-cell office:value-type="string">
            <text:p>DenCity</text:p>
          </table:table-cell>
          <table:table-cell office:value-type="string">
            <text:p>https://icomarks.com/ico/DenCity</text:p>
          </table:table-cell>
          <table:table-cell table:number-columns-repeated="4"/>
        </table:table-row>
        <table:table-row table:style-name="ro2">
          <table:table-cell office:value-type="float" office:value="1173">
            <text:p>1173</text:p>
          </table:table-cell>
          <table:table-cell office:value-type="string">
            <text:p>ELBYTE NETWORK</text:p>
          </table:table-cell>
          <table:table-cell office:value-type="string">
            <text:p>https://icomarks.com/ico/ELBYTE-NETWORK</text:p>
          </table:table-cell>
          <table:table-cell table:number-columns-repeated="4"/>
        </table:table-row>
        <table:table-row table:style-name="ro2">
          <table:table-cell office:value-type="float" office:value="1174">
            <text:p>1174</text:p>
          </table:table-cell>
          <table:table-cell office:value-type="string">
            <text:p>Ethergo</text:p>
          </table:table-cell>
          <table:table-cell office:value-type="string">
            <text:p>https://icomarks.com/ico/Ethergo</text:p>
          </table:table-cell>
          <table:table-cell table:number-columns-repeated="4"/>
        </table:table-row>
        <table:table-row table:style-name="ro2">
          <table:table-cell office:value-type="float" office:value="1175">
            <text:p>1175</text:p>
          </table:table-cell>
          <table:table-cell office:value-type="string">
            <text:p>EXOCOIN</text:p>
          </table:table-cell>
          <table:table-cell office:value-type="string">
            <text:p>https://icomarks.com/ico/EXOCOIN</text:p>
          </table:table-cell>
          <table:table-cell table:number-columns-repeated="4"/>
        </table:table-row>
        <table:table-row table:style-name="ro2">
          <table:table-cell office:value-type="float" office:value="1176">
            <text:p>1176</text:p>
          </table:table-cell>
          <table:table-cell office:value-type="string">
            <text:p>Fast Access Blockchain</text:p>
          </table:table-cell>
          <table:table-cell office:value-type="string">
            <text:p>https://icomarks.com/ico/Fast-Access-Blockchain</text:p>
          </table:table-cell>
          <table:table-cell table:number-columns-repeated="4"/>
        </table:table-row>
        <table:table-row table:style-name="ro2">
          <table:table-cell office:value-type="float" office:value="1177">
            <text:p>1177</text:p>
          </table:table-cell>
          <table:table-cell office:value-type="string">
            <text:p>Filipcoin</text:p>
          </table:table-cell>
          <table:table-cell office:value-type="string">
            <text:p>https://icomarks.com/ico/Filipcoin</text:p>
          </table:table-cell>
          <table:table-cell table:number-columns-repeated="4"/>
        </table:table-row>
        <table:table-row table:style-name="ro2">
          <table:table-cell office:value-type="float" office:value="1179">
            <text:p>1179</text:p>
          </table:table-cell>
          <table:table-cell office:value-type="string">
            <text:p>Follow Extension</text:p>
          </table:table-cell>
          <table:table-cell office:value-type="string">
            <text:p>https://icomarks.com/ico/Follow-Extension</text:p>
          </table:table-cell>
          <table:table-cell table:number-columns-repeated="4"/>
        </table:table-row>
        <table:table-row table:style-name="ro2">
          <table:table-cell office:value-type="float" office:value="1180">
            <text:p>1180</text:p>
          </table:table-cell>
          <table:table-cell office:value-type="string">
            <text:p>Gems</text:p>
          </table:table-cell>
          <table:table-cell office:value-type="string">
            <text:p>https://icomarks.com/ico/Gems</text:p>
          </table:table-cell>
          <table:table-cell table:number-columns-repeated="4"/>
        </table:table-row>
        <table:table-row table:style-name="ro2">
          <table:table-cell office:value-type="float" office:value="1181">
            <text:p>1181</text:p>
          </table:table-cell>
          <table:table-cell office:value-type="string">
            <text:p>Getline</text:p>
          </table:table-cell>
          <table:table-cell office:value-type="string">
            <text:p>https://icomarks.com/ico/Getline</text:p>
          </table:table-cell>
          <table:table-cell table:number-columns-repeated="4"/>
        </table:table-row>
        <table:table-row table:style-name="ro2">
          <table:table-cell office:value-type="float" office:value="1182">
            <text:p>1182</text:p>
          </table:table-cell>
          <table:table-cell office:value-type="string">
            <text:p>HighIoT</text:p>
          </table:table-cell>
          <table:table-cell office:value-type="string">
            <text:p>https://icomarks.com/ico/HighIoT</text:p>
          </table:table-cell>
          <table:table-cell table:number-columns-repeated="4"/>
        </table:table-row>
        <table:table-row table:style-name="ro2">
          <table:table-cell office:value-type="float" office:value="1184">
            <text:p>1184</text:p>
          </table:table-cell>
          <table:table-cell office:value-type="string">
            <text:p>Lesschain</text:p>
          </table:table-cell>
          <table:table-cell office:value-type="string">
            <text:p>https://icomarks.com/ico/Lesschain</text:p>
          </table:table-cell>
          <table:table-cell table:number-columns-repeated="4"/>
        </table:table-row>
        <table:table-row table:style-name="ro2">
          <table:table-cell office:value-type="float" office:value="1185">
            <text:p>1185</text:p>
          </table:table-cell>
          <table:table-cell office:value-type="string">
            <text:p>Loomia</text:p>
          </table:table-cell>
          <table:table-cell office:value-type="string">
            <text:p>https://icomarks.com/ico/Loomia</text:p>
          </table:table-cell>
          <table:table-cell table:number-columns-repeated="4"/>
        </table:table-row>
        <table:table-row table:style-name="ro2">
          <table:table-cell office:value-type="float" office:value="1187">
            <text:p>1187</text:p>
          </table:table-cell>
          <table:table-cell office:value-type="string">
            <text:p>Magnum Link</text:p>
          </table:table-cell>
          <table:table-cell office:value-type="string">
            <text:p>https://icomarks.com/ico/Magnum-Link</text:p>
          </table:table-cell>
          <table:table-cell table:number-columns-repeated="4"/>
        </table:table-row>
        <table:table-row table:style-name="ro2">
          <table:table-cell office:value-type="float" office:value="1189">
            <text:p>1189</text:p>
          </table:table-cell>
          <table:table-cell office:value-type="string">
            <text:p>Money Energy</text:p>
          </table:table-cell>
          <table:table-cell office:value-type="string">
            <text:p>https://icomarks.com/ico/Money-Energy</text:p>
          </table:table-cell>
          <table:table-cell table:number-columns-repeated="4"/>
        </table:table-row>
        <table:table-row table:style-name="ro2">
          <table:table-cell office:value-type="float" office:value="1191">
            <text:p>1191</text:p>
          </table:table-cell>
          <table:table-cell office:value-type="string">
            <text:p>Moosecoin</text:p>
          </table:table-cell>
          <table:table-cell office:value-type="string">
            <text:p>https://icomarks.com/ico/Moosecoin</text:p>
          </table:table-cell>
          <table:table-cell table:number-columns-repeated="4"/>
        </table:table-row>
        <table:table-row table:style-name="ro2">
          <table:table-cell office:value-type="float" office:value="1192">
            <text:p>1192</text:p>
          </table:table-cell>
          <table:table-cell office:value-type="string">
            <text:p>Murmur</text:p>
          </table:table-cell>
          <table:table-cell office:value-type="string">
            <text:p>https://icomarks.com/ico/Murmur</text:p>
          </table:table-cell>
          <table:table-cell table:number-columns-repeated="4"/>
        </table:table-row>
        <table:table-row table:style-name="ro2">
          <table:table-cell office:value-type="float" office:value="1193">
            <text:p>1193</text:p>
          </table:table-cell>
          <table:table-cell office:value-type="string">
            <text:p>Myrymax</text:p>
          </table:table-cell>
          <table:table-cell office:value-type="string">
            <text:p>https://icomarks.com/ico/Myrymax</text:p>
          </table:table-cell>
          <table:table-cell table:number-columns-repeated="4"/>
        </table:table-row>
        <table:table-row table:style-name="ro2">
          <table:table-cell office:value-type="float" office:value="1194">
            <text:p>1194</text:p>
          </table:table-cell>
          <table:table-cell office:value-type="string">
            <text:p>NNS</text:p>
          </table:table-cell>
          <table:table-cell office:value-type="string">
            <text:p>https://icomarks.com/ico/NNS</text:p>
          </table:table-cell>
          <table:table-cell table:number-columns-repeated="4"/>
        </table:table-row>
        <table:table-row table:style-name="ro2">
          <table:table-cell office:value-type="float" office:value="1195">
            <text:p>1195</text:p>
          </table:table-cell>
          <table:table-cell office:value-type="string">
            <text:p>Osn</text:p>
          </table:table-cell>
          <table:table-cell office:value-type="string">
            <text:p>https://icomarks.com/ico/Osn</text:p>
          </table:table-cell>
          <table:table-cell table:number-columns-repeated="4"/>
        </table:table-row>
        <table:table-row table:style-name="ro2">
          <table:table-cell office:value-type="float" office:value="1199">
            <text:p>1199</text:p>
          </table:table-cell>
          <table:table-cell office:value-type="string">
            <text:p>Quantum Gold</text:p>
          </table:table-cell>
          <table:table-cell office:value-type="string">
            <text:p>https://icomarks.com/ico/Quantum-Gold</text:p>
          </table:table-cell>
          <table:table-cell table:number-columns-repeated="4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R Pay</text:p>
          </table:table-cell>
          <table:table-cell office:value-type="string">
            <text:p>https://icomarks.com/ico/R-Pay</text:p>
          </table:table-cell>
          <table:table-cell table:number-columns-repeated="4"/>
        </table:table-row>
        <table:table-row table:style-name="ro2">
          <table:table-cell office:value-type="float" office:value="1201">
            <text:p>1201</text:p>
          </table:table-cell>
          <table:table-cell office:value-type="string">
            <text:p>ReNu</text:p>
          </table:table-cell>
          <table:table-cell office:value-type="string">
            <text:p>https://icomarks.com/ico/ReNu</text:p>
          </table:table-cell>
          <table:table-cell table:number-columns-repeated="4"/>
        </table:table-row>
        <table:table-row table:style-name="ro2">
          <table:table-cell office:value-type="float" office:value="1202">
            <text:p>1202</text:p>
          </table:table-cell>
          <table:table-cell office:value-type="string">
            <text:p>RRchain</text:p>
          </table:table-cell>
          <table:table-cell office:value-type="string">
            <text:p>https://icomarks.com/ico/RRchain</text:p>
          </table:table-cell>
          <table:table-cell table:number-columns-repeated="4"/>
        </table:table-row>
        <table:table-row table:style-name="ro2">
          <table:table-cell office:value-type="float" office:value="1204">
            <text:p>1204</text:p>
          </table:table-cell>
          <table:table-cell office:value-type="string">
            <text:p>Span Coin</text:p>
          </table:table-cell>
          <table:table-cell office:value-type="string">
            <text:p>https://icomarks.com/ico/Span-Coin</text:p>
          </table:table-cell>
          <table:table-cell table:number-columns-repeated="4"/>
        </table:table-row>
        <table:table-row table:style-name="ro2">
          <table:table-cell office:value-type="float" office:value="1205">
            <text:p>1205</text:p>
          </table:table-cell>
          <table:table-cell office:value-type="string">
            <text:p>Staking Coin</text:p>
          </table:table-cell>
          <table:table-cell office:value-type="string">
            <text:p>https://icomarks.com/ico/Staking-Coin</text:p>
          </table:table-cell>
          <table:table-cell table:number-columns-repeated="4"/>
        </table:table-row>
        <table:table-row table:style-name="ro2">
          <table:table-cell office:value-type="float" office:value="1206">
            <text:p>1206</text:p>
          </table:table-cell>
          <table:table-cell office:value-type="string">
            <text:p>USDX Protocol</text:p>
          </table:table-cell>
          <table:table-cell office:value-type="string">
            <text:p>https://icomarks.com/ico/USDX-Protocol</text:p>
          </table:table-cell>
          <table:table-cell table:number-columns-repeated="4"/>
        </table:table-row>
        <table:table-row table:style-name="ro2">
          <table:table-cell office:value-type="float" office:value="1207">
            <text:p>1207</text:p>
          </table:table-cell>
          <table:table-cell office:value-type="string">
            <text:p>Velocity Ledger</text:p>
          </table:table-cell>
          <table:table-cell office:value-type="string">
            <text:p>https://icomarks.com/ico/Velocity-Ledger</text:p>
          </table:table-cell>
          <table:table-cell table:number-columns-repeated="4"/>
        </table:table-row>
        <table:table-row table:style-name="ro2">
          <table:table-cell office:value-type="float" office:value="1208">
            <text:p>1208</text:p>
          </table:table-cell>
          <table:table-cell office:value-type="string">
            <text:p>VirtuTV</text:p>
          </table:table-cell>
          <table:table-cell office:value-type="string">
            <text:p>https://icomarks.com/ico/VirtuTV</text:p>
          </table:table-cell>
          <table:table-cell table:number-columns-repeated="4"/>
        </table:table-row>
        <table:table-row table:style-name="ro2">
          <table:table-cell office:value-type="float" office:value="1210">
            <text:p>1210</text:p>
          </table:table-cell>
          <table:table-cell office:value-type="string">
            <text:p>AERGO</text:p>
          </table:table-cell>
          <table:table-cell office:value-type="string">
            <text:p>https://icomarks.com/ico/AERGO</text:p>
          </table:table-cell>
          <table:table-cell table:number-columns-repeated="4"/>
        </table:table-row>
        <table:table-row table:style-name="ro2">
          <table:table-cell office:value-type="float" office:value="1212">
            <text:p>1212</text:p>
          </table:table-cell>
          <table:table-cell office:value-type="string">
            <text:p>Ankr</text:p>
          </table:table-cell>
          <table:table-cell office:value-type="string">
            <text:p>https://icomarks.com/ico/Ankr</text:p>
          </table:table-cell>
          <table:table-cell table:number-columns-repeated="4"/>
        </table:table-row>
        <table:table-row table:style-name="ro2">
          <table:table-cell office:value-type="float" office:value="1213">
            <text:p>1213</text:p>
          </table:table-cell>
          <table:table-cell office:value-type="string">
            <text:p>Atomic Network</text:p>
          </table:table-cell>
          <table:table-cell office:value-type="string">
            <text:p>https://icomarks.com/ico/Atomic-Network</text:p>
          </table:table-cell>
          <table:table-cell table:number-columns-repeated="4"/>
        </table:table-row>
        <table:table-row table:style-name="ro2">
          <table:table-cell office:value-type="float" office:value="1214">
            <text:p>1214</text:p>
          </table:table-cell>
          <table:table-cell office:value-type="string">
            <text:p>Atonomi</text:p>
          </table:table-cell>
          <table:table-cell office:value-type="string">
            <text:p>https://icomarks.com/ico/Atonomi</text:p>
          </table:table-cell>
          <table:table-cell table:number-columns-repeated="4"/>
        </table:table-row>
        <table:table-row table:style-name="ro2">
          <table:table-cell office:value-type="float" office:value="1215">
            <text:p>1215</text:p>
          </table:table-cell>
          <table:table-cell office:value-type="string">
            <text:p>Bettingwin</text:p>
          </table:table-cell>
          <table:table-cell office:value-type="string">
            <text:p>https://icomarks.com/ico/Bettingwin</text:p>
          </table:table-cell>
          <table:table-cell table:number-columns-repeated="4"/>
        </table:table-row>
        <table:table-row table:style-name="ro2">
          <table:table-cell office:value-type="float" office:value="1216">
            <text:p>1216</text:p>
          </table:table-cell>
          <table:table-cell office:value-type="string">
            <text:p>Bgogo</text:p>
          </table:table-cell>
          <table:table-cell office:value-type="string">
            <text:p>https://icomarks.com/ico/Bgogo</text:p>
          </table:table-cell>
          <table:table-cell table:number-columns-repeated="4"/>
        </table:table-row>
        <table:table-row table:style-name="ro2">
          <table:table-cell office:value-type="float" office:value="1217">
            <text:p>1217</text:p>
          </table:table-cell>
          <table:table-cell office:value-type="string">
            <text:p>BitEther</text:p>
          </table:table-cell>
          <table:table-cell office:value-type="string">
            <text:p>https://icomarks.com/ico/BitEther</text:p>
          </table:table-cell>
          <table:table-cell table:number-columns-repeated="4"/>
        </table:table-row>
        <table:table-row table:style-name="ro2">
          <table:table-cell office:value-type="float" office:value="1219">
            <text:p>1219</text:p>
          </table:table-cell>
          <table:table-cell office:value-type="string">
            <text:p>Block Collider</text:p>
          </table:table-cell>
          <table:table-cell office:value-type="string">
            <text:p>https://icomarks.com/ico/Block-Collider</text:p>
          </table:table-cell>
          <table:table-cell table:number-columns-repeated="4"/>
        </table:table-row>
        <table:table-row table:style-name="ro2">
          <table:table-cell office:value-type="float" office:value="1220">
            <text:p>1220</text:p>
          </table:table-cell>
          <table:table-cell office:value-type="string">
            <text:p>Brickex</text:p>
          </table:table-cell>
          <table:table-cell office:value-type="string">
            <text:p>https://icomarks.com/ico/Brickex</text:p>
          </table:table-cell>
          <table:table-cell table:number-columns-repeated="4"/>
        </table:table-row>
        <table:table-row table:style-name="ro2">
          <table:table-cell office:value-type="float" office:value="1221">
            <text:p>1221</text:p>
          </table:table-cell>
          <table:table-cell office:value-type="string">
            <text:p>CADS</text:p>
          </table:table-cell>
          <table:table-cell office:value-type="string">
            <text:p>https://icomarks.com/ico/CADS</text:p>
          </table:table-cell>
          <table:table-cell table:number-columns-repeated="4"/>
        </table:table-row>
        <table:table-row table:style-name="ro2">
          <table:table-cell office:value-type="float" office:value="1223">
            <text:p>1223</text:p>
          </table:table-cell>
          <table:table-cell office:value-type="string">
            <text:p>connect social</text:p>
          </table:table-cell>
          <table:table-cell office:value-type="string">
            <text:p>https://icomarks.com/ico/connect-social</text:p>
          </table:table-cell>
          <table:table-cell table:number-columns-repeated="4"/>
        </table:table-row>
        <table:table-row table:style-name="ro2">
          <table:table-cell office:value-type="float" office:value="1224">
            <text:p>1224</text:p>
          </table:table-cell>
          <table:table-cell office:value-type="string">
            <text:p>DFS</text:p>
          </table:table-cell>
          <table:table-cell office:value-type="string">
            <text:p>https://icomarks.com/ico/DFS</text:p>
          </table:table-cell>
          <table:table-cell table:number-columns-repeated="4"/>
        </table:table-row>
        <table:table-row table:style-name="ro2">
          <table:table-cell office:value-type="float" office:value="1225">
            <text:p>1225</text:p>
          </table:table-cell>
          <table:table-cell office:value-type="string">
            <text:p>DNeT</text:p>
          </table:table-cell>
          <table:table-cell office:value-type="string">
            <text:p>https://icomarks.com/ico/DNeT</text:p>
          </table:table-cell>
          <table:table-cell table:number-columns-repeated="4"/>
        </table:table-row>
        <table:table-row table:style-name="ro2">
          <table:table-cell office:value-type="float" office:value="1226">
            <text:p>1226</text:p>
          </table:table-cell>
          <table:table-cell office:value-type="string">
            <text:p>DPRG</text:p>
          </table:table-cell>
          <table:table-cell office:value-type="string">
            <text:p>https://icomarks.com/ico/DPRG</text:p>
          </table:table-cell>
          <table:table-cell table:number-columns-repeated="4"/>
        </table:table-row>
        <table:table-row table:style-name="ro2">
          <table:table-cell office:value-type="float" office:value="1227">
            <text:p>1227</text:p>
          </table:table-cell>
          <table:table-cell office:value-type="string">
            <text:p>Easyfast</text:p>
          </table:table-cell>
          <table:table-cell office:value-type="string">
            <text:p>https://icomarks.com/ico/Easyfast</text:p>
          </table:table-cell>
          <table:table-cell table:number-columns-repeated="4"/>
        </table:table-row>
        <table:table-row table:style-name="ro2">
          <table:table-cell office:value-type="float" office:value="1228">
            <text:p>1228</text:p>
          </table:table-cell>
          <table:table-cell office:value-type="string">
            <text:p>Estate Coin</text:p>
          </table:table-cell>
          <table:table-cell office:value-type="string">
            <text:p>https://icomarks.com/ico/Estate-Coin</text:p>
          </table:table-cell>
          <table:table-cell table:number-columns-repeated="4"/>
        </table:table-row>
        <table:table-row table:style-name="ro2">
          <table:table-cell office:value-type="float" office:value="1229">
            <text:p>1229</text:p>
          </table:table-cell>
          <table:table-cell office:value-type="string">
            <text:p>Experimental</text:p>
          </table:table-cell>
          <table:table-cell office:value-type="string">
            <text:p>https://icomarks.com/ico/Experimental</text:p>
          </table:table-cell>
          <table:table-cell table:number-columns-repeated="4"/>
        </table:table-row>
        <table:table-row table:style-name="ro2">
          <table:table-cell office:value-type="float" office:value="1230">
            <text:p>1230</text:p>
          </table:table-cell>
          <table:table-cell office:value-type="string">
            <text:p>FriendsFingers</text:p>
          </table:table-cell>
          <table:table-cell office:value-type="string">
            <text:p>https://icomarks.com/ico/FriendsFingers</text:p>
          </table:table-cell>
          <table:table-cell table:number-columns-repeated="4"/>
        </table:table-row>
        <table:table-row table:style-name="ro2">
          <table:table-cell office:value-type="float" office:value="1231">
            <text:p>1231</text:p>
          </table:table-cell>
          <table:table-cell office:value-type="string">
            <text:p>Hero Node</text:p>
          </table:table-cell>
          <table:table-cell office:value-type="string">
            <text:p>https://icomarks.com/ico/Hero-Node</text:p>
          </table:table-cell>
          <table:table-cell table:number-columns-repeated="4"/>
        </table:table-row>
        <table:table-row table:style-name="ro2">
          <table:table-cell office:value-type="float" office:value="1233">
            <text:p>1233</text:p>
          </table:table-cell>
          <table:table-cell office:value-type="string">
            <text:p>J-Link</text:p>
          </table:table-cell>
          <table:table-cell office:value-type="string">
            <text:p>https://icomarks.com/ico/J-Link</text:p>
          </table:table-cell>
          <table:table-cell table:number-columns-repeated="4"/>
        </table:table-row>
        <table:table-row table:style-name="ro2">
          <table:table-cell office:value-type="float" office:value="1234">
            <text:p>1234</text:p>
          </table:table-cell>
          <table:table-cell office:value-type="string">
            <text:p>Keep</text:p>
          </table:table-cell>
          <table:table-cell office:value-type="string">
            <text:p>https://icomarks.com/ico/Keep</text:p>
          </table:table-cell>
          <table:table-cell table:number-columns-repeated="4"/>
        </table:table-row>
        <table:table-row table:style-name="ro2">
          <table:table-cell office:value-type="float" office:value="1235">
            <text:p>1235</text:p>
          </table:table-cell>
          <table:table-cell office:value-type="string">
            <text:p>LGBT Foundation</text:p>
          </table:table-cell>
          <table:table-cell office:value-type="string">
            <text:p>https://icomarks.com/ico/LGBT-Foundation</text:p>
          </table:table-cell>
          <table:table-cell table:number-columns-repeated="4"/>
        </table:table-row>
        <table:table-row table:style-name="ro2">
          <table:table-cell office:value-type="float" office:value="1236">
            <text:p>1236</text:p>
          </table:table-cell>
          <table:table-cell office:value-type="string">
            <text:p>LHG</text:p>
          </table:table-cell>
          <table:table-cell office:value-type="string">
            <text:p>https://icomarks.com/ico/LHG</text:p>
          </table:table-cell>
          <table:table-cell table:number-columns-repeated="4"/>
        </table:table-row>
        <table:table-row table:style-name="ro2">
          <table:table-cell office:value-type="float" office:value="1237">
            <text:p>1237</text:p>
          </table:table-cell>
          <table:table-cell office:value-type="string">
            <text:p>Lionsea</text:p>
          </table:table-cell>
          <table:table-cell office:value-type="string">
            <text:p>https://icomarks.com/ico/Lionsea</text:p>
          </table:table-cell>
          <table:table-cell table:number-columns-repeated="4"/>
        </table:table-row>
        <table:table-row table:style-name="ro2">
          <table:table-cell office:value-type="float" office:value="1238">
            <text:p>1238</text:p>
          </table:table-cell>
          <table:table-cell office:value-type="string">
            <text:p>Majime</text:p>
          </table:table-cell>
          <table:table-cell office:value-type="string">
            <text:p>https://icomarks.com/ico/Majime</text:p>
          </table:table-cell>
          <table:table-cell table:number-columns-repeated="4"/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Marqyt</text:p>
          </table:table-cell>
          <table:table-cell office:value-type="string">
            <text:p>https://icomarks.com/ico/Marqyt</text:p>
          </table:table-cell>
          <table:table-cell table:number-columns-repeated="4"/>
        </table:table-row>
        <table:table-row table:style-name="ro2">
          <table:table-cell office:value-type="float" office:value="1240">
            <text:p>1240</text:p>
          </table:table-cell>
          <table:table-cell office:value-type="string">
            <text:p>Mosaic</text:p>
          </table:table-cell>
          <table:table-cell office:value-type="string">
            <text:p>https://icomarks.com/ico/Mosaic</text:p>
          </table:table-cell>
          <table:table-cell table:number-columns-repeated="4"/>
        </table:table-row>
        <table:table-row table:style-name="ro2">
          <table:table-cell office:value-type="float" office:value="1241">
            <text:p>1241</text:p>
          </table:table-cell>
          <table:table-cell office:value-type="string">
            <text:p>Nebula Genomics</text:p>
          </table:table-cell>
          <table:table-cell office:value-type="string">
            <text:p>https://icomarks.com/ico/Nebula-Genomics</text:p>
          </table:table-cell>
          <table:table-cell table:number-columns-repeated="4"/>
        </table:table-row>
        <table:table-row table:style-name="ro2">
          <table:table-cell office:value-type="float" office:value="1242">
            <text:p>1242</text:p>
          </table:table-cell>
          <table:table-cell office:value-type="string">
            <text:p>OFID</text:p>
          </table:table-cell>
          <table:table-cell office:value-type="string">
            <text:p>https://icomarks.com/ico/OFID</text:p>
          </table:table-cell>
          <table:table-cell table:number-columns-repeated="4"/>
        </table:table-row>
        <table:table-row table:style-name="ro2">
          <table:table-cell office:value-type="float" office:value="1243">
            <text:p>1243</text:p>
          </table:table-cell>
          <table:table-cell office:value-type="string">
            <text:p>Platinum Token Club</text:p>
          </table:table-cell>
          <table:table-cell office:value-type="string">
            <text:p>https://icomarks.com/ico/Platinum-Token-Club</text:p>
          </table:table-cell>
          <table:table-cell table:number-columns-repeated="4"/>
        </table:table-row>
        <table:table-row table:style-name="ro2">
          <table:table-cell office:value-type="float" office:value="1246">
            <text:p>1246</text:p>
          </table:table-cell>
          <table:table-cell office:value-type="string">
            <text:p>Profyt Pro</text:p>
          </table:table-cell>
          <table:table-cell office:value-type="string">
            <text:p>https://icomarks.com/ico/Profyt-Pro</text:p>
          </table:table-cell>
          <table:table-cell table:number-columns-repeated="4"/>
        </table:table-row>
        <table:table-row table:style-name="ro2">
          <table:table-cell office:value-type="float" office:value="1247">
            <text:p>1247</text:p>
          </table:table-cell>
          <table:table-cell office:value-type="string">
            <text:p>Qirpiq</text:p>
          </table:table-cell>
          <table:table-cell office:value-type="string">
            <text:p>https://icomarks.com/ico/Qirpiq</text:p>
          </table:table-cell>
          <table:table-cell table:number-columns-repeated="4"/>
        </table:table-row>
        <table:table-row table:style-name="ro2">
          <table:table-cell office:value-type="float" office:value="1248">
            <text:p>1248</text:p>
          </table:table-cell>
          <table:table-cell office:value-type="string">
            <text:p>Siglo</text:p>
          </table:table-cell>
          <table:table-cell office:value-type="string">
            <text:p>https://icomarks.com/ico/Siglo</text:p>
          </table:table-cell>
          <table:table-cell table:number-columns-repeated="4"/>
        </table:table-row>
        <table:table-row table:style-name="ro2">
          <table:table-cell office:value-type="float" office:value="1249">
            <text:p>1249</text:p>
          </table:table-cell>
          <table:table-cell office:value-type="string">
            <text:p>SmartMoni</text:p>
          </table:table-cell>
          <table:table-cell office:value-type="string">
            <text:p>https://icomarks.com/ico/SmartMoni</text:p>
          </table:table-cell>
          <table:table-cell table:number-columns-repeated="4"/>
        </table:table-row>
        <table:table-row table:style-name="ro2">
          <table:table-cell office:value-type="float" office:value="1250">
            <text:p>1250</text:p>
          </table:table-cell>
          <table:table-cell office:value-type="string">
            <text:p>SoyCoin</text:p>
          </table:table-cell>
          <table:table-cell office:value-type="string">
            <text:p>https://icomarks.com/ico/SoyCoin</text:p>
          </table:table-cell>
          <table:table-cell table:number-columns-repeated="4"/>
        </table:table-row>
        <table:table-row table:style-name="ro2">
          <table:table-cell office:value-type="float" office:value="1251">
            <text:p>1251</text:p>
          </table:table-cell>
          <table:table-cell office:value-type="string">
            <text:p>Sportience</text:p>
          </table:table-cell>
          <table:table-cell office:value-type="string">
            <text:p>https://icomarks.com/ico/Sportience</text:p>
          </table:table-cell>
          <table:table-cell table:number-columns-repeated="4"/>
        </table:table-row>
        <table:table-row table:style-name="ro2">
          <table:table-cell office:value-type="float" office:value="1253">
            <text:p>1253</text:p>
          </table:table-cell>
          <table:table-cell office:value-type="string">
            <text:p>Starmine</text:p>
          </table:table-cell>
          <table:table-cell office:value-type="string">
            <text:p>https://icomarks.com/ico/Starmine</text:p>
          </table:table-cell>
          <table:table-cell table:number-columns-repeated="4"/>
        </table:table-row>
        <table:table-row table:style-name="ro2">
          <table:table-cell office:value-type="float" office:value="1254">
            <text:p>1254</text:p>
          </table:table-cell>
          <table:table-cell office:value-type="string">
            <text:p>StayAllied</text:p>
          </table:table-cell>
          <table:table-cell office:value-type="string">
            <text:p>https://icomarks.com/ico/StayAllied</text:p>
          </table:table-cell>
          <table:table-cell table:number-columns-repeated="4"/>
        </table:table-row>
        <table:table-row table:style-name="ro2">
          <table:table-cell office:value-type="float" office:value="1255">
            <text:p>1255</text:p>
          </table:table-cell>
          <table:table-cell office:value-type="string">
            <text:p>Verifer</text:p>
          </table:table-cell>
          <table:table-cell office:value-type="string">
            <text:p>https://icomarks.com/ico/Verifer</text:p>
          </table:table-cell>
          <table:table-cell table:number-columns-repeated="4"/>
        </table:table-row>
        <table:table-row table:style-name="ro2">
          <table:table-cell office:value-type="float" office:value="1256">
            <text:p>1256</text:p>
          </table:table-cell>
          <table:table-cell office:value-type="string">
            <text:p>VICCOIN</text:p>
          </table:table-cell>
          <table:table-cell office:value-type="string">
            <text:p>https://icomarks.com/ico/VICCOIN</text:p>
          </table:table-cell>
          <table:table-cell table:number-columns-repeated="4"/>
        </table:table-row>
        <table:table-row table:style-name="ro2">
          <table:table-cell office:value-type="float" office:value="1257">
            <text:p>1257</text:p>
          </table:table-cell>
          <table:table-cell office:value-type="string">
            <text:p>Whizz Coin</text:p>
          </table:table-cell>
          <table:table-cell office:value-type="string">
            <text:p>https://icomarks.com/ico/Whizz-Coin</text:p>
          </table:table-cell>
          <table:table-cell table:number-columns-repeated="4"/>
        </table:table-row>
        <table:table-row table:style-name="ro2">
          <table:table-cell office:value-type="float" office:value="1258">
            <text:p>1258</text:p>
          </table:table-cell>
          <table:table-cell office:value-type="string">
            <text:p>Woodscoin</text:p>
          </table:table-cell>
          <table:table-cell office:value-type="string">
            <text:p>https://icomarks.com/ico/Woodscoin</text:p>
          </table:table-cell>
          <table:table-cell table:number-columns-repeated="4"/>
        </table:table-row>
        <table:table-row table:style-name="ro2">
          <table:table-cell office:value-type="float" office:value="1259">
            <text:p>1259</text:p>
          </table:table-cell>
          <table:table-cell office:value-type="string">
            <text:p>Academy</text:p>
          </table:table-cell>
          <table:table-cell office:value-type="string">
            <text:p>https://icomarks.com/ico/Academy</text:p>
          </table:table-cell>
          <table:table-cell table:number-columns-repeated="4"/>
        </table:table-row>
        <table:table-row table:style-name="ro2">
          <table:table-cell office:value-type="float" office:value="1260">
            <text:p>1260</text:p>
          </table:table-cell>
          <table:table-cell office:value-type="string">
            <text:p>Aira</text:p>
          </table:table-cell>
          <table:table-cell office:value-type="string">
            <text:p>https://icomarks.com/ico/Aira</text:p>
          </table:table-cell>
          <table:table-cell table:number-columns-repeated="4"/>
        </table:table-row>
        <table:table-row table:style-name="ro2">
          <table:table-cell office:value-type="float" office:value="1261">
            <text:p>1261</text:p>
          </table:table-cell>
          <table:table-cell office:value-type="string">
            <text:p>Arkadia</text:p>
          </table:table-cell>
          <table:table-cell office:value-type="string">
            <text:p>https://icomarks.com/ico/Arkadia</text:p>
          </table:table-cell>
          <table:table-cell table:number-columns-repeated="4"/>
        </table:table-row>
        <table:table-row table:style-name="ro2">
          <table:table-cell office:value-type="float" office:value="1262">
            <text:p>1262</text:p>
          </table:table-cell>
          <table:table-cell office:value-type="string">
            <text:p>Bitnexa</text:p>
          </table:table-cell>
          <table:table-cell office:value-type="string">
            <text:p>https://icomarks.com/ico/Bitnexa</text:p>
          </table:table-cell>
          <table:table-cell table:number-columns-repeated="4"/>
        </table:table-row>
        <table:table-row table:style-name="ro2">
          <table:table-cell office:value-type="float" office:value="1263">
            <text:p>1263</text:p>
          </table:table-cell>
          <table:table-cell office:value-type="string">
            <text:p>Centra</text:p>
          </table:table-cell>
          <table:table-cell office:value-type="string">
            <text:p>https://icomarks.com/ico/Centra</text:p>
          </table:table-cell>
          <table:table-cell table:number-columns-repeated="4"/>
        </table:table-row>
        <table:table-row table:style-name="ro2">
          <table:table-cell office:value-type="float" office:value="1264">
            <text:p>1264</text:p>
          </table:table-cell>
          <table:table-cell office:value-type="string">
            <text:p>Consensus</text:p>
          </table:table-cell>
          <table:table-cell office:value-type="string">
            <text:p>https://icomarks.com/ico/Consensus</text:p>
          </table:table-cell>
          <table:table-cell table:number-columns-repeated="4"/>
        </table:table-row>
        <table:table-row table:style-name="ro2">
          <table:table-cell office:value-type="float" office:value="1265">
            <text:p>1265</text:p>
          </table:table-cell>
          <table:table-cell office:value-type="string">
            <text:p>ConsultEth</text:p>
          </table:table-cell>
          <table:table-cell office:value-type="string">
            <text:p>https://icomarks.com/ico/ConsultEth</text:p>
          </table:table-cell>
          <table:table-cell table:number-columns-repeated="4"/>
        </table:table-row>
        <table:table-row table:style-name="ro2">
          <table:table-cell office:value-type="float" office:value="1266">
            <text:p>1266</text:p>
          </table:table-cell>
          <table:table-cell office:value-type="string">
            <text:p>CPChain</text:p>
          </table:table-cell>
          <table:table-cell office:value-type="string">
            <text:p>https://icomarks.com/ico/CPChain</text:p>
          </table:table-cell>
          <table:table-cell table:number-columns-repeated="4"/>
        </table:table-row>
        <table:table-row table:style-name="ro2">
          <table:table-cell office:value-type="float" office:value="1267">
            <text:p>1267</text:p>
          </table:table-cell>
          <table:table-cell office:value-type="string">
            <text:p>Crypto HongBao</text:p>
          </table:table-cell>
          <table:table-cell office:value-type="string">
            <text:p>https://icomarks.com/ico/Crypto-HongBao</text:p>
          </table:table-cell>
          <table:table-cell table:number-columns-repeated="4"/>
        </table:table-row>
        <table:table-row table:style-name="ro2">
          <table:table-cell office:value-type="float" office:value="1268">
            <text:p>1268</text:p>
          </table:table-cell>
          <table:table-cell office:value-type="string">
            <text:p>EPowChain Ecosystem</text:p>
          </table:table-cell>
          <table:table-cell office:value-type="string">
            <text:p>https://icomarks.com/ico/EPowChain-Ecosystem</text:p>
          </table:table-cell>
          <table:table-cell table:number-columns-repeated="4"/>
        </table:table-row>
        <table:table-row table:style-name="ro2">
          <table:table-cell office:value-type="float" office:value="1269">
            <text:p>1269</text:p>
          </table:table-cell>
          <table:table-cell office:value-type="string">
            <text:p>Feast Coin</text:p>
          </table:table-cell>
          <table:table-cell office:value-type="string">
            <text:p>https://icomarks.com/ico/Feast-Coin</text:p>
          </table:table-cell>
          <table:table-cell table:number-columns-repeated="4"/>
        </table:table-row>
        <table:table-row table:style-name="ro2">
          <table:table-cell office:value-type="float" office:value="1270">
            <text:p>1270</text:p>
          </table:table-cell>
          <table:table-cell office:value-type="string">
            <text:p>First Crypto ETF</text:p>
          </table:table-cell>
          <table:table-cell office:value-type="string">
            <text:p>https://icomarks.com/ico/First-Crypto-ETF</text:p>
          </table:table-cell>
          <table:table-cell table:number-columns-repeated="4"/>
        </table:table-row>
        <table:table-row table:style-name="ro2">
          <table:table-cell office:value-type="float" office:value="1271">
            <text:p>1271</text:p>
          </table:table-cell>
          <table:table-cell office:value-type="string">
            <text:p>Fitrova</text:p>
          </table:table-cell>
          <table:table-cell office:value-type="string">
            <text:p>https://icomarks.com/ico/Fitrova</text:p>
          </table:table-cell>
          <table:table-cell table:number-columns-repeated="4"/>
        </table:table-row>
        <table:table-row table:style-name="ro2">
          <table:table-cell office:value-type="float" office:value="1272">
            <text:p>1272</text:p>
          </table:table-cell>
          <table:table-cell office:value-type="string">
            <text:p>GGX</text:p>
          </table:table-cell>
          <table:table-cell office:value-type="string">
            <text:p>https://icomarks.com/ico/GGX</text:p>
          </table:table-cell>
          <table:table-cell table:number-columns-repeated="4"/>
        </table:table-row>
        <table:table-row table:style-name="ro2">
          <table:table-cell office:value-type="float" office:value="1273">
            <text:p>1273</text:p>
          </table:table-cell>
          <table:table-cell office:value-type="string">
            <text:p>Glass</text:p>
          </table:table-cell>
          <table:table-cell office:value-type="string">
            <text:p>https://icomarks.com/ico/Glass</text:p>
          </table:table-cell>
          <table:table-cell table:number-columns-repeated="4"/>
        </table:table-row>
        <table:table-row table:style-name="ro2">
          <table:table-cell office:value-type="float" office:value="1274">
            <text:p>1274</text:p>
          </table:table-cell>
          <table:table-cell office:value-type="string">
            <text:p>iZiing</text:p>
          </table:table-cell>
          <table:table-cell office:value-type="string">
            <text:p>https://icomarks.com/ico/iZiing</text:p>
          </table:table-cell>
          <table:table-cell table:number-columns-repeated="4"/>
        </table:table-row>
        <table:table-row table:style-name="ro2">
          <table:table-cell office:value-type="float" office:value="1275">
            <text:p>1275</text:p>
          </table:table-cell>
          <table:table-cell office:value-type="string">
            <text:p>Kassot</text:p>
          </table:table-cell>
          <table:table-cell office:value-type="string">
            <text:p>https://icomarks.com/ico/Kassot</text:p>
          </table:table-cell>
          <table:table-cell table:number-columns-repeated="4"/>
        </table:table-row>
        <table:table-row table:style-name="ro2">
          <table:table-cell office:value-type="float" office:value="1276">
            <text:p>1276</text:p>
          </table:table-cell>
          <table:table-cell office:value-type="string">
            <text:p>KunoCoin</text:p>
          </table:table-cell>
          <table:table-cell office:value-type="string">
            <text:p>https://icomarks.com/ico/KunoCoin</text:p>
          </table:table-cell>
          <table:table-cell table:number-columns-repeated="4"/>
        </table:table-row>
        <table:table-row table:style-name="ro2">
          <table:table-cell office:value-type="float" office:value="1278">
            <text:p>1278</text:p>
          </table:table-cell>
          <table:table-cell office:value-type="string">
            <text:p>myMincome</text:p>
          </table:table-cell>
          <table:table-cell office:value-type="string">
            <text:p>https://icomarks.com/ico/myMincome</text:p>
          </table:table-cell>
          <table:table-cell table:number-columns-repeated="4"/>
        </table:table-row>
        <table:table-row table:style-name="ro2">
          <table:table-cell office:value-type="float" office:value="1279">
            <text:p>1279</text:p>
          </table:table-cell>
          <table:table-cell office:value-type="string">
            <text:p>Narbonne</text:p>
          </table:table-cell>
          <table:table-cell office:value-type="string">
            <text:p>https://icomarks.com/ico/Narbonne</text:p>
          </table:table-cell>
          <table:table-cell table:number-columns-repeated="4"/>
        </table:table-row>
        <table:table-row table:style-name="ro2">
          <table:table-cell office:value-type="float" office:value="1280">
            <text:p>1280</text:p>
          </table:table-cell>
          <table:table-cell office:value-type="string">
            <text:p>Nest</text:p>
          </table:table-cell>
          <table:table-cell office:value-type="string">
            <text:p>https://icomarks.com/ico/Nest</text:p>
          </table:table-cell>
          <table:table-cell table:number-columns-repeated="4"/>
        </table:table-row>
        <table:table-row table:style-name="ro2">
          <table:table-cell office:value-type="float" office:value="1281">
            <text:p>1281</text:p>
          </table:table-cell>
          <table:table-cell office:value-type="string">
            <text:p>Olympus Labs</text:p>
          </table:table-cell>
          <table:table-cell office:value-type="string">
            <text:p>https://icomarks.com/ico/Olympus-Labs</text:p>
          </table:table-cell>
          <table:table-cell table:number-columns-repeated="4"/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Pave</text:p>
          </table:table-cell>
          <table:table-cell office:value-type="string">
            <text:p>https://icomarks.com/ico/Pave</text:p>
          </table:table-cell>
          <table:table-cell table:number-columns-repeated="4"/>
        </table:table-row>
        <table:table-row table:style-name="ro2">
          <table:table-cell office:value-type="float" office:value="1284">
            <text:p>1284</text:p>
          </table:table-cell>
          <table:table-cell office:value-type="string">
            <text:p>peerguess</text:p>
          </table:table-cell>
          <table:table-cell office:value-type="string">
            <text:p>https://icomarks.com/ico/peerguess</text:p>
          </table:table-cell>
          <table:table-cell table:number-columns-repeated="4"/>
        </table:table-row>
        <table:table-row table:style-name="ro2">
          <table:table-cell office:value-type="float" office:value="1286">
            <text:p>1286</text:p>
          </table:table-cell>
          <table:table-cell office:value-type="string">
            <text:p>PinkDate</text:p>
          </table:table-cell>
          <table:table-cell office:value-type="string">
            <text:p>https://icomarks.com/ico/PinkDate</text:p>
          </table:table-cell>
          <table:table-cell table:number-columns-repeated="4"/>
        </table:table-row>
        <table:table-row table:style-name="ro2">
          <table:table-cell office:value-type="float" office:value="1287">
            <text:p>1287</text:p>
          </table:table-cell>
          <table:table-cell office:value-type="string">
            <text:p>Protex</text:p>
          </table:table-cell>
          <table:table-cell office:value-type="string">
            <text:p>https://icomarks.com/ico/Protex</text:p>
          </table:table-cell>
          <table:table-cell table:number-columns-repeated="4"/>
        </table:table-row>
        <table:table-row table:style-name="ro2">
          <table:table-cell office:value-type="float" office:value="1288">
            <text:p>1288</text:p>
          </table:table-cell>
          <table:table-cell office:value-type="string">
            <text:p>Proxy Card</text:p>
          </table:table-cell>
          <table:table-cell office:value-type="string">
            <text:p>https://icomarks.com/ico/Proxy-Card</text:p>
          </table:table-cell>
          <table:table-cell table:number-columns-repeated="4"/>
        </table:table-row>
        <table:table-row table:style-name="ro2">
          <table:table-cell office:value-type="float" office:value="1290">
            <text:p>1290</text:p>
          </table:table-cell>
          <table:table-cell office:value-type="string">
            <text:p>quorchain</text:p>
          </table:table-cell>
          <table:table-cell office:value-type="string">
            <text:p>https://icomarks.com/ico/quorchain</text:p>
          </table:table-cell>
          <table:table-cell table:number-columns-repeated="4"/>
        </table:table-row>
        <table:table-row table:style-name="ro2">
          <table:table-cell office:value-type="float" office:value="1291">
            <text:p>1291</text:p>
          </table:table-cell>
          <table:table-cell office:value-type="string">
            <text:p>Sovrin</text:p>
          </table:table-cell>
          <table:table-cell office:value-type="string">
            <text:p>https://icomarks.com/ico/Sovrin</text:p>
          </table:table-cell>
          <table:table-cell table:number-columns-repeated="4"/>
        </table:table-row>
        <table:table-row table:style-name="ro2">
          <table:table-cell office:value-type="float" office:value="1292">
            <text:p>1292</text:p>
          </table:table-cell>
          <table:table-cell office:value-type="string">
            <text:p>Spatium</text:p>
          </table:table-cell>
          <table:table-cell office:value-type="string">
            <text:p>https://icomarks.com/ico/Spatium</text:p>
          </table:table-cell>
          <table:table-cell table:number-columns-repeated="4"/>
        </table:table-row>
        <table:table-row table:style-name="ro2">
          <table:table-cell office:value-type="float" office:value="1293">
            <text:p>1293</text:p>
          </table:table-cell>
          <table:table-cell office:value-type="string">
            <text:p>Specular</text:p>
          </table:table-cell>
          <table:table-cell office:value-type="string">
            <text:p>https://icomarks.com/ico/Specular</text:p>
          </table:table-cell>
          <table:table-cell table:number-columns-repeated="4"/>
        </table:table-row>
        <table:table-row table:style-name="ro2">
          <table:table-cell office:value-type="float" office:value="1294">
            <text:p>1294</text:p>
          </table:table-cell>
          <table:table-cell office:value-type="string">
            <text:p>thorentium</text:p>
          </table:table-cell>
          <table:table-cell office:value-type="string">
            <text:p>https://icomarks.com/ico/thorentium</text:p>
          </table:table-cell>
          <table:table-cell table:number-columns-repeated="4"/>
        </table:table-row>
        <table:table-row table:style-name="ro2">
          <table:table-cell office:value-type="float" office:value="1295">
            <text:p>1295</text:p>
          </table:table-cell>
          <table:table-cell office:value-type="string">
            <text:p>Thrintel Market</text:p>
          </table:table-cell>
          <table:table-cell office:value-type="string">
            <text:p>https://icomarks.com/ico/Thrintel-Market</text:p>
          </table:table-cell>
          <table:table-cell table:number-columns-repeated="4"/>
        </table:table-row>
        <table:table-row table:style-name="ro2">
          <table:table-cell office:value-type="float" office:value="1296">
            <text:p>1296</text:p>
          </table:table-cell>
          <table:table-cell office:value-type="string">
            <text:p>Trinity</text:p>
          </table:table-cell>
          <table:table-cell office:value-type="string">
            <text:p>https://icomarks.com/ico/Trinity</text:p>
          </table:table-cell>
          <table:table-cell table:number-columns-repeated="4"/>
        </table:table-row>
        <table:table-row table:style-name="ro2">
          <table:table-cell office:value-type="float" office:value="1297">
            <text:p>1297</text:p>
          </table:table-cell>
          <table:table-cell office:value-type="string">
            <text:p>UNICOIN</text:p>
          </table:table-cell>
          <table:table-cell office:value-type="string">
            <text:p>https://icomarks.com/ico/UNICOIN</text:p>
          </table:table-cell>
          <table:table-cell table:number-columns-repeated="4"/>
        </table:table-row>
        <table:table-row table:style-name="ro2">
          <table:table-cell office:value-type="float" office:value="1299">
            <text:p>1299</text:p>
          </table:table-cell>
          <table:table-cell office:value-type="string">
            <text:p>Welcome to TORUS</text:p>
          </table:table-cell>
          <table:table-cell office:value-type="string">
            <text:p>https://icomarks.com/ico/Welcome-to-TORUS</text:p>
          </table:table-cell>
          <table:table-cell table:number-columns-repeated="4"/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AERO Token</text:p>
          </table:table-cell>
          <table:table-cell office:value-type="string">
            <text:p>https://icomarks.com/ico/AERO-Token</text:p>
          </table:table-cell>
          <table:table-cell table:number-columns-repeated="4"/>
        </table:table-row>
        <table:table-row table:style-name="ro2">
          <table:table-cell office:value-type="float" office:value="1301">
            <text:p>1301</text:p>
          </table:table-cell>
          <table:table-cell office:value-type="string">
            <text:p>Aether United</text:p>
          </table:table-cell>
          <table:table-cell office:value-type="string">
            <text:p>https://icomarks.com/ico/Aether-United</text:p>
          </table:table-cell>
          <table:table-cell table:number-columns-repeated="4"/>
        </table:table-row>
        <table:table-row table:style-name="ro2">
          <table:table-cell office:value-type="float" office:value="1302">
            <text:p>1302</text:p>
          </table:table-cell>
          <table:table-cell office:value-type="string">
            <text:p>Aion</text:p>
          </table:table-cell>
          <table:table-cell office:value-type="string">
            <text:p>https://icomarks.com/ico/Aion</text:p>
          </table:table-cell>
          <table:table-cell table:number-columns-repeated="4"/>
        </table:table-row>
        <table:table-row table:style-name="ro2">
          <table:table-cell office:value-type="float" office:value="1303">
            <text:p>1303</text:p>
          </table:table-cell>
          <table:table-cell office:value-type="string">
            <text:p>Anonymous Service Chain</text:p>
          </table:table-cell>
          <table:table-cell office:value-type="string">
            <text:p>https://icomarks.com/ico/Anonymous-Service-Chain</text:p>
          </table:table-cell>
          <table:table-cell table:number-columns-repeated="4"/>
        </table:table-row>
        <table:table-row table:style-name="ro2">
          <table:table-cell office:value-type="float" office:value="1304">
            <text:p>1304</text:p>
          </table:table-cell>
          <table:table-cell office:value-type="string">
            <text:p>Apollo DAE</text:p>
          </table:table-cell>
          <table:table-cell office:value-type="string">
            <text:p>https://icomarks.com/ico/Apollo-DAE</text:p>
          </table:table-cell>
          <table:table-cell table:number-columns-repeated="4"/>
        </table:table-row>
        <table:table-row table:style-name="ro2">
          <table:table-cell office:value-type="float" office:value="1306">
            <text:p>1306</text:p>
          </table:table-cell>
          <table:table-cell office:value-type="string">
            <text:p>Basis</text:p>
          </table:table-cell>
          <table:table-cell office:value-type="string">
            <text:p>https://icomarks.com/ico/Basis</text:p>
          </table:table-cell>
          <table:table-cell table:number-columns-repeated="4"/>
        </table:table-row>
        <table:table-row table:style-name="ro2">
          <table:table-cell office:value-type="float" office:value="1308">
            <text:p>1308</text:p>
          </table:table-cell>
          <table:table-cell office:value-type="string">
            <text:p>BITLAB</text:p>
          </table:table-cell>
          <table:table-cell office:value-type="string">
            <text:p>https://icomarks.com/ico/BITLAB</text:p>
          </table:table-cell>
          <table:table-cell table:number-columns-repeated="4"/>
        </table:table-row>
        <table:table-row table:style-name="ro2">
          <table:table-cell office:value-type="float" office:value="1309">
            <text:p>1309</text:p>
          </table:table-cell>
          <table:table-cell office:value-type="string">
            <text:p>BITX</text:p>
          </table:table-cell>
          <table:table-cell office:value-type="string">
            <text:p>https://icomarks.com/ico/BITX</text:p>
          </table:table-cell>
          <table:table-cell table:number-columns-repeated="4"/>
        </table:table-row>
        <table:table-row table:style-name="ro2">
          <table:table-cell office:value-type="float" office:value="1310">
            <text:p>1310</text:p>
          </table:table-cell>
          <table:table-cell office:value-type="string">
            <text:p>ChainLink</text:p>
          </table:table-cell>
          <table:table-cell office:value-type="string">
            <text:p>https://icomarks.com/ico/ChainLink</text:p>
          </table:table-cell>
          <table:table-cell table:number-columns-repeated="4"/>
        </table:table-row>
        <table:table-row table:style-name="ro2">
          <table:table-cell office:value-type="float" office:value="1311">
            <text:p>1311</text:p>
          </table:table-cell>
          <table:table-cell office:value-type="string">
            <text:p>Coinepic</text:p>
          </table:table-cell>
          <table:table-cell office:value-type="string">
            <text:p>https://icomarks.com/ico/Coinepic</text:p>
          </table:table-cell>
          <table:table-cell table:number-columns-repeated="4"/>
        </table:table-row>
        <table:table-row table:style-name="ro2">
          <table:table-cell office:value-type="float" office:value="1312">
            <text:p>1312</text:p>
          </table:table-cell>
          <table:table-cell office:value-type="string">
            <text:p>CRYPTOARB</text:p>
          </table:table-cell>
          <table:table-cell office:value-type="string">
            <text:p>https://icomarks.com/ico/CRYPTOARB</text:p>
          </table:table-cell>
          <table:table-cell table:number-columns-repeated="4"/>
        </table:table-row>
        <table:table-row table:style-name="ro2">
          <table:table-cell office:value-type="float" office:value="1313">
            <text:p>1313</text:p>
          </table:table-cell>
          <table:table-cell office:value-type="string">
            <text:p>CryptoYacht</text:p>
          </table:table-cell>
          <table:table-cell office:value-type="string">
            <text:p>https://icomarks.com/ico/CryptoYacht</text:p>
          </table:table-cell>
          <table:table-cell table:number-columns-repeated="4"/>
        </table:table-row>
        <table:table-row table:style-name="ro2">
          <table:table-cell office:value-type="float" office:value="1314">
            <text:p>1314</text:p>
          </table:table-cell>
          <table:table-cell office:value-type="string">
            <text:p>DestiNeed</text:p>
          </table:table-cell>
          <table:table-cell office:value-type="string">
            <text:p>https://icomarks.com/ico/DestiNeed</text:p>
          </table:table-cell>
          <table:table-cell table:number-columns-repeated="4"/>
        </table:table-row>
        <table:table-row table:style-name="ro2">
          <table:table-cell office:value-type="float" office:value="1315">
            <text:p>1315</text:p>
          </table:table-cell>
          <table:table-cell office:value-type="string">
            <text:p>erachain</text:p>
          </table:table-cell>
          <table:table-cell office:value-type="string">
            <text:p>https://icomarks.com/ico/erachain</text:p>
          </table:table-cell>
          <table:table-cell table:number-columns-repeated="4"/>
        </table:table-row>
        <table:table-row table:style-name="ro2">
          <table:table-cell office:value-type="float" office:value="1316">
            <text:p>1316</text:p>
          </table:table-cell>
          <table:table-cell office:value-type="string">
            <text:p>eTardis</text:p>
          </table:table-cell>
          <table:table-cell office:value-type="string">
            <text:p>https://icomarks.com/ico/eTardis</text:p>
          </table:table-cell>
          <table:table-cell table:number-columns-repeated="4"/>
        </table:table-row>
        <table:table-row table:style-name="ro2">
          <table:table-cell office:value-type="float" office:value="1317">
            <text:p>1317</text:p>
          </table:table-cell>
          <table:table-cell office:value-type="string">
            <text:p>EvaCoin</text:p>
          </table:table-cell>
          <table:table-cell office:value-type="string">
            <text:p>https://icomarks.com/ico/EvaCoin</text:p>
          </table:table-cell>
          <table:table-cell table:number-columns-repeated="4"/>
        </table:table-row>
        <table:table-row table:style-name="ro2">
          <table:table-cell office:value-type="float" office:value="1318">
            <text:p>1318</text:p>
          </table:table-cell>
          <table:table-cell office:value-type="string">
            <text:p>FaceCoin</text:p>
          </table:table-cell>
          <table:table-cell office:value-type="string">
            <text:p>https://icomarks.com/ico/FaceCoin</text:p>
          </table:table-cell>
          <table:table-cell table:number-columns-repeated="4"/>
        </table:table-row>
        <table:table-row table:style-name="ro2">
          <table:table-cell office:value-type="float" office:value="1319">
            <text:p>1319</text:p>
          </table:table-cell>
          <table:table-cell office:value-type="string">
            <text:p>Gamity</text:p>
          </table:table-cell>
          <table:table-cell office:value-type="string">
            <text:p>https://icomarks.com/ico/Gamity</text:p>
          </table:table-cell>
          <table:table-cell table:number-columns-repeated="4"/>
        </table:table-row>
        <table:table-row table:style-name="ro2">
          <table:table-cell office:value-type="float" office:value="1320">
            <text:p>1320</text:p>
          </table:table-cell>
          <table:table-cell office:value-type="string">
            <text:p>GigEcoin</text:p>
          </table:table-cell>
          <table:table-cell office:value-type="string">
            <text:p>https://icomarks.com/ico/GigEcoin</text:p>
          </table:table-cell>
          <table:table-cell table:number-columns-repeated="4"/>
        </table:table-row>
        <table:table-row table:style-name="ro2">
          <table:table-cell office:value-type="float" office:value="1321">
            <text:p>1321</text:p>
          </table:table-cell>
          <table:table-cell office:value-type="string">
            <text:p>HomeCoin</text:p>
          </table:table-cell>
          <table:table-cell office:value-type="string">
            <text:p>https://icomarks.com/ico/HomeCoin</text:p>
          </table:table-cell>
          <table:table-cell table:number-columns-repeated="4"/>
        </table:table-row>
        <table:table-row table:style-name="ro2">
          <table:table-cell office:value-type="float" office:value="1322">
            <text:p>1322</text:p>
          </table:table-cell>
          <table:table-cell office:value-type="string">
            <text:p>IQB</text:p>
          </table:table-cell>
          <table:table-cell office:value-type="string">
            <text:p>https://icomarks.com/ico/IQB</text:p>
          </table:table-cell>
          <table:table-cell table:number-columns-repeated="4"/>
        </table:table-row>
        <table:table-row table:style-name="ro2">
          <table:table-cell office:value-type="float" office:value="1323">
            <text:p>1323</text:p>
          </table:table-cell>
          <table:table-cell office:value-type="string">
            <text:p>Logos</text:p>
          </table:table-cell>
          <table:table-cell office:value-type="string">
            <text:p>https://icomarks.com/ico/Logos</text:p>
          </table:table-cell>
          <table:table-cell table:number-columns-repeated="4"/>
        </table:table-row>
        <table:table-row table:style-name="ro2">
          <table:table-cell office:value-type="float" office:value="1324">
            <text:p>1324</text:p>
          </table:table-cell>
          <table:table-cell office:value-type="string">
            <text:p>Peerplays</text:p>
          </table:table-cell>
          <table:table-cell office:value-type="string">
            <text:p>https://icomarks.com/ico/Peerplays</text:p>
          </table:table-cell>
          <table:table-cell table:number-columns-repeated="4"/>
        </table:table-row>
        <table:table-row table:style-name="ro2">
          <table:table-cell office:value-type="float" office:value="1325">
            <text:p>1325</text:p>
          </table:table-cell>
          <table:table-cell office:value-type="string">
            <text:p>Propthereum</text:p>
          </table:table-cell>
          <table:table-cell office:value-type="string">
            <text:p>https://icomarks.com/ico/Propthereum</text:p>
          </table:table-cell>
          <table:table-cell table:number-columns-repeated="4"/>
        </table:table-row>
        <table:table-row table:style-name="ro2">
          <table:table-cell office:value-type="float" office:value="1326">
            <text:p>1326</text:p>
          </table:table-cell>
          <table:table-cell office:value-type="string">
            <text:p>RenCap</text:p>
          </table:table-cell>
          <table:table-cell office:value-type="string">
            <text:p>https://icomarks.com/ico/RenCap</text:p>
          </table:table-cell>
          <table:table-cell table:number-columns-repeated="4"/>
        </table:table-row>
        <table:table-row table:style-name="ro2">
          <table:table-cell office:value-type="float" office:value="1327">
            <text:p>1327</text:p>
          </table:table-cell>
          <table:table-cell office:value-type="string">
            <text:p>Ruden</text:p>
          </table:table-cell>
          <table:table-cell office:value-type="string">
            <text:p>https://icomarks.com/ico/Ruden</text:p>
          </table:table-cell>
          <table:table-cell table:number-columns-repeated="4"/>
        </table:table-row>
        <table:table-row table:style-name="ro2">
          <table:table-cell office:value-type="float" office:value="1328">
            <text:p>1328</text:p>
          </table:table-cell>
          <table:table-cell office:value-type="string">
            <text:p>Silverway</text:p>
          </table:table-cell>
          <table:table-cell office:value-type="string">
            <text:p>https://icomarks.com/ico/Silverway</text:p>
          </table:table-cell>
          <table:table-cell table:number-columns-repeated="4"/>
        </table:table-row>
        <table:table-row table:style-name="ro2">
          <table:table-cell office:value-type="float" office:value="1329">
            <text:p>1329</text:p>
          </table:table-cell>
          <table:table-cell office:value-type="string">
            <text:p>Taelium</text:p>
          </table:table-cell>
          <table:table-cell office:value-type="string">
            <text:p>https://icomarks.com/ico/Taelium</text:p>
          </table:table-cell>
          <table:table-cell table:number-columns-repeated="4"/>
        </table:table-row>
        <table:table-row table:style-name="ro2">
          <table:table-cell office:value-type="float" office:value="1330">
            <text:p>1330</text:p>
          </table:table-cell>
          <table:table-cell office:value-type="string">
            <text:p>Talent Token</text:p>
          </table:table-cell>
          <table:table-cell office:value-type="string">
            <text:p>https://icomarks.com/ico/Talent-Token</text:p>
          </table:table-cell>
          <table:table-cell table:number-columns-repeated="4"/>
        </table:table-row>
        <table:table-row table:style-name="ro2">
          <table:table-cell office:value-type="float" office:value="1331">
            <text:p>1331</text:p>
          </table:table-cell>
          <table:table-cell office:value-type="string">
            <text:p>Thorium</text:p>
          </table:table-cell>
          <table:table-cell office:value-type="string">
            <text:p>https://icomarks.com/ico/Thorium</text:p>
          </table:table-cell>
          <table:table-cell table:number-columns-repeated="4"/>
        </table:table-row>
        <table:table-row table:style-name="ro2">
          <table:table-cell office:value-type="float" office:value="1332">
            <text:p>1332</text:p>
          </table:table-cell>
          <table:table-cell office:value-type="string">
            <text:p>TrueBit</text:p>
          </table:table-cell>
          <table:table-cell office:value-type="string">
            <text:p>https://icomarks.com/ico/TrueBit</text:p>
          </table:table-cell>
          <table:table-cell table:number-columns-repeated="4"/>
        </table:table-row>
        <table:table-row table:style-name="ro2">
          <table:table-cell office:value-type="float" office:value="1333">
            <text:p>1333</text:p>
          </table:table-cell>
          <table:table-cell office:value-type="string">
            <text:p>UltraYOLO</text:p>
          </table:table-cell>
          <table:table-cell office:value-type="string">
            <text:p>https://icomarks.com/ico/UltraYOLO</text:p>
          </table:table-cell>
          <table:table-cell table:number-columns-repeated="4"/>
        </table:table-row>
        <table:table-row table:style-name="ro2">
          <table:table-cell office:value-type="float" office:value="1334">
            <text:p>1334</text:p>
          </table:table-cell>
          <table:table-cell office:value-type="string">
            <text:p>Vega</text:p>
          </table:table-cell>
          <table:table-cell office:value-type="string">
            <text:p>https://icomarks.com/ico/Vega</text:p>
          </table:table-cell>
          <table:table-cell table:number-columns-repeated="4"/>
        </table:table-row>
        <table:table-row table:style-name="ro2">
          <table:table-cell office:value-type="float" office:value="1335">
            <text:p>1335</text:p>
          </table:table-cell>
          <table:table-cell office:value-type="string">
            <text:p>VoteChain</text:p>
          </table:table-cell>
          <table:table-cell office:value-type="string">
            <text:p>https://icomarks.com/ico/VoteChain</text:p>
          </table:table-cell>
          <table:table-cell table:number-columns-repeated="4"/>
        </table:table-row>
        <table:table-row table:style-name="ro2">
          <table:table-cell office:value-type="float" office:value="1338">
            <text:p>1338</text:p>
          </table:table-cell>
          <table:table-cell office:value-type="string">
            <text:p>ZuCoinChain</text:p>
          </table:table-cell>
          <table:table-cell office:value-type="string">
            <text:p>https://icomarks.com/ico/ZuCoinChain</text:p>
          </table:table-cell>
          <table:table-cell table:number-columns-repeated="4"/>
        </table:table-row>
        <table:table-row table:style-name="ro2">
          <table:table-cell office:value-type="float" office:value="1339">
            <text:p>1339</text:p>
          </table:table-cell>
          <table:table-cell office:value-type="string">
            <text:p>AQUA RIGHTS</text:p>
          </table:table-cell>
          <table:table-cell office:value-type="string">
            <text:p>https://icomarks.com/ico/AQUA-RIGHTS</text:p>
          </table:table-cell>
          <table:table-cell table:number-columns-repeated="4"/>
        </table:table-row>
        <table:table-row table:style-name="ro2">
          <table:table-cell office:value-type="float" office:value="1340">
            <text:p>1340</text:p>
          </table:table-cell>
          <table:table-cell office:value-type="string">
            <text:p>Arbitrage Crypto Trader</text:p>
          </table:table-cell>
          <table:table-cell office:value-type="string">
            <text:p>https://icomarks.com/ico/Arbitrage-Crypto-Trader</text:p>
          </table:table-cell>
          <table:table-cell table:number-columns-repeated="4"/>
        </table:table-row>
        <table:table-row table:style-name="ro2">
          <table:table-cell office:value-type="float" office:value="1341">
            <text:p>1341</text:p>
          </table:table-cell>
          <table:table-cell office:value-type="string">
            <text:p>Bexam</text:p>
          </table:table-cell>
          <table:table-cell office:value-type="string">
            <text:p>https://icomarks.com/ico/Bexam</text:p>
          </table:table-cell>
          <table:table-cell table:number-columns-repeated="4"/>
        </table:table-row>
        <table:table-row table:style-name="ro2">
          <table:table-cell office:value-type="float" office:value="1342">
            <text:p>1342</text:p>
          </table:table-cell>
          <table:table-cell office:value-type="string">
            <text:p>Cannacor</text:p>
          </table:table-cell>
          <table:table-cell office:value-type="string">
            <text:p>https://icomarks.com/ico/Cannacor</text:p>
          </table:table-cell>
          <table:table-cell table:number-columns-repeated="4"/>
        </table:table-row>
        <table:table-row table:style-name="ro2">
          <table:table-cell office:value-type="float" office:value="1343">
            <text:p>1343</text:p>
          </table:table-cell>
          <table:table-cell office:value-type="string">
            <text:p>Coindaily</text:p>
          </table:table-cell>
          <table:table-cell office:value-type="string">
            <text:p>https://icomarks.com/ico/Coindaily</text:p>
          </table:table-cell>
          <table:table-cell table:number-columns-repeated="4"/>
        </table:table-row>
        <table:table-row table:style-name="ro2">
          <table:table-cell office:value-type="float" office:value="1344">
            <text:p>1344</text:p>
          </table:table-cell>
          <table:table-cell office:value-type="string">
            <text:p>Crypto Seed</text:p>
          </table:table-cell>
          <table:table-cell office:value-type="string">
            <text:p>https://icomarks.com/ico/Crypto-Seed</text:p>
          </table:table-cell>
          <table:table-cell table:number-columns-repeated="4"/>
        </table:table-row>
        <table:table-row table:style-name="ro2">
          <table:table-cell office:value-type="float" office:value="1345">
            <text:p>1345</text:p>
          </table:table-cell>
          <table:table-cell office:value-type="string">
            <text:p>Findafixr</text:p>
          </table:table-cell>
          <table:table-cell office:value-type="string">
            <text:p>https://icomarks.com/ico/Findafixr</text:p>
          </table:table-cell>
          <table:table-cell table:number-columns-repeated="4"/>
        </table:table-row>
        <table:table-row table:style-name="ro2">
          <table:table-cell office:value-type="float" office:value="1346">
            <text:p>1346</text:p>
          </table:table-cell>
          <table:table-cell office:value-type="string">
            <text:p>OilDexCoin</text:p>
          </table:table-cell>
          <table:table-cell office:value-type="string">
            <text:p>https://icomarks.com/ico/OilDexCoin</text:p>
          </table:table-cell>
          <table:table-cell table:number-columns-repeated="4"/>
        </table:table-row>
        <table:table-row table:style-name="ro2">
          <table:table-cell office:value-type="float" office:value="1347">
            <text:p>1347</text:p>
          </table:table-cell>
          <table:table-cell office:value-type="string">
            <text:p>PepperDB</text:p>
          </table:table-cell>
          <table:table-cell office:value-type="string">
            <text:p>https://icomarks.com/ico/PepperDB</text:p>
          </table:table-cell>
          <table:table-cell table:number-columns-repeated="4"/>
        </table:table-row>
        <table:table-row table:style-name="ro2">
          <table:table-cell office:value-type="float" office:value="1348">
            <text:p>1348</text:p>
          </table:table-cell>
          <table:table-cell office:value-type="string">
            <text:p>PharmaParallelTrade</text:p>
          </table:table-cell>
          <table:table-cell office:value-type="string">
            <text:p>https://icomarks.com/ico/PharmaParallelTrade</text:p>
          </table:table-cell>
          <table:table-cell table:number-columns-repeated="4"/>
        </table:table-row>
        <table:table-row table:style-name="ro2">
          <table:table-cell office:value-type="float" office:value="1349">
            <text:p>1349</text:p>
          </table:table-cell>
          <table:table-cell office:value-type="string">
            <text:p>Prizm</text:p>
          </table:table-cell>
          <table:table-cell office:value-type="string">
            <text:p>https://icomarks.com/ico/Prizm</text:p>
          </table:table-cell>
          <table:table-cell table:number-columns-repeated="4"/>
        </table:table-row>
        <table:table-row table:style-name="ro2">
          <table:table-cell office:value-type="float" office:value="1350">
            <text:p>1350</text:p>
          </table:table-cell>
          <table:table-cell office:value-type="string">
            <text:p>Tether</text:p>
          </table:table-cell>
          <table:table-cell office:value-type="string">
            <text:p>https://icomarks.com/ico/Tether</text:p>
          </table:table-cell>
          <table:table-cell table:number-columns-repeated="4"/>
        </table:table-row>
        <table:table-row table:style-name="ro2">
          <table:table-cell office:value-type="float" office:value="1351">
            <text:p>1351</text:p>
          </table:table-cell>
          <table:table-cell office:value-type="string">
            <text:p>TOR-Q-ALL</text:p>
          </table:table-cell>
          <table:table-cell office:value-type="string">
            <text:p>https://icomarks.com/ico/TOR-Q-ALL</text:p>
          </table:table-cell>
          <table:table-cell table:number-columns-repeated="4"/>
        </table:table-row>
        <table:table-row table:style-name="ro2">
          <table:table-cell office:value-type="float" office:value="1352">
            <text:p>1352</text:p>
          </table:table-cell>
          <table:table-cell office:value-type="string">
            <text:p>Traid</text:p>
          </table:table-cell>
          <table:table-cell office:value-type="string">
            <text:p>https://icomarks.com/ico/Traid</text:p>
          </table:table-cell>
          <table:table-cell table:number-columns-repeated="4"/>
        </table:table-row>
        <table:table-row table:style-name="ro2">
          <table:table-cell office:value-type="float" office:value="1353">
            <text:p>1353</text:p>
          </table:table-cell>
          <table:table-cell office:value-type="string">
            <text:p>Verdict</text:p>
          </table:table-cell>
          <table:table-cell office:value-type="string">
            <text:p>https://icomarks.com/ico/Verdict</text:p>
          </table:table-cell>
          <table:table-cell table:number-columns-repeated="4"/>
        </table:table-row>
        <table:table-row table:style-name="ro2">
          <table:table-cell office:value-type="float" office:value="1355">
            <text:p>1355</text:p>
          </table:table-cell>
          <table:table-cell office:value-type="string">
            <text:p>BRAT</text:p>
          </table:table-cell>
          <table:table-cell office:value-type="string">
            <text:p>https://icomarks.com/ico/BRAT</text:p>
          </table:table-cell>
          <table:table-cell table:number-columns-repeated="4"/>
        </table:table-row>
        <table:table-row table:style-name="ro2">
          <table:table-cell office:value-type="float" office:value="1356">
            <text:p>1356</text:p>
          </table:table-cell>
          <table:table-cell office:value-type="string">
            <text:p>BTCWALL</text:p>
          </table:table-cell>
          <table:table-cell office:value-type="string">
            <text:p>https://icomarks.com/ico/BTCWALL</text:p>
          </table:table-cell>
          <table:table-cell table:number-columns-repeated="4"/>
        </table:table-row>
        <table:table-row table:style-name="ro2">
          <table:table-cell office:value-type="float" office:value="1357">
            <text:p>1357</text:p>
          </table:table-cell>
          <table:table-cell office:value-type="string">
            <text:p>CoInsure Blockchain</text:p>
          </table:table-cell>
          <table:table-cell office:value-type="string">
            <text:p>https://icomarks.com/ico/CoInsure-Blockchain</text:p>
          </table:table-cell>
          <table:table-cell table:number-columns-repeated="4"/>
        </table:table-row>
        <table:table-row table:style-name="ro2">
          <table:table-cell office:value-type="float" office:value="1358">
            <text:p>1358</text:p>
          </table:table-cell>
          <table:table-cell office:value-type="string">
            <text:p>Cryptonod</text:p>
          </table:table-cell>
          <table:table-cell office:value-type="string">
            <text:p>https://icomarks.com/ico/Cryptonod</text:p>
          </table:table-cell>
          <table:table-cell table:number-columns-repeated="4"/>
        </table:table-row>
        <table:table-row table:style-name="ro2">
          <table:table-cell office:value-type="float" office:value="1359">
            <text:p>1359</text:p>
          </table:table-cell>
          <table:table-cell office:value-type="string">
            <text:p>Doctor Oss</text:p>
          </table:table-cell>
          <table:table-cell office:value-type="string">
            <text:p>https://icomarks.com/ico/Doctor-Oss</text:p>
          </table:table-cell>
          <table:table-cell table:number-columns-repeated="4"/>
        </table:table-row>
        <table:table-row table:style-name="ro2">
          <table:table-cell office:value-type="float" office:value="1360">
            <text:p>1360</text:p>
          </table:table-cell>
          <table:table-cell office:value-type="string">
            <text:p>GroceryX</text:p>
          </table:table-cell>
          <table:table-cell office:value-type="string">
            <text:p>https://icomarks.com/ico/GroceryX</text:p>
          </table:table-cell>
          <table:table-cell table:number-columns-repeated="4"/>
        </table:table-row>
        <table:table-row table:style-name="ro2">
          <table:table-cell office:value-type="float" office:value="1361">
            <text:p>1361</text:p>
          </table:table-cell>
          <table:table-cell office:value-type="string">
            <text:p>IC3 Cubes</text:p>
          </table:table-cell>
          <table:table-cell office:value-type="string">
            <text:p>https://icomarks.com/ico/IC3-Cubes</text:p>
          </table:table-cell>
          <table:table-cell table:number-columns-repeated="4"/>
        </table:table-row>
        <table:table-row table:style-name="ro2">
          <table:table-cell office:value-type="float" office:value="1362">
            <text:p>1362</text:p>
          </table:table-cell>
          <table:table-cell office:value-type="string">
            <text:p>Justmake</text:p>
          </table:table-cell>
          <table:table-cell office:value-type="string">
            <text:p>https://icomarks.com/ico/Justmake</text:p>
          </table:table-cell>
          <table:table-cell table:number-columns-repeated="4"/>
        </table:table-row>
        <table:table-row table:style-name="ro2">
          <table:table-cell office:value-type="float" office:value="1363">
            <text:p>1363</text:p>
          </table:table-cell>
          <table:table-cell office:value-type="string">
            <text:p>Marconi</text:p>
          </table:table-cell>
          <table:table-cell office:value-type="string">
            <text:p>https://icomarks.com/ico/Marconi</text:p>
          </table:table-cell>
          <table:table-cell table:number-columns-repeated="4"/>
        </table:table-row>
        <table:table-row table:style-name="ro2">
          <table:table-cell office:value-type="float" office:value="1364">
            <text:p>1364</text:p>
          </table:table-cell>
          <table:table-cell office:value-type="string">
            <text:p>RAAcoin</text:p>
          </table:table-cell>
          <table:table-cell office:value-type="string">
            <text:p>https://icomarks.com/ico/RAAcoin</text:p>
          </table:table-cell>
          <table:table-cell table:number-columns-repeated="4"/>
        </table:table-row>
        <table:table-row table:style-name="ro2">
          <table:table-cell office:value-type="float" office:value="1365">
            <text:p>1365</text:p>
          </table:table-cell>
          <table:table-cell office:value-type="string">
            <text:p>ValidCoin</text:p>
          </table:table-cell>
          <table:table-cell office:value-type="string">
            <text:p>https://icomarks.com/ico/ValidCoin</text:p>
          </table:table-cell>
          <table:table-cell table:number-columns-repeated="4"/>
        </table:table-row>
        <table:table-row table:style-name="ro2">
          <table:table-cell office:value-type="float" office:value="1366">
            <text:p>1366</text:p>
          </table:table-cell>
          <table:table-cell office:value-type="string">
            <text:p>VNX Exchange</text:p>
          </table:table-cell>
          <table:table-cell office:value-type="string">
            <text:p>https://icomarks.com/ico/VNX-Exchange</text:p>
          </table:table-cell>
          <table:table-cell table:number-columns-repeated="4"/>
        </table:table-row>
        <table:table-row table:style-name="ro2">
          <table:table-cell office:value-type="float" office:value="1367">
            <text:p>1367</text:p>
          </table:table-cell>
          <table:table-cell office:value-type="string">
            <text:p>WCX</text:p>
          </table:table-cell>
          <table:table-cell office:value-type="string">
            <text:p>https://icomarks.com/ico/WCX</text:p>
          </table:table-cell>
          <table:table-cell table:number-columns-repeated="4"/>
        </table:table-row>
        <table:table-row table:style-name="ro2">
          <table:table-cell office:value-type="float" office:value="1368">
            <text:p>1368</text:p>
          </table:table-cell>
          <table:table-cell office:value-type="string">
            <text:p>Algorand</text:p>
          </table:table-cell>
          <table:table-cell office:value-type="string">
            <text:p>https://icomarks.com/ico/Algorand</text:p>
          </table:table-cell>
          <table:table-cell table:number-columns-repeated="4"/>
        </table:table-row>
        <table:table-row table:style-name="ro2">
          <table:table-cell office:value-type="float" office:value="1370">
            <text:p>1370</text:p>
          </table:table-cell>
          <table:table-cell office:value-type="string">
            <text:p>Interest Coin</text:p>
          </table:table-cell>
          <table:table-cell office:value-type="string">
            <text:p>https://icomarks.com/ico/Interest-Coin</text:p>
          </table:table-cell>
          <table:table-cell table:number-columns-repeated="4"/>
        </table:table-row>
        <table:table-row table:style-name="ro2">
          <table:table-cell office:value-type="float" office:value="1372">
            <text:p>1372</text:p>
          </table:table-cell>
          <table:table-cell office:value-type="string">
            <text:p>Lynx Network</text:p>
          </table:table-cell>
          <table:table-cell office:value-type="string">
            <text:p>https://icomarks.com/ico/Lynx-Network</text:p>
          </table:table-cell>
          <table:table-cell table:number-columns-repeated="4"/>
        </table:table-row>
        <table:table-row table:style-name="ro2">
          <table:table-cell office:value-type="float" office:value="1373">
            <text:p>1373</text:p>
          </table:table-cell>
          <table:table-cell office:value-type="string">
            <text:p>MAP</text:p>
          </table:table-cell>
          <table:table-cell office:value-type="string">
            <text:p>https://icomarks.com/ico/MAP</text:p>
          </table:table-cell>
          <table:table-cell table:number-columns-repeated="4"/>
        </table:table-row>
        <table:table-row table:style-name="ro2">
          <table:table-cell office:value-type="float" office:value="1374">
            <text:p>1374</text:p>
          </table:table-cell>
          <table:table-cell office:value-type="string">
            <text:p>Scicoins</text:p>
          </table:table-cell>
          <table:table-cell office:value-type="string">
            <text:p>https://icomarks.com/ico/Scicoins</text:p>
          </table:table-cell>
          <table:table-cell table:number-columns-repeated="4"/>
        </table:table-row>
        <table:table-row table:style-name="ro2">
          <table:table-cell office:value-type="float" office:value="1375">
            <text:p>1375</text:p>
          </table:table-cell>
          <table:table-cell office:value-type="string">
            <text:p>VEON</text:p>
          </table:table-cell>
          <table:table-cell office:value-type="string">
            <text:p>https://icomarks.com/ico/VEON</text:p>
          </table:table-cell>
          <table:table-cell table:number-columns-repeated="4"/>
        </table:table-row>
        <table:table-row table:style-name="ro2">
          <table:table-cell office:value-type="float" office:value="1376">
            <text:p>1376</text:p>
          </table:table-cell>
          <table:table-cell office:value-type="string">
            <text:p>AfterEther</text:p>
          </table:table-cell>
          <table:table-cell office:value-type="string">
            <text:p>https://icomarks.com/ico/AfterEther</text:p>
          </table:table-cell>
          <table:table-cell table:number-columns-repeated="4"/>
        </table:table-row>
        <table:table-row table:style-name="ro2">
          <table:table-cell office:value-type="float" office:value="1378">
            <text:p>1378</text:p>
          </table:table-cell>
          <table:table-cell office:value-type="string">
            <text:p>CopiCo</text:p>
          </table:table-cell>
          <table:table-cell office:value-type="string">
            <text:p>https://icomarks.com/ico/CopiCo</text:p>
          </table:table-cell>
          <table:table-cell table:number-columns-repeated="4"/>
        </table:table-row>
        <table:table-row table:style-name="ro2">
          <table:table-cell office:value-type="float" office:value="1379">
            <text:p>1379</text:p>
          </table:table-cell>
          <table:table-cell office:value-type="string">
            <text:p>Gratuity</text:p>
          </table:table-cell>
          <table:table-cell office:value-type="string">
            <text:p>https://icomarks.com/ico/Gratuity</text:p>
          </table:table-cell>
          <table:table-cell table:number-columns-repeated="4"/>
        </table:table-row>
        <table:table-row table:style-name="ro2">
          <table:table-cell office:value-type="float" office:value="1380">
            <text:p>1380</text:p>
          </table:table-cell>
          <table:table-cell office:value-type="string">
            <text:p>NetCents</text:p>
          </table:table-cell>
          <table:table-cell office:value-type="string">
            <text:p>https://icomarks.com/ico/NetCents</text:p>
          </table:table-cell>
          <table:table-cell table:number-columns-repeated="4"/>
        </table:table-row>
        <table:table-row table:style-name="ro2">
          <table:table-cell office:value-type="float" office:value="1383">
            <text:p>1383</text:p>
          </table:table-cell>
          <table:table-cell office:value-type="string">
            <text:p>XPA</text:p>
          </table:table-cell>
          <table:table-cell office:value-type="string">
            <text:p>https://icomarks.com/ico/XPA</text:p>
          </table:table-cell>
          <table:table-cell table:number-columns-repeated="4"/>
        </table:table-row>
        <table:table-row table:style-name="ro2">
          <table:table-cell office:value-type="float" office:value="1384">
            <text:p>1384</text:p>
          </table:table-cell>
          <table:table-cell office:value-type="string">
            <text:p>zangll</text:p>
          </table:table-cell>
          <table:table-cell office:value-type="string">
            <text:p>https://icomarks.com/ico/zangll</text:p>
          </table:table-cell>
          <table:table-cell table:number-columns-repeated="4"/>
        </table:table-row>
        <table:table-row table:style-name="ro2">
          <table:table-cell office:value-type="float" office:value="1385">
            <text:p>1385</text:p>
          </table:table-cell>
          <table:table-cell office:value-type="string">
            <text:p>BlockMedx</text:p>
          </table:table-cell>
          <table:table-cell office:value-type="string">
            <text:p>https://icomarks.com/ico/BlockMedx</text:p>
          </table:table-cell>
          <table:table-cell table:number-columns-repeated="4"/>
        </table:table-row>
        <table:table-row table:style-name="ro2">
          <table:table-cell office:value-type="float" office:value="1386">
            <text:p>1386</text:p>
          </table:table-cell>
          <table:table-cell office:value-type="string">
            <text:p>CodeTract</text:p>
          </table:table-cell>
          <table:table-cell office:value-type="string">
            <text:p>https://icomarks.com/ico/CodeTract</text:p>
          </table:table-cell>
          <table:table-cell table:number-columns-repeated="4"/>
        </table:table-row>
        <table:table-row table:style-name="ro2">
          <table:table-cell office:value-type="float" office:value="1387">
            <text:p>1387</text:p>
          </table:table-cell>
          <table:table-cell office:value-type="string">
            <text:p>Crowdstart Capital</text:p>
          </table:table-cell>
          <table:table-cell office:value-type="string">
            <text:p>https://icomarks.com/ico/Crowdstart-Capital</text:p>
          </table:table-cell>
          <table:table-cell table:number-columns-repeated="4"/>
        </table:table-row>
        <table:table-row table:style-name="ro2">
          <table:table-cell office:value-type="float" office:value="1388">
            <text:p>1388</text:p>
          </table:table-cell>
          <table:table-cell office:value-type="string">
            <text:p>Fluon</text:p>
          </table:table-cell>
          <table:table-cell office:value-type="string">
            <text:p>https://icomarks.com/ico/Fluon</text:p>
          </table:table-cell>
          <table:table-cell table:number-columns-repeated="4"/>
        </table:table-row>
        <table:table-row table:style-name="ro2">
          <table:table-cell office:value-type="float" office:value="1389">
            <text:p>1389</text:p>
          </table:table-cell>
          <table:table-cell office:value-type="string">
            <text:p>Hivemind</text:p>
          </table:table-cell>
          <table:table-cell office:value-type="string">
            <text:p>https://icomarks.com/ico/Hivemind</text:p>
          </table:table-cell>
          <table:table-cell table:number-columns-repeated="4"/>
        </table:table-row>
        <table:table-row table:style-name="ro2">
          <table:table-cell office:value-type="float" office:value="1390">
            <text:p>1390</text:p>
          </table:table-cell>
          <table:table-cell office:value-type="string">
            <text:p>Selfpay</text:p>
          </table:table-cell>
          <table:table-cell office:value-type="string">
            <text:p>https://icomarks.com/ico/Selfpay</text:p>
          </table:table-cell>
          <table:table-cell table:number-columns-repeated="4"/>
        </table:table-row>
        <table:table-row table:style-name="ro2">
          <table:table-cell office:value-type="float" office:value="1391">
            <text:p>1391</text:p>
          </table:table-cell>
          <table:table-cell office:value-type="string">
            <text:p>Uber Food</text:p>
          </table:table-cell>
          <table:table-cell office:value-type="string">
            <text:p>https://icomarks.com/ico/Uber-Food</text:p>
          </table:table-cell>
          <table:table-cell table:number-columns-repeated="4"/>
        </table:table-row>
        <table:table-row table:style-name="ro2">
          <table:table-cell office:value-type="float" office:value="1392">
            <text:p>1392</text:p>
          </table:table-cell>
          <table:table-cell office:value-type="string">
            <text:p>CFRS</text:p>
          </table:table-cell>
          <table:table-cell office:value-type="string">
            <text:p>https://icomarks.com/ico/CFRS</text:p>
          </table:table-cell>
          <table:table-cell table:number-columns-repeated="4"/>
        </table:table-row>
        <table:table-row table:style-name="ro2">
          <table:table-cell office:value-type="float" office:value="1393">
            <text:p>1393</text:p>
          </table:table-cell>
          <table:table-cell office:value-type="string">
            <text:p>DAWQ</text:p>
          </table:table-cell>
          <table:table-cell office:value-type="string">
            <text:p>https://icomarks.com/ico/DAWQ</text:p>
          </table:table-cell>
          <table:table-cell table:number-columns-repeated="4"/>
        </table:table-row>
        <table:table-row table:style-name="ro2">
          <table:table-cell office:value-type="float" office:value="1394">
            <text:p>1394</text:p>
          </table:table-cell>
          <table:table-cell office:value-type="string">
            <text:p>Dharma</text:p>
          </table:table-cell>
          <table:table-cell office:value-type="string">
            <text:p>https://icomarks.com/ico/Dharma</text:p>
          </table:table-cell>
          <table:table-cell table:number-columns-repeated="4"/>
        </table:table-row>
        <table:table-row table:style-name="ro2">
          <table:table-cell office:value-type="float" office:value="1396">
            <text:p>1396</text:p>
          </table:table-cell>
          <table:table-cell office:value-type="string">
            <text:p>Fortunetoken</text:p>
          </table:table-cell>
          <table:table-cell office:value-type="string">
            <text:p>https://icomarks.com/ico/Fortunetoken</text:p>
          </table:table-cell>
          <table:table-cell table:number-columns-repeated="4"/>
        </table:table-row>
        <table:table-row table:style-name="ro2">
          <table:table-cell office:value-type="float" office:value="1397">
            <text:p>1397</text:p>
          </table:table-cell>
          <table:table-cell office:value-type="string">
            <text:p>Space Impulse</text:p>
          </table:table-cell>
          <table:table-cell office:value-type="string">
            <text:p>https://icomarks.com/ico/Space-Impulse</text:p>
          </table:table-cell>
          <table:table-cell table:number-columns-repeated="4"/>
        </table:table-row>
        <table:table-row table:style-name="ro2">
          <table:table-cell office:value-type="float" office:value="1398">
            <text:p>1398</text:p>
          </table:table-cell>
          <table:table-cell office:value-type="string">
            <text:p>TourCoin</text:p>
          </table:table-cell>
          <table:table-cell office:value-type="string">
            <text:p>https://icomarks.com/ico/TourCoin</text:p>
          </table:table-cell>
          <table:table-cell table:number-columns-repeated="4"/>
        </table:table-row>
        <table:table-row table:style-name="ro2">
          <table:table-cell office:value-type="float" office:value="1399">
            <text:p>1399</text:p>
          </table:table-cell>
          <table:table-cell office:value-type="string">
            <text:p>Triaconta</text:p>
          </table:table-cell>
          <table:table-cell office:value-type="string">
            <text:p>https://icomarks.com/ico/Triaconta</text:p>
          </table:table-cell>
          <table:table-cell table:number-columns-repeated="4"/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Vault</text:p>
          </table:table-cell>
          <table:table-cell office:value-type="string">
            <text:p>https://icomarks.com/ico/Vault</text:p>
          </table:table-cell>
          <table:table-cell table:number-columns-repeated="4"/>
        </table:table-row>
        <table:table-row table:style-name="ro2">
          <table:table-cell office:value-type="float" office:value="1406">
            <text:p>1406</text:p>
          </table:table-cell>
          <table:table-cell office:value-type="string">
            <text:p>Vectorspace</text:p>
          </table:table-cell>
          <table:table-cell office:value-type="string">
            <text:p>https://icomarks.com/ico/Vectorspace</text:p>
          </table:table-cell>
          <table:table-cell table:number-columns-repeated="4"/>
        </table:table-row>
        <table:table-row table:style-name="ro2">
          <table:table-cell office:value-type="float" office:value="1407">
            <text:p>1407</text:p>
          </table:table-cell>
          <table:table-cell office:value-type="string">
            <text:p>Aeropoisk</text:p>
          </table:table-cell>
          <table:table-cell office:value-type="string">
            <text:p>https://icomarks.com/ico/Aeropoisk</text:p>
          </table:table-cell>
          <table:table-cell table:number-columns-repeated="4"/>
        </table:table-row>
        <table:table-row table:style-name="ro2">
          <table:table-cell office:value-type="float" office:value="1408">
            <text:p>1408</text:p>
          </table:table-cell>
          <table:table-cell office:value-type="string">
            <text:p>bitNatura</text:p>
          </table:table-cell>
          <table:table-cell office:value-type="string">
            <text:p>https://icomarks.com/ico/bitNatura</text:p>
          </table:table-cell>
          <table:table-cell table:number-columns-repeated="4"/>
        </table:table-row>
        <table:table-row table:style-name="ro2">
          <table:table-cell office:value-type="float" office:value="1410">
            <text:p>1410</text:p>
          </table:table-cell>
          <table:table-cell office:value-type="string">
            <text:p>UniBit</text:p>
          </table:table-cell>
          <table:table-cell office:value-type="string">
            <text:p>https://icomarks.com/ico/UniBit</text:p>
          </table:table-cell>
          <table:table-cell table:number-columns-repeated="4"/>
        </table:table-row>
        <table:table-row table:style-name="ro2">
          <table:table-cell office:value-type="float" office:value="1412">
            <text:p>1412</text:p>
          </table:table-cell>
          <table:table-cell office:value-type="string">
            <text:p>EstateX</text:p>
          </table:table-cell>
          <table:table-cell office:value-type="string">
            <text:p>https://icomarks.com/ico/EstateX</text:p>
          </table:table-cell>
          <table:table-cell table:number-columns-repeated="4"/>
        </table:table-row>
        <table:table-row table:style-name="ro2">
          <table:table-cell office:value-type="float" office:value="1413">
            <text:p>1413</text:p>
          </table:table-cell>
          <table:table-cell office:value-type="string">
            <text:p>TulipToken</text:p>
          </table:table-cell>
          <table:table-cell office:value-type="string">
            <text:p>https://icomarks.com/ico/TulipToken</text:p>
          </table:table-cell>
          <table:table-cell table:number-columns-repeated="4"/>
        </table:table-row>
        <table:table-row table:style-name="ro2">
          <table:table-cell office:value-type="float" office:value="1414">
            <text:p>1414</text:p>
          </table:table-cell>
          <table:table-cell office:value-type="string">
            <text:p>CAREONchain</text:p>
          </table:table-cell>
          <table:table-cell office:value-type="string">
            <text:p>https://icomarks.com/ico/CAREONchain</text:p>
          </table:table-cell>
          <table:table-cell table:number-columns-repeated="4"/>
        </table:table-row>
        <table:table-row table:style-name="ro2">
          <table:table-cell office:value-type="float" office:value="1415">
            <text:p>1415</text:p>
          </table:table-cell>
          <table:table-cell office:value-type="string">
            <text:p>Covalent Coin</text:p>
          </table:table-cell>
          <table:table-cell office:value-type="string">
            <text:p>https://icomarks.com/ico/Covalent-Coin</text:p>
          </table:table-cell>
          <table:table-cell table:number-columns-repeated="4"/>
        </table:table-row>
        <table:table-row table:style-name="ro2">
          <table:table-cell office:value-type="float" office:value="1416">
            <text:p>1416</text:p>
          </table:table-cell>
          <table:table-cell office:value-type="string">
            <text:p>Git Money</text:p>
          </table:table-cell>
          <table:table-cell office:value-type="string">
            <text:p>https://icomarks.com/ico/Git-Money</text:p>
          </table:table-cell>
          <table:table-cell table:number-columns-repeated="4"/>
        </table:table-row>
        <table:table-row table:style-name="ro2">
          <table:table-cell office:value-type="float" office:value="1418">
            <text:p>1418</text:p>
          </table:table-cell>
          <table:table-cell office:value-type="string">
            <text:p>DST</text:p>
          </table:table-cell>
          <table:table-cell office:value-type="string">
            <text:p>https://icomarks.com/ico/DST</text:p>
          </table:table-cell>
          <table:table-cell table:number-columns-repeated="4"/>
        </table:table-row>
        <table:table-row table:style-name="ro2">
          <table:table-cell office:value-type="float" office:value="1419">
            <text:p>1419</text:p>
          </table:table-cell>
          <table:table-cell office:value-type="string">
            <text:p>InkChain</text:p>
          </table:table-cell>
          <table:table-cell office:value-type="string">
            <text:p>https://icomarks.com/ico/InkChain</text:p>
          </table:table-cell>
          <table:table-cell table:number-columns-repeated="4"/>
        </table:table-row>
        <table:table-row table:style-name="ro2">
          <table:table-cell office:value-type="float" office:value="1420">
            <text:p>1420</text:p>
          </table:table-cell>
          <table:table-cell office:value-type="string">
            <text:p>MFV</text:p>
          </table:table-cell>
          <table:table-cell office:value-type="string">
            <text:p>https://icomarks.com/ico/MFV</text:p>
          </table:table-cell>
          <table:table-cell table:number-columns-repeated="4"/>
        </table:table-row>
        <table:table-row table:style-name="ro2">
          <table:table-cell office:value-type="float" office:value="1421">
            <text:p>1421</text:p>
          </table:table-cell>
          <table:table-cell office:value-type="string">
            <text:p>P2P solutions foundation</text:p>
          </table:table-cell>
          <table:table-cell office:value-type="string">
            <text:p>https://icomarks.com/ico/P2P-solutions-foundation</text:p>
          </table:table-cell>
          <table:table-cell table:number-columns-repeated="4"/>
        </table:table-row>
        <table:table-row table:style-name="ro2">
          <table:table-cell office:value-type="float" office:value="1422">
            <text:p>1422</text:p>
          </table:table-cell>
          <table:table-cell office:value-type="string">
            <text:p>TecraCoin</text:p>
          </table:table-cell>
          <table:table-cell office:value-type="string">
            <text:p>https://icomarks.com/ico/TecraCoin</text:p>
          </table:table-cell>
          <table:table-cell table:number-columns-repeated="4"/>
        </table:table-row>
        <table:table-row table:style-name="ro2">
          <table:table-cell office:value-type="float" office:value="1424">
            <text:p>1424</text:p>
          </table:table-cell>
          <table:table-cell office:value-type="string">
            <text:p>GRAYLL</text:p>
          </table:table-cell>
          <table:table-cell office:value-type="string">
            <text:p>https://icomarks.com/ico/GRAYLL</text:p>
          </table:table-cell>
          <table:table-cell table:number-columns-repeated="4"/>
        </table:table-row>
        <table:table-row table:style-name="ro2">
          <table:table-cell office:value-type="float" office:value="1425">
            <text:p>1425</text:p>
          </table:table-cell>
          <table:table-cell office:value-type="string">
            <text:p>InnovaMinex</text:p>
          </table:table-cell>
          <table:table-cell office:value-type="string">
            <text:p>https://icomarks.com/ico/InnovaMinex</text:p>
          </table:table-cell>
          <table:table-cell table:number-columns-repeated="4"/>
        </table:table-row>
        <table:table-row table:style-name="ro2">
          <table:table-cell office:value-type="float" office:value="1426">
            <text:p>1426</text:p>
          </table:table-cell>
          <table:table-cell office:value-type="string">
            <text:p>JACS</text:p>
          </table:table-cell>
          <table:table-cell office:value-type="string">
            <text:p>https://icomarks.com/ico/JACS</text:p>
          </table:table-cell>
          <table:table-cell table:number-columns-repeated="4"/>
        </table:table-row>
        <table:table-row table:style-name="ro2">
          <table:table-cell office:value-type="float" office:value="1429">
            <text:p>1429</text:p>
          </table:table-cell>
          <table:table-cell office:value-type="string">
            <text:p>Sylo</text:p>
          </table:table-cell>
          <table:table-cell office:value-type="string">
            <text:p>https://icomarks.com/ico/Sylo</text:p>
          </table:table-cell>
          <table:table-cell table:number-columns-repeated="4"/>
        </table:table-row>
        <table:table-row table:style-name="ro2">
          <table:table-cell office:value-type="float" office:value="1430">
            <text:p>1430</text:p>
          </table:table-cell>
          <table:table-cell office:value-type="string">
            <text:p>XAYA</text:p>
          </table:table-cell>
          <table:table-cell office:value-type="string">
            <text:p>https://icomarks.com/ico/XAYA</text:p>
          </table:table-cell>
          <table:table-cell table:number-columns-repeated="4"/>
        </table:table-row>
        <table:table-row table:style-name="ro2">
          <table:table-cell office:value-type="float" office:value="1432">
            <text:p>1432</text:p>
          </table:table-cell>
          <table:table-cell office:value-type="string">
            <text:p>B21</text:p>
          </table:table-cell>
          <table:table-cell office:value-type="string">
            <text:p>https://icomarks.com/ico/B21</text:p>
          </table:table-cell>
          <table:table-cell table:number-columns-repeated="4"/>
        </table:table-row>
        <table:table-row table:style-name="ro2">
          <table:table-cell office:value-type="float" office:value="1433">
            <text:p>1433</text:p>
          </table:table-cell>
          <table:table-cell office:value-type="string">
            <text:p>BDAM Coin</text:p>
          </table:table-cell>
          <table:table-cell office:value-type="string">
            <text:p>https://icomarks.com/ico/BDAM-Coin</text:p>
          </table:table-cell>
          <table:table-cell table:number-columns-repeated="4"/>
        </table:table-row>
        <table:table-row table:style-name="ro2">
          <table:table-cell office:value-type="float" office:value="1434">
            <text:p>1434</text:p>
          </table:table-cell>
          <table:table-cell office:value-type="string">
            <text:p>Blockonomics</text:p>
          </table:table-cell>
          <table:table-cell office:value-type="string">
            <text:p>https://icomarks.com/ico/Blockonomics</text:p>
          </table:table-cell>
          <table:table-cell table:number-columns-repeated="4"/>
        </table:table-row>
        <table:table-row table:style-name="ro2">
          <table:table-cell office:value-type="float" office:value="1435">
            <text:p>1435</text:p>
          </table:table-cell>
          <table:table-cell office:value-type="string">
            <text:p>Cloudbric</text:p>
          </table:table-cell>
          <table:table-cell office:value-type="string">
            <text:p>https://icomarks.com/ico/Cloudbric</text:p>
          </table:table-cell>
          <table:table-cell table:number-columns-repeated="4"/>
        </table:table-row>
        <table:table-row table:style-name="ro2">
          <table:table-cell office:value-type="float" office:value="1436">
            <text:p>1436</text:p>
          </table:table-cell>
          <table:table-cell office:value-type="string">
            <text:p>Ferrum Network</text:p>
          </table:table-cell>
          <table:table-cell office:value-type="string">
            <text:p>https://icomarks.com/ico/Ferrum-Network</text:p>
          </table:table-cell>
          <table:table-cell table:number-columns-repeated="4"/>
        </table:table-row>
        <table:table-row table:style-name="ro2">
          <table:table-cell office:value-type="float" office:value="1437">
            <text:p>1437</text:p>
          </table:table-cell>
          <table:table-cell office:value-type="string">
            <text:p>Pledgecamp</text:p>
          </table:table-cell>
          <table:table-cell office:value-type="string">
            <text:p>https://icomarks.com/ico/Pledgecamp</text:p>
          </table:table-cell>
          <table:table-cell table:number-columns-repeated="4"/>
        </table:table-row>
        <table:table-row table:style-name="ro2">
          <table:table-cell office:value-type="float" office:value="1438">
            <text:p>1438</text:p>
          </table:table-cell>
          <table:table-cell office:value-type="string">
            <text:p>QuarkChain</text:p>
          </table:table-cell>
          <table:table-cell office:value-type="string">
            <text:p>https://icomarks.com/ico/QuarkChain</text:p>
          </table:table-cell>
          <table:table-cell table:number-columns-repeated="4"/>
        </table:table-row>
        <table:table-row table:style-name="ro2">
          <table:table-cell office:value-type="float" office:value="1440">
            <text:p>1440</text:p>
          </table:table-cell>
          <table:table-cell office:value-type="string">
            <text:p>SilkChain</text:p>
          </table:table-cell>
          <table:table-cell office:value-type="string">
            <text:p>https://icomarks.com/ico/SilkChain</text:p>
          </table:table-cell>
          <table:table-cell table:number-columns-repeated="4"/>
        </table:table-row>
        <table:table-row table:style-name="ro2">
          <table:table-cell office:value-type="float" office:value="1442">
            <text:p>1442</text:p>
          </table:table-cell>
          <table:table-cell office:value-type="string">
            <text:p>CoinCasso</text:p>
          </table:table-cell>
          <table:table-cell office:value-type="string">
            <text:p>https://icomarks.com/ico/CoinCasso</text:p>
          </table:table-cell>
          <table:table-cell table:number-columns-repeated="4"/>
        </table:table-row>
        <table:table-row table:style-name="ro2">
          <table:table-cell office:value-type="float" office:value="1443">
            <text:p>1443</text:p>
          </table:table-cell>
          <table:table-cell office:value-type="string">
            <text:p>Consentium</text:p>
          </table:table-cell>
          <table:table-cell office:value-type="string">
            <text:p>https://icomarks.com/ico/Consentium</text:p>
          </table:table-cell>
          <table:table-cell table:number-columns-repeated="4"/>
        </table:table-row>
        <table:table-row table:style-name="ro2">
          <table:table-cell office:value-type="float" office:value="1444">
            <text:p>1444</text:p>
          </table:table-cell>
          <table:table-cell office:value-type="string">
            <text:p>Contentos</text:p>
          </table:table-cell>
          <table:table-cell office:value-type="string">
            <text:p>https://icomarks.com/ico/Contentos</text:p>
          </table:table-cell>
          <table:table-cell table:number-columns-repeated="4"/>
        </table:table-row>
        <table:table-row table:style-name="ro2">
          <table:table-cell office:value-type="float" office:value="1445">
            <text:p>1445</text:p>
          </table:table-cell>
          <table:table-cell office:value-type="string">
            <text:p>CoTrader</text:p>
          </table:table-cell>
          <table:table-cell office:value-type="string">
            <text:p>https://icomarks.com/ico/CoTrader</text:p>
          </table:table-cell>
          <table:table-cell table:number-columns-repeated="4"/>
        </table:table-row>
        <table:table-row table:style-name="ro2">
          <table:table-cell office:value-type="float" office:value="1447">
            <text:p>1447</text:p>
          </table:table-cell>
          <table:table-cell office:value-type="string">
            <text:p>Enkronos</text:p>
          </table:table-cell>
          <table:table-cell office:value-type="string">
            <text:p>https://icomarks.com/ico/Enkronos</text:p>
          </table:table-cell>
          <table:table-cell table:number-columns-repeated="4"/>
        </table:table-row>
        <table:table-row table:style-name="ro2">
          <table:table-cell office:value-type="float" office:value="1448">
            <text:p>1448</text:p>
          </table:table-cell>
          <table:table-cell office:value-type="string">
            <text:p>Geon</text:p>
          </table:table-cell>
          <table:table-cell office:value-type="string">
            <text:p>https://icomarks.com/ico/Geon</text:p>
          </table:table-cell>
          <table:table-cell table:number-columns-repeated="4"/>
        </table:table-row>
        <table:table-row table:style-name="ro2">
          <table:table-cell office:value-type="float" office:value="1450">
            <text:p>1450</text:p>
          </table:table-cell>
          <table:table-cell office:value-type="string">
            <text:p>Mandala</text:p>
          </table:table-cell>
          <table:table-cell office:value-type="string">
            <text:p>https://icomarks.com/ico/Mandala</text:p>
          </table:table-cell>
          <table:table-cell table:number-columns-repeated="4"/>
        </table:table-row>
        <table:table-row table:style-name="ro2">
          <table:table-cell office:value-type="float" office:value="1451">
            <text:p>1451</text:p>
          </table:table-cell>
          <table:table-cell office:value-type="string">
            <text:p>Max Crowdfund</text:p>
          </table:table-cell>
          <table:table-cell office:value-type="string">
            <text:p>https://icomarks.com/ico/Max-Crowdfund</text:p>
          </table:table-cell>
          <table:table-cell table:number-columns-repeated="4"/>
        </table:table-row>
        <table:table-row table:style-name="ro2">
          <table:table-cell office:value-type="float" office:value="1452">
            <text:p>1452</text:p>
          </table:table-cell>
          <table:table-cell office:value-type="string">
            <text:p>QDAO DeFi <text:s/>â€œDecentralized Financeâ€ by Platinum Engineering</text:p>
          </table:table-cell>
          <table:table-cell office:value-type="string">
            <text:p>https://icomarks.com/ico/QDAO-DeFi--â€œDecentralized-Financeâ€-by-Platinum-Engineering</text:p>
          </table:table-cell>
          <table:table-cell table:number-columns-repeated="4"/>
        </table:table-row>
        <table:table-row table:style-name="ro2">
          <table:table-cell office:value-type="float" office:value="1453">
            <text:p>1453</text:p>
          </table:table-cell>
          <table:table-cell office:value-type="string">
            <text:p>Raido Financial</text:p>
          </table:table-cell>
          <table:table-cell office:value-type="string">
            <text:p>https://icomarks.com/ico/Raido-Financial</text:p>
          </table:table-cell>
          <table:table-cell table:number-columns-repeated="4"/>
        </table:table-row>
        <table:table-row table:style-name="ro2">
          <table:table-cell office:value-type="float" office:value="1455">
            <text:p>1455</text:p>
          </table:table-cell>
          <table:table-cell office:value-type="string">
            <text:p>Synchrobit</text:p>
          </table:table-cell>
          <table:table-cell office:value-type="string">
            <text:p>https://icomarks.com/ico/Synchrobit</text:p>
          </table:table-cell>
          <table:table-cell table:number-columns-repeated="4"/>
        </table:table-row>
        <table:table-row table:style-name="ro2">
          <table:table-cell office:value-type="float" office:value="1456">
            <text:p>1456</text:p>
          </table:table-cell>
          <table:table-cell office:value-type="string">
            <text:p>Ternio</text:p>
          </table:table-cell>
          <table:table-cell office:value-type="string">
            <text:p>https://icomarks.com/ico/Ternio</text:p>
          </table:table-cell>
          <table:table-cell table:number-columns-repeated="4"/>
        </table:table-row>
        <table:table-row table:style-name="ro2">
          <table:table-cell office:value-type="float" office:value="1457">
            <text:p>1457</text:p>
          </table:table-cell>
          <table:table-cell office:value-type="string">
            <text:p>TriipMiles</text:p>
          </table:table-cell>
          <table:table-cell office:value-type="string">
            <text:p>https://icomarks.com/ico/TriipMiles</text:p>
          </table:table-cell>
          <table:table-cell table:number-columns-repeated="4"/>
        </table:table-row>
        <table:table-row table:style-name="ro2">
          <table:table-cell office:value-type="float" office:value="1458">
            <text:p>1458</text:p>
          </table:table-cell>
          <table:table-cell office:value-type="string">
            <text:p>UHIVE</text:p>
          </table:table-cell>
          <table:table-cell office:value-type="string">
            <text:p>https://icomarks.com/ico/UHIVE</text:p>
          </table:table-cell>
          <table:table-cell table:number-columns-repeated="4"/>
        </table:table-row>
        <table:table-row table:style-name="ro2">
          <table:table-cell office:value-type="float" office:value="1459">
            <text:p>1459</text:p>
          </table:table-cell>
          <table:table-cell office:value-type="string">
            <text:p>Yachtco</text:p>
          </table:table-cell>
          <table:table-cell office:value-type="string">
            <text:p>https://icomarks.com/ico/Yachtco</text:p>
          </table:table-cell>
          <table:table-cell table:number-columns-repeated="4"/>
        </table:table-row>
        <table:table-row table:style-name="ro2">
          <table:table-cell office:value-type="float" office:value="1460">
            <text:p>1460</text:p>
          </table:table-cell>
          <table:table-cell office:value-type="string">
            <text:p>AhrvoDEEX</text:p>
          </table:table-cell>
          <table:table-cell office:value-type="string">
            <text:p>https://icomarks.com/ico/AhrvoDEEX</text:p>
          </table:table-cell>
          <table:table-cell table:number-columns-repeated="4"/>
        </table:table-row>
        <table:table-row table:style-name="ro2">
          <table:table-cell office:value-type="float" office:value="1461">
            <text:p>1461</text:p>
          </table:table-cell>
          <table:table-cell office:value-type="string">
            <text:p>Auctus</text:p>
          </table:table-cell>
          <table:table-cell office:value-type="string">
            <text:p>https://icomarks.com/ico/Auctus</text:p>
          </table:table-cell>
          <table:table-cell table:number-columns-repeated="4"/>
        </table:table-row>
        <table:table-row table:style-name="ro2">
          <table:table-cell office:value-type="float" office:value="1462">
            <text:p>1462</text:p>
          </table:table-cell>
          <table:table-cell office:value-type="string">
            <text:p>CryptoSoul</text:p>
          </table:table-cell>
          <table:table-cell office:value-type="string">
            <text:p>https://icomarks.com/ico/CryptoSoul</text:p>
          </table:table-cell>
          <table:table-cell table:number-columns-repeated="4"/>
        </table:table-row>
        <table:table-row table:style-name="ro2">
          <table:table-cell office:value-type="float" office:value="1463">
            <text:p>1463</text:p>
          </table:table-cell>
          <table:table-cell office:value-type="string">
            <text:p>Cryptov8</text:p>
          </table:table-cell>
          <table:table-cell office:value-type="string">
            <text:p>https://icomarks.com/ico/Cryptov8</text:p>
          </table:table-cell>
          <table:table-cell table:number-columns-repeated="4"/>
        </table:table-row>
        <table:table-row table:style-name="ro2">
          <table:table-cell office:value-type="float" office:value="1464">
            <text:p>1464</text:p>
          </table:table-cell>
          <table:table-cell office:value-type="string">
            <text:p>Cura Network</text:p>
          </table:table-cell>
          <table:table-cell office:value-type="string">
            <text:p>https://icomarks.com/ico/Cura-Network</text:p>
          </table:table-cell>
          <table:table-cell table:number-columns-repeated="4"/>
        </table:table-row>
        <table:table-row table:style-name="ro2">
          <table:table-cell office:value-type="float" office:value="1465">
            <text:p>1465</text:p>
          </table:table-cell>
          <table:table-cell office:value-type="string">
            <text:p>DeStream</text:p>
          </table:table-cell>
          <table:table-cell office:value-type="string">
            <text:p>https://icomarks.com/ico/DeStream</text:p>
          </table:table-cell>
          <table:table-cell table:number-columns-repeated="4"/>
        </table:table-row>
        <table:table-row table:style-name="ro2">
          <table:table-cell office:value-type="float" office:value="1466">
            <text:p>1466</text:p>
          </table:table-cell>
          <table:table-cell office:value-type="string">
            <text:p>Diagon</text:p>
          </table:table-cell>
          <table:table-cell office:value-type="string">
            <text:p>https://icomarks.com/ico/Diagon</text:p>
          </table:table-cell>
          <table:table-cell table:number-columns-repeated="4"/>
        </table:table-row>
        <table:table-row table:style-name="ro2">
          <table:table-cell office:value-type="float" office:value="1467">
            <text:p>1467</text:p>
          </table:table-cell>
          <table:table-cell office:value-type="string">
            <text:p>FRED Energy</text:p>
          </table:table-cell>
          <table:table-cell office:value-type="string">
            <text:p>https://icomarks.com/ico/FRED-Energy</text:p>
          </table:table-cell>
          <table:table-cell table:number-columns-repeated="4"/>
        </table:table-row>
        <table:table-row table:style-name="ro2">
          <table:table-cell office:value-type="float" office:value="1468">
            <text:p>1468</text:p>
          </table:table-cell>
          <table:table-cell office:value-type="string">
            <text:p>INLOCK</text:p>
          </table:table-cell>
          <table:table-cell office:value-type="string">
            <text:p>https://icomarks.com/ico/INLOCK</text:p>
          </table:table-cell>
          <table:table-cell table:number-columns-repeated="4"/>
        </table:table-row>
        <table:table-row table:style-name="ro2">
          <table:table-cell office:value-type="float" office:value="1469">
            <text:p>1469</text:p>
          </table:table-cell>
          <table:table-cell office:value-type="string">
            <text:p>IOV</text:p>
          </table:table-cell>
          <table:table-cell office:value-type="string">
            <text:p>https://icomarks.com/ico/IOV</text:p>
          </table:table-cell>
          <table:table-cell table:number-columns-repeated="4"/>
        </table:table-row>
        <table:table-row table:style-name="ro2">
          <table:table-cell office:value-type="float" office:value="1470">
            <text:p>1470</text:p>
          </table:table-cell>
          <table:table-cell office:value-type="string">
            <text:p>IQeon</text:p>
          </table:table-cell>
          <table:table-cell office:value-type="string">
            <text:p>https://icomarks.com/ico/IQeon</text:p>
          </table:table-cell>
          <table:table-cell table:number-columns-repeated="4"/>
        </table:table-row>
        <table:table-row table:style-name="ro2">
          <table:table-cell office:value-type="float" office:value="1473">
            <text:p>1473</text:p>
          </table:table-cell>
          <table:table-cell office:value-type="string">
            <text:p>Mega X</text:p>
          </table:table-cell>
          <table:table-cell office:value-type="string">
            <text:p>https://icomarks.com/ico/Mega-X</text:p>
          </table:table-cell>
          <table:table-cell table:number-columns-repeated="4"/>
        </table:table-row>
        <table:table-row table:style-name="ro2">
          <table:table-cell office:value-type="float" office:value="1475">
            <text:p>1475</text:p>
          </table:table-cell>
          <table:table-cell office:value-type="string">
            <text:p>Modex</text:p>
          </table:table-cell>
          <table:table-cell office:value-type="string">
            <text:p>https://icomarks.com/ico/Modex</text:p>
          </table:table-cell>
          <table:table-cell table:number-columns-repeated="4"/>
        </table:table-row>
        <table:table-row table:style-name="ro2">
          <table:table-cell office:value-type="float" office:value="1476">
            <text:p>1476</text:p>
          </table:table-cell>
          <table:table-cell office:value-type="string">
            <text:p>MONEYNET</text:p>
          </table:table-cell>
          <table:table-cell office:value-type="string">
            <text:p>https://icomarks.com/ico/MONEYNET</text:p>
          </table:table-cell>
          <table:table-cell table:number-columns-repeated="4"/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moolyacoin</text:p>
          </table:table-cell>
          <table:table-cell office:value-type="string">
            <text:p>https://icomarks.com/ico/moolyacoin</text:p>
          </table:table-cell>
          <table:table-cell table:number-columns-repeated="4"/>
        </table:table-row>
        <table:table-row table:style-name="ro2">
          <table:table-cell office:value-type="float" office:value="1479">
            <text:p>1479</text:p>
          </table:table-cell>
          <table:table-cell office:value-type="string">
            <text:p>Peer Mountain</text:p>
          </table:table-cell>
          <table:table-cell office:value-type="string">
            <text:p>https://icomarks.com/ico/Peer-Mountain</text:p>
          </table:table-cell>
          <table:table-cell table:number-columns-repeated="4"/>
        </table:table-row>
        <table:table-row table:style-name="ro2">
          <table:table-cell office:value-type="float" office:value="1480">
            <text:p>1480</text:p>
          </table:table-cell>
          <table:table-cell office:value-type="string">
            <text:p>Quantocoin</text:p>
          </table:table-cell>
          <table:table-cell office:value-type="string">
            <text:p>https://icomarks.com/ico/Quantocoin</text:p>
          </table:table-cell>
          <table:table-cell table:number-columns-repeated="4"/>
        </table:table-row>
        <table:table-row table:style-name="ro2">
          <table:table-cell office:value-type="float" office:value="1481">
            <text:p>1481</text:p>
          </table:table-cell>
          <table:table-cell office:value-type="string">
            <text:p>Sapien</text:p>
          </table:table-cell>
          <table:table-cell office:value-type="string">
            <text:p>https://icomarks.com/ico/Sapien</text:p>
          </table:table-cell>
          <table:table-cell table:number-columns-repeated="4"/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Smart Valor</text:p>
          </table:table-cell>
          <table:table-cell office:value-type="string">
            <text:p>https://icomarks.com/ico/Smart-Valor</text:p>
          </table:table-cell>
          <table:table-cell table:number-columns-repeated="4"/>
        </table:table-row>
        <table:table-row table:style-name="ro2">
          <table:table-cell office:value-type="float" office:value="1484">
            <text:p>1484</text:p>
          </table:table-cell>
          <table:table-cell office:value-type="string">
            <text:p>Streamity</text:p>
          </table:table-cell>
          <table:table-cell office:value-type="string">
            <text:p>https://icomarks.com/ico/Streamity</text:p>
          </table:table-cell>
          <table:table-cell table:number-columns-repeated="4"/>
        </table:table-row>
        <table:table-row table:style-name="ro2">
          <table:table-cell office:value-type="float" office:value="1485">
            <text:p>1485</text:p>
          </table:table-cell>
          <table:table-cell office:value-type="string">
            <text:p>Tokpie</text:p>
          </table:table-cell>
          <table:table-cell office:value-type="string">
            <text:p>https://icomarks.com/ico/Tokpie</text:p>
          </table:table-cell>
          <table:table-cell table:number-columns-repeated="4"/>
        </table:table-row>
        <table:table-row table:style-name="ro2">
          <table:table-cell office:value-type="float" office:value="1486">
            <text:p>1486</text:p>
          </table:table-cell>
          <table:table-cell office:value-type="string">
            <text:p>TrustLogics</text:p>
          </table:table-cell>
          <table:table-cell office:value-type="string">
            <text:p>https://icomarks.com/ico/TrustLogics</text:p>
          </table:table-cell>
          <table:table-cell table:number-columns-repeated="4"/>
        </table:table-row>
        <table:table-row table:style-name="ro2">
          <table:table-cell office:value-type="float" office:value="1487">
            <text:p>1487</text:p>
          </table:table-cell>
          <table:table-cell office:value-type="string">
            <text:p>Ubex</text:p>
          </table:table-cell>
          <table:table-cell office:value-type="string">
            <text:p>https://icomarks.com/ico/Ubex</text:p>
          </table:table-cell>
          <table:table-cell table:number-columns-repeated="4"/>
        </table:table-row>
        <table:table-row table:style-name="ro2">
          <table:table-cell office:value-type="float" office:value="1488">
            <text:p>1488</text:p>
          </table:table-cell>
          <table:table-cell office:value-type="string">
            <text:p>Volentix</text:p>
          </table:table-cell>
          <table:table-cell office:value-type="string">
            <text:p>https://icomarks.com/ico/Volentix</text:p>
          </table:table-cell>
          <table:table-cell table:number-columns-repeated="4"/>
        </table:table-row>
        <table:table-row table:style-name="ro2">
          <table:table-cell office:value-type="float" office:value="1490">
            <text:p>1490</text:p>
          </table:table-cell>
          <table:table-cell office:value-type="string">
            <text:p>WPP</text:p>
          </table:table-cell>
          <table:table-cell office:value-type="string">
            <text:p>https://icomarks.com/ico/WPP</text:p>
          </table:table-cell>
          <table:table-cell table:number-columns-repeated="4"/>
        </table:table-row>
        <table:table-row table:style-name="ro2">
          <table:table-cell office:value-type="float" office:value="1491">
            <text:p>1491</text:p>
          </table:table-cell>
          <table:table-cell office:value-type="string">
            <text:p>Beaxy Exchange</text:p>
          </table:table-cell>
          <table:table-cell office:value-type="string">
            <text:p>https://icomarks.com/ico/Beaxy-Exchange</text:p>
          </table:table-cell>
          <table:table-cell table:number-columns-repeated="4"/>
        </table:table-row>
        <table:table-row table:style-name="ro2">
          <table:table-cell office:value-type="float" office:value="1492">
            <text:p>1492</text:p>
          </table:table-cell>
          <table:table-cell office:value-type="string">
            <text:p>BitScreener</text:p>
          </table:table-cell>
          <table:table-cell office:value-type="string">
            <text:p>https://icomarks.com/ico/BitScreener</text:p>
          </table:table-cell>
          <table:table-cell table:number-columns-repeated="4"/>
        </table:table-row>
        <table:table-row table:style-name="ro2">
          <table:table-cell office:value-type="float" office:value="1493">
            <text:p>1493</text:p>
          </table:table-cell>
          <table:table-cell office:value-type="string">
            <text:p>BitSong</text:p>
          </table:table-cell>
          <table:table-cell office:value-type="string">
            <text:p>https://icomarks.com/ico/BitSong</text:p>
          </table:table-cell>
          <table:table-cell table:number-columns-repeated="4"/>
        </table:table-row>
        <table:table-row table:style-name="ro2">
          <table:table-cell office:value-type="float" office:value="1494">
            <text:p>1494</text:p>
          </table:table-cell>
          <table:table-cell office:value-type="string">
            <text:p>Blockpass</text:p>
          </table:table-cell>
          <table:table-cell office:value-type="string">
            <text:p>https://icomarks.com/ico/Blockpass</text:p>
          </table:table-cell>
          <table:table-cell table:number-columns-repeated="4"/>
        </table:table-row>
        <table:table-row table:style-name="ro2">
          <table:table-cell office:value-type="float" office:value="1496">
            <text:p>1496</text:p>
          </table:table-cell>
          <table:table-cell office:value-type="string">
            <text:p>Dacxi</text:p>
          </table:table-cell>
          <table:table-cell office:value-type="string">
            <text:p>https://icomarks.com/ico/Dacxi</text:p>
          </table:table-cell>
          <table:table-cell table:number-columns-repeated="4"/>
        </table:table-row>
        <table:table-row table:style-name="ro2">
          <table:table-cell office:value-type="float" office:value="1497">
            <text:p>1497</text:p>
          </table:table-cell>
          <table:table-cell office:value-type="string">
            <text:p>Drife</text:p>
          </table:table-cell>
          <table:table-cell office:value-type="string">
            <text:p>https://icomarks.com/ico/Drife</text:p>
          </table:table-cell>
          <table:table-cell table:number-columns-repeated="4"/>
        </table:table-row>
        <table:table-row table:style-name="ro2">
          <table:table-cell office:value-type="float" office:value="1498">
            <text:p>1498</text:p>
          </table:table-cell>
          <table:table-cell office:value-type="string">
            <text:p>Etherisc</text:p>
          </table:table-cell>
          <table:table-cell office:value-type="string">
            <text:p>https://icomarks.com/ico/Etherisc</text:p>
          </table:table-cell>
          <table:table-cell table:number-columns-repeated="4"/>
        </table:table-row>
        <table:table-row table:style-name="ro2">
          <table:table-cell office:value-type="float" office:value="1499">
            <text:p>1499</text:p>
          </table:table-cell>
          <table:table-cell office:value-type="string">
            <text:p>Eurocoinpay</text:p>
          </table:table-cell>
          <table:table-cell office:value-type="string">
            <text:p>https://icomarks.com/ico/Eurocoinpay</text:p>
          </table:table-cell>
          <table:table-cell table:number-columns-repeated="4"/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Fieldcoin</text:p>
          </table:table-cell>
          <table:table-cell office:value-type="string">
            <text:p>https://icomarks.com/ico/Fieldcoin</text:p>
          </table:table-cell>
          <table:table-cell table:number-columns-repeated="4"/>
        </table:table-row>
        <table:table-row table:style-name="ro2">
          <table:table-cell office:value-type="float" office:value="1502">
            <text:p>1502</text:p>
          </table:table-cell>
          <table:table-cell office:value-type="string">
            <text:p>Kind Ads System</text:p>
          </table:table-cell>
          <table:table-cell office:value-type="string">
            <text:p>https://icomarks.com/ico/Kind-Ads-System</text:p>
          </table:table-cell>
          <table:table-cell table:number-columns-repeated="4"/>
        </table:table-row>
        <table:table-row table:style-name="ro2">
          <table:table-cell office:value-type="float" office:value="1503">
            <text:p>1503</text:p>
          </table:table-cell>
          <table:table-cell office:value-type="string">
            <text:p>Klickzie</text:p>
          </table:table-cell>
          <table:table-cell office:value-type="string">
            <text:p>https://icomarks.com/ico/Klickzie</text:p>
          </table:table-cell>
          <table:table-cell table:number-columns-repeated="4"/>
        </table:table-row>
        <table:table-row table:style-name="ro2">
          <table:table-cell office:value-type="float" office:value="1504">
            <text:p>1504</text:p>
          </table:table-cell>
          <table:table-cell office:value-type="string">
            <text:p>Komodo</text:p>
          </table:table-cell>
          <table:table-cell office:value-type="string">
            <text:p>https://icomarks.com/ico/Komodo</text:p>
          </table:table-cell>
          <table:table-cell table:number-columns-repeated="4"/>
        </table:table-row>
        <table:table-row table:style-name="ro2">
          <table:table-cell office:value-type="float" office:value="1507">
            <text:p>1507</text:p>
          </table:table-cell>
          <table:table-cell office:value-type="string">
            <text:p>Minter</text:p>
          </table:table-cell>
          <table:table-cell office:value-type="string">
            <text:p>https://icomarks.com/ico/Minter</text:p>
          </table:table-cell>
          <table:table-cell table:number-columns-repeated="4"/>
        </table:table-row>
        <table:table-row table:style-name="ro2">
          <table:table-cell office:value-type="float" office:value="1508">
            <text:p>1508</text:p>
          </table:table-cell>
          <table:table-cell office:value-type="string">
            <text:p>NeuronChain</text:p>
          </table:table-cell>
          <table:table-cell office:value-type="string">
            <text:p>https://icomarks.com/ico/NeuronChain</text:p>
          </table:table-cell>
          <table:table-cell table:number-columns-repeated="4"/>
        </table:table-row>
        <table:table-row table:style-name="ro2">
          <table:table-cell office:value-type="float" office:value="1509">
            <text:p>1509</text:p>
          </table:table-cell>
          <table:table-cell office:value-type="string">
            <text:p>Nokenchain</text:p>
          </table:table-cell>
          <table:table-cell office:value-type="string">
            <text:p>https://icomarks.com/ico/Nokenchain</text:p>
          </table:table-cell>
          <table:table-cell table:number-columns-repeated="4"/>
        </table:table-row>
        <table:table-row table:style-name="ro2">
          <table:table-cell office:value-type="float" office:value="1510">
            <text:p>1510</text:p>
          </table:table-cell>
          <table:table-cell office:value-type="string">
            <text:p>ParamountDax</text:p>
          </table:table-cell>
          <table:table-cell office:value-type="string">
            <text:p>https://icomarks.com/ico/ParamountDax</text:p>
          </table:table-cell>
          <table:table-cell table:number-columns-repeated="4"/>
        </table:table-row>
        <table:table-row table:style-name="ro2">
          <table:table-cell office:value-type="float" office:value="1511">
            <text:p>1511</text:p>
          </table:table-cell>
          <table:table-cell office:value-type="string">
            <text:p>Paytomat</text:p>
          </table:table-cell>
          <table:table-cell office:value-type="string">
            <text:p>https://icomarks.com/ico/Paytomat</text:p>
          </table:table-cell>
          <table:table-cell table:number-columns-repeated="4"/>
        </table:table-row>
        <table:table-row table:style-name="ro2">
          <table:table-cell office:value-type="float" office:value="1513">
            <text:p>1513</text:p>
          </table:table-cell>
          <table:table-cell office:value-type="string">
            <text:p>Sharpay</text:p>
          </table:table-cell>
          <table:table-cell office:value-type="string">
            <text:p>https://icomarks.com/ico/Sharpay</text:p>
          </table:table-cell>
          <table:table-cell table:number-columns-repeated="4"/>
        </table:table-row>
        <table:table-row table:style-name="ro2">
          <table:table-cell office:value-type="float" office:value="1515">
            <text:p>1515</text:p>
          </table:table-cell>
          <table:table-cell office:value-type="string">
            <text:p>Stacktical</text:p>
          </table:table-cell>
          <table:table-cell office:value-type="string">
            <text:p>https://icomarks.com/ico/Stacktical</text:p>
          </table:table-cell>
          <table:table-cell table:number-columns-repeated="4"/>
        </table:table-row>
        <table:table-row table:style-name="ro2">
          <table:table-cell office:value-type="float" office:value="1517">
            <text:p>1517</text:p>
          </table:table-cell>
          <table:table-cell office:value-type="string">
            <text:p>Thorchain</text:p>
          </table:table-cell>
          <table:table-cell office:value-type="string">
            <text:p>https://icomarks.com/ico/Thorchain</text:p>
          </table:table-cell>
          <table:table-cell table:number-columns-repeated="4"/>
        </table:table-row>
        <table:table-row table:style-name="ro2">
          <table:table-cell office:value-type="float" office:value="1518">
            <text:p>1518</text:p>
          </table:table-cell>
          <table:table-cell office:value-type="string">
            <text:p>Tixl</text:p>
          </table:table-cell>
          <table:table-cell office:value-type="string">
            <text:p>https://icomarks.com/ico/Tixl</text:p>
          </table:table-cell>
          <table:table-cell table:number-columns-repeated="4"/>
        </table:table-row>
        <table:table-row table:style-name="ro2">
          <table:table-cell office:value-type="float" office:value="1519">
            <text:p>1519</text:p>
          </table:table-cell>
          <table:table-cell office:value-type="string">
            <text:p>Tokenize Emblem</text:p>
          </table:table-cell>
          <table:table-cell office:value-type="string">
            <text:p>https://icomarks.com/ico/Tokenize-Emblem</text:p>
          </table:table-cell>
          <table:table-cell table:number-columns-repeated="4"/>
        </table:table-row>
        <table:table-row table:style-name="ro2">
          <table:table-cell office:value-type="float" office:value="1520">
            <text:p>1520</text:p>
          </table:table-cell>
          <table:table-cell office:value-type="string">
            <text:p>Unibright</text:p>
          </table:table-cell>
          <table:table-cell office:value-type="string">
            <text:p>https://icomarks.com/ico/Unibright</text:p>
          </table:table-cell>
          <table:table-cell table:number-columns-repeated="4"/>
        </table:table-row>
        <table:table-row table:style-name="ro2">
          <table:table-cell office:value-type="float" office:value="1521">
            <text:p>1521</text:p>
          </table:table-cell>
          <table:table-cell office:value-type="string">
            <text:p>XinFin</text:p>
          </table:table-cell>
          <table:table-cell office:value-type="string">
            <text:p>https://icomarks.com/ico/XinFin</text:p>
          </table:table-cell>
          <table:table-cell table:number-columns-repeated="4"/>
        </table:table-row>
        <table:table-row table:style-name="ro2">
          <table:table-cell office:value-type="float" office:value="1522">
            <text:p>1522</text:p>
          </table:table-cell>
          <table:table-cell office:value-type="string">
            <text:p>8Hours</text:p>
          </table:table-cell>
          <table:table-cell office:value-type="string">
            <text:p>https://icomarks.com/ico/8Hours</text:p>
          </table:table-cell>
          <table:table-cell table:number-columns-repeated="4"/>
        </table:table-row>
        <table:table-row table:style-name="ro2">
          <table:table-cell office:value-type="float" office:value="1523">
            <text:p>1523</text:p>
          </table:table-cell>
          <table:table-cell office:value-type="string">
            <text:p>aassio</text:p>
          </table:table-cell>
          <table:table-cell office:value-type="string">
            <text:p>https://icomarks.com/ico/aassio</text:p>
          </table:table-cell>
          <table:table-cell table:number-columns-repeated="4"/>
        </table:table-row>
        <table:table-row table:style-name="ro2">
          <table:table-cell office:value-type="float" office:value="1524">
            <text:p>1524</text:p>
          </table:table-cell>
          <table:table-cell office:value-type="string">
            <text:p>Aceso</text:p>
          </table:table-cell>
          <table:table-cell office:value-type="string">
            <text:p>https://icomarks.com/ico/Aceso</text:p>
          </table:table-cell>
          <table:table-cell table:number-columns-repeated="4"/>
        </table:table-row>
        <table:table-row table:style-name="ro2">
          <table:table-cell office:value-type="float" office:value="1525">
            <text:p>1525</text:p>
          </table:table-cell>
          <table:table-cell office:value-type="string">
            <text:p>Adbank</text:p>
          </table:table-cell>
          <table:table-cell office:value-type="string">
            <text:p>https://icomarks.com/ico/Adbank</text:p>
          </table:table-cell>
          <table:table-cell table:number-columns-repeated="4"/>
        </table:table-row>
        <table:table-row table:style-name="ro2">
          <table:table-cell office:value-type="float" office:value="1526">
            <text:p>1526</text:p>
          </table:table-cell>
          <table:table-cell office:value-type="string">
            <text:p>Adult X Token</text:p>
          </table:table-cell>
          <table:table-cell office:value-type="string">
            <text:p>https://icomarks.com/ico/Adult-X-Token</text:p>
          </table:table-cell>
          <table:table-cell table:number-columns-repeated="4"/>
        </table:table-row>
        <table:table-row table:style-name="ro2">
          <table:table-cell office:value-type="float" office:value="1527">
            <text:p>1527</text:p>
          </table:table-cell>
          <table:table-cell office:value-type="string">
            <text:p>AgroTechFarm</text:p>
          </table:table-cell>
          <table:table-cell office:value-type="string">
            <text:p>https://icomarks.com/ico/AgroTechFarm</text:p>
          </table:table-cell>
          <table:table-cell table:number-columns-repeated="4"/>
        </table:table-row>
        <table:table-row table:style-name="ro2">
          <table:table-cell office:value-type="float" office:value="1528">
            <text:p>1528</text:p>
          </table:table-cell>
          <table:table-cell office:value-type="string">
            <text:p>AISI Coin</text:p>
          </table:table-cell>
          <table:table-cell office:value-type="string">
            <text:p>https://icomarks.com/ico/AISI-Coin</text:p>
          </table:table-cell>
          <table:table-cell table:number-columns-repeated="4"/>
        </table:table-row>
        <table:table-row table:style-name="ro2">
          <table:table-cell office:value-type="float" office:value="1530">
            <text:p>1530</text:p>
          </table:table-cell>
          <table:table-cell office:value-type="string">
            <text:p>Amon</text:p>
          </table:table-cell>
          <table:table-cell office:value-type="string">
            <text:p>https://icomarks.com/ico/Amon</text:p>
          </table:table-cell>
          <table:table-cell table:number-columns-repeated="4"/>
        </table:table-row>
        <table:table-row table:style-name="ro2">
          <table:table-cell office:value-type="float" office:value="1531">
            <text:p>1531</text:p>
          </table:table-cell>
          <table:table-cell office:value-type="string">
            <text:p>aQuest</text:p>
          </table:table-cell>
          <table:table-cell office:value-type="string">
            <text:p>https://icomarks.com/ico/aQuest</text:p>
          </table:table-cell>
          <table:table-cell table:number-columns-repeated="4"/>
        </table:table-row>
        <table:table-row table:style-name="ro2">
          <table:table-cell office:value-type="float" office:value="1532">
            <text:p>1532</text:p>
          </table:table-cell>
          <table:table-cell office:value-type="string">
            <text:p>ARROUND</text:p>
          </table:table-cell>
          <table:table-cell office:value-type="string">
            <text:p>https://icomarks.com/ico/ARROUND</text:p>
          </table:table-cell>
          <table:table-cell table:number-columns-repeated="4"/>
        </table:table-row>
        <table:table-row table:style-name="ro2">
          <table:table-cell office:value-type="float" office:value="1533">
            <text:p>1533</text:p>
          </table:table-cell>
          <table:table-cell office:value-type="string">
            <text:p>Asure Network</text:p>
          </table:table-cell>
          <table:table-cell office:value-type="string">
            <text:p>https://icomarks.com/ico/Asure-Network</text:p>
          </table:table-cell>
          <table:table-cell table:number-columns-repeated="4"/>
        </table:table-row>
        <table:table-row table:style-name="ro2">
          <table:table-cell office:value-type="float" office:value="1534">
            <text:p>1534</text:p>
          </table:table-cell>
          <table:table-cell office:value-type="string">
            <text:p>AutoBay</text:p>
          </table:table-cell>
          <table:table-cell office:value-type="string">
            <text:p>https://icomarks.com/ico/AutoBay</text:p>
          </table:table-cell>
          <table:table-cell table:number-columns-repeated="4"/>
        </table:table-row>
        <table:table-row table:style-name="ro2">
          <table:table-cell office:value-type="float" office:value="1536">
            <text:p>1536</text:p>
          </table:table-cell>
          <table:table-cell office:value-type="string">
            <text:p>Bidooh</text:p>
          </table:table-cell>
          <table:table-cell office:value-type="string">
            <text:p>https://icomarks.com/ico/Bidooh</text:p>
          </table:table-cell>
          <table:table-cell table:number-columns-repeated="4"/>
        </table:table-row>
        <table:table-row table:style-name="ro2">
          <table:table-cell office:value-type="float" office:value="1537">
            <text:p>1537</text:p>
          </table:table-cell>
          <table:table-cell office:value-type="string">
            <text:p>BILLCRYPT</text:p>
          </table:table-cell>
          <table:table-cell office:value-type="string">
            <text:p>https://icomarks.com/ico/BILLCRYPT</text:p>
          </table:table-cell>
          <table:table-cell table:number-columns-repeated="4"/>
        </table:table-row>
        <table:table-row table:style-name="ro2">
          <table:table-cell office:value-type="float" office:value="1538">
            <text:p>1538</text:p>
          </table:table-cell>
          <table:table-cell office:value-type="string">
            <text:p>BitCanna</text:p>
          </table:table-cell>
          <table:table-cell office:value-type="string">
            <text:p>https://icomarks.com/ico/BitCanna</text:p>
          </table:table-cell>
          <table:table-cell table:number-columns-repeated="4"/>
        </table:table-row>
        <table:table-row table:style-name="ro2">
          <table:table-cell office:value-type="float" office:value="1540">
            <text:p>1540</text:p>
          </table:table-cell>
          <table:table-cell office:value-type="string">
            <text:p>Blockshipping GSCP</text:p>
          </table:table-cell>
          <table:table-cell office:value-type="string">
            <text:p>https://icomarks.com/ico/Blockshipping-GSCP</text:p>
          </table:table-cell>
          <table:table-cell table:number-columns-repeated="4"/>
        </table:table-row>
        <table:table-row table:style-name="ro2">
          <table:table-cell office:value-type="float" office:value="1541">
            <text:p>1541</text:p>
          </table:table-cell>
          <table:table-cell office:value-type="string">
            <text:p>Bountie</text:p>
          </table:table-cell>
          <table:table-cell office:value-type="string">
            <text:p>https://icomarks.com/ico/Bountie</text:p>
          </table:table-cell>
          <table:table-cell table:number-columns-repeated="4"/>
        </table:table-row>
        <table:table-row table:style-name="ro2">
          <table:table-cell office:value-type="float" office:value="1542">
            <text:p>1542</text:p>
          </table:table-cell>
          <table:table-cell office:value-type="string">
            <text:p>Brain Space</text:p>
          </table:table-cell>
          <table:table-cell office:value-type="string">
            <text:p>https://icomarks.com/ico/Brain-Space</text:p>
          </table:table-cell>
          <table:table-cell table:number-columns-repeated="4"/>
        </table:table-row>
        <table:table-row table:style-name="ro2">
          <table:table-cell office:value-type="float" office:value="1543">
            <text:p>1543</text:p>
          </table:table-cell>
          <table:table-cell office:value-type="string">
            <text:p>BRIDGE</text:p>
          </table:table-cell>
          <table:table-cell office:value-type="string">
            <text:p>https://icomarks.com/ico/BRIDGE</text:p>
          </table:table-cell>
          <table:table-cell table:number-columns-repeated="4"/>
        </table:table-row>
        <table:table-row table:style-name="ro2">
          <table:table-cell office:value-type="float" office:value="1545">
            <text:p>1545</text:p>
          </table:table-cell>
          <table:table-cell office:value-type="string">
            <text:p>BTU Protocol</text:p>
          </table:table-cell>
          <table:table-cell office:value-type="string">
            <text:p>https://icomarks.com/ico/BTU-Protocol</text:p>
          </table:table-cell>
          <table:table-cell table:number-columns-repeated="4"/>
        </table:table-row>
        <table:table-row table:style-name="ro2">
          <table:table-cell office:value-type="float" office:value="1546">
            <text:p>1546</text:p>
          </table:table-cell>
          <table:table-cell office:value-type="string">
            <text:p>Builderium</text:p>
          </table:table-cell>
          <table:table-cell office:value-type="string">
            <text:p>https://icomarks.com/ico/Builderium</text:p>
          </table:table-cell>
          <table:table-cell table:number-columns-repeated="4"/>
        </table:table-row>
        <table:table-row table:style-name="ro2">
          <table:table-cell office:value-type="float" office:value="1547">
            <text:p>1547</text:p>
          </table:table-cell>
          <table:table-cell office:value-type="string">
            <text:p>BuratinoBS</text:p>
          </table:table-cell>
          <table:table-cell office:value-type="string">
            <text:p>https://icomarks.com/ico/BuratinoBS</text:p>
          </table:table-cell>
          <table:table-cell table:number-columns-repeated="4"/>
        </table:table-row>
        <table:table-row table:style-name="ro2">
          <table:table-cell office:value-type="float" office:value="1551">
            <text:p>1551</text:p>
          </table:table-cell>
          <table:table-cell office:value-type="string">
            <text:p>Celsius</text:p>
          </table:table-cell>
          <table:table-cell office:value-type="string">
            <text:p>https://icomarks.com/ico/Celsius</text:p>
          </table:table-cell>
          <table:table-cell table:number-columns-repeated="4"/>
        </table:table-row>
        <table:table-row table:style-name="ro2">
          <table:table-cell office:value-type="float" office:value="1552">
            <text:p>1552</text:p>
          </table:table-cell>
          <table:table-cell office:value-type="string">
            <text:p>Centive</text:p>
          </table:table-cell>
          <table:table-cell office:value-type="string">
            <text:p>https://icomarks.com/ico/Centive</text:p>
          </table:table-cell>
          <table:table-cell table:number-columns-repeated="4"/>
        </table:table-row>
        <table:table-row table:style-name="ro2">
          <table:table-cell office:value-type="float" office:value="1553">
            <text:p>1553</text:p>
          </table:table-cell>
          <table:table-cell office:value-type="string">
            <text:p>CGCX</text:p>
          </table:table-cell>
          <table:table-cell office:value-type="string">
            <text:p>https://icomarks.com/ico/CGCX</text:p>
          </table:table-cell>
          <table:table-cell table:number-columns-repeated="4"/>
        </table:table-row>
        <table:table-row table:style-name="ro2">
          <table:table-cell office:value-type="float" office:value="1554">
            <text:p>1554</text:p>
          </table:table-cell>
          <table:table-cell office:value-type="string">
            <text:p>Coinware</text:p>
          </table:table-cell>
          <table:table-cell office:value-type="string">
            <text:p>https://icomarks.com/ico/Coinware</text:p>
          </table:table-cell>
          <table:table-cell table:number-columns-repeated="4"/>
        </table:table-row>
        <table:table-row table:style-name="ro2">
          <table:table-cell office:value-type="float" office:value="1555">
            <text:p>1555</text:p>
          </table:table-cell>
          <table:table-cell office:value-type="string">
            <text:p>cosquare</text:p>
          </table:table-cell>
          <table:table-cell office:value-type="string">
            <text:p>https://icomarks.com/ico/cosquare</text:p>
          </table:table-cell>
          <table:table-cell table:number-columns-repeated="4"/>
        </table:table-row>
        <table:table-row table:style-name="ro2">
          <table:table-cell office:value-type="float" office:value="1557">
            <text:p>1557</text:p>
          </table:table-cell>
          <table:table-cell office:value-type="string">
            <text:p>Crypt ON</text:p>
          </table:table-cell>
          <table:table-cell office:value-type="string">
            <text:p>https://icomarks.com/ico/Crypt-ON</text:p>
          </table:table-cell>
          <table:table-cell table:number-columns-repeated="4"/>
        </table:table-row>
        <table:table-row table:style-name="ro2">
          <table:table-cell office:value-type="float" office:value="1558">
            <text:p>1558</text:p>
          </table:table-cell>
          <table:table-cell office:value-type="string">
            <text:p>Crypterium</text:p>
          </table:table-cell>
          <table:table-cell office:value-type="string">
            <text:p>https://icomarks.com/ico/Crypterium</text:p>
          </table:table-cell>
          <table:table-cell table:number-columns-repeated="4"/>
        </table:table-row>
        <table:table-row table:style-name="ro2">
          <table:table-cell office:value-type="float" office:value="1559">
            <text:p>1559</text:p>
          </table:table-cell>
          <table:table-cell office:value-type="string">
            <text:p>Cryptoindex</text:p>
          </table:table-cell>
          <table:table-cell office:value-type="string">
            <text:p>https://icomarks.com/ico/Cryptoindex</text:p>
          </table:table-cell>
          <table:table-cell table:number-columns-repeated="4"/>
        </table:table-row>
        <table:table-row table:style-name="ro2">
          <table:table-cell office:value-type="float" office:value="1560">
            <text:p>1560</text:p>
          </table:table-cell>
          <table:table-cell office:value-type="string">
            <text:p>Cryptolancers</text:p>
          </table:table-cell>
          <table:table-cell office:value-type="string">
            <text:p>https://icomarks.com/ico/Cryptolancers</text:p>
          </table:table-cell>
          <table:table-cell table:number-columns-repeated="4"/>
        </table:table-row>
        <table:table-row table:style-name="ro2">
          <table:table-cell office:value-type="float" office:value="1561">
            <text:p>1561</text:p>
          </table:table-cell>
          <table:table-cell office:value-type="string">
            <text:p>Cryptoprofile</text:p>
          </table:table-cell>
          <table:table-cell office:value-type="string">
            <text:p>https://icomarks.com/ico/Cryptoprofile</text:p>
          </table:table-cell>
          <table:table-cell table:number-columns-repeated="4"/>
        </table:table-row>
        <table:table-row table:style-name="ro2">
          <table:table-cell office:value-type="float" office:value="1562">
            <text:p>1562</text:p>
          </table:table-cell>
          <table:table-cell office:value-type="string">
            <text:p>CryptoRevolution</text:p>
          </table:table-cell>
          <table:table-cell office:value-type="string">
            <text:p>https://icomarks.com/ico/CryptoRevolution</text:p>
          </table:table-cell>
          <table:table-cell table:number-columns-repeated="4"/>
        </table:table-row>
        <table:table-row table:style-name="ro2">
          <table:table-cell office:value-type="float" office:value="1563">
            <text:p>1563</text:p>
          </table:table-cell>
          <table:table-cell office:value-type="string">
            <text:p>Custom Deal</text:p>
          </table:table-cell>
          <table:table-cell office:value-type="string">
            <text:p>https://icomarks.com/ico/Custom-Deal</text:p>
          </table:table-cell>
          <table:table-cell table:number-columns-repeated="4"/>
        </table:table-row>
        <table:table-row table:style-name="ro2">
          <table:table-cell office:value-type="float" office:value="1564">
            <text:p>1564</text:p>
          </table:table-cell>
          <table:table-cell office:value-type="string">
            <text:p>DACX</text:p>
          </table:table-cell>
          <table:table-cell office:value-type="string">
            <text:p>https://icomarks.com/ico/DACX</text:p>
          </table:table-cell>
          <table:table-cell table:number-columns-repeated="4"/>
        </table:table-row>
        <table:table-row table:style-name="ro2">
          <table:table-cell office:value-type="float" office:value="1565">
            <text:p>1565</text:p>
          </table:table-cell>
          <table:table-cell office:value-type="string">
            <text:p>Datablockchain</text:p>
          </table:table-cell>
          <table:table-cell office:value-type="string">
            <text:p>https://icomarks.com/ico/Datablockchain</text:p>
          </table:table-cell>
          <table:table-cell table:number-columns-repeated="4"/>
        </table:table-row>
        <table:table-row table:style-name="ro2">
          <table:table-cell office:value-type="float" office:value="1567">
            <text:p>1567</text:p>
          </table:table-cell>
          <table:table-cell office:value-type="string">
            <text:p>DECOIN</text:p>
          </table:table-cell>
          <table:table-cell office:value-type="string">
            <text:p>https://icomarks.com/ico/DECOIN</text:p>
          </table:table-cell>
          <table:table-cell table:number-columns-repeated="4"/>
        </table:table-row>
        <table:table-row table:style-name="ro2">
          <table:table-cell office:value-type="float" office:value="1568">
            <text:p>1568</text:p>
          </table:table-cell>
          <table:table-cell office:value-type="string">
            <text:p>Depository Network</text:p>
          </table:table-cell>
          <table:table-cell office:value-type="string">
            <text:p>https://icomarks.com/ico/Depository-Network</text:p>
          </table:table-cell>
          <table:table-cell table:number-columns-repeated="4"/>
        </table:table-row>
        <table:table-row table:style-name="ro2">
          <table:table-cell office:value-type="float" office:value="1569">
            <text:p>1569</text:p>
          </table:table-cell>
          <table:table-cell office:value-type="string">
            <text:p>DionCoin</text:p>
          </table:table-cell>
          <table:table-cell office:value-type="string">
            <text:p>https://icomarks.com/ico/DionCoin</text:p>
          </table:table-cell>
          <table:table-cell table:number-columns-repeated="4"/>
        </table:table-row>
        <table:table-row table:style-name="ro2">
          <table:table-cell office:value-type="float" office:value="1570">
            <text:p>1570</text:p>
          </table:table-cell>
          <table:table-cell office:value-type="string">
            <text:p>DIPChain</text:p>
          </table:table-cell>
          <table:table-cell office:value-type="string">
            <text:p>https://icomarks.com/ico/DIPChain</text:p>
          </table:table-cell>
          <table:table-cell table:number-columns-repeated="4"/>
        </table:table-row>
        <table:table-row table:style-name="ro2">
          <table:table-cell office:value-type="float" office:value="1573">
            <text:p>1573</text:p>
          </table:table-cell>
          <table:table-cell office:value-type="string">
            <text:p>EMMARES</text:p>
          </table:table-cell>
          <table:table-cell office:value-type="string">
            <text:p>https://icomarks.com/ico/EMMARES</text:p>
          </table:table-cell>
          <table:table-cell table:number-columns-repeated="4"/>
        </table:table-row>
        <table:table-row table:style-name="ro2">
          <table:table-cell office:value-type="float" office:value="1574">
            <text:p>1574</text:p>
          </table:table-cell>
          <table:table-cell office:value-type="string">
            <text:p>Encrybit</text:p>
          </table:table-cell>
          <table:table-cell office:value-type="string">
            <text:p>https://icomarks.com/ico/Encrybit</text:p>
          </table:table-cell>
          <table:table-cell table:number-columns-repeated="4"/>
        </table:table-row>
        <table:table-row table:style-name="ro2">
          <table:table-cell office:value-type="float" office:value="1575">
            <text:p>1575</text:p>
          </table:table-cell>
          <table:table-cell office:value-type="string">
            <text:p>Era Swap Token</text:p>
          </table:table-cell>
          <table:table-cell office:value-type="string">
            <text:p>https://icomarks.com/ico/Era-Swap-Token</text:p>
          </table:table-cell>
          <table:table-cell table:number-columns-repeated="4"/>
        </table:table-row>
        <table:table-row table:style-name="ro2">
          <table:table-cell office:value-type="float" office:value="1576">
            <text:p>1576</text:p>
          </table:table-cell>
          <table:table-cell office:value-type="string">
            <text:p>Eristica</text:p>
          </table:table-cell>
          <table:table-cell office:value-type="string">
            <text:p>https://icomarks.com/ico/Eristica</text:p>
          </table:table-cell>
          <table:table-cell table:number-columns-repeated="4"/>
        </table:table-row>
        <table:table-row table:style-name="ro2">
          <table:table-cell office:value-type="float" office:value="1577">
            <text:p>1577</text:p>
          </table:table-cell>
          <table:table-cell office:value-type="string">
            <text:p>EtherInc</text:p>
          </table:table-cell>
          <table:table-cell office:value-type="string">
            <text:p>https://icomarks.com/ico/EtherInc</text:p>
          </table:table-cell>
          <table:table-cell table:number-columns-repeated="4"/>
        </table:table-row>
        <table:table-row table:style-name="ro2">
          <table:table-cell office:value-type="float" office:value="1578">
            <text:p>1578</text:p>
          </table:table-cell>
          <table:table-cell office:value-type="string">
            <text:p>Excolony</text:p>
          </table:table-cell>
          <table:table-cell office:value-type="string">
            <text:p>https://icomarks.com/ico/Excolony</text:p>
          </table:table-cell>
          <table:table-cell table:number-columns-repeated="4"/>
        </table:table-row>
        <table:table-row table:style-name="ro2">
          <table:table-cell office:value-type="float" office:value="1580">
            <text:p>1580</text:p>
          </table:table-cell>
          <table:table-cell office:value-type="string">
            <text:p>Fanfare</text:p>
          </table:table-cell>
          <table:table-cell office:value-type="string">
            <text:p>https://icomarks.com/ico/Fanfare</text:p>
          </table:table-cell>
          <table:table-cell table:number-columns-repeated="4"/>
        </table:table-row>
        <table:table-row table:style-name="ro2">
          <table:table-cell office:value-type="float" office:value="1581">
            <text:p>1581</text:p>
          </table:table-cell>
          <table:table-cell office:value-type="string">
            <text:p>Fidelity House</text:p>
          </table:table-cell>
          <table:table-cell office:value-type="string">
            <text:p>https://icomarks.com/ico/Fidelity-House</text:p>
          </table:table-cell>
          <table:table-cell table:number-columns-repeated="4"/>
        </table:table-row>
        <table:table-row table:style-name="ro2">
          <table:table-cell office:value-type="float" office:value="1582">
            <text:p>1582</text:p>
          </table:table-cell>
          <table:table-cell office:value-type="string">
            <text:p>Fiii</text:p>
          </table:table-cell>
          <table:table-cell office:value-type="string">
            <text:p>https://icomarks.com/ico/Fiii</text:p>
          </table:table-cell>
          <table:table-cell table:number-columns-repeated="4"/>
        </table:table-row>
        <table:table-row table:style-name="ro2">
          <table:table-cell office:value-type="float" office:value="1583">
            <text:p>1583</text:p>
          </table:table-cell>
          <table:table-cell office:value-type="string">
            <text:p>FlipNpik</text:p>
          </table:table-cell>
          <table:table-cell office:value-type="string">
            <text:p>https://icomarks.com/ico/FlipNpik</text:p>
          </table:table-cell>
          <table:table-cell table:number-columns-repeated="4"/>
        </table:table-row>
        <table:table-row table:style-name="ro2">
          <table:table-cell office:value-type="float" office:value="1584">
            <text:p>1584</text:p>
          </table:table-cell>
          <table:table-cell office:value-type="string">
            <text:p>FoodNation</text:p>
          </table:table-cell>
          <table:table-cell office:value-type="string">
            <text:p>https://icomarks.com/ico/FoodNation</text:p>
          </table:table-cell>
          <table:table-cell table:number-columns-repeated="4"/>
        </table:table-row>
        <table:table-row table:style-name="ro2">
          <table:table-cell office:value-type="float" office:value="1585">
            <text:p>1585</text:p>
          </table:table-cell>
          <table:table-cell office:value-type="string">
            <text:p>Fortem Capital</text:p>
          </table:table-cell>
          <table:table-cell office:value-type="string">
            <text:p>https://icomarks.com/ico/Fortem-Capital</text:p>
          </table:table-cell>
          <table:table-cell table:number-columns-repeated="4"/>
        </table:table-row>
        <table:table-row table:style-name="ro2">
          <table:table-cell office:value-type="float" office:value="1586">
            <text:p>1586</text:p>
          </table:table-cell>
          <table:table-cell office:value-type="string">
            <text:p>FortFC</text:p>
          </table:table-cell>
          <table:table-cell office:value-type="string">
            <text:p>https://icomarks.com/ico/FortFC</text:p>
          </table:table-cell>
          <table:table-cell table:number-columns-repeated="4"/>
        </table:table-row>
        <table:table-row table:style-name="ro2">
          <table:table-cell office:value-type="float" office:value="1587">
            <text:p>1587</text:p>
          </table:table-cell>
          <table:table-cell office:value-type="string">
            <text:p>FReeStart</text:p>
          </table:table-cell>
          <table:table-cell office:value-type="string">
            <text:p>https://icomarks.com/ico/FReeStart</text:p>
          </table:table-cell>
          <table:table-cell table:number-columns-repeated="4"/>
        </table:table-row>
        <table:table-row table:style-name="ro2">
          <table:table-cell office:value-type="float" office:value="1589">
            <text:p>1589</text:p>
          </table:table-cell>
          <table:table-cell office:value-type="string">
            <text:p>Gabro</text:p>
          </table:table-cell>
          <table:table-cell office:value-type="string">
            <text:p>https://icomarks.com/ico/Gabro</text:p>
          </table:table-cell>
          <table:table-cell table:number-columns-repeated="4"/>
        </table:table-row>
        <table:table-row table:style-name="ro2">
          <table:table-cell office:value-type="float" office:value="1590">
            <text:p>1590</text:p>
          </table:table-cell>
          <table:table-cell office:value-type="string">
            <text:p>Gastery</text:p>
          </table:table-cell>
          <table:table-cell office:value-type="string">
            <text:p>https://icomarks.com/ico/Gastery</text:p>
          </table:table-cell>
          <table:table-cell table:number-columns-repeated="4"/>
        </table:table-row>
        <table:table-row table:style-name="ro2">
          <table:table-cell office:value-type="float" office:value="1591">
            <text:p>1591</text:p>
          </table:table-cell>
          <table:table-cell office:value-type="string">
            <text:p>Geeba</text:p>
          </table:table-cell>
          <table:table-cell office:value-type="string">
            <text:p>https://icomarks.com/ico/Geeba</text:p>
          </table:table-cell>
          <table:table-cell table:number-columns-repeated="4"/>
        </table:table-row>
        <table:table-row table:style-name="ro2">
          <table:table-cell office:value-type="float" office:value="1592">
            <text:p>1592</text:p>
          </table:table-cell>
          <table:table-cell office:value-type="string">
            <text:p>GigTricks</text:p>
          </table:table-cell>
          <table:table-cell office:value-type="string">
            <text:p>https://icomarks.com/ico/GigTricks</text:p>
          </table:table-cell>
          <table:table-cell table:number-columns-repeated="4"/>
        </table:table-row>
        <table:table-row table:style-name="ro2">
          <table:table-cell office:value-type="float" office:value="1594">
            <text:p>1594</text:p>
          </table:table-cell>
          <table:table-cell office:value-type="string">
            <text:p>HighBank</text:p>
          </table:table-cell>
          <table:table-cell office:value-type="string">
            <text:p>https://icomarks.com/ico/HighBank</text:p>
          </table:table-cell>
          <table:table-cell table:number-columns-repeated="4"/>
        </table:table-row>
        <table:table-row table:style-name="ro2">
          <table:table-cell office:value-type="float" office:value="1595">
            <text:p>1595</text:p>
          </table:table-cell>
          <table:table-cell office:value-type="string">
            <text:p>Holo</text:p>
          </table:table-cell>
          <table:table-cell office:value-type="string">
            <text:p>https://icomarks.com/ico/Holo</text:p>
          </table:table-cell>
          <table:table-cell table:number-columns-repeated="4"/>
        </table:table-row>
        <table:table-row table:style-name="ro2">
          <table:table-cell office:value-type="float" office:value="1596">
            <text:p>1596</text:p>
          </table:table-cell>
          <table:table-cell office:value-type="string">
            <text:p>HubrisOne</text:p>
          </table:table-cell>
          <table:table-cell office:value-type="string">
            <text:p>https://icomarks.com/ico/HubrisOne</text:p>
          </table:table-cell>
          <table:table-cell table:number-columns-repeated="4"/>
        </table:table-row>
        <table:table-row table:style-name="ro2">
          <table:table-cell office:value-type="float" office:value="1597">
            <text:p>1597</text:p>
          </table:table-cell>
          <table:table-cell office:value-type="string">
            <text:p>Humancoin</text:p>
          </table:table-cell>
          <table:table-cell office:value-type="string">
            <text:p>https://icomarks.com/ico/Humancoin</text:p>
          </table:table-cell>
          <table:table-cell table:number-columns-repeated="4"/>
        </table:table-row>
        <table:table-row table:style-name="ro2">
          <table:table-cell office:value-type="float" office:value="1598">
            <text:p>1598</text:p>
          </table:table-cell>
          <table:table-cell office:value-type="string">
            <text:p>Hurify</text:p>
          </table:table-cell>
          <table:table-cell office:value-type="string">
            <text:p>https://icomarks.com/ico/Hurify</text:p>
          </table:table-cell>
          <table:table-cell table:number-columns-repeated="4"/>
        </table:table-row>
        <table:table-row table:style-name="ro2">
          <table:table-cell office:value-type="float" office:value="1599">
            <text:p>1599</text:p>
          </table:table-cell>
          <table:table-cell office:value-type="string">
            <text:p>i-chain</text:p>
          </table:table-cell>
          <table:table-cell office:value-type="string">
            <text:p>https://icomarks.com/ico/i-chain</text:p>
          </table:table-cell>
          <table:table-cell table:number-columns-repeated="4"/>
        </table:table-row>
        <table:table-row table:style-name="ro2">
          <table:table-cell office:value-type="float" office:value="1601">
            <text:p>1601</text:p>
          </table:table-cell>
          <table:table-cell office:value-type="string">
            <text:p>IGT</text:p>
          </table:table-cell>
          <table:table-cell office:value-type="string">
            <text:p>https://icomarks.com/ico/IGT</text:p>
          </table:table-cell>
          <table:table-cell table:number-columns-repeated="4"/>
        </table:table-row>
        <table:table-row table:style-name="ro2">
          <table:table-cell office:value-type="float" office:value="1602">
            <text:p>1602</text:p>
          </table:table-cell>
          <table:table-cell office:value-type="string">
            <text:p>Imigize</text:p>
          </table:table-cell>
          <table:table-cell office:value-type="string">
            <text:p>https://icomarks.com/ico/Imigize</text:p>
          </table:table-cell>
          <table:table-cell table:number-columns-repeated="4"/>
        </table:table-row>
        <table:table-row table:style-name="ro2">
          <table:table-cell office:value-type="float" office:value="1603">
            <text:p>1603</text:p>
          </table:table-cell>
          <table:table-cell office:value-type="string">
            <text:p>imusify</text:p>
          </table:table-cell>
          <table:table-cell office:value-type="string">
            <text:p>https://icomarks.com/ico/imusify</text:p>
          </table:table-cell>
          <table:table-cell table:number-columns-repeated="4"/>
        </table:table-row>
        <table:table-row table:style-name="ro2">
          <table:table-cell office:value-type="float" office:value="1604">
            <text:p>1604</text:p>
          </table:table-cell>
          <table:table-cell office:value-type="string">
            <text:p>Inflr</text:p>
          </table:table-cell>
          <table:table-cell office:value-type="string">
            <text:p>https://icomarks.com/ico/Inflr</text:p>
          </table:table-cell>
          <table:table-cell table:number-columns-repeated="4"/>
        </table:table-row>
        <table:table-row table:style-name="ro2">
          <table:table-cell office:value-type="float" office:value="1605">
            <text:p>1605</text:p>
          </table:table-cell>
          <table:table-cell office:value-type="string">
            <text:p>INTRO</text:p>
          </table:table-cell>
          <table:table-cell office:value-type="string">
            <text:p>https://icomarks.com/ico/INTRO</text:p>
          </table:table-cell>
          <table:table-cell table:number-columns-repeated="4"/>
        </table:table-row>
        <table:table-row table:style-name="ro2">
          <table:table-cell office:value-type="float" office:value="1606">
            <text:p>1606</text:p>
          </table:table-cell>
          <table:table-cell office:value-type="string">
            <text:p>Inzura</text:p>
          </table:table-cell>
          <table:table-cell office:value-type="string">
            <text:p>https://icomarks.com/ico/Inzura</text:p>
          </table:table-cell>
          <table:table-cell table:number-columns-repeated="4"/>
        </table:table-row>
        <table:table-row table:style-name="ro2">
          <table:table-cell office:value-type="float" office:value="1607">
            <text:p>1607</text:p>
          </table:table-cell>
          <table:table-cell office:value-type="string">
            <text:p>JSEcoin</text:p>
          </table:table-cell>
          <table:table-cell office:value-type="string">
            <text:p>https://icomarks.com/ico/JSEcoin</text:p>
          </table:table-cell>
          <table:table-cell table:number-columns-repeated="4"/>
        </table:table-row>
        <table:table-row table:style-name="ro2">
          <table:table-cell office:value-type="float" office:value="1608">
            <text:p>1608</text:p>
          </table:table-cell>
          <table:table-cell office:value-type="string">
            <text:p>Kaiser</text:p>
          </table:table-cell>
          <table:table-cell office:value-type="string">
            <text:p>https://icomarks.com/ico/Kaiser</text:p>
          </table:table-cell>
          <table:table-cell table:number-columns-repeated="4"/>
        </table:table-row>
        <table:table-row table:style-name="ro2">
          <table:table-cell office:value-type="float" office:value="1609">
            <text:p>1609</text:p>
          </table:table-cell>
          <table:table-cell office:value-type="string">
            <text:p>Kinesis</text:p>
          </table:table-cell>
          <table:table-cell office:value-type="string">
            <text:p>https://icomarks.com/ico/Kinesis</text:p>
          </table:table-cell>
          <table:table-cell table:number-columns-repeated="4"/>
        </table:table-row>
        <table:table-row table:style-name="ro2">
          <table:table-cell office:value-type="float" office:value="1610">
            <text:p>1610</text:p>
          </table:table-cell>
          <table:table-cell office:value-type="string">
            <text:p>Kinetic Revolution</text:p>
          </table:table-cell>
          <table:table-cell office:value-type="string">
            <text:p>https://icomarks.com/ico/Kinetic-Revolution</text:p>
          </table:table-cell>
          <table:table-cell table:number-columns-repeated="4"/>
        </table:table-row>
        <table:table-row table:style-name="ro2">
          <table:table-cell office:value-type="float" office:value="1611">
            <text:p>1611</text:p>
          </table:table-cell>
          <table:table-cell office:value-type="string">
            <text:p>Kozjin</text:p>
          </table:table-cell>
          <table:table-cell office:value-type="string">
            <text:p>https://icomarks.com/ico/Kozjin</text:p>
          </table:table-cell>
          <table:table-cell table:number-columns-repeated="4"/>
        </table:table-row>
        <table:table-row table:style-name="ro2">
          <table:table-cell office:value-type="float" office:value="1612">
            <text:p>1612</text:p>
          </table:table-cell>
          <table:table-cell office:value-type="string">
            <text:p>Kuende</text:p>
          </table:table-cell>
          <table:table-cell office:value-type="string">
            <text:p>https://icomarks.com/ico/Kuende</text:p>
          </table:table-cell>
          <table:table-cell table:number-columns-repeated="4"/>
        </table:table-row>
        <table:table-row table:style-name="ro2">
          <table:table-cell office:value-type="float" office:value="1613">
            <text:p>1613</text:p>
          </table:table-cell>
          <table:table-cell office:value-type="string">
            <text:p>LaneAxis</text:p>
          </table:table-cell>
          <table:table-cell office:value-type="string">
            <text:p>https://icomarks.com/ico/LaneAxis</text:p>
          </table:table-cell>
          <table:table-cell table:number-columns-repeated="4"/>
        </table:table-row>
        <table:table-row table:style-name="ro2">
          <table:table-cell office:value-type="float" office:value="1615">
            <text:p>1615</text:p>
          </table:table-cell>
          <table:table-cell office:value-type="string">
            <text:p>Lendo</text:p>
          </table:table-cell>
          <table:table-cell office:value-type="string">
            <text:p>https://icomarks.com/ico/Lendo</text:p>
          </table:table-cell>
          <table:table-cell table:number-columns-repeated="4"/>
        </table:table-row>
        <table:table-row table:style-name="ro2">
          <table:table-cell office:value-type="float" office:value="1616">
            <text:p>1616</text:p>
          </table:table-cell>
          <table:table-cell office:value-type="string">
            <text:p>LendsBay</text:p>
          </table:table-cell>
          <table:table-cell office:value-type="string">
            <text:p>https://icomarks.com/ico/LendsBay</text:p>
          </table:table-cell>
          <table:table-cell table:number-columns-repeated="4"/>
        </table:table-row>
        <table:table-row table:style-name="ro2">
          <table:table-cell office:value-type="float" office:value="1617">
            <text:p>1617</text:p>
          </table:table-cell>
          <table:table-cell office:value-type="string">
            <text:p>Liker</text:p>
          </table:table-cell>
          <table:table-cell office:value-type="string">
            <text:p>https://icomarks.com/ico/Liker</text:p>
          </table:table-cell>
          <table:table-cell table:number-columns-repeated="4"/>
        </table:table-row>
        <table:table-row table:style-name="ro2">
          <table:table-cell office:value-type="float" office:value="1618">
            <text:p>1618</text:p>
          </table:table-cell>
          <table:table-cell office:value-type="string">
            <text:p>LivenPay</text:p>
          </table:table-cell>
          <table:table-cell office:value-type="string">
            <text:p>https://icomarks.com/ico/LivenPay</text:p>
          </table:table-cell>
          <table:table-cell table:number-columns-repeated="4"/>
        </table:table-row>
        <table:table-row table:style-name="ro2">
          <table:table-cell office:value-type="float" office:value="1619">
            <text:p>1619</text:p>
          </table:table-cell>
          <table:table-cell office:value-type="string">
            <text:p>LocalCoinSwap</text:p>
          </table:table-cell>
          <table:table-cell office:value-type="string">
            <text:p>https://icomarks.com/ico/LocalCoinSwap</text:p>
          </table:table-cell>
          <table:table-cell table:number-columns-repeated="4"/>
        </table:table-row>
        <table:table-row table:style-name="ro2">
          <table:table-cell office:value-type="float" office:value="1620">
            <text:p>1620</text:p>
          </table:table-cell>
          <table:table-cell office:value-type="string">
            <text:p>Lyfe</text:p>
          </table:table-cell>
          <table:table-cell office:value-type="string">
            <text:p>https://icomarks.com/ico/Lyfe</text:p>
          </table:table-cell>
          <table:table-cell table:number-columns-repeated="4"/>
        </table:table-row>
        <table:table-row table:style-name="ro2">
          <table:table-cell office:value-type="float" office:value="1622">
            <text:p>1622</text:p>
          </table:table-cell>
          <table:table-cell office:value-type="string">
            <text:p>Matrix-coin</text:p>
          </table:table-cell>
          <table:table-cell office:value-type="string">
            <text:p>https://icomarks.com/ico/Matrix-coin</text:p>
          </table:table-cell>
          <table:table-cell table:number-columns-repeated="4"/>
        </table:table-row>
        <table:table-row table:style-name="ro2">
          <table:table-cell office:value-type="float" office:value="1623">
            <text:p>1623</text:p>
          </table:table-cell>
          <table:table-cell office:value-type="string">
            <text:p>MyTVchain</text:p>
          </table:table-cell>
          <table:table-cell office:value-type="string">
            <text:p>https://icomarks.com/ico/MyTVchain</text:p>
          </table:table-cell>
          <table:table-cell table:number-columns-repeated="4"/>
        </table:table-row>
        <table:table-row table:style-name="ro2">
          <table:table-cell office:value-type="float" office:value="1624">
            <text:p>1624</text:p>
          </table:table-cell>
          <table:table-cell office:value-type="string">
            <text:p>Nagricoin</text:p>
          </table:table-cell>
          <table:table-cell office:value-type="string">
            <text:p>https://icomarks.com/ico/Nagricoin</text:p>
          </table:table-cell>
          <table:table-cell table:number-columns-repeated="4"/>
        </table:table-row>
        <table:table-row table:style-name="ro2">
          <table:table-cell office:value-type="float" office:value="1625">
            <text:p>1625</text:p>
          </table:table-cell>
          <table:table-cell office:value-type="string">
            <text:p>Neironix</text:p>
          </table:table-cell>
          <table:table-cell office:value-type="string">
            <text:p>https://icomarks.com/ico/Neironix</text:p>
          </table:table-cell>
          <table:table-cell table:number-columns-repeated="4"/>
        </table:table-row>
        <table:table-row table:style-name="ro2">
          <table:table-cell office:value-type="float" office:value="1626">
            <text:p>1626</text:p>
          </table:table-cell>
          <table:table-cell office:value-type="string">
            <text:p>OPP Open WiFi</text:p>
          </table:table-cell>
          <table:table-cell office:value-type="string">
            <text:p>https://icomarks.com/ico/OPP-Open-WiFi</text:p>
          </table:table-cell>
          <table:table-cell table:number-columns-repeated="4"/>
        </table:table-row>
        <table:table-row table:style-name="ro2">
          <table:table-cell office:value-type="float" office:value="1628">
            <text:p>1628</text:p>
          </table:table-cell>
          <table:table-cell office:value-type="string">
            <text:p>Papusha</text:p>
          </table:table-cell>
          <table:table-cell office:value-type="string">
            <text:p>https://icomarks.com/ico/Papusha</text:p>
          </table:table-cell>
          <table:table-cell table:number-columns-repeated="4"/>
        </table:table-row>
        <table:table-row table:style-name="ro2">
          <table:table-cell office:value-type="float" office:value="1629">
            <text:p>1629</text:p>
          </table:table-cell>
          <table:table-cell office:value-type="string">
            <text:p>PlaceToRent</text:p>
          </table:table-cell>
          <table:table-cell office:value-type="string">
            <text:p>https://icomarks.com/ico/PlaceToRent</text:p>
          </table:table-cell>
          <table:table-cell table:number-columns-repeated="4"/>
        </table:table-row>
        <table:table-row table:style-name="ro2">
          <table:table-cell office:value-type="float" office:value="1630">
            <text:p>1630</text:p>
          </table:table-cell>
          <table:table-cell office:value-type="string">
            <text:p>PolySwarm</text:p>
          </table:table-cell>
          <table:table-cell office:value-type="string">
            <text:p>https://icomarks.com/ico/PolySwarm</text:p>
          </table:table-cell>
          <table:table-cell table:number-columns-repeated="4"/>
        </table:table-row>
        <table:table-row table:style-name="ro2">
          <table:table-cell office:value-type="float" office:value="1632">
            <text:p>1632</text:p>
          </table:table-cell>
          <table:table-cell office:value-type="string">
            <text:p>RedCab</text:p>
          </table:table-cell>
          <table:table-cell office:value-type="string">
            <text:p>https://icomarks.com/ico/RedCab</text:p>
          </table:table-cell>
          <table:table-cell table:number-columns-repeated="4"/>
        </table:table-row>
        <table:table-row table:style-name="ro2">
          <table:table-cell office:value-type="float" office:value="1633">
            <text:p>1633</text:p>
          </table:table-cell>
          <table:table-cell office:value-type="string">
            <text:p>Remiit</text:p>
          </table:table-cell>
          <table:table-cell office:value-type="string">
            <text:p>https://icomarks.com/ico/Remiit</text:p>
          </table:table-cell>
          <table:table-cell table:number-columns-repeated="4"/>
        </table:table-row>
        <table:table-row table:style-name="ro2">
          <table:table-cell office:value-type="float" office:value="1634">
            <text:p>1634</text:p>
          </table:table-cell>
          <table:table-cell office:value-type="string">
            <text:p>Rentberry</text:p>
          </table:table-cell>
          <table:table-cell office:value-type="string">
            <text:p>https://icomarks.com/ico/Rentberry</text:p>
          </table:table-cell>
          <table:table-cell table:number-columns-repeated="4"/>
        </table:table-row>
        <table:table-row table:style-name="ro2">
          <table:table-cell office:value-type="float" office:value="1635">
            <text:p>1635</text:p>
          </table:table-cell>
          <table:table-cell office:value-type="string">
            <text:p>Resto</text:p>
          </table:table-cell>
          <table:table-cell office:value-type="string">
            <text:p>https://icomarks.com/ico/Resto</text:p>
          </table:table-cell>
          <table:table-cell table:number-columns-repeated="4"/>
        </table:table-row>
        <table:table-row table:style-name="ro2">
          <table:table-cell office:value-type="float" office:value="1636">
            <text:p>1636</text:p>
          </table:table-cell>
          <table:table-cell office:value-type="string">
            <text:p>RigoBlock</text:p>
          </table:table-cell>
          <table:table-cell office:value-type="string">
            <text:p>https://icomarks.com/ico/RigoBlock</text:p>
          </table:table-cell>
          <table:table-cell table:number-columns-repeated="4"/>
        </table:table-row>
        <table:table-row table:style-name="ro2">
          <table:table-cell office:value-type="float" office:value="1637">
            <text:p>1637</text:p>
          </table:table-cell>
          <table:table-cell office:value-type="string">
            <text:p>Rubius</text:p>
          </table:table-cell>
          <table:table-cell office:value-type="string">
            <text:p>https://icomarks.com/ico/Rubius</text:p>
          </table:table-cell>
          <table:table-cell table:number-columns-repeated="4"/>
        </table:table-row>
        <table:table-row table:style-name="ro2">
          <table:table-cell office:value-type="float" office:value="1638">
            <text:p>1638</text:p>
          </table:table-cell>
          <table:table-cell office:value-type="string">
            <text:p>Saiterm</text:p>
          </table:table-cell>
          <table:table-cell office:value-type="string">
            <text:p>https://icomarks.com/ico/Saiterm</text:p>
          </table:table-cell>
          <table:table-cell table:number-columns-repeated="4"/>
        </table:table-row>
        <table:table-row table:style-name="ro2">
          <table:table-cell office:value-type="float" office:value="1640">
            <text:p>1640</text:p>
          </table:table-cell>
          <table:table-cell office:value-type="string">
            <text:p>SGAT</text:p>
          </table:table-cell>
          <table:table-cell office:value-type="string">
            <text:p>https://icomarks.com/ico/SGAT</text:p>
          </table:table-cell>
          <table:table-cell table:number-columns-repeated="4"/>
        </table:table-row>
        <table:table-row table:style-name="ro2">
          <table:table-cell office:value-type="float" office:value="1641">
            <text:p>1641</text:p>
          </table:table-cell>
          <table:table-cell office:value-type="string">
            <text:p>Snapparazzi</text:p>
          </table:table-cell>
          <table:table-cell office:value-type="string">
            <text:p>https://icomarks.com/ico/Snapparazzi</text:p>
          </table:table-cell>
          <table:table-cell table:number-columns-repeated="4"/>
        </table:table-row>
        <table:table-row table:style-name="ro2">
          <table:table-cell office:value-type="float" office:value="1642">
            <text:p>1642</text:p>
          </table:table-cell>
          <table:table-cell office:value-type="string">
            <text:p>Solarex</text:p>
          </table:table-cell>
          <table:table-cell office:value-type="string">
            <text:p>https://icomarks.com/ico/Solarex</text:p>
          </table:table-cell>
          <table:table-cell table:number-columns-repeated="4"/>
        </table:table-row>
        <table:table-row table:style-name="ro2">
          <table:table-cell office:value-type="float" office:value="1645">
            <text:p>1645</text:p>
          </table:table-cell>
          <table:table-cell office:value-type="string">
            <text:p>SRT</text:p>
          </table:table-cell>
          <table:table-cell office:value-type="string">
            <text:p>https://icomarks.com/ico/SRT</text:p>
          </table:table-cell>
          <table:table-cell table:number-columns-repeated="4"/>
        </table:table-row>
        <table:table-row table:style-name="ro2">
          <table:table-cell office:value-type="float" office:value="1646">
            <text:p>1646</text:p>
          </table:table-cell>
          <table:table-cell office:value-type="string">
            <text:p>Swinca</text:p>
          </table:table-cell>
          <table:table-cell office:value-type="string">
            <text:p>https://icomarks.com/ico/Swinca</text:p>
          </table:table-cell>
          <table:table-cell table:number-columns-repeated="4"/>
        </table:table-row>
        <table:table-row table:style-name="ro2">
          <table:table-cell office:value-type="float" office:value="1647">
            <text:p>1647</text:p>
          </table:table-cell>
          <table:table-cell office:value-type="string">
            <text:p>Swytch</text:p>
          </table:table-cell>
          <table:table-cell office:value-type="string">
            <text:p>https://icomarks.com/ico/Swytch</text:p>
          </table:table-cell>
          <table:table-cell table:number-columns-repeated="4"/>
        </table:table-row>
        <table:table-row table:style-name="ro2">
          <table:table-cell office:value-type="float" office:value="1648">
            <text:p>1648</text:p>
          </table:table-cell>
          <table:table-cell office:value-type="string">
            <text:p>Tachain</text:p>
          </table:table-cell>
          <table:table-cell office:value-type="string">
            <text:p>https://icomarks.com/ico/Tachain</text:p>
          </table:table-cell>
          <table:table-cell table:number-columns-repeated="4"/>
        </table:table-row>
        <table:table-row table:style-name="ro2">
          <table:table-cell office:value-type="float" office:value="1649">
            <text:p>1649</text:p>
          </table:table-cell>
          <table:table-cell office:value-type="string">
            <text:p>Taklimakan Network</text:p>
          </table:table-cell>
          <table:table-cell office:value-type="string">
            <text:p>https://icomarks.com/ico/Taklimakan-Network</text:p>
          </table:table-cell>
          <table:table-cell table:number-columns-repeated="4"/>
        </table:table-row>
        <table:table-row table:style-name="ro2">
          <table:table-cell office:value-type="float" office:value="1651">
            <text:p>1651</text:p>
          </table:table-cell>
          <table:table-cell office:value-type="string">
            <text:p>Talentico</text:p>
          </table:table-cell>
          <table:table-cell office:value-type="string">
            <text:p>https://icomarks.com/ico/Talentico</text:p>
          </table:table-cell>
          <table:table-cell table:number-columns-repeated="4"/>
        </table:table-row>
        <table:table-row table:style-name="ro2">
          <table:table-cell office:value-type="float" office:value="1653">
            <text:p>1653</text:p>
          </table:table-cell>
          <table:table-cell office:value-type="string">
            <text:p>Tedchain</text:p>
          </table:table-cell>
          <table:table-cell office:value-type="string">
            <text:p>https://icomarks.com/ico/Tedchain</text:p>
          </table:table-cell>
          <table:table-cell table:number-columns-repeated="4"/>
        </table:table-row>
        <table:table-row table:style-name="ro2">
          <table:table-cell office:value-type="float" office:value="1654">
            <text:p>1654</text:p>
          </table:table-cell>
          <table:table-cell office:value-type="string">
            <text:p>Terawatt</text:p>
          </table:table-cell>
          <table:table-cell office:value-type="string">
            <text:p>https://icomarks.com/ico/Terawatt</text:p>
          </table:table-cell>
          <table:table-cell table:number-columns-repeated="4"/>
        </table:table-row>
        <table:table-row table:style-name="ro2">
          <table:table-cell office:value-type="float" office:value="1657">
            <text:p>1657</text:p>
          </table:table-cell>
          <table:table-cell office:value-type="string">
            <text:p>TheFaustFlick</text:p>
          </table:table-cell>
          <table:table-cell office:value-type="string">
            <text:p>https://icomarks.com/ico/TheFaustFlick</text:p>
          </table:table-cell>
          <table:table-cell table:number-columns-repeated="4"/>
        </table:table-row>
        <table:table-row table:style-name="ro2">
          <table:table-cell office:value-type="float" office:value="1659">
            <text:p>1659</text:p>
          </table:table-cell>
          <table:table-cell office:value-type="string">
            <text:p>Triffic</text:p>
          </table:table-cell>
          <table:table-cell office:value-type="string">
            <text:p>https://icomarks.com/ico/Triffic</text:p>
          </table:table-cell>
          <table:table-cell table:number-columns-repeated="4"/>
        </table:table-row>
        <table:table-row table:style-name="ro2">
          <table:table-cell office:value-type="float" office:value="1660">
            <text:p>1660</text:p>
          </table:table-cell>
          <table:table-cell office:value-type="string">
            <text:p>Truegame</text:p>
          </table:table-cell>
          <table:table-cell office:value-type="string">
            <text:p>https://icomarks.com/ico/Truegame</text:p>
          </table:table-cell>
          <table:table-cell table:number-columns-repeated="4"/>
        </table:table-row>
        <table:table-row table:style-name="ro2">
          <table:table-cell office:value-type="float" office:value="1662">
            <text:p>1662</text:p>
          </table:table-cell>
          <table:table-cell office:value-type="string">
            <text:p>Typerium</text:p>
          </table:table-cell>
          <table:table-cell office:value-type="string">
            <text:p>https://icomarks.com/ico/Typerium</text:p>
          </table:table-cell>
          <table:table-cell table:number-columns-repeated="4"/>
        </table:table-row>
        <table:table-row table:style-name="ro2">
          <table:table-cell office:value-type="float" office:value="1663">
            <text:p>1663</text:p>
          </table:table-cell>
          <table:table-cell office:value-type="string">
            <text:p>UCBI Banking</text:p>
          </table:table-cell>
          <table:table-cell office:value-type="string">
            <text:p>https://icomarks.com/ico/UCBI-Banking</text:p>
          </table:table-cell>
          <table:table-cell table:number-columns-repeated="4"/>
        </table:table-row>
        <table:table-row table:style-name="ro2">
          <table:table-cell office:value-type="float" office:value="1665">
            <text:p>1665</text:p>
          </table:table-cell>
          <table:table-cell office:value-type="string">
            <text:p>Verifier</text:p>
          </table:table-cell>
          <table:table-cell office:value-type="string">
            <text:p>https://icomarks.com/ico/Verifier</text:p>
          </table:table-cell>
          <table:table-cell table:number-columns-repeated="4"/>
        </table:table-row>
        <table:table-row table:style-name="ro2">
          <table:table-cell office:value-type="float" office:value="1666">
            <text:p>1666</text:p>
          </table:table-cell>
          <table:table-cell office:value-type="string">
            <text:p>veriTAG</text:p>
          </table:table-cell>
          <table:table-cell office:value-type="string">
            <text:p>https://icomarks.com/ico/veriTAG</text:p>
          </table:table-cell>
          <table:table-cell table:number-columns-repeated="4"/>
        </table:table-row>
        <table:table-row table:style-name="ro2">
          <table:table-cell office:value-type="float" office:value="1668">
            <text:p>1668</text:p>
          </table:table-cell>
          <table:table-cell office:value-type="string">
            <text:p>VTUUR</text:p>
          </table:table-cell>
          <table:table-cell office:value-type="string">
            <text:p>https://icomarks.com/ico/VTUUR</text:p>
          </table:table-cell>
          <table:table-cell table:number-columns-repeated="4"/>
        </table:table-row>
        <table:table-row table:style-name="ro2">
          <table:table-cell office:value-type="float" office:value="1669">
            <text:p>1669</text:p>
          </table:table-cell>
          <table:table-cell office:value-type="string">
            <text:p>W Green Pay</text:p>
          </table:table-cell>
          <table:table-cell office:value-type="string">
            <text:p>https://icomarks.com/ico/W-Green-Pay</text:p>
          </table:table-cell>
          <table:table-cell table:number-columns-repeated="4"/>
        </table:table-row>
        <table:table-row table:style-name="ro2">
          <table:table-cell office:value-type="float" office:value="1670">
            <text:p>1670</text:p>
          </table:table-cell>
          <table:table-cell office:value-type="string">
            <text:p>W12</text:p>
          </table:table-cell>
          <table:table-cell office:value-type="string">
            <text:p>https://icomarks.com/ico/W12</text:p>
          </table:table-cell>
          <table:table-cell table:number-columns-repeated="4"/>
        </table:table-row>
        <table:table-row table:style-name="ro2">
          <table:table-cell office:value-type="float" office:value="1671">
            <text:p>1671</text:p>
          </table:table-cell>
          <table:table-cell office:value-type="string">
            <text:p>WatchUGot</text:p>
          </table:table-cell>
          <table:table-cell office:value-type="string">
            <text:p>https://icomarks.com/ico/WatchUGot</text:p>
          </table:table-cell>
          <table:table-cell table:number-columns-repeated="4"/>
        </table:table-row>
        <table:table-row table:style-name="ro2">
          <table:table-cell office:value-type="float" office:value="1672">
            <text:p>1672</text:p>
          </table:table-cell>
          <table:table-cell office:value-type="string">
            <text:p>WatermelonBlock</text:p>
          </table:table-cell>
          <table:table-cell office:value-type="string">
            <text:p>https://icomarks.com/ico/WatermelonBlock</text:p>
          </table:table-cell>
          <table:table-cell table:number-columns-repeated="4"/>
        </table:table-row>
        <table:table-row table:style-name="ro2">
          <table:table-cell office:value-type="float" office:value="1674">
            <text:p>1674</text:p>
          </table:table-cell>
          <table:table-cell office:value-type="string">
            <text:p>WINBIX</text:p>
          </table:table-cell>
          <table:table-cell office:value-type="string">
            <text:p>https://icomarks.com/ico/WINBIX</text:p>
          </table:table-cell>
          <table:table-cell table:number-columns-repeated="4"/>
        </table:table-row>
        <table:table-row table:style-name="ro2">
          <table:table-cell office:value-type="float" office:value="1675">
            <text:p>1675</text:p>
          </table:table-cell>
          <table:table-cell office:value-type="string">
            <text:p>Winnest</text:p>
          </table:table-cell>
          <table:table-cell office:value-type="string">
            <text:p>https://icomarks.com/ico/Winnest</text:p>
          </table:table-cell>
          <table:table-cell table:number-columns-repeated="4"/>
        </table:table-row>
        <table:table-row table:style-name="ro2">
          <table:table-cell office:value-type="float" office:value="1676">
            <text:p>1676</text:p>
          </table:table-cell>
          <table:table-cell office:value-type="string">
            <text:p>WolfpackBOT</text:p>
          </table:table-cell>
          <table:table-cell office:value-type="string">
            <text:p>https://icomarks.com/ico/WolfpackBOT</text:p>
          </table:table-cell>
          <table:table-cell table:number-columns-repeated="4"/>
        </table:table-row>
        <table:table-row table:style-name="ro2">
          <table:table-cell office:value-type="float" office:value="1677">
            <text:p>1677</text:p>
          </table:table-cell>
          <table:table-cell office:value-type="string">
            <text:p>World Trip Singapore</text:p>
          </table:table-cell>
          <table:table-cell office:value-type="string">
            <text:p>https://icomarks.com/ico/World-Trip-Singapore</text:p>
          </table:table-cell>
          <table:table-cell table:number-columns-repeated="4"/>
        </table:table-row>
        <table:table-row table:style-name="ro2">
          <table:table-cell office:value-type="float" office:value="1679">
            <text:p>1679</text:p>
          </table:table-cell>
          <table:table-cell office:value-type="string">
            <text:p>XERA</text:p>
          </table:table-cell>
          <table:table-cell office:value-type="string">
            <text:p>https://icomarks.com/ico/XERA</text:p>
          </table:table-cell>
          <table:table-cell table:number-columns-repeated="4"/>
        </table:table-row>
        <table:table-row table:style-name="ro2">
          <table:table-cell office:value-type="float" office:value="1680">
            <text:p>1680</text:p>
          </table:table-cell>
          <table:table-cell office:value-type="string">
            <text:p>XR Web</text:p>
          </table:table-cell>
          <table:table-cell office:value-type="string">
            <text:p>https://icomarks.com/ico/XR-Web</text:p>
          </table:table-cell>
          <table:table-cell table:number-columns-repeated="4"/>
        </table:table-row>
        <table:table-row table:style-name="ro2">
          <table:table-cell office:value-type="float" office:value="1682">
            <text:p>1682</text:p>
          </table:table-cell>
          <table:table-cell office:value-type="string">
            <text:p>Zichain</text:p>
          </table:table-cell>
          <table:table-cell office:value-type="string">
            <text:p>https://icomarks.com/ico/Zichain</text:p>
          </table:table-cell>
          <table:table-cell table:number-columns-repeated="4"/>
        </table:table-row>
        <table:table-row table:style-name="ro2">
          <table:table-cell office:value-type="float" office:value="1683">
            <text:p>1683</text:p>
          </table:table-cell>
          <table:table-cell office:value-type="string">
            <text:p>Acorn Collective</text:p>
          </table:table-cell>
          <table:table-cell office:value-type="string">
            <text:p>https://icomarks.com/ico/Acorn-Collective</text:p>
          </table:table-cell>
          <table:table-cell table:number-columns-repeated="4"/>
        </table:table-row>
        <table:table-row table:style-name="ro2">
          <table:table-cell office:value-type="float" office:value="1684">
            <text:p>1684</text:p>
          </table:table-cell>
          <table:table-cell office:value-type="string">
            <text:p>Aeternum ICO</text:p>
          </table:table-cell>
          <table:table-cell office:value-type="string">
            <text:p>https://icomarks.com/ico/Aeternum-ICO</text:p>
          </table:table-cell>
          <table:table-cell table:number-columns-repeated="4"/>
        </table:table-row>
        <table:table-row table:style-name="ro2">
          <table:table-cell office:value-type="float" office:value="1685">
            <text:p>1685</text:p>
          </table:table-cell>
          <table:table-cell office:value-type="string">
            <text:p>AgentMile</text:p>
          </table:table-cell>
          <table:table-cell office:value-type="string">
            <text:p>https://icomarks.com/ico/AgentMile</text:p>
          </table:table-cell>
          <table:table-cell table:number-columns-repeated="4"/>
        </table:table-row>
        <table:table-row table:style-name="ro2">
          <table:table-cell office:value-type="float" office:value="1686">
            <text:p>1686</text:p>
          </table:table-cell>
          <table:table-cell office:value-type="string">
            <text:p>Airbloc</text:p>
          </table:table-cell>
          <table:table-cell office:value-type="string">
            <text:p>https://icomarks.com/ico/Airbloc</text:p>
          </table:table-cell>
          <table:table-cell table:number-columns-repeated="4"/>
        </table:table-row>
        <table:table-row table:style-name="ro2">
          <table:table-cell office:value-type="float" office:value="1687">
            <text:p>1687</text:p>
          </table:table-cell>
          <table:table-cell office:value-type="string">
            <text:p>Aitheon</text:p>
          </table:table-cell>
          <table:table-cell office:value-type="string">
            <text:p>https://icomarks.com/ico/Aitheon</text:p>
          </table:table-cell>
          <table:table-cell table:number-columns-repeated="4"/>
        </table:table-row>
        <table:table-row table:style-name="ro2">
          <table:table-cell office:value-type="float" office:value="1688">
            <text:p>1688</text:p>
          </table:table-cell>
          <table:table-cell office:value-type="string">
            <text:p>Alehub</text:p>
          </table:table-cell>
          <table:table-cell office:value-type="string">
            <text:p>https://icomarks.com/ico/Alehub</text:p>
          </table:table-cell>
          <table:table-cell table:number-columns-repeated="4"/>
        </table:table-row>
        <table:table-row table:style-name="ro2">
          <table:table-cell office:value-type="float" office:value="1690">
            <text:p>1690</text:p>
          </table:table-cell>
          <table:table-cell office:value-type="string">
            <text:p>Allforcrypto</text:p>
          </table:table-cell>
          <table:table-cell office:value-type="string">
            <text:p>https://icomarks.com/ico/Allforcrypto</text:p>
          </table:table-cell>
          <table:table-cell table:number-columns-repeated="4"/>
        </table:table-row>
        <table:table-row table:style-name="ro2">
          <table:table-cell office:value-type="float" office:value="1693">
            <text:p>1693</text:p>
          </table:table-cell>
          <table:table-cell office:value-type="string">
            <text:p>AMO Coin</text:p>
          </table:table-cell>
          <table:table-cell office:value-type="string">
            <text:p>https://icomarks.com/ico/AMO-Coin</text:p>
          </table:table-cell>
          <table:table-cell table:number-columns-repeated="4"/>
        </table:table-row>
        <table:table-row table:style-name="ro2">
          <table:table-cell office:value-type="float" office:value="1694">
            <text:p>1694</text:p>
          </table:table-cell>
          <table:table-cell office:value-type="string">
            <text:p>ApolloX</text:p>
          </table:table-cell>
          <table:table-cell office:value-type="string">
            <text:p>https://icomarks.com/ico/ApolloX</text:p>
          </table:table-cell>
          <table:table-cell table:number-columns-repeated="4"/>
        </table:table-row>
        <table:table-row table:style-name="ro2">
          <table:table-cell office:value-type="float" office:value="1696">
            <text:p>1696</text:p>
          </table:table-cell>
          <table:table-cell office:value-type="string">
            <text:p>ARAW</text:p>
          </table:table-cell>
          <table:table-cell office:value-type="string">
            <text:p>https://icomarks.com/ico/ARAW</text:p>
          </table:table-cell>
          <table:table-cell table:number-columns-repeated="4"/>
        </table:table-row>
        <table:table-row table:style-name="ro2">
          <table:table-cell office:value-type="float" office:value="1697">
            <text:p>1697</text:p>
          </table:table-cell>
          <table:table-cell office:value-type="string">
            <text:p>AssetStream</text:p>
          </table:table-cell>
          <table:table-cell office:value-type="string">
            <text:p>https://icomarks.com/ico/AssetStream</text:p>
          </table:table-cell>
          <table:table-cell table:number-columns-repeated="4"/>
        </table:table-row>
        <table:table-row table:style-name="ro2">
          <table:table-cell office:value-type="float" office:value="1700">
            <text:p>1700</text:p>
          </table:table-cell>
          <table:table-cell office:value-type="string">
            <text:p>AutoBlock</text:p>
          </table:table-cell>
          <table:table-cell office:value-type="string">
            <text:p>https://icomarks.com/ico/AutoBlock</text:p>
          </table:table-cell>
          <table:table-cell table:number-columns-repeated="4"/>
        </table:table-row>
        <table:table-row table:style-name="ro2">
          <table:table-cell office:value-type="float" office:value="1701">
            <text:p>1701</text:p>
          </table:table-cell>
          <table:table-cell office:value-type="string">
            <text:p>Avatara</text:p>
          </table:table-cell>
          <table:table-cell office:value-type="string">
            <text:p>https://icomarks.com/ico/Avatara</text:p>
          </table:table-cell>
          <table:table-cell table:number-columns-repeated="4"/>
        </table:table-row>
        <table:table-row table:style-name="ro2">
          <table:table-cell office:value-type="float" office:value="1702">
            <text:p>1702</text:p>
          </table:table-cell>
          <table:table-cell office:value-type="string">
            <text:p>aXpire</text:p>
          </table:table-cell>
          <table:table-cell office:value-type="string">
            <text:p>https://icomarks.com/ico/aXpire</text:p>
          </table:table-cell>
          <table:table-cell table:number-columns-repeated="4"/>
        </table:table-row>
        <table:table-row table:style-name="ro2">
          <table:table-cell office:value-type="float" office:value="1704">
            <text:p>1704</text:p>
          </table:table-cell>
          <table:table-cell office:value-type="string">
            <text:p>BEATRIX</text:p>
          </table:table-cell>
          <table:table-cell office:value-type="string">
            <text:p>https://icomarks.com/ico/BEATRIX</text:p>
          </table:table-cell>
          <table:table-cell table:number-columns-repeated="4"/>
        </table:table-row>
        <table:table-row table:style-name="ro2">
          <table:table-cell office:value-type="float" office:value="1705">
            <text:p>1705</text:p>
          </table:table-cell>
          <table:table-cell office:value-type="string">
            <text:p>Beercoin</text:p>
          </table:table-cell>
          <table:table-cell office:value-type="string">
            <text:p>https://icomarks.com/ico/Beercoin</text:p>
          </table:table-cell>
          <table:table-cell table:number-columns-repeated="4"/>
        </table:table-row>
        <table:table-row table:style-name="ro2">
          <table:table-cell office:value-type="float" office:value="1708">
            <text:p>1708</text:p>
          </table:table-cell>
          <table:table-cell office:value-type="string">
            <text:p>BitForex</text:p>
          </table:table-cell>
          <table:table-cell office:value-type="string">
            <text:p>https://icomarks.com/ico/BitForex</text:p>
          </table:table-cell>
          <table:table-cell table:number-columns-repeated="4"/>
        </table:table-row>
        <table:table-row table:style-name="ro2">
          <table:table-cell office:value-type="float" office:value="1709">
            <text:p>1709</text:p>
          </table:table-cell>
          <table:table-cell office:value-type="string">
            <text:p>Bitmillex</text:p>
          </table:table-cell>
          <table:table-cell office:value-type="string">
            <text:p>https://icomarks.com/ico/Bitmillex</text:p>
          </table:table-cell>
          <table:table-cell table:number-columns-repeated="4"/>
        </table:table-row>
        <table:table-row table:style-name="ro2">
          <table:table-cell office:value-type="float" office:value="1710">
            <text:p>1710</text:p>
          </table:table-cell>
          <table:table-cell office:value-type="string">
            <text:p>Bityond</text:p>
          </table:table-cell>
          <table:table-cell office:value-type="string">
            <text:p>https://icomarks.com/ico/Bityond</text:p>
          </table:table-cell>
          <table:table-cell table:number-columns-repeated="4"/>
        </table:table-row>
        <table:table-row table:style-name="ro2">
          <table:table-cell office:value-type="float" office:value="1711">
            <text:p>1711</text:p>
          </table:table-cell>
          <table:table-cell office:value-type="string">
            <text:p>Blackbox Foundation</text:p>
          </table:table-cell>
          <table:table-cell office:value-type="string">
            <text:p>https://icomarks.com/ico/Blackbox-Foundation</text:p>
          </table:table-cell>
          <table:table-cell table:number-columns-repeated="4"/>
        </table:table-row>
        <table:table-row table:style-name="ro2">
          <table:table-cell office:value-type="float" office:value="1714">
            <text:p>1714</text:p>
          </table:table-cell>
          <table:table-cell office:value-type="string">
            <text:p>botXcoin</text:p>
          </table:table-cell>
          <table:table-cell office:value-type="string">
            <text:p>https://icomarks.com/ico/botXcoin</text:p>
          </table:table-cell>
          <table:table-cell table:number-columns-repeated="4"/>
        </table:table-row>
        <table:table-row table:style-name="ro2">
          <table:table-cell office:value-type="float" office:value="1715">
            <text:p>1715</text:p>
          </table:table-cell>
          <table:table-cell office:value-type="string">
            <text:p>BQT</text:p>
          </table:table-cell>
          <table:table-cell office:value-type="string">
            <text:p>https://icomarks.com/ico/BQT</text:p>
          </table:table-cell>
          <table:table-cell table:number-columns-repeated="4"/>
        </table:table-row>
        <table:table-row table:style-name="ro2">
          <table:table-cell office:value-type="float" office:value="1716">
            <text:p>1716</text:p>
          </table:table-cell>
          <table:table-cell office:value-type="string">
            <text:p>Canyudo</text:p>
          </table:table-cell>
          <table:table-cell office:value-type="string">
            <text:p>https://icomarks.com/ico/Canyudo</text:p>
          </table:table-cell>
          <table:table-cell table:number-columns-repeated="4"/>
        </table:table-row>
        <table:table-row table:style-name="ro2">
          <table:table-cell office:value-type="float" office:value="1718">
            <text:p>1718</text:p>
          </table:table-cell>
          <table:table-cell office:value-type="string">
            <text:p>CEEK</text:p>
          </table:table-cell>
          <table:table-cell office:value-type="string">
            <text:p>https://icomarks.com/ico/CEEK</text:p>
          </table:table-cell>
          <table:table-cell table:number-columns-repeated="4"/>
        </table:table-row>
        <table:table-row table:style-name="ro2">
          <table:table-cell office:value-type="float" office:value="1719">
            <text:p>1719</text:p>
          </table:table-cell>
          <table:table-cell office:value-type="string">
            <text:p>Coinchase</text:p>
          </table:table-cell>
          <table:table-cell office:value-type="string">
            <text:p>https://icomarks.com/ico/Coinchase</text:p>
          </table:table-cell>
          <table:table-cell table:number-columns-repeated="4"/>
        </table:table-row>
        <table:table-row table:style-name="ro2">
          <table:table-cell office:value-type="float" office:value="1720">
            <text:p>1720</text:p>
          </table:table-cell>
          <table:table-cell office:value-type="string">
            <text:p>Coinolix</text:p>
          </table:table-cell>
          <table:table-cell office:value-type="string">
            <text:p>https://icomarks.com/ico/Coinolix</text:p>
          </table:table-cell>
          <table:table-cell table:number-columns-repeated="4"/>
        </table:table-row>
        <table:table-row table:style-name="ro2">
          <table:table-cell office:value-type="float" office:value="1721">
            <text:p>1721</text:p>
          </table:table-cell>
          <table:table-cell office:value-type="string">
            <text:p>CoinSeason</text:p>
          </table:table-cell>
          <table:table-cell office:value-type="string">
            <text:p>https://icomarks.com/ico/CoinSeason</text:p>
          </table:table-cell>
          <table:table-cell table:number-columns-repeated="4"/>
        </table:table-row>
        <table:table-row table:style-name="ro2">
          <table:table-cell office:value-type="float" office:value="1722">
            <text:p>1722</text:p>
          </table:table-cell>
          <table:table-cell office:value-type="string">
            <text:p>Coinstocks</text:p>
          </table:table-cell>
          <table:table-cell office:value-type="string">
            <text:p>https://icomarks.com/ico/Coinstocks</text:p>
          </table:table-cell>
          <table:table-cell table:number-columns-repeated="4"/>
        </table:table-row>
        <table:table-row table:style-name="ro2">
          <table:table-cell office:value-type="float" office:value="1723">
            <text:p>1723</text:p>
          </table:table-cell>
          <table:table-cell office:value-type="string">
            <text:p>CPROP</text:p>
          </table:table-cell>
          <table:table-cell office:value-type="string">
            <text:p>https://icomarks.com/ico/CPROP</text:p>
          </table:table-cell>
          <table:table-cell table:number-columns-repeated="4"/>
        </table:table-row>
        <table:table-row table:style-name="ro2">
          <table:table-cell office:value-type="float" office:value="1724">
            <text:p>1724</text:p>
          </table:table-cell>
          <table:table-cell office:value-type="string">
            <text:p>Cryptfunder</text:p>
          </table:table-cell>
          <table:table-cell office:value-type="string">
            <text:p>https://icomarks.com/ico/Cryptfunder</text:p>
          </table:table-cell>
          <table:table-cell table:number-columns-repeated="4"/>
        </table:table-row>
        <table:table-row table:style-name="ro2">
          <table:table-cell office:value-type="float" office:value="1725">
            <text:p>1725</text:p>
          </table:table-cell>
          <table:table-cell office:value-type="string">
            <text:p>Cryptics</text:p>
          </table:table-cell>
          <table:table-cell office:value-type="string">
            <text:p>https://icomarks.com/ico/Cryptics</text:p>
          </table:table-cell>
          <table:table-cell table:number-columns-repeated="4"/>
        </table:table-row>
        <table:table-row table:style-name="ro2">
          <table:table-cell office:value-type="float" office:value="1726">
            <text:p>1726</text:p>
          </table:table-cell>
          <table:table-cell office:value-type="string">
            <text:p>Crypto Angel</text:p>
          </table:table-cell>
          <table:table-cell office:value-type="string">
            <text:p>https://icomarks.com/ico/Crypto-Angel</text:p>
          </table:table-cell>
          <table:table-cell table:number-columns-repeated="4"/>
        </table:table-row>
        <table:table-row table:style-name="ro2">
          <table:table-cell office:value-type="float" office:value="1727">
            <text:p>1727</text:p>
          </table:table-cell>
          <table:table-cell office:value-type="string">
            <text:p>Cryptocean</text:p>
          </table:table-cell>
          <table:table-cell office:value-type="string">
            <text:p>https://icomarks.com/ico/Cryptocean</text:p>
          </table:table-cell>
          <table:table-cell table:number-columns-repeated="4"/>
        </table:table-row>
        <table:table-row table:style-name="ro2">
          <table:table-cell office:value-type="float" office:value="1728">
            <text:p>1728</text:p>
          </table:table-cell>
          <table:table-cell office:value-type="string">
            <text:p>CryptoHIT</text:p>
          </table:table-cell>
          <table:table-cell office:value-type="string">
            <text:p>https://icomarks.com/ico/CryptoHIT</text:p>
          </table:table-cell>
          <table:table-cell table:number-columns-repeated="4"/>
        </table:table-row>
        <table:table-row table:style-name="ro2">
          <table:table-cell office:value-type="float" office:value="1729">
            <text:p>1729</text:p>
          </table:table-cell>
          <table:table-cell office:value-type="string">
            <text:p>CustomCoin</text:p>
          </table:table-cell>
          <table:table-cell office:value-type="string">
            <text:p>https://icomarks.com/ico/CustomCoin</text:p>
          </table:table-cell>
          <table:table-cell table:number-columns-repeated="4"/>
        </table:table-row>
        <table:table-row table:style-name="ro2">
          <table:table-cell office:value-type="float" office:value="1733">
            <text:p>1733</text:p>
          </table:table-cell>
          <table:table-cell office:value-type="string">
            <text:p>Datareum</text:p>
          </table:table-cell>
          <table:table-cell office:value-type="string">
            <text:p>https://icomarks.com/ico/Datareum</text:p>
          </table:table-cell>
          <table:table-cell table:number-columns-repeated="4"/>
        </table:table-row>
        <table:table-row table:style-name="ro2">
          <table:table-cell office:value-type="float" office:value="1734">
            <text:p>1734</text:p>
          </table:table-cell>
          <table:table-cell office:value-type="string">
            <text:p>DatEat</text:p>
          </table:table-cell>
          <table:table-cell office:value-type="string">
            <text:p>https://icomarks.com/ico/DatEat</text:p>
          </table:table-cell>
          <table:table-cell table:number-columns-repeated="4"/>
        </table:table-row>
        <table:table-row table:style-name="ro2">
          <table:table-cell office:value-type="float" office:value="1735">
            <text:p>1735</text:p>
          </table:table-cell>
          <table:table-cell office:value-type="string">
            <text:p>DateCoin</text:p>
          </table:table-cell>
          <table:table-cell office:value-type="string">
            <text:p>https://icomarks.com/ico/DateCoin</text:p>
          </table:table-cell>
          <table:table-cell table:number-columns-repeated="4"/>
        </table:table-row>
        <table:table-row table:style-name="ro2">
          <table:table-cell office:value-type="float" office:value="1737">
            <text:p>1737</text:p>
          </table:table-cell>
          <table:table-cell office:value-type="string">
            <text:p>DICEGAME</text:p>
          </table:table-cell>
          <table:table-cell office:value-type="string">
            <text:p>https://icomarks.com/ico/DICEGAME</text:p>
          </table:table-cell>
          <table:table-cell table:number-columns-repeated="4"/>
        </table:table-row>
        <table:table-row table:style-name="ro2">
          <table:table-cell office:value-type="float" office:value="1738">
            <text:p>1738</text:p>
          </table:table-cell>
          <table:table-cell office:value-type="string">
            <text:p>DISCIPLINA by TeachMePlease</text:p>
          </table:table-cell>
          <table:table-cell office:value-type="string">
            <text:p>https://icomarks.com/ico/DISCIPLINA-by-TeachMePlease</text:p>
          </table:table-cell>
          <table:table-cell table:number-columns-repeated="4"/>
        </table:table-row>
        <table:table-row table:style-name="ro2">
          <table:table-cell office:value-type="float" office:value="1739">
            <text:p>1739</text:p>
          </table:table-cell>
          <table:table-cell office:value-type="string">
            <text:p>Discoin</text:p>
          </table:table-cell>
          <table:table-cell office:value-type="string">
            <text:p>https://icomarks.com/ico/Discoin</text:p>
          </table:table-cell>
          <table:table-cell table:number-columns-repeated="4"/>
        </table:table-row>
        <table:table-row table:style-name="ro2">
          <table:table-cell office:value-type="float" office:value="1740">
            <text:p>1740</text:p>
          </table:table-cell>
          <table:table-cell office:value-type="string">
            <text:p>Donocle</text:p>
          </table:table-cell>
          <table:table-cell office:value-type="string">
            <text:p>https://icomarks.com/ico/Donocle</text:p>
          </table:table-cell>
          <table:table-cell table:number-columns-repeated="4"/>
        </table:table-row>
        <table:table-row table:style-name="ro2">
          <table:table-cell office:value-type="float" office:value="1741">
            <text:p>1741</text:p>
          </table:table-cell>
          <table:table-cell office:value-type="string">
            <text:p>EarthCycle</text:p>
          </table:table-cell>
          <table:table-cell office:value-type="string">
            <text:p>https://icomarks.com/ico/EarthCycle</text:p>
          </table:table-cell>
          <table:table-cell table:number-columns-repeated="4"/>
        </table:table-row>
        <table:table-row table:style-name="ro2">
          <table:table-cell office:value-type="float" office:value="1743">
            <text:p>1743</text:p>
          </table:table-cell>
          <table:table-cell office:value-type="string">
            <text:p>efir</text:p>
          </table:table-cell>
          <table:table-cell office:value-type="string">
            <text:p>https://icomarks.com/ico/efir</text:p>
          </table:table-cell>
          <table:table-cell table:number-columns-repeated="4"/>
        </table:table-row>
        <table:table-row table:style-name="ro2">
          <table:table-cell office:value-type="float" office:value="1744">
            <text:p>1744</text:p>
          </table:table-cell>
          <table:table-cell office:value-type="string">
            <text:p>EkkBaz</text:p>
          </table:table-cell>
          <table:table-cell office:value-type="string">
            <text:p>https://icomarks.com/ico/EkkBaz</text:p>
          </table:table-cell>
          <table:table-cell table:number-columns-repeated="4"/>
        </table:table-row>
        <table:table-row table:style-name="ro2">
          <table:table-cell office:value-type="float" office:value="1745">
            <text:p>1745</text:p>
          </table:table-cell>
          <table:table-cell office:value-type="string">
            <text:p>EndChain</text:p>
          </table:table-cell>
          <table:table-cell office:value-type="string">
            <text:p>https://icomarks.com/ico/EndChain</text:p>
          </table:table-cell>
          <table:table-cell table:number-columns-repeated="4"/>
        </table:table-row>
        <table:table-row table:style-name="ro2">
          <table:table-cell office:value-type="float" office:value="1746">
            <text:p>1746</text:p>
          </table:table-cell>
          <table:table-cell office:value-type="string">
            <text:p>ENTRY</text:p>
          </table:table-cell>
          <table:table-cell office:value-type="string">
            <text:p>https://icomarks.com/ico/ENTRY</text:p>
          </table:table-cell>
          <table:table-cell table:number-columns-repeated="4"/>
        </table:table-row>
        <table:table-row table:style-name="ro2">
          <table:table-cell office:value-type="float" office:value="1747">
            <text:p>1747</text:p>
          </table:table-cell>
          <table:table-cell office:value-type="string">
            <text:p>Eternal Trusts</text:p>
          </table:table-cell>
          <table:table-cell office:value-type="string">
            <text:p>https://icomarks.com/ico/Eternal-Trusts</text:p>
          </table:table-cell>
          <table:table-cell table:number-columns-repeated="4"/>
        </table:table-row>
        <table:table-row table:style-name="ro2">
          <table:table-cell office:value-type="float" office:value="1749">
            <text:p>1749</text:p>
          </table:table-cell>
          <table:table-cell office:value-type="string">
            <text:p>Excalibur OS</text:p>
          </table:table-cell>
          <table:table-cell office:value-type="string">
            <text:p>https://icomarks.com/ico/Excalibur-OS</text:p>
          </table:table-cell>
          <table:table-cell table:number-columns-repeated="4"/>
        </table:table-row>
        <table:table-row table:style-name="ro2">
          <table:table-cell office:value-type="float" office:value="1751">
            <text:p>1751</text:p>
          </table:table-cell>
          <table:table-cell office:value-type="string">
            <text:p>FanChain</text:p>
          </table:table-cell>
          <table:table-cell office:value-type="string">
            <text:p>https://icomarks.com/ico/FanChain</text:p>
          </table:table-cell>
          <table:table-cell table:number-columns-repeated="4"/>
        </table:table-row>
        <table:table-row table:style-name="ro2">
          <table:table-cell office:value-type="float" office:value="1753">
            <text:p>1753</text:p>
          </table:table-cell>
          <table:table-cell office:value-type="string">
            <text:p>FinanceX</text:p>
          </table:table-cell>
          <table:table-cell office:value-type="string">
            <text:p>https://icomarks.com/ico/FinanceX</text:p>
          </table:table-cell>
          <table:table-cell table:number-columns-repeated="4"/>
        </table:table-row>
        <table:table-row table:style-name="ro2">
          <table:table-cell office:value-type="float" office:value="1754">
            <text:p>1754</text:p>
          </table:table-cell>
          <table:table-cell office:value-type="string">
            <text:p>Finlocale</text:p>
          </table:table-cell>
          <table:table-cell office:value-type="string">
            <text:p>https://icomarks.com/ico/Finlocale</text:p>
          </table:table-cell>
          <table:table-cell table:number-columns-repeated="4"/>
        </table:table-row>
        <table:table-row table:style-name="ro2">
          <table:table-cell office:value-type="float" office:value="1756">
            <text:p>1756</text:p>
          </table:table-cell>
          <table:table-cell office:value-type="string">
            <text:p>FTEC</text:p>
          </table:table-cell>
          <table:table-cell office:value-type="string">
            <text:p>https://icomarks.com/ico/FTEC</text:p>
          </table:table-cell>
          <table:table-cell table:number-columns-repeated="4"/>
        </table:table-row>
        <table:table-row table:style-name="ro2">
          <table:table-cell office:value-type="float" office:value="1757">
            <text:p>1757</text:p>
          </table:table-cell>
          <table:table-cell office:value-type="string">
            <text:p>FXPay</text:p>
          </table:table-cell>
          <table:table-cell office:value-type="string">
            <text:p>https://icomarks.com/ico/FXPay</text:p>
          </table:table-cell>
          <table:table-cell table:number-columns-repeated="4"/>
        </table:table-row>
        <table:table-row table:style-name="ro2">
          <table:table-cell office:value-type="float" office:value="1758">
            <text:p>1758</text:p>
          </table:table-cell>
          <table:table-cell office:value-type="string">
            <text:p>GAMB</text:p>
          </table:table-cell>
          <table:table-cell office:value-type="string">
            <text:p>https://icomarks.com/ico/GAMB</text:p>
          </table:table-cell>
          <table:table-cell table:number-columns-repeated="4"/>
        </table:table-row>
        <table:table-row table:style-name="ro2">
          <table:table-cell office:value-type="float" office:value="1759">
            <text:p>1759</text:p>
          </table:table-cell>
          <table:table-cell office:value-type="string">
            <text:p>Gamblica</text:p>
          </table:table-cell>
          <table:table-cell office:value-type="string">
            <text:p>https://icomarks.com/ico/Gamblica</text:p>
          </table:table-cell>
          <table:table-cell table:number-columns-repeated="4"/>
        </table:table-row>
        <table:table-row table:style-name="ro2">
          <table:table-cell office:value-type="float" office:value="1760">
            <text:p>1760</text:p>
          </table:table-cell>
          <table:table-cell office:value-type="string">
            <text:p>Gastro Advisor</text:p>
          </table:table-cell>
          <table:table-cell office:value-type="string">
            <text:p>https://icomarks.com/ico/Gastro-Advisor</text:p>
          </table:table-cell>
          <table:table-cell table:number-columns-repeated="4"/>
        </table:table-row>
        <table:table-row table:style-name="ro2">
          <table:table-cell office:value-type="float" office:value="1761">
            <text:p>1761</text:p>
          </table:table-cell>
          <table:table-cell office:value-type="string">
            <text:p>GCOX</text:p>
          </table:table-cell>
          <table:table-cell office:value-type="string">
            <text:p>https://icomarks.com/ico/GCOX</text:p>
          </table:table-cell>
          <table:table-cell table:number-columns-repeated="4"/>
        </table:table-row>
        <table:table-row table:style-name="ro2">
          <table:table-cell office:value-type="float" office:value="1763">
            <text:p>1763</text:p>
          </table:table-cell>
          <table:table-cell office:value-type="string">
            <text:p>Gese</text:p>
          </table:table-cell>
          <table:table-cell office:value-type="string">
            <text:p>https://icomarks.com/ico/Gese</text:p>
          </table:table-cell>
          <table:table-cell table:number-columns-repeated="4"/>
        </table:table-row>
        <table:table-row table:style-name="ro2">
          <table:table-cell office:value-type="float" office:value="1765">
            <text:p>1765</text:p>
          </table:table-cell>
          <table:table-cell office:value-type="string">
            <text:p>Globatalent</text:p>
          </table:table-cell>
          <table:table-cell office:value-type="string">
            <text:p>https://icomarks.com/ico/Globatalent</text:p>
          </table:table-cell>
          <table:table-cell table:number-columns-repeated="4"/>
        </table:table-row>
        <table:table-row table:style-name="ro2">
          <table:table-cell office:value-type="float" office:value="1766">
            <text:p>1766</text:p>
          </table:table-cell>
          <table:table-cell office:value-type="string">
            <text:p>GlobeCas</text:p>
          </table:table-cell>
          <table:table-cell office:value-type="string">
            <text:p>https://icomarks.com/ico/GlobeCas</text:p>
          </table:table-cell>
          <table:table-cell table:number-columns-repeated="4"/>
        </table:table-row>
        <table:table-row table:style-name="ro2">
          <table:table-cell office:value-type="float" office:value="1767">
            <text:p>1767</text:p>
          </table:table-cell>
          <table:table-cell office:value-type="string">
            <text:p>GOeureka</text:p>
          </table:table-cell>
          <table:table-cell office:value-type="string">
            <text:p>https://icomarks.com/ico/GOeureka</text:p>
          </table:table-cell>
          <table:table-cell table:number-columns-repeated="4"/>
        </table:table-row>
        <table:table-row table:style-name="ro2">
          <table:table-cell office:value-type="float" office:value="1768">
            <text:p>1768</text:p>
          </table:table-cell>
          <table:table-cell office:value-type="string">
            <text:p>Goldma</text:p>
          </table:table-cell>
          <table:table-cell office:value-type="string">
            <text:p>https://icomarks.com/ico/Goldma</text:p>
          </table:table-cell>
          <table:table-cell table:number-columns-repeated="4"/>
        </table:table-row>
        <table:table-row table:style-name="ro2">
          <table:table-cell office:value-type="float" office:value="1769">
            <text:p>1769</text:p>
          </table:table-cell>
          <table:table-cell office:value-type="string">
            <text:p>GOToken</text:p>
          </table:table-cell>
          <table:table-cell office:value-type="string">
            <text:p>https://icomarks.com/ico/GOToken</text:p>
          </table:table-cell>
          <table:table-cell table:number-columns-repeated="4"/>
        </table:table-row>
        <table:table-row table:style-name="ro2">
          <table:table-cell office:value-type="float" office:value="1770">
            <text:p>1770</text:p>
          </table:table-cell>
          <table:table-cell office:value-type="string">
            <text:p>Grapevine</text:p>
          </table:table-cell>
          <table:table-cell office:value-type="string">
            <text:p>https://icomarks.com/ico/Grapevine</text:p>
          </table:table-cell>
          <table:table-cell table:number-columns-repeated="4"/>
        </table:table-row>
        <table:table-row table:style-name="ro2">
          <table:table-cell office:value-type="float" office:value="1771">
            <text:p>1771</text:p>
          </table:table-cell>
          <table:table-cell office:value-type="string">
            <text:p>HiHealth</text:p>
          </table:table-cell>
          <table:table-cell office:value-type="string">
            <text:p>https://icomarks.com/ico/HiHealth</text:p>
          </table:table-cell>
          <table:table-cell table:number-columns-repeated="4"/>
        </table:table-row>
        <table:table-row table:style-name="ro2">
          <table:table-cell office:value-type="float" office:value="1772">
            <text:p>1772</text:p>
          </table:table-cell>
          <table:table-cell office:value-type="string">
            <text:p>iAM</text:p>
          </table:table-cell>
          <table:table-cell office:value-type="string">
            <text:p>https://icomarks.com/ico/iAM</text:p>
          </table:table-cell>
          <table:table-cell table:number-columns-repeated="4"/>
        </table:table-row>
        <table:table-row table:style-name="ro2">
          <table:table-cell office:value-type="float" office:value="1773">
            <text:p>1773</text:p>
          </table:table-cell>
          <table:table-cell office:value-type="string">
            <text:p>IceBreakerAR</text:p>
          </table:table-cell>
          <table:table-cell office:value-type="string">
            <text:p>https://icomarks.com/ico/IceBreakerAR</text:p>
          </table:table-cell>
          <table:table-cell table:number-columns-repeated="4"/>
        </table:table-row>
        <table:table-row table:style-name="ro2">
          <table:table-cell office:value-type="float" office:value="1774">
            <text:p>1774</text:p>
          </table:table-cell>
          <table:table-cell office:value-type="string">
            <text:p>ICO Pass</text:p>
          </table:table-cell>
          <table:table-cell office:value-type="string">
            <text:p>https://icomarks.com/ico/ICO-Pass</text:p>
          </table:table-cell>
          <table:table-cell table:number-columns-repeated="4"/>
        </table:table-row>
        <table:table-row table:style-name="ro2">
          <table:table-cell office:value-type="float" office:value="1775">
            <text:p>1775</text:p>
          </table:table-cell>
          <table:table-cell office:value-type="string">
            <text:p>Iconic Ecosystem</text:p>
          </table:table-cell>
          <table:table-cell office:value-type="string">
            <text:p>https://icomarks.com/ico/Iconic-Ecosystem</text:p>
          </table:table-cell>
          <table:table-cell table:number-columns-repeated="4"/>
        </table:table-row>
        <table:table-row table:style-name="ro2">
          <table:table-cell office:value-type="float" office:value="1776">
            <text:p>1776</text:p>
          </table:table-cell>
          <table:table-cell office:value-type="string">
            <text:p>ICOVO</text:p>
          </table:table-cell>
          <table:table-cell office:value-type="string">
            <text:p>https://icomarks.com/ico/ICOVO</text:p>
          </table:table-cell>
          <table:table-cell table:number-columns-repeated="4"/>
        </table:table-row>
        <table:table-row table:style-name="ro2">
          <table:table-cell office:value-type="float" office:value="1778">
            <text:p>1778</text:p>
          </table:table-cell>
          <table:table-cell office:value-type="string">
            <text:p>IDM</text:p>
          </table:table-cell>
          <table:table-cell office:value-type="string">
            <text:p>https://icomarks.com/ico/IDM</text:p>
          </table:table-cell>
          <table:table-cell table:number-columns-repeated="4"/>
        </table:table-row>
        <table:table-row table:style-name="ro2">
          <table:table-cell office:value-type="float" office:value="1779">
            <text:p>1779</text:p>
          </table:table-cell>
          <table:table-cell office:value-type="string">
            <text:p>IDMoney</text:p>
          </table:table-cell>
          <table:table-cell office:value-type="string">
            <text:p>https://icomarks.com/ico/IDMoney</text:p>
          </table:table-cell>
          <table:table-cell table:number-columns-repeated="4"/>
        </table:table-row>
        <table:table-row table:style-name="ro2">
          <table:table-cell office:value-type="float" office:value="1780">
            <text:p>1780</text:p>
          </table:table-cell>
          <table:table-cell office:value-type="string">
            <text:p>Inmediate</text:p>
          </table:table-cell>
          <table:table-cell office:value-type="string">
            <text:p>https://icomarks.com/ico/Inmediate</text:p>
          </table:table-cell>
          <table:table-cell table:number-columns-repeated="4"/>
        </table:table-row>
        <table:table-row table:style-name="ro2">
          <table:table-cell office:value-type="float" office:value="1781">
            <text:p>1781</text:p>
          </table:table-cell>
          <table:table-cell office:value-type="string">
            <text:p>Invest in Brokers</text:p>
          </table:table-cell>
          <table:table-cell office:value-type="string">
            <text:p>https://icomarks.com/ico/Invest-in-Brokers</text:p>
          </table:table-cell>
          <table:table-cell table:number-columns-repeated="4"/>
        </table:table-row>
        <table:table-row table:style-name="ro2">
          <table:table-cell office:value-type="float" office:value="1783">
            <text:p>1783</text:p>
          </table:table-cell>
          <table:table-cell office:value-type="string">
            <text:p>IOU</text:p>
          </table:table-cell>
          <table:table-cell office:value-type="string">
            <text:p>https://icomarks.com/ico/IOU</text:p>
          </table:table-cell>
          <table:table-cell table:number-columns-repeated="4"/>
        </table:table-row>
        <table:table-row table:style-name="ro2">
          <table:table-cell office:value-type="float" office:value="1784">
            <text:p>1784</text:p>
          </table:table-cell>
          <table:table-cell office:value-type="string">
            <text:p>IronX</text:p>
          </table:table-cell>
          <table:table-cell office:value-type="string">
            <text:p>https://icomarks.com/ico/IronX</text:p>
          </table:table-cell>
          <table:table-cell table:number-columns-repeated="4"/>
        </table:table-row>
        <table:table-row table:style-name="ro2">
          <table:table-cell office:value-type="float" office:value="1785">
            <text:p>1785</text:p>
          </table:table-cell>
          <table:table-cell office:value-type="string">
            <text:p>ISG</text:p>
          </table:table-cell>
          <table:table-cell office:value-type="string">
            <text:p>https://icomarks.com/ico/ISG</text:p>
          </table:table-cell>
          <table:table-cell table:number-columns-repeated="4"/>
        </table:table-row>
        <table:table-row table:style-name="ro2">
          <table:table-cell office:value-type="float" office:value="1787">
            <text:p>1787</text:p>
          </table:table-cell>
          <table:table-cell office:value-type="string">
            <text:p>Javvy</text:p>
          </table:table-cell>
          <table:table-cell office:value-type="string">
            <text:p>https://icomarks.com/ico/Javvy</text:p>
          </table:table-cell>
          <table:table-cell table:number-columns-repeated="4"/>
        </table:table-row>
        <table:table-row table:style-name="ro2">
          <table:table-cell office:value-type="float" office:value="1788">
            <text:p>1788</text:p>
          </table:table-cell>
          <table:table-cell office:value-type="string">
            <text:p>Jibbit</text:p>
          </table:table-cell>
          <table:table-cell office:value-type="string">
            <text:p>https://icomarks.com/ico/Jibbit</text:p>
          </table:table-cell>
          <table:table-cell table:number-columns-repeated="4"/>
        </table:table-row>
        <table:table-row table:style-name="ro2">
          <table:table-cell office:value-type="float" office:value="1789">
            <text:p>1789</text:p>
          </table:table-cell>
          <table:table-cell office:value-type="string">
            <text:p>JOYS</text:p>
          </table:table-cell>
          <table:table-cell office:value-type="string">
            <text:p>https://icomarks.com/ico/JOYS</text:p>
          </table:table-cell>
          <table:table-cell table:number-columns-repeated="4"/>
        </table:table-row>
        <table:table-row table:style-name="ro2">
          <table:table-cell office:value-type="float" office:value="1791">
            <text:p>1791</text:p>
          </table:table-cell>
          <table:table-cell office:value-type="string">
            <text:p>K-Systems</text:p>
          </table:table-cell>
          <table:table-cell office:value-type="string">
            <text:p>https://icomarks.com/ico/K-Systems</text:p>
          </table:table-cell>
          <table:table-cell table:number-columns-repeated="4"/>
        </table:table-row>
        <table:table-row table:style-name="ro2">
          <table:table-cell office:value-type="float" office:value="1794">
            <text:p>1794</text:p>
          </table:table-cell>
          <table:table-cell office:value-type="string">
            <text:p>Kora Network</text:p>
          </table:table-cell>
          <table:table-cell office:value-type="string">
            <text:p>https://icomarks.com/ico/Kora-Network</text:p>
          </table:table-cell>
          <table:table-cell table:number-columns-repeated="4"/>
        </table:table-row>
        <table:table-row table:style-name="ro2">
          <table:table-cell office:value-type="float" office:value="1796">
            <text:p>1796</text:p>
          </table:table-cell>
          <table:table-cell office:value-type="string">
            <text:p>LAPO Blockchain</text:p>
          </table:table-cell>
          <table:table-cell office:value-type="string">
            <text:p>https://icomarks.com/ico/LAPO-Blockchain</text:p>
          </table:table-cell>
          <table:table-cell table:number-columns-repeated="4"/>
        </table:table-row>
        <table:table-row table:style-name="ro2">
          <table:table-cell office:value-type="float" office:value="1798">
            <text:p>1798</text:p>
          </table:table-cell>
          <table:table-cell office:value-type="string">
            <text:p>LinkerCoin</text:p>
          </table:table-cell>
          <table:table-cell office:value-type="string">
            <text:p>https://icomarks.com/ico/LinkerCoin</text:p>
          </table:table-cell>
          <table:table-cell table:number-columns-repeated="4"/>
        </table:table-row>
        <table:table-row table:style-name="ro2">
          <table:table-cell office:value-type="float" office:value="1799">
            <text:p>1799</text:p>
          </table:table-cell>
          <table:table-cell office:value-type="string">
            <text:p>Litenett</text:p>
          </table:table-cell>
          <table:table-cell office:value-type="string">
            <text:p>https://icomarks.com/ico/Litenett</text:p>
          </table:table-cell>
          <table:table-cell table:number-columns-repeated="4"/>
        </table:table-row>
        <table:table-row table:style-name="ro2">
          <table:table-cell office:value-type="float" office:value="1801">
            <text:p>1801</text:p>
          </table:table-cell>
          <table:table-cell office:value-type="string">
            <text:p>Maester Protocol</text:p>
          </table:table-cell>
          <table:table-cell office:value-type="string">
            <text:p>https://icomarks.com/ico/Maester-Protocol</text:p>
          </table:table-cell>
          <table:table-cell table:number-columns-repeated="4"/>
        </table:table-row>
        <table:table-row table:style-name="ro2">
          <table:table-cell office:value-type="float" office:value="1805">
            <text:p>1805</text:p>
          </table:table-cell>
          <table:table-cell office:value-type="string">
            <text:p>MoneyToken</text:p>
          </table:table-cell>
          <table:table-cell office:value-type="string">
            <text:p>https://icomarks.com/ico/MoneyToken</text:p>
          </table:table-cell>
          <table:table-cell table:number-columns-repeated="4"/>
        </table:table-row>
        <table:table-row table:style-name="ro2">
          <table:table-cell office:value-type="float" office:value="1807">
            <text:p>1807</text:p>
          </table:table-cell>
          <table:table-cell office:value-type="string">
            <text:p>Multiven</text:p>
          </table:table-cell>
          <table:table-cell office:value-type="string">
            <text:p>https://icomarks.com/ico/Multiven</text:p>
          </table:table-cell>
          <table:table-cell table:number-columns-repeated="4"/>
        </table:table-row>
        <table:table-row table:style-name="ro2">
          <table:table-cell office:value-type="float" office:value="1809">
            <text:p>1809</text:p>
          </table:table-cell>
          <table:table-cell office:value-type="string">
            <text:p>MulTra</text:p>
          </table:table-cell>
          <table:table-cell office:value-type="string">
            <text:p>https://icomarks.com/ico/MulTra</text:p>
          </table:table-cell>
          <table:table-cell table:number-columns-repeated="4"/>
        </table:table-row>
        <table:table-row table:style-name="ro2">
          <table:table-cell office:value-type="float" office:value="1810">
            <text:p>1810</text:p>
          </table:table-cell>
          <table:table-cell office:value-type="string">
            <text:p>MyCryptoBank</text:p>
          </table:table-cell>
          <table:table-cell office:value-type="string">
            <text:p>https://icomarks.com/ico/MyCryptoBank</text:p>
          </table:table-cell>
          <table:table-cell table:number-columns-repeated="4"/>
        </table:table-row>
        <table:table-row table:style-name="ro2">
          <table:table-cell office:value-type="float" office:value="1812">
            <text:p>1812</text:p>
          </table:table-cell>
          <table:table-cell office:value-type="string">
            <text:p>Netscouters</text:p>
          </table:table-cell>
          <table:table-cell office:value-type="string">
            <text:p>https://icomarks.com/ico/Netscouters</text:p>
          </table:table-cell>
          <table:table-cell table:number-columns-repeated="4"/>
        </table:table-row>
        <table:table-row table:style-name="ro2">
          <table:table-cell office:value-type="float" office:value="1813">
            <text:p>1813</text:p>
          </table:table-cell>
          <table:table-cell office:value-type="string">
            <text:p>NOBAR</text:p>
          </table:table-cell>
          <table:table-cell office:value-type="string">
            <text:p>https://icomarks.com/ico/NOBAR</text:p>
          </table:table-cell>
          <table:table-cell table:number-columns-repeated="4"/>
        </table:table-row>
        <table:table-row table:style-name="ro2">
          <table:table-cell office:value-type="float" office:value="1814">
            <text:p>1814</text:p>
          </table:table-cell>
          <table:table-cell office:value-type="string">
            <text:p>Nodvix</text:p>
          </table:table-cell>
          <table:table-cell office:value-type="string">
            <text:p>https://icomarks.com/ico/Nodvix</text:p>
          </table:table-cell>
          <table:table-cell table:number-columns-repeated="4"/>
        </table:table-row>
        <table:table-row table:style-name="ro2">
          <table:table-cell office:value-type="float" office:value="1815">
            <text:p>1815</text:p>
          </table:table-cell>
          <table:table-cell office:value-type="string">
            <text:p>Okschain</text:p>
          </table:table-cell>
          <table:table-cell office:value-type="string">
            <text:p>https://icomarks.com/ico/Okschain</text:p>
          </table:table-cell>
          <table:table-cell table:number-columns-repeated="4"/>
        </table:table-row>
        <table:table-row table:style-name="ro2">
          <table:table-cell office:value-type="float" office:value="1816">
            <text:p>1816</text:p>
          </table:table-cell>
          <table:table-cell office:value-type="string">
            <text:p>Omnitude</text:p>
          </table:table-cell>
          <table:table-cell office:value-type="string">
            <text:p>https://icomarks.com/ico/Omnitude</text:p>
          </table:table-cell>
          <table:table-cell table:number-columns-repeated="4"/>
        </table:table-row>
        <table:table-row table:style-name="ro2">
          <table:table-cell office:value-type="float" office:value="1817">
            <text:p>1817</text:p>
          </table:table-cell>
          <table:table-cell office:value-type="string">
            <text:p>Onam</text:p>
          </table:table-cell>
          <table:table-cell office:value-type="string">
            <text:p>https://icomarks.com/ico/Onam</text:p>
          </table:table-cell>
          <table:table-cell table:number-columns-repeated="4"/>
        </table:table-row>
        <table:table-row table:style-name="ro2">
          <table:table-cell office:value-type="float" office:value="1818">
            <text:p>1818</text:p>
          </table:table-cell>
          <table:table-cell office:value-type="string">
            <text:p>One Game</text:p>
          </table:table-cell>
          <table:table-cell office:value-type="string">
            <text:p>https://icomarks.com/ico/One-Game</text:p>
          </table:table-cell>
          <table:table-cell table:number-columns-repeated="4"/>
        </table:table-row>
        <table:table-row table:style-name="ro2">
          <table:table-cell office:value-type="float" office:value="1820">
            <text:p>1820</text:p>
          </table:table-cell>
          <table:table-cell office:value-type="string">
            <text:p>Osmium Investment Coin</text:p>
          </table:table-cell>
          <table:table-cell office:value-type="string">
            <text:p>https://icomarks.com/ico/Osmium-Investment-Coin</text:p>
          </table:table-cell>
          <table:table-cell table:number-columns-repeated="4"/>
        </table:table-row>
        <table:table-row table:style-name="ro2">
          <table:table-cell office:value-type="float" office:value="1821">
            <text:p>1821</text:p>
          </table:table-cell>
          <table:table-cell office:value-type="string">
            <text:p>Paradise</text:p>
          </table:table-cell>
          <table:table-cell office:value-type="string">
            <text:p>https://icomarks.com/ico/Paradise</text:p>
          </table:table-cell>
          <table:table-cell table:number-columns-repeated="4"/>
        </table:table-row>
        <table:table-row table:style-name="ro2">
          <table:table-cell office:value-type="float" office:value="1822">
            <text:p>1822</text:p>
          </table:table-cell>
          <table:table-cell office:value-type="string">
            <text:p>Parkres</text:p>
          </table:table-cell>
          <table:table-cell office:value-type="string">
            <text:p>https://icomarks.com/ico/Parkres</text:p>
          </table:table-cell>
          <table:table-cell table:number-columns-repeated="4"/>
        </table:table-row>
        <table:table-row table:style-name="ro2">
          <table:table-cell office:value-type="float" office:value="1823">
            <text:p>1823</text:p>
          </table:table-cell>
          <table:table-cell office:value-type="string">
            <text:p>Paymon</text:p>
          </table:table-cell>
          <table:table-cell office:value-type="string">
            <text:p>https://icomarks.com/ico/Paymon</text:p>
          </table:table-cell>
          <table:table-cell table:number-columns-repeated="4"/>
        </table:table-row>
        <table:table-row table:style-name="ro2">
          <table:table-cell office:value-type="float" office:value="1824">
            <text:p>1824</text:p>
          </table:table-cell>
          <table:table-cell office:value-type="string">
            <text:p>Pcore</text:p>
          </table:table-cell>
          <table:table-cell office:value-type="string">
            <text:p>https://icomarks.com/ico/Pcore</text:p>
          </table:table-cell>
          <table:table-cell table:number-columns-repeated="4"/>
        </table:table-row>
        <table:table-row table:style-name="ro2">
          <table:table-cell office:value-type="float" office:value="1826">
            <text:p>1826</text:p>
          </table:table-cell>
          <table:table-cell office:value-type="string">
            <text:p>Photochain</text:p>
          </table:table-cell>
          <table:table-cell office:value-type="string">
            <text:p>https://icomarks.com/ico/Photochain</text:p>
          </table:table-cell>
          <table:table-cell table:number-columns-repeated="4"/>
        </table:table-row>
        <table:table-row table:style-name="ro2">
          <table:table-cell office:value-type="float" office:value="1827">
            <text:p>1827</text:p>
          </table:table-cell>
          <table:table-cell office:value-type="string">
            <text:p>Ponder</text:p>
          </table:table-cell>
          <table:table-cell office:value-type="string">
            <text:p>https://icomarks.com/ico/Ponder</text:p>
          </table:table-cell>
          <table:table-cell table:number-columns-repeated="4"/>
        </table:table-row>
        <table:table-row table:style-name="ro2">
          <table:table-cell office:value-type="float" office:value="1828">
            <text:p>1828</text:p>
          </table:table-cell>
          <table:table-cell office:value-type="string">
            <text:p>Pool of Stake</text:p>
          </table:table-cell>
          <table:table-cell office:value-type="string">
            <text:p>https://icomarks.com/ico/Pool-of-Stake</text:p>
          </table:table-cell>
          <table:table-cell table:number-columns-repeated="4"/>
        </table:table-row>
        <table:table-row table:style-name="ro2">
          <table:table-cell office:value-type="float" office:value="1829">
            <text:p>1829</text:p>
          </table:table-cell>
          <table:table-cell office:value-type="string">
            <text:p>Productivist</text:p>
          </table:table-cell>
          <table:table-cell office:value-type="string">
            <text:p>https://icomarks.com/ico/Productivist</text:p>
          </table:table-cell>
          <table:table-cell table:number-columns-repeated="4"/>
        </table:table-row>
        <table:table-row table:style-name="ro2">
          <table:table-cell office:value-type="float" office:value="1832">
            <text:p>1832</text:p>
          </table:table-cell>
          <table:table-cell office:value-type="string">
            <text:p>Quant Network</text:p>
          </table:table-cell>
          <table:table-cell office:value-type="string">
            <text:p>https://icomarks.com/ico/Quant-Network</text:p>
          </table:table-cell>
          <table:table-cell table:number-columns-repeated="4"/>
        </table:table-row>
        <table:table-row table:style-name="ro2">
          <table:table-cell office:value-type="float" office:value="1833">
            <text:p>1833</text:p>
          </table:table-cell>
          <table:table-cell office:value-type="string">
            <text:p>Qurrex</text:p>
          </table:table-cell>
          <table:table-cell office:value-type="string">
            <text:p>https://icomarks.com/ico/Qurrex</text:p>
          </table:table-cell>
          <table:table-cell table:number-columns-repeated="4"/>
        </table:table-row>
        <table:table-row table:style-name="ro2">
          <table:table-cell office:value-type="float" office:value="1834">
            <text:p>1834</text:p>
          </table:table-cell>
          <table:table-cell office:value-type="string">
            <text:p>RainCheck</text:p>
          </table:table-cell>
          <table:table-cell office:value-type="string">
            <text:p>https://icomarks.com/ico/RainCheck</text:p>
          </table:table-cell>
          <table:table-cell table:number-columns-repeated="4"/>
        </table:table-row>
        <table:table-row table:style-name="ro2">
          <table:table-cell office:value-type="float" office:value="1835">
            <text:p>1835</text:p>
          </table:table-cell>
          <table:table-cell office:value-type="string">
            <text:p>Rento</text:p>
          </table:table-cell>
          <table:table-cell office:value-type="string">
            <text:p>https://icomarks.com/ico/Rento</text:p>
          </table:table-cell>
          <table:table-cell table:number-columns-repeated="4"/>
        </table:table-row>
        <table:table-row table:style-name="ro2">
          <table:table-cell office:value-type="float" office:value="1837">
            <text:p>1837</text:p>
          </table:table-cell>
          <table:table-cell office:value-type="string">
            <text:p>ROMAD Endpoint Defense</text:p>
          </table:table-cell>
          <table:table-cell office:value-type="string">
            <text:p>https://icomarks.com/ico/ROMAD-Endpoint-Defense</text:p>
          </table:table-cell>
          <table:table-cell table:number-columns-repeated="4"/>
        </table:table-row>
        <table:table-row table:style-name="ro2">
          <table:table-cell office:value-type="float" office:value="1838">
            <text:p>1838</text:p>
          </table:table-cell>
          <table:table-cell office:value-type="string">
            <text:p>Safe Haven</text:p>
          </table:table-cell>
          <table:table-cell office:value-type="string">
            <text:p>https://icomarks.com/ico/Safe-Haven</text:p>
          </table:table-cell>
          <table:table-cell table:number-columns-repeated="4"/>
        </table:table-row>
        <table:table-row table:style-name="ro2">
          <table:table-cell office:value-type="float" office:value="1842">
            <text:p>1842</text:p>
          </table:table-cell>
          <table:table-cell office:value-type="string">
            <text:p>ShareRing</text:p>
          </table:table-cell>
          <table:table-cell office:value-type="string">
            <text:p>https://icomarks.com/ico/ShareRing</text:p>
          </table:table-cell>
          <table:table-cell table:number-columns-repeated="4"/>
        </table:table-row>
        <table:table-row table:style-name="ro2">
          <table:table-cell office:value-type="float" office:value="1843">
            <text:p>1843</text:p>
          </table:table-cell>
          <table:table-cell office:value-type="string">
            <text:p>Skelpy</text:p>
          </table:table-cell>
          <table:table-cell office:value-type="string">
            <text:p>https://icomarks.com/ico/Skelpy</text:p>
          </table:table-cell>
          <table:table-cell table:number-columns-repeated="4"/>
        </table:table-row>
        <table:table-row table:style-name="ro2">
          <table:table-cell office:value-type="float" office:value="1844">
            <text:p>1844</text:p>
          </table:table-cell>
          <table:table-cell office:value-type="string">
            <text:p>Skillchain</text:p>
          </table:table-cell>
          <table:table-cell office:value-type="string">
            <text:p>https://icomarks.com/ico/Skillchain</text:p>
          </table:table-cell>
          <table:table-cell table:number-columns-repeated="4"/>
        </table:table-row>
        <table:table-row table:style-name="ro2">
          <table:table-cell office:value-type="float" office:value="1845">
            <text:p>1845</text:p>
          </table:table-cell>
          <table:table-cell office:value-type="string">
            <text:p>SKYFchain</text:p>
          </table:table-cell>
          <table:table-cell office:value-type="string">
            <text:p>https://icomarks.com/ico/SKYFchain</text:p>
          </table:table-cell>
          <table:table-cell table:number-columns-repeated="4"/>
        </table:table-row>
        <table:table-row table:style-name="ro2">
          <table:table-cell office:value-type="float" office:value="1846">
            <text:p>1846</text:p>
          </table:table-cell>
          <table:table-cell office:value-type="string">
            <text:p>Slate</text:p>
          </table:table-cell>
          <table:table-cell office:value-type="string">
            <text:p>https://icomarks.com/ico/Slate</text:p>
          </table:table-cell>
          <table:table-cell table:number-columns-repeated="4"/>
        </table:table-row>
        <table:table-row table:style-name="ro2">
          <table:table-cell office:value-type="float" office:value="1847">
            <text:p>1847</text:p>
          </table:table-cell>
          <table:table-cell office:value-type="string">
            <text:p>SportsFix</text:p>
          </table:table-cell>
          <table:table-cell office:value-type="string">
            <text:p>https://icomarks.com/ico/SportsFix</text:p>
          </table:table-cell>
          <table:table-cell table:number-columns-repeated="4"/>
        </table:table-row>
        <table:table-row table:style-name="ro2">
          <table:table-cell office:value-type="float" office:value="1848">
            <text:p>1848</text:p>
          </table:table-cell>
          <table:table-cell office:value-type="string">
            <text:p>Streamex</text:p>
          </table:table-cell>
          <table:table-cell office:value-type="string">
            <text:p>https://icomarks.com/ico/Streamex</text:p>
          </table:table-cell>
          <table:table-cell table:number-columns-repeated="4"/>
        </table:table-row>
        <table:table-row table:style-name="ro2">
          <table:table-cell office:value-type="float" office:value="1849">
            <text:p>1849</text:p>
          </table:table-cell>
          <table:table-cell office:value-type="string">
            <text:p>Sudan Gold Coin</text:p>
          </table:table-cell>
          <table:table-cell office:value-type="string">
            <text:p>https://icomarks.com/ico/Sudan-Gold-Coin</text:p>
          </table:table-cell>
          <table:table-cell table:number-columns-repeated="4"/>
        </table:table-row>
        <table:table-row table:style-name="ro2">
          <table:table-cell office:value-type="float" office:value="1850">
            <text:p>1850</text:p>
          </table:table-cell>
          <table:table-cell office:value-type="string">
            <text:p>SyncFab</text:p>
          </table:table-cell>
          <table:table-cell office:value-type="string">
            <text:p>https://icomarks.com/ico/SyncFab</text:p>
          </table:table-cell>
          <table:table-cell table:number-columns-repeated="4"/>
        </table:table-row>
        <table:table-row table:style-name="ro2">
          <table:table-cell office:value-type="float" office:value="1851">
            <text:p>1851</text:p>
          </table:table-cell>
          <table:table-cell office:value-type="string">
            <text:p>TalentSnap</text:p>
          </table:table-cell>
          <table:table-cell office:value-type="string">
            <text:p>https://icomarks.com/ico/TalentSnap</text:p>
          </table:table-cell>
          <table:table-cell table:number-columns-repeated="4"/>
        </table:table-row>
        <table:table-row table:style-name="ro2">
          <table:table-cell office:value-type="float" office:value="1852">
            <text:p>1852</text:p>
          </table:table-cell>
          <table:table-cell office:value-type="string">
            <text:p>Taurus0X</text:p>
          </table:table-cell>
          <table:table-cell office:value-type="string">
            <text:p>https://icomarks.com/ico/Taurus0X</text:p>
          </table:table-cell>
          <table:table-cell table:number-columns-repeated="4"/>
        </table:table-row>
        <table:table-row table:style-name="ro2">
          <table:table-cell office:value-type="float" office:value="1853">
            <text:p>1853</text:p>
          </table:table-cell>
          <table:table-cell office:value-type="string">
            <text:p>Telescopia</text:p>
          </table:table-cell>
          <table:table-cell office:value-type="string">
            <text:p>https://icomarks.com/ico/Telescopia</text:p>
          </table:table-cell>
          <table:table-cell table:number-columns-repeated="4"/>
        </table:table-row>
        <table:table-row table:style-name="ro2">
          <table:table-cell office:value-type="float" office:value="1854">
            <text:p>1854</text:p>
          </table:table-cell>
          <table:table-cell office:value-type="string">
            <text:p>Telluria</text:p>
          </table:table-cell>
          <table:table-cell office:value-type="string">
            <text:p>https://icomarks.com/ico/Telluria</text:p>
          </table:table-cell>
          <table:table-cell table:number-columns-repeated="4"/>
        </table:table-row>
        <table:table-row table:style-name="ro2">
          <table:table-cell office:value-type="float" office:value="1855">
            <text:p>1855</text:p>
          </table:table-cell>
          <table:table-cell office:value-type="string">
            <text:p>TEMCO</text:p>
          </table:table-cell>
          <table:table-cell office:value-type="string">
            <text:p>https://icomarks.com/ico/TEMCO</text:p>
          </table:table-cell>
          <table:table-cell table:number-columns-repeated="4"/>
        </table:table-row>
        <table:table-row table:style-name="ro2">
          <table:table-cell office:value-type="float" office:value="1856">
            <text:p>1856</text:p>
          </table:table-cell>
          <table:table-cell office:value-type="string">
            <text:p>The Joy</text:p>
          </table:table-cell>
          <table:table-cell office:value-type="string">
            <text:p>https://icomarks.com/ico/The-Joy</text:p>
          </table:table-cell>
          <table:table-cell table:number-columns-repeated="4"/>
        </table:table-row>
        <table:table-row table:style-name="ro2">
          <table:table-cell office:value-type="float" office:value="1857">
            <text:p>1857</text:p>
          </table:table-cell>
          <table:table-cell office:value-type="string">
            <text:p>Tip Blockchain</text:p>
          </table:table-cell>
          <table:table-cell office:value-type="string">
            <text:p>https://icomarks.com/ico/Tip-Blockchain</text:p>
          </table:table-cell>
          <table:table-cell table:number-columns-repeated="4"/>
        </table:table-row>
        <table:table-row table:style-name="ro2">
          <table:table-cell office:value-type="float" office:value="1858">
            <text:p>1858</text:p>
          </table:table-cell>
          <table:table-cell office:value-type="string">
            <text:p>Tokenaire</text:p>
          </table:table-cell>
          <table:table-cell office:value-type="string">
            <text:p>https://icomarks.com/ico/Tokenaire</text:p>
          </table:table-cell>
          <table:table-cell table:number-columns-repeated="4"/>
        </table:table-row>
        <table:table-row table:style-name="ro2">
          <table:table-cell office:value-type="float" office:value="1859">
            <text:p>1859</text:p>
          </table:table-cell>
          <table:table-cell office:value-type="string">
            <text:p>Tokenbox</text:p>
          </table:table-cell>
          <table:table-cell office:value-type="string">
            <text:p>https://icomarks.com/ico/Tokenbox</text:p>
          </table:table-cell>
          <table:table-cell table:number-columns-repeated="4"/>
        </table:table-row>
        <table:table-row table:style-name="ro2">
          <table:table-cell office:value-type="float" office:value="1860">
            <text:p>1860</text:p>
          </table:table-cell>
          <table:table-cell office:value-type="string">
            <text:p>TokenStars TEAM</text:p>
          </table:table-cell>
          <table:table-cell office:value-type="string">
            <text:p>https://icomarks.com/ico/TokenStars-TEAM</text:p>
          </table:table-cell>
          <table:table-cell table:number-columns-repeated="4"/>
        </table:table-row>
        <table:table-row table:style-name="ro2">
          <table:table-cell office:value-type="float" office:value="1861">
            <text:p>1861</text:p>
          </table:table-cell>
          <table:table-cell office:value-type="string">
            <text:p>Tradelize</text:p>
          </table:table-cell>
          <table:table-cell office:value-type="string">
            <text:p>https://icomarks.com/ico/Tradelize</text:p>
          </table:table-cell>
          <table:table-cell table:number-columns-repeated="4"/>
        </table:table-row>
        <table:table-row table:style-name="ro2">
          <table:table-cell office:value-type="float" office:value="1862">
            <text:p>1862</text:p>
          </table:table-cell>
          <table:table-cell office:value-type="string">
            <text:p>TradePlace</text:p>
          </table:table-cell>
          <table:table-cell office:value-type="string">
            <text:p>https://icomarks.com/ico/TradePlace</text:p>
          </table:table-cell>
          <table:table-cell table:number-columns-repeated="4"/>
        </table:table-row>
        <table:table-row table:style-name="ro2">
          <table:table-cell office:value-type="float" office:value="1865">
            <text:p>1865</text:p>
          </table:table-cell>
          <table:table-cell office:value-type="string">
            <text:p>TV-TWO</text:p>
          </table:table-cell>
          <table:table-cell office:value-type="string">
            <text:p>https://icomarks.com/ico/TV-TWO</text:p>
          </table:table-cell>
          <table:table-cell table:number-columns-repeated="4"/>
        </table:table-row>
        <table:table-row table:style-name="ro2">
          <table:table-cell office:value-type="float" office:value="1867">
            <text:p>1867</text:p>
          </table:table-cell>
          <table:table-cell office:value-type="string">
            <text:p>Ubecoin</text:p>
          </table:table-cell>
          <table:table-cell office:value-type="string">
            <text:p>https://icomarks.com/ico/Ubecoin</text:p>
          </table:table-cell>
          <table:table-cell table:number-columns-repeated="4"/>
        </table:table-row>
        <table:table-row table:style-name="ro2">
          <table:table-cell office:value-type="float" office:value="1869">
            <text:p>1869</text:p>
          </table:table-cell>
          <table:table-cell office:value-type="string">
            <text:p>Unboxed</text:p>
          </table:table-cell>
          <table:table-cell office:value-type="string">
            <text:p>https://icomarks.com/ico/Unboxed</text:p>
          </table:table-cell>
          <table:table-cell table:number-columns-repeated="4"/>
        </table:table-row>
        <table:table-row table:style-name="ro2">
          <table:table-cell office:value-type="float" office:value="1870">
            <text:p>1870</text:p>
          </table:table-cell>
          <table:table-cell office:value-type="string">
            <text:p>Utile Network</text:p>
          </table:table-cell>
          <table:table-cell office:value-type="string">
            <text:p>https://icomarks.com/ico/Utile-Network</text:p>
          </table:table-cell>
          <table:table-cell table:number-columns-repeated="4"/>
        </table:table-row>
        <table:table-row table:style-name="ro2">
          <table:table-cell office:value-type="float" office:value="1871">
            <text:p>1871</text:p>
          </table:table-cell>
          <table:table-cell office:value-type="string">
            <text:p>UTIX</text:p>
          </table:table-cell>
          <table:table-cell office:value-type="string">
            <text:p>https://icomarks.com/ico/UTIX</text:p>
          </table:table-cell>
          <table:table-cell table:number-columns-repeated="4"/>
        </table:table-row>
        <table:table-row table:style-name="ro2">
          <table:table-cell office:value-type="float" office:value="1872">
            <text:p>1872</text:p>
          </table:table-cell>
          <table:table-cell office:value-type="string">
            <text:p>Vanig</text:p>
          </table:table-cell>
          <table:table-cell office:value-type="string">
            <text:p>https://icomarks.com/ico/Vanig</text:p>
          </table:table-cell>
          <table:table-cell table:number-columns-repeated="4"/>
        </table:table-row>
        <table:table-row table:style-name="ro2">
          <table:table-cell office:value-type="float" office:value="1873">
            <text:p>1873</text:p>
          </table:table-cell>
          <table:table-cell office:value-type="string">
            <text:p>Varanida</text:p>
          </table:table-cell>
          <table:table-cell office:value-type="string">
            <text:p>https://icomarks.com/ico/Varanida</text:p>
          </table:table-cell>
          <table:table-cell table:number-columns-repeated="4"/>
        </table:table-row>
        <table:table-row table:style-name="ro2">
          <table:table-cell office:value-type="float" office:value="1875">
            <text:p>1875</text:p>
          </table:table-cell>
          <table:table-cell office:value-type="string">
            <text:p>Vernam</text:p>
          </table:table-cell>
          <table:table-cell office:value-type="string">
            <text:p>https://icomarks.com/ico/Vernam</text:p>
          </table:table-cell>
          <table:table-cell table:number-columns-repeated="4"/>
        </table:table-row>
        <table:table-row table:style-name="ro2">
          <table:table-cell office:value-type="float" office:value="1876">
            <text:p>1876</text:p>
          </table:table-cell>
          <table:table-cell office:value-type="string">
            <text:p>Vertex</text:p>
          </table:table-cell>
          <table:table-cell office:value-type="string">
            <text:p>https://icomarks.com/ico/Vertex</text:p>
          </table:table-cell>
          <table:table-cell table:number-columns-repeated="4"/>
        </table:table-row>
        <table:table-row table:style-name="ro2">
          <table:table-cell office:value-type="float" office:value="1877">
            <text:p>1877</text:p>
          </table:table-cell>
          <table:table-cell office:value-type="string">
            <text:p>Vibeo</text:p>
          </table:table-cell>
          <table:table-cell office:value-type="string">
            <text:p>https://icomarks.com/ico/Vibeo</text:p>
          </table:table-cell>
          <table:table-cell table:number-columns-repeated="4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Vikky</text:p>
          </table:table-cell>
          <table:table-cell office:value-type="string">
            <text:p>https://icomarks.com/ico/Vikky</text:p>
          </table:table-cell>
          <table:table-cell table:number-columns-repeated="4"/>
        </table:table-row>
        <table:table-row table:style-name="ro2">
          <table:table-cell office:value-type="float" office:value="1880">
            <text:p>1880</text:p>
          </table:table-cell>
          <table:table-cell office:value-type="string">
            <text:p>VISO</text:p>
          </table:table-cell>
          <table:table-cell office:value-type="string">
            <text:p>https://icomarks.com/ico/VISO</text:p>
          </table:table-cell>
          <table:table-cell table:number-columns-repeated="4"/>
        </table:table-row>
        <table:table-row table:style-name="ro2">
          <table:table-cell office:value-type="float" office:value="1882">
            <text:p>1882</text:p>
          </table:table-cell>
          <table:table-cell office:value-type="string">
            <text:p>VRT</text:p>
          </table:table-cell>
          <table:table-cell office:value-type="string">
            <text:p>https://icomarks.com/ico/VRT</text:p>
          </table:table-cell>
          <table:table-cell table:number-columns-repeated="4"/>
        </table:table-row>
        <table:table-row table:style-name="ro2">
          <table:table-cell office:value-type="float" office:value="1883">
            <text:p>1883</text:p>
          </table:table-cell>
          <table:table-cell office:value-type="string">
            <text:p>VTOS</text:p>
          </table:table-cell>
          <table:table-cell office:value-type="string">
            <text:p>https://icomarks.com/ico/VTOS</text:p>
          </table:table-cell>
          <table:table-cell table:number-columns-repeated="4"/>
        </table:table-row>
        <table:table-row table:style-name="ro2">
          <table:table-cell office:value-type="float" office:value="1884">
            <text:p>1884</text:p>
          </table:table-cell>
          <table:table-cell office:value-type="string">
            <text:p>Wellmee</text:p>
          </table:table-cell>
          <table:table-cell office:value-type="string">
            <text:p>https://icomarks.com/ico/Wellmee</text:p>
          </table:table-cell>
          <table:table-cell table:number-columns-repeated="4"/>
        </table:table-row>
        <table:table-row table:style-name="ro2">
          <table:table-cell office:value-type="float" office:value="1885">
            <text:p>1885</text:p>
          </table:table-cell>
          <table:table-cell office:value-type="string">
            <text:p>WhatsOnPic</text:p>
          </table:table-cell>
          <table:table-cell office:value-type="string">
            <text:p>https://icomarks.com/ico/WhatsOnPic</text:p>
          </table:table-cell>
          <table:table-cell table:number-columns-repeated="4"/>
        </table:table-row>
        <table:table-row table:style-name="ro2">
          <table:table-cell office:value-type="float" office:value="1886">
            <text:p>1886</text:p>
          </table:table-cell>
          <table:table-cell office:value-type="string">
            <text:p>WhenHub</text:p>
          </table:table-cell>
          <table:table-cell office:value-type="string">
            <text:p>https://icomarks.com/ico/WhenHub</text:p>
          </table:table-cell>
          <table:table-cell table:number-columns-repeated="4"/>
        </table:table-row>
        <table:table-row table:style-name="ro2">
          <table:table-cell office:value-type="float" office:value="1887">
            <text:p>1887</text:p>
          </table:table-cell>
          <table:table-cell office:value-type="string">
            <text:p>WRIO</text:p>
          </table:table-cell>
          <table:table-cell office:value-type="string">
            <text:p>https://icomarks.com/ico/WRIO</text:p>
          </table:table-cell>
          <table:table-cell table:number-columns-repeated="4"/>
        </table:table-row>
        <table:table-row table:style-name="ro2">
          <table:table-cell office:value-type="float" office:value="1888">
            <text:p>1888</text:p>
          </table:table-cell>
          <table:table-cell office:value-type="string">
            <text:p>XchangeRate</text:p>
          </table:table-cell>
          <table:table-cell office:value-type="string">
            <text:p>https://icomarks.com/ico/XchangeRate</text:p>
          </table:table-cell>
          <table:table-cell table:number-columns-repeated="4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XInfinity</text:p>
          </table:table-cell>
          <table:table-cell office:value-type="string">
            <text:p>https://icomarks.com/ico/XInfinity</text:p>
          </table:table-cell>
          <table:table-cell table:number-columns-repeated="4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Xriba</text:p>
          </table:table-cell>
          <table:table-cell office:value-type="string">
            <text:p>https://icomarks.com/ico/Xriba</text:p>
          </table:table-cell>
          <table:table-cell table:number-columns-repeated="4"/>
        </table:table-row>
        <table:table-row table:style-name="ro2">
          <table:table-cell office:value-type="float" office:value="1891">
            <text:p>1891</text:p>
          </table:table-cell>
          <table:table-cell office:value-type="string">
            <text:p>XS2 Exchange</text:p>
          </table:table-cell>
          <table:table-cell office:value-type="string">
            <text:p>https://icomarks.com/ico/XS2-Exchange</text:p>
          </table:table-cell>
          <table:table-cell table:number-columns-repeated="4"/>
        </table:table-row>
        <table:table-row table:style-name="ro2">
          <table:table-cell office:value-type="float" office:value="1892">
            <text:p>1892</text:p>
          </table:table-cell>
          <table:table-cell office:value-type="string">
            <text:p>Yamzu</text:p>
          </table:table-cell>
          <table:table-cell office:value-type="string">
            <text:p>https://icomarks.com/ico/Yamzu</text:p>
          </table:table-cell>
          <table:table-cell table:number-columns-repeated="4"/>
        </table:table-row>
        <table:table-row table:style-name="ro2">
          <table:table-cell office:value-type="float" office:value="1894">
            <text:p>1894</text:p>
          </table:table-cell>
          <table:table-cell office:value-type="string">
            <text:p>Yumerium</text:p>
          </table:table-cell>
          <table:table-cell office:value-type="string">
            <text:p>https://icomarks.com/ico/Yumerium</text:p>
          </table:table-cell>
          <table:table-cell table:number-columns-repeated="4"/>
        </table:table-row>
        <table:table-row table:style-name="ro2">
          <table:table-cell office:value-type="float" office:value="1895">
            <text:p>1895</text:p>
          </table:table-cell>
          <table:table-cell office:value-type="string">
            <text:p>Zenome</text:p>
          </table:table-cell>
          <table:table-cell office:value-type="string">
            <text:p>https://icomarks.com/ico/Zenome</text:p>
          </table:table-cell>
          <table:table-cell table:number-columns-repeated="4"/>
        </table:table-row>
        <table:table-row table:style-name="ro2">
          <table:table-cell office:value-type="float" office:value="1898">
            <text:p>1898</text:p>
          </table:table-cell>
          <table:table-cell office:value-type="string">
            <text:p>ZNAQ</text:p>
          </table:table-cell>
          <table:table-cell office:value-type="string">
            <text:p>https://icomarks.com/ico/ZNAQ</text:p>
          </table:table-cell>
          <table:table-cell table:number-columns-repeated="4"/>
        </table:table-row>
        <table:table-row table:style-name="ro2">
          <table:table-cell office:value-type="float" office:value="1899">
            <text:p>1899</text:p>
          </table:table-cell>
          <table:table-cell office:value-type="string">
            <text:p>Zodiaq</text:p>
          </table:table-cell>
          <table:table-cell office:value-type="string">
            <text:p>https://icomarks.com/ico/Zodiaq</text:p>
          </table:table-cell>
          <table:table-cell table:number-columns-repeated="4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Abele</text:p>
          </table:table-cell>
          <table:table-cell office:value-type="string">
            <text:p>https://icomarks.com/ico/Abele</text:p>
          </table:table-cell>
          <table:table-cell table:number-columns-repeated="4"/>
        </table:table-row>
        <table:table-row table:style-name="ro2">
          <table:table-cell office:value-type="float" office:value="1901">
            <text:p>1901</text:p>
          </table:table-cell>
          <table:table-cell office:value-type="string">
            <text:p>ADAMANT Messenger</text:p>
          </table:table-cell>
          <table:table-cell office:value-type="string">
            <text:p>https://icomarks.com/ico/ADAMANT-Messenger</text:p>
          </table:table-cell>
          <table:table-cell table:number-columns-repeated="4"/>
        </table:table-row>
        <table:table-row table:style-name="ro2">
          <table:table-cell office:value-type="float" office:value="1903">
            <text:p>1903</text:p>
          </table:table-cell>
          <table:table-cell office:value-type="string">
            <text:p>Algebraix Data</text:p>
          </table:table-cell>
          <table:table-cell office:value-type="string">
            <text:p>https://icomarks.com/ico/Algebraix-Data</text:p>
          </table:table-cell>
          <table:table-cell table:number-columns-repeated="4"/>
        </table:table-row>
        <table:table-row table:style-name="ro2">
          <table:table-cell office:value-type="float" office:value="1904">
            <text:p>1904</text:p>
          </table:table-cell>
          <table:table-cell office:value-type="string">
            <text:p>AligatoCoin</text:p>
          </table:table-cell>
          <table:table-cell office:value-type="string">
            <text:p>https://icomarks.com/ico/AligatoCoin</text:p>
          </table:table-cell>
          <table:table-cell table:number-columns-repeated="4"/>
        </table:table-row>
        <table:table-row table:style-name="ro2">
          <table:table-cell office:value-type="float" office:value="1906">
            <text:p>1906</text:p>
          </table:table-cell>
          <table:table-cell office:value-type="string">
            <text:p>Atlant</text:p>
          </table:table-cell>
          <table:table-cell office:value-type="string">
            <text:p>https://icomarks.com/ico/Atlant</text:p>
          </table:table-cell>
          <table:table-cell table:number-columns-repeated="4"/>
        </table:table-row>
        <table:table-row table:style-name="ro2">
          <table:table-cell office:value-type="float" office:value="1907">
            <text:p>1907</text:p>
          </table:table-cell>
          <table:table-cell office:value-type="string">
            <text:p>BCNEX</text:p>
          </table:table-cell>
          <table:table-cell office:value-type="string">
            <text:p>https://icomarks.com/ico/BCNEX</text:p>
          </table:table-cell>
          <table:table-cell table:number-columns-repeated="4"/>
        </table:table-row>
        <table:table-row table:style-name="ro2">
          <table:table-cell office:value-type="float" office:value="1908">
            <text:p>1908</text:p>
          </table:table-cell>
          <table:table-cell office:value-type="string">
            <text:p>BGX</text:p>
          </table:table-cell>
          <table:table-cell office:value-type="string">
            <text:p>https://icomarks.com/ico/BGX</text:p>
          </table:table-cell>
          <table:table-cell table:number-columns-repeated="4"/>
        </table:table-row>
        <table:table-row table:style-name="ro2">
          <table:table-cell office:value-type="float" office:value="1909">
            <text:p>1909</text:p>
          </table:table-cell>
          <table:table-cell office:value-type="string">
            <text:p>Billion</text:p>
          </table:table-cell>
          <table:table-cell office:value-type="string">
            <text:p>https://icomarks.com/ico/Billion</text:p>
          </table:table-cell>
          <table:table-cell table:number-columns-repeated="4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Biogen</text:p>
          </table:table-cell>
          <table:table-cell office:value-type="string">
            <text:p>https://icomarks.com/ico/Biogen</text:p>
          </table:table-cell>
          <table:table-cell table:number-columns-repeated="4"/>
        </table:table-row>
        <table:table-row table:style-name="ro2">
          <table:table-cell office:value-type="float" office:value="1913">
            <text:p>1913</text:p>
          </table:table-cell>
          <table:table-cell office:value-type="string">
            <text:p>Bitozz</text:p>
          </table:table-cell>
          <table:table-cell office:value-type="string">
            <text:p>https://icomarks.com/ico/Bitozz</text:p>
          </table:table-cell>
          <table:table-cell table:number-columns-repeated="4"/>
        </table:table-row>
        <table:table-row table:style-name="ro2">
          <table:table-cell office:value-type="float" office:value="1915">
            <text:p>1915</text:p>
          </table:table-cell>
          <table:table-cell office:value-type="string">
            <text:p>Blinked</text:p>
          </table:table-cell>
          <table:table-cell office:value-type="string">
            <text:p>https://icomarks.com/ico/Blinked</text:p>
          </table:table-cell>
          <table:table-cell table:number-columns-repeated="4"/>
        </table:table-row>
        <table:table-row table:style-name="ro2">
          <table:table-cell office:value-type="float" office:value="1918">
            <text:p>1918</text:p>
          </table:table-cell>
          <table:table-cell office:value-type="string">
            <text:p>Borneo</text:p>
          </table:table-cell>
          <table:table-cell office:value-type="string">
            <text:p>https://icomarks.com/ico/Borneo</text:p>
          </table:table-cell>
          <table:table-cell table:number-columns-repeated="4"/>
        </table:table-row>
        <table:table-row table:style-name="ro2">
          <table:table-cell office:value-type="float" office:value="1919">
            <text:p>1919</text:p>
          </table:table-cell>
          <table:table-cell office:value-type="string">
            <text:p>Brewery Consortium</text:p>
          </table:table-cell>
          <table:table-cell office:value-type="string">
            <text:p>https://icomarks.com/ico/Brewery-Consortium</text:p>
          </table:table-cell>
          <table:table-cell table:number-columns-repeated="4"/>
        </table:table-row>
        <table:table-row table:style-name="ro2">
          <table:table-cell office:value-type="float" office:value="1920">
            <text:p>1920</text:p>
          </table:table-cell>
          <table:table-cell office:value-type="string">
            <text:p>Bubbletone</text:p>
          </table:table-cell>
          <table:table-cell office:value-type="string">
            <text:p>https://icomarks.com/ico/Bubbletone</text:p>
          </table:table-cell>
          <table:table-cell table:number-columns-repeated="4"/>
        </table:table-row>
        <table:table-row table:style-name="ro2">
          <table:table-cell office:value-type="float" office:value="1921">
            <text:p>1921</text:p>
          </table:table-cell>
          <table:table-cell office:value-type="string">
            <text:p>Cache</text:p>
          </table:table-cell>
          <table:table-cell office:value-type="string">
            <text:p>https://icomarks.com/ico/Cache</text:p>
          </table:table-cell>
          <table:table-cell table:number-columns-repeated="4"/>
        </table:table-row>
        <table:table-row table:style-name="ro2">
          <table:table-cell office:value-type="float" office:value="1922">
            <text:p>1922</text:p>
          </table:table-cell>
          <table:table-cell office:value-type="string">
            <text:p>CCUniverse UVU</text:p>
          </table:table-cell>
          <table:table-cell office:value-type="string">
            <text:p>https://icomarks.com/ico/CCUniverse-UVU</text:p>
          </table:table-cell>
          <table:table-cell table:number-columns-repeated="4"/>
        </table:table-row>
        <table:table-row table:style-name="ro2">
          <table:table-cell office:value-type="float" office:value="1923">
            <text:p>1923</text:p>
          </table:table-cell>
          <table:table-cell office:value-type="string">
            <text:p>CDRX</text:p>
          </table:table-cell>
          <table:table-cell office:value-type="string">
            <text:p>https://icomarks.com/ico/CDRX</text:p>
          </table:table-cell>
          <table:table-cell table:number-columns-repeated="4"/>
        </table:table-row>
        <table:table-row table:style-name="ro2">
          <table:table-cell office:value-type="float" office:value="1925">
            <text:p>1925</text:p>
          </table:table-cell>
          <table:table-cell office:value-type="string">
            <text:p>CMC</text:p>
          </table:table-cell>
          <table:table-cell office:value-type="string">
            <text:p>https://icomarks.com/ico/CMC</text:p>
          </table:table-cell>
          <table:table-cell table:number-columns-repeated="4"/>
        </table:table-row>
        <table:table-row table:style-name="ro2">
          <table:table-cell office:value-type="float" office:value="1929">
            <text:p>1929</text:p>
          </table:table-cell>
          <table:table-cell office:value-type="string">
            <text:p>Conjure</text:p>
          </table:table-cell>
          <table:table-cell office:value-type="string">
            <text:p>https://icomarks.com/ico/Conjure</text:p>
          </table:table-cell>
          <table:table-cell table:number-columns-repeated="4"/>
        </table:table-row>
        <table:table-row table:style-name="ro2">
          <table:table-cell office:value-type="float" office:value="1930">
            <text:p>1930</text:p>
          </table:table-cell>
          <table:table-cell office:value-type="string">
            <text:p>CONUN</text:p>
          </table:table-cell>
          <table:table-cell office:value-type="string">
            <text:p>https://icomarks.com/ico/CONUN</text:p>
          </table:table-cell>
          <table:table-cell table:number-columns-repeated="4"/>
        </table:table-row>
        <table:table-row table:style-name="ro2">
          <table:table-cell office:value-type="float" office:value="1931">
            <text:p>1931</text:p>
          </table:table-cell>
          <table:table-cell office:value-type="string">
            <text:p>CRESIO</text:p>
          </table:table-cell>
          <table:table-cell office:value-type="string">
            <text:p>https://icomarks.com/ico/CRESIO</text:p>
          </table:table-cell>
          <table:table-cell table:number-columns-repeated="4"/>
        </table:table-row>
        <table:table-row table:style-name="ro2">
          <table:table-cell office:value-type="float" office:value="1934">
            <text:p>1934</text:p>
          </table:table-cell>
          <table:table-cell office:value-type="string">
            <text:p>CryptoMillionsLotto</text:p>
          </table:table-cell>
          <table:table-cell office:value-type="string">
            <text:p>https://icomarks.com/ico/CryptoMillionsLotto</text:p>
          </table:table-cell>
          <table:table-cell table:number-columns-repeated="4"/>
        </table:table-row>
        <table:table-row table:style-name="ro2">
          <table:table-cell office:value-type="float" office:value="1935">
            <text:p>1935</text:p>
          </table:table-cell>
          <table:table-cell office:value-type="string">
            <text:p>Cryptoxygen</text:p>
          </table:table-cell>
          <table:table-cell office:value-type="string">
            <text:p>https://icomarks.com/ico/Cryptoxygen</text:p>
          </table:table-cell>
          <table:table-cell table:number-columns-repeated="4"/>
        </table:table-row>
        <table:table-row table:style-name="ro2">
          <table:table-cell office:value-type="float" office:value="1937">
            <text:p>1937</text:p>
          </table:table-cell>
          <table:table-cell office:value-type="string">
            <text:p>Darico</text:p>
          </table:table-cell>
          <table:table-cell office:value-type="string">
            <text:p>https://icomarks.com/ico/Darico</text:p>
          </table:table-cell>
          <table:table-cell table:number-columns-repeated="4"/>
        </table:table-row>
        <table:table-row table:style-name="ro2">
          <table:table-cell office:value-type="float" office:value="1938">
            <text:p>1938</text:p>
          </table:table-cell>
          <table:table-cell office:value-type="string">
            <text:p>Distichain</text:p>
          </table:table-cell>
          <table:table-cell office:value-type="string">
            <text:p>https://icomarks.com/ico/Distichain</text:p>
          </table:table-cell>
          <table:table-cell table:number-columns-repeated="4"/>
        </table:table-row>
        <table:table-row table:style-name="ro2">
          <table:table-cell office:value-type="float" office:value="1939">
            <text:p>1939</text:p>
          </table:table-cell>
          <table:table-cell office:value-type="string">
            <text:p>DIW Token</text:p>
          </table:table-cell>
          <table:table-cell office:value-type="string">
            <text:p>https://icomarks.com/ico/DIW-Token</text:p>
          </table:table-cell>
          <table:table-cell table:number-columns-repeated="4"/>
        </table:table-row>
        <table:table-row table:style-name="ro2">
          <table:table-cell office:value-type="float" office:value="1940">
            <text:p>1940</text:p>
          </table:table-cell>
          <table:table-cell office:value-type="string">
            <text:p>Edel</text:p>
          </table:table-cell>
          <table:table-cell office:value-type="string">
            <text:p>https://icomarks.com/ico/Edel</text:p>
          </table:table-cell>
          <table:table-cell table:number-columns-repeated="4"/>
        </table:table-row>
        <table:table-row table:style-name="ro2">
          <table:table-cell office:value-type="float" office:value="1941">
            <text:p>1941</text:p>
          </table:table-cell>
          <table:table-cell office:value-type="string">
            <text:p>ELAMACHAIN</text:p>
          </table:table-cell>
          <table:table-cell office:value-type="string">
            <text:p>https://icomarks.com/ico/ELAMACHAIN</text:p>
          </table:table-cell>
          <table:table-cell table:number-columns-repeated="4"/>
        </table:table-row>
        <table:table-row table:style-name="ro2">
          <table:table-cell office:value-type="float" office:value="1942">
            <text:p>1942</text:p>
          </table:table-cell>
          <table:table-cell office:value-type="string">
            <text:p>Elepig</text:p>
          </table:table-cell>
          <table:table-cell office:value-type="string">
            <text:p>https://icomarks.com/ico/Elepig</text:p>
          </table:table-cell>
          <table:table-cell table:number-columns-repeated="4"/>
        </table:table-row>
        <table:table-row table:style-name="ro2">
          <table:table-cell office:value-type="float" office:value="1943">
            <text:p>1943</text:p>
          </table:table-cell>
          <table:table-cell office:value-type="string">
            <text:p>eMusic</text:p>
          </table:table-cell>
          <table:table-cell office:value-type="string">
            <text:p>https://icomarks.com/ico/eMusic</text:p>
          </table:table-cell>
          <table:table-cell table:number-columns-repeated="4"/>
        </table:table-row>
        <table:table-row table:style-name="ro2">
          <table:table-cell office:value-type="float" office:value="1944">
            <text:p>1944</text:p>
          </table:table-cell>
          <table:table-cell office:value-type="string">
            <text:p>Enkidu</text:p>
          </table:table-cell>
          <table:table-cell office:value-type="string">
            <text:p>https://icomarks.com/ico/Enkidu</text:p>
          </table:table-cell>
          <table:table-cell table:number-columns-repeated="4"/>
        </table:table-row>
        <table:table-row table:style-name="ro2">
          <table:table-cell office:value-type="float" office:value="1945">
            <text:p>1945</text:p>
          </table:table-cell>
          <table:table-cell office:value-type="string">
            <text:p>Enlte</text:p>
          </table:table-cell>
          <table:table-cell office:value-type="string">
            <text:p>https://icomarks.com/ico/Enlte</text:p>
          </table:table-cell>
          <table:table-cell table:number-columns-repeated="4"/>
        </table:table-row>
        <table:table-row table:style-name="ro2">
          <table:table-cell office:value-type="float" office:value="1946">
            <text:p>1946</text:p>
          </table:table-cell>
          <table:table-cell office:value-type="string">
            <text:p>Erecoin</text:p>
          </table:table-cell>
          <table:table-cell office:value-type="string">
            <text:p>https://icomarks.com/ico/Erecoin</text:p>
          </table:table-cell>
          <table:table-cell table:number-columns-repeated="4"/>
        </table:table-row>
        <table:table-row table:style-name="ro2">
          <table:table-cell office:value-type="float" office:value="1948">
            <text:p>1948</text:p>
          </table:table-cell>
          <table:table-cell office:value-type="string">
            <text:p>Etheera</text:p>
          </table:table-cell>
          <table:table-cell office:value-type="string">
            <text:p>https://icomarks.com/ico/Etheera</text:p>
          </table:table-cell>
          <table:table-cell table:number-columns-repeated="4"/>
        </table:table-row>
        <table:table-row table:style-name="ro2">
          <table:table-cell office:value-type="float" office:value="1950">
            <text:p>1950</text:p>
          </table:table-cell>
          <table:table-cell office:value-type="string">
            <text:p>Filmgrid</text:p>
          </table:table-cell>
          <table:table-cell office:value-type="string">
            <text:p>https://icomarks.com/ico/Filmgrid</text:p>
          </table:table-cell>
          <table:table-cell table:number-columns-repeated="4"/>
        </table:table-row>
        <table:table-row table:style-name="ro2">
          <table:table-cell office:value-type="float" office:value="1951">
            <text:p>1951</text:p>
          </table:table-cell>
          <table:table-cell office:value-type="string">
            <text:p>Finafex</text:p>
          </table:table-cell>
          <table:table-cell office:value-type="string">
            <text:p>https://icomarks.com/ico/Finafex</text:p>
          </table:table-cell>
          <table:table-cell table:number-columns-repeated="4"/>
        </table:table-row>
        <table:table-row table:style-name="ro2">
          <table:table-cell office:value-type="float" office:value="1952">
            <text:p>1952</text:p>
          </table:table-cell>
          <table:table-cell office:value-type="string">
            <text:p>Fissacoin</text:p>
          </table:table-cell>
          <table:table-cell office:value-type="string">
            <text:p>https://icomarks.com/ico/Fissacoin</text:p>
          </table:table-cell>
          <table:table-cell table:number-columns-repeated="4"/>
        </table:table-row>
        <table:table-row table:style-name="ro2">
          <table:table-cell office:value-type="float" office:value="1953">
            <text:p>1953</text:p>
          </table:table-cell>
          <table:table-cell office:value-type="string">
            <text:p>Fleta</text:p>
          </table:table-cell>
          <table:table-cell office:value-type="string">
            <text:p>https://icomarks.com/ico/Fleta</text:p>
          </table:table-cell>
          <table:table-cell table:number-columns-repeated="4"/>
        </table:table-row>
        <table:table-row table:style-name="ro2">
          <table:table-cell office:value-type="float" office:value="1954">
            <text:p>1954</text:p>
          </table:table-cell>
          <table:table-cell office:value-type="string">
            <text:p>Followine</text:p>
          </table:table-cell>
          <table:table-cell office:value-type="string">
            <text:p>https://icomarks.com/ico/Followine</text:p>
          </table:table-cell>
          <table:table-cell table:number-columns-repeated="4"/>
        </table:table-row>
        <table:table-row table:style-name="ro2">
          <table:table-cell office:value-type="float" office:value="1955">
            <text:p>1955</text:p>
          </table:table-cell>
          <table:table-cell office:value-type="string">
            <text:p>Fox Trading</text:p>
          </table:table-cell>
          <table:table-cell office:value-type="string">
            <text:p>https://icomarks.com/ico/Fox-Trading</text:p>
          </table:table-cell>
          <table:table-cell table:number-columns-repeated="4"/>
        </table:table-row>
        <table:table-row table:style-name="ro2">
          <table:table-cell office:value-type="float" office:value="1956">
            <text:p>1956</text:p>
          </table:table-cell>
          <table:table-cell office:value-type="string">
            <text:p>Friendz</text:p>
          </table:table-cell>
          <table:table-cell office:value-type="string">
            <text:p>https://icomarks.com/ico/Friendz</text:p>
          </table:table-cell>
          <table:table-cell table:number-columns-repeated="4"/>
        </table:table-row>
        <table:table-row table:style-name="ro2">
          <table:table-cell office:value-type="float" office:value="1957">
            <text:p>1957</text:p>
          </table:table-cell>
          <table:table-cell office:value-type="string">
            <text:p>Get Do It</text:p>
          </table:table-cell>
          <table:table-cell office:value-type="string">
            <text:p>https://icomarks.com/ico/Get-Do-It</text:p>
          </table:table-cell>
          <table:table-cell table:number-columns-repeated="4"/>
        </table:table-row>
        <table:table-row table:style-name="ro2">
          <table:table-cell office:value-type="float" office:value="1958">
            <text:p>1958</text:p>
          </table:table-cell>
          <table:table-cell office:value-type="string">
            <text:p>Gingr</text:p>
          </table:table-cell>
          <table:table-cell office:value-type="string">
            <text:p>https://icomarks.com/ico/Gingr</text:p>
          </table:table-cell>
          <table:table-cell table:number-columns-repeated="4"/>
        </table:table-row>
        <table:table-row table:style-name="ro2">
          <table:table-cell office:value-type="float" office:value="1959">
            <text:p>1959</text:p>
          </table:table-cell>
          <table:table-cell office:value-type="string">
            <text:p>GlitzKoin</text:p>
          </table:table-cell>
          <table:table-cell office:value-type="string">
            <text:p>https://icomarks.com/ico/GlitzKoin</text:p>
          </table:table-cell>
          <table:table-cell table:number-columns-repeated="4"/>
        </table:table-row>
        <table:table-row table:style-name="ro2">
          <table:table-cell office:value-type="float" office:value="1960">
            <text:p>1960</text:p>
          </table:table-cell>
          <table:table-cell office:value-type="string">
            <text:p>GoChain</text:p>
          </table:table-cell>
          <table:table-cell office:value-type="string">
            <text:p>https://icomarks.com/ico/GoChain</text:p>
          </table:table-cell>
          <table:table-cell table:number-columns-repeated="4"/>
        </table:table-row>
        <table:table-row table:style-name="ro2">
          <table:table-cell office:value-type="float" office:value="1961">
            <text:p>1961</text:p>
          </table:table-cell>
          <table:table-cell office:value-type="string">
            <text:p>Golden Currency</text:p>
          </table:table-cell>
          <table:table-cell office:value-type="string">
            <text:p>https://icomarks.com/ico/Golden-Currency</text:p>
          </table:table-cell>
          <table:table-cell table:number-columns-repeated="4"/>
        </table:table-row>
        <table:table-row table:style-name="ro2">
          <table:table-cell office:value-type="float" office:value="1963">
            <text:p>1963</text:p>
          </table:table-cell>
          <table:table-cell office:value-type="string">
            <text:p>Gric</text:p>
          </table:table-cell>
          <table:table-cell office:value-type="string">
            <text:p>https://icomarks.com/ico/Gric</text:p>
          </table:table-cell>
          <table:table-cell table:number-columns-repeated="4"/>
        </table:table-row>
        <table:table-row table:style-name="ro2">
          <table:table-cell office:value-type="float" office:value="1965">
            <text:p>1965</text:p>
          </table:table-cell>
          <table:table-cell office:value-type="string">
            <text:p>HetaChain</text:p>
          </table:table-cell>
          <table:table-cell office:value-type="string">
            <text:p>https://icomarks.com/ico/HetaChain</text:p>
          </table:table-cell>
          <table:table-cell table:number-columns-repeated="4"/>
        </table:table-row>
        <table:table-row table:style-name="ro2">
          <table:table-cell office:value-type="float" office:value="1966">
            <text:p>1966</text:p>
          </table:table-cell>
          <table:table-cell office:value-type="string">
            <text:p>Hoard Wallet</text:p>
          </table:table-cell>
          <table:table-cell office:value-type="string">
            <text:p>https://icomarks.com/ico/Hoard-Wallet</text:p>
          </table:table-cell>
          <table:table-cell table:number-columns-repeated="4"/>
        </table:table-row>
        <table:table-row table:style-name="ro2">
          <table:table-cell office:value-type="float" office:value="1967">
            <text:p>1967</text:p>
          </table:table-cell>
          <table:table-cell office:value-type="string">
            <text:p>Honeypod</text:p>
          </table:table-cell>
          <table:table-cell office:value-type="string">
            <text:p>https://icomarks.com/ico/Honeypod</text:p>
          </table:table-cell>
          <table:table-cell table:number-columns-repeated="4"/>
        </table:table-row>
        <table:table-row table:style-name="ro2">
          <table:table-cell office:value-type="float" office:value="1968">
            <text:p>1968</text:p>
          </table:table-cell>
          <table:table-cell office:value-type="string">
            <text:p>Howdoo</text:p>
          </table:table-cell>
          <table:table-cell office:value-type="string">
            <text:p>https://icomarks.com/ico/Howdoo</text:p>
          </table:table-cell>
          <table:table-cell table:number-columns-repeated="4"/>
        </table:table-row>
        <table:table-row table:style-name="ro2">
          <table:table-cell office:value-type="float" office:value="1969">
            <text:p>1969</text:p>
          </table:table-cell>
          <table:table-cell office:value-type="string">
            <text:p>HybridBlock</text:p>
          </table:table-cell>
          <table:table-cell office:value-type="string">
            <text:p>https://icomarks.com/ico/HybridBlock</text:p>
          </table:table-cell>
          <table:table-cell table:number-columns-repeated="4"/>
        </table:table-row>
        <table:table-row table:style-name="ro2">
          <table:table-cell office:value-type="float" office:value="1970">
            <text:p>1970</text:p>
          </table:table-cell>
          <table:table-cell office:value-type="string">
            <text:p>ICON</text:p>
          </table:table-cell>
          <table:table-cell office:value-type="string">
            <text:p>https://icomarks.com/ico/ICON</text:p>
          </table:table-cell>
          <table:table-cell table:number-columns-repeated="4"/>
        </table:table-row>
        <table:table-row table:style-name="ro2">
          <table:table-cell office:value-type="float" office:value="1971">
            <text:p>1971</text:p>
          </table:table-cell>
          <table:table-cell office:value-type="string">
            <text:p>iLink2Music</text:p>
          </table:table-cell>
          <table:table-cell office:value-type="string">
            <text:p>https://icomarks.com/ico/iLink2Music</text:p>
          </table:table-cell>
          <table:table-cell table:number-columns-repeated="4"/>
        </table:table-row>
        <table:table-row table:style-name="ro2">
          <table:table-cell office:value-type="float" office:value="1972">
            <text:p>1972</text:p>
          </table:table-cell>
          <table:table-cell office:value-type="string">
            <text:p>InfraCoins</text:p>
          </table:table-cell>
          <table:table-cell office:value-type="string">
            <text:p>https://icomarks.com/ico/InfraCoins</text:p>
          </table:table-cell>
          <table:table-cell table:number-columns-repeated="4"/>
        </table:table-row>
        <table:table-row table:style-name="ro2">
          <table:table-cell office:value-type="float" office:value="1973">
            <text:p>1973</text:p>
          </table:table-cell>
          <table:table-cell office:value-type="string">
            <text:p>Instant Sponsor</text:p>
          </table:table-cell>
          <table:table-cell office:value-type="string">
            <text:p>https://icomarks.com/ico/Instant-Sponsor</text:p>
          </table:table-cell>
          <table:table-cell table:number-columns-repeated="4"/>
        </table:table-row>
        <table:table-row table:style-name="ro2">
          <table:table-cell office:value-type="float" office:value="1974">
            <text:p>1974</text:p>
          </table:table-cell>
          <table:table-cell office:value-type="string">
            <text:p>Intrachain</text:p>
          </table:table-cell>
          <table:table-cell office:value-type="string">
            <text:p>https://icomarks.com/ico/Intrachain</text:p>
          </table:table-cell>
          <table:table-cell table:number-columns-repeated="4"/>
        </table:table-row>
        <table:table-row table:style-name="ro2">
          <table:table-cell office:value-type="float" office:value="1975">
            <text:p>1975</text:p>
          </table:table-cell>
          <table:table-cell office:value-type="string">
            <text:p>IPUX</text:p>
          </table:table-cell>
          <table:table-cell office:value-type="string">
            <text:p>https://icomarks.com/ico/IPUX</text:p>
          </table:table-cell>
          <table:table-cell table:number-columns-repeated="4"/>
        </table:table-row>
        <table:table-row table:style-name="ro2">
          <table:table-cell office:value-type="float" office:value="1976">
            <text:p>1976</text:p>
          </table:table-cell>
          <table:table-cell office:value-type="string">
            <text:p>Kikicoin</text:p>
          </table:table-cell>
          <table:table-cell office:value-type="string">
            <text:p>https://icomarks.com/ico/Kikicoin</text:p>
          </table:table-cell>
          <table:table-cell table:number-columns-repeated="4"/>
        </table:table-row>
        <table:table-row table:style-name="ro2">
          <table:table-cell office:value-type="float" office:value="1978">
            <text:p>1978</text:p>
          </table:table-cell>
          <table:table-cell office:value-type="string">
            <text:p>KryptoPal</text:p>
          </table:table-cell>
          <table:table-cell office:value-type="string">
            <text:p>https://icomarks.com/ico/KryptoPal</text:p>
          </table:table-cell>
          <table:table-cell table:number-columns-repeated="4"/>
        </table:table-row>
        <table:table-row table:style-name="ro2">
          <table:table-cell office:value-type="float" office:value="1980">
            <text:p>1980</text:p>
          </table:table-cell>
          <table:table-cell office:value-type="string">
            <text:p>Loan Bit</text:p>
          </table:table-cell>
          <table:table-cell office:value-type="string">
            <text:p>https://icomarks.com/ico/Loan-Bit</text:p>
          </table:table-cell>
          <table:table-cell table:number-columns-repeated="4"/>
        </table:table-row>
        <table:table-row table:style-name="ro2">
          <table:table-cell office:value-type="float" office:value="1981">
            <text:p>1981</text:p>
          </table:table-cell>
          <table:table-cell office:value-type="string">
            <text:p>Lucre</text:p>
          </table:table-cell>
          <table:table-cell office:value-type="string">
            <text:p>https://icomarks.com/ico/Lucre</text:p>
          </table:table-cell>
          <table:table-cell table:number-columns-repeated="4"/>
        </table:table-row>
        <table:table-row table:style-name="ro2">
          <table:table-cell office:value-type="float" office:value="1982">
            <text:p>1982</text:p>
          </table:table-cell>
          <table:table-cell office:value-type="string">
            <text:p>LYNCHPIN TOKEN</text:p>
          </table:table-cell>
          <table:table-cell office:value-type="string">
            <text:p>https://icomarks.com/ico/LYNCHPIN-TOKEN</text:p>
          </table:table-cell>
          <table:table-cell table:number-columns-repeated="4"/>
        </table:table-row>
        <table:table-row table:style-name="ro2">
          <table:table-cell office:value-type="float" office:value="1985">
            <text:p>1985</text:p>
          </table:table-cell>
          <table:table-cell office:value-type="string">
            <text:p>Menlo One</text:p>
          </table:table-cell>
          <table:table-cell office:value-type="string">
            <text:p>https://icomarks.com/ico/Menlo-One</text:p>
          </table:table-cell>
          <table:table-cell table:number-columns-repeated="4"/>
        </table:table-row>
        <table:table-row table:style-name="ro2">
          <table:table-cell office:value-type="float" office:value="1986">
            <text:p>1986</text:p>
          </table:table-cell>
          <table:table-cell office:value-type="string">
            <text:p>Metadium</text:p>
          </table:table-cell>
          <table:table-cell office:value-type="string">
            <text:p>https://icomarks.com/ico/Metadium</text:p>
          </table:table-cell>
          <table:table-cell table:number-columns-repeated="4"/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MobaCoin</text:p>
          </table:table-cell>
          <table:table-cell office:value-type="string">
            <text:p>https://icomarks.com/ico/MobaCoin</text:p>
          </table:table-cell>
          <table:table-cell table:number-columns-repeated="4"/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Monoreto</text:p>
          </table:table-cell>
          <table:table-cell office:value-type="string">
            <text:p>https://icomarks.com/ico/Monoreto</text:p>
          </table:table-cell>
          <table:table-cell table:number-columns-repeated="4"/>
        </table:table-row>
        <table:table-row table:style-name="ro2">
          <table:table-cell office:value-type="float" office:value="1989">
            <text:p>1989</text:p>
          </table:table-cell>
          <table:table-cell office:value-type="string">
            <text:p>MusicLife</text:p>
          </table:table-cell>
          <table:table-cell office:value-type="string">
            <text:p>https://icomarks.com/ico/MusicLife</text:p>
          </table:table-cell>
          <table:table-cell table:number-columns-repeated="4"/>
        </table:table-row>
        <table:table-row table:style-name="ro2">
          <table:table-cell office:value-type="float" office:value="1990">
            <text:p>1990</text:p>
          </table:table-cell>
          <table:table-cell office:value-type="string">
            <text:p>MUST Protocol</text:p>
          </table:table-cell>
          <table:table-cell office:value-type="string">
            <text:p>https://icomarks.com/ico/MUST-Protocol</text:p>
          </table:table-cell>
          <table:table-cell table:number-columns-repeated="4"/>
        </table:table-row>
        <table:table-row table:style-name="ro2">
          <table:table-cell office:value-type="float" office:value="1992">
            <text:p>1992</text:p>
          </table:table-cell>
          <table:table-cell office:value-type="string">
            <text:p>Nervos</text:p>
          </table:table-cell>
          <table:table-cell office:value-type="string">
            <text:p>https://icomarks.com/ico/Nervos</text:p>
          </table:table-cell>
          <table:table-cell table:number-columns-repeated="4"/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Neuromachine</text:p>
          </table:table-cell>
          <table:table-cell office:value-type="string">
            <text:p>https://icomarks.com/ico/Neuromachine</text:p>
          </table:table-cell>
          <table:table-cell table:number-columns-repeated="4"/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Nodis</text:p>
          </table:table-cell>
          <table:table-cell office:value-type="string">
            <text:p>https://icomarks.com/ico/Nodis</text:p>
          </table:table-cell>
          <table:table-cell table:number-columns-repeated="4"/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OilWellCoin</text:p>
          </table:table-cell>
          <table:table-cell office:value-type="string">
            <text:p>https://icomarks.com/ico/OilWellCoin</text:p>
          </table:table-cell>
          <table:table-cell table:number-columns-repeated="4"/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Petlife</text:p>
          </table:table-cell>
          <table:table-cell office:value-type="string">
            <text:p>https://icomarks.com/ico/Petlife</text:p>
          </table:table-cell>
          <table:table-cell table:number-columns-repeated="4"/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PGF500</text:p>
          </table:table-cell>
          <table:table-cell office:value-type="string">
            <text:p>https://icomarks.com/ico/PGF500</text:p>
          </table:table-cell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pinmo</text:p>
          </table:table-cell>
          <table:table-cell office:value-type="string">
            <text:p>https://icomarks.com/ico/pinmo</text:p>
          </table:table-cell>
          <table:table-cell table:number-columns-repeated="4"/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Play Game</text:p>
          </table:table-cell>
          <table:table-cell office:value-type="string">
            <text:p>https://icomarks.com/ico/Play-Game</text:p>
          </table:table-cell>
          <table:table-cell table:number-columns-repeated="4"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Plaza Systems</text:p>
          </table:table-cell>
          <table:table-cell office:value-type="string">
            <text:p>https://icomarks.com/ico/Plaza-Systems</text:p>
          </table:table-cell>
          <table:table-cell table:number-columns-repeated="4"/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Powershare</text:p>
          </table:table-cell>
          <table:table-cell office:value-type="string">
            <text:p>https://icomarks.com/ico/Powershare</text:p>
          </table:table-cell>
          <table:table-cell table:number-columns-repeated="4"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Prometheus</text:p>
          </table:table-cell>
          <table:table-cell office:value-type="string">
            <text:p>https://icomarks.com/ico/Prometheus</text:p>
          </table:table-cell>
          <table:table-cell table:number-columns-repeated="4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PryvateCoin</text:p>
          </table:table-cell>
          <table:table-cell office:value-type="string">
            <text:p>https://icomarks.com/ico/PryvateCoin</text:p>
          </table:table-cell>
          <table:table-cell table:number-columns-repeated="4"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PVPChain</text:p>
          </table:table-cell>
          <table:table-cell office:value-type="string">
            <text:p>https://icomarks.com/ico/PVPChain</text:p>
          </table:table-cell>
          <table:table-cell table:number-columns-repeated="4"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RankingBall</text:p>
          </table:table-cell>
          <table:table-cell office:value-type="string">
            <text:p>https://icomarks.com/ico/RankingBall</text:p>
          </table:table-cell>
          <table:table-cell table:number-columns-repeated="4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ShareMeAll</text:p>
          </table:table-cell>
          <table:table-cell office:value-type="string">
            <text:p>https://icomarks.com/ico/ShareMeAll</text:p>
          </table:table-cell>
          <table:table-cell table:number-columns-repeated="4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implyBrand</text:p>
          </table:table-cell>
          <table:table-cell office:value-type="string">
            <text:p>https://icomarks.com/ico/simplyBrand</text:p>
          </table:table-cell>
          <table:table-cell table:number-columns-repeated="4"/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Spotcoin</text:p>
          </table:table-cell>
          <table:table-cell office:value-type="string">
            <text:p>https://icomarks.com/ico/Spotcoin</text:p>
          </table:table-cell>
          <table:table-cell table:number-columns-repeated="4"/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STRYKZ</text:p>
          </table:table-cell>
          <table:table-cell office:value-type="string">
            <text:p>https://icomarks.com/ico/STRYKZ</text:p>
          </table:table-cell>
          <table:table-cell table:number-columns-repeated="4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SUKU</text:p>
          </table:table-cell>
          <table:table-cell office:value-type="string">
            <text:p>https://icomarks.com/ico/SUKU</text:p>
          </table:table-cell>
          <table:table-cell table:number-columns-repeated="4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Swipecrypto</text:p>
          </table:table-cell>
          <table:table-cell office:value-type="string">
            <text:p>https://icomarks.com/ico/Swipecrypto</text:p>
          </table:table-cell>
          <table:table-cell table:number-columns-repeated="4"/>
        </table:table-row>
        <table:table-row table:style-name="ro2">
          <table:table-cell office:value-type="float" office:value="2019">
            <text:p>2019</text:p>
          </table:table-cell>
          <table:table-cell office:value-type="string">
            <text:p>Sword Coin</text:p>
          </table:table-cell>
          <table:table-cell office:value-type="string">
            <text:p>https://icomarks.com/ico/Sword-Coin</text:p>
          </table:table-cell>
          <table:table-cell table:number-columns-repeated="4"/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Texochat</text:p>
          </table:table-cell>
          <table:table-cell office:value-type="string">
            <text:p>https://icomarks.com/ico/Texochat</text:p>
          </table:table-cell>
          <table:table-cell table:number-columns-repeated="4"/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Topex</text:p>
          </table:table-cell>
          <table:table-cell office:value-type="string">
            <text:p>https://icomarks.com/ico/Topex</text:p>
          </table:table-cell>
          <table:table-cell table:number-columns-repeated="4"/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Trivver</text:p>
          </table:table-cell>
          <table:table-cell office:value-type="string">
            <text:p>https://icomarks.com/ico/Trivver</text:p>
          </table:table-cell>
          <table:table-cell table:number-columns-repeated="4"/>
        </table:table-row>
        <table:table-row table:style-name="ro2">
          <table:table-cell office:value-type="float" office:value="2024">
            <text:p>2024</text:p>
          </table:table-cell>
          <table:table-cell office:value-type="string">
            <text:p>TROY</text:p>
          </table:table-cell>
          <table:table-cell office:value-type="string">
            <text:p>https://icomarks.com/ico/TROY</text:p>
          </table:table-cell>
          <table:table-cell table:number-columns-repeated="4"/>
        </table:table-row>
        <table:table-row table:style-name="ro2">
          <table:table-cell office:value-type="float" office:value="2025">
            <text:p>2025</text:p>
          </table:table-cell>
          <table:table-cell office:value-type="string">
            <text:p>URAllowance</text:p>
          </table:table-cell>
          <table:table-cell office:value-type="string">
            <text:p>https://icomarks.com/ico/URAllowance</text:p>
          </table:table-cell>
          <table:table-cell table:number-columns-repeated="4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Vexanium</text:p>
          </table:table-cell>
          <table:table-cell office:value-type="string">
            <text:p>https://icomarks.com/ico/Vexanium</text:p>
          </table:table-cell>
          <table:table-cell table:number-columns-repeated="4"/>
        </table:table-row>
        <table:table-row table:style-name="ro2">
          <table:table-cell office:value-type="float" office:value="2027">
            <text:p>2027</text:p>
          </table:table-cell>
          <table:table-cell office:value-type="string">
            <text:p>Viberate</text:p>
          </table:table-cell>
          <table:table-cell office:value-type="string">
            <text:p>https://icomarks.com/ico/Viberate</text:p>
          </table:table-cell>
          <table:table-cell table:number-columns-repeated="4"/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Vidy</text:p>
          </table:table-cell>
          <table:table-cell office:value-type="string">
            <text:p>https://icomarks.com/ico/Vidy</text:p>
          </table:table-cell>
          <table:table-cell table:number-columns-repeated="4"/>
        </table:table-row>
        <table:table-row table:style-name="ro2">
          <table:table-cell office:value-type="float" office:value="2030">
            <text:p>2030</text:p>
          </table:table-cell>
          <table:table-cell office:value-type="string">
            <text:p>Walkex</text:p>
          </table:table-cell>
          <table:table-cell office:value-type="string">
            <text:p>https://icomarks.com/ico/Walkex</text:p>
          </table:table-cell>
          <table:table-cell table:number-columns-repeated="4"/>
        </table:table-row>
        <table:table-row table:style-name="ro2">
          <table:table-cell office:value-type="float" office:value="2031">
            <text:p>2031</text:p>
          </table:table-cell>
          <table:table-cell office:value-type="string">
            <text:p>Webercoin</text:p>
          </table:table-cell>
          <table:table-cell office:value-type="string">
            <text:p>https://icomarks.com/ico/Webercoin</text:p>
          </table:table-cell>
          <table:table-cell table:number-columns-repeated="4"/>
        </table:table-row>
        <table:table-row table:style-name="ro2">
          <table:table-cell office:value-type="float" office:value="2032">
            <text:p>2032</text:p>
          </table:table-cell>
          <table:table-cell office:value-type="string">
            <text:p>Whalesburg</text:p>
          </table:table-cell>
          <table:table-cell office:value-type="string">
            <text:p>https://icomarks.com/ico/Whalesburg</text:p>
          </table:table-cell>
          <table:table-cell table:number-columns-repeated="4"/>
        </table:table-row>
        <table:table-row table:style-name="ro2">
          <table:table-cell office:value-type="float" office:value="2033">
            <text:p>2033</text:p>
          </table:table-cell>
          <table:table-cell office:value-type="string">
            <text:p>Winding Tree</text:p>
          </table:table-cell>
          <table:table-cell office:value-type="string">
            <text:p>https://icomarks.com/ico/Winding-Tree</text:p>
          </table:table-cell>
          <table:table-cell table:number-columns-repeated="4"/>
        </table:table-row>
        <table:table-row table:style-name="ro2">
          <table:table-cell office:value-type="float" office:value="2034">
            <text:p>2034</text:p>
          </table:table-cell>
          <table:table-cell office:value-type="string">
            <text:p>WOWX</text:p>
          </table:table-cell>
          <table:table-cell office:value-type="string">
            <text:p>https://icomarks.com/ico/WOWX</text:p>
          </table:table-cell>
          <table:table-cell table:number-columns-repeated="4"/>
        </table:table-row>
        <table:table-row table:style-name="ro2">
          <table:table-cell office:value-type="float" office:value="2036">
            <text:p>2036</text:p>
          </table:table-cell>
          <table:table-cell office:value-type="string">
            <text:p>ACA Network</text:p>
          </table:table-cell>
          <table:table-cell office:value-type="string">
            <text:p>https://icomarks.com/ico/ACA-Network</text:p>
          </table:table-cell>
          <table:table-cell table:number-columns-repeated="4"/>
        </table:table-row>
        <table:table-row table:style-name="ro2">
          <table:table-cell office:value-type="float" office:value="2037">
            <text:p>2037</text:p>
          </table:table-cell>
          <table:table-cell office:value-type="string">
            <text:p>Acred</text:p>
          </table:table-cell>
          <table:table-cell office:value-type="string">
            <text:p>https://icomarks.com/ico/Acred</text:p>
          </table:table-cell>
          <table:table-cell table:number-columns-repeated="4"/>
        </table:table-row>
        <table:table-row table:style-name="ro2">
          <table:table-cell office:value-type="float" office:value="2038">
            <text:p>2038</text:p>
          </table:table-cell>
          <table:table-cell office:value-type="string">
            <text:p>AdHive</text:p>
          </table:table-cell>
          <table:table-cell office:value-type="string">
            <text:p>https://icomarks.com/ico/AdHive</text:p>
          </table:table-cell>
          <table:table-cell table:number-columns-repeated="4"/>
        </table:table-row>
        <table:table-row table:style-name="ro2">
          <table:table-cell office:value-type="float" office:value="2040">
            <text:p>2040</text:p>
          </table:table-cell>
          <table:table-cell office:value-type="string">
            <text:p>Aeryus</text:p>
          </table:table-cell>
          <table:table-cell office:value-type="string">
            <text:p>https://icomarks.com/ico/Aeryus</text:p>
          </table:table-cell>
          <table:table-cell table:number-columns-repeated="4"/>
        </table:table-row>
        <table:table-row table:style-name="ro2">
          <table:table-cell office:value-type="float" office:value="2041">
            <text:p>2041</text:p>
          </table:table-cell>
          <table:table-cell office:value-type="string">
            <text:p>Agent Not Needed</text:p>
          </table:table-cell>
          <table:table-cell office:value-type="string">
            <text:p>https://icomarks.com/ico/Agent-Not-Needed</text:p>
          </table:table-cell>
          <table:table-cell table:number-columns-repeated="4"/>
        </table:table-row>
        <table:table-row table:style-name="ro2">
          <table:table-cell office:value-type="float" office:value="2043">
            <text:p>2043</text:p>
          </table:table-cell>
          <table:table-cell office:value-type="string">
            <text:p>AITrading</text:p>
          </table:table-cell>
          <table:table-cell office:value-type="string">
            <text:p>https://icomarks.com/ico/AITrading</text:p>
          </table:table-cell>
          <table:table-cell table:number-columns-repeated="4"/>
        </table:table-row>
        <table:table-row table:style-name="ro2">
          <table:table-cell office:value-type="float" office:value="2044">
            <text:p>2044</text:p>
          </table:table-cell>
          <table:table-cell office:value-type="string">
            <text:p>Akaiito</text:p>
          </table:table-cell>
          <table:table-cell office:value-type="string">
            <text:p>https://icomarks.com/ico/Akaiito</text:p>
          </table:table-cell>
          <table:table-cell table:number-columns-repeated="4"/>
        </table:table-row>
        <table:table-row table:style-name="ro2">
          <table:table-cell office:value-type="float" office:value="2045">
            <text:p>2045</text:p>
          </table:table-cell>
          <table:table-cell office:value-type="string">
            <text:p>Alive Casino</text:p>
          </table:table-cell>
          <table:table-cell office:value-type="string">
            <text:p>https://icomarks.com/ico/Alive-Casino</text:p>
          </table:table-cell>
          <table:table-cell table:number-columns-repeated="4"/>
        </table:table-row>
        <table:table-row table:style-name="ro2">
          <table:table-cell office:value-type="float" office:value="2046">
            <text:p>2046</text:p>
          </table:table-cell>
          <table:table-cell office:value-type="string">
            <text:p>Alux Bank</text:p>
          </table:table-cell>
          <table:table-cell office:value-type="string">
            <text:p>https://icomarks.com/ico/Alux-Bank</text:p>
          </table:table-cell>
          <table:table-cell table:number-columns-repeated="4"/>
        </table:table-row>
        <table:table-row table:style-name="ro2">
          <table:table-cell office:value-type="float" office:value="2047">
            <text:p>2047</text:p>
          </table:table-cell>
          <table:table-cell office:value-type="string">
            <text:p>APIS</text:p>
          </table:table-cell>
          <table:table-cell office:value-type="string">
            <text:p>https://icomarks.com/ico/APIS</text:p>
          </table:table-cell>
          <table:table-cell table:number-columns-repeated="4"/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Armacoin</text:p>
          </table:table-cell>
          <table:table-cell office:value-type="string">
            <text:p>https://icomarks.com/ico/Armacoin</text:p>
          </table:table-cell>
          <table:table-cell table:number-columns-repeated="4"/>
        </table:table-row>
        <table:table-row table:style-name="ro2">
          <table:table-cell office:value-type="float" office:value="2049">
            <text:p>2049</text:p>
          </table:table-cell>
          <table:table-cell office:value-type="string">
            <text:p>AVINOC</text:p>
          </table:table-cell>
          <table:table-cell office:value-type="string">
            <text:p>https://icomarks.com/ico/AVINOC</text:p>
          </table:table-cell>
          <table:table-cell table:number-columns-repeated="4"/>
        </table:table-row>
        <table:table-row table:style-name="ro2">
          <table:table-cell office:value-type="float" office:value="2050">
            <text:p>2050</text:p>
          </table:table-cell>
          <table:table-cell office:value-type="string">
            <text:p>AXL</text:p>
          </table:table-cell>
          <table:table-cell office:value-type="string">
            <text:p>https://icomarks.com/ico/AXL</text:p>
          </table:table-cell>
          <table:table-cell table:number-columns-repeated="4"/>
        </table:table-row>
        <table:table-row table:style-name="ro2">
          <table:table-cell office:value-type="float" office:value="2052">
            <text:p>2052</text:p>
          </table:table-cell>
          <table:table-cell office:value-type="string">
            <text:p>Belotto</text:p>
          </table:table-cell>
          <table:table-cell office:value-type="string">
            <text:p>https://icomarks.com/ico/Belotto</text:p>
          </table:table-cell>
          <table:table-cell table:number-columns-repeated="4"/>
        </table:table-row>
        <table:table-row table:style-name="ro2">
          <table:table-cell office:value-type="float" office:value="2053">
            <text:p>2053</text:p>
          </table:table-cell>
          <table:table-cell office:value-type="string">
            <text:p>BitNautic</text:p>
          </table:table-cell>
          <table:table-cell office:value-type="string">
            <text:p>https://icomarks.com/ico/BitNautic</text:p>
          </table:table-cell>
          <table:table-cell table:number-columns-repeated="4"/>
        </table:table-row>
        <table:table-row table:style-name="ro2">
          <table:table-cell office:value-type="float" office:value="2057">
            <text:p>2057</text:p>
          </table:table-cell>
          <table:table-cell office:value-type="string">
            <text:p>Blok</text:p>
          </table:table-cell>
          <table:table-cell office:value-type="string">
            <text:p>https://icomarks.com/ico/Blok</text:p>
          </table:table-cell>
          <table:table-cell table:number-columns-repeated="4"/>
        </table:table-row>
        <table:table-row table:style-name="ro2">
          <table:table-cell office:value-type="float" office:value="2059">
            <text:p>2059</text:p>
          </table:table-cell>
          <table:table-cell office:value-type="string">
            <text:p>BoatPilot</text:p>
          </table:table-cell>
          <table:table-cell office:value-type="string">
            <text:p>https://icomarks.com/ico/BoatPilot</text:p>
          </table:table-cell>
          <table:table-cell table:number-columns-repeated="4"/>
        </table:table-row>
        <table:table-row table:style-name="ro2">
          <table:table-cell office:value-type="float" office:value="2060">
            <text:p>2060</text:p>
          </table:table-cell>
          <table:table-cell office:value-type="string">
            <text:p>BtcEX</text:p>
          </table:table-cell>
          <table:table-cell office:value-type="string">
            <text:p>https://icomarks.com/ico/BtcEX</text:p>
          </table:table-cell>
          <table:table-cell table:number-columns-repeated="4"/>
        </table:table-row>
        <table:table-row table:style-name="ro2">
          <table:table-cell office:value-type="float" office:value="2061">
            <text:p>2061</text:p>
          </table:table-cell>
          <table:table-cell office:value-type="string">
            <text:p>Burency</text:p>
          </table:table-cell>
          <table:table-cell office:value-type="string">
            <text:p>https://icomarks.com/ico/Burency</text:p>
          </table:table-cell>
          <table:table-cell table:number-columns-repeated="4"/>
        </table:table-row>
        <table:table-row table:style-name="ro2">
          <table:table-cell office:value-type="float" office:value="2062">
            <text:p>2062</text:p>
          </table:table-cell>
          <table:table-cell office:value-type="string">
            <text:p>Buzcoin</text:p>
          </table:table-cell>
          <table:table-cell office:value-type="string">
            <text:p>https://icomarks.com/ico/Buzcoin</text:p>
          </table:table-cell>
          <table:table-cell table:number-columns-repeated="4"/>
        </table:table-row>
        <table:table-row table:style-name="ro2">
          <table:table-cell office:value-type="float" office:value="2063">
            <text:p>2063</text:p>
          </table:table-cell>
          <table:table-cell office:value-type="string">
            <text:p>BuzzShow</text:p>
          </table:table-cell>
          <table:table-cell office:value-type="string">
            <text:p>https://icomarks.com/ico/BuzzShow</text:p>
          </table:table-cell>
          <table:table-cell table:number-columns-repeated="4"/>
        </table:table-row>
        <table:table-row table:style-name="ro2">
          <table:table-cell office:value-type="float" office:value="2065">
            <text:p>2065</text:p>
          </table:table-cell>
          <table:table-cell office:value-type="string">
            <text:p>Capitual</text:p>
          </table:table-cell>
          <table:table-cell office:value-type="string">
            <text:p>https://icomarks.com/ico/Capitual</text:p>
          </table:table-cell>
          <table:table-cell table:number-columns-repeated="4"/>
        </table:table-row>
        <table:table-row table:style-name="ro2">
          <table:table-cell office:value-type="float" office:value="2066">
            <text:p>2066</text:p>
          </table:table-cell>
          <table:table-cell office:value-type="string">
            <text:p>Cartesi</text:p>
          </table:table-cell>
          <table:table-cell office:value-type="string">
            <text:p>https://icomarks.com/ico/Cartesi</text:p>
          </table:table-cell>
          <table:table-cell table:number-columns-repeated="4"/>
        </table:table-row>
        <table:table-row table:style-name="ro2">
          <table:table-cell office:value-type="float" office:value="2067">
            <text:p>2067</text:p>
          </table:table-cell>
          <table:table-cell office:value-type="string">
            <text:p>CEDEX</text:p>
          </table:table-cell>
          <table:table-cell office:value-type="string">
            <text:p>https://icomarks.com/ico/CEDEX</text:p>
          </table:table-cell>
          <table:table-cell table:number-columns-repeated="4"/>
        </table:table-row>
        <table:table-row table:style-name="ro2">
          <table:table-cell office:value-type="float" office:value="2068">
            <text:p>2068</text:p>
          </table:table-cell>
          <table:table-cell office:value-type="string">
            <text:p>Cedium</text:p>
          </table:table-cell>
          <table:table-cell office:value-type="string">
            <text:p>https://icomarks.com/ico/Cedium</text:p>
          </table:table-cell>
          <table:table-cell table:number-columns-repeated="4"/>
        </table:table-row>
        <table:table-row table:style-name="ro2">
          <table:table-cell office:value-type="float" office:value="2070">
            <text:p>2070</text:p>
          </table:table-cell>
          <table:table-cell office:value-type="string">
            <text:p>Coal Industry Coin</text:p>
          </table:table-cell>
          <table:table-cell office:value-type="string">
            <text:p>https://icomarks.com/ico/Coal-Industry-Coin</text:p>
          </table:table-cell>
          <table:table-cell table:number-columns-repeated="4"/>
        </table:table-row>
        <table:table-row table:style-name="ro2">
          <table:table-cell office:value-type="float" office:value="2071">
            <text:p>2071</text:p>
          </table:table-cell>
          <table:table-cell office:value-type="string">
            <text:p>Coingrid</text:p>
          </table:table-cell>
          <table:table-cell office:value-type="string">
            <text:p>https://icomarks.com/ico/Coingrid</text:p>
          </table:table-cell>
          <table:table-cell table:number-columns-repeated="4"/>
        </table:table-row>
        <table:table-row table:style-name="ro2">
          <table:table-cell office:value-type="float" office:value="2074">
            <text:p>2074</text:p>
          </table:table-cell>
          <table:table-cell office:value-type="string">
            <text:p>Cool Cousin</text:p>
          </table:table-cell>
          <table:table-cell office:value-type="string">
            <text:p>https://icomarks.com/ico/Cool-Cousin</text:p>
          </table:table-cell>
          <table:table-cell table:number-columns-repeated="4"/>
        </table:table-row>
        <table:table-row table:style-name="ro2">
          <table:table-cell office:value-type="float" office:value="2075">
            <text:p>2075</text:p>
          </table:table-cell>
          <table:table-cell office:value-type="string">
            <text:p>Cosmecoin</text:p>
          </table:table-cell>
          <table:table-cell office:value-type="string">
            <text:p>https://icomarks.com/ico/Cosmecoin</text:p>
          </table:table-cell>
          <table:table-cell table:number-columns-repeated="4"/>
        </table:table-row>
        <table:table-row table:style-name="ro2">
          <table:table-cell office:value-type="float" office:value="2076">
            <text:p>2076</text:p>
          </table:table-cell>
          <table:table-cell office:value-type="string">
            <text:p>Covesting</text:p>
          </table:table-cell>
          <table:table-cell office:value-type="string">
            <text:p>https://icomarks.com/ico/Covesting</text:p>
          </table:table-cell>
          <table:table-cell table:number-columns-repeated="4"/>
        </table:table-row>
        <table:table-row table:style-name="ro2">
          <table:table-cell office:value-type="float" office:value="2077">
            <text:p>2077</text:p>
          </table:table-cell>
          <table:table-cell office:value-type="string">
            <text:p>Cowrium</text:p>
          </table:table-cell>
          <table:table-cell office:value-type="string">
            <text:p>https://icomarks.com/ico/Cowrium</text:p>
          </table:table-cell>
          <table:table-cell table:number-columns-repeated="4"/>
        </table:table-row>
        <table:table-row table:style-name="ro2">
          <table:table-cell office:value-type="float" office:value="2078">
            <text:p>2078</text:p>
          </table:table-cell>
          <table:table-cell office:value-type="string">
            <text:p>CraftR</text:p>
          </table:table-cell>
          <table:table-cell office:value-type="string">
            <text:p>https://icomarks.com/ico/CraftR</text:p>
          </table:table-cell>
          <table:table-cell table:number-columns-repeated="4"/>
        </table:table-row>
        <table:table-row table:style-name="ro2">
          <table:table-cell office:value-type="float" office:value="2079">
            <text:p>2079</text:p>
          </table:table-cell>
          <table:table-cell office:value-type="string">
            <text:p>Crowd Machine</text:p>
          </table:table-cell>
          <table:table-cell office:value-type="string">
            <text:p>https://icomarks.com/ico/Crowd-Machine</text:p>
          </table:table-cell>
          <table:table-cell table:number-columns-repeated="4"/>
        </table:table-row>
        <table:table-row table:style-name="ro2">
          <table:table-cell office:value-type="float" office:value="2081">
            <text:p>2081</text:p>
          </table:table-cell>
          <table:table-cell office:value-type="string">
            <text:p>Cryptonia Poker</text:p>
          </table:table-cell>
          <table:table-cell office:value-type="string">
            <text:p>https://icomarks.com/ico/Cryptonia-Poker</text:p>
          </table:table-cell>
          <table:table-cell table:number-columns-repeated="4"/>
        </table:table-row>
        <table:table-row table:style-name="ro2">
          <table:table-cell office:value-type="float" office:value="2082">
            <text:p>2082</text:p>
          </table:table-cell>
          <table:table-cell office:value-type="string">
            <text:p>Cultural Places</text:p>
          </table:table-cell>
          <table:table-cell office:value-type="string">
            <text:p>https://icomarks.com/ico/Cultural-Places</text:p>
          </table:table-cell>
          <table:table-cell table:number-columns-repeated="4"/>
        </table:table-row>
        <table:table-row table:style-name="ro2">
          <table:table-cell office:value-type="float" office:value="2083">
            <text:p>2083</text:p>
          </table:table-cell>
          <table:table-cell office:value-type="string">
            <text:p>DACC</text:p>
          </table:table-cell>
          <table:table-cell office:value-type="string">
            <text:p>https://icomarks.com/ico/DACC</text:p>
          </table:table-cell>
          <table:table-cell table:number-columns-repeated="4"/>
        </table:table-row>
        <table:table-row table:style-name="ro2">
          <table:table-cell office:value-type="float" office:value="2084">
            <text:p>2084</text:p>
          </table:table-cell>
          <table:table-cell office:value-type="string">
            <text:p>Decentralized News Network</text:p>
          </table:table-cell>
          <table:table-cell office:value-type="string">
            <text:p>https://icomarks.com/ico/Decentralized-News-Network</text:p>
          </table:table-cell>
          <table:table-cell table:number-columns-repeated="4"/>
        </table:table-row>
        <table:table-row table:style-name="ro2">
          <table:table-cell office:value-type="float" office:value="2086">
            <text:p>2086</text:p>
          </table:table-cell>
          <table:table-cell office:value-type="string">
            <text:p>Developeo</text:p>
          </table:table-cell>
          <table:table-cell office:value-type="string">
            <text:p>https://icomarks.com/ico/Developeo</text:p>
          </table:table-cell>
          <table:table-cell table:number-columns-repeated="4"/>
        </table:table-row>
        <table:table-row table:style-name="ro2">
          <table:table-cell office:value-type="float" office:value="2087">
            <text:p>2087</text:p>
          </table:table-cell>
          <table:table-cell office:value-type="string">
            <text:p>Digitize</text:p>
          </table:table-cell>
          <table:table-cell office:value-type="string">
            <text:p>https://icomarks.com/ico/Digitize</text:p>
          </table:table-cell>
          <table:table-cell table:number-columns-repeated="4"/>
        </table:table-row>
        <table:table-row table:style-name="ro2">
          <table:table-cell office:value-type="float" office:value="2088">
            <text:p>2088</text:p>
          </table:table-cell>
          <table:table-cell office:value-type="string">
            <text:p>Dragonglass</text:p>
          </table:table-cell>
          <table:table-cell office:value-type="string">
            <text:p>https://icomarks.com/ico/Dragonglass</text:p>
          </table:table-cell>
          <table:table-cell table:number-columns-repeated="4"/>
        </table:table-row>
        <table:table-row table:style-name="ro2">
          <table:table-cell office:value-type="float" office:value="2089">
            <text:p>2089</text:p>
          </table:table-cell>
          <table:table-cell office:value-type="string">
            <text:p>DreamTeam</text:p>
          </table:table-cell>
          <table:table-cell office:value-type="string">
            <text:p>https://icomarks.com/ico/DreamTeam</text:p>
          </table:table-cell>
          <table:table-cell table:number-columns-repeated="4"/>
        </table:table-row>
        <table:table-row table:style-name="ro2">
          <table:table-cell office:value-type="float" office:value="2090">
            <text:p>2090</text:p>
          </table:table-cell>
          <table:table-cell office:value-type="string">
            <text:p>Duniabooking</text:p>
          </table:table-cell>
          <table:table-cell office:value-type="string">
            <text:p>https://icomarks.com/ico/Duniabooking</text:p>
          </table:table-cell>
          <table:table-cell table:number-columns-repeated="4"/>
        </table:table-row>
        <table:table-row table:style-name="ro2">
          <table:table-cell office:value-type="float" office:value="2091">
            <text:p>2091</text:p>
          </table:table-cell>
          <table:table-cell office:value-type="string">
            <text:p>Dylyver</text:p>
          </table:table-cell>
          <table:table-cell office:value-type="string">
            <text:p>https://icomarks.com/ico/Dylyver</text:p>
          </table:table-cell>
          <table:table-cell table:number-columns-repeated="4"/>
        </table:table-row>
        <table:table-row table:style-name="ro2">
          <table:table-cell office:value-type="float" office:value="2094">
            <text:p>2094</text:p>
          </table:table-cell>
          <table:table-cell office:value-type="string">
            <text:p>ETHernitymining</text:p>
          </table:table-cell>
          <table:table-cell office:value-type="string">
            <text:p>https://icomarks.com/ico/ETHernitymining</text:p>
          </table:table-cell>
          <table:table-cell table:number-columns-repeated="4"/>
        </table:table-row>
        <table:table-row table:style-name="ro2">
          <table:table-cell office:value-type="float" office:value="2095">
            <text:p>2095</text:p>
          </table:table-cell>
          <table:table-cell office:value-type="string">
            <text:p>EUCX</text:p>
          </table:table-cell>
          <table:table-cell office:value-type="string">
            <text:p>https://icomarks.com/ico/EUCX</text:p>
          </table:table-cell>
          <table:table-cell table:number-columns-repeated="4"/>
        </table:table-row>
        <table:table-row table:style-name="ro2">
          <table:table-cell office:value-type="float" office:value="2098">
            <text:p>2098</text:p>
          </table:table-cell>
          <table:table-cell office:value-type="string">
            <text:p>EzyStayz</text:p>
          </table:table-cell>
          <table:table-cell office:value-type="string">
            <text:p>https://icomarks.com/ico/EzyStayz</text:p>
          </table:table-cell>
          <table:table-cell table:number-columns-repeated="4"/>
        </table:table-row>
        <table:table-row table:style-name="ro2">
          <table:table-cell office:value-type="float" office:value="2099">
            <text:p>2099</text:p>
          </table:table-cell>
          <table:table-cell office:value-type="string">
            <text:p>Fair Ninja</text:p>
          </table:table-cell>
          <table:table-cell office:value-type="string">
            <text:p>https://icomarks.com/ico/Fair-Ninja</text:p>
          </table:table-cell>
          <table:table-cell table:number-columns-repeated="4"/>
        </table:table-row>
        <table:table-row table:style-name="ro2">
          <table:table-cell office:value-type="float" office:value="2100">
            <text:p>2100</text:p>
          </table:table-cell>
          <table:table-cell office:value-type="string">
            <text:p>Fiancia Coin</text:p>
          </table:table-cell>
          <table:table-cell office:value-type="string">
            <text:p>https://icomarks.com/ico/Fiancia-Coin</text:p>
          </table:table-cell>
          <table:table-cell table:number-columns-repeated="4"/>
        </table:table-row>
        <table:table-row table:style-name="ro2">
          <table:table-cell office:value-type="float" office:value="2101">
            <text:p>2101</text:p>
          </table:table-cell>
          <table:table-cell office:value-type="string">
            <text:p>Firmo</text:p>
          </table:table-cell>
          <table:table-cell office:value-type="string">
            <text:p>https://icomarks.com/ico/Firmo</text:p>
          </table:table-cell>
          <table:table-cell table:number-columns-repeated="4"/>
        </table:table-row>
        <table:table-row table:style-name="ro2">
          <table:table-cell office:value-type="float" office:value="2102">
            <text:p>2102</text:p>
          </table:table-cell>
          <table:table-cell office:value-type="string">
            <text:p>FLOGmall</text:p>
          </table:table-cell>
          <table:table-cell office:value-type="string">
            <text:p>https://icomarks.com/ico/FLOGmall</text:p>
          </table:table-cell>
          <table:table-cell table:number-columns-repeated="4"/>
        </table:table-row>
        <table:table-row table:style-name="ro2">
          <table:table-cell office:value-type="float" office:value="2103">
            <text:p>2103</text:p>
          </table:table-cell>
          <table:table-cell office:value-type="string">
            <text:p>Free Market Token</text:p>
          </table:table-cell>
          <table:table-cell office:value-type="string">
            <text:p>https://icomarks.com/ico/Free-Market-Token</text:p>
          </table:table-cell>
          <table:table-cell table:number-columns-repeated="4"/>
        </table:table-row>
        <table:table-row table:style-name="ro2">
          <table:table-cell office:value-type="float" office:value="2105">
            <text:p>2105</text:p>
          </table:table-cell>
          <table:table-cell office:value-type="string">
            <text:p>GBPT</text:p>
          </table:table-cell>
          <table:table-cell office:value-type="string">
            <text:p>https://icomarks.com/ico/GBPT</text:p>
          </table:table-cell>
          <table:table-cell table:number-columns-repeated="4"/>
        </table:table-row>
        <table:table-row table:style-name="ro2">
          <table:table-cell office:value-type="float" office:value="2106">
            <text:p>2106</text:p>
          </table:table-cell>
          <table:table-cell office:value-type="string">
            <text:p>Get Achieve</text:p>
          </table:table-cell>
          <table:table-cell office:value-type="string">
            <text:p>https://icomarks.com/ico/Get-Achieve</text:p>
          </table:table-cell>
          <table:table-cell table:number-columns-repeated="4"/>
        </table:table-row>
        <table:table-row table:style-name="ro2">
          <table:table-cell office:value-type="float" office:value="2107">
            <text:p>2107</text:p>
          </table:table-cell>
          <table:table-cell office:value-type="string">
            <text:p>Gilgamesh Platform</text:p>
          </table:table-cell>
          <table:table-cell office:value-type="string">
            <text:p>https://icomarks.com/ico/Gilgamesh-Platform</text:p>
          </table:table-cell>
          <table:table-cell table:number-columns-repeated="4"/>
        </table:table-row>
        <table:table-row table:style-name="ro2">
          <table:table-cell office:value-type="float" office:value="2108">
            <text:p>2108</text:p>
          </table:table-cell>
          <table:table-cell office:value-type="string">
            <text:p>Global REIT</text:p>
          </table:table-cell>
          <table:table-cell office:value-type="string">
            <text:p>https://icomarks.com/ico/Global-REIT</text:p>
          </table:table-cell>
          <table:table-cell table:number-columns-repeated="4"/>
        </table:table-row>
        <table:table-row table:style-name="ro2">
          <table:table-cell office:value-type="float" office:value="2109">
            <text:p>2109</text:p>
          </table:table-cell>
          <table:table-cell office:value-type="string">
            <text:p>GYM Ledger</text:p>
          </table:table-cell>
          <table:table-cell office:value-type="string">
            <text:p>https://icomarks.com/ico/GYM-Ledger</text:p>
          </table:table-cell>
          <table:table-cell table:number-columns-repeated="4"/>
        </table:table-row>
        <table:table-row table:style-name="ro2">
          <table:table-cell office:value-type="float" office:value="2110">
            <text:p>2110</text:p>
          </table:table-cell>
          <table:table-cell office:value-type="string">
            <text:p>Hedge</text:p>
          </table:table-cell>
          <table:table-cell office:value-type="string">
            <text:p>https://icomarks.com/ico/Hedge</text:p>
          </table:table-cell>
          <table:table-cell table:number-columns-repeated="4"/>
        </table:table-row>
        <table:table-row table:style-name="ro2">
          <table:table-cell office:value-type="float" office:value="2111">
            <text:p>2111</text:p>
          </table:table-cell>
          <table:table-cell office:value-type="string">
            <text:p>Horyou</text:p>
          </table:table-cell>
          <table:table-cell office:value-type="string">
            <text:p>https://icomarks.com/ico/Horyou</text:p>
          </table:table-cell>
          <table:table-cell table:number-columns-repeated="4"/>
        </table:table-row>
        <table:table-row table:style-name="ro2">
          <table:table-cell office:value-type="float" office:value="2112">
            <text:p>2112</text:p>
          </table:table-cell>
          <table:table-cell office:value-type="string">
            <text:p>HuniBIT</text:p>
          </table:table-cell>
          <table:table-cell office:value-type="string">
            <text:p>https://icomarks.com/ico/HuniBIT</text:p>
          </table:table-cell>
          <table:table-cell table:number-columns-repeated="4"/>
        </table:table-row>
        <table:table-row table:style-name="ro2">
          <table:table-cell office:value-type="float" office:value="2114">
            <text:p>2114</text:p>
          </table:table-cell>
          <table:table-cell office:value-type="string">
            <text:p>ImmVRse</text:p>
          </table:table-cell>
          <table:table-cell office:value-type="string">
            <text:p>https://icomarks.com/ico/ImmVRse</text:p>
          </table:table-cell>
          <table:table-cell table:number-columns-repeated="4"/>
        </table:table-row>
        <table:table-row table:style-name="ro2">
          <table:table-cell office:value-type="float" office:value="2116">
            <text:p>2116</text:p>
          </table:table-cell>
          <table:table-cell office:value-type="string">
            <text:p>INGOT COIN</text:p>
          </table:table-cell>
          <table:table-cell office:value-type="string">
            <text:p>https://icomarks.com/ico/INGOT-COIN</text:p>
          </table:table-cell>
          <table:table-cell table:number-columns-repeated="4"/>
        </table:table-row>
        <table:table-row table:style-name="ro2">
          <table:table-cell office:value-type="float" office:value="2119">
            <text:p>2119</text:p>
          </table:table-cell>
          <table:table-cell office:value-type="string">
            <text:p>JOYSO</text:p>
          </table:table-cell>
          <table:table-cell office:value-type="string">
            <text:p>https://icomarks.com/ico/JOYSO</text:p>
          </table:table-cell>
          <table:table-cell table:number-columns-repeated="4"/>
        </table:table-row>
        <table:table-row table:style-name="ro2">
          <table:table-cell office:value-type="float" office:value="2120">
            <text:p>2120</text:p>
          </table:table-cell>
          <table:table-cell office:value-type="string">
            <text:p>JoyToken</text:p>
          </table:table-cell>
          <table:table-cell office:value-type="string">
            <text:p>https://icomarks.com/ico/JoyToken</text:p>
          </table:table-cell>
          <table:table-cell table:number-columns-repeated="4"/>
        </table:table-row>
        <table:table-row table:style-name="ro2">
          <table:table-cell office:value-type="float" office:value="2121">
            <text:p>2121</text:p>
          </table:table-cell>
          <table:table-cell office:value-type="string">
            <text:p>Kakushin</text:p>
          </table:table-cell>
          <table:table-cell office:value-type="string">
            <text:p>https://icomarks.com/ico/Kakushin</text:p>
          </table:table-cell>
          <table:table-cell table:number-columns-repeated="4"/>
        </table:table-row>
        <table:table-row table:style-name="ro2">
          <table:table-cell office:value-type="float" office:value="2123">
            <text:p>2123</text:p>
          </table:table-cell>
          <table:table-cell office:value-type="string">
            <text:p>karbon14</text:p>
          </table:table-cell>
          <table:table-cell office:value-type="string">
            <text:p>https://icomarks.com/ico/karbon14</text:p>
          </table:table-cell>
          <table:table-cell table:number-columns-repeated="4"/>
        </table:table-row>
        <table:table-row table:style-name="ro2">
          <table:table-cell office:value-type="float" office:value="2124">
            <text:p>2124</text:p>
          </table:table-cell>
          <table:table-cell office:value-type="string">
            <text:p>Karvuon</text:p>
          </table:table-cell>
          <table:table-cell office:value-type="string">
            <text:p>https://icomarks.com/ico/Karvuon</text:p>
          </table:table-cell>
          <table:table-cell table:number-columns-repeated="4"/>
        </table:table-row>
        <table:table-row table:style-name="ro2">
          <table:table-cell office:value-type="float" office:value="2125">
            <text:p>2125</text:p>
          </table:table-cell>
          <table:table-cell office:value-type="string">
            <text:p>Kheper</text:p>
          </table:table-cell>
          <table:table-cell office:value-type="string">
            <text:p>https://icomarks.com/ico/Kheper</text:p>
          </table:table-cell>
          <table:table-cell table:number-columns-repeated="4"/>
        </table:table-row>
        <table:table-row table:style-name="ro2">
          <table:table-cell office:value-type="float" office:value="2126">
            <text:p>2126</text:p>
          </table:table-cell>
          <table:table-cell office:value-type="string">
            <text:p>KickCity</text:p>
          </table:table-cell>
          <table:table-cell office:value-type="string">
            <text:p>https://icomarks.com/ico/KickCity</text:p>
          </table:table-cell>
          <table:table-cell table:number-columns-repeated="4"/>
        </table:table-row>
        <table:table-row table:style-name="ro2">
          <table:table-cell office:value-type="float" office:value="2127">
            <text:p>2127</text:p>
          </table:table-cell>
          <table:table-cell office:value-type="string">
            <text:p>KiMex</text:p>
          </table:table-cell>
          <table:table-cell office:value-type="string">
            <text:p>https://icomarks.com/ico/KiMex</text:p>
          </table:table-cell>
          <table:table-cell table:number-columns-repeated="4"/>
        </table:table-row>
        <table:table-row table:style-name="ro2">
          <table:table-cell office:value-type="float" office:value="2128">
            <text:p>2128</text:p>
          </table:table-cell>
          <table:table-cell office:value-type="string">
            <text:p>KNL ecosystem</text:p>
          </table:table-cell>
          <table:table-cell office:value-type="string">
            <text:p>https://icomarks.com/ico/KNL-ecosystem</text:p>
          </table:table-cell>
          <table:table-cell table:number-columns-repeated="4"/>
        </table:table-row>
        <table:table-row table:style-name="ro2">
          <table:table-cell office:value-type="float" office:value="2129">
            <text:p>2129</text:p>
          </table:table-cell>
          <table:table-cell office:value-type="string">
            <text:p>Kvantor</text:p>
          </table:table-cell>
          <table:table-cell office:value-type="string">
            <text:p>https://icomarks.com/ico/Kvantor</text:p>
          </table:table-cell>
          <table:table-cell table:number-columns-repeated="4"/>
        </table:table-row>
        <table:table-row table:style-name="ro2">
          <table:table-cell office:value-type="float" office:value="2130">
            <text:p>2130</text:p>
          </table:table-cell>
          <table:table-cell office:value-type="string">
            <text:p>LaborCrypto</text:p>
          </table:table-cell>
          <table:table-cell office:value-type="string">
            <text:p>https://icomarks.com/ico/LaborCrypto</text:p>
          </table:table-cell>
          <table:table-cell table:number-columns-repeated="4"/>
        </table:table-row>
        <table:table-row table:style-name="ro2">
          <table:table-cell office:value-type="float" office:value="2131">
            <text:p>2131</text:p>
          </table:table-cell>
          <table:table-cell office:value-type="string">
            <text:p>LevelNet</text:p>
          </table:table-cell>
          <table:table-cell office:value-type="string">
            <text:p>https://icomarks.com/ico/LevelNet</text:p>
          </table:table-cell>
          <table:table-cell table:number-columns-repeated="4"/>
        </table:table-row>
        <table:table-row table:style-name="ro2">
          <table:table-cell office:value-type="float" office:value="2132">
            <text:p>2132</text:p>
          </table:table-cell>
          <table:table-cell office:value-type="string">
            <text:p>Libellum</text:p>
          </table:table-cell>
          <table:table-cell office:value-type="string">
            <text:p>https://icomarks.com/ico/Libellum</text:p>
          </table:table-cell>
          <table:table-cell table:number-columns-repeated="4"/>
        </table:table-row>
        <table:table-row table:style-name="ro2">
          <table:table-cell office:value-type="float" office:value="2133">
            <text:p>2133</text:p>
          </table:table-cell>
          <table:table-cell office:value-type="string">
            <text:p>LightBitAtom</text:p>
          </table:table-cell>
          <table:table-cell office:value-type="string">
            <text:p>https://icomarks.com/ico/LightBitAtom</text:p>
          </table:table-cell>
          <table:table-cell table:number-columns-repeated="4"/>
        </table:table-row>
        <table:table-row table:style-name="ro2">
          <table:table-cell office:value-type="float" office:value="2134">
            <text:p>2134</text:p>
          </table:table-cell>
          <table:table-cell office:value-type="string">
            <text:p>LipChain</text:p>
          </table:table-cell>
          <table:table-cell office:value-type="string">
            <text:p>https://icomarks.com/ico/LipChain</text:p>
          </table:table-cell>
          <table:table-cell table:number-columns-repeated="4"/>
        </table:table-row>
        <table:table-row table:style-name="ro2">
          <table:table-cell office:value-type="float" office:value="2135">
            <text:p>2135</text:p>
          </table:table-cell>
          <table:table-cell office:value-type="string">
            <text:p>Longevity United</text:p>
          </table:table-cell>
          <table:table-cell office:value-type="string">
            <text:p>https://icomarks.com/ico/Longevity-United</text:p>
          </table:table-cell>
          <table:table-cell table:number-columns-repeated="4"/>
        </table:table-row>
        <table:table-row table:style-name="ro2">
          <table:table-cell office:value-type="float" office:value="2137">
            <text:p>2137</text:p>
          </table:table-cell>
          <table:table-cell office:value-type="string">
            <text:p>LUNOX TOKEN</text:p>
          </table:table-cell>
          <table:table-cell office:value-type="string">
            <text:p>https://icomarks.com/ico/LUNOX-TOKEN</text:p>
          </table:table-cell>
          <table:table-cell table:number-columns-repeated="4"/>
        </table:table-row>
        <table:table-row table:style-name="ro2">
          <table:table-cell office:value-type="float" office:value="2138">
            <text:p>2138</text:p>
          </table:table-cell>
          <table:table-cell office:value-type="string">
            <text:p>mCart Protocol</text:p>
          </table:table-cell>
          <table:table-cell office:value-type="string">
            <text:p>https://icomarks.com/ico/mCart-Protocol</text:p>
          </table:table-cell>
          <table:table-cell table:number-columns-repeated="4"/>
        </table:table-row>
        <table:table-row table:style-name="ro2">
          <table:table-cell office:value-type="float" office:value="2139">
            <text:p>2139</text:p>
          </table:table-cell>
          <table:table-cell office:value-type="string">
            <text:p>MeetnGreetMe</text:p>
          </table:table-cell>
          <table:table-cell office:value-type="string">
            <text:p>https://icomarks.com/ico/MeetnGreetMe</text:p>
          </table:table-cell>
          <table:table-cell table:number-columns-repeated="4"/>
        </table:table-row>
        <table:table-row table:style-name="ro2">
          <table:table-cell office:value-type="float" office:value="2140">
            <text:p>2140</text:p>
          </table:table-cell>
          <table:table-cell office:value-type="string">
            <text:p>MiBoodle</text:p>
          </table:table-cell>
          <table:table-cell office:value-type="string">
            <text:p>https://icomarks.com/ico/MiBoodle</text:p>
          </table:table-cell>
          <table:table-cell table:number-columns-repeated="4"/>
        </table:table-row>
        <table:table-row table:style-name="ro2">
          <table:table-cell office:value-type="float" office:value="2141">
            <text:p>2141</text:p>
          </table:table-cell>
          <table:table-cell office:value-type="string">
            <text:p>Midex</text:p>
          </table:table-cell>
          <table:table-cell office:value-type="string">
            <text:p>https://icomarks.com/ico/Midex</text:p>
          </table:table-cell>
          <table:table-cell table:number-columns-repeated="4"/>
        </table:table-row>
        <table:table-row table:style-name="ro2">
          <table:table-cell office:value-type="float" office:value="2144">
            <text:p>2144</text:p>
          </table:table-cell>
          <table:table-cell office:value-type="string">
            <text:p>Monart</text:p>
          </table:table-cell>
          <table:table-cell office:value-type="string">
            <text:p>https://icomarks.com/ico/Monart</text:p>
          </table:table-cell>
          <table:table-cell table:number-columns-repeated="4"/>
        </table:table-row>
        <table:table-row table:style-name="ro2">
          <table:table-cell office:value-type="float" office:value="2145">
            <text:p>2145</text:p>
          </table:table-cell>
          <table:table-cell office:value-type="string">
            <text:p>NAi</text:p>
          </table:table-cell>
          <table:table-cell office:value-type="string">
            <text:p>https://icomarks.com/ico/NAi</text:p>
          </table:table-cell>
          <table:table-cell table:number-columns-repeated="4"/>
        </table:table-row>
        <table:table-row table:style-name="ro2">
          <table:table-cell office:value-type="float" office:value="2146">
            <text:p>2146</text:p>
          </table:table-cell>
          <table:table-cell office:value-type="string">
            <text:p>Native Video Box</text:p>
          </table:table-cell>
          <table:table-cell office:value-type="string">
            <text:p>https://icomarks.com/ico/Native-Video-Box</text:p>
          </table:table-cell>
          <table:table-cell table:number-columns-repeated="4"/>
        </table:table-row>
        <table:table-row table:style-name="ro2">
          <table:table-cell office:value-type="float" office:value="2148">
            <text:p>2148</text:p>
          </table:table-cell>
          <table:table-cell office:value-type="string">
            <text:p>Neurochain</text:p>
          </table:table-cell>
          <table:table-cell office:value-type="string">
            <text:p>https://icomarks.com/ico/Neurochain</text:p>
          </table:table-cell>
          <table:table-cell table:number-columns-repeated="4"/>
        </table:table-row>
        <table:table-row table:style-name="ro2">
          <table:table-cell office:value-type="float" office:value="2150">
            <text:p>2150</text:p>
          </table:table-cell>
          <table:table-cell office:value-type="string">
            <text:p>NonZero</text:p>
          </table:table-cell>
          <table:table-cell office:value-type="string">
            <text:p>https://icomarks.com/ico/NonZero</text:p>
          </table:table-cell>
          <table:table-cell table:number-columns-repeated="4"/>
        </table:table-row>
        <table:table-row table:style-name="ro2">
          <table:table-cell office:value-type="float" office:value="2151">
            <text:p>2151</text:p>
          </table:table-cell>
          <table:table-cell office:value-type="string">
            <text:p>Nordcoin Mining</text:p>
          </table:table-cell>
          <table:table-cell office:value-type="string">
            <text:p>https://icomarks.com/ico/Nordcoin-Mining</text:p>
          </table:table-cell>
          <table:table-cell table:number-columns-repeated="4"/>
        </table:table-row>
        <table:table-row table:style-name="ro2">
          <table:table-cell office:value-type="float" office:value="2152">
            <text:p>2152</text:p>
          </table:table-cell>
          <table:table-cell office:value-type="string">
            <text:p>Nuggets</text:p>
          </table:table-cell>
          <table:table-cell office:value-type="string">
            <text:p>https://icomarks.com/ico/Nuggets</text:p>
          </table:table-cell>
          <table:table-cell table:number-columns-repeated="4"/>
        </table:table-row>
        <table:table-row table:style-name="ro2">
          <table:table-cell office:value-type="float" office:value="2153">
            <text:p>2153</text:p>
          </table:table-cell>
          <table:table-cell office:value-type="string">
            <text:p>OFNOG</text:p>
          </table:table-cell>
          <table:table-cell office:value-type="string">
            <text:p>https://icomarks.com/ico/OFNOG</text:p>
          </table:table-cell>
          <table:table-cell table:number-columns-repeated="4"/>
        </table:table-row>
        <table:table-row table:style-name="ro2">
          <table:table-cell office:value-type="float" office:value="2154">
            <text:p>2154</text:p>
          </table:table-cell>
          <table:table-cell office:value-type="string">
            <text:p>Online</text:p>
          </table:table-cell>
          <table:table-cell office:value-type="string">
            <text:p>https://icomarks.com/ico/Online</text:p>
          </table:table-cell>
          <table:table-cell table:number-columns-repeated="4"/>
        </table:table-row>
        <table:table-row table:style-name="ro2">
          <table:table-cell office:value-type="float" office:value="2156">
            <text:p>2156</text:p>
          </table:table-cell>
          <table:table-cell office:value-type="string">
            <text:p>ORCA</text:p>
          </table:table-cell>
          <table:table-cell office:value-type="string">
            <text:p>https://icomarks.com/ico/ORCA</text:p>
          </table:table-cell>
          <table:table-cell table:number-columns-repeated="4"/>
        </table:table-row>
        <table:table-row table:style-name="ro2">
          <table:table-cell office:value-type="float" office:value="2157">
            <text:p>2157</text:p>
          </table:table-cell>
          <table:table-cell office:value-type="string">
            <text:p>Pantercon</text:p>
          </table:table-cell>
          <table:table-cell office:value-type="string">
            <text:p>https://icomarks.com/ico/Pantercon</text:p>
          </table:table-cell>
          <table:table-cell table:number-columns-repeated="4"/>
        </table:table-row>
        <table:table-row table:style-name="ro2">
          <table:table-cell office:value-type="float" office:value="2158">
            <text:p>2158</text:p>
          </table:table-cell>
          <table:table-cell office:value-type="string">
            <text:p>PARQ</text:p>
          </table:table-cell>
          <table:table-cell office:value-type="string">
            <text:p>https://icomarks.com/ico/PARQ</text:p>
          </table:table-cell>
          <table:table-cell table:number-columns-repeated="4"/>
        </table:table-row>
        <table:table-row table:style-name="ro2">
          <table:table-cell office:value-type="float" office:value="2159">
            <text:p>2159</text:p>
          </table:table-cell>
          <table:table-cell office:value-type="string">
            <text:p>Peculium</text:p>
          </table:table-cell>
          <table:table-cell office:value-type="string">
            <text:p>https://icomarks.com/ico/Peculium</text:p>
          </table:table-cell>
          <table:table-cell table:number-columns-repeated="4"/>
        </table:table-row>
        <table:table-row table:style-name="ro2">
          <table:table-cell office:value-type="float" office:value="2160">
            <text:p>2160</text:p>
          </table:table-cell>
          <table:table-cell office:value-type="string">
            <text:p>Peoplewave</text:p>
          </table:table-cell>
          <table:table-cell office:value-type="string">
            <text:p>https://icomarks.com/ico/Peoplewave</text:p>
          </table:table-cell>
          <table:table-cell table:number-columns-repeated="4"/>
        </table:table-row>
        <table:table-row table:style-name="ro2">
          <table:table-cell office:value-type="float" office:value="2161">
            <text:p>2161</text:p>
          </table:table-cell>
          <table:table-cell office:value-type="string">
            <text:p>Philanthor</text:p>
          </table:table-cell>
          <table:table-cell office:value-type="string">
            <text:p>https://icomarks.com/ico/Philanthor</text:p>
          </table:table-cell>
          <table:table-cell table:number-columns-repeated="4"/>
        </table:table-row>
        <table:table-row table:style-name="ro2">
          <table:table-cell office:value-type="float" office:value="2162">
            <text:p>2162</text:p>
          </table:table-cell>
          <table:table-cell office:value-type="string">
            <text:p>Pigzbe</text:p>
          </table:table-cell>
          <table:table-cell office:value-type="string">
            <text:p>https://icomarks.com/ico/Pigzbe</text:p>
          </table:table-cell>
          <table:table-cell table:number-columns-repeated="4"/>
        </table:table-row>
        <table:table-row table:style-name="ro2">
          <table:table-cell office:value-type="float" office:value="2163">
            <text:p>2163</text:p>
          </table:table-cell>
          <table:table-cell office:value-type="string">
            <text:p>PikcioChain</text:p>
          </table:table-cell>
          <table:table-cell office:value-type="string">
            <text:p>https://icomarks.com/ico/PikcioChain</text:p>
          </table:table-cell>
          <table:table-cell table:number-columns-repeated="4"/>
        </table:table-row>
        <table:table-row table:style-name="ro2">
          <table:table-cell office:value-type="float" office:value="2165">
            <text:p>2165</text:p>
          </table:table-cell>
          <table:table-cell office:value-type="string">
            <text:p>PrimeX</text:p>
          </table:table-cell>
          <table:table-cell office:value-type="string">
            <text:p>https://icomarks.com/ico/PrimeX</text:p>
          </table:table-cell>
          <table:table-cell table:number-columns-repeated="4"/>
        </table:table-row>
        <table:table-row table:style-name="ro2">
          <table:table-cell office:value-type="float" office:value="2166">
            <text:p>2166</text:p>
          </table:table-cell>
          <table:table-cell office:value-type="string">
            <text:p>Profede</text:p>
          </table:table-cell>
          <table:table-cell office:value-type="string">
            <text:p>https://icomarks.com/ico/Profede</text:p>
          </table:table-cell>
          <table:table-cell table:number-columns-repeated="4"/>
        </table:table-row>
        <table:table-row table:style-name="ro2">
          <table:table-cell office:value-type="float" office:value="2167">
            <text:p>2167</text:p>
          </table:table-cell>
          <table:table-cell office:value-type="string">
            <text:p>Properbuz</text:p>
          </table:table-cell>
          <table:table-cell office:value-type="string">
            <text:p>https://icomarks.com/ico/Properbuz</text:p>
          </table:table-cell>
          <table:table-cell table:number-columns-repeated="4"/>
        </table:table-row>
        <table:table-row table:style-name="ro2">
          <table:table-cell office:value-type="float" office:value="2168">
            <text:p>2168</text:p>
          </table:table-cell>
          <table:table-cell office:value-type="string">
            <text:p>Provoco</text:p>
          </table:table-cell>
          <table:table-cell office:value-type="string">
            <text:p>https://icomarks.com/ico/Provoco</text:p>
          </table:table-cell>
          <table:table-cell table:number-columns-repeated="4"/>
        </table:table-row>
        <table:table-row table:style-name="ro2">
          <table:table-cell office:value-type="float" office:value="2169">
            <text:p>2169</text:p>
          </table:table-cell>
          <table:table-cell office:value-type="string">
            <text:p>Quantum Intelligence</text:p>
          </table:table-cell>
          <table:table-cell office:value-type="string">
            <text:p>https://icomarks.com/ico/Quantum-Intelligence</text:p>
          </table:table-cell>
          <table:table-cell table:number-columns-repeated="4"/>
        </table:table-row>
        <table:table-row table:style-name="ro2">
          <table:table-cell office:value-type="float" office:value="2170">
            <text:p>2170</text:p>
          </table:table-cell>
          <table:table-cell office:value-type="string">
            <text:p>RECORD Foundation</text:p>
          </table:table-cell>
          <table:table-cell office:value-type="string">
            <text:p>https://icomarks.com/ico/RECORD-Foundation</text:p>
          </table:table-cell>
          <table:table-cell table:number-columns-repeated="4"/>
        </table:table-row>
        <table:table-row table:style-name="ro2">
          <table:table-cell office:value-type="float" office:value="2171">
            <text:p>2171</text:p>
          </table:table-cell>
          <table:table-cell office:value-type="string">
            <text:p>REMME</text:p>
          </table:table-cell>
          <table:table-cell office:value-type="string">
            <text:p>https://icomarks.com/ico/REMME</text:p>
          </table:table-cell>
          <table:table-cell table:number-columns-repeated="4"/>
        </table:table-row>
        <table:table-row table:style-name="ro2">
          <table:table-cell office:value-type="float" office:value="2174">
            <text:p>2174</text:p>
          </table:table-cell>
          <table:table-cell office:value-type="string">
            <text:p>SafeCrypt</text:p>
          </table:table-cell>
          <table:table-cell office:value-type="string">
            <text:p>https://icomarks.com/ico/SafeCrypt</text:p>
          </table:table-cell>
          <table:table-cell table:number-columns-repeated="4"/>
        </table:table-row>
        <table:table-row table:style-name="ro2">
          <table:table-cell office:value-type="float" office:value="2175">
            <text:p>2175</text:p>
          </table:table-cell>
          <table:table-cell office:value-type="string">
            <text:p>Second Life Coin</text:p>
          </table:table-cell>
          <table:table-cell office:value-type="string">
            <text:p>https://icomarks.com/ico/Second-Life-Coin</text:p>
          </table:table-cell>
          <table:table-cell table:number-columns-repeated="4"/>
        </table:table-row>
        <table:table-row table:style-name="ro2">
          <table:table-cell office:value-type="float" office:value="2176">
            <text:p>2176</text:p>
          </table:table-cell>
          <table:table-cell office:value-type="string">
            <text:p>Sentinel Chain</text:p>
          </table:table-cell>
          <table:table-cell office:value-type="string">
            <text:p>https://icomarks.com/ico/Sentinel-Chain</text:p>
          </table:table-cell>
          <table:table-cell table:number-columns-repeated="4"/>
        </table:table-row>
        <table:table-row table:style-name="ro2">
          <table:table-cell office:value-type="float" office:value="2177">
            <text:p>2177</text:p>
          </table:table-cell>
          <table:table-cell office:value-type="string">
            <text:p>Shping</text:p>
          </table:table-cell>
          <table:table-cell office:value-type="string">
            <text:p>https://icomarks.com/ico/Shping</text:p>
          </table:table-cell>
          <table:table-cell table:number-columns-repeated="4"/>
        </table:table-row>
        <table:table-row table:style-name="ro2">
          <table:table-cell office:value-type="float" office:value="2178">
            <text:p>2178</text:p>
          </table:table-cell>
          <table:table-cell office:value-type="string">
            <text:p>SKARA</text:p>
          </table:table-cell>
          <table:table-cell office:value-type="string">
            <text:p>https://icomarks.com/ico/SKARA</text:p>
          </table:table-cell>
          <table:table-cell table:number-columns-repeated="4"/>
        </table:table-row>
        <table:table-row table:style-name="ro2">
          <table:table-cell office:value-type="float" office:value="2180">
            <text:p>2180</text:p>
          </table:table-cell>
          <table:table-cell office:value-type="string">
            <text:p>SLT</text:p>
          </table:table-cell>
          <table:table-cell office:value-type="string">
            <text:p>https://icomarks.com/ico/SLT</text:p>
          </table:table-cell>
          <table:table-cell table:number-columns-repeated="4"/>
        </table:table-row>
        <table:table-row table:style-name="ro2">
          <table:table-cell office:value-type="float" office:value="2181">
            <text:p>2181</text:p>
          </table:table-cell>
          <table:table-cell office:value-type="string">
            <text:p>SmartContractChain</text:p>
          </table:table-cell>
          <table:table-cell office:value-type="string">
            <text:p>https://icomarks.com/ico/SmartContractChain</text:p>
          </table:table-cell>
          <table:table-cell table:number-columns-repeated="4"/>
        </table:table-row>
        <table:table-row table:style-name="ro2">
          <table:table-cell office:value-type="float" office:value="2182">
            <text:p>2182</text:p>
          </table:table-cell>
          <table:table-cell office:value-type="string">
            <text:p>Smoke</text:p>
          </table:table-cell>
          <table:table-cell office:value-type="string">
            <text:p>https://icomarks.com/ico/Smoke</text:p>
          </table:table-cell>
          <table:table-cell table:number-columns-repeated="4"/>
        </table:table-row>
        <table:table-row table:style-name="ro2">
          <table:table-cell office:value-type="float" office:value="2183">
            <text:p>2183</text:p>
          </table:table-cell>
          <table:table-cell office:value-type="string">
            <text:p>SOFIN</text:p>
          </table:table-cell>
          <table:table-cell office:value-type="string">
            <text:p>https://icomarks.com/ico/SOFIN</text:p>
          </table:table-cell>
          <table:table-cell table:number-columns-repeated="4"/>
        </table:table-row>
        <table:table-row table:style-name="ro2">
          <table:table-cell office:value-type="float" office:value="2184">
            <text:p>2184</text:p>
          </table:table-cell>
          <table:table-cell office:value-type="string">
            <text:p>SprintX</text:p>
          </table:table-cell>
          <table:table-cell office:value-type="string">
            <text:p>https://icomarks.com/ico/SprintX</text:p>
          </table:table-cell>
          <table:table-cell table:number-columns-repeated="4"/>
        </table:table-row>
        <table:table-row table:style-name="ro2">
          <table:table-cell office:value-type="float" office:value="2185">
            <text:p>2185</text:p>
          </table:table-cell>
          <table:table-cell office:value-type="string">
            <text:p>Stellargold</text:p>
          </table:table-cell>
          <table:table-cell office:value-type="string">
            <text:p>https://icomarks.com/ico/Stellargold</text:p>
          </table:table-cell>
          <table:table-cell table:number-columns-repeated="4"/>
        </table:table-row>
        <table:table-row table:style-name="ro2">
          <table:table-cell office:value-type="float" office:value="2186">
            <text:p>2186</text:p>
          </table:table-cell>
          <table:table-cell office:value-type="string">
            <text:p>StopTheFakes</text:p>
          </table:table-cell>
          <table:table-cell office:value-type="string">
            <text:p>https://icomarks.com/ico/StopTheFakes</text:p>
          </table:table-cell>
          <table:table-cell table:number-columns-repeated="4"/>
        </table:table-row>
        <table:table-row table:style-name="ro2">
          <table:table-cell office:value-type="float" office:value="2187">
            <text:p>2187</text:p>
          </table:table-cell>
          <table:table-cell office:value-type="string">
            <text:p>Suapp</text:p>
          </table:table-cell>
          <table:table-cell office:value-type="string">
            <text:p>https://icomarks.com/ico/Suapp</text:p>
          </table:table-cell>
          <table:table-cell table:number-columns-repeated="4"/>
        </table:table-row>
        <table:table-row table:style-name="ro2">
          <table:table-cell office:value-type="float" office:value="2188">
            <text:p>2188</text:p>
          </table:table-cell>
          <table:table-cell office:value-type="string">
            <text:p>SunContract</text:p>
          </table:table-cell>
          <table:table-cell office:value-type="string">
            <text:p>https://icomarks.com/ico/SunContract</text:p>
          </table:table-cell>
          <table:table-cell table:number-columns-repeated="4"/>
        </table:table-row>
        <table:table-row table:style-name="ro2">
          <table:table-cell office:value-type="float" office:value="2189">
            <text:p>2189</text:p>
          </table:table-cell>
          <table:table-cell office:value-type="string">
            <text:p>SurruS</text:p>
          </table:table-cell>
          <table:table-cell office:value-type="string">
            <text:p>https://icomarks.com/ico/SurruS</text:p>
          </table:table-cell>
          <table:table-cell table:number-columns-repeated="4"/>
        </table:table-row>
        <table:table-row table:style-name="ro2">
          <table:table-cell office:value-type="float" office:value="2190">
            <text:p>2190</text:p>
          </table:table-cell>
          <table:table-cell office:value-type="string">
            <text:p>SVPER</text:p>
          </table:table-cell>
          <table:table-cell office:value-type="string">
            <text:p>https://icomarks.com/ico/SVPER</text:p>
          </table:table-cell>
          <table:table-cell table:number-columns-repeated="4"/>
        </table:table-row>
        <table:table-row table:style-name="ro2">
          <table:table-cell office:value-type="float" office:value="2191">
            <text:p>2191</text:p>
          </table:table-cell>
          <table:table-cell office:value-type="string">
            <text:p>Taylor</text:p>
          </table:table-cell>
          <table:table-cell office:value-type="string">
            <text:p>https://icomarks.com/ico/Taylor</text:p>
          </table:table-cell>
          <table:table-cell table:number-columns-repeated="4"/>
        </table:table-row>
        <table:table-row table:style-name="ro2">
          <table:table-cell office:value-type="float" office:value="2192">
            <text:p>2192</text:p>
          </table:table-cell>
          <table:table-cell office:value-type="string">
            <text:p>TE-FOOD</text:p>
          </table:table-cell>
          <table:table-cell office:value-type="string">
            <text:p>https://icomarks.com/ico/TE-FOOD</text:p>
          </table:table-cell>
          <table:table-cell table:number-columns-repeated="4"/>
        </table:table-row>
        <table:table-row table:style-name="ro2">
          <table:table-cell office:value-type="float" office:value="2193">
            <text:p>2193</text:p>
          </table:table-cell>
          <table:table-cell office:value-type="string">
            <text:p>Time Money</text:p>
          </table:table-cell>
          <table:table-cell office:value-type="string">
            <text:p>https://icomarks.com/ico/Time-Money</text:p>
          </table:table-cell>
          <table:table-cell table:number-columns-repeated="4"/>
        </table:table-row>
        <table:table-row table:style-name="ro2">
          <table:table-cell office:value-type="float" office:value="2194">
            <text:p>2194</text:p>
          </table:table-cell>
          <table:table-cell office:value-type="string">
            <text:p>Tokenroll</text:p>
          </table:table-cell>
          <table:table-cell office:value-type="string">
            <text:p>https://icomarks.com/ico/Tokenroll</text:p>
          </table:table-cell>
          <table:table-cell table:number-columns-repeated="4"/>
        </table:table-row>
        <table:table-row table:style-name="ro2">
          <table:table-cell office:value-type="float" office:value="2195">
            <text:p>2195</text:p>
          </table:table-cell>
          <table:table-cell office:value-type="string">
            <text:p>Tombola</text:p>
          </table:table-cell>
          <table:table-cell office:value-type="string">
            <text:p>https://icomarks.com/ico/Tombola</text:p>
          </table:table-cell>
          <table:table-cell table:number-columns-repeated="4"/>
        </table:table-row>
        <table:table-row table:style-name="ro2">
          <table:table-cell office:value-type="float" office:value="2196">
            <text:p>2196</text:p>
          </table:table-cell>
          <table:table-cell office:value-type="string">
            <text:p>Toyken</text:p>
          </table:table-cell>
          <table:table-cell office:value-type="string">
            <text:p>https://icomarks.com/ico/Toyken</text:p>
          </table:table-cell>
          <table:table-cell table:number-columns-repeated="4"/>
        </table:table-row>
        <table:table-row table:style-name="ro2">
          <table:table-cell office:value-type="float" office:value="2197">
            <text:p>2197</text:p>
          </table:table-cell>
          <table:table-cell office:value-type="string">
            <text:p>Trade Pharma Network</text:p>
          </table:table-cell>
          <table:table-cell office:value-type="string">
            <text:p>https://icomarks.com/ico/Trade-Pharma-Network</text:p>
          </table:table-cell>
          <table:table-cell table:number-columns-repeated="4"/>
        </table:table-row>
        <table:table-row table:style-name="ro2">
          <table:table-cell office:value-type="float" office:value="2198">
            <text:p>2198</text:p>
          </table:table-cell>
          <table:table-cell office:value-type="string">
            <text:p>Tradershub</text:p>
          </table:table-cell>
          <table:table-cell office:value-type="string">
            <text:p>https://icomarks.com/ico/Tradershub</text:p>
          </table:table-cell>
          <table:table-cell table:number-columns-repeated="4"/>
        </table:table-row>
        <table:table-row table:style-name="ro2">
          <table:table-cell office:value-type="float" office:value="2200">
            <text:p>2200</text:p>
          </table:table-cell>
          <table:table-cell office:value-type="string">
            <text:p>Transcodium</text:p>
          </table:table-cell>
          <table:table-cell office:value-type="string">
            <text:p>https://icomarks.com/ico/Transcodium</text:p>
          </table:table-cell>
          <table:table-cell table:number-columns-repeated="4"/>
        </table:table-row>
        <table:table-row table:style-name="ro2">
          <table:table-cell office:value-type="float" office:value="2201">
            <text:p>2201</text:p>
          </table:table-cell>
          <table:table-cell office:value-type="string">
            <text:p>Trends Project</text:p>
          </table:table-cell>
          <table:table-cell office:value-type="string">
            <text:p>https://icomarks.com/ico/Trends-Project</text:p>
          </table:table-cell>
          <table:table-cell table:number-columns-repeated="4"/>
        </table:table-row>
        <table:table-row table:style-name="ro2">
          <table:table-cell office:value-type="float" office:value="2202">
            <text:p>2202</text:p>
          </table:table-cell>
          <table:table-cell office:value-type="string">
            <text:p>Triggmine</text:p>
          </table:table-cell>
          <table:table-cell office:value-type="string">
            <text:p>https://icomarks.com/ico/Triggmine</text:p>
          </table:table-cell>
          <table:table-cell table:number-columns-repeated="4"/>
        </table:table-row>
        <table:table-row table:style-name="ro2">
          <table:table-cell office:value-type="float" office:value="2203">
            <text:p>2203</text:p>
          </table:table-cell>
          <table:table-cell office:value-type="string">
            <text:p>TrigID</text:p>
          </table:table-cell>
          <table:table-cell office:value-type="string">
            <text:p>https://icomarks.com/ico/TrigID</text:p>
          </table:table-cell>
          <table:table-cell table:number-columns-repeated="4"/>
        </table:table-row>
        <table:table-row table:style-name="ro2">
          <table:table-cell office:value-type="float" office:value="2204">
            <text:p>2204</text:p>
          </table:table-cell>
          <table:table-cell office:value-type="string">
            <text:p>Truefeedback</text:p>
          </table:table-cell>
          <table:table-cell office:value-type="string">
            <text:p>https://icomarks.com/ico/Truefeedback</text:p>
          </table:table-cell>
          <table:table-cell table:number-columns-repeated="4"/>
        </table:table-row>
        <table:table-row table:style-name="ro2">
          <table:table-cell office:value-type="float" office:value="2205">
            <text:p>2205</text:p>
          </table:table-cell>
          <table:table-cell office:value-type="string">
            <text:p>Ubcoin Market</text:p>
          </table:table-cell>
          <table:table-cell office:value-type="string">
            <text:p>https://icomarks.com/ico/Ubcoin-Market</text:p>
          </table:table-cell>
          <table:table-cell table:number-columns-repeated="4"/>
        </table:table-row>
        <table:table-row table:style-name="ro2">
          <table:table-cell office:value-type="float" office:value="2206">
            <text:p>2206</text:p>
          </table:table-cell>
          <table:table-cell office:value-type="string">
            <text:p>uKit</text:p>
          </table:table-cell>
          <table:table-cell office:value-type="string">
            <text:p>https://icomarks.com/ico/uKit</text:p>
          </table:table-cell>
          <table:table-cell table:number-columns-repeated="4"/>
        </table:table-row>
        <table:table-row table:style-name="ro2">
          <table:table-cell office:value-type="float" office:value="2207">
            <text:p>2207</text:p>
          </table:table-cell>
          <table:table-cell office:value-type="string">
            <text:p>UnfoldU</text:p>
          </table:table-cell>
          <table:table-cell office:value-type="string">
            <text:p>https://icomarks.com/ico/UnfoldU</text:p>
          </table:table-cell>
          <table:table-cell table:number-columns-repeated="4"/>
        </table:table-row>
        <table:table-row table:style-name="ro2">
          <table:table-cell office:value-type="float" office:value="2208">
            <text:p>2208</text:p>
          </table:table-cell>
          <table:table-cell office:value-type="string">
            <text:p>VENOTY</text:p>
          </table:table-cell>
          <table:table-cell office:value-type="string">
            <text:p>https://icomarks.com/ico/VENOTY</text:p>
          </table:table-cell>
          <table:table-cell table:number-columns-repeated="4"/>
        </table:table-row>
        <table:table-row table:style-name="ro2">
          <table:table-cell office:value-type="float" office:value="2209">
            <text:p>2209</text:p>
          </table:table-cell>
          <table:table-cell office:value-type="string">
            <text:p>Viewo</text:p>
          </table:table-cell>
          <table:table-cell office:value-type="string">
            <text:p>https://icomarks.com/ico/Viewo</text:p>
          </table:table-cell>
          <table:table-cell table:number-columns-repeated="4"/>
        </table:table-row>
        <table:table-row table:style-name="ro2">
          <table:table-cell office:value-type="float" office:value="2210">
            <text:p>2210</text:p>
          </table:table-cell>
          <table:table-cell office:value-type="string">
            <text:p>VinChain</text:p>
          </table:table-cell>
          <table:table-cell office:value-type="string">
            <text:p>https://icomarks.com/ico/VinChain</text:p>
          </table:table-cell>
          <table:table-cell table:number-columns-repeated="4"/>
        </table:table-row>
        <table:table-row table:style-name="ro2">
          <table:table-cell office:value-type="float" office:value="2211">
            <text:p>2211</text:p>
          </table:table-cell>
          <table:table-cell office:value-type="string">
            <text:p>WAR FIELD</text:p>
          </table:table-cell>
          <table:table-cell office:value-type="string">
            <text:p>https://icomarks.com/ico/WAR-FIELD</text:p>
          </table:table-cell>
          <table:table-cell table:number-columns-repeated="4"/>
        </table:table-row>
        <table:table-row table:style-name="ro2">
          <table:table-cell office:value-type="float" office:value="2212">
            <text:p>2212</text:p>
          </table:table-cell>
          <table:table-cell office:value-type="string">
            <text:p>WDX</text:p>
          </table:table-cell>
          <table:table-cell office:value-type="string">
            <text:p>https://icomarks.com/ico/WDX</text:p>
          </table:table-cell>
          <table:table-cell table:number-columns-repeated="4"/>
        </table:table-row>
        <table:table-row table:style-name="ro2">
          <table:table-cell office:value-type="float" office:value="2213">
            <text:p>2213</text:p>
          </table:table-cell>
          <table:table-cell office:value-type="string">
            <text:p>Webcoin</text:p>
          </table:table-cell>
          <table:table-cell office:value-type="string">
            <text:p>https://icomarks.com/ico/Webcoin</text:p>
          </table:table-cell>
          <table:table-cell table:number-columns-repeated="4"/>
        </table:table-row>
        <table:table-row table:style-name="ro2">
          <table:table-cell office:value-type="float" office:value="2215">
            <text:p>2215</text:p>
          </table:table-cell>
          <table:table-cell office:value-type="string">
            <text:p>Whyral</text:p>
          </table:table-cell>
          <table:table-cell office:value-type="string">
            <text:p>https://icomarks.com/ico/Whyral</text:p>
          </table:table-cell>
          <table:table-cell table:number-columns-repeated="4"/>
        </table:table-row>
        <table:table-row table:style-name="ro2">
          <table:table-cell office:value-type="float" office:value="2216">
            <text:p>2216</text:p>
          </table:table-cell>
          <table:table-cell office:value-type="string">
            <text:p>Wizebit</text:p>
          </table:table-cell>
          <table:table-cell office:value-type="string">
            <text:p>https://icomarks.com/ico/Wizebit</text:p>
          </table:table-cell>
          <table:table-cell table:number-columns-repeated="4"/>
        </table:table-row>
        <table:table-row table:style-name="ro2">
          <table:table-cell office:value-type="float" office:value="2217">
            <text:p>2217</text:p>
          </table:table-cell>
          <table:table-cell office:value-type="string">
            <text:p>WMpro</text:p>
          </table:table-cell>
          <table:table-cell office:value-type="string">
            <text:p>https://icomarks.com/ico/WMpro</text:p>
          </table:table-cell>
          <table:table-cell table:number-columns-repeated="4"/>
        </table:table-row>
        <table:table-row table:style-name="ro2">
          <table:table-cell office:value-type="float" office:value="2218">
            <text:p>2218</text:p>
          </table:table-cell>
          <table:table-cell office:value-type="string">
            <text:p>Worldwide Asset eXchange</text:p>
          </table:table-cell>
          <table:table-cell office:value-type="string">
            <text:p>https://icomarks.com/ico/Worldwide-Asset-eXchange</text:p>
          </table:table-cell>
          <table:table-cell table:number-columns-repeated="4"/>
        </table:table-row>
        <table:table-row table:style-name="ro2">
          <table:table-cell office:value-type="float" office:value="2219">
            <text:p>2219</text:p>
          </table:table-cell>
          <table:table-cell office:value-type="string">
            <text:p>WorldWiFi</text:p>
          </table:table-cell>
          <table:table-cell office:value-type="string">
            <text:p>https://icomarks.com/ico/WorldWiFi</text:p>
          </table:table-cell>
          <table:table-cell table:number-columns-repeated="4"/>
        </table:table-row>
        <table:table-row table:style-name="ro2">
          <table:table-cell office:value-type="float" office:value="2220">
            <text:p>2220</text:p>
          </table:table-cell>
          <table:table-cell office:value-type="string">
            <text:p>Xenchain</text:p>
          </table:table-cell>
          <table:table-cell office:value-type="string">
            <text:p>https://icomarks.com/ico/Xenchain</text:p>
          </table:table-cell>
          <table:table-cell table:number-columns-repeated="4"/>
        </table:table-row>
        <table:table-row table:style-name="ro2">
          <table:table-cell office:value-type="float" office:value="2221">
            <text:p>2221</text:p>
          </table:table-cell>
          <table:table-cell office:value-type="string">
            <text:p>XYO Network</text:p>
          </table:table-cell>
          <table:table-cell office:value-type="string">
            <text:p>https://icomarks.com/ico/XYO-Network</text:p>
          </table:table-cell>
          <table:table-cell table:number-columns-repeated="4"/>
        </table:table-row>
        <table:table-row table:style-name="ro2">
          <table:table-cell office:value-type="float" office:value="2224">
            <text:p>2224</text:p>
          </table:table-cell>
          <table:table-cell office:value-type="string">
            <text:p>3cCoin</text:p>
          </table:table-cell>
          <table:table-cell office:value-type="string">
            <text:p>https://icomarks.com/ico/3cCoin</text:p>
          </table:table-cell>
          <table:table-cell table:number-columns-repeated="4"/>
        </table:table-row>
        <table:table-row table:style-name="ro2">
          <table:table-cell office:value-type="float" office:value="2225">
            <text:p>2225</text:p>
          </table:table-cell>
          <table:table-cell office:value-type="string">
            <text:p>8 Circuit Studios</text:p>
          </table:table-cell>
          <table:table-cell office:value-type="string">
            <text:p>https://icomarks.com/ico/8-Circuit-Studios</text:p>
          </table:table-cell>
          <table:table-cell table:number-columns-repeated="4"/>
        </table:table-row>
        <table:table-row table:style-name="ro2">
          <table:table-cell office:value-type="float" office:value="2226">
            <text:p>2226</text:p>
          </table:table-cell>
          <table:table-cell office:value-type="string">
            <text:p>Accounting Blockchain</text:p>
          </table:table-cell>
          <table:table-cell office:value-type="string">
            <text:p>https://icomarks.com/ico/Accounting-Blockchain</text:p>
          </table:table-cell>
          <table:table-cell table:number-columns-repeated="4"/>
        </table:table-row>
        <table:table-row table:style-name="ro2">
          <table:table-cell office:value-type="float" office:value="2228">
            <text:p>2228</text:p>
          </table:table-cell>
          <table:table-cell office:value-type="string">
            <text:p>Africunia</text:p>
          </table:table-cell>
          <table:table-cell office:value-type="string">
            <text:p>https://icomarks.com/ico/Africunia</text:p>
          </table:table-cell>
          <table:table-cell table:number-columns-repeated="4"/>
        </table:table-row>
        <table:table-row table:style-name="ro2">
          <table:table-cell office:value-type="float" office:value="2229">
            <text:p>2229</text:p>
          </table:table-cell>
          <table:table-cell office:value-type="string">
            <text:p>AI Crypto</text:p>
          </table:table-cell>
          <table:table-cell office:value-type="string">
            <text:p>https://icomarks.com/ico/AI-Crypto</text:p>
          </table:table-cell>
          <table:table-cell table:number-columns-repeated="4"/>
        </table:table-row>
        <table:table-row table:style-name="ro2">
          <table:table-cell office:value-type="float" office:value="2230">
            <text:p>2230</text:p>
          </table:table-cell>
          <table:table-cell office:value-type="string">
            <text:p>Airwallet</text:p>
          </table:table-cell>
          <table:table-cell office:value-type="string">
            <text:p>https://icomarks.com/ico/Airwallet</text:p>
          </table:table-cell>
          <table:table-cell table:number-columns-repeated="4"/>
        </table:table-row>
        <table:table-row table:style-name="ro2">
          <table:table-cell office:value-type="float" office:value="2231">
            <text:p>2231</text:p>
          </table:table-cell>
          <table:table-cell office:value-type="string">
            <text:p>Ambrosus</text:p>
          </table:table-cell>
          <table:table-cell office:value-type="string">
            <text:p>https://icomarks.com/ico/Ambrosus</text:p>
          </table:table-cell>
          <table:table-cell table:number-columns-repeated="4"/>
        </table:table-row>
        <table:table-row table:style-name="ro2">
          <table:table-cell office:value-type="float" office:value="2233">
            <text:p>2233</text:p>
          </table:table-cell>
          <table:table-cell office:value-type="string">
            <text:p>Arcona</text:p>
          </table:table-cell>
          <table:table-cell office:value-type="string">
            <text:p>https://icomarks.com/ico/Arcona</text:p>
          </table:table-cell>
          <table:table-cell table:number-columns-repeated="4"/>
        </table:table-row>
        <table:table-row table:style-name="ro2">
          <table:table-cell office:value-type="float" office:value="2234">
            <text:p>2234</text:p>
          </table:table-cell>
          <table:table-cell office:value-type="string">
            <text:p>Asura Coin</text:p>
          </table:table-cell>
          <table:table-cell office:value-type="string">
            <text:p>https://icomarks.com/ico/Asura-Coin</text:p>
          </table:table-cell>
          <table:table-cell table:number-columns-repeated="4"/>
        </table:table-row>
        <table:table-row table:style-name="ro2">
          <table:table-cell office:value-type="float" office:value="2235">
            <text:p>2235</text:p>
          </table:table-cell>
          <table:table-cell office:value-type="string">
            <text:p>Aurum</text:p>
          </table:table-cell>
          <table:table-cell office:value-type="string">
            <text:p>https://icomarks.com/ico/Aurum</text:p>
          </table:table-cell>
          <table:table-cell table:number-columns-repeated="4"/>
        </table:table-row>
        <table:table-row table:style-name="ro2">
          <table:table-cell office:value-type="float" office:value="2237">
            <text:p>2237</text:p>
          </table:table-cell>
          <table:table-cell office:value-type="string">
            <text:p>Aworker</text:p>
          </table:table-cell>
          <table:table-cell office:value-type="string">
            <text:p>https://icomarks.com/ico/Aworker</text:p>
          </table:table-cell>
          <table:table-cell table:number-columns-repeated="4"/>
        </table:table-row>
        <table:table-row table:style-name="ro2">
          <table:table-cell office:value-type="float" office:value="2238">
            <text:p>2238</text:p>
          </table:table-cell>
          <table:table-cell office:value-type="string">
            <text:p>BankDex</text:p>
          </table:table-cell>
          <table:table-cell office:value-type="string">
            <text:p>https://icomarks.com/ico/BankDex</text:p>
          </table:table-cell>
          <table:table-cell table:number-columns-repeated="4"/>
        </table:table-row>
        <table:table-row table:style-name="ro2">
          <table:table-cell office:value-type="float" office:value="2239">
            <text:p>2239</text:p>
          </table:table-cell>
          <table:table-cell office:value-type="string">
            <text:p>Bayan Token</text:p>
          </table:table-cell>
          <table:table-cell office:value-type="string">
            <text:p>https://icomarks.com/ico/Bayan-Token</text:p>
          </table:table-cell>
          <table:table-cell table:number-columns-repeated="4"/>
        </table:table-row>
        <table:table-row table:style-name="ro2">
          <table:table-cell office:value-type="float" office:value="2240">
            <text:p>2240</text:p>
          </table:table-cell>
          <table:table-cell office:value-type="string">
            <text:p>Birdchain</text:p>
          </table:table-cell>
          <table:table-cell office:value-type="string">
            <text:p>https://icomarks.com/ico/Birdchain</text:p>
          </table:table-cell>
          <table:table-cell table:number-columns-repeated="4"/>
        </table:table-row>
        <table:table-row table:style-name="ro2">
          <table:table-cell office:value-type="float" office:value="2241">
            <text:p>2241</text:p>
          </table:table-cell>
          <table:table-cell office:value-type="string">
            <text:p>Bitcollar</text:p>
          </table:table-cell>
          <table:table-cell office:value-type="string">
            <text:p>https://icomarks.com/ico/Bitcollar</text:p>
          </table:table-cell>
          <table:table-cell table:number-columns-repeated="4"/>
        </table:table-row>
        <table:table-row table:style-name="ro2">
          <table:table-cell office:value-type="float" office:value="2242">
            <text:p>2242</text:p>
          </table:table-cell>
          <table:table-cell office:value-type="string">
            <text:p>BitGuild</text:p>
          </table:table-cell>
          <table:table-cell office:value-type="string">
            <text:p>https://icomarks.com/ico/BitGuild</text:p>
          </table:table-cell>
          <table:table-cell table:number-columns-repeated="4"/>
        </table:table-row>
        <table:table-row table:style-name="ro2">
          <table:table-cell office:value-type="float" office:value="2243">
            <text:p>2243</text:p>
          </table:table-cell>
          <table:table-cell office:value-type="string">
            <text:p>Bittrace</text:p>
          </table:table-cell>
          <table:table-cell office:value-type="string">
            <text:p>https://icomarks.com/ico/Bittrace</text:p>
          </table:table-cell>
          <table:table-cell table:number-columns-repeated="4"/>
        </table:table-row>
        <table:table-row table:style-name="ro2">
          <table:table-cell office:value-type="float" office:value="2244">
            <text:p>2244</text:p>
          </table:table-cell>
          <table:table-cell office:value-type="string">
            <text:p>Bitzon</text:p>
          </table:table-cell>
          <table:table-cell office:value-type="string">
            <text:p>https://icomarks.com/ico/Bitzon</text:p>
          </table:table-cell>
          <table:table-cell table:number-columns-repeated="4"/>
        </table:table-row>
        <table:table-row table:style-name="ro2">
          <table:table-cell office:value-type="float" office:value="2245">
            <text:p>2245</text:p>
          </table:table-cell>
          <table:table-cell office:value-type="string">
            <text:p>Blue Whale</text:p>
          </table:table-cell>
          <table:table-cell office:value-type="string">
            <text:p>https://icomarks.com/ico/Blue-Whale</text:p>
          </table:table-cell>
          <table:table-cell table:number-columns-repeated="4"/>
        </table:table-row>
        <table:table-row table:style-name="ro2">
          <table:table-cell office:value-type="float" office:value="2246">
            <text:p>2246</text:p>
          </table:table-cell>
          <table:table-cell office:value-type="string">
            <text:p>BuddToken</text:p>
          </table:table-cell>
          <table:table-cell office:value-type="string">
            <text:p>https://icomarks.com/ico/BuddToken</text:p>
          </table:table-cell>
          <table:table-cell table:number-columns-repeated="4"/>
        </table:table-row>
        <table:table-row table:style-name="ro2">
          <table:table-cell office:value-type="float" office:value="2247">
            <text:p>2247</text:p>
          </table:table-cell>
          <table:table-cell office:value-type="string">
            <text:p>Canlead</text:p>
          </table:table-cell>
          <table:table-cell office:value-type="string">
            <text:p>https://icomarks.com/ico/Canlead</text:p>
          </table:table-cell>
          <table:table-cell table:number-columns-repeated="4"/>
        </table:table-row>
        <table:table-row table:style-name="ro2">
          <table:table-cell office:value-type="float" office:value="2251">
            <text:p>2251</text:p>
          </table:table-cell>
          <table:table-cell office:value-type="string">
            <text:p>Cloverdex</text:p>
          </table:table-cell>
          <table:table-cell office:value-type="string">
            <text:p>https://icomarks.com/ico/Cloverdex</text:p>
          </table:table-cell>
          <table:table-cell table:number-columns-repeated="4"/>
        </table:table-row>
        <table:table-row table:style-name="ro2">
          <table:table-cell office:value-type="float" office:value="2253">
            <text:p>2253</text:p>
          </table:table-cell>
          <table:table-cell office:value-type="string">
            <text:p>CoinPlace</text:p>
          </table:table-cell>
          <table:table-cell office:value-type="string">
            <text:p>https://icomarks.com/ico/CoinPlace</text:p>
          </table:table-cell>
          <table:table-cell table:number-columns-repeated="4"/>
        </table:table-row>
        <table:table-row table:style-name="ro2">
          <table:table-cell office:value-type="float" office:value="2254">
            <text:p>2254</text:p>
          </table:table-cell>
          <table:table-cell office:value-type="string">
            <text:p>concertVR</text:p>
          </table:table-cell>
          <table:table-cell office:value-type="string">
            <text:p>https://icomarks.com/ico/concertVR</text:p>
          </table:table-cell>
          <table:table-cell table:number-columns-repeated="4"/>
        </table:table-row>
        <table:table-row table:style-name="ro2">
          <table:table-cell office:value-type="float" office:value="2256">
            <text:p>2256</text:p>
          </table:table-cell>
          <table:table-cell office:value-type="string">
            <text:p>CPOLLO</text:p>
          </table:table-cell>
          <table:table-cell office:value-type="string">
            <text:p>https://icomarks.com/ico/CPOLLO</text:p>
          </table:table-cell>
          <table:table-cell table:number-columns-repeated="4"/>
        </table:table-row>
        <table:table-row table:style-name="ro2">
          <table:table-cell office:value-type="float" office:value="2257">
            <text:p>2257</text:p>
          </table:table-cell>
          <table:table-cell office:value-type="string">
            <text:p>CREDITS</text:p>
          </table:table-cell>
          <table:table-cell office:value-type="string">
            <text:p>https://icomarks.com/ico/CREDITS</text:p>
          </table:table-cell>
          <table:table-cell table:number-columns-repeated="4"/>
        </table:table-row>
        <table:table-row table:style-name="ro2">
          <table:table-cell office:value-type="float" office:value="2258">
            <text:p>2258</text:p>
          </table:table-cell>
          <table:table-cell office:value-type="string">
            <text:p>Cremit</text:p>
          </table:table-cell>
          <table:table-cell office:value-type="string">
            <text:p>https://icomarks.com/ico/Cremit</text:p>
          </table:table-cell>
          <table:table-cell table:number-columns-repeated="4"/>
        </table:table-row>
        <table:table-row table:style-name="ro2">
          <table:table-cell office:value-type="float" office:value="2259">
            <text:p>2259</text:p>
          </table:table-cell>
          <table:table-cell office:value-type="string">
            <text:p>Crypto Asset Rating</text:p>
          </table:table-cell>
          <table:table-cell office:value-type="string">
            <text:p>https://icomarks.com/ico/Crypto-Asset-Rating</text:p>
          </table:table-cell>
          <table:table-cell table:number-columns-repeated="4"/>
        </table:table-row>
        <table:table-row table:style-name="ro2">
          <table:table-cell office:value-type="float" office:value="2260">
            <text:p>2260</text:p>
          </table:table-cell>
          <table:table-cell office:value-type="string">
            <text:p>CryptoCurve</text:p>
          </table:table-cell>
          <table:table-cell office:value-type="string">
            <text:p>https://icomarks.com/ico/CryptoCurve</text:p>
          </table:table-cell>
          <table:table-cell table:number-columns-repeated="4"/>
        </table:table-row>
        <table:table-row table:style-name="ro2">
          <table:table-cell office:value-type="float" office:value="2261">
            <text:p>2261</text:p>
          </table:table-cell>
          <table:table-cell office:value-type="string">
            <text:p>Cryptopay</text:p>
          </table:table-cell>
          <table:table-cell office:value-type="string">
            <text:p>https://icomarks.com/ico/Cryptopay</text:p>
          </table:table-cell>
          <table:table-cell table:number-columns-repeated="4"/>
        </table:table-row>
        <table:table-row table:style-name="ro2">
          <table:table-cell office:value-type="float" office:value="2264">
            <text:p>2264</text:p>
          </table:table-cell>
          <table:table-cell office:value-type="string">
            <text:p>CyBit</text:p>
          </table:table-cell>
          <table:table-cell office:value-type="string">
            <text:p>https://icomarks.com/ico/CyBit</text:p>
          </table:table-cell>
          <table:table-cell table:number-columns-repeated="4"/>
        </table:table-row>
        <table:table-row table:style-name="ro2">
          <table:table-cell office:value-type="float" office:value="2265">
            <text:p>2265</text:p>
          </table:table-cell>
          <table:table-cell office:value-type="string">
            <text:p>Dago Mining</text:p>
          </table:table-cell>
          <table:table-cell office:value-type="string">
            <text:p>https://icomarks.com/ico/Dago-Mining</text:p>
          </table:table-cell>
          <table:table-cell table:number-columns-repeated="4"/>
        </table:table-row>
        <table:table-row table:style-name="ro2">
          <table:table-cell office:value-type="float" office:value="2266">
            <text:p>2266</text:p>
          </table:table-cell>
          <table:table-cell office:value-type="string">
            <text:p>Datarius</text:p>
          </table:table-cell>
          <table:table-cell office:value-type="string">
            <text:p>https://icomarks.com/ico/Datarius</text:p>
          </table:table-cell>
          <table:table-cell table:number-columns-repeated="4"/>
        </table:table-row>
        <table:table-row table:style-name="ro2">
          <table:table-cell office:value-type="float" office:value="2267">
            <text:p>2267</text:p>
          </table:table-cell>
          <table:table-cell office:value-type="string">
            <text:p>DCoin</text:p>
          </table:table-cell>
          <table:table-cell office:value-type="string">
            <text:p>https://icomarks.com/ico/DCoin</text:p>
          </table:table-cell>
          <table:table-cell table:number-columns-repeated="4"/>
        </table:table-row>
        <table:table-row table:style-name="ro2">
          <table:table-cell office:value-type="float" office:value="2268">
            <text:p>2268</text:p>
          </table:table-cell>
          <table:table-cell office:value-type="string">
            <text:p>Decentraland</text:p>
          </table:table-cell>
          <table:table-cell office:value-type="string">
            <text:p>https://icomarks.com/ico/Decentraland</text:p>
          </table:table-cell>
          <table:table-cell table:number-columns-repeated="4"/>
        </table:table-row>
        <table:table-row table:style-name="ro2">
          <table:table-cell office:value-type="float" office:value="2269">
            <text:p>2269</text:p>
          </table:table-cell>
          <table:table-cell office:value-type="string">
            <text:p>DENcoin</text:p>
          </table:table-cell>
          <table:table-cell office:value-type="string">
            <text:p>https://icomarks.com/ico/DENcoin</text:p>
          </table:table-cell>
          <table:table-cell table:number-columns-repeated="4"/>
        </table:table-row>
        <table:table-row table:style-name="ro2">
          <table:table-cell office:value-type="float" office:value="2270">
            <text:p>2270</text:p>
          </table:table-cell>
          <table:table-cell office:value-type="string">
            <text:p>DigitalBits</text:p>
          </table:table-cell>
          <table:table-cell office:value-type="string">
            <text:p>https://icomarks.com/ico/DigitalBits</text:p>
          </table:table-cell>
          <table:table-cell table:number-columns-repeated="4"/>
        </table:table-row>
        <table:table-row table:style-name="ro2">
          <table:table-cell office:value-type="float" office:value="2271">
            <text:p>2271</text:p>
          </table:table-cell>
          <table:table-cell office:value-type="string">
            <text:p>DNAtix</text:p>
          </table:table-cell>
          <table:table-cell office:value-type="string">
            <text:p>https://icomarks.com/ico/DNAtix</text:p>
          </table:table-cell>
          <table:table-cell table:number-columns-repeated="4"/>
        </table:table-row>
        <table:table-row table:style-name="ro2">
          <table:table-cell office:value-type="float" office:value="2272">
            <text:p>2272</text:p>
          </table:table-cell>
          <table:table-cell office:value-type="string">
            <text:p>Egretia</text:p>
          </table:table-cell>
          <table:table-cell office:value-type="string">
            <text:p>https://icomarks.com/ico/Egretia</text:p>
          </table:table-cell>
          <table:table-cell table:number-columns-repeated="4"/>
        </table:table-row>
        <table:table-row table:style-name="ro2">
          <table:table-cell office:value-type="float" office:value="2274">
            <text:p>2274</text:p>
          </table:table-cell>
          <table:table-cell office:value-type="string">
            <text:p>Electroneum</text:p>
          </table:table-cell>
          <table:table-cell office:value-type="string">
            <text:p>https://icomarks.com/ico/Electroneum</text:p>
          </table:table-cell>
          <table:table-cell table:number-columns-repeated="4"/>
        </table:table-row>
        <table:table-row table:style-name="ro2">
          <table:table-cell office:value-type="float" office:value="2275">
            <text:p>2275</text:p>
          </table:table-cell>
          <table:table-cell office:value-type="string">
            <text:p>Elementh</text:p>
          </table:table-cell>
          <table:table-cell office:value-type="string">
            <text:p>https://icomarks.com/ico/Elementh</text:p>
          </table:table-cell>
          <table:table-cell table:number-columns-repeated="4"/>
        </table:table-row>
        <table:table-row table:style-name="ro2">
          <table:table-cell office:value-type="float" office:value="2276">
            <text:p>2276</text:p>
          </table:table-cell>
          <table:table-cell office:value-type="string">
            <text:p>eLYQD</text:p>
          </table:table-cell>
          <table:table-cell office:value-type="string">
            <text:p>https://icomarks.com/ico/eLYQD</text:p>
          </table:table-cell>
          <table:table-cell table:number-columns-repeated="4"/>
        </table:table-row>
        <table:table-row table:style-name="ro2">
          <table:table-cell office:value-type="float" office:value="2277">
            <text:p>2277</text:p>
          </table:table-cell>
          <table:table-cell office:value-type="string">
            <text:p>Enjin Coin</text:p>
          </table:table-cell>
          <table:table-cell office:value-type="string">
            <text:p>https://icomarks.com/ico/Enjin-Coin</text:p>
          </table:table-cell>
          <table:table-cell table:number-columns-repeated="4"/>
        </table:table-row>
        <table:table-row table:style-name="ro2">
          <table:table-cell office:value-type="float" office:value="2278">
            <text:p>2278</text:p>
          </table:table-cell>
          <table:table-cell office:value-type="string">
            <text:p>Exmo Coin</text:p>
          </table:table-cell>
          <table:table-cell office:value-type="string">
            <text:p>https://icomarks.com/ico/Exmo-Coin</text:p>
          </table:table-cell>
          <table:table-cell table:number-columns-repeated="4"/>
        </table:table-row>
        <table:table-row table:style-name="ro2">
          <table:table-cell office:value-type="float" office:value="2279">
            <text:p>2279</text:p>
          </table:table-cell>
          <table:table-cell office:value-type="string">
            <text:p>Exolover</text:p>
          </table:table-cell>
          <table:table-cell office:value-type="string">
            <text:p>https://icomarks.com/ico/Exolover</text:p>
          </table:table-cell>
          <table:table-cell table:number-columns-repeated="4"/>
        </table:table-row>
        <table:table-row table:style-name="ro2">
          <table:table-cell office:value-type="float" office:value="2280">
            <text:p>2280</text:p>
          </table:table-cell>
          <table:table-cell office:value-type="string">
            <text:p>Fire Lotto</text:p>
          </table:table-cell>
          <table:table-cell office:value-type="string">
            <text:p>https://icomarks.com/ico/Fire-Lotto</text:p>
          </table:table-cell>
          <table:table-cell table:number-columns-repeated="4"/>
        </table:table-row>
        <table:table-row table:style-name="ro2">
          <table:table-cell office:value-type="float" office:value="2281">
            <text:p>2281</text:p>
          </table:table-cell>
          <table:table-cell office:value-type="string">
            <text:p>FLUX Token Sale</text:p>
          </table:table-cell>
          <table:table-cell office:value-type="string">
            <text:p>https://icomarks.com/ico/FLUX-Token-Sale</text:p>
          </table:table-cell>
          <table:table-cell table:number-columns-repeated="4"/>
        </table:table-row>
        <table:table-row table:style-name="ro2">
          <table:table-cell office:value-type="float" office:value="2282">
            <text:p>2282</text:p>
          </table:table-cell>
          <table:table-cell office:value-type="string">
            <text:p>Formosa Financial</text:p>
          </table:table-cell>
          <table:table-cell office:value-type="string">
            <text:p>https://icomarks.com/ico/Formosa-Financial</text:p>
          </table:table-cell>
          <table:table-cell table:number-columns-repeated="4"/>
        </table:table-row>
        <table:table-row table:style-name="ro2">
          <table:table-cell office:value-type="float" office:value="2284">
            <text:p>2284</text:p>
          </table:table-cell>
          <table:table-cell office:value-type="string">
            <text:p>Gdigit</text:p>
          </table:table-cell>
          <table:table-cell office:value-type="string">
            <text:p>https://icomarks.com/ico/Gdigit</text:p>
          </table:table-cell>
          <table:table-cell table:number-columns-repeated="4"/>
        </table:table-row>
        <table:table-row table:style-name="ro2">
          <table:table-cell office:value-type="float" office:value="2286">
            <text:p>2286</text:p>
          </table:table-cell>
          <table:table-cell office:value-type="string">
            <text:p>Giftcoin</text:p>
          </table:table-cell>
          <table:table-cell office:value-type="string">
            <text:p>https://icomarks.com/ico/Giftcoin</text:p>
          </table:table-cell>
          <table:table-cell table:number-columns-repeated="4"/>
        </table:table-row>
        <table:table-row table:style-name="ro2">
          <table:table-cell office:value-type="float" office:value="2288">
            <text:p>2288</text:p>
          </table:table-cell>
          <table:table-cell office:value-type="string">
            <text:p>GOTOGOD</text:p>
          </table:table-cell>
          <table:table-cell office:value-type="string">
            <text:p>https://icomarks.com/ico/GOTOGOD</text:p>
          </table:table-cell>
          <table:table-cell table:number-columns-repeated="4"/>
        </table:table-row>
        <table:table-row table:style-name="ro2">
          <table:table-cell office:value-type="float" office:value="2291">
            <text:p>2291</text:p>
          </table:table-cell>
          <table:table-cell office:value-type="string">
            <text:p>Guarium</text:p>
          </table:table-cell>
          <table:table-cell office:value-type="string">
            <text:p>https://icomarks.com/ico/Guarium</text:p>
          </table:table-cell>
          <table:table-cell table:number-columns-repeated="4"/>
        </table:table-row>
        <table:table-row table:style-name="ro2">
          <table:table-cell office:value-type="float" office:value="2293">
            <text:p>2293</text:p>
          </table:table-cell>
          <table:table-cell office:value-type="string">
            <text:p>Housinet</text:p>
          </table:table-cell>
          <table:table-cell office:value-type="string">
            <text:p>https://icomarks.com/ico/Housinet</text:p>
          </table:table-cell>
          <table:table-cell table:number-columns-repeated="4"/>
        </table:table-row>
        <table:table-row table:style-name="ro2">
          <table:table-cell office:value-type="float" office:value="2294">
            <text:p>2294</text:p>
          </table:table-cell>
          <table:table-cell office:value-type="string">
            <text:p>Humanixr</text:p>
          </table:table-cell>
          <table:table-cell office:value-type="string">
            <text:p>https://icomarks.com/ico/Humanixr</text:p>
          </table:table-cell>
          <table:table-cell table:number-columns-repeated="4"/>
        </table:table-row>
        <table:table-row table:style-name="ro2">
          <table:table-cell office:value-type="float" office:value="2295">
            <text:p>2295</text:p>
          </table:table-cell>
          <table:table-cell office:value-type="string">
            <text:p>Hut34 Project</text:p>
          </table:table-cell>
          <table:table-cell office:value-type="string">
            <text:p>https://icomarks.com/ico/Hut34-Project</text:p>
          </table:table-cell>
          <table:table-cell table:number-columns-repeated="4"/>
        </table:table-row>
        <table:table-row table:style-name="ro2">
          <table:table-cell office:value-type="float" office:value="2296">
            <text:p>2296</text:p>
          </table:table-cell>
          <table:table-cell office:value-type="string">
            <text:p>IdealCoin</text:p>
          </table:table-cell>
          <table:table-cell office:value-type="string">
            <text:p>https://icomarks.com/ico/IdealCoin</text:p>
          </table:table-cell>
          <table:table-cell table:number-columns-repeated="4"/>
        </table:table-row>
        <table:table-row table:style-name="ro2">
          <table:table-cell office:value-type="float" office:value="2297">
            <text:p>2297</text:p>
          </table:table-cell>
          <table:table-cell office:value-type="string">
            <text:p>Investa</text:p>
          </table:table-cell>
          <table:table-cell office:value-type="string">
            <text:p>https://icomarks.com/ico/Investa</text:p>
          </table:table-cell>
          <table:table-cell table:number-columns-repeated="4"/>
        </table:table-row>
        <table:table-row table:style-name="ro2">
          <table:table-cell office:value-type="float" office:value="2298">
            <text:p>2298</text:p>
          </table:table-cell>
          <table:table-cell office:value-type="string">
            <text:p>Investx</text:p>
          </table:table-cell>
          <table:table-cell office:value-type="string">
            <text:p>https://icomarks.com/ico/Investx</text:p>
          </table:table-cell>
          <table:table-cell table:number-columns-repeated="4"/>
        </table:table-row>
        <table:table-row table:style-name="ro2">
          <table:table-cell office:value-type="float" office:value="2299">
            <text:p>2299</text:p>
          </table:table-cell>
          <table:table-cell office:value-type="string">
            <text:p>IPStock</text:p>
          </table:table-cell>
          <table:table-cell office:value-type="string">
            <text:p>https://icomarks.com/ico/IPStock</text:p>
          </table:table-cell>
          <table:table-cell table:number-columns-repeated="4"/>
        </table:table-row>
        <table:table-row table:style-name="ro2">
          <table:table-cell office:value-type="float" office:value="2300">
            <text:p>2300</text:p>
          </table:table-cell>
          <table:table-cell office:value-type="string">
            <text:p>Jibrel Network</text:p>
          </table:table-cell>
          <table:table-cell office:value-type="string">
            <text:p>https://icomarks.com/ico/Jibrel-Network</text:p>
          </table:table-cell>
          <table:table-cell table:number-columns-repeated="4"/>
        </table:table-row>
        <table:table-row table:style-name="ro2">
          <table:table-cell office:value-type="float" office:value="2301">
            <text:p>2301</text:p>
          </table:table-cell>
          <table:table-cell office:value-type="string">
            <text:p>KABN Token</text:p>
          </table:table-cell>
          <table:table-cell office:value-type="string">
            <text:p>https://icomarks.com/ico/KABN-Token</text:p>
          </table:table-cell>
          <table:table-cell table:number-columns-repeated="4"/>
        </table:table-row>
        <table:table-row table:style-name="ro2">
          <table:table-cell office:value-type="float" office:value="2303">
            <text:p>2303</text:p>
          </table:table-cell>
          <table:table-cell office:value-type="string">
            <text:p>KRATOS</text:p>
          </table:table-cell>
          <table:table-cell office:value-type="string">
            <text:p>https://icomarks.com/ico/KRATOS</text:p>
          </table:table-cell>
          <table:table-cell table:number-columns-repeated="4"/>
        </table:table-row>
        <table:table-row table:style-name="ro2">
          <table:table-cell office:value-type="float" office:value="2304">
            <text:p>2304</text:p>
          </table:table-cell>
          <table:table-cell office:value-type="string">
            <text:p>LAToken</text:p>
          </table:table-cell>
          <table:table-cell office:value-type="string">
            <text:p>https://icomarks.com/ico/LAToken</text:p>
          </table:table-cell>
          <table:table-cell table:number-columns-repeated="4"/>
        </table:table-row>
        <table:table-row table:style-name="ro2">
          <table:table-cell office:value-type="float" office:value="2305">
            <text:p>2305</text:p>
          </table:table-cell>
          <table:table-cell office:value-type="string">
            <text:p>LetsTrip</text:p>
          </table:table-cell>
          <table:table-cell office:value-type="string">
            <text:p>https://icomarks.com/ico/LetsTrip</text:p>
          </table:table-cell>
          <table:table-cell table:number-columns-repeated="4"/>
        </table:table-row>
        <table:table-row table:style-name="ro2">
          <table:table-cell office:value-type="float" office:value="2307">
            <text:p>2307</text:p>
          </table:table-cell>
          <table:table-cell office:value-type="string">
            <text:p>Livepeer</text:p>
          </table:table-cell>
          <table:table-cell office:value-type="string">
            <text:p>https://icomarks.com/ico/Livepeer</text:p>
          </table:table-cell>
          <table:table-cell table:number-columns-repeated="4"/>
        </table:table-row>
        <table:table-row table:style-name="ro2">
          <table:table-cell office:value-type="float" office:value="2308">
            <text:p>2308</text:p>
          </table:table-cell>
          <table:table-cell office:value-type="string">
            <text:p>Local Token Exchange</text:p>
          </table:table-cell>
          <table:table-cell office:value-type="string">
            <text:p>https://icomarks.com/ico/Local-Token-Exchange</text:p>
          </table:table-cell>
          <table:table-cell table:number-columns-repeated="4"/>
        </table:table-row>
        <table:table-row table:style-name="ro2">
          <table:table-cell office:value-type="float" office:value="2311">
            <text:p>2311</text:p>
          </table:table-cell>
          <table:table-cell office:value-type="string">
            <text:p>Lunes Platform</text:p>
          </table:table-cell>
          <table:table-cell office:value-type="string">
            <text:p>https://icomarks.com/ico/Lunes-Platform</text:p>
          </table:table-cell>
          <table:table-cell table:number-columns-repeated="4"/>
        </table:table-row>
        <table:table-row table:style-name="ro2">
          <table:table-cell office:value-type="float" office:value="2313">
            <text:p>2313</text:p>
          </table:table-cell>
          <table:table-cell office:value-type="string">
            <text:p>MaxData</text:p>
          </table:table-cell>
          <table:table-cell office:value-type="string">
            <text:p>https://icomarks.com/ico/MaxData</text:p>
          </table:table-cell>
          <table:table-cell table:number-columns-repeated="4"/>
        </table:table-row>
        <table:table-row table:style-name="ro2">
          <table:table-cell office:value-type="float" office:value="2314">
            <text:p>2314</text:p>
          </table:table-cell>
          <table:table-cell office:value-type="string">
            <text:p>mCoin</text:p>
          </table:table-cell>
          <table:table-cell office:value-type="string">
            <text:p>https://icomarks.com/ico/mCoin</text:p>
          </table:table-cell>
          <table:table-cell table:number-columns-repeated="4"/>
        </table:table-row>
        <table:table-row table:style-name="ro2">
          <table:table-cell office:value-type="float" office:value="2315">
            <text:p>2315</text:p>
          </table:table-cell>
          <table:table-cell office:value-type="string">
            <text:p>MDL Talent Hub</text:p>
          </table:table-cell>
          <table:table-cell office:value-type="string">
            <text:p>https://icomarks.com/ico/MDL-Talent-Hub</text:p>
          </table:table-cell>
          <table:table-cell table:number-columns-repeated="4"/>
        </table:table-row>
        <table:table-row table:style-name="ro2">
          <table:table-cell office:value-type="float" office:value="2316">
            <text:p>2316</text:p>
          </table:table-cell>
          <table:table-cell office:value-type="string">
            <text:p>MediBloc</text:p>
          </table:table-cell>
          <table:table-cell office:value-type="string">
            <text:p>https://icomarks.com/ico/MediBloc</text:p>
          </table:table-cell>
          <table:table-cell table:number-columns-repeated="4"/>
        </table:table-row>
        <table:table-row table:style-name="ro2">
          <table:table-cell office:value-type="float" office:value="2320">
            <text:p>2320</text:p>
          </table:table-cell>
          <table:table-cell office:value-type="string">
            <text:p>Miner Edge</text:p>
          </table:table-cell>
          <table:table-cell office:value-type="string">
            <text:p>https://icomarks.com/ico/Miner-Edge</text:p>
          </table:table-cell>
          <table:table-cell table:number-columns-repeated="4"/>
        </table:table-row>
        <table:table-row table:style-name="ro2">
          <table:table-cell office:value-type="float" office:value="2321">
            <text:p>2321</text:p>
          </table:table-cell>
          <table:table-cell office:value-type="string">
            <text:p>Miracle Tele</text:p>
          </table:table-cell>
          <table:table-cell office:value-type="string">
            <text:p>https://icomarks.com/ico/Miracle-Tele</text:p>
          </table:table-cell>
          <table:table-cell table:number-columns-repeated="4"/>
        </table:table-row>
        <table:table-row table:style-name="ro2">
          <table:table-cell office:value-type="float" office:value="2324">
            <text:p>2324</text:p>
          </table:table-cell>
          <table:table-cell office:value-type="string">
            <text:p>Money Rebel</text:p>
          </table:table-cell>
          <table:table-cell office:value-type="string">
            <text:p>https://icomarks.com/ico/Money-Rebel</text:p>
          </table:table-cell>
          <table:table-cell table:number-columns-repeated="4"/>
        </table:table-row>
        <table:table-row table:style-name="ro2">
          <table:table-cell office:value-type="float" office:value="2325">
            <text:p>2325</text:p>
          </table:table-cell>
          <table:table-cell office:value-type="string">
            <text:p>Monster Byte</text:p>
          </table:table-cell>
          <table:table-cell office:value-type="string">
            <text:p>https://icomarks.com/ico/Monster-Byte</text:p>
          </table:table-cell>
          <table:table-cell table:number-columns-repeated="4"/>
        </table:table-row>
        <table:table-row table:style-name="ro2">
          <table:table-cell office:value-type="float" office:value="2327">
            <text:p>2327</text:p>
          </table:table-cell>
          <table:table-cell office:value-type="string">
            <text:p>MyWish</text:p>
          </table:table-cell>
          <table:table-cell office:value-type="string">
            <text:p>https://icomarks.com/ico/MyWish</text:p>
          </table:table-cell>
          <table:table-cell table:number-columns-repeated="4"/>
        </table:table-row>
        <table:table-row table:style-name="ro2">
          <table:table-cell office:value-type="float" office:value="2328">
            <text:p>2328</text:p>
          </table:table-cell>
          <table:table-cell office:value-type="string">
            <text:p>Napoleon X</text:p>
          </table:table-cell>
          <table:table-cell office:value-type="string">
            <text:p>https://icomarks.com/ico/Napoleon-X</text:p>
          </table:table-cell>
          <table:table-cell table:number-columns-repeated="4"/>
        </table:table-row>
        <table:table-row table:style-name="ro2">
          <table:table-cell office:value-type="float" office:value="2329">
            <text:p>2329</text:p>
          </table:table-cell>
          <table:table-cell office:value-type="string">
            <text:p>Nebulas</text:p>
          </table:table-cell>
          <table:table-cell office:value-type="string">
            <text:p>https://icomarks.com/ico/Nebulas</text:p>
          </table:table-cell>
          <table:table-cell table:number-columns-repeated="4"/>
        </table:table-row>
        <table:table-row table:style-name="ro2">
          <table:table-cell office:value-type="float" office:value="2330">
            <text:p>2330</text:p>
          </table:table-cell>
          <table:table-cell office:value-type="string">
            <text:p>OpenBrix</text:p>
          </table:table-cell>
          <table:table-cell office:value-type="string">
            <text:p>https://icomarks.com/ico/OpenBrix</text:p>
          </table:table-cell>
          <table:table-cell table:number-columns-repeated="4"/>
        </table:table-row>
        <table:table-row table:style-name="ro2">
          <table:table-cell office:value-type="float" office:value="2331">
            <text:p>2331</text:p>
          </table:table-cell>
          <table:table-cell office:value-type="string">
            <text:p>Ophelius Labs</text:p>
          </table:table-cell>
          <table:table-cell office:value-type="string">
            <text:p>https://icomarks.com/ico/Ophelius-Labs</text:p>
          </table:table-cell>
          <table:table-cell table:number-columns-repeated="4"/>
        </table:table-row>
        <table:table-row table:style-name="ro2">
          <table:table-cell office:value-type="float" office:value="2332">
            <text:p>2332</text:p>
          </table:table-cell>
          <table:table-cell office:value-type="string">
            <text:p>OriginTrail</text:p>
          </table:table-cell>
          <table:table-cell office:value-type="string">
            <text:p>https://icomarks.com/ico/OriginTrail</text:p>
          </table:table-cell>
          <table:table-cell table:number-columns-repeated="4"/>
        </table:table-row>
        <table:table-row table:style-name="ro2">
          <table:table-cell office:value-type="float" office:value="2333">
            <text:p>2333</text:p>
          </table:table-cell>
          <table:table-cell office:value-type="string">
            <text:p>ORS ICO</text:p>
          </table:table-cell>
          <table:table-cell office:value-type="string">
            <text:p>https://icomarks.com/ico/ORS-ICO</text:p>
          </table:table-cell>
          <table:table-cell table:number-columns-repeated="4"/>
        </table:table-row>
        <table:table-row table:style-name="ro2">
          <table:table-cell office:value-type="float" office:value="2334">
            <text:p>2334</text:p>
          </table:table-cell>
          <table:table-cell office:value-type="string">
            <text:p>OTPPAY</text:p>
          </table:table-cell>
          <table:table-cell office:value-type="string">
            <text:p>https://icomarks.com/ico/OTPPAY</text:p>
          </table:table-cell>
          <table:table-cell table:number-columns-repeated="4"/>
        </table:table-row>
        <table:table-row table:style-name="ro2">
          <table:table-cell office:value-type="float" office:value="2336">
            <text:p>2336</text:p>
          </table:table-cell>
          <table:table-cell office:value-type="string">
            <text:p>P2P Global Network</text:p>
          </table:table-cell>
          <table:table-cell office:value-type="string">
            <text:p>https://icomarks.com/ico/P2P-Global-Network</text:p>
          </table:table-cell>
          <table:table-cell table:number-columns-repeated="4"/>
        </table:table-row>
        <table:table-row table:style-name="ro2">
          <table:table-cell office:value-type="float" office:value="2337">
            <text:p>2337</text:p>
          </table:table-cell>
          <table:table-cell office:value-type="string">
            <text:p>Pecunio</text:p>
          </table:table-cell>
          <table:table-cell office:value-type="string">
            <text:p>https://icomarks.com/ico/Pecunio</text:p>
          </table:table-cell>
          <table:table-cell table:number-columns-repeated="4"/>
        </table:table-row>
        <table:table-row table:style-name="ro2">
          <table:table-cell office:value-type="float" office:value="2338">
            <text:p>2338</text:p>
          </table:table-cell>
          <table:table-cell office:value-type="string">
            <text:p>PLAAK</text:p>
          </table:table-cell>
          <table:table-cell office:value-type="string">
            <text:p>https://icomarks.com/ico/PLAAK</text:p>
          </table:table-cell>
          <table:table-cell table:number-columns-repeated="4"/>
        </table:table-row>
        <table:table-row table:style-name="ro2">
          <table:table-cell office:value-type="float" office:value="2339">
            <text:p>2339</text:p>
          </table:table-cell>
          <table:table-cell office:value-type="string">
            <text:p>Playkey</text:p>
          </table:table-cell>
          <table:table-cell office:value-type="string">
            <text:p>https://icomarks.com/ico/Playkey</text:p>
          </table:table-cell>
          <table:table-cell table:number-columns-repeated="4"/>
        </table:table-row>
        <table:table-row table:style-name="ro2">
          <table:table-cell office:value-type="float" office:value="2340">
            <text:p>2340</text:p>
          </table:table-cell>
          <table:table-cell office:value-type="string">
            <text:p>PORNX</text:p>
          </table:table-cell>
          <table:table-cell office:value-type="string">
            <text:p>https://icomarks.com/ico/PORNX</text:p>
          </table:table-cell>
          <table:table-cell table:number-columns-repeated="4"/>
        </table:table-row>
        <table:table-row table:style-name="ro2">
          <table:table-cell office:value-type="float" office:value="2341">
            <text:p>2341</text:p>
          </table:table-cell>
          <table:table-cell office:value-type="string">
            <text:p>Pumped</text:p>
          </table:table-cell>
          <table:table-cell office:value-type="string">
            <text:p>https://icomarks.com/ico/Pumped</text:p>
          </table:table-cell>
          <table:table-cell table:number-columns-repeated="4"/>
        </table:table-row>
        <table:table-row table:style-name="ro2">
          <table:table-cell office:value-type="float" office:value="2343">
            <text:p>2343</text:p>
          </table:table-cell>
          <table:table-cell office:value-type="string">
            <text:p>Rudrcoin</text:p>
          </table:table-cell>
          <table:table-cell office:value-type="string">
            <text:p>https://icomarks.com/ico/Rudrcoin</text:p>
          </table:table-cell>
          <table:table-cell table:number-columns-repeated="4"/>
        </table:table-row>
        <table:table-row table:style-name="ro2">
          <table:table-cell office:value-type="float" office:value="2345">
            <text:p>2345</text:p>
          </table:table-cell>
          <table:table-cell office:value-type="string">
            <text:p>Scorum</text:p>
          </table:table-cell>
          <table:table-cell office:value-type="string">
            <text:p>https://icomarks.com/ico/Scorum</text:p>
          </table:table-cell>
          <table:table-cell table:number-columns-repeated="4"/>
        </table:table-row>
        <table:table-row table:style-name="ro2">
          <table:table-cell office:value-type="float" office:value="2346">
            <text:p>2346</text:p>
          </table:table-cell>
          <table:table-cell office:value-type="string">
            <text:p>Seal</text:p>
          </table:table-cell>
          <table:table-cell office:value-type="string">
            <text:p>https://icomarks.com/ico/Seal</text:p>
          </table:table-cell>
          <table:table-cell table:number-columns-repeated="4"/>
        </table:table-row>
        <table:table-row table:style-name="ro2">
          <table:table-cell office:value-type="float" office:value="2347">
            <text:p>2347</text:p>
          </table:table-cell>
          <table:table-cell office:value-type="string">
            <text:p>SecureCryptoPayments</text:p>
          </table:table-cell>
          <table:table-cell office:value-type="string">
            <text:p>https://icomarks.com/ico/SecureCryptoPayments</text:p>
          </table:table-cell>
          <table:table-cell table:number-columns-repeated="4"/>
        </table:table-row>
        <table:table-row table:style-name="ro2">
          <table:table-cell office:value-type="float" office:value="2348">
            <text:p>2348</text:p>
          </table:table-cell>
          <table:table-cell office:value-type="string">
            <text:p>Securypto</text:p>
          </table:table-cell>
          <table:table-cell office:value-type="string">
            <text:p>https://icomarks.com/ico/Securypto</text:p>
          </table:table-cell>
          <table:table-cell table:number-columns-repeated="4"/>
        </table:table-row>
        <table:table-row table:style-name="ro2">
          <table:table-cell office:value-type="float" office:value="2349">
            <text:p>2349</text:p>
          </table:table-cell>
          <table:table-cell office:value-type="string">
            <text:p>Sentinel Protocol</text:p>
          </table:table-cell>
          <table:table-cell office:value-type="string">
            <text:p>https://icomarks.com/ico/Sentinel-Protocol</text:p>
          </table:table-cell>
          <table:table-cell table:number-columns-repeated="4"/>
        </table:table-row>
        <table:table-row table:style-name="ro2">
          <table:table-cell office:value-type="float" office:value="2350">
            <text:p>2350</text:p>
          </table:table-cell>
          <table:table-cell office:value-type="string">
            <text:p>SharkGate</text:p>
          </table:table-cell>
          <table:table-cell office:value-type="string">
            <text:p>https://icomarks.com/ico/SharkGate</text:p>
          </table:table-cell>
          <table:table-cell table:number-columns-repeated="4"/>
        </table:table-row>
        <table:table-row table:style-name="ro2">
          <table:table-cell office:value-type="float" office:value="2351">
            <text:p>2351</text:p>
          </table:table-cell>
          <table:table-cell office:value-type="string">
            <text:p>Signals</text:p>
          </table:table-cell>
          <table:table-cell office:value-type="string">
            <text:p>https://icomarks.com/ico/Signals</text:p>
          </table:table-cell>
          <table:table-cell table:number-columns-repeated="4"/>
        </table:table-row>
        <table:table-row table:style-name="ro2">
          <table:table-cell office:value-type="float" office:value="2352">
            <text:p>2352</text:p>
          </table:table-cell>
          <table:table-cell office:value-type="string">
            <text:p>Silent</text:p>
          </table:table-cell>
          <table:table-cell office:value-type="string">
            <text:p>https://icomarks.com/ico/Silent</text:p>
          </table:table-cell>
          <table:table-cell table:number-columns-repeated="4"/>
        </table:table-row>
        <table:table-row table:style-name="ro2">
          <table:table-cell office:value-type="float" office:value="2353">
            <text:p>2353</text:p>
          </table:table-cell>
          <table:table-cell office:value-type="string">
            <text:p>SingularityNET</text:p>
          </table:table-cell>
          <table:table-cell office:value-type="string">
            <text:p>https://icomarks.com/ico/SingularityNET</text:p>
          </table:table-cell>
          <table:table-cell table:number-columns-repeated="4"/>
        </table:table-row>
        <table:table-row table:style-name="ro2">
          <table:table-cell office:value-type="float" office:value="2354">
            <text:p>2354</text:p>
          </table:table-cell>
          <table:table-cell office:value-type="string">
            <text:p>Smart City Eco</text:p>
          </table:table-cell>
          <table:table-cell office:value-type="string">
            <text:p>https://icomarks.com/ico/Smart-City-Eco</text:p>
          </table:table-cell>
          <table:table-cell table:number-columns-repeated="4"/>
        </table:table-row>
        <table:table-row table:style-name="ro2">
          <table:table-cell office:value-type="float" office:value="2355">
            <text:p>2355</text:p>
          </table:table-cell>
          <table:table-cell office:value-type="string">
            <text:p>Smart Trip Platform</text:p>
          </table:table-cell>
          <table:table-cell office:value-type="string">
            <text:p>https://icomarks.com/ico/Smart-Trip-Platform</text:p>
          </table:table-cell>
          <table:table-cell table:number-columns-repeated="4"/>
        </table:table-row>
        <table:table-row table:style-name="ro2">
          <table:table-cell office:value-type="float" office:value="2356">
            <text:p>2356</text:p>
          </table:table-cell>
          <table:table-cell office:value-type="string">
            <text:p>Smartlands</text:p>
          </table:table-cell>
          <table:table-cell office:value-type="string">
            <text:p>https://icomarks.com/ico/Smartlands</text:p>
          </table:table-cell>
          <table:table-cell table:number-columns-repeated="4"/>
        </table:table-row>
        <table:table-row table:style-name="ro2">
          <table:table-cell office:value-type="float" office:value="2358">
            <text:p>2358</text:p>
          </table:table-cell>
          <table:table-cell office:value-type="string">
            <text:p>STAY</text:p>
          </table:table-cell>
          <table:table-cell office:value-type="string">
            <text:p>https://icomarks.com/ico/STAY</text:p>
          </table:table-cell>
          <table:table-cell table:number-columns-repeated="4"/>
        </table:table-row>
        <table:table-row table:style-name="ro2">
          <table:table-cell office:value-type="float" office:value="2359">
            <text:p>2359</text:p>
          </table:table-cell>
          <table:table-cell office:value-type="string">
            <text:p>Stoby</text:p>
          </table:table-cell>
          <table:table-cell office:value-type="string">
            <text:p>https://icomarks.com/ico/Stoby</text:p>
          </table:table-cell>
          <table:table-cell table:number-columns-repeated="4"/>
        </table:table-row>
        <table:table-row table:style-name="ro2">
          <table:table-cell office:value-type="float" office:value="2360">
            <text:p>2360</text:p>
          </table:table-cell>
          <table:table-cell office:value-type="string">
            <text:p>Swachhcoin</text:p>
          </table:table-cell>
          <table:table-cell office:value-type="string">
            <text:p>https://icomarks.com/ico/Swachhcoin</text:p>
          </table:table-cell>
          <table:table-cell table:number-columns-repeated="4"/>
        </table:table-row>
        <table:table-row table:style-name="ro2">
          <table:table-cell office:value-type="float" office:value="2362">
            <text:p>2362</text:p>
          </table:table-cell>
          <table:table-cell office:value-type="string">
            <text:p>Switcoin</text:p>
          </table:table-cell>
          <table:table-cell office:value-type="string">
            <text:p>https://icomarks.com/ico/Switcoin</text:p>
          </table:table-cell>
          <table:table-cell table:number-columns-repeated="4"/>
        </table:table-row>
        <table:table-row table:style-name="ro2">
          <table:table-cell office:value-type="float" office:value="2363">
            <text:p>2363</text:p>
          </table:table-cell>
          <table:table-cell office:value-type="string">
            <text:p>SynchroLife</text:p>
          </table:table-cell>
          <table:table-cell office:value-type="string">
            <text:p>https://icomarks.com/ico/SynchroLife</text:p>
          </table:table-cell>
          <table:table-cell table:number-columns-repeated="4"/>
        </table:table-row>
        <table:table-row table:style-name="ro2">
          <table:table-cell office:value-type="float" office:value="2364">
            <text:p>2364</text:p>
          </table:table-cell>
          <table:table-cell office:value-type="string">
            <text:p>The Sun Exchange</text:p>
          </table:table-cell>
          <table:table-cell office:value-type="string">
            <text:p>https://icomarks.com/ico/The-Sun-Exchange</text:p>
          </table:table-cell>
          <table:table-cell table:number-columns-repeated="4"/>
        </table:table-row>
        <table:table-row table:style-name="ro2">
          <table:table-cell office:value-type="float" office:value="2365">
            <text:p>2365</text:p>
          </table:table-cell>
          <table:table-cell office:value-type="string">
            <text:p>Theta Network</text:p>
          </table:table-cell>
          <table:table-cell office:value-type="string">
            <text:p>https://icomarks.com/ico/Theta-Network</text:p>
          </table:table-cell>
          <table:table-cell table:number-columns-repeated="4"/>
        </table:table-row>
        <table:table-row table:style-name="ro2">
          <table:table-cell office:value-type="float" office:value="2367">
            <text:p>2367</text:p>
          </table:table-cell>
          <table:table-cell office:value-type="string">
            <text:p>Tokedo</text:p>
          </table:table-cell>
          <table:table-cell office:value-type="string">
            <text:p>https://icomarks.com/ico/Tokedo</text:p>
          </table:table-cell>
          <table:table-cell table:number-columns-repeated="4"/>
        </table:table-row>
        <table:table-row table:style-name="ro2">
          <table:table-cell office:value-type="float" office:value="2368">
            <text:p>2368</text:p>
          </table:table-cell>
          <table:table-cell office:value-type="string">
            <text:p>TokenBacon</text:p>
          </table:table-cell>
          <table:table-cell office:value-type="string">
            <text:p>https://icomarks.com/ico/TokenBacon</text:p>
          </table:table-cell>
          <table:table-cell table:number-columns-repeated="4"/>
        </table:table-row>
        <table:table-row table:style-name="ro2">
          <table:table-cell office:value-type="float" office:value="2369">
            <text:p>2369</text:p>
          </table:table-cell>
          <table:table-cell office:value-type="string">
            <text:p>Transmutecoin</text:p>
          </table:table-cell>
          <table:table-cell office:value-type="string">
            <text:p>https://icomarks.com/ico/Transmutecoin</text:p>
          </table:table-cell>
          <table:table-cell table:number-columns-repeated="4"/>
        </table:table-row>
        <table:table-row table:style-name="ro2">
          <table:table-cell office:value-type="float" office:value="2370">
            <text:p>2370</text:p>
          </table:table-cell>
          <table:table-cell office:value-type="string">
            <text:p>TravelBlock</text:p>
          </table:table-cell>
          <table:table-cell office:value-type="string">
            <text:p>https://icomarks.com/ico/TravelBlock</text:p>
          </table:table-cell>
          <table:table-cell table:number-columns-repeated="4"/>
        </table:table-row>
        <table:table-row table:style-name="ro2">
          <table:table-cell office:value-type="float" office:value="2374">
            <text:p>2374</text:p>
          </table:table-cell>
          <table:table-cell office:value-type="string">
            <text:p>unitalent</text:p>
          </table:table-cell>
          <table:table-cell office:value-type="string">
            <text:p>https://icomarks.com/ico/unitalent</text:p>
          </table:table-cell>
          <table:table-cell table:number-columns-repeated="4"/>
        </table:table-row>
        <table:table-row table:style-name="ro2">
          <table:table-cell office:value-type="float" office:value="2378">
            <text:p>2378</text:p>
          </table:table-cell>
          <table:table-cell office:value-type="string">
            <text:p>Vena Network</text:p>
          </table:table-cell>
          <table:table-cell office:value-type="string">
            <text:p>https://icomarks.com/ico/Vena-Network</text:p>
          </table:table-cell>
          <table:table-cell table:number-columns-repeated="4"/>
        </table:table-row>
        <table:table-row table:style-name="ro2">
          <table:table-cell office:value-type="float" office:value="2379">
            <text:p>2379</text:p>
          </table:table-cell>
          <table:table-cell office:value-type="string">
            <text:p>Vestarin</text:p>
          </table:table-cell>
          <table:table-cell office:value-type="string">
            <text:p>https://icomarks.com/ico/Vestarin</text:p>
          </table:table-cell>
          <table:table-cell table:number-columns-repeated="4"/>
        </table:table-row>
        <table:table-row table:style-name="ro2">
          <table:table-cell office:value-type="float" office:value="2380">
            <text:p>2380</text:p>
          </table:table-cell>
          <table:table-cell office:value-type="string">
            <text:p>XCHNG</text:p>
          </table:table-cell>
          <table:table-cell office:value-type="string">
            <text:p>https://icomarks.com/ico/XCHNG</text:p>
          </table:table-cell>
          <table:table-cell table:number-columns-repeated="4"/>
        </table:table-row>
        <table:table-row table:style-name="ro2">
          <table:table-cell office:value-type="float" office:value="2381">
            <text:p>2381</text:p>
          </table:table-cell>
          <table:table-cell office:value-type="string">
            <text:p>Xmoneta</text:p>
          </table:table-cell>
          <table:table-cell office:value-type="string">
            <text:p>https://icomarks.com/ico/Xmoneta</text:p>
          </table:table-cell>
          <table:table-cell table:number-columns-repeated="4"/>
        </table:table-row>
        <table:table-row table:style-name="ro2">
          <table:table-cell office:value-type="float" office:value="2382">
            <text:p>2382</text:p>
          </table:table-cell>
          <table:table-cell office:value-type="string">
            <text:p>XTRD</text:p>
          </table:table-cell>
          <table:table-cell office:value-type="string">
            <text:p>https://icomarks.com/ico/XTRD</text:p>
          </table:table-cell>
          <table:table-cell table:number-columns-repeated="4"/>
        </table:table-row>
        <table:table-row table:style-name="ro2">
          <table:table-cell office:value-type="float" office:value="2383">
            <text:p>2383</text:p>
          </table:table-cell>
          <table:table-cell office:value-type="string">
            <text:p>Zealeum</text:p>
          </table:table-cell>
          <table:table-cell office:value-type="string">
            <text:p>https://icomarks.com/ico/Zealeum</text:p>
          </table:table-cell>
          <table:table-cell table:number-columns-repeated="4"/>
        </table:table-row>
        <table:table-row table:style-name="ro2">
          <table:table-cell office:value-type="float" office:value="2384">
            <text:p>2384</text:p>
          </table:table-cell>
          <table:table-cell office:value-type="string">
            <text:p>0xcert</text:p>
          </table:table-cell>
          <table:table-cell office:value-type="string">
            <text:p>https://icomarks.com/ico/0xcert</text:p>
          </table:table-cell>
          <table:table-cell table:number-columns-repeated="4"/>
        </table:table-row>
        <table:table-row table:style-name="ro2">
          <table:table-cell office:value-type="float" office:value="2385">
            <text:p>2385</text:p>
          </table:table-cell>
          <table:table-cell office:value-type="string">
            <text:p>AcuteCoin</text:p>
          </table:table-cell>
          <table:table-cell office:value-type="string">
            <text:p>https://icomarks.com/ico/AcuteCoin</text:p>
          </table:table-cell>
          <table:table-cell table:number-columns-repeated="4"/>
        </table:table-row>
        <table:table-row table:style-name="ro2">
          <table:table-cell office:value-type="float" office:value="2388">
            <text:p>2388</text:p>
          </table:table-cell>
          <table:table-cell office:value-type="string">
            <text:p>AllStocks</text:p>
          </table:table-cell>
          <table:table-cell office:value-type="string">
            <text:p>https://icomarks.com/ico/AllStocks</text:p>
          </table:table-cell>
          <table:table-cell table:number-columns-repeated="4"/>
        </table:table-row>
        <table:table-row table:style-name="ro2">
          <table:table-cell office:value-type="float" office:value="2389">
            <text:p>2389</text:p>
          </table:table-cell>
          <table:table-cell office:value-type="string">
            <text:p>APRES</text:p>
          </table:table-cell>
          <table:table-cell office:value-type="string">
            <text:p>https://icomarks.com/ico/APRES</text:p>
          </table:table-cell>
          <table:table-cell table:number-columns-repeated="4"/>
        </table:table-row>
        <table:table-row table:style-name="ro2">
          <table:table-cell office:value-type="float" office:value="2390">
            <text:p>2390</text:p>
          </table:table-cell>
          <table:table-cell office:value-type="string">
            <text:p>Arizn</text:p>
          </table:table-cell>
          <table:table-cell office:value-type="string">
            <text:p>https://icomarks.com/ico/Arizn</text:p>
          </table:table-cell>
          <table:table-cell table:number-columns-repeated="4"/>
        </table:table-row>
        <table:table-row table:style-name="ro2">
          <table:table-cell office:value-type="float" office:value="2391">
            <text:p>2391</text:p>
          </table:table-cell>
          <table:table-cell office:value-type="string">
            <text:p>Asgard</text:p>
          </table:table-cell>
          <table:table-cell office:value-type="string">
            <text:p>https://icomarks.com/ico/Asgard</text:p>
          </table:table-cell>
          <table:table-cell table:number-columns-repeated="4"/>
        </table:table-row>
        <table:table-row table:style-name="ro2">
          <table:table-cell office:value-type="float" office:value="2393">
            <text:p>2393</text:p>
          </table:table-cell>
          <table:table-cell office:value-type="string">
            <text:p>Bancryp</text:p>
          </table:table-cell>
          <table:table-cell office:value-type="string">
            <text:p>https://icomarks.com/ico/Bancryp</text:p>
          </table:table-cell>
          <table:table-cell table:number-columns-repeated="4"/>
        </table:table-row>
        <table:table-row table:style-name="ro2">
          <table:table-cell office:value-type="float" office:value="2394">
            <text:p>2394</text:p>
          </table:table-cell>
          <table:table-cell office:value-type="string">
            <text:p>BCB ATM</text:p>
          </table:table-cell>
          <table:table-cell office:value-type="string">
            <text:p>https://icomarks.com/ico/BCB-ATM</text:p>
          </table:table-cell>
          <table:table-cell table:number-columns-repeated="4"/>
        </table:table-row>
        <table:table-row table:style-name="ro2">
          <table:table-cell office:value-type="float" office:value="2396">
            <text:p>2396</text:p>
          </table:table-cell>
          <table:table-cell office:value-type="string">
            <text:p>BeEasy</text:p>
          </table:table-cell>
          <table:table-cell office:value-type="string">
            <text:p>https://icomarks.com/ico/BeEasy</text:p>
          </table:table-cell>
          <table:table-cell table:number-columns-repeated="4"/>
        </table:table-row>
        <table:table-row table:style-name="ro2">
          <table:table-cell office:value-type="float" office:value="2397">
            <text:p>2397</text:p>
          </table:table-cell>
          <table:table-cell office:value-type="string">
            <text:p>BETEX</text:p>
          </table:table-cell>
          <table:table-cell office:value-type="string">
            <text:p>https://icomarks.com/ico/BETEX</text:p>
          </table:table-cell>
          <table:table-cell table:number-columns-repeated="4"/>
        </table:table-row>
        <table:table-row table:style-name="ro2">
          <table:table-cell office:value-type="float" office:value="2398">
            <text:p>2398</text:p>
          </table:table-cell>
          <table:table-cell office:value-type="string">
            <text:p>Bidium</text:p>
          </table:table-cell>
          <table:table-cell office:value-type="string">
            <text:p>https://icomarks.com/ico/Bidium</text:p>
          </table:table-cell>
          <table:table-cell table:number-columns-repeated="4"/>
        </table:table-row>
        <table:table-row table:style-name="ro2">
          <table:table-cell office:value-type="float" office:value="2400">
            <text:p>2400</text:p>
          </table:table-cell>
          <table:table-cell office:value-type="string">
            <text:p>BitChord</text:p>
          </table:table-cell>
          <table:table-cell office:value-type="string">
            <text:p>https://icomarks.com/ico/BitChord</text:p>
          </table:table-cell>
          <table:table-cell table:number-columns-repeated="4"/>
        </table:table-row>
        <table:table-row table:style-name="ro2">
          <table:table-cell office:value-type="float" office:value="2401">
            <text:p>2401</text:p>
          </table:table-cell>
          <table:table-cell office:value-type="string">
            <text:p>BitFence</text:p>
          </table:table-cell>
          <table:table-cell office:value-type="string">
            <text:p>https://icomarks.com/ico/BitFence</text:p>
          </table:table-cell>
          <table:table-cell table:number-columns-repeated="4"/>
        </table:table-row>
        <table:table-row table:style-name="ro2">
          <table:table-cell office:value-type="float" office:value="2402">
            <text:p>2402</text:p>
          </table:table-cell>
          <table:table-cell office:value-type="string">
            <text:p>BitRent</text:p>
          </table:table-cell>
          <table:table-cell office:value-type="string">
            <text:p>https://icomarks.com/ico/BitRent</text:p>
          </table:table-cell>
          <table:table-cell table:number-columns-repeated="4"/>
        </table:table-row>
        <table:table-row table:style-name="ro2">
          <table:table-cell office:value-type="float" office:value="2403">
            <text:p>2403</text:p>
          </table:table-cell>
          <table:table-cell office:value-type="string">
            <text:p>Bizavest Analytics Platform</text:p>
          </table:table-cell>
          <table:table-cell office:value-type="string">
            <text:p>https://icomarks.com/ico/Bizavest-Analytics-Platform</text:p>
          </table:table-cell>
          <table:table-cell table:number-columns-repeated="4"/>
        </table:table-row>
        <table:table-row table:style-name="ro2">
          <table:table-cell office:value-type="float" office:value="2404">
            <text:p>2404</text:p>
          </table:table-cell>
          <table:table-cell office:value-type="string">
            <text:p>Blockchain Ventureon</text:p>
          </table:table-cell>
          <table:table-cell office:value-type="string">
            <text:p>https://icomarks.com/ico/Blockchain-Ventureon</text:p>
          </table:table-cell>
          <table:table-cell table:number-columns-repeated="4"/>
        </table:table-row>
        <table:table-row table:style-name="ro2">
          <table:table-cell office:value-type="float" office:value="2408">
            <text:p>2408</text:p>
          </table:table-cell>
          <table:table-cell office:value-type="string">
            <text:p>BotGaming</text:p>
          </table:table-cell>
          <table:table-cell office:value-type="string">
            <text:p>https://icomarks.com/ico/BotGaming</text:p>
          </table:table-cell>
          <table:table-cell table:number-columns-repeated="4"/>
        </table:table-row>
        <table:table-row table:style-name="ro2">
          <table:table-cell office:value-type="float" office:value="2409">
            <text:p>2409</text:p>
          </table:table-cell>
          <table:table-cell office:value-type="string">
            <text:p>Brickchain</text:p>
          </table:table-cell>
          <table:table-cell office:value-type="string">
            <text:p>https://icomarks.com/ico/Brickchain</text:p>
          </table:table-cell>
          <table:table-cell table:number-columns-repeated="4"/>
        </table:table-row>
        <table:table-row table:style-name="ro2">
          <table:table-cell office:value-type="float" office:value="2410">
            <text:p>2410</text:p>
          </table:table-cell>
          <table:table-cell office:value-type="string">
            <text:p>Bulleon</text:p>
          </table:table-cell>
          <table:table-cell office:value-type="string">
            <text:p>https://icomarks.com/ico/Bulleon</text:p>
          </table:table-cell>
          <table:table-cell table:number-columns-repeated="4"/>
        </table:table-row>
        <table:table-row table:style-name="ro2">
          <table:table-cell office:value-type="float" office:value="2411">
            <text:p>2411</text:p>
          </table:table-cell>
          <table:table-cell office:value-type="string">
            <text:p>BunnyToken</text:p>
          </table:table-cell>
          <table:table-cell office:value-type="string">
            <text:p>https://icomarks.com/ico/BunnyToken</text:p>
          </table:table-cell>
          <table:table-cell table:number-columns-repeated="4"/>
        </table:table-row>
        <table:table-row table:style-name="ro2">
          <table:table-cell office:value-type="float" office:value="2412">
            <text:p>2412</text:p>
          </table:table-cell>
          <table:table-cell office:value-type="string">
            <text:p>CashBet</text:p>
          </table:table-cell>
          <table:table-cell office:value-type="string">
            <text:p>https://icomarks.com/ico/CashBet</text:p>
          </table:table-cell>
          <table:table-cell table:number-columns-repeated="4"/>
        </table:table-row>
        <table:table-row table:style-name="ro2">
          <table:table-cell office:value-type="float" office:value="2414">
            <text:p>2414</text:p>
          </table:table-cell>
          <table:table-cell office:value-type="string">
            <text:p>Change Bank</text:p>
          </table:table-cell>
          <table:table-cell office:value-type="string">
            <text:p>https://icomarks.com/ico/Change-Bank</text:p>
          </table:table-cell>
          <table:table-cell table:number-columns-repeated="4"/>
        </table:table-row>
        <table:table-row table:style-name="ro2">
          <table:table-cell office:value-type="float" office:value="2415">
            <text:p>2415</text:p>
          </table:table-cell>
          <table:table-cell office:value-type="string">
            <text:p>Cindicator</text:p>
          </table:table-cell>
          <table:table-cell office:value-type="string">
            <text:p>https://icomarks.com/ico/Cindicator</text:p>
          </table:table-cell>
          <table:table-cell table:number-columns-repeated="4"/>
        </table:table-row>
        <table:table-row table:style-name="ro2">
          <table:table-cell office:value-type="float" office:value="2416">
            <text:p>2416</text:p>
          </table:table-cell>
          <table:table-cell office:value-type="string">
            <text:p>ClearAid</text:p>
          </table:table-cell>
          <table:table-cell office:value-type="string">
            <text:p>https://icomarks.com/ico/ClearAid</text:p>
          </table:table-cell>
          <table:table-cell table:number-columns-repeated="4"/>
        </table:table-row>
        <table:table-row table:style-name="ro2">
          <table:table-cell office:value-type="float" office:value="2417">
            <text:p>2417</text:p>
          </table:table-cell>
          <table:table-cell office:value-type="string">
            <text:p>CoinJanitor</text:p>
          </table:table-cell>
          <table:table-cell office:value-type="string">
            <text:p>https://icomarks.com/ico/CoinJanitor</text:p>
          </table:table-cell>
          <table:table-cell table:number-columns-repeated="4"/>
        </table:table-row>
        <table:table-row table:style-name="ro2">
          <table:table-cell office:value-type="float" office:value="2418">
            <text:p>2418</text:p>
          </table:table-cell>
          <table:table-cell office:value-type="string">
            <text:p>Color</text:p>
          </table:table-cell>
          <table:table-cell office:value-type="string">
            <text:p>https://icomarks.com/ico/Color</text:p>
          </table:table-cell>
          <table:table-cell table:number-columns-repeated="4"/>
        </table:table-row>
        <table:table-row table:style-name="ro2">
          <table:table-cell office:value-type="float" office:value="2419">
            <text:p>2419</text:p>
          </table:table-cell>
          <table:table-cell office:value-type="string">
            <text:p>CommerceBlock</text:p>
          </table:table-cell>
          <table:table-cell office:value-type="string">
            <text:p>https://icomarks.com/ico/CommerceBlock</text:p>
          </table:table-cell>
          <table:table-cell table:number-columns-repeated="4"/>
        </table:table-row>
        <table:table-row table:style-name="ro2">
          <table:table-cell office:value-type="float" office:value="2420">
            <text:p>2420</text:p>
          </table:table-cell>
          <table:table-cell office:value-type="string">
            <text:p>CryptoLeaf</text:p>
          </table:table-cell>
          <table:table-cell office:value-type="string">
            <text:p>https://icomarks.com/ico/CryptoLeaf</text:p>
          </table:table-cell>
          <table:table-cell table:number-columns-repeated="4"/>
        </table:table-row>
        <table:table-row table:style-name="ro2">
          <table:table-cell office:value-type="float" office:value="2421">
            <text:p>2421</text:p>
          </table:table-cell>
          <table:table-cell office:value-type="string">
            <text:p>Cubiex eSports</text:p>
          </table:table-cell>
          <table:table-cell office:value-type="string">
            <text:p>https://icomarks.com/ico/Cubiex-eSports</text:p>
          </table:table-cell>
          <table:table-cell table:number-columns-repeated="4"/>
        </table:table-row>
        <table:table-row table:style-name="ro2">
          <table:table-cell office:value-type="float" office:value="2422">
            <text:p>2422</text:p>
          </table:table-cell>
          <table:table-cell office:value-type="string">
            <text:p>Curaizon</text:p>
          </table:table-cell>
          <table:table-cell office:value-type="string">
            <text:p>https://icomarks.com/ico/Curaizon</text:p>
          </table:table-cell>
          <table:table-cell table:number-columns-repeated="4"/>
        </table:table-row>
        <table:table-row table:style-name="ro2">
          <table:table-cell office:value-type="float" office:value="2423">
            <text:p>2423</text:p>
          </table:table-cell>
          <table:table-cell office:value-type="string">
            <text:p>Cures</text:p>
          </table:table-cell>
          <table:table-cell office:value-type="string">
            <text:p>https://icomarks.com/ico/Cures</text:p>
          </table:table-cell>
          <table:table-cell table:number-columns-repeated="4"/>
        </table:table-row>
        <table:table-row table:style-name="ro2">
          <table:table-cell office:value-type="float" office:value="2424">
            <text:p>2424</text:p>
          </table:table-cell>
          <table:table-cell office:value-type="string">
            <text:p>DatabrokerDAO</text:p>
          </table:table-cell>
          <table:table-cell office:value-type="string">
            <text:p>https://icomarks.com/ico/DatabrokerDAO</text:p>
          </table:table-cell>
          <table:table-cell table:number-columns-repeated="4"/>
        </table:table-row>
        <table:table-row table:style-name="ro2">
          <table:table-cell office:value-type="float" office:value="2425">
            <text:p>2425</text:p>
          </table:table-cell>
          <table:table-cell office:value-type="string">
            <text:p>DeepToken</text:p>
          </table:table-cell>
          <table:table-cell office:value-type="string">
            <text:p>https://icomarks.com/ico/DeepToken</text:p>
          </table:table-cell>
          <table:table-cell table:number-columns-repeated="4"/>
        </table:table-row>
        <table:table-row table:style-name="ro2">
          <table:table-cell office:value-type="float" office:value="2426">
            <text:p>2426</text:p>
          </table:table-cell>
          <table:table-cell office:value-type="string">
            <text:p>Dein Anteil</text:p>
          </table:table-cell>
          <table:table-cell office:value-type="string">
            <text:p>https://icomarks.com/ico/Dein-Anteil</text:p>
          </table:table-cell>
          <table:table-cell table:number-columns-repeated="4"/>
        </table:table-row>
        <table:table-row table:style-name="ro2">
          <table:table-cell office:value-type="float" office:value="2427">
            <text:p>2427</text:p>
          </table:table-cell>
          <table:table-cell office:value-type="string">
            <text:p>district0x</text:p>
          </table:table-cell>
          <table:table-cell office:value-type="string">
            <text:p>https://icomarks.com/ico/district0x</text:p>
          </table:table-cell>
          <table:table-cell table:number-columns-repeated="4"/>
        </table:table-row>
        <table:table-row table:style-name="ro2">
          <table:table-cell office:value-type="float" office:value="2428">
            <text:p>2428</text:p>
          </table:table-cell>
          <table:table-cell office:value-type="string">
            <text:p>DMarket</text:p>
          </table:table-cell>
          <table:table-cell office:value-type="string">
            <text:p>https://icomarks.com/ico/DMarket</text:p>
          </table:table-cell>
          <table:table-cell table:number-columns-repeated="4"/>
        </table:table-row>
        <table:table-row table:style-name="ro2">
          <table:table-cell office:value-type="float" office:value="2431">
            <text:p>2431</text:p>
          </table:table-cell>
          <table:table-cell office:value-type="string">
            <text:p>eSports</text:p>
          </table:table-cell>
          <table:table-cell office:value-type="string">
            <text:p>https://icomarks.com/ico/eSports</text:p>
          </table:table-cell>
          <table:table-cell table:number-columns-repeated="4"/>
        </table:table-row>
        <table:table-row table:style-name="ro2">
          <table:table-cell office:value-type="float" office:value="2432">
            <text:p>2432</text:p>
          </table:table-cell>
          <table:table-cell office:value-type="string">
            <text:p>ETH Travel</text:p>
          </table:table-cell>
          <table:table-cell office:value-type="string">
            <text:p>https://icomarks.com/ico/ETH-Travel</text:p>
          </table:table-cell>
          <table:table-cell table:number-columns-repeated="4"/>
        </table:table-row>
        <table:table-row table:style-name="ro2">
          <table:table-cell office:value-type="float" office:value="2435">
            <text:p>2435</text:p>
          </table:table-cell>
          <table:table-cell office:value-type="string">
            <text:p>Fishcoin</text:p>
          </table:table-cell>
          <table:table-cell office:value-type="string">
            <text:p>https://icomarks.com/ico/Fishcoin</text:p>
          </table:table-cell>
          <table:table-cell table:number-columns-repeated="4"/>
        </table:table-row>
        <table:table-row table:style-name="ro2">
          <table:table-cell office:value-type="float" office:value="2436">
            <text:p>2436</text:p>
          </table:table-cell>
          <table:table-cell office:value-type="string">
            <text:p>Fondocoin</text:p>
          </table:table-cell>
          <table:table-cell office:value-type="string">
            <text:p>https://icomarks.com/ico/Fondocoin</text:p>
          </table:table-cell>
          <table:table-cell table:number-columns-repeated="4"/>
        </table:table-row>
        <table:table-row table:style-name="ro2">
          <table:table-cell office:value-type="float" office:value="2437">
            <text:p>2437</text:p>
          </table:table-cell>
          <table:table-cell office:value-type="string">
            <text:p>Forest Foundation</text:p>
          </table:table-cell>
          <table:table-cell office:value-type="string">
            <text:p>https://icomarks.com/ico/Forest-Foundation</text:p>
          </table:table-cell>
          <table:table-cell table:number-columns-repeated="4"/>
        </table:table-row>
        <table:table-row table:style-name="ro2">
          <table:table-cell office:value-type="float" office:value="2438">
            <text:p>2438</text:p>
          </table:table-cell>
          <table:table-cell office:value-type="string">
            <text:p>FRESCO</text:p>
          </table:table-cell>
          <table:table-cell office:value-type="string">
            <text:p>https://icomarks.com/ico/FRESCO</text:p>
          </table:table-cell>
          <table:table-cell table:number-columns-repeated="4"/>
        </table:table-row>
        <table:table-row table:style-name="ro2">
          <table:table-cell office:value-type="float" office:value="2439">
            <text:p>2439</text:p>
          </table:table-cell>
          <table:table-cell office:value-type="string">
            <text:p>GENEXI</text:p>
          </table:table-cell>
          <table:table-cell office:value-type="string">
            <text:p>https://icomarks.com/ico/GENEXI</text:p>
          </table:table-cell>
          <table:table-cell table:number-columns-repeated="4"/>
        </table:table-row>
        <table:table-row table:style-name="ro2">
          <table:table-cell office:value-type="float" office:value="2440">
            <text:p>2440</text:p>
          </table:table-cell>
          <table:table-cell office:value-type="string">
            <text:p>GoHelpFund</text:p>
          </table:table-cell>
          <table:table-cell office:value-type="string">
            <text:p>https://icomarks.com/ico/GoHelpFund</text:p>
          </table:table-cell>
          <table:table-cell table:number-columns-repeated="4"/>
        </table:table-row>
        <table:table-row table:style-name="ro2">
          <table:table-cell office:value-type="float" office:value="2441">
            <text:p>2441</text:p>
          </table:table-cell>
          <table:table-cell office:value-type="string">
            <text:p>Goldiam</text:p>
          </table:table-cell>
          <table:table-cell office:value-type="string">
            <text:p>https://icomarks.com/ico/Goldiam</text:p>
          </table:table-cell>
          <table:table-cell table:number-columns-repeated="4"/>
        </table:table-row>
        <table:table-row table:style-name="ro2">
          <table:table-cell office:value-type="float" office:value="2442">
            <text:p>2442</text:p>
          </table:table-cell>
          <table:table-cell office:value-type="string">
            <text:p>Gooreo</text:p>
          </table:table-cell>
          <table:table-cell office:value-type="string">
            <text:p>https://icomarks.com/ico/Gooreo</text:p>
          </table:table-cell>
          <table:table-cell table:number-columns-repeated="4"/>
        </table:table-row>
        <table:table-row table:style-name="ro2">
          <table:table-cell office:value-type="float" office:value="2443">
            <text:p>2443</text:p>
          </table:table-cell>
          <table:table-cell office:value-type="string">
            <text:p>Grabameal</text:p>
          </table:table-cell>
          <table:table-cell office:value-type="string">
            <text:p>https://icomarks.com/ico/Grabameal</text:p>
          </table:table-cell>
          <table:table-cell table:number-columns-repeated="4"/>
        </table:table-row>
        <table:table-row table:style-name="ro2">
          <table:table-cell office:value-type="float" office:value="2445">
            <text:p>2445</text:p>
          </table:table-cell>
          <table:table-cell office:value-type="string">
            <text:p>H-Education World</text:p>
          </table:table-cell>
          <table:table-cell office:value-type="string">
            <text:p>https://icomarks.com/ico/H-Education-World</text:p>
          </table:table-cell>
          <table:table-cell table:number-columns-repeated="4"/>
        </table:table-row>
        <table:table-row table:style-name="ro2">
          <table:table-cell office:value-type="float" office:value="2446">
            <text:p>2446</text:p>
          </table:table-cell>
          <table:table-cell office:value-type="string">
            <text:p>HashCard</text:p>
          </table:table-cell>
          <table:table-cell office:value-type="string">
            <text:p>https://icomarks.com/ico/HashCard</text:p>
          </table:table-cell>
          <table:table-cell table:number-columns-repeated="4"/>
        </table:table-row>
        <table:table-row table:style-name="ro2">
          <table:table-cell office:value-type="float" office:value="2447">
            <text:p>2447</text:p>
          </table:table-cell>
          <table:table-cell office:value-type="string">
            <text:p>HexanCoin</text:p>
          </table:table-cell>
          <table:table-cell office:value-type="string">
            <text:p>https://icomarks.com/ico/HexanCoin</text:p>
          </table:table-cell>
          <table:table-cell table:number-columns-repeated="4"/>
        </table:table-row>
        <table:table-row table:style-name="ro2">
          <table:table-cell office:value-type="float" office:value="2448">
            <text:p>2448</text:p>
          </table:table-cell>
          <table:table-cell office:value-type="string">
            <text:p>Iconiq Holding</text:p>
          </table:table-cell>
          <table:table-cell office:value-type="string">
            <text:p>https://icomarks.com/ico/Iconiq-Holding</text:p>
          </table:table-cell>
          <table:table-cell table:number-columns-repeated="4"/>
        </table:table-row>
        <table:table-row table:style-name="ro2">
          <table:table-cell office:value-type="float" office:value="2449">
            <text:p>2449</text:p>
          </table:table-cell>
          <table:table-cell office:value-type="string">
            <text:p>iCumulate</text:p>
          </table:table-cell>
          <table:table-cell office:value-type="string">
            <text:p>https://icomarks.com/ico/iCumulate</text:p>
          </table:table-cell>
          <table:table-cell table:number-columns-repeated="4"/>
        </table:table-row>
        <table:table-row table:style-name="ro2">
          <table:table-cell office:value-type="float" office:value="2450">
            <text:p>2450</text:p>
          </table:table-cell>
          <table:table-cell office:value-type="string">
            <text:p>Impala</text:p>
          </table:table-cell>
          <table:table-cell office:value-type="string">
            <text:p>https://icomarks.com/ico/Impala</text:p>
          </table:table-cell>
          <table:table-cell table:number-columns-repeated="4"/>
        </table:table-row>
        <table:table-row table:style-name="ro2">
          <table:table-cell office:value-type="float" office:value="2451">
            <text:p>2451</text:p>
          </table:table-cell>
          <table:table-cell office:value-type="string">
            <text:p>Influ</text:p>
          </table:table-cell>
          <table:table-cell office:value-type="string">
            <text:p>https://icomarks.com/ico/Influ</text:p>
          </table:table-cell>
          <table:table-cell table:number-columns-repeated="4"/>
        </table:table-row>
        <table:table-row table:style-name="ro2">
          <table:table-cell office:value-type="float" office:value="2452">
            <text:p>2452</text:p>
          </table:table-cell>
          <table:table-cell office:value-type="string">
            <text:p>Ink Protocol</text:p>
          </table:table-cell>
          <table:table-cell office:value-type="string">
            <text:p>https://icomarks.com/ico/Ink-Protocol</text:p>
          </table:table-cell>
          <table:table-cell table:number-columns-repeated="4"/>
        </table:table-row>
        <table:table-row table:style-name="ro2">
          <table:table-cell office:value-type="float" office:value="2453">
            <text:p>2453</text:p>
          </table:table-cell>
          <table:table-cell office:value-type="string">
            <text:p>InsCoin for Knox Project</text:p>
          </table:table-cell>
          <table:table-cell office:value-type="string">
            <text:p>https://icomarks.com/ico/InsCoin-for-Knox-Project</text:p>
          </table:table-cell>
          <table:table-cell table:number-columns-repeated="4"/>
        </table:table-row>
        <table:table-row table:style-name="ro2">
          <table:table-cell office:value-type="float" office:value="2454">
            <text:p>2454</text:p>
          </table:table-cell>
          <table:table-cell office:value-type="string">
            <text:p>Intiva</text:p>
          </table:table-cell>
          <table:table-cell office:value-type="string">
            <text:p>https://icomarks.com/ico/Intiva</text:p>
          </table:table-cell>
          <table:table-cell table:number-columns-repeated="4"/>
        </table:table-row>
        <table:table-row table:style-name="ro2">
          <table:table-cell office:value-type="float" office:value="2456">
            <text:p>2456</text:p>
          </table:table-cell>
          <table:table-cell office:value-type="string">
            <text:p>Joint Ventures</text:p>
          </table:table-cell>
          <table:table-cell office:value-type="string">
            <text:p>https://icomarks.com/ico/Joint-Ventures</text:p>
          </table:table-cell>
          <table:table-cell table:number-columns-repeated="4"/>
        </table:table-row>
        <table:table-row table:style-name="ro2">
          <table:table-cell office:value-type="float" office:value="2457">
            <text:p>2457</text:p>
          </table:table-cell>
          <table:table-cell office:value-type="string">
            <text:p>Kleos</text:p>
          </table:table-cell>
          <table:table-cell office:value-type="string">
            <text:p>https://icomarks.com/ico/Kleos</text:p>
          </table:table-cell>
          <table:table-cell table:number-columns-repeated="4"/>
        </table:table-row>
        <table:table-row table:style-name="ro2">
          <table:table-cell office:value-type="float" office:value="2458">
            <text:p>2458</text:p>
          </table:table-cell>
          <table:table-cell office:value-type="string">
            <text:p>Krosscoin</text:p>
          </table:table-cell>
          <table:table-cell office:value-type="string">
            <text:p>https://icomarks.com/ico/Krosscoin</text:p>
          </table:table-cell>
          <table:table-cell table:number-columns-repeated="4"/>
        </table:table-row>
        <table:table-row table:style-name="ro2">
          <table:table-cell office:value-type="float" office:value="2459">
            <text:p>2459</text:p>
          </table:table-cell>
          <table:table-cell office:value-type="string">
            <text:p>KryptEd</text:p>
          </table:table-cell>
          <table:table-cell office:value-type="string">
            <text:p>https://icomarks.com/ico/KryptEd</text:p>
          </table:table-cell>
          <table:table-cell table:number-columns-repeated="4"/>
        </table:table-row>
        <table:table-row table:style-name="ro2">
          <table:table-cell office:value-type="float" office:value="2460">
            <text:p>2460</text:p>
          </table:table-cell>
          <table:table-cell office:value-type="string">
            <text:p>Kurecoin</text:p>
          </table:table-cell>
          <table:table-cell office:value-type="string">
            <text:p>https://icomarks.com/ico/Kurecoin</text:p>
          </table:table-cell>
          <table:table-cell table:number-columns-repeated="4"/>
        </table:table-row>
        <table:table-row table:style-name="ro2">
          <table:table-cell office:value-type="float" office:value="2461">
            <text:p>2461</text:p>
          </table:table-cell>
          <table:table-cell office:value-type="string">
            <text:p>Laari Travel</text:p>
          </table:table-cell>
          <table:table-cell office:value-type="string">
            <text:p>https://icomarks.com/ico/Laari-Travel</text:p>
          </table:table-cell>
          <table:table-cell table:number-columns-repeated="4"/>
        </table:table-row>
        <table:table-row table:style-name="ro2">
          <table:table-cell office:value-type="float" office:value="2462">
            <text:p>2462</text:p>
          </table:table-cell>
          <table:table-cell office:value-type="string">
            <text:p>LabStart</text:p>
          </table:table-cell>
          <table:table-cell office:value-type="string">
            <text:p>https://icomarks.com/ico/LabStart</text:p>
          </table:table-cell>
          <table:table-cell table:number-columns-repeated="4"/>
        </table:table-row>
        <table:table-row table:style-name="ro2">
          <table:table-cell office:value-type="float" office:value="2464">
            <text:p>2464</text:p>
          </table:table-cell>
          <table:table-cell office:value-type="string">
            <text:p>Lead Wallet</text:p>
          </table:table-cell>
          <table:table-cell office:value-type="string">
            <text:p>https://icomarks.com/ico/Lead-Wallet</text:p>
          </table:table-cell>
          <table:table-cell table:number-columns-repeated="4"/>
        </table:table-row>
        <table:table-row table:style-name="ro2">
          <table:table-cell office:value-type="float" office:value="2466">
            <text:p>2466</text:p>
          </table:table-cell>
          <table:table-cell office:value-type="string">
            <text:p>LifeTask</text:p>
          </table:table-cell>
          <table:table-cell office:value-type="string">
            <text:p>https://icomarks.com/ico/LifeTask</text:p>
          </table:table-cell>
          <table:table-cell table:number-columns-repeated="4"/>
        </table:table-row>
        <table:table-row table:style-name="ro2">
          <table:table-cell office:value-type="float" office:value="2467">
            <text:p>2467</text:p>
          </table:table-cell>
          <table:table-cell office:value-type="string">
            <text:p>Lightstreams</text:p>
          </table:table-cell>
          <table:table-cell office:value-type="string">
            <text:p>https://icomarks.com/ico/Lightstreams</text:p>
          </table:table-cell>
          <table:table-cell table:number-columns-repeated="4"/>
        </table:table-row>
        <table:table-row table:style-name="ro2">
          <table:table-cell office:value-type="float" office:value="2468">
            <text:p>2468</text:p>
          </table:table-cell>
          <table:table-cell office:value-type="string">
            <text:p>LinkCoin</text:p>
          </table:table-cell>
          <table:table-cell office:value-type="string">
            <text:p>https://icomarks.com/ico/LinkCoin</text:p>
          </table:table-cell>
          <table:table-cell table:number-columns-repeated="4"/>
        </table:table-row>
        <table:table-row table:style-name="ro2">
          <table:table-cell office:value-type="float" office:value="2469">
            <text:p>2469</text:p>
          </table:table-cell>
          <table:table-cell office:value-type="string">
            <text:p>Medicalchain</text:p>
          </table:table-cell>
          <table:table-cell office:value-type="string">
            <text:p>https://icomarks.com/ico/Medicalchain</text:p>
          </table:table-cell>
          <table:table-cell table:number-columns-repeated="4"/>
        </table:table-row>
        <table:table-row table:style-name="ro2">
          <table:table-cell office:value-type="float" office:value="2471">
            <text:p>2471</text:p>
          </table:table-cell>
          <table:table-cell office:value-type="string">
            <text:p>MILC</text:p>
          </table:table-cell>
          <table:table-cell office:value-type="string">
            <text:p>https://icomarks.com/ico/MILC</text:p>
          </table:table-cell>
          <table:table-cell table:number-columns-repeated="4"/>
        </table:table-row>
        <table:table-row table:style-name="ro2">
          <table:table-cell office:value-type="float" office:value="2472">
            <text:p>2472</text:p>
          </table:table-cell>
          <table:table-cell office:value-type="string">
            <text:p>Mobius Network</text:p>
          </table:table-cell>
          <table:table-cell office:value-type="string">
            <text:p>https://icomarks.com/ico/Mobius-Network</text:p>
          </table:table-cell>
          <table:table-cell table:number-columns-repeated="4"/>
        </table:table-row>
        <table:table-row table:style-name="ro2">
          <table:table-cell office:value-type="float" office:value="2473">
            <text:p>2473</text:p>
          </table:table-cell>
          <table:table-cell office:value-type="string">
            <text:p>Naviaddress</text:p>
          </table:table-cell>
          <table:table-cell office:value-type="string">
            <text:p>https://icomarks.com/ico/Naviaddress</text:p>
          </table:table-cell>
          <table:table-cell table:number-columns-repeated="4"/>
        </table:table-row>
        <table:table-row table:style-name="ro2">
          <table:table-cell office:value-type="float" office:value="2474">
            <text:p>2474</text:p>
          </table:table-cell>
          <table:table-cell office:value-type="string">
            <text:p>Negexc</text:p>
          </table:table-cell>
          <table:table-cell office:value-type="string">
            <text:p>https://icomarks.com/ico/Negexc</text:p>
          </table:table-cell>
          <table:table-cell table:number-columns-repeated="4"/>
        </table:table-row>
        <table:table-row table:style-name="ro2">
          <table:table-cell office:value-type="float" office:value="2476">
            <text:p>2476</text:p>
          </table:table-cell>
          <table:table-cell office:value-type="string">
            <text:p>Oasis City</text:p>
          </table:table-cell>
          <table:table-cell office:value-type="string">
            <text:p>https://icomarks.com/ico/Oasis-City</text:p>
          </table:table-cell>
          <table:table-cell table:number-columns-repeated="4"/>
        </table:table-row>
        <table:table-row table:style-name="ro2">
          <table:table-cell office:value-type="float" office:value="2477">
            <text:p>2477</text:p>
          </table:table-cell>
          <table:table-cell office:value-type="string">
            <text:p>ODUWA</text:p>
          </table:table-cell>
          <table:table-cell office:value-type="string">
            <text:p>https://icomarks.com/ico/ODUWA</text:p>
          </table:table-cell>
          <table:table-cell table:number-columns-repeated="4"/>
        </table:table-row>
        <table:table-row table:style-name="ro2">
          <table:table-cell office:value-type="float" office:value="2478">
            <text:p>2478</text:p>
          </table:table-cell>
          <table:table-cell office:value-type="string">
            <text:p>OnPlace</text:p>
          </table:table-cell>
          <table:table-cell office:value-type="string">
            <text:p>https://icomarks.com/ico/OnPlace</text:p>
          </table:table-cell>
          <table:table-cell table:number-columns-repeated="4"/>
        </table:table-row>
        <table:table-row table:style-name="ro2">
          <table:table-cell office:value-type="float" office:value="2479">
            <text:p>2479</text:p>
          </table:table-cell>
          <table:table-cell office:value-type="string">
            <text:p>Origami Network</text:p>
          </table:table-cell>
          <table:table-cell office:value-type="string">
            <text:p>https://icomarks.com/ico/Origami-Network</text:p>
          </table:table-cell>
          <table:table-cell table:number-columns-repeated="4"/>
        </table:table-row>
        <table:table-row table:style-name="ro2">
          <table:table-cell office:value-type="float" office:value="2480">
            <text:p>2480</text:p>
          </table:table-cell>
          <table:table-cell office:value-type="string">
            <text:p>PARSIQ</text:p>
          </table:table-cell>
          <table:table-cell office:value-type="string">
            <text:p>https://icomarks.com/ico/PARSIQ</text:p>
          </table:table-cell>
          <table:table-cell table:number-columns-repeated="4"/>
        </table:table-row>
        <table:table-row table:style-name="ro2">
          <table:table-cell office:value-type="float" office:value="2481">
            <text:p>2481</text:p>
          </table:table-cell>
          <table:table-cell office:value-type="string">
            <text:p>PayBlok</text:p>
          </table:table-cell>
          <table:table-cell office:value-type="string">
            <text:p>https://icomarks.com/ico/PayBlok</text:p>
          </table:table-cell>
          <table:table-cell table:number-columns-repeated="4"/>
        </table:table-row>
        <table:table-row table:style-name="ro2">
          <table:table-cell office:value-type="float" office:value="2482">
            <text:p>2482</text:p>
          </table:table-cell>
          <table:table-cell office:value-type="string">
            <text:p>PAYSURA</text:p>
          </table:table-cell>
          <table:table-cell office:value-type="string">
            <text:p>https://icomarks.com/ico/PAYSURA</text:p>
          </table:table-cell>
          <table:table-cell table:number-columns-repeated="4"/>
        </table:table-row>
        <table:table-row table:style-name="ro2">
          <table:table-cell office:value-type="float" office:value="2483">
            <text:p>2483</text:p>
          </table:table-cell>
          <table:table-cell office:value-type="string">
            <text:p>Play2Live</text:p>
          </table:table-cell>
          <table:table-cell office:value-type="string">
            <text:p>https://icomarks.com/ico/Play2Live</text:p>
          </table:table-cell>
          <table:table-cell table:number-columns-repeated="4"/>
        </table:table-row>
        <table:table-row table:style-name="ro2">
          <table:table-cell office:value-type="float" office:value="2484">
            <text:p>2484</text:p>
          </table:table-cell>
          <table:table-cell office:value-type="string">
            <text:p>Power Ledger</text:p>
          </table:table-cell>
          <table:table-cell office:value-type="string">
            <text:p>https://icomarks.com/ico/Power-Ledger</text:p>
          </table:table-cell>
          <table:table-cell table:number-columns-repeated="4"/>
        </table:table-row>
        <table:table-row table:style-name="ro2">
          <table:table-cell office:value-type="float" office:value="2485">
            <text:p>2485</text:p>
          </table:table-cell>
          <table:table-cell office:value-type="string">
            <text:p>Presale Ventures</text:p>
          </table:table-cell>
          <table:table-cell office:value-type="string">
            <text:p>https://icomarks.com/ico/Presale-Ventures</text:p>
          </table:table-cell>
          <table:table-cell table:number-columns-repeated="4"/>
        </table:table-row>
        <table:table-row table:style-name="ro2">
          <table:table-cell office:value-type="float" office:value="2486">
            <text:p>2486</text:p>
          </table:table-cell>
          <table:table-cell office:value-type="string">
            <text:p>Primas</text:p>
          </table:table-cell>
          <table:table-cell office:value-type="string">
            <text:p>https://icomarks.com/ico/Primas</text:p>
          </table:table-cell>
          <table:table-cell table:number-columns-repeated="4"/>
        </table:table-row>
        <table:table-row table:style-name="ro2">
          <table:table-cell office:value-type="float" office:value="2487">
            <text:p>2487</text:p>
          </table:table-cell>
          <table:table-cell office:value-type="string">
            <text:p>QLC Chain</text:p>
          </table:table-cell>
          <table:table-cell office:value-type="string">
            <text:p>https://icomarks.com/ico/QLC-Chain</text:p>
          </table:table-cell>
          <table:table-cell table:number-columns-repeated="4"/>
        </table:table-row>
        <table:table-row table:style-name="ro2">
          <table:table-cell office:value-type="float" office:value="2488">
            <text:p>2488</text:p>
          </table:table-cell>
          <table:table-cell office:value-type="string">
            <text:p>Quadrant</text:p>
          </table:table-cell>
          <table:table-cell office:value-type="string">
            <text:p>https://icomarks.com/ico/Quadrant</text:p>
          </table:table-cell>
          <table:table-cell table:number-columns-repeated="4"/>
        </table:table-row>
        <table:table-row table:style-name="ro2">
          <table:table-cell office:value-type="float" office:value="2489">
            <text:p>2489</text:p>
          </table:table-cell>
          <table:table-cell office:value-type="string">
            <text:p>Records Keeper</text:p>
          </table:table-cell>
          <table:table-cell office:value-type="string">
            <text:p>https://icomarks.com/ico/Records-Keeper</text:p>
          </table:table-cell>
          <table:table-cell table:number-columns-repeated="4"/>
        </table:table-row>
        <table:table-row table:style-name="ro2">
          <table:table-cell office:value-type="float" office:value="2490">
            <text:p>2490</text:p>
          </table:table-cell>
          <table:table-cell office:value-type="string">
            <text:p>Renaissance Engineering</text:p>
          </table:table-cell>
          <table:table-cell office:value-type="string">
            <text:p>https://icomarks.com/ico/Renaissance-Engineering</text:p>
          </table:table-cell>
          <table:table-cell table:number-columns-repeated="4"/>
        </table:table-row>
        <table:table-row table:style-name="ro2">
          <table:table-cell office:value-type="float" office:value="2491">
            <text:p>2491</text:p>
          </table:table-cell>
          <table:table-cell office:value-type="string">
            <text:p>Restart Energy</text:p>
          </table:table-cell>
          <table:table-cell office:value-type="string">
            <text:p>https://icomarks.com/ico/Restart-Energy</text:p>
          </table:table-cell>
          <table:table-cell table:number-columns-repeated="4"/>
        </table:table-row>
        <table:table-row table:style-name="ro2">
          <table:table-cell office:value-type="float" office:value="2492">
            <text:p>2492</text:p>
          </table:table-cell>
          <table:table-cell office:value-type="string">
            <text:p>ROOMDAO</text:p>
          </table:table-cell>
          <table:table-cell office:value-type="string">
            <text:p>https://icomarks.com/ico/ROOMDAO</text:p>
          </table:table-cell>
          <table:table-cell table:number-columns-repeated="4"/>
        </table:table-row>
        <table:table-row table:style-name="ro2">
          <table:table-cell office:value-type="float" office:value="2493">
            <text:p>2493</text:p>
          </table:table-cell>
          <table:table-cell office:value-type="string">
            <text:p>Rouge</text:p>
          </table:table-cell>
          <table:table-cell office:value-type="string">
            <text:p>https://icomarks.com/ico/Rouge</text:p>
          </table:table-cell>
          <table:table-cell table:number-columns-repeated="4"/>
        </table:table-row>
        <table:table-row table:style-name="ro2">
          <table:table-cell office:value-type="float" office:value="2495">
            <text:p>2495</text:p>
          </table:table-cell>
          <table:table-cell office:value-type="string">
            <text:p>Savage</text:p>
          </table:table-cell>
          <table:table-cell office:value-type="string">
            <text:p>https://icomarks.com/ico/Savage</text:p>
          </table:table-cell>
          <table:table-cell table:number-columns-repeated="4"/>
        </table:table-row>
        <table:table-row table:style-name="ro2">
          <table:table-cell office:value-type="float" office:value="2496">
            <text:p>2496</text:p>
          </table:table-cell>
          <table:table-cell office:value-type="string">
            <text:p>ScriptDrop</text:p>
          </table:table-cell>
          <table:table-cell office:value-type="string">
            <text:p>https://icomarks.com/ico/ScriptDrop</text:p>
          </table:table-cell>
          <table:table-cell table:number-columns-repeated="4"/>
        </table:table-row>
        <table:table-row table:style-name="ro2">
          <table:table-cell office:value-type="float" office:value="2498">
            <text:p>2498</text:p>
          </table:table-cell>
          <table:table-cell office:value-type="string">
            <text:p>Seratio</text:p>
          </table:table-cell>
          <table:table-cell office:value-type="string">
            <text:p>https://icomarks.com/ico/Seratio</text:p>
          </table:table-cell>
          <table:table-cell table:number-columns-repeated="4"/>
        </table:table-row>
        <table:table-row table:style-name="ro2">
          <table:table-cell office:value-type="float" office:value="2499">
            <text:p>2499</text:p>
          </table:table-cell>
          <table:table-cell office:value-type="string">
            <text:p>Shard</text:p>
          </table:table-cell>
          <table:table-cell office:value-type="string">
            <text:p>https://icomarks.com/ico/Shard</text:p>
          </table:table-cell>
          <table:table-cell table:number-columns-repeated="4"/>
        </table:table-row>
        <table:table-row table:style-name="ro2">
          <table:table-cell office:value-type="float" office:value="2500">
            <text:p>2500</text:p>
          </table:table-cell>
          <table:table-cell office:value-type="string">
            <text:p>Sheng World</text:p>
          </table:table-cell>
          <table:table-cell office:value-type="string">
            <text:p>https://icomarks.com/ico/Sheng-World</text:p>
          </table:table-cell>
          <table:table-cell table:number-columns-repeated="4"/>
        </table:table-row>
        <table:table-row table:style-name="ro2">
          <table:table-cell office:value-type="float" office:value="2501">
            <text:p>2501</text:p>
          </table:table-cell>
          <table:table-cell office:value-type="string">
            <text:p>SOAR</text:p>
          </table:table-cell>
          <table:table-cell office:value-type="string">
            <text:p>https://icomarks.com/ico/SOAR</text:p>
          </table:table-cell>
          <table:table-cell table:number-columns-repeated="4"/>
        </table:table-row>
        <table:table-row table:style-name="ro2">
          <table:table-cell office:value-type="float" office:value="2505">
            <text:p>2505</text:p>
          </table:table-cell>
          <table:table-cell office:value-type="string">
            <text:p>SSOT Health Foundation</text:p>
          </table:table-cell>
          <table:table-cell office:value-type="string">
            <text:p>https://icomarks.com/ico/SSOT-Health-Foundation</text:p>
          </table:table-cell>
          <table:table-cell table:number-columns-repeated="4"/>
        </table:table-row>
        <table:table-row table:style-name="ro2">
          <table:table-cell office:value-type="float" office:value="2506">
            <text:p>2506</text:p>
          </table:table-cell>
          <table:table-cell office:value-type="string">
            <text:p>STAR BIT EX</text:p>
          </table:table-cell>
          <table:table-cell office:value-type="string">
            <text:p>https://icomarks.com/ico/STAR-BIT-EX</text:p>
          </table:table-cell>
          <table:table-cell table:number-columns-repeated="4"/>
        </table:table-row>
        <table:table-row table:style-name="ro2">
          <table:table-cell office:value-type="float" office:value="2508">
            <text:p>2508</text:p>
          </table:table-cell>
          <table:table-cell office:value-type="string">
            <text:p>TaTaTu</text:p>
          </table:table-cell>
          <table:table-cell office:value-type="string">
            <text:p>https://icomarks.com/ico/TaTaTu</text:p>
          </table:table-cell>
          <table:table-cell table:number-columns-repeated="4"/>
        </table:table-row>
        <table:table-row table:style-name="ro2">
          <table:table-cell office:value-type="float" office:value="2509">
            <text:p>2509</text:p>
          </table:table-cell>
          <table:table-cell office:value-type="string">
            <text:p>The Freedom Coin</text:p>
          </table:table-cell>
          <table:table-cell office:value-type="string">
            <text:p>https://icomarks.com/ico/The-Freedom-Coin</text:p>
          </table:table-cell>
          <table:table-cell table:number-columns-repeated="4"/>
        </table:table-row>
        <table:table-row table:style-name="ro2">
          <table:table-cell office:value-type="float" office:value="2510">
            <text:p>2510</text:p>
          </table:table-cell>
          <table:table-cell office:value-type="string">
            <text:p>ThreeFold Network</text:p>
          </table:table-cell>
          <table:table-cell office:value-type="string">
            <text:p>https://icomarks.com/ico/ThreeFold-Network</text:p>
          </table:table-cell>
          <table:table-cell table:number-columns-repeated="4"/>
        </table:table-row>
        <table:table-row table:style-name="ro2">
          <table:table-cell office:value-type="float" office:value="2511">
            <text:p>2511</text:p>
          </table:table-cell>
          <table:table-cell office:value-type="string">
            <text:p>TITA Project</text:p>
          </table:table-cell>
          <table:table-cell office:value-type="string">
            <text:p>https://icomarks.com/ico/TITA-Project</text:p>
          </table:table-cell>
          <table:table-cell table:number-columns-repeated="4"/>
        </table:table-row>
        <table:table-row table:style-name="ro2">
          <table:table-cell office:value-type="float" office:value="2512">
            <text:p>2512</text:p>
          </table:table-cell>
          <table:table-cell office:value-type="string">
            <text:p>Tokenlab</text:p>
          </table:table-cell>
          <table:table-cell office:value-type="string">
            <text:p>https://icomarks.com/ico/Tokenlab</text:p>
          </table:table-cell>
          <table:table-cell table:number-columns-repeated="4"/>
        </table:table-row>
        <table:table-row table:style-name="ro2">
          <table:table-cell office:value-type="float" office:value="2513">
            <text:p>2513</text:p>
          </table:table-cell>
          <table:table-cell office:value-type="string">
            <text:p>Tomocoin</text:p>
          </table:table-cell>
          <table:table-cell office:value-type="string">
            <text:p>https://icomarks.com/ico/Tomocoin</text:p>
          </table:table-cell>
          <table:table-cell table:number-columns-repeated="4"/>
        </table:table-row>
        <table:table-row table:style-name="ro2">
          <table:table-cell office:value-type="float" office:value="2514">
            <text:p>2514</text:p>
          </table:table-cell>
          <table:table-cell office:value-type="string">
            <text:p>TOXIC</text:p>
          </table:table-cell>
          <table:table-cell office:value-type="string">
            <text:p>https://icomarks.com/ico/TOXIC</text:p>
          </table:table-cell>
          <table:table-cell table:number-columns-repeated="4"/>
        </table:table-row>
        <table:table-row table:style-name="ro2">
          <table:table-cell office:value-type="float" office:value="2515">
            <text:p>2515</text:p>
          </table:table-cell>
          <table:table-cell office:value-type="string">
            <text:p>Tracoin</text:p>
          </table:table-cell>
          <table:table-cell office:value-type="string">
            <text:p>https://icomarks.com/ico/Tracoin</text:p>
          </table:table-cell>
          <table:table-cell table:number-columns-repeated="4"/>
        </table:table-row>
        <table:table-row table:style-name="ro2">
          <table:table-cell office:value-type="float" office:value="2516">
            <text:p>2516</text:p>
          </table:table-cell>
          <table:table-cell office:value-type="string">
            <text:p>Travelvee</text:p>
          </table:table-cell>
          <table:table-cell office:value-type="string">
            <text:p>https://icomarks.com/ico/Travelvee</text:p>
          </table:table-cell>
          <table:table-cell table:number-columns-repeated="4"/>
        </table:table-row>
        <table:table-row table:style-name="ro2">
          <table:table-cell office:value-type="float" office:value="2518">
            <text:p>2518</text:p>
          </table:table-cell>
          <table:table-cell office:value-type="string">
            <text:p>TrustVerse</text:p>
          </table:table-cell>
          <table:table-cell office:value-type="string">
            <text:p>https://icomarks.com/ico/TrustVerse</text:p>
          </table:table-cell>
          <table:table-cell table:number-columns-repeated="4"/>
        </table:table-row>
        <table:table-row table:style-name="ro2">
          <table:table-cell office:value-type="float" office:value="2519">
            <text:p>2519</text:p>
          </table:table-cell>
          <table:table-cell office:value-type="string">
            <text:p>TTC PROTOCOL</text:p>
          </table:table-cell>
          <table:table-cell office:value-type="string">
            <text:p>https://icomarks.com/ico/TTC-PROTOCOL</text:p>
          </table:table-cell>
          <table:table-cell table:number-columns-repeated="4"/>
        </table:table-row>
        <table:table-row table:style-name="ro2">
          <table:table-cell office:value-type="float" office:value="2520">
            <text:p>2520</text:p>
          </table:table-cell>
          <table:table-cell office:value-type="string">
            <text:p>Usechain</text:p>
          </table:table-cell>
          <table:table-cell office:value-type="string">
            <text:p>https://icomarks.com/ico/Usechain</text:p>
          </table:table-cell>
          <table:table-cell table:number-columns-repeated="4"/>
        </table:table-row>
        <table:table-row table:style-name="ro2">
          <table:table-cell office:value-type="float" office:value="2521">
            <text:p>2521</text:p>
          </table:table-cell>
          <table:table-cell office:value-type="string">
            <text:p>UTRUST</text:p>
          </table:table-cell>
          <table:table-cell office:value-type="string">
            <text:p>https://icomarks.com/ico/UTRUST</text:p>
          </table:table-cell>
          <table:table-cell table:number-columns-repeated="4"/>
        </table:table-row>
        <table:table-row table:style-name="ro2">
          <table:table-cell office:value-type="float" office:value="2522">
            <text:p>2522</text:p>
          </table:table-cell>
          <table:table-cell office:value-type="string">
            <text:p>VIBEHub</text:p>
          </table:table-cell>
          <table:table-cell office:value-type="string">
            <text:p>https://icomarks.com/ico/VIBEHub</text:p>
          </table:table-cell>
          <table:table-cell table:number-columns-repeated="4"/>
        </table:table-row>
        <table:table-row table:style-name="ro2">
          <table:table-cell office:value-type="float" office:value="2523">
            <text:p>2523</text:p>
          </table:table-cell>
          <table:table-cell office:value-type="string">
            <text:p>VOSAI</text:p>
          </table:table-cell>
          <table:table-cell office:value-type="string">
            <text:p>https://icomarks.com/ico/VOSAI</text:p>
          </table:table-cell>
          <table:table-cell table:number-columns-repeated="4"/>
        </table:table-row>
        <table:table-row table:style-name="ro2">
          <table:table-cell office:value-type="float" office:value="2524">
            <text:p>2524</text:p>
          </table:table-cell>
          <table:table-cell office:value-type="string">
            <text:p>Warrior Token</text:p>
          </table:table-cell>
          <table:table-cell office:value-type="string">
            <text:p>https://icomarks.com/ico/Warrior-Token</text:p>
          </table:table-cell>
          <table:table-cell table:number-columns-repeated="4"/>
        </table:table-row>
        <table:table-row table:style-name="ro2">
          <table:table-cell office:value-type="float" office:value="2525">
            <text:p>2525</text:p>
          </table:table-cell>
          <table:table-cell office:value-type="string">
            <text:p>WOX</text:p>
          </table:table-cell>
          <table:table-cell office:value-type="string">
            <text:p>https://icomarks.com/ico/WOX</text:p>
          </table:table-cell>
          <table:table-cell table:number-columns-repeated="4"/>
        </table:table-row>
        <table:table-row table:style-name="ro2">
          <table:table-cell office:value-type="float" office:value="2526">
            <text:p>2526</text:p>
          </table:table-cell>
          <table:table-cell office:value-type="string">
            <text:p>WTX HUB</text:p>
          </table:table-cell>
          <table:table-cell office:value-type="string">
            <text:p>https://icomarks.com/ico/WTX-HUB</text:p>
          </table:table-cell>
          <table:table-cell table:number-columns-repeated="4"/>
        </table:table-row>
        <table:table-row table:style-name="ro2">
          <table:table-cell office:value-type="float" office:value="2528">
            <text:p>2528</text:p>
          </table:table-cell>
          <table:table-cell office:value-type="string">
            <text:p>Xtribe</text:p>
          </table:table-cell>
          <table:table-cell office:value-type="string">
            <text:p>https://icomarks.com/ico/Xtribe</text:p>
          </table:table-cell>
          <table:table-cell table:number-columns-repeated="4"/>
        </table:table-row>
        <table:table-row table:style-name="ro2">
          <table:table-cell office:value-type="float" office:value="2529">
            <text:p>2529</text:p>
          </table:table-cell>
          <table:table-cell office:value-type="string">
            <text:p>zeosX</text:p>
          </table:table-cell>
          <table:table-cell office:value-type="string">
            <text:p>https://icomarks.com/ico/zeosX</text:p>
          </table:table-cell>
          <table:table-cell table:number-columns-repeated="4"/>
        </table:table-row>
        <table:table-row table:style-name="ro2">
          <table:table-cell office:value-type="float" office:value="2530">
            <text:p>2530</text:p>
          </table:table-cell>
          <table:table-cell office:value-type="string">
            <text:p>ZPER</text:p>
          </table:table-cell>
          <table:table-cell office:value-type="string">
            <text:p>https://icomarks.com/ico/ZPER</text:p>
          </table:table-cell>
          <table:table-cell table:number-columns-repeated="4"/>
        </table:table-row>
        <table:table-row table:style-name="ro2">
          <table:table-cell office:value-type="float" office:value="2531">
            <text:p>2531</text:p>
          </table:table-cell>
          <table:table-cell office:value-type="string">
            <text:p>108 Token</text:p>
          </table:table-cell>
          <table:table-cell office:value-type="string">
            <text:p>https://icomarks.com/ico/108-Token</text:p>
          </table:table-cell>
          <table:table-cell table:number-columns-repeated="4"/>
        </table:table-row>
        <table:table-row table:style-name="ro2">
          <table:table-cell office:value-type="float" office:value="2532">
            <text:p>2532</text:p>
          </table:table-cell>
          <table:table-cell office:value-type="string">
            <text:p>1World</text:p>
          </table:table-cell>
          <table:table-cell office:value-type="string">
            <text:p>https://icomarks.com/ico/1World</text:p>
          </table:table-cell>
          <table:table-cell table:number-columns-repeated="4"/>
        </table:table-row>
        <table:table-row table:style-name="ro2">
          <table:table-cell office:value-type="float" office:value="2533">
            <text:p>2533</text:p>
          </table:table-cell>
          <table:table-cell office:value-type="string">
            <text:p>2TF</text:p>
          </table:table-cell>
          <table:table-cell office:value-type="string">
            <text:p>https://icomarks.com/ico/2TF</text:p>
          </table:table-cell>
          <table:table-cell table:number-columns-repeated="4"/>
        </table:table-row>
        <table:table-row table:style-name="ro2">
          <table:table-cell office:value-type="float" office:value="2534">
            <text:p>2534</text:p>
          </table:table-cell>
          <table:table-cell office:value-type="string">
            <text:p>300cubits TEU</text:p>
          </table:table-cell>
          <table:table-cell office:value-type="string">
            <text:p>https://icomarks.com/ico/300cubits-TEU</text:p>
          </table:table-cell>
          <table:table-cell table:number-columns-repeated="4"/>
        </table:table-row>
        <table:table-row table:style-name="ro2">
          <table:table-cell office:value-type="float" office:value="2535">
            <text:p>2535</text:p>
          </table:table-cell>
          <table:table-cell office:value-type="string">
            <text:p>3DChain</text:p>
          </table:table-cell>
          <table:table-cell office:value-type="string">
            <text:p>https://icomarks.com/ico/3DChain</text:p>
          </table:table-cell>
          <table:table-cell table:number-columns-repeated="4"/>
        </table:table-row>
        <table:table-row table:style-name="ro2">
          <table:table-cell office:value-type="float" office:value="2536">
            <text:p>2536</text:p>
          </table:table-cell>
          <table:table-cell office:value-type="string">
            <text:p>AdEx</text:p>
          </table:table-cell>
          <table:table-cell office:value-type="string">
            <text:p>https://icomarks.com/ico/AdEx</text:p>
          </table:table-cell>
          <table:table-cell table:number-columns-repeated="4"/>
        </table:table-row>
        <table:table-row table:style-name="ro2">
          <table:table-cell office:value-type="float" office:value="2537">
            <text:p>2537</text:p>
          </table:table-cell>
          <table:table-cell office:value-type="string">
            <text:p>Aidus</text:p>
          </table:table-cell>
          <table:table-cell office:value-type="string">
            <text:p>https://icomarks.com/ico/Aidus</text:p>
          </table:table-cell>
          <table:table-cell table:number-columns-repeated="4"/>
        </table:table-row>
        <table:table-row table:style-name="ro2">
          <table:table-cell office:value-type="float" office:value="2538">
            <text:p>2538</text:p>
          </table:table-cell>
          <table:table-cell office:value-type="string">
            <text:p>Airswap</text:p>
          </table:table-cell>
          <table:table-cell office:value-type="string">
            <text:p>https://icomarks.com/ico/Airswap</text:p>
          </table:table-cell>
          <table:table-cell table:number-columns-repeated="4"/>
        </table:table-row>
        <table:table-row table:style-name="ro2">
          <table:table-cell office:value-type="float" office:value="2539">
            <text:p>2539</text:p>
          </table:table-cell>
          <table:table-cell office:value-type="string">
            <text:p>Akilos</text:p>
          </table:table-cell>
          <table:table-cell office:value-type="string">
            <text:p>https://icomarks.com/ico/Akilos</text:p>
          </table:table-cell>
          <table:table-cell table:number-columns-repeated="4"/>
        </table:table-row>
        <table:table-row table:style-name="ro2">
          <table:table-cell office:value-type="float" office:value="2540">
            <text:p>2540</text:p>
          </table:table-cell>
          <table:table-cell office:value-type="string">
            <text:p>AllSporter</text:p>
          </table:table-cell>
          <table:table-cell office:value-type="string">
            <text:p>https://icomarks.com/ico/AllSporter</text:p>
          </table:table-cell>
          <table:table-cell table:number-columns-repeated="4"/>
        </table:table-row>
        <table:table-row table:style-name="ro2">
          <table:table-cell office:value-type="float" office:value="2543">
            <text:p>2543</text:p>
          </table:table-cell>
          <table:table-cell office:value-type="string">
            <text:p>Ammbr</text:p>
          </table:table-cell>
          <table:table-cell office:value-type="string">
            <text:p>https://icomarks.com/ico/Ammbr</text:p>
          </table:table-cell>
          <table:table-cell table:number-columns-repeated="4"/>
        </table:table-row>
        <table:table-row table:style-name="ro2">
          <table:table-cell office:value-type="float" office:value="2544">
            <text:p>2544</text:p>
          </table:table-cell>
          <table:table-cell office:value-type="string">
            <text:p>AMMUT NETWORK</text:p>
          </table:table-cell>
          <table:table-cell office:value-type="string">
            <text:p>https://icomarks.com/ico/AMMUT-NETWORK</text:p>
          </table:table-cell>
          <table:table-cell table:number-columns-repeated="4"/>
        </table:table-row>
        <table:table-row table:style-name="ro2">
          <table:table-cell office:value-type="float" office:value="2545">
            <text:p>2545</text:p>
          </table:table-cell>
          <table:table-cell office:value-type="string">
            <text:p>APO Finance</text:p>
          </table:table-cell>
          <table:table-cell office:value-type="string">
            <text:p>https://icomarks.com/ico/APO-Finance</text:p>
          </table:table-cell>
          <table:table-cell table:number-columns-repeated="4"/>
        </table:table-row>
        <table:table-row table:style-name="ro2">
          <table:table-cell office:value-type="float" office:value="2546">
            <text:p>2546</text:p>
          </table:table-cell>
          <table:table-cell office:value-type="string">
            <text:p>Argyle</text:p>
          </table:table-cell>
          <table:table-cell office:value-type="string">
            <text:p>https://icomarks.com/ico/Argyle</text:p>
          </table:table-cell>
          <table:table-cell table:number-columns-repeated="4"/>
        </table:table-row>
        <table:table-row table:style-name="ro2">
          <table:table-cell office:value-type="float" office:value="2547">
            <text:p>2547</text:p>
          </table:table-cell>
          <table:table-cell office:value-type="string">
            <text:p>Atisios</text:p>
          </table:table-cell>
          <table:table-cell office:value-type="string">
            <text:p>https://icomarks.com/ico/Atisios</text:p>
          </table:table-cell>
          <table:table-cell table:number-columns-repeated="4"/>
        </table:table-row>
        <table:table-row table:style-name="ro2">
          <table:table-cell office:value-type="float" office:value="2548">
            <text:p>2548</text:p>
          </table:table-cell>
          <table:table-cell office:value-type="string">
            <text:p>Augur</text:p>
          </table:table-cell>
          <table:table-cell office:value-type="string">
            <text:p>https://icomarks.com/ico/Augur</text:p>
          </table:table-cell>
          <table:table-cell table:number-columns-repeated="4"/>
        </table:table-row>
        <table:table-row table:style-name="ro2">
          <table:table-cell office:value-type="float" office:value="2549">
            <text:p>2549</text:p>
          </table:table-cell>
          <table:table-cell office:value-type="string">
            <text:p>B2BX</text:p>
          </table:table-cell>
          <table:table-cell office:value-type="string">
            <text:p>https://icomarks.com/ico/B2BX</text:p>
          </table:table-cell>
          <table:table-cell table:number-columns-repeated="4"/>
        </table:table-row>
        <table:table-row table:style-name="ro2">
          <table:table-cell office:value-type="float" office:value="2551">
            <text:p>2551</text:p>
          </table:table-cell>
          <table:table-cell office:value-type="string">
            <text:p>Bankera</text:p>
          </table:table-cell>
          <table:table-cell office:value-type="string">
            <text:p>https://icomarks.com/ico/Bankera</text:p>
          </table:table-cell>
          <table:table-cell table:number-columns-repeated="4"/>
        </table:table-row>
        <table:table-row table:style-name="ro2">
          <table:table-cell office:value-type="float" office:value="2552">
            <text:p>2552</text:p>
          </table:table-cell>
          <table:table-cell office:value-type="string">
            <text:p>BCDiploma</text:p>
          </table:table-cell>
          <table:table-cell office:value-type="string">
            <text:p>https://icomarks.com/ico/BCDiploma</text:p>
          </table:table-cell>
          <table:table-cell table:number-columns-repeated="4"/>
        </table:table-row>
        <table:table-row table:style-name="ro2">
          <table:table-cell office:value-type="float" office:value="2553">
            <text:p>2553</text:p>
          </table:table-cell>
          <table:table-cell office:value-type="string">
            <text:p>Bidao</text:p>
          </table:table-cell>
          <table:table-cell office:value-type="string">
            <text:p>https://icomarks.com/ico/Bidao</text:p>
          </table:table-cell>
          <table:table-cell table:number-columns-repeated="4"/>
        </table:table-row>
        <table:table-row table:style-name="ro2">
          <table:table-cell office:value-type="float" office:value="2554">
            <text:p>2554</text:p>
          </table:table-cell>
          <table:table-cell office:value-type="string">
            <text:p>BitcoinBlink</text:p>
          </table:table-cell>
          <table:table-cell office:value-type="string">
            <text:p>https://icomarks.com/ico/BitcoinBlink</text:p>
          </table:table-cell>
          <table:table-cell table:number-columns-repeated="4"/>
        </table:table-row>
        <table:table-row table:style-name="ro2">
          <table:table-cell office:value-type="float" office:value="2555">
            <text:p>2555</text:p>
          </table:table-cell>
          <table:table-cell office:value-type="string">
            <text:p>BitEsprit</text:p>
          </table:table-cell>
          <table:table-cell office:value-type="string">
            <text:p>https://icomarks.com/ico/BitEsprit</text:p>
          </table:table-cell>
          <table:table-cell table:number-columns-repeated="4"/>
        </table:table-row>
        <table:table-row table:style-name="ro2">
          <table:table-cell office:value-type="float" office:value="2556">
            <text:p>2556</text:p>
          </table:table-cell>
          <table:table-cell office:value-type="string">
            <text:p>BitImage</text:p>
          </table:table-cell>
          <table:table-cell office:value-type="string">
            <text:p>https://icomarks.com/ico/BitImage</text:p>
          </table:table-cell>
          <table:table-cell table:number-columns-repeated="4"/>
        </table:table-row>
        <table:table-row table:style-name="ro2">
          <table:table-cell office:value-type="float" office:value="2557">
            <text:p>2557</text:p>
          </table:table-cell>
          <table:table-cell office:value-type="string">
            <text:p>BITRACE</text:p>
          </table:table-cell>
          <table:table-cell office:value-type="string">
            <text:p>https://icomarks.com/ico/BITRACE</text:p>
          </table:table-cell>
          <table:table-cell table:number-columns-repeated="4"/>
        </table:table-row>
        <table:table-row table:style-name="ro2">
          <table:table-cell office:value-type="float" office:value="2558">
            <text:p>2558</text:p>
          </table:table-cell>
          <table:table-cell office:value-type="string">
            <text:p>Bitrus</text:p>
          </table:table-cell>
          <table:table-cell office:value-type="string">
            <text:p>https://icomarks.com/ico/Bitrus</text:p>
          </table:table-cell>
          <table:table-cell table:number-columns-repeated="4"/>
        </table:table-row>
        <table:table-row table:style-name="ro2">
          <table:table-cell office:value-type="float" office:value="2559">
            <text:p>2559</text:p>
          </table:table-cell>
          <table:table-cell office:value-type="string">
            <text:p>Bitto Exchange</text:p>
          </table:table-cell>
          <table:table-cell office:value-type="string">
            <text:p>https://icomarks.com/ico/Bitto-Exchange</text:p>
          </table:table-cell>
          <table:table-cell table:number-columns-repeated="4"/>
        </table:table-row>
        <table:table-row table:style-name="ro2">
          <table:table-cell office:value-type="float" office:value="2560">
            <text:p>2560</text:p>
          </table:table-cell>
          <table:table-cell office:value-type="string">
            <text:p>Blockkonnect</text:p>
          </table:table-cell>
          <table:table-cell office:value-type="string">
            <text:p>https://icomarks.com/ico/Blockkonnect</text:p>
          </table:table-cell>
          <table:table-cell table:number-columns-repeated="4"/>
        </table:table-row>
        <table:table-row table:style-name="ro2">
          <table:table-cell office:value-type="float" office:value="2562">
            <text:p>2562</text:p>
          </table:table-cell>
          <table:table-cell office:value-type="string">
            <text:p>BRIKCOIN</text:p>
          </table:table-cell>
          <table:table-cell office:value-type="string">
            <text:p>https://icomarks.com/ico/BRIKCOIN</text:p>
          </table:table-cell>
          <table:table-cell table:number-columns-repeated="4"/>
        </table:table-row>
        <table:table-row table:style-name="ro2">
          <table:table-cell office:value-type="float" office:value="2563">
            <text:p>2563</text:p>
          </table:table-cell>
          <table:table-cell office:value-type="string">
            <text:p>Cardstack</text:p>
          </table:table-cell>
          <table:table-cell office:value-type="string">
            <text:p>https://icomarks.com/ico/Cardstack</text:p>
          </table:table-cell>
          <table:table-cell table:number-columns-repeated="4"/>
        </table:table-row>
        <table:table-row table:style-name="ro2">
          <table:table-cell office:value-type="float" office:value="2564">
            <text:p>2564</text:p>
          </table:table-cell>
          <table:table-cell office:value-type="string">
            <text:p>CargoX</text:p>
          </table:table-cell>
          <table:table-cell office:value-type="string">
            <text:p>https://icomarks.com/ico/CargoX</text:p>
          </table:table-cell>
          <table:table-cell table:number-columns-repeated="4"/>
        </table:table-row>
        <table:table-row table:style-name="ro2">
          <table:table-cell office:value-type="float" office:value="2565">
            <text:p>2565</text:p>
          </table:table-cell>
          <table:table-cell office:value-type="string">
            <text:p>Carna Life</text:p>
          </table:table-cell>
          <table:table-cell office:value-type="string">
            <text:p>https://icomarks.com/ico/Carna-Life</text:p>
          </table:table-cell>
          <table:table-cell table:number-columns-repeated="4"/>
        </table:table-row>
        <table:table-row table:style-name="ro2">
          <table:table-cell office:value-type="float" office:value="2566">
            <text:p>2566</text:p>
          </table:table-cell>
          <table:table-cell office:value-type="string">
            <text:p>CBNT</text:p>
          </table:table-cell>
          <table:table-cell office:value-type="string">
            <text:p>https://icomarks.com/ico/CBNT</text:p>
          </table:table-cell>
          <table:table-cell table:number-columns-repeated="4"/>
        </table:table-row>
        <table:table-row table:style-name="ro2">
          <table:table-cell office:value-type="float" office:value="2567">
            <text:p>2567</text:p>
          </table:table-cell>
          <table:table-cell office:value-type="string">
            <text:p>Clinicoin</text:p>
          </table:table-cell>
          <table:table-cell office:value-type="string">
            <text:p>https://icomarks.com/ico/Clinicoin</text:p>
          </table:table-cell>
          <table:table-cell table:number-columns-repeated="4"/>
        </table:table-row>
        <table:table-row table:style-name="ro2">
          <table:table-cell office:value-type="float" office:value="2568">
            <text:p>2568</text:p>
          </table:table-cell>
          <table:table-cell office:value-type="string">
            <text:p>Codex</text:p>
          </table:table-cell>
          <table:table-cell office:value-type="string">
            <text:p>https://icomarks.com/ico/Codex</text:p>
          </table:table-cell>
          <table:table-cell table:number-columns-repeated="4"/>
        </table:table-row>
        <table:table-row table:style-name="ro2">
          <table:table-cell office:value-type="float" office:value="2569">
            <text:p>2569</text:p>
          </table:table-cell>
          <table:table-cell office:value-type="string">
            <text:p>Coinstantine</text:p>
          </table:table-cell>
          <table:table-cell office:value-type="string">
            <text:p>https://icomarks.com/ico/Coinstantine</text:p>
          </table:table-cell>
          <table:table-cell table:number-columns-repeated="4"/>
        </table:table-row>
        <table:table-row table:style-name="ro2">
          <table:table-cell office:value-type="float" office:value="2570">
            <text:p>2570</text:p>
          </table:table-cell>
          <table:table-cell office:value-type="string">
            <text:p>Corion Platform</text:p>
          </table:table-cell>
          <table:table-cell office:value-type="string">
            <text:p>https://icomarks.com/ico/Corion-Platform</text:p>
          </table:table-cell>
          <table:table-cell table:number-columns-repeated="4"/>
        </table:table-row>
        <table:table-row table:style-name="ro2">
          <table:table-cell office:value-type="float" office:value="2571">
            <text:p>2571</text:p>
          </table:table-cell>
          <table:table-cell office:value-type="string">
            <text:p>Crowdholding</text:p>
          </table:table-cell>
          <table:table-cell office:value-type="string">
            <text:p>https://icomarks.com/ico/Crowdholding</text:p>
          </table:table-cell>
          <table:table-cell table:number-columns-repeated="4"/>
        </table:table-row>
        <table:table-row table:style-name="ro2">
          <table:table-cell office:value-type="float" office:value="2572">
            <text:p>2572</text:p>
          </table:table-cell>
          <table:table-cell office:value-type="string">
            <text:p>CRYPTO TRON EXCHANGE AND SHOP</text:p>
          </table:table-cell>
          <table:table-cell office:value-type="string">
            <text:p>https://icomarks.com/ico/CRYPTO-TRON-EXCHANGE-AND-SHOP</text:p>
          </table:table-cell>
          <table:table-cell table:number-columns-repeated="4"/>
        </table:table-row>
        <table:table-row table:style-name="ro2">
          <table:table-cell office:value-type="float" office:value="2573">
            <text:p>2573</text:p>
          </table:table-cell>
          <table:table-cell office:value-type="string">
            <text:p>Cryptocoin Insurance</text:p>
          </table:table-cell>
          <table:table-cell office:value-type="string">
            <text:p>https://icomarks.com/ico/Cryptocoin-Insurance</text:p>
          </table:table-cell>
          <table:table-cell table:number-columns-repeated="4"/>
        </table:table-row>
        <table:table-row table:style-name="ro2">
          <table:table-cell office:value-type="float" office:value="2576">
            <text:p>2576</text:p>
          </table:table-cell>
          <table:table-cell office:value-type="string">
            <text:p>DAV</text:p>
          </table:table-cell>
          <table:table-cell office:value-type="string">
            <text:p>https://icomarks.com/ico/DAV</text:p>
          </table:table-cell>
          <table:table-cell table:number-columns-repeated="4"/>
        </table:table-row>
        <table:table-row table:style-name="ro2">
          <table:table-cell office:value-type="float" office:value="2578">
            <text:p>2578</text:p>
          </table:table-cell>
          <table:table-cell office:value-type="string">
            <text:p>DIC Resort Private Token Offering</text:p>
          </table:table-cell>
          <table:table-cell office:value-type="string">
            <text:p>https://icomarks.com/ico/DIC-Resort-Private-Token-Offering</text:p>
          </table:table-cell>
          <table:table-cell table:number-columns-repeated="4"/>
        </table:table-row>
        <table:table-row table:style-name="ro2">
          <table:table-cell office:value-type="float" office:value="2579">
            <text:p>2579</text:p>
          </table:table-cell>
          <table:table-cell office:value-type="string">
            <text:p>Dizcovery Network</text:p>
          </table:table-cell>
          <table:table-cell office:value-type="string">
            <text:p>https://icomarks.com/ico/Dizcovery-Network</text:p>
          </table:table-cell>
          <table:table-cell table:number-columns-repeated="4"/>
        </table:table-row>
        <table:table-row table:style-name="ro2">
          <table:table-cell office:value-type="float" office:value="2580">
            <text:p>2580</text:p>
          </table:table-cell>
          <table:table-cell office:value-type="string">
            <text:p>DomusCoins</text:p>
          </table:table-cell>
          <table:table-cell office:value-type="string">
            <text:p>https://icomarks.com/ico/DomusCoins</text:p>
          </table:table-cell>
          <table:table-cell table:number-columns-repeated="4"/>
        </table:table-row>
        <table:table-row table:style-name="ro2">
          <table:table-cell office:value-type="float" office:value="2582">
            <text:p>2582</text:p>
          </table:table-cell>
          <table:table-cell office:value-type="string">
            <text:p>eCoinomic</text:p>
          </table:table-cell>
          <table:table-cell office:value-type="string">
            <text:p>https://icomarks.com/ico/eCoinomic</text:p>
          </table:table-cell>
          <table:table-cell table:number-columns-repeated="4"/>
        </table:table-row>
        <table:table-row table:style-name="ro2">
          <table:table-cell office:value-type="float" office:value="2583">
            <text:p>2583</text:p>
          </table:table-cell>
          <table:table-cell office:value-type="string">
            <text:p>ECONEUARK</text:p>
          </table:table-cell>
          <table:table-cell office:value-type="string">
            <text:p>https://icomarks.com/ico/ECONEUARK</text:p>
          </table:table-cell>
          <table:table-cell table:number-columns-repeated="4"/>
        </table:table-row>
        <table:table-row table:style-name="ro2">
          <table:table-cell office:value-type="float" office:value="2585">
            <text:p>2585</text:p>
          </table:table-cell>
          <table:table-cell office:value-type="string">
            <text:p>EtherSport</text:p>
          </table:table-cell>
          <table:table-cell office:value-type="string">
            <text:p>https://icomarks.com/ico/EtherSport</text:p>
          </table:table-cell>
          <table:table-cell table:number-columns-repeated="4"/>
        </table:table-row>
        <table:table-row table:style-name="ro2">
          <table:table-cell office:value-type="float" office:value="2586">
            <text:p>2586</text:p>
          </table:table-cell>
          <table:table-cell office:value-type="string">
            <text:p>EventChain</text:p>
          </table:table-cell>
          <table:table-cell office:value-type="string">
            <text:p>https://icomarks.com/ico/EventChain</text:p>
          </table:table-cell>
          <table:table-cell table:number-columns-repeated="4"/>
        </table:table-row>
        <table:table-row table:style-name="ro2">
          <table:table-cell office:value-type="float" office:value="2587">
            <text:p>2587</text:p>
          </table:table-cell>
          <table:table-cell office:value-type="string">
            <text:p>FANTOM</text:p>
          </table:table-cell>
          <table:table-cell office:value-type="string">
            <text:p>https://icomarks.com/ico/FANTOM</text:p>
          </table:table-cell>
          <table:table-cell table:number-columns-repeated="4"/>
        </table:table-row>
        <table:table-row table:style-name="ro2">
          <table:table-cell office:value-type="float" office:value="2588">
            <text:p>2588</text:p>
          </table:table-cell>
          <table:table-cell office:value-type="string">
            <text:p>FOAM</text:p>
          </table:table-cell>
          <table:table-cell office:value-type="string">
            <text:p>https://icomarks.com/ico/FOAM</text:p>
          </table:table-cell>
          <table:table-cell table:number-columns-repeated="4"/>
        </table:table-row>
        <table:table-row table:style-name="ro2">
          <table:table-cell office:value-type="float" office:value="2589">
            <text:p>2589</text:p>
          </table:table-cell>
          <table:table-cell office:value-type="string">
            <text:p>Foresting</text:p>
          </table:table-cell>
          <table:table-cell office:value-type="string">
            <text:p>https://icomarks.com/ico/Foresting</text:p>
          </table:table-cell>
          <table:table-cell table:number-columns-repeated="4"/>
        </table:table-row>
        <table:table-row table:style-name="ro2">
          <table:table-cell office:value-type="float" office:value="2590">
            <text:p>2590</text:p>
          </table:table-cell>
          <table:table-cell office:value-type="string">
            <text:p>Game Stars</text:p>
          </table:table-cell>
          <table:table-cell office:value-type="string">
            <text:p>https://icomarks.com/ico/Game-Stars</text:p>
          </table:table-cell>
          <table:table-cell table:number-columns-repeated="4"/>
        </table:table-row>
        <table:table-row table:style-name="ro2">
          <table:table-cell office:value-type="float" office:value="2591">
            <text:p>2591</text:p>
          </table:table-cell>
          <table:table-cell office:value-type="string">
            <text:p>Genaro</text:p>
          </table:table-cell>
          <table:table-cell office:value-type="string">
            <text:p>https://icomarks.com/ico/Genaro</text:p>
          </table:table-cell>
          <table:table-cell table:number-columns-repeated="4"/>
        </table:table-row>
        <table:table-row table:style-name="ro2">
          <table:table-cell office:value-type="float" office:value="2592">
            <text:p>2592</text:p>
          </table:table-cell>
          <table:table-cell office:value-type="string">
            <text:p>Glyff</text:p>
          </table:table-cell>
          <table:table-cell office:value-type="string">
            <text:p>https://icomarks.com/ico/Glyff</text:p>
          </table:table-cell>
          <table:table-cell table:number-columns-repeated="4"/>
        </table:table-row>
        <table:table-row table:style-name="ro2">
          <table:table-cell office:value-type="float" office:value="2593">
            <text:p>2593</text:p>
          </table:table-cell>
          <table:table-cell office:value-type="string">
            <text:p>Gnosis</text:p>
          </table:table-cell>
          <table:table-cell office:value-type="string">
            <text:p>https://icomarks.com/ico/Gnosis</text:p>
          </table:table-cell>
          <table:table-cell table:number-columns-repeated="4"/>
        </table:table-row>
        <table:table-row table:style-name="ro2">
          <table:table-cell office:value-type="float" office:value="2594">
            <text:p>2594</text:p>
          </table:table-cell>
          <table:table-cell office:value-type="string">
            <text:p>Greencoin</text:p>
          </table:table-cell>
          <table:table-cell office:value-type="string">
            <text:p>https://icomarks.com/ico/Greencoin</text:p>
          </table:table-cell>
          <table:table-cell table:number-columns-repeated="4"/>
        </table:table-row>
        <table:table-row table:style-name="ro2">
          <table:table-cell office:value-type="float" office:value="2595">
            <text:p>2595</text:p>
          </table:table-cell>
          <table:table-cell office:value-type="string">
            <text:p>GUTS Tickets</text:p>
          </table:table-cell>
          <table:table-cell office:value-type="string">
            <text:p>https://icomarks.com/ico/GUTS-Tickets</text:p>
          </table:table-cell>
          <table:table-cell table:number-columns-repeated="4"/>
        </table:table-row>
        <table:table-row table:style-name="ro2">
          <table:table-cell office:value-type="float" office:value="2597">
            <text:p>2597</text:p>
          </table:table-cell>
          <table:table-cell office:value-type="string">
            <text:p>Hive Project</text:p>
          </table:table-cell>
          <table:table-cell office:value-type="string">
            <text:p>https://icomarks.com/ico/Hive-Project</text:p>
          </table:table-cell>
          <table:table-cell table:number-columns-repeated="4"/>
        </table:table-row>
        <table:table-row table:style-name="ro2">
          <table:table-cell office:value-type="float" office:value="2599">
            <text:p>2599</text:p>
          </table:table-cell>
          <table:table-cell office:value-type="string">
            <text:p>Hybrid Betting</text:p>
          </table:table-cell>
          <table:table-cell office:value-type="string">
            <text:p>https://icomarks.com/ico/Hybrid-Betting</text:p>
          </table:table-cell>
          <table:table-cell table:number-columns-repeated="4"/>
        </table:table-row>
        <table:table-row table:style-name="ro2">
          <table:table-cell office:value-type="float" office:value="2601">
            <text:p>2601</text:p>
          </table:table-cell>
          <table:table-cell office:value-type="string">
            <text:p>I-PRO TOKEN</text:p>
          </table:table-cell>
          <table:table-cell office:value-type="string">
            <text:p>https://icomarks.com/ico/I-PRO-TOKEN</text:p>
          </table:table-cell>
          <table:table-cell table:number-columns-repeated="4"/>
        </table:table-row>
        <table:table-row table:style-name="ro2">
          <table:table-cell office:value-type="float" office:value="2602">
            <text:p>2602</text:p>
          </table:table-cell>
          <table:table-cell office:value-type="string">
            <text:p>IceChain</text:p>
          </table:table-cell>
          <table:table-cell office:value-type="string">
            <text:p>https://icomarks.com/ico/IceChain</text:p>
          </table:table-cell>
          <table:table-cell table:number-columns-repeated="4"/>
        </table:table-row>
        <table:table-row table:style-name="ro2">
          <table:table-cell office:value-type="float" office:value="2603">
            <text:p>2603</text:p>
          </table:table-cell>
          <table:table-cell office:value-type="string">
            <text:p>Indorse</text:p>
          </table:table-cell>
          <table:table-cell office:value-type="string">
            <text:p>https://icomarks.com/ico/Indorse</text:p>
          </table:table-cell>
          <table:table-cell table:number-columns-repeated="4"/>
        </table:table-row>
        <table:table-row table:style-name="ro2">
          <table:table-cell office:value-type="float" office:value="2605">
            <text:p>2605</text:p>
          </table:table-cell>
          <table:table-cell office:value-type="string">
            <text:p>K Tune</text:p>
          </table:table-cell>
          <table:table-cell office:value-type="string">
            <text:p>https://icomarks.com/ico/K-Tune</text:p>
          </table:table-cell>
          <table:table-cell table:number-columns-repeated="4"/>
        </table:table-row>
        <table:table-row table:style-name="ro2">
          <table:table-cell office:value-type="float" office:value="2606">
            <text:p>2606</text:p>
          </table:table-cell>
          <table:table-cell office:value-type="string">
            <text:p>Koilop</text:p>
          </table:table-cell>
          <table:table-cell office:value-type="string">
            <text:p>https://icomarks.com/ico/Koilop</text:p>
          </table:table-cell>
          <table:table-cell table:number-columns-repeated="4"/>
        </table:table-row>
        <table:table-row table:style-name="ro2">
          <table:table-cell office:value-type="float" office:value="2607">
            <text:p>2607</text:p>
          </table:table-cell>
          <table:table-cell office:value-type="string">
            <text:p>Kriptotrackers Token</text:p>
          </table:table-cell>
          <table:table-cell office:value-type="string">
            <text:p>https://icomarks.com/ico/Kriptotrackers-Token</text:p>
          </table:table-cell>
          <table:table-cell table:number-columns-repeated="4"/>
        </table:table-row>
        <table:table-row table:style-name="ro2">
          <table:table-cell office:value-type="float" office:value="2608">
            <text:p>2608</text:p>
          </table:table-cell>
          <table:table-cell office:value-type="string">
            <text:p>Lancer Network</text:p>
          </table:table-cell>
          <table:table-cell office:value-type="string">
            <text:p>https://icomarks.com/ico/Lancer-Network</text:p>
          </table:table-cell>
          <table:table-cell table:number-columns-repeated="4"/>
        </table:table-row>
        <table:table-row table:style-name="ro2">
          <table:table-cell office:value-type="float" office:value="2609">
            <text:p>2609</text:p>
          </table:table-cell>
          <table:table-cell office:value-type="string">
            <text:p>LOVR Pre-ICO</text:p>
          </table:table-cell>
          <table:table-cell office:value-type="string">
            <text:p>https://icomarks.com/ico/LOVR-Pre-ICO</text:p>
          </table:table-cell>
          <table:table-cell table:number-columns-repeated="4"/>
        </table:table-row>
        <table:table-row table:style-name="ro2">
          <table:table-cell office:value-type="float" office:value="2610">
            <text:p>2610</text:p>
          </table:table-cell>
          <table:table-cell office:value-type="string">
            <text:p>Madnetwork</text:p>
          </table:table-cell>
          <table:table-cell office:value-type="string">
            <text:p>https://icomarks.com/ico/Madnetwork</text:p>
          </table:table-cell>
          <table:table-cell table:number-columns-repeated="4"/>
        </table:table-row>
        <table:table-row table:style-name="ro2">
          <table:table-cell office:value-type="float" office:value="2611">
            <text:p>2611</text:p>
          </table:table-cell>
          <table:table-cell office:value-type="string">
            <text:p>MAESTRO</text:p>
          </table:table-cell>
          <table:table-cell office:value-type="string">
            <text:p>https://icomarks.com/ico/MAESTRO</text:p>
          </table:table-cell>
          <table:table-cell table:number-columns-repeated="4"/>
        </table:table-row>
        <table:table-row table:style-name="ro2">
          <table:table-cell office:value-type="float" office:value="2612">
            <text:p>2612</text:p>
          </table:table-cell>
          <table:table-cell office:value-type="string">
            <text:p>Melior AI</text:p>
          </table:table-cell>
          <table:table-cell office:value-type="string">
            <text:p>https://icomarks.com/ico/Melior-AI</text:p>
          </table:table-cell>
          <table:table-cell table:number-columns-repeated="4"/>
        </table:table-row>
        <table:table-row table:style-name="ro2">
          <table:table-cell office:value-type="float" office:value="2613">
            <text:p>2613</text:p>
          </table:table-cell>
          <table:table-cell office:value-type="string">
            <text:p>MIN</text:p>
          </table:table-cell>
          <table:table-cell office:value-type="string">
            <text:p>https://icomarks.com/ico/MIN</text:p>
          </table:table-cell>
          <table:table-cell table:number-columns-repeated="4"/>
        </table:table-row>
        <table:table-row table:style-name="ro2">
          <table:table-cell office:value-type="float" office:value="2615">
            <text:p>2615</text:p>
          </table:table-cell>
          <table:table-cell office:value-type="string">
            <text:p>Morpheus Network</text:p>
          </table:table-cell>
          <table:table-cell office:value-type="string">
            <text:p>https://icomarks.com/ico/Morpheus-Network</text:p>
          </table:table-cell>
          <table:table-cell table:number-columns-repeated="4"/>
        </table:table-row>
        <table:table-row table:style-name="ro2">
          <table:table-cell office:value-type="float" office:value="2616">
            <text:p>2616</text:p>
          </table:table-cell>
          <table:table-cell office:value-type="string">
            <text:p>Mountable</text:p>
          </table:table-cell>
          <table:table-cell office:value-type="string">
            <text:p>https://icomarks.com/ico/Mountable</text:p>
          </table:table-cell>
          <table:table-cell table:number-columns-repeated="4"/>
        </table:table-row>
        <table:table-row table:style-name="ro2">
          <table:table-cell office:value-type="float" office:value="2617">
            <text:p>2617</text:p>
          </table:table-cell>
          <table:table-cell office:value-type="string">
            <text:p>Muse Protocol</text:p>
          </table:table-cell>
          <table:table-cell office:value-type="string">
            <text:p>https://icomarks.com/ico/Muse-Protocol</text:p>
          </table:table-cell>
          <table:table-cell table:number-columns-repeated="4"/>
        </table:table-row>
        <table:table-row table:style-name="ro2">
          <table:table-cell office:value-type="float" office:value="2618">
            <text:p>2618</text:p>
          </table:table-cell>
          <table:table-cell office:value-type="string">
            <text:p>Muzika</text:p>
          </table:table-cell>
          <table:table-cell office:value-type="string">
            <text:p>https://icomarks.com/ico/Muzika</text:p>
          </table:table-cell>
          <table:table-cell table:number-columns-repeated="4"/>
        </table:table-row>
        <table:table-row table:style-name="ro2">
          <table:table-cell office:value-type="float" office:value="2619">
            <text:p>2619</text:p>
          </table:table-cell>
          <table:table-cell office:value-type="string">
            <text:p>Namek</text:p>
          </table:table-cell>
          <table:table-cell office:value-type="string">
            <text:p>https://icomarks.com/ico/Namek</text:p>
          </table:table-cell>
          <table:table-cell table:number-columns-repeated="4"/>
        </table:table-row>
        <table:table-row table:style-name="ro2">
          <table:table-cell office:value-type="float" office:value="2620">
            <text:p>2620</text:p>
          </table:table-cell>
          <table:table-cell office:value-type="string">
            <text:p>NCrypto</text:p>
          </table:table-cell>
          <table:table-cell office:value-type="string">
            <text:p>https://icomarks.com/ico/NCrypto</text:p>
          </table:table-cell>
          <table:table-cell table:number-columns-repeated="4"/>
        </table:table-row>
        <table:table-row table:style-name="ro2">
          <table:table-cell office:value-type="float" office:value="2621">
            <text:p>2621</text:p>
          </table:table-cell>
          <table:table-cell office:value-type="string">
            <text:p>Neblio</text:p>
          </table:table-cell>
          <table:table-cell office:value-type="string">
            <text:p>https://icomarks.com/ico/Neblio</text:p>
          </table:table-cell>
          <table:table-cell table:number-columns-repeated="4"/>
        </table:table-row>
        <table:table-row table:style-name="ro2">
          <table:table-cell office:value-type="float" office:value="2622">
            <text:p>2622</text:p>
          </table:table-cell>
          <table:table-cell office:value-type="string">
            <text:p>ODEM</text:p>
          </table:table-cell>
          <table:table-cell office:value-type="string">
            <text:p>https://icomarks.com/ico/ODEM</text:p>
          </table:table-cell>
          <table:table-cell table:number-columns-repeated="4"/>
        </table:table-row>
        <table:table-row table:style-name="ro2">
          <table:table-cell office:value-type="float" office:value="2623">
            <text:p>2623</text:p>
          </table:table-cell>
          <table:table-cell office:value-type="string">
            <text:p>OLPORTAL</text:p>
          </table:table-cell>
          <table:table-cell office:value-type="string">
            <text:p>https://icomarks.com/ico/OLPORTAL</text:p>
          </table:table-cell>
          <table:table-cell table:number-columns-repeated="4"/>
        </table:table-row>
        <table:table-row table:style-name="ro2">
          <table:table-cell office:value-type="float" office:value="2624">
            <text:p>2624</text:p>
          </table:table-cell>
          <table:table-cell office:value-type="string">
            <text:p>OptiToken</text:p>
          </table:table-cell>
          <table:table-cell office:value-type="string">
            <text:p>https://icomarks.com/ico/OptiToken</text:p>
          </table:table-cell>
          <table:table-cell table:number-columns-repeated="4"/>
        </table:table-row>
        <table:table-row table:style-name="ro2">
          <table:table-cell office:value-type="float" office:value="2628">
            <text:p>2628</text:p>
          </table:table-cell>
          <table:table-cell office:value-type="string">
            <text:p>PeruCoin</text:p>
          </table:table-cell>
          <table:table-cell office:value-type="string">
            <text:p>https://icomarks.com/ico/PeruCoin</text:p>
          </table:table-cell>
          <table:table-cell table:number-columns-repeated="4"/>
        </table:table-row>
        <table:table-row table:style-name="ro2">
          <table:table-cell office:value-type="float" office:value="2629">
            <text:p>2629</text:p>
          </table:table-cell>
          <table:table-cell office:value-type="string">
            <text:p>PHI Token</text:p>
          </table:table-cell>
          <table:table-cell office:value-type="string">
            <text:p>https://icomarks.com/ico/PHI-Token</text:p>
          </table:table-cell>
          <table:table-cell table:number-columns-repeated="4"/>
        </table:table-row>
        <table:table-row table:style-name="ro2">
          <table:table-cell office:value-type="float" office:value="2630">
            <text:p>2630</text:p>
          </table:table-cell>
          <table:table-cell office:value-type="string">
            <text:p>PlayerWonCoin</text:p>
          </table:table-cell>
          <table:table-cell office:value-type="string">
            <text:p>https://icomarks.com/ico/PlayerWonCoin</text:p>
          </table:table-cell>
          <table:table-cell table:number-columns-repeated="4"/>
        </table:table-row>
        <table:table-row table:style-name="ro2">
          <table:table-cell office:value-type="float" office:value="2631">
            <text:p>2631</text:p>
          </table:table-cell>
          <table:table-cell office:value-type="string">
            <text:p>PlayTrip</text:p>
          </table:table-cell>
          <table:table-cell office:value-type="string">
            <text:p>https://icomarks.com/ico/PlayTrip</text:p>
          </table:table-cell>
          <table:table-cell table:number-columns-repeated="4"/>
        </table:table-row>
        <table:table-row table:style-name="ro2">
          <table:table-cell office:value-type="float" office:value="2632">
            <text:p>2632</text:p>
          </table:table-cell>
          <table:table-cell office:value-type="string">
            <text:p>Propy</text:p>
          </table:table-cell>
          <table:table-cell office:value-type="string">
            <text:p>https://icomarks.com/ico/Propy</text:p>
          </table:table-cell>
          <table:table-cell table:number-columns-repeated="4"/>
        </table:table-row>
        <table:table-row table:style-name="ro2">
          <table:table-cell office:value-type="float" office:value="2633">
            <text:p>2633</text:p>
          </table:table-cell>
          <table:table-cell office:value-type="string">
            <text:p>Qtum</text:p>
          </table:table-cell>
          <table:table-cell office:value-type="string">
            <text:p>https://icomarks.com/ico/Qtum</text:p>
          </table:table-cell>
          <table:table-cell table:number-columns-repeated="4"/>
        </table:table-row>
        <table:table-row table:style-name="ro2">
          <table:table-cell office:value-type="float" office:value="2634">
            <text:p>2634</text:p>
          </table:table-cell>
          <table:table-cell office:value-type="string">
            <text:p>Rateonium</text:p>
          </table:table-cell>
          <table:table-cell office:value-type="string">
            <text:p>https://icomarks.com/ico/Rateonium</text:p>
          </table:table-cell>
          <table:table-cell table:number-columns-repeated="4"/>
        </table:table-row>
        <table:table-row table:style-name="ro2">
          <table:table-cell office:value-type="float" office:value="2637">
            <text:p>2637</text:p>
          </table:table-cell>
          <table:table-cell office:value-type="string">
            <text:p>redBUX</text:p>
          </table:table-cell>
          <table:table-cell office:value-type="string">
            <text:p>https://icomarks.com/ico/redBUX</text:p>
          </table:table-cell>
          <table:table-cell table:number-columns-repeated="4"/>
        </table:table-row>
        <table:table-row table:style-name="ro2">
          <table:table-cell office:value-type="float" office:value="2639">
            <text:p>2639</text:p>
          </table:table-cell>
          <table:table-cell office:value-type="string">
            <text:p>Safinus</text:p>
          </table:table-cell>
          <table:table-cell office:value-type="string">
            <text:p>https://icomarks.com/ico/Safinus</text:p>
          </table:table-cell>
          <table:table-cell table:number-columns-repeated="4"/>
        </table:table-row>
        <table:table-row table:style-name="ro2">
          <table:table-cell office:value-type="float" office:value="2640">
            <text:p>2640</text:p>
          </table:table-cell>
          <table:table-cell office:value-type="string">
            <text:p>SENSE</text:p>
          </table:table-cell>
          <table:table-cell office:value-type="string">
            <text:p>https://icomarks.com/ico/SENSE</text:p>
          </table:table-cell>
          <table:table-cell table:number-columns-repeated="4"/>
        </table:table-row>
        <table:table-row table:style-name="ro2">
          <table:table-cell office:value-type="float" office:value="2641">
            <text:p>2641</text:p>
          </table:table-cell>
          <table:table-cell office:value-type="string">
            <text:p>SETiToken</text:p>
          </table:table-cell>
          <table:table-cell office:value-type="string">
            <text:p>https://icomarks.com/ico/SETiToken</text:p>
          </table:table-cell>
          <table:table-cell table:number-columns-repeated="4"/>
        </table:table-row>
        <table:table-row table:style-name="ro2">
          <table:table-cell office:value-type="float" office:value="2642">
            <text:p>2642</text:p>
          </table:table-cell>
          <table:table-cell office:value-type="string">
            <text:p>SHOP Protocol</text:p>
          </table:table-cell>
          <table:table-cell office:value-type="string">
            <text:p>https://icomarks.com/ico/SHOP-Protocol</text:p>
          </table:table-cell>
          <table:table-cell table:number-columns-repeated="4"/>
        </table:table-row>
        <table:table-row table:style-name="ro2">
          <table:table-cell office:value-type="float" office:value="2643">
            <text:p>2643</text:p>
          </table:table-cell>
          <table:table-cell office:value-type="string">
            <text:p>Sinergia Blockchain</text:p>
          </table:table-cell>
          <table:table-cell office:value-type="string">
            <text:p>https://icomarks.com/ico/Sinergia-Blockchain</text:p>
          </table:table-cell>
          <table:table-cell table:number-columns-repeated="4"/>
        </table:table-row>
        <table:table-row table:style-name="ro2">
          <table:table-cell office:value-type="float" office:value="2645">
            <text:p>2645</text:p>
          </table:table-cell>
          <table:table-cell office:value-type="string">
            <text:p>SpankChain</text:p>
          </table:table-cell>
          <table:table-cell office:value-type="string">
            <text:p>https://icomarks.com/ico/SpankChain</text:p>
          </table:table-cell>
          <table:table-cell table:number-columns-repeated="4"/>
        </table:table-row>
        <table:table-row table:style-name="ro2">
          <table:table-cell office:value-type="float" office:value="2646">
            <text:p>2646</text:p>
          </table:table-cell>
          <table:table-cell office:value-type="string">
            <text:p>Sphinks Token</text:p>
          </table:table-cell>
          <table:table-cell office:value-type="string">
            <text:p>https://icomarks.com/ico/Sphinks-Token</text:p>
          </table:table-cell>
          <table:table-cell table:number-columns-repeated="4"/>
        </table:table-row>
        <table:table-row table:style-name="ro2">
          <table:table-cell office:value-type="float" office:value="2647">
            <text:p>2647</text:p>
          </table:table-cell>
          <table:table-cell office:value-type="string">
            <text:p>Subaj Global Network</text:p>
          </table:table-cell>
          <table:table-cell office:value-type="string">
            <text:p>https://icomarks.com/ico/Subaj-Global-Network</text:p>
          </table:table-cell>
          <table:table-cell table:number-columns-repeated="4"/>
        </table:table-row>
        <table:table-row table:style-name="ro2">
          <table:table-cell office:value-type="float" office:value="2649">
            <text:p>2649</text:p>
          </table:table-cell>
          <table:table-cell office:value-type="string">
            <text:p>Swapy Network</text:p>
          </table:table-cell>
          <table:table-cell office:value-type="string">
            <text:p>https://icomarks.com/ico/Swapy-Network</text:p>
          </table:table-cell>
          <table:table-cell table:number-columns-repeated="4"/>
        </table:table-row>
        <table:table-row table:style-name="ro2">
          <table:table-cell office:value-type="float" office:value="2650">
            <text:p>2650</text:p>
          </table:table-cell>
          <table:table-cell office:value-type="string">
            <text:p>The Digital Reserve</text:p>
          </table:table-cell>
          <table:table-cell office:value-type="string">
            <text:p>https://icomarks.com/ico/The-Digital-Reserve</text:p>
          </table:table-cell>
          <table:table-cell table:number-columns-repeated="4"/>
        </table:table-row>
        <table:table-row table:style-name="ro2">
          <table:table-cell office:value-type="float" office:value="2651">
            <text:p>2651</text:p>
          </table:table-cell>
          <table:table-cell office:value-type="string">
            <text:p>The Divi Project</text:p>
          </table:table-cell>
          <table:table-cell office:value-type="string">
            <text:p>https://icomarks.com/ico/The-Divi-Project</text:p>
          </table:table-cell>
          <table:table-cell table:number-columns-repeated="4"/>
        </table:table-row>
        <table:table-row table:style-name="ro2">
          <table:table-cell office:value-type="float" office:value="2652">
            <text:p>2652</text:p>
          </table:table-cell>
          <table:table-cell office:value-type="string">
            <text:p>TheKEY</text:p>
          </table:table-cell>
          <table:table-cell office:value-type="string">
            <text:p>https://icomarks.com/ico/TheKEY</text:p>
          </table:table-cell>
          <table:table-cell table:number-columns-repeated="4"/>
        </table:table-row>
        <table:table-row table:style-name="ro2">
          <table:table-cell office:value-type="float" office:value="2653">
            <text:p>2653</text:p>
          </table:table-cell>
          <table:table-cell office:value-type="string">
            <text:p>Token Changer</text:p>
          </table:table-cell>
          <table:table-cell office:value-type="string">
            <text:p>https://icomarks.com/ico/Token-Changer</text:p>
          </table:table-cell>
          <table:table-cell table:number-columns-repeated="4"/>
        </table:table-row>
        <table:table-row table:style-name="ro2">
          <table:table-cell office:value-type="float" office:value="2656">
            <text:p>2656</text:p>
          </table:table-cell>
          <table:table-cell office:value-type="string">
            <text:p>Trade Nexi</text:p>
          </table:table-cell>
          <table:table-cell office:value-type="string">
            <text:p>https://icomarks.com/ico/Trade-Nexi</text:p>
          </table:table-cell>
          <table:table-cell table:number-columns-repeated="4"/>
        </table:table-row>
        <table:table-row table:style-name="ro2">
          <table:table-cell office:value-type="float" office:value="2657">
            <text:p>2657</text:p>
          </table:table-cell>
          <table:table-cell office:value-type="string">
            <text:p>Udap</text:p>
          </table:table-cell>
          <table:table-cell office:value-type="string">
            <text:p>https://icomarks.com/ico/Udap</text:p>
          </table:table-cell>
          <table:table-cell table:number-columns-repeated="4"/>
        </table:table-row>
        <table:table-row table:style-name="ro2">
          <table:table-cell office:value-type="float" office:value="2658">
            <text:p>2658</text:p>
          </table:table-cell>
          <table:table-cell office:value-type="string">
            <text:p>USAT</text:p>
          </table:table-cell>
          <table:table-cell office:value-type="string">
            <text:p>https://icomarks.com/ico/USAT</text:p>
          </table:table-cell>
          <table:table-cell table:number-columns-repeated="4"/>
        </table:table-row>
        <table:table-row table:style-name="ro2">
          <table:table-cell office:value-type="float" office:value="2659">
            <text:p>2659</text:p>
          </table:table-cell>
          <table:table-cell office:value-type="string">
            <text:p>Valorem Foundation</text:p>
          </table:table-cell>
          <table:table-cell office:value-type="string">
            <text:p>https://icomarks.com/ico/Valorem-Foundation</text:p>
          </table:table-cell>
          <table:table-cell table:number-columns-repeated="4"/>
        </table:table-row>
        <table:table-row table:style-name="ro2">
          <table:table-cell office:value-type="float" office:value="2660">
            <text:p>2660</text:p>
          </table:table-cell>
          <table:table-cell office:value-type="string">
            <text:p>Vantage Token</text:p>
          </table:table-cell>
          <table:table-cell office:value-type="string">
            <text:p>https://icomarks.com/ico/Vantage-Token</text:p>
          </table:table-cell>
          <table:table-cell table:number-columns-repeated="4"/>
        </table:table-row>
        <table:table-row table:style-name="ro2">
          <table:table-cell office:value-type="float" office:value="2661">
            <text:p>2661</text:p>
          </table:table-cell>
          <table:table-cell office:value-type="string">
            <text:p>VARcrypt</text:p>
          </table:table-cell>
          <table:table-cell office:value-type="string">
            <text:p>https://icomarks.com/ico/VARcrypt</text:p>
          </table:table-cell>
          <table:table-cell table:number-columns-repeated="4"/>
        </table:table-row>
        <table:table-row table:style-name="ro2">
          <table:table-cell office:value-type="float" office:value="2662">
            <text:p>2662</text:p>
          </table:table-cell>
          <table:table-cell office:value-type="string">
            <text:p>Vite</text:p>
          </table:table-cell>
          <table:table-cell office:value-type="string">
            <text:p>https://icomarks.com/ico/Vite</text:p>
          </table:table-cell>
          <table:table-cell table:number-columns-repeated="4"/>
        </table:table-row>
        <table:table-row table:style-name="ro2">
          <table:table-cell office:value-type="float" office:value="2664">
            <text:p>2664</text:p>
          </table:table-cell>
          <table:table-cell office:value-type="string">
            <text:p>Wealth Migrate</text:p>
          </table:table-cell>
          <table:table-cell office:value-type="string">
            <text:p>https://icomarks.com/ico/Wealth-Migrate</text:p>
          </table:table-cell>
          <table:table-cell table:number-columns-repeated="4"/>
        </table:table-row>
        <table:table-row table:style-name="ro2">
          <table:table-cell office:value-type="float" office:value="2665">
            <text:p>2665</text:p>
          </table:table-cell>
          <table:table-cell office:value-type="string">
            <text:p>When Hungry</text:p>
          </table:table-cell>
          <table:table-cell office:value-type="string">
            <text:p>https://icomarks.com/ico/When-Hungry</text:p>
          </table:table-cell>
          <table:table-cell table:number-columns-repeated="4"/>
        </table:table-row>
        <table:table-row table:style-name="ro2">
          <table:table-cell office:value-type="float" office:value="2666">
            <text:p>2666</text:p>
          </table:table-cell>
          <table:table-cell office:value-type="string">
            <text:p>WisePass</text:p>
          </table:table-cell>
          <table:table-cell office:value-type="string">
            <text:p>https://icomarks.com/ico/WisePass</text:p>
          </table:table-cell>
          <table:table-cell table:number-columns-repeated="4"/>
        </table:table-row>
        <table:table-row table:style-name="ro2">
          <table:table-cell office:value-type="float" office:value="2667">
            <text:p>2667</text:p>
          </table:table-cell>
          <table:table-cell office:value-type="string">
            <text:p>World Peace Coin</text:p>
          </table:table-cell>
          <table:table-cell office:value-type="string">
            <text:p>https://icomarks.com/ico/World-Peace-Coin</text:p>
          </table:table-cell>
          <table:table-cell table:number-columns-repeated="4"/>
        </table:table-row>
        <table:table-row table:style-name="ro2">
          <table:table-cell office:value-type="float" office:value="2668">
            <text:p>2668</text:p>
          </table:table-cell>
          <table:table-cell office:value-type="string">
            <text:p>Xcov</text:p>
          </table:table-cell>
          <table:table-cell office:value-type="string">
            <text:p>https://icomarks.com/ico/Xcov</text:p>
          </table:table-cell>
          <table:table-cell table:number-columns-repeated="4"/>
        </table:table-row>
        <table:table-row table:style-name="ro2">
          <table:table-cell office:value-type="float" office:value="2669">
            <text:p>2669</text:p>
          </table:table-cell>
          <table:table-cell office:value-type="string">
            <text:p>xx Network</text:p>
          </table:table-cell>
          <table:table-cell office:value-type="string">
            <text:p>https://icomarks.com/ico/xx-Network</text:p>
          </table:table-cell>
          <table:table-cell table:number-columns-repeated="4"/>
        </table:table-row>
        <table:table-row table:style-name="ro2">
          <table:table-cell office:value-type="float" office:value="2671">
            <text:p>2671</text:p>
          </table:table-cell>
          <table:table-cell office:value-type="string">
            <text:p>2100NEWS ICO</text:p>
          </table:table-cell>
          <table:table-cell office:value-type="string">
            <text:p>https://icomarks.com/ico/2100NEWS-ICO</text:p>
          </table:table-cell>
          <table:table-cell table:number-columns-repeated="4"/>
        </table:table-row>
        <table:table-row table:style-name="ro2">
          <table:table-cell office:value-type="float" office:value="2672">
            <text:p>2672</text:p>
          </table:table-cell>
          <table:table-cell office:value-type="string">
            <text:p>ABLE</text:p>
          </table:table-cell>
          <table:table-cell office:value-type="string">
            <text:p>https://icomarks.com/ico/ABLE</text:p>
          </table:table-cell>
          <table:table-cell table:number-columns-repeated="4"/>
        </table:table-row>
        <table:table-row table:style-name="ro2">
          <table:table-cell office:value-type="float" office:value="2673">
            <text:p>2673</text:p>
          </table:table-cell>
          <table:table-cell office:value-type="string">
            <text:p>Aeron</text:p>
          </table:table-cell>
          <table:table-cell office:value-type="string">
            <text:p>https://icomarks.com/ico/Aeron</text:p>
          </table:table-cell>
          <table:table-cell table:number-columns-repeated="4"/>
        </table:table-row>
        <table:table-row table:style-name="ro2">
          <table:table-cell office:value-type="float" office:value="2674">
            <text:p>2674</text:p>
          </table:table-cell>
          <table:table-cell office:value-type="string">
            <text:p>Aigang</text:p>
          </table:table-cell>
          <table:table-cell office:value-type="string">
            <text:p>https://icomarks.com/ico/Aigang</text:p>
          </table:table-cell>
          <table:table-cell table:number-columns-repeated="4"/>
        </table:table-row>
        <table:table-row table:style-name="ro2">
          <table:table-cell office:value-type="float" office:value="2675">
            <text:p>2675</text:p>
          </table:table-cell>
          <table:table-cell office:value-type="string">
            <text:p>Alttex</text:p>
          </table:table-cell>
          <table:table-cell office:value-type="string">
            <text:p>https://icomarks.com/ico/Alttex</text:p>
          </table:table-cell>
          <table:table-cell table:number-columns-repeated="4"/>
        </table:table-row>
        <table:table-row table:style-name="ro2">
          <table:table-cell office:value-type="float" office:value="2676">
            <text:p>2676</text:p>
          </table:table-cell>
          <table:table-cell office:value-type="string">
            <text:p>Ambit</text:p>
          </table:table-cell>
          <table:table-cell office:value-type="string">
            <text:p>https://icomarks.com/ico/Ambit</text:p>
          </table:table-cell>
          <table:table-cell table:number-columns-repeated="4"/>
        </table:table-row>
        <table:table-row table:style-name="ro2">
          <table:table-cell office:value-type="float" office:value="2677">
            <text:p>2677</text:p>
          </table:table-cell>
          <table:table-cell office:value-type="string">
            <text:p>Anacoin</text:p>
          </table:table-cell>
          <table:table-cell office:value-type="string">
            <text:p>https://icomarks.com/ico/Anacoin</text:p>
          </table:table-cell>
          <table:table-cell table:number-columns-repeated="4"/>
        </table:table-row>
        <table:table-row table:style-name="ro2">
          <table:table-cell office:value-type="float" office:value="2678">
            <text:p>2678</text:p>
          </table:table-cell>
          <table:table-cell office:value-type="string">
            <text:p>APPICS</text:p>
          </table:table-cell>
          <table:table-cell office:value-type="string">
            <text:p>https://icomarks.com/ico/APPICS</text:p>
          </table:table-cell>
          <table:table-cell table:number-columns-repeated="4"/>
        </table:table-row>
        <table:table-row table:style-name="ro2">
          <table:table-cell office:value-type="float" office:value="2679">
            <text:p>2679</text:p>
          </table:table-cell>
          <table:table-cell office:value-type="string">
            <text:p>ARC-IRIS</text:p>
          </table:table-cell>
          <table:table-cell office:value-type="string">
            <text:p>https://icomarks.com/ico/ARC-IRIS</text:p>
          </table:table-cell>
          <table:table-cell table:number-columns-repeated="4"/>
        </table:table-row>
        <table:table-row table:style-name="ro2">
          <table:table-cell office:value-type="float" office:value="2680">
            <text:p>2680</text:p>
          </table:table-cell>
          <table:table-cell office:value-type="string">
            <text:p>Artis Aes Evolution</text:p>
          </table:table-cell>
          <table:table-cell office:value-type="string">
            <text:p>https://icomarks.com/ico/Artis-Aes-Evolution</text:p>
          </table:table-cell>
          <table:table-cell table:number-columns-repeated="4"/>
        </table:table-row>
        <table:table-row table:style-name="ro2">
          <table:table-cell office:value-type="float" office:value="2681">
            <text:p>2681</text:p>
          </table:table-cell>
          <table:table-cell office:value-type="string">
            <text:p>ATFS Project</text:p>
          </table:table-cell>
          <table:table-cell office:value-type="string">
            <text:p>https://icomarks.com/ico/ATFS-Project</text:p>
          </table:table-cell>
          <table:table-cell table:number-columns-repeated="4"/>
        </table:table-row>
        <table:table-row table:style-name="ro2">
          <table:table-cell office:value-type="float" office:value="2682">
            <text:p>2682</text:p>
          </table:table-cell>
          <table:table-cell office:value-type="string">
            <text:p>Authpaper</text:p>
          </table:table-cell>
          <table:table-cell office:value-type="string">
            <text:p>https://icomarks.com/ico/Authpaper</text:p>
          </table:table-cell>
          <table:table-cell table:number-columns-repeated="4"/>
        </table:table-row>
        <table:table-row table:style-name="ro2">
          <table:table-cell office:value-type="float" office:value="2683">
            <text:p>2683</text:p>
          </table:table-cell>
          <table:table-cell office:value-type="string">
            <text:p>Autonio</text:p>
          </table:table-cell>
          <table:table-cell office:value-type="string">
            <text:p>https://icomarks.com/ico/Autonio</text:p>
          </table:table-cell>
          <table:table-cell table:number-columns-repeated="4"/>
        </table:table-row>
        <table:table-row table:style-name="ro2">
          <table:table-cell office:value-type="float" office:value="2684">
            <text:p>2684</text:p>
          </table:table-cell>
          <table:table-cell office:value-type="string">
            <text:p>Aventus</text:p>
          </table:table-cell>
          <table:table-cell office:value-type="string">
            <text:p>https://icomarks.com/ico/Aventus</text:p>
          </table:table-cell>
          <table:table-cell table:number-columns-repeated="4"/>
        </table:table-row>
        <table:table-row table:style-name="ro2">
          <table:table-cell office:value-type="float" office:value="2685">
            <text:p>2685</text:p>
          </table:table-cell>
          <table:table-cell office:value-type="string">
            <text:p>Bailsman</text:p>
          </table:table-cell>
          <table:table-cell office:value-type="string">
            <text:p>https://icomarks.com/ico/Bailsman</text:p>
          </table:table-cell>
          <table:table-cell table:number-columns-repeated="4"/>
        </table:table-row>
        <table:table-row table:style-name="ro2">
          <table:table-cell office:value-type="float" office:value="2686">
            <text:p>2686</text:p>
          </table:table-cell>
          <table:table-cell office:value-type="string">
            <text:p>Bank4You</text:p>
          </table:table-cell>
          <table:table-cell office:value-type="string">
            <text:p>https://icomarks.com/ico/Bank4You</text:p>
          </table:table-cell>
          <table:table-cell table:number-columns-repeated="4"/>
        </table:table-row>
        <table:table-row table:style-name="ro2">
          <table:table-cell office:value-type="float" office:value="2687">
            <text:p>2687</text:p>
          </table:table-cell>
          <table:table-cell office:value-type="string">
            <text:p>BARIN</text:p>
          </table:table-cell>
          <table:table-cell office:value-type="string">
            <text:p>https://icomarks.com/ico/BARIN</text:p>
          </table:table-cell>
          <table:table-cell table:number-columns-repeated="4"/>
        </table:table-row>
        <table:table-row table:style-name="ro2">
          <table:table-cell office:value-type="float" office:value="2688">
            <text:p>2688</text:p>
          </table:table-cell>
          <table:table-cell office:value-type="string">
            <text:p>BeANKH</text:p>
          </table:table-cell>
          <table:table-cell office:value-type="string">
            <text:p>https://icomarks.com/ico/BeANKH</text:p>
          </table:table-cell>
          <table:table-cell table:number-columns-repeated="4"/>
        </table:table-row>
        <table:table-row table:style-name="ro2">
          <table:table-cell office:value-type="float" office:value="2689">
            <text:p>2689</text:p>
          </table:table-cell>
          <table:table-cell office:value-type="string">
            <text:p>BELDEX</text:p>
          </table:table-cell>
          <table:table-cell office:value-type="string">
            <text:p>https://icomarks.com/ico/BELDEX</text:p>
          </table:table-cell>
          <table:table-cell table:number-columns-repeated="4"/>
        </table:table-row>
        <table:table-row table:style-name="ro2">
          <table:table-cell office:value-type="float" office:value="2690">
            <text:p>2690</text:p>
          </table:table-cell>
          <table:table-cell office:value-type="string">
            <text:p>Betmaster</text:p>
          </table:table-cell>
          <table:table-cell office:value-type="string">
            <text:p>https://icomarks.com/ico/Betmaster</text:p>
          </table:table-cell>
          <table:table-cell table:number-columns-repeated="4"/>
        </table:table-row>
        <table:table-row table:style-name="ro2">
          <table:table-cell office:value-type="float" office:value="2692">
            <text:p>2692</text:p>
          </table:table-cell>
          <table:table-cell office:value-type="string">
            <text:p>BFEX</text:p>
          </table:table-cell>
          <table:table-cell office:value-type="string">
            <text:p>https://icomarks.com/ico/BFEX</text:p>
          </table:table-cell>
          <table:table-cell table:number-columns-repeated="4"/>
        </table:table-row>
        <table:table-row table:style-name="ro2">
          <table:table-cell office:value-type="float" office:value="2693">
            <text:p>2693</text:p>
          </table:table-cell>
          <table:table-cell office:value-type="string">
            <text:p>BFToken</text:p>
          </table:table-cell>
          <table:table-cell office:value-type="string">
            <text:p>https://icomarks.com/ico/BFToken</text:p>
          </table:table-cell>
          <table:table-cell table:number-columns-repeated="4"/>
        </table:table-row>
        <table:table-row table:style-name="ro2">
          <table:table-cell office:value-type="float" office:value="2694">
            <text:p>2694</text:p>
          </table:table-cell>
          <table:table-cell office:value-type="string">
            <text:p>Bigtangle</text:p>
          </table:table-cell>
          <table:table-cell office:value-type="string">
            <text:p>https://icomarks.com/ico/Bigtangle</text:p>
          </table:table-cell>
          <table:table-cell table:number-columns-repeated="4"/>
        </table:table-row>
        <table:table-row table:style-name="ro2">
          <table:table-cell office:value-type="float" office:value="2697">
            <text:p>2697</text:p>
          </table:table-cell>
          <table:table-cell office:value-type="string">
            <text:p>BitBook</text:p>
          </table:table-cell>
          <table:table-cell office:value-type="string">
            <text:p>https://icomarks.com/ico/BitBook</text:p>
          </table:table-cell>
          <table:table-cell table:number-columns-repeated="4"/>
        </table:table-row>
        <table:table-row table:style-name="ro2">
          <table:table-cell office:value-type="float" office:value="2698">
            <text:p>2698</text:p>
          </table:table-cell>
          <table:table-cell office:value-type="string">
            <text:p>Bitxoxo</text:p>
          </table:table-cell>
          <table:table-cell office:value-type="string">
            <text:p>https://icomarks.com/ico/Bitxoxo</text:p>
          </table:table-cell>
          <table:table-cell table:number-columns-repeated="4"/>
        </table:table-row>
        <table:table-row table:style-name="ro2">
          <table:table-cell office:value-type="float" office:value="2699">
            <text:p>2699</text:p>
          </table:table-cell>
          <table:table-cell office:value-type="string">
            <text:p>Blackmoon</text:p>
          </table:table-cell>
          <table:table-cell office:value-type="string">
            <text:p>https://icomarks.com/ico/Blackmoon</text:p>
          </table:table-cell>
          <table:table-cell table:number-columns-repeated="4"/>
        </table:table-row>
        <table:table-row table:style-name="ro2">
          <table:table-cell office:value-type="float" office:value="2701">
            <text:p>2701</text:p>
          </table:table-cell>
          <table:table-cell office:value-type="string">
            <text:p>blockhive</text:p>
          </table:table-cell>
          <table:table-cell office:value-type="string">
            <text:p>https://icomarks.com/ico/blockhive</text:p>
          </table:table-cell>
          <table:table-cell table:number-columns-repeated="4"/>
        </table:table-row>
        <table:table-row table:style-name="ro2">
          <table:table-cell office:value-type="float" office:value="2703">
            <text:p>2703</text:p>
          </table:table-cell>
          <table:table-cell office:value-type="string">
            <text:p>BlockLicense</text:p>
          </table:table-cell>
          <table:table-cell office:value-type="string">
            <text:p>https://icomarks.com/ico/BlockLicense</text:p>
          </table:table-cell>
          <table:table-cell table:number-columns-repeated="4"/>
        </table:table-row>
        <table:table-row table:style-name="ro2">
          <table:table-cell office:value-type="float" office:value="2704">
            <text:p>2704</text:p>
          </table:table-cell>
          <table:table-cell office:value-type="string">
            <text:p>BlockMesh</text:p>
          </table:table-cell>
          <table:table-cell office:value-type="string">
            <text:p>https://icomarks.com/ico/BlockMesh</text:p>
          </table:table-cell>
          <table:table-cell table:number-columns-repeated="4"/>
        </table:table-row>
        <table:table-row table:style-name="ro2">
          <table:table-cell office:value-type="float" office:value="2705">
            <text:p>2705</text:p>
          </table:table-cell>
          <table:table-cell office:value-type="string">
            <text:p>BLOCKv</text:p>
          </table:table-cell>
          <table:table-cell office:value-type="string">
            <text:p>https://icomarks.com/ico/BLOCKv</text:p>
          </table:table-cell>
          <table:table-cell table:number-columns-repeated="4"/>
        </table:table-row>
        <table:table-row table:style-name="ro2">
          <table:table-cell office:value-type="float" office:value="2706">
            <text:p>2706</text:p>
          </table:table-cell>
          <table:table-cell office:value-type="string">
            <text:p>Bluzelle</text:p>
          </table:table-cell>
          <table:table-cell office:value-type="string">
            <text:p>https://icomarks.com/ico/Bluzelle</text:p>
          </table:table-cell>
          <table:table-cell table:number-columns-repeated="4"/>
        </table:table-row>
        <table:table-row table:style-name="ro2">
          <table:table-cell office:value-type="float" office:value="2707">
            <text:p>2707</text:p>
          </table:table-cell>
          <table:table-cell office:value-type="string">
            <text:p>Boons</text:p>
          </table:table-cell>
          <table:table-cell office:value-type="string">
            <text:p>https://icomarks.com/ico/Boons</text:p>
          </table:table-cell>
          <table:table-cell table:number-columns-repeated="4"/>
        </table:table-row>
        <table:table-row table:style-name="ro2">
          <table:table-cell office:value-type="float" office:value="2708">
            <text:p>2708</text:p>
          </table:table-cell>
          <table:table-cell office:value-type="string">
            <text:p>BOUTSPRO</text:p>
          </table:table-cell>
          <table:table-cell office:value-type="string">
            <text:p>https://icomarks.com/ico/BOUTSPRO</text:p>
          </table:table-cell>
          <table:table-cell table:number-columns-repeated="4"/>
        </table:table-row>
        <table:table-row table:style-name="ro2">
          <table:table-cell office:value-type="float" office:value="2711">
            <text:p>2711</text:p>
          </table:table-cell>
          <table:table-cell office:value-type="string">
            <text:p>carVertical</text:p>
          </table:table-cell>
          <table:table-cell office:value-type="string">
            <text:p>https://icomarks.com/ico/carVertical</text:p>
          </table:table-cell>
          <table:table-cell table:number-columns-repeated="4"/>
        </table:table-row>
        <table:table-row table:style-name="ro2">
          <table:table-cell office:value-type="float" office:value="2712">
            <text:p>2712</text:p>
          </table:table-cell>
          <table:table-cell office:value-type="string">
            <text:p>CashBag</text:p>
          </table:table-cell>
          <table:table-cell office:value-type="string">
            <text:p>https://icomarks.com/ico/CashBag</text:p>
          </table:table-cell>
          <table:table-cell table:number-columns-repeated="4"/>
        </table:table-row>
        <table:table-row table:style-name="ro2">
          <table:table-cell office:value-type="float" office:value="2713">
            <text:p>2713</text:p>
          </table:table-cell>
          <table:table-cell office:value-type="string">
            <text:p>Chrypto</text:p>
          </table:table-cell>
          <table:table-cell office:value-type="string">
            <text:p>https://icomarks.com/ico/Chrypto</text:p>
          </table:table-cell>
          <table:table-cell table:number-columns-repeated="4"/>
        </table:table-row>
        <table:table-row table:style-name="ro2">
          <table:table-cell office:value-type="float" office:value="2716">
            <text:p>2716</text:p>
          </table:table-cell>
          <table:table-cell office:value-type="string">
            <text:p>CMBT</text:p>
          </table:table-cell>
          <table:table-cell office:value-type="string">
            <text:p>https://icomarks.com/ico/CMBT</text:p>
          </table:table-cell>
          <table:table-cell table:number-columns-repeated="4"/>
        </table:table-row>
        <table:table-row table:style-name="ro2">
          <table:table-cell office:value-type="float" office:value="2717">
            <text:p>2717</text:p>
          </table:table-cell>
          <table:table-cell office:value-type="string">
            <text:p>COBINHOOD</text:p>
          </table:table-cell>
          <table:table-cell office:value-type="string">
            <text:p>https://icomarks.com/ico/COBINHOOD</text:p>
          </table:table-cell>
          <table:table-cell table:number-columns-repeated="4"/>
        </table:table-row>
        <table:table-row table:style-name="ro2">
          <table:table-cell office:value-type="float" office:value="2718">
            <text:p>2718</text:p>
          </table:table-cell>
          <table:table-cell office:value-type="string">
            <text:p>Coffe</text:p>
          </table:table-cell>
          <table:table-cell office:value-type="string">
            <text:p>https://icomarks.com/ico/Coffe</text:p>
          </table:table-cell>
          <table:table-cell table:number-columns-repeated="4"/>
        </table:table-row>
        <table:table-row table:style-name="ro2">
          <table:table-cell office:value-type="float" office:value="2719">
            <text:p>2719</text:p>
          </table:table-cell>
          <table:table-cell office:value-type="string">
            <text:p>CoinPoker</text:p>
          </table:table-cell>
          <table:table-cell office:value-type="string">
            <text:p>https://icomarks.com/ico/CoinPoker</text:p>
          </table:table-cell>
          <table:table-cell table:number-columns-repeated="4"/>
        </table:table-row>
        <table:table-row table:style-name="ro2">
          <table:table-cell office:value-type="float" office:value="2720">
            <text:p>2720</text:p>
          </table:table-cell>
          <table:table-cell office:value-type="string">
            <text:p>CoinStruction</text:p>
          </table:table-cell>
          <table:table-cell office:value-type="string">
            <text:p>https://icomarks.com/ico/CoinStruction</text:p>
          </table:table-cell>
          <table:table-cell table:number-columns-repeated="4"/>
        </table:table-row>
        <table:table-row table:style-name="ro2">
          <table:table-cell office:value-type="float" office:value="2721">
            <text:p>2721</text:p>
          </table:table-cell>
          <table:table-cell office:value-type="string">
            <text:p>Confideal</text:p>
          </table:table-cell>
          <table:table-cell office:value-type="string">
            <text:p>https://icomarks.com/ico/Confideal</text:p>
          </table:table-cell>
          <table:table-cell table:number-columns-repeated="4"/>
        </table:table-row>
        <table:table-row table:style-name="ro2">
          <table:table-cell office:value-type="float" office:value="2722">
            <text:p>2722</text:p>
          </table:table-cell>
          <table:table-cell office:value-type="string">
            <text:p>ConnectJob</text:p>
          </table:table-cell>
          <table:table-cell office:value-type="string">
            <text:p>https://icomarks.com/ico/ConnectJob</text:p>
          </table:table-cell>
          <table:table-cell table:number-columns-repeated="4"/>
        </table:table-row>
        <table:table-row table:style-name="ro2">
          <table:table-cell office:value-type="float" office:value="2723">
            <text:p>2723</text:p>
          </table:table-cell>
          <table:table-cell office:value-type="string">
            <text:p>Crowdvilla</text:p>
          </table:table-cell>
          <table:table-cell office:value-type="string">
            <text:p>https://icomarks.com/ico/Crowdvilla</text:p>
          </table:table-cell>
          <table:table-cell table:number-columns-repeated="4"/>
        </table:table-row>
        <table:table-row table:style-name="ro2">
          <table:table-cell office:value-type="float" office:value="2725">
            <text:p>2725</text:p>
          </table:table-cell>
          <table:table-cell office:value-type="string">
            <text:p>Crypcore</text:p>
          </table:table-cell>
          <table:table-cell office:value-type="string">
            <text:p>https://icomarks.com/ico/Crypcore</text:p>
          </table:table-cell>
          <table:table-cell table:number-columns-repeated="4"/>
        </table:table-row>
        <table:table-row table:style-name="ro2">
          <table:table-cell office:value-type="float" office:value="2727">
            <text:p>2727</text:p>
          </table:table-cell>
          <table:table-cell office:value-type="string">
            <text:p>Cryptoriya</text:p>
          </table:table-cell>
          <table:table-cell office:value-type="string">
            <text:p>https://icomarks.com/ico/Cryptoriya</text:p>
          </table:table-cell>
          <table:table-cell table:number-columns-repeated="4"/>
        </table:table-row>
        <table:table-row table:style-name="ro2">
          <table:table-cell office:value-type="float" office:value="2728">
            <text:p>2728</text:p>
          </table:table-cell>
          <table:table-cell office:value-type="string">
            <text:p>Cybermiles</text:p>
          </table:table-cell>
          <table:table-cell office:value-type="string">
            <text:p>https://icomarks.com/ico/Cybermiles</text:p>
          </table:table-cell>
          <table:table-cell table:number-columns-repeated="4"/>
        </table:table-row>
        <table:table-row table:style-name="ro2">
          <table:table-cell office:value-type="float" office:value="2729">
            <text:p>2729</text:p>
          </table:table-cell>
          <table:table-cell office:value-type="string">
            <text:p>Datum</text:p>
          </table:table-cell>
          <table:table-cell office:value-type="string">
            <text:p>https://icomarks.com/ico/Datum</text:p>
          </table:table-cell>
          <table:table-cell table:number-columns-repeated="4"/>
        </table:table-row>
        <table:table-row table:style-name="ro2">
          <table:table-cell office:value-type="float" office:value="2730">
            <text:p>2730</text:p>
          </table:table-cell>
          <table:table-cell office:value-type="string">
            <text:p>DigiPulse</text:p>
          </table:table-cell>
          <table:table-cell office:value-type="string">
            <text:p>https://icomarks.com/ico/DigiPulse</text:p>
          </table:table-cell>
          <table:table-cell table:number-columns-repeated="4"/>
        </table:table-row>
        <table:table-row table:style-name="ro2">
          <table:table-cell office:value-type="float" office:value="2731">
            <text:p>2731</text:p>
          </table:table-cell>
          <table:table-cell office:value-type="string">
            <text:p>Digital Ticks</text:p>
          </table:table-cell>
          <table:table-cell office:value-type="string">
            <text:p>https://icomarks.com/ico/Digital-Ticks</text:p>
          </table:table-cell>
          <table:table-cell table:number-columns-repeated="4"/>
        </table:table-row>
        <table:table-row table:style-name="ro2">
          <table:table-cell office:value-type="float" office:value="2733">
            <text:p>2733</text:p>
          </table:table-cell>
          <table:table-cell office:value-type="string">
            <text:p>DomRaider</text:p>
          </table:table-cell>
          <table:table-cell office:value-type="string">
            <text:p>https://icomarks.com/ico/DomRaider</text:p>
          </table:table-cell>
          <table:table-cell table:number-columns-repeated="4"/>
        </table:table-row>
        <table:table-row table:style-name="ro2">
          <table:table-cell office:value-type="float" office:value="2735">
            <text:p>2735</text:p>
          </table:table-cell>
          <table:table-cell office:value-type="string">
            <text:p>Eastads Credits</text:p>
          </table:table-cell>
          <table:table-cell office:value-type="string">
            <text:p>https://icomarks.com/ico/Eastads-Credits</text:p>
          </table:table-cell>
          <table:table-cell table:number-columns-repeated="4"/>
        </table:table-row>
        <table:table-row table:style-name="ro2">
          <table:table-cell office:value-type="float" office:value="2736">
            <text:p>2736</text:p>
          </table:table-cell>
          <table:table-cell office:value-type="string">
            <text:p>EBCoin</text:p>
          </table:table-cell>
          <table:table-cell office:value-type="string">
            <text:p>https://icomarks.com/ico/EBCoin</text:p>
          </table:table-cell>
          <table:table-cell table:number-columns-repeated="4"/>
        </table:table-row>
        <table:table-row table:style-name="ro2">
          <table:table-cell office:value-type="float" office:value="2737">
            <text:p>2737</text:p>
          </table:table-cell>
          <table:table-cell office:value-type="string">
            <text:p>eByte</text:p>
          </table:table-cell>
          <table:table-cell office:value-type="string">
            <text:p>https://icomarks.com/ico/eByte</text:p>
          </table:table-cell>
          <table:table-cell table:number-columns-repeated="4"/>
        </table:table-row>
        <table:table-row table:style-name="ro2">
          <table:table-cell office:value-type="float" office:value="2738">
            <text:p>2738</text:p>
          </table:table-cell>
          <table:table-cell office:value-type="string">
            <text:p>EcoToken Blockchain</text:p>
          </table:table-cell>
          <table:table-cell office:value-type="string">
            <text:p>https://icomarks.com/ico/EcoToken-Blockchain</text:p>
          </table:table-cell>
          <table:table-cell table:number-columns-repeated="4"/>
        </table:table-row>
        <table:table-row table:style-name="ro2">
          <table:table-cell office:value-type="float" office:value="2740">
            <text:p>2740</text:p>
          </table:table-cell>
          <table:table-cell office:value-type="string">
            <text:p>Eidoo</text:p>
          </table:table-cell>
          <table:table-cell office:value-type="string">
            <text:p>https://icomarks.com/ico/Eidoo</text:p>
          </table:table-cell>
          <table:table-cell table:number-columns-repeated="4"/>
        </table:table-row>
        <table:table-row table:style-name="ro2">
          <table:table-cell office:value-type="float" office:value="2741">
            <text:p>2741</text:p>
          </table:table-cell>
          <table:table-cell office:value-type="string">
            <text:p>Elisia</text:p>
          </table:table-cell>
          <table:table-cell office:value-type="string">
            <text:p>https://icomarks.com/ico/Elisia</text:p>
          </table:table-cell>
          <table:table-cell table:number-columns-repeated="4"/>
        </table:table-row>
        <table:table-row table:style-name="ro2">
          <table:table-cell office:value-type="float" office:value="2743">
            <text:p>2743</text:p>
          </table:table-cell>
          <table:table-cell office:value-type="string">
            <text:p>EOS</text:p>
          </table:table-cell>
          <table:table-cell office:value-type="string">
            <text:p>https://icomarks.com/ico/EOS</text:p>
          </table:table-cell>
          <table:table-cell table:number-columns-repeated="4"/>
        </table:table-row>
        <table:table-row table:style-name="ro2">
          <table:table-cell office:value-type="float" office:value="2745">
            <text:p>2745</text:p>
          </table:table-cell>
          <table:table-cell office:value-type="string">
            <text:p>Eterbank</text:p>
          </table:table-cell>
          <table:table-cell office:value-type="string">
            <text:p>https://icomarks.com/ico/Eterbank</text:p>
          </table:table-cell>
          <table:table-cell table:number-columns-repeated="4"/>
        </table:table-row>
        <table:table-row table:style-name="ro2">
          <table:table-cell office:value-type="float" office:value="2746">
            <text:p>2746</text:p>
          </table:table-cell>
          <table:table-cell office:value-type="string">
            <text:p>EthLend</text:p>
          </table:table-cell>
          <table:table-cell office:value-type="string">
            <text:p>https://icomarks.com/ico/EthLend</text:p>
          </table:table-cell>
          <table:table-cell table:number-columns-repeated="4"/>
        </table:table-row>
        <table:table-row table:style-name="ro2">
          <table:table-cell office:value-type="float" office:value="2747">
            <text:p>2747</text:p>
          </table:table-cell>
          <table:table-cell office:value-type="string">
            <text:p>EvoChain</text:p>
          </table:table-cell>
          <table:table-cell office:value-type="string">
            <text:p>https://icomarks.com/ico/EvoChain</text:p>
          </table:table-cell>
          <table:table-cell table:number-columns-repeated="4"/>
        </table:table-row>
        <table:table-row table:style-name="ro2">
          <table:table-cell office:value-type="float" office:value="2748">
            <text:p>2748</text:p>
          </table:table-cell>
          <table:table-cell office:value-type="string">
            <text:p>Experty</text:p>
          </table:table-cell>
          <table:table-cell office:value-type="string">
            <text:p>https://icomarks.com/ico/Experty</text:p>
          </table:table-cell>
          <table:table-cell table:number-columns-repeated="4"/>
        </table:table-row>
        <table:table-row table:style-name="ro2">
          <table:table-cell office:value-type="float" office:value="2749">
            <text:p>2749</text:p>
          </table:table-cell>
          <table:table-cell office:value-type="string">
            <text:p>EZ365</text:p>
          </table:table-cell>
          <table:table-cell office:value-type="string">
            <text:p>https://icomarks.com/ico/EZ365</text:p>
          </table:table-cell>
          <table:table-cell table:number-columns-repeated="4"/>
        </table:table-row>
        <table:table-row table:style-name="ro2">
          <table:table-cell office:value-type="float" office:value="2751">
            <text:p>2751</text:p>
          </table:table-cell>
          <table:table-cell office:value-type="string">
            <text:p>EZPOS</text:p>
          </table:table-cell>
          <table:table-cell office:value-type="string">
            <text:p>https://icomarks.com/ico/EZPOS</text:p>
          </table:table-cell>
          <table:table-cell table:number-columns-repeated="4"/>
        </table:table-row>
        <table:table-row table:style-name="ro2">
          <table:table-cell office:value-type="float" office:value="2752">
            <text:p>2752</text:p>
          </table:table-cell>
          <table:table-cell office:value-type="string">
            <text:p>FairWin</text:p>
          </table:table-cell>
          <table:table-cell office:value-type="string">
            <text:p>https://icomarks.com/ico/FairWin</text:p>
          </table:table-cell>
          <table:table-cell table:number-columns-repeated="4"/>
        </table:table-row>
        <table:table-row table:style-name="ro2">
          <table:table-cell office:value-type="float" office:value="2754">
            <text:p>2754</text:p>
          </table:table-cell>
          <table:table-cell office:value-type="string">
            <text:p>Flashmoni</text:p>
          </table:table-cell>
          <table:table-cell office:value-type="string">
            <text:p>https://icomarks.com/ico/Flashmoni</text:p>
          </table:table-cell>
          <table:table-cell table:number-columns-repeated="4"/>
        </table:table-row>
        <table:table-row table:style-name="ro2">
          <table:table-cell office:value-type="float" office:value="2755">
            <text:p>2755</text:p>
          </table:table-cell>
          <table:table-cell office:value-type="string">
            <text:p>FluzFluz</text:p>
          </table:table-cell>
          <table:table-cell office:value-type="string">
            <text:p>https://icomarks.com/ico/FluzFluz</text:p>
          </table:table-cell>
          <table:table-cell table:number-columns-repeated="4"/>
        </table:table-row>
        <table:table-row table:style-name="ro2">
          <table:table-cell office:value-type="float" office:value="2756">
            <text:p>2756</text:p>
          </table:table-cell>
          <table:table-cell office:value-type="string">
            <text:p>FoodCoin</text:p>
          </table:table-cell>
          <table:table-cell office:value-type="string">
            <text:p>https://icomarks.com/ico/FoodCoin</text:p>
          </table:table-cell>
          <table:table-cell table:number-columns-repeated="4"/>
        </table:table-row>
        <table:table-row table:style-name="ro2">
          <table:table-cell office:value-type="float" office:value="2757">
            <text:p>2757</text:p>
          </table:table-cell>
          <table:table-cell office:value-type="string">
            <text:p>FunnyToken</text:p>
          </table:table-cell>
          <table:table-cell office:value-type="string">
            <text:p>https://icomarks.com/ico/FunnyToken</text:p>
          </table:table-cell>
          <table:table-cell table:number-columns-repeated="4"/>
        </table:table-row>
        <table:table-row table:style-name="ro2">
          <table:table-cell office:value-type="float" office:value="2758">
            <text:p>2758</text:p>
          </table:table-cell>
          <table:table-cell office:value-type="string">
            <text:p>Fusion</text:p>
          </table:table-cell>
          <table:table-cell office:value-type="string">
            <text:p>https://icomarks.com/ico/Fusion</text:p>
          </table:table-cell>
          <table:table-cell table:number-columns-repeated="4"/>
        </table:table-row>
        <table:table-row table:style-name="ro2">
          <table:table-cell office:value-type="float" office:value="2759">
            <text:p>2759</text:p>
          </table:table-cell>
          <table:table-cell office:value-type="string">
            <text:p>Gagapay Network</text:p>
          </table:table-cell>
          <table:table-cell office:value-type="string">
            <text:p>https://icomarks.com/ico/Gagapay-Network</text:p>
          </table:table-cell>
          <table:table-cell table:number-columns-repeated="4"/>
        </table:table-row>
        <table:table-row table:style-name="ro2">
          <table:table-cell office:value-type="float" office:value="2760">
            <text:p>2760</text:p>
          </table:table-cell>
          <table:table-cell office:value-type="string">
            <text:p>Gallactic</text:p>
          </table:table-cell>
          <table:table-cell office:value-type="string">
            <text:p>https://icomarks.com/ico/Gallactic</text:p>
          </table:table-cell>
          <table:table-cell table:number-columns-repeated="4"/>
        </table:table-row>
        <table:table-row table:style-name="ro2">
          <table:table-cell office:value-type="float" office:value="2761">
            <text:p>2761</text:p>
          </table:table-cell>
          <table:table-cell office:value-type="string">
            <text:p>Game Machine</text:p>
          </table:table-cell>
          <table:table-cell office:value-type="string">
            <text:p>https://icomarks.com/ico/Game-Machine</text:p>
          </table:table-cell>
          <table:table-cell table:number-columns-repeated="4"/>
        </table:table-row>
        <table:table-row table:style-name="ro2">
          <table:table-cell office:value-type="float" office:value="2762">
            <text:p>2762</text:p>
          </table:table-cell>
          <table:table-cell office:value-type="string">
            <text:p>GATCOIN</text:p>
          </table:table-cell>
          <table:table-cell office:value-type="string">
            <text:p>https://icomarks.com/ico/GATCOIN</text:p>
          </table:table-cell>
          <table:table-cell table:number-columns-repeated="4"/>
        </table:table-row>
        <table:table-row table:style-name="ro2">
          <table:table-cell office:value-type="float" office:value="2764">
            <text:p>2764</text:p>
          </table:table-cell>
          <table:table-cell office:value-type="string">
            <text:p>Gladius</text:p>
          </table:table-cell>
          <table:table-cell office:value-type="string">
            <text:p>https://icomarks.com/ico/Gladius</text:p>
          </table:table-cell>
          <table:table-cell table:number-columns-repeated="4"/>
        </table:table-row>
        <table:table-row table:style-name="ro2">
          <table:table-cell office:value-type="float" office:value="2765">
            <text:p>2765</text:p>
          </table:table-cell>
          <table:table-cell office:value-type="string">
            <text:p>GlobexSCI</text:p>
          </table:table-cell>
          <table:table-cell office:value-type="string">
            <text:p>https://icomarks.com/ico/GlobexSCI</text:p>
          </table:table-cell>
          <table:table-cell table:number-columns-repeated="4"/>
        </table:table-row>
        <table:table-row table:style-name="ro2">
          <table:table-cell office:value-type="float" office:value="2766">
            <text:p>2766</text:p>
          </table:table-cell>
          <table:table-cell office:value-type="string">
            <text:p>Goal Bonanza</text:p>
          </table:table-cell>
          <table:table-cell office:value-type="string">
            <text:p>https://icomarks.com/ico/Goal-Bonanza</text:p>
          </table:table-cell>
          <table:table-cell table:number-columns-repeated="4"/>
        </table:table-row>
        <table:table-row table:style-name="ro2">
          <table:table-cell office:value-type="float" office:value="2767">
            <text:p>2767</text:p>
          </table:table-cell>
          <table:table-cell office:value-type="string">
            <text:p>GoldMint</text:p>
          </table:table-cell>
          <table:table-cell office:value-type="string">
            <text:p>https://icomarks.com/ico/GoldMint</text:p>
          </table:table-cell>
          <table:table-cell table:number-columns-repeated="4"/>
        </table:table-row>
        <table:table-row table:style-name="ro2">
          <table:table-cell office:value-type="float" office:value="2769">
            <text:p>2769</text:p>
          </table:table-cell>
          <table:table-cell office:value-type="string">
            <text:p>Guardian Gold</text:p>
          </table:table-cell>
          <table:table-cell office:value-type="string">
            <text:p>https://icomarks.com/ico/Guardian-Gold</text:p>
          </table:table-cell>
          <table:table-cell table:number-columns-repeated="4"/>
        </table:table-row>
        <table:table-row table:style-name="ro2">
          <table:table-cell office:value-type="float" office:value="2770">
            <text:p>2770</text:p>
          </table:table-cell>
          <table:table-cell office:value-type="string">
            <text:p>Hazeian</text:p>
          </table:table-cell>
          <table:table-cell office:value-type="string">
            <text:p>https://icomarks.com/ico/Hazeian</text:p>
          </table:table-cell>
          <table:table-cell table:number-columns-repeated="4"/>
        </table:table-row>
        <table:table-row table:style-name="ro2">
          <table:table-cell office:value-type="float" office:value="2771">
            <text:p>2771</text:p>
          </table:table-cell>
          <table:table-cell office:value-type="string">
            <text:p>Hero</text:p>
          </table:table-cell>
          <table:table-cell office:value-type="string">
            <text:p>https://icomarks.com/ico/Hero</text:p>
          </table:table-cell>
          <table:table-cell table:number-columns-repeated="4"/>
        </table:table-row>
        <table:table-row table:style-name="ro2">
          <table:table-cell office:value-type="float" office:value="2772">
            <text:p>2772</text:p>
          </table:table-cell>
          <table:table-cell office:value-type="string">
            <text:p>Hero</text:p>
          </table:table-cell>
          <table:table-cell office:value-type="string">
            <text:p>https://icomarks.com/ico/Hero</text:p>
          </table:table-cell>
          <table:table-cell table:number-columns-repeated="4"/>
        </table:table-row>
        <table:table-row table:style-name="ro2">
          <table:table-cell office:value-type="float" office:value="2773">
            <text:p>2773</text:p>
          </table:table-cell>
          <table:table-cell office:value-type="string">
            <text:p>Hero</text:p>
          </table:table-cell>
          <table:table-cell office:value-type="string">
            <text:p>https://icomarks.com/ico/Hero</text:p>
          </table:table-cell>
          <table:table-cell table:number-columns-repeated="4"/>
        </table:table-row>
        <table:table-row table:style-name="ro2">
          <table:table-cell office:value-type="float" office:value="2774">
            <text:p>2774</text:p>
          </table:table-cell>
          <table:table-cell office:value-type="string">
            <text:p>HireMatch</text:p>
          </table:table-cell>
          <table:table-cell office:value-type="string">
            <text:p>https://icomarks.com/ico/HireMatch</text:p>
          </table:table-cell>
          <table:table-cell table:number-columns-repeated="4"/>
        </table:table-row>
        <table:table-row table:style-name="ro2">
          <table:table-cell office:value-type="float" office:value="2775">
            <text:p>2775</text:p>
          </table:table-cell>
          <table:table-cell office:value-type="string">
            <text:p>Honest Mining</text:p>
          </table:table-cell>
          <table:table-cell office:value-type="string">
            <text:p>https://icomarks.com/ico/Honest-Mining</text:p>
          </table:table-cell>
          <table:table-cell table:number-columns-repeated="4"/>
        </table:table-row>
        <table:table-row table:style-name="ro2">
          <table:table-cell office:value-type="float" office:value="2776">
            <text:p>2776</text:p>
          </table:table-cell>
          <table:table-cell office:value-type="string">
            <text:p>HOQU</text:p>
          </table:table-cell>
          <table:table-cell office:value-type="string">
            <text:p>https://icomarks.com/ico/HOQU</text:p>
          </table:table-cell>
          <table:table-cell table:number-columns-repeated="4"/>
        </table:table-row>
        <table:table-row table:style-name="ro2">
          <table:table-cell office:value-type="float" office:value="2777">
            <text:p>2777</text:p>
          </table:table-cell>
          <table:table-cell office:value-type="string">
            <text:p>Hupplat</text:p>
          </table:table-cell>
          <table:table-cell office:value-type="string">
            <text:p>https://icomarks.com/ico/Hupplat</text:p>
          </table:table-cell>
          <table:table-cell table:number-columns-repeated="4"/>
        </table:table-row>
        <table:table-row table:style-name="ro2">
          <table:table-cell office:value-type="float" office:value="2778">
            <text:p>2778</text:p>
          </table:table-cell>
          <table:table-cell office:value-type="string">
            <text:p>Hush</text:p>
          </table:table-cell>
          <table:table-cell office:value-type="string">
            <text:p>https://icomarks.com/ico/Hush</text:p>
          </table:table-cell>
          <table:table-cell table:number-columns-repeated="4"/>
        </table:table-row>
        <table:table-row table:style-name="ro2">
          <table:table-cell office:value-type="float" office:value="2779">
            <text:p>2779</text:p>
          </table:table-cell>
          <table:table-cell office:value-type="string">
            <text:p>HydroCoin</text:p>
          </table:table-cell>
          <table:table-cell office:value-type="string">
            <text:p>https://icomarks.com/ico/HydroCoin</text:p>
          </table:table-cell>
          <table:table-cell table:number-columns-repeated="4"/>
        </table:table-row>
        <table:table-row table:style-name="ro2">
          <table:table-cell office:value-type="float" office:value="2780">
            <text:p>2780</text:p>
          </table:table-cell>
          <table:table-cell office:value-type="string">
            <text:p>iBuildApp</text:p>
          </table:table-cell>
          <table:table-cell office:value-type="string">
            <text:p>https://icomarks.com/ico/iBuildApp</text:p>
          </table:table-cell>
          <table:table-cell table:number-columns-repeated="4"/>
        </table:table-row>
        <table:table-row table:style-name="ro2">
          <table:table-cell office:value-type="float" office:value="2781">
            <text:p>2781</text:p>
          </table:table-cell>
          <table:table-cell office:value-type="string">
            <text:p>ICOStart</text:p>
          </table:table-cell>
          <table:table-cell office:value-type="string">
            <text:p>https://icomarks.com/ico/ICOStart</text:p>
          </table:table-cell>
          <table:table-cell table:number-columns-repeated="4"/>
        </table:table-row>
        <table:table-row table:style-name="ro2">
          <table:table-cell office:value-type="float" office:value="2782">
            <text:p>2782</text:p>
          </table:table-cell>
          <table:table-cell office:value-type="string">
            <text:p>ICST</text:p>
          </table:table-cell>
          <table:table-cell office:value-type="string">
            <text:p>https://icomarks.com/ico/ICST</text:p>
          </table:table-cell>
          <table:table-cell table:number-columns-repeated="4"/>
        </table:table-row>
        <table:table-row table:style-name="ro2">
          <table:table-cell office:value-type="float" office:value="2784">
            <text:p>2784</text:p>
          </table:table-cell>
          <table:table-cell office:value-type="string">
            <text:p>indaHash</text:p>
          </table:table-cell>
          <table:table-cell office:value-type="string">
            <text:p>https://icomarks.com/ico/indaHash</text:p>
          </table:table-cell>
          <table:table-cell table:number-columns-repeated="4"/>
        </table:table-row>
        <table:table-row table:style-name="ro2">
          <table:table-cell office:value-type="float" office:value="2785">
            <text:p>2785</text:p>
          </table:table-cell>
          <table:table-cell office:value-type="string">
            <text:p>Innovative Bioresearch</text:p>
          </table:table-cell>
          <table:table-cell office:value-type="string">
            <text:p>https://icomarks.com/ico/Innovative-Bioresearch</text:p>
          </table:table-cell>
          <table:table-cell table:number-columns-repeated="4"/>
        </table:table-row>
        <table:table-row table:style-name="ro2">
          <table:table-cell office:value-type="float" office:value="2786">
            <text:p>2786</text:p>
          </table:table-cell>
          <table:table-cell office:value-type="string">
            <text:p>INTELLIGENT HERO</text:p>
          </table:table-cell>
          <table:table-cell office:value-type="string">
            <text:p>https://icomarks.com/ico/INTELLIGENT-HERO</text:p>
          </table:table-cell>
          <table:table-cell table:number-columns-repeated="4"/>
        </table:table-row>
        <table:table-row table:style-name="ro2">
          <table:table-cell office:value-type="float" office:value="2788">
            <text:p>2788</text:p>
          </table:table-cell>
          <table:table-cell office:value-type="string">
            <text:p>ititaniumcoin</text:p>
          </table:table-cell>
          <table:table-cell office:value-type="string">
            <text:p>https://icomarks.com/ico/ititaniumcoin</text:p>
          </table:table-cell>
          <table:table-cell table:number-columns-repeated="4"/>
        </table:table-row>
        <table:table-row table:style-name="ro2">
          <table:table-cell office:value-type="float" office:value="2789">
            <text:p>2789</text:p>
          </table:table-cell>
          <table:table-cell office:value-type="string">
            <text:p>Kauri</text:p>
          </table:table-cell>
          <table:table-cell office:value-type="string">
            <text:p>https://icomarks.com/ico/Kauri</text:p>
          </table:table-cell>
          <table:table-cell table:number-columns-repeated="4"/>
        </table:table-row>
        <table:table-row table:style-name="ro2">
          <table:table-cell office:value-type="float" office:value="2790">
            <text:p>2790</text:p>
          </table:table-cell>
          <table:table-cell office:value-type="string">
            <text:p>KICKICO</text:p>
          </table:table-cell>
          <table:table-cell office:value-type="string">
            <text:p>https://icomarks.com/ico/KICKICO</text:p>
          </table:table-cell>
          <table:table-cell table:number-columns-repeated="4"/>
        </table:table-row>
        <table:table-row table:style-name="ro2">
          <table:table-cell office:value-type="float" office:value="2791">
            <text:p>2791</text:p>
          </table:table-cell>
          <table:table-cell office:value-type="string">
            <text:p>Kript</text:p>
          </table:table-cell>
          <table:table-cell office:value-type="string">
            <text:p>https://icomarks.com/ico/Kript</text:p>
          </table:table-cell>
          <table:table-cell table:number-columns-repeated="4"/>
        </table:table-row>
        <table:table-row table:style-name="ro2">
          <table:table-cell office:value-type="float" office:value="2793">
            <text:p>2793</text:p>
          </table:table-cell>
          <table:table-cell office:value-type="string">
            <text:p>L-pesa</text:p>
          </table:table-cell>
          <table:table-cell office:value-type="string">
            <text:p>https://icomarks.com/ico/L-pesa</text:p>
          </table:table-cell>
          <table:table-cell table:number-columns-repeated="4"/>
        </table:table-row>
        <table:table-row table:style-name="ro2">
          <table:table-cell office:value-type="float" office:value="2794">
            <text:p>2794</text:p>
          </table:table-cell>
          <table:table-cell office:value-type="string">
            <text:p>Labtorum</text:p>
          </table:table-cell>
          <table:table-cell office:value-type="string">
            <text:p>https://icomarks.com/ico/Labtorum</text:p>
          </table:table-cell>
          <table:table-cell table:number-columns-repeated="4"/>
        </table:table-row>
        <table:table-row table:style-name="ro2">
          <table:table-cell office:value-type="float" office:value="2796">
            <text:p>2796</text:p>
          </table:table-cell>
          <table:table-cell office:value-type="string">
            <text:p>Latium</text:p>
          </table:table-cell>
          <table:table-cell office:value-type="string">
            <text:p>https://icomarks.com/ico/Latium</text:p>
          </table:table-cell>
          <table:table-cell table:number-columns-repeated="4"/>
        </table:table-row>
        <table:table-row table:style-name="ro2">
          <table:table-cell office:value-type="float" office:value="2797">
            <text:p>2797</text:p>
          </table:table-cell>
          <table:table-cell office:value-type="string">
            <text:p>Lattice</text:p>
          </table:table-cell>
          <table:table-cell office:value-type="string">
            <text:p>https://icomarks.com/ico/Lattice</text:p>
          </table:table-cell>
          <table:table-cell table:number-columns-repeated="4"/>
        </table:table-row>
        <table:table-row table:style-name="ro2">
          <table:table-cell office:value-type="float" office:value="2798">
            <text:p>2798</text:p>
          </table:table-cell>
          <table:table-cell office:value-type="string">
            <text:p>LeadCoin</text:p>
          </table:table-cell>
          <table:table-cell office:value-type="string">
            <text:p>https://icomarks.com/ico/LeadCoin</text:p>
          </table:table-cell>
          <table:table-cell table:number-columns-repeated="4"/>
        </table:table-row>
        <table:table-row table:style-name="ro2">
          <table:table-cell office:value-type="float" office:value="2799">
            <text:p>2799</text:p>
          </table:table-cell>
          <table:table-cell office:value-type="string">
            <text:p>LemoChain</text:p>
          </table:table-cell>
          <table:table-cell office:value-type="string">
            <text:p>https://icomarks.com/ico/LemoChain</text:p>
          </table:table-cell>
          <table:table-cell table:number-columns-repeated="4"/>
        </table:table-row>
        <table:table-row table:style-name="ro2">
          <table:table-cell office:value-type="float" office:value="2800">
            <text:p>2800</text:p>
          </table:table-cell>
          <table:table-cell office:value-type="string">
            <text:p>LeoPays</text:p>
          </table:table-cell>
          <table:table-cell office:value-type="string">
            <text:p>https://icomarks.com/ico/LeoPays</text:p>
          </table:table-cell>
          <table:table-cell table:number-columns-repeated="4"/>
        </table:table-row>
        <table:table-row table:style-name="ro2">
          <table:table-cell office:value-type="float" office:value="2801">
            <text:p>2801</text:p>
          </table:table-cell>
          <table:table-cell office:value-type="string">
            <text:p>Lightcash Blockchain System</text:p>
          </table:table-cell>
          <table:table-cell office:value-type="string">
            <text:p>https://icomarks.com/ico/Lightcash-Blockchain-System</text:p>
          </table:table-cell>
          <table:table-cell table:number-columns-repeated="4"/>
        </table:table-row>
        <table:table-row table:style-name="ro2">
          <table:table-cell office:value-type="float" office:value="2802">
            <text:p>2802</text:p>
          </table:table-cell>
          <table:table-cell office:value-type="string">
            <text:p>Loci Coin</text:p>
          </table:table-cell>
          <table:table-cell office:value-type="string">
            <text:p>https://icomarks.com/ico/Loci-Coin</text:p>
          </table:table-cell>
          <table:table-cell table:number-columns-repeated="4"/>
        </table:table-row>
        <table:table-row table:style-name="ro2">
          <table:table-cell office:value-type="float" office:value="2803">
            <text:p>2803</text:p>
          </table:table-cell>
          <table:table-cell office:value-type="string">
            <text:p>Lordmancer II</text:p>
          </table:table-cell>
          <table:table-cell office:value-type="string">
            <text:p>https://icomarks.com/ico/Lordmancer-II</text:p>
          </table:table-cell>
          <table:table-cell table:number-columns-repeated="4"/>
        </table:table-row>
        <table:table-row table:style-name="ro2">
          <table:table-cell office:value-type="float" office:value="2804">
            <text:p>2804</text:p>
          </table:table-cell>
          <table:table-cell office:value-type="string">
            <text:p>Luxcess Group</text:p>
          </table:table-cell>
          <table:table-cell office:value-type="string">
            <text:p>https://icomarks.com/ico/Luxcess-Group</text:p>
          </table:table-cell>
          <table:table-cell table:number-columns-repeated="4"/>
        </table:table-row>
        <table:table-row table:style-name="ro2">
          <table:table-cell office:value-type="float" office:value="2805">
            <text:p>2805</text:p>
          </table:table-cell>
          <table:table-cell office:value-type="string">
            <text:p>Mango Startups</text:p>
          </table:table-cell>
          <table:table-cell office:value-type="string">
            <text:p>https://icomarks.com/ico/Mango-Startups</text:p>
          </table:table-cell>
          <table:table-cell table:number-columns-repeated="4"/>
        </table:table-row>
        <table:table-row table:style-name="ro2">
          <table:table-cell office:value-type="float" office:value="2807">
            <text:p>2807</text:p>
          </table:table-cell>
          <table:table-cell office:value-type="string">
            <text:p>Mavin</text:p>
          </table:table-cell>
          <table:table-cell office:value-type="string">
            <text:p>https://icomarks.com/ico/Mavin</text:p>
          </table:table-cell>
          <table:table-cell table:number-columns-repeated="4"/>
        </table:table-row>
        <table:table-row table:style-name="ro2">
          <table:table-cell office:value-type="float" office:value="2811">
            <text:p>2811</text:p>
          </table:table-cell>
          <table:table-cell office:value-type="string">
            <text:p>MicroMoney</text:p>
          </table:table-cell>
          <table:table-cell office:value-type="string">
            <text:p>https://icomarks.com/ico/MicroMoney</text:p>
          </table:table-cell>
          <table:table-cell table:number-columns-repeated="4"/>
        </table:table-row>
        <table:table-row table:style-name="ro2">
          <table:table-cell office:value-type="float" office:value="2812">
            <text:p>2812</text:p>
          </table:table-cell>
          <table:table-cell office:value-type="string">
            <text:p>Monopoly</text:p>
          </table:table-cell>
          <table:table-cell office:value-type="string">
            <text:p>https://icomarks.com/ico/Monopoly</text:p>
          </table:table-cell>
          <table:table-cell table:number-columns-repeated="4"/>
        </table:table-row>
        <table:table-row table:style-name="ro2">
          <table:table-cell office:value-type="float" office:value="2813">
            <text:p>2813</text:p>
          </table:table-cell>
          <table:table-cell office:value-type="string">
            <text:p>MSG</text:p>
          </table:table-cell>
          <table:table-cell office:value-type="string">
            <text:p>https://icomarks.com/ico/MSG</text:p>
          </table:table-cell>
          <table:table-cell table:number-columns-repeated="4"/>
        </table:table-row>
        <table:table-row table:style-name="ro2">
          <table:table-cell office:value-type="float" office:value="2814">
            <text:p>2814</text:p>
          </table:table-cell>
          <table:table-cell office:value-type="string">
            <text:p>MVLchain</text:p>
          </table:table-cell>
          <table:table-cell office:value-type="string">
            <text:p>https://icomarks.com/ico/MVLchain</text:p>
          </table:table-cell>
          <table:table-cell table:number-columns-repeated="4"/>
        </table:table-row>
        <table:table-row table:style-name="ro2">
          <table:table-cell office:value-type="float" office:value="2815">
            <text:p>2815</text:p>
          </table:table-cell>
          <table:table-cell office:value-type="string">
            <text:p>NAGA</text:p>
          </table:table-cell>
          <table:table-cell office:value-type="string">
            <text:p>https://icomarks.com/ico/NAGA</text:p>
          </table:table-cell>
          <table:table-cell table:number-columns-repeated="4"/>
        </table:table-row>
        <table:table-row table:style-name="ro2">
          <table:table-cell office:value-type="float" office:value="2816">
            <text:p>2816</text:p>
          </table:table-cell>
          <table:table-cell office:value-type="string">
            <text:p>NAM</text:p>
          </table:table-cell>
          <table:table-cell office:value-type="string">
            <text:p>https://icomarks.com/ico/NAM</text:p>
          </table:table-cell>
          <table:table-cell table:number-columns-repeated="4"/>
        </table:table-row>
        <table:table-row table:style-name="ro2">
          <table:table-cell office:value-type="float" office:value="2817">
            <text:p>2817</text:p>
          </table:table-cell>
          <table:table-cell office:value-type="string">
            <text:p>NEO</text:p>
          </table:table-cell>
          <table:table-cell office:value-type="string">
            <text:p>https://icomarks.com/ico/NEO</text:p>
          </table:table-cell>
          <table:table-cell table:number-columns-repeated="4"/>
        </table:table-row>
        <table:table-row table:style-name="ro2">
          <table:table-cell office:value-type="float" office:value="2821">
            <text:p>2821</text:p>
          </table:table-cell>
          <table:table-cell office:value-type="string">
            <text:p>Obirum</text:p>
          </table:table-cell>
          <table:table-cell office:value-type="string">
            <text:p>https://icomarks.com/ico/Obirum</text:p>
          </table:table-cell>
          <table:table-cell table:number-columns-repeated="4"/>
        </table:table-row>
        <table:table-row table:style-name="ro2">
          <table:table-cell office:value-type="float" office:value="2823">
            <text:p>2823</text:p>
          </table:table-cell>
          <table:table-cell office:value-type="string">
            <text:p>PARKGENE</text:p>
          </table:table-cell>
          <table:table-cell office:value-type="string">
            <text:p>https://icomarks.com/ico/PARKGENE</text:p>
          </table:table-cell>
          <table:table-cell table:number-columns-repeated="4"/>
        </table:table-row>
        <table:table-row table:style-name="ro2">
          <table:table-cell office:value-type="float" office:value="2824">
            <text:p>2824</text:p>
          </table:table-cell>
          <table:table-cell office:value-type="string">
            <text:p>Pikcars</text:p>
          </table:table-cell>
          <table:table-cell office:value-type="string">
            <text:p>https://icomarks.com/ico/Pikcars</text:p>
          </table:table-cell>
          <table:table-cell table:number-columns-repeated="4"/>
        </table:table-row>
        <table:table-row table:style-name="ro2">
          <table:table-cell office:value-type="float" office:value="2825">
            <text:p>2825</text:p>
          </table:table-cell>
          <table:table-cell office:value-type="string">
            <text:p>Pindex</text:p>
          </table:table-cell>
          <table:table-cell office:value-type="string">
            <text:p>https://icomarks.com/ico/Pindex</text:p>
          </table:table-cell>
          <table:table-cell table:number-columns-repeated="4"/>
        </table:table-row>
        <table:table-row table:style-name="ro2">
          <table:table-cell office:value-type="float" office:value="2826">
            <text:p>2826</text:p>
          </table:table-cell>
          <table:table-cell office:value-type="string">
            <text:p>PlanEx</text:p>
          </table:table-cell>
          <table:table-cell office:value-type="string">
            <text:p>https://icomarks.com/ico/PlanEx</text:p>
          </table:table-cell>
          <table:table-cell table:number-columns-repeated="4"/>
        </table:table-row>
        <table:table-row table:style-name="ro2">
          <table:table-cell office:value-type="float" office:value="2827">
            <text:p>2827</text:p>
          </table:table-cell>
          <table:table-cell office:value-type="string">
            <text:p>Pocketinns</text:p>
          </table:table-cell>
          <table:table-cell office:value-type="string">
            <text:p>https://icomarks.com/ico/Pocketinns</text:p>
          </table:table-cell>
          <table:table-cell table:number-columns-repeated="4"/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Pollen Institute</text:p>
          </table:table-cell>
          <table:table-cell office:value-type="string">
            <text:p>https://icomarks.com/ico/Pollen-Institute</text:p>
          </table:table-cell>
          <table:table-cell table:number-columns-repeated="4"/>
        </table:table-row>
        <table:table-row table:style-name="ro1">
          <table:table-cell office:value-type="float" office:value="2829">
            <text:p>2829</text:p>
          </table:table-cell>
          <table:table-cell office:value-type="string">
            <text:p>PopulTrade</text:p>
          </table:table-cell>
          <table:table-cell office:value-type="string">
            <text:p>https://icomarks.com/ico/PopulTrade</text:p>
          </table:table-cell>
          <table:table-cell table:number-columns-repeated="4"/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Presearch</text:p>
          </table:table-cell>
          <table:table-cell office:value-type="string">
            <text:p>https://icomarks.com/ico/Presearch</text:p>
          </table:table-cell>
          <table:table-cell table:number-columns-repeated="4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Privatix</text:p>
          </table:table-cell>
          <table:table-cell office:value-type="string">
            <text:p>https://icomarks.com/ico/Privatix</text:p>
          </table:table-cell>
          <table:table-cell table:number-columns-repeated="4"/>
        </table:table-row>
        <table:table-row table:style-name="ro1">
          <table:table-cell office:value-type="float" office:value="2832">
            <text:p>2832</text:p>
          </table:table-cell>
          <table:table-cell office:value-type="string">
            <text:p>ProBit</text:p>
          </table:table-cell>
          <table:table-cell office:value-type="string">
            <text:p>https://icomarks.com/ico/ProBit</text:p>
          </table:table-cell>
          <table:table-cell table:number-columns-repeated="4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Quantum1Net</text:p>
          </table:table-cell>
          <table:table-cell office:value-type="string">
            <text:p>https://icomarks.com/ico/Quantum1Net</text:p>
          </table:table-cell>
          <table:table-cell table:number-columns-repeated="4"/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QYKBAR</text:p>
          </table:table-cell>
          <table:table-cell office:value-type="string">
            <text:p>https://icomarks.com/ico/QYKBAR</text:p>
          </table:table-cell>
          <table:table-cell table:number-columns-repeated="4"/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ReceiptCoin</text:p>
          </table:table-cell>
          <table:table-cell office:value-type="string">
            <text:p>https://icomarks.com/ico/ReceiptCoin</text:p>
          </table:table-cell>
          <table:table-cell table:number-columns-repeated="4"/>
        </table:table-row>
        <table:table-row table:style-name="ro1">
          <table:table-cell office:value-type="float" office:value="2839">
            <text:p>2839</text:p>
          </table:table-cell>
          <table:table-cell office:value-type="string">
            <text:p>ReporterCommunity</text:p>
          </table:table-cell>
          <table:table-cell office:value-type="string">
            <text:p>https://icomarks.com/ico/ReporterCommunity</text:p>
          </table:table-cell>
          <table:table-cell table:number-columns-repeated="4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Robotina</text:p>
          </table:table-cell>
          <table:table-cell office:value-type="string">
            <text:p>https://icomarks.com/ico/Robotina</text:p>
          </table:table-cell>
          <table:table-cell table:number-columns-repeated="4"/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Rockchain</text:p>
          </table:table-cell>
          <table:table-cell office:value-type="string">
            <text:p>https://icomarks.com/ico/Rockchain</text:p>
          </table:table-cell>
          <table:table-cell table:number-columns-repeated="4"/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Sapien Wallet</text:p>
          </table:table-cell>
          <table:table-cell office:value-type="string">
            <text:p>https://icomarks.com/ico/Sapien-Wallet</text:p>
          </table:table-cell>
          <table:table-cell table:number-columns-repeated="4"/>
        </table:table-row>
        <table:table-row table:style-name="ro1">
          <table:table-cell office:value-type="float" office:value="2843">
            <text:p>2843</text:p>
          </table:table-cell>
          <table:table-cell office:value-type="string">
            <text:p>Saturn Network</text:p>
          </table:table-cell>
          <table:table-cell office:value-type="string">
            <text:p>https://icomarks.com/ico/Saturn-Network</text:p>
          </table:table-cell>
          <table:table-cell table:number-columns-repeated="4"/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Scrinium</text:p>
          </table:table-cell>
          <table:table-cell office:value-type="string">
            <text:p>https://icomarks.com/ico/Scrinium</text:p>
          </table:table-cell>
          <table:table-cell table:number-columns-repeated="4"/>
        </table:table-row>
        <table:table-row table:style-name="ro1">
          <table:table-cell office:value-type="float" office:value="2846">
            <text:p>2846</text:p>
          </table:table-cell>
          <table:table-cell office:value-type="string">
            <text:p>Shopiblock</text:p>
          </table:table-cell>
          <table:table-cell office:value-type="string">
            <text:p>https://icomarks.com/ico/Shopiblock</text:p>
          </table:table-cell>
          <table:table-cell table:number-columns-repeated="4"/>
        </table:table-row>
        <table:table-row table:style-name="ro1">
          <table:table-cell office:value-type="float" office:value="2848">
            <text:p>2848</text:p>
          </table:table-cell>
          <table:table-cell office:value-type="string">
            <text:p>Skynavpro</text:p>
          </table:table-cell>
          <table:table-cell office:value-type="string">
            <text:p>https://icomarks.com/ico/Skynavpro</text:p>
          </table:table-cell>
          <table:table-cell table:number-columns-repeated="4"/>
        </table:table-row>
        <table:table-row table:style-name="ro1">
          <table:table-cell office:value-type="float" office:value="2850">
            <text:p>2850</text:p>
          </table:table-cell>
          <table:table-cell office:value-type="string">
            <text:p>SmartO</text:p>
          </table:table-cell>
          <table:table-cell office:value-type="string">
            <text:p>https://icomarks.com/ico/SmartO</text:p>
          </table:table-cell>
          <table:table-cell table:number-columns-repeated="4"/>
        </table:table-row>
        <table:table-row table:style-name="ro1">
          <table:table-cell office:value-type="float" office:value="2851">
            <text:p>2851</text:p>
          </table:table-cell>
          <table:table-cell office:value-type="string">
            <text:p>SmartRefer</text:p>
          </table:table-cell>
          <table:table-cell office:value-type="string">
            <text:p>https://icomarks.com/ico/SmartRefer</text:p>
          </table:table-cell>
          <table:table-cell table:number-columns-repeated="4"/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SNBL</text:p>
          </table:table-cell>
          <table:table-cell office:value-type="string">
            <text:p>https://icomarks.com/ico/SNBL</text:p>
          </table:table-cell>
          <table:table-cell table:number-columns-repeated="4"/>
        </table:table-row>
        <table:table-row table:style-name="ro1">
          <table:table-cell office:value-type="float" office:value="2853">
            <text:p>2853</text:p>
          </table:table-cell>
          <table:table-cell office:value-type="string">
            <text:p>Soma</text:p>
          </table:table-cell>
          <table:table-cell office:value-type="string">
            <text:p>https://icomarks.com/ico/Soma</text:p>
          </table:table-cell>
          <table:table-cell table:number-columns-repeated="4"/>
        </table:table-row>
        <table:table-row table:style-name="ro1">
          <table:table-cell office:value-type="float" office:value="2854">
            <text:p>2854</text:p>
          </table:table-cell>
          <table:table-cell office:value-type="string">
            <text:p>Soraix</text:p>
          </table:table-cell>
          <table:table-cell office:value-type="string">
            <text:p>https://icomarks.com/ico/Soraix</text:p>
          </table:table-cell>
          <table:table-cell table:number-columns-repeated="4"/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Sphere Social</text:p>
          </table:table-cell>
          <table:table-cell office:value-type="string">
            <text:p>https://icomarks.com/ico/Sphere-Social</text:p>
          </table:table-cell>
          <table:table-cell table:number-columns-repeated="4"/>
        </table:table-row>
        <table:table-row table:style-name="ro1">
          <table:table-cell office:value-type="float" office:value="2857">
            <text:p>2857</text:p>
          </table:table-cell>
          <table:table-cell office:value-type="string">
            <text:p>SRG</text:p>
          </table:table-cell>
          <table:table-cell office:value-type="string">
            <text:p>https://icomarks.com/ico/SRG</text:p>
          </table:table-cell>
          <table:table-cell table:number-columns-repeated="4"/>
        </table:table-row>
        <table:table-row table:style-name="ro1">
          <table:table-cell office:value-type="float" office:value="2858">
            <text:p>2858</text:p>
          </table:table-cell>
          <table:table-cell office:value-type="string">
            <text:p>Starbase</text:p>
          </table:table-cell>
          <table:table-cell office:value-type="string">
            <text:p>https://icomarks.com/ico/Starbase</text:p>
          </table:table-cell>
          <table:table-cell table:number-columns-repeated="4"/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SureRemit</text:p>
          </table:table-cell>
          <table:table-cell office:value-type="string">
            <text:p>https://icomarks.com/ico/SureRemit</text:p>
          </table:table-cell>
          <table:table-cell table:number-columns-repeated="4"/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Synapsecoin</text:p>
          </table:table-cell>
          <table:table-cell office:value-type="string">
            <text:p>https://icomarks.com/ico/Synapsecoin</text:p>
          </table:table-cell>
          <table:table-cell table:number-columns-repeated="4"/>
        </table:table-row>
        <table:table-row table:style-name="ro1">
          <table:table-cell office:value-type="float" office:value="2862">
            <text:p>2862</text:p>
          </table:table-cell>
          <table:table-cell office:value-type="string">
            <text:p>The Collective</text:p>
          </table:table-cell>
          <table:table-cell office:value-type="string">
            <text:p>https://icomarks.com/ico/The-Collective</text:p>
          </table:table-cell>
          <table:table-cell table:number-columns-repeated="4"/>
        </table:table-row>
        <table:table-row table:style-name="ro1">
          <table:table-cell office:value-type="float" office:value="2863">
            <text:p>2863</text:p>
          </table:table-cell>
          <table:table-cell office:value-type="string">
            <text:p>Ticko</text:p>
          </table:table-cell>
          <table:table-cell office:value-type="string">
            <text:p>https://icomarks.com/ico/Ticko</text:p>
          </table:table-cell>
          <table:table-cell table:number-columns-repeated="4"/>
        </table:table-row>
        <table:table-row table:style-name="ro1">
          <table:table-cell office:value-type="float" office:value="2865">
            <text:p>2865</text:p>
          </table:table-cell>
          <table:table-cell office:value-type="string">
            <text:p>TOKENOMY</text:p>
          </table:table-cell>
          <table:table-cell office:value-type="string">
            <text:p>https://icomarks.com/ico/TOKENOMY</text:p>
          </table:table-cell>
          <table:table-cell table:number-columns-repeated="4"/>
        </table:table-row>
        <table:table-row table:style-name="ro1">
          <table:table-cell office:value-type="float" office:value="2867">
            <text:p>2867</text:p>
          </table:table-cell>
          <table:table-cell office:value-type="string">
            <text:p>Tourist Review</text:p>
          </table:table-cell>
          <table:table-cell office:value-type="string">
            <text:p>https://icomarks.com/ico/Tourist-Review</text:p>
          </table:table-cell>
          <table:table-cell table:number-columns-repeated="4"/>
        </table:table-row>
        <table:table-row table:style-name="ro1">
          <table:table-cell office:value-type="float" office:value="2868">
            <text:p>2868</text:p>
          </table:table-cell>
          <table:table-cell office:value-type="string">
            <text:p>TravelChain</text:p>
          </table:table-cell>
          <table:table-cell office:value-type="string">
            <text:p>https://icomarks.com/ico/TravelChain</text:p>
          </table:table-cell>
          <table:table-cell table:number-columns-repeated="4"/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Triwer</text:p>
          </table:table-cell>
          <table:table-cell office:value-type="string">
            <text:p>https://icomarks.com/ico/Triwer</text:p>
          </table:table-cell>
          <table:table-cell table:number-columns-repeated="4"/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Tutellus</text:p>
          </table:table-cell>
          <table:table-cell office:value-type="string">
            <text:p>https://icomarks.com/ico/Tutellus</text:p>
          </table:table-cell>
          <table:table-cell table:number-columns-repeated="4"/>
        </table:table-row>
        <table:table-row table:style-name="ro1">
          <table:table-cell office:value-type="float" office:value="2871">
            <text:p>2871</text:p>
          </table:table-cell>
          <table:table-cell office:value-type="string">
            <text:p>Twex</text:p>
          </table:table-cell>
          <table:table-cell office:value-type="string">
            <text:p>https://icomarks.com/ico/Twex</text:p>
          </table:table-cell>
          <table:table-cell table:number-columns-repeated="4"/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Umewin</text:p>
          </table:table-cell>
          <table:table-cell office:value-type="string">
            <text:p>https://icomarks.com/ico/Umewin</text:p>
          </table:table-cell>
          <table:table-cell table:number-columns-repeated="4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Unification</text:p>
          </table:table-cell>
          <table:table-cell office:value-type="string">
            <text:p>https://icomarks.com/ico/Unification</text:p>
          </table:table-cell>
          <table:table-cell table:number-columns-repeated="4"/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Vantum</text:p>
          </table:table-cell>
          <table:table-cell office:value-type="string">
            <text:p>https://icomarks.com/ico/Vantum</text:p>
          </table:table-cell>
          <table:table-cell table:number-columns-repeated="4"/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VIMee</text:p>
          </table:table-cell>
          <table:table-cell office:value-type="string">
            <text:p>https://icomarks.com/ico/VIMee</text:p>
          </table:table-cell>
          <table:table-cell table:number-columns-repeated="4"/>
        </table:table-row>
        <table:table-row table:style-name="ro1">
          <table:table-cell office:value-type="float" office:value="2878">
            <text:p>2878</text:p>
          </table:table-cell>
          <table:table-cell office:value-type="string">
            <text:p>Vip2Fan</text:p>
          </table:table-cell>
          <table:table-cell office:value-type="string">
            <text:p>https://icomarks.com/ico/Vip2Fan</text:p>
          </table:table-cell>
          <table:table-cell table:number-columns-repeated="4"/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VolAir</text:p>
          </table:table-cell>
          <table:table-cell office:value-type="string">
            <text:p>https://icomarks.com/ico/VolAir</text:p>
          </table:table-cell>
          <table:table-cell table:number-columns-repeated="4"/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VU</text:p>
          </table:table-cell>
          <table:table-cell office:value-type="string">
            <text:p>https://icomarks.com/ico/VU</text:p>
          </table:table-cell>
          <table:table-cell table:number-columns-repeated="4"/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Waves</text:p>
          </table:table-cell>
          <table:table-cell office:value-type="string">
            <text:p>https://icomarks.com/ico/Waves</text:p>
          </table:table-cell>
          <table:table-cell table:number-columns-repeated="4"/>
        </table:table-row>
        <table:table-row table:style-name="ro1">
          <table:table-cell office:value-type="float" office:value="2883">
            <text:p>2883</text:p>
          </table:table-cell>
          <table:table-cell office:value-type="string">
            <text:p>WePower</text:p>
          </table:table-cell>
          <table:table-cell office:value-type="string">
            <text:p>https://icomarks.com/ico/WePower</text:p>
          </table:table-cell>
          <table:table-cell table:number-columns-repeated="4"/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WINiota</text:p>
          </table:table-cell>
          <table:table-cell office:value-type="string">
            <text:p>https://icomarks.com/ico/WINiota</text:p>
          </table:table-cell>
          <table:table-cell table:number-columns-repeated="4"/>
        </table:table-row>
        <table:table-row table:style-name="ro1">
          <table:table-cell office:value-type="float" office:value="2885">
            <text:p>2885</text:p>
          </table:table-cell>
          <table:table-cell office:value-type="string">
            <text:p>Wixlar Coin ICO</text:p>
          </table:table-cell>
          <table:table-cell office:value-type="string">
            <text:p>https://icomarks.com/ico/Wixlar-Coin-ICO</text:p>
          </table:table-cell>
          <table:table-cell table:number-columns-repeated="4"/>
        </table:table-row>
        <table:table-row table:style-name="ro1">
          <table:table-cell office:value-type="float" office:value="2886">
            <text:p>2886</text:p>
          </table:table-cell>
          <table:table-cell office:value-type="string">
            <text:p>X-Power</text:p>
          </table:table-cell>
          <table:table-cell office:value-type="string">
            <text:p>https://icomarks.com/ico/X-Power</text:p>
          </table:table-cell>
          <table:table-cell table:number-columns-repeated="4"/>
        </table:table-row>
        <table:table-row table:style-name="ro1">
          <table:table-cell office:value-type="float" office:value="2887">
            <text:p>2887</text:p>
          </table:table-cell>
          <table:table-cell office:value-type="string">
            <text:p>X8 Project</text:p>
          </table:table-cell>
          <table:table-cell office:value-type="string">
            <text:p>https://icomarks.com/ico/X8-Project</text:p>
          </table:table-cell>
          <table:table-cell table:number-columns-repeated="4"/>
        </table:table-row>
        <table:table-row table:style-name="ro1">
          <table:table-cell office:value-type="float" office:value="2889">
            <text:p>2889</text:p>
          </table:table-cell>
          <table:table-cell office:value-type="string">
            <text:p>Zonto</text:p>
          </table:table-cell>
          <table:table-cell office:value-type="string">
            <text:p>https://icomarks.com/ico/Zonto</text:p>
          </table:table-cell>
          <table:table-cell table:number-columns-repeated="4"/>
        </table:table-row>
        <table:table-row table:style-name="ro1">
          <table:table-cell office:value-type="float" office:value="2890">
            <text:p>2890</text:p>
          </table:table-cell>
          <table:table-cell office:value-type="string">
            <text:p>180NF</text:p>
          </table:table-cell>
          <table:table-cell office:value-type="string">
            <text:p>https://icomarks.com/ico/180NF</text:p>
          </table:table-cell>
          <table:table-cell table:number-columns-repeated="4"/>
        </table:table-row>
        <table:table-row table:style-name="ro1">
          <table:table-cell office:value-type="float" office:value="2891">
            <text:p>2891</text:p>
          </table:table-cell>
          <table:table-cell office:value-type="string">
            <text:p>Acebusters</text:p>
          </table:table-cell>
          <table:table-cell office:value-type="string">
            <text:p>https://icomarks.com/ico/Acebusters</text:p>
          </table:table-cell>
          <table:table-cell table:number-columns-repeated="4"/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ADPUMP</text:p>
          </table:table-cell>
          <table:table-cell office:value-type="string">
            <text:p>https://icomarks.com/ico/ADPUMP</text:p>
          </table:table-cell>
          <table:table-cell table:number-columns-repeated="4"/>
        </table:table-row>
        <table:table-row table:style-name="ro1">
          <table:table-cell office:value-type="float" office:value="2893">
            <text:p>2893</text:p>
          </table:table-cell>
          <table:table-cell office:value-type="string">
            <text:p>Afterschool</text:p>
          </table:table-cell>
          <table:table-cell office:value-type="string">
            <text:p>https://icomarks.com/ico/Afterschool</text:p>
          </table:table-cell>
          <table:table-cell table:number-columns-repeated="4"/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Agrolot</text:p>
          </table:table-cell>
          <table:table-cell office:value-type="string">
            <text:p>https://icomarks.com/ico/Agrolot</text:p>
          </table:table-cell>
          <table:table-cell table:number-columns-repeated="4"/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AidCoin</text:p>
          </table:table-cell>
          <table:table-cell office:value-type="string">
            <text:p>https://icomarks.com/ico/AidCoin</text:p>
          </table:table-cell>
          <table:table-cell table:number-columns-repeated="4"/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AIGCoin</text:p>
          </table:table-cell>
          <table:table-cell office:value-type="string">
            <text:p>https://icomarks.com/ico/AIGCoin</text:p>
          </table:table-cell>
          <table:table-cell table:number-columns-repeated="4"/>
        </table:table-row>
        <table:table-row table:style-name="ro1">
          <table:table-cell office:value-type="float" office:value="2897">
            <text:p>2897</text:p>
          </table:table-cell>
          <table:table-cell office:value-type="string">
            <text:p>Aircraft</text:p>
          </table:table-cell>
          <table:table-cell office:value-type="string">
            <text:p>https://icomarks.com/ico/Aircraft</text:p>
          </table:table-cell>
          <table:table-cell table:number-columns-repeated="4"/>
        </table:table-row>
        <table:table-row table:style-name="ro1">
          <table:table-cell office:value-type="float" office:value="2899">
            <text:p>2899</text:p>
          </table:table-cell>
          <table:table-cell office:value-type="string">
            <text:p>AirToken</text:p>
          </table:table-cell>
          <table:table-cell office:value-type="string">
            <text:p>https://icomarks.com/ico/AirToken</text:p>
          </table:table-cell>
          <table:table-cell table:number-columns-repeated="4"/>
        </table:table-row>
        <table:table-row table:style-name="ro1">
          <table:table-cell office:value-type="float" office:value="2901">
            <text:p>2901</text:p>
          </table:table-cell>
          <table:table-cell office:value-type="string">
            <text:p>Alicoin Cash</text:p>
          </table:table-cell>
          <table:table-cell office:value-type="string">
            <text:p>https://icomarks.com/ico/Alicoin-Cash</text:p>
          </table:table-cell>
          <table:table-cell table:number-columns-repeated="4"/>
        </table:table-row>
        <table:table-row table:style-name="ro1">
          <table:table-cell office:value-type="float" office:value="2902">
            <text:p>2902</text:p>
          </table:table-cell>
          <table:table-cell office:value-type="string">
            <text:p>ALLOY</text:p>
          </table:table-cell>
          <table:table-cell office:value-type="string">
            <text:p>https://icomarks.com/ico/ALLOY</text:p>
          </table:table-cell>
          <table:table-cell table:number-columns-repeated="4"/>
        </table:table-row>
        <table:table-row table:style-name="ro1">
          <table:table-cell office:value-type="float" office:value="2903">
            <text:p>2903</text:p>
          </table:table-cell>
          <table:table-cell office:value-type="string">
            <text:p>AlphaMarket</text:p>
          </table:table-cell>
          <table:table-cell office:value-type="string">
            <text:p>https://icomarks.com/ico/AlphaMarket</text:p>
          </table:table-cell>
          <table:table-cell table:number-columns-repeated="4"/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ALT-TOP</text:p>
          </table:table-cell>
          <table:table-cell office:value-type="string">
            <text:p>https://icomarks.com/ico/ALT-TOP</text:p>
          </table:table-cell>
          <table:table-cell table:number-columns-repeated="4"/>
        </table:table-row>
        <table:table-row table:style-name="ro1">
          <table:table-cell office:value-type="float" office:value="2905">
            <text:p>2905</text:p>
          </table:table-cell>
          <table:table-cell office:value-type="string">
            <text:p>ArtChain Global</text:p>
          </table:table-cell>
          <table:table-cell office:value-type="string">
            <text:p>https://icomarks.com/ico/ArtChain-Global</text:p>
          </table:table-cell>
          <table:table-cell table:number-columns-repeated="4"/>
        </table:table-row>
        <table:table-row table:style-name="ro1">
          <table:table-cell office:value-type="float" office:value="2906">
            <text:p>2906</text:p>
          </table:table-cell>
          <table:table-cell office:value-type="string">
            <text:p>Athena</text:p>
          </table:table-cell>
          <table:table-cell office:value-type="string">
            <text:p>https://icomarks.com/ico/Athena</text:p>
          </table:table-cell>
          <table:table-cell table:number-columns-repeated="4"/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Aussie Digital</text:p>
          </table:table-cell>
          <table:table-cell office:value-type="string">
            <text:p>https://icomarks.com/ico/Aussie-Digital</text:p>
          </table:table-cell>
          <table:table-cell table:number-columns-repeated="4"/>
        </table:table-row>
        <table:table-row table:style-name="ro1">
          <table:table-cell office:value-type="float" office:value="2908">
            <text:p>2908</text:p>
          </table:table-cell>
          <table:table-cell office:value-type="string">
            <text:p>Authoreon</text:p>
          </table:table-cell>
          <table:table-cell office:value-type="string">
            <text:p>https://icomarks.com/ico/Authoreon</text:p>
          </table:table-cell>
          <table:table-cell table:number-columns-repeated="4"/>
        </table:table-row>
        <table:table-row table:style-name="ro1">
          <table:table-cell office:value-type="float" office:value="2909">
            <text:p>2909</text:p>
          </table:table-cell>
          <table:table-cell office:value-type="string">
            <text:p>Avatar Network</text:p>
          </table:table-cell>
          <table:table-cell office:value-type="string">
            <text:p>https://icomarks.com/ico/Avatar-Network</text:p>
          </table:table-cell>
          <table:table-cell table:number-columns-repeated="4"/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AXenS</text:p>
          </table:table-cell>
          <table:table-cell office:value-type="string">
            <text:p>https://icomarks.com/ico/AXenS</text:p>
          </table:table-cell>
          <table:table-cell table:number-columns-repeated="4"/>
        </table:table-row>
        <table:table-row table:style-name="ro1">
          <table:table-cell office:value-type="float" office:value="2911">
            <text:p>2911</text:p>
          </table:table-cell>
          <table:table-cell office:value-type="string">
            <text:p>B2AND</text:p>
          </table:table-cell>
          <table:table-cell office:value-type="string">
            <text:p>https://icomarks.com/ico/B2AND</text:p>
          </table:table-cell>
          <table:table-cell table:number-columns-repeated="4"/>
        </table:table-row>
        <table:table-row table:style-name="ro1">
          <table:table-cell office:value-type="float" office:value="2912">
            <text:p>2912</text:p>
          </table:table-cell>
          <table:table-cell office:value-type="string">
            <text:p>Backpack Travel</text:p>
          </table:table-cell>
          <table:table-cell office:value-type="string">
            <text:p>https://icomarks.com/ico/Backpack-Travel</text:p>
          </table:table-cell>
          <table:table-cell table:number-columns-repeated="4"/>
        </table:table-row>
        <table:table-row table:style-name="ro1">
          <table:table-cell office:value-type="float" office:value="2913">
            <text:p>2913</text:p>
          </table:table-cell>
          <table:table-cell office:value-type="string">
            <text:p>BaltiCrypto</text:p>
          </table:table-cell>
          <table:table-cell office:value-type="string">
            <text:p>https://icomarks.com/ico/BaltiCrypto</text:p>
          </table:table-cell>
          <table:table-cell table:number-columns-repeated="4"/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Bazista</text:p>
          </table:table-cell>
          <table:table-cell office:value-type="string">
            <text:p>https://icomarks.com/ico/Bazista</text:p>
          </table:table-cell>
          <table:table-cell table:number-columns-repeated="4"/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Bcshop</text:p>
          </table:table-cell>
          <table:table-cell office:value-type="string">
            <text:p>https://icomarks.com/ico/Bcshop</text:p>
          </table:table-cell>
          <table:table-cell table:number-columns-repeated="4"/>
        </table:table-row>
        <table:table-row table:style-name="ro1">
          <table:table-cell office:value-type="float" office:value="2916">
            <text:p>2916</text:p>
          </table:table-cell>
          <table:table-cell office:value-type="string">
            <text:p>BigBang</text:p>
          </table:table-cell>
          <table:table-cell office:value-type="string">
            <text:p>https://icomarks.com/ico/BigBang</text:p>
          </table:table-cell>
          <table:table-cell table:number-columns-repeated="4"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Bigbom Eco</text:p>
          </table:table-cell>
          <table:table-cell office:value-type="string">
            <text:p>https://icomarks.com/ico/Bigbom-Eco</text:p>
          </table:table-cell>
          <table:table-cell table:number-columns-repeated="4"/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BitCQR</text:p>
          </table:table-cell>
          <table:table-cell office:value-type="string">
            <text:p>https://icomarks.com/ico/BitCQR</text:p>
          </table:table-cell>
          <table:table-cell table:number-columns-repeated="4"/>
        </table:table-row>
        <table:table-row table:style-name="ro1">
          <table:table-cell office:value-type="float" office:value="2919">
            <text:p>2919</text:p>
          </table:table-cell>
          <table:table-cell office:value-type="string">
            <text:p>BiteX</text:p>
          </table:table-cell>
          <table:table-cell office:value-type="string">
            <text:p>https://icomarks.com/ico/BiteX</text:p>
          </table:table-cell>
          <table:table-cell table:number-columns-repeated="4"/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bitJob</text:p>
          </table:table-cell>
          <table:table-cell office:value-type="string">
            <text:p>https://icomarks.com/ico/bitJob</text:p>
          </table:table-cell>
          <table:table-cell table:number-columns-repeated="4"/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Bitnation</text:p>
          </table:table-cell>
          <table:table-cell office:value-type="string">
            <text:p>https://icomarks.com/ico/Bitnation</text:p>
          </table:table-cell>
          <table:table-cell table:number-columns-repeated="4"/>
        </table:table-row>
        <table:table-row table:style-name="ro1">
          <table:table-cell office:value-type="float" office:value="2923">
            <text:p>2923</text:p>
          </table:table-cell>
          <table:table-cell office:value-type="string">
            <text:p>BlockEx</text:p>
          </table:table-cell>
          <table:table-cell office:value-type="string">
            <text:p>https://icomarks.com/ico/BlockEx</text:p>
          </table:table-cell>
          <table:table-cell table:number-columns-repeated="4"/>
        </table:table-row>
        <table:table-row table:style-name="ro1">
          <table:table-cell office:value-type="float" office:value="2924">
            <text:p>2924</text:p>
          </table:table-cell>
          <table:table-cell office:value-type="string">
            <text:p>Blockhipo</text:p>
          </table:table-cell>
          <table:table-cell office:value-type="string">
            <text:p>https://icomarks.com/ico/Blockhipo</text:p>
          </table:table-cell>
          <table:table-cell table:number-columns-repeated="4"/>
        </table:table-row>
        <table:table-row table:style-name="ro1">
          <table:table-cell office:value-type="float" office:value="2925">
            <text:p>2925</text:p>
          </table:table-cell>
          <table:table-cell office:value-type="string">
            <text:p>BlockMason</text:p>
          </table:table-cell>
          <table:table-cell office:value-type="string">
            <text:p>https://icomarks.com/ico/BlockMason</text:p>
          </table:table-cell>
          <table:table-cell table:number-columns-repeated="4"/>
        </table:table-row>
        <table:table-row table:style-name="ro1">
          <table:table-cell office:value-type="float" office:value="2926">
            <text:p>2926</text:p>
          </table:table-cell>
          <table:table-cell office:value-type="string">
            <text:p>Bloom</text:p>
          </table:table-cell>
          <table:table-cell office:value-type="string">
            <text:p>https://icomarks.com/ico/Bloom</text:p>
          </table:table-cell>
          <table:table-cell table:number-columns-repeated="4"/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Blue Hill Foundation</text:p>
          </table:table-cell>
          <table:table-cell office:value-type="string">
            <text:p>https://icomarks.com/ico/Blue-Hill-Foundation</text:p>
          </table:table-cell>
          <table:table-cell table:number-columns-repeated="4"/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BmyBit</text:p>
          </table:table-cell>
          <table:table-cell office:value-type="string">
            <text:p>https://icomarks.com/ico/BmyBit</text:p>
          </table:table-cell>
          <table:table-cell table:number-columns-repeated="4"/>
        </table:table-row>
        <table:table-row table:style-name="ro1">
          <table:table-cell office:value-type="float" office:value="2929">
            <text:p>2929</text:p>
          </table:table-cell>
          <table:table-cell office:value-type="string">
            <text:p>Box2Table</text:p>
          </table:table-cell>
          <table:table-cell office:value-type="string">
            <text:p>https://icomarks.com/ico/Box2Table</text:p>
          </table:table-cell>
          <table:table-cell table:number-columns-repeated="4"/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BrainerZ</text:p>
          </table:table-cell>
          <table:table-cell office:value-type="string">
            <text:p>https://icomarks.com/ico/BrainerZ</text:p>
          </table:table-cell>
          <table:table-cell table:number-columns-repeated="4"/>
        </table:table-row>
        <table:table-row table:style-name="ro1">
          <table:table-cell office:value-type="float" office:value="2931">
            <text:p>2931</text:p>
          </table:table-cell>
          <table:table-cell office:value-type="string">
            <text:p>Bytom</text:p>
          </table:table-cell>
          <table:table-cell office:value-type="string">
            <text:p>https://icomarks.com/ico/Bytom</text:p>
          </table:table-cell>
          <table:table-cell table:number-columns-repeated="4"/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CanYa</text:p>
          </table:table-cell>
          <table:table-cell office:value-type="string">
            <text:p>https://icomarks.com/ico/CanYa</text:p>
          </table:table-cell>
          <table:table-cell table:number-columns-repeated="4"/>
        </table:table-row>
        <table:table-row table:style-name="ro1">
          <table:table-cell office:value-type="float" office:value="2933">
            <text:p>2933</text:p>
          </table:table-cell>
          <table:table-cell office:value-type="string">
            <text:p>Cardium</text:p>
          </table:table-cell>
          <table:table-cell office:value-type="string">
            <text:p>https://icomarks.com/ico/Cardium</text:p>
          </table:table-cell>
          <table:table-cell table:number-columns-repeated="4"/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CarSmartt</text:p>
          </table:table-cell>
          <table:table-cell office:value-type="string">
            <text:p>https://icomarks.com/ico/CarSmartt</text:p>
          </table:table-cell>
          <table:table-cell table:number-columns-repeated="4"/>
        </table:table-row>
        <table:table-row table:style-name="ro1">
          <table:table-cell office:value-type="float" office:value="2935">
            <text:p>2935</text:p>
          </table:table-cell>
          <table:table-cell office:value-type="string">
            <text:p>Cash Poker Pro</text:p>
          </table:table-cell>
          <table:table-cell office:value-type="string">
            <text:p>https://icomarks.com/ico/Cash-Poker-Pro</text:p>
          </table:table-cell>
          <table:table-cell table:number-columns-repeated="4"/>
        </table:table-row>
        <table:table-row table:style-name="ro1">
          <table:table-cell office:value-type="float" office:value="2936">
            <text:p>2936</text:p>
          </table:table-cell>
          <table:table-cell office:value-type="string">
            <text:p>CAXI</text:p>
          </table:table-cell>
          <table:table-cell office:value-type="string">
            <text:p>https://icomarks.com/ico/CAXI</text:p>
          </table:table-cell>
          <table:table-cell table:number-columns-repeated="4"/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CCINT</text:p>
          </table:table-cell>
          <table:table-cell office:value-type="string">
            <text:p>https://icomarks.com/ico/CCINT</text:p>
          </table:table-cell>
          <table:table-cell table:number-columns-repeated="4"/>
        </table:table-row>
        <table:table-row table:style-name="ro1">
          <table:table-cell office:value-type="float" office:value="2938">
            <text:p>2938</text:p>
          </table:table-cell>
          <table:table-cell office:value-type="string">
            <text:p>ccore</text:p>
          </table:table-cell>
          <table:table-cell office:value-type="string">
            <text:p>https://icomarks.com/ico/ccore</text:p>
          </table:table-cell>
          <table:table-cell table:number-columns-repeated="4"/>
        </table:table-row>
        <table:table-row table:style-name="ro1">
          <table:table-cell office:value-type="float" office:value="2939">
            <text:p>2939</text:p>
          </table:table-cell>
          <table:table-cell office:value-type="string">
            <text:p>Certore</text:p>
          </table:table-cell>
          <table:table-cell office:value-type="string">
            <text:p>https://icomarks.com/ico/Certore</text:p>
          </table:table-cell>
          <table:table-cell table:number-columns-repeated="4"/>
        </table:table-row>
        <table:table-row table:style-name="ro1">
          <table:table-cell office:value-type="float" office:value="2940">
            <text:p>2940</text:p>
          </table:table-cell>
          <table:table-cell office:value-type="string">
            <text:p>Cewnote</text:p>
          </table:table-cell>
          <table:table-cell office:value-type="string">
            <text:p>https://icomarks.com/ico/Cewnote</text:p>
          </table:table-cell>
          <table:table-cell table:number-columns-repeated="4"/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Cibus</text:p>
          </table:table-cell>
          <table:table-cell office:value-type="string">
            <text:p>https://icomarks.com/ico/Cibus</text:p>
          </table:table-cell>
          <table:table-cell table:number-columns-repeated="4"/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Clear Cost</text:p>
          </table:table-cell>
          <table:table-cell office:value-type="string">
            <text:p>https://icomarks.com/ico/Clear-Cost</text:p>
          </table:table-cell>
          <table:table-cell table:number-columns-repeated="4"/>
        </table:table-row>
        <table:table-row table:style-name="ro1">
          <table:table-cell office:value-type="float" office:value="2943">
            <text:p>2943</text:p>
          </table:table-cell>
          <table:table-cell office:value-type="string">
            <text:p>Climatecoin</text:p>
          </table:table-cell>
          <table:table-cell office:value-type="string">
            <text:p>https://icomarks.com/ico/Climatecoin</text:p>
          </table:table-cell>
          <table:table-cell table:number-columns-repeated="4"/>
        </table:table-row>
        <table:table-row table:style-name="ro1">
          <table:table-cell office:value-type="float" office:value="2944">
            <text:p>2944</text:p>
          </table:table-cell>
          <table:table-cell office:value-type="string">
            <text:p>CloudMoolah</text:p>
          </table:table-cell>
          <table:table-cell office:value-type="string">
            <text:p>https://icomarks.com/ico/CloudMoolah</text:p>
          </table:table-cell>
          <table:table-cell table:number-columns-repeated="4"/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Clout</text:p>
          </table:table-cell>
          <table:table-cell office:value-type="string">
            <text:p>https://icomarks.com/ico/Clout</text:p>
          </table:table-cell>
          <table:table-cell table:number-columns-repeated="4"/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CoinLion</text:p>
          </table:table-cell>
          <table:table-cell office:value-type="string">
            <text:p>https://icomarks.com/ico/CoinLion</text:p>
          </table:table-cell>
          <table:table-cell table:number-columns-repeated="4"/>
        </table:table-row>
        <table:table-row table:style-name="ro1">
          <table:table-cell office:value-type="float" office:value="2947">
            <text:p>2947</text:p>
          </table:table-cell>
          <table:table-cell office:value-type="string">
            <text:p>Coinvest</text:p>
          </table:table-cell>
          <table:table-cell office:value-type="string">
            <text:p>https://icomarks.com/ico/Coinvest</text:p>
          </table:table-cell>
          <table:table-cell table:number-columns-repeated="4"/>
        </table:table-row>
        <table:table-row table:style-name="ro1">
          <table:table-cell office:value-type="float" office:value="2948">
            <text:p>2948</text:p>
          </table:table-cell>
          <table:table-cell office:value-type="string">
            <text:p>CoooCoin</text:p>
          </table:table-cell>
          <table:table-cell office:value-type="string">
            <text:p>https://icomarks.com/ico/CoooCoin</text:p>
          </table:table-cell>
          <table:table-cell table:number-columns-repeated="4"/>
        </table:table-row>
        <table:table-row table:style-name="ro1">
          <table:table-cell office:value-type="float" office:value="2949">
            <text:p>2949</text:p>
          </table:table-cell>
          <table:table-cell office:value-type="string">
            <text:p>CopPay</text:p>
          </table:table-cell>
          <table:table-cell office:value-type="string">
            <text:p>https://icomarks.com/ico/CopPay</text:p>
          </table:table-cell>
          <table:table-cell table:number-columns-repeated="4"/>
        </table:table-row>
        <table:table-row table:style-name="ro1">
          <table:table-cell office:value-type="float" office:value="2950">
            <text:p>2950</text:p>
          </table:table-cell>
          <table:table-cell office:value-type="string">
            <text:p>Cravy</text:p>
          </table:table-cell>
          <table:table-cell office:value-type="string">
            <text:p>https://icomarks.com/ico/Cravy</text:p>
          </table:table-cell>
          <table:table-cell table:number-columns-repeated="4"/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Cryptelo</text:p>
          </table:table-cell>
          <table:table-cell office:value-type="string">
            <text:p>https://icomarks.com/ico/Cryptelo</text:p>
          </table:table-cell>
          <table:table-cell table:number-columns-repeated="4"/>
        </table:table-row>
        <table:table-row table:style-name="ro1">
          <table:table-cell office:value-type="float" office:value="2952">
            <text:p>2952</text:p>
          </table:table-cell>
          <table:table-cell office:value-type="string">
            <text:p>Crypto Cashback Rebate</text:p>
          </table:table-cell>
          <table:table-cell office:value-type="string">
            <text:p>https://icomarks.com/ico/Crypto-Cashback-Rebate</text:p>
          </table:table-cell>
          <table:table-cell table:number-columns-repeated="4"/>
        </table:table-row>
        <table:table-row table:style-name="ro1">
          <table:table-cell office:value-type="float" office:value="2954">
            <text:p>2954</text:p>
          </table:table-cell>
          <table:table-cell office:value-type="string">
            <text:p>CryptoCasher</text:p>
          </table:table-cell>
          <table:table-cell office:value-type="string">
            <text:p>https://icomarks.com/ico/CryptoCasher</text:p>
          </table:table-cell>
          <table:table-cell table:number-columns-repeated="4"/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CryptonsGame</text:p>
          </table:table-cell>
          <table:table-cell office:value-type="string">
            <text:p>https://icomarks.com/ico/CryptonsGame</text:p>
          </table:table-cell>
          <table:table-cell table:number-columns-repeated="4"/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Cryptosolartech</text:p>
          </table:table-cell>
          <table:table-cell office:value-type="string">
            <text:p>https://icomarks.com/ico/Cryptosolartech</text:p>
          </table:table-cell>
          <table:table-cell table:number-columns-repeated="4"/>
        </table:table-row>
        <table:table-row table:style-name="ro1">
          <table:table-cell office:value-type="float" office:value="2957">
            <text:p>2957</text:p>
          </table:table-cell>
          <table:table-cell office:value-type="string">
            <text:p>Crystal Clear</text:p>
          </table:table-cell>
          <table:table-cell office:value-type="string">
            <text:p>https://icomarks.com/ico/Crystal-Clear</text:p>
          </table:table-cell>
          <table:table-cell table:number-columns-repeated="4"/>
        </table:table-row>
        <table:table-row table:style-name="ro1">
          <table:table-cell office:value-type="float" office:value="2958">
            <text:p>2958</text:p>
          </table:table-cell>
          <table:table-cell office:value-type="string">
            <text:p>Custodi</text:p>
          </table:table-cell>
          <table:table-cell office:value-type="string">
            <text:p>https://icomarks.com/ico/Custodi</text:p>
          </table:table-cell>
          <table:table-cell table:number-columns-repeated="4"/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CycloShieldCoin</text:p>
          </table:table-cell>
          <table:table-cell office:value-type="string">
            <text:p>https://icomarks.com/ico/CycloShieldCoin</text:p>
          </table:table-cell>
          <table:table-cell table:number-columns-repeated="4"/>
        </table:table-row>
        <table:table-row table:style-name="ro1">
          <table:table-cell office:value-type="float" office:value="2961">
            <text:p>2961</text:p>
          </table:table-cell>
          <table:table-cell office:value-type="string">
            <text:p>DADI</text:p>
          </table:table-cell>
          <table:table-cell office:value-type="string">
            <text:p>https://icomarks.com/ico/DADI</text:p>
          </table:table-cell>
          <table:table-cell table:number-columns-repeated="4"/>
        </table:table-row>
        <table:table-row table:style-name="ro1">
          <table:table-cell office:value-type="float" office:value="2962">
            <text:p>2962</text:p>
          </table:table-cell>
          <table:table-cell office:value-type="string">
            <text:p>Daneel</text:p>
          </table:table-cell>
          <table:table-cell office:value-type="string">
            <text:p>https://icomarks.com/ico/Daneel</text:p>
          </table:table-cell>
          <table:table-cell table:number-columns-repeated="4"/>
        </table:table-row>
        <table:table-row table:style-name="ro1">
          <table:table-cell office:value-type="float" office:value="2965">
            <text:p>2965</text:p>
          </table:table-cell>
          <table:table-cell office:value-type="string">
            <text:p>DARFChain</text:p>
          </table:table-cell>
          <table:table-cell office:value-type="string">
            <text:p>https://icomarks.com/ico/DARFChain</text:p>
          </table:table-cell>
          <table:table-cell table:number-columns-repeated="4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escrow</text:p>
          </table:table-cell>
          <table:table-cell office:value-type="string">
            <text:p>https://icomarks.com/ico/Descrow</text:p>
          </table:table-cell>
          <table:table-cell table:number-columns-repeated="4"/>
        </table:table-row>
        <table:table-row table:style-name="ro1">
          <table:table-cell office:value-type="float" office:value="2967">
            <text:p>2967</text:p>
          </table:table-cell>
          <table:table-cell office:value-type="string">
            <text:p>DigiDex</text:p>
          </table:table-cell>
          <table:table-cell office:value-type="string">
            <text:p>https://icomarks.com/ico/DigiDex</text:p>
          </table:table-cell>
          <table:table-cell table:number-columns-repeated="4"/>
        </table:table-row>
        <table:table-row table:style-name="ro1">
          <table:table-cell office:value-type="float" office:value="2968">
            <text:p>2968</text:p>
          </table:table-cell>
          <table:table-cell office:value-type="string">
            <text:p>Divider</text:p>
          </table:table-cell>
          <table:table-cell office:value-type="string">
            <text:p>https://icomarks.com/ico/Divider</text:p>
          </table:table-cell>
          <table:table-cell table:number-columns-repeated="4"/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Docnota</text:p>
          </table:table-cell>
          <table:table-cell office:value-type="string">
            <text:p>https://icomarks.com/ico/Docnota</text:p>
          </table:table-cell>
          <table:table-cell table:number-columns-repeated="4"/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Dragon</text:p>
          </table:table-cell>
          <table:table-cell office:value-type="string">
            <text:p>https://icomarks.com/ico/Dragon</text:p>
          </table:table-cell>
          <table:table-cell table:number-columns-repeated="4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DropDeck</text:p>
          </table:table-cell>
          <table:table-cell office:value-type="string">
            <text:p>https://icomarks.com/ico/DropDeck</text:p>
          </table:table-cell>
          <table:table-cell table:number-columns-repeated="4"/>
        </table:table-row>
        <table:table-row table:style-name="ro1">
          <table:table-cell office:value-type="float" office:value="2973">
            <text:p>2973</text:p>
          </table:table-cell>
          <table:table-cell office:value-type="string">
            <text:p>dStadia</text:p>
          </table:table-cell>
          <table:table-cell office:value-type="string">
            <text:p>https://icomarks.com/ico/dStadia</text:p>
          </table:table-cell>
          <table:table-cell table:number-columns-repeated="4"/>
        </table:table-row>
        <table:table-row table:style-name="ro1">
          <table:table-cell office:value-type="float" office:value="2974">
            <text:p>2974</text:p>
          </table:table-cell>
          <table:table-cell office:value-type="string">
            <text:p>e-Chat</text:p>
          </table:table-cell>
          <table:table-cell office:value-type="string">
            <text:p>https://icomarks.com/ico/e-Chat</text:p>
          </table:table-cell>
          <table:table-cell table:number-columns-repeated="4"/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EasyGuide</text:p>
          </table:table-cell>
          <table:table-cell office:value-type="string">
            <text:p>https://icomarks.com/ico/EasyGuide</text:p>
          </table:table-cell>
          <table:table-cell table:number-columns-repeated="4"/>
        </table:table-row>
        <table:table-row table:style-name="ro1">
          <table:table-cell office:value-type="float" office:value="2976">
            <text:p>2976</text:p>
          </table:table-cell>
          <table:table-cell office:value-type="string">
            <text:p>Edgecoin</text:p>
          </table:table-cell>
          <table:table-cell office:value-type="string">
            <text:p>https://icomarks.com/ico/Edgecoin</text:p>
          </table:table-cell>
          <table:table-cell table:number-columns-repeated="4"/>
        </table:table-row>
        <table:table-row table:style-name="ro1">
          <table:table-cell office:value-type="float" office:value="2977">
            <text:p>2977</text:p>
          </table:table-cell>
          <table:table-cell office:value-type="string">
            <text:p>Ehalal</text:p>
          </table:table-cell>
          <table:table-cell office:value-type="string">
            <text:p>https://icomarks.com/ico/Ehalal</text:p>
          </table:table-cell>
          <table:table-cell table:number-columns-repeated="4"/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Eloplay</text:p>
          </table:table-cell>
          <table:table-cell office:value-type="string">
            <text:p>https://icomarks.com/ico/Eloplay</text:p>
          </table:table-cell>
          <table:table-cell table:number-columns-repeated="4"/>
        </table:table-row>
        <table:table-row table:style-name="ro1">
          <table:table-cell office:value-type="float" office:value="2979">
            <text:p>2979</text:p>
          </table:table-cell>
          <table:table-cell office:value-type="string">
            <text:p>eMarketChain</text:p>
          </table:table-cell>
          <table:table-cell office:value-type="string">
            <text:p>https://icomarks.com/ico/eMarketChain</text:p>
          </table:table-cell>
          <table:table-cell table:number-columns-repeated="4"/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Eniac Network</text:p>
          </table:table-cell>
          <table:table-cell office:value-type="string">
            <text:p>https://icomarks.com/ico/Eniac-Network</text:p>
          </table:table-cell>
          <table:table-cell table:number-columns-repeated="4"/>
        </table:table-row>
        <table:table-row table:style-name="ro1">
          <table:table-cell office:value-type="float" office:value="2982">
            <text:p>2982</text:p>
          </table:table-cell>
          <table:table-cell office:value-type="string">
            <text:p>Enigma Catalyst</text:p>
          </table:table-cell>
          <table:table-cell office:value-type="string">
            <text:p>https://icomarks.com/ico/Enigma-Catalyst</text:p>
          </table:table-cell>
          <table:table-cell table:number-columns-repeated="4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Eroiy</text:p>
          </table:table-cell>
          <table:table-cell office:value-type="string">
            <text:p>https://icomarks.com/ico/Eroiy</text:p>
          </table:table-cell>
          <table:table-cell table:number-columns-repeated="4"/>
        </table:table-row>
        <table:table-row table:style-name="ro1">
          <table:table-cell office:value-type="float" office:value="2985">
            <text:p>2985</text:p>
          </table:table-cell>
          <table:table-cell office:value-type="string">
            <text:p>ESR Wallet</text:p>
          </table:table-cell>
          <table:table-cell office:value-type="string">
            <text:p>https://icomarks.com/ico/ESR-Wallet</text:p>
          </table:table-cell>
          <table:table-cell table:number-columns-repeated="4"/>
        </table:table-row>
        <table:table-row table:style-name="ro1">
          <table:table-cell office:value-type="float" office:value="2986">
            <text:p>2986</text:p>
          </table:table-cell>
          <table:table-cell office:value-type="string">
            <text:p>Essentia</text:p>
          </table:table-cell>
          <table:table-cell office:value-type="string">
            <text:p>https://icomarks.com/ico/Essentia</text:p>
          </table:table-cell>
          <table:table-cell table:number-columns-repeated="4"/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Etherparty</text:p>
          </table:table-cell>
          <table:table-cell office:value-type="string">
            <text:p>https://icomarks.com/ico/Etherparty</text:p>
          </table:table-cell>
          <table:table-cell table:number-columns-repeated="4"/>
        </table:table-row>
        <table:table-row table:style-name="ro1">
          <table:table-cell office:value-type="float" office:value="2988">
            <text:p>2988</text:p>
          </table:table-cell>
          <table:table-cell office:value-type="string">
            <text:p>Etherty</text:p>
          </table:table-cell>
          <table:table-cell office:value-type="string">
            <text:p>https://icomarks.com/ico/Etherty</text:p>
          </table:table-cell>
          <table:table-cell table:number-columns-repeated="4"/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Eticket4</text:p>
          </table:table-cell>
          <table:table-cell office:value-type="string">
            <text:p>https://icomarks.com/ico/Eticket4</text:p>
          </table:table-cell>
          <table:table-cell table:number-columns-repeated="4"/>
        </table:table-row>
        <table:table-row table:style-name="ro1">
          <table:table-cell office:value-type="float" office:value="2990">
            <text:p>2990</text:p>
          </table:table-cell>
          <table:table-cell office:value-type="string">
            <text:p>Excoins Exchange</text:p>
          </table:table-cell>
          <table:table-cell office:value-type="string">
            <text:p>https://icomarks.com/ico/Excoins-Exchange</text:p>
          </table:table-cell>
          <table:table-cell table:number-columns-repeated="4"/>
        </table:table-row>
        <table:table-row table:style-name="ro1">
          <table:table-cell office:value-type="float" office:value="2991">
            <text:p>2991</text:p>
          </table:table-cell>
          <table:table-cell office:value-type="string">
            <text:p>EXMR FDN</text:p>
          </table:table-cell>
          <table:table-cell office:value-type="string">
            <text:p>https://icomarks.com/ico/EXMR-FDN</text:p>
          </table:table-cell>
          <table:table-cell table:number-columns-repeated="4"/>
        </table:table-row>
        <table:table-row table:style-name="ro1">
          <table:table-cell office:value-type="float" office:value="2992">
            <text:p>2992</text:p>
          </table:table-cell>
          <table:table-cell office:value-type="string">
            <text:p>ExToke</text:p>
          </table:table-cell>
          <table:table-cell office:value-type="string">
            <text:p>https://icomarks.com/ico/ExToke</text:p>
          </table:table-cell>
          <table:table-cell table:number-columns-repeated="4"/>
        </table:table-row>
        <table:table-row table:style-name="ro1">
          <table:table-cell office:value-type="float" office:value="2993">
            <text:p>2993</text:p>
          </table:table-cell>
          <table:table-cell office:value-type="string">
            <text:p>EzCash</text:p>
          </table:table-cell>
          <table:table-cell office:value-type="string">
            <text:p>https://icomarks.com/ico/EzCash</text:p>
          </table:table-cell>
          <table:table-cell table:number-columns-repeated="4"/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Fidelium</text:p>
          </table:table-cell>
          <table:table-cell office:value-type="string">
            <text:p>https://icomarks.com/ico/Fidelium</text:p>
          </table:table-cell>
          <table:table-cell table:number-columns-repeated="4"/>
        </table:table-row>
        <table:table-row table:style-name="ro1">
          <table:table-cell office:value-type="float" office:value="2997">
            <text:p>2997</text:p>
          </table:table-cell>
          <table:table-cell office:value-type="string">
            <text:p>fidentiaX</text:p>
          </table:table-cell>
          <table:table-cell office:value-type="string">
            <text:p>https://icomarks.com/ico/fidentiaX</text:p>
          </table:table-cell>
          <table:table-cell table:number-columns-repeated="4"/>
        </table:table-row>
        <table:table-row table:style-name="ro1">
          <table:table-cell office:value-type="float" office:value="2998">
            <text:p>2998</text:p>
          </table:table-cell>
          <table:table-cell office:value-type="string">
            <text:p>Fiinu</text:p>
          </table:table-cell>
          <table:table-cell office:value-type="string">
            <text:p>https://icomarks.com/ico/Fiinu</text:p>
          </table:table-cell>
          <table:table-cell table:number-columns-repeated="4"/>
        </table:table-row>
        <table:table-row table:style-name="ro1">
          <table:table-cell office:value-type="float" office:value="2999">
            <text:p>2999</text:p>
          </table:table-cell>
          <table:table-cell office:value-type="string">
            <text:p>FintruX</text:p>
          </table:table-cell>
          <table:table-cell office:value-type="string">
            <text:p>https://icomarks.com/ico/FintruX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FIT Token</text:p>
          </table:table-cell>
          <table:table-cell office:value-type="string">
            <text:p>https://icomarks.com/ico/FIT-Token</text:p>
          </table:table-cell>
          <table:table-cell table:number-columns-repeated="4"/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Flas Exchange</text:p>
          </table:table-cell>
          <table:table-cell office:value-type="string">
            <text:p>https://icomarks.com/ico/Flas-Exchange</text:p>
          </table:table-cell>
          <table:table-cell table:number-columns-repeated="4"/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FortKnoxster</text:p>
          </table:table-cell>
          <table:table-cell office:value-type="string">
            <text:p>https://icomarks.com/ico/FortKnoxster</text:p>
          </table:table-cell>
          <table:table-cell table:number-columns-repeated="4"/>
        </table:table-row>
        <table:table-row table:style-name="ro1">
          <table:table-cell office:value-type="float" office:value="3004">
            <text:p>3004</text:p>
          </table:table-cell>
          <table:table-cell office:value-type="string">
            <text:p>FreeZone</text:p>
          </table:table-cell>
          <table:table-cell office:value-type="string">
            <text:p>https://icomarks.com/ico/FreeZone</text:p>
          </table:table-cell>
          <table:table-cell table:number-columns-repeated="4"/>
        </table:table-row>
        <table:table-row table:style-name="ro1">
          <table:table-cell office:value-type="float" office:value="3005">
            <text:p>3005</text:p>
          </table:table-cell>
          <table:table-cell office:value-type="string">
            <text:p>Fructus</text:p>
          </table:table-cell>
          <table:table-cell office:value-type="string">
            <text:p>https://icomarks.com/ico/Fructus</text:p>
          </table:table-cell>
          <table:table-cell table:number-columns-repeated="4"/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FundFantasy</text:p>
          </table:table-cell>
          <table:table-cell office:value-type="string">
            <text:p>https://icomarks.com/ico/FundFantasy</text:p>
          </table:table-cell>
          <table:table-cell table:number-columns-repeated="4"/>
        </table:table-row>
        <table:table-row table:style-name="ro1">
          <table:table-cell office:value-type="float" office:value="3008">
            <text:p>3008</text:p>
          </table:table-cell>
          <table:table-cell office:value-type="string">
            <text:p>FutureWorks Token</text:p>
          </table:table-cell>
          <table:table-cell office:value-type="string">
            <text:p>https://icomarks.com/ico/FutureWorks-Token</text:p>
          </table:table-cell>
          <table:table-cell table:number-columns-repeated="4"/>
        </table:table-row>
        <table:table-row table:style-name="ro1">
          <table:table-cell office:value-type="float" office:value="3009">
            <text:p>3009</text:p>
          </table:table-cell>
          <table:table-cell office:value-type="string">
            <text:p>Gainz Token</text:p>
          </table:table-cell>
          <table:table-cell office:value-type="string">
            <text:p>https://icomarks.com/ico/Gainz-Token</text:p>
          </table:table-cell>
          <table:table-cell table:number-columns-repeated="4"/>
        </table:table-row>
        <table:table-row table:style-name="ro1">
          <table:table-cell office:value-type="float" office:value="3010">
            <text:p>3010</text:p>
          </table:table-cell>
          <table:table-cell office:value-type="string">
            <text:p>Galaxy eSolutions</text:p>
          </table:table-cell>
          <table:table-cell office:value-type="string">
            <text:p>https://icomarks.com/ico/Galaxy-eSolutions</text:p>
          </table:table-cell>
          <table:table-cell table:number-columns-repeated="4"/>
        </table:table-row>
        <table:table-row table:style-name="ro1">
          <table:table-cell office:value-type="float" office:value="3011">
            <text:p>3011</text:p>
          </table:table-cell>
          <table:table-cell office:value-type="string">
            <text:p>Game Fanz</text:p>
          </table:table-cell>
          <table:table-cell office:value-type="string">
            <text:p>https://icomarks.com/ico/Game-Fanz</text:p>
          </table:table-cell>
          <table:table-cell table:number-columns-repeated="4"/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GazeCoin</text:p>
          </table:table-cell>
          <table:table-cell office:value-type="string">
            <text:p>https://icomarks.com/ico/GazeCoin</text:p>
          </table:table-cell>
          <table:table-cell table:number-columns-repeated="4"/>
        </table:table-row>
        <table:table-row table:style-name="ro1">
          <table:table-cell office:value-type="float" office:value="3014">
            <text:p>3014</text:p>
          </table:table-cell>
          <table:table-cell office:value-type="string">
            <text:p>Gnome Invasion</text:p>
          </table:table-cell>
          <table:table-cell office:value-type="string">
            <text:p>https://icomarks.com/ico/Gnome-Invasion</text:p>
          </table:table-cell>
          <table:table-cell table:number-columns-repeated="4"/>
        </table:table-row>
        <table:table-row table:style-name="ro1">
          <table:table-cell office:value-type="float" office:value="3015">
            <text:p>3015</text:p>
          </table:table-cell>
          <table:table-cell office:value-type="string">
            <text:p>GO CUBO LODGE CLUB</text:p>
          </table:table-cell>
          <table:table-cell office:value-type="string">
            <text:p>https://icomarks.com/ico/GO-CUBO-LODGE-CLUB</text:p>
          </table:table-cell>
          <table:table-cell table:number-columns-repeated="4"/>
        </table:table-row>
        <table:table-row table:style-name="ro1">
          <table:table-cell office:value-type="float" office:value="3016">
            <text:p>3016</text:p>
          </table:table-cell>
          <table:table-cell office:value-type="string">
            <text:p>Godbex</text:p>
          </table:table-cell>
          <table:table-cell office:value-type="string">
            <text:p>https://icomarks.com/ico/Godbex</text:p>
          </table:table-cell>
          <table:table-cell table:number-columns-repeated="4"/>
        </table:table-row>
        <table:table-row table:style-name="ro1">
          <table:table-cell office:value-type="float" office:value="3017">
            <text:p>3017</text:p>
          </table:table-cell>
          <table:table-cell office:value-type="string">
            <text:p>Godzillion</text:p>
          </table:table-cell>
          <table:table-cell office:value-type="string">
            <text:p>https://icomarks.com/ico/Godzillion</text:p>
          </table:table-cell>
          <table:table-cell table:number-columns-repeated="4"/>
        </table:table-row>
        <table:table-row table:style-name="ro1">
          <table:table-cell office:value-type="float" office:value="3018">
            <text:p>3018</text:p>
          </table:table-cell>
          <table:table-cell office:value-type="string">
            <text:p>GoldMineCoin</text:p>
          </table:table-cell>
          <table:table-cell office:value-type="string">
            <text:p>https://icomarks.com/ico/GoldMineCoin</text:p>
          </table:table-cell>
          <table:table-cell table:number-columns-repeated="4"/>
        </table:table-row>
        <table:table-row table:style-name="ro1">
          <table:table-cell office:value-type="float" office:value="3019">
            <text:p>3019</text:p>
          </table:table-cell>
          <table:table-cell office:value-type="string">
            <text:p>GRE</text:p>
          </table:table-cell>
          <table:table-cell office:value-type="string">
            <text:p>https://icomarks.com/ico/GRE</text:p>
          </table:table-cell>
          <table:table-cell table:number-columns-repeated="4"/>
        </table:table-row>
        <table:table-row table:style-name="ro1">
          <table:table-cell office:value-type="float" office:value="3021">
            <text:p>3021</text:p>
          </table:table-cell>
          <table:table-cell office:value-type="string">
            <text:p>Greenish</text:p>
          </table:table-cell>
          <table:table-cell office:value-type="string">
            <text:p>https://icomarks.com/ico/Greenish</text:p>
          </table:table-cell>
          <table:table-cell table:number-columns-repeated="4"/>
        </table:table-row>
        <table:table-row table:style-name="ro1">
          <table:table-cell office:value-type="float" office:value="3022">
            <text:p>3022</text:p>
          </table:table-cell>
          <table:table-cell office:value-type="string">
            <text:p>Gron Digital</text:p>
          </table:table-cell>
          <table:table-cell office:value-type="string">
            <text:p>https://icomarks.com/ico/Gron-Digital</text:p>
          </table:table-cell>
          <table:table-cell table:number-columns-repeated="4"/>
        </table:table-row>
        <table:table-row table:style-name="ro1">
          <table:table-cell office:value-type="float" office:value="3023">
            <text:p>3023</text:p>
          </table:table-cell>
          <table:table-cell office:value-type="string">
            <text:p>Hacken</text:p>
          </table:table-cell>
          <table:table-cell office:value-type="string">
            <text:p>https://icomarks.com/ico/Hacken</text:p>
          </table:table-cell>
          <table:table-cell table:number-columns-repeated="4"/>
        </table:table-row>
        <table:table-row table:style-name="ro1">
          <table:table-cell office:value-type="float" office:value="3024">
            <text:p>3024</text:p>
          </table:table-cell>
          <table:table-cell office:value-type="string">
            <text:p>Harbor</text:p>
          </table:table-cell>
          <table:table-cell office:value-type="string">
            <text:p>https://icomarks.com/ico/Harbor</text:p>
          </table:table-cell>
          <table:table-cell table:number-columns-repeated="4"/>
        </table:table-row>
        <table:table-row table:style-name="ro1">
          <table:table-cell office:value-type="float" office:value="3026">
            <text:p>3026</text:p>
          </table:table-cell>
          <table:table-cell office:value-type="string">
            <text:p>Heptapolis Humanitarian Energy Coin</text:p>
          </table:table-cell>
          <table:table-cell office:value-type="string">
            <text:p>https://icomarks.com/ico/Heptapolis-Humanitarian-Energy-Coin</text:p>
          </table:table-cell>
          <table:table-cell table:number-columns-repeated="4"/>
        </table:table-row>
        <table:table-row table:style-name="ro1">
          <table:table-cell office:value-type="float" office:value="3027">
            <text:p>3027</text:p>
          </table:table-cell>
          <table:table-cell office:value-type="string">
            <text:p>Hereda Hashgraph</text:p>
          </table:table-cell>
          <table:table-cell office:value-type="string">
            <text:p>https://icomarks.com/ico/Hereda-Hashgraph</text:p>
          </table:table-cell>
          <table:table-cell table:number-columns-repeated="4"/>
        </table:table-row>
        <table:table-row table:style-name="ro1">
          <table:table-cell office:value-type="float" office:value="3028">
            <text:p>3028</text:p>
          </table:table-cell>
          <table:table-cell office:value-type="string">
            <text:p>Holiday</text:p>
          </table:table-cell>
          <table:table-cell office:value-type="string">
            <text:p>https://icomarks.com/ico/Holiday</text:p>
          </table:table-cell>
          <table:table-cell table:number-columns-repeated="4"/>
        </table:table-row>
        <table:table-row table:style-name="ro1">
          <table:table-cell office:value-type="float" office:value="3029">
            <text:p>3029</text:p>
          </table:table-cell>
          <table:table-cell office:value-type="string">
            <text:p>Honor</text:p>
          </table:table-cell>
          <table:table-cell office:value-type="string">
            <text:p>https://icomarks.com/ico/Honor</text:p>
          </table:table-cell>
          <table:table-cell table:number-columns-repeated="4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Horizon State</text:p>
          </table:table-cell>
          <table:table-cell office:value-type="string">
            <text:p>https://icomarks.com/ico/Horizon-State</text:p>
          </table:table-cell>
          <table:table-cell table:number-columns-repeated="4"/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HPAY Coin</text:p>
          </table:table-cell>
          <table:table-cell office:value-type="string">
            <text:p>https://icomarks.com/ico/HPAY-Coin</text:p>
          </table:table-cell>
          <table:table-cell table:number-columns-repeated="4"/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IAMHERO</text:p>
          </table:table-cell>
          <table:table-cell office:value-type="string">
            <text:p>https://icomarks.com/ico/IAMHERO</text:p>
          </table:table-cell>
          <table:table-cell table:number-columns-repeated="4"/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ICOCoinlab</text:p>
          </table:table-cell>
          <table:table-cell office:value-type="string">
            <text:p>https://icomarks.com/ico/ICOCoinlab</text:p>
          </table:table-cell>
          <table:table-cell table:number-columns-repeated="4"/>
        </table:table-row>
        <table:table-row table:style-name="ro1">
          <table:table-cell office:value-type="float" office:value="3034">
            <text:p>3034</text:p>
          </table:table-cell>
          <table:table-cell office:value-type="string">
            <text:p>Impresso</text:p>
          </table:table-cell>
          <table:table-cell office:value-type="string">
            <text:p>https://icomarks.com/ico/Impresso</text:p>
          </table:table-cell>
          <table:table-cell table:number-columns-repeated="4"/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Index Coin</text:p>
          </table:table-cell>
          <table:table-cell office:value-type="string">
            <text:p>https://icomarks.com/ico/Index-Coin</text:p>
          </table:table-cell>
          <table:table-cell table:number-columns-repeated="4"/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INDICOIN</text:p>
          </table:table-cell>
          <table:table-cell office:value-type="string">
            <text:p>https://icomarks.com/ico/INDICOIN</text:p>
          </table:table-cell>
          <table:table-cell table:number-columns-repeated="4"/>
        </table:table-row>
        <table:table-row table:style-name="ro1">
          <table:table-cell office:value-type="float" office:value="3037">
            <text:p>3037</text:p>
          </table:table-cell>
          <table:table-cell office:value-type="string">
            <text:p>indieOn</text:p>
          </table:table-cell>
          <table:table-cell office:value-type="string">
            <text:p>https://icomarks.com/ico/indieOn</text:p>
          </table:table-cell>
          <table:table-cell table:number-columns-repeated="4"/>
        </table:table-row>
        <table:table-row table:style-name="ro1">
          <table:table-cell office:value-type="float" office:value="3038">
            <text:p>3038</text:p>
          </table:table-cell>
          <table:table-cell office:value-type="string">
            <text:p>Indochain</text:p>
          </table:table-cell>
          <table:table-cell office:value-type="string">
            <text:p>https://icomarks.com/ico/Indochain</text:p>
          </table:table-cell>
          <table:table-cell table:number-columns-repeated="4"/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Involve</text:p>
          </table:table-cell>
          <table:table-cell office:value-type="string">
            <text:p>https://icomarks.com/ico/Involve</text:p>
          </table:table-cell>
          <table:table-cell table:number-columns-repeated="4"/>
        </table:table-row>
        <table:table-row table:style-name="ro1">
          <table:table-cell office:value-type="float" office:value="3041">
            <text:p>3041</text:p>
          </table:table-cell>
          <table:table-cell office:value-type="string">
            <text:p>ITOB</text:p>
          </table:table-cell>
          <table:table-cell office:value-type="string">
            <text:p>https://icomarks.com/ico/ITOB</text:p>
          </table:table-cell>
          <table:table-cell table:number-columns-repeated="4"/>
        </table:table-row>
        <table:table-row table:style-name="ro1">
          <table:table-cell office:value-type="float" office:value="3044">
            <text:p>3044</text:p>
          </table:table-cell>
          <table:table-cell office:value-type="string">
            <text:p>Kaching</text:p>
          </table:table-cell>
          <table:table-cell office:value-type="string">
            <text:p>https://icomarks.com/ico/Kaching</text:p>
          </table:table-cell>
          <table:table-cell table:number-columns-repeated="4"/>
        </table:table-row>
        <table:table-row table:style-name="ro1">
          <table:table-cell office:value-type="float" office:value="3045">
            <text:p>3045</text:p>
          </table:table-cell>
          <table:table-cell office:value-type="string">
            <text:p>Karma</text:p>
          </table:table-cell>
          <table:table-cell office:value-type="string">
            <text:p>https://icomarks.com/ico/Karma</text:p>
          </table:table-cell>
          <table:table-cell table:number-columns-repeated="4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KEYRPTO</text:p>
          </table:table-cell>
          <table:table-cell office:value-type="string">
            <text:p>https://icomarks.com/ico/KEYRPTO</text:p>
          </table:table-cell>
          <table:table-cell table:number-columns-repeated="4"/>
        </table:table-row>
        <table:table-row table:style-name="ro1">
          <table:table-cell office:value-type="float" office:value="3047">
            <text:p>3047</text:p>
          </table:table-cell>
          <table:table-cell office:value-type="string">
            <text:p>Kryptonium</text:p>
          </table:table-cell>
          <table:table-cell office:value-type="string">
            <text:p>https://icomarks.com/ico/Kryptonium</text:p>
          </table:table-cell>
          <table:table-cell table:number-columns-repeated="4"/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KryptoRedeem</text:p>
          </table:table-cell>
          <table:table-cell office:value-type="string">
            <text:p>https://icomarks.com/ico/KryptoRedeem</text:p>
          </table:table-cell>
          <table:table-cell table:number-columns-repeated="4"/>
        </table:table-row>
        <table:table-row table:style-name="ro1">
          <table:table-cell office:value-type="float" office:value="3050">
            <text:p>3050</text:p>
          </table:table-cell>
          <table:table-cell office:value-type="string">
            <text:p>Lampix</text:p>
          </table:table-cell>
          <table:table-cell office:value-type="string">
            <text:p>https://icomarks.com/ico/Lampix</text:p>
          </table:table-cell>
          <table:table-cell table:number-columns-repeated="4"/>
        </table:table-row>
        <table:table-row table:style-name="ro1">
          <table:table-cell office:value-type="float" office:value="3051">
            <text:p>3051</text:p>
          </table:table-cell>
          <table:table-cell office:value-type="string">
            <text:p>Leonardian</text:p>
          </table:table-cell>
          <table:table-cell office:value-type="string">
            <text:p>https://icomarks.com/ico/Leonardian</text:p>
          </table:table-cell>
          <table:table-cell table:number-columns-repeated="4"/>
        </table:table-row>
        <table:table-row table:style-name="ro1">
          <table:table-cell office:value-type="float" office:value="3052">
            <text:p>3052</text:p>
          </table:table-cell>
          <table:table-cell office:value-type="string">
            <text:p>Let Bet</text:p>
          </table:table-cell>
          <table:table-cell office:value-type="string">
            <text:p>https://icomarks.com/ico/Let-Bet</text:p>
          </table:table-cell>
          <table:table-cell table:number-columns-repeated="4"/>
        </table:table-row>
        <table:table-row table:style-name="ro1">
          <table:table-cell office:value-type="float" office:value="3053">
            <text:p>3053</text:p>
          </table:table-cell>
          <table:table-cell office:value-type="string">
            <text:p>LH-Crypto</text:p>
          </table:table-cell>
          <table:table-cell office:value-type="string">
            <text:p>https://icomarks.com/ico/LH-Crypto</text:p>
          </table:table-cell>
          <table:table-cell table:number-columns-repeated="4"/>
        </table:table-row>
        <table:table-row table:style-name="ro1">
          <table:table-cell office:value-type="float" office:value="3055">
            <text:p>3055</text:p>
          </table:table-cell>
          <table:table-cell office:value-type="string">
            <text:p>Loandex</text:p>
          </table:table-cell>
          <table:table-cell office:value-type="string">
            <text:p>https://icomarks.com/ico/Loandex</text:p>
          </table:table-cell>
          <table:table-cell table:number-columns-repeated="4"/>
        </table:table-row>
        <table:table-row table:style-name="ro1">
          <table:table-cell office:value-type="float" office:value="3056">
            <text:p>3056</text:p>
          </table:table-cell>
          <table:table-cell office:value-type="string">
            <text:p>LockTrip</text:p>
          </table:table-cell>
          <table:table-cell office:value-type="string">
            <text:p>https://icomarks.com/ico/LockTrip</text:p>
          </table:table-cell>
          <table:table-cell table:number-columns-repeated="4"/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Lucyd</text:p>
          </table:table-cell>
          <table:table-cell office:value-type="string">
            <text:p>https://icomarks.com/ico/Lucyd</text:p>
          </table:table-cell>
          <table:table-cell table:number-columns-repeated="4"/>
        </table:table-row>
        <table:table-row table:style-name="ro1">
          <table:table-cell office:value-type="float" office:value="3058">
            <text:p>3058</text:p>
          </table:table-cell>
          <table:table-cell office:value-type="string">
            <text:p>Ludos</text:p>
          </table:table-cell>
          <table:table-cell office:value-type="string">
            <text:p>https://icomarks.com/ico/Ludos</text:p>
          </table:table-cell>
          <table:table-cell table:number-columns-repeated="4"/>
        </table:table-row>
        <table:table-row table:style-name="ro1">
          <table:table-cell office:value-type="float" office:value="3059">
            <text:p>3059</text:p>
          </table:table-cell>
          <table:table-cell office:value-type="string">
            <text:p>Lydian Lion</text:p>
          </table:table-cell>
          <table:table-cell office:value-type="string">
            <text:p>https://icomarks.com/ico/Lydian-Lion</text:p>
          </table:table-cell>
          <table:table-cell table:number-columns-repeated="4"/>
        </table:table-row>
        <table:table-row table:style-name="ro1">
          <table:table-cell office:value-type="float" office:value="3060">
            <text:p>3060</text:p>
          </table:table-cell>
          <table:table-cell office:value-type="string">
            <text:p>MD Tokens</text:p>
          </table:table-cell>
          <table:table-cell office:value-type="string">
            <text:p>https://icomarks.com/ico/MD-Tokens</text:p>
          </table:table-cell>
          <table:table-cell table:number-columns-repeated="4"/>
        </table:table-row>
        <table:table-row table:style-name="ro1">
          <table:table-cell office:value-type="float" office:value="3061">
            <text:p>3061</text:p>
          </table:table-cell>
          <table:table-cell office:value-type="string">
            <text:p>Meerkat</text:p>
          </table:table-cell>
          <table:table-cell office:value-type="string">
            <text:p>https://icomarks.com/ico/Meerkat</text:p>
          </table:table-cell>
          <table:table-cell table:number-columns-repeated="4"/>
        </table:table-row>
        <table:table-row table:style-name="ro1">
          <table:table-cell office:value-type="float" office:value="3062">
            <text:p>3062</text:p>
          </table:table-cell>
          <table:table-cell office:value-type="string">
            <text:p>Metta</text:p>
          </table:table-cell>
          <table:table-cell office:value-type="string">
            <text:p>https://icomarks.com/ico/Metta</text:p>
          </table:table-cell>
          <table:table-cell table:number-columns-repeated="4"/>
        </table:table-row>
        <table:table-row table:style-name="ro1">
          <table:table-cell office:value-type="float" office:value="3063">
            <text:p>3063</text:p>
          </table:table-cell>
          <table:table-cell office:value-type="string">
            <text:p>MIB</text:p>
          </table:table-cell>
          <table:table-cell office:value-type="string">
            <text:p>https://icomarks.com/ico/MIB</text:p>
          </table:table-cell>
          <table:table-cell table:number-columns-repeated="4"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MillionCoin</text:p>
          </table:table-cell>
          <table:table-cell office:value-type="string">
            <text:p>https://icomarks.com/ico/MillionCoin</text:p>
          </table:table-cell>
          <table:table-cell table:number-columns-repeated="4"/>
        </table:table-row>
        <table:table-row table:style-name="ro1">
          <table:table-cell office:value-type="float" office:value="3065">
            <text:p>3065</text:p>
          </table:table-cell>
          <table:table-cell office:value-type="string">
            <text:p>MimiCoin</text:p>
          </table:table-cell>
          <table:table-cell office:value-type="string">
            <text:p>https://icomarks.com/ico/MimiCoin</text:p>
          </table:table-cell>
          <table:table-cell table:number-columns-repeated="4"/>
        </table:table-row>
        <table:table-row table:style-name="ro1">
          <table:table-cell office:value-type="float" office:value="3066">
            <text:p>3066</text:p>
          </table:table-cell>
          <table:table-cell office:value-type="string">
            <text:p>MindLink</text:p>
          </table:table-cell>
          <table:table-cell office:value-type="string">
            <text:p>https://icomarks.com/ico/MindLink</text:p>
          </table:table-cell>
          <table:table-cell table:number-columns-repeated="4"/>
        </table:table-row>
        <table:table-row table:style-name="ro1">
          <table:table-cell office:value-type="float" office:value="3067">
            <text:p>3067</text:p>
          </table:table-cell>
          <table:table-cell office:value-type="string">
            <text:p>Mirrows Project</text:p>
          </table:table-cell>
          <table:table-cell office:value-type="string">
            <text:p>https://icomarks.com/ico/Mirrows-Project</text:p>
          </table:table-cell>
          <table:table-cell table:number-columns-repeated="4"/>
        </table:table-row>
        <table:table-row table:style-name="ro1">
          <table:table-cell office:value-type="float" office:value="3068">
            <text:p>3068</text:p>
          </table:table-cell>
          <table:table-cell office:value-type="string">
            <text:p>MITO</text:p>
          </table:table-cell>
          <table:table-cell office:value-type="string">
            <text:p>https://icomarks.com/ico/MITO</text:p>
          </table:table-cell>
          <table:table-cell table:number-columns-repeated="4"/>
        </table:table-row>
        <table:table-row table:style-name="ro1">
          <table:table-cell office:value-type="float" office:value="3069">
            <text:p>3069</text:p>
          </table:table-cell>
          <table:table-cell office:value-type="string">
            <text:p>MoBee</text:p>
          </table:table-cell>
          <table:table-cell office:value-type="string">
            <text:p>https://icomarks.com/ico/MoBee</text:p>
          </table:table-cell>
          <table:table-cell table:number-columns-repeated="4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MoCo</text:p>
          </table:table-cell>
          <table:table-cell office:value-type="string">
            <text:p>https://icomarks.com/ico/MoCo</text:p>
          </table:table-cell>
          <table:table-cell table:number-columns-repeated="4"/>
        </table:table-row>
        <table:table-row table:style-name="ro1">
          <table:table-cell office:value-type="float" office:value="3076">
            <text:p>3076</text:p>
          </table:table-cell>
          <table:table-cell office:value-type="string">
            <text:p>Mysterium</text:p>
          </table:table-cell>
          <table:table-cell office:value-type="string">
            <text:p>https://icomarks.com/ico/Mysterium</text:p>
          </table:table-cell>
          <table:table-cell table:number-columns-repeated="4"/>
        </table:table-row>
        <table:table-row table:style-name="ro1">
          <table:table-cell office:value-type="float" office:value="3077">
            <text:p>3077</text:p>
          </table:table-cell>
          <table:table-cell office:value-type="string">
            <text:p>Nebula AI</text:p>
          </table:table-cell>
          <table:table-cell office:value-type="string">
            <text:p>https://icomarks.com/ico/Nebula-AI</text:p>
          </table:table-cell>
          <table:table-cell table:number-columns-repeated="4"/>
        </table:table-row>
        <table:table-row table:style-name="ro1">
          <table:table-cell office:value-type="float" office:value="3078">
            <text:p>3078</text:p>
          </table:table-cell>
          <table:table-cell office:value-type="string">
            <text:p>Neluns</text:p>
          </table:table-cell>
          <table:table-cell office:value-type="string">
            <text:p>https://icomarks.com/ico/Neluns</text:p>
          </table:table-cell>
          <table:table-cell table:number-columns-repeated="4"/>
        </table:table-row>
        <table:table-row table:style-name="ro1">
          <table:table-cell office:value-type="float" office:value="3079">
            <text:p>3079</text:p>
          </table:table-cell>
          <table:table-cell office:value-type="string">
            <text:p>NetworkUnits</text:p>
          </table:table-cell>
          <table:table-cell office:value-type="string">
            <text:p>https://icomarks.com/ico/NetworkUnits</text:p>
          </table:table-cell>
          <table:table-cell table:number-columns-repeated="4"/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Neuromation</text:p>
          </table:table-cell>
          <table:table-cell office:value-type="string">
            <text:p>https://icomarks.com/ico/Neuromation</text:p>
          </table:table-cell>
          <table:table-cell table:number-columns-repeated="4"/>
        </table:table-row>
        <table:table-row table:style-name="ro1">
          <table:table-cell office:value-type="float" office:value="3081">
            <text:p>3081</text:p>
          </table:table-cell>
          <table:table-cell office:value-type="string">
            <text:p>Newc</text:p>
          </table:table-cell>
          <table:table-cell office:value-type="string">
            <text:p>https://icomarks.com/ico/Newc</text:p>
          </table:table-cell>
          <table:table-cell table:number-columns-repeated="4"/>
        </table:table-row>
        <table:table-row table:style-name="ro1">
          <table:table-cell office:value-type="float" office:value="3082">
            <text:p>3082</text:p>
          </table:table-cell>
          <table:table-cell office:value-type="string">
            <text:p>NTOK</text:p>
          </table:table-cell>
          <table:table-cell office:value-type="string">
            <text:p>https://icomarks.com/ico/NTOK</text:p>
          </table:table-cell>
          <table:table-cell table:number-columns-repeated="4"/>
        </table:table-row>
        <table:table-row table:style-name="ro1">
          <table:table-cell office:value-type="float" office:value="3083">
            <text:p>3083</text:p>
          </table:table-cell>
          <table:table-cell office:value-type="string">
            <text:p>Nuclus</text:p>
          </table:table-cell>
          <table:table-cell office:value-type="string">
            <text:p>https://icomarks.com/ico/Nuclus</text:p>
          </table:table-cell>
          <table:table-cell table:number-columns-repeated="4"/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NYiGDE?</text:p>
          </table:table-cell>
          <table:table-cell office:value-type="string">
            <text:p>https://icomarks.com/ico/NYiGDE?</text:p>
          </table:table-cell>
          <table:table-cell table:number-columns-repeated="4"/>
        </table:table-row>
        <table:table-row table:style-name="ro1">
          <table:table-cell office:value-type="float" office:value="3086">
            <text:p>3086</text:p>
          </table:table-cell>
          <table:table-cell office:value-type="string">
            <text:p>Obizcoin</text:p>
          </table:table-cell>
          <table:table-cell office:value-type="string">
            <text:p>https://icomarks.com/ico/Obizcoin</text:p>
          </table:table-cell>
          <table:table-cell table:number-columns-repeated="4"/>
        </table:table-row>
        <table:table-row table:style-name="ro1">
          <table:table-cell office:value-type="float" office:value="3088">
            <text:p>3088</text:p>
          </table:table-cell>
          <table:table-cell office:value-type="string">
            <text:p>ODEEP</text:p>
          </table:table-cell>
          <table:table-cell office:value-type="string">
            <text:p>https://icomarks.com/ico/ODEEP</text:p>
          </table:table-cell>
          <table:table-cell table:number-columns-repeated="4"/>
        </table:table-row>
        <table:table-row table:style-name="ro1">
          <table:table-cell office:value-type="float" office:value="3089">
            <text:p>3089</text:p>
          </table:table-cell>
          <table:table-cell office:value-type="string">
            <text:p>Orionix</text:p>
          </table:table-cell>
          <table:table-cell office:value-type="string">
            <text:p>https://icomarks.com/ico/Orionix</text:p>
          </table:table-cell>
          <table:table-cell table:number-columns-repeated="4"/>
        </table:table-row>
        <table:table-row table:style-name="ro1">
          <table:table-cell office:value-type="float" office:value="3091">
            <text:p>3091</text:p>
          </table:table-cell>
          <table:table-cell office:value-type="string">
            <text:p>OryxCash</text:p>
          </table:table-cell>
          <table:table-cell office:value-type="string">
            <text:p>https://icomarks.com/ico/OryxCash</text:p>
          </table:table-cell>
          <table:table-cell table:number-columns-repeated="4"/>
        </table:table-row>
        <table:table-row table:style-name="ro1">
          <table:table-cell office:value-type="float" office:value="3092">
            <text:p>3092</text:p>
          </table:table-cell>
          <table:table-cell office:value-type="string">
            <text:p>OZEX</text:p>
          </table:table-cell>
          <table:table-cell office:value-type="string">
            <text:p>https://icomarks.com/ico/OZEX</text:p>
          </table:table-cell>
          <table:table-cell table:number-columns-repeated="4"/>
        </table:table-row>
        <table:table-row table:style-name="ro1">
          <table:table-cell office:value-type="float" office:value="3093">
            <text:p>3093</text:p>
          </table:table-cell>
          <table:table-cell office:value-type="string">
            <text:p>Parsec Frontiers</text:p>
          </table:table-cell>
          <table:table-cell office:value-type="string">
            <text:p>https://icomarks.com/ico/Parsec-Frontiers</text:p>
          </table:table-cell>
          <table:table-cell table:number-columns-repeated="4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Patentico</text:p>
          </table:table-cell>
          <table:table-cell office:value-type="string">
            <text:p>https://icomarks.com/ico/Patentico</text:p>
          </table:table-cell>
          <table:table-cell table:number-columns-repeated="4"/>
        </table:table-row>
        <table:table-row table:style-name="ro1">
          <table:table-cell office:value-type="float" office:value="3096">
            <text:p>3096</text:p>
          </table:table-cell>
          <table:table-cell office:value-type="string">
            <text:p>Paycent</text:p>
          </table:table-cell>
          <table:table-cell office:value-type="string">
            <text:p>https://icomarks.com/ico/Paycent</text:p>
          </table:table-cell>
          <table:table-cell table:number-columns-repeated="4"/>
        </table:table-row>
        <table:table-row table:style-name="ro1">
          <table:table-cell office:value-type="float" office:value="3097">
            <text:p>3097</text:p>
          </table:table-cell>
          <table:table-cell office:value-type="string">
            <text:p>Payiza</text:p>
          </table:table-cell>
          <table:table-cell office:value-type="string">
            <text:p>https://icomarks.com/ico/Payiza</text:p>
          </table:table-cell>
          <table:table-cell table:number-columns-repeated="4"/>
        </table:table-row>
        <table:table-row table:style-name="ro1">
          <table:table-cell office:value-type="float" office:value="3098">
            <text:p>3098</text:p>
          </table:table-cell>
          <table:table-cell office:value-type="string">
            <text:p>PayPie</text:p>
          </table:table-cell>
          <table:table-cell office:value-type="string">
            <text:p>https://icomarks.com/ico/PayPie</text:p>
          </table:table-cell>
          <table:table-cell table:number-columns-repeated="4"/>
        </table:table-row>
        <table:table-row table:style-name="ro1">
          <table:table-cell office:value-type="float" office:value="3099">
            <text:p>3099</text:p>
          </table:table-cell>
          <table:table-cell office:value-type="string">
            <text:p>Pension Rewards</text:p>
          </table:table-cell>
          <table:table-cell office:value-type="string">
            <text:p>https://icomarks.com/ico/Pension-Rewards</text:p>
          </table:table-cell>
          <table:table-cell table:number-columns-repeated="4"/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PerfectChain Network</text:p>
          </table:table-cell>
          <table:table-cell office:value-type="string">
            <text:p>https://icomarks.com/ico/PerfectChain-Network</text:p>
          </table:table-cell>
          <table:table-cell table:number-columns-repeated="4"/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Pibble</text:p>
          </table:table-cell>
          <table:table-cell office:value-type="string">
            <text:p>https://icomarks.com/ico/Pibble</text:p>
          </table:table-cell>
          <table:table-cell table:number-columns-repeated="4"/>
        </table:table-row>
        <table:table-row table:style-name="ro1">
          <table:table-cell office:value-type="float" office:value="3102">
            <text:p>3102</text:p>
          </table:table-cell>
          <table:table-cell office:value-type="string">
            <text:p>PlayBets</text:p>
          </table:table-cell>
          <table:table-cell office:value-type="string">
            <text:p>https://icomarks.com/ico/PlayBets</text:p>
          </table:table-cell>
          <table:table-cell table:number-columns-repeated="4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PlayChip</text:p>
          </table:table-cell>
          <table:table-cell office:value-type="string">
            <text:p>https://icomarks.com/ico/PlayChip</text:p>
          </table:table-cell>
          <table:table-cell table:number-columns-repeated="4"/>
        </table:table-row>
        <table:table-row table:style-name="ro1">
          <table:table-cell office:value-type="float" office:value="3104">
            <text:p>3104</text:p>
          </table:table-cell>
          <table:table-cell office:value-type="string">
            <text:p>Ponics Technologies</text:p>
          </table:table-cell>
          <table:table-cell office:value-type="string">
            <text:p>https://icomarks.com/ico/Ponics-Technologies</text:p>
          </table:table-cell>
          <table:table-cell table:number-columns-repeated="4"/>
        </table:table-row>
        <table:table-row table:style-name="ro1">
          <table:table-cell office:value-type="float" office:value="3106">
            <text:p>3106</text:p>
          </table:table-cell>
          <table:table-cell office:value-type="string">
            <text:p>Publica</text:p>
          </table:table-cell>
          <table:table-cell office:value-type="string">
            <text:p>https://icomarks.com/ico/Publica</text:p>
          </table:table-cell>
          <table:table-cell table:number-columns-repeated="4"/>
        </table:table-row>
        <table:table-row table:style-name="ro1">
          <table:table-cell office:value-type="float" office:value="3107">
            <text:p>3107</text:p>
          </table:table-cell>
          <table:table-cell office:value-type="string">
            <text:p>PUBLIQ</text:p>
          </table:table-cell>
          <table:table-cell office:value-type="string">
            <text:p>https://icomarks.com/ico/PUBLIQ</text:p>
          </table:table-cell>
          <table:table-cell table:number-columns-repeated="4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QASH by Quoine</text:p>
          </table:table-cell>
          <table:table-cell office:value-type="string">
            <text:p>https://icomarks.com/ico/QASH-by-Quoine</text:p>
          </table:table-cell>
          <table:table-cell table:number-columns-repeated="4"/>
        </table:table-row>
        <table:table-row table:style-name="ro1">
          <table:table-cell office:value-type="float" office:value="3111">
            <text:p>3111</text:p>
          </table:table-cell>
          <table:table-cell office:value-type="string">
            <text:p>Qompass</text:p>
          </table:table-cell>
          <table:table-cell office:value-type="string">
            <text:p>https://icomarks.com/ico/Qompass</text:p>
          </table:table-cell>
          <table:table-cell table:number-columns-repeated="4"/>
        </table:table-row>
        <table:table-row table:style-name="ro1">
          <table:table-cell office:value-type="float" office:value="3112">
            <text:p>3112</text:p>
          </table:table-cell>
          <table:table-cell office:value-type="string">
            <text:p>QWASDER</text:p>
          </table:table-cell>
          <table:table-cell office:value-type="string">
            <text:p>https://icomarks.com/ico/QWASDER</text:p>
          </table:table-cell>
          <table:table-cell table:number-columns-repeated="4"/>
        </table:table-row>
        <table:table-row table:style-name="ro1">
          <table:table-cell office:value-type="float" office:value="3113">
            <text:p>3113</text:p>
          </table:table-cell>
          <table:table-cell office:value-type="string">
            <text:p>RAcoin</text:p>
          </table:table-cell>
          <table:table-cell office:value-type="string">
            <text:p>https://icomarks.com/ico/RAcoin</text:p>
          </table:table-cell>
          <table:table-cell table:number-columns-repeated="4"/>
        </table:table-row>
        <table:table-row table:style-name="ro1">
          <table:table-cell office:value-type="float" office:value="3114">
            <text:p>3114</text:p>
          </table:table-cell>
          <table:table-cell office:value-type="string">
            <text:p>REALISTO</text:p>
          </table:table-cell>
          <table:table-cell office:value-type="string">
            <text:p>https://icomarks.com/ico/REALISTO</text:p>
          </table:table-cell>
          <table:table-cell table:number-columns-repeated="4"/>
        </table:table-row>
        <table:table-row table:style-name="ro1">
          <table:table-cell office:value-type="float" office:value="3115">
            <text:p>3115</text:p>
          </table:table-cell>
          <table:table-cell office:value-type="string">
            <text:p>REGA</text:p>
          </table:table-cell>
          <table:table-cell office:value-type="string">
            <text:p>https://icomarks.com/ico/REGA</text:p>
          </table:table-cell>
          <table:table-cell table:number-columns-repeated="4"/>
        </table:table-row>
        <table:table-row table:style-name="ro1">
          <table:table-cell office:value-type="float" office:value="3116">
            <text:p>3116</text:p>
          </table:table-cell>
          <table:table-cell office:value-type="string">
            <text:p>Remechain</text:p>
          </table:table-cell>
          <table:table-cell office:value-type="string">
            <text:p>https://icomarks.com/ico/Remechain</text:p>
          </table:table-cell>
          <table:table-cell table:number-columns-repeated="4"/>
        </table:table-row>
        <table:table-row table:style-name="ro1">
          <table:table-cell office:value-type="float" office:value="3117">
            <text:p>3117</text:p>
          </table:table-cell>
          <table:table-cell office:value-type="string">
            <text:p>REOS</text:p>
          </table:table-cell>
          <table:table-cell office:value-type="string">
            <text:p>https://icomarks.com/ico/REOS</text:p>
          </table:table-cell>
          <table:table-cell table:number-columns-repeated="4"/>
        </table:table-row>
        <table:table-row table:style-name="ro1">
          <table:table-cell office:value-type="float" office:value="3118">
            <text:p>3118</text:p>
          </table:table-cell>
          <table:table-cell office:value-type="string">
            <text:p>RETN</text:p>
          </table:table-cell>
          <table:table-cell office:value-type="string">
            <text:p>https://icomarks.com/ico/RETN</text:p>
          </table:table-cell>
          <table:table-cell table:number-columns-repeated="4"/>
        </table:table-row>
        <table:table-row table:style-name="ro1">
          <table:table-cell office:value-type="float" office:value="3119">
            <text:p>3119</text:p>
          </table:table-cell>
          <table:table-cell office:value-type="string">
            <text:p>Revain</text:p>
          </table:table-cell>
          <table:table-cell office:value-type="string">
            <text:p>https://icomarks.com/ico/Revain</text:p>
          </table:table-cell>
          <table:table-cell table:number-columns-repeated="4"/>
        </table:table-row>
        <table:table-row table:style-name="ro1">
          <table:table-cell office:value-type="float" office:value="3120">
            <text:p>3120</text:p>
          </table:table-cell>
          <table:table-cell office:value-type="string">
            <text:p>RightMesh</text:p>
          </table:table-cell>
          <table:table-cell office:value-type="string">
            <text:p>https://icomarks.com/ico/RightMesh</text:p>
          </table:table-cell>
          <table:table-cell table:number-columns-repeated="4"/>
        </table:table-row>
        <table:table-row table:style-name="ro1">
          <table:table-cell office:value-type="float" office:value="3122">
            <text:p>3122</text:p>
          </table:table-cell>
          <table:table-cell office:value-type="string">
            <text:p>Roburst Network</text:p>
          </table:table-cell>
          <table:table-cell office:value-type="string">
            <text:p>https://icomarks.com/ico/Roburst-Network</text:p>
          </table:table-cell>
          <table:table-cell table:number-columns-repeated="4"/>
        </table:table-row>
        <table:table-row table:style-name="ro1">
          <table:table-cell office:value-type="float" office:value="3123">
            <text:p>3123</text:p>
          </table:table-cell>
          <table:table-cell office:value-type="string">
            <text:p>Royal Kingdom Coin</text:p>
          </table:table-cell>
          <table:table-cell office:value-type="string">
            <text:p>https://icomarks.com/ico/Royal-Kingdom-Coin</text:p>
          </table:table-cell>
          <table:table-cell table:number-columns-repeated="4"/>
        </table:table-row>
        <table:table-row table:style-name="ro1">
          <table:table-cell office:value-type="float" office:value="3124">
            <text:p>3124</text:p>
          </table:table-cell>
          <table:table-cell office:value-type="string">
            <text:p>Saifu</text:p>
          </table:table-cell>
          <table:table-cell office:value-type="string">
            <text:p>https://icomarks.com/ico/Saifu</text:p>
          </table:table-cell>
          <table:table-cell table:number-columns-repeated="4"/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Sancoj</text:p>
          </table:table-cell>
          <table:table-cell office:value-type="string">
            <text:p>https://icomarks.com/ico/Sancoj</text:p>
          </table:table-cell>
          <table:table-cell table:number-columns-repeated="4"/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Santiment</text:p>
          </table:table-cell>
          <table:table-cell office:value-type="string">
            <text:p>https://icomarks.com/ico/Santiment</text:p>
          </table:table-cell>
          <table:table-cell table:number-columns-repeated="4"/>
        </table:table-row>
        <table:table-row table:style-name="ro1">
          <table:table-cell office:value-type="float" office:value="3128">
            <text:p>3128</text:p>
          </table:table-cell>
          <table:table-cell office:value-type="string">
            <text:p>Satoshi Brewery</text:p>
          </table:table-cell>
          <table:table-cell office:value-type="string">
            <text:p>https://icomarks.com/ico/Satoshi-Brewery</text:p>
          </table:table-cell>
          <table:table-cell table:number-columns-repeated="4"/>
        </table:table-row>
        <table:table-row table:style-name="ro1">
          <table:table-cell office:value-type="float" office:value="3129">
            <text:p>3129</text:p>
          </table:table-cell>
          <table:table-cell office:value-type="string">
            <text:p>SBInvestitions</text:p>
          </table:table-cell>
          <table:table-cell office:value-type="string">
            <text:p>https://icomarks.com/ico/SBInvestitions</text:p>
          </table:table-cell>
          <table:table-cell table:number-columns-repeated="4"/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Scruge</text:p>
          </table:table-cell>
          <table:table-cell office:value-type="string">
            <text:p>https://icomarks.com/ico/Scruge</text:p>
          </table:table-cell>
          <table:table-cell table:number-columns-repeated="4"/>
        </table:table-row>
        <table:table-row table:style-name="ro1">
          <table:table-cell office:value-type="float" office:value="3131">
            <text:p>3131</text:p>
          </table:table-cell>
          <table:table-cell office:value-type="string">
            <text:p>SETHER</text:p>
          </table:table-cell>
          <table:table-cell office:value-type="string">
            <text:p>https://icomarks.com/ico/SETHER</text:p>
          </table:table-cell>
          <table:table-cell table:number-columns-repeated="4"/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Sharpe Capital</text:p>
          </table:table-cell>
          <table:table-cell office:value-type="string">
            <text:p>https://icomarks.com/ico/Sharpe-Capital</text:p>
          </table:table-cell>
          <table:table-cell table:number-columns-repeated="4"/>
        </table:table-row>
        <table:table-row table:style-name="ro1">
          <table:table-cell office:value-type="float" office:value="3134">
            <text:p>3134</text:p>
          </table:table-cell>
          <table:table-cell office:value-type="string">
            <text:p>SIM Group</text:p>
          </table:table-cell>
          <table:table-cell office:value-type="string">
            <text:p>https://icomarks.com/ico/SIM-Group</text:p>
          </table:table-cell>
          <table:table-cell table:number-columns-repeated="4"/>
        </table:table-row>
        <table:table-row table:style-name="ro1">
          <table:table-cell office:value-type="float" office:value="3135">
            <text:p>3135</text:p>
          </table:table-cell>
          <table:table-cell office:value-type="string">
            <text:p>Simply Vital Health</text:p>
          </table:table-cell>
          <table:table-cell office:value-type="string">
            <text:p>https://icomarks.com/ico/Simply-Vital-Health</text:p>
          </table:table-cell>
          <table:table-cell table:number-columns-repeated="4"/>
        </table:table-row>
        <table:table-row table:style-name="ro1">
          <table:table-cell office:value-type="float" office:value="3136">
            <text:p>3136</text:p>
          </table:table-cell>
          <table:table-cell office:value-type="string">
            <text:p>Sirin Labs</text:p>
          </table:table-cell>
          <table:table-cell office:value-type="string">
            <text:p>https://icomarks.com/ico/Sirin-Labs</text:p>
          </table:table-cell>
          <table:table-cell table:number-columns-repeated="4"/>
        </table:table-row>
        <table:table-row table:style-name="ro1">
          <table:table-cell office:value-type="float" office:value="3137">
            <text:p>3137</text:p>
          </table:table-cell>
          <table:table-cell office:value-type="string">
            <text:p>SmartOne</text:p>
          </table:table-cell>
          <table:table-cell office:value-type="string">
            <text:p>https://icomarks.com/ico/SmartOne</text:p>
          </table:table-cell>
          <table:table-cell table:number-columns-repeated="4"/>
        </table:table-row>
        <table:table-row table:style-name="ro1">
          <table:table-cell office:value-type="float" office:value="3138">
            <text:p>3138</text:p>
          </table:table-cell>
          <table:table-cell office:value-type="string">
            <text:p>SMSCHAIN</text:p>
          </table:table-cell>
          <table:table-cell office:value-type="string">
            <text:p>https://icomarks.com/ico/SMSCHAIN</text:p>
          </table:table-cell>
          <table:table-cell table:number-columns-repeated="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SocialX</text:p>
          </table:table-cell>
          <table:table-cell office:value-type="string">
            <text:p>https://icomarks.com/ico/SocialX</text:p>
          </table:table-cell>
          <table:table-cell table:number-columns-repeated="4"/>
        </table:table-row>
        <table:table-row table:style-name="ro1">
          <table:table-cell office:value-type="float" office:value="3142">
            <text:p>3142</text:p>
          </table:table-cell>
          <table:table-cell office:value-type="string">
            <text:p>Sound Legends</text:p>
          </table:table-cell>
          <table:table-cell office:value-type="string">
            <text:p>https://icomarks.com/ico/Sound-Legends</text:p>
          </table:table-cell>
          <table:table-cell table:number-columns-repeated="4"/>
        </table:table-row>
        <table:table-row table:style-name="ro1">
          <table:table-cell office:value-type="float" office:value="3143">
            <text:p>3143</text:p>
          </table:table-cell>
          <table:table-cell office:value-type="string">
            <text:p>Starflow</text:p>
          </table:table-cell>
          <table:table-cell office:value-type="string">
            <text:p>https://icomarks.com/ico/Starflow</text:p>
          </table:table-cell>
          <table:table-cell table:number-columns-repeated="4"/>
        </table:table-row>
        <table:table-row table:style-name="ro1">
          <table:table-cell office:value-type="float" office:value="3145">
            <text:p>3145</text:p>
          </table:table-cell>
          <table:table-cell office:value-type="string">
            <text:p>Synthestech</text:p>
          </table:table-cell>
          <table:table-cell office:value-type="string">
            <text:p>https://icomarks.com/ico/Synthestech</text:p>
          </table:table-cell>
          <table:table-cell table:number-columns-repeated="4"/>
        </table:table-row>
        <table:table-row table:style-name="ro1">
          <table:table-cell office:value-type="float" office:value="3146">
            <text:p>3146</text:p>
          </table:table-cell>
          <table:table-cell office:value-type="string">
            <text:p>Synthestech2</text:p>
          </table:table-cell>
          <table:table-cell office:value-type="string">
            <text:p>https://icomarks.com/ico/Synthestech2</text:p>
          </table:table-cell>
          <table:table-cell table:number-columns-repeated="4"/>
        </table:table-row>
        <table:table-row table:style-name="ro1">
          <table:table-cell office:value-type="float" office:value="3147">
            <text:p>3147</text:p>
          </table:table-cell>
          <table:table-cell office:value-type="string">
            <text:p>TenX</text:p>
          </table:table-cell>
          <table:table-cell office:value-type="string">
            <text:p>https://icomarks.com/ico/TenX</text:p>
          </table:table-cell>
          <table:table-cell table:number-columns-repeated="4"/>
        </table:table-row>
        <table:table-row table:style-name="ro1">
          <table:table-cell office:value-type="float" office:value="3148">
            <text:p>3148</text:p>
          </table:table-cell>
          <table:table-cell office:value-type="string">
            <text:p>The Bee Token</text:p>
          </table:table-cell>
          <table:table-cell office:value-type="string">
            <text:p>https://icomarks.com/ico/The-Bee-Token</text:p>
          </table:table-cell>
          <table:table-cell table:number-columns-repeated="4"/>
        </table:table-row>
        <table:table-row table:style-name="ro1">
          <table:table-cell office:value-type="float" office:value="3149">
            <text:p>3149</text:p>
          </table:table-cell>
          <table:table-cell office:value-type="string">
            <text:p>THEFANDOME</text:p>
          </table:table-cell>
          <table:table-cell office:value-type="string">
            <text:p>https://icomarks.com/ico/THEFANDOME</text:p>
          </table:table-cell>
          <table:table-cell table:number-columns-repeated="4"/>
        </table:table-row>
        <table:table-row table:style-name="ro1">
          <table:table-cell office:value-type="float" office:value="3150">
            <text:p>3150</text:p>
          </table:table-cell>
          <table:table-cell office:value-type="string">
            <text:p>TheWorldNews</text:p>
          </table:table-cell>
          <table:table-cell office:value-type="string">
            <text:p>https://icomarks.com/ico/TheWorldNews</text:p>
          </table:table-cell>
          <table:table-cell table:number-columns-repeated="4"/>
        </table:table-row>
        <table:table-row table:style-name="ro1">
          <table:table-cell office:value-type="float" office:value="3153">
            <text:p>3153</text:p>
          </table:table-cell>
          <table:table-cell office:value-type="string">
            <text:p>TradePlayz</text:p>
          </table:table-cell>
          <table:table-cell office:value-type="string">
            <text:p>https://icomarks.com/ico/TradePlayz</text:p>
          </table:table-cell>
          <table:table-cell table:number-columns-repeated="4"/>
        </table:table-row>
        <table:table-row table:style-name="ro1">
          <table:table-cell office:value-type="float" office:value="3154">
            <text:p>3154</text:p>
          </table:table-cell>
          <table:table-cell office:value-type="string">
            <text:p>Translation Service</text:p>
          </table:table-cell>
          <table:table-cell office:value-type="string">
            <text:p>https://icomarks.com/ico/Translation-Service</text:p>
          </table:table-cell>
          <table:table-cell table:number-columns-repeated="4"/>
        </table:table-row>
        <table:table-row table:style-name="ro1">
          <table:table-cell office:value-type="float" office:value="3155">
            <text:p>3155</text:p>
          </table:table-cell>
          <table:table-cell office:value-type="string">
            <text:p>Transmission</text:p>
          </table:table-cell>
          <table:table-cell office:value-type="string">
            <text:p>https://icomarks.com/ico/Transmission</text:p>
          </table:table-cell>
          <table:table-cell table:number-columns-repeated="4"/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TravelNote</text:p>
          </table:table-cell>
          <table:table-cell office:value-type="string">
            <text:p>https://icomarks.com/ico/TravelNote</text:p>
          </table:table-cell>
          <table:table-cell table:number-columns-repeated="4"/>
        </table:table-row>
        <table:table-row table:style-name="ro1">
          <table:table-cell office:value-type="float" office:value="3157">
            <text:p>3157</text:p>
          </table:table-cell>
          <table:table-cell office:value-type="string">
            <text:p>TREMISS</text:p>
          </table:table-cell>
          <table:table-cell office:value-type="string">
            <text:p>https://icomarks.com/ico/TREMISS</text:p>
          </table:table-cell>
          <table:table-cell table:number-columns-repeated="4"/>
        </table:table-row>
        <table:table-row table:style-name="ro1">
          <table:table-cell office:value-type="float" office:value="3158">
            <text:p>3158</text:p>
          </table:table-cell>
          <table:table-cell office:value-type="string">
            <text:p>TriForce Tokens</text:p>
          </table:table-cell>
          <table:table-cell office:value-type="string">
            <text:p>https://icomarks.com/ico/TriForce-Tokens</text:p>
          </table:table-cell>
          <table:table-cell table:number-columns-repeated="4"/>
        </table:table-row>
        <table:table-row table:style-name="ro1">
          <table:table-cell office:value-type="float" office:value="3159">
            <text:p>3159</text:p>
          </table:table-cell>
          <table:table-cell office:value-type="string">
            <text:p>True Flip</text:p>
          </table:table-cell>
          <table:table-cell office:value-type="string">
            <text:p>https://icomarks.com/ico/True-Flip</text:p>
          </table:table-cell>
          <table:table-cell table:number-columns-repeated="4"/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True Reply</text:p>
          </table:table-cell>
          <table:table-cell office:value-type="string">
            <text:p>https://icomarks.com/ico/True-Reply</text:p>
          </table:table-cell>
          <table:table-cell table:number-columns-repeated="4"/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TrustBar</text:p>
          </table:table-cell>
          <table:table-cell office:value-type="string">
            <text:p>https://icomarks.com/ico/TrustBar</text:p>
          </table:table-cell>
          <table:table-cell table:number-columns-repeated="4"/>
        </table:table-row>
        <table:table-row table:style-name="ro1">
          <table:table-cell office:value-type="float" office:value="3162">
            <text:p>3162</text:p>
          </table:table-cell>
          <table:table-cell office:value-type="string">
            <text:p>Uchit</text:p>
          </table:table-cell>
          <table:table-cell office:value-type="string">
            <text:p>https://icomarks.com/ico/Uchit</text:p>
          </table:table-cell>
          <table:table-cell table:number-columns-repeated="4"/>
        </table:table-row>
        <table:table-row table:style-name="ro1">
          <table:table-cell office:value-type="float" office:value="3163">
            <text:p>3163</text:p>
          </table:table-cell>
          <table:table-cell office:value-type="string">
            <text:p>Unilot</text:p>
          </table:table-cell>
          <table:table-cell office:value-type="string">
            <text:p>https://icomarks.com/ico/Unilot</text:p>
          </table:table-cell>
          <table:table-cell table:number-columns-repeated="4"/>
        </table:table-row>
        <table:table-row table:style-name="ro1">
          <table:table-cell office:value-type="float" office:value="3164">
            <text:p>3164</text:p>
          </table:table-cell>
          <table:table-cell office:value-type="string">
            <text:p>United Traders</text:p>
          </table:table-cell>
          <table:table-cell office:value-type="string">
            <text:p>https://icomarks.com/ico/United-Traders</text:p>
          </table:table-cell>
          <table:table-cell table:number-columns-repeated="4"/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Universa</text:p>
          </table:table-cell>
          <table:table-cell office:value-type="string">
            <text:p>https://icomarks.com/ico/Universa</text:p>
          </table:table-cell>
          <table:table-cell table:number-columns-repeated="4"/>
        </table:table-row>
        <table:table-row table:style-name="ro1">
          <table:table-cell office:value-type="float" office:value="3167">
            <text:p>3167</text:p>
          </table:table-cell>
          <table:table-cell office:value-type="string">
            <text:p>VLB</text:p>
          </table:table-cell>
          <table:table-cell office:value-type="string">
            <text:p>https://icomarks.com/ico/VLB</text:p>
          </table:table-cell>
          <table:table-cell table:number-columns-repeated="4"/>
        </table:table-row>
        <table:table-row table:style-name="ro1">
          <table:table-cell office:value-type="float" office:value="3168">
            <text:p>3168</text:p>
          </table:table-cell>
          <table:table-cell office:value-type="string">
            <text:p>VuePay</text:p>
          </table:table-cell>
          <table:table-cell office:value-type="string">
            <text:p>https://icomarks.com/ico/VuePay</text:p>
          </table:table-cell>
          <table:table-cell table:number-columns-repeated="4"/>
        </table:table-row>
        <table:table-row table:style-name="ro1">
          <table:table-cell office:value-type="float" office:value="3169">
            <text:p>3169</text:p>
          </table:table-cell>
          <table:table-cell office:value-type="string">
            <text:p>weeMarketplaceAccessToken</text:p>
          </table:table-cell>
          <table:table-cell office:value-type="string">
            <text:p>https://icomarks.com/ico/weeMarketplaceAccessToken</text:p>
          </table:table-cell>
          <table:table-cell table:number-columns-repeated="4"/>
        </table:table-row>
        <table:table-row table:style-name="ro1">
          <table:table-cell office:value-type="float" office:value="3170">
            <text:p>3170</text:p>
          </table:table-cell>
          <table:table-cell office:value-type="string">
            <text:p>WeTrust</text:p>
          </table:table-cell>
          <table:table-cell office:value-type="string">
            <text:p>https://icomarks.com/ico/WeTrust</text:p>
          </table:table-cell>
          <table:table-cell table:number-columns-repeated="4"/>
        </table:table-row>
        <table:table-row table:style-name="ro1">
          <table:table-cell office:value-type="float" office:value="3171">
            <text:p>3171</text:p>
          </table:table-cell>
          <table:table-cell office:value-type="string">
            <text:p>White Stripe Lottery</text:p>
          </table:table-cell>
          <table:table-cell office:value-type="string">
            <text:p>https://icomarks.com/ico/White-Stripe-Lottery</text:p>
          </table:table-cell>
          <table:table-cell table:number-columns-repeated="4"/>
        </table:table-row>
        <table:table-row table:style-name="ro1">
          <table:table-cell office:value-type="float" office:value="3172">
            <text:p>3172</text:p>
          </table:table-cell>
          <table:table-cell office:value-type="string">
            <text:p>WindEnergyMining</text:p>
          </table:table-cell>
          <table:table-cell office:value-type="string">
            <text:p>https://icomarks.com/ico/WindEnergyMining</text:p>
          </table:table-cell>
          <table:table-cell table:number-columns-repeated="4"/>
        </table:table-row>
        <table:table-row table:style-name="ro1">
          <table:table-cell office:value-type="float" office:value="3173">
            <text:p>3173</text:p>
          </table:table-cell>
          <table:table-cell office:value-type="string">
            <text:p>WORDCOIN</text:p>
          </table:table-cell>
          <table:table-cell office:value-type="string">
            <text:p>https://icomarks.com/ico/WORDCOIN</text:p>
          </table:table-cell>
          <table:table-cell table:number-columns-repeated="4"/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WSPX</text:p>
          </table:table-cell>
          <table:table-cell office:value-type="string">
            <text:p>https://icomarks.com/ico/WSPX</text:p>
          </table:table-cell>
          <table:table-cell table:number-columns-repeated="4"/>
        </table:table-row>
        <table:table-row table:style-name="ro1">
          <table:table-cell office:value-type="float" office:value="3176">
            <text:p>3176</text:p>
          </table:table-cell>
          <table:table-cell office:value-type="string">
            <text:p>XefoCoin</text:p>
          </table:table-cell>
          <table:table-cell office:value-type="string">
            <text:p>https://icomarks.com/ico/XefoCoin</text:p>
          </table:table-cell>
          <table:table-cell table:number-columns-repeated="4"/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XRED</text:p>
          </table:table-cell>
          <table:table-cell office:value-type="string">
            <text:p>https://icomarks.com/ico/XRED</text:p>
          </table:table-cell>
          <table:table-cell table:number-columns-repeated="4"/>
        </table:table-row>
        <table:table-row table:style-name="ro1">
          <table:table-cell office:value-type="float" office:value="3178">
            <text:p>3178</text:p>
          </table:table-cell>
          <table:table-cell office:value-type="string">
            <text:p>YOUnited</text:p>
          </table:table-cell>
          <table:table-cell office:value-type="string">
            <text:p>https://icomarks.com/ico/YOUnited</text:p>
          </table:table-cell>
          <table:table-cell table:number-columns-repeated="4"/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Zeto</text:p>
          </table:table-cell>
          <table:table-cell office:value-type="string">
            <text:p>https://icomarks.com/ico/Zeto</text:p>
          </table:table-cell>
          <table:table-cell table:number-columns-repeated="4"/>
        </table:table-row>
        <table:table-row table:style-name="ro1">
          <table:table-cell office:value-type="float" office:value="3180">
            <text:p>3180</text:p>
          </table:table-cell>
          <table:table-cell office:value-type="string">
            <text:p>Zimrii</text:p>
          </table:table-cell>
          <table:table-cell office:value-type="string">
            <text:p>https://icomarks.com/ico/Zimrii</text:p>
          </table:table-cell>
          <table:table-cell table:number-columns-repeated="4"/>
        </table:table-row>
        <table:table-row table:style-name="ro1">
          <table:table-cell office:value-type="float" office:value="3182">
            <text:p>3182</text:p>
          </table:table-cell>
          <table:table-cell office:value-type="string">
            <text:p>4NEW</text:p>
          </table:table-cell>
          <table:table-cell office:value-type="string">
            <text:p>https://icomarks.com/ico/4NEW</text:p>
          </table:table-cell>
          <table:table-cell table:number-columns-repeated="4"/>
        </table:table-row>
        <table:table-row table:style-name="ro1">
          <table:table-cell office:value-type="float" office:value="3183">
            <text:p>3183</text:p>
          </table:table-cell>
          <table:table-cell office:value-type="string">
            <text:p>A2B Taxi</text:p>
          </table:table-cell>
          <table:table-cell office:value-type="string">
            <text:p>https://icomarks.com/ico/A2B-Taxi</text:p>
          </table:table-cell>
          <table:table-cell table:number-columns-repeated="4"/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Acomobase</text:p>
          </table:table-cell>
          <table:table-cell office:value-type="string">
            <text:p>https://icomarks.com/ico/Acomobase</text:p>
          </table:table-cell>
          <table:table-cell table:number-columns-repeated="4"/>
        </table:table-row>
        <table:table-row table:style-name="ro1">
          <table:table-cell office:value-type="float" office:value="3186">
            <text:p>3186</text:p>
          </table:table-cell>
          <table:table-cell office:value-type="string">
            <text:p>Ad Funnel</text:p>
          </table:table-cell>
          <table:table-cell office:value-type="string">
            <text:p>https://icomarks.com/ico/Ad-Funnel</text:p>
          </table:table-cell>
          <table:table-cell table:number-columns-repeated="4"/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Adgonos</text:p>
          </table:table-cell>
          <table:table-cell office:value-type="string">
            <text:p>https://icomarks.com/ico/Adgonos</text:p>
          </table:table-cell>
          <table:table-cell table:number-columns-repeated="4"/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AIREXE</text:p>
          </table:table-cell>
          <table:table-cell office:value-type="string">
            <text:p>https://icomarks.com/ico/AIREXE</text:p>
          </table:table-cell>
          <table:table-cell table:number-columns-repeated="4"/>
        </table:table-row>
        <table:table-row table:style-name="ro1">
          <table:table-cell office:value-type="float" office:value="3191">
            <text:p>3191</text:p>
          </table:table-cell>
          <table:table-cell office:value-type="string">
            <text:p>Algotrading</text:p>
          </table:table-cell>
          <table:table-cell office:value-type="string">
            <text:p>https://icomarks.com/ico/Algotrading</text:p>
          </table:table-cell>
          <table:table-cell table:number-columns-repeated="4"/>
        </table:table-row>
        <table:table-row table:style-name="ro1">
          <table:table-cell office:value-type="float" office:value="3192">
            <text:p>3192</text:p>
          </table:table-cell>
          <table:table-cell office:value-type="string">
            <text:p>ALMBank</text:p>
          </table:table-cell>
          <table:table-cell office:value-type="string">
            <text:p>https://icomarks.com/ico/ALMBank</text:p>
          </table:table-cell>
          <table:table-cell table:number-columns-repeated="4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ALTEUM</text:p>
          </table:table-cell>
          <table:table-cell office:value-type="string">
            <text:p>https://icomarks.com/ico/ALTEUM</text:p>
          </table:table-cell>
          <table:table-cell table:number-columns-repeated="4"/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AmaStar</text:p>
          </table:table-cell>
          <table:table-cell office:value-type="string">
            <text:p>https://icomarks.com/ico/AmaStar</text:p>
          </table:table-cell>
          <table:table-cell table:number-columns-repeated="4"/>
        </table:table-row>
        <table:table-row table:style-name="ro1">
          <table:table-cell office:value-type="float" office:value="3196">
            <text:p>3196</text:p>
          </table:table-cell>
          <table:table-cell office:value-type="string">
            <text:p>Anryze</text:p>
          </table:table-cell>
          <table:table-cell office:value-type="string">
            <text:p>https://icomarks.com/ico/Anryze</text:p>
          </table:table-cell>
          <table:table-cell table:number-columns-repeated="4"/>
        </table:table-row>
        <table:table-row table:style-name="ro1">
          <table:table-cell office:value-type="float" office:value="3198">
            <text:p>3198</text:p>
          </table:table-cell>
          <table:table-cell office:value-type="string">
            <text:p>ARGO Reality</text:p>
          </table:table-cell>
          <table:table-cell office:value-type="string">
            <text:p>https://icomarks.com/ico/ARGO-Reality</text:p>
          </table:table-cell>
          <table:table-cell table:number-columns-repeated="4"/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Artex</text:p>
          </table:table-cell>
          <table:table-cell office:value-type="string">
            <text:p>https://icomarks.com/ico/Artex</text:p>
          </table:table-cell>
          <table:table-cell table:number-columns-repeated="4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Artis</text:p>
          </table:table-cell>
          <table:table-cell office:value-type="string">
            <text:p>https://icomarks.com/ico/Artis</text:p>
          </table:table-cell>
          <table:table-cell table:number-columns-repeated="4"/>
        </table:table-row>
        <table:table-row table:style-name="ro1">
          <table:table-cell office:value-type="float" office:value="3202">
            <text:p>3202</text:p>
          </table:table-cell>
          <table:table-cell office:value-type="string">
            <text:p>Astronaut</text:p>
          </table:table-cell>
          <table:table-cell office:value-type="string">
            <text:p>https://icomarks.com/ico/Astronaut</text:p>
          </table:table-cell>
          <table:table-cell table:number-columns-repeated="4"/>
        </table:table-row>
        <table:table-row table:style-name="ro1">
          <table:table-cell office:value-type="float" office:value="3204">
            <text:p>3204</text:p>
          </table:table-cell>
          <table:table-cell office:value-type="string">
            <text:p>Augmate</text:p>
          </table:table-cell>
          <table:table-cell office:value-type="string">
            <text:p>https://icomarks.com/ico/Augmate</text:p>
          </table:table-cell>
          <table:table-cell table:number-columns-repeated="4"/>
        </table:table-row>
        <table:table-row table:style-name="ro1">
          <table:table-cell office:value-type="float" office:value="3205">
            <text:p>3205</text:p>
          </table:table-cell>
          <table:table-cell office:value-type="string">
            <text:p>autoXchange</text:p>
          </table:table-cell>
          <table:table-cell office:value-type="string">
            <text:p>https://icomarks.com/ico/autoXchange</text:p>
          </table:table-cell>
          <table:table-cell table:number-columns-repeated="4"/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Bananacoin</text:p>
          </table:table-cell>
          <table:table-cell office:value-type="string">
            <text:p>https://icomarks.com/ico/Bananacoin</text:p>
          </table:table-cell>
          <table:table-cell table:number-columns-repeated="4"/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BANKEX</text:p>
          </table:table-cell>
          <table:table-cell office:value-type="string">
            <text:p>https://icomarks.com/ico/BANKEX</text:p>
          </table:table-cell>
          <table:table-cell table:number-columns-repeated="4"/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Betevent</text:p>
          </table:table-cell>
          <table:table-cell office:value-type="string">
            <text:p>https://icomarks.com/ico/Betevent</text:p>
          </table:table-cell>
          <table:table-cell table:number-columns-repeated="4"/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BetInReal</text:p>
          </table:table-cell>
          <table:table-cell office:value-type="string">
            <text:p>https://icomarks.com/ico/BetInReal</text:p>
          </table:table-cell>
          <table:table-cell table:number-columns-repeated="4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Betrium</text:p>
          </table:table-cell>
          <table:table-cell office:value-type="string">
            <text:p>https://icomarks.com/ico/Betrium</text:p>
          </table:table-cell>
          <table:table-cell table:number-columns-repeated="4"/>
        </table:table-row>
        <table:table-row table:style-name="ro1">
          <table:table-cell office:value-type="float" office:value="3214">
            <text:p>3214</text:p>
          </table:table-cell>
          <table:table-cell office:value-type="string">
            <text:p>Biometrids</text:p>
          </table:table-cell>
          <table:table-cell office:value-type="string">
            <text:p>https://icomarks.com/ico/Biometrids</text:p>
          </table:table-cell>
          <table:table-cell table:number-columns-repeated="4"/>
        </table:table-row>
        <table:table-row table:style-name="ro1">
          <table:table-cell office:value-type="float" office:value="3216">
            <text:p>3216</text:p>
          </table:table-cell>
          <table:table-cell office:value-type="string">
            <text:p>BIRC</text:p>
          </table:table-cell>
          <table:table-cell office:value-type="string">
            <text:p>https://icomarks.com/ico/BIRC</text:p>
          </table:table-cell>
          <table:table-cell table:number-columns-repeated="4"/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BitBoost</text:p>
          </table:table-cell>
          <table:table-cell office:value-type="string">
            <text:p>https://icomarks.com/ico/BitBoost</text:p>
          </table:table-cell>
          <table:table-cell table:number-columns-repeated="4"/>
        </table:table-row>
        <table:table-row table:style-name="ro1">
          <table:table-cell office:value-type="float" office:value="3218">
            <text:p>3218</text:p>
          </table:table-cell>
          <table:table-cell office:value-type="string">
            <text:p>BitCar</text:p>
          </table:table-cell>
          <table:table-cell office:value-type="string">
            <text:p>https://icomarks.com/ico/BitCar</text:p>
          </table:table-cell>
          <table:table-cell table:number-columns-repeated="4"/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BitCoin Ichip</text:p>
          </table:table-cell>
          <table:table-cell office:value-type="string">
            <text:p>https://icomarks.com/ico/BitCoin-Ichip</text:p>
          </table:table-cell>
          <table:table-cell table:number-columns-repeated="4"/>
        </table:table-row>
        <table:table-row table:style-name="ro1">
          <table:table-cell office:value-type="float" office:value="3221">
            <text:p>3221</text:p>
          </table:table-cell>
          <table:table-cell office:value-type="string">
            <text:p>Bitone Network</text:p>
          </table:table-cell>
          <table:table-cell office:value-type="string">
            <text:p>https://icomarks.com/ico/Bitone-Network</text:p>
          </table:table-cell>
          <table:table-cell table:number-columns-repeated="4"/>
        </table:table-row>
        <table:table-row table:style-name="ro1">
          <table:table-cell office:value-type="float" office:value="3222">
            <text:p>3222</text:p>
          </table:table-cell>
          <table:table-cell office:value-type="string">
            <text:p>Bitron</text:p>
          </table:table-cell>
          <table:table-cell office:value-type="string">
            <text:p>https://icomarks.com/ico/Bitron</text:p>
          </table:table-cell>
          <table:table-cell table:number-columns-repeated="4"/>
        </table:table-row>
        <table:table-row table:style-name="ro1">
          <table:table-cell office:value-type="float" office:value="3223">
            <text:p>3223</text:p>
          </table:table-cell>
          <table:table-cell office:value-type="string">
            <text:p>Bitwoex</text:p>
          </table:table-cell>
          <table:table-cell office:value-type="string">
            <text:p>https://icomarks.com/ico/Bitwoex</text:p>
          </table:table-cell>
          <table:table-cell table:number-columns-repeated="4"/>
        </table:table-row>
        <table:table-row table:style-name="ro1">
          <table:table-cell office:value-type="float" office:value="3226">
            <text:p>3226</text:p>
          </table:table-cell>
          <table:table-cell office:value-type="string">
            <text:p>Bopti</text:p>
          </table:table-cell>
          <table:table-cell office:value-type="string">
            <text:p>https://icomarks.com/ico/Bopti</text:p>
          </table:table-cell>
          <table:table-cell table:number-columns-repeated="4"/>
        </table:table-row>
        <table:table-row table:style-name="ro1">
          <table:table-cell office:value-type="float" office:value="3227">
            <text:p>3227</text:p>
          </table:table-cell>
          <table:table-cell office:value-type="string">
            <text:p>BrandProtect</text:p>
          </table:table-cell>
          <table:table-cell office:value-type="string">
            <text:p>https://icomarks.com/ico/BrandProtect</text:p>
          </table:table-cell>
          <table:table-cell table:number-columns-repeated="4"/>
        </table:table-row>
        <table:table-row table:style-name="ro1">
          <table:table-cell office:value-type="float" office:value="3228">
            <text:p>3228</text:p>
          </table:table-cell>
          <table:table-cell office:value-type="string">
            <text:p>Breeze Coin</text:p>
          </table:table-cell>
          <table:table-cell office:value-type="string">
            <text:p>https://icomarks.com/ico/Breeze-Coin</text:p>
          </table:table-cell>
          <table:table-cell table:number-columns-repeated="4"/>
        </table:table-row>
        <table:table-row table:style-name="ro1">
          <table:table-cell office:value-type="float" office:value="3229">
            <text:p>3229</text:p>
          </table:table-cell>
          <table:table-cell office:value-type="string">
            <text:p>BrikBit</text:p>
          </table:table-cell>
          <table:table-cell office:value-type="string">
            <text:p>https://icomarks.com/ico/BrikBit</text:p>
          </table:table-cell>
          <table:table-cell table:number-columns-repeated="4"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Brotherly</text:p>
          </table:table-cell>
          <table:table-cell office:value-type="string">
            <text:p>https://icomarks.com/ico/Brotherly</text:p>
          </table:table-cell>
          <table:table-cell table:number-columns-repeated="4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Bryllite</text:p>
          </table:table-cell>
          <table:table-cell office:value-type="string">
            <text:p>https://icomarks.com/ico/Bryllite</text:p>
          </table:table-cell>
          <table:table-cell table:number-columns-repeated="4"/>
        </table:table-row>
        <table:table-row table:style-name="ro1">
          <table:table-cell office:value-type="float" office:value="3233">
            <text:p>3233</text:p>
          </table:table-cell>
          <table:table-cell office:value-type="string">
            <text:p>Bytemine</text:p>
          </table:table-cell>
          <table:table-cell office:value-type="string">
            <text:p>https://icomarks.com/ico/Bytemine</text:p>
          </table:table-cell>
          <table:table-cell table:number-columns-repeated="4"/>
        </table:table-row>
        <table:table-row table:style-name="ro1">
          <table:table-cell office:value-type="float" office:value="3234">
            <text:p>3234</text:p>
          </table:table-cell>
          <table:table-cell office:value-type="string">
            <text:p>CAPZ</text:p>
          </table:table-cell>
          <table:table-cell office:value-type="string">
            <text:p>https://icomarks.com/ico/CAPZ</text:p>
          </table:table-cell>
          <table:table-cell table:number-columns-repeated="4"/>
        </table:table-row>
        <table:table-row table:style-name="ro1">
          <table:table-cell office:value-type="float" office:value="3235">
            <text:p>3235</text:p>
          </table:table-cell>
          <table:table-cell office:value-type="string">
            <text:p>CariOS</text:p>
          </table:table-cell>
          <table:table-cell office:value-type="string">
            <text:p>https://icomarks.com/ico/CariOS</text:p>
          </table:table-cell>
          <table:table-cell table:number-columns-repeated="4"/>
        </table:table-row>
        <table:table-row table:style-name="ro1">
          <table:table-cell office:value-type="float" office:value="3237">
            <text:p>3237</text:p>
          </table:table-cell>
          <table:table-cell office:value-type="string">
            <text:p>CHEX</text:p>
          </table:table-cell>
          <table:table-cell office:value-type="string">
            <text:p>https://icomarks.com/ico/CHEX</text:p>
          </table:table-cell>
          <table:table-cell table:number-columns-repeated="4"/>
        </table:table-row>
        <table:table-row table:style-name="ro1">
          <table:table-cell office:value-type="float" office:value="3238">
            <text:p>3238</text:p>
          </table:table-cell>
          <table:table-cell office:value-type="string">
            <text:p>Christ Coins</text:p>
          </table:table-cell>
          <table:table-cell office:value-type="string">
            <text:p>https://icomarks.com/ico/Christ-Coins</text:p>
          </table:table-cell>
          <table:table-cell table:number-columns-repeated="4"/>
        </table:table-row>
        <table:table-row table:style-name="ro1">
          <table:table-cell office:value-type="float" office:value="3239">
            <text:p>3239</text:p>
          </table:table-cell>
          <table:table-cell office:value-type="string">
            <text:p>Chubex</text:p>
          </table:table-cell>
          <table:table-cell office:value-type="string">
            <text:p>https://icomarks.com/ico/Chubex</text:p>
          </table:table-cell>
          <table:table-cell table:number-columns-repeated="4"/>
        </table:table-row>
        <table:table-row table:style-name="ro1">
          <table:table-cell office:value-type="float" office:value="3240">
            <text:p>3240</text:p>
          </table:table-cell>
          <table:table-cell office:value-type="string">
            <text:p>CitiCash</text:p>
          </table:table-cell>
          <table:table-cell office:value-type="string">
            <text:p>https://icomarks.com/ico/CitiCash</text:p>
          </table:table-cell>
          <table:table-cell table:number-columns-repeated="4"/>
        </table:table-row>
        <table:table-row table:style-name="ro1">
          <table:table-cell office:value-type="float" office:value="3241">
            <text:p>3241</text:p>
          </table:table-cell>
          <table:table-cell office:value-type="string">
            <text:p>ClearPoll</text:p>
          </table:table-cell>
          <table:table-cell office:value-type="string">
            <text:p>https://icomarks.com/ico/ClearPoll</text:p>
          </table:table-cell>
          <table:table-cell table:number-columns-repeated="4"/>
        </table:table-row>
        <table:table-row table:style-name="ro1">
          <table:table-cell office:value-type="float" office:value="3242">
            <text:p>3242</text:p>
          </table:table-cell>
          <table:table-cell office:value-type="string">
            <text:p>CODEO TOKEN</text:p>
          </table:table-cell>
          <table:table-cell office:value-type="string">
            <text:p>https://icomarks.com/ico/CODEO-TOKEN</text:p>
          </table:table-cell>
          <table:table-cell table:number-columns-repeated="4"/>
        </table:table-row>
        <table:table-row table:style-name="ro1">
          <table:table-cell office:value-type="float" office:value="3243">
            <text:p>3243</text:p>
          </table:table-cell>
          <table:table-cell office:value-type="string">
            <text:p>CoinFi</text:p>
          </table:table-cell>
          <table:table-cell office:value-type="string">
            <text:p>https://icomarks.com/ico/CoinFi</text:p>
          </table:table-cell>
          <table:table-cell table:number-columns-repeated="4"/>
        </table:table-row>
        <table:table-row table:style-name="ro1">
          <table:table-cell office:value-type="float" office:value="3244">
            <text:p>3244</text:p>
          </table:table-cell>
          <table:table-cell office:value-type="string">
            <text:p>CoinHealth</text:p>
          </table:table-cell>
          <table:table-cell office:value-type="string">
            <text:p>https://icomarks.com/ico/CoinHealth</text:p>
          </table:table-cell>
          <table:table-cell table:number-columns-repeated="4"/>
        </table:table-row>
        <table:table-row table:style-name="ro1">
          <table:table-cell office:value-type="float" office:value="3245">
            <text:p>3245</text:p>
          </table:table-cell>
          <table:table-cell office:value-type="string">
            <text:p>Coinlancer</text:p>
          </table:table-cell>
          <table:table-cell office:value-type="string">
            <text:p>https://icomarks.com/ico/Coinlancer</text:p>
          </table:table-cell>
          <table:table-cell table:number-columns-repeated="4"/>
        </table:table-row>
        <table:table-row table:style-name="ro1">
          <table:table-cell office:value-type="float" office:value="3246">
            <text:p>3246</text:p>
          </table:table-cell>
          <table:table-cell office:value-type="string">
            <text:p>Coinnup</text:p>
          </table:table-cell>
          <table:table-cell office:value-type="string">
            <text:p>https://icomarks.com/ico/Coinnup</text:p>
          </table:table-cell>
          <table:table-cell table:number-columns-repeated="4"/>
        </table:table-row>
        <table:table-row table:style-name="ro1">
          <table:table-cell office:value-type="float" office:value="3247">
            <text:p>3247</text:p>
          </table:table-cell>
          <table:table-cell office:value-type="string">
            <text:p>Coinquiztador</text:p>
          </table:table-cell>
          <table:table-cell office:value-type="string">
            <text:p>https://icomarks.com/ico/Coinquiztador</text:p>
          </table:table-cell>
          <table:table-cell table:number-columns-repeated="4"/>
        </table:table-row>
        <table:table-row table:style-name="ro1">
          <table:table-cell office:value-type="float" office:value="3248">
            <text:p>3248</text:p>
          </table:table-cell>
          <table:table-cell office:value-type="string">
            <text:p>Conterium</text:p>
          </table:table-cell>
          <table:table-cell office:value-type="string">
            <text:p>https://icomarks.com/ico/Conterium</text:p>
          </table:table-cell>
          <table:table-cell table:number-columns-repeated="4"/>
        </table:table-row>
        <table:table-row table:style-name="ro1">
          <table:table-cell office:value-type="float" office:value="3249">
            <text:p>3249</text:p>
          </table:table-cell>
          <table:table-cell office:value-type="string">
            <text:p>Cosmochain</text:p>
          </table:table-cell>
          <table:table-cell office:value-type="string">
            <text:p>https://icomarks.com/ico/Cosmochain</text:p>
          </table:table-cell>
          <table:table-cell table:number-columns-repeated="4"/>
        </table:table-row>
        <table:table-row table:style-name="ro1">
          <table:table-cell office:value-type="float" office:value="3250">
            <text:p>3250</text:p>
          </table:table-cell>
          <table:table-cell office:value-type="string">
            <text:p>CriptoHub</text:p>
          </table:table-cell>
          <table:table-cell office:value-type="string">
            <text:p>https://icomarks.com/ico/CriptoHub</text:p>
          </table:table-cell>
          <table:table-cell table:number-columns-repeated="4"/>
        </table:table-row>
        <table:table-row table:style-name="ro1">
          <table:table-cell office:value-type="float" office:value="3251">
            <text:p>3251</text:p>
          </table:table-cell>
          <table:table-cell office:value-type="string">
            <text:p>CROMhub</text:p>
          </table:table-cell>
          <table:table-cell office:value-type="string">
            <text:p>https://icomarks.com/ico/CROMhub</text:p>
          </table:table-cell>
          <table:table-cell table:number-columns-repeated="4"/>
        </table:table-row>
        <table:table-row table:style-name="ro1">
          <table:table-cell office:value-type="float" office:value="3252">
            <text:p>3252</text:p>
          </table:table-cell>
          <table:table-cell office:value-type="string">
            <text:p>Crosspays</text:p>
          </table:table-cell>
          <table:table-cell office:value-type="string">
            <text:p>https://icomarks.com/ico/Crosspays</text:p>
          </table:table-cell>
          <table:table-cell table:number-columns-repeated="4"/>
        </table:table-row>
        <table:table-row table:style-name="ro1">
          <table:table-cell office:value-type="float" office:value="3253">
            <text:p>3253</text:p>
          </table:table-cell>
          <table:table-cell office:value-type="string">
            <text:p>Crowd for Angels</text:p>
          </table:table-cell>
          <table:table-cell office:value-type="string">
            <text:p>https://icomarks.com/ico/Crowd-for-Angels</text:p>
          </table:table-cell>
          <table:table-cell table:number-columns-repeated="4"/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Cryde</text:p>
          </table:table-cell>
          <table:table-cell office:value-type="string">
            <text:p>https://icomarks.com/ico/Cryde</text:p>
          </table:table-cell>
          <table:table-cell table:number-columns-repeated="4"/>
        </table:table-row>
        <table:table-row table:style-name="ro1">
          <table:table-cell office:value-type="float" office:value="3256">
            <text:p>3256</text:p>
          </table:table-cell>
          <table:table-cell office:value-type="string">
            <text:p>CryptoCopy</text:p>
          </table:table-cell>
          <table:table-cell office:value-type="string">
            <text:p>https://icomarks.com/ico/CryptoCopy</text:p>
          </table:table-cell>
          <table:table-cell table:number-columns-repeated="4"/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CryptoFlow Developments</text:p>
          </table:table-cell>
          <table:table-cell office:value-type="string">
            <text:p>https://icomarks.com/ico/CryptoFlow-Developments</text:p>
          </table:table-cell>
          <table:table-cell table:number-columns-repeated="4"/>
        </table:table-row>
        <table:table-row table:style-name="ro1">
          <table:table-cell office:value-type="float" office:value="3258">
            <text:p>3258</text:p>
          </table:table-cell>
          <table:table-cell office:value-type="string">
            <text:p>Cryptoloans</text:p>
          </table:table-cell>
          <table:table-cell office:value-type="string">
            <text:p>https://icomarks.com/ico/Cryptoloans</text:p>
          </table:table-cell>
          <table:table-cell table:number-columns-repeated="4"/>
        </table:table-row>
        <table:table-row table:style-name="ro1">
          <table:table-cell office:value-type="float" office:value="3259">
            <text:p>3259</text:p>
          </table:table-cell>
          <table:table-cell office:value-type="string">
            <text:p>CUBE</text:p>
          </table:table-cell>
          <table:table-cell office:value-type="string">
            <text:p>https://icomarks.com/ico/CUBE</text:p>
          </table:table-cell>
          <table:table-cell table:number-columns-repeated="4"/>
        </table:table-row>
        <table:table-row table:style-name="ro1">
          <table:table-cell office:value-type="float" office:value="3260">
            <text:p>3260</text:p>
          </table:table-cell>
          <table:table-cell office:value-type="string">
            <text:p>CurrenExchange</text:p>
          </table:table-cell>
          <table:table-cell office:value-type="string">
            <text:p>https://icomarks.com/ico/CurrenExchange</text:p>
          </table:table-cell>
          <table:table-cell table:number-columns-repeated="4"/>
        </table:table-row>
        <table:table-row table:style-name="ro1">
          <table:table-cell office:value-type="float" office:value="3261">
            <text:p>3261</text:p>
          </table:table-cell>
          <table:table-cell office:value-type="string">
            <text:p>Current</text:p>
          </table:table-cell>
          <table:table-cell office:value-type="string">
            <text:p>https://icomarks.com/ico/Current</text:p>
          </table:table-cell>
          <table:table-cell table:number-columns-repeated="4"/>
        </table:table-row>
        <table:table-row table:style-name="ro1">
          <table:table-cell office:value-type="float" office:value="3262">
            <text:p>3262</text:p>
          </table:table-cell>
          <table:table-cell office:value-type="string">
            <text:p>Current X Change</text:p>
          </table:table-cell>
          <table:table-cell office:value-type="string">
            <text:p>https://icomarks.com/ico/Current-X-Change</text:p>
          </table:table-cell>
          <table:table-cell table:number-columns-repeated="4"/>
        </table:table-row>
        <table:table-row table:style-name="ro1">
          <table:table-cell office:value-type="float" office:value="3263">
            <text:p>3263</text:p>
          </table:table-cell>
          <table:table-cell office:value-type="string">
            <text:p>Dailycoin</text:p>
          </table:table-cell>
          <table:table-cell office:value-type="string">
            <text:p>https://icomarks.com/ico/Dailycoin</text:p>
          </table:table-cell>
          <table:table-cell table:number-columns-repeated="4"/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DavorcoinX</text:p>
          </table:table-cell>
          <table:table-cell office:value-type="string">
            <text:p>https://icomarks.com/ico/DavorcoinX</text:p>
          </table:table-cell>
          <table:table-cell table:number-columns-repeated="4"/>
        </table:table-row>
        <table:table-row table:style-name="ro1">
          <table:table-cell office:value-type="float" office:value="3266">
            <text:p>3266</text:p>
          </table:table-cell>
          <table:table-cell office:value-type="string">
            <text:p>DCC</text:p>
          </table:table-cell>
          <table:table-cell office:value-type="string">
            <text:p>https://icomarks.com/ico/DCC</text:p>
          </table:table-cell>
          <table:table-cell table:number-columns-repeated="4"/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Dether</text:p>
          </table:table-cell>
          <table:table-cell office:value-type="string">
            <text:p>https://icomarks.com/ico/Dether</text:p>
          </table:table-cell>
          <table:table-cell table:number-columns-repeated="4"/>
        </table:table-row>
        <table:table-row table:style-name="ro1">
          <table:table-cell office:value-type="float" office:value="3269">
            <text:p>3269</text:p>
          </table:table-cell>
          <table:table-cell office:value-type="string">
            <text:p>Diamond Guard</text:p>
          </table:table-cell>
          <table:table-cell office:value-type="string">
            <text:p>https://icomarks.com/ico/Diamond-Guard</text:p>
          </table:table-cell>
          <table:table-cell table:number-columns-repeated="4"/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Dinnerful Network</text:p>
          </table:table-cell>
          <table:table-cell office:value-type="string">
            <text:p>https://icomarks.com/ico/Dinnerful-Network</text:p>
          </table:table-cell>
          <table:table-cell table:number-columns-repeated="4"/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Districts</text:p>
          </table:table-cell>
          <table:table-cell office:value-type="string">
            <text:p>https://icomarks.com/ico/Districts</text:p>
          </table:table-cell>
          <table:table-cell table:number-columns-repeated="4"/>
        </table:table-row>
        <table:table-row table:style-name="ro1">
          <table:table-cell office:value-type="float" office:value="3272">
            <text:p>3272</text:p>
          </table:table-cell>
          <table:table-cell office:value-type="string">
            <text:p>doBETacceptBET</text:p>
          </table:table-cell>
          <table:table-cell office:value-type="string">
            <text:p>https://icomarks.com/ico/doBETacceptBET</text:p>
          </table:table-cell>
          <table:table-cell table:number-columns-repeated="4"/>
        </table:table-row>
        <table:table-row table:style-name="ro1">
          <table:table-cell office:value-type="float" office:value="3273">
            <text:p>3273</text:p>
          </table:table-cell>
          <table:table-cell office:value-type="string">
            <text:p>DogRacing</text:p>
          </table:table-cell>
          <table:table-cell office:value-type="string">
            <text:p>https://icomarks.com/ico/DogRacing</text:p>
          </table:table-cell>
          <table:table-cell table:number-columns-repeated="4"/>
        </table:table-row>
        <table:table-row table:style-name="ro1">
          <table:table-cell office:value-type="float" office:value="3275">
            <text:p>3275</text:p>
          </table:table-cell>
          <table:table-cell office:value-type="string">
            <text:p>Elastos</text:p>
          </table:table-cell>
          <table:table-cell office:value-type="string">
            <text:p>https://icomarks.com/ico/Elastos</text:p>
          </table:table-cell>
          <table:table-cell table:number-columns-repeated="4"/>
        </table:table-row>
        <table:table-row table:style-name="ro1">
          <table:table-cell office:value-type="float" office:value="3276">
            <text:p>3276</text:p>
          </table:table-cell>
          <table:table-cell office:value-type="string">
            <text:p>ELCoin</text:p>
          </table:table-cell>
          <table:table-cell office:value-type="string">
            <text:p>https://icomarks.com/ico/ELCoin</text:p>
          </table:table-cell>
          <table:table-cell table:number-columns-repeated="4"/>
        </table:table-row>
        <table:table-row table:style-name="ro1">
          <table:table-cell office:value-type="float" office:value="3277">
            <text:p>3277</text:p>
          </table:table-cell>
          <table:table-cell office:value-type="string">
            <text:p>EMU Project</text:p>
          </table:table-cell>
          <table:table-cell office:value-type="string">
            <text:p>https://icomarks.com/ico/EMU-Project</text:p>
          </table:table-cell>
          <table:table-cell table:number-columns-repeated="4"/>
        </table:table-row>
        <table:table-row table:style-name="ro1">
          <table:table-cell office:value-type="float" office:value="3278">
            <text:p>3278</text:p>
          </table:table-cell>
          <table:table-cell office:value-type="string">
            <text:p>Enecuum</text:p>
          </table:table-cell>
          <table:table-cell office:value-type="string">
            <text:p>https://icomarks.com/ico/Enecuum</text:p>
          </table:table-cell>
          <table:table-cell table:number-columns-repeated="4"/>
        </table:table-row>
        <table:table-row table:style-name="ro1">
          <table:table-cell office:value-type="float" office:value="3279">
            <text:p>3279</text:p>
          </table:table-cell>
          <table:table-cell office:value-type="string">
            <text:p>Energi Token</text:p>
          </table:table-cell>
          <table:table-cell office:value-type="string">
            <text:p>https://icomarks.com/ico/Energi-Token</text:p>
          </table:table-cell>
          <table:table-cell table:number-columns-repeated="4"/>
        </table:table-row>
        <table:table-row table:style-name="ro1">
          <table:table-cell office:value-type="float" office:value="3280">
            <text:p>3280</text:p>
          </table:table-cell>
          <table:table-cell office:value-type="string">
            <text:p>Engyo</text:p>
          </table:table-cell>
          <table:table-cell office:value-type="string">
            <text:p>https://icomarks.com/ico/Engyo</text:p>
          </table:table-cell>
          <table:table-cell table:number-columns-repeated="4"/>
        </table:table-row>
        <table:table-row table:style-name="ro1">
          <table:table-cell office:value-type="float" office:value="3281">
            <text:p>3281</text:p>
          </table:table-cell>
          <table:table-cell office:value-type="string">
            <text:p>ENOD</text:p>
          </table:table-cell>
          <table:table-cell office:value-type="string">
            <text:p>https://icomarks.com/ico/ENOD</text:p>
          </table:table-cell>
          <table:table-cell table:number-columns-repeated="4"/>
        </table:table-row>
        <table:table-row table:style-name="ro1">
          <table:table-cell office:value-type="float" office:value="3282">
            <text:p>3282</text:p>
          </table:table-cell>
          <table:table-cell office:value-type="string">
            <text:p>Ethearnal</text:p>
          </table:table-cell>
          <table:table-cell office:value-type="string">
            <text:p>https://icomarks.com/ico/Ethearnal</text:p>
          </table:table-cell>
          <table:table-cell table:number-columns-repeated="4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EveryCoin</text:p>
          </table:table-cell>
          <table:table-cell office:value-type="string">
            <text:p>https://icomarks.com/ico/EveryCoin</text:p>
          </table:table-cell>
          <table:table-cell table:number-columns-repeated="4"/>
        </table:table-row>
        <table:table-row table:style-name="ro1">
          <table:table-cell office:value-type="float" office:value="3284">
            <text:p>3284</text:p>
          </table:table-cell>
          <table:table-cell office:value-type="string">
            <text:p>Exbitrade</text:p>
          </table:table-cell>
          <table:table-cell office:value-type="string">
            <text:p>https://icomarks.com/ico/Exbitrade</text:p>
          </table:table-cell>
          <table:table-cell table:number-columns-repeated="4"/>
        </table:table-row>
        <table:table-row table:style-name="ro1">
          <table:table-cell office:value-type="float" office:value="3285">
            <text:p>3285</text:p>
          </table:table-cell>
          <table:table-cell office:value-type="string">
            <text:p>EXCHAIN</text:p>
          </table:table-cell>
          <table:table-cell office:value-type="string">
            <text:p>https://icomarks.com/ico/EXCHAIN</text:p>
          </table:table-cell>
          <table:table-cell table:number-columns-repeated="4"/>
        </table:table-row>
        <table:table-row table:style-name="ro1">
          <table:table-cell office:value-type="float" office:value="3286">
            <text:p>3286</text:p>
          </table:table-cell>
          <table:table-cell office:value-type="string">
            <text:p>Exscudo</text:p>
          </table:table-cell>
          <table:table-cell office:value-type="string">
            <text:p>https://icomarks.com/ico/Exscudo</text:p>
          </table:table-cell>
          <table:table-cell table:number-columns-repeated="4"/>
        </table:table-row>
        <table:table-row table:style-name="ro1">
          <table:table-cell office:value-type="float" office:value="3287">
            <text:p>3287</text:p>
          </table:table-cell>
          <table:table-cell office:value-type="string">
            <text:p>Extrabit</text:p>
          </table:table-cell>
          <table:table-cell office:value-type="string">
            <text:p>https://icomarks.com/ico/Extrabit</text:p>
          </table:table-cell>
          <table:table-cell table:number-columns-repeated="4"/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FamilyPoints</text:p>
          </table:table-cell>
          <table:table-cell office:value-type="string">
            <text:p>https://icomarks.com/ico/FamilyPoints</text:p>
          </table:table-cell>
          <table:table-cell table:number-columns-repeated="4"/>
        </table:table-row>
        <table:table-row table:style-name="ro1">
          <table:table-cell office:value-type="float" office:value="3290">
            <text:p>3290</text:p>
          </table:table-cell>
          <table:table-cell office:value-type="string">
            <text:p>Farad</text:p>
          </table:table-cell>
          <table:table-cell office:value-type="string">
            <text:p>https://icomarks.com/ico/Farad</text:p>
          </table:table-cell>
          <table:table-cell table:number-columns-repeated="4"/>
        </table:table-row>
        <table:table-row table:style-name="ro1">
          <table:table-cell office:value-type="float" office:value="3291">
            <text:p>3291</text:p>
          </table:table-cell>
          <table:table-cell office:value-type="string">
            <text:p>Fern</text:p>
          </table:table-cell>
          <table:table-cell office:value-type="string">
            <text:p>https://icomarks.com/ico/Fern</text:p>
          </table:table-cell>
          <table:table-cell table:number-columns-repeated="4"/>
        </table:table-row>
        <table:table-row table:style-name="ro1">
          <table:table-cell office:value-type="float" office:value="3292">
            <text:p>3292</text:p>
          </table:table-cell>
          <table:table-cell office:value-type="string">
            <text:p>Finom</text:p>
          </table:table-cell>
          <table:table-cell office:value-type="string">
            <text:p>https://icomarks.com/ico/Finom</text:p>
          </table:table-cell>
          <table:table-cell table:number-columns-repeated="4"/>
        </table:table-row>
        <table:table-row table:style-name="ro1">
          <table:table-cell office:value-type="float" office:value="3293">
            <text:p>3293</text:p>
          </table:table-cell>
          <table:table-cell office:value-type="string">
            <text:p>Fluxorin</text:p>
          </table:table-cell>
          <table:table-cell office:value-type="string">
            <text:p>https://icomarks.com/ico/Fluxorin</text:p>
          </table:table-cell>
          <table:table-cell table:number-columns-repeated="4"/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Fobscoin</text:p>
          </table:table-cell>
          <table:table-cell office:value-type="string">
            <text:p>https://icomarks.com/ico/Fobscoin</text:p>
          </table:table-cell>
          <table:table-cell table:number-columns-repeated="4"/>
        </table:table-row>
        <table:table-row table:style-name="ro1">
          <table:table-cell office:value-type="float" office:value="3297">
            <text:p>3297</text:p>
          </table:table-cell>
          <table:table-cell office:value-type="string">
            <text:p>Foneex</text:p>
          </table:table-cell>
          <table:table-cell office:value-type="string">
            <text:p>https://icomarks.com/ico/Foneex</text:p>
          </table:table-cell>
          <table:table-cell table:number-columns-repeated="4"/>
        </table:table-row>
        <table:table-row table:style-name="ro1">
          <table:table-cell office:value-type="float" office:value="3298">
            <text:p>3298</text:p>
          </table:table-cell>
          <table:table-cell office:value-type="string">
            <text:p>Frasindo</text:p>
          </table:table-cell>
          <table:table-cell office:value-type="string">
            <text:p>https://icomarks.com/ico/Frasindo</text:p>
          </table:table-cell>
          <table:table-cell table:number-columns-repeated="4"/>
        </table:table-row>
        <table:table-row table:style-name="ro1">
          <table:table-cell office:value-type="float" office:value="3299">
            <text:p>3299</text:p>
          </table:table-cell>
          <table:table-cell office:value-type="string">
            <text:p>froshfeel</text:p>
          </table:table-cell>
          <table:table-cell office:value-type="string">
            <text:p>https://icomarks.com/ico/froshfeel</text:p>
          </table:table-cell>
          <table:table-cell table:number-columns-repeated="4"/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GATS</text:p>
          </table:table-cell>
          <table:table-cell office:value-type="string">
            <text:p>https://icomarks.com/ico/GATS</text:p>
          </table:table-cell>
          <table:table-cell table:number-columns-repeated="4"/>
        </table:table-row>
        <table:table-row table:style-name="ro1">
          <table:table-cell office:value-type="float" office:value="3301">
            <text:p>3301</text:p>
          </table:table-cell>
          <table:table-cell office:value-type="string">
            <text:p>GCBIB</text:p>
          </table:table-cell>
          <table:table-cell office:value-type="string">
            <text:p>https://icomarks.com/ico/GCBIB</text:p>
          </table:table-cell>
          <table:table-cell table:number-columns-repeated="4"/>
        </table:table-row>
        <table:table-row table:style-name="ro1">
          <table:table-cell office:value-type="float" office:value="3302">
            <text:p>3302</text:p>
          </table:table-cell>
          <table:table-cell office:value-type="string">
            <text:p>GEC</text:p>
          </table:table-cell>
          <table:table-cell office:value-type="string">
            <text:p>https://icomarks.com/ico/GEC</text:p>
          </table:table-cell>
          <table:table-cell table:number-columns-repeated="4"/>
        </table:table-row>
        <table:table-row table:style-name="ro1">
          <table:table-cell office:value-type="float" office:value="3305">
            <text:p>3305</text:p>
          </table:table-cell>
          <table:table-cell office:value-type="string">
            <text:p>Gilgam</text:p>
          </table:table-cell>
          <table:table-cell office:value-type="string">
            <text:p>https://icomarks.com/ico/Gilgam</text:p>
          </table:table-cell>
          <table:table-cell table:number-columns-repeated="4"/>
        </table:table-row>
        <table:table-row table:style-name="ro1">
          <table:table-cell office:value-type="float" office:value="3308">
            <text:p>3308</text:p>
          </table:table-cell>
          <table:table-cell office:value-type="string">
            <text:p>GlobalCarService</text:p>
          </table:table-cell>
          <table:table-cell office:value-type="string">
            <text:p>https://icomarks.com/ico/GlobalCarService</text:p>
          </table:table-cell>
          <table:table-cell table:number-columns-repeated="4"/>
        </table:table-row>
        <table:table-row table:style-name="ro1">
          <table:table-cell office:value-type="float" office:value="3309">
            <text:p>3309</text:p>
          </table:table-cell>
          <table:table-cell office:value-type="string">
            <text:p>Globitex</text:p>
          </table:table-cell>
          <table:table-cell office:value-type="string">
            <text:p>https://icomarks.com/ico/Globitex</text:p>
          </table:table-cell>
          <table:table-cell table:number-columns-repeated="4"/>
        </table:table-row>
        <table:table-row table:style-name="ro1">
          <table:table-cell office:value-type="float" office:value="3310">
            <text:p>3310</text:p>
          </table:table-cell>
          <table:table-cell office:value-type="string">
            <text:p>Golem</text:p>
          </table:table-cell>
          <table:table-cell office:value-type="string">
            <text:p>https://icomarks.com/ico/Golem</text:p>
          </table:table-cell>
          <table:table-cell table:number-columns-repeated="4"/>
        </table:table-row>
        <table:table-row table:style-name="ro1">
          <table:table-cell office:value-type="float" office:value="3313">
            <text:p>3313</text:p>
          </table:table-cell>
          <table:table-cell office:value-type="string">
            <text:p>Greentoken</text:p>
          </table:table-cell>
          <table:table-cell office:value-type="string">
            <text:p>https://icomarks.com/ico/Greentoken</text:p>
          </table:table-cell>
          <table:table-cell table:number-columns-repeated="4"/>
        </table:table-row>
        <table:table-row table:style-name="ro1">
          <table:table-cell office:value-type="float" office:value="3315">
            <text:p>3315</text:p>
          </table:table-cell>
          <table:table-cell office:value-type="string">
            <text:p>Haladinar</text:p>
          </table:table-cell>
          <table:table-cell office:value-type="string">
            <text:p>https://icomarks.com/ico/Haladinar</text:p>
          </table:table-cell>
          <table:table-cell table:number-columns-repeated="4"/>
        </table:table-row>
        <table:table-row table:style-name="ro1">
          <table:table-cell office:value-type="float" office:value="3316">
            <text:p>3316</text:p>
          </table:table-cell>
          <table:table-cell office:value-type="string">
            <text:p>Hamster Marketplace</text:p>
          </table:table-cell>
          <table:table-cell office:value-type="string">
            <text:p>https://icomarks.com/ico/Hamster-Marketplace</text:p>
          </table:table-cell>
          <table:table-cell table:number-columns-repeated="4"/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HashNet BitEco</text:p>
          </table:table-cell>
          <table:table-cell office:value-type="string">
            <text:p>https://icomarks.com/ico/HashNet-BitEco</text:p>
          </table:table-cell>
          <table:table-cell table:number-columns-repeated="4"/>
        </table:table-row>
        <table:table-row table:style-name="ro1">
          <table:table-cell office:value-type="float" office:value="3318">
            <text:p>3318</text:p>
          </table:table-cell>
          <table:table-cell office:value-type="string">
            <text:p>Havven</text:p>
          </table:table-cell>
          <table:table-cell office:value-type="string">
            <text:p>https://icomarks.com/ico/Havven</text:p>
          </table:table-cell>
          <table:table-cell table:number-columns-repeated="4"/>
        </table:table-row>
        <table:table-row table:style-name="ro1">
          <table:table-cell office:value-type="float" office:value="3319">
            <text:p>3319</text:p>
          </table:table-cell>
          <table:table-cell office:value-type="string">
            <text:p>Hawk Network</text:p>
          </table:table-cell>
          <table:table-cell office:value-type="string">
            <text:p>https://icomarks.com/ico/Hawk-Network</text:p>
          </table:table-cell>
          <table:table-cell table:number-columns-repeated="4"/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HDAC</text:p>
          </table:table-cell>
          <table:table-cell office:value-type="string">
            <text:p>https://icomarks.com/ico/HDAC</text:p>
          </table:table-cell>
          <table:table-cell table:number-columns-repeated="4"/>
        </table:table-row>
        <table:table-row table:style-name="ro1">
          <table:table-cell office:value-type="float" office:value="3322">
            <text:p>3322</text:p>
          </table:table-cell>
          <table:table-cell office:value-type="string">
            <text:p>HEdpAY</text:p>
          </table:table-cell>
          <table:table-cell office:value-type="string">
            <text:p>https://icomarks.com/ico/HEdpAY</text:p>
          </table:table-cell>
          <table:table-cell table:number-columns-repeated="4"/>
        </table:table-row>
        <table:table-row table:style-name="ro1">
          <table:table-cell office:value-type="float" office:value="3323">
            <text:p>3323</text:p>
          </table:table-cell>
          <table:table-cell office:value-type="string">
            <text:p>HIPE</text:p>
          </table:table-cell>
          <table:table-cell office:value-type="string">
            <text:p>https://icomarks.com/ico/HIPE</text:p>
          </table:table-cell>
          <table:table-cell table:number-columns-repeated="4"/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Hiveway</text:p>
          </table:table-cell>
          <table:table-cell office:value-type="string">
            <text:p>https://icomarks.com/ico/Hiveway</text:p>
          </table:table-cell>
          <table:table-cell table:number-columns-repeated="4"/>
        </table:table-row>
        <table:table-row table:style-name="ro1">
          <table:table-cell office:value-type="float" office:value="3325">
            <text:p>3325</text:p>
          </table:table-cell>
          <table:table-cell office:value-type="string">
            <text:p>HomeMine</text:p>
          </table:table-cell>
          <table:table-cell office:value-type="string">
            <text:p>https://icomarks.com/ico/HomeMine</text:p>
          </table:table-cell>
          <table:table-cell table:number-columns-repeated="4"/>
        </table:table-row>
        <table:table-row table:style-name="ro1">
          <table:table-cell office:value-type="float" office:value="3326">
            <text:p>3326</text:p>
          </table:table-cell>
          <table:table-cell office:value-type="string">
            <text:p>HotEngine</text:p>
          </table:table-cell>
          <table:table-cell office:value-type="string">
            <text:p>https://icomarks.com/ico/HotEngine</text:p>
          </table:table-cell>
          <table:table-cell table:number-columns-repeated="4"/>
        </table:table-row>
        <table:table-row table:style-name="ro1">
          <table:table-cell office:value-type="float" office:value="3327">
            <text:p>3327</text:p>
          </table:table-cell>
          <table:table-cell office:value-type="string">
            <text:p>Humaniq</text:p>
          </table:table-cell>
          <table:table-cell office:value-type="string">
            <text:p>https://icomarks.com/ico/Humaniq</text:p>
          </table:table-cell>
          <table:table-cell table:number-columns-repeated="4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Ice Rock Mining</text:p>
          </table:table-cell>
          <table:table-cell office:value-type="string">
            <text:p>https://icomarks.com/ico/Ice-Rock-Mining</text:p>
          </table:table-cell>
          <table:table-cell table:number-columns-repeated="4"/>
        </table:table-row>
        <table:table-row table:style-name="ro1">
          <table:table-cell office:value-type="float" office:value="3331">
            <text:p>3331</text:p>
          </table:table-cell>
          <table:table-cell office:value-type="string">
            <text:p>ICOHeadStart</text:p>
          </table:table-cell>
          <table:table-cell office:value-type="string">
            <text:p>https://icomarks.com/ico/ICOHeadStart</text:p>
          </table:table-cell>
          <table:table-cell table:number-columns-repeated="4"/>
        </table:table-row>
        <table:table-row table:style-name="ro1">
          <table:table-cell office:value-type="float" office:value="3332">
            <text:p>3332</text:p>
          </table:table-cell>
          <table:table-cell office:value-type="string">
            <text:p>ICOS</text:p>
          </table:table-cell>
          <table:table-cell office:value-type="string">
            <text:p>https://icomarks.com/ico/ICOS</text:p>
          </table:table-cell>
          <table:table-cell table:number-columns-repeated="4"/>
        </table:table-row>
        <table:table-row table:style-name="ro1">
          <table:table-cell office:value-type="float" office:value="3333">
            <text:p>3333</text:p>
          </table:table-cell>
          <table:table-cell office:value-type="string">
            <text:p>Inbot InToken</text:p>
          </table:table-cell>
          <table:table-cell office:value-type="string">
            <text:p>https://icomarks.com/ico/Inbot-InToken</text:p>
          </table:table-cell>
          <table:table-cell table:number-columns-repeated="4"/>
        </table:table-row>
        <table:table-row table:style-name="ro1">
          <table:table-cell office:value-type="float" office:value="3334">
            <text:p>3334</text:p>
          </table:table-cell>
          <table:table-cell office:value-type="string">
            <text:p>Infliv</text:p>
          </table:table-cell>
          <table:table-cell office:value-type="string">
            <text:p>https://icomarks.com/ico/Infliv</text:p>
          </table:table-cell>
          <table:table-cell table:number-columns-repeated="4"/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Inspeer</text:p>
          </table:table-cell>
          <table:table-cell office:value-type="string">
            <text:p>https://icomarks.com/ico/Inspeer</text:p>
          </table:table-cell>
          <table:table-cell table:number-columns-repeated="4"/>
        </table:table-row>
        <table:table-row table:style-name="ro1">
          <table:table-cell office:value-type="float" office:value="3337">
            <text:p>3337</text:p>
          </table:table-cell>
          <table:table-cell office:value-type="string">
            <text:p>INSPEM</text:p>
          </table:table-cell>
          <table:table-cell office:value-type="string">
            <text:p>https://icomarks.com/ico/INSPEM</text:p>
          </table:table-cell>
          <table:table-cell table:number-columns-repeated="4"/>
        </table:table-row>
        <table:table-row table:style-name="ro1">
          <table:table-cell office:value-type="float" office:value="3338">
            <text:p>3338</text:p>
          </table:table-cell>
          <table:table-cell office:value-type="string">
            <text:p>InterValue</text:p>
          </table:table-cell>
          <table:table-cell office:value-type="string">
            <text:p>https://icomarks.com/ico/InterValue</text:p>
          </table:table-cell>
          <table:table-cell table:number-columns-repeated="4"/>
        </table:table-row>
        <table:table-row table:style-name="ro1">
          <table:table-cell office:value-type="float" office:value="3339">
            <text:p>3339</text:p>
          </table:table-cell>
          <table:table-cell office:value-type="string">
            <text:p>intimate</text:p>
          </table:table-cell>
          <table:table-cell office:value-type="string">
            <text:p>https://icomarks.com/ico/intimate</text:p>
          </table:table-cell>
          <table:table-cell table:number-columns-repeated="4"/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iShook</text:p>
          </table:table-cell>
          <table:table-cell office:value-type="string">
            <text:p>https://icomarks.com/ico/iShook</text:p>
          </table:table-cell>
          <table:table-cell table:number-columns-repeated="4"/>
        </table:table-row>
        <table:table-row table:style-name="ro1">
          <table:table-cell office:value-type="float" office:value="3341">
            <text:p>3341</text:p>
          </table:table-cell>
          <table:table-cell office:value-type="string">
            <text:p>IUNO</text:p>
          </table:table-cell>
          <table:table-cell office:value-type="string">
            <text:p>https://icomarks.com/ico/IUNO</text:p>
          </table:table-cell>
          <table:table-cell table:number-columns-repeated="4"/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Jincor</text:p>
          </table:table-cell>
          <table:table-cell office:value-type="string">
            <text:p>https://icomarks.com/ico/Jincor</text:p>
          </table:table-cell>
          <table:table-cell table:number-columns-repeated="4"/>
        </table:table-row>
        <table:table-row table:style-name="ro1">
          <table:table-cell office:value-type="float" office:value="3343">
            <text:p>3343</text:p>
          </table:table-cell>
          <table:table-cell office:value-type="string">
            <text:p>Kamen</text:p>
          </table:table-cell>
          <table:table-cell office:value-type="string">
            <text:p>https://icomarks.com/ico/Kamen</text:p>
          </table:table-cell>
          <table:table-cell table:number-columns-repeated="4"/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Kappi Network</text:p>
          </table:table-cell>
          <table:table-cell office:value-type="string">
            <text:p>https://icomarks.com/ico/Kappi-Network</text:p>
          </table:table-cell>
          <table:table-cell table:number-columns-repeated="4"/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Karuna Network</text:p>
          </table:table-cell>
          <table:table-cell office:value-type="string">
            <text:p>https://icomarks.com/ico/Karuna-Network</text:p>
          </table:table-cell>
          <table:table-cell table:number-columns-repeated="4"/>
        </table:table-row>
        <table:table-row table:style-name="ro1">
          <table:table-cell office:value-type="float" office:value="3346">
            <text:p>3346</text:p>
          </table:table-cell>
          <table:table-cell office:value-type="string">
            <text:p>Knowledge</text:p>
          </table:table-cell>
          <table:table-cell office:value-type="string">
            <text:p>https://icomarks.com/ico/Knowledge</text:p>
          </table:table-cell>
          <table:table-cell table:number-columns-repeated="4"/>
        </table:table-row>
        <table:table-row table:style-name="ro1">
          <table:table-cell office:value-type="float" office:value="3347">
            <text:p>3347</text:p>
          </table:table-cell>
          <table:table-cell office:value-type="string">
            <text:p>KOI</text:p>
          </table:table-cell>
          <table:table-cell office:value-type="string">
            <text:p>https://icomarks.com/ico/KOI</text:p>
          </table:table-cell>
          <table:table-cell table:number-columns-repeated="4"/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Korona Coin</text:p>
          </table:table-cell>
          <table:table-cell office:value-type="string">
            <text:p>https://icomarks.com/ico/Korona-Coin</text:p>
          </table:table-cell>
          <table:table-cell table:number-columns-repeated="4"/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KPR Coin</text:p>
          </table:table-cell>
          <table:table-cell office:value-type="string">
            <text:p>https://icomarks.com/ico/KPR-Coin</text:p>
          </table:table-cell>
          <table:table-cell table:number-columns-repeated="4"/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KredX</text:p>
          </table:table-cell>
          <table:table-cell office:value-type="string">
            <text:p>https://icomarks.com/ico/KredX</text:p>
          </table:table-cell>
          <table:table-cell table:number-columns-repeated="4"/>
        </table:table-row>
        <table:table-row table:style-name="ro1">
          <table:table-cell office:value-type="float" office:value="3351">
            <text:p>3351</text:p>
          </table:table-cell>
          <table:table-cell office:value-type="string">
            <text:p>Kryptoro</text:p>
          </table:table-cell>
          <table:table-cell office:value-type="string">
            <text:p>https://icomarks.com/ico/Kryptoro</text:p>
          </table:table-cell>
          <table:table-cell table:number-columns-repeated="4"/>
        </table:table-row>
        <table:table-row table:style-name="ro1">
          <table:table-cell office:value-type="float" office:value="3352">
            <text:p>3352</text:p>
          </table:table-cell>
          <table:table-cell office:value-type="string">
            <text:p>KyberNetwork</text:p>
          </table:table-cell>
          <table:table-cell office:value-type="string">
            <text:p>https://icomarks.com/ico/KyberNetwork</text:p>
          </table:table-cell>
          <table:table-cell table:number-columns-repeated="4"/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Lamoneda</text:p>
          </table:table-cell>
          <table:table-cell office:value-type="string">
            <text:p>https://icomarks.com/ico/Lamoneda</text:p>
          </table:table-cell>
          <table:table-cell table:number-columns-repeated="4"/>
        </table:table-row>
        <table:table-row table:style-name="ro1">
          <table:table-cell office:value-type="float" office:value="3354">
            <text:p>3354</text:p>
          </table:table-cell>
          <table:table-cell office:value-type="string">
            <text:p>Lendoit</text:p>
          </table:table-cell>
          <table:table-cell office:value-type="string">
            <text:p>https://icomarks.com/ico/Lendoit</text:p>
          </table:table-cell>
          <table:table-cell table:number-columns-repeated="4"/>
        </table:table-row>
        <table:table-row table:style-name="ro1">
          <table:table-cell office:value-type="float" office:value="3355">
            <text:p>3355</text:p>
          </table:table-cell>
          <table:table-cell office:value-type="string">
            <text:p>LevelApp</text:p>
          </table:table-cell>
          <table:table-cell office:value-type="string">
            <text:p>https://icomarks.com/ico/LevelApp</text:p>
          </table:table-cell>
          <table:table-cell table:number-columns-repeated="4"/>
        </table:table-row>
        <table:table-row table:style-name="ro1">
          <table:table-cell office:value-type="float" office:value="3356">
            <text:p>3356</text:p>
          </table:table-cell>
          <table:table-cell office:value-type="string">
            <text:p>Leverj</text:p>
          </table:table-cell>
          <table:table-cell office:value-type="string">
            <text:p>https://icomarks.com/ico/Leverj</text:p>
          </table:table-cell>
          <table:table-cell table:number-columns-repeated="4"/>
        </table:table-row>
        <table:table-row table:style-name="ro1">
          <table:table-cell office:value-type="float" office:value="3357">
            <text:p>3357</text:p>
          </table:table-cell>
          <table:table-cell office:value-type="string">
            <text:p>Lexzoom</text:p>
          </table:table-cell>
          <table:table-cell office:value-type="string">
            <text:p>https://icomarks.com/ico/Lexzoom</text:p>
          </table:table-cell>
          <table:table-cell table:number-columns-repeated="4"/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LIKE</text:p>
          </table:table-cell>
          <table:table-cell office:value-type="string">
            <text:p>https://icomarks.com/ico/LIKE</text:p>
          </table:table-cell>
          <table:table-cell table:number-columns-repeated="4"/>
        </table:table-row>
        <table:table-row table:style-name="ro1">
          <table:table-cell office:value-type="float" office:value="3360">
            <text:p>3360</text:p>
          </table:table-cell>
          <table:table-cell office:value-type="string">
            <text:p>Luxreum</text:p>
          </table:table-cell>
          <table:table-cell office:value-type="string">
            <text:p>https://icomarks.com/ico/Luxreum</text:p>
          </table:table-cell>
          <table:table-cell table:number-columns-repeated="4"/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Magnetics</text:p>
          </table:table-cell>
          <table:table-cell office:value-type="string">
            <text:p>https://icomarks.com/ico/Magnetics</text:p>
          </table:table-cell>
          <table:table-cell table:number-columns-repeated="4"/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Matrix</text:p>
          </table:table-cell>
          <table:table-cell office:value-type="string">
            <text:p>https://icomarks.com/ico/Matrix</text:p>
          </table:table-cell>
          <table:table-cell table:number-columns-repeated="4"/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Matryx</text:p>
          </table:table-cell>
          <table:table-cell office:value-type="string">
            <text:p>https://icomarks.com/ico/Matryx</text:p>
          </table:table-cell>
          <table:table-cell table:number-columns-repeated="4"/>
        </table:table-row>
        <table:table-row table:style-name="ro1">
          <table:table-cell office:value-type="float" office:value="3365">
            <text:p>3365</text:p>
          </table:table-cell>
          <table:table-cell office:value-type="string">
            <text:p>MCX</text:p>
          </table:table-cell>
          <table:table-cell office:value-type="string">
            <text:p>https://icomarks.com/ico/MCX</text:p>
          </table:table-cell>
          <table:table-cell table:number-columns-repeated="4"/>
        </table:table-row>
        <table:table-row table:style-name="ro1">
          <table:table-cell office:value-type="float" office:value="3366">
            <text:p>3366</text:p>
          </table:table-cell>
          <table:table-cell office:value-type="string">
            <text:p>MedChain</text:p>
          </table:table-cell>
          <table:table-cell office:value-type="string">
            <text:p>https://icomarks.com/ico/MedChain</text:p>
          </table:table-cell>
          <table:table-cell table:number-columns-repeated="4"/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MeterQubes</text:p>
          </table:table-cell>
          <table:table-cell office:value-type="string">
            <text:p>https://icomarks.com/ico/MeterQubes</text:p>
          </table:table-cell>
          <table:table-cell table:number-columns-repeated="4"/>
        </table:table-row>
        <table:table-row table:style-name="ro1">
          <table:table-cell office:value-type="float" office:value="3368">
            <text:p>3368</text:p>
          </table:table-cell>
          <table:table-cell office:value-type="string">
            <text:p>MIKRONOMY</text:p>
          </table:table-cell>
          <table:table-cell office:value-type="string">
            <text:p>https://icomarks.com/ico/MIKRONOMY</text:p>
          </table:table-cell>
          <table:table-cell table:number-columns-repeated="4"/>
        </table:table-row>
        <table:table-row table:style-name="ro1">
          <table:table-cell office:value-type="float" office:value="3369">
            <text:p>3369</text:p>
          </table:table-cell>
          <table:table-cell office:value-type="string">
            <text:p>MiniApps</text:p>
          </table:table-cell>
          <table:table-cell office:value-type="string">
            <text:p>https://icomarks.com/ico/MiniApps</text:p>
          </table:table-cell>
          <table:table-cell table:number-columns-repeated="4"/>
        </table:table-row>
        <table:table-row table:style-name="ro1">
          <table:table-cell office:value-type="float" office:value="3370">
            <text:p>3370</text:p>
          </table:table-cell>
          <table:table-cell office:value-type="string">
            <text:p>Mirocana</text:p>
          </table:table-cell>
          <table:table-cell office:value-type="string">
            <text:p>https://icomarks.com/ico/Mirocana</text:p>
          </table:table-cell>
          <table:table-cell table:number-columns-repeated="4"/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Misscoin</text:p>
          </table:table-cell>
          <table:table-cell office:value-type="string">
            <text:p>https://icomarks.com/ico/Misscoin</text:p>
          </table:table-cell>
          <table:table-cell table:number-columns-repeated="4"/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Monetha</text:p>
          </table:table-cell>
          <table:table-cell office:value-type="string">
            <text:p>https://icomarks.com/ico/Monetha</text:p>
          </table:table-cell>
          <table:table-cell table:number-columns-repeated="4"/>
        </table:table-row>
        <table:table-row table:style-name="ro1">
          <table:table-cell office:value-type="float" office:value="3373">
            <text:p>3373</text:p>
          </table:table-cell>
          <table:table-cell office:value-type="string">
            <text:p>MONEYPOOL</text:p>
          </table:table-cell>
          <table:table-cell office:value-type="string">
            <text:p>https://icomarks.com/ico/MONEYPOOL</text:p>
          </table:table-cell>
          <table:table-cell table:number-columns-repeated="4"/>
        </table:table-row>
        <table:table-row table:style-name="ro1">
          <table:table-cell office:value-type="float" office:value="3374">
            <text:p>3374</text:p>
          </table:table-cell>
          <table:table-cell office:value-type="string">
            <text:p>Multibot</text:p>
          </table:table-cell>
          <table:table-cell office:value-type="string">
            <text:p>https://icomarks.com/ico/Multibot</text:p>
          </table:table-cell>
          <table:table-cell table:number-columns-repeated="4"/>
        </table:table-row>
        <table:table-row table:style-name="ro1">
          <table:table-cell office:value-type="float" office:value="3375">
            <text:p>3375</text:p>
          </table:table-cell>
          <table:table-cell office:value-type="string">
            <text:p>MUXE</text:p>
          </table:table-cell>
          <table:table-cell office:value-type="string">
            <text:p>https://icomarks.com/ico/MUXE</text:p>
          </table:table-cell>
          <table:table-cell table:number-columns-repeated="4"/>
        </table:table-row>
        <table:table-row table:style-name="ro1">
          <table:table-cell office:value-type="float" office:value="3376">
            <text:p>3376</text:p>
          </table:table-cell>
          <table:table-cell office:value-type="string">
            <text:p>MYbDAIRY Smart Farms</text:p>
          </table:table-cell>
          <table:table-cell office:value-type="string">
            <text:p>https://icomarks.com/ico/MYbDAIRY-Smart-Farms</text:p>
          </table:table-cell>
          <table:table-cell table:number-columns-repeated="4"/>
        </table:table-row>
        <table:table-row table:style-name="ro1">
          <table:table-cell office:value-type="float" office:value="3378">
            <text:p>3378</text:p>
          </table:table-cell>
          <table:table-cell office:value-type="string">
            <text:p>NairaX</text:p>
          </table:table-cell>
          <table:table-cell office:value-type="string">
            <text:p>https://icomarks.com/ico/NairaX</text:p>
          </table:table-cell>
          <table:table-cell table:number-columns-repeated="4"/>
        </table:table-row>
        <table:table-row table:style-name="ro1">
          <table:table-cell office:value-type="float" office:value="3379">
            <text:p>3379</text:p>
          </table:table-cell>
          <table:table-cell office:value-type="string">
            <text:p>Nametoken</text:p>
          </table:table-cell>
          <table:table-cell office:value-type="string">
            <text:p>https://icomarks.com/ico/Nametoken</text:p>
          </table:table-cell>
          <table:table-cell table:number-columns-repeated="4"/>
        </table:table-row>
        <table:table-row table:style-name="ro1">
          <table:table-cell office:value-type="float" office:value="3380">
            <text:p>3380</text:p>
          </table:table-cell>
          <table:table-cell office:value-type="string">
            <text:p>NEO Finance</text:p>
          </table:table-cell>
          <table:table-cell office:value-type="string">
            <text:p>https://icomarks.com/ico/NEO-Finance</text:p>
          </table:table-cell>
          <table:table-cell table:number-columns-repeated="4"/>
        </table:table-row>
        <table:table-row table:style-name="ro1">
          <table:table-cell office:value-type="float" office:value="3381">
            <text:p>3381</text:p>
          </table:table-cell>
          <table:table-cell office:value-type="string">
            <text:p>Nettekcoin</text:p>
          </table:table-cell>
          <table:table-cell office:value-type="string">
            <text:p>https://icomarks.com/ico/Nettekcoin</text:p>
          </table:table-cell>
          <table:table-cell table:number-columns-repeated="4"/>
        </table:table-row>
        <table:table-row table:style-name="ro1">
          <table:table-cell office:value-type="float" office:value="3382">
            <text:p>3382</text:p>
          </table:table-cell>
          <table:table-cell office:value-type="string">
            <text:p>Netterium</text:p>
          </table:table-cell>
          <table:table-cell office:value-type="string">
            <text:p>https://icomarks.com/ico/Netterium</text:p>
          </table:table-cell>
          <table:table-cell table:number-columns-repeated="4"/>
        </table:table-row>
        <table:table-row table:style-name="ro1">
          <table:table-cell office:value-type="float" office:value="3384">
            <text:p>3384</text:p>
          </table:table-cell>
          <table:table-cell office:value-type="string">
            <text:p>Nimbus Token</text:p>
          </table:table-cell>
          <table:table-cell office:value-type="string">
            <text:p>https://icomarks.com/ico/Nimbus-Token</text:p>
          </table:table-cell>
          <table:table-cell table:number-columns-repeated="4"/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Nocturus</text:p>
          </table:table-cell>
          <table:table-cell office:value-type="string">
            <text:p>https://icomarks.com/ico/Nocturus</text:p>
          </table:table-cell>
          <table:table-cell table:number-columns-repeated="4"/>
        </table:table-row>
        <table:table-row table:style-name="ro1">
          <table:table-cell office:value-type="float" office:value="3387">
            <text:p>3387</text:p>
          </table:table-cell>
          <table:table-cell office:value-type="string">
            <text:p>Notarised</text:p>
          </table:table-cell>
          <table:table-cell office:value-type="string">
            <text:p>https://icomarks.com/ico/Notarised</text:p>
          </table:table-cell>
          <table:table-cell table:number-columns-repeated="4"/>
        </table:table-row>
        <table:table-row table:style-name="ro1">
          <table:table-cell office:value-type="float" office:value="3388">
            <text:p>3388</text:p>
          </table:table-cell>
          <table:table-cell office:value-type="string">
            <text:p>Notary</text:p>
          </table:table-cell>
          <table:table-cell office:value-type="string">
            <text:p>https://icomarks.com/ico/Notary</text:p>
          </table:table-cell>
          <table:table-cell table:number-columns-repeated="4"/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NPER</text:p>
          </table:table-cell>
          <table:table-cell office:value-type="string">
            <text:p>https://icomarks.com/ico/NPER</text:p>
          </table:table-cell>
          <table:table-cell table:number-columns-repeated="4"/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Obsidian</text:p>
          </table:table-cell>
          <table:table-cell office:value-type="string">
            <text:p>https://icomarks.com/ico/Obsidian</text:p>
          </table:table-cell>
          <table:table-cell table:number-columns-repeated="4"/>
        </table:table-row>
        <table:table-row table:style-name="ro1">
          <table:table-cell office:value-type="float" office:value="3391">
            <text:p>3391</text:p>
          </table:table-cell>
          <table:table-cell office:value-type="string">
            <text:p>OGCoin</text:p>
          </table:table-cell>
          <table:table-cell office:value-type="string">
            <text:p>https://icomarks.com/ico/OGCoin</text:p>
          </table:table-cell>
          <table:table-cell table:number-columns-repeated="4"/>
        </table:table-row>
        <table:table-row table:style-name="ro1">
          <table:table-cell office:value-type="float" office:value="3393">
            <text:p>3393</text:p>
          </table:table-cell>
          <table:table-cell office:value-type="string">
            <text:p>Omeno</text:p>
          </table:table-cell>
          <table:table-cell office:value-type="string">
            <text:p>https://icomarks.com/ico/Omeno</text:p>
          </table:table-cell>
          <table:table-cell table:number-columns-repeated="4"/>
        </table:table-row>
        <table:table-row table:style-name="ro1">
          <table:table-cell office:value-type="float" office:value="3394">
            <text:p>3394</text:p>
          </table:table-cell>
          <table:table-cell office:value-type="string">
            <text:p>OmiseGO</text:p>
          </table:table-cell>
          <table:table-cell office:value-type="string">
            <text:p>https://icomarks.com/ico/OmiseGO</text:p>
          </table:table-cell>
          <table:table-cell table:number-columns-repeated="4"/>
        </table:table-row>
        <table:table-row table:style-name="ro1">
          <table:table-cell office:value-type="float" office:value="3395">
            <text:p>3395</text:p>
          </table:table-cell>
          <table:table-cell office:value-type="string">
            <text:p>One Ledger</text:p>
          </table:table-cell>
          <table:table-cell office:value-type="string">
            <text:p>https://icomarks.com/ico/One-Ledger</text:p>
          </table:table-cell>
          <table:table-cell table:number-columns-repeated="4"/>
        </table:table-row>
        <table:table-row table:style-name="ro1">
          <table:table-cell office:value-type="float" office:value="3396">
            <text:p>3396</text:p>
          </table:table-cell>
          <table:table-cell office:value-type="string">
            <text:p>Opus</text:p>
          </table:table-cell>
          <table:table-cell office:value-type="string">
            <text:p>https://icomarks.com/ico/Opus</text:p>
          </table:table-cell>
          <table:table-cell table:number-columns-repeated="4"/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Organicco</text:p>
          </table:table-cell>
          <table:table-cell office:value-type="string">
            <text:p>https://icomarks.com/ico/Organicco</text:p>
          </table:table-cell>
          <table:table-cell table:number-columns-repeated="4"/>
        </table:table-row>
        <table:table-row table:style-name="ro1">
          <table:table-cell office:value-type="float" office:value="3398">
            <text:p>3398</text:p>
          </table:table-cell>
          <table:table-cell office:value-type="string">
            <text:p>Orocrypt</text:p>
          </table:table-cell>
          <table:table-cell office:value-type="string">
            <text:p>https://icomarks.com/ico/Orocrypt</text:p>
          </table:table-cell>
          <table:table-cell table:number-columns-repeated="4"/>
        </table:table-row>
        <table:table-row table:style-name="ro1">
          <table:table-cell office:value-type="float" office:value="3399">
            <text:p>3399</text:p>
          </table:table-cell>
          <table:table-cell office:value-type="string">
            <text:p>Outing</text:p>
          </table:table-cell>
          <table:table-cell office:value-type="string">
            <text:p>https://icomarks.com/ico/Outing</text:p>
          </table:table-cell>
          <table:table-cell table:number-columns-repeated="4"/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Paragon Coin</text:p>
          </table:table-cell>
          <table:table-cell office:value-type="string">
            <text:p>https://icomarks.com/ico/Paragon-Coin</text:p>
          </table:table-cell>
          <table:table-cell table:number-columns-repeated="4"/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Patron</text:p>
          </table:table-cell>
          <table:table-cell office:value-type="string">
            <text:p>https://icomarks.com/ico/Patron</text:p>
          </table:table-cell>
          <table:table-cell table:number-columns-repeated="4"/>
        </table:table-row>
        <table:table-row table:style-name="ro1">
          <table:table-cell office:value-type="float" office:value="3403">
            <text:p>3403</text:p>
          </table:table-cell>
          <table:table-cell office:value-type="string">
            <text:p>PentaCore</text:p>
          </table:table-cell>
          <table:table-cell office:value-type="string">
            <text:p>https://icomarks.com/ico/PentaCore</text:p>
          </table:table-cell>
          <table:table-cell table:number-columns-repeated="4"/>
        </table:table-row>
        <table:table-row table:style-name="ro1">
          <table:table-cell office:value-type="float" office:value="3404">
            <text:p>3404</text:p>
          </table:table-cell>
          <table:table-cell office:value-type="string">
            <text:p>Pillar</text:p>
          </table:table-cell>
          <table:table-cell office:value-type="string">
            <text:p>https://icomarks.com/ico/Pillar</text:p>
          </table:table-cell>
          <table:table-cell table:number-columns-repeated="4"/>
        </table:table-row>
        <table:table-row table:style-name="ro1">
          <table:table-cell office:value-type="float" office:value="3405">
            <text:p>3405</text:p>
          </table:table-cell>
          <table:table-cell office:value-type="string">
            <text:p>Pixie</text:p>
          </table:table-cell>
          <table:table-cell office:value-type="string">
            <text:p>https://icomarks.com/ico/Pixie</text:p>
          </table:table-cell>
          <table:table-cell table:number-columns-repeated="4"/>
        </table:table-row>
        <table:table-row table:style-name="ro1">
          <table:table-cell office:value-type="float" office:value="3406">
            <text:p>3406</text:p>
          </table:table-cell>
          <table:table-cell office:value-type="string">
            <text:p>Plair</text:p>
          </table:table-cell>
          <table:table-cell office:value-type="string">
            <text:p>https://icomarks.com/ico/Plair</text:p>
          </table:table-cell>
          <table:table-cell table:number-columns-repeated="4"/>
        </table:table-row>
        <table:table-row table:style-name="ro1">
          <table:table-cell office:value-type="float" office:value="3407">
            <text:p>3407</text:p>
          </table:table-cell>
          <table:table-cell office:value-type="string">
            <text:p>Plasmium</text:p>
          </table:table-cell>
          <table:table-cell office:value-type="string">
            <text:p>https://icomarks.com/ico/Plasmium</text:p>
          </table:table-cell>
          <table:table-cell table:number-columns-repeated="4"/>
        </table:table-row>
        <table:table-row table:style-name="ro1">
          <table:table-cell office:value-type="float" office:value="3408">
            <text:p>3408</text:p>
          </table:table-cell>
          <table:table-cell office:value-type="string">
            <text:p>Playrs</text:p>
          </table:table-cell>
          <table:table-cell office:value-type="string">
            <text:p>https://icomarks.com/ico/Playrs</text:p>
          </table:table-cell>
          <table:table-cell table:number-columns-repeated="4"/>
        </table:table-row>
        <table:table-row table:style-name="ro1">
          <table:table-cell office:value-type="float" office:value="3410">
            <text:p>3410</text:p>
          </table:table-cell>
          <table:table-cell office:value-type="string">
            <text:p>PodOne</text:p>
          </table:table-cell>
          <table:table-cell office:value-type="string">
            <text:p>https://icomarks.com/ico/PodOne</text:p>
          </table:table-cell>
          <table:table-cell table:number-columns-repeated="4"/>
        </table:table-row>
        <table:table-row table:style-name="ro1">
          <table:table-cell office:value-type="float" office:value="3411">
            <text:p>3411</text:p>
          </table:table-cell>
          <table:table-cell office:value-type="string">
            <text:p>Poins</text:p>
          </table:table-cell>
          <table:table-cell office:value-type="string">
            <text:p>https://icomarks.com/ico/Poins</text:p>
          </table:table-cell>
          <table:table-cell table:number-columns-repeated="4"/>
        </table:table-row>
        <table:table-row table:style-name="ro1">
          <table:table-cell office:value-type="float" office:value="3412">
            <text:p>3412</text:p>
          </table:table-cell>
          <table:table-cell office:value-type="string">
            <text:p>Pointium</text:p>
          </table:table-cell>
          <table:table-cell office:value-type="string">
            <text:p>https://icomarks.com/ico/Pointium</text:p>
          </table:table-cell>
          <table:table-cell table:number-columns-repeated="4"/>
        </table:table-row>
        <table:table-row table:style-name="ro1">
          <table:table-cell office:value-type="float" office:value="3413">
            <text:p>3413</text:p>
          </table:table-cell>
          <table:table-cell office:value-type="string">
            <text:p>ProKareX</text:p>
          </table:table-cell>
          <table:table-cell office:value-type="string">
            <text:p>https://icomarks.com/ico/ProKareX</text:p>
          </table:table-cell>
          <table:table-cell table:number-columns-repeated="4"/>
        </table:table-row>
        <table:table-row table:style-name="ro1">
          <table:table-cell office:value-type="float" office:value="3414">
            <text:p>3414</text:p>
          </table:table-cell>
          <table:table-cell office:value-type="string">
            <text:p>Prover</text:p>
          </table:table-cell>
          <table:table-cell office:value-type="string">
            <text:p>https://icomarks.com/ico/Prover</text:p>
          </table:table-cell>
          <table:table-cell table:number-columns-repeated="4"/>
        </table:table-row>
        <table:table-row table:style-name="ro1">
          <table:table-cell office:value-type="float" office:value="3415">
            <text:p>3415</text:p>
          </table:table-cell>
          <table:table-cell office:value-type="string">
            <text:p>Pumpkin</text:p>
          </table:table-cell>
          <table:table-cell office:value-type="string">
            <text:p>https://icomarks.com/ico/Pumpkin</text:p>
          </table:table-cell>
          <table:table-cell table:number-columns-repeated="4"/>
        </table:table-row>
        <table:table-row table:style-name="ro1">
          <table:table-cell office:value-type="float" office:value="3417">
            <text:p>3417</text:p>
          </table:table-cell>
          <table:table-cell office:value-type="string">
            <text:p>Quixxi Connect</text:p>
          </table:table-cell>
          <table:table-cell office:value-type="string">
            <text:p>https://icomarks.com/ico/Quixxi-Connect</text:p>
          </table:table-cell>
          <table:table-cell table:number-columns-repeated="4"/>
        </table:table-row>
        <table:table-row table:style-name="ro1">
          <table:table-cell office:value-type="float" office:value="3418">
            <text:p>3418</text:p>
          </table:table-cell>
          <table:table-cell office:value-type="string">
            <text:p>Qvolta</text:p>
          </table:table-cell>
          <table:table-cell office:value-type="string">
            <text:p>https://icomarks.com/ico/Qvolta</text:p>
          </table:table-cell>
          <table:table-cell table:number-columns-repeated="4"/>
        </table:table-row>
        <table:table-row table:style-name="ro1">
          <table:table-cell office:value-type="float" office:value="3419">
            <text:p>3419</text:p>
          </table:table-cell>
          <table:table-cell office:value-type="string">
            <text:p>RadioYo</text:p>
          </table:table-cell>
          <table:table-cell office:value-type="string">
            <text:p>https://icomarks.com/ico/RadioYo</text:p>
          </table:table-cell>
          <table:table-cell table:number-columns-repeated="4"/>
        </table:table-row>
        <table:table-row table:style-name="ro1">
          <table:table-cell office:value-type="float" office:value="3420">
            <text:p>3420</text:p>
          </table:table-cell>
          <table:table-cell office:value-type="string">
            <text:p>RAVELOUS</text:p>
          </table:table-cell>
          <table:table-cell office:value-type="string">
            <text:p>https://icomarks.com/ico/RAVELOUS</text:p>
          </table:table-cell>
          <table:table-cell table:number-columns-repeated="4"/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RefToken</text:p>
          </table:table-cell>
          <table:table-cell office:value-type="string">
            <text:p>https://icomarks.com/ico/RefToken</text:p>
          </table:table-cell>
          <table:table-cell table:number-columns-repeated="4"/>
        </table:table-row>
        <table:table-row table:style-name="ro1">
          <table:table-cell office:value-type="float" office:value="3423">
            <text:p>3423</text:p>
          </table:table-cell>
          <table:table-cell office:value-type="string">
            <text:p>RefugeCoin</text:p>
          </table:table-cell>
          <table:table-cell office:value-type="string">
            <text:p>https://icomarks.com/ico/RefugeCoin</text:p>
          </table:table-cell>
          <table:table-cell table:number-columns-repeated="4"/>
        </table:table-row>
        <table:table-row table:style-name="ro1">
          <table:table-cell office:value-type="float" office:value="3424">
            <text:p>3424</text:p>
          </table:table-cell>
          <table:table-cell office:value-type="string">
            <text:p>Rego</text:p>
          </table:table-cell>
          <table:table-cell office:value-type="string">
            <text:p>https://icomarks.com/ico/Rego</text:p>
          </table:table-cell>
          <table:table-cell table:number-columns-repeated="4"/>
        </table:table-row>
        <table:table-row table:style-name="ro1">
          <table:table-cell office:value-type="float" office:value="3426">
            <text:p>3426</text:p>
          </table:table-cell>
          <table:table-cell office:value-type="string">
            <text:p>REO</text:p>
          </table:table-cell>
          <table:table-cell office:value-type="string">
            <text:p>https://icomarks.com/ico/REO</text:p>
          </table:table-cell>
          <table:table-cell table:number-columns-repeated="4"/>
        </table:table-row>
        <table:table-row table:style-name="ro1">
          <table:table-cell office:value-type="float" office:value="3427">
            <text:p>3427</text:p>
          </table:table-cell>
          <table:table-cell office:value-type="string">
            <text:p>Request Network</text:p>
          </table:table-cell>
          <table:table-cell office:value-type="string">
            <text:p>https://icomarks.com/ico/Request-Network</text:p>
          </table:table-cell>
          <table:table-cell table:number-columns-repeated="4"/>
        </table:table-row>
        <table:table-row table:style-name="ro1">
          <table:table-cell office:value-type="float" office:value="3428">
            <text:p>3428</text:p>
          </table:table-cell>
          <table:table-cell office:value-type="string">
            <text:p>Rexpax</text:p>
          </table:table-cell>
          <table:table-cell office:value-type="string">
            <text:p>https://icomarks.com/ico/Rexpax</text:p>
          </table:table-cell>
          <table:table-cell table:number-columns-repeated="4"/>
        </table:table-row>
        <table:table-row table:style-name="ro1">
          <table:table-cell office:value-type="float" office:value="3429">
            <text:p>3429</text:p>
          </table:table-cell>
          <table:table-cell office:value-type="string">
            <text:p>Rise Housing</text:p>
          </table:table-cell>
          <table:table-cell office:value-type="string">
            <text:p>https://icomarks.com/ico/Rise-Housing</text:p>
          </table:table-cell>
          <table:table-cell table:number-columns-repeated="4"/>
        </table:table-row>
        <table:table-row table:style-name="ro1">
          <table:table-cell office:value-type="float" office:value="3430">
            <text:p>3430</text:p>
          </table:table-cell>
          <table:table-cell office:value-type="string">
            <text:p>RiverMount</text:p>
          </table:table-cell>
          <table:table-cell office:value-type="string">
            <text:p>https://icomarks.com/ico/RiverMount</text:p>
          </table:table-cell>
          <table:table-cell table:number-columns-repeated="4"/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RoBET</text:p>
          </table:table-cell>
          <table:table-cell office:value-type="string">
            <text:p>https://icomarks.com/ico/RoBET</text:p>
          </table:table-cell>
          <table:table-cell table:number-columns-repeated="4"/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rotharium</text:p>
          </table:table-cell>
          <table:table-cell office:value-type="string">
            <text:p>https://icomarks.com/ico/rotharium</text:p>
          </table:table-cell>
          <table:table-cell table:number-columns-repeated="4"/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Samy</text:p>
          </table:table-cell>
          <table:table-cell office:value-type="string">
            <text:p>https://icomarks.com/ico/Samy</text:p>
          </table:table-cell>
          <table:table-cell table:number-columns-repeated="4"/>
        </table:table-row>
        <table:table-row table:style-name="ro1">
          <table:table-cell office:value-type="float" office:value="3434">
            <text:p>3434</text:p>
          </table:table-cell>
          <table:table-cell office:value-type="string">
            <text:p>Saturn Black Project</text:p>
          </table:table-cell>
          <table:table-cell office:value-type="string">
            <text:p>https://icomarks.com/ico/Saturn-Black-Project</text:p>
          </table:table-cell>
          <table:table-cell table:number-columns-repeated="4"/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Save Token</text:p>
          </table:table-cell>
          <table:table-cell office:value-type="string">
            <text:p>https://icomarks.com/ico/Save-Token</text:p>
          </table:table-cell>
          <table:table-cell table:number-columns-repeated="4"/>
        </table:table-row>
        <table:table-row table:style-name="ro1">
          <table:table-cell office:value-type="float" office:value="3437">
            <text:p>3437</text:p>
          </table:table-cell>
          <table:table-cell office:value-type="string">
            <text:p>Scam ICO Killer</text:p>
          </table:table-cell>
          <table:table-cell office:value-type="string">
            <text:p>https://icomarks.com/ico/Scam-ICO-Killer</text:p>
          </table:table-cell>
          <table:table-cell table:number-columns-repeated="4"/>
        </table:table-row>
        <table:table-row table:style-name="ro1">
          <table:table-cell office:value-type="float" office:value="3438">
            <text:p>3438</text:p>
          </table:table-cell>
          <table:table-cell office:value-type="string">
            <text:p>Scanetchain</text:p>
          </table:table-cell>
          <table:table-cell office:value-type="string">
            <text:p>https://icomarks.com/ico/Scanetchain</text:p>
          </table:table-cell>
          <table:table-cell table:number-columns-repeated="4"/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Shamrock</text:p>
          </table:table-cell>
          <table:table-cell office:value-type="string">
            <text:p>https://icomarks.com/ico/Shamrock</text:p>
          </table:table-cell>
          <table:table-cell table:number-columns-repeated="4"/>
        </table:table-row>
        <table:table-row table:style-name="ro1">
          <table:table-cell office:value-type="float" office:value="3441">
            <text:p>3441</text:p>
          </table:table-cell>
          <table:table-cell office:value-type="string">
            <text:p>ShowMeBiz</text:p>
          </table:table-cell>
          <table:table-cell office:value-type="string">
            <text:p>https://icomarks.com/ico/ShowMeBiz</text:p>
          </table:table-cell>
          <table:table-cell table:number-columns-repeated="4"/>
        </table:table-row>
        <table:table-row table:style-name="ro1">
          <table:table-cell office:value-type="float" office:value="3442">
            <text:p>3442</text:p>
          </table:table-cell>
          <table:table-cell office:value-type="string">
            <text:p>SISA</text:p>
          </table:table-cell>
          <table:table-cell office:value-type="string">
            <text:p>https://icomarks.com/ico/SISA</text:p>
          </table:table-cell>
          <table:table-cell table:number-columns-repeated="4"/>
        </table:table-row>
        <table:table-row table:style-name="ro1">
          <table:table-cell office:value-type="float" office:value="3443">
            <text:p>3443</text:p>
          </table:table-cell>
          <table:table-cell office:value-type="string">
            <text:p>Skraps</text:p>
          </table:table-cell>
          <table:table-cell office:value-type="string">
            <text:p>https://icomarks.com/ico/Skraps</text:p>
          </table:table-cell>
          <table:table-cell table:number-columns-repeated="4"/>
        </table:table-row>
        <table:table-row table:style-name="ro1">
          <table:table-cell office:value-type="float" office:value="3444">
            <text:p>3444</text:p>
          </table:table-cell>
          <table:table-cell office:value-type="string">
            <text:p>Smart City</text:p>
          </table:table-cell>
          <table:table-cell office:value-type="string">
            <text:p>https://icomarks.com/ico/Smart-City</text:p>
          </table:table-cell>
          <table:table-cell table:number-columns-repeated="4"/>
        </table:table-row>
        <table:table-row table:style-name="ro1">
          <table:table-cell office:value-type="float" office:value="3446">
            <text:p>3446</text:p>
          </table:table-cell>
          <table:table-cell office:value-type="string">
            <text:p>Smoke Exchange</text:p>
          </table:table-cell>
          <table:table-cell office:value-type="string">
            <text:p>https://icomarks.com/ico/Smoke-Exchange</text:p>
          </table:table-cell>
          <table:table-cell table:number-columns-repeated="4"/>
        </table:table-row>
        <table:table-row table:style-name="ro1">
          <table:table-cell office:value-type="float" office:value="3447">
            <text:p>3447</text:p>
          </table:table-cell>
          <table:table-cell office:value-type="string">
            <text:p>Snip</text:p>
          </table:table-cell>
          <table:table-cell office:value-type="string">
            <text:p>https://icomarks.com/ico/Snip</text:p>
          </table:table-cell>
          <table:table-cell table:number-columns-repeated="4"/>
        </table:table-row>
        <table:table-row table:style-name="ro1">
          <table:table-cell office:value-type="float" office:value="3448">
            <text:p>3448</text:p>
          </table:table-cell>
          <table:table-cell office:value-type="string">
            <text:p>Socratescoin</text:p>
          </table:table-cell>
          <table:table-cell office:value-type="string">
            <text:p>https://icomarks.com/ico/Socratescoin</text:p>
          </table:table-cell>
          <table:table-cell table:number-columns-repeated="4"/>
        </table:table-row>
        <table:table-row table:style-name="ro1">
          <table:table-cell office:value-type="float" office:value="3449">
            <text:p>3449</text:p>
          </table:table-cell>
          <table:table-cell office:value-type="string">
            <text:p>Sola</text:p>
          </table:table-cell>
          <table:table-cell office:value-type="string">
            <text:p>https://icomarks.com/ico/Sola</text:p>
          </table:table-cell>
          <table:table-cell table:number-columns-repeated="4"/>
        </table:table-row>
        <table:table-row table:style-name="ro1">
          <table:table-cell office:value-type="float" office:value="3450">
            <text:p>3450</text:p>
          </table:table-cell>
          <table:table-cell office:value-type="string">
            <text:p>SophiaTX</text:p>
          </table:table-cell>
          <table:table-cell office:value-type="string">
            <text:p>https://icomarks.com/ico/SophiaTX</text:p>
          </table:table-cell>
          <table:table-cell table:number-columns-repeated="4"/>
        </table:table-row>
        <table:table-row table:style-name="ro1">
          <table:table-cell office:value-type="float" office:value="3451">
            <text:p>3451</text:p>
          </table:table-cell>
          <table:table-cell office:value-type="string">
            <text:p>Sparklecoin</text:p>
          </table:table-cell>
          <table:table-cell office:value-type="string">
            <text:p>https://icomarks.com/ico/Sparklecoin</text:p>
          </table:table-cell>
          <table:table-cell table:number-columns-repeated="4"/>
        </table:table-row>
        <table:table-row table:style-name="ro1">
          <table:table-cell office:value-type="float" office:value="3452">
            <text:p>3452</text:p>
          </table:table-cell>
          <table:table-cell office:value-type="string">
            <text:p>Spectiv</text:p>
          </table:table-cell>
          <table:table-cell office:value-type="string">
            <text:p>https://icomarks.com/ico/Spectiv</text:p>
          </table:table-cell>
          <table:table-cell table:number-columns-repeated="4"/>
        </table:table-row>
        <table:table-row table:style-name="ro1">
          <table:table-cell office:value-type="float" office:value="3453">
            <text:p>3453</text:p>
          </table:table-cell>
          <table:table-cell office:value-type="string">
            <text:p>SRCOIN</text:p>
          </table:table-cell>
          <table:table-cell office:value-type="string">
            <text:p>https://icomarks.com/ico/SRCOIN</text:p>
          </table:table-cell>
          <table:table-cell table:number-columns-repeated="4"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Statercoin</text:p>
          </table:table-cell>
          <table:table-cell office:value-type="string">
            <text:p>https://icomarks.com/ico/Statercoin</text:p>
          </table:table-cell>
          <table:table-cell table:number-columns-repeated="4"/>
        </table:table-row>
        <table:table-row table:style-name="ro1">
          <table:table-cell office:value-type="float" office:value="3458">
            <text:p>3458</text:p>
          </table:table-cell>
          <table:table-cell office:value-type="string">
            <text:p>Take Profit</text:p>
          </table:table-cell>
          <table:table-cell office:value-type="string">
            <text:p>https://icomarks.com/ico/Take-Profit</text:p>
          </table:table-cell>
          <table:table-cell table:number-columns-repeated="4"/>
        </table:table-row>
        <table:table-row table:style-name="ro1">
          <table:table-cell office:value-type="float" office:value="3459">
            <text:p>3459</text:p>
          </table:table-cell>
          <table:table-cell office:value-type="string">
            <text:p>Tele</text:p>
          </table:table-cell>
          <table:table-cell office:value-type="string">
            <text:p>https://icomarks.com/ico/Tele</text:p>
          </table:table-cell>
          <table:table-cell table:number-columns-repeated="4"/>
        </table:table-row>
        <table:table-row table:style-name="ro1">
          <table:table-cell office:value-type="float" office:value="3460">
            <text:p>3460</text:p>
          </table:table-cell>
          <table:table-cell office:value-type="string">
            <text:p>Tezos</text:p>
          </table:table-cell>
          <table:table-cell office:value-type="string">
            <text:p>https://icomarks.com/ico/Tezos</text:p>
          </table:table-cell>
          <table:table-cell table:number-columns-repeated="4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The Deal Coin</text:p>
          </table:table-cell>
          <table:table-cell office:value-type="string">
            <text:p>https://icomarks.com/ico/The-Deal-Coin</text:p>
          </table:table-cell>
          <table:table-cell table:number-columns-repeated="4"/>
        </table:table-row>
        <table:table-row table:style-name="ro1">
          <table:table-cell office:value-type="float" office:value="3462">
            <text:p>3462</text:p>
          </table:table-cell>
          <table:table-cell office:value-type="string">
            <text:p>Thrill</text:p>
          </table:table-cell>
          <table:table-cell office:value-type="string">
            <text:p>https://icomarks.com/ico/Thrill</text:p>
          </table:table-cell>
          <table:table-cell table:number-columns-repeated="4"/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Togacoin</text:p>
          </table:table-cell>
          <table:table-cell office:value-type="string">
            <text:p>https://icomarks.com/ico/Togacoin</text:p>
          </table:table-cell>
          <table:table-cell table:number-columns-repeated="4"/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TokenDesk</text:p>
          </table:table-cell>
          <table:table-cell office:value-type="string">
            <text:p>https://icomarks.com/ico/TokenDesk</text:p>
          </table:table-cell>
          <table:table-cell table:number-columns-repeated="4"/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Tokensgate</text:p>
          </table:table-cell>
          <table:table-cell office:value-type="string">
            <text:p>https://icomarks.com/ico/Tokensgate</text:p>
          </table:table-cell>
          <table:table-cell table:number-columns-repeated="4"/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TouchTrader</text:p>
          </table:table-cell>
          <table:table-cell office:value-type="string">
            <text:p>https://icomarks.com/ico/TouchTrader</text:p>
          </table:table-cell>
          <table:table-cell table:number-columns-repeated="4"/>
        </table:table-row>
        <table:table-row table:style-name="ro1">
          <table:table-cell office:value-type="float" office:value="3469">
            <text:p>3469</text:p>
          </table:table-cell>
          <table:table-cell office:value-type="string">
            <text:p>TrakInvest</text:p>
          </table:table-cell>
          <table:table-cell office:value-type="string">
            <text:p>https://icomarks.com/ico/TrakInvest</text:p>
          </table:table-cell>
          <table:table-cell table:number-columns-repeated="4"/>
        </table:table-row>
        <table:table-row table:style-name="ro1">
          <table:table-cell office:value-type="float" office:value="3470">
            <text:p>3470</text:p>
          </table:table-cell>
          <table:table-cell office:value-type="string">
            <text:p>Tranium</text:p>
          </table:table-cell>
          <table:table-cell office:value-type="string">
            <text:p>https://icomarks.com/ico/Tranium</text:p>
          </table:table-cell>
          <table:table-cell table:number-columns-repeated="4"/>
        </table:table-row>
        <table:table-row table:style-name="ro1">
          <table:table-cell office:value-type="float" office:value="3471">
            <text:p>3471</text:p>
          </table:table-cell>
          <table:table-cell office:value-type="string">
            <text:p>Trustier</text:p>
          </table:table-cell>
          <table:table-cell office:value-type="string">
            <text:p>https://icomarks.com/ico/Trustier</text:p>
          </table:table-cell>
          <table:table-cell table:number-columns-repeated="4"/>
        </table:table-row>
        <table:table-row table:style-name="ro1">
          <table:table-cell office:value-type="float" office:value="3472">
            <text:p>3472</text:p>
          </table:table-cell>
          <table:table-cell office:value-type="string">
            <text:p>UNIC Advertising Network</text:p>
          </table:table-cell>
          <table:table-cell office:value-type="string">
            <text:p>https://icomarks.com/ico/UNIC-Advertising-Network</text:p>
          </table:table-cell>
          <table:table-cell table:number-columns-repeated="4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Utopialand</text:p>
          </table:table-cell>
          <table:table-cell office:value-type="string">
            <text:p>https://icomarks.com/ico/Utopialand</text:p>
          </table:table-cell>
          <table:table-cell table:number-columns-repeated="4"/>
        </table:table-row>
        <table:table-row table:style-name="ro1">
          <table:table-cell office:value-type="float" office:value="3474">
            <text:p>3474</text:p>
          </table:table-cell>
          <table:table-cell office:value-type="string">
            <text:p>UUNIO</text:p>
          </table:table-cell>
          <table:table-cell office:value-type="string">
            <text:p>https://icomarks.com/ico/UUNIO</text:p>
          </table:table-cell>
          <table:table-cell table:number-columns-repeated="4"/>
        </table:table-row>
        <table:table-row table:style-name="ro1">
          <table:table-cell office:value-type="float" office:value="3476">
            <text:p>3476</text:p>
          </table:table-cell>
          <table:table-cell office:value-type="string">
            <text:p>Vector</text:p>
          </table:table-cell>
          <table:table-cell office:value-type="string">
            <text:p>https://icomarks.com/ico/Vector</text:p>
          </table:table-cell>
          <table:table-cell table:number-columns-repeated="4"/>
        </table:table-row>
        <table:table-row table:style-name="ro1">
          <table:table-cell office:value-type="float" office:value="3477">
            <text:p>3477</text:p>
          </table:table-cell>
          <table:table-cell office:value-type="string">
            <text:p>VENDEX</text:p>
          </table:table-cell>
          <table:table-cell office:value-type="string">
            <text:p>https://icomarks.com/ico/VENDEX</text:p>
          </table:table-cell>
          <table:table-cell table:number-columns-repeated="4"/>
        </table:table-row>
        <table:table-row table:style-name="ro1">
          <table:table-cell office:value-type="float" office:value="3478">
            <text:p>3478</text:p>
          </table:table-cell>
          <table:table-cell office:value-type="string">
            <text:p>VerifyUnion</text:p>
          </table:table-cell>
          <table:table-cell office:value-type="string">
            <text:p>https://icomarks.com/ico/VerifyUnion</text:p>
          </table:table-cell>
          <table:table-cell table:number-columns-repeated="4"/>
        </table:table-row>
        <table:table-row table:style-name="ro1">
          <table:table-cell office:value-type="float" office:value="3480">
            <text:p>3480</text:p>
          </table:table-cell>
          <table:table-cell office:value-type="string">
            <text:p>VIBELAND</text:p>
          </table:table-cell>
          <table:table-cell office:value-type="string">
            <text:p>https://icomarks.com/ico/VIBELAND</text:p>
          </table:table-cell>
          <table:table-cell table:number-columns-repeated="4"/>
        </table:table-row>
        <table:table-row table:style-name="ro1">
          <table:table-cell office:value-type="float" office:value="3481">
            <text:p>3481</text:p>
          </table:table-cell>
          <table:table-cell office:value-type="string">
            <text:p>Vidion</text:p>
          </table:table-cell>
          <table:table-cell office:value-type="string">
            <text:p>https://icomarks.com/ico/Vidion</text:p>
          </table:table-cell>
          <table:table-cell table:number-columns-repeated="4"/>
        </table:table-row>
        <table:table-row table:style-name="ro1">
          <table:table-cell office:value-type="float" office:value="3482">
            <text:p>3482</text:p>
          </table:table-cell>
          <table:table-cell office:value-type="string">
            <text:p>Vion</text:p>
          </table:table-cell>
          <table:table-cell office:value-type="string">
            <text:p>https://icomarks.com/ico/Vion</text:p>
          </table:table-cell>
          <table:table-cell table:number-columns-repeated="4"/>
        </table:table-row>
        <table:table-row table:style-name="ro1">
          <table:table-cell office:value-type="float" office:value="3483">
            <text:p>3483</text:p>
          </table:table-cell>
          <table:table-cell office:value-type="string">
            <text:p>Votes</text:p>
          </table:table-cell>
          <table:table-cell office:value-type="string">
            <text:p>https://icomarks.com/ico/Votes</text:p>
          </table:table-cell>
          <table:table-cell table:number-columns-repeated="4"/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VR Park</text:p>
          </table:table-cell>
          <table:table-cell office:value-type="string">
            <text:p>https://icomarks.com/ico/VR-Park</text:p>
          </table:table-cell>
          <table:table-cell table:number-columns-repeated="4"/>
        </table:table-row>
        <table:table-row table:style-name="ro1">
          <table:table-cell office:value-type="float" office:value="3485">
            <text:p>3485</text:p>
          </table:table-cell>
          <table:table-cell office:value-type="string">
            <text:p>WaBi</text:p>
          </table:table-cell>
          <table:table-cell office:value-type="string">
            <text:p>https://icomarks.com/ico/WaBi</text:p>
          </table:table-cell>
          <table:table-cell table:number-columns-repeated="4"/>
        </table:table-row>
        <table:table-row table:style-name="ro1">
          <table:table-cell office:value-type="float" office:value="3486">
            <text:p>3486</text:p>
          </table:table-cell>
          <table:table-cell office:value-type="string">
            <text:p>Wall Street Coin</text:p>
          </table:table-cell>
          <table:table-cell office:value-type="string">
            <text:p>https://icomarks.com/ico/Wall-Street-Coin</text:p>
          </table:table-cell>
          <table:table-cell table:number-columns-repeated="4"/>
        </table:table-row>
        <table:table-row table:style-name="ro1">
          <table:table-cell office:value-type="float" office:value="3487">
            <text:p>3487</text:p>
          </table:table-cell>
          <table:table-cell office:value-type="string">
            <text:p>WallChain</text:p>
          </table:table-cell>
          <table:table-cell office:value-type="string">
            <text:p>https://icomarks.com/ico/WallChain</text:p>
          </table:table-cell>
          <table:table-cell table:number-columns-repeated="4"/>
        </table:table-row>
        <table:table-row table:style-name="ro1">
          <table:table-cell office:value-type="float" office:value="3488">
            <text:p>3488</text:p>
          </table:table-cell>
          <table:table-cell office:value-type="string">
            <text:p>WAWLLET</text:p>
          </table:table-cell>
          <table:table-cell office:value-type="string">
            <text:p>https://icomarks.com/ico/WAWLLET</text:p>
          </table:table-cell>
          <table:table-cell table:number-columns-repeated="4"/>
        </table:table-row>
        <table:table-row table:style-name="ro1">
          <table:table-cell office:value-type="float" office:value="3490">
            <text:p>3490</text:p>
          </table:table-cell>
          <table:table-cell office:value-type="string">
            <text:p>WeBuy</text:p>
          </table:table-cell>
          <table:table-cell office:value-type="string">
            <text:p>https://icomarks.com/ico/WeBuy</text:p>
          </table:table-cell>
          <table:table-cell table:number-columns-repeated="4"/>
        </table:table-row>
        <table:table-row table:style-name="ro1">
          <table:table-cell office:value-type="float" office:value="3491">
            <text:p>3491</text:p>
          </table:table-cell>
          <table:table-cell office:value-type="string">
            <text:p>WeGold</text:p>
          </table:table-cell>
          <table:table-cell office:value-type="string">
            <text:p>https://icomarks.com/ico/WeGold</text:p>
          </table:table-cell>
          <table:table-cell table:number-columns-repeated="4"/>
        </table:table-row>
        <table:table-row table:style-name="ro1">
          <table:table-cell office:value-type="float" office:value="3492">
            <text:p>3492</text:p>
          </table:table-cell>
          <table:table-cell office:value-type="string">
            <text:p>WinWinCoin</text:p>
          </table:table-cell>
          <table:table-cell office:value-type="string">
            <text:p>https://icomarks.com/ico/WinWinCoin</text:p>
          </table:table-cell>
          <table:table-cell table:number-columns-repeated="4"/>
        </table:table-row>
        <table:table-row table:style-name="ro1">
          <table:table-cell office:value-type="float" office:value="3494">
            <text:p>3494</text:p>
          </table:table-cell>
          <table:table-cell office:value-type="string">
            <text:p>Xchainge</text:p>
          </table:table-cell>
          <table:table-cell office:value-type="string">
            <text:p>https://icomarks.com/ico/Xchainge</text:p>
          </table:table-cell>
          <table:table-cell table:number-columns-repeated="4"/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Xenia Lending Coin</text:p>
          </table:table-cell>
          <table:table-cell office:value-type="string">
            <text:p>https://icomarks.com/ico/Xenia-Lending-Coin</text:p>
          </table:table-cell>
          <table:table-cell table:number-columns-repeated="4"/>
        </table:table-row>
        <table:table-row table:style-name="ro1">
          <table:table-cell office:value-type="float" office:value="3496">
            <text:p>3496</text:p>
          </table:table-cell>
          <table:table-cell office:value-type="string">
            <text:p>XENT Chain</text:p>
          </table:table-cell>
          <table:table-cell office:value-type="string">
            <text:p>https://icomarks.com/ico/XENT-Chain</text:p>
          </table:table-cell>
          <table:table-cell table:number-columns-repeated="4"/>
        </table:table-row>
        <table:table-row table:style-name="ro1">
          <table:table-cell office:value-type="float" office:value="3497">
            <text:p>3497</text:p>
          </table:table-cell>
          <table:table-cell office:value-type="string">
            <text:p>XENTAVO</text:p>
          </table:table-cell>
          <table:table-cell office:value-type="string">
            <text:p>https://icomarks.com/ico/XENTAVO</text:p>
          </table:table-cell>
          <table:table-cell table:number-columns-repeated="4"/>
        </table:table-row>
        <table:table-row table:style-name="ro1">
          <table:table-cell office:value-type="float" office:value="3498">
            <text:p>3498</text:p>
          </table:table-cell>
          <table:table-cell office:value-type="string">
            <text:p>Xunilair</text:p>
          </table:table-cell>
          <table:table-cell office:value-type="string">
            <text:p>https://icomarks.com/ico/Xunilair</text:p>
          </table:table-cell>
          <table:table-cell table:number-columns-repeated="4"/>
        </table:table-row>
        <table:table-row table:style-name="ro1">
          <table:table-cell office:value-type="float" office:value="3499">
            <text:p>3499</text:p>
          </table:table-cell>
          <table:table-cell office:value-type="string">
            <text:p>Yanubuks</text:p>
          </table:table-cell>
          <table:table-cell office:value-type="string">
            <text:p>https://icomarks.com/ico/Yanubuks</text:p>
          </table:table-cell>
          <table:table-cell table:number-columns-repeated="4"/>
        </table:table-row>
        <table:table-row table:style-name="ro1">
          <table:table-cell office:value-type="float" office:value="3501">
            <text:p>3501</text:p>
          </table:table-cell>
          <table:table-cell office:value-type="string">
            <text:p>ySign</text:p>
          </table:table-cell>
          <table:table-cell office:value-type="string">
            <text:p>https://icomarks.com/ico/ySign</text:p>
          </table:table-cell>
          <table:table-cell table:number-columns-repeated="4"/>
        </table:table-row>
        <table:table-row table:style-name="ro1">
          <table:table-cell office:value-type="float" office:value="3502">
            <text:p>3502</text:p>
          </table:table-cell>
          <table:table-cell office:value-type="string">
            <text:p>Yunique</text:p>
          </table:table-cell>
          <table:table-cell office:value-type="string">
            <text:p>https://icomarks.com/ico/Yunique</text:p>
          </table:table-cell>
          <table:table-cell table:number-columns-repeated="4"/>
        </table:table-row>
        <table:table-row table:style-name="ro1">
          <table:table-cell office:value-type="float" office:value="3503">
            <text:p>3503</text:p>
          </table:table-cell>
          <table:table-cell office:value-type="string">
            <text:p>ZABERcoin</text:p>
          </table:table-cell>
          <table:table-cell office:value-type="string">
            <text:p>https://icomarks.com/ico/ZABERcoin</text:p>
          </table:table-cell>
          <table:table-cell table:number-columns-repeated="4"/>
        </table:table-row>
        <table:table-row table:style-name="ro1">
          <table:table-cell office:value-type="float" office:value="3504">
            <text:p>3504</text:p>
          </table:table-cell>
          <table:table-cell office:value-type="string">
            <text:p>Zamanat</text:p>
          </table:table-cell>
          <table:table-cell office:value-type="string">
            <text:p>https://icomarks.com/ico/Zamanat</text:p>
          </table:table-cell>
          <table:table-cell table:number-columns-repeated="4"/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Zap Store</text:p>
          </table:table-cell>
          <table:table-cell office:value-type="string">
            <text:p>https://icomarks.com/ico/Zap-Store</text:p>
          </table:table-cell>
          <table:table-cell table:number-columns-repeated="4"/>
        </table:table-row>
        <table:table-row table:style-name="ro1">
          <table:table-cell office:value-type="float" office:value="3506">
            <text:p>3506</text:p>
          </table:table-cell>
          <table:table-cell office:value-type="string">
            <text:p>ZooomEx</text:p>
          </table:table-cell>
          <table:table-cell office:value-type="string">
            <text:p>https://icomarks.com/ico/ZooomEx</text:p>
          </table:table-cell>
          <table:table-cell table:number-columns-repeated="4"/>
        </table:table-row>
        <table:table-row table:style-name="ro1">
          <table:table-cell office:value-type="float" office:value="3508">
            <text:p>3508</text:p>
          </table:table-cell>
          <table:table-cell office:value-type="string">
            <text:p>27v</text:p>
          </table:table-cell>
          <table:table-cell office:value-type="string">
            <text:p>https://icomarks.com/ico/27v</text:p>
          </table:table-cell>
          <table:table-cell table:number-columns-repeated="4"/>
        </table:table-row>
        <table:table-row table:style-name="ro1">
          <table:table-cell office:value-type="float" office:value="3510">
            <text:p>3510</text:p>
          </table:table-cell>
          <table:table-cell office:value-type="string">
            <text:p>Academia Lingu</text:p>
          </table:table-cell>
          <table:table-cell office:value-type="string">
            <text:p>https://icomarks.com/ico/Academia-Lingu</text:p>
          </table:table-cell>
          <table:table-cell table:number-columns-repeated="4"/>
        </table:table-row>
        <table:table-row table:style-name="ro1">
          <table:table-cell office:value-type="float" office:value="3511">
            <text:p>3511</text:p>
          </table:table-cell>
          <table:table-cell office:value-type="string">
            <text:p>Access Network</text:p>
          </table:table-cell>
          <table:table-cell office:value-type="string">
            <text:p>https://icomarks.com/ico/Access-Network</text:p>
          </table:table-cell>
          <table:table-cell table:number-columns-repeated="4"/>
        </table:table-row>
        <table:table-row table:style-name="ro1">
          <table:table-cell office:value-type="float" office:value="3512">
            <text:p>3512</text:p>
          </table:table-cell>
          <table:table-cell office:value-type="string">
            <text:p>aeternity</text:p>
          </table:table-cell>
          <table:table-cell office:value-type="string">
            <text:p>https://icomarks.com/ico/aeternity</text:p>
          </table:table-cell>
          <table:table-cell table:number-columns-repeated="4"/>
        </table:table-row>
        <table:table-row table:style-name="ro1">
          <table:table-cell office:value-type="float" office:value="3513">
            <text:p>3513</text:p>
          </table:table-cell>
          <table:table-cell office:value-type="string">
            <text:p>Agrello</text:p>
          </table:table-cell>
          <table:table-cell office:value-type="string">
            <text:p>https://icomarks.com/ico/Agrello</text:p>
          </table:table-cell>
          <table:table-cell table:number-columns-repeated="4"/>
        </table:table-row>
        <table:table-row table:style-name="ro1">
          <table:table-cell office:value-type="float" office:value="3515">
            <text:p>3515</text:p>
          </table:table-cell>
          <table:table-cell office:value-type="string">
            <text:p>AI Opinion</text:p>
          </table:table-cell>
          <table:table-cell office:value-type="string">
            <text:p>https://icomarks.com/ico/AI-Opinion</text:p>
          </table:table-cell>
          <table:table-cell table:number-columns-repeated="4"/>
        </table:table-row>
        <table:table-row table:style-name="ro1">
          <table:table-cell office:value-type="float" office:value="3516">
            <text:p>3516</text:p>
          </table:table-cell>
          <table:table-cell office:value-type="string">
            <text:p>altumea</text:p>
          </table:table-cell>
          <table:table-cell office:value-type="string">
            <text:p>https://icomarks.com/ico/altumea</text:p>
          </table:table-cell>
          <table:table-cell table:number-columns-repeated="4"/>
        </table:table-row>
        <table:table-row table:style-name="ro1">
          <table:table-cell office:value-type="float" office:value="3517">
            <text:p>3517</text:p>
          </table:table-cell>
          <table:table-cell office:value-type="string">
            <text:p>Ankorus</text:p>
          </table:table-cell>
          <table:table-cell office:value-type="string">
            <text:p>https://icomarks.com/ico/Ankorus</text:p>
          </table:table-cell>
          <table:table-cell table:number-columns-repeated="4"/>
        </table:table-row>
        <table:table-row table:style-name="ro1">
          <table:table-cell office:value-type="float" office:value="3518">
            <text:p>3518</text:p>
          </table:table-cell>
          <table:table-cell office:value-type="string">
            <text:p>Anti Derivative</text:p>
          </table:table-cell>
          <table:table-cell office:value-type="string">
            <text:p>https://icomarks.com/ico/Anti-Derivative</text:p>
          </table:table-cell>
          <table:table-cell table:number-columns-repeated="4"/>
        </table:table-row>
        <table:table-row table:style-name="ro1">
          <table:table-cell office:value-type="float" office:value="3519">
            <text:p>3519</text:p>
          </table:table-cell>
          <table:table-cell office:value-type="string">
            <text:p>Arcus</text:p>
          </table:table-cell>
          <table:table-cell office:value-type="string">
            <text:p>https://icomarks.com/ico/Arcus</text:p>
          </table:table-cell>
          <table:table-cell table:number-columns-repeated="4"/>
        </table:table-row>
        <table:table-row table:style-name="ro1">
          <table:table-cell office:value-type="float" office:value="3520">
            <text:p>3520</text:p>
          </table:table-cell>
          <table:table-cell office:value-type="string">
            <text:p>Arker</text:p>
          </table:table-cell>
          <table:table-cell office:value-type="string">
            <text:p>https://icomarks.com/ico/Arker</text:p>
          </table:table-cell>
          <table:table-cell table:number-columns-repeated="4"/>
        </table:table-row>
        <table:table-row table:style-name="ro1">
          <table:table-cell office:value-type="float" office:value="3521">
            <text:p>3521</text:p>
          </table:table-cell>
          <table:table-cell office:value-type="string">
            <text:p>ArmPack</text:p>
          </table:table-cell>
          <table:table-cell office:value-type="string">
            <text:p>https://icomarks.com/ico/ArmPack</text:p>
          </table:table-cell>
          <table:table-cell table:number-columns-repeated="4"/>
        </table:table-row>
        <table:table-row table:style-name="ro1">
          <table:table-cell office:value-type="float" office:value="3522">
            <text:p>3522</text:p>
          </table:table-cell>
          <table:table-cell office:value-type="string">
            <text:p>ARRM</text:p>
          </table:table-cell>
          <table:table-cell office:value-type="string">
            <text:p>https://icomarks.com/ico/ARRM</text:p>
          </table:table-cell>
          <table:table-cell table:number-columns-repeated="4"/>
        </table:table-row>
        <table:table-row table:style-name="ro1">
          <table:table-cell office:value-type="float" office:value="3523">
            <text:p>3523</text:p>
          </table:table-cell>
          <table:table-cell office:value-type="string">
            <text:p>AstorGame</text:p>
          </table:table-cell>
          <table:table-cell office:value-type="string">
            <text:p>https://icomarks.com/ico/AstorGame</text:p>
          </table:table-cell>
          <table:table-cell table:number-columns-repeated="4"/>
        </table:table-row>
        <table:table-row table:style-name="ro1">
          <table:table-cell office:value-type="float" office:value="3524">
            <text:p>3524</text:p>
          </table:table-cell>
          <table:table-cell office:value-type="string">
            <text:p>ASTRA</text:p>
          </table:table-cell>
          <table:table-cell office:value-type="string">
            <text:p>https://icomarks.com/ico/ASTRA</text:p>
          </table:table-cell>
          <table:table-cell table:number-columns-repeated="4"/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Atrix</text:p>
          </table:table-cell>
          <table:table-cell office:value-type="string">
            <text:p>https://icomarks.com/ico/Atrix</text:p>
          </table:table-cell>
          <table:table-cell table:number-columns-repeated="4"/>
        </table:table-row>
        <table:table-row table:style-name="ro1">
          <table:table-cell office:value-type="float" office:value="3526">
            <text:p>3526</text:p>
          </table:table-cell>
          <table:table-cell office:value-type="string">
            <text:p>Aunite</text:p>
          </table:table-cell>
          <table:table-cell office:value-type="string">
            <text:p>https://icomarks.com/ico/Aunite</text:p>
          </table:table-cell>
          <table:table-cell table:number-columns-repeated="4"/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Axtrust</text:p>
          </table:table-cell>
          <table:table-cell office:value-type="string">
            <text:p>https://icomarks.com/ico/Axtrust</text:p>
          </table:table-cell>
          <table:table-cell table:number-columns-repeated="4"/>
        </table:table-row>
        <table:table-row table:style-name="ro1">
          <table:table-cell office:value-type="float" office:value="3528">
            <text:p>3528</text:p>
          </table:table-cell>
          <table:table-cell office:value-type="string">
            <text:p>BaaSid</text:p>
          </table:table-cell>
          <table:table-cell office:value-type="string">
            <text:p>https://icomarks.com/ico/BaaSid</text:p>
          </table:table-cell>
          <table:table-cell table:number-columns-repeated="4"/>
        </table:table-row>
        <table:table-row table:style-name="ro1">
          <table:table-cell office:value-type="float" office:value="3529">
            <text:p>3529</text:p>
          </table:table-cell>
          <table:table-cell office:value-type="string">
            <text:p>BactoAlarm</text:p>
          </table:table-cell>
          <table:table-cell office:value-type="string">
            <text:p>https://icomarks.com/ico/BactoAlarm</text:p>
          </table:table-cell>
          <table:table-cell table:number-columns-repeated="4"/>
        </table:table-row>
        <table:table-row table:style-name="ro1">
          <table:table-cell office:value-type="float" office:value="3531">
            <text:p>3531</text:p>
          </table:table-cell>
          <table:table-cell office:value-type="string">
            <text:p>Bancor</text:p>
          </table:table-cell>
          <table:table-cell office:value-type="string">
            <text:p>https://icomarks.com/ico/Bancor</text:p>
          </table:table-cell>
          <table:table-cell table:number-columns-repeated="4"/>
        </table:table-row>
        <table:table-row table:style-name="ro1">
          <table:table-cell office:value-type="float" office:value="3532">
            <text:p>3532</text:p>
          </table:table-cell>
          <table:table-cell office:value-type="string">
            <text:p>BARTVault</text:p>
          </table:table-cell>
          <table:table-cell office:value-type="string">
            <text:p>https://icomarks.com/ico/BARTVault</text:p>
          </table:table-cell>
          <table:table-cell table:number-columns-repeated="4"/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Bdaq</text:p>
          </table:table-cell>
          <table:table-cell office:value-type="string">
            <text:p>https://icomarks.com/ico/Bdaq</text:p>
          </table:table-cell>
          <table:table-cell table:number-columns-repeated="4"/>
        </table:table-row>
        <table:table-row table:style-name="ro1">
          <table:table-cell office:value-type="float" office:value="3536">
            <text:p>3536</text:p>
          </table:table-cell>
          <table:table-cell office:value-type="string">
            <text:p>Beluga Pay</text:p>
          </table:table-cell>
          <table:table-cell office:value-type="string">
            <text:p>https://icomarks.com/ico/Beluga-Pay</text:p>
          </table:table-cell>
          <table:table-cell table:number-columns-repeated="4"/>
        </table:table-row>
        <table:table-row table:style-name="ro1">
          <table:table-cell office:value-type="float" office:value="3537">
            <text:p>3537</text:p>
          </table:table-cell>
          <table:table-cell office:value-type="string">
            <text:p>Benepit</text:p>
          </table:table-cell>
          <table:table-cell office:value-type="string">
            <text:p>https://icomarks.com/ico/Benepit</text:p>
          </table:table-cell>
          <table:table-cell table:number-columns-repeated="4"/>
        </table:table-row>
        <table:table-row table:style-name="ro1">
          <table:table-cell office:value-type="float" office:value="3538">
            <text:p>3538</text:p>
          </table:table-cell>
          <table:table-cell office:value-type="string">
            <text:p>BeOne</text:p>
          </table:table-cell>
          <table:table-cell office:value-type="string">
            <text:p>https://icomarks.com/ico/BeOne</text:p>
          </table:table-cell>
          <table:table-cell table:number-columns-repeated="4"/>
        </table:table-row>
        <table:table-row table:style-name="ro1">
          <table:table-cell office:value-type="float" office:value="3539">
            <text:p>3539</text:p>
          </table:table-cell>
          <table:table-cell office:value-type="string">
            <text:p>Berith</text:p>
          </table:table-cell>
          <table:table-cell office:value-type="string">
            <text:p>https://icomarks.com/ico/Berith</text:p>
          </table:table-cell>
          <table:table-cell table:number-columns-repeated="4"/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BestMeta</text:p>
          </table:table-cell>
          <table:table-cell office:value-type="string">
            <text:p>https://icomarks.com/ico/BestMeta</text:p>
          </table:table-cell>
          <table:table-cell table:number-columns-repeated="4"/>
        </table:table-row>
        <table:table-row table:style-name="ro1">
          <table:table-cell office:value-type="float" office:value="3541">
            <text:p>3541</text:p>
          </table:table-cell>
          <table:table-cell office:value-type="string">
            <text:p>Bether</text:p>
          </table:table-cell>
          <table:table-cell office:value-type="string">
            <text:p>https://icomarks.com/ico/Bether</text:p>
          </table:table-cell>
          <table:table-cell table:number-columns-repeated="4"/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BetterBetting</text:p>
          </table:table-cell>
          <table:table-cell office:value-type="string">
            <text:p>https://icomarks.com/ico/BetterBetting</text:p>
          </table:table-cell>
          <table:table-cell table:number-columns-repeated="4"/>
        </table:table-row>
        <table:table-row table:style-name="ro1">
          <table:table-cell office:value-type="float" office:value="3543">
            <text:p>3543</text:p>
          </table:table-cell>
          <table:table-cell office:value-type="string">
            <text:p>Bibox</text:p>
          </table:table-cell>
          <table:table-cell office:value-type="string">
            <text:p>https://icomarks.com/ico/Bibox</text:p>
          </table:table-cell>
          <table:table-cell table:number-columns-repeated="4"/>
        </table:table-row>
        <table:table-row table:style-name="ro1">
          <table:table-cell office:value-type="float" office:value="3544">
            <text:p>3544</text:p>
          </table:table-cell>
          <table:table-cell office:value-type="string">
            <text:p>Biohal</text:p>
          </table:table-cell>
          <table:table-cell office:value-type="string">
            <text:p>https://icomarks.com/ico/Biohal</text:p>
          </table:table-cell>
          <table:table-cell table:number-columns-repeated="4"/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Bioritmai</text:p>
          </table:table-cell>
          <table:table-cell office:value-type="string">
            <text:p>https://icomarks.com/ico/Bioritmai</text:p>
          </table:table-cell>
          <table:table-cell table:number-columns-repeated="4"/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BitCAD</text:p>
          </table:table-cell>
          <table:table-cell office:value-type="string">
            <text:p>https://icomarks.com/ico/BitCAD</text:p>
          </table:table-cell>
          <table:table-cell table:number-columns-repeated="4"/>
        </table:table-row>
        <table:table-row table:style-name="ro1">
          <table:table-cell office:value-type="float" office:value="3547">
            <text:p>3547</text:p>
          </table:table-cell>
          <table:table-cell office:value-type="string">
            <text:p>BitCoen</text:p>
          </table:table-cell>
          <table:table-cell office:value-type="string">
            <text:p>https://icomarks.com/ico/BitCoen</text:p>
          </table:table-cell>
          <table:table-cell table:number-columns-repeated="4"/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Bitcoin Oil</text:p>
          </table:table-cell>
          <table:table-cell office:value-type="string">
            <text:p>https://icomarks.com/ico/Bitcoin-Oil</text:p>
          </table:table-cell>
          <table:table-cell table:number-columns-repeated="4"/>
        </table:table-row>
        <table:table-row table:style-name="ro1">
          <table:table-cell office:value-type="float" office:value="3549">
            <text:p>3549</text:p>
          </table:table-cell>
          <table:table-cell office:value-type="string">
            <text:p>BitcoinMax</text:p>
          </table:table-cell>
          <table:table-cell office:value-type="string">
            <text:p>https://icomarks.com/ico/BitcoinMax</text:p>
          </table:table-cell>
          <table:table-cell table:number-columns-repeated="4"/>
        </table:table-row>
        <table:table-row table:style-name="ro1">
          <table:table-cell office:value-type="float" office:value="3550">
            <text:p>3550</text:p>
          </table:table-cell>
          <table:table-cell office:value-type="string">
            <text:p>Bitcomo</text:p>
          </table:table-cell>
          <table:table-cell office:value-type="string">
            <text:p>https://icomarks.com/ico/Bitcomo</text:p>
          </table:table-cell>
          <table:table-cell table:number-columns-repeated="4"/>
        </table:table-row>
        <table:table-row table:style-name="ro1">
          <table:table-cell office:value-type="float" office:value="3551">
            <text:p>3551</text:p>
          </table:table-cell>
          <table:table-cell office:value-type="string">
            <text:p>Bitplus Network</text:p>
          </table:table-cell>
          <table:table-cell office:value-type="string">
            <text:p>https://icomarks.com/ico/Bitplus-Network</text:p>
          </table:table-cell>
          <table:table-cell table:number-columns-repeated="4"/>
        </table:table-row>
        <table:table-row table:style-name="ro1">
          <table:table-cell office:value-type="float" office:value="3552">
            <text:p>3552</text:p>
          </table:table-cell>
          <table:table-cell office:value-type="string">
            <text:p>Bitproperty</text:p>
          </table:table-cell>
          <table:table-cell office:value-type="string">
            <text:p>https://icomarks.com/ico/Bitproperty</text:p>
          </table:table-cell>
          <table:table-cell table:number-columns-repeated="4"/>
        </table:table-row>
        <table:table-row table:style-name="ro1">
          <table:table-cell office:value-type="float" office:value="3554">
            <text:p>3554</text:p>
          </table:table-cell>
          <table:table-cell office:value-type="string">
            <text:p>BitSoft Bay</text:p>
          </table:table-cell>
          <table:table-cell office:value-type="string">
            <text:p>https://icomarks.com/ico/BitSoft-Bay</text:p>
          </table:table-cell>
          <table:table-cell table:number-columns-repeated="4"/>
        </table:table-row>
        <table:table-row table:style-name="ro1">
          <table:table-cell office:value-type="float" office:value="3555">
            <text:p>3555</text:p>
          </table:table-cell>
          <table:table-cell office:value-type="string">
            <text:p>BITTECH</text:p>
          </table:table-cell>
          <table:table-cell office:value-type="string">
            <text:p>https://icomarks.com/ico/BITTECH</text:p>
          </table:table-cell>
          <table:table-cell table:number-columns-repeated="4"/>
        </table:table-row>
        <table:table-row table:style-name="ro1">
          <table:table-cell office:value-type="float" office:value="3557">
            <text:p>3557</text:p>
          </table:table-cell>
          <table:table-cell office:value-type="string">
            <text:p>BlockAIp</text:p>
          </table:table-cell>
          <table:table-cell office:value-type="string">
            <text:p>https://icomarks.com/ico/BlockAIp</text:p>
          </table:table-cell>
          <table:table-cell table:number-columns-repeated="4"/>
        </table:table-row>
        <table:table-row table:style-name="ro1">
          <table:table-cell office:value-type="float" office:value="3558">
            <text:p>3558</text:p>
          </table:table-cell>
          <table:table-cell office:value-type="string">
            <text:p>BlockBank</text:p>
          </table:table-cell>
          <table:table-cell office:value-type="string">
            <text:p>https://icomarks.com/ico/BlockBank</text:p>
          </table:table-cell>
          <table:table-cell table:number-columns-repeated="4"/>
        </table:table-row>
        <table:table-row table:style-name="ro1">
          <table:table-cell office:value-type="float" office:value="3559">
            <text:p>3559</text:p>
          </table:table-cell>
          <table:table-cell office:value-type="string">
            <text:p>Blockbid</text:p>
          </table:table-cell>
          <table:table-cell office:value-type="string">
            <text:p>https://icomarks.com/ico/Blockbid</text:p>
          </table:table-cell>
          <table:table-cell table:number-columns-repeated="4"/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Blockport</text:p>
          </table:table-cell>
          <table:table-cell office:value-type="string">
            <text:p>https://icomarks.com/ico/Blockport</text:p>
          </table:table-cell>
          <table:table-cell table:number-columns-repeated="4"/>
        </table:table-row>
        <table:table-row table:style-name="ro1">
          <table:table-cell office:value-type="float" office:value="3561">
            <text:p>3561</text:p>
          </table:table-cell>
          <table:table-cell office:value-type="string">
            <text:p>BlockRx</text:p>
          </table:table-cell>
          <table:table-cell office:value-type="string">
            <text:p>https://icomarks.com/ico/BlockRx</text:p>
          </table:table-cell>
          <table:table-cell table:number-columns-repeated="4"/>
        </table:table-row>
        <table:table-row table:style-name="ro1">
          <table:table-cell office:value-type="float" office:value="3562">
            <text:p>3562</text:p>
          </table:table-cell>
          <table:table-cell office:value-type="string">
            <text:p>Blocktix</text:p>
          </table:table-cell>
          <table:table-cell office:value-type="string">
            <text:p>https://icomarks.com/ico/Blocktix</text:p>
          </table:table-cell>
          <table:table-cell table:number-columns-repeated="4"/>
        </table:table-row>
        <table:table-row table:style-name="ro1">
          <table:table-cell office:value-type="float" office:value="3564">
            <text:p>3564</text:p>
          </table:table-cell>
          <table:table-cell office:value-type="string">
            <text:p>Bow</text:p>
          </table:table-cell>
          <table:table-cell office:value-type="string">
            <text:p>https://icomarks.com/ico/Bow</text:p>
          </table:table-cell>
          <table:table-cell table:number-columns-repeated="4"/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Bravocoin</text:p>
          </table:table-cell>
          <table:table-cell office:value-type="string">
            <text:p>https://icomarks.com/ico/Bravocoin</text:p>
          </table:table-cell>
          <table:table-cell table:number-columns-repeated="4"/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BrumH</text:p>
          </table:table-cell>
          <table:table-cell office:value-type="string">
            <text:p>https://icomarks.com/ico/BrumH</text:p>
          </table:table-cell>
          <table:table-cell table:number-columns-repeated="4"/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Buron</text:p>
          </table:table-cell>
          <table:table-cell office:value-type="string">
            <text:p>https://icomarks.com/ico/Buron</text:p>
          </table:table-cell>
          <table:table-cell table:number-columns-repeated="4"/>
        </table:table-row>
        <table:table-row table:style-name="ro1">
          <table:table-cell office:value-type="float" office:value="3570">
            <text:p>3570</text:p>
          </table:table-cell>
          <table:table-cell office:value-type="string">
            <text:p>CAR Token</text:p>
          </table:table-cell>
          <table:table-cell office:value-type="string">
            <text:p>https://icomarks.com/ico/CAR-Token</text:p>
          </table:table-cell>
          <table:table-cell table:number-columns-repeated="4"/>
        </table:table-row>
        <table:table-row table:style-name="ro1">
          <table:table-cell office:value-type="float" office:value="3571">
            <text:p>3571</text:p>
          </table:table-cell>
          <table:table-cell office:value-type="string">
            <text:p>carboneum</text:p>
          </table:table-cell>
          <table:table-cell office:value-type="string">
            <text:p>https://icomarks.com/ico/carboneum</text:p>
          </table:table-cell>
          <table:table-cell table:number-columns-repeated="4"/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Cashaa</text:p>
          </table:table-cell>
          <table:table-cell office:value-type="string">
            <text:p>https://icomarks.com/ico/Cashaa</text:p>
          </table:table-cell>
          <table:table-cell table:number-columns-repeated="4"/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CellBlocks</text:p>
          </table:table-cell>
          <table:table-cell office:value-type="string">
            <text:p>https://icomarks.com/ico/CellBlocks</text:p>
          </table:table-cell>
          <table:table-cell table:number-columns-repeated="4"/>
        </table:table-row>
        <table:table-row table:style-name="ro1">
          <table:table-cell office:value-type="float" office:value="3575">
            <text:p>3575</text:p>
          </table:table-cell>
          <table:table-cell office:value-type="string">
            <text:p>Centrality</text:p>
          </table:table-cell>
          <table:table-cell office:value-type="string">
            <text:p>https://icomarks.com/ico/Centrality</text:p>
          </table:table-cell>
          <table:table-cell table:number-columns-repeated="4"/>
        </table:table-row>
        <table:table-row table:style-name="ro1">
          <table:table-cell office:value-type="float" office:value="3579">
            <text:p>3579</text:p>
          </table:table-cell>
          <table:table-cell office:value-type="string">
            <text:p>CoinStarter</text:p>
          </table:table-cell>
          <table:table-cell office:value-type="string">
            <text:p>https://icomarks.com/ico/CoinStarter</text:p>
          </table:table-cell>
          <table:table-cell table:number-columns-repeated="4"/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Cointradebase</text:p>
          </table:table-cell>
          <table:table-cell office:value-type="string">
            <text:p>https://icomarks.com/ico/Cointradebase</text:p>
          </table:table-cell>
          <table:table-cell table:number-columns-repeated="4"/>
        </table:table-row>
        <table:table-row table:style-name="ro1">
          <table:table-cell office:value-type="float" office:value="3581">
            <text:p>3581</text:p>
          </table:table-cell>
          <table:table-cell office:value-type="string">
            <text:p>ContractLand</text:p>
          </table:table-cell>
          <table:table-cell office:value-type="string">
            <text:p>https://icomarks.com/ico/ContractLand</text:p>
          </table:table-cell>
          <table:table-cell table:number-columns-repeated="4"/>
        </table:table-row>
        <table:table-row table:style-name="ro1">
          <table:table-cell office:value-type="float" office:value="3582">
            <text:p>3582</text:p>
          </table:table-cell>
          <table:table-cell office:value-type="string">
            <text:p>ContractNet</text:p>
          </table:table-cell>
          <table:table-cell office:value-type="string">
            <text:p>https://icomarks.com/ico/ContractNet</text:p>
          </table:table-cell>
          <table:table-cell table:number-columns-repeated="4"/>
        </table:table-row>
        <table:table-row table:style-name="ro1">
          <table:table-cell office:value-type="float" office:value="3583">
            <text:p>3583</text:p>
          </table:table-cell>
          <table:table-cell office:value-type="string">
            <text:p>ContractVault</text:p>
          </table:table-cell>
          <table:table-cell office:value-type="string">
            <text:p>https://icomarks.com/ico/ContractVault</text:p>
          </table:table-cell>
          <table:table-cell table:number-columns-repeated="4"/>
        </table:table-row>
        <table:table-row table:style-name="ro1">
          <table:table-cell office:value-type="float" office:value="3584">
            <text:p>3584</text:p>
          </table:table-cell>
          <table:table-cell office:value-type="string">
            <text:p>CRYCASH</text:p>
          </table:table-cell>
          <table:table-cell office:value-type="string">
            <text:p>https://icomarks.com/ico/CRYCASH</text:p>
          </table:table-cell>
          <table:table-cell table:number-columns-repeated="4"/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Crypto Credit Card</text:p>
          </table:table-cell>
          <table:table-cell office:value-type="string">
            <text:p>https://icomarks.com/ico/Crypto-Credit-Card</text:p>
          </table:table-cell>
          <table:table-cell table:number-columns-repeated="4"/>
        </table:table-row>
        <table:table-row table:style-name="ro1">
          <table:table-cell office:value-type="float" office:value="3586">
            <text:p>3586</text:p>
          </table:table-cell>
          <table:table-cell office:value-type="string">
            <text:p>Crypto Hunt Game</text:p>
          </table:table-cell>
          <table:table-cell office:value-type="string">
            <text:p>https://icomarks.com/ico/Crypto-Hunt-Game</text:p>
          </table:table-cell>
          <table:table-cell table:number-columns-repeated="4"/>
        </table:table-row>
        <table:table-row table:style-name="ro1">
          <table:table-cell office:value-type="float" office:value="3587">
            <text:p>3587</text:p>
          </table:table-cell>
          <table:table-cell office:value-type="string">
            <text:p>CTR</text:p>
          </table:table-cell>
          <table:table-cell office:value-type="string">
            <text:p>https://icomarks.com/ico/CTR</text:p>
          </table:table-cell>
          <table:table-cell table:number-columns-repeated="4"/>
        </table:table-row>
        <table:table-row table:style-name="ro1">
          <table:table-cell office:value-type="float" office:value="3589">
            <text:p>3589</text:p>
          </table:table-cell>
          <table:table-cell office:value-type="string">
            <text:p>CyteCoin</text:p>
          </table:table-cell>
          <table:table-cell office:value-type="string">
            <text:p>https://icomarks.com/ico/CyteCoin</text:p>
          </table:table-cell>
          <table:table-cell table:number-columns-repeated="4"/>
        </table:table-row>
        <table:table-row table:style-name="ro1">
          <table:table-cell office:value-type="float" office:value="3590">
            <text:p>3590</text:p>
          </table:table-cell>
          <table:table-cell office:value-type="string">
            <text:p>Dashlite</text:p>
          </table:table-cell>
          <table:table-cell office:value-type="string">
            <text:p>https://icomarks.com/ico/Dashlite</text:p>
          </table:table-cell>
          <table:table-cell table:number-columns-repeated="4"/>
        </table:table-row>
        <table:table-row table:style-name="ro1">
          <table:table-cell office:value-type="float" office:value="3591">
            <text:p>3591</text:p>
          </table:table-cell>
          <table:table-cell office:value-type="string">
            <text:p>Datbit</text:p>
          </table:table-cell>
          <table:table-cell office:value-type="string">
            <text:p>https://icomarks.com/ico/Datbit</text:p>
          </table:table-cell>
          <table:table-cell table:number-columns-repeated="4"/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Deex</text:p>
          </table:table-cell>
          <table:table-cell office:value-type="string">
            <text:p>https://icomarks.com/ico/Deex</text:p>
          </table:table-cell>
          <table:table-cell table:number-columns-repeated="4"/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Demblock</text:p>
          </table:table-cell>
          <table:table-cell office:value-type="string">
            <text:p>https://icomarks.com/ico/Demblock</text:p>
          </table:table-cell>
          <table:table-cell table:number-columns-repeated="4"/>
        </table:table-row>
        <table:table-row table:style-name="ro1">
          <table:table-cell office:value-type="float" office:value="3596">
            <text:p>3596</text:p>
          </table:table-cell>
          <table:table-cell office:value-type="string">
            <text:p>Devery</text:p>
          </table:table-cell>
          <table:table-cell office:value-type="string">
            <text:p>https://icomarks.com/ico/Devery</text:p>
          </table:table-cell>
          <table:table-cell table:number-columns-repeated="4"/>
        </table:table-row>
        <table:table-row table:style-name="ro1">
          <table:table-cell office:value-type="float" office:value="3597">
            <text:p>3597</text:p>
          </table:table-cell>
          <table:table-cell office:value-type="string">
            <text:p>Digital Media Funding</text:p>
          </table:table-cell>
          <table:table-cell office:value-type="string">
            <text:p>https://icomarks.com/ico/Digital-Media-Funding</text:p>
          </table:table-cell>
          <table:table-cell table:number-columns-repeated="4"/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Digmus</text:p>
          </table:table-cell>
          <table:table-cell office:value-type="string">
            <text:p>https://icomarks.com/ico/Digmus</text:p>
          </table:table-cell>
          <table:table-cell table:number-columns-repeated="4"/>
        </table:table-row>
        <table:table-row table:style-name="ro1">
          <table:table-cell office:value-type="float" office:value="3599">
            <text:p>3599</text:p>
          </table:table-cell>
          <table:table-cell office:value-type="string">
            <text:p>DirectHome</text:p>
          </table:table-cell>
          <table:table-cell office:value-type="string">
            <text:p>https://icomarks.com/ico/DirectHome</text:p>
          </table:table-cell>
          <table:table-cell table:number-columns-repeated="4"/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Djinxi</text:p>
          </table:table-cell>
          <table:table-cell office:value-type="string">
            <text:p>https://icomarks.com/ico/Djinxi</text:p>
          </table:table-cell>
          <table:table-cell table:number-columns-repeated="4"/>
        </table:table-row>
        <table:table-row table:style-name="ro1">
          <table:table-cell office:value-type="float" office:value="3602">
            <text:p>3602</text:p>
          </table:table-cell>
          <table:table-cell office:value-type="string">
            <text:p>Docademic</text:p>
          </table:table-cell>
          <table:table-cell office:value-type="string">
            <text:p>https://icomarks.com/ico/Docademic</text:p>
          </table:table-cell>
          <table:table-cell table:number-columns-repeated="4"/>
        </table:table-row>
        <table:table-row table:style-name="ro1">
          <table:table-cell office:value-type="float" office:value="3603">
            <text:p>3603</text:p>
          </table:table-cell>
          <table:table-cell office:value-type="string">
            <text:p>Double Land</text:p>
          </table:table-cell>
          <table:table-cell office:value-type="string">
            <text:p>https://icomarks.com/ico/Double-Land</text:p>
          </table:table-cell>
          <table:table-cell table:number-columns-repeated="4"/>
        </table:table-row>
        <table:table-row table:style-name="ro1">
          <table:table-cell office:value-type="float" office:value="3605">
            <text:p>3605</text:p>
          </table:table-cell>
          <table:table-cell office:value-type="string">
            <text:p>Drone Payo</text:p>
          </table:table-cell>
          <table:table-cell office:value-type="string">
            <text:p>https://icomarks.com/ico/Drone-Payo</text:p>
          </table:table-cell>
          <table:table-cell table:number-columns-repeated="4"/>
        </table:table-row>
        <table:table-row table:style-name="ro1">
          <table:table-cell office:value-type="float" office:value="3606">
            <text:p>3606</text:p>
          </table:table-cell>
          <table:table-cell office:value-type="string">
            <text:p>Dropil</text:p>
          </table:table-cell>
          <table:table-cell office:value-type="string">
            <text:p>https://icomarks.com/ico/Dropil</text:p>
          </table:table-cell>
          <table:table-cell table:number-columns-repeated="4"/>
        </table:table-row>
        <table:table-row table:style-name="ro1">
          <table:table-cell office:value-type="float" office:value="3607">
            <text:p>3607</text:p>
          </table:table-cell>
          <table:table-cell office:value-type="string">
            <text:p>Dubai Token</text:p>
          </table:table-cell>
          <table:table-cell office:value-type="string">
            <text:p>https://icomarks.com/ico/Dubai-Token</text:p>
          </table:table-cell>
          <table:table-cell table:number-columns-repeated="4"/>
        </table:table-row>
        <table:table-row table:style-name="ro1">
          <table:table-cell office:value-type="float" office:value="3608">
            <text:p>3608</text:p>
          </table:table-cell>
          <table:table-cell office:value-type="string">
            <text:p>DUCATUR</text:p>
          </table:table-cell>
          <table:table-cell office:value-type="string">
            <text:p>https://icomarks.com/ico/DUCATUR</text:p>
          </table:table-cell>
          <table:table-cell table:number-columns-repeated="4"/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EasyMINE</text:p>
          </table:table-cell>
          <table:table-cell office:value-type="string">
            <text:p>https://icomarks.com/ico/EasyMINE</text:p>
          </table:table-cell>
          <table:table-cell table:number-columns-repeated="4"/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Ecoingot</text:p>
          </table:table-cell>
          <table:table-cell office:value-type="string">
            <text:p>https://icomarks.com/ico/Ecoingot</text:p>
          </table:table-cell>
          <table:table-cell table:number-columns-repeated="4"/>
        </table:table-row>
        <table:table-row table:style-name="ro1">
          <table:table-cell office:value-type="float" office:value="3611">
            <text:p>3611</text:p>
          </table:table-cell>
          <table:table-cell office:value-type="string">
            <text:p>Engagement Token</text:p>
          </table:table-cell>
          <table:table-cell office:value-type="string">
            <text:p>https://icomarks.com/ico/Engagement-Token</text:p>
          </table:table-cell>
          <table:table-cell table:number-columns-repeated="4"/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EnGameChain</text:p>
          </table:table-cell>
          <table:table-cell office:value-type="string">
            <text:p>https://icomarks.com/ico/EnGameChain</text:p>
          </table:table-cell>
          <table:table-cell table:number-columns-repeated="4"/>
        </table:table-row>
        <table:table-row table:style-name="ro1">
          <table:table-cell office:value-type="float" office:value="3613">
            <text:p>3613</text:p>
          </table:table-cell>
          <table:table-cell office:value-type="string">
            <text:p>Enjoy Life</text:p>
          </table:table-cell>
          <table:table-cell office:value-type="string">
            <text:p>https://icomarks.com/ico/Enjoy-Life</text:p>
          </table:table-cell>
          <table:table-cell table:number-columns-repeated="4"/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Etcetera</text:p>
          </table:table-cell>
          <table:table-cell office:value-type="string">
            <text:p>https://icomarks.com/ico/Etcetera</text:p>
          </table:table-cell>
          <table:table-cell table:number-columns-repeated="4"/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Etherarctoken</text:p>
          </table:table-cell>
          <table:table-cell office:value-type="string">
            <text:p>https://icomarks.com/ico/Etherarctoken</text:p>
          </table:table-cell>
          <table:table-cell table:number-columns-repeated="4"/>
        </table:table-row>
        <table:table-row table:style-name="ro1">
          <table:table-cell office:value-type="float" office:value="3618">
            <text:p>3618</text:p>
          </table:table-cell>
          <table:table-cell office:value-type="string">
            <text:p>EtherCom</text:p>
          </table:table-cell>
          <table:table-cell office:value-type="string">
            <text:p>https://icomarks.com/ico/EtherCom</text:p>
          </table:table-cell>
          <table:table-cell table:number-columns-repeated="4"/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EtherSpin</text:p>
          </table:table-cell>
          <table:table-cell office:value-type="string">
            <text:p>https://icomarks.com/ico/EtherSpin</text:p>
          </table:table-cell>
          <table:table-cell table:number-columns-repeated="4"/>
        </table:table-row>
        <table:table-row table:style-name="ro1">
          <table:table-cell office:value-type="float" office:value="3621">
            <text:p>3621</text:p>
          </table:table-cell>
          <table:table-cell office:value-type="string">
            <text:p>EWA</text:p>
          </table:table-cell>
          <table:table-cell office:value-type="string">
            <text:p>https://icomarks.com/ico/EWA</text:p>
          </table:table-cell>
          <table:table-cell table:number-columns-repeated="4"/>
        </table:table-row>
        <table:table-row table:style-name="ro1">
          <table:table-cell office:value-type="float" office:value="3622">
            <text:p>3622</text:p>
          </table:table-cell>
          <table:table-cell office:value-type="string">
            <text:p>Exenium</text:p>
          </table:table-cell>
          <table:table-cell office:value-type="string">
            <text:p>https://icomarks.com/ico/Exenium</text:p>
          </table:table-cell>
          <table:table-cell table:number-columns-repeated="4"/>
        </table:table-row>
        <table:table-row table:style-name="ro1">
          <table:table-cell office:value-type="float" office:value="3623">
            <text:p>3623</text:p>
          </table:table-cell>
          <table:table-cell office:value-type="string">
            <text:p>Explorio</text:p>
          </table:table-cell>
          <table:table-cell office:value-type="string">
            <text:p>https://icomarks.com/ico/Explorio</text:p>
          </table:table-cell>
          <table:table-cell table:number-columns-repeated="4"/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Fabric Token</text:p>
          </table:table-cell>
          <table:table-cell office:value-type="string">
            <text:p>https://icomarks.com/ico/Fabric-Token</text:p>
          </table:table-cell>
          <table:table-cell table:number-columns-repeated="4"/>
        </table:table-row>
        <table:table-row table:style-name="ro1">
          <table:table-cell office:value-type="float" office:value="3625">
            <text:p>3625</text:p>
          </table:table-cell>
          <table:table-cell office:value-type="string">
            <text:p>FILLIT</text:p>
          </table:table-cell>
          <table:table-cell office:value-type="string">
            <text:p>https://icomarks.com/ico/FILLIT</text:p>
          </table:table-cell>
          <table:table-cell table:number-columns-repeated="4"/>
        </table:table-row>
        <table:table-row table:style-name="ro1">
          <table:table-cell office:value-type="float" office:value="3626">
            <text:p>3626</text:p>
          </table:table-cell>
          <table:table-cell office:value-type="string">
            <text:p>Filotech</text:p>
          </table:table-cell>
          <table:table-cell office:value-type="string">
            <text:p>https://icomarks.com/ico/Filotech</text:p>
          </table:table-cell>
          <table:table-cell table:number-columns-repeated="4"/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FinTab</text:p>
          </table:table-cell>
          <table:table-cell office:value-type="string">
            <text:p>https://icomarks.com/ico/FinTab</text:p>
          </table:table-cell>
          <table:table-cell table:number-columns-repeated="4"/>
        </table:table-row>
        <table:table-row table:style-name="ro1">
          <table:table-cell office:value-type="float" office:value="3633">
            <text:p>3633</text:p>
          </table:table-cell>
          <table:table-cell office:value-type="string">
            <text:p>GeoFunders</text:p>
          </table:table-cell>
          <table:table-cell office:value-type="string">
            <text:p>https://icomarks.com/ico/GeoFunders</text:p>
          </table:table-cell>
          <table:table-cell table:number-columns-repeated="4"/>
        </table:table-row>
        <table:table-row table:style-name="ro1">
          <table:table-cell office:value-type="float" office:value="3635">
            <text:p>3635</text:p>
          </table:table-cell>
          <table:table-cell office:value-type="string">
            <text:p>Giga Watt</text:p>
          </table:table-cell>
          <table:table-cell office:value-type="string">
            <text:p>https://icomarks.com/ico/Giga-Watt</text:p>
          </table:table-cell>
          <table:table-cell table:number-columns-repeated="4"/>
        </table:table-row>
        <table:table-row table:style-name="ro1">
          <table:table-cell office:value-type="float" office:value="3636">
            <text:p>3636</text:p>
          </table:table-cell>
          <table:table-cell office:value-type="string">
            <text:p>Gimli</text:p>
          </table:table-cell>
          <table:table-cell office:value-type="string">
            <text:p>https://icomarks.com/ico/Gimli</text:p>
          </table:table-cell>
          <table:table-cell table:number-columns-repeated="4"/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GramGold Token</text:p>
          </table:table-cell>
          <table:table-cell office:value-type="string">
            <text:p>https://icomarks.com/ico/GramGold-Token</text:p>
          </table:table-cell>
          <table:table-cell table:number-columns-repeated="4"/>
        </table:table-row>
        <table:table-row table:style-name="ro1">
          <table:table-cell office:value-type="float" office:value="3639">
            <text:p>3639</text:p>
          </table:table-cell>
          <table:table-cell office:value-type="string">
            <text:p>GRE8</text:p>
          </table:table-cell>
          <table:table-cell office:value-type="string">
            <text:p>https://icomarks.com/ico/GRE8</text:p>
          </table:table-cell>
          <table:table-cell table:number-columns-repeated="4"/>
        </table:table-row>
        <table:table-row table:style-name="ro1">
          <table:table-cell office:value-type="float" office:value="3640">
            <text:p>3640</text:p>
          </table:table-cell>
          <table:table-cell office:value-type="string">
            <text:p>Gturbo</text:p>
          </table:table-cell>
          <table:table-cell office:value-type="string">
            <text:p>https://icomarks.com/ico/Gturbo</text:p>
          </table:table-cell>
          <table:table-cell table:number-columns-repeated="4"/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H2SOL</text:p>
          </table:table-cell>
          <table:table-cell office:value-type="string">
            <text:p>https://icomarks.com/ico/H2SOL</text:p>
          </table:table-cell>
          <table:table-cell table:number-columns-repeated="4"/>
        </table:table-row>
        <table:table-row table:style-name="ro1">
          <table:table-cell office:value-type="float" office:value="3642">
            <text:p>3642</text:p>
          </table:table-cell>
          <table:table-cell office:value-type="string">
            <text:p>Handelion</text:p>
          </table:table-cell>
          <table:table-cell office:value-type="string">
            <text:p>https://icomarks.com/ico/Handelion</text:p>
          </table:table-cell>
          <table:table-cell table:number-columns-repeated="4"/>
        </table:table-row>
        <table:table-row table:style-name="ro1">
          <table:table-cell office:value-type="float" office:value="3643">
            <text:p>3643</text:p>
          </table:table-cell>
          <table:table-cell office:value-type="string">
            <text:p>HDCoin</text:p>
          </table:table-cell>
          <table:table-cell office:value-type="string">
            <text:p>https://icomarks.com/ico/HDCoin</text:p>
          </table:table-cell>
          <table:table-cell table:number-columns-repeated="4"/>
        </table:table-row>
        <table:table-row table:style-name="ro1">
          <table:table-cell office:value-type="float" office:value="3644">
            <text:p>3644</text:p>
          </table:table-cell>
          <table:table-cell office:value-type="string">
            <text:p>HeartBout</text:p>
          </table:table-cell>
          <table:table-cell office:value-type="string">
            <text:p>https://icomarks.com/ico/HeartBout</text:p>
          </table:table-cell>
          <table:table-cell table:number-columns-repeated="4"/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HELIXHILLS</text:p>
          </table:table-cell>
          <table:table-cell office:value-type="string">
            <text:p>https://icomarks.com/ico/HELIXHILLS</text:p>
          </table:table-cell>
          <table:table-cell table:number-columns-repeated="4"/>
        </table:table-row>
        <table:table-row table:style-name="ro1">
          <table:table-cell office:value-type="float" office:value="3647">
            <text:p>3647</text:p>
          </table:table-cell>
          <table:table-cell office:value-type="string">
            <text:p>HeroesJourney</text:p>
          </table:table-cell>
          <table:table-cell office:value-type="string">
            <text:p>https://icomarks.com/ico/HeroesJourney</text:p>
          </table:table-cell>
          <table:table-cell table:number-columns-repeated="4"/>
        </table:table-row>
        <table:table-row table:style-name="ro1">
          <table:table-cell office:value-type="float" office:value="3648">
            <text:p>3648</text:p>
          </table:table-cell>
          <table:table-cell office:value-type="string">
            <text:p>HI-TEK</text:p>
          </table:table-cell>
          <table:table-cell office:value-type="string">
            <text:p>https://icomarks.com/ico/HI-TEK</text:p>
          </table:table-cell>
          <table:table-cell table:number-columns-repeated="4"/>
        </table:table-row>
        <table:table-row table:style-name="ro1">
          <table:table-cell office:value-type="float" office:value="3649">
            <text:p>3649</text:p>
          </table:table-cell>
          <table:table-cell office:value-type="string">
            <text:p>HighSeek</text:p>
          </table:table-cell>
          <table:table-cell office:value-type="string">
            <text:p>https://icomarks.com/ico/HighSeek</text:p>
          </table:table-cell>
          <table:table-cell table:number-columns-repeated="4"/>
        </table:table-row>
        <table:table-row table:style-name="ro1">
          <table:table-cell office:value-type="float" office:value="3650">
            <text:p>3650</text:p>
          </table:table-cell>
          <table:table-cell office:value-type="string">
            <text:p>HomeToken</text:p>
          </table:table-cell>
          <table:table-cell office:value-type="string">
            <text:p>https://icomarks.com/ico/HomeToken</text:p>
          </table:table-cell>
          <table:table-cell table:number-columns-repeated="4"/>
        </table:table-row>
        <table:table-row table:style-name="ro1">
          <table:table-cell office:value-type="float" office:value="3651">
            <text:p>3651</text:p>
          </table:table-cell>
          <table:table-cell office:value-type="string">
            <text:p>Homni</text:p>
          </table:table-cell>
          <table:table-cell office:value-type="string">
            <text:p>https://icomarks.com/ico/Homni</text:p>
          </table:table-cell>
          <table:table-cell table:number-columns-repeated="4"/>
        </table:table-row>
        <table:table-row table:style-name="ro1">
          <table:table-cell office:value-type="float" office:value="3652">
            <text:p>3652</text:p>
          </table:table-cell>
          <table:table-cell office:value-type="string">
            <text:p>HOSTCOIN</text:p>
          </table:table-cell>
          <table:table-cell office:value-type="string">
            <text:p>https://icomarks.com/ico/HOSTCOIN</text:p>
          </table:table-cell>
          <table:table-cell table:number-columns-repeated="4"/>
        </table:table-row>
        <table:table-row table:style-name="ro1">
          <table:table-cell office:value-type="float" office:value="3653">
            <text:p>3653</text:p>
          </table:table-cell>
          <table:table-cell office:value-type="string">
            <text:p>HoToKeN</text:p>
          </table:table-cell>
          <table:table-cell office:value-type="string">
            <text:p>https://icomarks.com/ico/HoToKeN</text:p>
          </table:table-cell>
          <table:table-cell table:number-columns-repeated="4"/>
        </table:table-row>
        <table:table-row table:style-name="ro1">
          <table:table-cell office:value-type="float" office:value="3654">
            <text:p>3654</text:p>
          </table:table-cell>
          <table:table-cell office:value-type="string">
            <text:p>HouseCoin</text:p>
          </table:table-cell>
          <table:table-cell office:value-type="string">
            <text:p>https://icomarks.com/ico/HouseCoin</text:p>
          </table:table-cell>
          <table:table-cell table:number-columns-repeated="4"/>
        </table:table-row>
        <table:table-row table:style-name="ro1">
          <table:table-cell office:value-type="float" office:value="3655">
            <text:p>3655</text:p>
          </table:table-cell>
          <table:table-cell office:value-type="string">
            <text:p>Hubii Network</text:p>
          </table:table-cell>
          <table:table-cell office:value-type="string">
            <text:p>https://icomarks.com/ico/Hubii-Network</text:p>
          </table:table-cell>
          <table:table-cell table:number-columns-repeated="4"/>
        </table:table-row>
        <table:table-row table:style-name="ro1">
          <table:table-cell office:value-type="float" office:value="3656">
            <text:p>3656</text:p>
          </table:table-cell>
          <table:table-cell office:value-type="string">
            <text:p>Human Discovery Platform</text:p>
          </table:table-cell>
          <table:table-cell office:value-type="string">
            <text:p>https://icomarks.com/ico/Human-Discovery-Platform</text:p>
          </table:table-cell>
          <table:table-cell table:number-columns-repeated="4"/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ICloudSec</text:p>
          </table:table-cell>
          <table:table-cell office:value-type="string">
            <text:p>https://icomarks.com/ico/ICloudSec</text:p>
          </table:table-cell>
          <table:table-cell table:number-columns-repeated="4"/>
        </table:table-row>
        <table:table-row table:style-name="ro1">
          <table:table-cell office:value-type="float" office:value="3660">
            <text:p>3660</text:p>
          </table:table-cell>
          <table:table-cell office:value-type="string">
            <text:p>IIOTTEL</text:p>
          </table:table-cell>
          <table:table-cell office:value-type="string">
            <text:p>https://icomarks.com/ico/IIOTTEL</text:p>
          </table:table-cell>
          <table:table-cell table:number-columns-repeated="4"/>
        </table:table-row>
        <table:table-row table:style-name="ro1">
          <table:table-cell office:value-type="float" office:value="3661">
            <text:p>3661</text:p>
          </table:table-cell>
          <table:table-cell office:value-type="string">
            <text:p>INCX</text:p>
          </table:table-cell>
          <table:table-cell office:value-type="string">
            <text:p>https://icomarks.com/ico/INCX</text:p>
          </table:table-cell>
          <table:table-cell table:number-columns-repeated="4"/>
        </table:table-row>
        <table:table-row table:style-name="ro1">
          <table:table-cell office:value-type="float" office:value="3662">
            <text:p>3662</text:p>
          </table:table-cell>
          <table:table-cell office:value-type="string">
            <text:p>Intelligent Trading Foundation</text:p>
          </table:table-cell>
          <table:table-cell office:value-type="string">
            <text:p>https://icomarks.com/ico/Intelligent-Trading-Foundation</text:p>
          </table:table-cell>
          <table:table-cell table:number-columns-repeated="4"/>
        </table:table-row>
        <table:table-row table:style-name="ro1">
          <table:table-cell office:value-type="float" office:value="3663">
            <text:p>3663</text:p>
          </table:table-cell>
          <table:table-cell office:value-type="string">
            <text:p>iOlite</text:p>
          </table:table-cell>
          <table:table-cell office:value-type="string">
            <text:p>https://icomarks.com/ico/iOlite</text:p>
          </table:table-cell>
          <table:table-cell table:number-columns-repeated="4"/>
        </table:table-row>
        <table:table-row table:style-name="ro1">
          <table:table-cell office:value-type="float" office:value="3664">
            <text:p>3664</text:p>
          </table:table-cell>
          <table:table-cell office:value-type="string">
            <text:p>IP Sharing Exchange</text:p>
          </table:table-cell>
          <table:table-cell office:value-type="string">
            <text:p>https://icomarks.com/ico/IP-Sharing-Exchange</text:p>
          </table:table-cell>
          <table:table-cell table:number-columns-repeated="4"/>
        </table:table-row>
        <table:table-row table:style-name="ro1">
          <table:table-cell office:value-type="float" office:value="3666">
            <text:p>3666</text:p>
          </table:table-cell>
          <table:table-cell office:value-type="string">
            <text:p>JCASH</text:p>
          </table:table-cell>
          <table:table-cell office:value-type="string">
            <text:p>https://icomarks.com/ico/JCASH</text:p>
          </table:table-cell>
          <table:table-cell table:number-columns-repeated="4"/>
        </table:table-row>
        <table:table-row table:style-name="ro1">
          <table:table-cell office:value-type="float" office:value="3667">
            <text:p>3667</text:p>
          </table:table-cell>
          <table:table-cell office:value-type="string">
            <text:p>Jupiter Project</text:p>
          </table:table-cell>
          <table:table-cell office:value-type="string">
            <text:p>https://icomarks.com/ico/Jupiter-Project</text:p>
          </table:table-cell>
          <table:table-cell table:number-columns-repeated="4"/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Just Dating Site</text:p>
          </table:table-cell>
          <table:table-cell office:value-type="string">
            <text:p>https://icomarks.com/ico/Just-Dating-Site</text:p>
          </table:table-cell>
          <table:table-cell table:number-columns-repeated="4"/>
        </table:table-row>
        <table:table-row table:style-name="ro1">
          <table:table-cell office:value-type="float" office:value="3669">
            <text:p>3669</text:p>
          </table:table-cell>
          <table:table-cell office:value-type="string">
            <text:p>Katalyse</text:p>
          </table:table-cell>
          <table:table-cell office:value-type="string">
            <text:p>https://icomarks.com/ico/Katalyse</text:p>
          </table:table-cell>
          <table:table-cell table:number-columns-repeated="4"/>
        </table:table-row>
        <table:table-row table:style-name="ro1">
          <table:table-cell office:value-type="float" office:value="3670">
            <text:p>3670</text:p>
          </table:table-cell>
          <table:table-cell office:value-type="string">
            <text:p>Keypasco</text:p>
          </table:table-cell>
          <table:table-cell office:value-type="string">
            <text:p>https://icomarks.com/ico/Keypasco</text:p>
          </table:table-cell>
          <table:table-cell table:number-columns-repeated="4"/>
        </table:table-row>
        <table:table-row table:style-name="ro1">
          <table:table-cell office:value-type="float" office:value="3671">
            <text:p>3671</text:p>
          </table:table-cell>
          <table:table-cell office:value-type="string">
            <text:p>Krios</text:p>
          </table:table-cell>
          <table:table-cell office:value-type="string">
            <text:p>https://icomarks.com/ico/Krios</text:p>
          </table:table-cell>
          <table:table-cell table:number-columns-repeated="4"/>
        </table:table-row>
        <table:table-row table:style-name="ro1">
          <table:table-cell office:value-type="float" office:value="3672">
            <text:p>3672</text:p>
          </table:table-cell>
          <table:table-cell office:value-type="string">
            <text:p>Krypteum</text:p>
          </table:table-cell>
          <table:table-cell office:value-type="string">
            <text:p>https://icomarks.com/ico/Krypteum</text:p>
          </table:table-cell>
          <table:table-cell table:number-columns-repeated="4"/>
        </table:table-row>
        <table:table-row table:style-name="ro1">
          <table:table-cell office:value-type="float" office:value="3673">
            <text:p>3673</text:p>
          </table:table-cell>
          <table:table-cell office:value-type="string">
            <text:p>Kynson</text:p>
          </table:table-cell>
          <table:table-cell office:value-type="string">
            <text:p>https://icomarks.com/ico/Kynson</text:p>
          </table:table-cell>
          <table:table-cell table:number-columns-repeated="4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Legolas Exchange</text:p>
          </table:table-cell>
          <table:table-cell office:value-type="string">
            <text:p>https://icomarks.com/ico/Legolas-Exchange</text:p>
          </table:table-cell>
          <table:table-cell table:number-columns-repeated="4"/>
        </table:table-row>
        <table:table-row table:style-name="ro1">
          <table:table-cell office:value-type="float" office:value="3676">
            <text:p>3676</text:p>
          </table:table-cell>
          <table:table-cell office:value-type="string">
            <text:p>Life Change</text:p>
          </table:table-cell>
          <table:table-cell office:value-type="string">
            <text:p>https://icomarks.com/ico/Life-Change</text:p>
          </table:table-cell>
          <table:table-cell table:number-columns-repeated="4"/>
        </table:table-row>
        <table:table-row table:style-name="ro1">
          <table:table-cell office:value-type="float" office:value="3677">
            <text:p>3677</text:p>
          </table:table-cell>
          <table:table-cell office:value-type="string">
            <text:p>Liquid Bonus Loyalty ICO</text:p>
          </table:table-cell>
          <table:table-cell office:value-type="string">
            <text:p>https://icomarks.com/ico/Liquid-Bonus-Loyalty-ICO</text:p>
          </table:table-cell>
          <table:table-cell table:number-columns-repeated="4"/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Litebolt</text:p>
          </table:table-cell>
          <table:table-cell office:value-type="string">
            <text:p>https://icomarks.com/ico/Litebolt</text:p>
          </table:table-cell>
          <table:table-cell table:number-columns-repeated="4"/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Litra</text:p>
          </table:table-cell>
          <table:table-cell office:value-type="string">
            <text:p>https://icomarks.com/ico/Litra</text:p>
          </table:table-cell>
          <table:table-cell table:number-columns-repeated="4"/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Live Show</text:p>
          </table:table-cell>
          <table:table-cell office:value-type="string">
            <text:p>https://icomarks.com/ico/Live-Show</text:p>
          </table:table-cell>
          <table:table-cell table:number-columns-repeated="4"/>
        </table:table-row>
        <table:table-row table:style-name="ro1">
          <table:table-cell office:value-type="float" office:value="3681">
            <text:p>3681</text:p>
          </table:table-cell>
          <table:table-cell office:value-type="string">
            <text:p>Loopex IEO</text:p>
          </table:table-cell>
          <table:table-cell office:value-type="string">
            <text:p>https://icomarks.com/ico/Loopex-IEO</text:p>
          </table:table-cell>
          <table:table-cell table:number-columns-repeated="4"/>
        </table:table-row>
        <table:table-row table:style-name="ro1">
          <table:table-cell office:value-type="float" office:value="3682">
            <text:p>3682</text:p>
          </table:table-cell>
          <table:table-cell office:value-type="string">
            <text:p>Loopring</text:p>
          </table:table-cell>
          <table:table-cell office:value-type="string">
            <text:p>https://icomarks.com/ico/Loopring</text:p>
          </table:table-cell>
          <table:table-cell table:number-columns-repeated="4"/>
        </table:table-row>
        <table:table-row table:style-name="ro1">
          <table:table-cell office:value-type="float" office:value="3683">
            <text:p>3683</text:p>
          </table:table-cell>
          <table:table-cell office:value-type="string">
            <text:p>LOVE Token</text:p>
          </table:table-cell>
          <table:table-cell office:value-type="string">
            <text:p>https://icomarks.com/ico/LOVE-Token</text:p>
          </table:table-cell>
          <table:table-cell table:number-columns-repeated="4"/>
        </table:table-row>
        <table:table-row table:style-name="ro1">
          <table:table-cell office:value-type="float" office:value="3684">
            <text:p>3684</text:p>
          </table:table-cell>
          <table:table-cell office:value-type="string">
            <text:p>LSD</text:p>
          </table:table-cell>
          <table:table-cell office:value-type="string">
            <text:p>https://icomarks.com/ico/LSD</text:p>
          </table:table-cell>
          <table:table-cell table:number-columns-repeated="4"/>
        </table:table-row>
        <table:table-row table:style-name="ro1">
          <table:table-cell office:value-type="float" office:value="3685">
            <text:p>3685</text:p>
          </table:table-cell>
          <table:table-cell office:value-type="string">
            <text:p>Market Maker Technology</text:p>
          </table:table-cell>
          <table:table-cell office:value-type="string">
            <text:p>https://icomarks.com/ico/Market-Maker-Technology</text:p>
          </table:table-cell>
          <table:table-cell table:number-columns-repeated="4"/>
        </table:table-row>
        <table:table-row table:style-name="ro1">
          <table:table-cell office:value-type="float" office:value="3686">
            <text:p>3686</text:p>
          </table:table-cell>
          <table:table-cell office:value-type="string">
            <text:p>MBYS</text:p>
          </table:table-cell>
          <table:table-cell office:value-type="string">
            <text:p>https://icomarks.com/ico/MBYS</text:p>
          </table:table-cell>
          <table:table-cell table:number-columns-repeated="4"/>
        </table:table-row>
        <table:table-row table:style-name="ro1">
          <table:table-cell office:value-type="float" office:value="3687">
            <text:p>3687</text:p>
          </table:table-cell>
          <table:table-cell office:value-type="string">
            <text:p>MCV-CAP</text:p>
          </table:table-cell>
          <table:table-cell office:value-type="string">
            <text:p>https://icomarks.com/ico/MCV-CAP</text:p>
          </table:table-cell>
          <table:table-cell table:number-columns-repeated="4"/>
        </table:table-row>
        <table:table-row table:style-name="ro1">
          <table:table-cell office:value-type="float" office:value="3689">
            <text:p>3689</text:p>
          </table:table-cell>
          <table:table-cell office:value-type="string">
            <text:p>MFChain</text:p>
          </table:table-cell>
          <table:table-cell office:value-type="string">
            <text:p>https://icomarks.com/ico/MFChain</text:p>
          </table:table-cell>
          <table:table-cell table:number-columns-repeated="4"/>
        </table:table-row>
        <table:table-row table:style-name="ro1">
          <table:table-cell office:value-type="float" office:value="3690">
            <text:p>3690</text:p>
          </table:table-cell>
          <table:table-cell office:value-type="string">
            <text:p>mHealthCoin</text:p>
          </table:table-cell>
          <table:table-cell office:value-type="string">
            <text:p>https://icomarks.com/ico/mHealthCoin</text:p>
          </table:table-cell>
          <table:table-cell table:number-columns-repeated="4"/>
        </table:table-row>
        <table:table-row table:style-name="ro1">
          <table:table-cell office:value-type="float" office:value="3692">
            <text:p>3692</text:p>
          </table:table-cell>
          <table:table-cell office:value-type="string">
            <text:p>MIR</text:p>
          </table:table-cell>
          <table:table-cell office:value-type="string">
            <text:p>https://icomarks.com/ico/MIR</text:p>
          </table:table-cell>
          <table:table-cell table:number-columns-repeated="4"/>
        </table:table-row>
        <table:table-row table:style-name="ro1">
          <table:table-cell office:value-type="float" office:value="3693">
            <text:p>3693</text:p>
          </table:table-cell>
          <table:table-cell office:value-type="string">
            <text:p>Monet</text:p>
          </table:table-cell>
          <table:table-cell office:value-type="string">
            <text:p>https://icomarks.com/ico/Monet</text:p>
          </table:table-cell>
          <table:table-cell table:number-columns-repeated="4"/>
        </table:table-row>
        <table:table-row table:style-name="ro1">
          <table:table-cell office:value-type="float" office:value="3694">
            <text:p>3694</text:p>
          </table:table-cell>
          <table:table-cell office:value-type="string">
            <text:p>MONETO</text:p>
          </table:table-cell>
          <table:table-cell office:value-type="string">
            <text:p>https://icomarks.com/ico/MONETO</text:p>
          </table:table-cell>
          <table:table-cell table:number-columns-repeated="4"/>
        </table:table-row>
        <table:table-row table:style-name="ro1">
          <table:table-cell office:value-type="float" office:value="3695">
            <text:p>3695</text:p>
          </table:table-cell>
          <table:table-cell office:value-type="string">
            <text:p>Money By Design</text:p>
          </table:table-cell>
          <table:table-cell office:value-type="string">
            <text:p>https://icomarks.com/ico/Money-By-Design</text:p>
          </table:table-cell>
          <table:table-cell table:number-columns-repeated="4"/>
        </table:table-row>
        <table:table-row table:style-name="ro1">
          <table:table-cell office:value-type="float" office:value="3696">
            <text:p>3696</text:p>
          </table:table-cell>
          <table:table-cell office:value-type="string">
            <text:p>Monster Bit</text:p>
          </table:table-cell>
          <table:table-cell office:value-type="string">
            <text:p>https://icomarks.com/ico/Monster-Bit</text:p>
          </table:table-cell>
          <table:table-cell table:number-columns-repeated="4"/>
        </table:table-row>
        <table:table-row table:style-name="ro1">
          <table:table-cell office:value-type="float" office:value="3697">
            <text:p>3697</text:p>
          </table:table-cell>
          <table:table-cell office:value-type="string">
            <text:p>Montis</text:p>
          </table:table-cell>
          <table:table-cell office:value-type="string">
            <text:p>https://icomarks.com/ico/Montis</text:p>
          </table:table-cell>
          <table:table-cell table:number-columns-repeated="4"/>
        </table:table-row>
        <table:table-row table:style-name="ro1">
          <table:table-cell office:value-type="float" office:value="3698">
            <text:p>3698</text:p>
          </table:table-cell>
          <table:table-cell office:value-type="string">
            <text:p>MOONX</text:p>
          </table:table-cell>
          <table:table-cell office:value-type="string">
            <text:p>https://icomarks.com/ico/MOONX</text:p>
          </table:table-cell>
          <table:table-cell table:number-columns-repeated="4"/>
        </table:table-row>
        <table:table-row table:style-name="ro1">
          <table:table-cell office:value-type="float" office:value="3699">
            <text:p>3699</text:p>
          </table:table-cell>
          <table:table-cell office:value-type="string">
            <text:p>Mossland</text:p>
          </table:table-cell>
          <table:table-cell office:value-type="string">
            <text:p>https://icomarks.com/ico/Mossland</text:p>
          </table:table-cell>
          <table:table-cell table:number-columns-repeated="4"/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MultiChainExchange</text:p>
          </table:table-cell>
          <table:table-cell office:value-type="string">
            <text:p>https://icomarks.com/ico/MultiChainExchange</text:p>
          </table:table-cell>
          <table:table-cell table:number-columns-repeated="4"/>
        </table:table-row>
        <table:table-row table:style-name="ro1">
          <table:table-cell office:value-type="float" office:value="3701">
            <text:p>3701</text:p>
          </table:table-cell>
          <table:table-cell office:value-type="string">
            <text:p>Multiplycoin</text:p>
          </table:table-cell>
          <table:table-cell office:value-type="string">
            <text:p>https://icomarks.com/ico/Multiplycoin</text:p>
          </table:table-cell>
          <table:table-cell table:number-columns-repeated="4"/>
        </table:table-row>
        <table:table-row table:style-name="ro1">
          <table:table-cell office:value-type="float" office:value="3703">
            <text:p>3703</text:p>
          </table:table-cell>
          <table:table-cell office:value-type="string">
            <text:p>nahmii</text:p>
          </table:table-cell>
          <table:table-cell office:value-type="string">
            <text:p>https://icomarks.com/ico/nahmii</text:p>
          </table:table-cell>
          <table:table-cell table:number-columns-repeated="4"/>
        </table:table-row>
        <table:table-row table:style-name="ro1">
          <table:table-cell office:value-type="float" office:value="3705">
            <text:p>3705</text:p>
          </table:table-cell>
          <table:table-cell office:value-type="string">
            <text:p>Nauticus</text:p>
          </table:table-cell>
          <table:table-cell office:value-type="string">
            <text:p>https://icomarks.com/ico/Nauticus</text:p>
          </table:table-cell>
          <table:table-cell table:number-columns-repeated="4"/>
        </table:table-row>
        <table:table-row table:style-name="ro1">
          <table:table-cell office:value-type="float" office:value="3706">
            <text:p>3706</text:p>
          </table:table-cell>
          <table:table-cell office:value-type="string">
            <text:p>ND Invest</text:p>
          </table:table-cell>
          <table:table-cell office:value-type="string">
            <text:p>https://icomarks.com/ico/ND-Invest</text:p>
          </table:table-cell>
          <table:table-cell table:number-columns-repeated="4"/>
        </table:table-row>
        <table:table-row table:style-name="ro1">
          <table:table-cell office:value-type="float" office:value="3707">
            <text:p>3707</text:p>
          </table:table-cell>
          <table:table-cell office:value-type="string">
            <text:p>Neurogress</text:p>
          </table:table-cell>
          <table:table-cell office:value-type="string">
            <text:p>https://icomarks.com/ico/Neurogress</text:p>
          </table:table-cell>
          <table:table-cell table:number-columns-repeated="4"/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Nevix</text:p>
          </table:table-cell>
          <table:table-cell office:value-type="string">
            <text:p>https://icomarks.com/ico/Nevix</text:p>
          </table:table-cell>
          <table:table-cell table:number-columns-repeated="4"/>
        </table:table-row>
        <table:table-row table:style-name="ro1">
          <table:table-cell office:value-type="float" office:value="3709">
            <text:p>3709</text:p>
          </table:table-cell>
          <table:table-cell office:value-type="string">
            <text:p>Nimfamoney</text:p>
          </table:table-cell>
          <table:table-cell office:value-type="string">
            <text:p>https://icomarks.com/ico/Nimfamoney</text:p>
          </table:table-cell>
          <table:table-cell table:number-columns-repeated="4"/>
        </table:table-row>
        <table:table-row table:style-name="ro1">
          <table:table-cell office:value-type="float" office:value="3710">
            <text:p>3710</text:p>
          </table:table-cell>
          <table:table-cell office:value-type="string">
            <text:p>Nitro</text:p>
          </table:table-cell>
          <table:table-cell office:value-type="string">
            <text:p>https://icomarks.com/ico/Nitro</text:p>
          </table:table-cell>
          <table:table-cell table:number-columns-repeated="4"/>
        </table:table-row>
        <table:table-row table:style-name="ro1">
          <table:table-cell office:value-type="float" office:value="3711">
            <text:p>3711</text:p>
          </table:table-cell>
          <table:table-cell office:value-type="string">
            <text:p>Nova Blitz</text:p>
          </table:table-cell>
          <table:table-cell office:value-type="string">
            <text:p>https://icomarks.com/ico/Nova-Blitz</text:p>
          </table:table-cell>
          <table:table-cell table:number-columns-repeated="4"/>
        </table:table-row>
        <table:table-row table:style-name="ro1">
          <table:table-cell office:value-type="float" office:value="3713">
            <text:p>3713</text:p>
          </table:table-cell>
          <table:table-cell office:value-type="string">
            <text:p>Nuka Token</text:p>
          </table:table-cell>
          <table:table-cell office:value-type="string">
            <text:p>https://icomarks.com/ico/Nuka-Token</text:p>
          </table:table-cell>
          <table:table-cell table:number-columns-repeated="4"/>
        </table:table-row>
        <table:table-row table:style-name="ro1">
          <table:table-cell office:value-type="float" office:value="3714">
            <text:p>3714</text:p>
          </table:table-cell>
          <table:table-cell office:value-type="string">
            <text:p>NYX</text:p>
          </table:table-cell>
          <table:table-cell office:value-type="string">
            <text:p>https://icomarks.com/ico/NYX</text:p>
          </table:table-cell>
          <table:table-cell table:number-columns-repeated="4"/>
        </table:table-row>
        <table:table-row table:style-name="ro1">
          <table:table-cell office:value-type="float" office:value="3715">
            <text:p>3715</text:p>
          </table:table-cell>
          <table:table-cell office:value-type="string">
            <text:p>OfferZone</text:p>
          </table:table-cell>
          <table:table-cell office:value-type="string">
            <text:p>https://icomarks.com/ico/OfferZone</text:p>
          </table:table-cell>
          <table:table-cell table:number-columns-repeated="4"/>
        </table:table-row>
        <table:table-row table:style-name="ro1">
          <table:table-cell office:value-type="float" office:value="3716">
            <text:p>3716</text:p>
          </table:table-cell>
          <table:table-cell office:value-type="string">
            <text:p>openANX</text:p>
          </table:table-cell>
          <table:table-cell office:value-type="string">
            <text:p>https://icomarks.com/ico/openANX</text:p>
          </table:table-cell>
          <table:table-cell table:number-columns-repeated="4"/>
        </table:table-row>
        <table:table-row table:style-name="ro1">
          <table:table-cell office:value-type="float" office:value="3717">
            <text:p>3717</text:p>
          </table:table-cell>
          <table:table-cell office:value-type="string">
            <text:p>Openartis</text:p>
          </table:table-cell>
          <table:table-cell office:value-type="string">
            <text:p>https://icomarks.com/ico/Openartis</text:p>
          </table:table-cell>
          <table:table-cell table:number-columns-repeated="4"/>
        </table:table-row>
        <table:table-row table:style-name="ro1">
          <table:table-cell office:value-type="float" office:value="3718">
            <text:p>3718</text:p>
          </table:table-cell>
          <table:table-cell office:value-type="string">
            <text:p>Ophcrcoin</text:p>
          </table:table-cell>
          <table:table-cell office:value-type="string">
            <text:p>https://icomarks.com/ico/Ophcrcoin</text:p>
          </table:table-cell>
          <table:table-cell table:number-columns-repeated="4"/>
        </table:table-row>
        <table:table-row table:style-name="ro1">
          <table:table-cell office:value-type="float" office:value="3719">
            <text:p>3719</text:p>
          </table:table-cell>
          <table:table-cell office:value-type="string">
            <text:p>OPN Platform</text:p>
          </table:table-cell>
          <table:table-cell office:value-type="string">
            <text:p>https://icomarks.com/ico/OPN-Platform</text:p>
          </table:table-cell>
          <table:table-cell table:number-columns-repeated="4"/>
        </table:table-row>
        <table:table-row table:style-name="ro1">
          <table:table-cell office:value-type="float" office:value="3722">
            <text:p>3722</text:p>
          </table:table-cell>
          <table:table-cell office:value-type="string">
            <text:p>PADOSCOIN</text:p>
          </table:table-cell>
          <table:table-cell office:value-type="string">
            <text:p>https://icomarks.com/ico/PADOSCOIN</text:p>
          </table:table-cell>
          <table:table-cell table:number-columns-repeated="4"/>
        </table:table-row>
        <table:table-row table:style-name="ro1">
          <table:table-cell office:value-type="float" office:value="3723">
            <text:p>3723</text:p>
          </table:table-cell>
          <table:table-cell office:value-type="string">
            <text:p>Pally</text:p>
          </table:table-cell>
          <table:table-cell office:value-type="string">
            <text:p>https://icomarks.com/ico/Pally</text:p>
          </table:table-cell>
          <table:table-cell table:number-columns-repeated="4"/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Panerora</text:p>
          </table:table-cell>
          <table:table-cell office:value-type="string">
            <text:p>https://icomarks.com/ico/Panerora</text:p>
          </table:table-cell>
          <table:table-cell table:number-columns-repeated="4"/>
        </table:table-row>
        <table:table-row table:style-name="ro1">
          <table:table-cell office:value-type="float" office:value="3725">
            <text:p>3725</text:p>
          </table:table-cell>
          <table:table-cell office:value-type="string">
            <text:p>Patientory</text:p>
          </table:table-cell>
          <table:table-cell office:value-type="string">
            <text:p>https://icomarks.com/ico/Patientory</text:p>
          </table:table-cell>
          <table:table-cell table:number-columns-repeated="4"/>
        </table:table-row>
        <table:table-row table:style-name="ro1">
          <table:table-cell office:value-type="float" office:value="3726">
            <text:p>3726</text:p>
          </table:table-cell>
          <table:table-cell office:value-type="string">
            <text:p>Payfrit RMS</text:p>
          </table:table-cell>
          <table:table-cell office:value-type="string">
            <text:p>https://icomarks.com/ico/Payfrit-RMS</text:p>
          </table:table-cell>
          <table:table-cell table:number-columns-repeated="4"/>
        </table:table-row>
        <table:table-row table:style-name="ro1">
          <table:table-cell office:value-type="float" office:value="3727">
            <text:p>3727</text:p>
          </table:table-cell>
          <table:table-cell office:value-type="string">
            <text:p>Paytailor</text:p>
          </table:table-cell>
          <table:table-cell office:value-type="string">
            <text:p>https://icomarks.com/ico/Paytailor</text:p>
          </table:table-cell>
          <table:table-cell table:number-columns-repeated="4"/>
        </table:table-row>
        <table:table-row table:style-name="ro1">
          <table:table-cell office:value-type="float" office:value="3728">
            <text:p>3728</text:p>
          </table:table-cell>
          <table:table-cell office:value-type="string">
            <text:p>PerksCoin</text:p>
          </table:table-cell>
          <table:table-cell office:value-type="string">
            <text:p>https://icomarks.com/ico/PerksCoin</text:p>
          </table:table-cell>
          <table:table-cell table:number-columns-repeated="4"/>
        </table:table-row>
        <table:table-row table:style-name="ro1">
          <table:table-cell office:value-type="float" office:value="3729">
            <text:p>3729</text:p>
          </table:table-cell>
          <table:table-cell office:value-type="string">
            <text:p>Phenomenal Network</text:p>
          </table:table-cell>
          <table:table-cell office:value-type="string">
            <text:p>https://icomarks.com/ico/Phenomenal-Network</text:p>
          </table:table-cell>
          <table:table-cell table:number-columns-repeated="4"/>
        </table:table-row>
        <table:table-row table:style-name="ro1">
          <table:table-cell office:value-type="float" office:value="3730">
            <text:p>3730</text:p>
          </table:table-cell>
          <table:table-cell office:value-type="string">
            <text:p>Pig World</text:p>
          </table:table-cell>
          <table:table-cell office:value-type="string">
            <text:p>https://icomarks.com/ico/Pig-World</text:p>
          </table:table-cell>
          <table:table-cell table:number-columns-repeated="4"/>
        </table:table-row>
        <table:table-row table:style-name="ro1">
          <table:table-cell office:value-type="float" office:value="3731">
            <text:p>3731</text:p>
          </table:table-cell>
          <table:table-cell office:value-type="string">
            <text:p>Pindify</text:p>
          </table:table-cell>
          <table:table-cell office:value-type="string">
            <text:p>https://icomarks.com/ico/Pindify</text:p>
          </table:table-cell>
          <table:table-cell table:number-columns-repeated="4"/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Platio Solar</text:p>
          </table:table-cell>
          <table:table-cell office:value-type="string">
            <text:p>https://icomarks.com/ico/Platio-Solar</text:p>
          </table:table-cell>
          <table:table-cell table:number-columns-repeated="4"/>
        </table:table-row>
        <table:table-row table:style-name="ro1">
          <table:table-cell office:value-type="float" office:value="3733">
            <text:p>3733</text:p>
          </table:table-cell>
          <table:table-cell office:value-type="string">
            <text:p>PlayBunk</text:p>
          </table:table-cell>
          <table:table-cell office:value-type="string">
            <text:p>https://icomarks.com/ico/PlayBunk</text:p>
          </table:table-cell>
          <table:table-cell table:number-columns-repeated="4"/>
        </table:table-row>
        <table:table-row table:style-name="ro1">
          <table:table-cell office:value-type="float" office:value="3735">
            <text:p>3735</text:p>
          </table:table-cell>
          <table:table-cell office:value-type="string">
            <text:p>Populous</text:p>
          </table:table-cell>
          <table:table-cell office:value-type="string">
            <text:p>https://icomarks.com/ico/Populous</text:p>
          </table:table-cell>
          <table:table-cell table:number-columns-repeated="4"/>
        </table:table-row>
        <table:table-row table:style-name="ro1">
          <table:table-cell office:value-type="float" office:value="3736">
            <text:p>3736</text:p>
          </table:table-cell>
          <table:table-cell office:value-type="string">
            <text:p>PROPS</text:p>
          </table:table-cell>
          <table:table-cell office:value-type="string">
            <text:p>https://icomarks.com/ico/PROPS</text:p>
          </table:table-cell>
          <table:table-cell table:number-columns-repeated="4"/>
        </table:table-row>
        <table:table-row table:style-name="ro1">
          <table:table-cell office:value-type="float" office:value="3738">
            <text:p>3738</text:p>
          </table:table-cell>
          <table:table-cell office:value-type="string">
            <text:p>Qchain</text:p>
          </table:table-cell>
          <table:table-cell office:value-type="string">
            <text:p>https://icomarks.com/ico/Qchain</text:p>
          </table:table-cell>
          <table:table-cell table:number-columns-repeated="4"/>
        </table:table-row>
        <table:table-row table:style-name="ro1">
          <table:table-cell office:value-type="float" office:value="3739">
            <text:p>3739</text:p>
          </table:table-cell>
          <table:table-cell office:value-type="string">
            <text:p>Quantstamp</text:p>
          </table:table-cell>
          <table:table-cell office:value-type="string">
            <text:p>https://icomarks.com/ico/Quantstamp</text:p>
          </table:table-cell>
          <table:table-cell table:number-columns-repeated="4"/>
        </table:table-row>
        <table:table-row table:style-name="ro1">
          <table:table-cell office:value-type="float" office:value="3740">
            <text:p>3740</text:p>
          </table:table-cell>
          <table:table-cell office:value-type="string">
            <text:p>Quifas</text:p>
          </table:table-cell>
          <table:table-cell office:value-type="string">
            <text:p>https://icomarks.com/ico/Quifas</text:p>
          </table:table-cell>
          <table:table-cell table:number-columns-repeated="4"/>
        </table:table-row>
        <table:table-row table:style-name="ro1">
          <table:table-cell office:value-type="float" office:value="3741">
            <text:p>3741</text:p>
          </table:table-cell>
          <table:table-cell office:value-type="string">
            <text:p>R3S</text:p>
          </table:table-cell>
          <table:table-cell office:value-type="string">
            <text:p>https://icomarks.com/ico/R3S</text:p>
          </table:table-cell>
          <table:table-cell table:number-columns-repeated="4"/>
        </table:table-row>
        <table:table-row table:style-name="ro1">
          <table:table-cell office:value-type="float" office:value="3742">
            <text:p>3742</text:p>
          </table:table-cell>
          <table:table-cell office:value-type="string">
            <text:p>REAL</text:p>
          </table:table-cell>
          <table:table-cell office:value-type="string">
            <text:p>https://icomarks.com/ico/REAL</text:p>
          </table:table-cell>
          <table:table-cell table:number-columns-repeated="4"/>
        </table:table-row>
        <table:table-row table:style-name="ro1">
          <table:table-cell office:value-type="float" office:value="3743">
            <text:p>3743</text:p>
          </table:table-cell>
          <table:table-cell office:value-type="string">
            <text:p>Reality Clash</text:p>
          </table:table-cell>
          <table:table-cell office:value-type="string">
            <text:p>https://icomarks.com/ico/Reality-Clash</text:p>
          </table:table-cell>
          <table:table-cell table:number-columns-repeated="4"/>
        </table:table-row>
        <table:table-row table:style-name="ro1">
          <table:table-cell office:value-type="float" office:value="3744">
            <text:p>3744</text:p>
          </table:table-cell>
          <table:table-cell office:value-type="string">
            <text:p>Refereum</text:p>
          </table:table-cell>
          <table:table-cell office:value-type="string">
            <text:p>https://icomarks.com/ico/Refereum</text:p>
          </table:table-cell>
          <table:table-cell table:number-columns-repeated="4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Rilstat</text:p>
          </table:table-cell>
          <table:table-cell office:value-type="string">
            <text:p>https://icomarks.com/ico/Rilstat</text:p>
          </table:table-cell>
          <table:table-cell table:number-columns-repeated="4"/>
        </table:table-row>
        <table:table-row table:style-name="ro1">
          <table:table-cell office:value-type="float" office:value="3747">
            <text:p>3747</text:p>
          </table:table-cell>
          <table:table-cell office:value-type="string">
            <text:p>Riptide Coin</text:p>
          </table:table-cell>
          <table:table-cell office:value-type="string">
            <text:p>https://icomarks.com/ico/Riptide-Coin</text:p>
          </table:table-cell>
          <table:table-cell table:number-columns-repeated="4"/>
        </table:table-row>
        <table:table-row table:style-name="ro1">
          <table:table-cell office:value-type="float" office:value="3748">
            <text:p>3748</text:p>
          </table:table-cell>
          <table:table-cell office:value-type="string">
            <text:p>Rivetz</text:p>
          </table:table-cell>
          <table:table-cell office:value-type="string">
            <text:p>https://icomarks.com/ico/Rivetz</text:p>
          </table:table-cell>
          <table:table-cell table:number-columns-repeated="4"/>
        </table:table-row>
        <table:table-row table:style-name="ro1">
          <table:table-cell office:value-type="float" office:value="3749">
            <text:p>3749</text:p>
          </table:table-cell>
          <table:table-cell office:value-type="string">
            <text:p>Russian Miner Coin</text:p>
          </table:table-cell>
          <table:table-cell office:value-type="string">
            <text:p>https://icomarks.com/ico/Russian-Miner-Coin</text:p>
          </table:table-cell>
          <table:table-cell table:number-columns-repeated="4"/>
        </table:table-row>
        <table:table-row table:style-name="ro1">
          <table:table-cell office:value-type="float" office:value="3750">
            <text:p>3750</text:p>
          </table:table-cell>
          <table:table-cell office:value-type="string">
            <text:p>Safekeet</text:p>
          </table:table-cell>
          <table:table-cell office:value-type="string">
            <text:p>https://icomarks.com/ico/Safekeet</text:p>
          </table:table-cell>
          <table:table-cell table:number-columns-repeated="4"/>
        </table:table-row>
        <table:table-row table:style-name="ro1">
          <table:table-cell office:value-type="float" office:value="3751">
            <text:p>3751</text:p>
          </table:table-cell>
          <table:table-cell office:value-type="string">
            <text:p>SelfKey</text:p>
          </table:table-cell>
          <table:table-cell office:value-type="string">
            <text:p>https://icomarks.com/ico/SelfKey</text:p>
          </table:table-cell>
          <table:table-cell table:number-columns-repeated="4"/>
        </table:table-row>
        <table:table-row table:style-name="ro1">
          <table:table-cell office:value-type="float" office:value="3752">
            <text:p>3752</text:p>
          </table:table-cell>
          <table:table-cell office:value-type="string">
            <text:p>Shardus</text:p>
          </table:table-cell>
          <table:table-cell office:value-type="string">
            <text:p>https://icomarks.com/ico/Shardus</text:p>
          </table:table-cell>
          <table:table-cell table:number-columns-repeated="4"/>
        </table:table-row>
        <table:table-row table:style-name="ro1">
          <table:table-cell office:value-type="float" office:value="3754">
            <text:p>3754</text:p>
          </table:table-cell>
          <table:table-cell office:value-type="string">
            <text:p>Si14</text:p>
          </table:table-cell>
          <table:table-cell office:value-type="string">
            <text:p>https://icomarks.com/ico/Si14</text:p>
          </table:table-cell>
          <table:table-cell table:number-columns-repeated="4"/>
        </table:table-row>
        <table:table-row table:style-name="ro1">
          <table:table-cell office:value-type="float" office:value="3755">
            <text:p>3755</text:p>
          </table:table-cell>
          <table:table-cell office:value-type="string">
            <text:p>Silent Notary</text:p>
          </table:table-cell>
          <table:table-cell office:value-type="string">
            <text:p>https://icomarks.com/ico/Silent-Notary</text:p>
          </table:table-cell>
          <table:table-cell table:number-columns-repeated="4"/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Simdaq</text:p>
          </table:table-cell>
          <table:table-cell office:value-type="string">
            <text:p>https://icomarks.com/ico/Simdaq</text:p>
          </table:table-cell>
          <table:table-cell table:number-columns-repeated="4"/>
        </table:table-row>
        <table:table-row table:style-name="ro1">
          <table:table-cell office:value-type="float" office:value="3757">
            <text:p>3757</text:p>
          </table:table-cell>
          <table:table-cell office:value-type="string">
            <text:p>Slothee</text:p>
          </table:table-cell>
          <table:table-cell office:value-type="string">
            <text:p>https://icomarks.com/ico/Slothee</text:p>
          </table:table-cell>
          <table:table-cell table:number-columns-repeated="4"/>
        </table:table-row>
        <table:table-row table:style-name="ro1">
          <table:table-cell office:value-type="float" office:value="3758">
            <text:p>3758</text:p>
          </table:table-cell>
          <table:table-cell office:value-type="string">
            <text:p>Smart Little Machine</text:p>
          </table:table-cell>
          <table:table-cell office:value-type="string">
            <text:p>https://icomarks.com/ico/Smart-Little-Machine</text:p>
          </table:table-cell>
          <table:table-cell table:number-columns-repeated="4"/>
        </table:table-row>
        <table:table-row table:style-name="ro1">
          <table:table-cell office:value-type="float" office:value="3759">
            <text:p>3759</text:p>
          </table:table-cell>
          <table:table-cell office:value-type="string">
            <text:p>SMARTER THAN CRYPTO</text:p>
          </table:table-cell>
          <table:table-cell office:value-type="string">
            <text:p>https://icomarks.com/ico/SMARTER-THAN-CRYPTO</text:p>
          </table:table-cell>
          <table:table-cell table:number-columns-repeated="4"/>
        </table:table-row>
        <table:table-row table:style-name="ro1">
          <table:table-cell office:value-type="float" office:value="3760">
            <text:p>3760</text:p>
          </table:table-cell>
          <table:table-cell office:value-type="string">
            <text:p>Social Wallet</text:p>
          </table:table-cell>
          <table:table-cell office:value-type="string">
            <text:p>https://icomarks.com/ico/Social-Wallet</text:p>
          </table:table-cell>
          <table:table-cell table:number-columns-repeated="4"/>
        </table:table-row>
        <table:table-row table:style-name="ro1">
          <table:table-cell office:value-type="float" office:value="3761">
            <text:p>3761</text:p>
          </table:table-cell>
          <table:table-cell office:value-type="string">
            <text:p>SONM</text:p>
          </table:table-cell>
          <table:table-cell office:value-type="string">
            <text:p>https://icomarks.com/ico/SONM</text:p>
          </table:table-cell>
          <table:table-cell table:number-columns-repeated="4"/>
        </table:table-row>
        <table:table-row table:style-name="ro1">
          <table:table-cell office:value-type="float" office:value="3762">
            <text:p>3762</text:p>
          </table:table-cell>
          <table:table-cell office:value-type="string">
            <text:p>Sorbase</text:p>
          </table:table-cell>
          <table:table-cell office:value-type="string">
            <text:p>https://icomarks.com/ico/Sorbase</text:p>
          </table:table-cell>
          <table:table-cell table:number-columns-repeated="4"/>
        </table:table-row>
        <table:table-row table:style-name="ro1">
          <table:table-cell office:value-type="float" office:value="3763">
            <text:p>3763</text:p>
          </table:table-cell>
          <table:table-cell office:value-type="string">
            <text:p>Spade Coin</text:p>
          </table:table-cell>
          <table:table-cell office:value-type="string">
            <text:p>https://icomarks.com/ico/Spade-Coin</text:p>
          </table:table-cell>
          <table:table-cell table:number-columns-repeated="4"/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Sparkster</text:p>
          </table:table-cell>
          <table:table-cell office:value-type="string">
            <text:p>https://icomarks.com/ico/Sparkster</text:p>
          </table:table-cell>
          <table:table-cell table:number-columns-repeated="4"/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Spheris</text:p>
          </table:table-cell>
          <table:table-cell office:value-type="string">
            <text:p>https://icomarks.com/ico/Spheris</text:p>
          </table:table-cell>
          <table:table-cell table:number-columns-repeated="4"/>
        </table:table-row>
        <table:table-row table:style-name="ro1">
          <table:table-cell office:value-type="float" office:value="3766">
            <text:p>3766</text:p>
          </table:table-cell>
          <table:table-cell office:value-type="string">
            <text:p>Standard Tokenization Protocol</text:p>
          </table:table-cell>
          <table:table-cell office:value-type="string">
            <text:p>https://icomarks.com/ico/Standard-Tokenization-Protocol</text:p>
          </table:table-cell>
          <table:table-cell table:number-columns-repeated="4"/>
        </table:table-row>
        <table:table-row table:style-name="ro1">
          <table:table-cell office:value-type="float" office:value="3767">
            <text:p>3767</text:p>
          </table:table-cell>
          <table:table-cell office:value-type="string">
            <text:p>Startions</text:p>
          </table:table-cell>
          <table:table-cell office:value-type="string">
            <text:p>https://icomarks.com/ico/Startions</text:p>
          </table:table-cell>
          <table:table-cell table:number-columns-repeated="4"/>
        </table:table-row>
        <table:table-row table:style-name="ro1">
          <table:table-cell office:value-type="float" office:value="3768">
            <text:p>3768</text:p>
          </table:table-cell>
          <table:table-cell office:value-type="string">
            <text:p>Stattm Project</text:p>
          </table:table-cell>
          <table:table-cell office:value-type="string">
            <text:p>https://icomarks.com/ico/Stattm-Project</text:p>
          </table:table-cell>
          <table:table-cell table:number-columns-repeated="4"/>
        </table:table-row>
        <table:table-row table:style-name="ro1">
          <table:table-cell office:value-type="float" office:value="3769">
            <text:p>3769</text:p>
          </table:table-cell>
          <table:table-cell office:value-type="string">
            <text:p>Storiqa</text:p>
          </table:table-cell>
          <table:table-cell office:value-type="string">
            <text:p>https://icomarks.com/ico/Storiqa</text:p>
          </table:table-cell>
          <table:table-cell table:number-columns-repeated="4"/>
        </table:table-row>
        <table:table-row table:style-name="ro1">
          <table:table-cell office:value-type="float" office:value="3770">
            <text:p>3770</text:p>
          </table:table-cell>
          <table:table-cell office:value-type="string">
            <text:p>Storj</text:p>
          </table:table-cell>
          <table:table-cell office:value-type="string">
            <text:p>https://icomarks.com/ico/Storj</text:p>
          </table:table-cell>
          <table:table-cell table:number-columns-repeated="4"/>
        </table:table-row>
        <table:table-row table:style-name="ro1">
          <table:table-cell office:value-type="float" office:value="3771">
            <text:p>3771</text:p>
          </table:table-cell>
          <table:table-cell office:value-type="string">
            <text:p>Stox</text:p>
          </table:table-cell>
          <table:table-cell office:value-type="string">
            <text:p>https://icomarks.com/ico/Stox</text:p>
          </table:table-cell>
          <table:table-cell table:number-columns-repeated="4"/>
        </table:table-row>
        <table:table-row table:style-name="ro1">
          <table:table-cell office:value-type="float" office:value="3773">
            <text:p>3773</text:p>
          </table:table-cell>
          <table:table-cell office:value-type="string">
            <text:p>SupportMarket</text:p>
          </table:table-cell>
          <table:table-cell office:value-type="string">
            <text:p>https://icomarks.com/ico/SupportMarket</text:p>
          </table:table-cell>
          <table:table-cell table:number-columns-repeated="4"/>
        </table:table-row>
        <table:table-row table:style-name="ro1">
          <table:table-cell office:value-type="float" office:value="3777">
            <text:p>3777</text:p>
          </table:table-cell>
          <table:table-cell office:value-type="string">
            <text:p>Tangle</text:p>
          </table:table-cell>
          <table:table-cell office:value-type="string">
            <text:p>https://icomarks.com/ico/Tangle</text:p>
          </table:table-cell>
          <table:table-cell table:number-columns-repeated="4"/>
        </table:table-row>
        <table:table-row table:style-name="ro1">
          <table:table-cell office:value-type="float" office:value="3779">
            <text:p>3779</text:p>
          </table:table-cell>
          <table:table-cell office:value-type="string">
            <text:p>The Quantum Resistant Ledger</text:p>
          </table:table-cell>
          <table:table-cell office:value-type="string">
            <text:p>https://icomarks.com/ico/The-Quantum-Resistant-Ledger</text:p>
          </table:table-cell>
          <table:table-cell table:number-columns-repeated="4"/>
        </table:table-row>
        <table:table-row table:style-name="ro1">
          <table:table-cell office:value-type="float" office:value="3780">
            <text:p>3780</text:p>
          </table:table-cell>
          <table:table-cell office:value-type="string">
            <text:p>THEGREATCOIN</text:p>
          </table:table-cell>
          <table:table-cell office:value-type="string">
            <text:p>https://icomarks.com/ico/THEGREATCOIN</text:p>
          </table:table-cell>
          <table:table-cell table:number-columns-repeated="4"/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Tierion</text:p>
          </table:table-cell>
          <table:table-cell office:value-type="string">
            <text:p>https://icomarks.com/ico/Tierion</text:p>
          </table:table-cell>
          <table:table-cell table:number-columns-repeated="4"/>
        </table:table-row>
        <table:table-row table:style-name="ro1">
          <table:table-cell office:value-type="float" office:value="3782">
            <text:p>3782</text:p>
          </table:table-cell>
          <table:table-cell office:value-type="string">
            <text:p>Tigereum</text:p>
          </table:table-cell>
          <table:table-cell office:value-type="string">
            <text:p>https://icomarks.com/ico/Tigereum</text:p>
          </table:table-cell>
          <table:table-cell table:number-columns-repeated="4"/>
        </table:table-row>
        <table:table-row table:style-name="ro1">
          <table:table-cell office:value-type="float" office:value="3783">
            <text:p>3783</text:p>
          </table:table-cell>
          <table:table-cell office:value-type="string">
            <text:p>Tio Tour Guides</text:p>
          </table:table-cell>
          <table:table-cell office:value-type="string">
            <text:p>https://icomarks.com/ico/Tio-Tour-Guides</text:p>
          </table:table-cell>
          <table:table-cell table:number-columns-repeated="4"/>
        </table:table-row>
        <table:table-row table:style-name="ro1">
          <table:table-cell office:value-type="float" office:value="3784">
            <text:p>3784</text:p>
          </table:table-cell>
          <table:table-cell office:value-type="string">
            <text:p>TokenLoyalty</text:p>
          </table:table-cell>
          <table:table-cell office:value-type="string">
            <text:p>https://icomarks.com/ico/TokenLoyalty</text:p>
          </table:table-cell>
          <table:table-cell table:number-columns-repeated="4"/>
        </table:table-row>
        <table:table-row table:style-name="ro1">
          <table:table-cell office:value-type="float" office:value="3785">
            <text:p>3785</text:p>
          </table:table-cell>
          <table:table-cell office:value-type="string">
            <text:p>TOKIA</text:p>
          </table:table-cell>
          <table:table-cell office:value-type="string">
            <text:p>https://icomarks.com/ico/TOKIA</text:p>
          </table:table-cell>
          <table:table-cell table:number-columns-repeated="4"/>
        </table:table-row>
        <table:table-row table:style-name="ro1">
          <table:table-cell office:value-type="float" office:value="3786">
            <text:p>3786</text:p>
          </table:table-cell>
          <table:table-cell office:value-type="string">
            <text:p>Trackr</text:p>
          </table:table-cell>
          <table:table-cell office:value-type="string">
            <text:p>https://icomarks.com/ico/Trackr</text:p>
          </table:table-cell>
          <table:table-cell table:number-columns-repeated="4"/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Trademonk</text:p>
          </table:table-cell>
          <table:table-cell office:value-type="string">
            <text:p>https://icomarks.com/ico/Trademonk</text:p>
          </table:table-cell>
          <table:table-cell table:number-columns-repeated="4"/>
        </table:table-row>
        <table:table-row table:style-name="ro1">
          <table:table-cell office:value-type="float" office:value="3788">
            <text:p>3788</text:p>
          </table:table-cell>
          <table:table-cell office:value-type="string">
            <text:p>Trial Token</text:p>
          </table:table-cell>
          <table:table-cell office:value-type="string">
            <text:p>https://icomarks.com/ico/Trial-Token</text:p>
          </table:table-cell>
          <table:table-cell table:number-columns-repeated="4"/>
        </table:table-row>
        <table:table-row table:style-name="ro1">
          <table:table-cell office:value-type="float" office:value="3789">
            <text:p>3789</text:p>
          </table:table-cell>
          <table:table-cell office:value-type="string">
            <text:p>TripAlly</text:p>
          </table:table-cell>
          <table:table-cell office:value-type="string">
            <text:p>https://icomarks.com/ico/TripAlly</text:p>
          </table:table-cell>
          <table:table-cell table:number-columns-repeated="4"/>
        </table:table-row>
        <table:table-row table:style-name="ro1">
          <table:table-cell office:value-type="float" office:value="3790">
            <text:p>3790</text:p>
          </table:table-cell>
          <table:table-cell office:value-type="string">
            <text:p>TripEcoSys</text:p>
          </table:table-cell>
          <table:table-cell office:value-type="string">
            <text:p>https://icomarks.com/ico/TripEcoSys</text:p>
          </table:table-cell>
          <table:table-cell table:number-columns-repeated="4"/>
        </table:table-row>
        <table:table-row table:style-name="ro1">
          <table:table-cell office:value-type="float" office:value="3792">
            <text:p>3792</text:p>
          </table:table-cell>
          <table:table-cell office:value-type="string">
            <text:p>Truwho</text:p>
          </table:table-cell>
          <table:table-cell office:value-type="string">
            <text:p>https://icomarks.com/ico/Truwho</text:p>
          </table:table-cell>
          <table:table-cell table:number-columns-repeated="4"/>
        </table:table-row>
        <table:table-row table:style-name="ro1">
          <table:table-cell office:value-type="float" office:value="3794">
            <text:p>3794</text:p>
          </table:table-cell>
          <table:table-cell office:value-type="string">
            <text:p>Ubricoin</text:p>
          </table:table-cell>
          <table:table-cell office:value-type="string">
            <text:p>https://icomarks.com/ico/Ubricoin</text:p>
          </table:table-cell>
          <table:table-cell table:number-columns-repeated="4"/>
        </table:table-row>
        <table:table-row table:style-name="ro1">
          <table:table-cell office:value-type="float" office:value="3795">
            <text:p>3795</text:p>
          </table:table-cell>
          <table:table-cell office:value-type="string">
            <text:p>UCMG</text:p>
          </table:table-cell>
          <table:table-cell office:value-type="string">
            <text:p>https://icomarks.com/ico/UCMG</text:p>
          </table:table-cell>
          <table:table-cell table:number-columns-repeated="4"/>
        </table:table-row>
        <table:table-row table:style-name="ro1">
          <table:table-cell office:value-type="float" office:value="3796">
            <text:p>3796</text:p>
          </table:table-cell>
          <table:table-cell office:value-type="string">
            <text:p>Ultroneum</text:p>
          </table:table-cell>
          <table:table-cell office:value-type="string">
            <text:p>https://icomarks.com/ico/Ultroneum</text:p>
          </table:table-cell>
          <table:table-cell table:number-columns-repeated="4"/>
        </table:table-row>
        <table:table-row table:style-name="ro1">
          <table:table-cell office:value-type="float" office:value="3797">
            <text:p>3797</text:p>
          </table:table-cell>
          <table:table-cell office:value-type="string">
            <text:p>Unikrn</text:p>
          </table:table-cell>
          <table:table-cell office:value-type="string">
            <text:p>https://icomarks.com/ico/Unikrn</text:p>
          </table:table-cell>
          <table:table-cell table:number-columns-repeated="4"/>
        </table:table-row>
        <table:table-row table:style-name="ro1">
          <table:table-cell office:value-type="float" office:value="3798">
            <text:p>3798</text:p>
          </table:table-cell>
          <table:table-cell office:value-type="string">
            <text:p>UPI</text:p>
          </table:table-cell>
          <table:table-cell office:value-type="string">
            <text:p>https://icomarks.com/ico/UPI</text:p>
          </table:table-cell>
          <table:table-cell table:number-columns-repeated="4"/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ViMarket</text:p>
          </table:table-cell>
          <table:table-cell office:value-type="string">
            <text:p>https://icomarks.com/ico/ViMarket</text:p>
          </table:table-cell>
          <table:table-cell table:number-columns-repeated="4"/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VR Platform OKO</text:p>
          </table:table-cell>
          <table:table-cell office:value-type="string">
            <text:p>https://icomarks.com/ico/VR-Platform-OKO</text:p>
          </table:table-cell>
          <table:table-cell table:number-columns-repeated="4"/>
        </table:table-row>
        <table:table-row table:style-name="ro1">
          <table:table-cell office:value-type="float" office:value="3801">
            <text:p>3801</text:p>
          </table:table-cell>
          <table:table-cell office:value-type="string">
            <text:p>Warrantoken</text:p>
          </table:table-cell>
          <table:table-cell office:value-type="string">
            <text:p>https://icomarks.com/ico/Warrantoken</text:p>
          </table:table-cell>
          <table:table-cell table:number-columns-repeated="4"/>
        </table:table-row>
        <table:table-row table:style-name="ro1">
          <table:table-cell office:value-type="float" office:value="3802">
            <text:p>3802</text:p>
          </table:table-cell>
          <table:table-cell office:value-type="string">
            <text:p>Water to the World</text:p>
          </table:table-cell>
          <table:table-cell office:value-type="string">
            <text:p>https://icomarks.com/ico/Water-to-the-World</text:p>
          </table:table-cell>
          <table:table-cell table:number-columns-repeated="4"/>
        </table:table-row>
        <table:table-row table:style-name="ro1">
          <table:table-cell office:value-type="float" office:value="3803">
            <text:p>3803</text:p>
          </table:table-cell>
          <table:table-cell office:value-type="string">
            <text:p>Weedo</text:p>
          </table:table-cell>
          <table:table-cell office:value-type="string">
            <text:p>https://icomarks.com/ico/Weedo</text:p>
          </table:table-cell>
          <table:table-cell table:number-columns-repeated="4"/>
        </table:table-row>
        <table:table-row table:style-name="ro1">
          <table:table-cell office:value-type="float" office:value="3804">
            <text:p>3804</text:p>
          </table:table-cell>
          <table:table-cell office:value-type="string">
            <text:p>Weekend Millionaires Club</text:p>
          </table:table-cell>
          <table:table-cell office:value-type="string">
            <text:p>https://icomarks.com/ico/Weekend-Millionaires-Club</text:p>
          </table:table-cell>
          <table:table-cell table:number-columns-repeated="4"/>
        </table:table-row>
        <table:table-row table:style-name="ro1">
          <table:table-cell office:value-type="float" office:value="3805">
            <text:p>3805</text:p>
          </table:table-cell>
          <table:table-cell office:value-type="string">
            <text:p>WestrendCoin</text:p>
          </table:table-cell>
          <table:table-cell office:value-type="string">
            <text:p>https://icomarks.com/ico/WestrendCoin</text:p>
          </table:table-cell>
          <table:table-cell table:number-columns-repeated="4"/>
        </table:table-row>
        <table:table-row table:style-name="ro1">
          <table:table-cell office:value-type="float" office:value="3806">
            <text:p>3806</text:p>
          </table:table-cell>
          <table:table-cell office:value-type="string">
            <text:p>WikiBits</text:p>
          </table:table-cell>
          <table:table-cell office:value-type="string">
            <text:p>https://icomarks.com/ico/WikiBits</text:p>
          </table:table-cell>
          <table:table-cell table:number-columns-repeated="4"/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Wizzle Infinity</text:p>
          </table:table-cell>
          <table:table-cell office:value-type="string">
            <text:p>https://icomarks.com/ico/Wizzle-Infinity</text:p>
          </table:table-cell>
          <table:table-cell table:number-columns-repeated="4"/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WorkPress</text:p>
          </table:table-cell>
          <table:table-cell office:value-type="string">
            <text:p>https://icomarks.com/ico/WorkPress</text:p>
          </table:table-cell>
          <table:table-cell table:number-columns-repeated="4"/>
        </table:table-row>
        <table:table-row table:style-name="ro1">
          <table:table-cell office:value-type="float" office:value="3809">
            <text:p>3809</text:p>
          </table:table-cell>
          <table:table-cell office:value-type="string">
            <text:p>xDAC</text:p>
          </table:table-cell>
          <table:table-cell office:value-type="string">
            <text:p>https://icomarks.com/ico/xDAC</text:p>
          </table:table-cell>
          <table:table-cell table:number-columns-repeated="4"/>
        </table:table-row>
        <table:table-row table:style-name="ro1">
          <table:table-cell office:value-type="float" office:value="3810">
            <text:p>3810</text:p>
          </table:table-cell>
          <table:table-cell office:value-type="string">
            <text:p>XferMoney</text:p>
          </table:table-cell>
          <table:table-cell office:value-type="string">
            <text:p>https://icomarks.com/ico/XferMoney</text:p>
          </table:table-cell>
          <table:table-cell table:number-columns-repeated="4"/>
        </table:table-row>
        <table:table-row table:style-name="ro1">
          <table:table-cell office:value-type="float" office:value="3811">
            <text:p>3811</text:p>
          </table:table-cell>
          <table:table-cell office:value-type="string">
            <text:p>XMP</text:p>
          </table:table-cell>
          <table:table-cell office:value-type="string">
            <text:p>https://icomarks.com/ico/XMP</text:p>
          </table:table-cell>
          <table:table-cell table:number-columns-repeated="4"/>
        </table:table-row>
        <table:table-row table:style-name="ro1">
          <table:table-cell office:value-type="float" office:value="3812">
            <text:p>3812</text:p>
          </table:table-cell>
          <table:table-cell office:value-type="string">
            <text:p>Xwin CryptoBet</text:p>
          </table:table-cell>
          <table:table-cell office:value-type="string">
            <text:p>https://icomarks.com/ico/Xwin-CryptoBet</text:p>
          </table:table-cell>
          <table:table-cell table:number-columns-repeated="4"/>
        </table:table-row>
        <table:table-row table:style-name="ro1">
          <table:table-cell office:value-type="float" office:value="3813">
            <text:p>3813</text:p>
          </table:table-cell>
          <table:table-cell office:value-type="string">
            <text:p>Yield Coin</text:p>
          </table:table-cell>
          <table:table-cell office:value-type="string">
            <text:p>https://icomarks.com/ico/Yield-Coin</text:p>
          </table:table-cell>
          <table:table-cell table:number-columns-repeated="4"/>
        </table:table-row>
        <table:table-row table:style-name="ro1">
          <table:table-cell office:value-type="float" office:value="3814">
            <text:p>3814</text:p>
          </table:table-cell>
          <table:table-cell office:value-type="string">
            <text:p>Yizoot</text:p>
          </table:table-cell>
          <table:table-cell office:value-type="string">
            <text:p>https://icomarks.com/ico/Yizoot</text:p>
          </table:table-cell>
          <table:table-cell table:number-columns-repeated="4"/>
        </table:table-row>
        <table:table-row table:style-name="ro1">
          <table:table-cell office:value-type="float" office:value="3816">
            <text:p>3816</text:p>
          </table:table-cell>
          <table:table-cell office:value-type="string">
            <text:p>Yuan Developers Coin</text:p>
          </table:table-cell>
          <table:table-cell office:value-type="string">
            <text:p>https://icomarks.com/ico/Yuan-Developers-Coin</text:p>
          </table:table-cell>
          <table:table-cell table:number-columns-repeated="4"/>
        </table:table-row>
        <table:table-row table:style-name="ro1">
          <table:table-cell office:value-type="float" office:value="3817">
            <text:p>3817</text:p>
          </table:table-cell>
          <table:table-cell office:value-type="string">
            <text:p>ZoneX eSports Platform</text:p>
          </table:table-cell>
          <table:table-cell office:value-type="string">
            <text:p>https://icomarks.com/ico/ZoneX-eSports-Platform</text:p>
          </table:table-cell>
          <table:table-cell table:number-columns-repeated="4"/>
        </table:table-row>
        <table:table-row table:style-name="ro1">
          <table:table-cell office:value-type="float" office:value="3818">
            <text:p>3818</text:p>
          </table:table-cell>
          <table:table-cell office:value-type="string">
            <text:p>Zpay Network</text:p>
          </table:table-cell>
          <table:table-cell office:value-type="string">
            <text:p>https://icomarks.com/ico/Zpay-Network</text:p>
          </table:table-cell>
          <table:table-cell table:number-columns-repeated="4"/>
        </table:table-row>
        <table:table-row table:style-name="ro1">
          <table:table-cell office:value-type="float" office:value="3819">
            <text:p>3819</text:p>
          </table:table-cell>
          <table:table-cell office:value-type="string">
            <text:p>Zue</text:p>
          </table:table-cell>
          <table:table-cell office:value-type="string">
            <text:p>https://icomarks.com/ico/Zue</text:p>
          </table:table-cell>
          <table:table-cell table:number-columns-repeated="4"/>
        </table:table-row>
        <table:table-row table:style-name="ro1">
          <table:table-cell office:value-type="float" office:value="3820">
            <text:p>3820</text:p>
          </table:table-cell>
          <table:table-cell office:value-type="string">
            <text:p>1APayment</text:p>
          </table:table-cell>
          <table:table-cell office:value-type="string">
            <text:p>https://icomarks.com/ico/1APayment</text:p>
          </table:table-cell>
          <table:table-cell table:number-columns-repeated="4"/>
        </table:table-row>
        <table:table-row table:style-name="ro1">
          <table:table-cell office:value-type="float" office:value="3821">
            <text:p>3821</text:p>
          </table:table-cell>
          <table:table-cell office:value-type="string">
            <text:p>3D-Token</text:p>
          </table:table-cell>
          <table:table-cell office:value-type="string">
            <text:p>https://icomarks.com/ico/3D-Token</text:p>
          </table:table-cell>
          <table:table-cell table:number-columns-repeated="4"/>
        </table:table-row>
        <table:table-row table:style-name="ro1">
          <table:table-cell office:value-type="float" office:value="3822">
            <text:p>3822</text:p>
          </table:table-cell>
          <table:table-cell office:value-type="string">
            <text:p>ABL</text:p>
          </table:table-cell>
          <table:table-cell office:value-type="string">
            <text:p>https://icomarks.com/ico/ABL</text:p>
          </table:table-cell>
          <table:table-cell table:number-columns-repeated="4"/>
        </table:table-row>
        <table:table-row table:style-name="ro1">
          <table:table-cell office:value-type="float" office:value="3823">
            <text:p>3823</text:p>
          </table:table-cell>
          <table:table-cell office:value-type="string">
            <text:p>Action Coin</text:p>
          </table:table-cell>
          <table:table-cell office:value-type="string">
            <text:p>https://icomarks.com/ico/Action-Coin</text:p>
          </table:table-cell>
          <table:table-cell table:number-columns-repeated="4"/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ACUDEEN</text:p>
          </table:table-cell>
          <table:table-cell office:value-type="string">
            <text:p>https://icomarks.com/ico/ACUDEEN</text:p>
          </table:table-cell>
          <table:table-cell table:number-columns-repeated="4"/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AdMine</text:p>
          </table:table-cell>
          <table:table-cell office:value-type="string">
            <text:p>https://icomarks.com/ico/AdMine</text:p>
          </table:table-cell>
          <table:table-cell table:number-columns-repeated="4"/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Adshares</text:p>
          </table:table-cell>
          <table:table-cell office:value-type="string">
            <text:p>https://icomarks.com/ico/Adshares</text:p>
          </table:table-cell>
          <table:table-cell table:number-columns-repeated="4"/>
        </table:table-row>
        <table:table-row table:style-name="ro1">
          <table:table-cell office:value-type="float" office:value="3828">
            <text:p>3828</text:p>
          </table:table-cell>
          <table:table-cell office:value-type="string">
            <text:p>Affchain</text:p>
          </table:table-cell>
          <table:table-cell office:value-type="string">
            <text:p>https://icomarks.com/ico/Affchain</text:p>
          </table:table-cell>
          <table:table-cell table:number-columns-repeated="4"/>
        </table:table-row>
        <table:table-row table:style-name="ro1">
          <table:table-cell office:value-type="float" office:value="3829">
            <text:p>3829</text:p>
          </table:table-cell>
          <table:table-cell office:value-type="string">
            <text:p>Airdrop United</text:p>
          </table:table-cell>
          <table:table-cell office:value-type="string">
            <text:p>https://icomarks.com/ico/Airdrop-United</text:p>
          </table:table-cell>
          <table:table-cell table:number-columns-repeated="4"/>
        </table:table-row>
        <table:table-row table:style-name="ro1">
          <table:table-cell office:value-type="float" office:value="3830">
            <text:p>3830</text:p>
          </table:table-cell>
          <table:table-cell office:value-type="string">
            <text:p>AIS</text:p>
          </table:table-cell>
          <table:table-cell office:value-type="string">
            <text:p>https://icomarks.com/ico/AIS</text:p>
          </table:table-cell>
          <table:table-cell table:number-columns-repeated="4"/>
        </table:table-row>
        <table:table-row table:style-name="ro1">
          <table:table-cell office:value-type="float" office:value="3831">
            <text:p>3831</text:p>
          </table:table-cell>
          <table:table-cell office:value-type="string">
            <text:p>Alis</text:p>
          </table:table-cell>
          <table:table-cell office:value-type="string">
            <text:p>https://icomarks.com/ico/Alis</text:p>
          </table:table-cell>
          <table:table-cell table:number-columns-repeated="4"/>
        </table:table-row>
        <table:table-row table:style-name="ro1">
          <table:table-cell office:value-type="float" office:value="3832">
            <text:p>3832</text:p>
          </table:table-cell>
          <table:table-cell office:value-type="string">
            <text:p>Allchain</text:p>
          </table:table-cell>
          <table:table-cell office:value-type="string">
            <text:p>https://icomarks.com/ico/Allchain</text:p>
          </table:table-cell>
          <table:table-cell table:number-columns-repeated="4"/>
        </table:table-row>
        <table:table-row table:style-name="ro1">
          <table:table-cell office:value-type="float" office:value="3833">
            <text:p>3833</text:p>
          </table:table-cell>
          <table:table-cell office:value-type="string">
            <text:p>Alphathereum</text:p>
          </table:table-cell>
          <table:table-cell office:value-type="string">
            <text:p>https://icomarks.com/ico/Alphathereum</text:p>
          </table:table-cell>
          <table:table-cell table:number-columns-repeated="4"/>
        </table:table-row>
        <table:table-row table:style-name="ro1">
          <table:table-cell office:value-type="float" office:value="3834">
            <text:p>3834</text:p>
          </table:table-cell>
          <table:table-cell office:value-type="string">
            <text:p>Altocar</text:p>
          </table:table-cell>
          <table:table-cell office:value-type="string">
            <text:p>https://icomarks.com/ico/Altocar</text:p>
          </table:table-cell>
          <table:table-cell table:number-columns-repeated="4"/>
        </table:table-row>
        <table:table-row table:style-name="ro1">
          <table:table-cell office:value-type="float" office:value="3835">
            <text:p>3835</text:p>
          </table:table-cell>
          <table:table-cell office:value-type="string">
            <text:p>Aphelion</text:p>
          </table:table-cell>
          <table:table-cell office:value-type="string">
            <text:p>https://icomarks.com/ico/Aphelion</text:p>
          </table:table-cell>
          <table:table-cell table:number-columns-repeated="4"/>
        </table:table-row>
        <table:table-row table:style-name="ro1">
          <table:table-cell office:value-type="float" office:value="3836">
            <text:p>3836</text:p>
          </table:table-cell>
          <table:table-cell office:value-type="string">
            <text:p>Apollo Currency</text:p>
          </table:table-cell>
          <table:table-cell office:value-type="string">
            <text:p>https://icomarks.com/ico/Apollo-Currency</text:p>
          </table:table-cell>
          <table:table-cell table:number-columns-repeated="4"/>
        </table:table-row>
        <table:table-row table:style-name="ro1">
          <table:table-cell office:value-type="float" office:value="3837">
            <text:p>3837</text:p>
          </table:table-cell>
          <table:table-cell office:value-type="string">
            <text:p>Apollon</text:p>
          </table:table-cell>
          <table:table-cell office:value-type="string">
            <text:p>https://icomarks.com/ico/Apollon</text:p>
          </table:table-cell>
          <table:table-cell table:number-columns-repeated="4"/>
        </table:table-row>
        <table:table-row table:style-name="ro1">
          <table:table-cell office:value-type="float" office:value="3838">
            <text:p>3838</text:p>
          </table:table-cell>
          <table:table-cell office:value-type="string">
            <text:p>AQUA</text:p>
          </table:table-cell>
          <table:table-cell office:value-type="string">
            <text:p>https://icomarks.com/ico/AQUA</text:p>
          </table:table-cell>
          <table:table-cell table:number-columns-repeated="4"/>
        </table:table-row>
        <table:table-row table:style-name="ro1">
          <table:table-cell office:value-type="float" office:value="3839">
            <text:p>3839</text:p>
          </table:table-cell>
          <table:table-cell office:value-type="string">
            <text:p>Arevalor</text:p>
          </table:table-cell>
          <table:table-cell office:value-type="string">
            <text:p>https://icomarks.com/ico/Arevalor</text:p>
          </table:table-cell>
          <table:table-cell table:number-columns-repeated="4"/>
        </table:table-row>
        <table:table-row table:style-name="ro1">
          <table:table-cell office:value-type="float" office:value="3840">
            <text:p>3840</text:p>
          </table:table-cell>
          <table:table-cell office:value-type="string">
            <text:p>AriseBank</text:p>
          </table:table-cell>
          <table:table-cell office:value-type="string">
            <text:p>https://icomarks.com/ico/AriseBank</text:p>
          </table:table-cell>
          <table:table-cell table:number-columns-repeated="4"/>
        </table:table-row>
        <table:table-row table:style-name="ro1">
          <table:table-cell office:value-type="float" office:value="3841">
            <text:p>3841</text:p>
          </table:table-cell>
          <table:table-cell office:value-type="string">
            <text:p>Artis Turba</text:p>
          </table:table-cell>
          <table:table-cell office:value-type="string">
            <text:p>https://icomarks.com/ico/Artis-Turba</text:p>
          </table:table-cell>
          <table:table-cell table:number-columns-repeated="4"/>
        </table:table-row>
        <table:table-row table:style-name="ro1">
          <table:table-cell office:value-type="float" office:value="3842">
            <text:p>3842</text:p>
          </table:table-cell>
          <table:table-cell office:value-type="string">
            <text:p>ArtWook</text:p>
          </table:table-cell>
          <table:table-cell office:value-type="string">
            <text:p>https://icomarks.com/ico/ArtWook</text:p>
          </table:table-cell>
          <table:table-cell table:number-columns-repeated="4"/>
        </table:table-row>
        <table:table-row table:style-name="ro1">
          <table:table-cell office:value-type="float" office:value="3843">
            <text:p>3843</text:p>
          </table:table-cell>
          <table:table-cell office:value-type="string">
            <text:p>Assetereum</text:p>
          </table:table-cell>
          <table:table-cell office:value-type="string">
            <text:p>https://icomarks.com/ico/Assetereum</text:p>
          </table:table-cell>
          <table:table-cell table:number-columns-repeated="4"/>
        </table:table-row>
        <table:table-row table:style-name="ro1">
          <table:table-cell office:value-type="float" office:value="3844">
            <text:p>3844</text:p>
          </table:table-cell>
          <table:table-cell office:value-type="string">
            <text:p>AuthenticID</text:p>
          </table:table-cell>
          <table:table-cell office:value-type="string">
            <text:p>https://icomarks.com/ico/AuthenticID</text:p>
          </table:table-cell>
          <table:table-cell table:number-columns-repeated="4"/>
        </table:table-row>
        <table:table-row table:style-name="ro1">
          <table:table-cell office:value-type="float" office:value="3845">
            <text:p>3845</text:p>
          </table:table-cell>
          <table:table-cell office:value-type="string">
            <text:p>AXNET</text:p>
          </table:table-cell>
          <table:table-cell office:value-type="string">
            <text:p>https://icomarks.com/ico/AXNET</text:p>
          </table:table-cell>
          <table:table-cell table:number-columns-repeated="4"/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BACE Exchange</text:p>
          </table:table-cell>
          <table:table-cell office:value-type="string">
            <text:p>https://icomarks.com/ico/BACE-Exchange</text:p>
          </table:table-cell>
          <table:table-cell table:number-columns-repeated="4"/>
        </table:table-row>
        <table:table-row table:style-name="ro1">
          <table:table-cell office:value-type="float" office:value="3849">
            <text:p>3849</text:p>
          </table:table-cell>
          <table:table-cell office:value-type="string">
            <text:p>BeefCoin</text:p>
          </table:table-cell>
          <table:table-cell office:value-type="string">
            <text:p>https://icomarks.com/ico/BeefCoin</text:p>
          </table:table-cell>
          <table:table-cell table:number-columns-repeated="4"/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BEEQB</text:p>
          </table:table-cell>
          <table:table-cell office:value-type="string">
            <text:p>https://icomarks.com/ico/BEEQB</text:p>
          </table:table-cell>
          <table:table-cell table:number-columns-repeated="4"/>
        </table:table-row>
        <table:table-row table:style-name="ro1">
          <table:table-cell office:value-type="float" office:value="3851">
            <text:p>3851</text:p>
          </table:table-cell>
          <table:table-cell office:value-type="string">
            <text:p>BergmannOS</text:p>
          </table:table-cell>
          <table:table-cell office:value-type="string">
            <text:p>https://icomarks.com/ico/BergmannOS</text:p>
          </table:table-cell>
          <table:table-cell table:number-columns-repeated="4"/>
        </table:table-row>
        <table:table-row table:style-name="ro1">
          <table:table-cell office:value-type="float" office:value="3852">
            <text:p>3852</text:p>
          </table:table-cell>
          <table:table-cell office:value-type="string">
            <text:p>Bet On Chart</text:p>
          </table:table-cell>
          <table:table-cell office:value-type="string">
            <text:p>https://icomarks.com/ico/Bet-On-Chart</text:p>
          </table:table-cell>
          <table:table-cell table:number-columns-repeated="4"/>
        </table:table-row>
        <table:table-row table:style-name="ro1">
          <table:table-cell office:value-type="float" office:value="3853">
            <text:p>3853</text:p>
          </table:table-cell>
          <table:table-cell office:value-type="string">
            <text:p>Betley</text:p>
          </table:table-cell>
          <table:table-cell office:value-type="string">
            <text:p>https://icomarks.com/ico/Betley</text:p>
          </table:table-cell>
          <table:table-cell table:number-columns-repeated="4"/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BioCoin</text:p>
          </table:table-cell>
          <table:table-cell office:value-type="string">
            <text:p>https://icomarks.com/ico/BioCoin</text:p>
          </table:table-cell>
          <table:table-cell table:number-columns-repeated="4"/>
        </table:table-row>
        <table:table-row table:style-name="ro1">
          <table:table-cell office:value-type="float" office:value="3855">
            <text:p>3855</text:p>
          </table:table-cell>
          <table:table-cell office:value-type="string">
            <text:p>Biotor Biomass</text:p>
          </table:table-cell>
          <table:table-cell office:value-type="string">
            <text:p>https://icomarks.com/ico/Biotor-Biomass</text:p>
          </table:table-cell>
          <table:table-cell table:number-columns-repeated="4"/>
        </table:table-row>
        <table:table-row table:style-name="ro1">
          <table:table-cell office:value-type="float" office:value="3857">
            <text:p>3857</text:p>
          </table:table-cell>
          <table:table-cell office:value-type="string">
            <text:p>BITCOINUS</text:p>
          </table:table-cell>
          <table:table-cell office:value-type="string">
            <text:p>https://icomarks.com/ico/BITCOINUS</text:p>
          </table:table-cell>
          <table:table-cell table:number-columns-repeated="4"/>
        </table:table-row>
        <table:table-row table:style-name="ro1">
          <table:table-cell office:value-type="float" office:value="3858">
            <text:p>3858</text:p>
          </table:table-cell>
          <table:table-cell office:value-type="string">
            <text:p>Bitheum</text:p>
          </table:table-cell>
          <table:table-cell office:value-type="string">
            <text:p>https://icomarks.com/ico/Bitheum</text:p>
          </table:table-cell>
          <table:table-cell table:number-columns-repeated="4"/>
        </table:table-row>
        <table:table-row table:style-name="ro1">
          <table:table-cell office:value-type="float" office:value="3859">
            <text:p>3859</text:p>
          </table:table-cell>
          <table:table-cell office:value-type="string">
            <text:p>Bitquence</text:p>
          </table:table-cell>
          <table:table-cell office:value-type="string">
            <text:p>https://icomarks.com/ico/Bitquence</text:p>
          </table:table-cell>
          <table:table-cell table:number-columns-repeated="4"/>
        </table:table-row>
        <table:table-row table:style-name="ro1">
          <table:table-cell office:value-type="float" office:value="3860">
            <text:p>3860</text:p>
          </table:table-cell>
          <table:table-cell office:value-type="string">
            <text:p>Bittrader</text:p>
          </table:table-cell>
          <table:table-cell office:value-type="string">
            <text:p>https://icomarks.com/ico/Bittrader</text:p>
          </table:table-cell>
          <table:table-cell table:number-columns-repeated="4"/>
        </table:table-row>
        <table:table-row table:style-name="ro1">
          <table:table-cell office:value-type="float" office:value="3861">
            <text:p>3861</text:p>
          </table:table-cell>
          <table:table-cell office:value-type="string">
            <text:p>Blocform</text:p>
          </table:table-cell>
          <table:table-cell office:value-type="string">
            <text:p>https://icomarks.com/ico/Blocform</text:p>
          </table:table-cell>
          <table:table-cell table:number-columns-repeated="4"/>
        </table:table-row>
        <table:table-row table:style-name="ro1">
          <table:table-cell office:value-type="float" office:value="3862">
            <text:p>3862</text:p>
          </table:table-cell>
          <table:table-cell office:value-type="string">
            <text:p>Blockchain Technology Research Innovations Corporation</text:p>
          </table:table-cell>
          <table:table-cell office:value-type="string">
            <text:p>https://icomarks.com/ico/Blockchain-Technology-Research-Innovations-Corporation</text:p>
          </table:table-cell>
          <table:table-cell table:number-columns-repeated="4"/>
        </table:table-row>
        <table:table-row table:style-name="ro1">
          <table:table-cell office:value-type="float" office:value="3863">
            <text:p>3863</text:p>
          </table:table-cell>
          <table:table-cell office:value-type="string">
            <text:p>Bolt</text:p>
          </table:table-cell>
          <table:table-cell office:value-type="string">
            <text:p>https://icomarks.com/ico/Bolt</text:p>
          </table:table-cell>
          <table:table-cell table:number-columns-repeated="4"/>
        </table:table-row>
        <table:table-row table:style-name="ro1">
          <table:table-cell office:value-type="float" office:value="3864">
            <text:p>3864</text:p>
          </table:table-cell>
          <table:table-cell office:value-type="string">
            <text:p>Bondkick Syndicate</text:p>
          </table:table-cell>
          <table:table-cell office:value-type="string">
            <text:p>https://icomarks.com/ico/Bondkick-Syndicate</text:p>
          </table:table-cell>
          <table:table-cell table:number-columns-repeated="4"/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Bouncy</text:p>
          </table:table-cell>
          <table:table-cell office:value-type="string">
            <text:p>https://icomarks.com/ico/Bouncy</text:p>
          </table:table-cell>
          <table:table-cell table:number-columns-repeated="4"/>
        </table:table-row>
        <table:table-row table:style-name="ro1">
          <table:table-cell office:value-type="float" office:value="3866">
            <text:p>3866</text:p>
          </table:table-cell>
          <table:table-cell office:value-type="string">
            <text:p>Brick</text:p>
          </table:table-cell>
          <table:table-cell office:value-type="string">
            <text:p>https://icomarks.com/ico/Brick</text:p>
          </table:table-cell>
          <table:table-cell table:number-columns-repeated="4"/>
        </table:table-row>
        <table:table-row table:style-name="ro1">
          <table:table-cell office:value-type="float" office:value="3867">
            <text:p>3867</text:p>
          </table:table-cell>
          <table:table-cell office:value-type="string">
            <text:p>Browsers Lab</text:p>
          </table:table-cell>
          <table:table-cell office:value-type="string">
            <text:p>https://icomarks.com/ico/Browsers-Lab</text:p>
          </table:table-cell>
          <table:table-cell table:number-columns-repeated="4"/>
        </table:table-row>
        <table:table-row table:style-name="ro1">
          <table:table-cell office:value-type="float" office:value="3868">
            <text:p>3868</text:p>
          </table:table-cell>
          <table:table-cell office:value-type="string">
            <text:p>BUILDCoin</text:p>
          </table:table-cell>
          <table:table-cell office:value-type="string">
            <text:p>https://icomarks.com/ico/BUILDCoin</text:p>
          </table:table-cell>
          <table:table-cell table:number-columns-repeated="4"/>
        </table:table-row>
        <table:table-row table:style-name="ro1">
          <table:table-cell office:value-type="float" office:value="3869">
            <text:p>3869</text:p>
          </table:table-cell>
          <table:table-cell office:value-type="string">
            <text:p>Burn Coin</text:p>
          </table:table-cell>
          <table:table-cell office:value-type="string">
            <text:p>https://icomarks.com/ico/Burn-Coin</text:p>
          </table:table-cell>
          <table:table-cell table:number-columns-repeated="4"/>
        </table:table-row>
        <table:table-row table:style-name="ro1">
          <table:table-cell office:value-type="float" office:value="3872">
            <text:p>3872</text:p>
          </table:table-cell>
          <table:table-cell office:value-type="string">
            <text:p>Casagram</text:p>
          </table:table-cell>
          <table:table-cell office:value-type="string">
            <text:p>https://icomarks.com/ico/Casagram</text:p>
          </table:table-cell>
          <table:table-cell table:number-columns-repeated="4"/>
        </table:table-row>
        <table:table-row table:style-name="ro1">
          <table:table-cell office:value-type="float" office:value="3873">
            <text:p>3873</text:p>
          </table:table-cell>
          <table:table-cell office:value-type="string">
            <text:p>Chain Works</text:p>
          </table:table-cell>
          <table:table-cell office:value-type="string">
            <text:p>https://icomarks.com/ico/Chain-Works</text:p>
          </table:table-cell>
          <table:table-cell table:number-columns-repeated="4"/>
        </table:table-row>
        <table:table-row table:style-name="ro1">
          <table:table-cell office:value-type="float" office:value="3874">
            <text:p>3874</text:p>
          </table:table-cell>
          <table:table-cell office:value-type="string">
            <text:p>charitySPACE</text:p>
          </table:table-cell>
          <table:table-cell office:value-type="string">
            <text:p>https://icomarks.com/ico/charitySPACE</text:p>
          </table:table-cell>
          <table:table-cell table:number-columns-repeated="4"/>
        </table:table-row>
        <table:table-row table:style-name="ro1">
          <table:table-cell office:value-type="float" office:value="3875">
            <text:p>3875</text:p>
          </table:table-cell>
          <table:table-cell office:value-type="string">
            <text:p>Checqit</text:p>
          </table:table-cell>
          <table:table-cell office:value-type="string">
            <text:p>https://icomarks.com/ico/Checqit</text:p>
          </table:table-cell>
          <table:table-cell table:number-columns-repeated="4"/>
        </table:table-row>
        <table:table-row table:style-name="ro1">
          <table:table-cell office:value-type="float" office:value="3876">
            <text:p>3876</text:p>
          </table:table-cell>
          <table:table-cell office:value-type="string">
            <text:p>ChronoBank</text:p>
          </table:table-cell>
          <table:table-cell office:value-type="string">
            <text:p>https://icomarks.com/ico/ChronoBank</text:p>
          </table:table-cell>
          <table:table-cell table:number-columns-repeated="4"/>
        </table:table-row>
        <table:table-row table:style-name="ro1">
          <table:table-cell office:value-type="float" office:value="3878">
            <text:p>3878</text:p>
          </table:table-cell>
          <table:table-cell office:value-type="string">
            <text:p>Civic</text:p>
          </table:table-cell>
          <table:table-cell office:value-type="string">
            <text:p>https://icomarks.com/ico/Civic</text:p>
          </table:table-cell>
          <table:table-cell table:number-columns-repeated="4"/>
        </table:table-row>
        <table:table-row table:style-name="ro1">
          <table:table-cell office:value-type="float" office:value="3879">
            <text:p>3879</text:p>
          </table:table-cell>
          <table:table-cell office:value-type="string">
            <text:p>Clickle</text:p>
          </table:table-cell>
          <table:table-cell office:value-type="string">
            <text:p>https://icomarks.com/ico/Clickle</text:p>
          </table:table-cell>
          <table:table-cell table:number-columns-repeated="4"/>
        </table:table-row>
        <table:table-row table:style-name="ro1">
          <table:table-cell office:value-type="float" office:value="3880">
            <text:p>3880</text:p>
          </table:table-cell>
          <table:table-cell office:value-type="string">
            <text:p>Coal Coin</text:p>
          </table:table-cell>
          <table:table-cell office:value-type="string">
            <text:p>https://icomarks.com/ico/Coal-Coin</text:p>
          </table:table-cell>
          <table:table-cell table:number-columns-repeated="4"/>
        </table:table-row>
        <table:table-row table:style-name="ro1">
          <table:table-cell office:value-type="float" office:value="3882">
            <text:p>3882</text:p>
          </table:table-cell>
          <table:table-cell office:value-type="string">
            <text:p>Cointorox</text:p>
          </table:table-cell>
          <table:table-cell office:value-type="string">
            <text:p>https://icomarks.com/ico/Cointorox</text:p>
          </table:table-cell>
          <table:table-cell table:number-columns-repeated="4"/>
        </table:table-row>
        <table:table-row table:style-name="ro1">
          <table:table-cell office:value-type="float" office:value="3884">
            <text:p>3884</text:p>
          </table:table-cell>
          <table:table-cell office:value-type="string">
            <text:p>Coinyspace</text:p>
          </table:table-cell>
          <table:table-cell office:value-type="string">
            <text:p>https://icomarks.com/ico/Coinyspace</text:p>
          </table:table-cell>
          <table:table-cell table:number-columns-repeated="4"/>
        </table:table-row>
        <table:table-row table:style-name="ro1">
          <table:table-cell office:value-type="float" office:value="3885">
            <text:p>3885</text:p>
          </table:table-cell>
          <table:table-cell office:value-type="string">
            <text:p>CompositeCoin</text:p>
          </table:table-cell>
          <table:table-cell office:value-type="string">
            <text:p>https://icomarks.com/ico/CompositeCoin</text:p>
          </table:table-cell>
          <table:table-cell table:number-columns-repeated="4"/>
        </table:table-row>
        <table:table-row table:style-name="ro1">
          <table:table-cell office:value-type="float" office:value="3886">
            <text:p>3886</text:p>
          </table:table-cell>
          <table:table-cell office:value-type="string">
            <text:p>CorCom</text:p>
          </table:table-cell>
          <table:table-cell office:value-type="string">
            <text:p>https://icomarks.com/ico/CorCom</text:p>
          </table:table-cell>
          <table:table-cell table:number-columns-repeated="4"/>
        </table:table-row>
        <table:table-row table:style-name="ro1">
          <table:table-cell office:value-type="float" office:value="3887">
            <text:p>3887</text:p>
          </table:table-cell>
          <table:table-cell office:value-type="string">
            <text:p>CottageCoin</text:p>
          </table:table-cell>
          <table:table-cell office:value-type="string">
            <text:p>https://icomarks.com/ico/CottageCoin</text:p>
          </table:table-cell>
          <table:table-cell table:number-columns-repeated="4"/>
        </table:table-row>
        <table:table-row table:style-name="ro1">
          <table:table-cell office:value-type="float" office:value="3888">
            <text:p>3888</text:p>
          </table:table-cell>
          <table:table-cell office:value-type="string">
            <text:p>CrowdShareMining</text:p>
          </table:table-cell>
          <table:table-cell office:value-type="string">
            <text:p>https://icomarks.com/ico/CrowdShareMining</text:p>
          </table:table-cell>
          <table:table-cell table:number-columns-repeated="4"/>
        </table:table-row>
        <table:table-row table:style-name="ro1">
          <table:table-cell office:value-type="float" office:value="3891">
            <text:p>3891</text:p>
          </table:table-cell>
          <table:table-cell office:value-type="string">
            <text:p>Cryptaur</text:p>
          </table:table-cell>
          <table:table-cell office:value-type="string">
            <text:p>https://icomarks.com/ico/Cryptaur</text:p>
          </table:table-cell>
          <table:table-cell table:number-columns-repeated="4"/>
        </table:table-row>
        <table:table-row table:style-name="ro1">
          <table:table-cell office:value-type="float" office:value="3892">
            <text:p>3892</text:p>
          </table:table-cell>
          <table:table-cell office:value-type="string">
            <text:p>Crypto Brokerage</text:p>
          </table:table-cell>
          <table:table-cell office:value-type="string">
            <text:p>https://icomarks.com/ico/Crypto-Brokerage</text:p>
          </table:table-cell>
          <table:table-cell table:number-columns-repeated="4"/>
        </table:table-row>
        <table:table-row table:style-name="ro1">
          <table:table-cell office:value-type="float" office:value="3893">
            <text:p>3893</text:p>
          </table:table-cell>
          <table:table-cell office:value-type="string">
            <text:p>Cryptocells</text:p>
          </table:table-cell>
          <table:table-cell office:value-type="string">
            <text:p>https://icomarks.com/ico/Cryptocells</text:p>
          </table:table-cell>
          <table:table-cell table:number-columns-repeated="4"/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CryptoWorld</text:p>
          </table:table-cell>
          <table:table-cell office:value-type="string">
            <text:p>https://icomarks.com/ico/CryptoWorld</text:p>
          </table:table-cell>
          <table:table-cell table:number-columns-repeated="4"/>
        </table:table-row>
        <table:table-row table:style-name="ro1">
          <table:table-cell office:value-type="float" office:value="3895">
            <text:p>3895</text:p>
          </table:table-cell>
          <table:table-cell office:value-type="string">
            <text:p>Cryptum</text:p>
          </table:table-cell>
          <table:table-cell office:value-type="string">
            <text:p>https://icomarks.com/ico/Cryptum</text:p>
          </table:table-cell>
          <table:table-cell table:number-columns-repeated="4"/>
        </table:table-row>
        <table:table-row table:style-name="ro1">
          <table:table-cell office:value-type="float" office:value="3896">
            <text:p>3896</text:p>
          </table:table-cell>
          <table:table-cell office:value-type="string">
            <text:p>Cuprum</text:p>
          </table:table-cell>
          <table:table-cell office:value-type="string">
            <text:p>https://icomarks.com/ico/Cuprum</text:p>
          </table:table-cell>
          <table:table-cell table:number-columns-repeated="4"/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Cyphr Coin</text:p>
          </table:table-cell>
          <table:table-cell office:value-type="string">
            <text:p>https://icomarks.com/ico/Cyphr-Coin</text:p>
          </table:table-cell>
          <table:table-cell table:number-columns-repeated="4"/>
        </table:table-row>
        <table:table-row table:style-name="ro1">
          <table:table-cell office:value-type="float" office:value="3899">
            <text:p>3899</text:p>
          </table:table-cell>
          <table:table-cell office:value-type="string">
            <text:p>DACSEE</text:p>
          </table:table-cell>
          <table:table-cell office:value-type="string">
            <text:p>https://icomarks.com/ico/DACSEE</text:p>
          </table:table-cell>
          <table:table-cell table:number-columns-repeated="4"/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DAGT</text:p>
          </table:table-cell>
          <table:table-cell office:value-type="string">
            <text:p>https://icomarks.com/ico/DAGT</text:p>
          </table:table-cell>
          <table:table-cell table:number-columns-repeated="4"/>
        </table:table-row>
        <table:table-row table:style-name="ro1">
          <table:table-cell office:value-type="float" office:value="3901">
            <text:p>3901</text:p>
          </table:table-cell>
          <table:table-cell office:value-type="string">
            <text:p>DAOstack</text:p>
          </table:table-cell>
          <table:table-cell office:value-type="string">
            <text:p>https://icomarks.com/ico/DAOstack</text:p>
          </table:table-cell>
          <table:table-cell table:number-columns-repeated="4"/>
        </table:table-row>
        <table:table-row table:style-name="ro1">
          <table:table-cell office:value-type="float" office:value="3902">
            <text:p>3902</text:p>
          </table:table-cell>
          <table:table-cell office:value-type="string">
            <text:p>DapCash</text:p>
          </table:table-cell>
          <table:table-cell office:value-type="string">
            <text:p>https://icomarks.com/ico/DapCash</text:p>
          </table:table-cell>
          <table:table-cell table:number-columns-repeated="4"/>
        </table:table-row>
        <table:table-row table:style-name="ro1">
          <table:table-cell office:value-type="float" office:value="3903">
            <text:p>3903</text:p>
          </table:table-cell>
          <table:table-cell office:value-type="string">
            <text:p>Data Trading</text:p>
          </table:table-cell>
          <table:table-cell office:value-type="string">
            <text:p>https://icomarks.com/ico/Data-Trading</text:p>
          </table:table-cell>
          <table:table-cell table:number-columns-repeated="4"/>
        </table:table-row>
        <table:table-row table:style-name="ro1">
          <table:table-cell office:value-type="float" office:value="3904">
            <text:p>3904</text:p>
          </table:table-cell>
          <table:table-cell office:value-type="string">
            <text:p>DCentral Capital</text:p>
          </table:table-cell>
          <table:table-cell office:value-type="string">
            <text:p>https://icomarks.com/ico/DCentral-Capital</text:p>
          </table:table-cell>
          <table:table-cell table:number-columns-repeated="4"/>
        </table:table-row>
        <table:table-row table:style-name="ro1">
          <table:table-cell office:value-type="float" office:value="3905">
            <text:p>3905</text:p>
          </table:table-cell>
          <table:table-cell office:value-type="string">
            <text:p>Declub</text:p>
          </table:table-cell>
          <table:table-cell office:value-type="string">
            <text:p>https://icomarks.com/ico/Declub</text:p>
          </table:table-cell>
          <table:table-cell table:number-columns-repeated="4"/>
        </table:table-row>
        <table:table-row table:style-name="ro1">
          <table:table-cell office:value-type="float" office:value="3906">
            <text:p>3906</text:p>
          </table:table-cell>
          <table:table-cell office:value-type="string">
            <text:p>Deliverers Power Token</text:p>
          </table:table-cell>
          <table:table-cell office:value-type="string">
            <text:p>https://icomarks.com/ico/Deliverers-Power-Token</text:p>
          </table:table-cell>
          <table:table-cell table:number-columns-repeated="4"/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Delta-X</text:p>
          </table:table-cell>
          <table:table-cell office:value-type="string">
            <text:p>https://icomarks.com/ico/Delta-X</text:p>
          </table:table-cell>
          <table:table-cell table:number-columns-repeated="4"/>
        </table:table-row>
        <table:table-row table:style-name="ro1">
          <table:table-cell office:value-type="float" office:value="3909">
            <text:p>3909</text:p>
          </table:table-cell>
          <table:table-cell office:value-type="string">
            <text:p>DIGIT Coin</text:p>
          </table:table-cell>
          <table:table-cell office:value-type="string">
            <text:p>https://icomarks.com/ico/DIGIT-Coin</text:p>
          </table:table-cell>
          <table:table-cell table:number-columns-repeated="4"/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DineroCoin</text:p>
          </table:table-cell>
          <table:table-cell office:value-type="string">
            <text:p>https://icomarks.com/ico/DineroCoin</text:p>
          </table:table-cell>
          <table:table-cell table:number-columns-repeated="4"/>
        </table:table-row>
        <table:table-row table:style-name="ro1">
          <table:table-cell office:value-type="float" office:value="3911">
            <text:p>3911</text:p>
          </table:table-cell>
          <table:table-cell office:value-type="string">
            <text:p>Drac</text:p>
          </table:table-cell>
          <table:table-cell office:value-type="string">
            <text:p>https://icomarks.com/ico/Drac</text:p>
          </table:table-cell>
          <table:table-cell table:number-columns-repeated="4"/>
        </table:table-row>
        <table:table-row table:style-name="ro1">
          <table:table-cell office:value-type="float" office:value="3912">
            <text:p>3912</text:p>
          </table:table-cell>
          <table:table-cell office:value-type="string">
            <text:p>Dream Real</text:p>
          </table:table-cell>
          <table:table-cell office:value-type="string">
            <text:p>https://icomarks.com/ico/Dream-Real</text:p>
          </table:table-cell>
          <table:table-cell table:number-columns-repeated="4"/>
        </table:table-row>
        <table:table-row table:style-name="ro1">
          <table:table-cell office:value-type="float" office:value="3913">
            <text:p>3913</text:p>
          </table:table-cell>
          <table:table-cell office:value-type="string">
            <text:p>DxChain</text:p>
          </table:table-cell>
          <table:table-cell office:value-type="string">
            <text:p>https://icomarks.com/ico/DxChain</text:p>
          </table:table-cell>
          <table:table-cell table:number-columns-repeated="4"/>
        </table:table-row>
        <table:table-row table:style-name="ro1">
          <table:table-cell office:value-type="float" office:value="3914">
            <text:p>3914</text:p>
          </table:table-cell>
          <table:table-cell office:value-type="string">
            <text:p>Dysnomia</text:p>
          </table:table-cell>
          <table:table-cell office:value-type="string">
            <text:p>https://icomarks.com/ico/Dysnomia</text:p>
          </table:table-cell>
          <table:table-cell table:number-columns-repeated="4"/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e-Pocket</text:p>
          </table:table-cell>
          <table:table-cell office:value-type="string">
            <text:p>https://icomarks.com/ico/e-Pocket</text:p>
          </table:table-cell>
          <table:table-cell table:number-columns-repeated="4"/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Elitecoin</text:p>
          </table:table-cell>
          <table:table-cell office:value-type="string">
            <text:p>https://icomarks.com/ico/Elitecoin</text:p>
          </table:table-cell>
          <table:table-cell table:number-columns-repeated="4"/>
        </table:table-row>
        <table:table-row table:style-name="ro1">
          <table:table-cell office:value-type="float" office:value="3920">
            <text:p>3920</text:p>
          </table:table-cell>
          <table:table-cell office:value-type="string">
            <text:p>Epocum</text:p>
          </table:table-cell>
          <table:table-cell office:value-type="string">
            <text:p>https://icomarks.com/ico/Epocum</text:p>
          </table:table-cell>
          <table:table-cell table:number-columns-repeated="4"/>
        </table:table-row>
        <table:table-row table:style-name="ro1">
          <table:table-cell office:value-type="float" office:value="3921">
            <text:p>3921</text:p>
          </table:table-cell>
          <table:table-cell office:value-type="string">
            <text:p>ERPCOIN</text:p>
          </table:table-cell>
          <table:table-cell office:value-type="string">
            <text:p>https://icomarks.com/ico/ERPCOIN</text:p>
          </table:table-cell>
          <table:table-cell table:number-columns-repeated="4"/>
        </table:table-row>
        <table:table-row table:style-name="ro1">
          <table:table-cell office:value-type="float" office:value="3923">
            <text:p>3923</text:p>
          </table:table-cell>
          <table:table-cell office:value-type="string">
            <text:p>EZMarket</text:p>
          </table:table-cell>
          <table:table-cell office:value-type="string">
            <text:p>https://icomarks.com/ico/EZMarket</text:p>
          </table:table-cell>
          <table:table-cell table:number-columns-repeated="4"/>
        </table:table-row>
        <table:table-row table:style-name="ro1">
          <table:table-cell office:value-type="float" office:value="3925">
            <text:p>3925</text:p>
          </table:table-cell>
          <table:table-cell office:value-type="string">
            <text:p>FITX</text:p>
          </table:table-cell>
          <table:table-cell office:value-type="string">
            <text:p>https://icomarks.com/ico/FITX</text:p>
          </table:table-cell>
          <table:table-cell table:number-columns-repeated="4"/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FIXY NETWORK</text:p>
          </table:table-cell>
          <table:table-cell office:value-type="string">
            <text:p>https://icomarks.com/ico/FIXY-NETWORK</text:p>
          </table:table-cell>
          <table:table-cell table:number-columns-repeated="4"/>
        </table:table-row>
        <table:table-row table:style-name="ro1">
          <table:table-cell office:value-type="float" office:value="3927">
            <text:p>3927</text:p>
          </table:table-cell>
          <table:table-cell office:value-type="string">
            <text:p>Gameworks</text:p>
          </table:table-cell>
          <table:table-cell office:value-type="string">
            <text:p>https://icomarks.com/ico/Gameworks</text:p>
          </table:table-cell>
          <table:table-cell table:number-columns-repeated="4"/>
        </table:table-row>
        <table:table-row table:style-name="ro1">
          <table:table-cell office:value-type="float" office:value="3928">
            <text:p>3928</text:p>
          </table:table-cell>
          <table:table-cell office:value-type="string">
            <text:p>GameX</text:p>
          </table:table-cell>
          <table:table-cell office:value-type="string">
            <text:p>https://icomarks.com/ico/GameX</text:p>
          </table:table-cell>
          <table:table-cell table:number-columns-repeated="4"/>
        </table:table-row>
        <table:table-row table:style-name="ro1">
          <table:table-cell office:value-type="float" office:value="3930">
            <text:p>3930</text:p>
          </table:table-cell>
          <table:table-cell office:value-type="string">
            <text:p>GasCompressorCoin</text:p>
          </table:table-cell>
          <table:table-cell office:value-type="string">
            <text:p>https://icomarks.com/ico/GasCompressorCoin</text:p>
          </table:table-cell>
          <table:table-cell table:number-columns-repeated="4"/>
        </table:table-row>
        <table:table-row table:style-name="ro1">
          <table:table-cell office:value-type="float" office:value="3931">
            <text:p>3931</text:p>
          </table:table-cell>
          <table:table-cell office:value-type="string">
            <text:p>Gaus</text:p>
          </table:table-cell>
          <table:table-cell office:value-type="string">
            <text:p>https://icomarks.com/ico/Gaus</text:p>
          </table:table-cell>
          <table:table-cell table:number-columns-repeated="4"/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Gazellefund</text:p>
          </table:table-cell>
          <table:table-cell office:value-type="string">
            <text:p>https://icomarks.com/ico/Gazellefund</text:p>
          </table:table-cell>
          <table:table-cell table:number-columns-repeated="4"/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GBX</text:p>
          </table:table-cell>
          <table:table-cell office:value-type="string">
            <text:p>https://icomarks.com/ico/GBX</text:p>
          </table:table-cell>
          <table:table-cell table:number-columns-repeated="4"/>
        </table:table-row>
        <table:table-row table:style-name="ro1">
          <table:table-cell office:value-type="float" office:value="3936">
            <text:p>3936</text:p>
          </table:table-cell>
          <table:table-cell office:value-type="string">
            <text:p>Global Finances</text:p>
          </table:table-cell>
          <table:table-cell office:value-type="string">
            <text:p>https://icomarks.com/ico/Global-Finances</text:p>
          </table:table-cell>
          <table:table-cell table:number-columns-repeated="4"/>
        </table:table-row>
        <table:table-row table:style-name="ro1">
          <table:table-cell office:value-type="float" office:value="3937">
            <text:p>3937</text:p>
          </table:table-cell>
          <table:table-cell office:value-type="string">
            <text:p>Global RE Bitcoin</text:p>
          </table:table-cell>
          <table:table-cell office:value-type="string">
            <text:p>https://icomarks.com/ico/Global-RE-Bitcoin</text:p>
          </table:table-cell>
          <table:table-cell table:number-columns-repeated="4"/>
        </table:table-row>
        <table:table-row table:style-name="ro1">
          <table:table-cell office:value-type="float" office:value="3938">
            <text:p>3938</text:p>
          </table:table-cell>
          <table:table-cell office:value-type="string">
            <text:p>GlobeTrotter</text:p>
          </table:table-cell>
          <table:table-cell office:value-type="string">
            <text:p>https://icomarks.com/ico/GlobeTrotter</text:p>
          </table:table-cell>
          <table:table-cell table:number-columns-repeated="4"/>
        </table:table-row>
        <table:table-row table:style-name="ro1">
          <table:table-cell office:value-type="float" office:value="3939">
            <text:p>3939</text:p>
          </table:table-cell>
          <table:table-cell office:value-type="string">
            <text:p>Globiance</text:p>
          </table:table-cell>
          <table:table-cell office:value-type="string">
            <text:p>https://icomarks.com/ico/Globiance</text:p>
          </table:table-cell>
          <table:table-cell table:number-columns-repeated="4"/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GraphGrail AI</text:p>
          </table:table-cell>
          <table:table-cell office:value-type="string">
            <text:p>https://icomarks.com/ico/GraphGrail-AI</text:p>
          </table:table-cell>
          <table:table-cell table:number-columns-repeated="4"/>
        </table:table-row>
        <table:table-row table:style-name="ro1">
          <table:table-cell office:value-type="float" office:value="3942">
            <text:p>3942</text:p>
          </table:table-cell>
          <table:table-cell office:value-type="string">
            <text:p>HARA</text:p>
          </table:table-cell>
          <table:table-cell office:value-type="string">
            <text:p>https://icomarks.com/ico/HARA</text:p>
          </table:table-cell>
          <table:table-cell table:number-columns-repeated="4"/>
        </table:table-row>
        <table:table-row table:style-name="ro1">
          <table:table-cell office:value-type="float" office:value="3943">
            <text:p>3943</text:p>
          </table:table-cell>
          <table:table-cell office:value-type="string">
            <text:p>HashByte</text:p>
          </table:table-cell>
          <table:table-cell office:value-type="string">
            <text:p>https://icomarks.com/ico/HashByte</text:p>
          </table:table-cell>
          <table:table-cell table:number-columns-repeated="4"/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HealthHeart</text:p>
          </table:table-cell>
          <table:table-cell office:value-type="string">
            <text:p>https://icomarks.com/ico/HealthHeart</text:p>
          </table:table-cell>
          <table:table-cell table:number-columns-repeated="4"/>
        </table:table-row>
        <table:table-row table:style-name="ro1">
          <table:table-cell office:value-type="float" office:value="3946">
            <text:p>3946</text:p>
          </table:table-cell>
          <table:table-cell office:value-type="string">
            <text:p>Hellenic Node Project</text:p>
          </table:table-cell>
          <table:table-cell office:value-type="string">
            <text:p>https://icomarks.com/ico/Hellenic-Node-Project</text:p>
          </table:table-cell>
          <table:table-cell table:number-columns-repeated="4"/>
        </table:table-row>
        <table:table-row table:style-name="ro1">
          <table:table-cell office:value-type="float" office:value="3947">
            <text:p>3947</text:p>
          </table:table-cell>
          <table:table-cell office:value-type="string">
            <text:p>HelloGold</text:p>
          </table:table-cell>
          <table:table-cell office:value-type="string">
            <text:p>https://icomarks.com/ico/HelloGold</text:p>
          </table:table-cell>
          <table:table-cell table:number-columns-repeated="4"/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HOLD</text:p>
          </table:table-cell>
          <table:table-cell office:value-type="string">
            <text:p>https://icomarks.com/ico/HOLD</text:p>
          </table:table-cell>
          <table:table-cell table:number-columns-repeated="4"/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honeybee</text:p>
          </table:table-cell>
          <table:table-cell office:value-type="string">
            <text:p>https://icomarks.com/ico/honeybee</text:p>
          </table:table-cell>
          <table:table-cell table:number-columns-repeated="4"/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HPQ</text:p>
          </table:table-cell>
          <table:table-cell office:value-type="string">
            <text:p>https://icomarks.com/ico/HPQ</text:p>
          </table:table-cell>
          <table:table-cell table:number-columns-repeated="4"/>
        </table:table-row>
        <table:table-row table:style-name="ro1">
          <table:table-cell office:value-type="float" office:value="3951">
            <text:p>3951</text:p>
          </table:table-cell>
          <table:table-cell office:value-type="string">
            <text:p>IAC AutoUnit</text:p>
          </table:table-cell>
          <table:table-cell office:value-type="string">
            <text:p>https://icomarks.com/ico/IAC-AutoUnit</text:p>
          </table:table-cell>
          <table:table-cell table:number-columns-repeated="4"/>
        </table:table-row>
        <table:table-row table:style-name="ro1">
          <table:table-cell office:value-type="float" office:value="3952">
            <text:p>3952</text:p>
          </table:table-cell>
          <table:table-cell office:value-type="string">
            <text:p>ICBCoin</text:p>
          </table:table-cell>
          <table:table-cell office:value-type="string">
            <text:p>https://icomarks.com/ico/ICBCoin</text:p>
          </table:table-cell>
          <table:table-cell table:number-columns-repeated="4"/>
        </table:table-row>
        <table:table-row table:style-name="ro1">
          <table:table-cell office:value-type="float" office:value="3953">
            <text:p>3953</text:p>
          </table:table-cell>
          <table:table-cell office:value-type="string">
            <text:p>iConsort</text:p>
          </table:table-cell>
          <table:table-cell office:value-type="string">
            <text:p>https://icomarks.com/ico/iConsort</text:p>
          </table:table-cell>
          <table:table-cell table:number-columns-repeated="4"/>
        </table:table-row>
        <table:table-row table:style-name="ro1">
          <table:table-cell office:value-type="float" office:value="3954">
            <text:p>3954</text:p>
          </table:table-cell>
          <table:table-cell office:value-type="string">
            <text:p>IDA</text:p>
          </table:table-cell>
          <table:table-cell office:value-type="string">
            <text:p>https://icomarks.com/ico/IDA</text:p>
          </table:table-cell>
          <table:table-cell table:number-columns-repeated="4"/>
        </table:table-row>
        <table:table-row table:style-name="ro1">
          <table:table-cell office:value-type="float" office:value="3955">
            <text:p>3955</text:p>
          </table:table-cell>
          <table:table-cell office:value-type="string">
            <text:p>Impak Coin</text:p>
          </table:table-cell>
          <table:table-cell office:value-type="string">
            <text:p>https://icomarks.com/ico/Impak-Coin</text:p>
          </table:table-cell>
          <table:table-cell table:number-columns-repeated="4"/>
        </table:table-row>
        <table:table-row table:style-name="ro1">
          <table:table-cell office:value-type="float" office:value="3956">
            <text:p>3956</text:p>
          </table:table-cell>
          <table:table-cell office:value-type="string">
            <text:p>Integrative Wallet Token</text:p>
          </table:table-cell>
          <table:table-cell office:value-type="string">
            <text:p>https://icomarks.com/ico/Integrative-Wallet-Token</text:p>
          </table:table-cell>
          <table:table-cell table:number-columns-repeated="4"/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Internacional Coin</text:p>
          </table:table-cell>
          <table:table-cell office:value-type="string">
            <text:p>https://icomarks.com/ico/Internacional-Coin</text:p>
          </table:table-cell>
          <table:table-cell table:number-columns-repeated="4"/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Izibits</text:p>
          </table:table-cell>
          <table:table-cell office:value-type="string">
            <text:p>https://icomarks.com/ico/Izibits</text:p>
          </table:table-cell>
          <table:table-cell table:number-columns-repeated="4"/>
        </table:table-row>
        <table:table-row table:style-name="ro1">
          <table:table-cell office:value-type="float" office:value="3959">
            <text:p>3959</text:p>
          </table:table-cell>
          <table:table-cell office:value-type="string">
            <text:p>KahnChat</text:p>
          </table:table-cell>
          <table:table-cell office:value-type="string">
            <text:p>https://icomarks.com/ico/KahnChat</text:p>
          </table:table-cell>
          <table:table-cell table:number-columns-repeated="4"/>
        </table:table-row>
        <table:table-row table:style-name="ro1">
          <table:table-cell office:value-type="float" office:value="3960">
            <text:p>3960</text:p>
          </table:table-cell>
          <table:table-cell office:value-type="string">
            <text:p>Kapu</text:p>
          </table:table-cell>
          <table:table-cell office:value-type="string">
            <text:p>https://icomarks.com/ico/Kapu</text:p>
          </table:table-cell>
          <table:table-cell table:number-columns-repeated="4"/>
        </table:table-row>
        <table:table-row table:style-name="ro1">
          <table:table-cell office:value-type="float" office:value="3961">
            <text:p>3961</text:p>
          </table:table-cell>
          <table:table-cell office:value-type="string">
            <text:p>Karma</text:p>
          </table:table-cell>
          <table:table-cell office:value-type="string">
            <text:p>https://icomarks.com/ico/Karma</text:p>
          </table:table-cell>
          <table:table-cell table:number-columns-repeated="4"/>
        </table:table-row>
        <table:table-row table:style-name="ro1">
          <table:table-cell office:value-type="float" office:value="3963">
            <text:p>3963</text:p>
          </table:table-cell>
          <table:table-cell office:value-type="string">
            <text:p>KexCoin</text:p>
          </table:table-cell>
          <table:table-cell office:value-type="string">
            <text:p>https://icomarks.com/ico/KexCoin</text:p>
          </table:table-cell>
          <table:table-cell table:number-columns-repeated="4"/>
        </table:table-row>
        <table:table-row table:style-name="ro1">
          <table:table-cell office:value-type="float" office:value="3964">
            <text:p>3964</text:p>
          </table:table-cell>
          <table:table-cell office:value-type="string">
            <text:p>Kingdomgame</text:p>
          </table:table-cell>
          <table:table-cell office:value-type="string">
            <text:p>https://icomarks.com/ico/Kingdomgame</text:p>
          </table:table-cell>
          <table:table-cell table:number-columns-repeated="4"/>
        </table:table-row>
        <table:table-row table:style-name="ro1">
          <table:table-cell office:value-type="float" office:value="3965">
            <text:p>3965</text:p>
          </table:table-cell>
          <table:table-cell office:value-type="string">
            <text:p>KROPS</text:p>
          </table:table-cell>
          <table:table-cell office:value-type="string">
            <text:p>https://icomarks.com/ico/KROPS</text:p>
          </table:table-cell>
          <table:table-cell table:number-columns-repeated="4"/>
        </table:table-row>
        <table:table-row table:style-name="ro1">
          <table:table-cell office:value-type="float" office:value="3967">
            <text:p>3967</text:p>
          </table:table-cell>
          <table:table-cell office:value-type="string">
            <text:p>Lamden</text:p>
          </table:table-cell>
          <table:table-cell office:value-type="string">
            <text:p>https://icomarks.com/ico/Lamden</text:p>
          </table:table-cell>
          <table:table-cell table:number-columns-repeated="4"/>
        </table:table-row>
        <table:table-row table:style-name="ro1">
          <table:table-cell office:value-type="float" office:value="3968">
            <text:p>3968</text:p>
          </table:table-cell>
          <table:table-cell office:value-type="string">
            <text:p>Lavenir ICO</text:p>
          </table:table-cell>
          <table:table-cell office:value-type="string">
            <text:p>https://icomarks.com/ico/Lavenir-ICO</text:p>
          </table:table-cell>
          <table:table-cell table:number-columns-repeated="4"/>
        </table:table-row>
        <table:table-row table:style-name="ro1">
          <table:table-cell office:value-type="float" office:value="3969">
            <text:p>3969</text:p>
          </table:table-cell>
          <table:table-cell office:value-type="string">
            <text:p>Lexray</text:p>
          </table:table-cell>
          <table:table-cell office:value-type="string">
            <text:p>https://icomarks.com/ico/Lexray</text:p>
          </table:table-cell>
          <table:table-cell table:number-columns-repeated="4"/>
        </table:table-row>
        <table:table-row table:style-name="ro1">
          <table:table-cell office:value-type="float" office:value="3970">
            <text:p>3970</text:p>
          </table:table-cell>
          <table:table-cell office:value-type="string">
            <text:p>Lionstarter</text:p>
          </table:table-cell>
          <table:table-cell office:value-type="string">
            <text:p>https://icomarks.com/ico/Lionstarter</text:p>
          </table:table-cell>
          <table:table-cell table:number-columns-repeated="4"/>
        </table:table-row>
        <table:table-row table:style-name="ro1">
          <table:table-cell office:value-type="float" office:value="3971">
            <text:p>3971</text:p>
          </table:table-cell>
          <table:table-cell office:value-type="string">
            <text:p>Litecoin Cash</text:p>
          </table:table-cell>
          <table:table-cell office:value-type="string">
            <text:p>https://icomarks.com/ico/Litecoin-Cash</text:p>
          </table:table-cell>
          <table:table-cell table:number-columns-repeated="4"/>
        </table:table-row>
        <table:table-row table:style-name="ro1">
          <table:table-cell office:value-type="float" office:value="3973">
            <text:p>3973</text:p>
          </table:table-cell>
          <table:table-cell office:value-type="string">
            <text:p>LovelySuites</text:p>
          </table:table-cell>
          <table:table-cell office:value-type="string">
            <text:p>https://icomarks.com/ico/LovelySuites</text:p>
          </table:table-cell>
          <table:table-cell table:number-columns-repeated="4"/>
        </table:table-row>
        <table:table-row table:style-name="ro1">
          <table:table-cell office:value-type="float" office:value="3975">
            <text:p>3975</text:p>
          </table:table-cell>
          <table:table-cell office:value-type="string">
            <text:p>Magnify</text:p>
          </table:table-cell>
          <table:table-cell office:value-type="string">
            <text:p>https://icomarks.com/ico/Magnify</text:p>
          </table:table-cell>
          <table:table-cell table:number-columns-repeated="4"/>
        </table:table-row>
        <table:table-row table:style-name="ro1">
          <table:table-cell office:value-type="float" office:value="3976">
            <text:p>3976</text:p>
          </table:table-cell>
          <table:table-cell office:value-type="string">
            <text:p>Markscheider</text:p>
          </table:table-cell>
          <table:table-cell office:value-type="string">
            <text:p>https://icomarks.com/ico/Markscheider</text:p>
          </table:table-cell>
          <table:table-cell table:number-columns-repeated="4"/>
        </table:table-row>
        <table:table-row table:style-name="ro1">
          <table:table-cell office:value-type="float" office:value="3977">
            <text:p>3977</text:p>
          </table:table-cell>
          <table:table-cell office:value-type="string">
            <text:p>Masternode Invest</text:p>
          </table:table-cell>
          <table:table-cell office:value-type="string">
            <text:p>https://icomarks.com/ico/Masternode-Invest</text:p>
          </table:table-cell>
          <table:table-cell table:number-columns-repeated="4"/>
        </table:table-row>
        <table:table-row table:style-name="ro1">
          <table:table-cell office:value-type="float" office:value="3978">
            <text:p>3978</text:p>
          </table:table-cell>
          <table:table-cell office:value-type="string">
            <text:p>MATREXA</text:p>
          </table:table-cell>
          <table:table-cell office:value-type="string">
            <text:p>https://icomarks.com/ico/MATREXA</text:p>
          </table:table-cell>
          <table:table-cell table:number-columns-repeated="4"/>
        </table:table-row>
        <table:table-row table:style-name="ro1">
          <table:table-cell office:value-type="float" office:value="3979">
            <text:p>3979</text:p>
          </table:table-cell>
          <table:table-cell office:value-type="string">
            <text:p>MeeTip</text:p>
          </table:table-cell>
          <table:table-cell office:value-type="string">
            <text:p>https://icomarks.com/ico/MeeTip</text:p>
          </table:table-cell>
          <table:table-cell table:number-columns-repeated="4"/>
        </table:table-row>
        <table:table-row table:style-name="ro1">
          <table:table-cell office:value-type="float" office:value="3981">
            <text:p>3981</text:p>
          </table:table-cell>
          <table:table-cell office:value-type="string">
            <text:p>Mine</text:p>
          </table:table-cell>
          <table:table-cell office:value-type="string">
            <text:p>https://icomarks.com/ico/Mine</text:p>
          </table:table-cell>
          <table:table-cell table:number-columns-repeated="4"/>
        </table:table-row>
        <table:table-row table:style-name="ro1">
          <table:table-cell office:value-type="float" office:value="3982">
            <text:p>3982</text:p>
          </table:table-cell>
          <table:table-cell office:value-type="string">
            <text:p>MineMuse</text:p>
          </table:table-cell>
          <table:table-cell office:value-type="string">
            <text:p>https://icomarks.com/ico/MineMuse</text:p>
          </table:table-cell>
          <table:table-cell table:number-columns-repeated="4"/>
        </table:table-row>
        <table:table-row table:style-name="ro1">
          <table:table-cell office:value-type="float" office:value="3984">
            <text:p>3984</text:p>
          </table:table-cell>
          <table:table-cell office:value-type="string">
            <text:p>MinitCredit</text:p>
          </table:table-cell>
          <table:table-cell office:value-type="string">
            <text:p>https://icomarks.com/ico/MinitCredit</text:p>
          </table:table-cell>
          <table:table-cell table:number-columns-repeated="4"/>
        </table:table-row>
        <table:table-row table:style-name="ro1">
          <table:table-cell office:value-type="float" office:value="3985">
            <text:p>3985</text:p>
          </table:table-cell>
          <table:table-cell office:value-type="string">
            <text:p>MOS Lottery</text:p>
          </table:table-cell>
          <table:table-cell office:value-type="string">
            <text:p>https://icomarks.com/ico/MOS-Lottery</text:p>
          </table:table-cell>
          <table:table-cell table:number-columns-repeated="4"/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MoviesChain</text:p>
          </table:table-cell>
          <table:table-cell office:value-type="string">
            <text:p>https://icomarks.com/ico/MoviesChain</text:p>
          </table:table-cell>
          <table:table-cell table:number-columns-repeated="4"/>
        </table:table-row>
        <table:table-row table:style-name="ro1">
          <table:table-cell office:value-type="float" office:value="3987">
            <text:p>3987</text:p>
          </table:table-cell>
          <table:table-cell office:value-type="string">
            <text:p>MPH-ONE</text:p>
          </table:table-cell>
          <table:table-cell office:value-type="string">
            <text:p>https://icomarks.com/ico/MPH-ONE</text:p>
          </table:table-cell>
          <table:table-cell table:number-columns-repeated="4"/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Natee</text:p>
          </table:table-cell>
          <table:table-cell office:value-type="string">
            <text:p>https://icomarks.com/ico/Natee</text:p>
          </table:table-cell>
          <table:table-cell table:number-columns-repeated="4"/>
        </table:table-row>
        <table:table-row table:style-name="ro1">
          <table:table-cell office:value-type="float" office:value="3989">
            <text:p>3989</text:p>
          </table:table-cell>
          <table:table-cell office:value-type="string">
            <text:p>Nebluro</text:p>
          </table:table-cell>
          <table:table-cell office:value-type="string">
            <text:p>https://icomarks.com/ico/Nebluro</text:p>
          </table:table-cell>
          <table:table-cell table:number-columns-repeated="4"/>
        </table:table-row>
        <table:table-row table:style-name="ro1">
          <table:table-cell office:value-type="float" office:value="3990">
            <text:p>3990</text:p>
          </table:table-cell>
          <table:table-cell office:value-type="string">
            <text:p>NEWS</text:p>
          </table:table-cell>
          <table:table-cell office:value-type="string">
            <text:p>https://icomarks.com/ico/NEWS</text:p>
          </table:table-cell>
          <table:table-cell table:number-columns-repeated="4"/>
        </table:table-row>
        <table:table-row table:style-name="ro1">
          <table:table-cell office:value-type="float" office:value="3991">
            <text:p>3991</text:p>
          </table:table-cell>
          <table:table-cell office:value-type="string">
            <text:p>NFXCoin</text:p>
          </table:table-cell>
          <table:table-cell office:value-type="string">
            <text:p>https://icomarks.com/ico/NFXCoin</text:p>
          </table:table-cell>
          <table:table-cell table:number-columns-repeated="4"/>
        </table:table-row>
        <table:table-row table:style-name="ro1">
          <table:table-cell office:value-type="float" office:value="3993">
            <text:p>3993</text:p>
          </table:table-cell>
          <table:table-cell office:value-type="string">
            <text:p>No Fake Today</text:p>
          </table:table-cell>
          <table:table-cell office:value-type="string">
            <text:p>https://icomarks.com/ico/No-Fake-Today</text:p>
          </table:table-cell>
          <table:table-cell table:number-columns-repeated="4"/>
        </table:table-row>
        <table:table-row table:style-name="ro1">
          <table:table-cell office:value-type="float" office:value="3994">
            <text:p>3994</text:p>
          </table:table-cell>
          <table:table-cell office:value-type="string">
            <text:p>Nucleus</text:p>
          </table:table-cell>
          <table:table-cell office:value-type="string">
            <text:p>https://icomarks.com/ico/Nucleus</text:p>
          </table:table-cell>
          <table:table-cell table:number-columns-repeated="4"/>
        </table:table-row>
        <table:table-row table:style-name="ro1">
          <table:table-cell office:value-type="float" office:value="3995">
            <text:p>3995</text:p>
          </table:table-cell>
          <table:table-cell office:value-type="string">
            <text:p>NuMoney Exchange</text:p>
          </table:table-cell>
          <table:table-cell office:value-type="string">
            <text:p>https://icomarks.com/ico/NuMoney-Exchange</text:p>
          </table:table-cell>
          <table:table-cell table:number-columns-repeated="4"/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NVO</text:p>
          </table:table-cell>
          <table:table-cell office:value-type="string">
            <text:p>https://icomarks.com/ico/NVO</text:p>
          </table:table-cell>
          <table:table-cell table:number-columns-repeated="4"/>
        </table:table-row>
        <table:table-row table:style-name="ro1">
          <table:table-cell office:value-type="float" office:value="3998">
            <text:p>3998</text:p>
          </table:table-cell>
          <table:table-cell office:value-type="string">
            <text:p>ONZ Coin</text:p>
          </table:table-cell>
          <table:table-cell office:value-type="string">
            <text:p>https://icomarks.com/ico/ONZ-Coin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Payeercoin</text:p>
          </table:table-cell>
          <table:table-cell office:value-type="string">
            <text:p>https://icomarks.com/ico/Payeercoin</text:p>
          </table:table-cell>
          <table:table-cell table:number-columns-repeated="4"/>
        </table:table-row>
        <table:table-row table:style-name="ro1">
          <table:table-cell office:value-type="float" office:value="4001">
            <text:p>4001</text:p>
          </table:table-cell>
          <table:table-cell office:value-type="string">
            <text:p>Peace Token</text:p>
          </table:table-cell>
          <table:table-cell office:value-type="string">
            <text:p>https://icomarks.com/ico/Peace-Token</text:p>
          </table:table-cell>
          <table:table-cell table:number-columns-repeated="4"/>
        </table:table-row>
        <table:table-row table:style-name="ro1">
          <table:table-cell office:value-type="float" office:value="4002">
            <text:p>4002</text:p>
          </table:table-cell>
          <table:table-cell office:value-type="string">
            <text:p>PeerBanks</text:p>
          </table:table-cell>
          <table:table-cell office:value-type="string">
            <text:p>https://icomarks.com/ico/PeerBanks</text:p>
          </table:table-cell>
          <table:table-cell table:number-columns-repeated="4"/>
        </table:table-row>
        <table:table-row table:style-name="ro1">
          <table:table-cell office:value-type="float" office:value="4003">
            <text:p>4003</text:p>
          </table:table-cell>
          <table:table-cell office:value-type="string">
            <text:p>Persona</text:p>
          </table:table-cell>
          <table:table-cell office:value-type="string">
            <text:p>https://icomarks.com/ico/Persona</text:p>
          </table:table-cell>
          <table:table-cell table:number-columns-repeated="4"/>
        </table:table-row>
        <table:table-row table:style-name="ro1">
          <table:table-cell office:value-type="float" office:value="4004">
            <text:p>4004</text:p>
          </table:table-cell>
          <table:table-cell office:value-type="string">
            <text:p>Peur</text:p>
          </table:table-cell>
          <table:table-cell office:value-type="string">
            <text:p>https://icomarks.com/ico/Peur</text:p>
          </table:table-cell>
          <table:table-cell table:number-columns-repeated="4"/>
        </table:table-row>
        <table:table-row table:style-name="ro1">
          <table:table-cell office:value-type="float" office:value="4005">
            <text:p>4005</text:p>
          </table:table-cell>
          <table:table-cell office:value-type="string">
            <text:p>Pink Taxi Token</text:p>
          </table:table-cell>
          <table:table-cell office:value-type="string">
            <text:p>https://icomarks.com/ico/Pink-Taxi-Token</text:p>
          </table:table-cell>
          <table:table-cell table:number-columns-repeated="4"/>
        </table:table-row>
        <table:table-row table:style-name="ro1">
          <table:table-cell office:value-type="float" office:value="4006">
            <text:p>4006</text:p>
          </table:table-cell>
          <table:table-cell office:value-type="string">
            <text:p>PlayCoin</text:p>
          </table:table-cell>
          <table:table-cell office:value-type="string">
            <text:p>https://icomarks.com/ico/PlayCoin</text:p>
          </table:table-cell>
          <table:table-cell table:number-columns-repeated="4"/>
        </table:table-row>
        <table:table-row table:style-name="ro1">
          <table:table-cell office:value-type="float" office:value="4007">
            <text:p>4007</text:p>
          </table:table-cell>
          <table:table-cell office:value-type="string">
            <text:p>Polybius</text:p>
          </table:table-cell>
          <table:table-cell office:value-type="string">
            <text:p>https://icomarks.com/ico/Polybius</text:p>
          </table:table-cell>
          <table:table-cell table:number-columns-repeated="4"/>
        </table:table-row>
        <table:table-row table:style-name="ro1">
          <table:table-cell office:value-type="float" office:value="4008">
            <text:p>4008</text:p>
          </table:table-cell>
          <table:table-cell office:value-type="string">
            <text:p>ProjecEreum Tokens</text:p>
          </table:table-cell>
          <table:table-cell office:value-type="string">
            <text:p>https://icomarks.com/ico/ProjecEreum-Tokens</text:p>
          </table:table-cell>
          <table:table-cell table:number-columns-repeated="4"/>
        </table:table-row>
        <table:table-row table:style-name="ro1">
          <table:table-cell office:value-type="float" office:value="4009">
            <text:p>4009</text:p>
          </table:table-cell>
          <table:table-cell office:value-type="string">
            <text:p>QUANTUM</text:p>
          </table:table-cell>
          <table:table-cell office:value-type="string">
            <text:p>https://icomarks.com/ico/QUANTUM</text:p>
          </table:table-cell>
          <table:table-cell table:number-columns-repeated="4"/>
        </table:table-row>
        <table:table-row table:style-name="ro1">
          <table:table-cell office:value-type="float" office:value="4010">
            <text:p>4010</text:p>
          </table:table-cell>
          <table:table-cell office:value-type="string">
            <text:p>Rasputin</text:p>
          </table:table-cell>
          <table:table-cell office:value-type="string">
            <text:p>https://icomarks.com/ico/Rasputin</text:p>
          </table:table-cell>
          <table:table-cell table:number-columns-repeated="4"/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Reflex</text:p>
          </table:table-cell>
          <table:table-cell office:value-type="string">
            <text:p>https://icomarks.com/ico/Reflex</text:p>
          </table:table-cell>
          <table:table-cell table:number-columns-repeated="4"/>
        </table:table-row>
        <table:table-row table:style-name="ro1">
          <table:table-cell office:value-type="float" office:value="4013">
            <text:p>4013</text:p>
          </table:table-cell>
          <table:table-cell office:value-type="string">
            <text:p>Relest</text:p>
          </table:table-cell>
          <table:table-cell office:value-type="string">
            <text:p>https://icomarks.com/ico/Relest</text:p>
          </table:table-cell>
          <table:table-cell table:number-columns-repeated="4"/>
        </table:table-row>
        <table:table-row table:style-name="ro1">
          <table:table-cell office:value-type="float" office:value="4014">
            <text:p>4014</text:p>
          </table:table-cell>
          <table:table-cell office:value-type="string">
            <text:p>Ripplecash</text:p>
          </table:table-cell>
          <table:table-cell office:value-type="string">
            <text:p>https://icomarks.com/ico/Ripplecash</text:p>
          </table:table-cell>
          <table:table-cell table:number-columns-repeated="4"/>
        </table:table-row>
        <table:table-row table:style-name="ro1">
          <table:table-cell office:value-type="float" office:value="4017">
            <text:p>4017</text:p>
          </table:table-cell>
          <table:table-cell office:value-type="string">
            <text:p>SAAVcoin</text:p>
          </table:table-cell>
          <table:table-cell office:value-type="string">
            <text:p>https://icomarks.com/ico/SAAVcoin</text:p>
          </table:table-cell>
          <table:table-cell table:number-columns-repeated="4"/>
        </table:table-row>
        <table:table-row table:style-name="ro1">
          <table:table-cell office:value-type="float" office:value="4018">
            <text:p>4018</text:p>
          </table:table-cell>
          <table:table-cell office:value-type="string">
            <text:p>SBC Platform</text:p>
          </table:table-cell>
          <table:table-cell office:value-type="string">
            <text:p>https://icomarks.com/ico/SBC-Platform</text:p>
          </table:table-cell>
          <table:table-cell table:number-columns-repeated="4"/>
        </table:table-row>
        <table:table-row table:style-name="ro1">
          <table:table-cell office:value-type="float" office:value="4020">
            <text:p>4020</text:p>
          </table:table-cell>
          <table:table-cell office:value-type="string">
            <text:p>SERO</text:p>
          </table:table-cell>
          <table:table-cell office:value-type="string">
            <text:p>https://icomarks.com/ico/SERO</text:p>
          </table:table-cell>
          <table:table-cell table:number-columns-repeated="4"/>
        </table:table-row>
        <table:table-row table:style-name="ro1">
          <table:table-cell office:value-type="float" office:value="4022">
            <text:p>4022</text:p>
          </table:table-cell>
          <table:table-cell office:value-type="string">
            <text:p>Sintez</text:p>
          </table:table-cell>
          <table:table-cell office:value-type="string">
            <text:p>https://icomarks.com/ico/Sintez</text:p>
          </table:table-cell>
          <table:table-cell table:number-columns-repeated="4"/>
        </table:table-row>
        <table:table-row table:style-name="ro1">
          <table:table-cell office:value-type="float" office:value="4023">
            <text:p>4023</text:p>
          </table:table-cell>
          <table:table-cell office:value-type="string">
            <text:p>SmartCity</text:p>
          </table:table-cell>
          <table:table-cell office:value-type="string">
            <text:p>https://icomarks.com/ico/SmartCity</text:p>
          </table:table-cell>
          <table:table-cell table:number-columns-repeated="4"/>
        </table:table-row>
        <table:table-row table:style-name="ro1">
          <table:table-cell office:value-type="float" office:value="4024">
            <text:p>4024</text:p>
          </table:table-cell>
          <table:table-cell office:value-type="string">
            <text:p>SmartGold</text:p>
          </table:table-cell>
          <table:table-cell office:value-type="string">
            <text:p>https://icomarks.com/ico/SmartGold</text:p>
          </table:table-cell>
          <table:table-cell table:number-columns-repeated="4"/>
        </table:table-row>
        <table:table-row table:style-name="ro1">
          <table:table-cell office:value-type="float" office:value="4025">
            <text:p>4025</text:p>
          </table:table-cell>
          <table:table-cell office:value-type="string">
            <text:p>SMARTRealty</text:p>
          </table:table-cell>
          <table:table-cell office:value-type="string">
            <text:p>https://icomarks.com/ico/SMARTRealty</text:p>
          </table:table-cell>
          <table:table-cell table:number-columns-repeated="4"/>
        </table:table-row>
        <table:table-row table:style-name="ro1">
          <table:table-cell office:value-type="float" office:value="4026">
            <text:p>4026</text:p>
          </table:table-cell>
          <table:table-cell office:value-type="string">
            <text:p>Solar DAO</text:p>
          </table:table-cell>
          <table:table-cell office:value-type="string">
            <text:p>https://icomarks.com/ico/Solar-DAO</text:p>
          </table:table-cell>
          <table:table-cell table:number-columns-repeated="4"/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Sportie</text:p>
          </table:table-cell>
          <table:table-cell office:value-type="string">
            <text:p>https://icomarks.com/ico/Sportie</text:p>
          </table:table-cell>
          <table:table-cell table:number-columns-repeated="4"/>
        </table:table-row>
        <table:table-row table:style-name="ro1">
          <table:table-cell office:value-type="float" office:value="4028">
            <text:p>4028</text:p>
          </table:table-cell>
          <table:table-cell office:value-type="string">
            <text:p>Squarex</text:p>
          </table:table-cell>
          <table:table-cell office:value-type="string">
            <text:p>https://icomarks.com/ico/Squarex</text:p>
          </table:table-cell>
          <table:table-cell table:number-columns-repeated="4"/>
        </table:table-row>
        <table:table-row table:style-name="ro1">
          <table:table-cell office:value-type="float" office:value="4029">
            <text:p>4029</text:p>
          </table:table-cell>
          <table:table-cell office:value-type="string">
            <text:p>Start Waves</text:p>
          </table:table-cell>
          <table:table-cell office:value-type="string">
            <text:p>https://icomarks.com/ico/Start-Waves</text:p>
          </table:table-cell>
          <table:table-cell table:number-columns-repeated="4"/>
        </table:table-row>
        <table:table-row table:style-name="ro1">
          <table:table-cell office:value-type="float" office:value="4030">
            <text:p>4030</text:p>
          </table:table-cell>
          <table:table-cell office:value-type="string">
            <text:p>Status</text:p>
          </table:table-cell>
          <table:table-cell office:value-type="string">
            <text:p>https://icomarks.com/ico/Status</text:p>
          </table:table-cell>
          <table:table-cell table:number-columns-repeated="4"/>
        </table:table-row>
        <table:table-row table:style-name="ro1">
          <table:table-cell office:value-type="float" office:value="4031">
            <text:p>4031</text:p>
          </table:table-cell>
          <table:table-cell office:value-type="string">
            <text:p>Stellargoldcoin</text:p>
          </table:table-cell>
          <table:table-cell office:value-type="string">
            <text:p>https://icomarks.com/ico/Stellargoldcoin</text:p>
          </table:table-cell>
          <table:table-cell table:number-columns-repeated="4"/>
        </table:table-row>
        <table:table-row table:style-name="ro1">
          <table:table-cell office:value-type="float" office:value="4032">
            <text:p>4032</text:p>
          </table:table-cell>
          <table:table-cell office:value-type="string">
            <text:p>StokIT</text:p>
          </table:table-cell>
          <table:table-cell office:value-type="string">
            <text:p>https://icomarks.com/ico/StokIT</text:p>
          </table:table-cell>
          <table:table-cell table:number-columns-repeated="4"/>
        </table:table-row>
        <table:table-row table:style-name="ro1">
          <table:table-cell office:value-type="float" office:value="4033">
            <text:p>4033</text:p>
          </table:table-cell>
          <table:table-cell office:value-type="string">
            <text:p>Storecoin</text:p>
          </table:table-cell>
          <table:table-cell office:value-type="string">
            <text:p>https://icomarks.com/ico/Storecoin</text:p>
          </table:table-cell>
          <table:table-cell table:number-columns-repeated="4"/>
        </table:table-row>
        <table:table-row table:style-name="ro1">
          <table:table-cell office:value-type="float" office:value="4034">
            <text:p>4034</text:p>
          </table:table-cell>
          <table:table-cell office:value-type="string">
            <text:p>STOW IT Token</text:p>
          </table:table-cell>
          <table:table-cell office:value-type="string">
            <text:p>https://icomarks.com/ico/STOW-IT-Token</text:p>
          </table:table-cell>
          <table:table-cell table:number-columns-repeated="4"/>
        </table:table-row>
        <table:table-row table:style-name="ro1">
          <table:table-cell office:value-type="float" office:value="4035">
            <text:p>4035</text:p>
          </table:table-cell>
          <table:table-cell office:value-type="string">
            <text:p>StuffGoGo</text:p>
          </table:table-cell>
          <table:table-cell office:value-type="string">
            <text:p>https://icomarks.com/ico/StuffGoGo</text:p>
          </table:table-cell>
          <table:table-cell table:number-columns-repeated="4"/>
        </table:table-row>
        <table:table-row table:style-name="ro1">
          <table:table-cell office:value-type="float" office:value="4036">
            <text:p>4036</text:p>
          </table:table-cell>
          <table:table-cell office:value-type="string">
            <text:p>Switcheo Network</text:p>
          </table:table-cell>
          <table:table-cell office:value-type="string">
            <text:p>https://icomarks.com/ico/Switcheo-Network</text:p>
          </table:table-cell>
          <table:table-cell table:number-columns-repeated="4"/>
        </table:table-row>
        <table:table-row table:style-name="ro1">
          <table:table-cell office:value-type="float" office:value="4037">
            <text:p>4037</text:p>
          </table:table-cell>
          <table:table-cell office:value-type="string">
            <text:p>Synco</text:p>
          </table:table-cell>
          <table:table-cell office:value-type="string">
            <text:p>https://icomarks.com/ico/Synco</text:p>
          </table:table-cell>
          <table:table-cell table:number-columns-repeated="4"/>
        </table:table-row>
        <table:table-row table:style-name="ro1">
          <table:table-cell office:value-type="float" office:value="4039">
            <text:p>4039</text:p>
          </table:table-cell>
          <table:table-cell office:value-type="string">
            <text:p>Tap Project</text:p>
          </table:table-cell>
          <table:table-cell office:value-type="string">
            <text:p>https://icomarks.com/ico/Tap-Project</text:p>
          </table:table-cell>
          <table:table-cell table:number-columns-repeated="4"/>
        </table:table-row>
        <table:table-row table:style-name="ro1">
          <table:table-cell office:value-type="float" office:value="4040">
            <text:p>4040</text:p>
          </table:table-cell>
          <table:table-cell office:value-type="string">
            <text:p>TeleX AI</text:p>
          </table:table-cell>
          <table:table-cell office:value-type="string">
            <text:p>https://icomarks.com/ico/TeleX-AI</text:p>
          </table:table-cell>
          <table:table-cell table:number-columns-repeated="4"/>
        </table:table-row>
        <table:table-row table:style-name="ro1">
          <table:table-cell office:value-type="float" office:value="4041">
            <text:p>4041</text:p>
          </table:table-cell>
          <table:table-cell office:value-type="string">
            <text:p>The Company Green Energy</text:p>
          </table:table-cell>
          <table:table-cell office:value-type="string">
            <text:p>https://icomarks.com/ico/The-Company-Green-Energy</text:p>
          </table:table-cell>
          <table:table-cell table:number-columns-repeated="4"/>
        </table:table-row>
        <table:table-row table:style-name="ro1">
          <table:table-cell office:value-type="float" office:value="4042">
            <text:p>4042</text:p>
          </table:table-cell>
          <table:table-cell office:value-type="string">
            <text:p>The Magnus Collective</text:p>
          </table:table-cell>
          <table:table-cell office:value-type="string">
            <text:p>https://icomarks.com/ico/The-Magnus-Collective</text:p>
          </table:table-cell>
          <table:table-cell table:number-columns-repeated="4"/>
        </table:table-row>
        <table:table-row table:style-name="ro1">
          <table:table-cell office:value-type="float" office:value="4044">
            <text:p>4044</text:p>
          </table:table-cell>
          <table:table-cell office:value-type="string">
            <text:p>Thought</text:p>
          </table:table-cell>
          <table:table-cell office:value-type="string">
            <text:p>https://icomarks.com/ico/Thought</text:p>
          </table:table-cell>
          <table:table-cell table:number-columns-repeated="4"/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Titan Autonomous</text:p>
          </table:table-cell>
          <table:table-cell office:value-type="string">
            <text:p>https://icomarks.com/ico/Titan-Autonomous</text:p>
          </table:table-cell>
          <table:table-cell table:number-columns-repeated="4"/>
        </table:table-row>
        <table:table-row table:style-name="ro1">
          <table:table-cell office:value-type="float" office:value="4046">
            <text:p>4046</text:p>
          </table:table-cell>
          <table:table-cell office:value-type="string">
            <text:p>TOS</text:p>
          </table:table-cell>
          <table:table-cell office:value-type="string">
            <text:p>https://icomarks.com/ico/TOS</text:p>
          </table:table-cell>
          <table:table-cell table:number-columns-repeated="4"/>
        </table:table-row>
        <table:table-row table:style-name="ro1">
          <table:table-cell office:value-type="float" office:value="4047">
            <text:p>4047</text:p>
          </table:table-cell>
          <table:table-cell office:value-type="string">
            <text:p>Totum</text:p>
          </table:table-cell>
          <table:table-cell office:value-type="string">
            <text:p>https://icomarks.com/ico/Totum</text:p>
          </table:table-cell>
          <table:table-cell table:number-columns-repeated="4"/>
        </table:table-row>
        <table:table-row table:style-name="ro1">
          <table:table-cell office:value-type="float" office:value="4048">
            <text:p>4048</text:p>
          </table:table-cell>
          <table:table-cell office:value-type="string">
            <text:p>TourismCoin</text:p>
          </table:table-cell>
          <table:table-cell office:value-type="string">
            <text:p>https://icomarks.com/ico/TourismCoin</text:p>
          </table:table-cell>
          <table:table-cell table:number-columns-repeated="4"/>
        </table:table-row>
        <table:table-row table:style-name="ro1">
          <table:table-cell office:value-type="float" office:value="4050">
            <text:p>4050</text:p>
          </table:table-cell>
          <table:table-cell office:value-type="string">
            <text:p>True News</text:p>
          </table:table-cell>
          <table:table-cell office:value-type="string">
            <text:p>https://icomarks.com/ico/True-News</text:p>
          </table:table-cell>
          <table:table-cell table:number-columns-repeated="4"/>
        </table:table-row>
        <table:table-row table:style-name="ro1">
          <table:table-cell office:value-type="float" office:value="4051">
            <text:p>4051</text:p>
          </table:table-cell>
          <table:table-cell office:value-type="string">
            <text:p>TrueDonate</text:p>
          </table:table-cell>
          <table:table-cell office:value-type="string">
            <text:p>https://icomarks.com/ico/TrueDonate</text:p>
          </table:table-cell>
          <table:table-cell table:number-columns-repeated="4"/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TwixaCoin</text:p>
          </table:table-cell>
          <table:table-cell office:value-type="string">
            <text:p>https://icomarks.com/ico/TwixaCoin</text:p>
          </table:table-cell>
          <table:table-cell table:number-columns-repeated="4"/>
        </table:table-row>
        <table:table-row table:style-name="ro1">
          <table:table-cell office:value-type="float" office:value="4054">
            <text:p>4054</text:p>
          </table:table-cell>
          <table:table-cell office:value-type="string">
            <text:p>UnoChain</text:p>
          </table:table-cell>
          <table:table-cell office:value-type="string">
            <text:p>https://icomarks.com/ico/UnoChain</text:p>
          </table:table-cell>
          <table:table-cell table:number-columns-repeated="4"/>
        </table:table-row>
        <table:table-row table:style-name="ro1">
          <table:table-cell office:value-type="float" office:value="4055">
            <text:p>4055</text:p>
          </table:table-cell>
          <table:table-cell office:value-type="string">
            <text:p>UpToken</text:p>
          </table:table-cell>
          <table:table-cell office:value-type="string">
            <text:p>https://icomarks.com/ico/UpToken</text:p>
          </table:table-cell>
          <table:table-cell table:number-columns-repeated="4"/>
        </table:table-row>
        <table:table-row table:style-name="ro1">
          <table:table-cell office:value-type="float" office:value="4056">
            <text:p>4056</text:p>
          </table:table-cell>
          <table:table-cell office:value-type="string">
            <text:p>Vacuum</text:p>
          </table:table-cell>
          <table:table-cell office:value-type="string">
            <text:p>https://icomarks.com/ico/Vacuum</text:p>
          </table:table-cell>
          <table:table-cell table:number-columns-repeated="4"/>
        </table:table-row>
        <table:table-row table:style-name="ro1">
          <table:table-cell office:value-type="float" office:value="4057">
            <text:p>4057</text:p>
          </table:table-cell>
          <table:table-cell office:value-type="string">
            <text:p>Valena-SVCoin</text:p>
          </table:table-cell>
          <table:table-cell office:value-type="string">
            <text:p>https://icomarks.com/ico/Valena-SVCoin</text:p>
          </table:table-cell>
          <table:table-cell table:number-columns-repeated="4"/>
        </table:table-row>
        <table:table-row table:style-name="ro1">
          <table:table-cell office:value-type="float" office:value="4058">
            <text:p>4058</text:p>
          </table:table-cell>
          <table:table-cell office:value-type="string">
            <text:p>Ventana</text:p>
          </table:table-cell>
          <table:table-cell office:value-type="string">
            <text:p>https://icomarks.com/ico/Ventana</text:p>
          </table:table-cell>
          <table:table-cell table:number-columns-repeated="4"/>
        </table:table-row>
        <table:table-row table:style-name="ro1">
          <table:table-cell office:value-type="float" office:value="4059">
            <text:p>4059</text:p>
          </table:table-cell>
          <table:table-cell office:value-type="string">
            <text:p>Ventured Network</text:p>
          </table:table-cell>
          <table:table-cell office:value-type="string">
            <text:p>https://icomarks.com/ico/Ventured-Network</text:p>
          </table:table-cell>
          <table:table-cell table:number-columns-repeated="4"/>
        </table:table-row>
        <table:table-row table:style-name="ro1">
          <table:table-cell office:value-type="float" office:value="4061">
            <text:p>4061</text:p>
          </table:table-cell>
          <table:table-cell office:value-type="string">
            <text:p>Verif-y</text:p>
          </table:table-cell>
          <table:table-cell office:value-type="string">
            <text:p>https://icomarks.com/ico/Verif-y</text:p>
          </table:table-cell>
          <table:table-cell table:number-columns-repeated="4"/>
        </table:table-row>
        <table:table-row table:style-name="ro1">
          <table:table-cell office:value-type="float" office:value="4063">
            <text:p>4063</text:p>
          </table:table-cell>
          <table:table-cell office:value-type="string">
            <text:p>Vezt</text:p>
          </table:table-cell>
          <table:table-cell office:value-type="string">
            <text:p>https://icomarks.com/ico/Vezt</text:p>
          </table:table-cell>
          <table:table-cell table:number-columns-repeated="4"/>
        </table:table-row>
        <table:table-row table:style-name="ro1">
          <table:table-cell office:value-type="float" office:value="4064">
            <text:p>4064</text:p>
          </table:table-cell>
          <table:table-cell office:value-type="string">
            <text:p>Viewly</text:p>
          </table:table-cell>
          <table:table-cell office:value-type="string">
            <text:p>https://icomarks.com/ico/Viewly</text:p>
          </table:table-cell>
          <table:table-cell table:number-columns-repeated="4"/>
        </table:table-row>
        <table:table-row table:style-name="ro1">
          <table:table-cell office:value-type="float" office:value="4065">
            <text:p>4065</text:p>
          </table:table-cell>
          <table:table-cell office:value-type="string">
            <text:p>VirUs</text:p>
          </table:table-cell>
          <table:table-cell office:value-type="string">
            <text:p>https://icomarks.com/ico/VirUs</text:p>
          </table:table-cell>
          <table:table-cell table:number-columns-repeated="4"/>
        </table:table-row>
        <table:table-row table:style-name="ro1">
          <table:table-cell office:value-type="float" office:value="4066">
            <text:p>4066</text:p>
          </table:table-cell>
          <table:table-cell office:value-type="string">
            <text:p>Vixcore</text:p>
          </table:table-cell>
          <table:table-cell office:value-type="string">
            <text:p>https://icomarks.com/ico/Vixcore</text:p>
          </table:table-cell>
          <table:table-cell table:number-columns-repeated="4"/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VOXXO</text:p>
          </table:table-cell>
          <table:table-cell office:value-type="string">
            <text:p>https://icomarks.com/ico/VOXXO</text:p>
          </table:table-cell>
          <table:table-cell table:number-columns-repeated="4"/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VR MED</text:p>
          </table:table-cell>
          <table:table-cell office:value-type="string">
            <text:p>https://icomarks.com/ico/VR-MED</text:p>
          </table:table-cell>
          <table:table-cell table:number-columns-repeated="4"/>
        </table:table-row>
        <table:table-row table:style-name="ro1">
          <table:table-cell office:value-type="float" office:value="4069">
            <text:p>4069</text:p>
          </table:table-cell>
          <table:table-cell office:value-type="string">
            <text:p>VReS</text:p>
          </table:table-cell>
          <table:table-cell office:value-type="string">
            <text:p>https://icomarks.com/ico/VReS</text:p>
          </table:table-cell>
          <table:table-cell table:number-columns-repeated="4"/>
        </table:table-row>
        <table:table-row table:style-name="ro1">
          <table:table-cell office:value-type="float" office:value="4071">
            <text:p>4071</text:p>
          </table:table-cell>
          <table:table-cell office:value-type="string">
            <text:p>Wala Financial Platform</text:p>
          </table:table-cell>
          <table:table-cell office:value-type="string">
            <text:p>https://icomarks.com/ico/Wala-Financial-Platform</text:p>
          </table:table-cell>
          <table:table-cell table:number-columns-repeated="4"/>
        </table:table-row>
        <table:table-row table:style-name="ro1">
          <table:table-cell office:value-type="float" office:value="4072">
            <text:p>4072</text:p>
          </table:table-cell>
          <table:table-cell office:value-type="string">
            <text:p>WANDX</text:p>
          </table:table-cell>
          <table:table-cell office:value-type="string">
            <text:p>https://icomarks.com/ico/WANDX</text:p>
          </table:table-cell>
          <table:table-cell table:number-columns-repeated="4"/>
        </table:table-row>
        <table:table-row table:style-name="ro1">
          <table:table-cell office:value-type="float" office:value="4073">
            <text:p>4073</text:p>
          </table:table-cell>
          <table:table-cell office:value-type="string">
            <text:p>Wang Token</text:p>
          </table:table-cell>
          <table:table-cell office:value-type="string">
            <text:p>https://icomarks.com/ico/Wang-Token</text:p>
          </table:table-cell>
          <table:table-cell table:number-columns-repeated="4"/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weBloc</text:p>
          </table:table-cell>
          <table:table-cell office:value-type="string">
            <text:p>https://icomarks.com/ico/weBloc</text:p>
          </table:table-cell>
          <table:table-cell table:number-columns-repeated="4"/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WeevoCity</text:p>
          </table:table-cell>
          <table:table-cell office:value-type="string">
            <text:p>https://icomarks.com/ico/WeevoCity</text:p>
          </table:table-cell>
          <table:table-cell table:number-columns-repeated="4"/>
        </table:table-row>
        <table:table-row table:style-name="ro1">
          <table:table-cell office:value-type="float" office:value="4076">
            <text:p>4076</text:p>
          </table:table-cell>
          <table:table-cell office:value-type="string">
            <text:p>Whitestone Coin</text:p>
          </table:table-cell>
          <table:table-cell office:value-type="string">
            <text:p>https://icomarks.com/ico/Whitestone-Coin</text:p>
          </table:table-cell>
          <table:table-cell table:number-columns-repeated="4"/>
        </table:table-row>
        <table:table-row table:style-name="ro1">
          <table:table-cell office:value-type="float" office:value="4077">
            <text:p>4077</text:p>
          </table:table-cell>
          <table:table-cell office:value-type="string">
            <text:p>WinMiner</text:p>
          </table:table-cell>
          <table:table-cell office:value-type="string">
            <text:p>https://icomarks.com/ico/WinMiner</text:p>
          </table:table-cell>
          <table:table-cell table:number-columns-repeated="4"/>
        </table:table-row>
        <table:table-row table:style-name="ro1">
          <table:table-cell office:value-type="float" office:value="4078">
            <text:p>4078</text:p>
          </table:table-cell>
          <table:table-cell office:value-type="string">
            <text:p>Wireline</text:p>
          </table:table-cell>
          <table:table-cell office:value-type="string">
            <text:p>https://icomarks.com/ico/Wireline</text:p>
          </table:table-cell>
          <table:table-cell table:number-columns-repeated="4"/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WISEPLAT</text:p>
          </table:table-cell>
          <table:table-cell office:value-type="string">
            <text:p>https://icomarks.com/ico/WISEPLAT</text:p>
          </table:table-cell>
          <table:table-cell table:number-columns-repeated="4"/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wysker</text:p>
          </table:table-cell>
          <table:table-cell office:value-type="string">
            <text:p>https://icomarks.com/ico/wysker</text:p>
          </table:table-cell>
          <table:table-cell table:number-columns-repeated="4"/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XRONOS</text:p>
          </table:table-cell>
          <table:table-cell office:value-type="string">
            <text:p>https://icomarks.com/ico/XRONOS</text:p>
          </table:table-cell>
          <table:table-cell table:number-columns-repeated="4"/>
        </table:table-row>
        <table:table-row table:style-name="ro1">
          <table:table-cell office:value-type="float" office:value="4082">
            <text:p>4082</text:p>
          </table:table-cell>
          <table:table-cell office:value-type="string">
            <text:p>Yobit</text:p>
          </table:table-cell>
          <table:table-cell office:value-type="string">
            <text:p>https://icomarks.com/ico/Yobit</text:p>
          </table:table-cell>
          <table:table-cell table:number-columns-repeated="4"/>
        </table:table-row>
        <table:table-row table:style-name="ro1">
          <table:table-cell office:value-type="float" office:value="4083">
            <text:p>4083</text:p>
          </table:table-cell>
          <table:table-cell office:value-type="string">
            <text:p>Ziggurat Token</text:p>
          </table:table-cell>
          <table:table-cell office:value-type="string">
            <text:p>https://icomarks.com/ico/Ziggurat-Token</text:p>
          </table:table-cell>
          <table:table-cell table:number-columns-repeated="4"/>
        </table:table-row>
        <table:table-row table:style-name="ro1">
          <table:table-cell office:value-type="float" office:value="4084">
            <text:p>4084</text:p>
          </table:table-cell>
          <table:table-cell office:value-type="string">
            <text:p>ZrCoin</text:p>
          </table:table-cell>
          <table:table-cell office:value-type="string">
            <text:p>https://icomarks.com/ico/ZrCoin</text:p>
          </table:table-cell>
          <table:table-cell table:number-columns-repeated="4"/>
        </table:table-row>
        <table:table-row table:style-name="ro1">
          <table:table-cell office:value-type="float" office:value="4085">
            <text:p>4085</text:p>
          </table:table-cell>
          <table:table-cell office:value-type="string">
            <text:p>100Tokens</text:p>
          </table:table-cell>
          <table:table-cell office:value-type="string">
            <text:p>https://icomarks.com/ico/100Tokens</text:p>
          </table:table-cell>
          <table:table-cell table:number-columns-repeated="4"/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8gig</text:p>
          </table:table-cell>
          <table:table-cell office:value-type="string">
            <text:p>https://icomarks.com/ico/8gig</text:p>
          </table:table-cell>
          <table:table-cell table:number-columns-repeated="4"/>
        </table:table-row>
        <table:table-row table:style-name="ro1">
          <table:table-cell office:value-type="float" office:value="4087">
            <text:p>4087</text:p>
          </table:table-cell>
          <table:table-cell office:value-type="string">
            <text:p>Aaramco</text:p>
          </table:table-cell>
          <table:table-cell office:value-type="string">
            <text:p>https://icomarks.com/ico/Aaramco</text:p>
          </table:table-cell>
          <table:table-cell table:number-columns-repeated="4"/>
        </table:table-row>
        <table:table-row table:style-name="ro1">
          <table:table-cell office:value-type="float" office:value="4088">
            <text:p>4088</text:p>
          </table:table-cell>
          <table:table-cell office:value-type="string">
            <text:p>AbjCoin</text:p>
          </table:table-cell>
          <table:table-cell office:value-type="string">
            <text:p>https://icomarks.com/ico/AbjCoin</text:p>
          </table:table-cell>
          <table:table-cell table:number-columns-repeated="4"/>
        </table:table-row>
        <table:table-row table:style-name="ro1">
          <table:table-cell office:value-type="float" office:value="4089">
            <text:p>4089</text:p>
          </table:table-cell>
          <table:table-cell office:value-type="string">
            <text:p>Ace Casino</text:p>
          </table:table-cell>
          <table:table-cell office:value-type="string">
            <text:p>https://icomarks.com/ico/Ace-Casino</text:p>
          </table:table-cell>
          <table:table-cell table:number-columns-repeated="4"/>
        </table:table-row>
        <table:table-row table:style-name="ro1">
          <table:table-cell office:value-type="float" office:value="4093">
            <text:p>4093</text:p>
          </table:table-cell>
          <table:table-cell office:value-type="string">
            <text:p>Angel Token</text:p>
          </table:table-cell>
          <table:table-cell office:value-type="string">
            <text:p>https://icomarks.com/ico/Angel-Token</text:p>
          </table:table-cell>
          <table:table-cell table:number-columns-repeated="4"/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APIS Beechain</text:p>
          </table:table-cell>
          <table:table-cell office:value-type="string">
            <text:p>https://icomarks.com/ico/APIS-Beechain</text:p>
          </table:table-cell>
          <table:table-cell table:number-columns-repeated="4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ArtNoy</text:p>
          </table:table-cell>
          <table:table-cell office:value-type="string">
            <text:p>https://icomarks.com/ico/ArtNoy</text:p>
          </table:table-cell>
          <table:table-cell table:number-columns-repeated="4"/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ATB coin</text:p>
          </table:table-cell>
          <table:table-cell office:value-type="string">
            <text:p>https://icomarks.com/ico/ATB-coin</text:p>
          </table:table-cell>
          <table:table-cell table:number-columns-repeated="4"/>
        </table:table-row>
        <table:table-row table:style-name="ro1">
          <table:table-cell office:value-type="float" office:value="4099">
            <text:p>4099</text:p>
          </table:table-cell>
          <table:table-cell office:value-type="string">
            <text:p>Athero</text:p>
          </table:table-cell>
          <table:table-cell office:value-type="string">
            <text:p>https://icomarks.com/ico/Athero</text:p>
          </table:table-cell>
          <table:table-cell table:number-columns-repeated="4"/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Aurora</text:p>
          </table:table-cell>
          <table:table-cell office:value-type="string">
            <text:p>https://icomarks.com/ico/Aurora</text:p>
          </table:table-cell>
          <table:table-cell table:number-columns-repeated="4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Authorship</text:p>
          </table:table-cell>
          <table:table-cell office:value-type="string">
            <text:p>https://icomarks.com/ico/Authorship</text:p>
          </table:table-cell>
          <table:table-cell table:number-columns-repeated="4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AvaGo</text:p>
          </table:table-cell>
          <table:table-cell office:value-type="string">
            <text:p>https://icomarks.com/ico/AvaGo</text:p>
          </table:table-cell>
          <table:table-cell table:number-columns-repeated="4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Bartcoin</text:p>
          </table:table-cell>
          <table:table-cell office:value-type="string">
            <text:p>https://icomarks.com/ico/Bartcoin</text:p>
          </table:table-cell>
          <table:table-cell table:number-columns-repeated="4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BCEDEX</text:p>
          </table:table-cell>
          <table:table-cell office:value-type="string">
            <text:p>https://icomarks.com/ico/BCEDEX</text:p>
          </table:table-cell>
          <table:table-cell table:number-columns-repeated="4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itfair</text:p>
          </table:table-cell>
          <table:table-cell office:value-type="string">
            <text:p>https://icomarks.com/ico/Bitfair</text:p>
          </table:table-cell>
          <table:table-cell table:number-columns-repeated="4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lockchain Taxi</text:p>
          </table:table-cell>
          <table:table-cell office:value-type="string">
            <text:p>https://icomarks.com/ico/Blockchain-Taxi</text:p>
          </table:table-cell>
          <table:table-cell table:number-columns-repeated="4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BlueGold</text:p>
          </table:table-cell>
          <table:table-cell office:value-type="string">
            <text:p>https://icomarks.com/ico/BlueGold</text:p>
          </table:table-cell>
          <table:table-cell table:number-columns-repeated="4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Budbo</text:p>
          </table:table-cell>
          <table:table-cell office:value-type="string">
            <text:p>https://icomarks.com/ico/Budbo</text:p>
          </table:table-cell>
          <table:table-cell table:number-columns-repeated="4"/>
        </table:table-row>
        <table:table-row table:style-name="ro1">
          <table:table-cell office:value-type="float" office:value="4113">
            <text:p>4113</text:p>
          </table:table-cell>
          <table:table-cell office:value-type="string">
            <text:p>Caerus Connections</text:p>
          </table:table-cell>
          <table:table-cell office:value-type="string">
            <text:p>https://icomarks.com/ico/Caerus-Connections</text:p>
          </table:table-cell>
          <table:table-cell table:number-columns-repeated="4"/>
        </table:table-row>
        <table:table-row table:style-name="ro1">
          <table:table-cell office:value-type="float" office:value="4114">
            <text:p>4114</text:p>
          </table:table-cell>
          <table:table-cell office:value-type="string">
            <text:p>Cajutel Sarl</text:p>
          </table:table-cell>
          <table:table-cell office:value-type="string">
            <text:p>https://icomarks.com/ico/Cajutel-Sarl</text:p>
          </table:table-cell>
          <table:table-cell table:number-columns-repeated="4"/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CareerXon</text:p>
          </table:table-cell>
          <table:table-cell office:value-type="string">
            <text:p>https://icomarks.com/ico/CareerXon</text:p>
          </table:table-cell>
          <table:table-cell table:number-columns-repeated="4"/>
        </table:table-row>
        <table:table-row table:style-name="ro1">
          <table:table-cell office:value-type="float" office:value="4117">
            <text:p>4117</text:p>
          </table:table-cell>
          <table:table-cell office:value-type="string">
            <text:p>Carmel</text:p>
          </table:table-cell>
          <table:table-cell office:value-type="string">
            <text:p>https://icomarks.com/ico/Carmel</text:p>
          </table:table-cell>
          <table:table-cell table:number-columns-repeated="4"/>
        </table:table-row>
        <table:table-row table:style-name="ro1">
          <table:table-cell office:value-type="float" office:value="4119">
            <text:p>4119</text:p>
          </table:table-cell>
          <table:table-cell office:value-type="string">
            <text:p>Cartel</text:p>
          </table:table-cell>
          <table:table-cell office:value-type="string">
            <text:p>https://icomarks.com/ico/Cartel</text:p>
          </table:table-cell>
          <table:table-cell table:number-columns-repeated="4"/>
        </table:table-row>
        <table:table-row table:style-name="ro1">
          <table:table-cell office:value-type="float" office:value="4121">
            <text:p>4121</text:p>
          </table:table-cell>
          <table:table-cell office:value-type="string">
            <text:p>CFun</text:p>
          </table:table-cell>
          <table:table-cell office:value-type="string">
            <text:p>https://icomarks.com/ico/CFun</text:p>
          </table:table-cell>
          <table:table-cell table:number-columns-repeated="4"/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ChainRepublik</text:p>
          </table:table-cell>
          <table:table-cell office:value-type="string">
            <text:p>https://icomarks.com/ico/ChainRepublik</text:p>
          </table:table-cell>
          <table:table-cell table:number-columns-repeated="4"/>
        </table:table-row>
        <table:table-row table:style-name="ro1">
          <table:table-cell office:value-type="float" office:value="4123">
            <text:p>4123</text:p>
          </table:table-cell>
          <table:table-cell office:value-type="string">
            <text:p>ChainZilla</text:p>
          </table:table-cell>
          <table:table-cell office:value-type="string">
            <text:p>https://icomarks.com/ico/ChainZilla</text:p>
          </table:table-cell>
          <table:table-cell table:number-columns-repeated="4"/>
        </table:table-row>
        <table:table-row table:style-name="ro1">
          <table:table-cell office:value-type="float" office:value="4124">
            <text:p>4124</text:p>
          </table:table-cell>
          <table:table-cell office:value-type="string">
            <text:p>ClickableTV</text:p>
          </table:table-cell>
          <table:table-cell office:value-type="string">
            <text:p>https://icomarks.com/ico/ClickableTV</text:p>
          </table:table-cell>
          <table:table-cell table:number-columns-repeated="4"/>
        </table:table-row>
        <table:table-row table:style-name="ro1">
          <table:table-cell office:value-type="float" office:value="4126">
            <text:p>4126</text:p>
          </table:table-cell>
          <table:table-cell office:value-type="string">
            <text:p>Coin Mine Australia</text:p>
          </table:table-cell>
          <table:table-cell office:value-type="string">
            <text:p>https://icomarks.com/ico/Coin-Mine-Australia</text:p>
          </table:table-cell>
          <table:table-cell table:number-columns-repeated="4"/>
        </table:table-row>
        <table:table-row table:style-name="ro1">
          <table:table-cell office:value-type="float" office:value="4127">
            <text:p>4127</text:p>
          </table:table-cell>
          <table:table-cell office:value-type="string">
            <text:p>COINANX</text:p>
          </table:table-cell>
          <table:table-cell office:value-type="string">
            <text:p>https://icomarks.com/ico/COINANX</text:p>
          </table:table-cell>
          <table:table-cell table:number-columns-repeated="4"/>
        </table:table-row>
        <table:table-row table:style-name="ro1">
          <table:table-cell office:value-type="float" office:value="4128">
            <text:p>4128</text:p>
          </table:table-cell>
          <table:table-cell office:value-type="string">
            <text:p>CoinJob</text:p>
          </table:table-cell>
          <table:table-cell office:value-type="string">
            <text:p>https://icomarks.com/ico/CoinJob</text:p>
          </table:table-cell>
          <table:table-cell table:number-columns-repeated="4"/>
        </table:table-row>
        <table:table-row table:style-name="ro1">
          <table:table-cell office:value-type="float" office:value="4129">
            <text:p>4129</text:p>
          </table:table-cell>
          <table:table-cell office:value-type="string">
            <text:p>COMMITGOOD</text:p>
          </table:table-cell>
          <table:table-cell office:value-type="string">
            <text:p>https://icomarks.com/ico/COMMITGOOD</text:p>
          </table:table-cell>
          <table:table-cell table:number-columns-repeated="4"/>
        </table:table-row>
        <table:table-row table:style-name="ro1">
          <table:table-cell office:value-type="float" office:value="4130">
            <text:p>4130</text:p>
          </table:table-cell>
          <table:table-cell office:value-type="string">
            <text:p>Contents Protocol</text:p>
          </table:table-cell>
          <table:table-cell office:value-type="string">
            <text:p>https://icomarks.com/ico/Contents-Protocol</text:p>
          </table:table-cell>
          <table:table-cell table:number-columns-repeated="4"/>
        </table:table-row>
        <table:table-row table:style-name="ro1">
          <table:table-cell office:value-type="float" office:value="4131">
            <text:p>4131</text:p>
          </table:table-cell>
          <table:table-cell office:value-type="string">
            <text:p>Conventment</text:p>
          </table:table-cell>
          <table:table-cell office:value-type="string">
            <text:p>https://icomarks.com/ico/Conventment</text:p>
          </table:table-cell>
          <table:table-cell table:number-columns-repeated="4"/>
        </table:table-row>
        <table:table-row table:style-name="ro1">
          <table:table-cell office:value-type="float" office:value="4132">
            <text:p>4132</text:p>
          </table:table-cell>
          <table:table-cell office:value-type="string">
            <text:p>Cooperative Exchange</text:p>
          </table:table-cell>
          <table:table-cell office:value-type="string">
            <text:p>https://icomarks.com/ico/Cooperative-Exchange</text:p>
          </table:table-cell>
          <table:table-cell table:number-columns-repeated="4"/>
        </table:table-row>
        <table:table-row table:style-name="ro1">
          <table:table-cell office:value-type="float" office:value="4133">
            <text:p>4133</text:p>
          </table:table-cell>
          <table:table-cell office:value-type="string">
            <text:p>Copytrack</text:p>
          </table:table-cell>
          <table:table-cell office:value-type="string">
            <text:p>https://icomarks.com/ico/Copytrack</text:p>
          </table:table-cell>
          <table:table-cell table:number-columns-repeated="4"/>
        </table:table-row>
        <table:table-row table:style-name="ro1">
          <table:table-cell office:value-type="float" office:value="4134">
            <text:p>4134</text:p>
          </table:table-cell>
          <table:table-cell office:value-type="string">
            <text:p>COSS</text:p>
          </table:table-cell>
          <table:table-cell office:value-type="string">
            <text:p>https://icomarks.com/ico/COSS</text:p>
          </table:table-cell>
          <table:table-cell table:number-columns-repeated="4"/>
        </table:table-row>
        <table:table-row table:style-name="ro1">
          <table:table-cell office:value-type="float" office:value="4135">
            <text:p>4135</text:p>
          </table:table-cell>
          <table:table-cell office:value-type="string">
            <text:p>crypto wealth</text:p>
          </table:table-cell>
          <table:table-cell office:value-type="string">
            <text:p>https://icomarks.com/ico/crypto-wealth</text:p>
          </table:table-cell>
          <table:table-cell table:number-columns-repeated="4"/>
        </table:table-row>
        <table:table-row table:style-name="ro1">
          <table:table-cell office:value-type="float" office:value="4136">
            <text:p>4136</text:p>
          </table:table-cell>
          <table:table-cell office:value-type="string">
            <text:p>CryptoAlias</text:p>
          </table:table-cell>
          <table:table-cell office:value-type="string">
            <text:p>https://icomarks.com/ico/CryptoAlias</text:p>
          </table:table-cell>
          <table:table-cell table:number-columns-repeated="4"/>
        </table:table-row>
        <table:table-row table:style-name="ro1">
          <table:table-cell office:value-type="float" office:value="4137">
            <text:p>4137</text:p>
          </table:table-cell>
          <table:table-cell office:value-type="string">
            <text:p>CryptoGlobal Markets</text:p>
          </table:table-cell>
          <table:table-cell office:value-type="string">
            <text:p>https://icomarks.com/ico/CryptoGlobal-Markets</text:p>
          </table:table-cell>
          <table:table-cell table:number-columns-repeated="4"/>
        </table:table-row>
        <table:table-row table:style-name="ro1">
          <table:table-cell office:value-type="float" office:value="4139">
            <text:p>4139</text:p>
          </table:table-cell>
          <table:table-cell office:value-type="string">
            <text:p>CryptoStarter</text:p>
          </table:table-cell>
          <table:table-cell office:value-type="string">
            <text:p>https://icomarks.com/ico/CryptoStarter</text:p>
          </table:table-cell>
          <table:table-cell table:number-columns-repeated="4"/>
        </table:table-row>
        <table:table-row table:style-name="ro1">
          <table:table-cell office:value-type="float" office:value="4140">
            <text:p>4140</text:p>
          </table:table-cell>
          <table:table-cell office:value-type="string">
            <text:p>Cryptoya</text:p>
          </table:table-cell>
          <table:table-cell office:value-type="string">
            <text:p>https://icomarks.com/ico/Cryptoya</text:p>
          </table:table-cell>
          <table:table-cell table:number-columns-repeated="4"/>
        </table:table-row>
        <table:table-row table:style-name="ro1">
          <table:table-cell office:value-type="float" office:value="4141">
            <text:p>4141</text:p>
          </table:table-cell>
          <table:table-cell office:value-type="string">
            <text:p>Crypviser</text:p>
          </table:table-cell>
          <table:table-cell office:value-type="string">
            <text:p>https://icomarks.com/ico/Crypviser</text:p>
          </table:table-cell>
          <table:table-cell table:number-columns-repeated="4"/>
        </table:table-row>
        <table:table-row table:style-name="ro1">
          <table:table-cell office:value-type="float" office:value="4143">
            <text:p>4143</text:p>
          </table:table-cell>
          <table:table-cell office:value-type="string">
            <text:p>DataXchain</text:p>
          </table:table-cell>
          <table:table-cell office:value-type="string">
            <text:p>https://icomarks.com/ico/DataXchain</text:p>
          </table:table-cell>
          <table:table-cell table:number-columns-repeated="4"/>
        </table:table-row>
        <table:table-row table:style-name="ro1">
          <table:table-cell office:value-type="float" office:value="4144">
            <text:p>4144</text:p>
          </table:table-cell>
          <table:table-cell office:value-type="string">
            <text:p>DATO</text:p>
          </table:table-cell>
          <table:table-cell office:value-type="string">
            <text:p>https://icomarks.com/ico/DATO</text:p>
          </table:table-cell>
          <table:table-cell table:number-columns-repeated="4"/>
        </table:table-row>
        <table:table-row table:style-name="ro1">
          <table:table-cell office:value-type="float" office:value="4145">
            <text:p>4145</text:p>
          </table:table-cell>
          <table:table-cell office:value-type="string">
            <text:p>DeckSwap</text:p>
          </table:table-cell>
          <table:table-cell office:value-type="string">
            <text:p>https://icomarks.com/ico/DeckSwap</text:p>
          </table:table-cell>
          <table:table-cell table:number-columns-repeated="4"/>
        </table:table-row>
        <table:table-row table:style-name="ro1">
          <table:table-cell office:value-type="float" office:value="4147">
            <text:p>4147</text:p>
          </table:table-cell>
          <table:table-cell office:value-type="string">
            <text:p>DestineyAI</text:p>
          </table:table-cell>
          <table:table-cell office:value-type="string">
            <text:p>https://icomarks.com/ico/DestineyAI</text:p>
          </table:table-cell>
          <table:table-cell table:number-columns-repeated="4"/>
        </table:table-row>
        <table:table-row table:style-name="ro1">
          <table:table-cell office:value-type="float" office:value="4148">
            <text:p>4148</text:p>
          </table:table-cell>
          <table:table-cell office:value-type="string">
            <text:p>Digital Credit</text:p>
          </table:table-cell>
          <table:table-cell office:value-type="string">
            <text:p>https://icomarks.com/ico/Digital-Credit</text:p>
          </table:table-cell>
          <table:table-cell table:number-columns-repeated="4"/>
        </table:table-row>
        <table:table-row table:style-name="ro1">
          <table:table-cell office:value-type="float" office:value="4150">
            <text:p>4150</text:p>
          </table:table-cell>
          <table:table-cell office:value-type="string">
            <text:p>DIMCOIN</text:p>
          </table:table-cell>
          <table:table-cell office:value-type="string">
            <text:p>https://icomarks.com/ico/DIMCOIN</text:p>
          </table:table-cell>
          <table:table-cell table:number-columns-repeated="4"/>
        </table:table-row>
        <table:table-row table:style-name="ro1">
          <table:table-cell office:value-type="float" office:value="4151">
            <text:p>4151</text:p>
          </table:table-cell>
          <table:table-cell office:value-type="string">
            <text:p>DisLedger</text:p>
          </table:table-cell>
          <table:table-cell office:value-type="string">
            <text:p>https://icomarks.com/ico/DisLedger</text:p>
          </table:table-cell>
          <table:table-cell table:number-columns-repeated="4"/>
        </table:table-row>
        <table:table-row table:style-name="ro1">
          <table:table-cell office:value-type="float" office:value="4152">
            <text:p>4152</text:p>
          </table:table-cell>
          <table:table-cell office:value-type="string">
            <text:p>Dopameme</text:p>
          </table:table-cell>
          <table:table-cell office:value-type="string">
            <text:p>https://icomarks.com/ico/Dopameme</text:p>
          </table:table-cell>
          <table:table-cell table:number-columns-repeated="4"/>
        </table:table-row>
        <table:table-row table:style-name="ro1">
          <table:table-cell office:value-type="float" office:value="4153">
            <text:p>4153</text:p>
          </table:table-cell>
          <table:table-cell office:value-type="string">
            <text:p>Dubailancers Token</text:p>
          </table:table-cell>
          <table:table-cell office:value-type="string">
            <text:p>https://icomarks.com/ico/Dubailancers-Token</text:p>
          </table:table-cell>
          <table:table-cell table:number-columns-repeated="4"/>
        </table:table-row>
        <table:table-row table:style-name="ro1">
          <table:table-cell office:value-type="float" office:value="4154">
            <text:p>4154</text:p>
          </table:table-cell>
          <table:table-cell office:value-type="string">
            <text:p>E2C</text:p>
          </table:table-cell>
          <table:table-cell office:value-type="string">
            <text:p>https://icomarks.com/ico/E2C</text:p>
          </table:table-cell>
          <table:table-cell table:number-columns-repeated="4"/>
        </table:table-row>
        <table:table-row table:style-name="ro1">
          <table:table-cell office:value-type="float" office:value="4155">
            <text:p>4155</text:p>
          </table:table-cell>
          <table:table-cell office:value-type="string">
            <text:p>Echoin</text:p>
          </table:table-cell>
          <table:table-cell office:value-type="string">
            <text:p>https://icomarks.com/ico/Echoin</text:p>
          </table:table-cell>
          <table:table-cell table:number-columns-repeated="4"/>
        </table:table-row>
        <table:table-row table:style-name="ro1">
          <table:table-cell office:value-type="float" office:value="4156">
            <text:p>4156</text:p>
          </table:table-cell>
          <table:table-cell office:value-type="string">
            <text:p>eKash</text:p>
          </table:table-cell>
          <table:table-cell office:value-type="string">
            <text:p>https://icomarks.com/ico/eKash</text:p>
          </table:table-cell>
          <table:table-cell table:number-columns-repeated="4"/>
        </table:table-row>
        <table:table-row table:style-name="ro1">
          <table:table-cell office:value-type="float" office:value="4157">
            <text:p>4157</text:p>
          </table:table-cell>
          <table:table-cell office:value-type="string">
            <text:p>Encrypgen</text:p>
          </table:table-cell>
          <table:table-cell office:value-type="string">
            <text:p>https://icomarks.com/ico/Encrypgen</text:p>
          </table:table-cell>
          <table:table-cell table:number-columns-repeated="4"/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envion</text:p>
          </table:table-cell>
          <table:table-cell office:value-type="string">
            <text:p>https://icomarks.com/ico/envion</text:p>
          </table:table-cell>
          <table:table-cell table:number-columns-repeated="4"/>
        </table:table-row>
        <table:table-row table:style-name="ro1">
          <table:table-cell office:value-type="float" office:value="4159">
            <text:p>4159</text:p>
          </table:table-cell>
          <table:table-cell office:value-type="string">
            <text:p>Equadex</text:p>
          </table:table-cell>
          <table:table-cell office:value-type="string">
            <text:p>https://icomarks.com/ico/Equadex</text:p>
          </table:table-cell>
          <table:table-cell table:number-columns-repeated="4"/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Etheraffle</text:p>
          </table:table-cell>
          <table:table-cell office:value-type="string">
            <text:p>https://icomarks.com/ico/Etheraffle</text:p>
          </table:table-cell>
          <table:table-cell table:number-columns-repeated="4"/>
        </table:table-row>
        <table:table-row table:style-name="ro1">
          <table:table-cell office:value-type="float" office:value="4161">
            <text:p>4161</text:p>
          </table:table-cell>
          <table:table-cell office:value-type="string">
            <text:p>Ethorse</text:p>
          </table:table-cell>
          <table:table-cell office:value-type="string">
            <text:p>https://icomarks.com/ico/Ethorse</text:p>
          </table:table-cell>
          <table:table-cell table:number-columns-repeated="4"/>
        </table:table-row>
        <table:table-row table:style-name="ro1">
          <table:table-cell office:value-type="float" office:value="4162">
            <text:p>4162</text:p>
          </table:table-cell>
          <table:table-cell office:value-type="string">
            <text:p>EVAIO</text:p>
          </table:table-cell>
          <table:table-cell office:value-type="string">
            <text:p>https://icomarks.com/ico/EVAIO</text:p>
          </table:table-cell>
          <table:table-cell table:number-columns-repeated="4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exortion</text:p>
          </table:table-cell>
          <table:table-cell office:value-type="string">
            <text:p>https://icomarks.com/ico/exortion</text:p>
          </table:table-cell>
          <table:table-cell table:number-columns-repeated="4"/>
        </table:table-row>
        <table:table-row table:style-name="ro1">
          <table:table-cell office:value-type="float" office:value="4164">
            <text:p>4164</text:p>
          </table:table-cell>
          <table:table-cell office:value-type="string">
            <text:p>ExsulCoin</text:p>
          </table:table-cell>
          <table:table-cell office:value-type="string">
            <text:p>https://icomarks.com/ico/ExsulCoin</text:p>
          </table:table-cell>
          <table:table-cell table:number-columns-repeated="4"/>
        </table:table-row>
        <table:table-row table:style-name="ro1">
          <table:table-cell office:value-type="float" office:value="4165">
            <text:p>4165</text:p>
          </table:table-cell>
          <table:table-cell office:value-type="string">
            <text:p>Extremium</text:p>
          </table:table-cell>
          <table:table-cell office:value-type="string">
            <text:p>https://icomarks.com/ico/Extremium</text:p>
          </table:table-cell>
          <table:table-cell table:number-columns-repeated="4"/>
        </table:table-row>
        <table:table-row table:style-name="ro1">
          <table:table-cell office:value-type="float" office:value="4166">
            <text:p>4166</text:p>
          </table:table-cell>
          <table:table-cell office:value-type="string">
            <text:p>EZYcount</text:p>
          </table:table-cell>
          <table:table-cell office:value-type="string">
            <text:p>https://icomarks.com/ico/EZYcount</text:p>
          </table:table-cell>
          <table:table-cell table:number-columns-repeated="4"/>
        </table:table-row>
        <table:table-row table:style-name="ro1">
          <table:table-cell office:value-type="float" office:value="4167">
            <text:p>4167</text:p>
          </table:table-cell>
          <table:table-cell office:value-type="string">
            <text:p>Fair Diamond Mining</text:p>
          </table:table-cell>
          <table:table-cell office:value-type="string">
            <text:p>https://icomarks.com/ico/Fair-Diamond-Mining</text:p>
          </table:table-cell>
          <table:table-cell table:number-columns-repeated="4"/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Farm</text:p>
          </table:table-cell>
          <table:table-cell office:value-type="string">
            <text:p>https://icomarks.com/ico/Farm</text:p>
          </table:table-cell>
          <table:table-cell table:number-columns-repeated="4"/>
        </table:table-row>
        <table:table-row table:style-name="ro1">
          <table:table-cell office:value-type="float" office:value="4169">
            <text:p>4169</text:p>
          </table:table-cell>
          <table:table-cell office:value-type="string">
            <text:p>Faxport</text:p>
          </table:table-cell>
          <table:table-cell office:value-type="string">
            <text:p>https://icomarks.com/ico/Faxport</text:p>
          </table:table-cell>
          <table:table-cell table:number-columns-repeated="4"/>
        </table:table-row>
        <table:table-row table:style-name="ro1">
          <table:table-cell office:value-type="float" office:value="4170">
            <text:p>4170</text:p>
          </table:table-cell>
          <table:table-cell office:value-type="string">
            <text:p>Feedchain</text:p>
          </table:table-cell>
          <table:table-cell office:value-type="string">
            <text:p>https://icomarks.com/ico/Feedchain</text:p>
          </table:table-cell>
          <table:table-cell table:number-columns-repeated="4"/>
        </table:table-row>
        <table:table-row table:style-name="ro1">
          <table:table-cell office:value-type="float" office:value="4172">
            <text:p>4172</text:p>
          </table:table-cell>
          <table:table-cell office:value-type="string">
            <text:p>Filecoin</text:p>
          </table:table-cell>
          <table:table-cell office:value-type="string">
            <text:p>https://icomarks.com/ico/Filecoin</text:p>
          </table:table-cell>
          <table:table-cell table:number-columns-repeated="4"/>
        </table:table-row>
        <table:table-row table:style-name="ro1">
          <table:table-cell office:value-type="float" office:value="4173">
            <text:p>4173</text:p>
          </table:table-cell>
          <table:table-cell office:value-type="string">
            <text:p>FinTech Coin</text:p>
          </table:table-cell>
          <table:table-cell office:value-type="string">
            <text:p>https://icomarks.com/ico/FinTech-Coin</text:p>
          </table:table-cell>
          <table:table-cell table:number-columns-repeated="4"/>
        </table:table-row>
        <table:table-row table:style-name="ro1">
          <table:table-cell office:value-type="float" office:value="4174">
            <text:p>4174</text:p>
          </table:table-cell>
          <table:table-cell office:value-type="string">
            <text:p>FINX</text:p>
          </table:table-cell>
          <table:table-cell office:value-type="string">
            <text:p>https://icomarks.com/ico/FINX</text:p>
          </table:table-cell>
          <table:table-cell table:number-columns-repeated="4"/>
        </table:table-row>
        <table:table-row table:style-name="ro1">
          <table:table-cell office:value-type="float" office:value="4175">
            <text:p>4175</text:p>
          </table:table-cell>
          <table:table-cell office:value-type="string">
            <text:p>FirstBlood</text:p>
          </table:table-cell>
          <table:table-cell office:value-type="string">
            <text:p>https://icomarks.com/ico/FirstBlood</text:p>
          </table:table-cell>
          <table:table-cell table:number-columns-repeated="4"/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Floaterium</text:p>
          </table:table-cell>
          <table:table-cell office:value-type="string">
            <text:p>https://icomarks.com/ico/Floaterium</text:p>
          </table:table-cell>
          <table:table-cell table:number-columns-repeated="4"/>
        </table:table-row>
        <table:table-row table:style-name="ro1">
          <table:table-cell office:value-type="float" office:value="4177">
            <text:p>4177</text:p>
          </table:table-cell>
          <table:table-cell office:value-type="string">
            <text:p>Follex</text:p>
          </table:table-cell>
          <table:table-cell office:value-type="string">
            <text:p>https://icomarks.com/ico/Follex</text:p>
          </table:table-cell>
          <table:table-cell table:number-columns-repeated="4"/>
        </table:table-row>
        <table:table-row table:style-name="ro1">
          <table:table-cell office:value-type="float" office:value="4178">
            <text:p>4178</text:p>
          </table:table-cell>
          <table:table-cell office:value-type="string">
            <text:p>FundRequest</text:p>
          </table:table-cell>
          <table:table-cell office:value-type="string">
            <text:p>https://icomarks.com/ico/FundRequest</text:p>
          </table:table-cell>
          <table:table-cell table:number-columns-repeated="4"/>
        </table:table-row>
        <table:table-row table:style-name="ro1">
          <table:table-cell office:value-type="float" office:value="4179">
            <text:p>4179</text:p>
          </table:table-cell>
          <table:table-cell office:value-type="string">
            <text:p>G-Coin</text:p>
          </table:table-cell>
          <table:table-cell office:value-type="string">
            <text:p>https://icomarks.com/ico/G-Coin</text:p>
          </table:table-cell>
          <table:table-cell table:number-columns-repeated="4"/>
        </table:table-row>
        <table:table-row table:style-name="ro1">
          <table:table-cell office:value-type="float" office:value="4180">
            <text:p>4180</text:p>
          </table:table-cell>
          <table:table-cell office:value-type="string">
            <text:p>Gelios</text:p>
          </table:table-cell>
          <table:table-cell office:value-type="string">
            <text:p>https://icomarks.com/ico/Gelios</text:p>
          </table:table-cell>
          <table:table-cell table:number-columns-repeated="4"/>
        </table:table-row>
        <table:table-row table:style-name="ro1">
          <table:table-cell office:value-type="float" office:value="4181">
            <text:p>4181</text:p>
          </table:table-cell>
          <table:table-cell office:value-type="string">
            <text:p>GINEX</text:p>
          </table:table-cell>
          <table:table-cell office:value-type="string">
            <text:p>https://icomarks.com/ico/GINEX</text:p>
          </table:table-cell>
          <table:table-cell table:number-columns-repeated="4"/>
        </table:table-row>
        <table:table-row table:style-name="ro1">
          <table:table-cell office:value-type="float" office:value="4182">
            <text:p>4182</text:p>
          </table:table-cell>
          <table:table-cell office:value-type="string">
            <text:p>Global ICO Fund</text:p>
          </table:table-cell>
          <table:table-cell office:value-type="string">
            <text:p>https://icomarks.com/ico/Global-ICO-Fund</text:p>
          </table:table-cell>
          <table:table-cell table:number-columns-repeated="4"/>
        </table:table-row>
        <table:table-row table:style-name="ro1">
          <table:table-cell office:value-type="float" office:value="4183">
            <text:p>4183</text:p>
          </table:table-cell>
          <table:table-cell office:value-type="string">
            <text:p>Global Pay Net</text:p>
          </table:table-cell>
          <table:table-cell office:value-type="string">
            <text:p>https://icomarks.com/ico/Global-Pay-Net</text:p>
          </table:table-cell>
          <table:table-cell table:number-columns-repeated="4"/>
        </table:table-row>
        <table:table-row table:style-name="ro1">
          <table:table-cell office:value-type="float" office:value="4184">
            <text:p>4184</text:p>
          </table:table-cell>
          <table:table-cell office:value-type="string">
            <text:p>gonetworks</text:p>
          </table:table-cell>
          <table:table-cell office:value-type="string">
            <text:p>https://icomarks.com/ico/gonetworks</text:p>
          </table:table-cell>
          <table:table-cell table:number-columns-repeated="4"/>
        </table:table-row>
        <table:table-row table:style-name="ro1">
          <table:table-cell office:value-type="float" office:value="4185">
            <text:p>4185</text:p>
          </table:table-cell>
          <table:table-cell office:value-type="string">
            <text:p>GOODWORK</text:p>
          </table:table-cell>
          <table:table-cell office:value-type="string">
            <text:p>https://icomarks.com/ico/GOODWORK</text:p>
          </table:table-cell>
          <table:table-cell table:number-columns-repeated="4"/>
        </table:table-row>
        <table:table-row table:style-name="ro1">
          <table:table-cell office:value-type="float" office:value="4186">
            <text:p>4186</text:p>
          </table:table-cell>
          <table:table-cell office:value-type="string">
            <text:p>Grand50</text:p>
          </table:table-cell>
          <table:table-cell office:value-type="string">
            <text:p>https://icomarks.com/ico/Grand50</text:p>
          </table:table-cell>
          <table:table-cell table:number-columns-repeated="4"/>
        </table:table-row>
        <table:table-row table:style-name="ro1">
          <table:table-cell office:value-type="float" office:value="4187">
            <text:p>4187</text:p>
          </table:table-cell>
          <table:table-cell office:value-type="string">
            <text:p>GreenWorld Farm</text:p>
          </table:table-cell>
          <table:table-cell office:value-type="string">
            <text:p>https://icomarks.com/ico/GreenWorld-Farm</text:p>
          </table:table-cell>
          <table:table-cell table:number-columns-repeated="4"/>
        </table:table-row>
        <table:table-row table:style-name="ro1">
          <table:table-cell office:value-type="float" office:value="4188">
            <text:p>4188</text:p>
          </table:table-cell>
          <table:table-cell office:value-type="string">
            <text:p>Hearthy</text:p>
          </table:table-cell>
          <table:table-cell office:value-type="string">
            <text:p>https://icomarks.com/ico/Hearthy</text:p>
          </table:table-cell>
          <table:table-cell table:number-columns-repeated="4"/>
        </table:table-row>
        <table:table-row table:style-name="ro1">
          <table:table-cell office:value-type="float" office:value="4190">
            <text:p>4190</text:p>
          </table:table-cell>
          <table:table-cell office:value-type="string">
            <text:p>Hicky</text:p>
          </table:table-cell>
          <table:table-cell office:value-type="string">
            <text:p>https://icomarks.com/ico/Hicky</text:p>
          </table:table-cell>
          <table:table-cell table:number-columns-repeated="4"/>
        </table:table-row>
        <table:table-row table:style-name="ro1">
          <table:table-cell office:value-type="float" office:value="4191">
            <text:p>4191</text:p>
          </table:table-cell>
          <table:table-cell office:value-type="string">
            <text:p>Holdme</text:p>
          </table:table-cell>
          <table:table-cell office:value-type="string">
            <text:p>https://icomarks.com/ico/Holdme</text:p>
          </table:table-cell>
          <table:table-cell table:number-columns-repeated="4"/>
        </table:table-row>
        <table:table-row table:style-name="ro1">
          <table:table-cell office:value-type="float" office:value="4192">
            <text:p>4192</text:p>
          </table:table-cell>
          <table:table-cell office:value-type="string">
            <text:p>Honestis Network</text:p>
          </table:table-cell>
          <table:table-cell office:value-type="string">
            <text:p>https://icomarks.com/ico/Honestis-Network</text:p>
          </table:table-cell>
          <table:table-cell table:number-columns-repeated="4"/>
        </table:table-row>
        <table:table-row table:style-name="ro1">
          <table:table-cell office:value-type="float" office:value="4193">
            <text:p>4193</text:p>
          </table:table-cell>
          <table:table-cell office:value-type="string">
            <text:p>HorseChain</text:p>
          </table:table-cell>
          <table:table-cell office:value-type="string">
            <text:p>https://icomarks.com/ico/HorseChain</text:p>
          </table:table-cell>
          <table:table-cell table:number-columns-repeated="4"/>
        </table:table-row>
        <table:table-row table:style-name="ro1">
          <table:table-cell office:value-type="float" office:value="4194">
            <text:p>4194</text:p>
          </table:table-cell>
          <table:table-cell office:value-type="string">
            <text:p>HPlus</text:p>
          </table:table-cell>
          <table:table-cell office:value-type="string">
            <text:p>https://icomarks.com/ico/HPlus</text:p>
          </table:table-cell>
          <table:table-cell table:number-columns-repeated="4"/>
        </table:table-row>
        <table:table-row table:style-name="ro1">
          <table:table-cell office:value-type="float" office:value="4195">
            <text:p>4195</text:p>
          </table:table-cell>
          <table:table-cell office:value-type="string">
            <text:p>Hubezoo</text:p>
          </table:table-cell>
          <table:table-cell office:value-type="string">
            <text:p>https://icomarks.com/ico/Hubezoo</text:p>
          </table:table-cell>
          <table:table-cell table:number-columns-repeated="4"/>
        </table:table-row>
        <table:table-row table:style-name="ro1">
          <table:table-cell office:value-type="float" office:value="4197">
            <text:p>4197</text:p>
          </table:table-cell>
          <table:table-cell office:value-type="string">
            <text:p>Hyperbridge</text:p>
          </table:table-cell>
          <table:table-cell office:value-type="string">
            <text:p>https://icomarks.com/ico/Hyperbridge</text:p>
          </table:table-cell>
          <table:table-cell table:number-columns-repeated="4"/>
        </table:table-row>
        <table:table-row table:style-name="ro1">
          <table:table-cell office:value-type="float" office:value="4198">
            <text:p>4198</text:p>
          </table:table-cell>
          <table:table-cell office:value-type="string">
            <text:p>IHT Coin</text:p>
          </table:table-cell>
          <table:table-cell office:value-type="string">
            <text:p>https://icomarks.com/ico/IHT-Coin</text:p>
          </table:table-cell>
          <table:table-cell table:number-columns-repeated="4"/>
        </table:table-row>
        <table:table-row table:style-name="ro1">
          <table:table-cell office:value-type="float" office:value="4199">
            <text:p>4199</text:p>
          </table:table-cell>
          <table:table-cell office:value-type="string">
            <text:p>Incent</text:p>
          </table:table-cell>
          <table:table-cell office:value-type="string">
            <text:p>https://icomarks.com/ico/Incent</text:p>
          </table:table-cell>
          <table:table-cell table:number-columns-repeated="4"/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Infinitus Token</text:p>
          </table:table-cell>
          <table:table-cell office:value-type="string">
            <text:p>https://icomarks.com/ico/Infinitus-Token</text:p>
          </table:table-cell>
          <table:table-cell table:number-columns-repeated="4"/>
        </table:table-row>
        <table:table-row table:style-name="ro1">
          <table:table-cell office:value-type="float" office:value="4201">
            <text:p>4201</text:p>
          </table:table-cell>
          <table:table-cell office:value-type="string">
            <text:p>InMax</text:p>
          </table:table-cell>
          <table:table-cell office:value-type="string">
            <text:p>https://icomarks.com/ico/InMax</text:p>
          </table:table-cell>
          <table:table-cell table:number-columns-repeated="4"/>
        </table:table-row>
        <table:table-row table:style-name="ro1">
          <table:table-cell office:value-type="float" office:value="4202">
            <text:p>4202</text:p>
          </table:table-cell>
          <table:table-cell office:value-type="string">
            <text:p>investFeed</text:p>
          </table:table-cell>
          <table:table-cell office:value-type="string">
            <text:p>https://icomarks.com/ico/investFeed</text:p>
          </table:table-cell>
          <table:table-cell table:number-columns-repeated="4"/>
        </table:table-row>
        <table:table-row table:style-name="ro1">
          <table:table-cell office:value-type="float" office:value="4203">
            <text:p>4203</text:p>
          </table:table-cell>
          <table:table-cell office:value-type="string">
            <text:p>iRegMed</text:p>
          </table:table-cell>
          <table:table-cell office:value-type="string">
            <text:p>https://icomarks.com/ico/iRegMed</text:p>
          </table:table-cell>
          <table:table-cell table:number-columns-repeated="4"/>
        </table:table-row>
        <table:table-row table:style-name="ro1">
          <table:table-cell office:value-type="float" office:value="4205">
            <text:p>4205</text:p>
          </table:table-cell>
          <table:table-cell office:value-type="string">
            <text:p>IViN</text:p>
          </table:table-cell>
          <table:table-cell office:value-type="string">
            <text:p>https://icomarks.com/ico/IViN</text:p>
          </table:table-cell>
          <table:table-cell table:number-columns-repeated="4"/>
        </table:table-row>
        <table:table-row table:style-name="ro1">
          <table:table-cell office:value-type="float" office:value="4207">
            <text:p>4207</text:p>
          </table:table-cell>
          <table:table-cell office:value-type="string">
            <text:p>Kastle</text:p>
          </table:table-cell>
          <table:table-cell office:value-type="string">
            <text:p>https://icomarks.com/ico/Kastle</text:p>
          </table:table-cell>
          <table:table-cell table:number-columns-repeated="4"/>
        </table:table-row>
        <table:table-row table:style-name="ro1">
          <table:table-cell office:value-type="float" office:value="4208">
            <text:p>4208</text:p>
          </table:table-cell>
          <table:table-cell office:value-type="string">
            <text:p>Kin</text:p>
          </table:table-cell>
          <table:table-cell office:value-type="string">
            <text:p>https://icomarks.com/ico/Kin</text:p>
          </table:table-cell>
          <table:table-cell table:number-columns-repeated="4"/>
        </table:table-row>
        <table:table-row table:style-name="ro1">
          <table:table-cell office:value-type="float" office:value="4209">
            <text:p>4209</text:p>
          </table:table-cell>
          <table:table-cell office:value-type="string">
            <text:p>KINEKT Terminals</text:p>
          </table:table-cell>
          <table:table-cell office:value-type="string">
            <text:p>https://icomarks.com/ico/KINEKT-Terminals</text:p>
          </table:table-cell>
          <table:table-cell table:number-columns-repeated="4"/>
        </table:table-row>
        <table:table-row table:style-name="ro1">
          <table:table-cell office:value-type="float" office:value="4210">
            <text:p>4210</text:p>
          </table:table-cell>
          <table:table-cell office:value-type="string">
            <text:p>Kissescoin</text:p>
          </table:table-cell>
          <table:table-cell office:value-type="string">
            <text:p>https://icomarks.com/ico/Kissescoin</text:p>
          </table:table-cell>
          <table:table-cell table:number-columns-repeated="4"/>
        </table:table-row>
        <table:table-row table:style-name="ro1">
          <table:table-cell office:value-type="float" office:value="4211">
            <text:p>4211</text:p>
          </table:table-cell>
          <table:table-cell office:value-type="string">
            <text:p>Koala</text:p>
          </table:table-cell>
          <table:table-cell office:value-type="string">
            <text:p>https://icomarks.com/ico/Koala</text:p>
          </table:table-cell>
          <table:table-cell table:number-columns-repeated="4"/>
        </table:table-row>
        <table:table-row table:style-name="ro1">
          <table:table-cell office:value-type="float" office:value="4212">
            <text:p>4212</text:p>
          </table:table-cell>
          <table:table-cell office:value-type="string">
            <text:p>Konios Project</text:p>
          </table:table-cell>
          <table:table-cell office:value-type="string">
            <text:p>https://icomarks.com/ico/Konios-Project</text:p>
          </table:table-cell>
          <table:table-cell table:number-columns-repeated="4"/>
        </table:table-row>
        <table:table-row table:style-name="ro1">
          <table:table-cell office:value-type="float" office:value="4214">
            <text:p>4214</text:p>
          </table:table-cell>
          <table:table-cell office:value-type="string">
            <text:p>Larecoin (LARE)</text:p>
          </table:table-cell>
          <table:table-cell office:value-type="string">
            <text:p>https://icomarks.com/ico/Larecoin-(LARE)</text:p>
          </table:table-cell>
          <table:table-cell table:number-columns-repeated="4"/>
        </table:table-row>
        <table:table-row table:style-name="ro1">
          <table:table-cell office:value-type="float" office:value="4215">
            <text:p>4215</text:p>
          </table:table-cell>
          <table:table-cell office:value-type="string">
            <text:p>Lift Token</text:p>
          </table:table-cell>
          <table:table-cell office:value-type="string">
            <text:p>https://icomarks.com/ico/Lift-Token</text:p>
          </table:table-cell>
          <table:table-cell table:number-columns-repeated="4"/>
        </table:table-row>
        <table:table-row table:style-name="ro1">
          <table:table-cell office:value-type="float" office:value="4217">
            <text:p>4217</text:p>
          </table:table-cell>
          <table:table-cell office:value-type="string">
            <text:p>LKSCOIN</text:p>
          </table:table-cell>
          <table:table-cell office:value-type="string">
            <text:p>https://icomarks.com/ico/LKSCOIN</text:p>
          </table:table-cell>
          <table:table-cell table:number-columns-repeated="4"/>
        </table:table-row>
        <table:table-row table:style-name="ro1">
          <table:table-cell office:value-type="float" office:value="4218">
            <text:p>4218</text:p>
          </table:table-cell>
          <table:table-cell office:value-type="string">
            <text:p>Lumenus</text:p>
          </table:table-cell>
          <table:table-cell office:value-type="string">
            <text:p>https://icomarks.com/ico/Lumenus</text:p>
          </table:table-cell>
          <table:table-cell table:number-columns-repeated="4"/>
        </table:table-row>
        <table:table-row table:style-name="ro1">
          <table:table-cell office:value-type="float" office:value="4219">
            <text:p>4219</text:p>
          </table:table-cell>
          <table:table-cell office:value-type="string">
            <text:p>Lunyr</text:p>
          </table:table-cell>
          <table:table-cell office:value-type="string">
            <text:p>https://icomarks.com/ico/Lunyr</text:p>
          </table:table-cell>
          <table:table-cell table:number-columns-repeated="4"/>
        </table:table-row>
        <table:table-row table:style-name="ro1">
          <table:table-cell office:value-type="float" office:value="4220">
            <text:p>4220</text:p>
          </table:table-cell>
          <table:table-cell office:value-type="string">
            <text:p>Luven Diagnostic</text:p>
          </table:table-cell>
          <table:table-cell office:value-type="string">
            <text:p>https://icomarks.com/ico/Luven-Diagnostic</text:p>
          </table:table-cell>
          <table:table-cell table:number-columns-repeated="4"/>
        </table:table-row>
        <table:table-row table:style-name="ro1">
          <table:table-cell office:value-type="float" office:value="4221">
            <text:p>4221</text:p>
          </table:table-cell>
          <table:table-cell office:value-type="string">
            <text:p>Makeafolio</text:p>
          </table:table-cell>
          <table:table-cell office:value-type="string">
            <text:p>https://icomarks.com/ico/Makeafolio</text:p>
          </table:table-cell>
          <table:table-cell table:number-columns-repeated="4"/>
        </table:table-row>
        <table:table-row table:style-name="ro1">
          <table:table-cell office:value-type="float" office:value="4222">
            <text:p>4222</text:p>
          </table:table-cell>
          <table:table-cell office:value-type="string">
            <text:p>marketLIST</text:p>
          </table:table-cell>
          <table:table-cell office:value-type="string">
            <text:p>https://icomarks.com/ico/marketLIST</text:p>
          </table:table-cell>
          <table:table-cell table:number-columns-repeated="4"/>
        </table:table-row>
        <table:table-row table:style-name="ro1">
          <table:table-cell office:value-type="float" office:value="4223">
            <text:p>4223</text:p>
          </table:table-cell>
          <table:table-cell office:value-type="string">
            <text:p>MB8Coin</text:p>
          </table:table-cell>
          <table:table-cell office:value-type="string">
            <text:p>https://icomarks.com/ico/MB8Coin</text:p>
          </table:table-cell>
          <table:table-cell table:number-columns-repeated="4"/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MedAI Network</text:p>
          </table:table-cell>
          <table:table-cell office:value-type="string">
            <text:p>https://icomarks.com/ico/MedAI-Network</text:p>
          </table:table-cell>
          <table:table-cell table:number-columns-repeated="4"/>
        </table:table-row>
        <table:table-row table:style-name="ro1">
          <table:table-cell office:value-type="float" office:value="4225">
            <text:p>4225</text:p>
          </table:table-cell>
          <table:table-cell office:value-type="string">
            <text:p>Meet Luna</text:p>
          </table:table-cell>
          <table:table-cell office:value-type="string">
            <text:p>https://icomarks.com/ico/Meet-Luna</text:p>
          </table:table-cell>
          <table:table-cell table:number-columns-repeated="4"/>
        </table:table-row>
        <table:table-row table:style-name="ro1">
          <table:table-cell office:value-type="float" office:value="4226">
            <text:p>4226</text:p>
          </table:table-cell>
          <table:table-cell office:value-type="string">
            <text:p>Meterx</text:p>
          </table:table-cell>
          <table:table-cell office:value-type="string">
            <text:p>https://icomarks.com/ico/Meterx</text:p>
          </table:table-cell>
          <table:table-cell table:number-columns-repeated="4"/>
        </table:table-row>
        <table:table-row table:style-name="ro1">
          <table:table-cell office:value-type="float" office:value="4227">
            <text:p>4227</text:p>
          </table:table-cell>
          <table:table-cell office:value-type="string">
            <text:p>Mfun</text:p>
          </table:table-cell>
          <table:table-cell office:value-type="string">
            <text:p>https://icomarks.com/ico/Mfun</text:p>
          </table:table-cell>
          <table:table-cell table:number-columns-repeated="4"/>
        </table:table-row>
        <table:table-row table:style-name="ro1">
          <table:table-cell office:value-type="float" office:value="4228">
            <text:p>4228</text:p>
          </table:table-cell>
          <table:table-cell office:value-type="string">
            <text:p>MiCars</text:p>
          </table:table-cell>
          <table:table-cell office:value-type="string">
            <text:p>https://icomarks.com/ico/MiCars</text:p>
          </table:table-cell>
          <table:table-cell table:number-columns-repeated="4"/>
        </table:table-row>
        <table:table-row table:style-name="ro1">
          <table:table-cell office:value-type="float" office:value="4229">
            <text:p>4229</text:p>
          </table:table-cell>
          <table:table-cell office:value-type="string">
            <text:p>Mineberg</text:p>
          </table:table-cell>
          <table:table-cell office:value-type="string">
            <text:p>https://icomarks.com/ico/Mineberg</text:p>
          </table:table-cell>
          <table:table-cell table:number-columns-repeated="4"/>
        </table:table-row>
        <table:table-row table:style-name="ro1">
          <table:table-cell office:value-type="float" office:value="4230">
            <text:p>4230</text:p>
          </table:table-cell>
          <table:table-cell office:value-type="string">
            <text:p>Minex</text:p>
          </table:table-cell>
          <table:table-cell office:value-type="string">
            <text:p>https://icomarks.com/ico/Minex</text:p>
          </table:table-cell>
          <table:table-cell table:number-columns-repeated="4"/>
        </table:table-row>
        <table:table-row table:style-name="ro1">
          <table:table-cell office:value-type="float" office:value="4231">
            <text:p>4231</text:p>
          </table:table-cell>
          <table:table-cell office:value-type="string">
            <text:p>Mit-Ra</text:p>
          </table:table-cell>
          <table:table-cell office:value-type="string">
            <text:p>https://icomarks.com/ico/Mit-Ra</text:p>
          </table:table-cell>
          <table:table-cell table:number-columns-repeated="4"/>
        </table:table-row>
        <table:table-row table:style-name="ro1">
          <table:table-cell office:value-type="float" office:value="4232">
            <text:p>4232</text:p>
          </table:table-cell>
          <table:table-cell office:value-type="string">
            <text:p>MJCoin</text:p>
          </table:table-cell>
          <table:table-cell office:value-type="string">
            <text:p>https://icomarks.com/ico/MJCoin</text:p>
          </table:table-cell>
          <table:table-cell table:number-columns-repeated="4"/>
        </table:table-row>
        <table:table-row table:style-name="ro1">
          <table:table-cell office:value-type="float" office:value="4233">
            <text:p>4233</text:p>
          </table:table-cell>
          <table:table-cell office:value-type="string">
            <text:p>MobileGo</text:p>
          </table:table-cell>
          <table:table-cell office:value-type="string">
            <text:p>https://icomarks.com/ico/MobileGo</text:p>
          </table:table-cell>
          <table:table-cell table:number-columns-repeated="4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Monaize</text:p>
          </table:table-cell>
          <table:table-cell office:value-type="string">
            <text:p>https://icomarks.com/ico/Monaize</text:p>
          </table:table-cell>
          <table:table-cell table:number-columns-repeated="4"/>
        </table:table-row>
        <table:table-row table:style-name="ro1">
          <table:table-cell office:value-type="float" office:value="4235">
            <text:p>4235</text:p>
          </table:table-cell>
          <table:table-cell office:value-type="string">
            <text:p>Moria</text:p>
          </table:table-cell>
          <table:table-cell office:value-type="string">
            <text:p>https://icomarks.com/ico/Moria</text:p>
          </table:table-cell>
          <table:table-cell table:number-columns-repeated="4"/>
        </table:table-row>
        <table:table-row table:style-name="ro1">
          <table:table-cell office:value-type="float" office:value="4236">
            <text:p>4236</text:p>
          </table:table-cell>
          <table:table-cell office:value-type="string">
            <text:p>MovieChain</text:p>
          </table:table-cell>
          <table:table-cell office:value-type="string">
            <text:p>https://icomarks.com/ico/MovieChain</text:p>
          </table:table-cell>
          <table:table-cell table:number-columns-repeated="4"/>
        </table:table-row>
        <table:table-row table:style-name="ro1">
          <table:table-cell office:value-type="float" office:value="4237">
            <text:p>4237</text:p>
          </table:table-cell>
          <table:table-cell office:value-type="string">
            <text:p>MRCHAIN</text:p>
          </table:table-cell>
          <table:table-cell office:value-type="string">
            <text:p>https://icomarks.com/ico/MRCHAIN</text:p>
          </table:table-cell>
          <table:table-cell table:number-columns-repeated="4"/>
        </table:table-row>
        <table:table-row table:style-name="ro1">
          <table:table-cell office:value-type="float" office:value="4238">
            <text:p>4238</text:p>
          </table:table-cell>
          <table:table-cell office:value-type="string">
            <text:p>MTCash</text:p>
          </table:table-cell>
          <table:table-cell office:value-type="string">
            <text:p>https://icomarks.com/ico/MTCash</text:p>
          </table:table-cell>
          <table:table-cell table:number-columns-repeated="4"/>
        </table:table-row>
        <table:table-row table:style-name="ro1">
          <table:table-cell office:value-type="float" office:value="4239">
            <text:p>4239</text:p>
          </table:table-cell>
          <table:table-cell office:value-type="string">
            <text:p>MTK</text:p>
          </table:table-cell>
          <table:table-cell office:value-type="string">
            <text:p>https://icomarks.com/ico/MTK</text:p>
          </table:table-cell>
          <table:table-cell table:number-columns-repeated="4"/>
        </table:table-row>
        <table:table-row table:style-name="ro1">
          <table:table-cell office:value-type="float" office:value="4240">
            <text:p>4240</text:p>
          </table:table-cell>
          <table:table-cell office:value-type="string">
            <text:p>MyBit</text:p>
          </table:table-cell>
          <table:table-cell office:value-type="string">
            <text:p>https://icomarks.com/ico/MyBit</text:p>
          </table:table-cell>
          <table:table-cell table:number-columns-repeated="4"/>
        </table:table-row>
        <table:table-row table:style-name="ro1">
          <table:table-cell office:value-type="float" office:value="4241">
            <text:p>4241</text:p>
          </table:table-cell>
          <table:table-cell office:value-type="string">
            <text:p>NEL</text:p>
          </table:table-cell>
          <table:table-cell office:value-type="string">
            <text:p>https://icomarks.com/ico/NEL</text:p>
          </table:table-cell>
          <table:table-cell table:number-columns-repeated="4"/>
        </table:table-row>
        <table:table-row table:style-name="ro1">
          <table:table-cell office:value-type="float" office:value="4242">
            <text:p>4242</text:p>
          </table:table-cell>
          <table:table-cell office:value-type="string">
            <text:p>Neo Smart Energy</text:p>
          </table:table-cell>
          <table:table-cell office:value-type="string">
            <text:p>https://icomarks.com/ico/Neo-Smart-Energy</text:p>
          </table:table-cell>
          <table:table-cell table:number-columns-repeated="4"/>
        </table:table-row>
        <table:table-row table:style-name="ro1">
          <table:table-cell office:value-type="float" office:value="4243">
            <text:p>4243</text:p>
          </table:table-cell>
          <table:table-cell office:value-type="string">
            <text:p>NeuronX</text:p>
          </table:table-cell>
          <table:table-cell office:value-type="string">
            <text:p>https://icomarks.com/ico/NeuronX</text:p>
          </table:table-cell>
          <table:table-cell table:number-columns-repeated="4"/>
        </table:table-row>
        <table:table-row table:style-name="ro1">
          <table:table-cell office:value-type="float" office:value="4244">
            <text:p>4244</text:p>
          </table:table-cell>
          <table:table-cell office:value-type="string">
            <text:p>Nimiq</text:p>
          </table:table-cell>
          <table:table-cell office:value-type="string">
            <text:p>https://icomarks.com/ico/Nimiq</text:p>
          </table:table-cell>
          <table:table-cell table:number-columns-repeated="4"/>
        </table:table-row>
        <table:table-row table:style-name="ro1">
          <table:table-cell office:value-type="float" office:value="4245">
            <text:p>4245</text:p>
          </table:table-cell>
          <table:table-cell office:value-type="string">
            <text:p>Notarchain.es</text:p>
          </table:table-cell>
          <table:table-cell office:value-type="string">
            <text:p>https://icomarks.com/ico/Notarchain.es</text:p>
          </table:table-cell>
          <table:table-cell table:number-columns-repeated="4"/>
        </table:table-row>
        <table:table-row table:style-name="ro1">
          <table:table-cell office:value-type="float" office:value="4246">
            <text:p>4246</text:p>
          </table:table-cell>
          <table:table-cell office:value-type="string">
            <text:p>Nuvus.io</text:p>
          </table:table-cell>
          <table:table-cell office:value-type="string">
            <text:p>https://icomarks.com/ico/Nuvus.io</text:p>
          </table:table-cell>
          <table:table-cell table:number-columns-repeated="4"/>
        </table:table-row>
        <table:table-row table:style-name="ro1">
          <table:table-cell office:value-type="float" office:value="4247">
            <text:p>4247</text:p>
          </table:table-cell>
          <table:table-cell office:value-type="string">
            <text:p>OkeyDokey</text:p>
          </table:table-cell>
          <table:table-cell office:value-type="string">
            <text:p>https://icomarks.com/ico/OkeyDokey</text:p>
          </table:table-cell>
          <table:table-cell table:number-columns-repeated="4"/>
        </table:table-row>
        <table:table-row table:style-name="ro1">
          <table:table-cell office:value-type="float" office:value="4248">
            <text:p>4248</text:p>
          </table:table-cell>
          <table:table-cell office:value-type="string">
            <text:p>OKMCoin</text:p>
          </table:table-cell>
          <table:table-cell office:value-type="string">
            <text:p>https://icomarks.com/ico/OKMCoin</text:p>
          </table:table-cell>
          <table:table-cell table:number-columns-repeated="4"/>
        </table:table-row>
        <table:table-row table:style-name="ro1">
          <table:table-cell office:value-type="float" office:value="4249">
            <text:p>4249</text:p>
          </table:table-cell>
          <table:table-cell office:value-type="string">
            <text:p>Olife</text:p>
          </table:table-cell>
          <table:table-cell office:value-type="string">
            <text:p>https://icomarks.com/ico/Olife</text:p>
          </table:table-cell>
          <table:table-cell table:number-columns-repeated="4"/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One Solution</text:p>
          </table:table-cell>
          <table:table-cell office:value-type="string">
            <text:p>https://icomarks.com/ico/One-Solution</text:p>
          </table:table-cell>
          <table:table-cell table:number-columns-repeated="4"/>
        </table:table-row>
        <table:table-row table:style-name="ro1">
          <table:table-cell office:value-type="float" office:value="4251">
            <text:p>4251</text:p>
          </table:table-cell>
          <table:table-cell office:value-type="string">
            <text:p>opakeco</text:p>
          </table:table-cell>
          <table:table-cell office:value-type="string">
            <text:p>https://icomarks.com/ico/opakeco</text:p>
          </table:table-cell>
          <table:table-cell table:number-columns-repeated="4"/>
        </table:table-row>
        <table:table-row table:style-name="ro1">
          <table:table-cell office:value-type="float" office:value="4252">
            <text:p>4252</text:p>
          </table:table-cell>
          <table:table-cell office:value-type="string">
            <text:p>OpenZen</text:p>
          </table:table-cell>
          <table:table-cell office:value-type="string">
            <text:p>https://icomarks.com/ico/OpenZen</text:p>
          </table:table-cell>
          <table:table-cell table:number-columns-repeated="4"/>
        </table:table-row>
        <table:table-row table:style-name="ro1">
          <table:table-cell office:value-type="float" office:value="4253">
            <text:p>4253</text:p>
          </table:table-cell>
          <table:table-cell office:value-type="string">
            <text:p>Orbeum</text:p>
          </table:table-cell>
          <table:table-cell office:value-type="string">
            <text:p>https://icomarks.com/ico/Orbeum</text:p>
          </table:table-cell>
          <table:table-cell table:number-columns-repeated="4"/>
        </table:table-row>
        <table:table-row table:style-name="ro1">
          <table:table-cell office:value-type="float" office:value="4254">
            <text:p>4254</text:p>
          </table:table-cell>
          <table:table-cell office:value-type="string">
            <text:p>Ozinex Exchange Platform</text:p>
          </table:table-cell>
          <table:table-cell office:value-type="string">
            <text:p>https://icomarks.com/ico/Ozinex-Exchange-Platform</text:p>
          </table:table-cell>
          <table:table-cell table:number-columns-repeated="4"/>
        </table:table-row>
        <table:table-row table:style-name="ro1">
          <table:table-cell office:value-type="float" office:value="4256">
            <text:p>4256</text:p>
          </table:table-cell>
          <table:table-cell office:value-type="string">
            <text:p>ParcelX</text:p>
          </table:table-cell>
          <table:table-cell office:value-type="string">
            <text:p>https://icomarks.com/ico/ParcelX</text:p>
          </table:table-cell>
          <table:table-cell table:number-columns-repeated="4"/>
        </table:table-row>
        <table:table-row table:style-name="ro1">
          <table:table-cell office:value-type="float" office:value="4257">
            <text:p>4257</text:p>
          </table:table-cell>
          <table:table-cell office:value-type="string">
            <text:p>PayPro</text:p>
          </table:table-cell>
          <table:table-cell office:value-type="string">
            <text:p>https://icomarks.com/ico/PayPro</text:p>
          </table:table-cell>
          <table:table-cell table:number-columns-repeated="4"/>
        </table:table-row>
        <table:table-row table:style-name="ro1">
          <table:table-cell office:value-type="float" office:value="4258">
            <text:p>4258</text:p>
          </table:table-cell>
          <table:table-cell office:value-type="string">
            <text:p>Pieta</text:p>
          </table:table-cell>
          <table:table-cell office:value-type="string">
            <text:p>https://icomarks.com/ico/Pieta</text:p>
          </table:table-cell>
          <table:table-cell table:number-columns-repeated="4"/>
        </table:table-row>
        <table:table-row table:style-name="ro1">
          <table:table-cell office:value-type="float" office:value="4259">
            <text:p>4259</text:p>
          </table:table-cell>
          <table:table-cell office:value-type="string">
            <text:p>PingPaid</text:p>
          </table:table-cell>
          <table:table-cell office:value-type="string">
            <text:p>https://icomarks.com/ico/PingPaid</text:p>
          </table:table-cell>
          <table:table-cell table:number-columns-repeated="4"/>
        </table:table-row>
        <table:table-row table:style-name="ro1">
          <table:table-cell office:value-type="float" office:value="4260">
            <text:p>4260</text:p>
          </table:table-cell>
          <table:table-cell office:value-type="string">
            <text:p>Pingvalue</text:p>
          </table:table-cell>
          <table:table-cell office:value-type="string">
            <text:p>https://icomarks.com/ico/Pingvalue</text:p>
          </table:table-cell>
          <table:table-cell table:number-columns-repeated="4"/>
        </table:table-row>
        <table:table-row table:style-name="ro1">
          <table:table-cell office:value-type="float" office:value="4261">
            <text:p>4261</text:p>
          </table:table-cell>
          <table:table-cell office:value-type="string">
            <text:p>Pinnacle Brilliance</text:p>
          </table:table-cell>
          <table:table-cell office:value-type="string">
            <text:p>https://icomarks.com/ico/Pinnacle-Brilliance</text:p>
          </table:table-cell>
          <table:table-cell table:number-columns-repeated="4"/>
        </table:table-row>
        <table:table-row table:style-name="ro1">
          <table:table-cell office:value-type="float" office:value="4262">
            <text:p>4262</text:p>
          </table:table-cell>
          <table:table-cell office:value-type="string">
            <text:p>POA Network</text:p>
          </table:table-cell>
          <table:table-cell office:value-type="string">
            <text:p>https://icomarks.com/ico/POA-Network</text:p>
          </table:table-cell>
          <table:table-cell table:number-columns-repeated="4"/>
        </table:table-row>
        <table:table-row table:style-name="ro1">
          <table:table-cell office:value-type="float" office:value="4264">
            <text:p>4264</text:p>
          </table:table-cell>
          <table:table-cell office:value-type="string">
            <text:p>Primex</text:p>
          </table:table-cell>
          <table:table-cell office:value-type="string">
            <text:p>https://icomarks.com/ico/Primex</text:p>
          </table:table-cell>
          <table:table-cell table:number-columns-repeated="4"/>
        </table:table-row>
        <table:table-row table:style-name="ro1">
          <table:table-cell office:value-type="float" office:value="4265">
            <text:p>4265</text:p>
          </table:table-cell>
          <table:table-cell office:value-type="string">
            <text:p>Qilin.Market</text:p>
          </table:table-cell>
          <table:table-cell office:value-type="string">
            <text:p>https://icomarks.com/ico/Qilin.Market</text:p>
          </table:table-cell>
          <table:table-cell table:number-columns-repeated="4"/>
        </table:table-row>
        <table:table-row table:style-name="ro1">
          <table:table-cell office:value-type="float" office:value="4266">
            <text:p>4266</text:p>
          </table:table-cell>
          <table:table-cell office:value-type="string">
            <text:p>QWIQQ ICO</text:p>
          </table:table-cell>
          <table:table-cell office:value-type="string">
            <text:p>https://icomarks.com/ico/QWIQQ-ICO</text:p>
          </table:table-cell>
          <table:table-cell table:number-columns-repeated="4"/>
        </table:table-row>
        <table:table-row table:style-name="ro1">
          <table:table-cell office:value-type="float" office:value="4267">
            <text:p>4267</text:p>
          </table:table-cell>
          <table:table-cell office:value-type="string">
            <text:p>Rakugo</text:p>
          </table:table-cell>
          <table:table-cell office:value-type="string">
            <text:p>https://icomarks.com/ico/Rakugo</text:p>
          </table:table-cell>
          <table:table-cell table:number-columns-repeated="4"/>
        </table:table-row>
        <table:table-row table:style-name="ro1">
          <table:table-cell office:value-type="float" office:value="4268">
            <text:p>4268</text:p>
          </table:table-cell>
          <table:table-cell office:value-type="string">
            <text:p>Rate ICO</text:p>
          </table:table-cell>
          <table:table-cell office:value-type="string">
            <text:p>https://icomarks.com/ico/Rate-ICO</text:p>
          </table:table-cell>
          <table:table-cell table:number-columns-repeated="4"/>
        </table:table-row>
        <table:table-row table:style-name="ro1">
          <table:table-cell office:value-type="float" office:value="4270">
            <text:p>4270</text:p>
          </table:table-cell>
          <table:table-cell office:value-type="string">
            <text:p>Real Property Token</text:p>
          </table:table-cell>
          <table:table-cell office:value-type="string">
            <text:p>https://icomarks.com/ico/Real-Property-Token</text:p>
          </table:table-cell>
          <table:table-cell table:number-columns-repeated="4"/>
        </table:table-row>
        <table:table-row table:style-name="ro1">
          <table:table-cell office:value-type="float" office:value="4272">
            <text:p>4272</text:p>
          </table:table-cell>
          <table:table-cell office:value-type="string">
            <text:p>REVV COIN</text:p>
          </table:table-cell>
          <table:table-cell office:value-type="string">
            <text:p>https://icomarks.com/ico/REVV-COIN</text:p>
          </table:table-cell>
          <table:table-cell table:number-columns-repeated="4"/>
        </table:table-row>
        <table:table-row table:style-name="ro1">
          <table:table-cell office:value-type="float" office:value="4273">
            <text:p>4273</text:p>
          </table:table-cell>
          <table:table-cell office:value-type="string">
            <text:p>Rider Token</text:p>
          </table:table-cell>
          <table:table-cell office:value-type="string">
            <text:p>https://icomarks.com/ico/Rider-Token</text:p>
          </table:table-cell>
          <table:table-cell table:number-columns-repeated="4"/>
        </table:table-row>
        <table:table-row table:style-name="ro1">
          <table:table-cell office:value-type="float" office:value="4274">
            <text:p>4274</text:p>
          </table:table-cell>
          <table:table-cell office:value-type="string">
            <text:p>Rilcoin</text:p>
          </table:table-cell>
          <table:table-cell office:value-type="string">
            <text:p>https://icomarks.com/ico/Rilcoin</text:p>
          </table:table-cell>
          <table:table-cell table:number-columns-repeated="4"/>
        </table:table-row>
        <table:table-row table:style-name="ro1">
          <table:table-cell office:value-type="float" office:value="4275">
            <text:p>4275</text:p>
          </table:table-cell>
          <table:table-cell office:value-type="string">
            <text:p>RipaEx</text:p>
          </table:table-cell>
          <table:table-cell office:value-type="string">
            <text:p>https://icomarks.com/ico/RipaEx</text:p>
          </table:table-cell>
          <table:table-cell table:number-columns-repeated="4"/>
        </table:table-row>
        <table:table-row table:style-name="ro1">
          <table:table-cell office:value-type="float" office:value="4276">
            <text:p>4276</text:p>
          </table:table-cell>
          <table:table-cell office:value-type="string">
            <text:p>Ripio Credit Network</text:p>
          </table:table-cell>
          <table:table-cell office:value-type="string">
            <text:p>https://icomarks.com/ico/Ripio-Credit-Network</text:p>
          </table:table-cell>
          <table:table-cell table:number-columns-repeated="4"/>
        </table:table-row>
        <table:table-row table:style-name="ro1">
          <table:table-cell office:value-type="float" office:value="4277">
            <text:p>4277</text:p>
          </table:table-cell>
          <table:table-cell office:value-type="string">
            <text:p>RuCoin</text:p>
          </table:table-cell>
          <table:table-cell office:value-type="string">
            <text:p>https://icomarks.com/ico/RuCoin</text:p>
          </table:table-cell>
          <table:table-cell table:number-columns-repeated="4"/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SandCoin</text:p>
          </table:table-cell>
          <table:table-cell office:value-type="string">
            <text:p>https://icomarks.com/ico/SandCoin</text:p>
          </table:table-cell>
          <table:table-cell table:number-columns-repeated="4"/>
        </table:table-row>
        <table:table-row table:style-name="ro1">
          <table:table-cell office:value-type="float" office:value="4280">
            <text:p>4280</text:p>
          </table:table-cell>
          <table:table-cell office:value-type="string">
            <text:p>savedroid</text:p>
          </table:table-cell>
          <table:table-cell office:value-type="string">
            <text:p>https://icomarks.com/ico/savedroid</text:p>
          </table:table-cell>
          <table:table-cell table:number-columns-repeated="4"/>
        </table:table-row>
        <table:table-row table:style-name="ro1">
          <table:table-cell office:value-type="float" office:value="4281">
            <text:p>4281</text:p>
          </table:table-cell>
          <table:table-cell office:value-type="string">
            <text:p>SGV-G Technology</text:p>
          </table:table-cell>
          <table:table-cell office:value-type="string">
            <text:p>https://icomarks.com/ico/SGV-G-Technology</text:p>
          </table:table-cell>
          <table:table-cell table:number-columns-repeated="4"/>
        </table:table-row>
        <table:table-row table:style-name="ro1">
          <table:table-cell office:value-type="float" office:value="4283">
            <text:p>4283</text:p>
          </table:table-cell>
          <table:table-cell office:value-type="string">
            <text:p>SkyWay</text:p>
          </table:table-cell>
          <table:table-cell office:value-type="string">
            <text:p>https://icomarks.com/ico/SkyWay</text:p>
          </table:table-cell>
          <table:table-cell table:number-columns-repeated="4"/>
        </table:table-row>
        <table:table-row table:style-name="ro1">
          <table:table-cell office:value-type="float" office:value="4284">
            <text:p>4284</text:p>
          </table:table-cell>
          <table:table-cell office:value-type="string">
            <text:p>SLOGN Logistics</text:p>
          </table:table-cell>
          <table:table-cell office:value-type="string">
            <text:p>https://icomarks.com/ico/SLOGN-Logistics</text:p>
          </table:table-cell>
          <table:table-cell table:number-columns-repeated="4"/>
        </table:table-row>
        <table:table-row table:style-name="ro1">
          <table:table-cell office:value-type="float" office:value="4285">
            <text:p>4285</text:p>
          </table:table-cell>
          <table:table-cell office:value-type="string">
            <text:p>SmartHealthcare</text:p>
          </table:table-cell>
          <table:table-cell office:value-type="string">
            <text:p>https://icomarks.com/ico/SmartHealthcare</text:p>
          </table:table-cell>
          <table:table-cell table:number-columns-repeated="4"/>
        </table:table-row>
        <table:table-row table:style-name="ro1">
          <table:table-cell office:value-type="float" office:value="4286">
            <text:p>4286</text:p>
          </table:table-cell>
          <table:table-cell office:value-type="string">
            <text:p>SmartInsurProtocol</text:p>
          </table:table-cell>
          <table:table-cell office:value-type="string">
            <text:p>https://icomarks.com/ico/SmartInsurProtocol</text:p>
          </table:table-cell>
          <table:table-cell table:number-columns-repeated="4"/>
        </table:table-row>
        <table:table-row table:style-name="ro1">
          <table:table-cell office:value-type="float" office:value="4287">
            <text:p>4287</text:p>
          </table:table-cell>
          <table:table-cell office:value-type="string">
            <text:p>SMRT</text:p>
          </table:table-cell>
          <table:table-cell office:value-type="string">
            <text:p>https://icomarks.com/ico/SMRT</text:p>
          </table:table-cell>
          <table:table-cell table:number-columns-repeated="4"/>
        </table:table-row>
        <table:table-row table:style-name="ro1">
          <table:table-cell office:value-type="float" office:value="4288">
            <text:p>4288</text:p>
          </table:table-cell>
          <table:table-cell office:value-type="string">
            <text:p>SocialMedia.Market</text:p>
          </table:table-cell>
          <table:table-cell office:value-type="string">
            <text:p>https://icomarks.com/ico/SocialMedia.Market</text:p>
          </table:table-cell>
          <table:table-cell table:number-columns-repeated="4"/>
        </table:table-row>
        <table:table-row table:style-name="ro1">
          <table:table-cell office:value-type="float" office:value="4289">
            <text:p>4289</text:p>
          </table:table-cell>
          <table:table-cell office:value-type="string">
            <text:p>SP Estate</text:p>
          </table:table-cell>
          <table:table-cell office:value-type="string">
            <text:p>https://icomarks.com/ico/SP-Estate</text:p>
          </table:table-cell>
          <table:table-cell table:number-columns-repeated="4"/>
        </table:table-row>
        <table:table-row table:style-name="ro1">
          <table:table-cell office:value-type="float" office:value="4290">
            <text:p>4290</text:p>
          </table:table-cell>
          <table:table-cell office:value-type="string">
            <text:p>SportyFi</text:p>
          </table:table-cell>
          <table:table-cell office:value-type="string">
            <text:p>https://icomarks.com/ico/SportyFi</text:p>
          </table:table-cell>
          <table:table-cell table:number-columns-repeated="4"/>
        </table:table-row>
        <table:table-row table:style-name="ro1">
          <table:table-cell office:value-type="float" office:value="4291">
            <text:p>4291</text:p>
          </table:table-cell>
          <table:table-cell office:value-type="string">
            <text:p>Sprtshub</text:p>
          </table:table-cell>
          <table:table-cell office:value-type="string">
            <text:p>https://icomarks.com/ico/Sprtshub</text:p>
          </table:table-cell>
          <table:table-cell table:number-columns-repeated="4"/>
        </table:table-row>
        <table:table-row table:style-name="ro1">
          <table:table-cell office:value-type="float" office:value="4292">
            <text:p>4292</text:p>
          </table:table-cell>
          <table:table-cell office:value-type="string">
            <text:p>Stabilise</text:p>
          </table:table-cell>
          <table:table-cell office:value-type="string">
            <text:p>https://icomarks.com/ico/Stabilise</text:p>
          </table:table-cell>
          <table:table-cell table:number-columns-repeated="4"/>
        </table:table-row>
        <table:table-row table:style-name="ro1">
          <table:table-cell office:value-type="float" office:value="4293">
            <text:p>4293</text:p>
          </table:table-cell>
          <table:table-cell office:value-type="string">
            <text:p>Staramba</text:p>
          </table:table-cell>
          <table:table-cell office:value-type="string">
            <text:p>https://icomarks.com/ico/Staramba</text:p>
          </table:table-cell>
          <table:table-cell table:number-columns-repeated="4"/>
        </table:table-row>
        <table:table-row table:style-name="ro1">
          <table:table-cell office:value-type="float" office:value="4294">
            <text:p>4294</text:p>
          </table:table-cell>
          <table:table-cell office:value-type="string">
            <text:p>Stash</text:p>
          </table:table-cell>
          <table:table-cell office:value-type="string">
            <text:p>https://icomarks.com/ico/Stash</text:p>
          </table:table-cell>
          <table:table-cell table:number-columns-repeated="4"/>
        </table:table-row>
        <table:table-row table:style-name="ro1">
          <table:table-cell office:value-type="float" office:value="4295">
            <text:p>4295</text:p>
          </table:table-cell>
          <table:table-cell office:value-type="string">
            <text:p>StasyQ</text:p>
          </table:table-cell>
          <table:table-cell office:value-type="string">
            <text:p>https://icomarks.com/ico/StasyQ</text:p>
          </table:table-cell>
          <table:table-cell table:number-columns-repeated="4"/>
        </table:table-row>
        <table:table-row table:style-name="ro1">
          <table:table-cell office:value-type="float" office:value="4297">
            <text:p>4297</text:p>
          </table:table-cell>
          <table:table-cell office:value-type="string">
            <text:p>STK</text:p>
          </table:table-cell>
          <table:table-cell office:value-type="string">
            <text:p>https://icomarks.com/ico/STK</text:p>
          </table:table-cell>
          <table:table-cell table:number-columns-repeated="4"/>
        </table:table-row>
        <table:table-row table:style-name="ro1">
          <table:table-cell office:value-type="float" office:value="4298">
            <text:p>4298</text:p>
          </table:table-cell>
          <table:table-cell office:value-type="string">
            <text:p>StockBlock</text:p>
          </table:table-cell>
          <table:table-cell office:value-type="string">
            <text:p>https://icomarks.com/ico/StockBlock</text:p>
          </table:table-cell>
          <table:table-cell table:number-columns-repeated="4"/>
        </table:table-row>
        <table:table-row table:style-name="ro1">
          <table:table-cell office:value-type="float" office:value="4299">
            <text:p>4299</text:p>
          </table:table-cell>
          <table:table-cell office:value-type="string">
            <text:p>Stream41</text:p>
          </table:table-cell>
          <table:table-cell office:value-type="string">
            <text:p>https://icomarks.com/ico/Stream41</text:p>
          </table:table-cell>
          <table:table-cell table:number-columns-repeated="4"/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STYRAS</text:p>
          </table:table-cell>
          <table:table-cell office:value-type="string">
            <text:p>https://icomarks.com/ico/STYRAS</text:p>
          </table:table-cell>
          <table:table-cell table:number-columns-repeated="4"/>
        </table:table-row>
        <table:table-row table:style-name="ro1">
          <table:table-cell office:value-type="float" office:value="4302">
            <text:p>4302</text:p>
          </table:table-cell>
          <table:table-cell office:value-type="string">
            <text:p>Support Chain</text:p>
          </table:table-cell>
          <table:table-cell office:value-type="string">
            <text:p>https://icomarks.com/ico/Support-Chain</text:p>
          </table:table-cell>
          <table:table-cell table:number-columns-repeated="4"/>
        </table:table-row>
        <table:table-row table:style-name="ro1">
          <table:table-cell office:value-type="float" office:value="4303">
            <text:p>4303</text:p>
          </table:table-cell>
          <table:table-cell office:value-type="string">
            <text:p>Surveychain</text:p>
          </table:table-cell>
          <table:table-cell office:value-type="string">
            <text:p>https://icomarks.com/ico/Surveychain</text:p>
          </table:table-cell>
          <table:table-cell table:number-columns-repeated="4"/>
        </table:table-row>
        <table:table-row table:style-name="ro1">
          <table:table-cell office:value-type="float" office:value="4305">
            <text:p>4305</text:p>
          </table:table-cell>
          <table:table-cell office:value-type="string">
            <text:p>Synapse</text:p>
          </table:table-cell>
          <table:table-cell office:value-type="string">
            <text:p>https://icomarks.com/ico/Synapse</text:p>
          </table:table-cell>
          <table:table-cell table:number-columns-repeated="4"/>
        </table:table-row>
        <table:table-row table:style-name="ro1">
          <table:table-cell office:value-type="float" office:value="4306">
            <text:p>4306</text:p>
          </table:table-cell>
          <table:table-cell office:value-type="string">
            <text:p>TaxiCash</text:p>
          </table:table-cell>
          <table:table-cell office:value-type="string">
            <text:p>https://icomarks.com/ico/TaxiCash</text:p>
          </table:table-cell>
          <table:table-cell table:number-columns-repeated="4"/>
        </table:table-row>
        <table:table-row table:style-name="ro1">
          <table:table-cell office:value-type="float" office:value="4307">
            <text:p>4307</text:p>
          </table:table-cell>
          <table:table-cell office:value-type="string">
            <text:p>TechBench</text:p>
          </table:table-cell>
          <table:table-cell office:value-type="string">
            <text:p>https://icomarks.com/ico/TechBench</text:p>
          </table:table-cell>
          <table:table-cell table:number-columns-repeated="4"/>
        </table:table-row>
        <table:table-row table:style-name="ro1">
          <table:table-cell office:value-type="float" office:value="4308">
            <text:p>4308</text:p>
          </table:table-cell>
          <table:table-cell office:value-type="string">
            <text:p>TEND</text:p>
          </table:table-cell>
          <table:table-cell office:value-type="string">
            <text:p>https://icomarks.com/ico/TEND</text:p>
          </table:table-cell>
          <table:table-cell table:number-columns-repeated="4"/>
        </table:table-row>
        <table:table-row table:style-name="ro1">
          <table:table-cell office:value-type="float" office:value="4310">
            <text:p>4310</text:p>
          </table:table-cell>
          <table:table-cell office:value-type="string">
            <text:p>The Veris Foundation</text:p>
          </table:table-cell>
          <table:table-cell office:value-type="string">
            <text:p>https://icomarks.com/ico/The-Veris-Foundation</text:p>
          </table:table-cell>
          <table:table-cell table:number-columns-repeated="4"/>
        </table:table-row>
        <table:table-row table:style-name="ro1">
          <table:table-cell office:value-type="float" office:value="4312">
            <text:p>4312</text:p>
          </table:table-cell>
          <table:table-cell office:value-type="string">
            <text:p>Thrive</text:p>
          </table:table-cell>
          <table:table-cell office:value-type="string">
            <text:p>https://icomarks.com/ico/Thrive</text:p>
          </table:table-cell>
          <table:table-cell table:number-columns-repeated="4"/>
        </table:table-row>
        <table:table-row table:style-name="ro1">
          <table:table-cell office:value-type="float" office:value="4313">
            <text:p>4313</text:p>
          </table:table-cell>
          <table:table-cell office:value-type="string">
            <text:p>TokenPay</text:p>
          </table:table-cell>
          <table:table-cell office:value-type="string">
            <text:p>https://icomarks.com/ico/TokenPay</text:p>
          </table:table-cell>
          <table:table-cell table:number-columns-repeated="4"/>
        </table:table-row>
        <table:table-row table:style-name="ro1">
          <table:table-cell office:value-type="float" office:value="4314">
            <text:p>4314</text:p>
          </table:table-cell>
          <table:table-cell office:value-type="string">
            <text:p>Toplancer</text:p>
          </table:table-cell>
          <table:table-cell office:value-type="string">
            <text:p>https://icomarks.com/ico/Toplancer</text:p>
          </table:table-cell>
          <table:table-cell table:number-columns-repeated="4"/>
        </table:table-row>
        <table:table-row table:style-name="ro1">
          <table:table-cell office:value-type="float" office:value="4315">
            <text:p>4315</text:p>
          </table:table-cell>
          <table:table-cell office:value-type="string">
            <text:p>TradeOne</text:p>
          </table:table-cell>
          <table:table-cell office:value-type="string">
            <text:p>https://icomarks.com/ico/TradeOne</text:p>
          </table:table-cell>
          <table:table-cell table:number-columns-repeated="4"/>
        </table:table-row>
        <table:table-row table:style-name="ro1">
          <table:table-cell office:value-type="float" office:value="4317">
            <text:p>4317</text:p>
          </table:table-cell>
          <table:table-cell office:value-type="string">
            <text:p>TreeBlock</text:p>
          </table:table-cell>
          <table:table-cell office:value-type="string">
            <text:p>https://icomarks.com/ico/TreeBlock</text:p>
          </table:table-cell>
          <table:table-cell table:number-columns-repeated="4"/>
        </table:table-row>
        <table:table-row table:style-name="ro1">
          <table:table-cell office:value-type="float" office:value="4318">
            <text:p>4318</text:p>
          </table:table-cell>
          <table:table-cell office:value-type="string">
            <text:p>Trufield</text:p>
          </table:table-cell>
          <table:table-cell office:value-type="string">
            <text:p>https://icomarks.com/ico/Trufield</text:p>
          </table:table-cell>
          <table:table-cell table:number-columns-repeated="4"/>
        </table:table-row>
        <table:table-row table:style-name="ro1">
          <table:table-cell office:value-type="float" office:value="4320">
            <text:p>4320</text:p>
          </table:table-cell>
          <table:table-cell office:value-type="string">
            <text:p>Truxir</text:p>
          </table:table-cell>
          <table:table-cell office:value-type="string">
            <text:p>https://icomarks.com/ico/Truxir</text:p>
          </table:table-cell>
          <table:table-cell table:number-columns-repeated="4"/>
        </table:table-row>
        <table:table-row table:style-name="ro1">
          <table:table-cell office:value-type="float" office:value="4322">
            <text:p>4322</text:p>
          </table:table-cell>
          <table:table-cell office:value-type="string">
            <text:p>Union</text:p>
          </table:table-cell>
          <table:table-cell office:value-type="string">
            <text:p>https://icomarks.com/ico/Union</text:p>
          </table:table-cell>
          <table:table-cell table:number-columns-repeated="4"/>
        </table:table-row>
        <table:table-row table:style-name="ro1">
          <table:table-cell office:value-type="float" office:value="4324">
            <text:p>4324</text:p>
          </table:table-cell>
          <table:table-cell office:value-type="string">
            <text:p>UpFinex</text:p>
          </table:table-cell>
          <table:table-cell office:value-type="string">
            <text:p>https://icomarks.com/ico/UpFinex</text:p>
          </table:table-cell>
          <table:table-cell table:number-columns-repeated="4"/>
        </table:table-row>
        <table:table-row table:style-name="ro1">
          <table:table-cell office:value-type="float" office:value="4326">
            <text:p>4326</text:p>
          </table:table-cell>
          <table:table-cell office:value-type="string">
            <text:p>VANM</text:p>
          </table:table-cell>
          <table:table-cell office:value-type="string">
            <text:p>https://icomarks.com/ico/VANM</text:p>
          </table:table-cell>
          <table:table-cell table:number-columns-repeated="4"/>
        </table:table-row>
        <table:table-row table:style-name="ro1">
          <table:table-cell office:value-type="float" office:value="4327">
            <text:p>4327</text:p>
          </table:table-cell>
          <table:table-cell office:value-type="string">
            <text:p>VenjoCoin</text:p>
          </table:table-cell>
          <table:table-cell office:value-type="string">
            <text:p>https://icomarks.com/ico/VenjoCoin</text:p>
          </table:table-cell>
          <table:table-cell table:number-columns-repeated="4"/>
        </table:table-row>
        <table:table-row table:style-name="ro1">
          <table:table-cell office:value-type="float" office:value="4328">
            <text:p>4328</text:p>
          </table:table-cell>
          <table:table-cell office:value-type="string">
            <text:p>Vertix</text:p>
          </table:table-cell>
          <table:table-cell office:value-type="string">
            <text:p>https://icomarks.com/ico/Vertix</text:p>
          </table:table-cell>
          <table:table-cell table:number-columns-repeated="4"/>
        </table:table-row>
        <table:table-row table:style-name="ro1">
          <table:table-cell office:value-type="float" office:value="4329">
            <text:p>4329</text:p>
          </table:table-cell>
          <table:table-cell office:value-type="string">
            <text:p>VETRI</text:p>
          </table:table-cell>
          <table:table-cell office:value-type="string">
            <text:p>https://icomarks.com/ico/VETRI</text:p>
          </table:table-cell>
          <table:table-cell table:number-columns-repeated="4"/>
        </table:table-row>
        <table:table-row table:style-name="ro1">
          <table:table-cell office:value-type="float" office:value="4330">
            <text:p>4330</text:p>
          </table:table-cell>
          <table:table-cell office:value-type="string">
            <text:p>VFarm</text:p>
          </table:table-cell>
          <table:table-cell office:value-type="string">
            <text:p>https://icomarks.com/ico/VFarm</text:p>
          </table:table-cell>
          <table:table-cell table:number-columns-repeated="4"/>
        </table:table-row>
        <table:table-row table:style-name="ro1">
          <table:table-cell office:value-type="float" office:value="4331">
            <text:p>4331</text:p>
          </table:table-cell>
          <table:table-cell office:value-type="string">
            <text:p>VICECOIN</text:p>
          </table:table-cell>
          <table:table-cell office:value-type="string">
            <text:p>https://icomarks.com/ico/VICECOIN</text:p>
          </table:table-cell>
          <table:table-cell table:number-columns-repeated="4"/>
        </table:table-row>
        <table:table-row table:style-name="ro1">
          <table:table-cell office:value-type="float" office:value="4333">
            <text:p>4333</text:p>
          </table:table-cell>
          <table:table-cell office:value-type="string">
            <text:p>VocoNetwork</text:p>
          </table:table-cell>
          <table:table-cell office:value-type="string">
            <text:p>https://icomarks.com/ico/VocoNetwork</text:p>
          </table:table-cell>
          <table:table-cell table:number-columns-repeated="4"/>
        </table:table-row>
        <table:table-row table:style-name="ro1">
          <table:table-cell office:value-type="float" office:value="4334">
            <text:p>4334</text:p>
          </table:table-cell>
          <table:table-cell office:value-type="string">
            <text:p>VRBTC</text:p>
          </table:table-cell>
          <table:table-cell office:value-type="string">
            <text:p>https://icomarks.com/ico/VRBTC</text:p>
          </table:table-cell>
          <table:table-cell table:number-columns-repeated="4"/>
        </table:table-row>
        <table:table-row table:style-name="ro1">
          <table:table-cell office:value-type="float" office:value="4335">
            <text:p>4335</text:p>
          </table:table-cell>
          <table:table-cell office:value-type="string">
            <text:p>winkPark</text:p>
          </table:table-cell>
          <table:table-cell office:value-type="string">
            <text:p>https://icomarks.com/ico/winkPark</text:p>
          </table:table-cell>
          <table:table-cell table:number-columns-repeated="4"/>
        </table:table-row>
        <table:table-row table:style-name="ro1">
          <table:table-cell office:value-type="float" office:value="4336">
            <text:p>4336</text:p>
          </table:table-cell>
          <table:table-cell office:value-type="string">
            <text:p>Wishcoin</text:p>
          </table:table-cell>
          <table:table-cell office:value-type="string">
            <text:p>https://icomarks.com/ico/Wishcoin</text:p>
          </table:table-cell>
          <table:table-cell table:number-columns-repeated="4"/>
        </table:table-row>
        <table:table-row table:style-name="ro1">
          <table:table-cell office:value-type="float" office:value="4337">
            <text:p>4337</text:p>
          </table:table-cell>
          <table:table-cell office:value-type="string">
            <text:p>World Turtle Coin</text:p>
          </table:table-cell>
          <table:table-cell office:value-type="string">
            <text:p>https://icomarks.com/ico/World-Turtle-Coin</text:p>
          </table:table-cell>
          <table:table-cell table:number-columns-repeated="4"/>
        </table:table-row>
        <table:table-row table:style-name="ro1">
          <table:table-cell office:value-type="float" office:value="4338">
            <text:p>4338</text:p>
          </table:table-cell>
          <table:table-cell office:value-type="string">
            <text:p>WorldCore</text:p>
          </table:table-cell>
          <table:table-cell office:value-type="string">
            <text:p>https://icomarks.com/ico/WorldCore</text:p>
          </table:table-cell>
          <table:table-cell table:number-columns-repeated="4"/>
        </table:table-row>
        <table:table-row table:style-name="ro1">
          <table:table-cell office:value-type="float" office:value="4339">
            <text:p>4339</text:p>
          </table:table-cell>
          <table:table-cell office:value-type="string">
            <text:p>WYRIFY</text:p>
          </table:table-cell>
          <table:table-cell office:value-type="string">
            <text:p>https://icomarks.com/ico/WYRIFY</text:p>
          </table:table-cell>
          <table:table-cell table:number-columns-repeated="4"/>
        </table:table-row>
        <table:table-row table:style-name="ro1">
          <table:table-cell office:value-type="float" office:value="4340">
            <text:p>4340</text:p>
          </table:table-cell>
          <table:table-cell office:value-type="string">
            <text:p>YouToken</text:p>
          </table:table-cell>
          <table:table-cell office:value-type="string">
            <text:p>https://icomarks.com/ico/YouToken</text:p>
          </table:table-cell>
          <table:table-cell table:number-columns-repeated="4"/>
        </table:table-row>
        <table:table-row table:style-name="ro1">
          <table:table-cell office:value-type="float" office:value="4341">
            <text:p>4341</text:p>
          </table:table-cell>
          <table:table-cell office:value-type="string">
            <text:p>ZED</text:p>
          </table:table-cell>
          <table:table-cell office:value-type="string">
            <text:p>https://icomarks.com/ico/ZED</text:p>
          </table:table-cell>
          <table:table-cell table:number-columns-repeated="4"/>
        </table:table-row>
        <table:table-row table:style-name="ro1">
          <table:table-cell office:value-type="float" office:value="4342">
            <text:p>4342</text:p>
          </table:table-cell>
          <table:table-cell office:value-type="string">
            <text:p>Zempa</text:p>
          </table:table-cell>
          <table:table-cell office:value-type="string">
            <text:p>https://icomarks.com/ico/Zempa</text:p>
          </table:table-cell>
          <table:table-cell table:number-columns-repeated="4"/>
        </table:table-row>
        <table:table-row table:style-name="ro1">
          <table:table-cell office:value-type="float" office:value="4344">
            <text:p>4344</text:p>
          </table:table-cell>
          <table:table-cell office:value-type="string">
            <text:p>Zipper</text:p>
          </table:table-cell>
          <table:table-cell office:value-type="string">
            <text:p>https://icomarks.com/ico/Zipper</text:p>
          </table:table-cell>
          <table:table-cell table:number-columns-repeated="4"/>
        </table:table-row>
        <table:table-row table:style-name="ro1">
          <table:table-cell office:value-type="float" office:value="4345">
            <text:p>4345</text:p>
          </table:table-cell>
          <table:table-cell office:value-type="string">
            <text:p>Zupply</text:p>
          </table:table-cell>
          <table:table-cell office:value-type="string">
            <text:p>https://icomarks.com/ico/Zupply</text:p>
          </table:table-cell>
          <table:table-cell table:number-columns-repeated="4"/>
        </table:table-row>
        <table:table-row table:style-name="ro1">
          <table:table-cell office:value-type="float" office:value="4346">
            <text:p>4346</text:p>
          </table:table-cell>
          <table:table-cell office:value-type="string">
            <text:p>ZXC Exchange</text:p>
          </table:table-cell>
          <table:table-cell office:value-type="string">
            <text:p>https://icomarks.com/ico/ZXC-Exchange</text:p>
          </table:table-cell>
          <table:table-cell table:number-columns-repeated="4"/>
        </table:table-row>
        <table:table-row table:style-name="ro1">
          <table:table-cell office:value-type="float" office:value="4347">
            <text:p>4347</text:p>
          </table:table-cell>
          <table:table-cell office:value-type="string">
            <text:p>0chain</text:p>
          </table:table-cell>
          <table:table-cell office:value-type="string">
            <text:p>https://icomarks.com/ico/0chain</text:p>
          </table:table-cell>
          <table:table-cell table:number-columns-repeated="4"/>
        </table:table-row>
        <table:table-row table:style-name="ro1">
          <table:table-cell office:value-type="float" office:value="4348">
            <text:p>4348</text:p>
          </table:table-cell>
          <table:table-cell office:value-type="string">
            <text:p>0x</text:p>
          </table:table-cell>
          <table:table-cell office:value-type="string">
            <text:p>https://icomarks.com/ico/0x</text:p>
          </table:table-cell>
          <table:table-cell table:number-columns-repeated="4"/>
        </table:table-row>
        <table:table-row table:style-name="ro1">
          <table:table-cell office:value-type="float" office:value="4349">
            <text:p>4349</text:p>
          </table:table-cell>
          <table:table-cell office:value-type="string">
            <text:p>AAA Coin</text:p>
          </table:table-cell>
          <table:table-cell office:value-type="string">
            <text:p>https://icomarks.com/ico/AAA-Coin</text:p>
          </table:table-cell>
          <table:table-cell table:number-columns-repeated="4"/>
        </table:table-row>
        <table:table-row table:style-name="ro1">
          <table:table-cell office:value-type="float" office:value="4350">
            <text:p>4350</text:p>
          </table:table-cell>
          <table:table-cell office:value-type="string">
            <text:p>AICoin</text:p>
          </table:table-cell>
          <table:table-cell office:value-type="string">
            <text:p>https://icomarks.com/ico/AICoin</text:p>
          </table:table-cell>
          <table:table-cell table:number-columns-repeated="4"/>
        </table:table-row>
        <table:table-row table:style-name="ro1">
          <table:table-cell office:value-type="float" office:value="4351">
            <text:p>4351</text:p>
          </table:table-cell>
          <table:table-cell office:value-type="string">
            <text:p>AIDA</text:p>
          </table:table-cell>
          <table:table-cell office:value-type="string">
            <text:p>https://icomarks.com/ico/AIDA</text:p>
          </table:table-cell>
          <table:table-cell table:number-columns-repeated="4"/>
        </table:table-row>
        <table:table-row table:style-name="ro1">
          <table:table-cell office:value-type="float" office:value="4352">
            <text:p>4352</text:p>
          </table:table-cell>
          <table:table-cell office:value-type="string">
            <text:p>AKM GLOBAL</text:p>
          </table:table-cell>
          <table:table-cell office:value-type="string">
            <text:p>https://icomarks.com/ico/AKM-GLOBAL</text:p>
          </table:table-cell>
          <table:table-cell table:number-columns-repeated="4"/>
        </table:table-row>
        <table:table-row table:style-name="ro1">
          <table:table-cell office:value-type="float" office:value="4353">
            <text:p>4353</text:p>
          </table:table-cell>
          <table:table-cell office:value-type="string">
            <text:p>Alendoo</text:p>
          </table:table-cell>
          <table:table-cell office:value-type="string">
            <text:p>https://icomarks.com/ico/Alendoo</text:p>
          </table:table-cell>
          <table:table-cell table:number-columns-repeated="4"/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AllForMiner</text:p>
          </table:table-cell>
          <table:table-cell office:value-type="string">
            <text:p>https://icomarks.com/ico/AllForMiner</text:p>
          </table:table-cell>
          <table:table-cell table:number-columns-repeated="4"/>
        </table:table-row>
        <table:table-row table:style-name="ro1">
          <table:table-cell office:value-type="float" office:value="4355">
            <text:p>4355</text:p>
          </table:table-cell>
          <table:table-cell office:value-type="string">
            <text:p>Amorito</text:p>
          </table:table-cell>
          <table:table-cell office:value-type="string">
            <text:p>https://icomarks.com/ico/Amorito</text:p>
          </table:table-cell>
          <table:table-cell table:number-columns-repeated="4"/>
        </table:table-row>
        <table:table-row table:style-name="ro1">
          <table:table-cell office:value-type="float" office:value="4356">
            <text:p>4356</text:p>
          </table:table-cell>
          <table:table-cell office:value-type="string">
            <text:p>ARBITRAGING</text:p>
          </table:table-cell>
          <table:table-cell office:value-type="string">
            <text:p>https://icomarks.com/ico/ARBITRAGING</text:p>
          </table:table-cell>
          <table:table-cell table:number-columns-repeated="4"/>
        </table:table-row>
        <table:table-row table:style-name="ro1">
          <table:table-cell office:value-type="float" office:value="4357">
            <text:p>4357</text:p>
          </table:table-cell>
          <table:table-cell office:value-type="string">
            <text:p>Armors Labs</text:p>
          </table:table-cell>
          <table:table-cell office:value-type="string">
            <text:p>https://icomarks.com/ico/Armors-Labs</text:p>
          </table:table-cell>
          <table:table-cell table:number-columns-repeated="4"/>
        </table:table-row>
        <table:table-row table:style-name="ro1">
          <table:table-cell office:value-type="float" office:value="4359">
            <text:p>4359</text:p>
          </table:table-cell>
          <table:table-cell office:value-type="string">
            <text:p>Aston</text:p>
          </table:table-cell>
          <table:table-cell office:value-type="string">
            <text:p>https://icomarks.com/ico/Aston</text:p>
          </table:table-cell>
          <table:table-cell table:number-columns-repeated="4"/>
        </table:table-row>
        <table:table-row table:style-name="ro1">
          <table:table-cell office:value-type="float" office:value="4360">
            <text:p>4360</text:p>
          </table:table-cell>
          <table:table-cell office:value-type="string">
            <text:p>Attention Network</text:p>
          </table:table-cell>
          <table:table-cell office:value-type="string">
            <text:p>https://icomarks.com/ico/Attention-Network</text:p>
          </table:table-cell>
          <table:table-cell table:number-columns-repeated="4"/>
        </table:table-row>
        <table:table-row table:style-name="ro1">
          <table:table-cell office:value-type="float" office:value="4361">
            <text:p>4361</text:p>
          </table:table-cell>
          <table:table-cell office:value-type="string">
            <text:p>Avalon</text:p>
          </table:table-cell>
          <table:table-cell office:value-type="string">
            <text:p>https://icomarks.com/ico/Avalon</text:p>
          </table:table-cell>
          <table:table-cell table:number-columns-repeated="4"/>
        </table:table-row>
        <table:table-row table:style-name="ro1">
          <table:table-cell office:value-type="float" office:value="4362">
            <text:p>4362</text:p>
          </table:table-cell>
          <table:table-cell office:value-type="string">
            <text:p>AZ FundChain</text:p>
          </table:table-cell>
          <table:table-cell office:value-type="string">
            <text:p>https://icomarks.com/ico/AZ-FundChain</text:p>
          </table:table-cell>
          <table:table-cell table:number-columns-repeated="4"/>
        </table:table-row>
        <table:table-row table:style-name="ro1">
          <table:table-cell office:value-type="float" office:value="4363">
            <text:p>4363</text:p>
          </table:table-cell>
          <table:table-cell office:value-type="string">
            <text:p>BABB</text:p>
          </table:table-cell>
          <table:table-cell office:value-type="string">
            <text:p>https://icomarks.com/ico/BABB</text:p>
          </table:table-cell>
          <table:table-cell table:number-columns-repeated="4"/>
        </table:table-row>
        <table:table-row table:style-name="ro1">
          <table:table-cell office:value-type="float" office:value="4364">
            <text:p>4364</text:p>
          </table:table-cell>
          <table:table-cell office:value-type="string">
            <text:p>BeeMedics</text:p>
          </table:table-cell>
          <table:table-cell office:value-type="string">
            <text:p>https://icomarks.com/ico/BeeMedics</text:p>
          </table:table-cell>
          <table:table-cell table:number-columns-repeated="4"/>
        </table:table-row>
        <table:table-row table:style-name="ro1">
          <table:table-cell office:value-type="float" office:value="4365">
            <text:p>4365</text:p>
          </table:table-cell>
          <table:table-cell office:value-type="string">
            <text:p>benefitcoin</text:p>
          </table:table-cell>
          <table:table-cell office:value-type="string">
            <text:p>https://icomarks.com/ico/benefitcoin</text:p>
          </table:table-cell>
          <table:table-cell table:number-columns-repeated="4"/>
        </table:table-row>
        <table:table-row table:style-name="ro1">
          <table:table-cell office:value-type="float" office:value="4366">
            <text:p>4366</text:p>
          </table:table-cell>
          <table:table-cell office:value-type="string">
            <text:p>Binocoin</text:p>
          </table:table-cell>
          <table:table-cell office:value-type="string">
            <text:p>https://icomarks.com/ico/Binocoin</text:p>
          </table:table-cell>
          <table:table-cell table:number-columns-repeated="4"/>
        </table:table-row>
        <table:table-row table:style-name="ro1">
          <table:table-cell office:value-type="float" office:value="4367">
            <text:p>4367</text:p>
          </table:table-cell>
          <table:table-cell office:value-type="string">
            <text:p>Bionic</text:p>
          </table:table-cell>
          <table:table-cell office:value-type="string">
            <text:p>https://icomarks.com/ico/Bionic</text:p>
          </table:table-cell>
          <table:table-cell table:number-columns-repeated="4"/>
        </table:table-row>
        <table:table-row table:style-name="ro1">
          <table:table-cell office:value-type="float" office:value="4368">
            <text:p>4368</text:p>
          </table:table-cell>
          <table:table-cell office:value-type="string">
            <text:p>Bit-Paradise</text:p>
          </table:table-cell>
          <table:table-cell office:value-type="string">
            <text:p>https://icomarks.com/ico/Bit-Paradise</text:p>
          </table:table-cell>
          <table:table-cell table:number-columns-repeated="4"/>
        </table:table-row>
        <table:table-row table:style-name="ro1">
          <table:table-cell office:value-type="float" office:value="4369">
            <text:p>4369</text:p>
          </table:table-cell>
          <table:table-cell office:value-type="string">
            <text:p>BitBounce</text:p>
          </table:table-cell>
          <table:table-cell office:value-type="string">
            <text:p>https://icomarks.com/ico/BitBounce</text:p>
          </table:table-cell>
          <table:table-cell table:number-columns-repeated="4"/>
        </table:table-row>
        <table:table-row table:style-name="ro1">
          <table:table-cell office:value-type="float" office:value="4370">
            <text:p>4370</text:p>
          </table:table-cell>
          <table:table-cell office:value-type="string">
            <text:p>BitDouble</text:p>
          </table:table-cell>
          <table:table-cell office:value-type="string">
            <text:p>https://icomarks.com/ico/BitDouble</text:p>
          </table:table-cell>
          <table:table-cell table:number-columns-repeated="4"/>
        </table:table-row>
        <table:table-row table:style-name="ro1">
          <table:table-cell office:value-type="float" office:value="4371">
            <text:p>4371</text:p>
          </table:table-cell>
          <table:table-cell office:value-type="string">
            <text:p>BiteCoin Network</text:p>
          </table:table-cell>
          <table:table-cell office:value-type="string">
            <text:p>https://icomarks.com/ico/BiteCoin-Network</text:p>
          </table:table-cell>
          <table:table-cell table:number-columns-repeated="4"/>
        </table:table-row>
        <table:table-row table:style-name="ro1">
          <table:table-cell office:value-type="float" office:value="4372">
            <text:p>4372</text:p>
          </table:table-cell>
          <table:table-cell office:value-type="string">
            <text:p>BitherCash</text:p>
          </table:table-cell>
          <table:table-cell office:value-type="string">
            <text:p>https://icomarks.com/ico/BitherCash</text:p>
          </table:table-cell>
          <table:table-cell table:number-columns-repeated="4"/>
        </table:table-row>
        <table:table-row table:style-name="ro1">
          <table:table-cell office:value-type="float" office:value="4373">
            <text:p>4373</text:p>
          </table:table-cell>
          <table:table-cell office:value-type="string">
            <text:p>Bits Digit</text:p>
          </table:table-cell>
          <table:table-cell office:value-type="string">
            <text:p>https://icomarks.com/ico/Bits-Digit</text:p>
          </table:table-cell>
          <table:table-cell table:number-columns-repeated="4"/>
        </table:table-row>
        <table:table-row table:style-name="ro1">
          <table:table-cell office:value-type="float" office:value="4374">
            <text:p>4374</text:p>
          </table:table-cell>
          <table:table-cell office:value-type="string">
            <text:p>Bitshares Media</text:p>
          </table:table-cell>
          <table:table-cell office:value-type="string">
            <text:p>https://icomarks.com/ico/Bitshares-Media</text:p>
          </table:table-cell>
          <table:table-cell table:number-columns-repeated="4"/>
        </table:table-row>
        <table:table-row table:style-name="ro1">
          <table:table-cell office:value-type="float" office:value="4375">
            <text:p>4375</text:p>
          </table:table-cell>
          <table:table-cell office:value-type="string">
            <text:p>Bitsync</text:p>
          </table:table-cell>
          <table:table-cell office:value-type="string">
            <text:p>https://icomarks.com/ico/Bitsync</text:p>
          </table:table-cell>
          <table:table-cell table:number-columns-repeated="4"/>
        </table:table-row>
        <table:table-row table:style-name="ro1">
          <table:table-cell office:value-type="float" office:value="4376">
            <text:p>4376</text:p>
          </table:table-cell>
          <table:table-cell office:value-type="string">
            <text:p>BlockFood</text:p>
          </table:table-cell>
          <table:table-cell office:value-type="string">
            <text:p>https://icomarks.com/ico/BlockFood</text:p>
          </table:table-cell>
          <table:table-cell table:number-columns-repeated="4"/>
        </table:table-row>
        <table:table-row table:style-name="ro1">
          <table:table-cell office:value-type="float" office:value="4377">
            <text:p>4377</text:p>
          </table:table-cell>
          <table:table-cell office:value-type="string">
            <text:p>Blockstack</text:p>
          </table:table-cell>
          <table:table-cell office:value-type="string">
            <text:p>https://icomarks.com/ico/Blockstack</text:p>
          </table:table-cell>
          <table:table-cell table:number-columns-repeated="4"/>
        </table:table-row>
        <table:table-row table:style-name="ro1">
          <table:table-cell office:value-type="float" office:value="4378">
            <text:p>4378</text:p>
          </table:table-cell>
          <table:table-cell office:value-type="string">
            <text:p>Bodhi</text:p>
          </table:table-cell>
          <table:table-cell office:value-type="string">
            <text:p>https://icomarks.com/ico/Bodhi</text:p>
          </table:table-cell>
          <table:table-cell table:number-columns-repeated="4"/>
        </table:table-row>
        <table:table-row table:style-name="ro1">
          <table:table-cell office:value-type="float" office:value="4379">
            <text:p>4379</text:p>
          </table:table-cell>
          <table:table-cell office:value-type="string">
            <text:p>Bucky</text:p>
          </table:table-cell>
          <table:table-cell office:value-type="string">
            <text:p>https://icomarks.com/ico/Bucky</text:p>
          </table:table-cell>
          <table:table-cell table:number-columns-repeated="4"/>
        </table:table-row>
        <table:table-row table:style-name="ro1">
          <table:table-cell office:value-type="float" office:value="4380">
            <text:p>4380</text:p>
          </table:table-cell>
          <table:table-cell office:value-type="string">
            <text:p>Bumo</text:p>
          </table:table-cell>
          <table:table-cell office:value-type="string">
            <text:p>https://icomarks.com/ico/Bumo</text:p>
          </table:table-cell>
          <table:table-cell table:number-columns-repeated="4"/>
        </table:table-row>
        <table:table-row table:style-name="ro1">
          <table:table-cell office:value-type="float" office:value="4381">
            <text:p>4381</text:p>
          </table:table-cell>
          <table:table-cell office:value-type="string">
            <text:p>Burstex</text:p>
          </table:table-cell>
          <table:table-cell office:value-type="string">
            <text:p>https://icomarks.com/ico/Burstex</text:p>
          </table:table-cell>
          <table:table-cell table:number-columns-repeated="4"/>
        </table:table-row>
        <table:table-row table:style-name="ro1">
          <table:table-cell office:value-type="float" office:value="4382">
            <text:p>4382</text:p>
          </table:table-cell>
          <table:table-cell office:value-type="string">
            <text:p>Celestial Coin</text:p>
          </table:table-cell>
          <table:table-cell office:value-type="string">
            <text:p>https://icomarks.com/ico/Celestial-Coin</text:p>
          </table:table-cell>
          <table:table-cell table:number-columns-repeated="4"/>
        </table:table-row>
        <table:table-row table:style-name="ro1">
          <table:table-cell office:value-type="float" office:value="4383">
            <text:p>4383</text:p>
          </table:table-cell>
          <table:table-cell office:value-type="string">
            <text:p>Chain ID</text:p>
          </table:table-cell>
          <table:table-cell office:value-type="string">
            <text:p>https://icomarks.com/ico/Chain-ID</text:p>
          </table:table-cell>
          <table:table-cell table:number-columns-repeated="4"/>
        </table:table-row>
        <table:table-row table:style-name="ro1">
          <table:table-cell office:value-type="float" office:value="4384">
            <text:p>4384</text:p>
          </table:table-cell>
          <table:table-cell office:value-type="string">
            <text:p>Charg Coin</text:p>
          </table:table-cell>
          <table:table-cell office:value-type="string">
            <text:p>https://icomarks.com/ico/Charg-Coin</text:p>
          </table:table-cell>
          <table:table-cell table:number-columns-repeated="4"/>
        </table:table-row>
        <table:table-row table:style-name="ro1">
          <table:table-cell office:value-type="float" office:value="4385">
            <text:p>4385</text:p>
          </table:table-cell>
          <table:table-cell office:value-type="string">
            <text:p>CI Chain</text:p>
          </table:table-cell>
          <table:table-cell office:value-type="string">
            <text:p>https://icomarks.com/ico/CI-Chain</text:p>
          </table:table-cell>
          <table:table-cell table:number-columns-repeated="4"/>
        </table:table-row>
        <table:table-row table:style-name="ro1">
          <table:table-cell office:value-type="float" office:value="4386">
            <text:p>4386</text:p>
          </table:table-cell>
          <table:table-cell office:value-type="string">
            <text:p>Circles</text:p>
          </table:table-cell>
          <table:table-cell office:value-type="string">
            <text:p>https://icomarks.com/ico/Circles</text:p>
          </table:table-cell>
          <table:table-cell table:number-columns-repeated="4"/>
        </table:table-row>
        <table:table-row table:style-name="ro1">
          <table:table-cell office:value-type="float" office:value="4387">
            <text:p>4387</text:p>
          </table:table-cell>
          <table:table-cell office:value-type="string">
            <text:p>Cogenero</text:p>
          </table:table-cell>
          <table:table-cell office:value-type="string">
            <text:p>https://icomarks.com/ico/Cogenero</text:p>
          </table:table-cell>
          <table:table-cell table:number-columns-repeated="4"/>
        </table:table-row>
        <table:table-row table:style-name="ro1">
          <table:table-cell office:value-type="float" office:value="4388">
            <text:p>4388</text:p>
          </table:table-cell>
          <table:table-cell office:value-type="string">
            <text:p>CoinCasino</text:p>
          </table:table-cell>
          <table:table-cell office:value-type="string">
            <text:p>https://icomarks.com/ico/CoinCasino</text:p>
          </table:table-cell>
          <table:table-cell table:number-columns-repeated="4"/>
        </table:table-row>
        <table:table-row table:style-name="ro1">
          <table:table-cell office:value-type="float" office:value="4389">
            <text:p>4389</text:p>
          </table:table-cell>
          <table:table-cell office:value-type="string">
            <text:p>CoinDrive</text:p>
          </table:table-cell>
          <table:table-cell office:value-type="string">
            <text:p>https://icomarks.com/ico/CoinDrive</text:p>
          </table:table-cell>
          <table:table-cell table:number-columns-repeated="4"/>
        </table:table-row>
        <table:table-row table:style-name="ro1">
          <table:table-cell office:value-type="float" office:value="4390">
            <text:p>4390</text:p>
          </table:table-cell>
          <table:table-cell office:value-type="string">
            <text:p>Contrib</text:p>
          </table:table-cell>
          <table:table-cell office:value-type="string">
            <text:p>https://icomarks.com/ico/Contrib</text:p>
          </table:table-cell>
          <table:table-cell table:number-columns-repeated="4"/>
        </table:table-row>
        <table:table-row table:style-name="ro1">
          <table:table-cell office:value-type="float" office:value="4391">
            <text:p>4391</text:p>
          </table:table-cell>
          <table:table-cell office:value-type="string">
            <text:p>Copy Trader</text:p>
          </table:table-cell>
          <table:table-cell office:value-type="string">
            <text:p>https://icomarks.com/ico/Copy-Trader</text:p>
          </table:table-cell>
          <table:table-cell table:number-columns-repeated="4"/>
        </table:table-row>
        <table:table-row table:style-name="ro1">
          <table:table-cell office:value-type="float" office:value="4392">
            <text:p>4392</text:p>
          </table:table-cell>
          <table:table-cell office:value-type="string">
            <text:p>CrowdCoinage</text:p>
          </table:table-cell>
          <table:table-cell office:value-type="string">
            <text:p>https://icomarks.com/ico/CrowdCoinage</text:p>
          </table:table-cell>
          <table:table-cell table:number-columns-repeated="4"/>
        </table:table-row>
        <table:table-row table:style-name="ro1">
          <table:table-cell office:value-type="float" office:value="4393">
            <text:p>4393</text:p>
          </table:table-cell>
          <table:table-cell office:value-type="string">
            <text:p>CryptoABS</text:p>
          </table:table-cell>
          <table:table-cell office:value-type="string">
            <text:p>https://icomarks.com/ico/CryptoABS</text:p>
          </table:table-cell>
          <table:table-cell table:number-columns-repeated="4"/>
        </table:table-row>
        <table:table-row table:style-name="ro1">
          <table:table-cell office:value-type="float" office:value="4394">
            <text:p>4394</text:p>
          </table:table-cell>
          <table:table-cell office:value-type="string">
            <text:p>CryptoKami</text:p>
          </table:table-cell>
          <table:table-cell office:value-type="string">
            <text:p>https://icomarks.com/ico/CryptoKami</text:p>
          </table:table-cell>
          <table:table-cell table:number-columns-repeated="4"/>
        </table:table-row>
        <table:table-row table:style-name="ro1">
          <table:table-cell office:value-type="float" office:value="4395">
            <text:p>4395</text:p>
          </table:table-cell>
          <table:table-cell office:value-type="string">
            <text:p>CryptoMiningCoin</text:p>
          </table:table-cell>
          <table:table-cell office:value-type="string">
            <text:p>https://icomarks.com/ico/CryptoMiningCoin</text:p>
          </table:table-cell>
          <table:table-cell table:number-columns-repeated="4"/>
        </table:table-row>
        <table:table-row table:style-name="ro1">
          <table:table-cell office:value-type="float" office:value="4396">
            <text:p>4396</text:p>
          </table:table-cell>
          <table:table-cell office:value-type="string">
            <text:p>CryptoNationz</text:p>
          </table:table-cell>
          <table:table-cell office:value-type="string">
            <text:p>https://icomarks.com/ico/CryptoNationz</text:p>
          </table:table-cell>
          <table:table-cell table:number-columns-repeated="4"/>
        </table:table-row>
        <table:table-row table:style-name="ro1">
          <table:table-cell office:value-type="float" office:value="4397">
            <text:p>4397</text:p>
          </table:table-cell>
          <table:table-cell office:value-type="string">
            <text:p>DAEX</text:p>
          </table:table-cell>
          <table:table-cell office:value-type="string">
            <text:p>https://icomarks.com/ico/DAEX</text:p>
          </table:table-cell>
          <table:table-cell table:number-columns-repeated="4"/>
        </table:table-row>
        <table:table-row table:style-name="ro1">
          <table:table-cell office:value-type="float" office:value="4398">
            <text:p>4398</text:p>
          </table:table-cell>
          <table:table-cell office:value-type="string">
            <text:p>Dank Signals</text:p>
          </table:table-cell>
          <table:table-cell office:value-type="string">
            <text:p>https://icomarks.com/ico/Dank-Signals</text:p>
          </table:table-cell>
          <table:table-cell table:number-columns-repeated="4"/>
        </table:table-row>
        <table:table-row table:style-name="ro1">
          <table:table-cell office:value-type="float" office:value="4399">
            <text:p>4399</text:p>
          </table:table-cell>
          <table:table-cell office:value-type="string">
            <text:p>DealBox</text:p>
          </table:table-cell>
          <table:table-cell office:value-type="string">
            <text:p>https://icomarks.com/ico/DealBox</text:p>
          </table:table-cell>
          <table:table-cell table:number-columns-repeated="4"/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Debitum Network</text:p>
          </table:table-cell>
          <table:table-cell office:value-type="string">
            <text:p>https://icomarks.com/ico/Debitum-Network</text:p>
          </table:table-cell>
          <table:table-cell table:number-columns-repeated="4"/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Decem</text:p>
          </table:table-cell>
          <table:table-cell office:value-type="string">
            <text:p>https://icomarks.com/ico/Decem</text:p>
          </table:table-cell>
          <table:table-cell table:number-columns-repeated="4"/>
        </table:table-row>
        <table:table-row table:style-name="ro1">
          <table:table-cell office:value-type="float" office:value="4402">
            <text:p>4402</text:p>
          </table:table-cell>
          <table:table-cell office:value-type="string">
            <text:p>DeCoin</text:p>
          </table:table-cell>
          <table:table-cell office:value-type="string">
            <text:p>https://icomarks.com/ico/DeCoin</text:p>
          </table:table-cell>
          <table:table-cell table:number-columns-repeated="4"/>
        </table:table-row>
        <table:table-row table:style-name="ro1">
          <table:table-cell office:value-type="float" office:value="4403">
            <text:p>4403</text:p>
          </table:table-cell>
          <table:table-cell office:value-type="string">
            <text:p>DeFund Project</text:p>
          </table:table-cell>
          <table:table-cell office:value-type="string">
            <text:p>https://icomarks.com/ico/DeFund-Project</text:p>
          </table:table-cell>
          <table:table-cell table:number-columns-repeated="4"/>
        </table:table-row>
        <table:table-row table:style-name="ro1">
          <table:table-cell office:value-type="float" office:value="4405">
            <text:p>4405</text:p>
          </table:table-cell>
          <table:table-cell office:value-type="string">
            <text:p>DeskBell Chain</text:p>
          </table:table-cell>
          <table:table-cell office:value-type="string">
            <text:p>https://icomarks.com/ico/DeskBell-Chain</text:p>
          </table:table-cell>
          <table:table-cell table:number-columns-repeated="4"/>
        </table:table-row>
        <table:table-row table:style-name="ro1">
          <table:table-cell office:value-type="float" office:value="4406">
            <text:p>4406</text:p>
          </table:table-cell>
          <table:table-cell office:value-type="string">
            <text:p>Digital Gold</text:p>
          </table:table-cell>
          <table:table-cell office:value-type="string">
            <text:p>https://icomarks.com/ico/Digital-Gold</text:p>
          </table:table-cell>
          <table:table-cell table:number-columns-repeated="4"/>
        </table:table-row>
        <table:table-row table:style-name="ro1">
          <table:table-cell office:value-type="float" office:value="4407">
            <text:p>4407</text:p>
          </table:table-cell>
          <table:table-cell office:value-type="string">
            <text:p>Dragonchain</text:p>
          </table:table-cell>
          <table:table-cell office:value-type="string">
            <text:p>https://icomarks.com/ico/Dragonchain</text:p>
          </table:table-cell>
          <table:table-cell table:number-columns-repeated="4"/>
        </table:table-row>
        <table:table-row table:style-name="ro1">
          <table:table-cell office:value-type="float" office:value="4408">
            <text:p>4408</text:p>
          </table:table-cell>
          <table:table-cell office:value-type="string">
            <text:p>DropAnswer</text:p>
          </table:table-cell>
          <table:table-cell office:value-type="string">
            <text:p>https://icomarks.com/ico/DropAnswer</text:p>
          </table:table-cell>
          <table:table-cell table:number-columns-repeated="4"/>
        </table:table-row>
        <table:table-row table:style-name="ro1">
          <table:table-cell office:value-type="float" office:value="4410">
            <text:p>4410</text:p>
          </table:table-cell>
          <table:table-cell office:value-type="string">
            <text:p>Educoin</text:p>
          </table:table-cell>
          <table:table-cell office:value-type="string">
            <text:p>https://icomarks.com/ico/Educoin</text:p>
          </table:table-cell>
          <table:table-cell table:number-columns-repeated="4"/>
        </table:table-row>
        <table:table-row table:style-name="ro1">
          <table:table-cell office:value-type="float" office:value="4411">
            <text:p>4411</text:p>
          </table:table-cell>
          <table:table-cell office:value-type="string">
            <text:p>EjaCoin</text:p>
          </table:table-cell>
          <table:table-cell office:value-type="string">
            <text:p>https://icomarks.com/ico/EjaCoin</text:p>
          </table:table-cell>
          <table:table-cell table:number-columns-repeated="4"/>
        </table:table-row>
        <table:table-row table:style-name="ro1">
          <table:table-cell office:value-type="float" office:value="4412">
            <text:p>4412</text:p>
          </table:table-cell>
          <table:table-cell office:value-type="string">
            <text:p>Emiba</text:p>
          </table:table-cell>
          <table:table-cell office:value-type="string">
            <text:p>https://icomarks.com/ico/Emiba</text:p>
          </table:table-cell>
          <table:table-cell table:number-columns-repeated="4"/>
        </table:table-row>
        <table:table-row table:style-name="ro1">
          <table:table-cell office:value-type="float" office:value="4414">
            <text:p>4414</text:p>
          </table:table-cell>
          <table:table-cell office:value-type="string">
            <text:p>Ethereum Slot Machine</text:p>
          </table:table-cell>
          <table:table-cell office:value-type="string">
            <text:p>https://icomarks.com/ico/Ethereum-Slot-Machine</text:p>
          </table:table-cell>
          <table:table-cell table:number-columns-repeated="4"/>
        </table:table-row>
        <table:table-row table:style-name="ro1">
          <table:table-cell office:value-type="float" office:value="4417">
            <text:p>4417</text:p>
          </table:table-cell>
          <table:table-cell office:value-type="string">
            <text:p>Fameone</text:p>
          </table:table-cell>
          <table:table-cell office:value-type="string">
            <text:p>https://icomarks.com/ico/Fameone</text:p>
          </table:table-cell>
          <table:table-cell table:number-columns-repeated="4"/>
        </table:table-row>
        <table:table-row table:style-name="ro1">
          <table:table-cell office:value-type="float" office:value="4418">
            <text:p>4418</text:p>
          </table:table-cell>
          <table:table-cell office:value-type="string">
            <text:p>Foreground</text:p>
          </table:table-cell>
          <table:table-cell office:value-type="string">
            <text:p>https://icomarks.com/ico/Foreground</text:p>
          </table:table-cell>
          <table:table-cell table:number-columns-repeated="4"/>
        </table:table-row>
        <table:table-row table:style-name="ro1">
          <table:table-cell office:value-type="float" office:value="4419">
            <text:p>4419</text:p>
          </table:table-cell>
          <table:table-cell office:value-type="string">
            <text:p>ForgeCDN</text:p>
          </table:table-cell>
          <table:table-cell office:value-type="string">
            <text:p>https://icomarks.com/ico/ForgeCDN</text:p>
          </table:table-cell>
          <table:table-cell table:number-columns-repeated="4"/>
        </table:table-row>
        <table:table-row table:style-name="ro1">
          <table:table-cell office:value-type="float" office:value="4420">
            <text:p>4420</text:p>
          </table:table-cell>
          <table:table-cell office:value-type="string">
            <text:p>Fortitude Ranch</text:p>
          </table:table-cell>
          <table:table-cell office:value-type="string">
            <text:p>https://icomarks.com/ico/Fortitude-Ranch</text:p>
          </table:table-cell>
          <table:table-cell table:number-columns-repeated="4"/>
        </table:table-row>
        <table:table-row table:style-name="ro1">
          <table:table-cell office:value-type="float" office:value="4421">
            <text:p>4421</text:p>
          </table:table-cell>
          <table:table-cell office:value-type="string">
            <text:p>Foxytrade</text:p>
          </table:table-cell>
          <table:table-cell office:value-type="string">
            <text:p>https://icomarks.com/ico/Foxytrade</text:p>
          </table:table-cell>
          <table:table-cell table:number-columns-repeated="4"/>
        </table:table-row>
        <table:table-row table:style-name="ro1">
          <table:table-cell office:value-type="float" office:value="4423">
            <text:p>4423</text:p>
          </table:table-cell>
          <table:table-cell office:value-type="string">
            <text:p>Galactikka</text:p>
          </table:table-cell>
          <table:table-cell office:value-type="string">
            <text:p>https://icomarks.com/ico/Galactikka</text:p>
          </table:table-cell>
          <table:table-cell table:number-columns-repeated="4"/>
        </table:table-row>
        <table:table-row table:style-name="ro1">
          <table:table-cell office:value-type="float" office:value="4425">
            <text:p>4425</text:p>
          </table:table-cell>
          <table:table-cell office:value-type="string">
            <text:p>Geekzcode</text:p>
          </table:table-cell>
          <table:table-cell office:value-type="string">
            <text:p>https://icomarks.com/ico/Geekzcode</text:p>
          </table:table-cell>
          <table:table-cell table:number-columns-repeated="4"/>
        </table:table-row>
        <table:table-row table:style-name="ro1">
          <table:table-cell office:value-type="float" office:value="4426">
            <text:p>4426</text:p>
          </table:table-cell>
          <table:table-cell office:value-type="string">
            <text:p>GenieICO</text:p>
          </table:table-cell>
          <table:table-cell office:value-type="string">
            <text:p>https://icomarks.com/ico/GenieICO</text:p>
          </table:table-cell>
          <table:table-cell table:number-columns-repeated="4"/>
        </table:table-row>
        <table:table-row table:style-name="ro1">
          <table:table-cell office:value-type="float" office:value="4427">
            <text:p>4427</text:p>
          </table:table-cell>
          <table:table-cell office:value-type="string">
            <text:p>GIG9</text:p>
          </table:table-cell>
          <table:table-cell office:value-type="string">
            <text:p>https://icomarks.com/ico/GIG9</text:p>
          </table:table-cell>
          <table:table-cell table:number-columns-repeated="4"/>
        </table:table-row>
        <table:table-row table:style-name="ro1">
          <table:table-cell office:value-type="float" office:value="4428">
            <text:p>4428</text:p>
          </table:table-cell>
          <table:table-cell office:value-type="string">
            <text:p>Global Shrimp Coin</text:p>
          </table:table-cell>
          <table:table-cell office:value-type="string">
            <text:p>https://icomarks.com/ico/Global-Shrimp-Coin</text:p>
          </table:table-cell>
          <table:table-cell table:number-columns-repeated="4"/>
        </table:table-row>
        <table:table-row table:style-name="ro1">
          <table:table-cell office:value-type="float" office:value="4429">
            <text:p>4429</text:p>
          </table:table-cell>
          <table:table-cell office:value-type="string">
            <text:p>Gold Bits Coin</text:p>
          </table:table-cell>
          <table:table-cell office:value-type="string">
            <text:p>https://icomarks.com/ico/Gold-Bits-Coin</text:p>
          </table:table-cell>
          <table:table-cell table:number-columns-repeated="4"/>
        </table:table-row>
        <table:table-row table:style-name="ro1">
          <table:table-cell office:value-type="float" office:value="4430">
            <text:p>4430</text:p>
          </table:table-cell>
          <table:table-cell office:value-type="string">
            <text:p>Grailum</text:p>
          </table:table-cell>
          <table:table-cell office:value-type="string">
            <text:p>https://icomarks.com/ico/Grailum</text:p>
          </table:table-cell>
          <table:table-cell table:number-columns-repeated="4"/>
        </table:table-row>
        <table:table-row table:style-name="ro1">
          <table:table-cell office:value-type="float" office:value="4431">
            <text:p>4431</text:p>
          </table:table-cell>
          <table:table-cell office:value-type="string">
            <text:p>Graz</text:p>
          </table:table-cell>
          <table:table-cell office:value-type="string">
            <text:p>https://icomarks.com/ico/Graz</text:p>
          </table:table-cell>
          <table:table-cell table:number-columns-repeated="4"/>
        </table:table-row>
        <table:table-row table:style-name="ro1">
          <table:table-cell office:value-type="float" office:value="4432">
            <text:p>4432</text:p>
          </table:table-cell>
          <table:table-cell office:value-type="string">
            <text:p>Greenhashes</text:p>
          </table:table-cell>
          <table:table-cell office:value-type="string">
            <text:p>https://icomarks.com/ico/Greenhashes</text:p>
          </table:table-cell>
          <table:table-cell table:number-columns-repeated="4"/>
        </table:table-row>
        <table:table-row table:style-name="ro1">
          <table:table-cell office:value-type="float" office:value="4433">
            <text:p>4433</text:p>
          </table:table-cell>
          <table:table-cell office:value-type="string">
            <text:p>Guardium</text:p>
          </table:table-cell>
          <table:table-cell office:value-type="string">
            <text:p>https://icomarks.com/ico/Guardium</text:p>
          </table:table-cell>
          <table:table-cell table:number-columns-repeated="4"/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HAI Project</text:p>
          </table:table-cell>
          <table:table-cell office:value-type="string">
            <text:p>https://icomarks.com/ico/HAI-Project</text:p>
          </table:table-cell>
          <table:table-cell table:number-columns-repeated="4"/>
        </table:table-row>
        <table:table-row table:style-name="ro1">
          <table:table-cell office:value-type="float" office:value="4435">
            <text:p>4435</text:p>
          </table:table-cell>
          <table:table-cell office:value-type="string">
            <text:p>HashHive</text:p>
          </table:table-cell>
          <table:table-cell office:value-type="string">
            <text:p>https://icomarks.com/ico/HashHive</text:p>
          </table:table-cell>
          <table:table-cell table:number-columns-repeated="4"/>
        </table:table-row>
        <table:table-row table:style-name="ro1">
          <table:table-cell office:value-type="float" office:value="4436">
            <text:p>4436</text:p>
          </table:table-cell>
          <table:table-cell office:value-type="string">
            <text:p>Hedge.pro</text:p>
          </table:table-cell>
          <table:table-cell office:value-type="string">
            <text:p>https://icomarks.com/ico/Hedge.pro</text:p>
          </table:table-cell>
          <table:table-cell table:number-columns-repeated="4"/>
        </table:table-row>
        <table:table-row table:style-name="ro1">
          <table:table-cell office:value-type="float" office:value="4438">
            <text:p>4438</text:p>
          </table:table-cell>
          <table:table-cell office:value-type="string">
            <text:p>HIGHER</text:p>
          </table:table-cell>
          <table:table-cell office:value-type="string">
            <text:p>https://icomarks.com/ico/HIGHER</text:p>
          </table:table-cell>
          <table:table-cell table:number-columns-repeated="4"/>
        </table:table-row>
        <table:table-row table:style-name="ro1">
          <table:table-cell office:value-type="float" office:value="4439">
            <text:p>4439</text:p>
          </table:table-cell>
          <table:table-cell office:value-type="string">
            <text:p>HOX</text:p>
          </table:table-cell>
          <table:table-cell office:value-type="string">
            <text:p>https://icomarks.com/ico/HOX</text:p>
          </table:table-cell>
          <table:table-cell table:number-columns-repeated="4"/>
        </table:table-row>
        <table:table-row table:style-name="ro1">
          <table:table-cell office:value-type="float" office:value="4440">
            <text:p>4440</text:p>
          </table:table-cell>
          <table:table-cell office:value-type="string">
            <text:p>Humbyl</text:p>
          </table:table-cell>
          <table:table-cell office:value-type="string">
            <text:p>https://icomarks.com/ico/Humbyl</text:p>
          </table:table-cell>
          <table:table-cell table:number-columns-repeated="4"/>
        </table:table-row>
        <table:table-row table:style-name="ro1">
          <table:table-cell office:value-type="float" office:value="4442">
            <text:p>4442</text:p>
          </table:table-cell>
          <table:table-cell office:value-type="string">
            <text:p>HYCON</text:p>
          </table:table-cell>
          <table:table-cell office:value-type="string">
            <text:p>https://icomarks.com/ico/HYCON</text:p>
          </table:table-cell>
          <table:table-cell table:number-columns-repeated="4"/>
        </table:table-row>
        <table:table-row table:style-name="ro1">
          <table:table-cell office:value-type="float" office:value="4443">
            <text:p>4443</text:p>
          </table:table-cell>
          <table:table-cell office:value-type="string">
            <text:p>IcoBasis</text:p>
          </table:table-cell>
          <table:table-cell office:value-type="string">
            <text:p>https://icomarks.com/ico/IcoBasis</text:p>
          </table:table-cell>
          <table:table-cell table:number-columns-repeated="4"/>
        </table:table-row>
        <table:table-row table:style-name="ro1">
          <table:table-cell office:value-type="float" office:value="4444">
            <text:p>4444</text:p>
          </table:table-cell>
          <table:table-cell office:value-type="string">
            <text:p>IDTechnology</text:p>
          </table:table-cell>
          <table:table-cell office:value-type="string">
            <text:p>https://icomarks.com/ico/IDTechnology</text:p>
          </table:table-cell>
          <table:table-cell table:number-columns-repeated="4"/>
        </table:table-row>
        <table:table-row table:style-name="ro1">
          <table:table-cell office:value-type="float" office:value="4445">
            <text:p>4445</text:p>
          </table:table-cell>
          <table:table-cell office:value-type="string">
            <text:p>ignite RATINGS</text:p>
          </table:table-cell>
          <table:table-cell office:value-type="string">
            <text:p>https://icomarks.com/ico/ignite-RATINGS</text:p>
          </table:table-cell>
          <table:table-cell table:number-columns-repeated="4"/>
        </table:table-row>
        <table:table-row table:style-name="ro1">
          <table:table-cell office:value-type="float" office:value="4446">
            <text:p>4446</text:p>
          </table:table-cell>
          <table:table-cell office:value-type="string">
            <text:p>IMDEX</text:p>
          </table:table-cell>
          <table:table-cell office:value-type="string">
            <text:p>https://icomarks.com/ico/IMDEX</text:p>
          </table:table-cell>
          <table:table-cell table:number-columns-repeated="4"/>
        </table:table-row>
        <table:table-row table:style-name="ro1">
          <table:table-cell office:value-type="float" office:value="4447">
            <text:p>4447</text:p>
          </table:table-cell>
          <table:table-cell office:value-type="string">
            <text:p>Incremint.io</text:p>
          </table:table-cell>
          <table:table-cell office:value-type="string">
            <text:p>https://icomarks.com/ico/Incremint.io</text:p>
          </table:table-cell>
          <table:table-cell table:number-columns-repeated="4"/>
        </table:table-row>
        <table:table-row table:style-name="ro1">
          <table:table-cell office:value-type="float" office:value="4448">
            <text:p>4448</text:p>
          </table:table-cell>
          <table:table-cell office:value-type="string">
            <text:p>Inmusik</text:p>
          </table:table-cell>
          <table:table-cell office:value-type="string">
            <text:p>https://icomarks.com/ico/Inmusik</text:p>
          </table:table-cell>
          <table:table-cell table:number-columns-repeated="4"/>
        </table:table-row>
        <table:table-row table:style-name="ro1">
          <table:table-cell office:value-type="float" office:value="4449">
            <text:p>4449</text:p>
          </table:table-cell>
          <table:table-cell office:value-type="string">
            <text:p>Intellium</text:p>
          </table:table-cell>
          <table:table-cell office:value-type="string">
            <text:p>https://icomarks.com/ico/Intellium</text:p>
          </table:table-cell>
          <table:table-cell table:number-columns-repeated="4"/>
        </table:table-row>
        <table:table-row table:style-name="ro1">
          <table:table-cell office:value-type="float" office:value="4450">
            <text:p>4450</text:p>
          </table:table-cell>
          <table:table-cell office:value-type="string">
            <text:p>IstaPay</text:p>
          </table:table-cell>
          <table:table-cell office:value-type="string">
            <text:p>https://icomarks.com/ico/IstaPay</text:p>
          </table:table-cell>
          <table:table-cell table:number-columns-repeated="4"/>
        </table:table-row>
        <table:table-row table:style-name="ro1">
          <table:table-cell office:value-type="float" office:value="4451">
            <text:p>4451</text:p>
          </table:table-cell>
          <table:table-cell office:value-type="string">
            <text:p>Katalyst Coin</text:p>
          </table:table-cell>
          <table:table-cell office:value-type="string">
            <text:p>https://icomarks.com/ico/Katalyst-Coin</text:p>
          </table:table-cell>
          <table:table-cell table:number-columns-repeated="4"/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Kencoin</text:p>
          </table:table-cell>
          <table:table-cell office:value-type="string">
            <text:p>https://icomarks.com/ico/Kencoin</text:p>
          </table:table-cell>
          <table:table-cell table:number-columns-repeated="4"/>
        </table:table-row>
        <table:table-row table:style-name="ro1">
          <table:table-cell office:value-type="float" office:value="4453">
            <text:p>4453</text:p>
          </table:table-cell>
          <table:table-cell office:value-type="string">
            <text:p>KitToken</text:p>
          </table:table-cell>
          <table:table-cell office:value-type="string">
            <text:p>https://icomarks.com/ico/KitToken</text:p>
          </table:table-cell>
          <table:table-cell table:number-columns-repeated="4"/>
        </table:table-row>
        <table:table-row table:style-name="ro1">
          <table:table-cell office:value-type="float" office:value="4454">
            <text:p>4454</text:p>
          </table:table-cell>
          <table:table-cell office:value-type="string">
            <text:p>Krypton Galaxy Coin</text:p>
          </table:table-cell>
          <table:table-cell office:value-type="string">
            <text:p>https://icomarks.com/ico/Krypton-Galaxy-Coin</text:p>
          </table:table-cell>
          <table:table-cell table:number-columns-repeated="4"/>
        </table:table-row>
        <table:table-row table:style-name="ro1">
          <table:table-cell office:value-type="float" office:value="4457">
            <text:p>4457</text:p>
          </table:table-cell>
          <table:table-cell office:value-type="string">
            <text:p>Lendingblock</text:p>
          </table:table-cell>
          <table:table-cell office:value-type="string">
            <text:p>https://icomarks.com/ico/Lendingblock</text:p>
          </table:table-cell>
          <table:table-cell table:number-columns-repeated="4"/>
        </table:table-row>
        <table:table-row table:style-name="ro1">
          <table:table-cell office:value-type="float" office:value="4458">
            <text:p>4458</text:p>
          </table:table-cell>
          <table:table-cell office:value-type="string">
            <text:p>Lendroid</text:p>
          </table:table-cell>
          <table:table-cell office:value-type="string">
            <text:p>https://icomarks.com/ico/Lendroid</text:p>
          </table:table-cell>
          <table:table-cell table:number-columns-repeated="4"/>
        </table:table-row>
        <table:table-row table:style-name="ro1">
          <table:table-cell office:value-type="float" office:value="4459">
            <text:p>4459</text:p>
          </table:table-cell>
          <table:table-cell office:value-type="string">
            <text:p>LibLob</text:p>
          </table:table-cell>
          <table:table-cell office:value-type="string">
            <text:p>https://icomarks.com/ico/LibLob</text:p>
          </table:table-cell>
          <table:table-cell table:number-columns-repeated="4"/>
        </table:table-row>
        <table:table-row table:style-name="ro1">
          <table:table-cell office:value-type="float" office:value="4460">
            <text:p>4460</text:p>
          </table:table-cell>
          <table:table-cell office:value-type="string">
            <text:p>Life Charity</text:p>
          </table:table-cell>
          <table:table-cell office:value-type="string">
            <text:p>https://icomarks.com/ico/Life-Charity</text:p>
          </table:table-cell>
          <table:table-cell table:number-columns-repeated="4"/>
        </table:table-row>
        <table:table-row table:style-name="ro1">
          <table:table-cell office:value-type="float" office:value="4461">
            <text:p>4461</text:p>
          </table:table-cell>
          <table:table-cell office:value-type="string">
            <text:p>LIST101</text:p>
          </table:table-cell>
          <table:table-cell office:value-type="string">
            <text:p>https://icomarks.com/ico/LIST101</text:p>
          </table:table-cell>
          <table:table-cell table:number-columns-repeated="4"/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Live Stars</text:p>
          </table:table-cell>
          <table:table-cell office:value-type="string">
            <text:p>https://icomarks.com/ico/Live-Stars</text:p>
          </table:table-cell>
          <table:table-cell table:number-columns-repeated="4"/>
        </table:table-row>
        <table:table-row table:style-name="ro1">
          <table:table-cell office:value-type="float" office:value="4463">
            <text:p>4463</text:p>
          </table:table-cell>
          <table:table-cell office:value-type="string">
            <text:p>LiveEdu</text:p>
          </table:table-cell>
          <table:table-cell office:value-type="string">
            <text:p>https://icomarks.com/ico/LiveEdu</text:p>
          </table:table-cell>
          <table:table-cell table:number-columns-repeated="4"/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Local World Forwarders</text:p>
          </table:table-cell>
          <table:table-cell office:value-type="string">
            <text:p>https://icomarks.com/ico/Local-World-Forwarders</text:p>
          </table:table-cell>
          <table:table-cell table:number-columns-repeated="4"/>
        </table:table-row>
        <table:table-row table:style-name="ro1">
          <table:table-cell office:value-type="float" office:value="4466">
            <text:p>4466</text:p>
          </table:table-cell>
          <table:table-cell office:value-type="string">
            <text:p>M2O</text:p>
          </table:table-cell>
          <table:table-cell office:value-type="string">
            <text:p>https://icomarks.com/ico/M2O</text:p>
          </table:table-cell>
          <table:table-cell table:number-columns-repeated="4"/>
        </table:table-row>
        <table:table-row table:style-name="ro1">
          <table:table-cell office:value-type="float" office:value="4467">
            <text:p>4467</text:p>
          </table:table-cell>
          <table:table-cell office:value-type="string">
            <text:p>Maecenas</text:p>
          </table:table-cell>
          <table:table-cell office:value-type="string">
            <text:p>https://icomarks.com/ico/Maecenas</text:p>
          </table:table-cell>
          <table:table-cell table:number-columns-repeated="4"/>
        </table:table-row>
        <table:table-row table:style-name="ro1">
          <table:table-cell office:value-type="float" office:value="4468">
            <text:p>4468</text:p>
          </table:table-cell>
          <table:table-cell office:value-type="string">
            <text:p>MASS.cloud</text:p>
          </table:table-cell>
          <table:table-cell office:value-type="string">
            <text:p>https://icomarks.com/ico/MASS.cloud</text:p>
          </table:table-cell>
          <table:table-cell table:number-columns-repeated="4"/>
        </table:table-row>
        <table:table-row table:style-name="ro1">
          <table:table-cell office:value-type="float" office:value="4469">
            <text:p>4469</text:p>
          </table:table-cell>
          <table:table-cell office:value-type="string">
            <text:p>Masscryp</text:p>
          </table:table-cell>
          <table:table-cell office:value-type="string">
            <text:p>https://icomarks.com/ico/Masscryp</text:p>
          </table:table-cell>
          <table:table-cell table:number-columns-repeated="4"/>
        </table:table-row>
        <table:table-row table:style-name="ro1">
          <table:table-cell office:value-type="float" office:value="4470">
            <text:p>4470</text:p>
          </table:table-cell>
          <table:table-cell office:value-type="string">
            <text:p>Medica</text:p>
          </table:table-cell>
          <table:table-cell office:value-type="string">
            <text:p>https://icomarks.com/ico/Medica</text:p>
          </table:table-cell>
          <table:table-cell table:number-columns-repeated="4"/>
        </table:table-row>
        <table:table-row table:style-name="ro1">
          <table:table-cell office:value-type="float" office:value="4471">
            <text:p>4471</text:p>
          </table:table-cell>
          <table:table-cell office:value-type="string">
            <text:p>MediConnect</text:p>
          </table:table-cell>
          <table:table-cell office:value-type="string">
            <text:p>https://icomarks.com/ico/MediConnect</text:p>
          </table:table-cell>
          <table:table-cell table:number-columns-repeated="4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Melonport</text:p>
          </table:table-cell>
          <table:table-cell office:value-type="string">
            <text:p>https://icomarks.com/ico/Melonport</text:p>
          </table:table-cell>
          <table:table-cell table:number-columns-repeated="4"/>
        </table:table-row>
        <table:table-row table:style-name="ro1">
          <table:table-cell office:value-type="float" office:value="4473">
            <text:p>4473</text:p>
          </table:table-cell>
          <table:table-cell office:value-type="string">
            <text:p>Mondo</text:p>
          </table:table-cell>
          <table:table-cell office:value-type="string">
            <text:p>https://icomarks.com/ico/Mondo</text:p>
          </table:table-cell>
          <table:table-cell table:number-columns-repeated="4"/>
        </table:table-row>
        <table:table-row table:style-name="ro1">
          <table:table-cell office:value-type="float" office:value="4474">
            <text:p>4474</text:p>
          </table:table-cell>
          <table:table-cell office:value-type="string">
            <text:p>MoneyTech</text:p>
          </table:table-cell>
          <table:table-cell office:value-type="string">
            <text:p>https://icomarks.com/ico/MoneyTech</text:p>
          </table:table-cell>
          <table:table-cell table:number-columns-repeated="4"/>
        </table:table-row>
        <table:table-row table:style-name="ro1">
          <table:table-cell office:value-type="float" office:value="4475">
            <text:p>4475</text:p>
          </table:table-cell>
          <table:table-cell office:value-type="string">
            <text:p>Multisignio</text:p>
          </table:table-cell>
          <table:table-cell office:value-type="string">
            <text:p>https://icomarks.com/ico/Multisignio</text:p>
          </table:table-cell>
          <table:table-cell table:number-columns-repeated="4"/>
        </table:table-row>
        <table:table-row table:style-name="ro1">
          <table:table-cell office:value-type="float" office:value="4476">
            <text:p>4476</text:p>
          </table:table-cell>
          <table:table-cell office:value-type="string">
            <text:p>mytime</text:p>
          </table:table-cell>
          <table:table-cell office:value-type="string">
            <text:p>https://icomarks.com/ico/mytime</text:p>
          </table:table-cell>
          <table:table-cell table:number-columns-repeated="4"/>
        </table:table-row>
        <table:table-row table:style-name="ro1">
          <table:table-cell office:value-type="float" office:value="4477">
            <text:p>4477</text:p>
          </table:table-cell>
          <table:table-cell office:value-type="string">
            <text:p>Nami.Trade</text:p>
          </table:table-cell>
          <table:table-cell office:value-type="string">
            <text:p>https://icomarks.com/ico/Nami.Trade</text:p>
          </table:table-cell>
          <table:table-cell table:number-columns-repeated="4"/>
        </table:table-row>
        <table:table-row table:style-name="ro1">
          <table:table-cell office:value-type="float" office:value="4478">
            <text:p>4478</text:p>
          </table:table-cell>
          <table:table-cell office:value-type="string">
            <text:p>Neunet</text:p>
          </table:table-cell>
          <table:table-cell office:value-type="string">
            <text:p>https://icomarks.com/ico/Neunet</text:p>
          </table:table-cell>
          <table:table-cell table:number-columns-repeated="4"/>
        </table:table-row>
        <table:table-row table:style-name="ro1">
          <table:table-cell office:value-type="float" office:value="4479">
            <text:p>4479</text:p>
          </table:table-cell>
          <table:table-cell office:value-type="string">
            <text:p>NiMEDix ecosystem</text:p>
          </table:table-cell>
          <table:table-cell office:value-type="string">
            <text:p>https://icomarks.com/ico/NiMEDix-ecosystem</text:p>
          </table:table-cell>
          <table:table-cell table:number-columns-repeated="4"/>
        </table:table-row>
        <table:table-row table:style-name="ro1">
          <table:table-cell office:value-type="float" office:value="4480">
            <text:p>4480</text:p>
          </table:table-cell>
          <table:table-cell office:value-type="string">
            <text:p>Nova</text:p>
          </table:table-cell>
          <table:table-cell office:value-type="string">
            <text:p>https://icomarks.com/ico/Nova</text:p>
          </table:table-cell>
          <table:table-cell table:number-columns-repeated="4"/>
        </table:table-row>
        <table:table-row table:style-name="ro1">
          <table:table-cell office:value-type="float" office:value="4482">
            <text:p>4482</text:p>
          </table:table-cell>
          <table:table-cell office:value-type="string">
            <text:p>OneGram</text:p>
          </table:table-cell>
          <table:table-cell office:value-type="string">
            <text:p>https://icomarks.com/ico/OneGram</text:p>
          </table:table-cell>
          <table:table-cell table:number-columns-repeated="4"/>
        </table:table-row>
        <table:table-row table:style-name="ro1">
          <table:table-cell office:value-type="float" office:value="4483">
            <text:p>4483</text:p>
          </table:table-cell>
          <table:table-cell office:value-type="string">
            <text:p>OneRoot</text:p>
          </table:table-cell>
          <table:table-cell office:value-type="string">
            <text:p>https://icomarks.com/ico/OneRoot</text:p>
          </table:table-cell>
          <table:table-cell table:number-columns-repeated="4"/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ONO</text:p>
          </table:table-cell>
          <table:table-cell office:value-type="string">
            <text:p>https://icomarks.com/ico/ONO</text:p>
          </table:table-cell>
          <table:table-cell table:number-columns-repeated="4"/>
        </table:table-row>
        <table:table-row table:style-name="ro1">
          <table:table-cell office:value-type="float" office:value="4486">
            <text:p>4486</text:p>
          </table:table-cell>
          <table:table-cell office:value-type="string">
            <text:p>optonium</text:p>
          </table:table-cell>
          <table:table-cell office:value-type="string">
            <text:p>https://icomarks.com/ico/optonium</text:p>
          </table:table-cell>
          <table:table-cell table:number-columns-repeated="4"/>
        </table:table-row>
        <table:table-row table:style-name="ro1">
          <table:table-cell office:value-type="float" office:value="4487">
            <text:p>4487</text:p>
          </table:table-cell>
          <table:table-cell office:value-type="string">
            <text:p>Orch Network</text:p>
          </table:table-cell>
          <table:table-cell office:value-type="string">
            <text:p>https://icomarks.com/ico/Orch-Network</text:p>
          </table:table-cell>
          <table:table-cell table:number-columns-repeated="4"/>
        </table:table-row>
        <table:table-row table:style-name="ro1">
          <table:table-cell office:value-type="float" office:value="4489">
            <text:p>4489</text:p>
          </table:table-cell>
          <table:table-cell office:value-type="string">
            <text:p>Peerity</text:p>
          </table:table-cell>
          <table:table-cell office:value-type="string">
            <text:p>https://icomarks.com/ico/Peerity</text:p>
          </table:table-cell>
          <table:table-cell table:number-columns-repeated="4"/>
        </table:table-row>
        <table:table-row table:style-name="ro1">
          <table:table-cell office:value-type="float" office:value="4490">
            <text:p>4490</text:p>
          </table:table-cell>
          <table:table-cell office:value-type="string">
            <text:p>Peoples</text:p>
          </table:table-cell>
          <table:table-cell office:value-type="string">
            <text:p>https://icomarks.com/ico/Peoples</text:p>
          </table:table-cell>
          <table:table-cell table:number-columns-repeated="4"/>
        </table:table-row>
        <table:table-row table:style-name="ro1">
          <table:table-cell office:value-type="float" office:value="4491">
            <text:p>4491</text:p>
          </table:table-cell>
          <table:table-cell office:value-type="string">
            <text:p>Pixinch</text:p>
          </table:table-cell>
          <table:table-cell office:value-type="string">
            <text:p>https://icomarks.com/ico/Pixinch</text:p>
          </table:table-cell>
          <table:table-cell table:number-columns-repeated="4"/>
        </table:table-row>
        <table:table-row table:style-name="ro1">
          <table:table-cell office:value-type="float" office:value="4492">
            <text:p>4492</text:p>
          </table:table-cell>
          <table:table-cell office:value-type="string">
            <text:p>PlayingCrypto</text:p>
          </table:table-cell>
          <table:table-cell office:value-type="string">
            <text:p>https://icomarks.com/ico/PlayingCrypto</text:p>
          </table:table-cell>
          <table:table-cell table:number-columns-repeated="4"/>
        </table:table-row>
        <table:table-row table:style-name="ro1">
          <table:table-cell office:value-type="float" office:value="4493">
            <text:p>4493</text:p>
          </table:table-cell>
          <table:table-cell office:value-type="string">
            <text:p>PMOTION</text:p>
          </table:table-cell>
          <table:table-cell office:value-type="string">
            <text:p>https://icomarks.com/ico/PMOTION</text:p>
          </table:table-cell>
          <table:table-cell table:number-columns-repeated="4"/>
        </table:table-row>
        <table:table-row table:style-name="ro1">
          <table:table-cell office:value-type="float" office:value="4494">
            <text:p>4494</text:p>
          </table:table-cell>
          <table:table-cell office:value-type="string">
            <text:p>Polymerium</text:p>
          </table:table-cell>
          <table:table-cell office:value-type="string">
            <text:p>https://icomarks.com/ico/Polymerium</text:p>
          </table:table-cell>
          <table:table-cell table:number-columns-repeated="4"/>
        </table:table-row>
        <table:table-row table:style-name="ro1">
          <table:table-cell office:value-type="float" office:value="4495">
            <text:p>4495</text:p>
          </table:table-cell>
          <table:table-cell office:value-type="string">
            <text:p>POWER</text:p>
          </table:table-cell>
          <table:table-cell office:value-type="string">
            <text:p>https://icomarks.com/ico/POWER</text:p>
          </table:table-cell>
          <table:table-cell table:number-columns-repeated="4"/>
        </table:table-row>
        <table:table-row table:style-name="ro1">
          <table:table-cell office:value-type="float" office:value="4496">
            <text:p>4496</text:p>
          </table:table-cell>
          <table:table-cell office:value-type="string">
            <text:p>PRETHER</text:p>
          </table:table-cell>
          <table:table-cell office:value-type="string">
            <text:p>https://icomarks.com/ico/PRETHER</text:p>
          </table:table-cell>
          <table:table-cell table:number-columns-repeated="4"/>
        </table:table-row>
        <table:table-row table:style-name="ro1">
          <table:table-cell office:value-type="float" office:value="4497">
            <text:p>4497</text:p>
          </table:table-cell>
          <table:table-cell office:value-type="string">
            <text:p>Primalbase</text:p>
          </table:table-cell>
          <table:table-cell office:value-type="string">
            <text:p>https://icomarks.com/ico/Primalbase</text:p>
          </table:table-cell>
          <table:table-cell table:number-columns-repeated="4"/>
        </table:table-row>
        <table:table-row table:style-name="ro1">
          <table:table-cell office:value-type="float" office:value="4498">
            <text:p>4498</text:p>
          </table:table-cell>
          <table:table-cell office:value-type="string">
            <text:p>PriorityEx</text:p>
          </table:table-cell>
          <table:table-cell office:value-type="string">
            <text:p>https://icomarks.com/ico/PriorityEx</text:p>
          </table:table-cell>
          <table:table-cell table:number-columns-repeated="4"/>
        </table:table-row>
        <table:table-row table:style-name="ro1">
          <table:table-cell office:value-type="float" office:value="4499">
            <text:p>4499</text:p>
          </table:table-cell>
          <table:table-cell office:value-type="string">
            <text:p>Project Zephyr</text:p>
          </table:table-cell>
          <table:table-cell office:value-type="string">
            <text:p>https://icomarks.com/ico/Project-Zephyr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Qredit</text:p>
          </table:table-cell>
          <table:table-cell office:value-type="string">
            <text:p>https://icomarks.com/ico/Qredit</text:p>
          </table:table-cell>
          <table:table-cell table:number-columns-repeated="4"/>
        </table:table-row>
        <table:table-row table:style-name="ro1">
          <table:table-cell office:value-type="float" office:value="4501">
            <text:p>4501</text:p>
          </table:table-cell>
          <table:table-cell office:value-type="string">
            <text:p>RAFL</text:p>
          </table:table-cell>
          <table:table-cell office:value-type="string">
            <text:p>https://icomarks.com/ico/RAFL</text:p>
          </table:table-cell>
          <table:table-cell table:number-columns-repeated="4"/>
        </table:table-row>
        <table:table-row table:style-name="ro1">
          <table:table-cell office:value-type="float" office:value="4502">
            <text:p>4502</text:p>
          </table:table-cell>
          <table:table-cell office:value-type="string">
            <text:p>REALT</text:p>
          </table:table-cell>
          <table:table-cell office:value-type="string">
            <text:p>https://icomarks.com/ico/REALT</text:p>
          </table:table-cell>
          <table:table-cell table:number-columns-repeated="4"/>
        </table:table-row>
        <table:table-row table:style-name="ro1">
          <table:table-cell office:value-type="float" office:value="4504">
            <text:p>4504</text:p>
          </table:table-cell>
          <table:table-cell office:value-type="string">
            <text:p>Red Pulse</text:p>
          </table:table-cell>
          <table:table-cell office:value-type="string">
            <text:p>https://icomarks.com/ico/Red-Pulse</text:p>
          </table:table-cell>
          <table:table-cell table:number-columns-repeated="4"/>
        </table:table-row>
        <table:table-row table:style-name="ro1">
          <table:table-cell office:value-type="float" office:value="4505">
            <text:p>4505</text:p>
          </table:table-cell>
          <table:table-cell office:value-type="string">
            <text:p>ReiDAO</text:p>
          </table:table-cell>
          <table:table-cell office:value-type="string">
            <text:p>https://icomarks.com/ico/ReiDAO</text:p>
          </table:table-cell>
          <table:table-cell table:number-columns-repeated="4"/>
        </table:table-row>
        <table:table-row table:style-name="ro1">
          <table:table-cell office:value-type="float" office:value="4506">
            <text:p>4506</text:p>
          </table:table-cell>
          <table:table-cell office:value-type="string">
            <text:p>Render It Coin</text:p>
          </table:table-cell>
          <table:table-cell office:value-type="string">
            <text:p>https://icomarks.com/ico/Render-It-Coin</text:p>
          </table:table-cell>
          <table:table-cell table:number-columns-repeated="4"/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Render Payment</text:p>
          </table:table-cell>
          <table:table-cell office:value-type="string">
            <text:p>https://icomarks.com/ico/Render-Payment</text:p>
          </table:table-cell>
          <table:table-cell table:number-columns-repeated="4"/>
        </table:table-row>
        <table:table-row table:style-name="ro1">
          <table:table-cell office:value-type="float" office:value="4508">
            <text:p>4508</text:p>
          </table:table-cell>
          <table:table-cell office:value-type="string">
            <text:p>Rhea</text:p>
          </table:table-cell>
          <table:table-cell office:value-type="string">
            <text:p>https://icomarks.com/ico/Rhea</text:p>
          </table:table-cell>
          <table:table-cell table:number-columns-repeated="4"/>
        </table:table-row>
        <table:table-row table:style-name="ro1">
          <table:table-cell office:value-type="float" office:value="4509">
            <text:p>4509</text:p>
          </table:table-cell>
          <table:table-cell office:value-type="string">
            <text:p>Robo Advisor Coin</text:p>
          </table:table-cell>
          <table:table-cell office:value-type="string">
            <text:p>https://icomarks.com/ico/Robo-Advisor-Coin</text:p>
          </table:table-cell>
          <table:table-cell table:number-columns-repeated="4"/>
        </table:table-row>
        <table:table-row table:style-name="ro1">
          <table:table-cell office:value-type="float" office:value="4510">
            <text:p>4510</text:p>
          </table:table-cell>
          <table:table-cell office:value-type="string">
            <text:p>Royaltoken</text:p>
          </table:table-cell>
          <table:table-cell office:value-type="string">
            <text:p>https://icomarks.com/ico/Royaltoken</text:p>
          </table:table-cell>
          <table:table-cell table:number-columns-repeated="4"/>
        </table:table-row>
        <table:table-row table:style-name="ro1">
          <table:table-cell office:value-type="float" office:value="4512">
            <text:p>4512</text:p>
          </table:table-cell>
          <table:table-cell office:value-type="string">
            <text:p>SCOUT Token</text:p>
          </table:table-cell>
          <table:table-cell office:value-type="string">
            <text:p>https://icomarks.com/ico/SCOUT-Token</text:p>
          </table:table-cell>
          <table:table-cell table:number-columns-repeated="4"/>
        </table:table-row>
        <table:table-row table:style-name="ro1">
          <table:table-cell office:value-type="float" office:value="4513">
            <text:p>4513</text:p>
          </table:table-cell>
          <table:table-cell office:value-type="string">
            <text:p>Share Estate</text:p>
          </table:table-cell>
          <table:table-cell office:value-type="string">
            <text:p>https://icomarks.com/ico/Share-Estate</text:p>
          </table:table-cell>
          <table:table-cell table:number-columns-repeated="4"/>
        </table:table-row>
        <table:table-row table:style-name="ro1">
          <table:table-cell office:value-type="float" office:value="4514">
            <text:p>4514</text:p>
          </table:table-cell>
          <table:table-cell office:value-type="string">
            <text:p>Shivers</text:p>
          </table:table-cell>
          <table:table-cell office:value-type="string">
            <text:p>https://icomarks.com/ico/Shivers</text:p>
          </table:table-cell>
          <table:table-cell table:number-columns-repeated="4"/>
        </table:table-row>
        <table:table-row table:style-name="ro1">
          <table:table-cell office:value-type="float" office:value="4515">
            <text:p>4515</text:p>
          </table:table-cell>
          <table:table-cell office:value-type="string">
            <text:p>Sine</text:p>
          </table:table-cell>
          <table:table-cell office:value-type="string">
            <text:p>https://icomarks.com/ico/Sine</text:p>
          </table:table-cell>
          <table:table-cell table:number-columns-repeated="4"/>
        </table:table-row>
        <table:table-row table:style-name="ro1">
          <table:table-cell office:value-type="float" office:value="4516">
            <text:p>4516</text:p>
          </table:table-cell>
          <table:table-cell office:value-type="string">
            <text:p>SmartBillions</text:p>
          </table:table-cell>
          <table:table-cell office:value-type="string">
            <text:p>https://icomarks.com/ico/SmartBillions</text:p>
          </table:table-cell>
          <table:table-cell table:number-columns-repeated="4"/>
        </table:table-row>
        <table:table-row table:style-name="ro1">
          <table:table-cell office:value-type="float" office:value="4517">
            <text:p>4517</text:p>
          </table:table-cell>
          <table:table-cell office:value-type="string">
            <text:p>SmartGenie.io</text:p>
          </table:table-cell>
          <table:table-cell office:value-type="string">
            <text:p>https://icomarks.com/ico/SmartGenie.io</text:p>
          </table:table-cell>
          <table:table-cell table:number-columns-repeated="4"/>
        </table:table-row>
        <table:table-row table:style-name="ro1">
          <table:table-cell office:value-type="float" office:value="4518">
            <text:p>4518</text:p>
          </table:table-cell>
          <table:table-cell office:value-type="string">
            <text:p>SmartMesh</text:p>
          </table:table-cell>
          <table:table-cell office:value-type="string">
            <text:p>https://icomarks.com/ico/SmartMesh</text:p>
          </table:table-cell>
          <table:table-cell table:number-columns-repeated="4"/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Sosnovkino</text:p>
          </table:table-cell>
          <table:table-cell office:value-type="string">
            <text:p>https://icomarks.com/ico/Sosnovkino</text:p>
          </table:table-cell>
          <table:table-cell table:number-columns-repeated="4"/>
        </table:table-row>
        <table:table-row table:style-name="ro1">
          <table:table-cell office:value-type="float" office:value="4520">
            <text:p>4520</text:p>
          </table:table-cell>
          <table:table-cell office:value-type="string">
            <text:p>Spacoin</text:p>
          </table:table-cell>
          <table:table-cell office:value-type="string">
            <text:p>https://icomarks.com/ico/Spacoin</text:p>
          </table:table-cell>
          <table:table-cell table:number-columns-repeated="4"/>
        </table:table-row>
        <table:table-row table:style-name="ro1">
          <table:table-cell office:value-type="float" office:value="4521">
            <text:p>4521</text:p>
          </table:table-cell>
          <table:table-cell office:value-type="string">
            <text:p>Stable</text:p>
          </table:table-cell>
          <table:table-cell office:value-type="string">
            <text:p>https://icomarks.com/ico/Stable</text:p>
          </table:table-cell>
          <table:table-cell table:number-columns-repeated="4"/>
        </table:table-row>
        <table:table-row table:style-name="ro1">
          <table:table-cell office:value-type="float" office:value="4522">
            <text:p>4522</text:p>
          </table:table-cell>
          <table:table-cell office:value-type="string">
            <text:p>Substratum</text:p>
          </table:table-cell>
          <table:table-cell office:value-type="string">
            <text:p>https://icomarks.com/ico/Substratum</text:p>
          </table:table-cell>
          <table:table-cell table:number-columns-repeated="4"/>
        </table:table-row>
        <table:table-row table:style-name="ro1">
          <table:table-cell office:value-type="float" office:value="4523">
            <text:p>4523</text:p>
          </table:table-cell>
          <table:table-cell office:value-type="string">
            <text:p>SunMoney</text:p>
          </table:table-cell>
          <table:table-cell office:value-type="string">
            <text:p>https://icomarks.com/ico/SunMoney</text:p>
          </table:table-cell>
          <table:table-cell table:number-columns-repeated="4"/>
        </table:table-row>
        <table:table-row table:style-name="ro1">
          <table:table-cell office:value-type="float" office:value="4524">
            <text:p>4524</text:p>
          </table:table-cell>
          <table:table-cell office:value-type="string">
            <text:p>Sunxcoin</text:p>
          </table:table-cell>
          <table:table-cell office:value-type="string">
            <text:p>https://icomarks.com/ico/Sunxcoin</text:p>
          </table:table-cell>
          <table:table-cell table:number-columns-repeated="4"/>
        </table:table-row>
        <table:table-row table:style-name="ro1">
          <table:table-cell office:value-type="float" office:value="4525">
            <text:p>4525</text:p>
          </table:table-cell>
          <table:table-cell office:value-type="string">
            <text:p>TaaS</text:p>
          </table:table-cell>
          <table:table-cell office:value-type="string">
            <text:p>https://icomarks.com/ico/TaaS</text:p>
          </table:table-cell>
          <table:table-cell table:number-columns-repeated="4"/>
        </table:table-row>
        <table:table-row table:style-name="ro1">
          <table:table-cell office:value-type="float" office:value="4526">
            <text:p>4526</text:p>
          </table:table-cell>
          <table:table-cell office:value-type="string">
            <text:p>Target Coin</text:p>
          </table:table-cell>
          <table:table-cell office:value-type="string">
            <text:p>https://icomarks.com/ico/Target-Coin</text:p>
          </table:table-cell>
          <table:table-cell table:number-columns-repeated="4"/>
        </table:table-row>
        <table:table-row table:style-name="ro1">
          <table:table-cell office:value-type="float" office:value="4527">
            <text:p>4527</text:p>
          </table:table-cell>
          <table:table-cell office:value-type="string">
            <text:p>Teledactyl</text:p>
          </table:table-cell>
          <table:table-cell office:value-type="string">
            <text:p>https://icomarks.com/ico/Teledactyl</text:p>
          </table:table-cell>
          <table:table-cell table:number-columns-repeated="4"/>
        </table:table-row>
        <table:table-row table:style-name="ro1">
          <table:table-cell office:value-type="float" office:value="4528">
            <text:p>4528</text:p>
          </table:table-cell>
          <table:table-cell office:value-type="string">
            <text:p>Telegraf Money</text:p>
          </table:table-cell>
          <table:table-cell office:value-type="string">
            <text:p>https://icomarks.com/ico/Telegraf-Money</text:p>
          </table:table-cell>
          <table:table-cell table:number-columns-repeated="4"/>
        </table:table-row>
        <table:table-row table:style-name="ro1">
          <table:table-cell office:value-type="float" office:value="4529">
            <text:p>4529</text:p>
          </table:table-cell>
          <table:table-cell office:value-type="string">
            <text:p>Tempow</text:p>
          </table:table-cell>
          <table:table-cell office:value-type="string">
            <text:p>https://icomarks.com/ico/Tempow</text:p>
          </table:table-cell>
          <table:table-cell table:number-columns-repeated="4"/>
        </table:table-row>
        <table:table-row table:style-name="ro1">
          <table:table-cell office:value-type="float" office:value="4530">
            <text:p>4530</text:p>
          </table:table-cell>
          <table:table-cell office:value-type="string">
            <text:p>Teslafunds</text:p>
          </table:table-cell>
          <table:table-cell office:value-type="string">
            <text:p>https://icomarks.com/ico/Teslafunds</text:p>
          </table:table-cell>
          <table:table-cell table:number-columns-repeated="4"/>
        </table:table-row>
        <table:table-row table:style-name="ro1">
          <table:table-cell office:value-type="float" office:value="4531">
            <text:p>4531</text:p>
          </table:table-cell>
          <table:table-cell office:value-type="string">
            <text:p>The Force Protocol</text:p>
          </table:table-cell>
          <table:table-cell office:value-type="string">
            <text:p>https://icomarks.com/ico/The-Force-Protocol</text:p>
          </table:table-cell>
          <table:table-cell table:number-columns-repeated="4"/>
        </table:table-row>
        <table:table-row table:style-name="ro1">
          <table:table-cell office:value-type="float" office:value="4532">
            <text:p>4532</text:p>
          </table:table-cell>
          <table:table-cell office:value-type="string">
            <text:p>The Government Network</text:p>
          </table:table-cell>
          <table:table-cell office:value-type="string">
            <text:p>https://icomarks.com/ico/The-Government-Network</text:p>
          </table:table-cell>
          <table:table-cell table:number-columns-repeated="4"/>
        </table:table-row>
        <table:table-row table:style-name="ro1">
          <table:table-cell office:value-type="float" office:value="4533">
            <text:p>4533</text:p>
          </table:table-cell>
          <table:table-cell office:value-type="string">
            <text:p>The Man Cave Project</text:p>
          </table:table-cell>
          <table:table-cell office:value-type="string">
            <text:p>https://icomarks.com/ico/The-Man-Cave-Project</text:p>
          </table:table-cell>
          <table:table-cell table:number-columns-repeated="4"/>
        </table:table-row>
        <table:table-row table:style-name="ro1">
          <table:table-cell office:value-type="float" office:value="4534">
            <text:p>4534</text:p>
          </table:table-cell>
          <table:table-cell office:value-type="string">
            <text:p>The Rentals Token</text:p>
          </table:table-cell>
          <table:table-cell office:value-type="string">
            <text:p>https://icomarks.com/ico/The-Rentals-Token</text:p>
          </table:table-cell>
          <table:table-cell table:number-columns-repeated="4"/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The Silverlink Network</text:p>
          </table:table-cell>
          <table:table-cell office:value-type="string">
            <text:p>https://icomarks.com/ico/The-Silverlink-Network</text:p>
          </table:table-cell>
          <table:table-cell table:number-columns-repeated="4"/>
        </table:table-row>
        <table:table-row table:style-name="ro1">
          <table:table-cell office:value-type="float" office:value="4536">
            <text:p>4536</text:p>
          </table:table-cell>
          <table:table-cell office:value-type="string">
            <text:p>theCryptoWatch</text:p>
          </table:table-cell>
          <table:table-cell office:value-type="string">
            <text:p>https://icomarks.com/ico/theCryptoWatch</text:p>
          </table:table-cell>
          <table:table-cell table:number-columns-repeated="4"/>
        </table:table-row>
        <table:table-row table:style-name="ro1">
          <table:table-cell office:value-type="float" office:value="4537">
            <text:p>4537</text:p>
          </table:table-cell>
          <table:table-cell office:value-type="string">
            <text:p>thx! (IEO at Liquid by Quoine)</text:p>
          </table:table-cell>
          <table:table-cell office:value-type="string">
            <text:p>https://icomarks.com/ico/thx!-(IEO-at-Liquid-by-Quoine)</text:p>
          </table:table-cell>
          <table:table-cell table:number-columns-repeated="4"/>
        </table:table-row>
        <table:table-row table:style-name="ro1">
          <table:table-cell office:value-type="float" office:value="4538">
            <text:p>4538</text:p>
          </table:table-cell>
          <table:table-cell office:value-type="string">
            <text:p>Time New Bank</text:p>
          </table:table-cell>
          <table:table-cell office:value-type="string">
            <text:p>https://icomarks.com/ico/Time-New-Bank</text:p>
          </table:table-cell>
          <table:table-cell table:number-columns-repeated="4"/>
        </table:table-row>
        <table:table-row table:style-name="ro1">
          <table:table-cell office:value-type="float" office:value="4539">
            <text:p>4539</text:p>
          </table:table-cell>
          <table:table-cell office:value-type="string">
            <text:p>Titancore</text:p>
          </table:table-cell>
          <table:table-cell office:value-type="string">
            <text:p>https://icomarks.com/ico/Titancore</text:p>
          </table:table-cell>
          <table:table-cell table:number-columns-repeated="4"/>
        </table:table-row>
        <table:table-row table:style-name="ro1">
          <table:table-cell office:value-type="float" office:value="4541">
            <text:p>4541</text:p>
          </table:table-cell>
          <table:table-cell office:value-type="string">
            <text:p>TokenLend</text:p>
          </table:table-cell>
          <table:table-cell office:value-type="string">
            <text:p>https://icomarks.com/ico/TokenLend</text:p>
          </table:table-cell>
          <table:table-cell table:number-columns-repeated="4"/>
        </table:table-row>
        <table:table-row table:style-name="ro1">
          <table:table-cell office:value-type="float" office:value="4542">
            <text:p>4542</text:p>
          </table:table-cell>
          <table:table-cell office:value-type="string">
            <text:p>TradeBit</text:p>
          </table:table-cell>
          <table:table-cell office:value-type="string">
            <text:p>https://icomarks.com/ico/TradeBit</text:p>
          </table:table-cell>
          <table:table-cell table:number-columns-repeated="4"/>
        </table:table-row>
        <table:table-row table:style-name="ro1">
          <table:table-cell office:value-type="float" office:value="4543">
            <text:p>4543</text:p>
          </table:table-cell>
          <table:table-cell office:value-type="string">
            <text:p>Traderstars</text:p>
          </table:table-cell>
          <table:table-cell office:value-type="string">
            <text:p>https://icomarks.com/ico/Traderstars</text:p>
          </table:table-cell>
          <table:table-cell table:number-columns-repeated="4"/>
        </table:table-row>
        <table:table-row table:style-name="ro1">
          <table:table-cell office:value-type="float" office:value="4544">
            <text:p>4544</text:p>
          </table:table-cell>
          <table:table-cell office:value-type="string">
            <text:p>UniDAG</text:p>
          </table:table-cell>
          <table:table-cell office:value-type="string">
            <text:p>https://icomarks.com/ico/UniDAG</text:p>
          </table:table-cell>
          <table:table-cell table:number-columns-repeated="4"/>
        </table:table-row>
        <table:table-row table:style-name="ro1">
          <table:table-cell office:value-type="float" office:value="4545">
            <text:p>4545</text:p>
          </table:table-cell>
          <table:table-cell office:value-type="string">
            <text:p>UnoCryptoCoin</text:p>
          </table:table-cell>
          <table:table-cell office:value-type="string">
            <text:p>https://icomarks.com/ico/UnoCryptoCoin</text:p>
          </table:table-cell>
          <table:table-cell table:number-columns-repeated="4"/>
        </table:table-row>
        <table:table-row table:style-name="ro1">
          <table:table-cell office:value-type="float" office:value="4546">
            <text:p>4546</text:p>
          </table:table-cell>
          <table:table-cell office:value-type="string">
            <text:p>Velic</text:p>
          </table:table-cell>
          <table:table-cell office:value-type="string">
            <text:p>https://icomarks.com/ico/Velic</text:p>
          </table:table-cell>
          <table:table-cell table:number-columns-repeated="4"/>
        </table:table-row>
        <table:table-row table:style-name="ro1">
          <table:table-cell office:value-type="float" office:value="4547">
            <text:p>4547</text:p>
          </table:table-cell>
          <table:table-cell office:value-type="string">
            <text:p>Viacash</text:p>
          </table:table-cell>
          <table:table-cell office:value-type="string">
            <text:p>https://icomarks.com/ico/Viacash</text:p>
          </table:table-cell>
          <table:table-cell table:number-columns-repeated="4"/>
        </table:table-row>
        <table:table-row table:style-name="ro1">
          <table:table-cell office:value-type="float" office:value="4548">
            <text:p>4548</text:p>
          </table:table-cell>
          <table:table-cell office:value-type="string">
            <text:p>Victortokens</text:p>
          </table:table-cell>
          <table:table-cell office:value-type="string">
            <text:p>https://icomarks.com/ico/Victortokens</text:p>
          </table:table-cell>
          <table:table-cell table:number-columns-repeated="4"/>
        </table:table-row>
        <table:table-row table:style-name="ro1">
          <table:table-cell office:value-type="float" office:value="4549">
            <text:p>4549</text:p>
          </table:table-cell>
          <table:table-cell office:value-type="string">
            <text:p>Vipe</text:p>
          </table:table-cell>
          <table:table-cell office:value-type="string">
            <text:p>https://icomarks.com/ico/Vipe</text:p>
          </table:table-cell>
          <table:table-cell table:number-columns-repeated="4"/>
        </table:table-row>
        <table:table-row table:style-name="ro1">
          <table:table-cell office:value-type="float" office:value="4550">
            <text:p>4550</text:p>
          </table:table-cell>
          <table:table-cell office:value-type="string">
            <text:p>Virtual Reality Games</text:p>
          </table:table-cell>
          <table:table-cell office:value-type="string">
            <text:p>https://icomarks.com/ico/Virtual-Reality-Games</text:p>
          </table:table-cell>
          <table:table-cell table:number-columns-repeated="4"/>
        </table:table-row>
        <table:table-row table:style-name="ro1">
          <table:table-cell office:value-type="float" office:value="4551">
            <text:p>4551</text:p>
          </table:table-cell>
          <table:table-cell office:value-type="string">
            <text:p>Vortex Project</text:p>
          </table:table-cell>
          <table:table-cell office:value-type="string">
            <text:p>https://icomarks.com/ico/Vortex-Project</text:p>
          </table:table-cell>
          <table:table-cell table:number-columns-repeated="4"/>
        </table:table-row>
        <table:table-row table:style-name="ro1">
          <table:table-cell office:value-type="float" office:value="4552">
            <text:p>4552</text:p>
          </table:table-cell>
          <table:table-cell office:value-type="string">
            <text:p>VRExplosion</text:p>
          </table:table-cell>
          <table:table-cell office:value-type="string">
            <text:p>https://icomarks.com/ico/VRExplosion</text:p>
          </table:table-cell>
          <table:table-cell table:number-columns-repeated="4"/>
        </table:table-row>
        <table:table-row table:style-name="ro1">
          <table:table-cell office:value-type="float" office:value="4553">
            <text:p>4553</text:p>
          </table:table-cell>
          <table:table-cell office:value-type="string">
            <text:p>Wagerr</text:p>
          </table:table-cell>
          <table:table-cell office:value-type="string">
            <text:p>https://icomarks.com/ico/Wagerr</text:p>
          </table:table-cell>
          <table:table-cell table:number-columns-repeated="4"/>
        </table:table-row>
        <table:table-row table:style-name="ro1">
          <table:table-cell office:value-type="float" office:value="4554">
            <text:p>4554</text:p>
          </table:table-cell>
          <table:table-cell office:value-type="string">
            <text:p>wardZ</text:p>
          </table:table-cell>
          <table:table-cell office:value-type="string">
            <text:p>https://icomarks.com/ico/wardZ</text:p>
          </table:table-cell>
          <table:table-cell table:number-columns-repeated="4"/>
        </table:table-row>
        <table:table-row table:style-name="ro1">
          <table:table-cell office:value-type="float" office:value="4555">
            <text:p>4555</text:p>
          </table:table-cell>
          <table:table-cell office:value-type="string">
            <text:p>WhaleFund</text:p>
          </table:table-cell>
          <table:table-cell office:value-type="string">
            <text:p>https://icomarks.com/ico/WhaleFund</text:p>
          </table:table-cell>
          <table:table-cell table:number-columns-repeated="4"/>
        </table:table-row>
        <table:table-row table:style-name="ro1">
          <table:table-cell office:value-type="float" office:value="4556">
            <text:p>4556</text:p>
          </table:table-cell>
          <table:table-cell office:value-type="string">
            <text:p>WiC</text:p>
          </table:table-cell>
          <table:table-cell office:value-type="string">
            <text:p>https://icomarks.com/ico/WiC</text:p>
          </table:table-cell>
          <table:table-cell table:number-columns-repeated="4"/>
        </table:table-row>
        <table:table-row table:style-name="ro1">
          <table:table-cell office:value-type="float" office:value="4557">
            <text:p>4557</text:p>
          </table:table-cell>
          <table:table-cell office:value-type="string">
            <text:p>Wings</text:p>
          </table:table-cell>
          <table:table-cell office:value-type="string">
            <text:p>https://icomarks.com/ico/Wings</text:p>
          </table:table-cell>
          <table:table-cell table:number-columns-repeated="4"/>
        </table:table-row>
        <table:table-row table:style-name="ro1">
          <table:table-cell office:value-type="float" office:value="4558">
            <text:p>4558</text:p>
          </table:table-cell>
          <table:table-cell office:value-type="string">
            <text:p>WITCOIN</text:p>
          </table:table-cell>
          <table:table-cell office:value-type="string">
            <text:p>https://icomarks.com/ico/WITCOIN</text:p>
          </table:table-cell>
          <table:table-cell table:number-columns-repeated="4"/>
        </table:table-row>
        <table:table-row table:style-name="ro1">
          <table:table-cell office:value-type="float" office:value="4559">
            <text:p>4559</text:p>
          </table:table-cell>
          <table:table-cell office:value-type="string">
            <text:p>Wolk</text:p>
          </table:table-cell>
          <table:table-cell office:value-type="string">
            <text:p>https://icomarks.com/ico/Wolk</text:p>
          </table:table-cell>
          <table:table-cell table:number-columns-repeated="4"/>
        </table:table-row>
        <table:table-row table:style-name="ro1">
          <table:table-cell office:value-type="float" office:value="4560">
            <text:p>4560</text:p>
          </table:table-cell>
          <table:table-cell office:value-type="string">
            <text:p>Worldwide Meds</text:p>
          </table:table-cell>
          <table:table-cell office:value-type="string">
            <text:p>https://icomarks.com/ico/Worldwide-Meds</text:p>
          </table:table-cell>
          <table:table-cell table:number-columns-repeated="4"/>
        </table:table-row>
        <table:table-row table:style-name="ro1">
          <table:table-cell office:value-type="float" office:value="4561">
            <text:p>4561</text:p>
          </table:table-cell>
          <table:table-cell office:value-type="string">
            <text:p>XcelR</text:p>
          </table:table-cell>
          <table:table-cell office:value-type="string">
            <text:p>https://icomarks.com/ico/XcelR</text:p>
          </table:table-cell>
          <table:table-cell table:number-columns-repeated="4"/>
        </table:table-row>
        <table:table-row table:style-name="ro1">
          <table:table-cell office:value-type="float" office:value="4562">
            <text:p>4562</text:p>
          </table:table-cell>
          <table:table-cell office:value-type="string">
            <text:p>Yudi</text:p>
          </table:table-cell>
          <table:table-cell office:value-type="string">
            <text:p>https://icomarks.com/ico/Yudi</text:p>
          </table:table-cell>
          <table:table-cell table:number-columns-repeated="4"/>
        </table:table-row>
        <table:table-row table:style-name="ro1">
          <table:table-cell office:value-type="float" office:value="4563">
            <text:p>4563</text:p>
          </table:table-cell>
          <table:table-cell office:value-type="string">
            <text:p>ZBX</text:p>
          </table:table-cell>
          <table:table-cell office:value-type="string">
            <text:p>https://icomarks.com/ico/ZBX</text:p>
          </table:table-cell>
          <table:table-cell table:number-columns-repeated="4"/>
        </table:table-row>
        <table:table-row table:style-name="ro1">
          <table:table-cell office:value-type="float" office:value="4564">
            <text:p>4564</text:p>
          </table:table-cell>
          <table:table-cell office:value-type="string">
            <text:p>ZILLA</text:p>
          </table:table-cell>
          <table:table-cell office:value-type="string">
            <text:p>https://icomarks.com/ico/ZILLA</text:p>
          </table:table-cell>
          <table:table-cell table:number-columns-repeated="4"/>
        </table:table-row>
        <table:table-row table:style-name="ro1">
          <table:table-cell office:value-type="float" office:value="4565">
            <text:p>4565</text:p>
          </table:table-cell>
          <table:table-cell office:value-type="string">
            <text:p>Zloadr</text:p>
          </table:table-cell>
          <table:table-cell office:value-type="string">
            <text:p>https://icomarks.com/ico/Zloadr</text:p>
          </table:table-cell>
          <table:table-cell table:number-columns-repeated="4"/>
        </table:table-row>
        <table:table-row table:style-name="ro1">
          <table:table-cell office:value-type="float" office:value="4566">
            <text:p>4566</text:p>
          </table:table-cell>
          <table:table-cell office:value-type="string">
            <text:p>0penProductDB</text:p>
          </table:table-cell>
          <table:table-cell office:value-type="string">
            <text:p>https://icomarks.com/ico/0penProductDB</text:p>
          </table:table-cell>
          <table:table-cell table:number-columns-repeated="4"/>
        </table:table-row>
        <table:table-row table:style-name="ro1">
          <table:table-cell office:value-type="float" office:value="4567">
            <text:p>4567</text:p>
          </table:table-cell>
          <table:table-cell office:value-type="string">
            <text:p>3DAX</text:p>
          </table:table-cell>
          <table:table-cell office:value-type="string">
            <text:p>https://icomarks.com/ico/3DAX</text:p>
          </table:table-cell>
          <table:table-cell table:number-columns-repeated="4"/>
        </table:table-row>
        <table:table-row table:style-name="ro1">
          <table:table-cell office:value-type="float" office:value="4568">
            <text:p>4568</text:p>
          </table:table-cell>
          <table:table-cell office:value-type="string">
            <text:p>AdultCam</text:p>
          </table:table-cell>
          <table:table-cell office:value-type="string">
            <text:p>https://icomarks.com/ico/AdultCam</text:p>
          </table:table-cell>
          <table:table-cell table:number-columns-repeated="4"/>
        </table:table-row>
        <table:table-row table:style-name="ro1">
          <table:table-cell office:value-type="float" office:value="4569">
            <text:p>4569</text:p>
          </table:table-cell>
          <table:table-cell office:value-type="string">
            <text:p>Afrolis</text:p>
          </table:table-cell>
          <table:table-cell office:value-type="string">
            <text:p>https://icomarks.com/ico/Afrolis</text:p>
          </table:table-cell>
          <table:table-cell table:number-columns-repeated="4"/>
        </table:table-row>
        <table:table-row table:style-name="ro1">
          <table:table-cell office:value-type="float" office:value="4572">
            <text:p>4572</text:p>
          </table:table-cell>
          <table:table-cell office:value-type="string">
            <text:p>Aktie Social</text:p>
          </table:table-cell>
          <table:table-cell office:value-type="string">
            <text:p>https://icomarks.com/ico/Aktie-Social</text:p>
          </table:table-cell>
          <table:table-cell table:number-columns-repeated="4"/>
        </table:table-row>
        <table:table-row table:style-name="ro1">
          <table:table-cell office:value-type="float" office:value="4574">
            <text:p>4574</text:p>
          </table:table-cell>
          <table:table-cell office:value-type="string">
            <text:p>ALLCARE</text:p>
          </table:table-cell>
          <table:table-cell office:value-type="string">
            <text:p>https://icomarks.com/ico/ALLCARE</text:p>
          </table:table-cell>
          <table:table-cell table:number-columns-repeated="4"/>
        </table:table-row>
        <table:table-row table:style-name="ro1">
          <table:table-cell office:value-type="float" office:value="4575">
            <text:p>4575</text:p>
          </table:table-cell>
          <table:table-cell office:value-type="string">
            <text:p>AnonHotels</text:p>
          </table:table-cell>
          <table:table-cell office:value-type="string">
            <text:p>https://icomarks.com/ico/AnonHotels</text:p>
          </table:table-cell>
          <table:table-cell table:number-columns-repeated="4"/>
        </table:table-row>
        <table:table-row table:style-name="ro1">
          <table:table-cell office:value-type="float" office:value="4576">
            <text:p>4576</text:p>
          </table:table-cell>
          <table:table-cell office:value-type="string">
            <text:p>Arbidex</text:p>
          </table:table-cell>
          <table:table-cell office:value-type="string">
            <text:p>https://icomarks.com/ico/Arbidex</text:p>
          </table:table-cell>
          <table:table-cell table:number-columns-repeated="4"/>
        </table:table-row>
        <table:table-row table:style-name="ro1">
          <table:table-cell office:value-type="float" office:value="4577">
            <text:p>4577</text:p>
          </table:table-cell>
          <table:table-cell office:value-type="string">
            <text:p>Arcblock</text:p>
          </table:table-cell>
          <table:table-cell office:value-type="string">
            <text:p>https://icomarks.com/ico/Arcblock</text:p>
          </table:table-cell>
          <table:table-cell table:number-columns-repeated="4"/>
        </table:table-row>
        <table:table-row table:style-name="ro1">
          <table:table-cell office:value-type="float" office:value="4578">
            <text:p>4578</text:p>
          </table:table-cell>
          <table:table-cell office:value-type="string">
            <text:p>Arena</text:p>
          </table:table-cell>
          <table:table-cell office:value-type="string">
            <text:p>https://icomarks.com/ico/Arena</text:p>
          </table:table-cell>
          <table:table-cell table:number-columns-repeated="4"/>
        </table:table-row>
        <table:table-row table:style-name="ro1">
          <table:table-cell office:value-type="float" office:value="4579">
            <text:p>4579</text:p>
          </table:table-cell>
          <table:table-cell office:value-type="string">
            <text:p>ARNA Panacea</text:p>
          </table:table-cell>
          <table:table-cell office:value-type="string">
            <text:p>https://icomarks.com/ico/ARNA-Panacea</text:p>
          </table:table-cell>
          <table:table-cell table:number-columns-repeated="4"/>
        </table:table-row>
        <table:table-row table:style-name="ro1">
          <table:table-cell office:value-type="float" office:value="4580">
            <text:p>4580</text:p>
          </table:table-cell>
          <table:table-cell office:value-type="string">
            <text:p>August927</text:p>
          </table:table-cell>
          <table:table-cell office:value-type="string">
            <text:p>https://icomarks.com/ico/August927</text:p>
          </table:table-cell>
          <table:table-cell table:number-columns-repeated="4"/>
        </table:table-row>
        <table:table-row table:style-name="ro1">
          <table:table-cell office:value-type="float" office:value="4581">
            <text:p>4581</text:p>
          </table:table-cell>
          <table:table-cell office:value-type="string">
            <text:p>Back To Earth</text:p>
          </table:table-cell>
          <table:table-cell office:value-type="string">
            <text:p>https://icomarks.com/ico/Back-To-Earth</text:p>
          </table:table-cell>
          <table:table-cell table:number-columns-repeated="4"/>
        </table:table-row>
        <table:table-row table:style-name="ro1">
          <table:table-cell office:value-type="float" office:value="4582">
            <text:p>4582</text:p>
          </table:table-cell>
          <table:table-cell office:value-type="string">
            <text:p>Bankcoin (BCASH) Platform</text:p>
          </table:table-cell>
          <table:table-cell office:value-type="string">
            <text:p>https://icomarks.com/ico/Bankcoin-(BCASH)-Platform</text:p>
          </table:table-cell>
          <table:table-cell table:number-columns-repeated="4"/>
        </table:table-row>
        <table:table-row table:style-name="ro1">
          <table:table-cell office:value-type="float" office:value="4583">
            <text:p>4583</text:p>
          </table:table-cell>
          <table:table-cell office:value-type="string">
            <text:p>BannerCoin</text:p>
          </table:table-cell>
          <table:table-cell office:value-type="string">
            <text:p>https://icomarks.com/ico/BannerCoin</text:p>
          </table:table-cell>
          <table:table-cell table:number-columns-repeated="4"/>
        </table:table-row>
        <table:table-row table:style-name="ro1">
          <table:table-cell office:value-type="float" office:value="4584">
            <text:p>4584</text:p>
          </table:table-cell>
          <table:table-cell office:value-type="string">
            <text:p>Batmine</text:p>
          </table:table-cell>
          <table:table-cell office:value-type="string">
            <text:p>https://icomarks.com/ico/Batmine</text:p>
          </table:table-cell>
          <table:table-cell table:number-columns-repeated="4"/>
        </table:table-row>
        <table:table-row table:style-name="ro1">
          <table:table-cell office:value-type="float" office:value="4585">
            <text:p>4585</text:p>
          </table:table-cell>
          <table:table-cell office:value-type="string">
            <text:p>BDCC</text:p>
          </table:table-cell>
          <table:table-cell office:value-type="string">
            <text:p>https://icomarks.com/ico/BDCC</text:p>
          </table:table-cell>
          <table:table-cell table:number-columns-repeated="4"/>
        </table:table-row>
        <table:table-row table:style-name="ro1">
          <table:table-cell office:value-type="float" office:value="4586">
            <text:p>4586</text:p>
          </table:table-cell>
          <table:table-cell office:value-type="string">
            <text:p>betboxAI</text:p>
          </table:table-cell>
          <table:table-cell office:value-type="string">
            <text:p>https://icomarks.com/ico/betboxAI</text:p>
          </table:table-cell>
          <table:table-cell table:number-columns-repeated="4"/>
        </table:table-row>
        <table:table-row table:style-name="ro1">
          <table:table-cell office:value-type="float" office:value="4587">
            <text:p>4587</text:p>
          </table:table-cell>
          <table:table-cell office:value-type="string">
            <text:p>Betstreak</text:p>
          </table:table-cell>
          <table:table-cell office:value-type="string">
            <text:p>https://icomarks.com/ico/Betstreak</text:p>
          </table:table-cell>
          <table:table-cell table:number-columns-repeated="4"/>
        </table:table-row>
        <table:table-row table:style-name="ro1">
          <table:table-cell office:value-type="float" office:value="4588">
            <text:p>4588</text:p>
          </table:table-cell>
          <table:table-cell office:value-type="string">
            <text:p>BIG Foundation</text:p>
          </table:table-cell>
          <table:table-cell office:value-type="string">
            <text:p>https://icomarks.com/ico/BIG-Foundation</text:p>
          </table:table-cell>
          <table:table-cell table:number-columns-repeated="4"/>
        </table:table-row>
        <table:table-row table:style-name="ro1">
          <table:table-cell office:value-type="float" office:value="4590">
            <text:p>4590</text:p>
          </table:table-cell>
          <table:table-cell office:value-type="string">
            <text:p>Binax</text:p>
          </table:table-cell>
          <table:table-cell office:value-type="string">
            <text:p>https://icomarks.com/ico/Binax</text:p>
          </table:table-cell>
          <table:table-cell table:number-columns-repeated="4"/>
        </table:table-row>
        <table:table-row table:style-name="ro1">
          <table:table-cell office:value-type="float" office:value="4591">
            <text:p>4591</text:p>
          </table:table-cell>
          <table:table-cell office:value-type="string">
            <text:p>Bismillahcoin</text:p>
          </table:table-cell>
          <table:table-cell office:value-type="string">
            <text:p>https://icomarks.com/ico/Bismillahcoin</text:p>
          </table:table-cell>
          <table:table-cell table:number-columns-repeated="4"/>
        </table:table-row>
        <table:table-row table:style-name="ro1">
          <table:table-cell office:value-type="float" office:value="4593">
            <text:p>4593</text:p>
          </table:table-cell>
          <table:table-cell office:value-type="string">
            <text:p>Bitsmo</text:p>
          </table:table-cell>
          <table:table-cell office:value-type="string">
            <text:p>https://icomarks.com/ico/Bitsmo</text:p>
          </table:table-cell>
          <table:table-cell table:number-columns-repeated="4"/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BlockBits</text:p>
          </table:table-cell>
          <table:table-cell office:value-type="string">
            <text:p>https://icomarks.com/ico/BlockBits</text:p>
          </table:table-cell>
          <table:table-cell table:number-columns-repeated="4"/>
        </table:table-row>
        <table:table-row table:style-name="ro1">
          <table:table-cell office:value-type="float" office:value="4595">
            <text:p>4595</text:p>
          </table:table-cell>
          <table:table-cell office:value-type="string">
            <text:p>BlockCAT</text:p>
          </table:table-cell>
          <table:table-cell office:value-type="string">
            <text:p>https://icomarks.com/ico/BlockCAT</text:p>
          </table:table-cell>
          <table:table-cell table:number-columns-repeated="4"/>
        </table:table-row>
        <table:table-row table:style-name="ro1">
          <table:table-cell office:value-type="float" office:value="4596">
            <text:p>4596</text:p>
          </table:table-cell>
          <table:table-cell office:value-type="string">
            <text:p>Blockchain Neural System</text:p>
          </table:table-cell>
          <table:table-cell office:value-type="string">
            <text:p>https://icomarks.com/ico/Blockchain-Neural-System</text:p>
          </table:table-cell>
          <table:table-cell table:number-columns-repeated="4"/>
        </table:table-row>
        <table:table-row table:style-name="ro1">
          <table:table-cell office:value-type="float" office:value="4597">
            <text:p>4597</text:p>
          </table:table-cell>
          <table:table-cell office:value-type="string">
            <text:p>Blue One</text:p>
          </table:table-cell>
          <table:table-cell office:value-type="string">
            <text:p>https://icomarks.com/ico/Blue-One</text:p>
          </table:table-cell>
          <table:table-cell table:number-columns-repeated="4"/>
        </table:table-row>
        <table:table-row table:style-name="ro1">
          <table:table-cell office:value-type="float" office:value="4598">
            <text:p>4598</text:p>
          </table:table-cell>
          <table:table-cell office:value-type="string">
            <text:p>Bounty Angels</text:p>
          </table:table-cell>
          <table:table-cell office:value-type="string">
            <text:p>https://icomarks.com/ico/Bounty-Angels</text:p>
          </table:table-cell>
          <table:table-cell table:number-columns-repeated="4"/>
        </table:table-row>
        <table:table-row table:style-name="ro1">
          <table:table-cell office:value-type="float" office:value="4599">
            <text:p>4599</text:p>
          </table:table-cell>
          <table:table-cell office:value-type="string">
            <text:p>Bounty Hunter</text:p>
          </table:table-cell>
          <table:table-cell office:value-type="string">
            <text:p>https://icomarks.com/ico/Bounty-Hunter</text:p>
          </table:table-cell>
          <table:table-cell table:number-columns-repeated="4"/>
        </table:table-row>
        <table:table-row table:style-name="ro1">
          <table:table-cell office:value-type="float" office:value="4600">
            <text:p>4600</text:p>
          </table:table-cell>
          <table:table-cell office:value-type="string">
            <text:p>Box Of Data</text:p>
          </table:table-cell>
          <table:table-cell office:value-type="string">
            <text:p>https://icomarks.com/ico/Box-Of-Data</text:p>
          </table:table-cell>
          <table:table-cell table:number-columns-repeated="4"/>
        </table:table-row>
        <table:table-row table:style-name="ro1">
          <table:table-cell office:value-type="float" office:value="4601">
            <text:p>4601</text:p>
          </table:table-cell>
          <table:table-cell office:value-type="string">
            <text:p>BricBit</text:p>
          </table:table-cell>
          <table:table-cell office:value-type="string">
            <text:p>https://icomarks.com/ico/BricBit</text:p>
          </table:table-cell>
          <table:table-cell table:number-columns-repeated="4"/>
        </table:table-row>
        <table:table-row table:style-name="ro1">
          <table:table-cell office:value-type="float" office:value="4602">
            <text:p>4602</text:p>
          </table:table-cell>
          <table:table-cell office:value-type="string">
            <text:p>Cacao Shares</text:p>
          </table:table-cell>
          <table:table-cell office:value-type="string">
            <text:p>https://icomarks.com/ico/Cacao-Shares</text:p>
          </table:table-cell>
          <table:table-cell table:number-columns-repeated="4"/>
        </table:table-row>
        <table:table-row table:style-name="ro1">
          <table:table-cell office:value-type="float" office:value="4603">
            <text:p>4603</text:p>
          </table:table-cell>
          <table:table-cell office:value-type="string">
            <text:p>Carry</text:p>
          </table:table-cell>
          <table:table-cell office:value-type="string">
            <text:p>https://icomarks.com/ico/Carry</text:p>
          </table:table-cell>
          <table:table-cell table:number-columns-repeated="4"/>
        </table:table-row>
        <table:table-row table:style-name="ro1">
          <table:table-cell office:value-type="float" office:value="4604">
            <text:p>4604</text:p>
          </table:table-cell>
          <table:table-cell office:value-type="string">
            <text:p>Cherepovets pipe-rolling plant</text:p>
          </table:table-cell>
          <table:table-cell office:value-type="string">
            <text:p>https://icomarks.com/ico/Cherepovets-pipe-rolling-plant</text:p>
          </table:table-cell>
          <table:table-cell table:number-columns-repeated="4"/>
        </table:table-row>
        <table:table-row table:style-name="ro1">
          <table:table-cell office:value-type="float" office:value="4605">
            <text:p>4605</text:p>
          </table:table-cell>
          <table:table-cell office:value-type="string">
            <text:p>Choice</text:p>
          </table:table-cell>
          <table:table-cell office:value-type="string">
            <text:p>https://icomarks.com/ico/Choice</text:p>
          </table:table-cell>
          <table:table-cell table:number-columns-repeated="4"/>
        </table:table-row>
        <table:table-row table:style-name="ro1">
          <table:table-cell office:value-type="float" office:value="4606">
            <text:p>4606</text:p>
          </table:table-cell>
          <table:table-cell office:value-type="string">
            <text:p>Chrono Logic</text:p>
          </table:table-cell>
          <table:table-cell office:value-type="string">
            <text:p>https://icomarks.com/ico/Chrono-Logic</text:p>
          </table:table-cell>
          <table:table-cell table:number-columns-repeated="4"/>
        </table:table-row>
        <table:table-row table:style-name="ro1">
          <table:table-cell office:value-type="float" office:value="4607">
            <text:p>4607</text:p>
          </table:table-cell>
          <table:table-cell office:value-type="string">
            <text:p>Circleflowstoken</text:p>
          </table:table-cell>
          <table:table-cell office:value-type="string">
            <text:p>https://icomarks.com/ico/Circleflowstoken</text:p>
          </table:table-cell>
          <table:table-cell table:number-columns-repeated="4"/>
        </table:table-row>
        <table:table-row table:style-name="ro1">
          <table:table-cell office:value-type="float" office:value="4608">
            <text:p>4608</text:p>
          </table:table-cell>
          <table:table-cell office:value-type="string">
            <text:p>COINDAQ</text:p>
          </table:table-cell>
          <table:table-cell office:value-type="string">
            <text:p>https://icomarks.com/ico/COINDAQ</text:p>
          </table:table-cell>
          <table:table-cell table:number-columns-repeated="4"/>
        </table:table-row>
        <table:table-row table:style-name="ro1">
          <table:table-cell office:value-type="float" office:value="4609">
            <text:p>4609</text:p>
          </table:table-cell>
          <table:table-cell office:value-type="string">
            <text:p>Coinfer</text:p>
          </table:table-cell>
          <table:table-cell office:value-type="string">
            <text:p>https://icomarks.com/ico/Coinfer</text:p>
          </table:table-cell>
          <table:table-cell table:number-columns-repeated="4"/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CoinOil</text:p>
          </table:table-cell>
          <table:table-cell office:value-type="string">
            <text:p>https://icomarks.com/ico/CoinOil</text:p>
          </table:table-cell>
          <table:table-cell table:number-columns-repeated="4"/>
        </table:table-row>
        <table:table-row table:style-name="ro1">
          <table:table-cell office:value-type="float" office:value="4611">
            <text:p>4611</text:p>
          </table:table-cell>
          <table:table-cell office:value-type="string">
            <text:p>Colu Local Network</text:p>
          </table:table-cell>
          <table:table-cell office:value-type="string">
            <text:p>https://icomarks.com/ico/Colu-Local-Network</text:p>
          </table:table-cell>
          <table:table-cell table:number-columns-repeated="4"/>
        </table:table-row>
        <table:table-row table:style-name="ro1">
          <table:table-cell office:value-type="float" office:value="4612">
            <text:p>4612</text:p>
          </table:table-cell>
          <table:table-cell office:value-type="string">
            <text:p>Conn3x</text:p>
          </table:table-cell>
          <table:table-cell office:value-type="string">
            <text:p>https://icomarks.com/ico/Conn3x</text:p>
          </table:table-cell>
          <table:table-cell table:number-columns-repeated="4"/>
        </table:table-row>
        <table:table-row table:style-name="ro1">
          <table:table-cell office:value-type="float" office:value="4613">
            <text:p>4613</text:p>
          </table:table-cell>
          <table:table-cell office:value-type="string">
            <text:p>Coralex</text:p>
          </table:table-cell>
          <table:table-cell office:value-type="string">
            <text:p>https://icomarks.com/ico/Coralex</text:p>
          </table:table-cell>
          <table:table-cell table:number-columns-repeated="4"/>
        </table:table-row>
        <table:table-row table:style-name="ro1">
          <table:table-cell office:value-type="float" office:value="4615">
            <text:p>4615</text:p>
          </table:table-cell>
          <table:table-cell office:value-type="string">
            <text:p>Cromacoin</text:p>
          </table:table-cell>
          <table:table-cell office:value-type="string">
            <text:p>https://icomarks.com/ico/Cromacoin</text:p>
          </table:table-cell>
          <table:table-cell table:number-columns-repeated="4"/>
        </table:table-row>
        <table:table-row table:style-name="ro1">
          <table:table-cell office:value-type="float" office:value="4616">
            <text:p>4616</text:p>
          </table:table-cell>
          <table:table-cell office:value-type="string">
            <text:p>CrowdDrive</text:p>
          </table:table-cell>
          <table:table-cell office:value-type="string">
            <text:p>https://icomarks.com/ico/CrowdDrive</text:p>
          </table:table-cell>
          <table:table-cell table:number-columns-repeated="4"/>
        </table:table-row>
        <table:table-row table:style-name="ro1">
          <table:table-cell office:value-type="float" office:value="4617">
            <text:p>4617</text:p>
          </table:table-cell>
          <table:table-cell office:value-type="string">
            <text:p>Crowdif</text:p>
          </table:table-cell>
          <table:table-cell office:value-type="string">
            <text:p>https://icomarks.com/ico/Crowdif</text:p>
          </table:table-cell>
          <table:table-cell table:number-columns-repeated="4"/>
        </table:table-row>
        <table:table-row table:style-name="ro1">
          <table:table-cell office:value-type="float" office:value="4618">
            <text:p>4618</text:p>
          </table:table-cell>
          <table:table-cell office:value-type="string">
            <text:p>Cryder</text:p>
          </table:table-cell>
          <table:table-cell office:value-type="string">
            <text:p>https://icomarks.com/ico/Cryder</text:p>
          </table:table-cell>
          <table:table-cell table:number-columns-repeated="4"/>
        </table:table-row>
        <table:table-row table:style-name="ro1">
          <table:table-cell office:value-type="float" office:value="4619">
            <text:p>4619</text:p>
          </table:table-cell>
          <table:table-cell office:value-type="string">
            <text:p>Crypterra</text:p>
          </table:table-cell>
          <table:table-cell office:value-type="string">
            <text:p>https://icomarks.com/ico/Crypterra</text:p>
          </table:table-cell>
          <table:table-cell table:number-columns-repeated="4"/>
        </table:table-row>
        <table:table-row table:style-name="ro1">
          <table:table-cell office:value-type="float" office:value="4620">
            <text:p>4620</text:p>
          </table:table-cell>
          <table:table-cell office:value-type="string">
            <text:p>CryptoISBN</text:p>
          </table:table-cell>
          <table:table-cell office:value-type="string">
            <text:p>https://icomarks.com/ico/CryptoISBN</text:p>
          </table:table-cell>
          <table:table-cell table:number-columns-repeated="4"/>
        </table:table-row>
        <table:table-row table:style-name="ro1">
          <table:table-cell office:value-type="float" office:value="4621">
            <text:p>4621</text:p>
          </table:table-cell>
          <table:table-cell office:value-type="string">
            <text:p>Cryptoveno</text:p>
          </table:table-cell>
          <table:table-cell office:value-type="string">
            <text:p>https://icomarks.com/ico/Cryptoveno</text:p>
          </table:table-cell>
          <table:table-cell table:number-columns-repeated="4"/>
        </table:table-row>
        <table:table-row table:style-name="ro1">
          <table:table-cell office:value-type="float" office:value="4622">
            <text:p>4622</text:p>
          </table:table-cell>
          <table:table-cell office:value-type="string">
            <text:p>Darcrus</text:p>
          </table:table-cell>
          <table:table-cell office:value-type="string">
            <text:p>https://icomarks.com/ico/Darcrus</text:p>
          </table:table-cell>
          <table:table-cell table:number-columns-repeated="4"/>
        </table:table-row>
        <table:table-row table:style-name="ro1">
          <table:table-cell office:value-type="float" office:value="4623">
            <text:p>4623</text:p>
          </table:table-cell>
          <table:table-cell office:value-type="string">
            <text:p>Dars</text:p>
          </table:table-cell>
          <table:table-cell office:value-type="string">
            <text:p>https://icomarks.com/ico/Dars</text:p>
          </table:table-cell>
          <table:table-cell table:number-columns-repeated="4"/>
        </table:table-row>
        <table:table-row table:style-name="ro1">
          <table:table-cell office:value-type="float" office:value="4624">
            <text:p>4624</text:p>
          </table:table-cell>
          <table:table-cell office:value-type="string">
            <text:p>DECENT</text:p>
          </table:table-cell>
          <table:table-cell office:value-type="string">
            <text:p>https://icomarks.com/ico/DECENT</text:p>
          </table:table-cell>
          <table:table-cell table:number-columns-repeated="4"/>
        </table:table-row>
        <table:table-row table:style-name="ro1">
          <table:table-cell office:value-type="float" office:value="4625">
            <text:p>4625</text:p>
          </table:table-cell>
          <table:table-cell office:value-type="string">
            <text:p>Decentralized ID</text:p>
          </table:table-cell>
          <table:table-cell office:value-type="string">
            <text:p>https://icomarks.com/ico/Decentralized-ID</text:p>
          </table:table-cell>
          <table:table-cell table:number-columns-repeated="4"/>
        </table:table-row>
        <table:table-row table:style-name="ro1">
          <table:table-cell office:value-type="float" office:value="4626">
            <text:p>4626</text:p>
          </table:table-cell>
          <table:table-cell office:value-type="string">
            <text:p>Devnetwork</text:p>
          </table:table-cell>
          <table:table-cell office:value-type="string">
            <text:p>https://icomarks.com/ico/Devnetwork</text:p>
          </table:table-cell>
          <table:table-cell table:number-columns-repeated="4"/>
        </table:table-row>
        <table:table-row table:style-name="ro1">
          <table:table-cell office:value-type="float" office:value="4627">
            <text:p>4627</text:p>
          </table:table-cell>
          <table:table-cell office:value-type="string">
            <text:p>Digital Telecom</text:p>
          </table:table-cell>
          <table:table-cell office:value-type="string">
            <text:p>https://icomarks.com/ico/Digital-Telecom</text:p>
          </table:table-cell>
          <table:table-cell table:number-columns-repeated="4"/>
        </table:table-row>
        <table:table-row table:style-name="ro1">
          <table:table-cell office:value-type="float" office:value="4628">
            <text:p>4628</text:p>
          </table:table-cell>
          <table:table-cell office:value-type="string">
            <text:p>Discoveroo</text:p>
          </table:table-cell>
          <table:table-cell office:value-type="string">
            <text:p>https://icomarks.com/ico/Discoveroo</text:p>
          </table:table-cell>
          <table:table-cell table:number-columns-repeated="4"/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DLS Academy</text:p>
          </table:table-cell>
          <table:table-cell office:value-type="string">
            <text:p>https://icomarks.com/ico/DLS-Academy</text:p>
          </table:table-cell>
          <table:table-cell table:number-columns-repeated="4"/>
        </table:table-row>
        <table:table-row table:style-name="ro1">
          <table:table-cell office:value-type="float" office:value="4631">
            <text:p>4631</text:p>
          </table:table-cell>
          <table:table-cell office:value-type="string">
            <text:p>dock.io</text:p>
          </table:table-cell>
          <table:table-cell office:value-type="string">
            <text:p>https://icomarks.com/ico/dock.io</text:p>
          </table:table-cell>
          <table:table-cell table:number-columns-repeated="4"/>
        </table:table-row>
        <table:table-row table:style-name="ro1">
          <table:table-cell office:value-type="float" office:value="4632">
            <text:p>4632</text:p>
          </table:table-cell>
          <table:table-cell office:value-type="string">
            <text:p>DreamBit</text:p>
          </table:table-cell>
          <table:table-cell office:value-type="string">
            <text:p>https://icomarks.com/ico/DreamBit</text:p>
          </table:table-cell>
          <table:table-cell table:number-columns-repeated="4"/>
        </table:table-row>
        <table:table-row table:style-name="ro1">
          <table:table-cell office:value-type="float" office:value="4633">
            <text:p>4633</text:p>
          </table:table-cell>
          <table:table-cell office:value-type="string">
            <text:p>Drivero</text:p>
          </table:table-cell>
          <table:table-cell office:value-type="string">
            <text:p>https://icomarks.com/ico/Drivero</text:p>
          </table:table-cell>
          <table:table-cell table:number-columns-repeated="4"/>
        </table:table-row>
        <table:table-row table:style-name="ro1">
          <table:table-cell office:value-type="float" office:value="4634">
            <text:p>4634</text:p>
          </table:table-cell>
          <table:table-cell office:value-type="string">
            <text:p>Dynatiq</text:p>
          </table:table-cell>
          <table:table-cell office:value-type="string">
            <text:p>https://icomarks.com/ico/Dynatiq</text:p>
          </table:table-cell>
          <table:table-cell table:number-columns-repeated="4"/>
        </table:table-row>
        <table:table-row table:style-name="ro1">
          <table:table-cell office:value-type="float" office:value="4635">
            <text:p>4635</text:p>
          </table:table-cell>
          <table:table-cell office:value-type="string">
            <text:p>Earth Token</text:p>
          </table:table-cell>
          <table:table-cell office:value-type="string">
            <text:p>https://icomarks.com/ico/Earth-Token</text:p>
          </table:table-cell>
          <table:table-cell table:number-columns-repeated="4"/>
        </table:table-row>
        <table:table-row table:style-name="ro1">
          <table:table-cell office:value-type="float" office:value="4636">
            <text:p>4636</text:p>
          </table:table-cell>
          <table:table-cell office:value-type="string">
            <text:p>EasyLife</text:p>
          </table:table-cell>
          <table:table-cell office:value-type="string">
            <text:p>https://icomarks.com/ico/EasyLife</text:p>
          </table:table-cell>
          <table:table-cell table:number-columns-repeated="4"/>
        </table:table-row>
        <table:table-row table:style-name="ro1">
          <table:table-cell office:value-type="float" office:value="4637">
            <text:p>4637</text:p>
          </table:table-cell>
          <table:table-cell office:value-type="string">
            <text:p>eco-NAN</text:p>
          </table:table-cell>
          <table:table-cell office:value-type="string">
            <text:p>https://icomarks.com/ico/eco-NAN</text:p>
          </table:table-cell>
          <table:table-cell table:number-columns-repeated="4"/>
        </table:table-row>
        <table:table-row table:style-name="ro1">
          <table:table-cell office:value-type="float" office:value="4638">
            <text:p>4638</text:p>
          </table:table-cell>
          <table:table-cell office:value-type="string">
            <text:p>Electrify.Asia</text:p>
          </table:table-cell>
          <table:table-cell office:value-type="string">
            <text:p>https://icomarks.com/ico/Electrify.Asia</text:p>
          </table:table-cell>
          <table:table-cell table:number-columns-repeated="4"/>
        </table:table-row>
        <table:table-row table:style-name="ro1">
          <table:table-cell office:value-type="float" office:value="4639">
            <text:p>4639</text:p>
          </table:table-cell>
          <table:table-cell office:value-type="string">
            <text:p>Embermine</text:p>
          </table:table-cell>
          <table:table-cell office:value-type="string">
            <text:p>https://icomarks.com/ico/Embermine</text:p>
          </table:table-cell>
          <table:table-cell table:number-columns-repeated="4"/>
        </table:table-row>
        <table:table-row table:style-name="ro1">
          <table:table-cell office:value-type="float" office:value="4641">
            <text:p>4641</text:p>
          </table:table-cell>
          <table:table-cell office:value-type="string">
            <text:p>EPOCH</text:p>
          </table:table-cell>
          <table:table-cell office:value-type="string">
            <text:p>https://icomarks.com/ico/EPOCH</text:p>
          </table:table-cell>
          <table:table-cell table:number-columns-repeated="4"/>
        </table:table-row>
        <table:table-row table:style-name="ro1">
          <table:table-cell office:value-type="float" office:value="4642">
            <text:p>4642</text:p>
          </table:table-cell>
          <table:table-cell office:value-type="string">
            <text:p>EsperanToken</text:p>
          </table:table-cell>
          <table:table-cell office:value-type="string">
            <text:p>https://icomarks.com/ico/EsperanToken</text:p>
          </table:table-cell>
          <table:table-cell table:number-columns-repeated="4"/>
        </table:table-row>
        <table:table-row table:style-name="ro1">
          <table:table-cell office:value-type="float" office:value="4643">
            <text:p>4643</text:p>
          </table:table-cell>
          <table:table-cell office:value-type="string">
            <text:p>ETERBIT</text:p>
          </table:table-cell>
          <table:table-cell office:value-type="string">
            <text:p>https://icomarks.com/ico/ETERBIT</text:p>
          </table:table-cell>
          <table:table-cell table:number-columns-repeated="4"/>
        </table:table-row>
        <table:table-row table:style-name="ro1">
          <table:table-cell office:value-type="float" office:value="4644">
            <text:p>4644</text:p>
          </table:table-cell>
          <table:table-cell office:value-type="string">
            <text:p>EtherAce Speculation Platform</text:p>
          </table:table-cell>
          <table:table-cell office:value-type="string">
            <text:p>https://icomarks.com/ico/EtherAce-Speculation-Platform</text:p>
          </table:table-cell>
          <table:table-cell table:number-columns-repeated="4"/>
        </table:table-row>
        <table:table-row table:style-name="ro1">
          <table:table-cell office:value-type="float" office:value="4645">
            <text:p>4645</text:p>
          </table:table-cell>
          <table:table-cell office:value-type="string">
            <text:p>Ethereum Card</text:p>
          </table:table-cell>
          <table:table-cell office:value-type="string">
            <text:p>https://icomarks.com/ico/Ethereum-Card</text:p>
          </table:table-cell>
          <table:table-cell table:number-columns-repeated="4"/>
        </table:table-row>
        <table:table-row table:style-name="ro1">
          <table:table-cell office:value-type="float" office:value="4646">
            <text:p>4646</text:p>
          </table:table-cell>
          <table:table-cell office:value-type="string">
            <text:p>EventJoin</text:p>
          </table:table-cell>
          <table:table-cell office:value-type="string">
            <text:p>https://icomarks.com/ico/EventJoin</text:p>
          </table:table-cell>
          <table:table-cell table:number-columns-repeated="4"/>
        </table:table-row>
        <table:table-row table:style-name="ro1">
          <table:table-cell office:value-type="float" office:value="4647">
            <text:p>4647</text:p>
          </table:table-cell>
          <table:table-cell office:value-type="string">
            <text:p>Fidcom</text:p>
          </table:table-cell>
          <table:table-cell office:value-type="string">
            <text:p>https://icomarks.com/ico/Fidcom</text:p>
          </table:table-cell>
          <table:table-cell table:number-columns-repeated="4"/>
        </table:table-row>
        <table:table-row table:style-name="ro1">
          <table:table-cell office:value-type="float" office:value="4648">
            <text:p>4648</text:p>
          </table:table-cell>
          <table:table-cell office:value-type="string">
            <text:p>Flixxo</text:p>
          </table:table-cell>
          <table:table-cell office:value-type="string">
            <text:p>https://icomarks.com/ico/Flixxo</text:p>
          </table:table-cell>
          <table:table-cell table:number-columns-repeated="4"/>
        </table:table-row>
        <table:table-row table:style-name="ro1">
          <table:table-cell office:value-type="float" office:value="4649">
            <text:p>4649</text:p>
          </table:table-cell>
          <table:table-cell office:value-type="string">
            <text:p>FootStar</text:p>
          </table:table-cell>
          <table:table-cell office:value-type="string">
            <text:p>https://icomarks.com/ico/FootStar</text:p>
          </table:table-cell>
          <table:table-cell table:number-columns-repeated="4"/>
        </table:table-row>
        <table:table-row table:style-name="ro1">
          <table:table-cell office:value-type="float" office:value="4650">
            <text:p>4650</text:p>
          </table:table-cell>
          <table:table-cell office:value-type="string">
            <text:p>FOP Coin</text:p>
          </table:table-cell>
          <table:table-cell office:value-type="string">
            <text:p>https://icomarks.com/ico/FOP-Coin</text:p>
          </table:table-cell>
          <table:table-cell table:number-columns-repeated="4"/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Futourist</text:p>
          </table:table-cell>
          <table:table-cell office:value-type="string">
            <text:p>https://icomarks.com/ico/Futourist</text:p>
          </table:table-cell>
          <table:table-cell table:number-columns-repeated="4"/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GANA</text:p>
          </table:table-cell>
          <table:table-cell office:value-type="string">
            <text:p>https://icomarks.com/ico/GANA</text:p>
          </table:table-cell>
          <table:table-cell table:number-columns-repeated="4"/>
        </table:table-row>
        <table:table-row table:style-name="ro1">
          <table:table-cell office:value-type="float" office:value="4653">
            <text:p>4653</text:p>
          </table:table-cell>
          <table:table-cell office:value-type="string">
            <text:p>Genesis Space</text:p>
          </table:table-cell>
          <table:table-cell office:value-type="string">
            <text:p>https://icomarks.com/ico/Genesis-Space</text:p>
          </table:table-cell>
          <table:table-cell table:number-columns-repeated="4"/>
        </table:table-row>
        <table:table-row table:style-name="ro1">
          <table:table-cell office:value-type="float" office:value="4656">
            <text:p>4656</text:p>
          </table:table-cell>
          <table:table-cell office:value-type="string">
            <text:p>GrocerCoin</text:p>
          </table:table-cell>
          <table:table-cell office:value-type="string">
            <text:p>https://icomarks.com/ico/GrocerCoin</text:p>
          </table:table-cell>
          <table:table-cell table:number-columns-repeated="4"/>
        </table:table-row>
        <table:table-row table:style-name="ro1">
          <table:table-cell office:value-type="float" office:value="4657">
            <text:p>4657</text:p>
          </table:table-cell>
          <table:table-cell office:value-type="string">
            <text:p>GrowPayment</text:p>
          </table:table-cell>
          <table:table-cell office:value-type="string">
            <text:p>https://icomarks.com/ico/GrowPayment</text:p>
          </table:table-cell>
          <table:table-cell table:number-columns-repeated="4"/>
        </table:table-row>
        <table:table-row table:style-name="ro1">
          <table:table-cell office:value-type="float" office:value="4658">
            <text:p>4658</text:p>
          </table:table-cell>
          <table:table-cell office:value-type="string">
            <text:p>Hackspace</text:p>
          </table:table-cell>
          <table:table-cell office:value-type="string">
            <text:p>https://icomarks.com/ico/Hackspace</text:p>
          </table:table-cell>
          <table:table-cell table:number-columns-repeated="4"/>
        </table:table-row>
        <table:table-row table:style-name="ro1">
          <table:table-cell office:value-type="float" office:value="4659">
            <text:p>4659</text:p>
          </table:table-cell>
          <table:table-cell office:value-type="string">
            <text:p>Harbour DAO</text:p>
          </table:table-cell>
          <table:table-cell office:value-type="string">
            <text:p>https://icomarks.com/ico/Harbour-DAO</text:p>
          </table:table-cell>
          <table:table-cell table:number-columns-repeated="4"/>
        </table:table-row>
        <table:table-row table:style-name="ro1">
          <table:table-cell office:value-type="float" office:value="4660">
            <text:p>4660</text:p>
          </table:table-cell>
          <table:table-cell office:value-type="string">
            <text:p>Health Monitor</text:p>
          </table:table-cell>
          <table:table-cell office:value-type="string">
            <text:p>https://icomarks.com/ico/Health-Monitor</text:p>
          </table:table-cell>
          <table:table-cell table:number-columns-repeated="4"/>
        </table:table-row>
        <table:table-row table:style-name="ro1">
          <table:table-cell office:value-type="float" office:value="4661">
            <text:p>4661</text:p>
          </table:table-cell>
          <table:table-cell office:value-type="string">
            <text:p>HTFx</text:p>
          </table:table-cell>
          <table:table-cell office:value-type="string">
            <text:p>https://icomarks.com/ico/HTFx</text:p>
          </table:table-cell>
          <table:table-cell table:number-columns-repeated="4"/>
        </table:table-row>
        <table:table-row table:style-name="ro1">
          <table:table-cell office:value-type="float" office:value="4662">
            <text:p>4662</text:p>
          </table:table-cell>
          <table:table-cell office:value-type="string">
            <text:p>Ignis</text:p>
          </table:table-cell>
          <table:table-cell office:value-type="string">
            <text:p>https://icomarks.com/ico/Ignis</text:p>
          </table:table-cell>
          <table:table-cell table:number-columns-repeated="4"/>
        </table:table-row>
        <table:table-row table:style-name="ro1">
          <table:table-cell office:value-type="float" office:value="4663">
            <text:p>4663</text:p>
          </table:table-cell>
          <table:table-cell office:value-type="string">
            <text:p>Insights Network</text:p>
          </table:table-cell>
          <table:table-cell office:value-type="string">
            <text:p>https://icomarks.com/ico/Insights-Network</text:p>
          </table:table-cell>
          <table:table-cell table:number-columns-repeated="4"/>
        </table:table-row>
        <table:table-row table:style-name="ro1">
          <table:table-cell office:value-type="float" office:value="4666">
            <text:p>4666</text:p>
          </table:table-cell>
          <table:table-cell office:value-type="string">
            <text:p>Jizzcoins</text:p>
          </table:table-cell>
          <table:table-cell office:value-type="string">
            <text:p>https://icomarks.com/ico/Jizzcoins</text:p>
          </table:table-cell>
          <table:table-cell table:number-columns-repeated="4"/>
        </table:table-row>
        <table:table-row table:style-name="ro1">
          <table:table-cell office:value-type="float" office:value="4668">
            <text:p>4668</text:p>
          </table:table-cell>
          <table:table-cell office:value-type="string">
            <text:p>Kamari</text:p>
          </table:table-cell>
          <table:table-cell office:value-type="string">
            <text:p>https://icomarks.com/ico/Kamari</text:p>
          </table:table-cell>
          <table:table-cell table:number-columns-repeated="4"/>
        </table:table-row>
        <table:table-row table:style-name="ro1">
          <table:table-cell office:value-type="float" office:value="4669">
            <text:p>4669</text:p>
          </table:table-cell>
          <table:table-cell office:value-type="string">
            <text:p>KAPEX</text:p>
          </table:table-cell>
          <table:table-cell office:value-type="string">
            <text:p>https://icomarks.com/ico/KAPEX</text:p>
          </table:table-cell>
          <table:table-cell table:number-columns-repeated="4"/>
        </table:table-row>
        <table:table-row table:style-name="ro1">
          <table:table-cell office:value-type="float" office:value="4670">
            <text:p>4670</text:p>
          </table:table-cell>
          <table:table-cell office:value-type="string">
            <text:p>Kash</text:p>
          </table:table-cell>
          <table:table-cell office:value-type="string">
            <text:p>https://icomarks.com/ico/Kash</text:p>
          </table:table-cell>
          <table:table-cell table:number-columns-repeated="4"/>
        </table:table-row>
        <table:table-row table:style-name="ro1">
          <table:table-cell office:value-type="float" office:value="4671">
            <text:p>4671</text:p>
          </table:table-cell>
          <table:table-cell office:value-type="string">
            <text:p>KELTA</text:p>
          </table:table-cell>
          <table:table-cell office:value-type="string">
            <text:p>https://icomarks.com/ico/KELTA</text:p>
          </table:table-cell>
          <table:table-cell table:number-columns-repeated="4"/>
        </table:table-row>
        <table:table-row table:style-name="ro1">
          <table:table-cell office:value-type="float" office:value="4672">
            <text:p>4672</text:p>
          </table:table-cell>
          <table:table-cell office:value-type="string">
            <text:p>Kerberos ICO</text:p>
          </table:table-cell>
          <table:table-cell office:value-type="string">
            <text:p>https://icomarks.com/ico/Kerberos-ICO</text:p>
          </table:table-cell>
          <table:table-cell table:number-columns-repeated="4"/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Ledgit</text:p>
          </table:table-cell>
          <table:table-cell office:value-type="string">
            <text:p>https://icomarks.com/ico/Ledgit</text:p>
          </table:table-cell>
          <table:table-cell table:number-columns-repeated="4"/>
        </table:table-row>
        <table:table-row table:style-name="ro1">
          <table:table-cell office:value-type="float" office:value="4675">
            <text:p>4675</text:p>
          </table:table-cell>
          <table:table-cell office:value-type="string">
            <text:p>LELEcoin</text:p>
          </table:table-cell>
          <table:table-cell office:value-type="string">
            <text:p>https://icomarks.com/ico/LELEcoin</text:p>
          </table:table-cell>
          <table:table-cell table:number-columns-repeated="4"/>
        </table:table-row>
        <table:table-row table:style-name="ro1">
          <table:table-cell office:value-type="float" office:value="4676">
            <text:p>4676</text:p>
          </table:table-cell>
          <table:table-cell office:value-type="string">
            <text:p>Limitless</text:p>
          </table:table-cell>
          <table:table-cell office:value-type="string">
            <text:p>https://icomarks.com/ico/Limitless</text:p>
          </table:table-cell>
          <table:table-cell table:number-columns-repeated="4"/>
        </table:table-row>
        <table:table-row table:style-name="ro1">
          <table:table-cell office:value-type="float" office:value="4677">
            <text:p>4677</text:p>
          </table:table-cell>
          <table:table-cell office:value-type="string">
            <text:p>Lineage Network</text:p>
          </table:table-cell>
          <table:table-cell office:value-type="string">
            <text:p>https://icomarks.com/ico/Lineage-Network</text:p>
          </table:table-cell>
          <table:table-cell table:number-columns-repeated="4"/>
        </table:table-row>
        <table:table-row table:style-name="ro1">
          <table:table-cell office:value-type="float" office:value="4679">
            <text:p>4679</text:p>
          </table:table-cell>
          <table:table-cell office:value-type="string">
            <text:p>Lovar</text:p>
          </table:table-cell>
          <table:table-cell office:value-type="string">
            <text:p>https://icomarks.com/ico/Lovar</text:p>
          </table:table-cell>
          <table:table-cell table:number-columns-repeated="4"/>
        </table:table-row>
        <table:table-row table:style-name="ro1">
          <table:table-cell office:value-type="float" office:value="4680">
            <text:p>4680</text:p>
          </table:table-cell>
          <table:table-cell office:value-type="string">
            <text:p>MAVRO</text:p>
          </table:table-cell>
          <table:table-cell office:value-type="string">
            <text:p>https://icomarks.com/ico/MAVRO</text:p>
          </table:table-cell>
          <table:table-cell table:number-columns-repeated="4"/>
        </table:table-row>
        <table:table-row table:style-name="ro1">
          <table:table-cell office:value-type="float" office:value="4681">
            <text:p>4681</text:p>
          </table:table-cell>
          <table:table-cell office:value-type="string">
            <text:p>McCain Corp</text:p>
          </table:table-cell>
          <table:table-cell office:value-type="string">
            <text:p>https://icomarks.com/ico/McCain-Corp</text:p>
          </table:table-cell>
          <table:table-cell table:number-columns-repeated="4"/>
        </table:table-row>
        <table:table-row table:style-name="ro1">
          <table:table-cell office:value-type="float" office:value="4682">
            <text:p>4682</text:p>
          </table:table-cell>
          <table:table-cell office:value-type="string">
            <text:p>Metal</text:p>
          </table:table-cell>
          <table:table-cell office:value-type="string">
            <text:p>https://icomarks.com/ico/Metal</text:p>
          </table:table-cell>
          <table:table-cell table:number-columns-repeated="4"/>
        </table:table-row>
        <table:table-row table:style-name="ro1">
          <table:table-cell office:value-type="float" office:value="4683">
            <text:p>4683</text:p>
          </table:table-cell>
          <table:table-cell office:value-type="string">
            <text:p>Midas</text:p>
          </table:table-cell>
          <table:table-cell office:value-type="string">
            <text:p>https://icomarks.com/ico/Midas</text:p>
          </table:table-cell>
          <table:table-cell table:number-columns-repeated="4"/>
        </table:table-row>
        <table:table-row table:style-name="ro1">
          <table:table-cell office:value-type="float" office:value="4684">
            <text:p>4684</text:p>
          </table:table-cell>
          <table:table-cell office:value-type="string">
            <text:p>Mingo</text:p>
          </table:table-cell>
          <table:table-cell office:value-type="string">
            <text:p>https://icomarks.com/ico/Mingo</text:p>
          </table:table-cell>
          <table:table-cell table:number-columns-repeated="4"/>
        </table:table-row>
        <table:table-row table:style-name="ro1">
          <table:table-cell office:value-type="float" office:value="4685">
            <text:p>4685</text:p>
          </table:table-cell>
          <table:table-cell office:value-type="string">
            <text:p>Mining Seconds</text:p>
          </table:table-cell>
          <table:table-cell office:value-type="string">
            <text:p>https://icomarks.com/ico/Mining-Seconds</text:p>
          </table:table-cell>
          <table:table-cell table:number-columns-repeated="4"/>
        </table:table-row>
        <table:table-row table:style-name="ro1">
          <table:table-cell office:value-type="float" office:value="4686">
            <text:p>4686</text:p>
          </table:table-cell>
          <table:table-cell office:value-type="string">
            <text:p>ModoView</text:p>
          </table:table-cell>
          <table:table-cell office:value-type="string">
            <text:p>https://icomarks.com/ico/ModoView</text:p>
          </table:table-cell>
          <table:table-cell table:number-columns-repeated="4"/>
        </table:table-row>
        <table:table-row table:style-name="ro1">
          <table:table-cell office:value-type="float" office:value="4687">
            <text:p>4687</text:p>
          </table:table-cell>
          <table:table-cell office:value-type="string">
            <text:p>MonetaHawk</text:p>
          </table:table-cell>
          <table:table-cell office:value-type="string">
            <text:p>https://icomarks.com/ico/MonetaHawk</text:p>
          </table:table-cell>
          <table:table-cell table:number-columns-repeated="4"/>
        </table:table-row>
        <table:table-row table:style-name="ro1">
          <table:table-cell office:value-type="float" office:value="4688">
            <text:p>4688</text:p>
          </table:table-cell>
          <table:table-cell office:value-type="string">
            <text:p>MoneyKing</text:p>
          </table:table-cell>
          <table:table-cell office:value-type="string">
            <text:p>https://icomarks.com/ico/MoneyKing</text:p>
          </table:table-cell>
          <table:table-cell table:number-columns-repeated="4"/>
        </table:table-row>
        <table:table-row table:style-name="ro1">
          <table:table-cell office:value-type="float" office:value="4689">
            <text:p>4689</text:p>
          </table:table-cell>
          <table:table-cell office:value-type="string">
            <text:p>Mountain Resorts</text:p>
          </table:table-cell>
          <table:table-cell office:value-type="string">
            <text:p>https://icomarks.com/ico/Mountain-Resorts</text:p>
          </table:table-cell>
          <table:table-cell table:number-columns-repeated="4"/>
        </table:table-row>
        <table:table-row table:style-name="ro1">
          <table:table-cell office:value-type="float" office:value="4690">
            <text:p>4690</text:p>
          </table:table-cell>
          <table:table-cell office:value-type="string">
            <text:p>MSRise</text:p>
          </table:table-cell>
          <table:table-cell office:value-type="string">
            <text:p>https://icomarks.com/ico/MSRise</text:p>
          </table:table-cell>
          <table:table-cell table:number-columns-repeated="4"/>
        </table:table-row>
        <table:table-row table:style-name="ro1">
          <table:table-cell office:value-type="float" office:value="4691">
            <text:p>4691</text:p>
          </table:table-cell>
          <table:table-cell office:value-type="string">
            <text:p>Naireum</text:p>
          </table:table-cell>
          <table:table-cell office:value-type="string">
            <text:p>https://icomarks.com/ico/Naireum</text:p>
          </table:table-cell>
          <table:table-cell table:number-columns-repeated="4"/>
        </table:table-row>
        <table:table-row table:style-name="ro1">
          <table:table-cell office:value-type="float" office:value="4692">
            <text:p>4692</text:p>
          </table:table-cell>
          <table:table-cell office:value-type="string">
            <text:p>Namacoin</text:p>
          </table:table-cell>
          <table:table-cell office:value-type="string">
            <text:p>https://icomarks.com/ico/Namacoin</text:p>
          </table:table-cell>
          <table:table-cell table:number-columns-repeated="4"/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Neogame</text:p>
          </table:table-cell>
          <table:table-cell office:value-type="string">
            <text:p>https://icomarks.com/ico/Neogame</text:p>
          </table:table-cell>
          <table:table-cell table:number-columns-repeated="4"/>
        </table:table-row>
        <table:table-row table:style-name="ro1">
          <table:table-cell office:value-type="float" office:value="4694">
            <text:p>4694</text:p>
          </table:table-cell>
          <table:table-cell office:value-type="string">
            <text:p>New Royals</text:p>
          </table:table-cell>
          <table:table-cell office:value-type="string">
            <text:p>https://icomarks.com/ico/New-Royals</text:p>
          </table:table-cell>
          <table:table-cell table:number-columns-repeated="4"/>
        </table:table-row>
        <table:table-row table:style-name="ro1">
          <table:table-cell office:value-type="float" office:value="4695">
            <text:p>4695</text:p>
          </table:table-cell>
          <table:table-cell office:value-type="string">
            <text:p>Newera</text:p>
          </table:table-cell>
          <table:table-cell office:value-type="string">
            <text:p>https://icomarks.com/ico/Newera</text:p>
          </table:table-cell>
          <table:table-cell table:number-columns-repeated="4"/>
        </table:table-row>
        <table:table-row table:style-name="ro1">
          <table:table-cell office:value-type="float" office:value="4696">
            <text:p>4696</text:p>
          </table:table-cell>
          <table:table-cell office:value-type="string">
            <text:p>NEX</text:p>
          </table:table-cell>
          <table:table-cell office:value-type="string">
            <text:p>https://icomarks.com/ico/NEX</text:p>
          </table:table-cell>
          <table:table-cell table:number-columns-repeated="4"/>
        </table:table-row>
        <table:table-row table:style-name="ro1">
          <table:table-cell office:value-type="float" office:value="4697">
            <text:p>4697</text:p>
          </table:table-cell>
          <table:table-cell office:value-type="string">
            <text:p>Nexinter (IEO)</text:p>
          </table:table-cell>
          <table:table-cell office:value-type="string">
            <text:p>https://icomarks.com/ico/Nexinter-(IEO)</text:p>
          </table:table-cell>
          <table:table-cell table:number-columns-repeated="4"/>
        </table:table-row>
        <table:table-row table:style-name="ro1">
          <table:table-cell office:value-type="float" office:value="4699">
            <text:p>4699</text:p>
          </table:table-cell>
          <table:table-cell office:value-type="string">
            <text:p>Origin Reporting</text:p>
          </table:table-cell>
          <table:table-cell office:value-type="string">
            <text:p>https://icomarks.com/ico/Origin-Reporting</text:p>
          </table:table-cell>
          <table:table-cell table:number-columns-repeated="4"/>
        </table:table-row>
        <table:table-row table:style-name="ro1">
          <table:table-cell office:value-type="float" office:value="4700">
            <text:p>4700</text:p>
          </table:table-cell>
          <table:table-cell office:value-type="string">
            <text:p>ourTell</text:p>
          </table:table-cell>
          <table:table-cell office:value-type="string">
            <text:p>https://icomarks.com/ico/ourTell</text:p>
          </table:table-cell>
          <table:table-cell table:number-columns-repeated="4"/>
        </table:table-row>
        <table:table-row table:style-name="ro1">
          <table:table-cell office:value-type="float" office:value="4702">
            <text:p>4702</text:p>
          </table:table-cell>
          <table:table-cell office:value-type="string">
            <text:p>PAquarium</text:p>
          </table:table-cell>
          <table:table-cell office:value-type="string">
            <text:p>https://icomarks.com/ico/PAquarium</text:p>
          </table:table-cell>
          <table:table-cell table:number-columns-repeated="4"/>
        </table:table-row>
        <table:table-row table:style-name="ro1">
          <table:table-cell office:value-type="float" office:value="4703">
            <text:p>4703</text:p>
          </table:table-cell>
          <table:table-cell office:value-type="string">
            <text:p>PAYERA</text:p>
          </table:table-cell>
          <table:table-cell office:value-type="string">
            <text:p>https://icomarks.com/ico/PAYERA</text:p>
          </table:table-cell>
          <table:table-cell table:number-columns-repeated="4"/>
        </table:table-row>
        <table:table-row table:style-name="ro1">
          <table:table-cell office:value-type="float" office:value="4704">
            <text:p>4704</text:p>
          </table:table-cell>
          <table:table-cell office:value-type="string">
            <text:p>Pharmagenome</text:p>
          </table:table-cell>
          <table:table-cell office:value-type="string">
            <text:p>https://icomarks.com/ico/Pharmagenome</text:p>
          </table:table-cell>
          <table:table-cell table:number-columns-repeated="4"/>
        </table:table-row>
        <table:table-row table:style-name="ro1">
          <table:table-cell office:value-type="float" office:value="4705">
            <text:p>4705</text:p>
          </table:table-cell>
          <table:table-cell office:value-type="string">
            <text:p>PIMONCOIN</text:p>
          </table:table-cell>
          <table:table-cell office:value-type="string">
            <text:p>https://icomarks.com/ico/PIMONCOIN</text:p>
          </table:table-cell>
          <table:table-cell table:number-columns-repeated="4"/>
        </table:table-row>
        <table:table-row table:style-name="ro1">
          <table:table-cell office:value-type="float" office:value="4706">
            <text:p>4706</text:p>
          </table:table-cell>
          <table:table-cell office:value-type="string">
            <text:p>Pitis Coin</text:p>
          </table:table-cell>
          <table:table-cell office:value-type="string">
            <text:p>https://icomarks.com/ico/Pitis-Coin</text:p>
          </table:table-cell>
          <table:table-cell table:number-columns-repeated="4"/>
        </table:table-row>
        <table:table-row table:style-name="ro1">
          <table:table-cell office:value-type="float" office:value="4707">
            <text:p>4707</text:p>
          </table:table-cell>
          <table:table-cell office:value-type="string">
            <text:p>Plancoin</text:p>
          </table:table-cell>
          <table:table-cell office:value-type="string">
            <text:p>https://icomarks.com/ico/Plancoin</text:p>
          </table:table-cell>
          <table:table-cell table:number-columns-repeated="4"/>
        </table:table-row>
        <table:table-row table:style-name="ro1">
          <table:table-cell office:value-type="float" office:value="4708">
            <text:p>4708</text:p>
          </table:table-cell>
          <table:table-cell office:value-type="string">
            <text:p>Pldgr</text:p>
          </table:table-cell>
          <table:table-cell office:value-type="string">
            <text:p>https://icomarks.com/ico/Pldgr</text:p>
          </table:table-cell>
          <table:table-cell table:number-columns-repeated="4"/>
        </table:table-row>
        <table:table-row table:style-name="ro1">
          <table:table-cell office:value-type="float" office:value="4709">
            <text:p>4709</text:p>
          </table:table-cell>
          <table:table-cell office:value-type="string">
            <text:p>PlusCoin</text:p>
          </table:table-cell>
          <table:table-cell office:value-type="string">
            <text:p>https://icomarks.com/ico/PlusCoin</text:p>
          </table:table-cell>
          <table:table-cell table:number-columns-repeated="4"/>
        </table:table-row>
        <table:table-row table:style-name="ro1">
          <table:table-cell office:value-type="float" office:value="4710">
            <text:p>4710</text:p>
          </table:table-cell>
          <table:table-cell office:value-type="string">
            <text:p>PLUSCOIN</text:p>
          </table:table-cell>
          <table:table-cell office:value-type="string">
            <text:p>https://icomarks.com/ico/PLUSCOIN</text:p>
          </table:table-cell>
          <table:table-cell table:number-columns-repeated="4"/>
        </table:table-row>
        <table:table-row table:style-name="ro1">
          <table:table-cell office:value-type="float" office:value="4711">
            <text:p>4711</text:p>
          </table:table-cell>
          <table:table-cell office:value-type="string">
            <text:p>Poloneum</text:p>
          </table:table-cell>
          <table:table-cell office:value-type="string">
            <text:p>https://icomarks.com/ico/Poloneum</text:p>
          </table:table-cell>
          <table:table-cell table:number-columns-repeated="4"/>
        </table:table-row>
        <table:table-row table:style-name="ro1">
          <table:table-cell office:value-type="float" office:value="4712">
            <text:p>4712</text:p>
          </table:table-cell>
          <table:table-cell office:value-type="string">
            <text:p>Priceless Object</text:p>
          </table:table-cell>
          <table:table-cell office:value-type="string">
            <text:p>https://icomarks.com/ico/Priceless-Object</text:p>
          </table:table-cell>
          <table:table-cell table:number-columns-repeated="4"/>
        </table:table-row>
        <table:table-row table:style-name="ro1">
          <table:table-cell office:value-type="float" office:value="4713">
            <text:p>4713</text:p>
          </table:table-cell>
          <table:table-cell office:value-type="string">
            <text:p>Privelege Coin</text:p>
          </table:table-cell>
          <table:table-cell office:value-type="string">
            <text:p>https://icomarks.com/ico/Privelege-Coin</text:p>
          </table:table-cell>
          <table:table-cell table:number-columns-repeated="4"/>
        </table:table-row>
        <table:table-row table:style-name="ro1">
          <table:table-cell office:value-type="float" office:value="4714">
            <text:p>4714</text:p>
          </table:table-cell>
          <table:table-cell office:value-type="string">
            <text:p>Pryze</text:p>
          </table:table-cell>
          <table:table-cell office:value-type="string">
            <text:p>https://icomarks.com/ico/Pryze</text:p>
          </table:table-cell>
          <table:table-cell table:number-columns-repeated="4"/>
        </table:table-row>
        <table:table-row table:style-name="ro1">
          <table:table-cell office:value-type="float" office:value="4715">
            <text:p>4715</text:p>
          </table:table-cell>
          <table:table-cell office:value-type="string">
            <text:p>Purple Throne</text:p>
          </table:table-cell>
          <table:table-cell office:value-type="string">
            <text:p>https://icomarks.com/ico/Purple-Throne</text:p>
          </table:table-cell>
          <table:table-cell table:number-columns-repeated="4"/>
        </table:table-row>
        <table:table-row table:style-name="ro1">
          <table:table-cell office:value-type="float" office:value="4716">
            <text:p>4716</text:p>
          </table:table-cell>
          <table:table-cell office:value-type="string">
            <text:p>Qashback</text:p>
          </table:table-cell>
          <table:table-cell office:value-type="string">
            <text:p>https://icomarks.com/ico/Qashback</text:p>
          </table:table-cell>
          <table:table-cell table:number-columns-repeated="4"/>
        </table:table-row>
        <table:table-row table:style-name="ro1">
          <table:table-cell office:value-type="float" office:value="4717">
            <text:p>4717</text:p>
          </table:table-cell>
          <table:table-cell office:value-type="string">
            <text:p>R-Bit</text:p>
          </table:table-cell>
          <table:table-cell office:value-type="string">
            <text:p>https://icomarks.com/ico/R-Bit</text:p>
          </table:table-cell>
          <table:table-cell table:number-columns-repeated="4"/>
        </table:table-row>
        <table:table-row table:style-name="ro1">
          <table:table-cell office:value-type="float" office:value="4719">
            <text:p>4719</text:p>
          </table:table-cell>
          <table:table-cell office:value-type="string">
            <text:p>Realty Crypto Investment</text:p>
          </table:table-cell>
          <table:table-cell office:value-type="string">
            <text:p>https://icomarks.com/ico/Realty-Crypto-Investment</text:p>
          </table:table-cell>
          <table:table-cell table:number-columns-repeated="4"/>
        </table:table-row>
        <table:table-row table:style-name="ro1">
          <table:table-cell office:value-type="float" office:value="4720">
            <text:p>4720</text:p>
          </table:table-cell>
          <table:table-cell office:value-type="string">
            <text:p>Release Project</text:p>
          </table:table-cell>
          <table:table-cell office:value-type="string">
            <text:p>https://icomarks.com/ico/Release-Project</text:p>
          </table:table-cell>
          <table:table-cell table:number-columns-repeated="4"/>
        </table:table-row>
        <table:table-row table:style-name="ro1">
          <table:table-cell office:value-type="float" office:value="4721">
            <text:p>4721</text:p>
          </table:table-cell>
          <table:table-cell office:value-type="string">
            <text:p>RIX</text:p>
          </table:table-cell>
          <table:table-cell office:value-type="string">
            <text:p>https://icomarks.com/ico/RIX</text:p>
          </table:table-cell>
          <table:table-cell table:number-columns-repeated="4"/>
        </table:table-row>
        <table:table-row table:style-name="ro1">
          <table:table-cell office:value-type="float" office:value="4722">
            <text:p>4722</text:p>
          </table:table-cell>
          <table:table-cell office:value-type="string">
            <text:p>Robot Trading</text:p>
          </table:table-cell>
          <table:table-cell office:value-type="string">
            <text:p>https://icomarks.com/ico/Robot-Trading</text:p>
          </table:table-cell>
          <table:table-cell table:number-columns-repeated="4"/>
        </table:table-row>
        <table:table-row table:style-name="ro1">
          <table:table-cell office:value-type="float" office:value="4723">
            <text:p>4723</text:p>
          </table:table-cell>
          <table:table-cell office:value-type="string">
            <text:p>ROM</text:p>
          </table:table-cell>
          <table:table-cell office:value-type="string">
            <text:p>https://icomarks.com/ico/ROM</text:p>
          </table:table-cell>
          <table:table-cell table:number-columns-repeated="4"/>
        </table:table-row>
        <table:table-row table:style-name="ro1">
          <table:table-cell office:value-type="float" office:value="4724">
            <text:p>4724</text:p>
          </table:table-cell>
          <table:table-cell office:value-type="string">
            <text:p>Ronaldinho Soccer Coin</text:p>
          </table:table-cell>
          <table:table-cell office:value-type="string">
            <text:p>https://icomarks.com/ico/Ronaldinho-Soccer-Coin</text:p>
          </table:table-cell>
          <table:table-cell table:number-columns-repeated="4"/>
        </table:table-row>
        <table:table-row table:style-name="ro1">
          <table:table-cell office:value-type="float" office:value="4725">
            <text:p>4725</text:p>
          </table:table-cell>
          <table:table-cell office:value-type="string">
            <text:p>Rosenbridge Digital</text:p>
          </table:table-cell>
          <table:table-cell office:value-type="string">
            <text:p>https://icomarks.com/ico/Rosenbridge-Digital</text:p>
          </table:table-cell>
          <table:table-cell table:number-columns-repeated="4"/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Saascoin</text:p>
          </table:table-cell>
          <table:table-cell office:value-type="string">
            <text:p>https://icomarks.com/ico/Saascoin</text:p>
          </table:table-cell>
          <table:table-cell table:number-columns-repeated="4"/>
        </table:table-row>
        <table:table-row table:style-name="ro1">
          <table:table-cell office:value-type="float" office:value="4727">
            <text:p>4727</text:p>
          </table:table-cell>
          <table:table-cell office:value-type="string">
            <text:p>SAMFIns</text:p>
          </table:table-cell>
          <table:table-cell office:value-type="string">
            <text:p>https://icomarks.com/ico/SAMFIns</text:p>
          </table:table-cell>
          <table:table-cell table:number-columns-repeated="4"/>
        </table:table-row>
        <table:table-row table:style-name="ro1">
          <table:table-cell office:value-type="float" office:value="4728">
            <text:p>4728</text:p>
          </table:table-cell>
          <table:table-cell office:value-type="string">
            <text:p>Secure Donation Token</text:p>
          </table:table-cell>
          <table:table-cell office:value-type="string">
            <text:p>https://icomarks.com/ico/Secure-Donation-Token</text:p>
          </table:table-cell>
          <table:table-cell table:number-columns-repeated="4"/>
        </table:table-row>
        <table:table-row table:style-name="ro1">
          <table:table-cell office:value-type="float" office:value="4729">
            <text:p>4729</text:p>
          </table:table-cell>
          <table:table-cell office:value-type="string">
            <text:p>Securosys</text:p>
          </table:table-cell>
          <table:table-cell office:value-type="string">
            <text:p>https://icomarks.com/ico/Securosys</text:p>
          </table:table-cell>
          <table:table-cell table:number-columns-repeated="4"/>
        </table:table-row>
        <table:table-row table:style-name="ro1">
          <table:table-cell office:value-type="float" office:value="4730">
            <text:p>4730</text:p>
          </table:table-cell>
          <table:table-cell office:value-type="string">
            <text:p>Sensi</text:p>
          </table:table-cell>
          <table:table-cell office:value-type="string">
            <text:p>https://icomarks.com/ico/Sensi</text:p>
          </table:table-cell>
          <table:table-cell table:number-columns-repeated="4"/>
        </table:table-row>
        <table:table-row table:style-name="ro1">
          <table:table-cell office:value-type="float" office:value="4731">
            <text:p>4731</text:p>
          </table:table-cell>
          <table:table-cell office:value-type="string">
            <text:p>SGA Consulting</text:p>
          </table:table-cell>
          <table:table-cell office:value-type="string">
            <text:p>https://icomarks.com/ico/SGA-Consulting</text:p>
          </table:table-cell>
          <table:table-cell table:number-columns-repeated="4"/>
        </table:table-row>
        <table:table-row table:style-name="ro1">
          <table:table-cell office:value-type="float" office:value="4732">
            <text:p>4732</text:p>
          </table:table-cell>
          <table:table-cell office:value-type="string">
            <text:p>sharder protocol</text:p>
          </table:table-cell>
          <table:table-cell office:value-type="string">
            <text:p>https://icomarks.com/ico/sharder-protocol</text:p>
          </table:table-cell>
          <table:table-cell table:number-columns-repeated="4"/>
        </table:table-row>
        <table:table-row table:style-name="ro1">
          <table:table-cell office:value-type="float" office:value="4733">
            <text:p>4733</text:p>
          </table:table-cell>
          <table:table-cell office:value-type="string">
            <text:p>SilvarCoin</text:p>
          </table:table-cell>
          <table:table-cell office:value-type="string">
            <text:p>https://icomarks.com/ico/SilvarCoin</text:p>
          </table:table-cell>
          <table:table-cell table:number-columns-repeated="4"/>
        </table:table-row>
        <table:table-row table:style-name="ro1">
          <table:table-cell office:value-type="float" office:value="4734">
            <text:p>4734</text:p>
          </table:table-cell>
          <table:table-cell office:value-type="string">
            <text:p>Silver Coin</text:p>
          </table:table-cell>
          <table:table-cell office:value-type="string">
            <text:p>https://icomarks.com/ico/Silver-Coin</text:p>
          </table:table-cell>
          <table:table-cell table:number-columns-repeated="4"/>
        </table:table-row>
        <table:table-row table:style-name="ro1">
          <table:table-cell office:value-type="float" office:value="4735">
            <text:p>4735</text:p>
          </table:table-cell>
          <table:table-cell office:value-type="string">
            <text:p>Silvertoken</text:p>
          </table:table-cell>
          <table:table-cell office:value-type="string">
            <text:p>https://icomarks.com/ico/Silvertoken</text:p>
          </table:table-cell>
          <table:table-cell table:number-columns-repeated="4"/>
        </table:table-row>
        <table:table-row table:style-name="ro1">
          <table:table-cell office:value-type="float" office:value="4739">
            <text:p>4739</text:p>
          </table:table-cell>
          <table:table-cell office:value-type="string">
            <text:p>SOSR</text:p>
          </table:table-cell>
          <table:table-cell office:value-type="string">
            <text:p>https://icomarks.com/ico/SOSR</text:p>
          </table:table-cell>
          <table:table-cell table:number-columns-repeated="4"/>
        </table:table-row>
        <table:table-row table:style-name="ro1">
          <table:table-cell office:value-type="float" office:value="4740">
            <text:p>4740</text:p>
          </table:table-cell>
          <table:table-cell office:value-type="string">
            <text:p>SpaceICO</text:p>
          </table:table-cell>
          <table:table-cell office:value-type="string">
            <text:p>https://icomarks.com/ico/SpaceICO</text:p>
          </table:table-cell>
          <table:table-cell table:number-columns-repeated="4"/>
        </table:table-row>
        <table:table-row table:style-name="ro1">
          <table:table-cell office:value-type="float" office:value="4741">
            <text:p>4741</text:p>
          </table:table-cell>
          <table:table-cell office:value-type="string">
            <text:p>StartMining</text:p>
          </table:table-cell>
          <table:table-cell office:value-type="string">
            <text:p>https://icomarks.com/ico/StartMining</text:p>
          </table:table-cell>
          <table:table-cell table:number-columns-repeated="4"/>
        </table:table-row>
        <table:table-row table:style-name="ro1">
          <table:table-cell office:value-type="float" office:value="4742">
            <text:p>4742</text:p>
          </table:table-cell>
          <table:table-cell office:value-type="string">
            <text:p>Stem Cell</text:p>
          </table:table-cell>
          <table:table-cell office:value-type="string">
            <text:p>https://icomarks.com/ico/Stem-Cell</text:p>
          </table:table-cell>
          <table:table-cell table:number-columns-repeated="4"/>
        </table:table-row>
        <table:table-row table:style-name="ro1">
          <table:table-cell office:value-type="float" office:value="4743">
            <text:p>4743</text:p>
          </table:table-cell>
          <table:table-cell office:value-type="string">
            <text:p>Sterling Sovereign</text:p>
          </table:table-cell>
          <table:table-cell office:value-type="string">
            <text:p>https://icomarks.com/ico/Sterling-Sovereign</text:p>
          </table:table-cell>
          <table:table-cell table:number-columns-repeated="4"/>
        </table:table-row>
        <table:table-row table:style-name="ro1">
          <table:table-cell office:value-type="float" office:value="4745">
            <text:p>4745</text:p>
          </table:table-cell>
          <table:table-cell office:value-type="string">
            <text:p>Streamr</text:p>
          </table:table-cell>
          <table:table-cell office:value-type="string">
            <text:p>https://icomarks.com/ico/Streamr</text:p>
          </table:table-cell>
          <table:table-cell table:number-columns-repeated="4"/>
        </table:table-row>
        <table:table-row table:style-name="ro1">
          <table:table-cell office:value-type="float" office:value="4746">
            <text:p>4746</text:p>
          </table:table-cell>
          <table:table-cell office:value-type="string">
            <text:p>StreamSpace</text:p>
          </table:table-cell>
          <table:table-cell office:value-type="string">
            <text:p>https://icomarks.com/ico/StreamSpace</text:p>
          </table:table-cell>
          <table:table-cell table:number-columns-repeated="4"/>
        </table:table-row>
        <table:table-row table:style-name="ro1">
          <table:table-cell office:value-type="float" office:value="4747">
            <text:p>4747</text:p>
          </table:table-cell>
          <table:table-cell office:value-type="string">
            <text:p>Sweetbridge</text:p>
          </table:table-cell>
          <table:table-cell office:value-type="string">
            <text:p>https://icomarks.com/ico/Sweetbridge</text:p>
          </table:table-cell>
          <table:table-cell table:number-columns-repeated="4"/>
        </table:table-row>
        <table:table-row table:style-name="ro1">
          <table:table-cell office:value-type="float" office:value="4750">
            <text:p>4750</text:p>
          </table:table-cell>
          <table:table-cell office:value-type="string">
            <text:p>Taskfair</text:p>
          </table:table-cell>
          <table:table-cell office:value-type="string">
            <text:p>https://icomarks.com/ico/Taskfair</text:p>
          </table:table-cell>
          <table:table-cell table:number-columns-repeated="4"/>
        </table:table-row>
        <table:table-row table:style-name="ro1">
          <table:table-cell office:value-type="float" office:value="4751">
            <text:p>4751</text:p>
          </table:table-cell>
          <table:table-cell office:value-type="string">
            <text:p>The Advertising Currency</text:p>
          </table:table-cell>
          <table:table-cell office:value-type="string">
            <text:p>https://icomarks.com/ico/The-Advertising-Currency</text:p>
          </table:table-cell>
          <table:table-cell table:number-columns-repeated="4"/>
        </table:table-row>
        <table:table-row table:style-name="ro1">
          <table:table-cell office:value-type="float" office:value="4752">
            <text:p>4752</text:p>
          </table:table-cell>
          <table:table-cell office:value-type="string">
            <text:p>The Island</text:p>
          </table:table-cell>
          <table:table-cell office:value-type="string">
            <text:p>https://icomarks.com/ico/The-Island</text:p>
          </table:table-cell>
          <table:table-cell table:number-columns-repeated="4"/>
        </table:table-row>
        <table:table-row table:style-name="ro1">
          <table:table-cell office:value-type="float" office:value="4753">
            <text:p>4753</text:p>
          </table:table-cell>
          <table:table-cell office:value-type="string">
            <text:p>Tiger Token</text:p>
          </table:table-cell>
          <table:table-cell office:value-type="string">
            <text:p>https://icomarks.com/ico/Tiger-Token</text:p>
          </table:table-cell>
          <table:table-cell table:number-columns-repeated="4"/>
        </table:table-row>
        <table:table-row table:style-name="ro1">
          <table:table-cell office:value-type="float" office:value="4754">
            <text:p>4754</text:p>
          </table:table-cell>
          <table:table-cell office:value-type="string">
            <text:p>TILX</text:p>
          </table:table-cell>
          <table:table-cell office:value-type="string">
            <text:p>https://icomarks.com/ico/TILX</text:p>
          </table:table-cell>
          <table:table-cell table:number-columns-repeated="4"/>
        </table:table-row>
        <table:table-row table:style-name="ro1">
          <table:table-cell office:value-type="float" office:value="4755">
            <text:p>4755</text:p>
          </table:table-cell>
          <table:table-cell office:value-type="string">
            <text:p>TimberCoin</text:p>
          </table:table-cell>
          <table:table-cell office:value-type="string">
            <text:p>https://icomarks.com/ico/TimberCoin</text:p>
          </table:table-cell>
          <table:table-cell table:number-columns-repeated="4"/>
        </table:table-row>
        <table:table-row table:style-name="ro1">
          <table:table-cell office:value-type="float" office:value="4756">
            <text:p>4756</text:p>
          </table:table-cell>
          <table:table-cell office:value-type="string">
            <text:p>Tixguru</text:p>
          </table:table-cell>
          <table:table-cell office:value-type="string">
            <text:p>https://icomarks.com/ico/Tixguru</text:p>
          </table:table-cell>
          <table:table-cell table:number-columns-repeated="4"/>
        </table:table-row>
        <table:table-row table:style-name="ro1">
          <table:table-cell office:value-type="float" office:value="4757">
            <text:p>4757</text:p>
          </table:table-cell>
          <table:table-cell office:value-type="string">
            <text:p>Tresor</text:p>
          </table:table-cell>
          <table:table-cell office:value-type="string">
            <text:p>https://icomarks.com/ico/Tresor</text:p>
          </table:table-cell>
          <table:table-cell table:number-columns-repeated="4"/>
        </table:table-row>
        <table:table-row table:style-name="ro1">
          <table:table-cell office:value-type="float" office:value="4758">
            <text:p>4758</text:p>
          </table:table-cell>
          <table:table-cell office:value-type="string">
            <text:p>Trustmarkethub Token</text:p>
          </table:table-cell>
          <table:table-cell office:value-type="string">
            <text:p>https://icomarks.com/ico/Trustmarkethub-Token</text:p>
          </table:table-cell>
          <table:table-cell table:number-columns-repeated="4"/>
        </table:table-row>
        <table:table-row table:style-name="ro1">
          <table:table-cell office:value-type="float" office:value="4760">
            <text:p>4760</text:p>
          </table:table-cell>
          <table:table-cell office:value-type="string">
            <text:p>Unityco</text:p>
          </table:table-cell>
          <table:table-cell office:value-type="string">
            <text:p>https://icomarks.com/ico/Unityco</text:p>
          </table:table-cell>
          <table:table-cell table:number-columns-repeated="4"/>
        </table:table-row>
        <table:table-row table:style-name="ro1">
          <table:table-cell office:value-type="float" office:value="4761">
            <text:p>4761</text:p>
          </table:table-cell>
          <table:table-cell office:value-type="string">
            <text:p>Upfiring</text:p>
          </table:table-cell>
          <table:table-cell office:value-type="string">
            <text:p>https://icomarks.com/ico/Upfiring</text:p>
          </table:table-cell>
          <table:table-cell table:number-columns-repeated="4"/>
        </table:table-row>
        <table:table-row table:style-name="ro1">
          <table:table-cell office:value-type="float" office:value="4762">
            <text:p>4762</text:p>
          </table:table-cell>
          <table:table-cell office:value-type="string">
            <text:p>Versus Red</text:p>
          </table:table-cell>
          <table:table-cell office:value-type="string">
            <text:p>https://icomarks.com/ico/Versus-Red</text:p>
          </table:table-cell>
          <table:table-cell table:number-columns-repeated="4"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Vesa Token</text:p>
          </table:table-cell>
          <table:table-cell office:value-type="string">
            <text:p>https://icomarks.com/ico/Vesa-Token</text:p>
          </table:table-cell>
          <table:table-cell table:number-columns-repeated="4"/>
        </table:table-row>
        <table:table-row table:style-name="ro1">
          <table:table-cell office:value-type="float" office:value="4765">
            <text:p>4765</text:p>
          </table:table-cell>
          <table:table-cell office:value-type="string">
            <text:p>Vote Coin</text:p>
          </table:table-cell>
          <table:table-cell office:value-type="string">
            <text:p>https://icomarks.com/ico/Vote-Coin</text:p>
          </table:table-cell>
          <table:table-cell table:number-columns-repeated="4"/>
        </table:table-row>
        <table:table-row table:style-name="ro1">
          <table:table-cell office:value-type="float" office:value="4766">
            <text:p>4766</text:p>
          </table:table-cell>
          <table:table-cell office:value-type="string">
            <text:p>XBIT</text:p>
          </table:table-cell>
          <table:table-cell office:value-type="string">
            <text:p>https://icomarks.com/ico/XBIT</text:p>
          </table:table-cell>
          <table:table-cell table:number-columns-repeated="4"/>
        </table:table-row>
        <table:table-row table:style-name="ro1">
          <table:table-cell office:value-type="float" office:value="4768">
            <text:p>4768</text:p>
          </table:table-cell>
          <table:table-cell office:value-type="string">
            <text:p>Xsolus</text:p>
          </table:table-cell>
          <table:table-cell office:value-type="string">
            <text:p>https://icomarks.com/ico/Xsolus</text:p>
          </table:table-cell>
          <table:table-cell table:number-columns-repeated="4"/>
        </table:table-row>
        <table:table-row table:style-name="ro1">
          <table:table-cell office:value-type="float" office:value="4769">
            <text:p>4769</text:p>
          </table:table-cell>
          <table:table-cell office:value-type="string">
            <text:p>YuTu.Coin</text:p>
          </table:table-cell>
          <table:table-cell office:value-type="string">
            <text:p>https://icomarks.com/ico/YuTu.Coin</text:p>
          </table:table-cell>
          <table:table-cell table:number-columns-repeated="4"/>
        </table:table-row>
        <table:table-row table:style-name="ro1">
          <table:table-cell office:value-type="float" office:value="4770">
            <text:p>4770</text:p>
          </table:table-cell>
          <table:table-cell office:value-type="string">
            <text:p>Zuflo</text:p>
          </table:table-cell>
          <table:table-cell office:value-type="string">
            <text:p>https://icomarks.com/ico/Zuflo</text:p>
          </table:table-cell>
          <table:table-cell table:number-columns-repeated="4"/>
        </table:table-row>
        <table:table-row table:style-name="ro1">
          <table:table-cell office:value-type="float" office:value="4771">
            <text:p>4771</text:p>
          </table:table-cell>
          <table:table-cell office:value-type="string">
            <text:p>Zuum</text:p>
          </table:table-cell>
          <table:table-cell office:value-type="string">
            <text:p>https://icomarks.com/ico/Zuum</text:p>
          </table:table-cell>
          <table:table-cell table:number-columns-repeated="4"/>
        </table:table-row>
        <table:table-row table:style-name="ro1">
          <table:table-cell office:value-type="float" office:value="4772">
            <text:p>4772</text:p>
          </table:table-cell>
          <table:table-cell office:value-type="string">
            <text:p>AIREN</text:p>
          </table:table-cell>
          <table:table-cell office:value-type="string">
            <text:p>https://icomarks.com/ico/AIREN</text:p>
          </table:table-cell>
          <table:table-cell table:number-columns-repeated="4"/>
        </table:table-row>
        <table:table-row table:style-name="ro1">
          <table:table-cell office:value-type="float" office:value="4773">
            <text:p>4773</text:p>
          </table:table-cell>
          <table:table-cell office:value-type="string">
            <text:p>Allvor</text:p>
          </table:table-cell>
          <table:table-cell office:value-type="string">
            <text:p>https://icomarks.com/ico/Allvor</text:p>
          </table:table-cell>
          <table:table-cell table:number-columns-repeated="4"/>
        </table:table-row>
        <table:table-row table:style-name="ro1">
          <table:table-cell office:value-type="float" office:value="4774">
            <text:p>4774</text:p>
          </table:table-cell>
          <table:table-cell office:value-type="string">
            <text:p>Amazonians Green Coin</text:p>
          </table:table-cell>
          <table:table-cell office:value-type="string">
            <text:p>https://icomarks.com/ico/Amazonians-Green-Coin</text:p>
          </table:table-cell>
          <table:table-cell table:number-columns-repeated="4"/>
        </table:table-row>
        <table:table-row table:style-name="ro1">
          <table:table-cell office:value-type="float" office:value="4775">
            <text:p>4775</text:p>
          </table:table-cell>
          <table:table-cell office:value-type="string">
            <text:p>AMZCoin</text:p>
          </table:table-cell>
          <table:table-cell office:value-type="string">
            <text:p>https://icomarks.com/ico/AMZCoin</text:p>
          </table:table-cell>
          <table:table-cell table:number-columns-repeated="4"/>
        </table:table-row>
        <table:table-row table:style-name="ro1">
          <table:table-cell office:value-type="float" office:value="4776">
            <text:p>4776</text:p>
          </table:table-cell>
          <table:table-cell office:value-type="string">
            <text:p>ARFREYR</text:p>
          </table:table-cell>
          <table:table-cell office:value-type="string">
            <text:p>https://icomarks.com/ico/ARFREYR</text:p>
          </table:table-cell>
          <table:table-cell table:number-columns-repeated="4"/>
        </table:table-row>
        <table:table-row table:style-name="ro1">
          <table:table-cell office:value-type="float" office:value="4778">
            <text:p>4778</text:p>
          </table:table-cell>
          <table:table-cell office:value-type="string">
            <text:p>Aurora Ecosystem</text:p>
          </table:table-cell>
          <table:table-cell office:value-type="string">
            <text:p>https://icomarks.com/ico/Aurora-Ecosystem</text:p>
          </table:table-cell>
          <table:table-cell table:number-columns-repeated="4"/>
        </table:table-row>
        <table:table-row table:style-name="ro1">
          <table:table-cell office:value-type="float" office:value="4779">
            <text:p>4779</text:p>
          </table:table-cell>
          <table:table-cell office:value-type="string">
            <text:p>Autoria</text:p>
          </table:table-cell>
          <table:table-cell office:value-type="string">
            <text:p>https://icomarks.com/ico/Autoria</text:p>
          </table:table-cell>
          <table:table-cell table:number-columns-repeated="4"/>
        </table:table-row>
        <table:table-row table:style-name="ro1">
          <table:table-cell office:value-type="float" office:value="4780">
            <text:p>4780</text:p>
          </table:table-cell>
          <table:table-cell office:value-type="string">
            <text:p>AvantGarde Ratings</text:p>
          </table:table-cell>
          <table:table-cell office:value-type="string">
            <text:p>https://icomarks.com/ico/AvantGarde-Ratings</text:p>
          </table:table-cell>
          <table:table-cell table:number-columns-repeated="4"/>
        </table:table-row>
        <table:table-row table:style-name="ro1">
          <table:table-cell office:value-type="float" office:value="4781">
            <text:p>4781</text:p>
          </table:table-cell>
          <table:table-cell office:value-type="string">
            <text:p>Avesta</text:p>
          </table:table-cell>
          <table:table-cell office:value-type="string">
            <text:p>https://icomarks.com/ico/Avesta</text:p>
          </table:table-cell>
          <table:table-cell table:number-columns-repeated="4"/>
        </table:table-row>
        <table:table-row table:style-name="ro1">
          <table:table-cell office:value-type="float" office:value="4784">
            <text:p>4784</text:p>
          </table:table-cell>
          <table:table-cell office:value-type="string">
            <text:p>Barne Coin</text:p>
          </table:table-cell>
          <table:table-cell office:value-type="string">
            <text:p>https://icomarks.com/ico/Barne-Coin</text:p>
          </table:table-cell>
          <table:table-cell table:number-columns-repeated="4"/>
        </table:table-row>
        <table:table-row table:style-name="ro1">
          <table:table-cell office:value-type="float" office:value="4785">
            <text:p>4785</text:p>
          </table:table-cell>
          <table:table-cell office:value-type="string">
            <text:p>Basic Attention</text:p>
          </table:table-cell>
          <table:table-cell office:value-type="string">
            <text:p>https://icomarks.com/ico/Basic-Attention</text:p>
          </table:table-cell>
          <table:table-cell table:number-columns-repeated="4"/>
        </table:table-row>
        <table:table-row table:style-name="ro1">
          <table:table-cell office:value-type="float" office:value="4786">
            <text:p>4786</text:p>
          </table:table-cell>
          <table:table-cell office:value-type="string">
            <text:p>BILL and GO</text:p>
          </table:table-cell>
          <table:table-cell office:value-type="string">
            <text:p>https://icomarks.com/ico/BILL-and-GO</text:p>
          </table:table-cell>
          <table:table-cell table:number-columns-repeated="4"/>
        </table:table-row>
        <table:table-row table:style-name="ro1">
          <table:table-cell office:value-type="float" office:value="4788">
            <text:p>4788</text:p>
          </table:table-cell>
          <table:table-cell office:value-type="string">
            <text:p>Bit-learn</text:p>
          </table:table-cell>
          <table:table-cell office:value-type="string">
            <text:p>https://icomarks.com/ico/Bit-learn</text:p>
          </table:table-cell>
          <table:table-cell table:number-columns-repeated="4"/>
        </table:table-row>
        <table:table-row table:style-name="ro1">
          <table:table-cell office:value-type="float" office:value="4789">
            <text:p>4789</text:p>
          </table:table-cell>
          <table:table-cell office:value-type="string">
            <text:p>BitConscious Foundation</text:p>
          </table:table-cell>
          <table:table-cell office:value-type="string">
            <text:p>https://icomarks.com/ico/BitConscious-Foundation</text:p>
          </table:table-cell>
          <table:table-cell table:number-columns-repeated="4"/>
        </table:table-row>
        <table:table-row table:style-name="ro1">
          <table:table-cell office:value-type="float" office:value="4790">
            <text:p>4790</text:p>
          </table:table-cell>
          <table:table-cell office:value-type="string">
            <text:p>Bitlumens</text:p>
          </table:table-cell>
          <table:table-cell office:value-type="string">
            <text:p>https://icomarks.com/ico/Bitlumens</text:p>
          </table:table-cell>
          <table:table-cell table:number-columns-repeated="4"/>
        </table:table-row>
        <table:table-row table:style-name="ro1">
          <table:table-cell office:value-type="float" office:value="4791">
            <text:p>4791</text:p>
          </table:table-cell>
          <table:table-cell office:value-type="string">
            <text:p>Bitpaction</text:p>
          </table:table-cell>
          <table:table-cell office:value-type="string">
            <text:p>https://icomarks.com/ico/Bitpaction</text:p>
          </table:table-cell>
          <table:table-cell table:number-columns-repeated="4"/>
        </table:table-row>
        <table:table-row table:style-name="ro1">
          <table:table-cell office:value-type="float" office:value="4792">
            <text:p>4792</text:p>
          </table:table-cell>
          <table:table-cell office:value-type="string">
            <text:p>Bitscoin</text:p>
          </table:table-cell>
          <table:table-cell office:value-type="string">
            <text:p>https://icomarks.com/ico/Bitscoin</text:p>
          </table:table-cell>
          <table:table-cell table:number-columns-repeated="4"/>
        </table:table-row>
        <table:table-row table:style-name="ro1">
          <table:table-cell office:value-type="float" office:value="4793">
            <text:p>4793</text:p>
          </table:table-cell>
          <table:table-cell office:value-type="string">
            <text:p>Bitsive Exchange</text:p>
          </table:table-cell>
          <table:table-cell office:value-type="string">
            <text:p>https://icomarks.com/ico/Bitsive-Exchange</text:p>
          </table:table-cell>
          <table:table-cell table:number-columns-repeated="4"/>
        </table:table-row>
        <table:table-row table:style-name="ro1">
          <table:table-cell office:value-type="float" office:value="4794">
            <text:p>4794</text:p>
          </table:table-cell>
          <table:table-cell office:value-type="string">
            <text:p>blockarray</text:p>
          </table:table-cell>
          <table:table-cell office:value-type="string">
            <text:p>https://icomarks.com/ico/blockarray</text:p>
          </table:table-cell>
          <table:table-cell table:number-columns-repeated="4"/>
        </table:table-row>
        <table:table-row table:style-name="ro1">
          <table:table-cell office:value-type="float" office:value="4796">
            <text:p>4796</text:p>
          </table:table-cell>
          <table:table-cell office:value-type="string">
            <text:p>BlueQbit</text:p>
          </table:table-cell>
          <table:table-cell office:value-type="string">
            <text:p>https://icomarks.com/ico/BlueQbit</text:p>
          </table:table-cell>
          <table:table-cell table:number-columns-repeated="4"/>
        </table:table-row>
        <table:table-row table:style-name="ro1">
          <table:table-cell office:value-type="float" office:value="4797">
            <text:p>4797</text:p>
          </table:table-cell>
          <table:table-cell office:value-type="string">
            <text:p>Callback Plus</text:p>
          </table:table-cell>
          <table:table-cell office:value-type="string">
            <text:p>https://icomarks.com/ico/Callback-Plus</text:p>
          </table:table-cell>
          <table:table-cell table:number-columns-repeated="4"/>
        </table:table-row>
        <table:table-row table:style-name="ro1">
          <table:table-cell office:value-type="float" office:value="4799">
            <text:p>4799</text:p>
          </table:table-cell>
          <table:table-cell office:value-type="string">
            <text:p>CoinCase</text:p>
          </table:table-cell>
          <table:table-cell office:value-type="string">
            <text:p>https://icomarks.com/ico/CoinCase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office:value-type="string">
            <text:p>Cointed</text:p>
          </table:table-cell>
          <table:table-cell office:value-type="string">
            <text:p>https://icomarks.com/ico/Cointed</text:p>
          </table:table-cell>
          <table:table-cell table:number-columns-repeated="4"/>
        </table:table-row>
        <table:table-row table:style-name="ro1">
          <table:table-cell office:value-type="float" office:value="4802">
            <text:p>4802</text:p>
          </table:table-cell>
          <table:table-cell office:value-type="string">
            <text:p>Cronuscoin</text:p>
          </table:table-cell>
          <table:table-cell office:value-type="string">
            <text:p>https://icomarks.com/ico/Cronuscoin</text:p>
          </table:table-cell>
          <table:table-cell table:number-columns-repeated="4"/>
        </table:table-row>
        <table:table-row table:style-name="ro1">
          <table:table-cell office:value-type="float" office:value="4803">
            <text:p>4803</text:p>
          </table:table-cell>
          <table:table-cell office:value-type="string">
            <text:p>CryptalDash</text:p>
          </table:table-cell>
          <table:table-cell office:value-type="string">
            <text:p>https://icomarks.com/ico/CryptalDash</text:p>
          </table:table-cell>
          <table:table-cell table:number-columns-repeated="4"/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CryptoSoft</text:p>
          </table:table-cell>
          <table:table-cell office:value-type="string">
            <text:p>https://icomarks.com/ico/CryptoSoft</text:p>
          </table:table-cell>
          <table:table-cell table:number-columns-repeated="4"/>
        </table:table-row>
        <table:table-row table:style-name="ro1">
          <table:table-cell office:value-type="float" office:value="4808">
            <text:p>4808</text:p>
          </table:table-cell>
          <table:table-cell office:value-type="string">
            <text:p>CryptoXpress</text:p>
          </table:table-cell>
          <table:table-cell office:value-type="string">
            <text:p>https://icomarks.com/ico/CryptoXpress</text:p>
          </table:table-cell>
          <table:table-cell table:number-columns-repeated="4"/>
        </table:table-row>
        <table:table-row table:style-name="ro1">
          <table:table-cell office:value-type="float" office:value="4809">
            <text:p>4809</text:p>
          </table:table-cell>
          <table:table-cell office:value-type="string">
            <text:p>D-Zone</text:p>
          </table:table-cell>
          <table:table-cell office:value-type="string">
            <text:p>https://icomarks.com/ico/D-Zone</text:p>
          </table:table-cell>
          <table:table-cell table:number-columns-repeated="4"/>
        </table:table-row>
        <table:table-row table:style-name="ro1">
          <table:table-cell office:value-type="float" office:value="4810">
            <text:p>4810</text:p>
          </table:table-cell>
          <table:table-cell office:value-type="string">
            <text:p>Daseron</text:p>
          </table:table-cell>
          <table:table-cell office:value-type="string">
            <text:p>https://icomarks.com/ico/Daseron</text:p>
          </table:table-cell>
          <table:table-cell table:number-columns-repeated="4"/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DCX</text:p>
          </table:table-cell>
          <table:table-cell office:value-type="string">
            <text:p>https://icomarks.com/ico/DCX</text:p>
          </table:table-cell>
          <table:table-cell table:number-columns-repeated="4"/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DDToken</text:p>
          </table:table-cell>
          <table:table-cell office:value-type="string">
            <text:p>https://icomarks.com/ico/DDToken</text:p>
          </table:table-cell>
          <table:table-cell table:number-columns-repeated="4"/>
        </table:table-row>
        <table:table-row table:style-name="ro1">
          <table:table-cell office:value-type="float" office:value="4813">
            <text:p>4813</text:p>
          </table:table-cell>
          <table:table-cell office:value-type="string">
            <text:p>DeepWater Treasure Recovery</text:p>
          </table:table-cell>
          <table:table-cell office:value-type="string">
            <text:p>https://icomarks.com/ico/DeepWater-Treasure-Recovery</text:p>
          </table:table-cell>
          <table:table-cell table:number-columns-repeated="4"/>
        </table:table-row>
        <table:table-row table:style-name="ro1">
          <table:table-cell office:value-type="float" office:value="4814">
            <text:p>4814</text:p>
          </table:table-cell>
          <table:table-cell office:value-type="string">
            <text:p>DELTA</text:p>
          </table:table-cell>
          <table:table-cell office:value-type="string">
            <text:p>https://icomarks.com/ico/DELTA</text:p>
          </table:table-cell>
          <table:table-cell table:number-columns-repeated="4"/>
        </table:table-row>
        <table:table-row table:style-name="ro1">
          <table:table-cell office:value-type="float" office:value="4815">
            <text:p>4815</text:p>
          </table:table-cell>
          <table:table-cell office:value-type="string">
            <text:p>Digitex</text:p>
          </table:table-cell>
          <table:table-cell office:value-type="string">
            <text:p>https://icomarks.com/ico/Digitex</text:p>
          </table:table-cell>
          <table:table-cell table:number-columns-repeated="4"/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Dopamine</text:p>
          </table:table-cell>
          <table:table-cell office:value-type="string">
            <text:p>https://icomarks.com/ico/Dopamine</text:p>
          </table:table-cell>
          <table:table-cell table:number-columns-repeated="4"/>
        </table:table-row>
        <table:table-row table:style-name="ro1">
          <table:table-cell office:value-type="float" office:value="4817">
            <text:p>4817</text:p>
          </table:table-cell>
          <table:table-cell office:value-type="string">
            <text:p>Ebosia</text:p>
          </table:table-cell>
          <table:table-cell office:value-type="string">
            <text:p>https://icomarks.com/ico/Ebosia</text:p>
          </table:table-cell>
          <table:table-cell table:number-columns-repeated="4"/>
        </table:table-row>
        <table:table-row table:style-name="ro1">
          <table:table-cell office:value-type="float" office:value="4818">
            <text:p>4818</text:p>
          </table:table-cell>
          <table:table-cell office:value-type="string">
            <text:p>ECKO Coin</text:p>
          </table:table-cell>
          <table:table-cell office:value-type="string">
            <text:p>https://icomarks.com/ico/ECKO-Coin</text:p>
          </table:table-cell>
          <table:table-cell table:number-columns-repeated="4"/>
        </table:table-row>
        <table:table-row table:style-name="ro1">
          <table:table-cell office:value-type="float" office:value="4820">
            <text:p>4820</text:p>
          </table:table-cell>
          <table:table-cell office:value-type="string">
            <text:p>Ekspa</text:p>
          </table:table-cell>
          <table:table-cell office:value-type="string">
            <text:p>https://icomarks.com/ico/Ekspa</text:p>
          </table:table-cell>
          <table:table-cell table:number-columns-repeated="4"/>
        </table:table-row>
        <table:table-row table:style-name="ro1">
          <table:table-cell office:value-type="float" office:value="4821">
            <text:p>4821</text:p>
          </table:table-cell>
          <table:table-cell office:value-type="string">
            <text:p>EPOS</text:p>
          </table:table-cell>
          <table:table-cell office:value-type="string">
            <text:p>https://icomarks.com/ico/EPOS</text:p>
          </table:table-cell>
          <table:table-cell table:number-columns-repeated="4"/>
        </table:table-row>
        <table:table-row table:style-name="ro1">
          <table:table-cell office:value-type="float" office:value="4823">
            <text:p>4823</text:p>
          </table:table-cell>
          <table:table-cell office:value-type="string">
            <text:p>Etch</text:p>
          </table:table-cell>
          <table:table-cell office:value-type="string">
            <text:p>https://icomarks.com/ico/Etch</text:p>
          </table:table-cell>
          <table:table-cell table:number-columns-repeated="4"/>
        </table:table-row>
        <table:table-row table:style-name="ro1">
          <table:table-cell office:value-type="float" office:value="4824">
            <text:p>4824</text:p>
          </table:table-cell>
          <table:table-cell office:value-type="string">
            <text:p>Exosis</text:p>
          </table:table-cell>
          <table:table-cell office:value-type="string">
            <text:p>https://icomarks.com/ico/Exosis</text:p>
          </table:table-cell>
          <table:table-cell table:number-columns-repeated="4"/>
        </table:table-row>
        <table:table-row table:style-name="ro1">
          <table:table-cell office:value-type="float" office:value="4826">
            <text:p>4826</text:p>
          </table:table-cell>
          <table:table-cell office:value-type="string">
            <text:p>FFQuest</text:p>
          </table:table-cell>
          <table:table-cell office:value-type="string">
            <text:p>https://icomarks.com/ico/FFQuest</text:p>
          </table:table-cell>
          <table:table-cell table:number-columns-repeated="4"/>
        </table:table-row>
        <table:table-row table:style-name="ro1">
          <table:table-cell office:value-type="float" office:value="4827">
            <text:p>4827</text:p>
          </table:table-cell>
          <table:table-cell office:value-type="string">
            <text:p>Finix</text:p>
          </table:table-cell>
          <table:table-cell office:value-type="string">
            <text:p>https://icomarks.com/ico/Finix</text:p>
          </table:table-cell>
          <table:table-cell table:number-columns-repeated="4"/>
        </table:table-row>
        <table:table-row table:style-name="ro1">
          <table:table-cell office:value-type="float" office:value="4829">
            <text:p>4829</text:p>
          </table:table-cell>
          <table:table-cell office:value-type="string">
            <text:p>FTKA</text:p>
          </table:table-cell>
          <table:table-cell office:value-type="string">
            <text:p>https://icomarks.com/ico/FTKA</text:p>
          </table:table-cell>
          <table:table-cell table:number-columns-repeated="4"/>
        </table:table-row>
        <table:table-row table:style-name="ro1">
          <table:table-cell office:value-type="float" office:value="4830">
            <text:p>4830</text:p>
          </table:table-cell>
          <table:table-cell office:value-type="string">
            <text:p>Gamelife</text:p>
          </table:table-cell>
          <table:table-cell office:value-type="string">
            <text:p>https://icomarks.com/ico/Gamelife</text:p>
          </table:table-cell>
          <table:table-cell table:number-columns-repeated="4"/>
        </table:table-row>
        <table:table-row table:style-name="ro1">
          <table:table-cell office:value-type="float" office:value="4831">
            <text:p>4831</text:p>
          </table:table-cell>
          <table:table-cell office:value-type="string">
            <text:p>Garuda Energy</text:p>
          </table:table-cell>
          <table:table-cell office:value-type="string">
            <text:p>https://icomarks.com/ico/Garuda-Energy</text:p>
          </table:table-cell>
          <table:table-cell table:number-columns-repeated="4"/>
        </table:table-row>
        <table:table-row table:style-name="ro1">
          <table:table-cell office:value-type="float" office:value="4832">
            <text:p>4832</text:p>
          </table:table-cell>
          <table:table-cell office:value-type="string">
            <text:p>Germoney</text:p>
          </table:table-cell>
          <table:table-cell office:value-type="string">
            <text:p>https://icomarks.com/ico/Germoney</text:p>
          </table:table-cell>
          <table:table-cell table:number-columns-repeated="4"/>
        </table:table-row>
        <table:table-row table:style-name="ro1">
          <table:table-cell office:value-type="float" office:value="4833">
            <text:p>4833</text:p>
          </table:table-cell>
          <table:table-cell office:value-type="string">
            <text:p>GivaCoin</text:p>
          </table:table-cell>
          <table:table-cell office:value-type="string">
            <text:p>https://icomarks.com/ico/GivaCoin</text:p>
          </table:table-cell>
          <table:table-cell table:number-columns-repeated="4"/>
        </table:table-row>
        <table:table-row table:style-name="ro1">
          <table:table-cell office:value-type="float" office:value="4834">
            <text:p>4834</text:p>
          </table:table-cell>
          <table:table-cell office:value-type="string">
            <text:p>Gold Mine</text:p>
          </table:table-cell>
          <table:table-cell office:value-type="string">
            <text:p>https://icomarks.com/ico/Gold-Mine</text:p>
          </table:table-cell>
          <table:table-cell table:number-columns-repeated="4"/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Golden Fleece</text:p>
          </table:table-cell>
          <table:table-cell office:value-type="string">
            <text:p>https://icomarks.com/ico/Golden-Fleece</text:p>
          </table:table-cell>
          <table:table-cell table:number-columns-repeated="4"/>
        </table:table-row>
        <table:table-row table:style-name="ro1">
          <table:table-cell office:value-type="float" office:value="4836">
            <text:p>4836</text:p>
          </table:table-cell>
          <table:table-cell office:value-type="string">
            <text:p>GPN COIN</text:p>
          </table:table-cell>
          <table:table-cell office:value-type="string">
            <text:p>https://icomarks.com/ico/GPN-COIN</text:p>
          </table:table-cell>
          <table:table-cell table:number-columns-repeated="4"/>
        </table:table-row>
        <table:table-row table:style-name="ro1">
          <table:table-cell office:value-type="float" office:value="4837">
            <text:p>4837</text:p>
          </table:table-cell>
          <table:table-cell office:value-type="string">
            <text:p>Gratzio</text:p>
          </table:table-cell>
          <table:table-cell office:value-type="string">
            <text:p>https://icomarks.com/ico/Gratzio</text:p>
          </table:table-cell>
          <table:table-cell table:number-columns-repeated="4"/>
        </table:table-row>
        <table:table-row table:style-name="ro1">
          <table:table-cell office:value-type="float" office:value="4838">
            <text:p>4838</text:p>
          </table:table-cell>
          <table:table-cell office:value-type="string">
            <text:p>Green List Standard</text:p>
          </table:table-cell>
          <table:table-cell office:value-type="string">
            <text:p>https://icomarks.com/ico/Green-List-Standard</text:p>
          </table:table-cell>
          <table:table-cell table:number-columns-repeated="4"/>
        </table:table-row>
        <table:table-row table:style-name="ro1">
          <table:table-cell office:value-type="float" office:value="4839">
            <text:p>4839</text:p>
          </table:table-cell>
          <table:table-cell office:value-type="string">
            <text:p>Hashgains</text:p>
          </table:table-cell>
          <table:table-cell office:value-type="string">
            <text:p>https://icomarks.com/ico/Hashgains</text:p>
          </table:table-cell>
          <table:table-cell table:number-columns-repeated="4"/>
        </table:table-row>
        <table:table-row table:style-name="ro1">
          <table:table-cell office:value-type="float" office:value="4840">
            <text:p>4840</text:p>
          </table:table-cell>
          <table:table-cell office:value-type="string">
            <text:p>Hatchworks</text:p>
          </table:table-cell>
          <table:table-cell office:value-type="string">
            <text:p>https://icomarks.com/ico/Hatchworks</text:p>
          </table:table-cell>
          <table:table-cell table:number-columns-repeated="4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HealthCUBE</text:p>
          </table:table-cell>
          <table:table-cell office:value-type="string">
            <text:p>https://icomarks.com/ico/HealthCUBE</text:p>
          </table:table-cell>
          <table:table-cell table:number-columns-repeated="4"/>
        </table:table-row>
        <table:table-row table:style-name="ro1">
          <table:table-cell office:value-type="float" office:value="4842">
            <text:p>4842</text:p>
          </table:table-cell>
          <table:table-cell office:value-type="string">
            <text:p>Honor</text:p>
          </table:table-cell>
          <table:table-cell office:value-type="string">
            <text:p>https://icomarks.com/ico/Honor</text:p>
          </table:table-cell>
          <table:table-cell table:number-columns-repeated="4"/>
        </table:table-row>
        <table:table-row table:style-name="ro1">
          <table:table-cell office:value-type="float" office:value="4843">
            <text:p>4843</text:p>
          </table:table-cell>
          <table:table-cell office:value-type="string">
            <text:p>InsureX</text:p>
          </table:table-cell>
          <table:table-cell office:value-type="string">
            <text:p>https://icomarks.com/ico/InsureX</text:p>
          </table:table-cell>
          <table:table-cell table:number-columns-repeated="4"/>
        </table:table-row>
        <table:table-row table:style-name="ro1">
          <table:table-cell office:value-type="float" office:value="4844">
            <text:p>4844</text:p>
          </table:table-cell>
          <table:table-cell office:value-type="string">
            <text:p>Internxt</text:p>
          </table:table-cell>
          <table:table-cell office:value-type="string">
            <text:p>https://icomarks.com/ico/Internxt</text:p>
          </table:table-cell>
          <table:table-cell table:number-columns-repeated="4"/>
        </table:table-row>
        <table:table-row table:style-name="ro1">
          <table:table-cell office:value-type="float" office:value="4845">
            <text:p>4845</text:p>
          </table:table-cell>
          <table:table-cell office:value-type="string">
            <text:p>Invech</text:p>
          </table:table-cell>
          <table:table-cell office:value-type="string">
            <text:p>https://icomarks.com/ico/Invech</text:p>
          </table:table-cell>
          <table:table-cell table:number-columns-repeated="4"/>
        </table:table-row>
        <table:table-row table:style-name="ro1">
          <table:table-cell office:value-type="float" office:value="4847">
            <text:p>4847</text:p>
          </table:table-cell>
          <table:table-cell office:value-type="string">
            <text:p>IPAY</text:p>
          </table:table-cell>
          <table:table-cell office:value-type="string">
            <text:p>https://icomarks.com/ico/IPAY</text:p>
          </table:table-cell>
          <table:table-cell table:number-columns-repeated="4"/>
        </table:table-row>
        <table:table-row table:style-name="ro1">
          <table:table-cell office:value-type="float" office:value="4848">
            <text:p>4848</text:p>
          </table:table-cell>
          <table:table-cell office:value-type="string">
            <text:p>IQuant Chain</text:p>
          </table:table-cell>
          <table:table-cell office:value-type="string">
            <text:p>https://icomarks.com/ico/IQuant-Chain</text:p>
          </table:table-cell>
          <table:table-cell table:number-columns-repeated="4"/>
        </table:table-row>
        <table:table-row table:style-name="ro1">
          <table:table-cell office:value-type="float" office:value="4849">
            <text:p>4849</text:p>
          </table:table-cell>
          <table:table-cell office:value-type="string">
            <text:p>KAASY.AI</text:p>
          </table:table-cell>
          <table:table-cell office:value-type="string">
            <text:p>https://icomarks.com/ico/KAASY.AI</text:p>
          </table:table-cell>
          <table:table-cell table:number-columns-repeated="4"/>
        </table:table-row>
        <table:table-row table:style-name="ro1">
          <table:table-cell office:value-type="float" office:value="4850">
            <text:p>4850</text:p>
          </table:table-cell>
          <table:table-cell office:value-type="string">
            <text:p>Knowchain</text:p>
          </table:table-cell>
          <table:table-cell office:value-type="string">
            <text:p>https://icomarks.com/ico/Knowchain</text:p>
          </table:table-cell>
          <table:table-cell table:number-columns-repeated="4"/>
        </table:table-row>
        <table:table-row table:style-name="ro1">
          <table:table-cell office:value-type="float" office:value="4851">
            <text:p>4851</text:p>
          </table:table-cell>
          <table:table-cell office:value-type="string">
            <text:p>Laocon</text:p>
          </table:table-cell>
          <table:table-cell office:value-type="string">
            <text:p>https://icomarks.com/ico/Laocon</text:p>
          </table:table-cell>
          <table:table-cell table:number-columns-repeated="4"/>
        </table:table-row>
        <table:table-row table:style-name="ro1">
          <table:table-cell office:value-type="float" office:value="4852">
            <text:p>4852</text:p>
          </table:table-cell>
          <table:table-cell office:value-type="string">
            <text:p>Lemmon</text:p>
          </table:table-cell>
          <table:table-cell office:value-type="string">
            <text:p>https://icomarks.com/ico/Lemmon</text:p>
          </table:table-cell>
          <table:table-cell table:number-columns-repeated="4"/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Lewt</text:p>
          </table:table-cell>
          <table:table-cell office:value-type="string">
            <text:p>https://icomarks.com/ico/Lewt</text:p>
          </table:table-cell>
          <table:table-cell table:number-columns-repeated="4"/>
        </table:table-row>
        <table:table-row table:style-name="ro1">
          <table:table-cell office:value-type="float" office:value="4854">
            <text:p>4854</text:p>
          </table:table-cell>
          <table:table-cell office:value-type="string">
            <text:p>Linkeye</text:p>
          </table:table-cell>
          <table:table-cell office:value-type="string">
            <text:p>https://icomarks.com/ico/Linkeye</text:p>
          </table:table-cell>
          <table:table-cell table:number-columns-repeated="4"/>
        </table:table-row>
        <table:table-row table:style-name="ro1">
          <table:table-cell office:value-type="float" office:value="4855">
            <text:p>4855</text:p>
          </table:table-cell>
          <table:table-cell office:value-type="string">
            <text:p>Lust</text:p>
          </table:table-cell>
          <table:table-cell office:value-type="string">
            <text:p>https://icomarks.com/ico/Lust</text:p>
          </table:table-cell>
          <table:table-cell table:number-columns-repeated="4"/>
        </table:table-row>
        <table:table-row table:style-name="ro1">
          <table:table-cell office:value-type="float" office:value="4857">
            <text:p>4857</text:p>
          </table:table-cell>
          <table:table-cell office:value-type="string">
            <text:p>McFly.aero</text:p>
          </table:table-cell>
          <table:table-cell office:value-type="string">
            <text:p>https://icomarks.com/ico/McFly.aero</text:p>
          </table:table-cell>
          <table:table-cell table:number-columns-repeated="4"/>
        </table:table-row>
        <table:table-row table:style-name="ro1">
          <table:table-cell office:value-type="float" office:value="4858">
            <text:p>4858</text:p>
          </table:table-cell>
          <table:table-cell office:value-type="string">
            <text:p>Media Network Token</text:p>
          </table:table-cell>
          <table:table-cell office:value-type="string">
            <text:p>https://icomarks.com/ico/Media-Network-Token</text:p>
          </table:table-cell>
          <table:table-cell table:number-columns-repeated="4"/>
        </table:table-row>
        <table:table-row table:style-name="ro1">
          <table:table-cell office:value-type="float" office:value="4859">
            <text:p>4859</text:p>
          </table:table-cell>
          <table:table-cell office:value-type="string">
            <text:p>Mediex</text:p>
          </table:table-cell>
          <table:table-cell office:value-type="string">
            <text:p>https://icomarks.com/ico/Mediex</text:p>
          </table:table-cell>
          <table:table-cell table:number-columns-repeated="4"/>
        </table:table-row>
        <table:table-row table:style-name="ro1">
          <table:table-cell office:value-type="float" office:value="4860">
            <text:p>4860</text:p>
          </table:table-cell>
          <table:table-cell office:value-type="string">
            <text:p>Mercury Protocol</text:p>
          </table:table-cell>
          <table:table-cell office:value-type="string">
            <text:p>https://icomarks.com/ico/Mercury-Protocol</text:p>
          </table:table-cell>
          <table:table-cell table:number-columns-repeated="4"/>
        </table:table-row>
        <table:table-row table:style-name="ro1">
          <table:table-cell office:value-type="float" office:value="4861">
            <text:p>4861</text:p>
          </table:table-cell>
          <table:table-cell office:value-type="string">
            <text:p>Mindol</text:p>
          </table:table-cell>
          <table:table-cell office:value-type="string">
            <text:p>https://icomarks.com/ico/Mindol</text:p>
          </table:table-cell>
          <table:table-cell table:number-columns-repeated="4"/>
        </table:table-row>
        <table:table-row table:style-name="ro1">
          <table:table-cell office:value-type="float" office:value="4862">
            <text:p>4862</text:p>
          </table:table-cell>
          <table:table-cell office:value-type="string">
            <text:p>Moeda</text:p>
          </table:table-cell>
          <table:table-cell office:value-type="string">
            <text:p>https://icomarks.com/ico/Moeda</text:p>
          </table:table-cell>
          <table:table-cell table:number-columns-repeated="4"/>
        </table:table-row>
        <table:table-row table:style-name="ro1">
          <table:table-cell office:value-type="float" office:value="4863">
            <text:p>4863</text:p>
          </table:table-cell>
          <table:table-cell office:value-type="string">
            <text:p>Moentum Token</text:p>
          </table:table-cell>
          <table:table-cell office:value-type="string">
            <text:p>https://icomarks.com/ico/Moentum-Token</text:p>
          </table:table-cell>
          <table:table-cell table:number-columns-repeated="4"/>
        </table:table-row>
        <table:table-row table:style-name="ro1">
          <table:table-cell office:value-type="float" office:value="4864">
            <text:p>4864</text:p>
          </table:table-cell>
          <table:table-cell office:value-type="string">
            <text:p>Monanex</text:p>
          </table:table-cell>
          <table:table-cell office:value-type="string">
            <text:p>https://icomarks.com/ico/Monanex</text:p>
          </table:table-cell>
          <table:table-cell table:number-columns-repeated="4"/>
        </table:table-row>
        <table:table-row table:style-name="ro1">
          <table:table-cell office:value-type="float" office:value="4865">
            <text:p>4865</text:p>
          </table:table-cell>
          <table:table-cell office:value-type="string">
            <text:p>Moonlite</text:p>
          </table:table-cell>
          <table:table-cell office:value-type="string">
            <text:p>https://icomarks.com/ico/Moonlite</text:p>
          </table:table-cell>
          <table:table-cell table:number-columns-repeated="4"/>
        </table:table-row>
        <table:table-row table:style-name="ro1">
          <table:table-cell office:value-type="float" office:value="4866">
            <text:p>4866</text:p>
          </table:table-cell>
          <table:table-cell office:value-type="string">
            <text:p>Mothership</text:p>
          </table:table-cell>
          <table:table-cell office:value-type="string">
            <text:p>https://icomarks.com/ico/Mothership</text:p>
          </table:table-cell>
          <table:table-cell table:number-columns-repeated="4"/>
        </table:table-row>
        <table:table-row table:style-name="ro1">
          <table:table-cell office:value-type="float" office:value="4867">
            <text:p>4867</text:p>
          </table:table-cell>
          <table:table-cell office:value-type="string">
            <text:p>Myanmar Gold Coin</text:p>
          </table:table-cell>
          <table:table-cell office:value-type="string">
            <text:p>https://icomarks.com/ico/Myanmar-Gold-Coin</text:p>
          </table:table-cell>
          <table:table-cell table:number-columns-repeated="4"/>
        </table:table-row>
        <table:table-row table:style-name="ro1">
          <table:table-cell office:value-type="float" office:value="4868">
            <text:p>4868</text:p>
          </table:table-cell>
          <table:table-cell office:value-type="string">
            <text:p>Myoho</text:p>
          </table:table-cell>
          <table:table-cell office:value-type="string">
            <text:p>https://icomarks.com/ico/Myoho</text:p>
          </table:table-cell>
          <table:table-cell table:number-columns-repeated="4"/>
        </table:table-row>
        <table:table-row table:style-name="ro1">
          <table:table-cell office:value-type="float" office:value="4869">
            <text:p>4869</text:p>
          </table:table-cell>
          <table:table-cell office:value-type="string">
            <text:p>Naked Technologies</text:p>
          </table:table-cell>
          <table:table-cell office:value-type="string">
            <text:p>https://icomarks.com/ico/Naked-Technologies</text:p>
          </table:table-cell>
          <table:table-cell table:number-columns-repeated="4"/>
        </table:table-row>
        <table:table-row table:style-name="ro1">
          <table:table-cell office:value-type="float" office:value="4870">
            <text:p>4870</text:p>
          </table:table-cell>
          <table:table-cell office:value-type="string">
            <text:p>Nitecrawler</text:p>
          </table:table-cell>
          <table:table-cell office:value-type="string">
            <text:p>https://icomarks.com/ico/Nitecrawler</text:p>
          </table:table-cell>
          <table:table-cell table:number-columns-repeated="4"/>
        </table:table-row>
        <table:table-row table:style-name="ro1">
          <table:table-cell office:value-type="float" office:value="4871">
            <text:p>4871</text:p>
          </table:table-cell>
          <table:table-cell office:value-type="string">
            <text:p>NONECoin</text:p>
          </table:table-cell>
          <table:table-cell office:value-type="string">
            <text:p>https://icomarks.com/ico/NONECoin</text:p>
          </table:table-cell>
          <table:table-cell table:number-columns-repeated="4"/>
        </table:table-row>
        <table:table-row table:style-name="ro1">
          <table:table-cell office:value-type="float" office:value="4872">
            <text:p>4872</text:p>
          </table:table-cell>
          <table:table-cell office:value-type="string">
            <text:p>Noscam</text:p>
          </table:table-cell>
          <table:table-cell office:value-type="string">
            <text:p>https://icomarks.com/ico/Noscam</text:p>
          </table:table-cell>
          <table:table-cell table:number-columns-repeated="4"/>
        </table:table-row>
        <table:table-row table:style-name="ro1">
          <table:table-cell office:value-type="float" office:value="4873">
            <text:p>4873</text:p>
          </table:table-cell>
          <table:table-cell office:value-type="string">
            <text:p>NovaLend</text:p>
          </table:table-cell>
          <table:table-cell office:value-type="string">
            <text:p>https://icomarks.com/ico/NovaLend</text:p>
          </table:table-cell>
          <table:table-cell table:number-columns-repeated="4"/>
        </table:table-row>
        <table:table-row table:style-name="ro1">
          <table:table-cell office:value-type="float" office:value="4876">
            <text:p>4876</text:p>
          </table:table-cell>
          <table:table-cell office:value-type="string">
            <text:p>OX Fina</text:p>
          </table:table-cell>
          <table:table-cell office:value-type="string">
            <text:p>https://icomarks.com/ico/OX-Fina</text:p>
          </table:table-cell>
          <table:table-cell table:number-columns-repeated="4"/>
        </table:table-row>
        <table:table-row table:style-name="ro1">
          <table:table-cell office:value-type="float" office:value="4877">
            <text:p>4877</text:p>
          </table:table-cell>
          <table:table-cell office:value-type="string">
            <text:p>Palaamon Crowdfunding</text:p>
          </table:table-cell>
          <table:table-cell office:value-type="string">
            <text:p>https://icomarks.com/ico/Palaamon-Crowdfunding</text:p>
          </table:table-cell>
          <table:table-cell table:number-columns-repeated="4"/>
        </table:table-row>
        <table:table-row table:style-name="ro1">
          <table:table-cell office:value-type="float" office:value="4878">
            <text:p>4878</text:p>
          </table:table-cell>
          <table:table-cell office:value-type="string">
            <text:p>Paple</text:p>
          </table:table-cell>
          <table:table-cell office:value-type="string">
            <text:p>https://icomarks.com/ico/Paple</text:p>
          </table:table-cell>
          <table:table-cell table:number-columns-repeated="4"/>
        </table:table-row>
        <table:table-row table:style-name="ro1">
          <table:table-cell office:value-type="float" office:value="4879">
            <text:p>4879</text:p>
          </table:table-cell>
          <table:table-cell office:value-type="string">
            <text:p>Petal</text:p>
          </table:table-cell>
          <table:table-cell office:value-type="string">
            <text:p>https://icomarks.com/ico/Petal</text:p>
          </table:table-cell>
          <table:table-cell table:number-columns-repeated="4"/>
        </table:table-row>
        <table:table-row table:style-name="ro1">
          <table:table-cell office:value-type="float" office:value="4880">
            <text:p>4880</text:p>
          </table:table-cell>
          <table:table-cell office:value-type="string">
            <text:p>Plosive</text:p>
          </table:table-cell>
          <table:table-cell office:value-type="string">
            <text:p>https://icomarks.com/ico/Plosive</text:p>
          </table:table-cell>
          <table:table-cell table:number-columns-repeated="4"/>
        </table:table-row>
        <table:table-row table:style-name="ro1">
          <table:table-cell office:value-type="float" office:value="4881">
            <text:p>4881</text:p>
          </table:table-cell>
          <table:table-cell office:value-type="string">
            <text:p>Plutus</text:p>
          </table:table-cell>
          <table:table-cell office:value-type="string">
            <text:p>https://icomarks.com/ico/Plutus</text:p>
          </table:table-cell>
          <table:table-cell table:number-columns-repeated="4"/>
        </table:table-row>
        <table:table-row table:style-name="ro1">
          <table:table-cell office:value-type="float" office:value="4882">
            <text:p>4882</text:p>
          </table:table-cell>
          <table:table-cell office:value-type="string">
            <text:p>Polaris</text:p>
          </table:table-cell>
          <table:table-cell office:value-type="string">
            <text:p>https://icomarks.com/ico/Polaris</text:p>
          </table:table-cell>
          <table:table-cell table:number-columns-repeated="4"/>
        </table:table-row>
        <table:table-row table:style-name="ro1">
          <table:table-cell office:value-type="float" office:value="4883">
            <text:p>4883</text:p>
          </table:table-cell>
          <table:table-cell office:value-type="string">
            <text:p>Premium Trade</text:p>
          </table:table-cell>
          <table:table-cell office:value-type="string">
            <text:p>https://icomarks.com/ico/Premium-Trade</text:p>
          </table:table-cell>
          <table:table-cell table:number-columns-repeated="4"/>
        </table:table-row>
        <table:table-row table:style-name="ro1">
          <table:table-cell office:value-type="float" office:value="4884">
            <text:p>4884</text:p>
          </table:table-cell>
          <table:table-cell office:value-type="string">
            <text:p>Prime-Ex Perpetual</text:p>
          </table:table-cell>
          <table:table-cell office:value-type="string">
            <text:p>https://icomarks.com/ico/Prime-Ex-Perpetual</text:p>
          </table:table-cell>
          <table:table-cell table:number-columns-repeated="4"/>
        </table:table-row>
        <table:table-row table:style-name="ro1">
          <table:table-cell office:value-type="float" office:value="4885">
            <text:p>4885</text:p>
          </table:table-cell>
          <table:table-cell office:value-type="string">
            <text:p>PronCoin</text:p>
          </table:table-cell>
          <table:table-cell office:value-type="string">
            <text:p>https://icomarks.com/ico/PronCoin</text:p>
          </table:table-cell>
          <table:table-cell table:number-columns-repeated="4"/>
        </table:table-row>
        <table:table-row table:style-name="ro1">
          <table:table-cell office:value-type="float" office:value="4886">
            <text:p>4886</text:p>
          </table:table-cell>
          <table:table-cell office:value-type="string">
            <text:p>Protos</text:p>
          </table:table-cell>
          <table:table-cell office:value-type="string">
            <text:p>https://icomarks.com/ico/Protos</text:p>
          </table:table-cell>
          <table:table-cell table:number-columns-repeated="4"/>
        </table:table-row>
        <table:table-row table:style-name="ro1">
          <table:table-cell office:value-type="float" office:value="4887">
            <text:p>4887</text:p>
          </table:table-cell>
          <table:table-cell office:value-type="string">
            <text:p>QINTAR</text:p>
          </table:table-cell>
          <table:table-cell office:value-type="string">
            <text:p>https://icomarks.com/ico/QINTAR</text:p>
          </table:table-cell>
          <table:table-cell table:number-columns-repeated="4"/>
        </table:table-row>
        <table:table-row table:style-name="ro1">
          <table:table-cell office:value-type="float" office:value="4889">
            <text:p>4889</text:p>
          </table:table-cell>
          <table:table-cell office:value-type="string">
            <text:p>RedFund</text:p>
          </table:table-cell>
          <table:table-cell office:value-type="string">
            <text:p>https://icomarks.com/ico/RedFund</text:p>
          </table:table-cell>
          <table:table-cell table:number-columns-repeated="4"/>
        </table:table-row>
        <table:table-row table:style-name="ro1">
          <table:table-cell office:value-type="float" office:value="4891">
            <text:p>4891</text:p>
          </table:table-cell>
          <table:table-cell office:value-type="string">
            <text:p>Rethen</text:p>
          </table:table-cell>
          <table:table-cell office:value-type="string">
            <text:p>https://icomarks.com/ico/Rethen</text:p>
          </table:table-cell>
          <table:table-cell table:number-columns-repeated="4"/>
        </table:table-row>
        <table:table-row table:style-name="ro1">
          <table:table-cell office:value-type="float" office:value="4892">
            <text:p>4892</text:p>
          </table:table-cell>
          <table:table-cell office:value-type="string">
            <text:p>Rex</text:p>
          </table:table-cell>
          <table:table-cell office:value-type="string">
            <text:p>https://icomarks.com/ico/Rex</text:p>
          </table:table-cell>
          <table:table-cell table:number-columns-repeated="4"/>
        </table:table-row>
        <table:table-row table:style-name="ro1">
          <table:table-cell office:value-type="float" office:value="4893">
            <text:p>4893</text:p>
          </table:table-cell>
          <table:table-cell office:value-type="string">
            <text:p>Rialto.AI</text:p>
          </table:table-cell>
          <table:table-cell office:value-type="string">
            <text:p>https://icomarks.com/ico/Rialto.AI</text:p>
          </table:table-cell>
          <table:table-cell table:number-columns-repeated="4"/>
        </table:table-row>
        <table:table-row table:style-name="ro1">
          <table:table-cell office:value-type="float" office:value="4894">
            <text:p>4894</text:p>
          </table:table-cell>
          <table:table-cell office:value-type="string">
            <text:p>RoleCoin</text:p>
          </table:table-cell>
          <table:table-cell office:value-type="string">
            <text:p>https://icomarks.com/ico/RoleCoin</text:p>
          </table:table-cell>
          <table:table-cell table:number-columns-repeated="4"/>
        </table:table-row>
        <table:table-row table:style-name="ro1">
          <table:table-cell office:value-type="float" office:value="4895">
            <text:p>4895</text:p>
          </table:table-cell>
          <table:table-cell office:value-type="string">
            <text:p>Sahara Chain</text:p>
          </table:table-cell>
          <table:table-cell office:value-type="string">
            <text:p>https://icomarks.com/ico/Sahara-Chain</text:p>
          </table:table-cell>
          <table:table-cell table:number-columns-repeated="4"/>
        </table:table-row>
        <table:table-row table:style-name="ro1">
          <table:table-cell office:value-type="float" office:value="4896">
            <text:p>4896</text:p>
          </table:table-cell>
          <table:table-cell office:value-type="string">
            <text:p>Setcoin</text:p>
          </table:table-cell>
          <table:table-cell office:value-type="string">
            <text:p>https://icomarks.com/ico/Setcoin</text:p>
          </table:table-cell>
          <table:table-cell table:number-columns-repeated="4"/>
        </table:table-row>
        <table:table-row table:style-name="ro1">
          <table:table-cell office:value-type="float" office:value="4897">
            <text:p>4897</text:p>
          </table:table-cell>
          <table:table-cell office:value-type="string">
            <text:p>Seylan</text:p>
          </table:table-cell>
          <table:table-cell office:value-type="string">
            <text:p>https://icomarks.com/ico/Seylan</text:p>
          </table:table-cell>
          <table:table-cell table:number-columns-repeated="4"/>
        </table:table-row>
        <table:table-row table:style-name="ro1">
          <table:table-cell office:value-type="float" office:value="4898">
            <text:p>4898</text:p>
          </table:table-cell>
          <table:table-cell office:value-type="string">
            <text:p>Signal</text:p>
          </table:table-cell>
          <table:table-cell office:value-type="string">
            <text:p>https://icomarks.com/ico/Signal</text:p>
          </table:table-cell>
          <table:table-cell table:number-columns-repeated="4"/>
        </table:table-row>
        <table:table-row table:style-name="ro1">
          <table:table-cell office:value-type="float" office:value="4899">
            <text:p>4899</text:p>
          </table:table-cell>
          <table:table-cell office:value-type="string">
            <text:p>SISHUB</text:p>
          </table:table-cell>
          <table:table-cell office:value-type="string">
            <text:p>https://icomarks.com/ico/SISHUB</text:p>
          </table:table-cell>
          <table:table-cell table:number-columns-repeated="4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Sleecoin</text:p>
          </table:table-cell>
          <table:table-cell office:value-type="string">
            <text:p>https://icomarks.com/ico/Sleecoin</text:p>
          </table:table-cell>
          <table:table-cell table:number-columns-repeated="4"/>
        </table:table-row>
        <table:table-row table:style-name="ro1">
          <table:table-cell office:value-type="float" office:value="4901">
            <text:p>4901</text:p>
          </table:table-cell>
          <table:table-cell office:value-type="string">
            <text:p>Snagride</text:p>
          </table:table-cell>
          <table:table-cell office:value-type="string">
            <text:p>https://icomarks.com/ico/Snagride</text:p>
          </table:table-cell>
          <table:table-cell table:number-columns-repeated="4"/>
        </table:table-row>
        <table:table-row table:style-name="ro1">
          <table:table-cell office:value-type="float" office:value="4902">
            <text:p>4902</text:p>
          </table:table-cell>
          <table:table-cell office:value-type="string">
            <text:p>Sparc</text:p>
          </table:table-cell>
          <table:table-cell office:value-type="string">
            <text:p>https://icomarks.com/ico/Sparc</text:p>
          </table:table-cell>
          <table:table-cell table:number-columns-repeated="4"/>
        </table:table-row>
        <table:table-row table:style-name="ro1">
          <table:table-cell office:value-type="float" office:value="4903">
            <text:p>4903</text:p>
          </table:table-cell>
          <table:table-cell office:value-type="string">
            <text:p>Speed Mining Service</text:p>
          </table:table-cell>
          <table:table-cell office:value-type="string">
            <text:p>https://icomarks.com/ico/Speed-Mining-Service</text:p>
          </table:table-cell>
          <table:table-cell table:number-columns-repeated="4"/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SPHINX COIN</text:p>
          </table:table-cell>
          <table:table-cell office:value-type="string">
            <text:p>https://icomarks.com/ico/SPHINX-COIN</text:p>
          </table:table-cell>
          <table:table-cell table:number-columns-repeated="4"/>
        </table:table-row>
        <table:table-row table:style-name="ro1">
          <table:table-cell office:value-type="float" office:value="4905">
            <text:p>4905</text:p>
          </table:table-cell>
          <table:table-cell office:value-type="string">
            <text:p>Starta</text:p>
          </table:table-cell>
          <table:table-cell office:value-type="string">
            <text:p>https://icomarks.com/ico/Starta</text:p>
          </table:table-cell>
          <table:table-cell table:number-columns-repeated="4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Synexcoin</text:p>
          </table:table-cell>
          <table:table-cell office:value-type="string">
            <text:p>https://icomarks.com/ico/Synexcoin</text:p>
          </table:table-cell>
          <table:table-cell table:number-columns-repeated="4"/>
        </table:table-row>
        <table:table-row table:style-name="ro1">
          <table:table-cell office:value-type="float" office:value="4909">
            <text:p>4909</text:p>
          </table:table-cell>
          <table:table-cell office:value-type="string">
            <text:p>techspecs</text:p>
          </table:table-cell>
          <table:table-cell office:value-type="string">
            <text:p>https://icomarks.com/ico/techspecs</text:p>
          </table:table-cell>
          <table:table-cell table:number-columns-repeated="4"/>
        </table:table-row>
        <table:table-row table:style-name="ro1">
          <table:table-cell office:value-type="float" office:value="4910">
            <text:p>4910</text:p>
          </table:table-cell>
          <table:table-cell office:value-type="string">
            <text:p>TensorBox</text:p>
          </table:table-cell>
          <table:table-cell office:value-type="string">
            <text:p>https://icomarks.com/ico/TensorBox</text:p>
          </table:table-cell>
          <table:table-cell table:number-columns-repeated="4"/>
        </table:table-row>
        <table:table-row table:style-name="ro1">
          <table:table-cell office:value-type="float" office:value="4911">
            <text:p>4911</text:p>
          </table:table-cell>
          <table:table-cell office:value-type="string">
            <text:p>The Geoma DAO</text:p>
          </table:table-cell>
          <table:table-cell office:value-type="string">
            <text:p>https://icomarks.com/ico/The-Geoma-DAO</text:p>
          </table:table-cell>
          <table:table-cell table:number-columns-repeated="4"/>
        </table:table-row>
        <table:table-row table:style-name="ro1">
          <table:table-cell office:value-type="float" office:value="4913">
            <text:p>4913</text:p>
          </table:table-cell>
          <table:table-cell office:value-type="string">
            <text:p>The Memessenger</text:p>
          </table:table-cell>
          <table:table-cell office:value-type="string">
            <text:p>https://icomarks.com/ico/The-Memessenger</text:p>
          </table:table-cell>
          <table:table-cell table:number-columns-repeated="4"/>
        </table:table-row>
        <table:table-row table:style-name="ro1">
          <table:table-cell office:value-type="float" office:value="4914">
            <text:p>4914</text:p>
          </table:table-cell>
          <table:table-cell office:value-type="string">
            <text:p>Tipper</text:p>
          </table:table-cell>
          <table:table-cell office:value-type="string">
            <text:p>https://icomarks.com/ico/Tipper</text:p>
          </table:table-cell>
          <table:table-cell table:number-columns-repeated="4"/>
        </table:table-row>
        <table:table-row table:style-name="ro1">
          <table:table-cell office:value-type="float" office:value="4915">
            <text:p>4915</text:p>
          </table:table-cell>
          <table:table-cell office:value-type="string">
            <text:p>Torus Distributed Energy Platform</text:p>
          </table:table-cell>
          <table:table-cell office:value-type="string">
            <text:p>https://icomarks.com/ico/Torus-Distributed-Energy-Platform</text:p>
          </table:table-cell>
          <table:table-cell table:number-columns-repeated="4"/>
        </table:table-row>
        <table:table-row table:style-name="ro1">
          <table:table-cell office:value-type="float" office:value="4916">
            <text:p>4916</text:p>
          </table:table-cell>
          <table:table-cell office:value-type="string">
            <text:p>traceto.io</text:p>
          </table:table-cell>
          <table:table-cell office:value-type="string">
            <text:p>https://icomarks.com/ico/traceto.io</text:p>
          </table:table-cell>
          <table:table-cell table:number-columns-repeated="4"/>
        </table:table-row>
        <table:table-row table:style-name="ro1">
          <table:table-cell office:value-type="float" office:value="4917">
            <text:p>4917</text:p>
          </table:table-cell>
          <table:table-cell office:value-type="string">
            <text:p>Trademindx</text:p>
          </table:table-cell>
          <table:table-cell office:value-type="string">
            <text:p>https://icomarks.com/ico/Trademindx</text:p>
          </table:table-cell>
          <table:table-cell table:number-columns-repeated="4"/>
        </table:table-row>
        <table:table-row table:style-name="ro1">
          <table:table-cell office:value-type="float" office:value="4918">
            <text:p>4918</text:p>
          </table:table-cell>
          <table:table-cell office:value-type="string">
            <text:p>Trademycoin</text:p>
          </table:table-cell>
          <table:table-cell office:value-type="string">
            <text:p>https://icomarks.com/ico/Trademycoin</text:p>
          </table:table-cell>
          <table:table-cell table:number-columns-repeated="4"/>
        </table:table-row>
        <table:table-row table:style-name="ro1">
          <table:table-cell office:value-type="float" office:value="4919">
            <text:p>4919</text:p>
          </table:table-cell>
          <table:table-cell office:value-type="string">
            <text:p>Trading Forest</text:p>
          </table:table-cell>
          <table:table-cell office:value-type="string">
            <text:p>https://icomarks.com/ico/Trading-Forest</text:p>
          </table:table-cell>
          <table:table-cell table:number-columns-repeated="4"/>
        </table:table-row>
        <table:table-row table:style-name="ro1">
          <table:table-cell office:value-type="float" office:value="4920">
            <text:p>4920</text:p>
          </table:table-cell>
          <table:table-cell office:value-type="string">
            <text:p>TravelCoin</text:p>
          </table:table-cell>
          <table:table-cell office:value-type="string">
            <text:p>https://icomarks.com/ico/TravelCoin</text:p>
          </table:table-cell>
          <table:table-cell table:number-columns-repeated="4"/>
        </table:table-row>
        <table:table-row table:style-name="ro1">
          <table:table-cell office:value-type="float" office:value="4921">
            <text:p>4921</text:p>
          </table:table-cell>
          <table:table-cell office:value-type="string">
            <text:p>Travelkoin</text:p>
          </table:table-cell>
          <table:table-cell office:value-type="string">
            <text:p>https://icomarks.com/ico/Travelkoin</text:p>
          </table:table-cell>
          <table:table-cell table:number-columns-repeated="4"/>
        </table:table-row>
        <table:table-row table:style-name="ro1">
          <table:table-cell office:value-type="float" office:value="4922">
            <text:p>4922</text:p>
          </table:table-cell>
          <table:table-cell office:value-type="string">
            <text:p>Traxia</text:p>
          </table:table-cell>
          <table:table-cell office:value-type="string">
            <text:p>https://icomarks.com/ico/Traxia</text:p>
          </table:table-cell>
          <table:table-cell table:number-columns-repeated="4"/>
        </table:table-row>
        <table:table-row table:style-name="ro1">
          <table:table-cell office:value-type="float" office:value="4923">
            <text:p>4923</text:p>
          </table:table-cell>
          <table:table-cell office:value-type="string">
            <text:p>TREEEC MONEY</text:p>
          </table:table-cell>
          <table:table-cell office:value-type="string">
            <text:p>https://icomarks.com/ico/TREEEC-MONEY</text:p>
          </table:table-cell>
          <table:table-cell table:number-columns-repeated="4"/>
        </table:table-row>
        <table:table-row table:style-name="ro1">
          <table:table-cell office:value-type="float" office:value="4924">
            <text:p>4924</text:p>
          </table:table-cell>
          <table:table-cell office:value-type="string">
            <text:p>TridentCoin</text:p>
          </table:table-cell>
          <table:table-cell office:value-type="string">
            <text:p>https://icomarks.com/ico/TridentCoin</text:p>
          </table:table-cell>
          <table:table-cell table:number-columns-repeated="4"/>
        </table:table-row>
        <table:table-row table:style-name="ro1">
          <table:table-cell office:value-type="float" office:value="4925">
            <text:p>4925</text:p>
          </table:table-cell>
          <table:table-cell office:value-type="string">
            <text:p>UNOLABO</text:p>
          </table:table-cell>
          <table:table-cell office:value-type="string">
            <text:p>https://icomarks.com/ico/UNOLABO</text:p>
          </table:table-cell>
          <table:table-cell table:number-columns-repeated="4"/>
        </table:table-row>
        <table:table-row table:style-name="ro1">
          <table:table-cell office:value-type="float" office:value="4926">
            <text:p>4926</text:p>
          </table:table-cell>
          <table:table-cell office:value-type="string">
            <text:p>Uprightly</text:p>
          </table:table-cell>
          <table:table-cell office:value-type="string">
            <text:p>https://icomarks.com/ico/Uprightly</text:p>
          </table:table-cell>
          <table:table-cell table:number-columns-repeated="4"/>
        </table:table-row>
        <table:table-row table:style-name="ro1">
          <table:table-cell office:value-type="float" office:value="4927">
            <text:p>4927</text:p>
          </table:table-cell>
          <table:table-cell office:value-type="string">
            <text:p>Uzoma</text:p>
          </table:table-cell>
          <table:table-cell office:value-type="string">
            <text:p>https://icomarks.com/ico/Uzoma</text:p>
          </table:table-cell>
          <table:table-cell table:number-columns-repeated="4"/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Value Coin</text:p>
          </table:table-cell>
          <table:table-cell office:value-type="string">
            <text:p>https://icomarks.com/ico/Value-Coin</text:p>
          </table:table-cell>
          <table:table-cell table:number-columns-repeated="4"/>
        </table:table-row>
        <table:table-row table:style-name="ro1">
          <table:table-cell office:value-type="float" office:value="4929">
            <text:p>4929</text:p>
          </table:table-cell>
          <table:table-cell office:value-type="string">
            <text:p>VanillaPlay</text:p>
          </table:table-cell>
          <table:table-cell office:value-type="string">
            <text:p>https://icomarks.com/ico/VanillaPlay</text:p>
          </table:table-cell>
          <table:table-cell table:number-columns-repeated="4"/>
        </table:table-row>
        <table:table-row table:style-name="ro1">
          <table:table-cell office:value-type="float" office:value="4930">
            <text:p>4930</text:p>
          </table:table-cell>
          <table:table-cell office:value-type="string">
            <text:p>VIABET</text:p>
          </table:table-cell>
          <table:table-cell office:value-type="string">
            <text:p>https://icomarks.com/ico/VIABET</text:p>
          </table:table-cell>
          <table:table-cell table:number-columns-repeated="4"/>
        </table:table-row>
        <table:table-row table:style-name="ro1">
          <table:table-cell office:value-type="float" office:value="4932">
            <text:p>4932</text:p>
          </table:table-cell>
          <table:table-cell office:value-type="string">
            <text:p>WEBN</text:p>
          </table:table-cell>
          <table:table-cell office:value-type="string">
            <text:p>https://icomarks.com/ico/WEBN</text:p>
          </table:table-cell>
          <table:table-cell table:number-columns-repeated="4"/>
        </table:table-row>
        <table:table-row table:style-name="ro1">
          <table:table-cell office:value-type="float" office:value="4933">
            <text:p>4933</text:p>
          </table:table-cell>
          <table:table-cell office:value-type="string">
            <text:p>WhoHas</text:p>
          </table:table-cell>
          <table:table-cell office:value-type="string">
            <text:p>https://icomarks.com/ico/WhoHas</text:p>
          </table:table-cell>
          <table:table-cell table:number-columns-repeated="4"/>
        </table:table-row>
        <table:table-row table:style-name="ro1">
          <table:table-cell office:value-type="float" office:value="4934">
            <text:p>4934</text:p>
          </table:table-cell>
          <table:table-cell office:value-type="string">
            <text:p>Wowoo</text:p>
          </table:table-cell>
          <table:table-cell office:value-type="string">
            <text:p>https://icomarks.com/ico/Wowoo</text:p>
          </table:table-cell>
          <table:table-cell table:number-columns-repeated="4"/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Xirkle</text:p>
          </table:table-cell>
          <table:table-cell office:value-type="string">
            <text:p>https://icomarks.com/ico/Xirkle</text:p>
          </table:table-cell>
          <table:table-cell table:number-columns-repeated="4"/>
        </table:table-row>
        <table:table-row table:style-name="ro1">
          <table:table-cell office:value-type="float" office:value="4937">
            <text:p>4937</text:p>
          </table:table-cell>
          <table:table-cell office:value-type="string">
            <text:p>Zebi</text:p>
          </table:table-cell>
          <table:table-cell office:value-type="string">
            <text:p>https://icomarks.com/ico/Zebi</text:p>
          </table:table-cell>
          <table:table-cell table:number-columns-repeated="4"/>
        </table:table-row>
        <table:table-row table:style-name="ro1">
          <table:table-cell office:value-type="float" office:value="4938">
            <text:p>4938</text:p>
          </table:table-cell>
          <table:table-cell office:value-type="string">
            <text:p>Adblurb</text:p>
          </table:table-cell>
          <table:table-cell office:value-type="string">
            <text:p>https://icomarks.com/ico/Adblurb</text:p>
          </table:table-cell>
          <table:table-cell table:number-columns-repeated="4"/>
        </table:table-row>
        <table:table-row table:style-name="ro1">
          <table:table-cell office:value-type="float" office:value="4939">
            <text:p>4939</text:p>
          </table:table-cell>
          <table:table-cell office:value-type="string">
            <text:p>Adelphoi</text:p>
          </table:table-cell>
          <table:table-cell office:value-type="string">
            <text:p>https://icomarks.com/ico/Adelphoi</text:p>
          </table:table-cell>
          <table:table-cell table:number-columns-repeated="4"/>
        </table:table-row>
        <table:table-row table:style-name="ro1">
          <table:table-cell office:value-type="float" office:value="4940">
            <text:p>4940</text:p>
          </table:table-cell>
          <table:table-cell office:value-type="string">
            <text:p>adToken</text:p>
          </table:table-cell>
          <table:table-cell office:value-type="string">
            <text:p>https://icomarks.com/ico/adToken</text:p>
          </table:table-cell>
          <table:table-cell table:number-columns-repeated="4"/>
        </table:table-row>
        <table:table-row table:style-name="ro1">
          <table:table-cell office:value-type="float" office:value="4941">
            <text:p>4941</text:p>
          </table:table-cell>
          <table:table-cell office:value-type="string">
            <text:p>AIPAY</text:p>
          </table:table-cell>
          <table:table-cell office:value-type="string">
            <text:p>https://icomarks.com/ico/AIPAY</text:p>
          </table:table-cell>
          <table:table-cell table:number-columns-repeated="4"/>
        </table:table-row>
        <table:table-row table:style-name="ro1">
          <table:table-cell office:value-type="float" office:value="4943">
            <text:p>4943</text:p>
          </table:table-cell>
          <table:table-cell office:value-type="string">
            <text:p>Appay</text:p>
          </table:table-cell>
          <table:table-cell office:value-type="string">
            <text:p>https://icomarks.com/ico/Appay</text:p>
          </table:table-cell>
          <table:table-cell table:number-columns-repeated="4"/>
        </table:table-row>
        <table:table-row table:style-name="ro1">
          <table:table-cell office:value-type="float" office:value="4945">
            <text:p>4945</text:p>
          </table:table-cell>
          <table:table-cell office:value-type="string">
            <text:p>Argetum</text:p>
          </table:table-cell>
          <table:table-cell office:value-type="string">
            <text:p>https://icomarks.com/ico/Argetum</text:p>
          </table:table-cell>
          <table:table-cell table:number-columns-repeated="4"/>
        </table:table-row>
        <table:table-row table:style-name="ro1">
          <table:table-cell office:value-type="float" office:value="4946">
            <text:p>4946</text:p>
          </table:table-cell>
          <table:table-cell office:value-type="string">
            <text:p>Atmatrix</text:p>
          </table:table-cell>
          <table:table-cell office:value-type="string">
            <text:p>https://icomarks.com/ico/Atmatrix</text:p>
          </table:table-cell>
          <table:table-cell table:number-columns-repeated="4"/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Bancacy</text:p>
          </table:table-cell>
          <table:table-cell office:value-type="string">
            <text:p>https://icomarks.com/ico/Bancacy</text:p>
          </table:table-cell>
          <table:table-cell table:number-columns-repeated="4"/>
        </table:table-row>
        <table:table-row table:style-name="ro1">
          <table:table-cell office:value-type="float" office:value="4948">
            <text:p>4948</text:p>
          </table:table-cell>
          <table:table-cell office:value-type="string">
            <text:p>BBiller</text:p>
          </table:table-cell>
          <table:table-cell office:value-type="string">
            <text:p>https://icomarks.com/ico/BBiller</text:p>
          </table:table-cell>
          <table:table-cell table:number-columns-repeated="4"/>
        </table:table-row>
        <table:table-row table:style-name="ro1">
          <table:table-cell office:value-type="float" office:value="4949">
            <text:p>4949</text:p>
          </table:table-cell>
          <table:table-cell office:value-type="string">
            <text:p>Bilibit</text:p>
          </table:table-cell>
          <table:table-cell office:value-type="string">
            <text:p>https://icomarks.com/ico/Bilibit</text:p>
          </table:table-cell>
          <table:table-cell table:number-columns-repeated="4"/>
        </table:table-row>
        <table:table-row table:style-name="ro1">
          <table:table-cell office:value-type="float" office:value="4950">
            <text:p>4950</text:p>
          </table:table-cell>
          <table:table-cell office:value-type="string">
            <text:p>BitcoinCorner</text:p>
          </table:table-cell>
          <table:table-cell office:value-type="string">
            <text:p>https://icomarks.com/ico/BitcoinCorner</text:p>
          </table:table-cell>
          <table:table-cell table:number-columns-repeated="4"/>
        </table:table-row>
        <table:table-row table:style-name="ro1">
          <table:table-cell office:value-type="float" office:value="4951">
            <text:p>4951</text:p>
          </table:table-cell>
          <table:table-cell office:value-type="string">
            <text:p>BitFerry</text:p>
          </table:table-cell>
          <table:table-cell office:value-type="string">
            <text:p>https://icomarks.com/ico/BitFerry</text:p>
          </table:table-cell>
          <table:table-cell table:number-columns-repeated="4"/>
        </table:table-row>
        <table:table-row table:style-name="ro1">
          <table:table-cell office:value-type="float" office:value="4952">
            <text:p>4952</text:p>
          </table:table-cell>
          <table:table-cell office:value-type="string">
            <text:p>Bitmag</text:p>
          </table:table-cell>
          <table:table-cell office:value-type="string">
            <text:p>https://icomarks.com/ico/Bitmag</text:p>
          </table:table-cell>
          <table:table-cell table:number-columns-repeated="4"/>
        </table:table-row>
        <table:table-row table:style-name="ro1">
          <table:table-cell office:value-type="float" office:value="4953">
            <text:p>4953</text:p>
          </table:table-cell>
          <table:table-cell office:value-type="string">
            <text:p>BLOCKCASH</text:p>
          </table:table-cell>
          <table:table-cell office:value-type="string">
            <text:p>https://icomarks.com/ico/BLOCKCASH</text:p>
          </table:table-cell>
          <table:table-cell table:number-columns-repeated="4"/>
        </table:table-row>
        <table:table-row table:style-name="ro1">
          <table:table-cell office:value-type="float" office:value="4954">
            <text:p>4954</text:p>
          </table:table-cell>
          <table:table-cell office:value-type="string">
            <text:p>BMChain</text:p>
          </table:table-cell>
          <table:table-cell office:value-type="string">
            <text:p>https://icomarks.com/ico/BMChain</text:p>
          </table:table-cell>
          <table:table-cell table:number-columns-repeated="4"/>
        </table:table-row>
        <table:table-row table:style-name="ro1">
          <table:table-cell office:value-type="float" office:value="4955">
            <text:p>4955</text:p>
          </table:table-cell>
          <table:table-cell office:value-type="string">
            <text:p>Capdax</text:p>
          </table:table-cell>
          <table:table-cell office:value-type="string">
            <text:p>https://icomarks.com/ico/Capdax</text:p>
          </table:table-cell>
          <table:table-cell table:number-columns-repeated="4"/>
        </table:table-row>
        <table:table-row table:style-name="ro1">
          <table:table-cell office:value-type="float" office:value="4956">
            <text:p>4956</text:p>
          </table:table-cell>
          <table:table-cell office:value-type="string">
            <text:p>Cartographeum</text:p>
          </table:table-cell>
          <table:table-cell office:value-type="string">
            <text:p>https://icomarks.com/ico/Cartographeum</text:p>
          </table:table-cell>
          <table:table-cell table:number-columns-repeated="4"/>
        </table:table-row>
        <table:table-row table:style-name="ro1">
          <table:table-cell office:value-type="float" office:value="4957">
            <text:p>4957</text:p>
          </table:table-cell>
          <table:table-cell office:value-type="string">
            <text:p>Chatello App</text:p>
          </table:table-cell>
          <table:table-cell office:value-type="string">
            <text:p>https://icomarks.com/ico/Chatello-App</text:p>
          </table:table-cell>
          <table:table-cell table:number-columns-repeated="4"/>
        </table:table-row>
        <table:table-row table:style-name="ro1">
          <table:table-cell office:value-type="float" office:value="4958">
            <text:p>4958</text:p>
          </table:table-cell>
          <table:table-cell office:value-type="string">
            <text:p>CoinDash</text:p>
          </table:table-cell>
          <table:table-cell office:value-type="string">
            <text:p>https://icomarks.com/ico/CoinDash</text:p>
          </table:table-cell>
          <table:table-cell table:number-columns-repeated="4"/>
        </table:table-row>
        <table:table-row table:style-name="ro1">
          <table:table-cell office:value-type="float" office:value="4959">
            <text:p>4959</text:p>
          </table:table-cell>
          <table:table-cell office:value-type="string">
            <text:p>Cointify</text:p>
          </table:table-cell>
          <table:table-cell office:value-type="string">
            <text:p>https://icomarks.com/ico/Cointify</text:p>
          </table:table-cell>
          <table:table-cell table:number-columns-repeated="4"/>
        </table:table-row>
        <table:table-row table:style-name="ro1">
          <table:table-cell office:value-type="float" office:value="4960">
            <text:p>4960</text:p>
          </table:table-cell>
          <table:table-cell office:value-type="string">
            <text:p>COMSA</text:p>
          </table:table-cell>
          <table:table-cell office:value-type="string">
            <text:p>https://icomarks.com/ico/COMSA</text:p>
          </table:table-cell>
          <table:table-cell table:number-columns-repeated="4"/>
        </table:table-row>
        <table:table-row table:style-name="ro1">
          <table:table-cell office:value-type="float" office:value="4961">
            <text:p>4961</text:p>
          </table:table-cell>
          <table:table-cell office:value-type="string">
            <text:p>Crazy Shapes</text:p>
          </table:table-cell>
          <table:table-cell office:value-type="string">
            <text:p>https://icomarks.com/ico/Crazy-Shapes</text:p>
          </table:table-cell>
          <table:table-cell table:number-columns-repeated="4"/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CrazyBET</text:p>
          </table:table-cell>
          <table:table-cell office:value-type="string">
            <text:p>https://icomarks.com/ico/CrazyBET</text:p>
          </table:table-cell>
          <table:table-cell table:number-columns-repeated="4"/>
        </table:table-row>
        <table:table-row table:style-name="ro1">
          <table:table-cell office:value-type="float" office:value="4963">
            <text:p>4963</text:p>
          </table:table-cell>
          <table:table-cell office:value-type="string">
            <text:p>Creatanium</text:p>
          </table:table-cell>
          <table:table-cell office:value-type="string">
            <text:p>https://icomarks.com/ico/Creatanium</text:p>
          </table:table-cell>
          <table:table-cell table:number-columns-repeated="4"/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CryoCloud</text:p>
          </table:table-cell>
          <table:table-cell office:value-type="string">
            <text:p>https://icomarks.com/ico/CryoCloud</text:p>
          </table:table-cell>
          <table:table-cell table:number-columns-repeated="4"/>
        </table:table-row>
        <table:table-row table:style-name="ro1">
          <table:table-cell office:value-type="float" office:value="4965">
            <text:p>4965</text:p>
          </table:table-cell>
          <table:table-cell office:value-type="string">
            <text:p>CryptoForecast</text:p>
          </table:table-cell>
          <table:table-cell office:value-type="string">
            <text:p>https://icomarks.com/ico/CryptoForecast</text:p>
          </table:table-cell>
          <table:table-cell table:number-columns-repeated="4"/>
        </table:table-row>
        <table:table-row table:style-name="ro1">
          <table:table-cell office:value-type="float" office:value="4966">
            <text:p>4966</text:p>
          </table:table-cell>
          <table:table-cell office:value-type="string">
            <text:p>DClear</text:p>
          </table:table-cell>
          <table:table-cell office:value-type="string">
            <text:p>https://icomarks.com/ico/DClear</text:p>
          </table:table-cell>
          <table:table-cell table:number-columns-repeated="4"/>
        </table:table-row>
        <table:table-row table:style-name="ro1">
          <table:table-cell office:value-type="float" office:value="4967">
            <text:p>4967</text:p>
          </table:table-cell>
          <table:table-cell office:value-type="string">
            <text:p>Decentralend</text:p>
          </table:table-cell>
          <table:table-cell office:value-type="string">
            <text:p>https://icomarks.com/ico/Decentralend</text:p>
          </table:table-cell>
          <table:table-cell table:number-columns-repeated="4"/>
        </table:table-row>
        <table:table-row table:style-name="ro1">
          <table:table-cell office:value-type="float" office:value="4968">
            <text:p>4968</text:p>
          </table:table-cell>
          <table:table-cell office:value-type="string">
            <text:p>Delphi Systems</text:p>
          </table:table-cell>
          <table:table-cell office:value-type="string">
            <text:p>https://icomarks.com/ico/Delphi-Systems</text:p>
          </table:table-cell>
          <table:table-cell table:number-columns-repeated="4"/>
        </table:table-row>
        <table:table-row table:style-name="ro1">
          <table:table-cell office:value-type="float" office:value="4969">
            <text:p>4969</text:p>
          </table:table-cell>
          <table:table-cell office:value-type="string">
            <text:p>DeMars</text:p>
          </table:table-cell>
          <table:table-cell office:value-type="string">
            <text:p>https://icomarks.com/ico/DeMars</text:p>
          </table:table-cell>
          <table:table-cell table:number-columns-repeated="4"/>
        </table:table-row>
        <table:table-row table:style-name="ro1">
          <table:table-cell office:value-type="float" office:value="4970">
            <text:p>4970</text:p>
          </table:table-cell>
          <table:table-cell office:value-type="string">
            <text:p>Dorado</text:p>
          </table:table-cell>
          <table:table-cell office:value-type="string">
            <text:p>https://icomarks.com/ico/Dorado</text:p>
          </table:table-cell>
          <table:table-cell table:number-columns-repeated="4"/>
        </table:table-row>
        <table:table-row table:style-name="ro1">
          <table:table-cell office:value-type="float" office:value="4971">
            <text:p>4971</text:p>
          </table:table-cell>
          <table:table-cell office:value-type="string">
            <text:p>Drawnblue</text:p>
          </table:table-cell>
          <table:table-cell office:value-type="string">
            <text:p>https://icomarks.com/ico/Drawnblue</text:p>
          </table:table-cell>
          <table:table-cell table:number-columns-repeated="4"/>
        </table:table-row>
        <table:table-row table:style-name="ro1">
          <table:table-cell office:value-type="float" office:value="4973">
            <text:p>4973</text:p>
          </table:table-cell>
          <table:table-cell office:value-type="string">
            <text:p>Eagle Project</text:p>
          </table:table-cell>
          <table:table-cell office:value-type="string">
            <text:p>https://icomarks.com/ico/Eagle-Project</text:p>
          </table:table-cell>
          <table:table-cell table:number-columns-repeated="4"/>
        </table:table-row>
        <table:table-row table:style-name="ro1">
          <table:table-cell office:value-type="float" office:value="4975">
            <text:p>4975</text:p>
          </table:table-cell>
          <table:table-cell office:value-type="string">
            <text:p>ENET Network</text:p>
          </table:table-cell>
          <table:table-cell office:value-type="string">
            <text:p>https://icomarks.com/ico/ENET-Network</text:p>
          </table:table-cell>
          <table:table-cell table:number-columns-repeated="4"/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Ethbet</text:p>
          </table:table-cell>
          <table:table-cell office:value-type="string">
            <text:p>https://icomarks.com/ico/Ethbet</text:p>
          </table:table-cell>
          <table:table-cell table:number-columns-repeated="4"/>
        </table:table-row>
        <table:table-row table:style-name="ro1">
          <table:table-cell office:value-type="float" office:value="4977">
            <text:p>4977</text:p>
          </table:table-cell>
          <table:table-cell office:value-type="string">
            <text:p>Etheriya</text:p>
          </table:table-cell>
          <table:table-cell office:value-type="string">
            <text:p>https://icomarks.com/ico/Etheriya</text:p>
          </table:table-cell>
          <table:table-cell table:number-columns-repeated="4"/>
        </table:table-row>
        <table:table-row table:style-name="ro1">
          <table:table-cell office:value-type="float" office:value="4978">
            <text:p>4978</text:p>
          </table:table-cell>
          <table:table-cell office:value-type="string">
            <text:p>Ethernal Heroes</text:p>
          </table:table-cell>
          <table:table-cell office:value-type="string">
            <text:p>https://icomarks.com/ico/Ethernal-Heroes</text:p>
          </table:table-cell>
          <table:table-cell table:number-columns-repeated="4"/>
        </table:table-row>
        <table:table-row table:style-name="ro1">
          <table:table-cell office:value-type="float" office:value="4979">
            <text:p>4979</text:p>
          </table:table-cell>
          <table:table-cell office:value-type="string">
            <text:p>Exchange Union</text:p>
          </table:table-cell>
          <table:table-cell office:value-type="string">
            <text:p>https://icomarks.com/ico/Exchange-Union</text:p>
          </table:table-cell>
          <table:table-cell table:number-columns-repeated="4"/>
        </table:table-row>
        <table:table-row table:style-name="ro1">
          <table:table-cell office:value-type="float" office:value="4980">
            <text:p>4980</text:p>
          </table:table-cell>
          <table:table-cell office:value-type="string">
            <text:p>Flexstay</text:p>
          </table:table-cell>
          <table:table-cell office:value-type="string">
            <text:p>https://icomarks.com/ico/Flexstay</text:p>
          </table:table-cell>
          <table:table-cell table:number-columns-repeated="4"/>
        </table:table-row>
        <table:table-row table:style-name="ro1">
          <table:table-cell office:value-type="float" office:value="4981">
            <text:p>4981</text:p>
          </table:table-cell>
          <table:table-cell office:value-type="string">
            <text:p>Freedom Streaming</text:p>
          </table:table-cell>
          <table:table-cell office:value-type="string">
            <text:p>https://icomarks.com/ico/Freedom-Streaming</text:p>
          </table:table-cell>
          <table:table-cell table:number-columns-repeated="4"/>
        </table:table-row>
        <table:table-row table:style-name="ro1">
          <table:table-cell office:value-type="float" office:value="4982">
            <text:p>4982</text:p>
          </table:table-cell>
          <table:table-cell office:value-type="string">
            <text:p>Fujinto</text:p>
          </table:table-cell>
          <table:table-cell office:value-type="string">
            <text:p>https://icomarks.com/ico/Fujinto</text:p>
          </table:table-cell>
          <table:table-cell table:number-columns-repeated="4"/>
        </table:table-row>
        <table:table-row table:style-name="ro1">
          <table:table-cell office:value-type="float" office:value="4983">
            <text:p>4983</text:p>
          </table:table-cell>
          <table:table-cell office:value-type="string">
            <text:p>FunFair</text:p>
          </table:table-cell>
          <table:table-cell office:value-type="string">
            <text:p>https://icomarks.com/ico/FunFair</text:p>
          </table:table-cell>
          <table:table-cell table:number-columns-repeated="4"/>
        </table:table-row>
        <table:table-row table:style-name="ro1">
          <table:table-cell office:value-type="float" office:value="4984">
            <text:p>4984</text:p>
          </table:table-cell>
          <table:table-cell office:value-type="string">
            <text:p>GalaxyExchange</text:p>
          </table:table-cell>
          <table:table-cell office:value-type="string">
            <text:p>https://icomarks.com/ico/GalaxyExchange</text:p>
          </table:table-cell>
          <table:table-cell table:number-columns-repeated="4"/>
        </table:table-row>
        <table:table-row table:style-name="ro1">
          <table:table-cell office:value-type="float" office:value="4985">
            <text:p>4985</text:p>
          </table:table-cell>
          <table:table-cell office:value-type="string">
            <text:p>GaxCoin</text:p>
          </table:table-cell>
          <table:table-cell office:value-type="string">
            <text:p>https://icomarks.com/ico/GaxCoin</text:p>
          </table:table-cell>
          <table:table-cell table:number-columns-repeated="4"/>
        </table:table-row>
        <table:table-row table:style-name="ro1">
          <table:table-cell office:value-type="float" office:value="4986">
            <text:p>4986</text:p>
          </table:table-cell>
          <table:table-cell office:value-type="string">
            <text:p>Globo</text:p>
          </table:table-cell>
          <table:table-cell office:value-type="string">
            <text:p>https://icomarks.com/ico/Globo</text:p>
          </table:table-cell>
          <table:table-cell table:number-columns-repeated="4"/>
        </table:table-row>
        <table:table-row table:style-name="ro1">
          <table:table-cell office:value-type="float" office:value="4987">
            <text:p>4987</text:p>
          </table:table-cell>
          <table:table-cell office:value-type="string">
            <text:p>Gyptex</text:p>
          </table:table-cell>
          <table:table-cell office:value-type="string">
            <text:p>https://icomarks.com/ico/Gyptex</text:p>
          </table:table-cell>
          <table:table-cell table:number-columns-repeated="4"/>
        </table:table-row>
        <table:table-row table:style-name="ro1">
          <table:table-cell office:value-type="float" office:value="4989">
            <text:p>4989</text:p>
          </table:table-cell>
          <table:table-cell office:value-type="string">
            <text:p>Helveticoin</text:p>
          </table:table-cell>
          <table:table-cell office:value-type="string">
            <text:p>https://icomarks.com/ico/Helveticoin</text:p>
          </table:table-cell>
          <table:table-cell table:number-columns-repeated="4"/>
        </table:table-row>
        <table:table-row table:style-name="ro1">
          <table:table-cell office:value-type="float" office:value="4990">
            <text:p>4990</text:p>
          </table:table-cell>
          <table:table-cell office:value-type="string">
            <text:p>IBFS.world</text:p>
          </table:table-cell>
          <table:table-cell office:value-type="string">
            <text:p>https://icomarks.com/ico/IBFS.world</text:p>
          </table:table-cell>
          <table:table-cell table:number-columns-repeated="4"/>
        </table:table-row>
        <table:table-row table:style-name="ro1">
          <table:table-cell office:value-type="float" office:value="4991">
            <text:p>4991</text:p>
          </table:table-cell>
          <table:table-cell office:value-type="string">
            <text:p>Iconomi</text:p>
          </table:table-cell>
          <table:table-cell office:value-type="string">
            <text:p>https://icomarks.com/ico/Iconomi</text:p>
          </table:table-cell>
          <table:table-cell table:number-columns-repeated="4"/>
        </table:table-row>
        <table:table-row table:style-name="ro1">
          <table:table-cell office:value-type="float" office:value="4992">
            <text:p>4992</text:p>
          </table:table-cell>
          <table:table-cell office:value-type="string">
            <text:p>ILCOIN</text:p>
          </table:table-cell>
          <table:table-cell office:value-type="string">
            <text:p>https://icomarks.com/ico/ILCOIN</text:p>
          </table:table-cell>
          <table:table-cell table:number-columns-repeated="4"/>
        </table:table-row>
        <table:table-row table:style-name="ro1">
          <table:table-cell office:value-type="float" office:value="4993">
            <text:p>4993</text:p>
          </table:table-cell>
          <table:table-cell office:value-type="string">
            <text:p>InBet</text:p>
          </table:table-cell>
          <table:table-cell office:value-type="string">
            <text:p>https://icomarks.com/ico/InBet</text:p>
          </table:table-cell>
          <table:table-cell table:number-columns-repeated="4"/>
        </table:table-row>
        <table:table-row table:style-name="ro1">
          <table:table-cell office:value-type="float" office:value="4994">
            <text:p>4994</text:p>
          </table:table-cell>
          <table:table-cell office:value-type="string">
            <text:p>Indigo Racing</text:p>
          </table:table-cell>
          <table:table-cell office:value-type="string">
            <text:p>https://icomarks.com/ico/Indigo-Racing</text:p>
          </table:table-cell>
          <table:table-cell table:number-columns-repeated="4"/>
        </table:table-row>
        <table:table-row table:style-name="ro1">
          <table:table-cell office:value-type="float" office:value="4996">
            <text:p>4996</text:p>
          </table:table-cell>
          <table:table-cell office:value-type="string">
            <text:p>IUNGO</text:p>
          </table:table-cell>
          <table:table-cell office:value-type="string">
            <text:p>https://icomarks.com/ico/IUNGO</text:p>
          </table:table-cell>
          <table:table-cell table:number-columns-repeated="4"/>
        </table:table-row>
        <table:table-row table:style-name="ro1">
          <table:table-cell office:value-type="float" office:value="4997">
            <text:p>4997</text:p>
          </table:table-cell>
          <table:table-cell office:value-type="string">
            <text:p>Izzy</text:p>
          </table:table-cell>
          <table:table-cell office:value-type="string">
            <text:p>https://icomarks.com/ico/Izzy</text:p>
          </table:table-cell>
          <table:table-cell table:number-columns-repeated="4"/>
        </table:table-row>
        <table:table-row table:style-name="ro1">
          <table:table-cell office:value-type="float" office:value="4998">
            <text:p>4998</text:p>
          </table:table-cell>
          <table:table-cell office:value-type="string">
            <text:p>JCoin</text:p>
          </table:table-cell>
          <table:table-cell office:value-type="string">
            <text:p>https://icomarks.com/ico/JCoin</text:p>
          </table:table-cell>
          <table:table-cell table:number-columns-repeated="4"/>
        </table:table-row>
        <table:table-row table:style-name="ro1">
          <table:table-cell office:value-type="float" office:value="4999">
            <text:p>4999</text:p>
          </table:table-cell>
          <table:table-cell office:value-type="string">
            <text:p>JET8</text:p>
          </table:table-cell>
          <table:table-cell office:value-type="string">
            <text:p>https://icomarks.com/ico/JET8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KeepSafePay</text:p>
          </table:table-cell>
          <table:table-cell office:value-type="string">
            <text:p>https://icomarks.com/ico/KeepSafePay</text:p>
          </table:table-cell>
          <table:table-cell table:number-columns-repeated="4"/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Kubera</text:p>
          </table:table-cell>
          <table:table-cell office:value-type="string">
            <text:p>https://icomarks.com/ico/Kubera</text:p>
          </table:table-cell>
          <table:table-cell table:number-columns-repeated="4"/>
        </table:table-row>
        <table:table-row table:style-name="ro1">
          <table:table-cell office:value-type="float" office:value="5003">
            <text:p>5003</text:p>
          </table:table-cell>
          <table:table-cell office:value-type="string">
            <text:p>Lottechain</text:p>
          </table:table-cell>
          <table:table-cell office:value-type="string">
            <text:p>https://icomarks.com/ico/Lottechain</text:p>
          </table:table-cell>
          <table:table-cell table:number-columns-repeated="4"/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MEDIS</text:p>
          </table:table-cell>
          <table:table-cell office:value-type="string">
            <text:p>https://icomarks.com/ico/MEDIS</text:p>
          </table:table-cell>
          <table:table-cell table:number-columns-repeated="4"/>
        </table:table-row>
        <table:table-row table:style-name="ro1">
          <table:table-cell office:value-type="float" office:value="5005">
            <text:p>5005</text:p>
          </table:table-cell>
          <table:table-cell office:value-type="string">
            <text:p>Metatip</text:p>
          </table:table-cell>
          <table:table-cell office:value-type="string">
            <text:p>https://icomarks.com/ico/Metatip</text:p>
          </table:table-cell>
          <table:table-cell table:number-columns-repeated="4"/>
        </table:table-row>
        <table:table-row table:style-name="ro1">
          <table:table-cell office:value-type="float" office:value="5006">
            <text:p>5006</text:p>
          </table:table-cell>
          <table:table-cell office:value-type="string">
            <text:p>Mining now</text:p>
          </table:table-cell>
          <table:table-cell office:value-type="string">
            <text:p>https://icomarks.com/ico/Mining-now</text:p>
          </table:table-cell>
          <table:table-cell table:number-columns-repeated="4"/>
        </table:table-row>
        <table:table-row table:style-name="ro1">
          <table:table-cell office:value-type="float" office:value="5007">
            <text:p>5007</text:p>
          </table:table-cell>
          <table:table-cell office:value-type="string">
            <text:p>Mitewallet</text:p>
          </table:table-cell>
          <table:table-cell office:value-type="string">
            <text:p>https://icomarks.com/ico/Mitewallet</text:p>
          </table:table-cell>
          <table:table-cell table:number-columns-repeated="4"/>
        </table:table-row>
        <table:table-row table:style-name="ro1">
          <table:table-cell office:value-type="float" office:value="5008">
            <text:p>5008</text:p>
          </table:table-cell>
          <table:table-cell office:value-type="string">
            <text:p>MOG</text:p>
          </table:table-cell>
          <table:table-cell office:value-type="string">
            <text:p>https://icomarks.com/ico/MOG</text:p>
          </table:table-cell>
          <table:table-cell table:number-columns-repeated="4"/>
        </table:table-row>
        <table:table-row table:style-name="ro1">
          <table:table-cell office:value-type="float" office:value="5009">
            <text:p>5009</text:p>
          </table:table-cell>
          <table:table-cell office:value-type="string">
            <text:p>MOKENEX</text:p>
          </table:table-cell>
          <table:table-cell office:value-type="string">
            <text:p>https://icomarks.com/ico/MOKENEX</text:p>
          </table:table-cell>
          <table:table-cell table:number-columns-repeated="4"/>
        </table:table-row>
        <table:table-row table:style-name="ro1">
          <table:table-cell office:value-type="float" office:value="5010">
            <text:p>5010</text:p>
          </table:table-cell>
          <table:table-cell office:value-type="string">
            <text:p>Monvid</text:p>
          </table:table-cell>
          <table:table-cell office:value-type="string">
            <text:p>https://icomarks.com/ico/Monvid</text:p>
          </table:table-cell>
          <table:table-cell table:number-columns-repeated="4"/>
        </table:table-row>
        <table:table-row table:style-name="ro1">
          <table:table-cell office:value-type="float" office:value="5011">
            <text:p>5011</text:p>
          </table:table-cell>
          <table:table-cell office:value-type="string">
            <text:p>Nedviga</text:p>
          </table:table-cell>
          <table:table-cell office:value-type="string">
            <text:p>https://icomarks.com/ico/Nedviga</text:p>
          </table:table-cell>
          <table:table-cell table:number-columns-repeated="4"/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NEVERDIE</text:p>
          </table:table-cell>
          <table:table-cell office:value-type="string">
            <text:p>https://icomarks.com/ico/NEVERDIE</text:p>
          </table:table-cell>
          <table:table-cell table:number-columns-repeated="4"/>
        </table:table-row>
        <table:table-row table:style-name="ro1">
          <table:table-cell office:value-type="float" office:value="5013">
            <text:p>5013</text:p>
          </table:table-cell>
          <table:table-cell office:value-type="string">
            <text:p>Officium</text:p>
          </table:table-cell>
          <table:table-cell office:value-type="string">
            <text:p>https://icomarks.com/ico/Officium</text:p>
          </table:table-cell>
          <table:table-cell table:number-columns-repeated="4"/>
        </table:table-row>
        <table:table-row table:style-name="ro1">
          <table:table-cell office:value-type="float" office:value="5014">
            <text:p>5014</text:p>
          </table:table-cell>
          <table:table-cell office:value-type="string">
            <text:p>OILSC</text:p>
          </table:table-cell>
          <table:table-cell office:value-type="string">
            <text:p>https://icomarks.com/ico/OILSC</text:p>
          </table:table-cell>
          <table:table-cell table:number-columns-repeated="4"/>
        </table:table-row>
        <table:table-row table:style-name="ro1">
          <table:table-cell office:value-type="float" office:value="5015">
            <text:p>5015</text:p>
          </table:table-cell>
          <table:table-cell office:value-type="string">
            <text:p>ONNCOIN</text:p>
          </table:table-cell>
          <table:table-cell office:value-type="string">
            <text:p>https://icomarks.com/ico/ONNCOIN</text:p>
          </table:table-cell>
          <table:table-cell table:number-columns-repeated="4"/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OpenCryptoTrust</text:p>
          </table:table-cell>
          <table:table-cell office:value-type="string">
            <text:p>https://icomarks.com/ico/OpenCryptoTrust</text:p>
          </table:table-cell>
          <table:table-cell table:number-columns-repeated="4"/>
        </table:table-row>
        <table:table-row table:style-name="ro1">
          <table:table-cell office:value-type="float" office:value="5017">
            <text:p>5017</text:p>
          </table:table-cell>
          <table:table-cell office:value-type="string">
            <text:p>Orio</text:p>
          </table:table-cell>
          <table:table-cell office:value-type="string">
            <text:p>https://icomarks.com/ico/Orio</text:p>
          </table:table-cell>
          <table:table-cell table:number-columns-repeated="4"/>
        </table:table-row>
        <table:table-row table:style-name="ro1">
          <table:table-cell office:value-type="float" office:value="5018">
            <text:p>5018</text:p>
          </table:table-cell>
          <table:table-cell office:value-type="string">
            <text:p>PayFair</text:p>
          </table:table-cell>
          <table:table-cell office:value-type="string">
            <text:p>https://icomarks.com/ico/PayFair</text:p>
          </table:table-cell>
          <table:table-cell table:number-columns-repeated="4"/>
        </table:table-row>
        <table:table-row table:style-name="ro1">
          <table:table-cell office:value-type="float" office:value="5019">
            <text:p>5019</text:p>
          </table:table-cell>
          <table:table-cell office:value-type="string">
            <text:p>Pecunia</text:p>
          </table:table-cell>
          <table:table-cell office:value-type="string">
            <text:p>https://icomarks.com/ico/Pecunia</text:p>
          </table:table-cell>
          <table:table-cell table:number-columns-repeated="4"/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PentaXCoin</text:p>
          </table:table-cell>
          <table:table-cell office:value-type="string">
            <text:p>https://icomarks.com/ico/PentaXCoin</text:p>
          </table:table-cell>
          <table:table-cell table:number-columns-repeated="4"/>
        </table:table-row>
        <table:table-row table:style-name="ro1">
          <table:table-cell office:value-type="float" office:value="5021">
            <text:p>5021</text:p>
          </table:table-cell>
          <table:table-cell office:value-type="string">
            <text:p>Praator</text:p>
          </table:table-cell>
          <table:table-cell office:value-type="string">
            <text:p>https://icomarks.com/ico/Praator</text:p>
          </table:table-cell>
          <table:table-cell table:number-columns-repeated="4"/>
        </table:table-row>
        <table:table-row table:style-name="ro1">
          <table:table-cell office:value-type="float" office:value="5022">
            <text:p>5022</text:p>
          </table:table-cell>
          <table:table-cell office:value-type="string">
            <text:p>PropertyClub</text:p>
          </table:table-cell>
          <table:table-cell office:value-type="string">
            <text:p>https://icomarks.com/ico/PropertyClub</text:p>
          </table:table-cell>
          <table:table-cell table:number-columns-repeated="4"/>
        </table:table-row>
        <table:table-row table:style-name="ro1">
          <table:table-cell office:value-type="float" office:value="5023">
            <text:p>5023</text:p>
          </table:table-cell>
          <table:table-cell office:value-type="string">
            <text:p>Puccoin</text:p>
          </table:table-cell>
          <table:table-cell office:value-type="string">
            <text:p>https://icomarks.com/ico/Puccoin</text:p>
          </table:table-cell>
          <table:table-cell table:number-columns-repeated="4"/>
        </table:table-row>
        <table:table-row table:style-name="ro1">
          <table:table-cell office:value-type="float" office:value="5024">
            <text:p>5024</text:p>
          </table:table-cell>
          <table:table-cell office:value-type="string">
            <text:p>PyaPay</text:p>
          </table:table-cell>
          <table:table-cell office:value-type="string">
            <text:p>https://icomarks.com/ico/PyaPay</text:p>
          </table:table-cell>
          <table:table-cell table:number-columns-repeated="4"/>
        </table:table-row>
        <table:table-row table:style-name="ro1">
          <table:table-cell office:value-type="float" office:value="5025">
            <text:p>5025</text:p>
          </table:table-cell>
          <table:table-cell office:value-type="string">
            <text:p>RevenYOU</text:p>
          </table:table-cell>
          <table:table-cell office:value-type="string">
            <text:p>https://icomarks.com/ico/RevenYOU</text:p>
          </table:table-cell>
          <table:table-cell table:number-columns-repeated="4"/>
        </table:table-row>
        <table:table-row table:style-name="ro1">
          <table:table-cell office:value-type="float" office:value="5026">
            <text:p>5026</text:p>
          </table:table-cell>
          <table:table-cell office:value-type="string">
            <text:p>Rocati</text:p>
          </table:table-cell>
          <table:table-cell office:value-type="string">
            <text:p>https://icomarks.com/ico/Rocati</text:p>
          </table:table-cell>
          <table:table-cell table:number-columns-repeated="4"/>
        </table:table-row>
        <table:table-row table:style-name="ro1">
          <table:table-cell office:value-type="float" office:value="5027">
            <text:p>5027</text:p>
          </table:table-cell>
          <table:table-cell office:value-type="string">
            <text:p>ROSCAcoin</text:p>
          </table:table-cell>
          <table:table-cell office:value-type="string">
            <text:p>https://icomarks.com/ico/ROSCAcoin</text:p>
          </table:table-cell>
          <table:table-cell table:number-columns-repeated="4"/>
        </table:table-row>
        <table:table-row table:style-name="ro1">
          <table:table-cell office:value-type="float" office:value="5028">
            <text:p>5028</text:p>
          </table:table-cell>
          <table:table-cell office:value-type="string">
            <text:p>Rothscoin</text:p>
          </table:table-cell>
          <table:table-cell office:value-type="string">
            <text:p>https://icomarks.com/ico/Rothscoin</text:p>
          </table:table-cell>
          <table:table-cell table:number-columns-repeated="4"/>
        </table:table-row>
        <table:table-row table:style-name="ro1">
          <table:table-cell office:value-type="float" office:value="5030">
            <text:p>5030</text:p>
          </table:table-cell>
          <table:table-cell office:value-type="string">
            <text:p>SecurityPlusCloud</text:p>
          </table:table-cell>
          <table:table-cell office:value-type="string">
            <text:p>https://icomarks.com/ico/SecurityPlusCloud</text:p>
          </table:table-cell>
          <table:table-cell table:number-columns-repeated="4"/>
        </table:table-row>
        <table:table-row table:style-name="ro1">
          <table:table-cell office:value-type="float" office:value="5031">
            <text:p>5031</text:p>
          </table:table-cell>
          <table:table-cell office:value-type="string">
            <text:p>SingularDTV</text:p>
          </table:table-cell>
          <table:table-cell office:value-type="string">
            <text:p>https://icomarks.com/ico/SingularDTV</text:p>
          </table:table-cell>
          <table:table-cell table:number-columns-repeated="4"/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Smart Progress</text:p>
          </table:table-cell>
          <table:table-cell office:value-type="string">
            <text:p>https://icomarks.com/ico/Smart-Progress</text:p>
          </table:table-cell>
          <table:table-cell table:number-columns-repeated="4"/>
        </table:table-row>
        <table:table-row table:style-name="ro1">
          <table:table-cell office:value-type="float" office:value="5033">
            <text:p>5033</text:p>
          </table:table-cell>
          <table:table-cell office:value-type="string">
            <text:p>Songin</text:p>
          </table:table-cell>
          <table:table-cell office:value-type="string">
            <text:p>https://icomarks.com/ico/Songin</text:p>
          </table:table-cell>
          <table:table-cell table:number-columns-repeated="4"/>
        </table:table-row>
        <table:table-row table:style-name="ro1">
          <table:table-cell office:value-type="float" office:value="5034">
            <text:p>5034</text:p>
          </table:table-cell>
          <table:table-cell office:value-type="string">
            <text:p>StarCapPays</text:p>
          </table:table-cell>
          <table:table-cell office:value-type="string">
            <text:p>https://icomarks.com/ico/StarCapPays</text:p>
          </table:table-cell>
          <table:table-cell table:number-columns-repeated="4"/>
        </table:table-row>
        <table:table-row table:style-name="ro1">
          <table:table-cell office:value-type="float" office:value="5035">
            <text:p>5035</text:p>
          </table:table-cell>
          <table:table-cell office:value-type="string">
            <text:p>StarLightCoin</text:p>
          </table:table-cell>
          <table:table-cell office:value-type="string">
            <text:p>https://icomarks.com/ico/StarLightCoin</text:p>
          </table:table-cell>
          <table:table-cell table:number-columns-repeated="4"/>
        </table:table-row>
        <table:table-row table:style-name="ro1">
          <table:table-cell office:value-type="float" office:value="5036">
            <text:p>5036</text:p>
          </table:table-cell>
          <table:table-cell office:value-type="string">
            <text:p>Stelcoin</text:p>
          </table:table-cell>
          <table:table-cell office:value-type="string">
            <text:p>https://icomarks.com/ico/Stelcoin</text:p>
          </table:table-cell>
          <table:table-cell table:number-columns-repeated="4"/>
        </table:table-row>
        <table:table-row table:style-name="ro1">
          <table:table-cell office:value-type="float" office:value="5037">
            <text:p>5037</text:p>
          </table:table-cell>
          <table:table-cell office:value-type="string">
            <text:p>Storm</text:p>
          </table:table-cell>
          <table:table-cell office:value-type="string">
            <text:p>https://icomarks.com/ico/Storm</text:p>
          </table:table-cell>
          <table:table-cell table:number-columns-repeated="4"/>
        </table:table-row>
        <table:table-row table:style-name="ro1">
          <table:table-cell office:value-type="float" office:value="5038">
            <text:p>5038</text:p>
          </table:table-cell>
          <table:table-cell office:value-type="string">
            <text:p>Supload</text:p>
          </table:table-cell>
          <table:table-cell office:value-type="string">
            <text:p>https://icomarks.com/ico/Supload</text:p>
          </table:table-cell>
          <table:table-cell table:number-columns-repeated="4"/>
        </table:table-row>
        <table:table-row table:style-name="ro1">
          <table:table-cell office:value-type="float" office:value="5039">
            <text:p>5039</text:p>
          </table:table-cell>
          <table:table-cell office:value-type="string">
            <text:p>Suretly</text:p>
          </table:table-cell>
          <table:table-cell office:value-type="string">
            <text:p>https://icomarks.com/ico/Suretly</text:p>
          </table:table-cell>
          <table:table-cell table:number-columns-repeated="4"/>
        </table:table-row>
        <table:table-row table:style-name="ro1">
          <table:table-cell office:value-type="float" office:value="5040">
            <text:p>5040</text:p>
          </table:table-cell>
          <table:table-cell office:value-type="string">
            <text:p>Swisstok</text:p>
          </table:table-cell>
          <table:table-cell office:value-type="string">
            <text:p>https://icomarks.com/ico/Swisstok</text:p>
          </table:table-cell>
          <table:table-cell table:number-columns-repeated="4"/>
        </table:table-row>
        <table:table-row table:style-name="ro1">
          <table:table-cell office:value-type="float" office:value="5041">
            <text:p>5041</text:p>
          </table:table-cell>
          <table:table-cell office:value-type="string">
            <text:p>SWX Coin</text:p>
          </table:table-cell>
          <table:table-cell office:value-type="string">
            <text:p>https://icomarks.com/ico/SWX-Coin</text:p>
          </table:table-cell>
          <table:table-cell table:number-columns-repeated="4"/>
        </table:table-row>
        <table:table-row table:style-name="ro1">
          <table:table-cell office:value-type="float" office:value="5042">
            <text:p>5042</text:p>
          </table:table-cell>
          <table:table-cell office:value-type="string">
            <text:p>Synereo</text:p>
          </table:table-cell>
          <table:table-cell office:value-type="string">
            <text:p>https://icomarks.com/ico/Synereo</text:p>
          </table:table-cell>
          <table:table-cell table:number-columns-repeated="4"/>
        </table:table-row>
        <table:table-row table:style-name="ro1">
          <table:table-cell office:value-type="float" office:value="5043">
            <text:p>5043</text:p>
          </table:table-cell>
          <table:table-cell office:value-type="string">
            <text:p>T8EX</text:p>
          </table:table-cell>
          <table:table-cell office:value-type="string">
            <text:p>https://icomarks.com/ico/T8EX</text:p>
          </table:table-cell>
          <table:table-cell table:number-columns-repeated="4"/>
        </table:table-row>
        <table:table-row table:style-name="ro1">
          <table:table-cell office:value-type="float" office:value="5044">
            <text:p>5044</text:p>
          </table:table-cell>
          <table:table-cell office:value-type="string">
            <text:p>Taucoin</text:p>
          </table:table-cell>
          <table:table-cell office:value-type="string">
            <text:p>https://icomarks.com/ico/Taucoin</text:p>
          </table:table-cell>
          <table:table-cell table:number-columns-repeated="4"/>
        </table:table-row>
        <table:table-row table:style-name="ro1">
          <table:table-cell office:value-type="float" office:value="5045">
            <text:p>5045</text:p>
          </table:table-cell>
          <table:table-cell office:value-type="string">
            <text:p>TIBRIX</text:p>
          </table:table-cell>
          <table:table-cell office:value-type="string">
            <text:p>https://icomarks.com/ico/TIBRIX</text:p>
          </table:table-cell>
          <table:table-cell table:number-columns-repeated="4"/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Tokes</text:p>
          </table:table-cell>
          <table:table-cell office:value-type="string">
            <text:p>https://icomarks.com/ico/Tokes</text:p>
          </table:table-cell>
          <table:table-cell table:number-columns-repeated="4"/>
        </table:table-row>
        <table:table-row table:style-name="ro1">
          <table:table-cell office:value-type="float" office:value="5047">
            <text:p>5047</text:p>
          </table:table-cell>
          <table:table-cell office:value-type="string">
            <text:p>TOURCOM Blockchain</text:p>
          </table:table-cell>
          <table:table-cell office:value-type="string">
            <text:p>https://icomarks.com/ico/TOURCOM-Blockchain</text:p>
          </table:table-cell>
          <table:table-cell table:number-columns-repeated="4"/>
        </table:table-row>
        <table:table-row table:style-name="ro1">
          <table:table-cell office:value-type="float" office:value="5049">
            <text:p>5049</text:p>
          </table:table-cell>
          <table:table-cell office:value-type="string">
            <text:p>UHUB</text:p>
          </table:table-cell>
          <table:table-cell office:value-type="string">
            <text:p>https://icomarks.com/ico/UHUB</text:p>
          </table:table-cell>
          <table:table-cell table:number-columns-repeated="4"/>
        </table:table-row>
        <table:table-row table:style-name="ro1">
          <table:table-cell office:value-type="float" office:value="5050">
            <text:p>5050</text:p>
          </table:table-cell>
          <table:table-cell office:value-type="string">
            <text:p>Unero</text:p>
          </table:table-cell>
          <table:table-cell office:value-type="string">
            <text:p>https://icomarks.com/ico/Unero</text:p>
          </table:table-cell>
          <table:table-cell table:number-columns-repeated="4"/>
        </table:table-row>
        <table:table-row table:style-name="ro1">
          <table:table-cell office:value-type="float" office:value="5052">
            <text:p>5052</text:p>
          </table:table-cell>
          <table:table-cell office:value-type="string">
            <text:p>Unity Coin</text:p>
          </table:table-cell>
          <table:table-cell office:value-type="string">
            <text:p>https://icomarks.com/ico/Unity-Coin</text:p>
          </table:table-cell>
          <table:table-cell table:number-columns-repeated="4"/>
        </table:table-row>
        <table:table-row table:style-name="ro1">
          <table:table-cell office:value-type="float" office:value="5053">
            <text:p>5053</text:p>
          </table:table-cell>
          <table:table-cell office:value-type="string">
            <text:p>Value Ticket Coin</text:p>
          </table:table-cell>
          <table:table-cell office:value-type="string">
            <text:p>https://icomarks.com/ico/Value-Ticket-Coin</text:p>
          </table:table-cell>
          <table:table-cell table:number-columns-repeated="4"/>
        </table:table-row>
        <table:table-row table:style-name="ro1">
          <table:table-cell office:value-type="float" office:value="5054">
            <text:p>5054</text:p>
          </table:table-cell>
          <table:table-cell office:value-type="string">
            <text:p>Velareum</text:p>
          </table:table-cell>
          <table:table-cell office:value-type="string">
            <text:p>https://icomarks.com/ico/Velareum</text:p>
          </table:table-cell>
          <table:table-cell table:number-columns-repeated="4"/>
        </table:table-row>
        <table:table-row table:style-name="ro1">
          <table:table-cell office:value-type="float" office:value="5056">
            <text:p>5056</text:p>
          </table:table-cell>
          <table:table-cell office:value-type="string">
            <text:p>Wise</text:p>
          </table:table-cell>
          <table:table-cell office:value-type="string">
            <text:p>https://icomarks.com/ico/Wise</text:p>
          </table:table-cell>
          <table:table-cell table:number-columns-repeated="4"/>
        </table:table-row>
        <table:table-row table:style-name="ro1">
          <table:table-cell office:value-type="float" office:value="5058">
            <text:p>5058</text:p>
          </table:table-cell>
          <table:table-cell office:value-type="string">
            <text:p>WTO Foundation</text:p>
          </table:table-cell>
          <table:table-cell office:value-type="string">
            <text:p>https://icomarks.com/ico/WTO-Foundation</text:p>
          </table:table-cell>
          <table:table-cell table:number-columns-repeated="4"/>
        </table:table-row>
        <table:table-row table:style-name="ro1">
          <table:table-cell office:value-type="float" office:value="5059">
            <text:p>5059</text:p>
          </table:table-cell>
          <table:table-cell office:value-type="string">
            <text:p>Xbitcore</text:p>
          </table:table-cell>
          <table:table-cell office:value-type="string">
            <text:p>https://icomarks.com/ico/Xbitcore</text:p>
          </table:table-cell>
          <table:table-cell table:number-columns-repeated="4"/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Ydentity</text:p>
          </table:table-cell>
          <table:table-cell office:value-type="string">
            <text:p>https://icomarks.com/ico/Ydentity</text:p>
          </table:table-cell>
          <table:table-cell table:number-columns-repeated="4"/>
        </table:table-row>
        <table:table-row table:style-name="ro1">
          <table:table-cell office:value-type="float" office:value="5061">
            <text:p>5061</text:p>
          </table:table-cell>
          <table:table-cell office:value-type="string">
            <text:p>Zorff</text:p>
          </table:table-cell>
          <table:table-cell office:value-type="string">
            <text:p>https://icomarks.com/ico/Zorff</text:p>
          </table:table-cell>
          <table:table-cell table:number-columns-repeated="4"/>
        </table:table-row>
        <table:table-row table:style-name="ro1">
          <table:table-cell office:value-type="float" office:value="5063">
            <text:p>5063</text:p>
          </table:table-cell>
          <table:table-cell office:value-type="string">
            <text:p>AkroCoin</text:p>
          </table:table-cell>
          <table:table-cell office:value-type="string">
            <text:p>https://icomarks.com/ico/AkroCoin</text:p>
          </table:table-cell>
          <table:table-cell table:number-columns-repeated="4"/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algo.land</text:p>
          </table:table-cell>
          <table:table-cell office:value-type="string">
            <text:p>https://icomarks.com/ico/algo.land</text:p>
          </table:table-cell>
          <table:table-cell table:number-columns-repeated="4"/>
        </table:table-row>
        <table:table-row table:style-name="ro1">
          <table:table-cell office:value-type="float" office:value="5065">
            <text:p>5065</text:p>
          </table:table-cell>
          <table:table-cell office:value-type="string">
            <text:p>BenjaCoin</text:p>
          </table:table-cell>
          <table:table-cell office:value-type="string">
            <text:p>https://icomarks.com/ico/BenjaCoin</text:p>
          </table:table-cell>
          <table:table-cell table:number-columns-repeated="4"/>
        </table:table-row>
        <table:table-row table:style-name="ro1">
          <table:table-cell office:value-type="float" office:value="5066">
            <text:p>5066</text:p>
          </table:table-cell>
          <table:table-cell office:value-type="string">
            <text:p>Beuthereum</text:p>
          </table:table-cell>
          <table:table-cell office:value-type="string">
            <text:p>https://icomarks.com/ico/Beuthereum</text:p>
          </table:table-cell>
          <table:table-cell table:number-columns-repeated="4"/>
        </table:table-row>
        <table:table-row table:style-name="ro1">
          <table:table-cell office:value-type="float" office:value="5067">
            <text:p>5067</text:p>
          </table:table-cell>
          <table:table-cell office:value-type="string">
            <text:p>Big Data Coin</text:p>
          </table:table-cell>
          <table:table-cell office:value-type="string">
            <text:p>https://icomarks.com/ico/Big-Data-Coin</text:p>
          </table:table-cell>
          <table:table-cell table:number-columns-repeated="4"/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Bitair</text:p>
          </table:table-cell>
          <table:table-cell office:value-type="string">
            <text:p>https://icomarks.com/ico/Bitair</text:p>
          </table:table-cell>
          <table:table-cell table:number-columns-repeated="4"/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BitDice</text:p>
          </table:table-cell>
          <table:table-cell office:value-type="string">
            <text:p>https://icomarks.com/ico/BitDice</text:p>
          </table:table-cell>
          <table:table-cell table:number-columns-repeated="4"/>
        </table:table-row>
        <table:table-row table:style-name="ro1">
          <table:table-cell office:value-type="float" office:value="5071">
            <text:p>5071</text:p>
          </table:table-cell>
          <table:table-cell office:value-type="string">
            <text:p>BitHub</text:p>
          </table:table-cell>
          <table:table-cell office:value-type="string">
            <text:p>https://icomarks.com/ico/BitHub</text:p>
          </table:table-cell>
          <table:table-cell table:number-columns-repeated="4"/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Blockwei</text:p>
          </table:table-cell>
          <table:table-cell office:value-type="string">
            <text:p>https://icomarks.com/ico/Blockwei</text:p>
          </table:table-cell>
          <table:table-cell table:number-columns-repeated="4"/>
        </table:table-row>
        <table:table-row table:style-name="ro1">
          <table:table-cell office:value-type="float" office:value="5073">
            <text:p>5073</text:p>
          </table:table-cell>
          <table:table-cell office:value-type="string">
            <text:p>Byeshares</text:p>
          </table:table-cell>
          <table:table-cell office:value-type="string">
            <text:p>https://icomarks.com/ico/Byeshares</text:p>
          </table:table-cell>
          <table:table-cell table:number-columns-repeated="4"/>
        </table:table-row>
        <table:table-row table:style-name="ro1">
          <table:table-cell office:value-type="float" office:value="5074">
            <text:p>5074</text:p>
          </table:table-cell>
          <table:table-cell office:value-type="string">
            <text:p>ByteBet</text:p>
          </table:table-cell>
          <table:table-cell office:value-type="string">
            <text:p>https://icomarks.com/ico/ByteBet</text:p>
          </table:table-cell>
          <table:table-cell table:number-columns-repeated="4"/>
        </table:table-row>
        <table:table-row table:style-name="ro1">
          <table:table-cell office:value-type="float" office:value="5075">
            <text:p>5075</text:p>
          </table:table-cell>
          <table:table-cell office:value-type="string">
            <text:p>CamX</text:p>
          </table:table-cell>
          <table:table-cell office:value-type="string">
            <text:p>https://icomarks.com/ico/CamX</text:p>
          </table:table-cell>
          <table:table-cell table:number-columns-repeated="4"/>
        </table:table-row>
        <table:table-row table:style-name="ro1">
          <table:table-cell office:value-type="float" office:value="5076">
            <text:p>5076</text:p>
          </table:table-cell>
          <table:table-cell office:value-type="string">
            <text:p>cannabisfarm.io</text:p>
          </table:table-cell>
          <table:table-cell office:value-type="string">
            <text:p>https://icomarks.com/ico/cannabisfarm.io</text:p>
          </table:table-cell>
          <table:table-cell table:number-columns-repeated="4"/>
        </table:table-row>
        <table:table-row table:style-name="ro1">
          <table:table-cell office:value-type="float" office:value="5077">
            <text:p>5077</text:p>
          </table:table-cell>
          <table:table-cell office:value-type="string">
            <text:p>Citicoin</text:p>
          </table:table-cell>
          <table:table-cell office:value-type="string">
            <text:p>https://icomarks.com/ico/Citicoin</text:p>
          </table:table-cell>
          <table:table-cell table:number-columns-repeated="4"/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ClassyCoin</text:p>
          </table:table-cell>
          <table:table-cell office:value-type="string">
            <text:p>https://icomarks.com/ico/ClassyCoin</text:p>
          </table:table-cell>
          <table:table-cell table:number-columns-repeated="4"/>
        </table:table-row>
        <table:table-row table:style-name="ro1">
          <table:table-cell office:value-type="float" office:value="5079">
            <text:p>5079</text:p>
          </table:table-cell>
          <table:table-cell office:value-type="string">
            <text:p>Compcoin</text:p>
          </table:table-cell>
          <table:table-cell office:value-type="string">
            <text:p>https://icomarks.com/ico/Compcoin</text:p>
          </table:table-cell>
          <table:table-cell table:number-columns-repeated="4"/>
        </table:table-row>
        <table:table-row table:style-name="ro1">
          <table:table-cell office:value-type="float" office:value="5080">
            <text:p>5080</text:p>
          </table:table-cell>
          <table:table-cell office:value-type="string">
            <text:p>Crowd Crypto Fund</text:p>
          </table:table-cell>
          <table:table-cell office:value-type="string">
            <text:p>https://icomarks.com/ico/Crowd-Crypto-Fund</text:p>
          </table:table-cell>
          <table:table-cell table:number-columns-repeated="4"/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Datawallet</text:p>
          </table:table-cell>
          <table:table-cell office:value-type="string">
            <text:p>https://icomarks.com/ico/Datawallet</text:p>
          </table:table-cell>
          <table:table-cell table:number-columns-repeated="4"/>
        </table:table-row>
        <table:table-row table:style-name="ro1">
          <table:table-cell office:value-type="float" office:value="5083">
            <text:p>5083</text:p>
          </table:table-cell>
          <table:table-cell office:value-type="string">
            <text:p>Digiters Network</text:p>
          </table:table-cell>
          <table:table-cell office:value-type="string">
            <text:p>https://icomarks.com/ico/Digiters-Network</text:p>
          </table:table-cell>
          <table:table-cell table:number-columns-repeated="4"/>
        </table:table-row>
        <table:table-row table:style-name="ro1">
          <table:table-cell office:value-type="float" office:value="5084">
            <text:p>5084</text:p>
          </table:table-cell>
          <table:table-cell office:value-type="string">
            <text:p>DigixDAO</text:p>
          </table:table-cell>
          <table:table-cell office:value-type="string">
            <text:p>https://icomarks.com/ico/DigixDAO</text:p>
          </table:table-cell>
          <table:table-cell table:number-columns-repeated="4"/>
        </table:table-row>
        <table:table-row table:style-name="ro1">
          <table:table-cell office:value-type="float" office:value="5085">
            <text:p>5085</text:p>
          </table:table-cell>
          <table:table-cell office:value-type="string">
            <text:p>Ditry Coin</text:p>
          </table:table-cell>
          <table:table-cell office:value-type="string">
            <text:p>https://icomarks.com/ico/Ditry-Coin</text:p>
          </table:table-cell>
          <table:table-cell table:number-columns-repeated="4"/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dueltoken.io</text:p>
          </table:table-cell>
          <table:table-cell office:value-type="string">
            <text:p>https://icomarks.com/ico/dueltoken.io</text:p>
          </table:table-cell>
          <table:table-cell table:number-columns-repeated="4"/>
        </table:table-row>
        <table:table-row table:style-name="ro1">
          <table:table-cell office:value-type="float" office:value="5087">
            <text:p>5087</text:p>
          </table:table-cell>
          <table:table-cell office:value-type="string">
            <text:p>EcoBit</text:p>
          </table:table-cell>
          <table:table-cell office:value-type="string">
            <text:p>https://icomarks.com/ico/EcoBit</text:p>
          </table:table-cell>
          <table:table-cell table:number-columns-repeated="4"/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Electron World Money</text:p>
          </table:table-cell>
          <table:table-cell office:value-type="string">
            <text:p>https://icomarks.com/ico/Electron-World-Money</text:p>
          </table:table-cell>
          <table:table-cell table:number-columns-repeated="4"/>
        </table:table-row>
        <table:table-row table:style-name="ro1">
          <table:table-cell office:value-type="float" office:value="5089">
            <text:p>5089</text:p>
          </table:table-cell>
          <table:table-cell office:value-type="string">
            <text:p>EnLedger</text:p>
          </table:table-cell>
          <table:table-cell office:value-type="string">
            <text:p>https://icomarks.com/ico/EnLedger</text:p>
          </table:table-cell>
          <table:table-cell table:number-columns-repeated="4"/>
        </table:table-row>
        <table:table-row table:style-name="ro1">
          <table:table-cell office:value-type="float" office:value="5090">
            <text:p>5090</text:p>
          </table:table-cell>
          <table:table-cell office:value-type="string">
            <text:p>Ethbits</text:p>
          </table:table-cell>
          <table:table-cell office:value-type="string">
            <text:p>https://icomarks.com/ico/Ethbits</text:p>
          </table:table-cell>
          <table:table-cell table:number-columns-repeated="4"/>
        </table:table-row>
        <table:table-row table:style-name="ro1">
          <table:table-cell office:value-type="float" office:value="5091">
            <text:p>5091</text:p>
          </table:table-cell>
          <table:table-cell office:value-type="string">
            <text:p>EthBooks</text:p>
          </table:table-cell>
          <table:table-cell office:value-type="string">
            <text:p>https://icomarks.com/ico/EthBooks</text:p>
          </table:table-cell>
          <table:table-cell table:number-columns-repeated="4"/>
        </table:table-row>
        <table:table-row table:style-name="ro1">
          <table:table-cell office:value-type="float" office:value="5092">
            <text:p>5092</text:p>
          </table:table-cell>
          <table:table-cell office:value-type="string">
            <text:p>Ethereum High</text:p>
          </table:table-cell>
          <table:table-cell office:value-type="string">
            <text:p>https://icomarks.com/ico/Ethereum-High</text:p>
          </table:table-cell>
          <table:table-cell table:number-columns-repeated="4"/>
        </table:table-row>
        <table:table-row table:style-name="ro1">
          <table:table-cell office:value-type="float" office:value="5093">
            <text:p>5093</text:p>
          </table:table-cell>
          <table:table-cell office:value-type="string">
            <text:p>Ethereum.link</text:p>
          </table:table-cell>
          <table:table-cell office:value-type="string">
            <text:p>https://icomarks.com/ico/Ethereum.link</text:p>
          </table:table-cell>
          <table:table-cell table:number-columns-repeated="4"/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Evitan</text:p>
          </table:table-cell>
          <table:table-cell office:value-type="string">
            <text:p>https://icomarks.com/ico/Evitan</text:p>
          </table:table-cell>
          <table:table-cell table:number-columns-repeated="4"/>
        </table:table-row>
        <table:table-row table:style-name="ro1">
          <table:table-cell office:value-type="float" office:value="5096">
            <text:p>5096</text:p>
          </table:table-cell>
          <table:table-cell office:value-type="string">
            <text:p>FTCoin</text:p>
          </table:table-cell>
          <table:table-cell office:value-type="string">
            <text:p>https://icomarks.com/ico/FTCoin</text:p>
          </table:table-cell>
          <table:table-cell table:number-columns-repeated="4"/>
        </table:table-row>
        <table:table-row table:style-name="ro1">
          <table:table-cell office:value-type="float" office:value="5097">
            <text:p>5097</text:p>
          </table:table-cell>
          <table:table-cell office:value-type="string">
            <text:p>FTW</text:p>
          </table:table-cell>
          <table:table-cell office:value-type="string">
            <text:p>https://icomarks.com/ico/FTW</text:p>
          </table:table-cell>
          <table:table-cell table:number-columns-repeated="4"/>
        </table:table-row>
        <table:table-row table:style-name="ro1">
          <table:table-cell office:value-type="float" office:value="5098">
            <text:p>5098</text:p>
          </table:table-cell>
          <table:table-cell office:value-type="string">
            <text:p>GameCoin</text:p>
          </table:table-cell>
          <table:table-cell office:value-type="string">
            <text:p>https://icomarks.com/ico/GameCoin</text:p>
          </table:table-cell>
          <table:table-cell table:number-columns-repeated="4"/>
        </table:table-row>
        <table:table-row table:style-name="ro1">
          <table:table-cell office:value-type="float" office:value="5099">
            <text:p>5099</text:p>
          </table:table-cell>
          <table:table-cell office:value-type="string">
            <text:p>Garnet</text:p>
          </table:table-cell>
          <table:table-cell office:value-type="string">
            <text:p>https://icomarks.com/ico/Garnet</text:p>
          </table:table-cell>
          <table:table-cell table:number-columns-repeated="4"/>
        </table:table-row>
        <table:table-row table:style-name="ro1">
          <table:table-cell office:value-type="float" office:value="5100">
            <text:p>5100</text:p>
          </table:table-cell>
          <table:table-cell office:value-type="string">
            <text:p>GL TOKEN</text:p>
          </table:table-cell>
          <table:table-cell office:value-type="string">
            <text:p>https://icomarks.com/ico/GL-TOKEN</text:p>
          </table:table-cell>
          <table:table-cell table:number-columns-repeated="4"/>
        </table:table-row>
        <table:table-row table:style-name="ro1">
          <table:table-cell office:value-type="float" office:value="5101">
            <text:p>5101</text:p>
          </table:table-cell>
          <table:table-cell office:value-type="string">
            <text:p>GoMineWorld</text:p>
          </table:table-cell>
          <table:table-cell office:value-type="string">
            <text:p>https://icomarks.com/ico/GoMineWorld</text:p>
          </table:table-cell>
          <table:table-cell table:number-columns-repeated="4"/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House Coupon Token</text:p>
          </table:table-cell>
          <table:table-cell office:value-type="string">
            <text:p>https://icomarks.com/ico/House-Coupon-Token</text:p>
          </table:table-cell>
          <table:table-cell table:number-columns-repeated="4"/>
        </table:table-row>
        <table:table-row table:style-name="ro1">
          <table:table-cell office:value-type="float" office:value="5103">
            <text:p>5103</text:p>
          </table:table-cell>
          <table:table-cell office:value-type="string">
            <text:p>JCN</text:p>
          </table:table-cell>
          <table:table-cell office:value-type="string">
            <text:p>https://icomarks.com/ico/JCN</text:p>
          </table:table-cell>
          <table:table-cell table:number-columns-repeated="4"/>
        </table:table-row>
        <table:table-row table:style-name="ro1">
          <table:table-cell office:value-type="float" office:value="5105">
            <text:p>5105</text:p>
          </table:table-cell>
          <table:table-cell office:value-type="string">
            <text:p>Kala Token</text:p>
          </table:table-cell>
          <table:table-cell office:value-type="string">
            <text:p>https://icomarks.com/ico/Kala-Token</text:p>
          </table:table-cell>
          <table:table-cell table:number-columns-repeated="4"/>
        </table:table-row>
        <table:table-row table:style-name="ro1">
          <table:table-cell office:value-type="float" office:value="5107">
            <text:p>5107</text:p>
          </table:table-cell>
          <table:table-cell office:value-type="string">
            <text:p>LAMP</text:p>
          </table:table-cell>
          <table:table-cell office:value-type="string">
            <text:p>https://icomarks.com/ico/LAMP</text:p>
          </table:table-cell>
          <table:table-cell table:number-columns-repeated="4"/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Lendium.tech</text:p>
          </table:table-cell>
          <table:table-cell office:value-type="string">
            <text:p>https://icomarks.com/ico/Lendium.tech</text:p>
          </table:table-cell>
          <table:table-cell table:number-columns-repeated="4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Levblockchain LVE</text:p>
          </table:table-cell>
          <table:table-cell office:value-type="string">
            <text:p>https://icomarks.com/ico/Levblockchain-LVE</text:p>
          </table:table-cell>
          <table:table-cell table:number-columns-repeated="4"/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Libidocoin</text:p>
          </table:table-cell>
          <table:table-cell office:value-type="string">
            <text:p>https://icomarks.com/ico/Libidocoin</text:p>
          </table:table-cell>
          <table:table-cell table:number-columns-repeated="4"/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LoopX</text:p>
          </table:table-cell>
          <table:table-cell office:value-type="string">
            <text:p>https://icomarks.com/ico/LoopX</text:p>
          </table:table-cell>
          <table:table-cell table:number-columns-repeated="4"/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Lotus</text:p>
          </table:table-cell>
          <table:table-cell office:value-type="string">
            <text:p>https://icomarks.com/ico/Lotus</text:p>
          </table:table-cell>
          <table:table-cell table:number-columns-repeated="4"/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Love Coins</text:p>
          </table:table-cell>
          <table:table-cell office:value-type="string">
            <text:p>https://icomarks.com/ico/Love-Coins</text:p>
          </table:table-cell>
          <table:table-cell table:number-columns-repeated="4"/>
        </table:table-row>
        <table:table-row table:style-name="ro1">
          <table:table-cell office:value-type="float" office:value="5114">
            <text:p>5114</text:p>
          </table:table-cell>
          <table:table-cell office:value-type="string">
            <text:p>Magos</text:p>
          </table:table-cell>
          <table:table-cell office:value-type="string">
            <text:p>https://icomarks.com/ico/Magos</text:p>
          </table:table-cell>
          <table:table-cell table:number-columns-repeated="4"/>
        </table:table-row>
        <table:table-row table:style-name="ro1">
          <table:table-cell office:value-type="float" office:value="5115">
            <text:p>5115</text:p>
          </table:table-cell>
          <table:table-cell office:value-type="string">
            <text:p>MindSports</text:p>
          </table:table-cell>
          <table:table-cell office:value-type="string">
            <text:p>https://icomarks.com/ico/MindSports</text:p>
          </table:table-cell>
          <table:table-cell table:number-columns-repeated="4"/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Moncrypt</text:p>
          </table:table-cell>
          <table:table-cell office:value-type="string">
            <text:p>https://icomarks.com/ico/Moncrypt</text:p>
          </table:table-cell>
          <table:table-cell table:number-columns-repeated="4"/>
        </table:table-row>
        <table:table-row table:style-name="ro1">
          <table:table-cell office:value-type="float" office:value="5117">
            <text:p>5117</text:p>
          </table:table-cell>
          <table:table-cell office:value-type="string">
            <text:p>MoxyOne</text:p>
          </table:table-cell>
          <table:table-cell office:value-type="string">
            <text:p>https://icomarks.com/ico/MoxyOne</text:p>
          </table:table-cell>
          <table:table-cell table:number-columns-repeated="4"/>
        </table:table-row>
        <table:table-row table:style-name="ro1">
          <table:table-cell office:value-type="float" office:value="5118">
            <text:p>5118</text:p>
          </table:table-cell>
          <table:table-cell office:value-type="string">
            <text:p>MSC</text:p>
          </table:table-cell>
          <table:table-cell office:value-type="string">
            <text:p>https://icomarks.com/ico/MSC</text:p>
          </table:table-cell>
          <table:table-cell table:number-columns-repeated="4"/>
        </table:table-row>
        <table:table-row table:style-name="ro1">
          <table:table-cell office:value-type="float" office:value="5119">
            <text:p>5119</text:p>
          </table:table-cell>
          <table:table-cell office:value-type="string">
            <text:p>Mundus</text:p>
          </table:table-cell>
          <table:table-cell office:value-type="string">
            <text:p>https://icomarks.com/ico/Mundus</text:p>
          </table:table-cell>
          <table:table-cell table:number-columns-repeated="4"/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Nilecoin</text:p>
          </table:table-cell>
          <table:table-cell office:value-type="string">
            <text:p>https://icomarks.com/ico/Nilecoin</text:p>
          </table:table-cell>
          <table:table-cell table:number-columns-repeated="4"/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NuHelp</text:p>
          </table:table-cell>
          <table:table-cell office:value-type="string">
            <text:p>https://icomarks.com/ico/NuHelp</text:p>
          </table:table-cell>
          <table:table-cell table:number-columns-repeated="4"/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Online Berry</text:p>
          </table:table-cell>
          <table:table-cell office:value-type="string">
            <text:p>https://icomarks.com/ico/Online-Berry</text:p>
          </table:table-cell>
          <table:table-cell table:number-columns-repeated="4"/>
        </table:table-row>
        <table:table-row table:style-name="ro1">
          <table:table-cell office:value-type="float" office:value="5123">
            <text:p>5123</text:p>
          </table:table-cell>
          <table:table-cell office:value-type="string">
            <text:p>Orozu</text:p>
          </table:table-cell>
          <table:table-cell office:value-type="string">
            <text:p>https://icomarks.com/ico/Orozu</text:p>
          </table:table-cell>
          <table:table-cell table:number-columns-repeated="4"/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PROPX NanoChain</text:p>
          </table:table-cell>
          <table:table-cell office:value-type="string">
            <text:p>https://icomarks.com/ico/PROPX-NanoChain</text:p>
          </table:table-cell>
          <table:table-cell table:number-columns-repeated="4"/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Pungo</text:p>
          </table:table-cell>
          <table:table-cell office:value-type="string">
            <text:p>https://icomarks.com/ico/Pungo</text:p>
          </table:table-cell>
          <table:table-cell table:number-columns-repeated="4"/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RealtyCoin</text:p>
          </table:table-cell>
          <table:table-cell office:value-type="string">
            <text:p>https://icomarks.com/ico/RealtyCoin</text:p>
          </table:table-cell>
          <table:table-cell table:number-columns-repeated="4"/>
        </table:table-row>
        <table:table-row table:style-name="ro1">
          <table:table-cell office:value-type="float" office:value="5128">
            <text:p>5128</text:p>
          </table:table-cell>
          <table:table-cell office:value-type="string">
            <text:p>Redchain</text:p>
          </table:table-cell>
          <table:table-cell office:value-type="string">
            <text:p>https://icomarks.com/ico/Redchain</text:p>
          </table:table-cell>
          <table:table-cell table:number-columns-repeated="4"/>
        </table:table-row>
        <table:table-row table:style-name="ro1">
          <table:table-cell office:value-type="float" office:value="5129">
            <text:p>5129</text:p>
          </table:table-cell>
          <table:table-cell office:value-type="string">
            <text:p>Requitix</text:p>
          </table:table-cell>
          <table:table-cell office:value-type="string">
            <text:p>https://icomarks.com/ico/Requitix</text:p>
          </table:table-cell>
          <table:table-cell table:number-columns-repeated="4"/>
        </table:table-row>
        <table:table-row table:style-name="ro1">
          <table:table-cell office:value-type="float" office:value="5130">
            <text:p>5130</text:p>
          </table:table-cell>
          <table:table-cell office:value-type="string">
            <text:p>Retail Coin</text:p>
          </table:table-cell>
          <table:table-cell office:value-type="string">
            <text:p>https://icomarks.com/ico/Retail-Coin</text:p>
          </table:table-cell>
          <table:table-cell table:number-columns-repeated="4"/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Rhizome</text:p>
          </table:table-cell>
          <table:table-cell office:value-type="string">
            <text:p>https://icomarks.com/ico/Rhizome</text:p>
          </table:table-cell>
          <table:table-cell table:number-columns-repeated="4"/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Rocket Pool</text:p>
          </table:table-cell>
          <table:table-cell office:value-type="string">
            <text:p>https://icomarks.com/ico/Rocket-Pool</text:p>
          </table:table-cell>
          <table:table-cell table:number-columns-repeated="4"/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RUSTBITS</text:p>
          </table:table-cell>
          <table:table-cell office:value-type="string">
            <text:p>https://icomarks.com/ico/RUSTBITS</text:p>
          </table:table-cell>
          <table:table-cell table:number-columns-repeated="4"/>
        </table:table-row>
        <table:table-row table:style-name="ro1">
          <table:table-cell office:value-type="float" office:value="5134">
            <text:p>5134</text:p>
          </table:table-cell>
          <table:table-cell office:value-type="string">
            <text:p>RyptoX</text:p>
          </table:table-cell>
          <table:table-cell office:value-type="string">
            <text:p>https://icomarks.com/ico/RyptoX</text:p>
          </table:table-cell>
          <table:table-cell table:number-columns-repeated="4"/>
        </table:table-row>
        <table:table-row table:style-name="ro1">
          <table:table-cell office:value-type="float" office:value="5135">
            <text:p>5135</text:p>
          </table:table-cell>
          <table:table-cell office:value-type="string">
            <text:p>SalesHustler</text:p>
          </table:table-cell>
          <table:table-cell office:value-type="string">
            <text:p>https://icomarks.com/ico/SalesHustler</text:p>
          </table:table-cell>
          <table:table-cell table:number-columns-repeated="4"/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Shercoin</text:p>
          </table:table-cell>
          <table:table-cell office:value-type="string">
            <text:p>https://icomarks.com/ico/Shercoin</text:p>
          </table:table-cell>
          <table:table-cell table:number-columns-repeated="4"/>
        </table:table-row>
        <table:table-row table:style-name="ro1">
          <table:table-cell office:value-type="float" office:value="5137">
            <text:p>5137</text:p>
          </table:table-cell>
          <table:table-cell office:value-type="string">
            <text:p>SolarStake</text:p>
          </table:table-cell>
          <table:table-cell office:value-type="string">
            <text:p>https://icomarks.com/ico/SolarStake</text:p>
          </table:table-cell>
          <table:table-cell table:number-columns-repeated="4"/>
        </table:table-row>
        <table:table-row table:style-name="ro1">
          <table:table-cell office:value-type="float" office:value="5138">
            <text:p>5138</text:p>
          </table:table-cell>
          <table:table-cell office:value-type="string">
            <text:p>Sorgin</text:p>
          </table:table-cell>
          <table:table-cell office:value-type="string">
            <text:p>https://icomarks.com/ico/Sorgin</text:p>
          </table:table-cell>
          <table:table-cell table:number-columns-repeated="4"/>
        </table:table-row>
        <table:table-row table:style-name="ro1">
          <table:table-cell office:value-type="float" office:value="5139">
            <text:p>5139</text:p>
          </table:table-cell>
          <table:table-cell office:value-type="string">
            <text:p>startAround</text:p>
          </table:table-cell>
          <table:table-cell office:value-type="string">
            <text:p>https://icomarks.com/ico/startAround</text:p>
          </table:table-cell>
          <table:table-cell table:number-columns-repeated="4"/>
        </table:table-row>
        <table:table-row table:style-name="ro1">
          <table:table-cell office:value-type="float" office:value="5140">
            <text:p>5140</text:p>
          </table:table-cell>
          <table:table-cell office:value-type="string">
            <text:p>Stealth Project</text:p>
          </table:table-cell>
          <table:table-cell office:value-type="string">
            <text:p>https://icomarks.com/ico/Stealth-Project</text:p>
          </table:table-cell>
          <table:table-cell table:number-columns-repeated="4"/>
        </table:table-row>
        <table:table-row table:style-name="ro1">
          <table:table-cell office:value-type="float" office:value="5141">
            <text:p>5141</text:p>
          </table:table-cell>
          <table:table-cell office:value-type="string">
            <text:p>Sur-Ple</text:p>
          </table:table-cell>
          <table:table-cell office:value-type="string">
            <text:p>https://icomarks.com/ico/Sur-Ple</text:p>
          </table:table-cell>
          <table:table-cell table:number-columns-repeated="4"/>
        </table:table-row>
        <table:table-row table:style-name="ro1">
          <table:table-cell office:value-type="float" office:value="5142">
            <text:p>5142</text:p>
          </table:table-cell>
          <table:table-cell office:value-type="string">
            <text:p>Tap</text:p>
          </table:table-cell>
          <table:table-cell office:value-type="string">
            <text:p>https://icomarks.com/ico/Tap</text:p>
          </table:table-cell>
          <table:table-cell table:number-columns-repeated="4"/>
        </table:table-row>
        <table:table-row table:style-name="ro1">
          <table:table-cell office:value-type="float" office:value="5143">
            <text:p>5143</text:p>
          </table:table-cell>
          <table:table-cell office:value-type="string">
            <text:p>The Main Global Bank</text:p>
          </table:table-cell>
          <table:table-cell office:value-type="string">
            <text:p>https://icomarks.com/ico/The-Main-Global-Bank</text:p>
          </table:table-cell>
          <table:table-cell table:number-columns-repeated="4"/>
        </table:table-row>
        <table:table-row table:style-name="ro1">
          <table:table-cell office:value-type="float" office:value="5145">
            <text:p>5145</text:p>
          </table:table-cell>
          <table:table-cell office:value-type="string">
            <text:p>TrillHUB</text:p>
          </table:table-cell>
          <table:table-cell office:value-type="string">
            <text:p>https://icomarks.com/ico/TrillHUB</text:p>
          </table:table-cell>
          <table:table-cell table:number-columns-repeated="4"/>
        </table:table-row>
        <table:table-row table:style-name="ro1">
          <table:table-cell office:value-type="float" office:value="5146">
            <text:p>5146</text:p>
          </table:table-cell>
          <table:table-cell office:value-type="string">
            <text:p>TrueGOLD</text:p>
          </table:table-cell>
          <table:table-cell office:value-type="string">
            <text:p>https://icomarks.com/ico/TrueGOLD</text:p>
          </table:table-cell>
          <table:table-cell table:number-columns-repeated="4"/>
        </table:table-row>
        <table:table-row table:style-name="ro1">
          <table:table-cell office:value-type="float" office:value="5147">
            <text:p>5147</text:p>
          </table:table-cell>
          <table:table-cell office:value-type="string">
            <text:p>TudorPAY</text:p>
          </table:table-cell>
          <table:table-cell office:value-type="string">
            <text:p>https://icomarks.com/ico/TudorPAY</text:p>
          </table:table-cell>
          <table:table-cell table:number-columns-repeated="4"/>
        </table:table-row>
        <table:table-row table:style-name="ro1">
          <table:table-cell office:value-type="float" office:value="5148">
            <text:p>5148</text:p>
          </table:table-cell>
          <table:table-cell office:value-type="string">
            <text:p>U Run It</text:p>
          </table:table-cell>
          <table:table-cell office:value-type="string">
            <text:p>https://icomarks.com/ico/U-Run-It</text:p>
          </table:table-cell>
          <table:table-cell table:number-columns-repeated="4"/>
        </table:table-row>
        <table:table-row table:style-name="ro1">
          <table:table-cell office:value-type="float" office:value="5149">
            <text:p>5149</text:p>
          </table:table-cell>
          <table:table-cell office:value-type="string">
            <text:p>Universal Brand</text:p>
          </table:table-cell>
          <table:table-cell office:value-type="string">
            <text:p>https://icomarks.com/ico/Universal-Brand</text:p>
          </table:table-cell>
          <table:table-cell table:number-columns-repeated="4"/>
        </table:table-row>
        <table:table-row table:style-name="ro1">
          <table:table-cell office:value-type="float" office:value="5150">
            <text:p>5150</text:p>
          </table:table-cell>
          <table:table-cell office:value-type="string">
            <text:p>ValueCash</text:p>
          </table:table-cell>
          <table:table-cell office:value-type="string">
            <text:p>https://icomarks.com/ico/ValueCash</text:p>
          </table:table-cell>
          <table:table-cell table:number-columns-repeated="4"/>
        </table:table-row>
        <table:table-row table:style-name="ro1">
          <table:table-cell office:value-type="float" office:value="5151">
            <text:p>5151</text:p>
          </table:table-cell>
          <table:table-cell office:value-type="string">
            <text:p>vDice</text:p>
          </table:table-cell>
          <table:table-cell office:value-type="string">
            <text:p>https://icomarks.com/ico/vDice</text:p>
          </table:table-cell>
          <table:table-cell table:number-columns-repeated="4"/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Vice Industry Token</text:p>
          </table:table-cell>
          <table:table-cell office:value-type="string">
            <text:p>https://icomarks.com/ico/Vice-Industry-Token</text:p>
          </table:table-cell>
          <table:table-cell table:number-columns-repeated="4"/>
        </table:table-row>
        <table:table-row table:style-name="ro1">
          <table:table-cell office:value-type="float" office:value="5153">
            <text:p>5153</text:p>
          </table:table-cell>
          <table:table-cell office:value-type="string">
            <text:p>Vionex</text:p>
          </table:table-cell>
          <table:table-cell office:value-type="string">
            <text:p>https://icomarks.com/ico/Vionex</text:p>
          </table:table-cell>
          <table:table-cell table:number-columns-repeated="4"/>
        </table:table-row>
        <table:table-row table:style-name="ro1">
          <table:table-cell office:value-type="float" office:value="5154">
            <text:p>5154</text:p>
          </table:table-cell>
          <table:table-cell office:value-type="string">
            <text:p>Vista Fintech</text:p>
          </table:table-cell>
          <table:table-cell office:value-type="string">
            <text:p>https://icomarks.com/ico/Vista-Fintech</text:p>
          </table:table-cell>
          <table:table-cell table:number-columns-repeated="4"/>
        </table:table-row>
        <table:table-row table:style-name="ro1">
          <table:table-cell office:value-type="float" office:value="5155">
            <text:p>5155</text:p>
          </table:table-cell>
          <table:table-cell office:value-type="string">
            <text:p>Vitavisor</text:p>
          </table:table-cell>
          <table:table-cell office:value-type="string">
            <text:p>https://icomarks.com/ico/Vitavisor</text:p>
          </table:table-cell>
          <table:table-cell table:number-columns-repeated="4"/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xDeck</text:p>
          </table:table-cell>
          <table:table-cell office:value-type="string">
            <text:p>https://icomarks.com/ico/xDeck</text:p>
          </table:table-cell>
          <table:table-cell table:number-columns-repeated="4"/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ZeroTraffic</text:p>
          </table:table-cell>
          <table:table-cell office:value-type="string">
            <text:p>https://icomarks.com/ico/ZeroTraffic</text:p>
          </table:table-cell>
          <table:table-cell table:number-columns-repeated="4"/>
        </table:table-row>
        <table:table-row table:style-name="ro1">
          <table:table-cell office:value-type="float" office:value="5159">
            <text:p>5159</text:p>
          </table:table-cell>
          <table:table-cell office:value-type="string">
            <text:p>Abab</text:p>
          </table:table-cell>
          <table:table-cell office:value-type="string">
            <text:p>https://icomarks.com/ico/Abab</text:p>
          </table:table-cell>
          <table:table-cell table:number-columns-repeated="4"/>
        </table:table-row>
        <table:table-row table:style-name="ro1">
          <table:table-cell office:value-type="float" office:value="5160">
            <text:p>5160</text:p>
          </table:table-cell>
          <table:table-cell office:value-type="string">
            <text:p>Acumen</text:p>
          </table:table-cell>
          <table:table-cell office:value-type="string">
            <text:p>https://icomarks.com/ico/Acumen</text:p>
          </table:table-cell>
          <table:table-cell table:number-columns-repeated="4"/>
        </table:table-row>
        <table:table-row table:style-name="ro1">
          <table:table-cell office:value-type="float" office:value="5161">
            <text:p>5161</text:p>
          </table:table-cell>
          <table:table-cell office:value-type="string">
            <text:p>adCircle</text:p>
          </table:table-cell>
          <table:table-cell office:value-type="string">
            <text:p>https://icomarks.com/ico/adCircle</text:p>
          </table:table-cell>
          <table:table-cell table:number-columns-repeated="4"/>
        </table:table-row>
        <table:table-row table:style-name="ro1">
          <table:table-cell office:value-type="float" office:value="5162">
            <text:p>5162</text:p>
          </table:table-cell>
          <table:table-cell office:value-type="string">
            <text:p>Adenium</text:p>
          </table:table-cell>
          <table:table-cell office:value-type="string">
            <text:p>https://icomarks.com/ico/Adenium</text:p>
          </table:table-cell>
          <table:table-cell table:number-columns-repeated="4"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AIRCOIN</text:p>
          </table:table-cell>
          <table:table-cell office:value-type="string">
            <text:p>https://icomarks.com/ico/AIRCOIN</text:p>
          </table:table-cell>
          <table:table-cell table:number-columns-repeated="4"/>
        </table:table-row>
        <table:table-row table:style-name="ro1">
          <table:table-cell office:value-type="float" office:value="5165">
            <text:p>5165</text:p>
          </table:table-cell>
          <table:table-cell office:value-type="string">
            <text:p>ANTIMASS ICO</text:p>
          </table:table-cell>
          <table:table-cell office:value-type="string">
            <text:p>https://icomarks.com/ico/ANTIMASS-ICO</text:p>
          </table:table-cell>
          <table:table-cell table:number-columns-repeated="4"/>
        </table:table-row>
        <table:table-row table:style-name="ro1">
          <table:table-cell office:value-type="float" office:value="5168">
            <text:p>5168</text:p>
          </table:table-cell>
          <table:table-cell office:value-type="string">
            <text:p>Battle Ball</text:p>
          </table:table-cell>
          <table:table-cell office:value-type="string">
            <text:p>https://icomarks.com/ico/Battle-Ball</text:p>
          </table:table-cell>
          <table:table-cell table:number-columns-repeated="4"/>
        </table:table-row>
        <table:table-row table:style-name="ro1">
          <table:table-cell office:value-type="float" office:value="5169">
            <text:p>5169</text:p>
          </table:table-cell>
          <table:table-cell office:value-type="string">
            <text:p>bitarq</text:p>
          </table:table-cell>
          <table:table-cell office:value-type="string">
            <text:p>https://icomarks.com/ico/bitarq</text:p>
          </table:table-cell>
          <table:table-cell table:number-columns-repeated="4"/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BITCAPTERA</text:p>
          </table:table-cell>
          <table:table-cell office:value-type="string">
            <text:p>https://icomarks.com/ico/BITCAPTERA</text:p>
          </table:table-cell>
          <table:table-cell table:number-columns-repeated="4"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BlockAV</text:p>
          </table:table-cell>
          <table:table-cell office:value-type="string">
            <text:p>https://icomarks.com/ico/BlockAV</text:p>
          </table:table-cell>
          <table:table-cell table:number-columns-repeated="4"/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BLOOMZED</text:p>
          </table:table-cell>
          <table:table-cell office:value-type="string">
            <text:p>https://icomarks.com/ico/BLOOMZED</text:p>
          </table:table-cell>
          <table:table-cell table:number-columns-repeated="4"/>
        </table:table-row>
        <table:table-row table:style-name="ro1">
          <table:table-cell office:value-type="float" office:value="5174">
            <text:p>5174</text:p>
          </table:table-cell>
          <table:table-cell office:value-type="string">
            <text:p>bmy.guide</text:p>
          </table:table-cell>
          <table:table-cell office:value-type="string">
            <text:p>https://icomarks.com/ico/bmy.guide</text:p>
          </table:table-cell>
          <table:table-cell table:number-columns-repeated="4"/>
        </table:table-row>
        <table:table-row table:style-name="ro1">
          <table:table-cell office:value-type="float" office:value="5175">
            <text:p>5175</text:p>
          </table:table-cell>
          <table:table-cell office:value-type="string">
            <text:p>bounty0x</text:p>
          </table:table-cell>
          <table:table-cell office:value-type="string">
            <text:p>https://icomarks.com/ico/bounty0x</text:p>
          </table:table-cell>
          <table:table-cell table:number-columns-repeated="4"/>
        </table:table-row>
        <table:table-row table:style-name="ro1">
          <table:table-cell office:value-type="float" office:value="5176">
            <text:p>5176</text:p>
          </table:table-cell>
          <table:table-cell office:value-type="string">
            <text:p>CafeCoin</text:p>
          </table:table-cell>
          <table:table-cell office:value-type="string">
            <text:p>https://icomarks.com/ico/CafeCoin</text:p>
          </table:table-cell>
          <table:table-cell table:number-columns-repeated="4"/>
        </table:table-row>
        <table:table-row table:style-name="ro1">
          <table:table-cell office:value-type="float" office:value="5177">
            <text:p>5177</text:p>
          </table:table-cell>
          <table:table-cell office:value-type="string">
            <text:p>CHRYSOS</text:p>
          </table:table-cell>
          <table:table-cell office:value-type="string">
            <text:p>https://icomarks.com/ico/CHRYSOS</text:p>
          </table:table-cell>
          <table:table-cell table:number-columns-repeated="4"/>
        </table:table-row>
        <table:table-row table:style-name="ro1">
          <table:table-cell office:value-type="float" office:value="5178">
            <text:p>5178</text:p>
          </table:table-cell>
          <table:table-cell office:value-type="string">
            <text:p>Cloe</text:p>
          </table:table-cell>
          <table:table-cell office:value-type="string">
            <text:p>https://icomarks.com/ico/Cloe</text:p>
          </table:table-cell>
          <table:table-cell table:number-columns-repeated="4"/>
        </table:table-row>
        <table:table-row table:style-name="ro1">
          <table:table-cell office:value-type="float" office:value="5179">
            <text:p>5179</text:p>
          </table:table-cell>
          <table:table-cell office:value-type="string">
            <text:p>Connect</text:p>
          </table:table-cell>
          <table:table-cell office:value-type="string">
            <text:p>https://icomarks.com/ico/Connect</text:p>
          </table:table-cell>
          <table:table-cell table:number-columns-repeated="4"/>
        </table:table-row>
        <table:table-row table:style-name="ro1">
          <table:table-cell office:value-type="float" office:value="5180">
            <text:p>5180</text:p>
          </table:table-cell>
          <table:table-cell office:value-type="string">
            <text:p>Consolo</text:p>
          </table:table-cell>
          <table:table-cell office:value-type="string">
            <text:p>https://icomarks.com/ico/Consolo</text:p>
          </table:table-cell>
          <table:table-cell table:number-columns-repeated="4"/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CryptoLink Network</text:p>
          </table:table-cell>
          <table:table-cell office:value-type="string">
            <text:p>https://icomarks.com/ico/CryptoLink-Network</text:p>
          </table:table-cell>
          <table:table-cell table:number-columns-repeated="4"/>
        </table:table-row>
        <table:table-row table:style-name="ro1">
          <table:table-cell office:value-type="float" office:value="5183">
            <text:p>5183</text:p>
          </table:table-cell>
          <table:table-cell office:value-type="string">
            <text:p>CUBE</text:p>
          </table:table-cell>
          <table:table-cell office:value-type="string">
            <text:p>https://icomarks.com/ico/CUBE</text:p>
          </table:table-cell>
          <table:table-cell table:number-columns-repeated="4"/>
        </table:table-row>
        <table:table-row table:style-name="ro1">
          <table:table-cell office:value-type="float" office:value="5184">
            <text:p>5184</text:p>
          </table:table-cell>
          <table:table-cell office:value-type="string">
            <text:p>DOX.NETWORK</text:p>
          </table:table-cell>
          <table:table-cell office:value-type="string">
            <text:p>https://icomarks.com/ico/DOX.NETWORK</text:p>
          </table:table-cell>
          <table:table-cell table:number-columns-repeated="4"/>
        </table:table-row>
        <table:table-row table:style-name="ro1">
          <table:table-cell office:value-type="float" office:value="5185">
            <text:p>5185</text:p>
          </table:table-cell>
          <table:table-cell office:value-type="string">
            <text:p>Edgeless</text:p>
          </table:table-cell>
          <table:table-cell office:value-type="string">
            <text:p>https://icomarks.com/ico/Edgeless</text:p>
          </table:table-cell>
          <table:table-cell table:number-columns-repeated="4"/>
        </table:table-row>
        <table:table-row table:style-name="ro1">
          <table:table-cell office:value-type="float" office:value="5186">
            <text:p>5186</text:p>
          </table:table-cell>
          <table:table-cell office:value-type="string">
            <text:p>EtherFlyer</text:p>
          </table:table-cell>
          <table:table-cell office:value-type="string">
            <text:p>https://icomarks.com/ico/EtherFlyer</text:p>
          </table:table-cell>
          <table:table-cell table:number-columns-repeated="4"/>
        </table:table-row>
        <table:table-row table:style-name="ro1">
          <table:table-cell office:value-type="float" office:value="5187">
            <text:p>5187</text:p>
          </table:table-cell>
          <table:table-cell office:value-type="string">
            <text:p>EtherJack.io</text:p>
          </table:table-cell>
          <table:table-cell office:value-type="string">
            <text:p>https://icomarks.com/ico/EtherJack.io</text:p>
          </table:table-cell>
          <table:table-cell table:number-columns-repeated="4"/>
        </table:table-row>
        <table:table-row table:style-name="ro1">
          <table:table-cell office:value-type="float" office:value="5188">
            <text:p>5188</text:p>
          </table:table-cell>
          <table:table-cell office:value-type="string">
            <text:p>EtherSportz</text:p>
          </table:table-cell>
          <table:table-cell office:value-type="string">
            <text:p>https://icomarks.com/ico/EtherSportz</text:p>
          </table:table-cell>
          <table:table-cell table:number-columns-repeated="4"/>
        </table:table-row>
        <table:table-row table:style-name="ro1">
          <table:table-cell office:value-type="float" office:value="5189">
            <text:p>5189</text:p>
          </table:table-cell>
          <table:table-cell office:value-type="string">
            <text:p>FruoCoin</text:p>
          </table:table-cell>
          <table:table-cell office:value-type="string">
            <text:p>https://icomarks.com/ico/FruoCoin</text:p>
          </table:table-cell>
          <table:table-cell table:number-columns-repeated="4"/>
        </table:table-row>
        <table:table-row table:style-name="ro1">
          <table:table-cell office:value-type="float" office:value="5190">
            <text:p>5190</text:p>
          </table:table-cell>
          <table:table-cell office:value-type="string">
            <text:p>GigaHash Miner</text:p>
          </table:table-cell>
          <table:table-cell office:value-type="string">
            <text:p>https://icomarks.com/ico/GigaHash-Miner</text:p>
          </table:table-cell>
          <table:table-cell table:number-columns-repeated="4"/>
        </table:table-row>
        <table:table-row table:style-name="ro1">
          <table:table-cell office:value-type="float" office:value="5191">
            <text:p>5191</text:p>
          </table:table-cell>
          <table:table-cell office:value-type="string">
            <text:p>Hazza</text:p>
          </table:table-cell>
          <table:table-cell office:value-type="string">
            <text:p>https://icomarks.com/ico/Hazza</text:p>
          </table:table-cell>
          <table:table-cell table:number-columns-repeated="4"/>
        </table:table-row>
        <table:table-row table:style-name="ro1">
          <table:table-cell office:value-type="float" office:value="5192">
            <text:p>5192</text:p>
          </table:table-cell>
          <table:table-cell office:value-type="string">
            <text:p>Hyde and Co</text:p>
          </table:table-cell>
          <table:table-cell office:value-type="string">
            <text:p>https://icomarks.com/ico/Hyde-and-Co</text:p>
          </table:table-cell>
          <table:table-cell table:number-columns-repeated="4"/>
        </table:table-row>
        <table:table-row table:style-name="ro1">
          <table:table-cell office:value-type="float" office:value="5193">
            <text:p>5193</text:p>
          </table:table-cell>
          <table:table-cell office:value-type="string">
            <text:p>ivmedia</text:p>
          </table:table-cell>
          <table:table-cell office:value-type="string">
            <text:p>https://icomarks.com/ico/ivmedia</text:p>
          </table:table-cell>
          <table:table-cell table:number-columns-repeated="4"/>
        </table:table-row>
        <table:table-row table:style-name="ro1">
          <table:table-cell office:value-type="float" office:value="5194">
            <text:p>5194</text:p>
          </table:table-cell>
          <table:table-cell office:value-type="string">
            <text:p>Luxure Global Citizen</text:p>
          </table:table-cell>
          <table:table-cell office:value-type="string">
            <text:p>https://icomarks.com/ico/Luxure-Global-Citizen</text:p>
          </table:table-cell>
          <table:table-cell table:number-columns-repeated="4"/>
        </table:table-row>
        <table:table-row table:style-name="ro1">
          <table:table-cell office:value-type="float" office:value="5195">
            <text:p>5195</text:p>
          </table:table-cell>
          <table:table-cell office:value-type="string">
            <text:p>Lytictail</text:p>
          </table:table-cell>
          <table:table-cell office:value-type="string">
            <text:p>https://icomarks.com/ico/Lytictail</text:p>
          </table:table-cell>
          <table:table-cell table:number-columns-repeated="4"/>
        </table:table-row>
        <table:table-row table:style-name="ro1">
          <table:table-cell office:value-type="float" office:value="5196">
            <text:p>5196</text:p>
          </table:table-cell>
          <table:table-cell office:value-type="string">
            <text:p>Lyves</text:p>
          </table:table-cell>
          <table:table-cell office:value-type="string">
            <text:p>https://icomarks.com/ico/Lyves</text:p>
          </table:table-cell>
          <table:table-cell table:number-columns-repeated="4"/>
        </table:table-row>
        <table:table-row table:style-name="ro1">
          <table:table-cell office:value-type="float" office:value="5197">
            <text:p>5197</text:p>
          </table:table-cell>
          <table:table-cell office:value-type="string">
            <text:p>Mahra</text:p>
          </table:table-cell>
          <table:table-cell office:value-type="string">
            <text:p>https://icomarks.com/ico/Mahra</text:p>
          </table:table-cell>
          <table:table-cell table:number-columns-repeated="4"/>
        </table:table-row>
        <table:table-row table:style-name="ro1">
          <table:table-cell office:value-type="float" office:value="5198">
            <text:p>5198</text:p>
          </table:table-cell>
          <table:table-cell office:value-type="string">
            <text:p>modum</text:p>
          </table:table-cell>
          <table:table-cell office:value-type="string">
            <text:p>https://icomarks.com/ico/modum</text:p>
          </table:table-cell>
          <table:table-cell table:number-columns-repeated="4"/>
        </table:table-row>
        <table:table-row table:style-name="ro1">
          <table:table-cell office:value-type="float" office:value="5200">
            <text:p>5200</text:p>
          </table:table-cell>
          <table:table-cell office:value-type="string">
            <text:p>NOVAcool</text:p>
          </table:table-cell>
          <table:table-cell office:value-type="string">
            <text:p>https://icomarks.com/ico/NOVAcool</text:p>
          </table:table-cell>
          <table:table-cell table:number-columns-repeated="4"/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Patriot</text:p>
          </table:table-cell>
          <table:table-cell office:value-type="string">
            <text:p>https://icomarks.com/ico/Patriot</text:p>
          </table:table-cell>
          <table:table-cell table:number-columns-repeated="4"/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PCC</text:p>
          </table:table-cell>
          <table:table-cell office:value-type="string">
            <text:p>https://icomarks.com/ico/PCC</text:p>
          </table:table-cell>
          <table:table-cell table:number-columns-repeated="4"/>
        </table:table-row>
        <table:table-row table:style-name="ro1">
          <table:table-cell office:value-type="float" office:value="5204">
            <text:p>5204</text:p>
          </table:table-cell>
          <table:table-cell office:value-type="string">
            <text:p>Pontem Inc.</text:p>
          </table:table-cell>
          <table:table-cell office:value-type="string">
            <text:p>https://icomarks.com/ico/Pontem-Inc.</text:p>
          </table:table-cell>
          <table:table-cell table:number-columns-repeated="4"/>
        </table:table-row>
        <table:table-row table:style-name="ro1">
          <table:table-cell office:value-type="float" office:value="5205">
            <text:p>5205</text:p>
          </table:table-cell>
          <table:table-cell office:value-type="string">
            <text:p>Power Minex</text:p>
          </table:table-cell>
          <table:table-cell office:value-type="string">
            <text:p>https://icomarks.com/ico/Power-Minex</text:p>
          </table:table-cell>
          <table:table-cell table:number-columns-repeated="4"/>
        </table:table-row>
        <table:table-row table:style-name="ro1">
          <table:table-cell office:value-type="float" office:value="5207">
            <text:p>5207</text:p>
          </table:table-cell>
          <table:table-cell office:value-type="string">
            <text:p>S-coin</text:p>
          </table:table-cell>
          <table:table-cell office:value-type="string">
            <text:p>https://icomarks.com/ico/S-coin</text:p>
          </table:table-cell>
          <table:table-cell table:number-columns-repeated="4"/>
        </table:table-row>
        <table:table-row table:style-name="ro1">
          <table:table-cell office:value-type="float" office:value="5208">
            <text:p>5208</text:p>
          </table:table-cell>
          <table:table-cell office:value-type="string">
            <text:p>Serenity</text:p>
          </table:table-cell>
          <table:table-cell office:value-type="string">
            <text:p>https://icomarks.com/ico/Serenity</text:p>
          </table:table-cell>
          <table:table-cell table:number-columns-repeated="4"/>
        </table:table-row>
        <table:table-row table:style-name="ro1">
          <table:table-cell office:value-type="float" office:value="5209">
            <text:p>5209</text:p>
          </table:table-cell>
          <table:table-cell office:value-type="string">
            <text:p>sexService.io</text:p>
          </table:table-cell>
          <table:table-cell office:value-type="string">
            <text:p>https://icomarks.com/ico/sexService.io</text:p>
          </table:table-cell>
          <table:table-cell table:number-columns-repeated="4"/>
        </table:table-row>
        <table:table-row table:style-name="ro1">
          <table:table-cell office:value-type="float" office:value="5210">
            <text:p>5210</text:p>
          </table:table-cell>
          <table:table-cell office:value-type="string">
            <text:p>ShineCoin</text:p>
          </table:table-cell>
          <table:table-cell office:value-type="string">
            <text:p>https://icomarks.com/ico/ShineCoin</text:p>
          </table:table-cell>
          <table:table-cell table:number-columns-repeated="4"/>
        </table:table-row>
        <table:table-row table:style-name="ro1">
          <table:table-cell office:value-type="float" office:value="5211">
            <text:p>5211</text:p>
          </table:table-cell>
          <table:table-cell office:value-type="string">
            <text:p>Signal Trader platform</text:p>
          </table:table-cell>
          <table:table-cell office:value-type="string">
            <text:p>https://icomarks.com/ico/Signal-Trader-platform</text:p>
          </table:table-cell>
          <table:table-cell table:number-columns-repeated="4"/>
        </table:table-row>
        <table:table-row table:style-name="ro1">
          <table:table-cell office:value-type="float" office:value="5213">
            <text:p>5213</text:p>
          </table:table-cell>
          <table:table-cell office:value-type="string">
            <text:p>Skytale</text:p>
          </table:table-cell>
          <table:table-cell office:value-type="string">
            <text:p>https://icomarks.com/ico/Skytale</text:p>
          </table:table-cell>
          <table:table-cell table:number-columns-repeated="4"/>
        </table:table-row>
        <table:table-row table:style-name="ro1">
          <table:table-cell office:value-type="float" office:value="5214">
            <text:p>5214</text:p>
          </table:table-cell>
          <table:table-cell office:value-type="string">
            <text:p>Smart Investment Fund</text:p>
          </table:table-cell>
          <table:table-cell office:value-type="string">
            <text:p>https://icomarks.com/ico/Smart-Investment-Fund</text:p>
          </table:table-cell>
          <table:table-cell table:number-columns-repeated="4"/>
        </table:table-row>
        <table:table-row table:style-name="ro1">
          <table:table-cell office:value-type="float" office:value="5215">
            <text:p>5215</text:p>
          </table:table-cell>
          <table:table-cell office:value-type="string">
            <text:p>SpryOne</text:p>
          </table:table-cell>
          <table:table-cell office:value-type="string">
            <text:p>https://icomarks.com/ico/SpryOne</text:p>
          </table:table-cell>
          <table:table-cell table:number-columns-repeated="4"/>
        </table:table-row>
        <table:table-row table:style-name="ro1">
          <table:table-cell office:value-type="float" office:value="5216">
            <text:p>5216</text:p>
          </table:table-cell>
          <table:table-cell office:value-type="string">
            <text:p>Stocks.Bet</text:p>
          </table:table-cell>
          <table:table-cell office:value-type="string">
            <text:p>https://icomarks.com/ico/Stocks.Bet</text:p>
          </table:table-cell>
          <table:table-cell table:number-columns-repeated="4"/>
        </table:table-row>
        <table:table-row table:style-name="ro1">
          <table:table-cell office:value-type="float" office:value="5217">
            <text:p>5217</text:p>
          </table:table-cell>
          <table:table-cell office:value-type="string">
            <text:p>Tavitt</text:p>
          </table:table-cell>
          <table:table-cell office:value-type="string">
            <text:p>https://icomarks.com/ico/Tavitt</text:p>
          </table:table-cell>
          <table:table-cell table:number-columns-repeated="4"/>
        </table:table-row>
        <table:table-row table:style-name="ro1">
          <table:table-cell office:value-type="float" office:value="5218">
            <text:p>5218</text:p>
          </table:table-cell>
          <table:table-cell office:value-type="string">
            <text:p>TeamCoin</text:p>
          </table:table-cell>
          <table:table-cell office:value-type="string">
            <text:p>https://icomarks.com/ico/TeamCoin</text:p>
          </table:table-cell>
          <table:table-cell table:number-columns-repeated="4"/>
        </table:table-row>
        <table:table-row table:style-name="ro1">
          <table:table-cell office:value-type="float" office:value="5219">
            <text:p>5219</text:p>
          </table:table-cell>
          <table:table-cell office:value-type="string">
            <text:p>Teleport</text:p>
          </table:table-cell>
          <table:table-cell office:value-type="string">
            <text:p>https://icomarks.com/ico/Teleport</text:p>
          </table:table-cell>
          <table:table-cell table:number-columns-repeated="4"/>
        </table:table-row>
        <table:table-row table:style-name="ro1">
          <table:table-cell office:value-type="float" office:value="5221">
            <text:p>5221</text:p>
          </table:table-cell>
          <table:table-cell office:value-type="string">
            <text:p>Thai Club Coin</text:p>
          </table:table-cell>
          <table:table-cell office:value-type="string">
            <text:p>https://icomarks.com/ico/Thai-Club-Coin</text:p>
          </table:table-cell>
          <table:table-cell table:number-columns-repeated="4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TrafficX</text:p>
          </table:table-cell>
          <table:table-cell office:value-type="string">
            <text:p>https://icomarks.com/ico/TrafficX</text:p>
          </table:table-cell>
          <table:table-cell table:number-columns-repeated="4"/>
        </table:table-row>
        <table:table-row table:style-name="ro1">
          <table:table-cell office:value-type="float" office:value="5224">
            <text:p>5224</text:p>
          </table:table-cell>
          <table:table-cell office:value-type="string">
            <text:p>Trevi Token</text:p>
          </table:table-cell>
          <table:table-cell office:value-type="string">
            <text:p>https://icomarks.com/ico/Trevi-Token</text:p>
          </table:table-cell>
          <table:table-cell table:number-columns-repeated="4"/>
        </table:table-row>
        <table:table-row table:style-name="ro1">
          <table:table-cell office:value-type="float" office:value="5225">
            <text:p>5225</text:p>
          </table:table-cell>
          <table:table-cell office:value-type="string">
            <text:p>Ucoin Cash</text:p>
          </table:table-cell>
          <table:table-cell office:value-type="string">
            <text:p>https://icomarks.com/ico/Ucoin-Cash</text:p>
          </table:table-cell>
          <table:table-cell table:number-columns-repeated="4"/>
        </table:table-row>
        <table:table-row table:style-name="ro1">
          <table:table-cell office:value-type="float" office:value="5226">
            <text:p>5226</text:p>
          </table:table-cell>
          <table:table-cell office:value-type="string">
            <text:p>VASYA</text:p>
          </table:table-cell>
          <table:table-cell office:value-type="string">
            <text:p>https://icomarks.com/ico/VASYA</text:p>
          </table:table-cell>
          <table:table-cell table:number-columns-repeated="4"/>
        </table:table-row>
        <table:table-row table:style-name="ro1">
          <table:table-cell office:value-type="float" office:value="5227">
            <text:p>5227</text:p>
          </table:table-cell>
          <table:table-cell office:value-type="string">
            <text:p>Vault12</text:p>
          </table:table-cell>
          <table:table-cell office:value-type="string">
            <text:p>https://icomarks.com/ico/Vault12</text:p>
          </table:table-cell>
          <table:table-cell table:number-columns-repeated="4"/>
        </table:table-row>
        <table:table-row table:style-name="ro1">
          <table:table-cell office:value-type="float" office:value="5228">
            <text:p>5228</text:p>
          </table:table-cell>
          <table:table-cell office:value-type="string">
            <text:p>Veritaseum</text:p>
          </table:table-cell>
          <table:table-cell office:value-type="string">
            <text:p>https://icomarks.com/ico/Veritaseum</text:p>
          </table:table-cell>
          <table:table-cell table:number-columns-repeated="4"/>
        </table:table-row>
        <table:table-row table:style-name="ro1">
          <table:table-cell office:value-type="float" office:value="5229">
            <text:p>5229</text:p>
          </table:table-cell>
          <table:table-cell office:value-type="string">
            <text:p>Vid</text:p>
          </table:table-cell>
          <table:table-cell office:value-type="string">
            <text:p>https://icomarks.com/ico/Vid</text:p>
          </table:table-cell>
          <table:table-cell table:number-columns-repeated="4"/>
        </table:table-row>
        <table:table-row table:style-name="ro1">
          <table:table-cell office:value-type="float" office:value="5230">
            <text:p>5230</text:p>
          </table:table-cell>
          <table:table-cell office:value-type="string">
            <text:p>Virtual Cash Back</text:p>
          </table:table-cell>
          <table:table-cell office:value-type="string">
            <text:p>https://icomarks.com/ico/Virtual-Cash-Back</text:p>
          </table:table-cell>
          <table:table-cell table:number-columns-repeated="4"/>
        </table:table-row>
        <table:table-row table:style-name="ro1">
          <table:table-cell office:value-type="float" office:value="5231">
            <text:p>5231</text:p>
          </table:table-cell>
          <table:table-cell office:value-type="string">
            <text:p>VL Coin</text:p>
          </table:table-cell>
          <table:table-cell office:value-type="string">
            <text:p>https://icomarks.com/ico/VL-Coin</text:p>
          </table:table-cell>
          <table:table-cell table:number-columns-repeated="4"/>
        </table:table-row>
        <table:table-row table:style-name="ro1">
          <table:table-cell office:value-type="float" office:value="5232">
            <text:p>5232</text:p>
          </table:table-cell>
          <table:table-cell office:value-type="string">
            <text:p>ZenGold</text:p>
          </table:table-cell>
          <table:table-cell office:value-type="string">
            <text:p>https://icomarks.com/ico/ZenGold</text:p>
          </table:table-cell>
          <table:table-cell table:number-columns-repeated="4"/>
        </table:table-row>
        <table:table-row table:style-name="ro1">
          <table:table-cell office:value-type="float" office:value="5233">
            <text:p>5233</text:p>
          </table:table-cell>
          <table:table-cell office:value-type="string">
            <text:p>ACT</text:p>
          </table:table-cell>
          <table:table-cell office:value-type="string">
            <text:p>https://icomarks.com/ico/ACT</text:p>
          </table:table-cell>
          <table:table-cell table:number-columns-repeated="4"/>
        </table:table-row>
        <table:table-row table:style-name="ro1">
          <table:table-cell office:value-type="float" office:value="5234">
            <text:p>5234</text:p>
          </table:table-cell>
          <table:table-cell office:value-type="string">
            <text:p>Augmentors</text:p>
          </table:table-cell>
          <table:table-cell office:value-type="string">
            <text:p>https://icomarks.com/ico/Augmentors</text:p>
          </table:table-cell>
          <table:table-cell table:number-columns-repeated="4"/>
        </table:table-row>
        <table:table-row table:style-name="ro1">
          <table:table-cell office:value-type="float" office:value="5235">
            <text:p>5235</text:p>
          </table:table-cell>
          <table:table-cell office:value-type="string">
            <text:p>Bankcoin</text:p>
          </table:table-cell>
          <table:table-cell office:value-type="string">
            <text:p>https://icomarks.com/ico/Bankcoin</text:p>
          </table:table-cell>
          <table:table-cell table:number-columns-repeated="4"/>
        </table:table-row>
        <table:table-row table:style-name="ro1">
          <table:table-cell office:value-type="float" office:value="5236">
            <text:p>5236</text:p>
          </table:table-cell>
          <table:table-cell office:value-type="string">
            <text:p>Befund</text:p>
          </table:table-cell>
          <table:table-cell office:value-type="string">
            <text:p>https://icomarks.com/ico/Befund</text:p>
          </table:table-cell>
          <table:table-cell table:number-columns-repeated="4"/>
        </table:table-row>
        <table:table-row table:style-name="ro1">
          <table:table-cell office:value-type="float" office:value="5237">
            <text:p>5237</text:p>
          </table:table-cell>
          <table:table-cell office:value-type="string">
            <text:p>BetKing</text:p>
          </table:table-cell>
          <table:table-cell office:value-type="string">
            <text:p>https://icomarks.com/ico/BetKing</text:p>
          </table:table-cell>
          <table:table-cell table:number-columns-repeated="4"/>
        </table:table-row>
        <table:table-row table:style-name="ro1">
          <table:table-cell office:value-type="float" office:value="5238">
            <text:p>5238</text:p>
          </table:table-cell>
          <table:table-cell office:value-type="string">
            <text:p>BitCrystals</text:p>
          </table:table-cell>
          <table:table-cell office:value-type="string">
            <text:p>https://icomarks.com/ico/BitCrystals</text:p>
          </table:table-cell>
          <table:table-cell table:number-columns-repeated="4"/>
        </table:table-row>
        <table:table-row table:style-name="ro1">
          <table:table-cell office:value-type="float" office:value="5239">
            <text:p>5239</text:p>
          </table:table-cell>
          <table:table-cell office:value-type="string">
            <text:p>Bitsoko</text:p>
          </table:table-cell>
          <table:table-cell office:value-type="string">
            <text:p>https://icomarks.com/ico/Bitsoko</text:p>
          </table:table-cell>
          <table:table-cell table:number-columns-repeated="4"/>
        </table:table-row>
        <table:table-row table:style-name="ro1">
          <table:table-cell office:value-type="float" office:value="5240">
            <text:p>5240</text:p>
          </table:table-cell>
          <table:table-cell office:value-type="string">
            <text:p>Brisk Pass</text:p>
          </table:table-cell>
          <table:table-cell office:value-type="string">
            <text:p>https://icomarks.com/ico/Brisk-Pass</text:p>
          </table:table-cell>
          <table:table-cell table:number-columns-repeated="4"/>
        </table:table-row>
        <table:table-row table:style-name="ro1">
          <table:table-cell office:value-type="float" office:value="5241">
            <text:p>5241</text:p>
          </table:table-cell>
          <table:table-cell office:value-type="string">
            <text:p>BTCsearch</text:p>
          </table:table-cell>
          <table:table-cell office:value-type="string">
            <text:p>https://icomarks.com/ico/BTCsearch</text:p>
          </table:table-cell>
          <table:table-cell table:number-columns-repeated="4"/>
        </table:table-row>
        <table:table-row table:style-name="ro1">
          <table:table-cell office:value-type="float" office:value="5242">
            <text:p>5242</text:p>
          </table:table-cell>
          <table:table-cell office:value-type="string">
            <text:p>Cobol Network</text:p>
          </table:table-cell>
          <table:table-cell office:value-type="string">
            <text:p>https://icomarks.com/ico/Cobol-Network</text:p>
          </table:table-cell>
          <table:table-cell table:number-columns-repeated="4"/>
        </table:table-row>
        <table:table-row table:style-name="ro1">
          <table:table-cell office:value-type="float" office:value="5243">
            <text:p>5243</text:p>
          </table:table-cell>
          <table:table-cell office:value-type="string">
            <text:p>CryptoBite Coin</text:p>
          </table:table-cell>
          <table:table-cell office:value-type="string">
            <text:p>https://icomarks.com/ico/CryptoBite-Coin</text:p>
          </table:table-cell>
          <table:table-cell table:number-columns-repeated="4"/>
        </table:table-row>
        <table:table-row table:style-name="ro1">
          <table:table-cell office:value-type="float" office:value="5244">
            <text:p>5244</text:p>
          </table:table-cell>
          <table:table-cell office:value-type="string">
            <text:p>CryptoPing</text:p>
          </table:table-cell>
          <table:table-cell office:value-type="string">
            <text:p>https://icomarks.com/ico/CryptoPing</text:p>
          </table:table-cell>
          <table:table-cell table:number-columns-repeated="4"/>
        </table:table-row>
        <table:table-row table:style-name="ro1">
          <table:table-cell office:value-type="float" office:value="5246">
            <text:p>5246</text:p>
          </table:table-cell>
          <table:table-cell office:value-type="string">
            <text:p>Cypher</text:p>
          </table:table-cell>
          <table:table-cell office:value-type="string">
            <text:p>https://icomarks.com/ico/Cypher</text:p>
          </table:table-cell>
          <table:table-cell table:number-columns-repeated="4"/>
        </table:table-row>
        <table:table-row table:style-name="ro1">
          <table:table-cell office:value-type="float" office:value="5247">
            <text:p>5247</text:p>
          </table:table-cell>
          <table:table-cell office:value-type="string">
            <text:p>Decibels</text:p>
          </table:table-cell>
          <table:table-cell office:value-type="string">
            <text:p>https://icomarks.com/ico/Decibels</text:p>
          </table:table-cell>
          <table:table-cell table:number-columns-repeated="4"/>
        </table:table-row>
        <table:table-row table:style-name="ro1">
          <table:table-cell office:value-type="float" office:value="5248">
            <text:p>5248</text:p>
          </table:table-cell>
          <table:table-cell office:value-type="string">
            <text:p>Dome Platform</text:p>
          </table:table-cell>
          <table:table-cell office:value-type="string">
            <text:p>https://icomarks.com/ico/Dome-Platform</text:p>
          </table:table-cell>
          <table:table-cell table:number-columns-repeated="4"/>
        </table:table-row>
        <table:table-row table:style-name="ro1">
          <table:table-cell office:value-type="float" office:value="5249">
            <text:p>5249</text:p>
          </table:table-cell>
          <table:table-cell office:value-type="string">
            <text:p>EncryptoTel</text:p>
          </table:table-cell>
          <table:table-cell office:value-type="string">
            <text:p>https://icomarks.com/ico/EncryptoTel</text:p>
          </table:table-cell>
          <table:table-cell table:number-columns-repeated="4"/>
        </table:table-row>
        <table:table-row table:style-name="ro1">
          <table:table-cell office:value-type="float" office:value="5250">
            <text:p>5250</text:p>
          </table:table-cell>
          <table:table-cell office:value-type="string">
            <text:p>Energizium</text:p>
          </table:table-cell>
          <table:table-cell office:value-type="string">
            <text:p>https://icomarks.com/ico/Energizium</text:p>
          </table:table-cell>
          <table:table-cell table:number-columns-repeated="4"/>
        </table:table-row>
        <table:table-row table:style-name="ro1">
          <table:table-cell office:value-type="float" office:value="5251">
            <text:p>5251</text:p>
          </table:table-cell>
          <table:table-cell office:value-type="string">
            <text:p>Engraved</text:p>
          </table:table-cell>
          <table:table-cell office:value-type="string">
            <text:p>https://icomarks.com/ico/Engraved</text:p>
          </table:table-cell>
          <table:table-cell table:number-columns-repeated="4"/>
        </table:table-row>
        <table:table-row table:style-name="ro1">
          <table:table-cell office:value-type="float" office:value="5252">
            <text:p>5252</text:p>
          </table:table-cell>
          <table:table-cell office:value-type="string">
            <text:p>Erotix</text:p>
          </table:table-cell>
          <table:table-cell office:value-type="string">
            <text:p>https://icomarks.com/ico/Erotix</text:p>
          </table:table-cell>
          <table:table-cell table:number-columns-repeated="4"/>
        </table:table-row>
        <table:table-row table:style-name="ro1">
          <table:table-cell office:value-type="float" office:value="5253">
            <text:p>5253</text:p>
          </table:table-cell>
          <table:table-cell office:value-type="string">
            <text:p>ETH Lottery</text:p>
          </table:table-cell>
          <table:table-cell office:value-type="string">
            <text:p>https://icomarks.com/ico/ETH-Lottery</text:p>
          </table:table-cell>
          <table:table-cell table:number-columns-repeated="4"/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FineCoin</text:p>
          </table:table-cell>
          <table:table-cell office:value-type="string">
            <text:p>https://icomarks.com/ico/FineCoin</text:p>
          </table:table-cell>
          <table:table-cell table:number-columns-repeated="4"/>
        </table:table-row>
        <table:table-row table:style-name="ro1">
          <table:table-cell office:value-type="float" office:value="5255">
            <text:p>5255</text:p>
          </table:table-cell>
          <table:table-cell office:value-type="string">
            <text:p>FitVitalik</text:p>
          </table:table-cell>
          <table:table-cell office:value-type="string">
            <text:p>https://icomarks.com/ico/FitVitalik</text:p>
          </table:table-cell>
          <table:table-cell table:number-columns-repeated="4"/>
        </table:table-row>
        <table:table-row table:style-name="ro1">
          <table:table-cell office:value-type="float" office:value="5256">
            <text:p>5256</text:p>
          </table:table-cell>
          <table:table-cell office:value-type="string">
            <text:p>folio.ninja</text:p>
          </table:table-cell>
          <table:table-cell office:value-type="string">
            <text:p>https://icomarks.com/ico/folio.ninja</text:p>
          </table:table-cell>
          <table:table-cell table:number-columns-repeated="4"/>
        </table:table-row>
        <table:table-row table:style-name="ro1">
          <table:table-cell office:value-type="float" office:value="5257">
            <text:p>5257</text:p>
          </table:table-cell>
          <table:table-cell office:value-type="string">
            <text:p>Fornicoin</text:p>
          </table:table-cell>
          <table:table-cell office:value-type="string">
            <text:p>https://icomarks.com/ico/Fornicoin</text:p>
          </table:table-cell>
          <table:table-cell table:number-columns-repeated="4"/>
        </table:table-row>
        <table:table-row table:style-name="ro1">
          <table:table-cell office:value-type="float" office:value="5259">
            <text:p>5259</text:p>
          </table:table-cell>
          <table:table-cell office:value-type="string">
            <text:p>Fundaria</text:p>
          </table:table-cell>
          <table:table-cell office:value-type="string">
            <text:p>https://icomarks.com/ico/Fundaria</text:p>
          </table:table-cell>
          <table:table-cell table:number-columns-repeated="4"/>
        </table:table-row>
        <table:table-row table:style-name="ro1">
          <table:table-cell office:value-type="float" office:value="5260">
            <text:p>5260</text:p>
          </table:table-cell>
          <table:table-cell office:value-type="string">
            <text:p>GAPro</text:p>
          </table:table-cell>
          <table:table-cell office:value-type="string">
            <text:p>https://icomarks.com/ico/GAPro</text:p>
          </table:table-cell>
          <table:table-cell table:number-columns-repeated="4"/>
        </table:table-row>
        <table:table-row table:style-name="ro1">
          <table:table-cell office:value-type="float" office:value="5261">
            <text:p>5261</text:p>
          </table:table-cell>
          <table:table-cell office:value-type="string">
            <text:p>GuideCTF</text:p>
          </table:table-cell>
          <table:table-cell office:value-type="string">
            <text:p>https://icomarks.com/ico/GuideCTF</text:p>
          </table:table-cell>
          <table:table-cell table:number-columns-repeated="4"/>
        </table:table-row>
        <table:table-row table:style-name="ro1">
          <table:table-cell office:value-type="float" office:value="5262">
            <text:p>5262</text:p>
          </table:table-cell>
          <table:table-cell office:value-type="string">
            <text:p>HedgeConnect</text:p>
          </table:table-cell>
          <table:table-cell office:value-type="string">
            <text:p>https://icomarks.com/ico/HedgeConnect</text:p>
          </table:table-cell>
          <table:table-cell table:number-columns-repeated="4"/>
        </table:table-row>
        <table:table-row table:style-name="ro1">
          <table:table-cell office:value-type="float" office:value="5263">
            <text:p>5263</text:p>
          </table:table-cell>
          <table:table-cell office:value-type="string">
            <text:p>Hextracoin</text:p>
          </table:table-cell>
          <table:table-cell office:value-type="string">
            <text:p>https://icomarks.com/ico/Hextracoin</text:p>
          </table:table-cell>
          <table:table-cell table:number-columns-repeated="4"/>
        </table:table-row>
        <table:table-row table:style-name="ro1">
          <table:table-cell office:value-type="float" office:value="5264">
            <text:p>5264</text:p>
          </table:table-cell>
          <table:table-cell office:value-type="string">
            <text:p>HireBits</text:p>
          </table:table-cell>
          <table:table-cell office:value-type="string">
            <text:p>https://icomarks.com/ico/HireBits</text:p>
          </table:table-cell>
          <table:table-cell table:number-columns-repeated="4"/>
        </table:table-row>
        <table:table-row table:style-name="ro1">
          <table:table-cell office:value-type="float" office:value="5265">
            <text:p>5265</text:p>
          </table:table-cell>
          <table:table-cell office:value-type="string">
            <text:p>Holy Coin</text:p>
          </table:table-cell>
          <table:table-cell office:value-type="string">
            <text:p>https://icomarks.com/ico/Holy-Coin</text:p>
          </table:table-cell>
          <table:table-cell table:number-columns-repeated="4"/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iFan</text:p>
          </table:table-cell>
          <table:table-cell office:value-type="string">
            <text:p>https://icomarks.com/ico/iFan</text:p>
          </table:table-cell>
          <table:table-cell table:number-columns-repeated="4"/>
        </table:table-row>
        <table:table-row table:style-name="ro1">
          <table:table-cell office:value-type="float" office:value="5267">
            <text:p>5267</text:p>
          </table:table-cell>
          <table:table-cell office:value-type="string">
            <text:p>Ivyn</text:p>
          </table:table-cell>
          <table:table-cell office:value-type="string">
            <text:p>https://icomarks.com/ico/Ivyn</text:p>
          </table:table-cell>
          <table:table-cell table:number-columns-repeated="4"/>
        </table:table-row>
        <table:table-row table:style-name="ro1">
          <table:table-cell office:value-type="float" office:value="5268">
            <text:p>5268</text:p>
          </table:table-cell>
          <table:table-cell office:value-type="string">
            <text:p>Macroverse</text:p>
          </table:table-cell>
          <table:table-cell office:value-type="string">
            <text:p>https://icomarks.com/ico/Macroverse</text:p>
          </table:table-cell>
          <table:table-cell table:number-columns-repeated="4"/>
        </table:table-row>
        <table:table-row table:style-name="ro1">
          <table:table-cell office:value-type="float" office:value="5269">
            <text:p>5269</text:p>
          </table:table-cell>
          <table:table-cell office:value-type="string">
            <text:p>Matox</text:p>
          </table:table-cell>
          <table:table-cell office:value-type="string">
            <text:p>https://icomarks.com/ico/Matox</text:p>
          </table:table-cell>
          <table:table-cell table:number-columns-repeated="4"/>
        </table:table-row>
        <table:table-row table:style-name="ro1">
          <table:table-cell office:value-type="float" office:value="5270">
            <text:p>5270</text:p>
          </table:table-cell>
          <table:table-cell office:value-type="string">
            <text:p>NeuroBot</text:p>
          </table:table-cell>
          <table:table-cell office:value-type="string">
            <text:p>https://icomarks.com/ico/NeuroBot</text:p>
          </table:table-cell>
          <table:table-cell table:number-columns-repeated="4"/>
        </table:table-row>
        <table:table-row table:style-name="ro1">
          <table:table-cell office:value-type="float" office:value="5271">
            <text:p>5271</text:p>
          </table:table-cell>
          <table:table-cell office:value-type="string">
            <text:p>Nocta</text:p>
          </table:table-cell>
          <table:table-cell office:value-type="string">
            <text:p>https://icomarks.com/ico/Nocta</text:p>
          </table:table-cell>
          <table:table-cell table:number-columns-repeated="4"/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Polkadot</text:p>
          </table:table-cell>
          <table:table-cell office:value-type="string">
            <text:p>https://icomarks.com/ico/Polkadot</text:p>
          </table:table-cell>
          <table:table-cell table:number-columns-repeated="4"/>
        </table:table-row>
        <table:table-row table:style-name="ro1">
          <table:table-cell office:value-type="float" office:value="5273">
            <text:p>5273</text:p>
          </table:table-cell>
          <table:table-cell office:value-type="string">
            <text:p>reOrder</text:p>
          </table:table-cell>
          <table:table-cell office:value-type="string">
            <text:p>https://icomarks.com/ico/reOrder</text:p>
          </table:table-cell>
          <table:table-cell table:number-columns-repeated="4"/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Robocalls</text:p>
          </table:table-cell>
          <table:table-cell office:value-type="string">
            <text:p>https://icomarks.com/ico/Robocalls</text:p>
          </table:table-cell>
          <table:table-cell table:number-columns-repeated="4"/>
        </table:table-row>
        <table:table-row table:style-name="ro1">
          <table:table-cell office:value-type="float" office:value="5275">
            <text:p>5275</text:p>
          </table:table-cell>
          <table:table-cell office:value-type="string">
            <text:p>ROYAL CAPITAL</text:p>
          </table:table-cell>
          <table:table-cell office:value-type="string">
            <text:p>https://icomarks.com/ico/ROYAL-CAPITAL</text:p>
          </table:table-cell>
          <table:table-cell table:number-columns-repeated="4"/>
        </table:table-row>
        <table:table-row table:style-name="ro1">
          <table:table-cell office:value-type="float" office:value="5276">
            <text:p>5276</text:p>
          </table:table-cell>
          <table:table-cell office:value-type="string">
            <text:p>SKYHOPECOIN</text:p>
          </table:table-cell>
          <table:table-cell office:value-type="string">
            <text:p>https://icomarks.com/ico/SKYHOPECOIN</text:p>
          </table:table-cell>
          <table:table-cell table:number-columns-repeated="4"/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StabiX</text:p>
          </table:table-cell>
          <table:table-cell office:value-type="string">
            <text:p>https://icomarks.com/ico/StabiX</text:p>
          </table:table-cell>
          <table:table-cell table:number-columns-repeated="4"/>
        </table:table-row>
        <table:table-row table:style-name="ro1">
          <table:table-cell office:value-type="float" office:value="5278">
            <text:p>5278</text:p>
          </table:table-cell>
          <table:table-cell office:value-type="string">
            <text:p>The Praetorian Group</text:p>
          </table:table-cell>
          <table:table-cell office:value-type="string">
            <text:p>https://icomarks.com/ico/The-Praetorian-Group</text:p>
          </table:table-cell>
          <table:table-cell table:number-columns-repeated="4"/>
        </table:table-row>
        <table:table-row table:style-name="ro1">
          <table:table-cell office:value-type="float" office:value="5279">
            <text:p>5279</text:p>
          </table:table-cell>
          <table:table-cell office:value-type="string">
            <text:p>TokenCard</text:p>
          </table:table-cell>
          <table:table-cell office:value-type="string">
            <text:p>https://icomarks.com/ico/TokenCard</text:p>
          </table:table-cell>
          <table:table-cell table:number-columns-repeated="4"/>
        </table:table-row>
        <table:table-row table:style-name="ro1">
          <table:table-cell office:value-type="float" office:value="5280">
            <text:p>5280</text:p>
          </table:table-cell>
          <table:table-cell office:value-type="string">
            <text:p>TokenSpeed</text:p>
          </table:table-cell>
          <table:table-cell office:value-type="string">
            <text:p>https://icomarks.com/ico/TokenSpeed</text:p>
          </table:table-cell>
          <table:table-cell table:number-columns-repeated="4"/>
        </table:table-row>
        <table:table-row table:style-name="ro1">
          <table:table-cell office:value-type="float" office:value="5281">
            <text:p>5281</text:p>
          </table:table-cell>
          <table:table-cell office:value-type="string">
            <text:p>TribeToken</text:p>
          </table:table-cell>
          <table:table-cell office:value-type="string">
            <text:p>https://icomarks.com/ico/TribeToken</text:p>
          </table:table-cell>
          <table:table-cell table:number-columns-repeated="4"/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triumland</text:p>
          </table:table-cell>
          <table:table-cell office:value-type="string">
            <text:p>https://icomarks.com/ico/triumland</text:p>
          </table:table-cell>
          <table:table-cell table:number-columns-repeated="4"/>
        </table:table-row>
        <table:table-row table:style-name="ro1">
          <table:table-cell office:value-type="float" office:value="5283">
            <text:p>5283</text:p>
          </table:table-cell>
          <table:table-cell office:value-type="string">
            <text:p>U.CASH</text:p>
          </table:table-cell>
          <table:table-cell office:value-type="string">
            <text:p>https://icomarks.com/ico/U.CASH</text:p>
          </table:table-cell>
          <table:table-cell table:number-columns-repeated="4"/>
        </table:table-row>
        <table:table-row table:style-name="ro1">
          <table:table-cell office:value-type="float" office:value="5284">
            <text:p>5284</text:p>
          </table:table-cell>
          <table:table-cell office:value-type="string">
            <text:p>Umbrella Coin</text:p>
          </table:table-cell>
          <table:table-cell office:value-type="string">
            <text:p>https://icomarks.com/ico/Umbrella-Coin</text:p>
          </table:table-cell>
          <table:table-cell table:number-columns-repeated="4"/>
        </table:table-row>
        <table:table-row table:style-name="ro1">
          <table:table-cell office:value-type="float" office:value="5285">
            <text:p>5285</text:p>
          </table:table-cell>
          <table:table-cell office:value-type="string">
            <text:p>Verto Exchange Token</text:p>
          </table:table-cell>
          <table:table-cell office:value-type="string">
            <text:p>https://icomarks.com/ico/Verto-Exchange-Token</text:p>
          </table:table-cell>
          <table:table-cell table:number-columns-repeated="4"/>
        </table:table-row>
        <table:table-row table:style-name="ro1">
          <table:table-cell office:value-type="float" office:value="5286">
            <text:p>5286</text:p>
          </table:table-cell>
          <table:table-cell office:value-type="string">
            <text:p>VOISE</text:p>
          </table:table-cell>
          <table:table-cell office:value-type="string">
            <text:p>https://icomarks.com/ico/VOISE</text:p>
          </table:table-cell>
          <table:table-cell table:number-columns-repeated="4"/>
        </table:table-row>
        <table:table-row table:style-name="ro1">
          <table:table-cell office:value-type="float" office:value="5287">
            <text:p>5287</text:p>
          </table:table-cell>
          <table:table-cell office:value-type="string">
            <text:p>White Crypto City</text:p>
          </table:table-cell>
          <table:table-cell office:value-type="string">
            <text:p>https://icomarks.com/ico/White-Crypto-City</text:p>
          </table:table-cell>
          <table:table-cell table:number-columns-repeated="4"/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Wi-Fi Global</text:p>
          </table:table-cell>
          <table:table-cell office:value-type="string">
            <text:p>https://icomarks.com/ico/Wi-Fi-Global</text:p>
          </table:table-cell>
          <table:table-cell table:number-columns-repeated="4"/>
        </table:table-row>
        <table:table-row table:style-name="ro1">
          <table:table-cell office:value-type="float" office:value="5289">
            <text:p>5289</text:p>
          </table:table-cell>
          <table:table-cell office:value-type="string">
            <text:p>WIRE-X</text:p>
          </table:table-cell>
          <table:table-cell office:value-type="string">
            <text:p>https://icomarks.com/ico/WIRE-X</text:p>
          </table:table-cell>
          <table:table-cell table:number-columns-repeated="4"/>
        </table:table-row>
        <table:table-row table:style-name="ro1">
          <table:table-cell office:value-type="float" office:value="5290">
            <text:p>5290</text:p>
          </table:table-cell>
          <table:table-cell office:value-type="string">
            <text:p>Acuitty</text:p>
          </table:table-cell>
          <table:table-cell office:value-type="string">
            <text:p>https://icomarks.com/ico/Acuitty</text:p>
          </table:table-cell>
          <table:table-cell table:number-columns-repeated="4"/>
        </table:table-row>
        <table:table-row table:style-name="ro1">
          <table:table-cell office:value-type="float" office:value="5291">
            <text:p>5291</text:p>
          </table:table-cell>
          <table:table-cell office:value-type="string">
            <text:p>Argonium</text:p>
          </table:table-cell>
          <table:table-cell office:value-type="string">
            <text:p>https://icomarks.com/ico/Argonium</text:p>
          </table:table-cell>
          <table:table-cell table:number-columns-repeated="4"/>
        </table:table-row>
        <table:table-row table:style-name="ro1">
          <table:table-cell office:value-type="float" office:value="5292">
            <text:p>5292</text:p>
          </table:table-cell>
          <table:table-cell office:value-type="string">
            <text:p>Bitnxt Coin</text:p>
          </table:table-cell>
          <table:table-cell office:value-type="string">
            <text:p>https://icomarks.com/ico/Bitnxt-Coin</text:p>
          </table:table-cell>
          <table:table-cell table:number-columns-repeated="4"/>
        </table:table-row>
        <table:table-row table:style-name="ro1">
          <table:table-cell office:value-type="float" office:value="5293">
            <text:p>5293</text:p>
          </table:table-cell>
          <table:table-cell office:value-type="string">
            <text:p>Bitpark Coin</text:p>
          </table:table-cell>
          <table:table-cell office:value-type="string">
            <text:p>https://icomarks.com/ico/Bitpark-Coin</text:p>
          </table:table-cell>
          <table:table-cell table:number-columns-repeated="4"/>
        </table:table-row>
        <table:table-row table:style-name="ro1">
          <table:table-cell office:value-type="float" office:value="5294">
            <text:p>5294</text:p>
          </table:table-cell>
          <table:table-cell office:value-type="string">
            <text:p>Blockchain Capital</text:p>
          </table:table-cell>
          <table:table-cell office:value-type="string">
            <text:p>https://icomarks.com/ico/Blockchain-Capital</text:p>
          </table:table-cell>
          <table:table-cell table:number-columns-repeated="4"/>
        </table:table-row>
        <table:table-row table:style-name="ro1">
          <table:table-cell office:value-type="float" office:value="5295">
            <text:p>5295</text:p>
          </table:table-cell>
          <table:table-cell office:value-type="string">
            <text:p>Coconuts</text:p>
          </table:table-cell>
          <table:table-cell office:value-type="string">
            <text:p>https://icomarks.com/ico/Coconuts</text:p>
          </table:table-cell>
          <table:table-cell table:number-columns-repeated="4"/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CryptoDime</text:p>
          </table:table-cell>
          <table:table-cell office:value-type="string">
            <text:p>https://icomarks.com/ico/CryptoDime</text:p>
          </table:table-cell>
          <table:table-cell table:number-columns-repeated="4"/>
        </table:table-row>
        <table:table-row table:style-name="ro1">
          <table:table-cell office:value-type="float" office:value="5297">
            <text:p>5297</text:p>
          </table:table-cell>
          <table:table-cell office:value-type="string">
            <text:p>CyberX</text:p>
          </table:table-cell>
          <table:table-cell office:value-type="string">
            <text:p>https://icomarks.com/ico/CyberX</text:p>
          </table:table-cell>
          <table:table-cell table:number-columns-repeated="4"/>
        </table:table-row>
        <table:table-row table:style-name="ro1">
          <table:table-cell office:value-type="float" office:value="5298">
            <text:p>5298</text:p>
          </table:table-cell>
          <table:table-cell office:value-type="string">
            <text:p>Droplex</text:p>
          </table:table-cell>
          <table:table-cell office:value-type="string">
            <text:p>https://icomarks.com/ico/Droplex</text:p>
          </table:table-cell>
          <table:table-cell table:number-columns-repeated="4"/>
        </table:table-row>
        <table:table-row table:style-name="ro1">
          <table:table-cell office:value-type="float" office:value="5299">
            <text:p>5299</text:p>
          </table:table-cell>
          <table:table-cell office:value-type="string">
            <text:p>Empire Card</text:p>
          </table:table-cell>
          <table:table-cell office:value-type="string">
            <text:p>https://icomarks.com/ico/Empire-Card</text:p>
          </table:table-cell>
          <table:table-cell table:number-columns-repeated="4"/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ETHACE</text:p>
          </table:table-cell>
          <table:table-cell office:value-type="string">
            <text:p>https://icomarks.com/ico/ETHACE</text:p>
          </table:table-cell>
          <table:table-cell table:number-columns-repeated="4"/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EventRabbt</text:p>
          </table:table-cell>
          <table:table-cell office:value-type="string">
            <text:p>https://icomarks.com/ico/EventRabbt</text:p>
          </table:table-cell>
          <table:table-cell table:number-columns-repeated="4"/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Fatum</text:p>
          </table:table-cell>
          <table:table-cell office:value-type="string">
            <text:p>https://icomarks.com/ico/Fatum</text:p>
          </table:table-cell>
          <table:table-cell table:number-columns-repeated="4"/>
        </table:table-row>
        <table:table-row table:style-name="ro1">
          <table:table-cell office:value-type="float" office:value="5304">
            <text:p>5304</text:p>
          </table:table-cell>
          <table:table-cell office:value-type="string">
            <text:p>Flowfeed</text:p>
          </table:table-cell>
          <table:table-cell office:value-type="string">
            <text:p>https://icomarks.com/ico/Flowfeed</text:p>
          </table:table-cell>
          <table:table-cell table:number-columns-repeated="4"/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FoxCasino</text:p>
          </table:table-cell>
          <table:table-cell office:value-type="string">
            <text:p>https://icomarks.com/ico/FoxCasino</text:p>
          </table:table-cell>
          <table:table-cell table:number-columns-repeated="4"/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Hamilton</text:p>
          </table:table-cell>
          <table:table-cell office:value-type="string">
            <text:p>https://icomarks.com/ico/Hamilton</text:p>
          </table:table-cell>
          <table:table-cell table:number-columns-repeated="4"/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Hashtoken</text:p>
          </table:table-cell>
          <table:table-cell office:value-type="string">
            <text:p>https://icomarks.com/ico/Hashtoken</text:p>
          </table:table-cell>
          <table:table-cell table:number-columns-repeated="4"/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Idea Jump</text:p>
          </table:table-cell>
          <table:table-cell office:value-type="string">
            <text:p>https://icomarks.com/ico/Idea-Jump</text:p>
          </table:table-cell>
          <table:table-cell table:number-columns-repeated="4"/>
        </table:table-row>
        <table:table-row table:style-name="ro1">
          <table:table-cell office:value-type="float" office:value="5309">
            <text:p>5309</text:p>
          </table:table-cell>
          <table:table-cell office:value-type="string">
            <text:p>Karbon</text:p>
          </table:table-cell>
          <table:table-cell office:value-type="string">
            <text:p>https://icomarks.com/ico/Karbon</text:p>
          </table:table-cell>
          <table:table-cell table:number-columns-repeated="4"/>
        </table:table-row>
        <table:table-row table:style-name="ro1">
          <table:table-cell office:value-type="float" office:value="5310">
            <text:p>5310</text:p>
          </table:table-cell>
          <table:table-cell office:value-type="string">
            <text:p>KNOWS</text:p>
          </table:table-cell>
          <table:table-cell office:value-type="string">
            <text:p>https://icomarks.com/ico/KNOWS</text:p>
          </table:table-cell>
          <table:table-cell table:number-columns-repeated="4"/>
        </table:table-row>
        <table:table-row table:style-name="ro1">
          <table:table-cell office:value-type="float" office:value="5312">
            <text:p>5312</text:p>
          </table:table-cell>
          <table:table-cell office:value-type="string">
            <text:p>Machtcoin</text:p>
          </table:table-cell>
          <table:table-cell office:value-type="string">
            <text:p>https://icomarks.com/ico/Machtcoin</text:p>
          </table:table-cell>
          <table:table-cell table:number-columns-repeated="4"/>
        </table:table-row>
        <table:table-row table:style-name="ro1">
          <table:table-cell office:value-type="float" office:value="5313">
            <text:p>5313</text:p>
          </table:table-cell>
          <table:table-cell office:value-type="string">
            <text:p>Malaysia 370 Movie</text:p>
          </table:table-cell>
          <table:table-cell office:value-type="string">
            <text:p>https://icomarks.com/ico/Malaysia-370-Movie</text:p>
          </table:table-cell>
          <table:table-cell table:number-columns-repeated="4"/>
        </table:table-row>
        <table:table-row table:style-name="ro1">
          <table:table-cell office:value-type="float" office:value="5314">
            <text:p>5314</text:p>
          </table:table-cell>
          <table:table-cell office:value-type="string">
            <text:p>MRAToken</text:p>
          </table:table-cell>
          <table:table-cell office:value-type="string">
            <text:p>https://icomarks.com/ico/MRAToken</text:p>
          </table:table-cell>
          <table:table-cell table:number-columns-repeated="4"/>
        </table:table-row>
        <table:table-row table:style-name="ro1">
          <table:table-cell office:value-type="float" office:value="5315">
            <text:p>5315</text:p>
          </table:table-cell>
          <table:table-cell office:value-type="string">
            <text:p>MyOddz</text:p>
          </table:table-cell>
          <table:table-cell office:value-type="string">
            <text:p>https://icomarks.com/ico/MyOddz</text:p>
          </table:table-cell>
          <table:table-cell table:number-columns-repeated="4"/>
        </table:table-row>
        <table:table-row table:style-name="ro1">
          <table:table-cell office:value-type="float" office:value="5316">
            <text:p>5316</text:p>
          </table:table-cell>
          <table:table-cell office:value-type="string">
            <text:p>QI</text:p>
          </table:table-cell>
          <table:table-cell office:value-type="string">
            <text:p>https://icomarks.com/ico/QI</text:p>
          </table:table-cell>
          <table:table-cell table:number-columns-repeated="4"/>
        </table:table-row>
        <table:table-row table:style-name="ro1">
          <table:table-cell office:value-type="float" office:value="5317">
            <text:p>5317</text:p>
          </table:table-cell>
          <table:table-cell office:value-type="string">
            <text:p>Rados</text:p>
          </table:table-cell>
          <table:table-cell office:value-type="string">
            <text:p>https://icomarks.com/ico/Rados</text:p>
          </table:table-cell>
          <table:table-cell table:number-columns-repeated="4"/>
        </table:table-row>
        <table:table-row table:style-name="ro1">
          <table:table-cell office:value-type="float" office:value="5318">
            <text:p>5318</text:p>
          </table:table-cell>
          <table:table-cell office:value-type="string">
            <text:p>Ricona</text:p>
          </table:table-cell>
          <table:table-cell office:value-type="string">
            <text:p>https://icomarks.com/ico/Ricona</text:p>
          </table:table-cell>
          <table:table-cell table:number-columns-repeated="4"/>
        </table:table-row>
        <table:table-row table:style-name="ro1">
          <table:table-cell office:value-type="float" office:value="5319">
            <text:p>5319</text:p>
          </table:table-cell>
          <table:table-cell office:value-type="string">
            <text:p>Silkos</text:p>
          </table:table-cell>
          <table:table-cell office:value-type="string">
            <text:p>https://icomarks.com/ico/Silkos</text:p>
          </table:table-cell>
          <table:table-cell table:number-columns-repeated="4"/>
        </table:table-row>
        <table:table-row table:style-name="ro1">
          <table:table-cell office:value-type="float" office:value="5320">
            <text:p>5320</text:p>
          </table:table-cell>
          <table:table-cell office:value-type="string">
            <text:p>SMHC Coin</text:p>
          </table:table-cell>
          <table:table-cell office:value-type="string">
            <text:p>https://icomarks.com/ico/SMHC-Coin</text:p>
          </table:table-cell>
          <table:table-cell table:number-columns-repeated="4"/>
        </table:table-row>
        <table:table-row table:style-name="ro1">
          <table:table-cell office:value-type="float" office:value="5321">
            <text:p>5321</text:p>
          </table:table-cell>
          <table:table-cell office:value-type="string">
            <text:p>Solomon Exchange</text:p>
          </table:table-cell>
          <table:table-cell office:value-type="string">
            <text:p>https://icomarks.com/ico/Solomon-Exchange</text:p>
          </table:table-cell>
          <table:table-cell table:number-columns-repeated="4"/>
        </table:table-row>
        <table:table-row table:style-name="ro1">
          <table:table-cell office:value-type="float" office:value="5322">
            <text:p>5322</text:p>
          </table:table-cell>
          <table:table-cell office:value-type="string">
            <text:p>SunMultiwallet</text:p>
          </table:table-cell>
          <table:table-cell office:value-type="string">
            <text:p>https://icomarks.com/ico/SunMultiwallet</text:p>
          </table:table-cell>
          <table:table-cell table:number-columns-repeated="4"/>
        </table:table-row>
        <table:table-row table:style-name="ro1">
          <table:table-cell office:value-type="float" office:value="5323">
            <text:p>5323</text:p>
          </table:table-cell>
          <table:table-cell office:value-type="string">
            <text:p>TGIC</text:p>
          </table:table-cell>
          <table:table-cell office:value-type="string">
            <text:p>https://icomarks.com/ico/TGIC</text:p>
          </table:table-cell>
          <table:table-cell table:number-columns-repeated="4"/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ThankYou</text:p>
          </table:table-cell>
          <table:table-cell office:value-type="string">
            <text:p>https://icomarks.com/ico/ThankYou</text:p>
          </table:table-cell>
          <table:table-cell table:number-columns-repeated="4"/>
        </table:table-row>
        <table:table-row table:style-name="ro1">
          <table:table-cell office:value-type="float" office:value="5325">
            <text:p>5325</text:p>
          </table:table-cell>
          <table:table-cell office:value-type="string">
            <text:p>Thundercoin</text:p>
          </table:table-cell>
          <table:table-cell office:value-type="string">
            <text:p>https://icomarks.com/ico/Thundercoin</text:p>
          </table:table-cell>
          <table:table-cell table:number-columns-repeated="4"/>
        </table:table-row>
        <table:table-row table:style-name="ro1">
          <table:table-cell office:value-type="float" office:value="5326">
            <text:p>5326</text:p>
          </table:table-cell>
          <table:table-cell office:value-type="string">
            <text:p>uquid</text:p>
          </table:table-cell>
          <table:table-cell office:value-type="string">
            <text:p>https://icomarks.com/ico/uquid</text:p>
          </table:table-cell>
          <table:table-cell table:number-columns-repeated="4"/>
        </table:table-row>
        <table:table-row table:style-name="ro1">
          <table:table-cell office:value-type="float" office:value="5327">
            <text:p>5327</text:p>
          </table:table-cell>
          <table:table-cell office:value-type="string">
            <text:p>Ziber</text:p>
          </table:table-cell>
          <table:table-cell office:value-type="string">
            <text:p>https://icomarks.com/ico/Ziber</text:p>
          </table:table-cell>
          <table:table-cell table:number-columns-repeated="4"/>
        </table:table-row>
        <table:table-row table:style-name="ro1">
          <table:table-cell office:value-type="float" office:value="5328">
            <text:p>5328</text:p>
          </table:table-cell>
          <table:table-cell office:value-type="string">
            <text:p>Arcade City</text:p>
          </table:table-cell>
          <table:table-cell office:value-type="string">
            <text:p>https://icomarks.com/ico/Arcade-City</text:p>
          </table:table-cell>
          <table:table-cell table:number-columns-repeated="4"/>
        </table:table-row>
        <table:table-row table:style-name="ro1">
          <table:table-cell office:value-type="float" office:value="5330">
            <text:p>5330</text:p>
          </table:table-cell>
          <table:table-cell office:value-type="string">
            <text:p>BioPayCoin</text:p>
          </table:table-cell>
          <table:table-cell office:value-type="string">
            <text:p>https://icomarks.com/ico/BioPayCoin</text:p>
          </table:table-cell>
          <table:table-cell table:number-columns-repeated="4"/>
        </table:table-row>
        <table:table-row table:style-name="ro1">
          <table:table-cell office:value-type="float" office:value="5331">
            <text:p>5331</text:p>
          </table:table-cell>
          <table:table-cell office:value-type="string">
            <text:p>ClickGem</text:p>
          </table:table-cell>
          <table:table-cell office:value-type="string">
            <text:p>https://icomarks.com/ico/ClickGem</text:p>
          </table:table-cell>
          <table:table-cell table:number-columns-repeated="4"/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Corusblock</text:p>
          </table:table-cell>
          <table:table-cell office:value-type="string">
            <text:p>https://icomarks.com/ico/Corusblock</text:p>
          </table:table-cell>
          <table:table-cell table:number-columns-repeated="4"/>
        </table:table-row>
        <table:table-row table:style-name="ro1">
          <table:table-cell office:value-type="float" office:value="5333">
            <text:p>5333</text:p>
          </table:table-cell>
          <table:table-cell office:value-type="string">
            <text:p>DOLECOIN</text:p>
          </table:table-cell>
          <table:table-cell office:value-type="string">
            <text:p>https://icomarks.com/ico/DOLECOIN</text:p>
          </table:table-cell>
          <table:table-cell table:number-columns-repeated="4"/>
        </table:table-row>
        <table:table-row table:style-name="ro1">
          <table:table-cell office:value-type="float" office:value="5334">
            <text:p>5334</text:p>
          </table:table-cell>
          <table:table-cell office:value-type="string">
            <text:p>Dolos</text:p>
          </table:table-cell>
          <table:table-cell office:value-type="string">
            <text:p>https://icomarks.com/ico/Dolos</text:p>
          </table:table-cell>
          <table:table-cell table:number-columns-repeated="4"/>
        </table:table-row>
        <table:table-row table:style-name="ro1">
          <table:table-cell office:value-type="float" office:value="5335">
            <text:p>5335</text:p>
          </table:table-cell>
          <table:table-cell office:value-type="string">
            <text:p>Ethereum Movie Venture</text:p>
          </table:table-cell>
          <table:table-cell office:value-type="string">
            <text:p>https://icomarks.com/ico/Ethereum-Movie-Venture</text:p>
          </table:table-cell>
          <table:table-cell table:number-columns-repeated="4"/>
        </table:table-row>
        <table:table-row table:style-name="ro1">
          <table:table-cell office:value-type="float" office:value="5336">
            <text:p>5336</text:p>
          </table:table-cell>
          <table:table-cell office:value-type="string">
            <text:p>Extreme Sportsbook</text:p>
          </table:table-cell>
          <table:table-cell office:value-type="string">
            <text:p>https://icomarks.com/ico/Extreme-Sportsbook</text:p>
          </table:table-cell>
          <table:table-cell table:number-columns-repeated="4"/>
        </table:table-row>
        <table:table-row table:style-name="ro1">
          <table:table-cell office:value-type="float" office:value="5337">
            <text:p>5337</text:p>
          </table:table-cell>
          <table:table-cell office:value-type="string">
            <text:p>FactR</text:p>
          </table:table-cell>
          <table:table-cell office:value-type="string">
            <text:p>https://icomarks.com/ico/FactR</text:p>
          </table:table-cell>
          <table:table-cell table:number-columns-repeated="4"/>
        </table:table-row>
        <table:table-row table:style-name="ro1">
          <table:table-cell office:value-type="float" office:value="5338">
            <text:p>5338</text:p>
          </table:table-cell>
          <table:table-cell office:value-type="string">
            <text:p>FemaleToken</text:p>
          </table:table-cell>
          <table:table-cell office:value-type="string">
            <text:p>https://icomarks.com/ico/FemaleToken</text:p>
          </table:table-cell>
          <table:table-cell table:number-columns-repeated="4"/>
        </table:table-row>
        <table:table-row table:style-name="ro1">
          <table:table-cell office:value-type="float" office:value="5339">
            <text:p>5339</text:p>
          </table:table-cell>
          <table:table-cell office:value-type="string">
            <text:p>Gift Token</text:p>
          </table:table-cell>
          <table:table-cell office:value-type="string">
            <text:p>https://icomarks.com/ico/Gift-Token</text:p>
          </table:table-cell>
          <table:table-cell table:number-columns-repeated="4"/>
        </table:table-row>
        <table:table-row table:style-name="ro1">
          <table:table-cell office:value-type="float" office:value="5341">
            <text:p>5341</text:p>
          </table:table-cell>
          <table:table-cell office:value-type="string">
            <text:p>HorseCoin</text:p>
          </table:table-cell>
          <table:table-cell office:value-type="string">
            <text:p>https://icomarks.com/ico/HorseCoin</text:p>
          </table:table-cell>
          <table:table-cell table:number-columns-repeated="4"/>
        </table:table-row>
        <table:table-row table:style-name="ro1">
          <table:table-cell office:value-type="float" office:value="5342">
            <text:p>5342</text:p>
          </table:table-cell>
          <table:table-cell office:value-type="string">
            <text:p>Island Coin Gold</text:p>
          </table:table-cell>
          <table:table-cell office:value-type="string">
            <text:p>https://icomarks.com/ico/Island-Coin-Gold</text:p>
          </table:table-cell>
          <table:table-cell table:number-columns-repeated="4"/>
        </table:table-row>
        <table:table-row table:style-name="ro1">
          <table:table-cell office:value-type="float" office:value="5343">
            <text:p>5343</text:p>
          </table:table-cell>
          <table:table-cell office:value-type="string">
            <text:p>MakeItViral</text:p>
          </table:table-cell>
          <table:table-cell office:value-type="string">
            <text:p>https://icomarks.com/ico/MakeItViral</text:p>
          </table:table-cell>
          <table:table-cell table:number-columns-repeated="4"/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MDCN</text:p>
          </table:table-cell>
          <table:table-cell office:value-type="string">
            <text:p>https://icomarks.com/ico/MDCN</text:p>
          </table:table-cell>
          <table:table-cell table:number-columns-repeated="4"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Monkey Capital</text:p>
          </table:table-cell>
          <table:table-cell office:value-type="string">
            <text:p>https://icomarks.com/ico/Monkey-Capital</text:p>
          </table:table-cell>
          <table:table-cell table:number-columns-repeated="4"/>
        </table:table-row>
        <table:table-row table:style-name="ro1">
          <table:table-cell office:value-type="float" office:value="5346">
            <text:p>5346</text:p>
          </table:table-cell>
          <table:table-cell office:value-type="string">
            <text:p>MOOVER</text:p>
          </table:table-cell>
          <table:table-cell office:value-type="string">
            <text:p>https://icomarks.com/ico/MOOVER</text:p>
          </table:table-cell>
          <table:table-cell table:number-columns-repeated="4"/>
        </table:table-row>
        <table:table-row table:style-name="ro1">
          <table:table-cell office:value-type="float" office:value="5347">
            <text:p>5347</text:p>
          </table:table-cell>
          <table:table-cell office:value-type="string">
            <text:p>Novex</text:p>
          </table:table-cell>
          <table:table-cell office:value-type="string">
            <text:p>https://icomarks.com/ico/Novex</text:p>
          </table:table-cell>
          <table:table-cell table:number-columns-repeated="4"/>
        </table:table-row>
        <table:table-row table:style-name="ro1">
          <table:table-cell office:value-type="float" office:value="5348">
            <text:p>5348</text:p>
          </table:table-cell>
          <table:table-cell office:value-type="string">
            <text:p>Raiden Network</text:p>
          </table:table-cell>
          <table:table-cell office:value-type="string">
            <text:p>https://icomarks.com/ico/Raiden-Network</text:p>
          </table:table-cell>
          <table:table-cell table:number-columns-repeated="4"/>
        </table:table-row>
        <table:table-row table:style-name="ro1">
          <table:table-cell office:value-type="float" office:value="5349">
            <text:p>5349</text:p>
          </table:table-cell>
          <table:table-cell office:value-type="string">
            <text:p>RENBDO</text:p>
          </table:table-cell>
          <table:table-cell office:value-type="string">
            <text:p>https://icomarks.com/ico/RENBDO</text:p>
          </table:table-cell>
          <table:table-cell table:number-columns-repeated="4"/>
        </table:table-row>
        <table:table-row table:style-name="ro1">
          <table:table-cell office:value-type="float" office:value="5350">
            <text:p>5350</text:p>
          </table:table-cell>
          <table:table-cell office:value-type="string">
            <text:p>ReposalNetwork</text:p>
          </table:table-cell>
          <table:table-cell office:value-type="string">
            <text:p>https://icomarks.com/ico/ReposalNetwork</text:p>
          </table:table-cell>
          <table:table-cell table:number-columns-repeated="4"/>
        </table:table-row>
        <table:table-row table:style-name="ro1">
          <table:table-cell office:value-type="float" office:value="5351">
            <text:p>5351</text:p>
          </table:table-cell>
          <table:table-cell office:value-type="string">
            <text:p>Sphre AIR</text:p>
          </table:table-cell>
          <table:table-cell office:value-type="string">
            <text:p>https://icomarks.com/ico/Sphre-AIR</text:p>
          </table:table-cell>
          <table:table-cell table:number-columns-repeated="4"/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T8Coin</text:p>
          </table:table-cell>
          <table:table-cell office:value-type="string">
            <text:p>https://icomarks.com/ico/T8Coin</text:p>
          </table:table-cell>
          <table:table-cell table:number-columns-repeated="4"/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Tettix</text:p>
          </table:table-cell>
          <table:table-cell office:value-type="string">
            <text:p>https://icomarks.com/ico/Tettix</text:p>
          </table:table-cell>
          <table:table-cell table:number-columns-repeated="4"/>
        </table:table-row>
        <table:table-row table:style-name="ro1">
          <table:table-cell office:value-type="float" office:value="5355">
            <text:p>5355</text:p>
          </table:table-cell>
          <table:table-cell office:value-type="string">
            <text:p>TewTew</text:p>
          </table:table-cell>
          <table:table-cell office:value-type="string">
            <text:p>https://icomarks.com/ico/TewTew</text:p>
          </table:table-cell>
          <table:table-cell table:number-columns-repeated="4"/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V-Coins</text:p>
          </table:table-cell>
          <table:table-cell office:value-type="string">
            <text:p>https://icomarks.com/ico/V-Coins</text:p>
          </table:table-cell>
          <table:table-cell table:number-columns-repeated="4"/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Zen Protocol</text:p>
          </table:table-cell>
          <table:table-cell office:value-type="string">
            <text:p>https://icomarks.com/ico/Zen-Protocol</text:p>
          </table:table-cell>
          <table:table-cell table:number-columns-repeated="4"/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7ype</text:p>
          </table:table-cell>
          <table:table-cell office:value-type="string">
            <text:p>https://icomarks.com/ico/7ype</text:p>
          </table:table-cell>
          <table:table-cell table:number-columns-repeated="4"/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Aamicoin</text:p>
          </table:table-cell>
          <table:table-cell office:value-type="string">
            <text:p>https://icomarks.com/ico/Aamicoin</text:p>
          </table:table-cell>
          <table:table-cell table:number-columns-repeated="4"/>
        </table:table-row>
        <table:table-row table:style-name="ro1">
          <table:table-cell office:value-type="float" office:value="5360">
            <text:p>5360</text:p>
          </table:table-cell>
          <table:table-cell office:value-type="string">
            <text:p>Allend</text:p>
          </table:table-cell>
          <table:table-cell office:value-type="string">
            <text:p>https://icomarks.com/ico/Allend</text:p>
          </table:table-cell>
          <table:table-cell table:number-columns-repeated="4"/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Anna</text:p>
          </table:table-cell>
          <table:table-cell office:value-type="string">
            <text:p>https://icomarks.com/ico/Anna</text:p>
          </table:table-cell>
          <table:table-cell table:number-columns-repeated="4"/>
        </table:table-row>
        <table:table-row table:style-name="ro1">
          <table:table-cell office:value-type="float" office:value="5362">
            <text:p>5362</text:p>
          </table:table-cell>
          <table:table-cell office:value-type="string">
            <text:p>Aragon</text:p>
          </table:table-cell>
          <table:table-cell office:value-type="string">
            <text:p>https://icomarks.com/ico/Aragon</text:p>
          </table:table-cell>
          <table:table-cell table:number-columns-repeated="4"/>
        </table:table-row>
        <table:table-row table:style-name="ro1">
          <table:table-cell office:value-type="float" office:value="5363">
            <text:p>5363</text:p>
          </table:table-cell>
          <table:table-cell office:value-type="string">
            <text:p>BattleDrome</text:p>
          </table:table-cell>
          <table:table-cell office:value-type="string">
            <text:p>https://icomarks.com/ico/BattleDrome</text:p>
          </table:table-cell>
          <table:table-cell table:number-columns-repeated="4"/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Bitfinite</text:p>
          </table:table-cell>
          <table:table-cell office:value-type="string">
            <text:p>https://icomarks.com/ico/Bitfinite</text:p>
          </table:table-cell>
          <table:table-cell table:number-columns-repeated="4"/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Blockpay</text:p>
          </table:table-cell>
          <table:table-cell office:value-type="string">
            <text:p>https://icomarks.com/ico/Blockpay</text:p>
          </table:table-cell>
          <table:table-cell table:number-columns-repeated="4"/>
        </table:table-row>
        <table:table-row table:style-name="ro1">
          <table:table-cell office:value-type="float" office:value="5368">
            <text:p>5368</text:p>
          </table:table-cell>
          <table:table-cell office:value-type="string">
            <text:p>E4ROW</text:p>
          </table:table-cell>
          <table:table-cell office:value-type="string">
            <text:p>https://icomarks.com/ico/E4ROW</text:p>
          </table:table-cell>
          <table:table-cell table:number-columns-repeated="4"/>
        </table:table-row>
        <table:table-row table:style-name="ro1">
          <table:table-cell office:value-type="float" office:value="5369">
            <text:p>5369</text:p>
          </table:table-cell>
          <table:table-cell office:value-type="string">
            <text:p>Etheroll</text:p>
          </table:table-cell>
          <table:table-cell office:value-type="string">
            <text:p>https://icomarks.com/ico/Etheroll</text:p>
          </table:table-cell>
          <table:table-cell table:number-columns-repeated="4"/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Icoico</text:p>
          </table:table-cell>
          <table:table-cell office:value-type="string">
            <text:p>https://icomarks.com/ico/Icoico</text:p>
          </table:table-cell>
          <table:table-cell table:number-columns-repeated="4"/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MEDICOIN</text:p>
          </table:table-cell>
          <table:table-cell office:value-type="string">
            <text:p>https://icomarks.com/ico/MEDICOIN</text:p>
          </table:table-cell>
          <table:table-cell table:number-columns-repeated="4"/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Nacreous</text:p>
          </table:table-cell>
          <table:table-cell office:value-type="string">
            <text:p>https://icomarks.com/ico/Nacreous</text:p>
          </table:table-cell>
          <table:table-cell table:number-columns-repeated="4"/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RANK</text:p>
          </table:table-cell>
          <table:table-cell office:value-type="string">
            <text:p>https://icomarks.com/ico/RANK</text:p>
          </table:table-cell>
          <table:table-cell table:number-columns-repeated="4"/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SPARK COIN</text:p>
          </table:table-cell>
          <table:table-cell office:value-type="string">
            <text:p>https://icomarks.com/ico/SPARK-COIN</text:p>
          </table:table-cell>
          <table:table-cell table:number-columns-repeated="4"/>
        </table:table-row>
        <table:table-row table:style-name="ro1">
          <table:table-cell office:value-type="float" office:value="5375">
            <text:p>5375</text:p>
          </table:table-cell>
          <table:table-cell office:value-type="string">
            <text:p>The Number One Dime</text:p>
          </table:table-cell>
          <table:table-cell office:value-type="string">
            <text:p>https://icomarks.com/ico/The-Number-One-Dime</text:p>
          </table:table-cell>
          <table:table-cell table:number-columns-repeated="4"/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TurboTradeCoin</text:p>
          </table:table-cell>
          <table:table-cell office:value-type="string">
            <text:p>https://icomarks.com/ico/TurboTradeCoin</text:p>
          </table:table-cell>
          <table:table-cell table:number-columns-repeated="4"/>
        </table:table-row>
        <table:table-row table:style-name="ro1">
          <table:table-cell office:value-type="float" office:value="5377">
            <text:p>5377</text:p>
          </table:table-cell>
          <table:table-cell office:value-type="string">
            <text:p>W3coins</text:p>
          </table:table-cell>
          <table:table-cell office:value-type="string">
            <text:p>https://icomarks.com/ico/W3coins</text:p>
          </table:table-cell>
          <table:table-cell table:number-columns-repeated="4"/>
        </table:table-row>
        <table:table-row table:style-name="ro1">
          <table:table-cell office:value-type="float" office:value="5378">
            <text:p>5378</text:p>
          </table:table-cell>
          <table:table-cell office:value-type="string">
            <text:p>AEN</text:p>
          </table:table-cell>
          <table:table-cell office:value-type="string">
            <text:p>https://icomarks.com/ico/AEN</text:p>
          </table:table-cell>
          <table:table-cell table:number-columns-repeated="4"/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Binance</text:p>
          </table:table-cell>
          <table:table-cell office:value-type="string">
            <text:p>https://icomarks.com/ico/Binance</text:p>
          </table:table-cell>
          <table:table-cell table:number-columns-repeated="4"/>
        </table:table-row>
        <table:table-row table:style-name="ro1">
          <table:table-cell office:value-type="float" office:value="5380">
            <text:p>5380</text:p>
          </table:table-cell>
          <table:table-cell office:value-type="string">
            <text:p>Blockchain Traded Fund</text:p>
          </table:table-cell>
          <table:table-cell office:value-type="string">
            <text:p>https://icomarks.com/ico/Blockchain-Traded-Fund</text:p>
          </table:table-cell>
          <table:table-cell table:number-columns-repeated="4"/>
        </table:table-row>
        <table:table-row table:style-name="ro1">
          <table:table-cell office:value-type="float" office:value="5381">
            <text:p>5381</text:p>
          </table:table-cell>
          <table:table-cell office:value-type="string">
            <text:p>CoinBet</text:p>
          </table:table-cell>
          <table:table-cell office:value-type="string">
            <text:p>https://icomarks.com/ico/CoinBet</text:p>
          </table:table-cell>
          <table:table-cell table:number-columns-repeated="4"/>
        </table:table-row>
        <table:table-row table:style-name="ro1">
          <table:table-cell office:value-type="float" office:value="5382">
            <text:p>5382</text:p>
          </table:table-cell>
          <table:table-cell office:value-type="string">
            <text:p>Cryptex Network</text:p>
          </table:table-cell>
          <table:table-cell office:value-type="string">
            <text:p>https://icomarks.com/ico/Cryptex-Network</text:p>
          </table:table-cell>
          <table:table-cell table:number-columns-repeated="4"/>
        </table:table-row>
        <table:table-row table:style-name="ro1">
          <table:table-cell office:value-type="float" office:value="5383">
            <text:p>5383</text:p>
          </table:table-cell>
          <table:table-cell office:value-type="string">
            <text:p>Cryptodruid</text:p>
          </table:table-cell>
          <table:table-cell office:value-type="string">
            <text:p>https://icomarks.com/ico/Cryptodruid</text:p>
          </table:table-cell>
          <table:table-cell table:number-columns-repeated="4"/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Dibbs</text:p>
          </table:table-cell>
          <table:table-cell office:value-type="string">
            <text:p>https://icomarks.com/ico/Dibbs</text:p>
          </table:table-cell>
          <table:table-cell table:number-columns-repeated="4"/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Driiven</text:p>
          </table:table-cell>
          <table:table-cell office:value-type="string">
            <text:p>https://icomarks.com/ico/Driiven</text:p>
          </table:table-cell>
          <table:table-cell table:number-columns-repeated="4"/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Emiratecoin</text:p>
          </table:table-cell>
          <table:table-cell office:value-type="string">
            <text:p>https://icomarks.com/ico/Emiratecoin</text:p>
          </table:table-cell>
          <table:table-cell table:number-columns-repeated="4"/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Fairgrounds</text:p>
          </table:table-cell>
          <table:table-cell office:value-type="string">
            <text:p>https://icomarks.com/ico/Fairgrounds</text:p>
          </table:table-cell>
          <table:table-cell table:number-columns-repeated="4"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First Token Asia</text:p>
          </table:table-cell>
          <table:table-cell office:value-type="string">
            <text:p>https://icomarks.com/ico/First-Token-Asia</text:p>
          </table:table-cell>
          <table:table-cell table:number-columns-repeated="4"/>
        </table:table-row>
        <table:table-row table:style-name="ro1">
          <table:table-cell office:value-type="float" office:value="5389">
            <text:p>5389</text:p>
          </table:table-cell>
          <table:table-cell office:value-type="string">
            <text:p>FuckToken</text:p>
          </table:table-cell>
          <table:table-cell office:value-type="string">
            <text:p>https://icomarks.com/ico/FuckToken</text:p>
          </table:table-cell>
          <table:table-cell table:number-columns-repeated="4"/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Future Coin Light</text:p>
          </table:table-cell>
          <table:table-cell office:value-type="string">
            <text:p>https://icomarks.com/ico/Future-Coin-Light</text:p>
          </table:table-cell>
          <table:table-cell table:number-columns-repeated="4"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MCAP</text:p>
          </table:table-cell>
          <table:table-cell office:value-type="string">
            <text:p>https://icomarks.com/ico/MCAP</text:p>
          </table:table-cell>
          <table:table-cell table:number-columns-repeated="4"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Natcoin</text:p>
          </table:table-cell>
          <table:table-cell office:value-type="string">
            <text:p>https://icomarks.com/ico/Natcoin</text:p>
          </table:table-cell>
          <table:table-cell table:number-columns-repeated="4"/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Newbium</text:p>
          </table:table-cell>
          <table:table-cell office:value-type="string">
            <text:p>https://icomarks.com/ico/Newbium</text:p>
          </table:table-cell>
          <table:table-cell table:number-columns-repeated="4"/>
        </table:table-row>
        <table:table-row table:style-name="ro1">
          <table:table-cell office:value-type="float" office:value="5395">
            <text:p>5395</text:p>
          </table:table-cell>
          <table:table-cell office:value-type="string">
            <text:p>Rainbow Currency</text:p>
          </table:table-cell>
          <table:table-cell office:value-type="string">
            <text:p>https://icomarks.com/ico/Rainbow-Currency</text:p>
          </table:table-cell>
          <table:table-cell table:number-columns-repeated="4"/>
        </table:table-row>
        <table:table-row table:style-name="ro1">
          <table:table-cell office:value-type="float" office:value="5396">
            <text:p>5396</text:p>
          </table:table-cell>
          <table:table-cell office:value-type="string">
            <text:p>SKinCoin</text:p>
          </table:table-cell>
          <table:table-cell office:value-type="string">
            <text:p>https://icomarks.com/ico/SKinCoin</text:p>
          </table:table-cell>
          <table:table-cell table:number-columns-repeated="4"/>
        </table:table-row>
        <table:table-row table:style-name="ro1">
          <table:table-cell office:value-type="float" office:value="5397">
            <text:p>5397</text:p>
          </table:table-cell>
          <table:table-cell office:value-type="string">
            <text:p>TrustedHealth</text:p>
          </table:table-cell>
          <table:table-cell office:value-type="string">
            <text:p>https://icomarks.com/ico/TrustedHealth</text:p>
          </table:table-cell>
          <table:table-cell table:number-columns-repeated="4"/>
        </table:table-row>
        <table:table-row table:style-name="ro1">
          <table:table-cell office:value-type="float" office:value="5398">
            <text:p>5398</text:p>
          </table:table-cell>
          <table:table-cell office:value-type="string">
            <text:p>Vuulr</text:p>
          </table:table-cell>
          <table:table-cell office:value-type="string">
            <text:p>https://icomarks.com/ico/Vuulr</text:p>
          </table:table-cell>
          <table:table-cell table:number-columns-repeated="4"/>
        </table:table-row>
        <table:table-row table:style-name="ro1">
          <table:table-cell office:value-type="float" office:value="5399">
            <text:p>5399</text:p>
          </table:table-cell>
          <table:table-cell office:value-type="string">
            <text:p>AchieveCoin</text:p>
          </table:table-cell>
          <table:table-cell office:value-type="string">
            <text:p>https://icomarks.com/ico/AchieveCoin</text:p>
          </table:table-cell>
          <table:table-cell table:number-columns-repeated="4"/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Agricoin</text:p>
          </table:table-cell>
          <table:table-cell office:value-type="string">
            <text:p>https://icomarks.com/ico/Agricoin</text:p>
          </table:table-cell>
          <table:table-cell table:number-columns-repeated="4"/>
        </table:table-row>
        <table:table-row table:style-name="ro1">
          <table:table-cell office:value-type="float" office:value="5401">
            <text:p>5401</text:p>
          </table:table-cell>
          <table:table-cell office:value-type="string">
            <text:p>Beyond The Void</text:p>
          </table:table-cell>
          <table:table-cell office:value-type="string">
            <text:p>https://icomarks.com/ico/Beyond-The-Void</text:p>
          </table:table-cell>
          <table:table-cell table:number-columns-repeated="4"/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Bolenum</text:p>
          </table:table-cell>
          <table:table-cell office:value-type="string">
            <text:p>https://icomarks.com/ico/Bolenum</text:p>
          </table:table-cell>
          <table:table-cell table:number-columns-repeated="4"/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CruCoins</text:p>
          </table:table-cell>
          <table:table-cell office:value-type="string">
            <text:p>https://icomarks.com/ico/CruCoins</text:p>
          </table:table-cell>
          <table:table-cell table:number-columns-repeated="4"/>
        </table:table-row>
        <table:table-row table:style-name="ro1">
          <table:table-cell office:value-type="float" office:value="5404">
            <text:p>5404</text:p>
          </table:table-cell>
          <table:table-cell office:value-type="string">
            <text:p>CryptoChip</text:p>
          </table:table-cell>
          <table:table-cell office:value-type="string">
            <text:p>https://icomarks.com/ico/CryptoChip</text:p>
          </table:table-cell>
          <table:table-cell table:number-columns-repeated="4"/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Ethereum Metal</text:p>
          </table:table-cell>
          <table:table-cell office:value-type="string">
            <text:p>https://icomarks.com/ico/Ethereum-Metal</text:p>
          </table:table-cell>
          <table:table-cell table:number-columns-repeated="4"/>
        </table:table-row>
        <table:table-row table:style-name="ro1">
          <table:table-cell office:value-type="float" office:value="5406">
            <text:p>5406</text:p>
          </table:table-cell>
          <table:table-cell office:value-type="string">
            <text:p>Ethereum Sweepstakes</text:p>
          </table:table-cell>
          <table:table-cell office:value-type="string">
            <text:p>https://icomarks.com/ico/Ethereum-Sweepstakes</text:p>
          </table:table-cell>
          <table:table-cell table:number-columns-repeated="4"/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FAPcoin</text:p>
          </table:table-cell>
          <table:table-cell office:value-type="string">
            <text:p>https://icomarks.com/ico/FAPcoin</text:p>
          </table:table-cell>
          <table:table-cell table:number-columns-repeated="4"/>
        </table:table-row>
        <table:table-row table:style-name="ro1">
          <table:table-cell office:value-type="float" office:value="5408">
            <text:p>5408</text:p>
          </table:table-cell>
          <table:table-cell office:value-type="string">
            <text:p>Pandalancer</text:p>
          </table:table-cell>
          <table:table-cell office:value-type="string">
            <text:p>https://icomarks.com/ico/Pandalancer</text:p>
          </table:table-cell>
          <table:table-cell table:number-columns-repeated="4"/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RegalCoin</text:p>
          </table:table-cell>
          <table:table-cell office:value-type="string">
            <text:p>https://icomarks.com/ico/RegalCoin</text:p>
          </table:table-cell>
          <table:table-cell table:number-columns-repeated="4"/>
        </table:table-row>
        <table:table-row table:style-name="ro1">
          <table:table-cell office:value-type="float" office:value="5410">
            <text:p>5410</text:p>
          </table:table-cell>
          <table:table-cell office:value-type="string">
            <text:p>The Legends Room</text:p>
          </table:table-cell>
          <table:table-cell office:value-type="string">
            <text:p>https://icomarks.com/ico/The-Legends-Room</text:p>
          </table:table-cell>
          <table:table-cell table:number-columns-repeated="4"/>
        </table:table-row>
        <table:table-row table:style-name="ro1">
          <table:table-cell office:value-type="float" office:value="5411">
            <text:p>5411</text:p>
          </table:table-cell>
          <table:table-cell office:value-type="string">
            <text:p>Acme Network</text:p>
          </table:table-cell>
          <table:table-cell office:value-type="string">
            <text:p>https://icomarks.com/ico/Acme-Network</text:p>
          </table:table-cell>
          <table:table-cell table:number-columns-repeated="4"/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altOWL</text:p>
          </table:table-cell>
          <table:table-cell office:value-type="string">
            <text:p>https://icomarks.com/ico/altOWL</text:p>
          </table:table-cell>
          <table:table-cell table:number-columns-repeated="4"/>
        </table:table-row>
        <table:table-row table:style-name="ro1">
          <table:table-cell office:value-type="float" office:value="5415">
            <text:p>5415</text:p>
          </table:table-cell>
          <table:table-cell office:value-type="string">
            <text:p>Credits</text:p>
          </table:table-cell>
          <table:table-cell office:value-type="string">
            <text:p>https://icomarks.com/ico/Credits</text:p>
          </table:table-cell>
          <table:table-cell table:number-columns-repeated="4"/>
        </table:table-row>
        <table:table-row table:style-name="ro1">
          <table:table-cell office:value-type="float" office:value="5416">
            <text:p>5416</text:p>
          </table:table-cell>
          <table:table-cell office:value-type="string">
            <text:p>Dochain</text:p>
          </table:table-cell>
          <table:table-cell office:value-type="string">
            <text:p>https://icomarks.com/ico/Dochain</text:p>
          </table:table-cell>
          <table:table-cell table:number-columns-repeated="4"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iDice</text:p>
          </table:table-cell>
          <table:table-cell office:value-type="string">
            <text:p>https://icomarks.com/ico/iDice</text:p>
          </table:table-cell>
          <table:table-cell table:number-columns-repeated="4"/>
        </table:table-row>
        <table:table-row table:style-name="ro1">
          <table:table-cell office:value-type="float" office:value="5418">
            <text:p>5418</text:p>
          </table:table-cell>
          <table:table-cell office:value-type="string">
            <text:p>Imperium</text:p>
          </table:table-cell>
          <table:table-cell office:value-type="string">
            <text:p>https://icomarks.com/ico/Imperium</text:p>
          </table:table-cell>
          <table:table-cell table:number-columns-repeated="4"/>
        </table:table-row>
        <table:table-row table:style-name="ro1">
          <table:table-cell office:value-type="float" office:value="5419">
            <text:p>5419</text:p>
          </table:table-cell>
          <table:table-cell office:value-type="string">
            <text:p>Orada</text:p>
          </table:table-cell>
          <table:table-cell office:value-type="string">
            <text:p>https://icomarks.com/ico/Orada</text:p>
          </table:table-cell>
          <table:table-cell table:number-columns-repeated="4"/>
        </table:table-row>
        <table:table-row table:style-name="ro1">
          <table:table-cell office:value-type="float" office:value="5420">
            <text:p>5420</text:p>
          </table:table-cell>
          <table:table-cell office:value-type="string">
            <text:p>TomahawkCoin</text:p>
          </table:table-cell>
          <table:table-cell office:value-type="string">
            <text:p>https://icomarks.com/ico/TomahawkCoin</text:p>
          </table:table-cell>
          <table:table-cell table:number-columns-repeated="4"/>
        </table:table-row>
        <table:table-row table:style-name="ro1">
          <table:table-cell office:value-type="float" office:value="5421">
            <text:p>5421</text:p>
          </table:table-cell>
          <table:table-cell office:value-type="string">
            <text:p>YOYOW</text:p>
          </table:table-cell>
          <table:table-cell office:value-type="string">
            <text:p>https://icomarks.com/ico/YOYOW</text:p>
          </table:table-cell>
          <table:table-cell table:number-columns-repeated="4"/>
        </table:table-row>
        <table:table-row table:style-name="ro1">
          <table:table-cell office:value-type="float" office:value="5422">
            <text:p>5422</text:p>
          </table:table-cell>
          <table:table-cell office:value-type="string">
            <text:p>300 Token</text:p>
          </table:table-cell>
          <table:table-cell office:value-type="string">
            <text:p>https://icomarks.com/ico/300-Token</text:p>
          </table:table-cell>
          <table:table-cell table:number-columns-repeated="4"/>
        </table:table-row>
        <table:table-row table:style-name="ro1">
          <table:table-cell office:value-type="float" office:value="5423">
            <text:p>5423</text:p>
          </table:table-cell>
          <table:table-cell office:value-type="string">
            <text:p>Hungry Panda Games</text:p>
          </table:table-cell>
          <table:table-cell office:value-type="string">
            <text:p>https://icomarks.com/ico/Hungry-Panda-Games</text:p>
          </table:table-cell>
          <table:table-cell table:number-columns-repeated="4"/>
        </table:table-row>
        <table:table-row table:style-name="ro1">
          <table:table-cell office:value-type="float" office:value="5424">
            <text:p>5424</text:p>
          </table:table-cell>
          <table:table-cell office:value-type="string">
            <text:p>Project Decorum</text:p>
          </table:table-cell>
          <table:table-cell office:value-type="string">
            <text:p>https://icomarks.com/ico/Project-Decorum</text:p>
          </table:table-cell>
          <table:table-cell table:number-columns-repeated="4"/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Projectinitiators</text:p>
          </table:table-cell>
          <table:table-cell office:value-type="string">
            <text:p>https://icomarks.com/ico/Projectinitiators</text:p>
          </table:table-cell>
          <table:table-cell table:number-columns-repeated="4"/>
        </table:table-row>
        <table:table-row table:style-name="ro1">
          <table:table-cell office:value-type="float" office:value="5428">
            <text:p>5428</text:p>
          </table:table-cell>
          <table:table-cell office:value-type="string">
            <text:p>Useless Ethereum Token</text:p>
          </table:table-cell>
          <table:table-cell office:value-type="string">
            <text:p>https://icomarks.com/ico/Useless-Ethereum-Token</text:p>
          </table:table-cell>
          <table:table-cell table:number-columns-repeated="4"/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APX</text:p>
          </table:table-cell>
          <table:table-cell office:value-type="string">
            <text:p>https://icomarks.com/ico/APX</text:p>
          </table:table-cell>
          <table:table-cell table:number-columns-repeated="4"/>
        </table:table-row>
        <table:table-row table:style-name="ro1">
          <table:table-cell office:value-type="float" office:value="5430">
            <text:p>5430</text:p>
          </table:table-cell>
          <table:table-cell office:value-type="string">
            <text:p>Bitcache</text:p>
          </table:table-cell>
          <table:table-cell office:value-type="string">
            <text:p>https://icomarks.com/ico/Bitcache</text:p>
          </table:table-cell>
          <table:table-cell table:number-columns-repeated="4"/>
        </table:table-row>
        <table:table-row table:style-name="ro1">
          <table:table-cell office:value-type="float" office:value="5431">
            <text:p>5431</text:p>
          </table:table-cell>
          <table:table-cell office:value-type="string">
            <text:p>CVerification</text:p>
          </table:table-cell>
          <table:table-cell office:value-type="string">
            <text:p>https://icomarks.com/ico/CVerification</text:p>
          </table:table-cell>
          <table:table-cell table:number-columns-repeated="4"/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Tron Game Global</text:p>
          </table:table-cell>
          <table:table-cell office:value-type="string">
            <text:p>https://icomarks.com/ico/Tron-Game-Global</text:p>
          </table:table-cell>
          <table:table-cell table:number-columns-repeated="4"/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Perlin</text:p>
          </table:table-cell>
          <table:table-cell office:value-type="string">
            <text:p>https://icomarks.com/ico/Perlin</text:p>
          </table:table-cell>
          <table:table-cell table:number-columns-repeated="4"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Percival</text:p>
          </table:table-cell>
          <table:table-cell office:value-type="string">
            <text:p>https://icomarks.com/ico/Percival</text:p>
          </table:table-cell>
          <table:table-cell table:number-columns-repeated="4"/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Bread</text:p>
          </table:table-cell>
          <table:table-cell office:value-type="string">
            <text:p>https://icomarks.com/ico/Bread</text:p>
          </table:table-cell>
          <table:table-cell table:number-columns-repeated="4"/>
        </table:table-row>
        <table:table-row table:style-name="ro1">
          <table:table-cell office:value-type="float" office:value="5437">
            <text:p>5437</text:p>
          </table:table-cell>
          <table:table-cell office:value-type="string">
            <text:p>SocialGood</text:p>
          </table:table-cell>
          <table:table-cell office:value-type="string">
            <text:p>https://icomarks.com/ico/SocialGood</text:p>
          </table:table-cell>
          <table:table-cell table:number-columns-repeated="4"/>
        </table:table-row>
        <table:table-row table:style-name="ro1">
          <table:table-cell office:value-type="float" office:value="5438">
            <text:p>5438</text:p>
          </table:table-cell>
          <table:table-cell office:value-type="string">
            <text:p>CharS</text:p>
          </table:table-cell>
          <table:table-cell office:value-type="string">
            <text:p>https://icomarks.com/ico/CharS</text:p>
          </table:table-cell>
          <table:table-cell table:number-columns-repeated="4"/>
        </table:table-row>
        <table:table-row table:style-name="ro1">
          <table:table-cell office:value-type="float" office:value="5439">
            <text:p>5439</text:p>
          </table:table-cell>
          <table:table-cell office:value-type="string">
            <text:p>GIFTO</text:p>
          </table:table-cell>
          <table:table-cell office:value-type="string">
            <text:p>https://icomarks.com/ico/GIFTO</text:p>
          </table:table-cell>
          <table:table-cell table:number-columns-repeated="4"/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Windhan Energy</text:p>
          </table:table-cell>
          <table:table-cell office:value-type="string">
            <text:p>https://icomarks.com/ico/Windhan-Energy</text:p>
          </table:table-cell>
          <table:table-cell table:number-columns-repeated="4"/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ioeX</text:p>
          </table:table-cell>
          <table:table-cell office:value-type="string">
            <text:p>https://icomarks.com/ico/ioeX</text:p>
          </table:table-cell>
          <table:table-cell table:number-columns-repeated="4"/>
        </table:table-row>
        <table:table-row table:style-name="ro1">
          <table:table-cell office:value-type="float" office:value="5442">
            <text:p>5442</text:p>
          </table:table-cell>
          <table:table-cell office:value-type="string">
            <text:p>harmony</text:p>
          </table:table-cell>
          <table:table-cell office:value-type="string">
            <text:p>https://icomarks.com/ico/harmony</text:p>
          </table:table-cell>
          <table:table-cell table:number-columns-repeated="4"/>
        </table:table-row>
        <table:table-row table:style-name="ro1">
          <table:table-cell office:value-type="float" office:value="5443">
            <text:p>5443</text:p>
          </table:table-cell>
          <table:table-cell office:value-type="string">
            <text:p>MultiVAC</text:p>
          </table:table-cell>
          <table:table-cell office:value-type="string">
            <text:p>https://icomarks.com/ico/MultiVAC</text:p>
          </table:table-cell>
          <table:table-cell table:number-columns-repeated="4"/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COTI</text:p>
          </table:table-cell>
          <table:table-cell office:value-type="string">
            <text:p>https://icomarks.com/ico/COTI</text:p>
          </table:table-cell>
          <table:table-cell table:number-columns-repeated="4"/>
        </table:table-row>
        <table:table-row table:style-name="ro1">
          <table:table-cell office:value-type="float" office:value="5446">
            <text:p>5446</text:p>
          </table:table-cell>
          <table:table-cell office:value-type="string">
            <text:p>ECOMI</text:p>
          </table:table-cell>
          <table:table-cell office:value-type="string">
            <text:p>https://icomarks.com/ico/ECOMI</text:p>
          </table:table-cell>
          <table:table-cell table:number-columns-repeated="4"/>
        </table:table-row>
        <table:table-row table:style-name="ro1">
          <table:table-cell office:value-type="float" office:value="5447">
            <text:p>5447</text:p>
          </table:table-cell>
          <table:table-cell office:value-type="string">
            <text:p>Band Protocol</text:p>
          </table:table-cell>
          <table:table-cell office:value-type="string">
            <text:p>https://icomarks.com/ico/Band-Protocol</text:p>
          </table:table-cell>
          <table:table-cell table:number-columns-repeated="4"/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Squeezer</text:p>
          </table:table-cell>
          <table:table-cell office:value-type="string">
            <text:p>https://icomarks.com/ico/Squeezer</text:p>
          </table:table-cell>
          <table:table-cell table:number-columns-repeated="4"/>
        </table:table-row>
        <table:table-row table:style-name="ro1">
          <table:table-cell office:value-type="float" office:value="5449">
            <text:p>5449</text:p>
          </table:table-cell>
          <table:table-cell office:value-type="string">
            <text:p>Azbit</text:p>
          </table:table-cell>
          <table:table-cell office:value-type="string">
            <text:p>https://icomarks.com/ico/Azbit</text:p>
          </table:table-cell>
          <table:table-cell table:number-columns-repeated="4"/>
        </table:table-row>
        <table:table-row table:style-name="ro1">
          <table:table-cell office:value-type="float" office:value="5450">
            <text:p>5450</text:p>
          </table:table-cell>
          <table:table-cell office:value-type="string">
            <text:p>Menapay</text:p>
          </table:table-cell>
          <table:table-cell office:value-type="string">
            <text:p>https://icomarks.com/ico/Menapay</text:p>
          </table:table-cell>
          <table:table-cell table:number-columns-repeated="4"/>
        </table:table-row>
        <table:table-row table:style-name="ro1">
          <table:table-cell office:value-type="float" office:value="5451">
            <text:p>5451</text:p>
          </table:table-cell>
          <table:table-cell office:value-type="string">
            <text:p>1irstcoin</text:p>
          </table:table-cell>
          <table:table-cell office:value-type="string">
            <text:p>https://icomarks.com/ico/1irstcoin</text:p>
          </table:table-cell>
          <table:table-cell table:number-columns-repeated="4"/>
        </table:table-row>
        <table:table-row table:style-name="ro1">
          <table:table-cell office:value-type="float" office:value="5452">
            <text:p>5452</text:p>
          </table:table-cell>
          <table:table-cell office:value-type="string">
            <text:p>Adab Solutions</text:p>
          </table:table-cell>
          <table:table-cell office:value-type="string">
            <text:p>https://icomarks.com/ico/Adab-Solutions</text:p>
          </table:table-cell>
          <table:table-cell table:number-columns-repeated="4"/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BitTorrent</text:p>
          </table:table-cell>
          <table:table-cell office:value-type="string">
            <text:p>https://icomarks.com/ico/BitTorrent</text:p>
          </table:table-cell>
          <table:table-cell table:number-columns-repeated="4"/>
        </table:table-row>
        <table:table-row table:style-name="ro1">
          <table:table-cell office:value-type="float" office:value="5454">
            <text:p>5454</text:p>
          </table:table-cell>
          <table:table-cell office:value-type="string">
            <text:p>VeriBlock</text:p>
          </table:table-cell>
          <table:table-cell office:value-type="string">
            <text:p>https://icomarks.com/ico/VeriBlock</text:p>
          </table:table-cell>
          <table:table-cell table:number-columns-repeated="4"/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TerraGreen</text:p>
          </table:table-cell>
          <table:table-cell office:value-type="string">
            <text:p>https://icomarks.com/ico/TerraGreen</text:p>
          </table:table-cell>
          <table:table-cell table:number-columns-repeated="4"/>
        </table:table-row>
        <table:table-row table:style-name="ro1">
          <table:table-cell office:value-type="float" office:value="5457">
            <text:p>5457</text:p>
          </table:table-cell>
          <table:table-cell office:value-type="string">
            <text:p>DexAge</text:p>
          </table:table-cell>
          <table:table-cell office:value-type="string">
            <text:p>https://icomarks.com/ico/DexAge</text:p>
          </table:table-cell>
          <table:table-cell table:number-columns-repeated="4"/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RedFOX Labs</text:p>
          </table:table-cell>
          <table:table-cell office:value-type="string">
            <text:p>https://icomarks.com/ico/RedFOX-Labs</text:p>
          </table:table-cell>
          <table:table-cell table:number-columns-repeated="4"/>
        </table:table-row>
        <table:table-row table:style-name="ro1">
          <table:table-cell office:value-type="float" office:value="5462">
            <text:p>5462</text:p>
          </table:table-cell>
          <table:table-cell office:value-type="string">
            <text:p>MECA Coin</text:p>
          </table:table-cell>
          <table:table-cell office:value-type="string">
            <text:p>https://icomarks.com/ico/MECA-Coin</text:p>
          </table:table-cell>
          <table:table-cell table:number-columns-repeated="4"/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Gath3r</text:p>
          </table:table-cell>
          <table:table-cell office:value-type="string">
            <text:p>https://icomarks.com/ico/Gath3r</text:p>
          </table:table-cell>
          <table:table-cell table:number-columns-repeated="4"/>
        </table:table-row>
        <table:table-row table:style-name="ro1">
          <table:table-cell office:value-type="float" office:value="5464">
            <text:p>5464</text:p>
          </table:table-cell>
          <table:table-cell office:value-type="string">
            <text:p>Aerum</text:p>
          </table:table-cell>
          <table:table-cell office:value-type="string">
            <text:p>https://icomarks.com/ico/Aerum</text:p>
          </table:table-cell>
          <table:table-cell table:number-columns-repeated="4"/>
        </table:table-row>
        <table:table-row table:style-name="ro1">
          <table:table-cell office:value-type="float" office:value="5466">
            <text:p>5466</text:p>
          </table:table-cell>
          <table:table-cell office:value-type="string">
            <text:p>Ampleforth</text:p>
          </table:table-cell>
          <table:table-cell office:value-type="string">
            <text:p>https://icomarks.com/ico/Ampleforth</text:p>
          </table:table-cell>
          <table:table-cell table:number-columns-repeated="4"/>
        </table:table-row>
        <table:table-row table:style-name="ro1">
          <table:table-cell office:value-type="float" office:value="5468">
            <text:p>5468</text:p>
          </table:table-cell>
          <table:table-cell office:value-type="string">
            <text:p>Neutro</text:p>
          </table:table-cell>
          <table:table-cell office:value-type="string">
            <text:p>https://icomarks.com/ico/Neutro</text:p>
          </table:table-cell>
          <table:table-cell table:number-columns-repeated="4"/>
        </table:table-row>
        <table:table-row table:style-name="ro1">
          <table:table-cell office:value-type="float" office:value="5469">
            <text:p>5469</text:p>
          </table:table-cell>
          <table:table-cell office:value-type="string">
            <text:p>VECAP</text:p>
          </table:table-cell>
          <table:table-cell office:value-type="string">
            <text:p>https://icomarks.com/ico/VECAP</text:p>
          </table:table-cell>
          <table:table-cell table:number-columns-repeated="4"/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Spin Protocol</text:p>
          </table:table-cell>
          <table:table-cell office:value-type="string">
            <text:p>https://icomarks.com/ico/Spin-Protocol</text:p>
          </table:table-cell>
          <table:table-cell table:number-columns-repeated="4"/>
        </table:table-row>
        <table:table-row table:style-name="ro1">
          <table:table-cell office:value-type="float" office:value="5471">
            <text:p>5471</text:p>
          </table:table-cell>
          <table:table-cell office:value-type="string">
            <text:p>Verasity</text:p>
          </table:table-cell>
          <table:table-cell office:value-type="string">
            <text:p>https://icomarks.com/ico/Verasity</text:p>
          </table:table-cell>
          <table:table-cell table:number-columns-repeated="4"/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Celer Network</text:p>
          </table:table-cell>
          <table:table-cell office:value-type="string">
            <text:p>https://icomarks.com/ico/Celer-Network</text:p>
          </table:table-cell>
          <table:table-cell table:number-columns-repeated="4"/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ZeroBank</text:p>
          </table:table-cell>
          <table:table-cell office:value-type="string">
            <text:p>https://icomarks.com/ico/ZeroBank</text:p>
          </table:table-cell>
          <table:table-cell table:number-columns-repeated="4"/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CryptoAds</text:p>
          </table:table-cell>
          <table:table-cell office:value-type="string">
            <text:p>https://icomarks.com/ico/CryptoAds</text:p>
          </table:table-cell>
          <table:table-cell table:number-columns-repeated="4"/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LOLTOKEN BY EIU.AC</text:p>
          </table:table-cell>
          <table:table-cell office:value-type="string">
            <text:p>https://icomarks.com/ico/LOLTOKEN-BY-EIU.AC</text:p>
          </table:table-cell>
          <table:table-cell table:number-columns-repeated="4"/>
        </table:table-row>
        <table:table-row table:style-name="ro1">
          <table:table-cell office:value-type="float" office:value="5477">
            <text:p>5477</text:p>
          </table:table-cell>
          <table:table-cell office:value-type="string">
            <text:p>SESSIA</text:p>
          </table:table-cell>
          <table:table-cell office:value-type="string">
            <text:p>https://icomarks.com/ico/SESSIA</text:p>
          </table:table-cell>
          <table:table-cell table:number-columns-repeated="4"/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DEXON</text:p>
          </table:table-cell>
          <table:table-cell office:value-type="string">
            <text:p>https://icomarks.com/ico/DEXON</text:p>
          </table:table-cell>
          <table:table-cell table:number-columns-repeated="4"/>
        </table:table-row>
        <table:table-row table:style-name="ro1">
          <table:table-cell office:value-type="float" office:value="5479">
            <text:p>5479</text:p>
          </table:table-cell>
          <table:table-cell office:value-type="string">
            <text:p>AIZEUS</text:p>
          </table:table-cell>
          <table:table-cell office:value-type="string">
            <text:p>https://icomarks.com/ico/AIZEUS</text:p>
          </table:table-cell>
          <table:table-cell table:number-columns-repeated="4"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Bit Agro</text:p>
          </table:table-cell>
          <table:table-cell office:value-type="string">
            <text:p>https://icomarks.com/ico/Bit-Agro</text:p>
          </table:table-cell>
          <table:table-cell table:number-columns-repeated="4"/>
        </table:table-row>
        <table:table-row table:style-name="ro1">
          <table:table-cell office:value-type="float" office:value="5481">
            <text:p>5481</text:p>
          </table:table-cell>
          <table:table-cell office:value-type="string">
            <text:p>Zeux</text:p>
          </table:table-cell>
          <table:table-cell office:value-type="string">
            <text:p>https://icomarks.com/ico/Zeux</text:p>
          </table:table-cell>
          <table:table-cell table:number-columns-repeated="4"/>
        </table:table-row>
        <table:table-row table:style-name="ro1">
          <table:table-cell office:value-type="float" office:value="5482">
            <text:p>5482</text:p>
          </table:table-cell>
          <table:table-cell office:value-type="string">
            <text:p>pukkamex</text:p>
          </table:table-cell>
          <table:table-cell office:value-type="string">
            <text:p>https://icomarks.com/ico/pukkamex</text:p>
          </table:table-cell>
          <table:table-cell table:number-columns-repeated="4"/>
        </table:table-row>
        <table:table-row table:style-name="ro1">
          <table:table-cell office:value-type="float" office:value="5484">
            <text:p>5484</text:p>
          </table:table-cell>
          <table:table-cell office:value-type="string">
            <text:p>GEXAN</text:p>
          </table:table-cell>
          <table:table-cell office:value-type="string">
            <text:p>https://icomarks.com/ico/GEXAN</text:p>
          </table:table-cell>
          <table:table-cell table:number-columns-repeated="4"/>
        </table:table-row>
        <table:table-row table:style-name="ro1">
          <table:table-cell office:value-type="float" office:value="5485">
            <text:p>5485</text:p>
          </table:table-cell>
          <table:table-cell office:value-type="string">
            <text:p>ESAX</text:p>
          </table:table-cell>
          <table:table-cell office:value-type="string">
            <text:p>https://icomarks.com/ico/ESAX</text:p>
          </table:table-cell>
          <table:table-cell table:number-columns-repeated="4"/>
        </table:table-row>
        <table:table-row table:style-name="ro1">
          <table:table-cell office:value-type="float" office:value="5486">
            <text:p>5486</text:p>
          </table:table-cell>
          <table:table-cell office:value-type="string">
            <text:p>CYBR</text:p>
          </table:table-cell>
          <table:table-cell office:value-type="string">
            <text:p>https://icomarks.com/ico/CYBR</text:p>
          </table:table-cell>
          <table:table-cell table:number-columns-repeated="4"/>
        </table:table-row>
        <table:table-row table:style-name="ro1">
          <table:table-cell office:value-type="float" office:value="5487">
            <text:p>5487</text:p>
          </table:table-cell>
          <table:table-cell office:value-type="string">
            <text:p>Stonecoin</text:p>
          </table:table-cell>
          <table:table-cell office:value-type="string">
            <text:p>https://icomarks.com/ico/Stonecoin</text:p>
          </table:table-cell>
          <table:table-cell table:number-columns-repeated="4"/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IZIChain</text:p>
          </table:table-cell>
          <table:table-cell office:value-type="string">
            <text:p>https://icomarks.com/ico/IZIChain</text:p>
          </table:table-cell>
          <table:table-cell table:number-columns-repeated="4"/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Creditcoin</text:p>
          </table:table-cell>
          <table:table-cell office:value-type="string">
            <text:p>https://icomarks.com/ico/Creditcoin</text:p>
          </table:table-cell>
          <table:table-cell table:number-columns-repeated="4"/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Brave Sound Token</text:p>
          </table:table-cell>
          <table:table-cell office:value-type="string">
            <text:p>https://icomarks.com/ico/Brave-Sound-Token</text:p>
          </table:table-cell>
          <table:table-cell table:number-columns-repeated="4"/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Elrond Network</text:p>
          </table:table-cell>
          <table:table-cell office:value-type="string">
            <text:p>https://icomarks.com/ico/Elrond-Network</text:p>
          </table:table-cell>
          <table:table-cell table:number-columns-repeated="4"/>
        </table:table-row>
        <table:table-row table:style-name="ro1">
          <table:table-cell office:value-type="float" office:value="5492">
            <text:p>5492</text:p>
          </table:table-cell>
          <table:table-cell office:value-type="string">
            <text:p>Levolution</text:p>
          </table:table-cell>
          <table:table-cell office:value-type="string">
            <text:p>https://icomarks.com/ico/Levolution</text:p>
          </table:table-cell>
          <table:table-cell table:number-columns-repeated="4"/>
        </table:table-row>
        <table:table-row table:style-name="ro1">
          <table:table-cell office:value-type="float" office:value="5493">
            <text:p>5493</text:p>
          </table:table-cell>
          <table:table-cell office:value-type="string">
            <text:p>ROC2</text:p>
          </table:table-cell>
          <table:table-cell office:value-type="string">
            <text:p>https://icomarks.com/ico/ROC2</text:p>
          </table:table-cell>
          <table:table-cell table:number-columns-repeated="4"/>
        </table:table-row>
        <table:table-row table:style-name="ro1">
          <table:table-cell office:value-type="float" office:value="5494">
            <text:p>5494</text:p>
          </table:table-cell>
          <table:table-cell office:value-type="string">
            <text:p>Dos Network</text:p>
          </table:table-cell>
          <table:table-cell office:value-type="string">
            <text:p>https://icomarks.com/ico/Dos-Network</text:p>
          </table:table-cell>
          <table:table-cell table:number-columns-repeated="4"/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Digipharm</text:p>
          </table:table-cell>
          <table:table-cell office:value-type="string">
            <text:p>https://icomarks.com/ico/Digipharm</text:p>
          </table:table-cell>
          <table:table-cell table:number-columns-repeated="4"/>
        </table:table-row>
        <table:table-row table:style-name="ro1">
          <table:table-cell office:value-type="float" office:value="5496">
            <text:p>5496</text:p>
          </table:table-cell>
          <table:table-cell office:value-type="string">
            <text:p>iOWN Token</text:p>
          </table:table-cell>
          <table:table-cell office:value-type="string">
            <text:p>https://icomarks.com/ico/iOWN-Token</text:p>
          </table:table-cell>
          <table:table-cell table:number-columns-repeated="4"/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Mycro</text:p>
          </table:table-cell>
          <table:table-cell office:value-type="string">
            <text:p>https://icomarks.com/ico/Mycro</text:p>
          </table:table-cell>
          <table:table-cell table:number-columns-repeated="4"/>
        </table:table-row>
        <table:table-row table:style-name="ro1">
          <table:table-cell office:value-type="float" office:value="5498">
            <text:p>5498</text:p>
          </table:table-cell>
          <table:table-cell office:value-type="string">
            <text:p>Ghost Talk</text:p>
          </table:table-cell>
          <table:table-cell office:value-type="string">
            <text:p>https://icomarks.com/ico/Ghost-Talk</text:p>
          </table:table-cell>
          <table:table-cell table:number-columns-repeated="4"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EarthBi</text:p>
          </table:table-cell>
          <table:table-cell office:value-type="string">
            <text:p>https://icomarks.com/ico/EarthBi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office:value-type="string">
            <text:p>Vodi X</text:p>
          </table:table-cell>
          <table:table-cell office:value-type="string">
            <text:p>https://icomarks.com/ico/Vodi-X</text:p>
          </table:table-cell>
          <table:table-cell table:number-columns-repeated="4"/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VIARIUM</text:p>
          </table:table-cell>
          <table:table-cell office:value-type="string">
            <text:p>https://icomarks.com/ico/VIARIUM</text:p>
          </table:table-cell>
          <table:table-cell table:number-columns-repeated="4"/>
        </table:table-row>
        <table:table-row table:style-name="ro1">
          <table:table-cell office:value-type="float" office:value="5502">
            <text:p>5502</text:p>
          </table:table-cell>
          <table:table-cell office:value-type="string">
            <text:p>Geco.one</text:p>
          </table:table-cell>
          <table:table-cell office:value-type="string">
            <text:p>https://icomarks.com/ico/Geco.one</text:p>
          </table:table-cell>
          <table:table-cell table:number-columns-repeated="4"/>
        </table:table-row>
        <table:table-row table:style-name="ro1">
          <table:table-cell office:value-type="float" office:value="5503">
            <text:p>5503</text:p>
          </table:table-cell>
          <table:table-cell office:value-type="string">
            <text:p>BolttCoin</text:p>
          </table:table-cell>
          <table:table-cell office:value-type="string">
            <text:p>https://icomarks.com/ico/BolttCoin</text:p>
          </table:table-cell>
          <table:table-cell table:number-columns-repeated="4"/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Fr8 Network</text:p>
          </table:table-cell>
          <table:table-cell office:value-type="string">
            <text:p>https://icomarks.com/ico/Fr8-Network</text:p>
          </table:table-cell>
          <table:table-cell table:number-columns-repeated="4"/>
        </table:table-row>
        <table:table-row table:style-name="ro1">
          <table:table-cell office:value-type="float" office:value="5505">
            <text:p>5505</text:p>
          </table:table-cell>
          <table:table-cell office:value-type="string">
            <text:p>SonoCoin</text:p>
          </table:table-cell>
          <table:table-cell office:value-type="string">
            <text:p>https://icomarks.com/ico/SonoCoin</text:p>
          </table:table-cell>
          <table:table-cell table:number-columns-repeated="4"/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Yanu</text:p>
          </table:table-cell>
          <table:table-cell office:value-type="string">
            <text:p>https://icomarks.com/ico/Yanu</text:p>
          </table:table-cell>
          <table:table-cell table:number-columns-repeated="4"/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Newton</text:p>
          </table:table-cell>
          <table:table-cell office:value-type="string">
            <text:p>https://icomarks.com/ico/Newton</text:p>
          </table:table-cell>
          <table:table-cell table:number-columns-repeated="4"/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iProtocol Network</text:p>
          </table:table-cell>
          <table:table-cell office:value-type="string">
            <text:p>https://icomarks.com/ico/iProtocol-Network</text:p>
          </table:table-cell>
          <table:table-cell table:number-columns-repeated="4"/>
        </table:table-row>
        <table:table-row table:style-name="ro1">
          <table:table-cell office:value-type="float" office:value="5510">
            <text:p>5510</text:p>
          </table:table-cell>
          <table:table-cell office:value-type="string">
            <text:p>ToKoin</text:p>
          </table:table-cell>
          <table:table-cell office:value-type="string">
            <text:p>https://icomarks.com/ico/ToKoin</text:p>
          </table:table-cell>
          <table:table-cell table:number-columns-repeated="4"/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DeepCloud</text:p>
          </table:table-cell>
          <table:table-cell office:value-type="string">
            <text:p>https://icomarks.com/ico/DeepCloud</text:p>
          </table:table-cell>
          <table:table-cell table:number-columns-repeated="4"/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AIVIA</text:p>
          </table:table-cell>
          <table:table-cell office:value-type="string">
            <text:p>https://icomarks.com/ico/AIVIA</text:p>
          </table:table-cell>
          <table:table-cell table:number-columns-repeated="4"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DUO Network</text:p>
          </table:table-cell>
          <table:table-cell office:value-type="string">
            <text:p>https://icomarks.com/ico/DUO-Network</text:p>
          </table:table-cell>
          <table:table-cell table:number-columns-repeated="4"/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IOTW</text:p>
          </table:table-cell>
          <table:table-cell office:value-type="string">
            <text:p>https://icomarks.com/ico/IOTW</text:p>
          </table:table-cell>
          <table:table-cell table:number-columns-repeated="4"/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AllSesame</text:p>
          </table:table-cell>
          <table:table-cell office:value-type="string">
            <text:p>https://icomarks.com/ico/AllSesame</text:p>
          </table:table-cell>
          <table:table-cell table:number-columns-repeated="4"/>
        </table:table-row>
        <table:table-row table:style-name="ro1">
          <table:table-cell office:value-type="float" office:value="5516">
            <text:p>5516</text:p>
          </table:table-cell>
          <table:table-cell office:value-type="string">
            <text:p>Rebglo</text:p>
          </table:table-cell>
          <table:table-cell office:value-type="string">
            <text:p>https://icomarks.com/ico/Rebglo</text:p>
          </table:table-cell>
          <table:table-cell table:number-columns-repeated="4"/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PixelBit</text:p>
          </table:table-cell>
          <table:table-cell office:value-type="string">
            <text:p>https://icomarks.com/ico/PixelBit</text:p>
          </table:table-cell>
          <table:table-cell table:number-columns-repeated="4"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2local</text:p>
          </table:table-cell>
          <table:table-cell office:value-type="string">
            <text:p>https://icomarks.com/ico/2local</text:p>
          </table:table-cell>
          <table:table-cell table:number-columns-repeated="4"/>
        </table:table-row>
        <table:table-row table:style-name="ro1">
          <table:table-cell office:value-type="float" office:value="5519">
            <text:p>5519</text:p>
          </table:table-cell>
          <table:table-cell office:value-type="string">
            <text:p>AlienCloud</text:p>
          </table:table-cell>
          <table:table-cell office:value-type="string">
            <text:p>https://icomarks.com/ico/AlienCloud</text:p>
          </table:table-cell>
          <table:table-cell table:number-columns-repeated="4"/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Vectorium Plus</text:p>
          </table:table-cell>
          <table:table-cell office:value-type="string">
            <text:p>https://icomarks.com/ico/Vectorium-Plus</text:p>
          </table:table-cell>
          <table:table-cell table:number-columns-repeated="4"/>
        </table:table-row>
        <table:table-row table:style-name="ro1">
          <table:table-cell office:value-type="float" office:value="5522">
            <text:p>5522</text:p>
          </table:table-cell>
          <table:table-cell office:value-type="string">
            <text:p>Membrana</text:p>
          </table:table-cell>
          <table:table-cell office:value-type="string">
            <text:p>https://icomarks.com/ico/Membrana</text:p>
          </table:table-cell>
          <table:table-cell table:number-columns-repeated="4"/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V Systems</text:p>
          </table:table-cell>
          <table:table-cell office:value-type="string">
            <text:p>https://icomarks.com/ico/V-Systems</text:p>
          </table:table-cell>
          <table:table-cell table:number-columns-repeated="4"/>
        </table:table-row>
        <table:table-row table:style-name="ro1">
          <table:table-cell office:value-type="float" office:value="5524">
            <text:p>5524</text:p>
          </table:table-cell>
          <table:table-cell office:value-type="string">
            <text:p>TEN Token</text:p>
          </table:table-cell>
          <table:table-cell office:value-type="string">
            <text:p>https://icomarks.com/ico/TEN-Token</text:p>
          </table:table-cell>
          <table:table-cell table:number-columns-repeated="4"/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REDi</text:p>
          </table:table-cell>
          <table:table-cell office:value-type="string">
            <text:p>https://icomarks.com/ico/REDi</text:p>
          </table:table-cell>
          <table:table-cell table:number-columns-repeated="4"/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Btccredit</text:p>
          </table:table-cell>
          <table:table-cell office:value-type="string">
            <text:p>https://icomarks.com/ico/Btccredit</text:p>
          </table:table-cell>
          <table:table-cell table:number-columns-repeated="4"/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MediLiVes</text:p>
          </table:table-cell>
          <table:table-cell office:value-type="string">
            <text:p>https://icomarks.com/ico/MediLiVes</text:p>
          </table:table-cell>
          <table:table-cell table:number-columns-repeated="4"/>
        </table:table-row>
        <table:table-row table:style-name="ro1">
          <table:table-cell office:value-type="float" office:value="5528">
            <text:p>5528</text:p>
          </table:table-cell>
          <table:table-cell office:value-type="string">
            <text:p>Alphanu</text:p>
          </table:table-cell>
          <table:table-cell office:value-type="string">
            <text:p>https://icomarks.com/ico/Alphanu</text:p>
          </table:table-cell>
          <table:table-cell table:number-columns-repeated="4"/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MAS COIN</text:p>
          </table:table-cell>
          <table:table-cell office:value-type="string">
            <text:p>https://icomarks.com/ico/MAS-COIN</text:p>
          </table:table-cell>
          <table:table-cell table:number-columns-repeated="4"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EvenToken</text:p>
          </table:table-cell>
          <table:table-cell office:value-type="string">
            <text:p>https://icomarks.com/ico/EvenToken</text:p>
          </table:table-cell>
          <table:table-cell table:number-columns-repeated="4"/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Cryptobuyer</text:p>
          </table:table-cell>
          <table:table-cell office:value-type="string">
            <text:p>https://icomarks.com/ico/Cryptobuyer</text:p>
          </table:table-cell>
          <table:table-cell table:number-columns-repeated="4"/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Evedo</text:p>
          </table:table-cell>
          <table:table-cell office:value-type="string">
            <text:p>https://icomarks.com/ico/Evedo</text:p>
          </table:table-cell>
          <table:table-cell table:number-columns-repeated="4"/>
        </table:table-row>
        <table:table-row table:style-name="ro1">
          <table:table-cell office:value-type="float" office:value="5533">
            <text:p>5533</text:p>
          </table:table-cell>
          <table:table-cell office:value-type="string">
            <text:p>MEvU</text:p>
          </table:table-cell>
          <table:table-cell office:value-type="string">
            <text:p>https://icomarks.com/ico/MEvU</text:p>
          </table:table-cell>
          <table:table-cell table:number-columns-repeated="4"/>
        </table:table-row>
        <table:table-row table:style-name="ro1">
          <table:table-cell office:value-type="float" office:value="5534">
            <text:p>5534</text:p>
          </table:table-cell>
          <table:table-cell office:value-type="string">
            <text:p>Bitenny</text:p>
          </table:table-cell>
          <table:table-cell office:value-type="string">
            <text:p>https://icomarks.com/ico/Bitenny</text:p>
          </table:table-cell>
          <table:table-cell table:number-columns-repeated="4"/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Ziktalk</text:p>
          </table:table-cell>
          <table:table-cell office:value-type="string">
            <text:p>https://icomarks.com/ico/Ziktalk</text:p>
          </table:table-cell>
          <table:table-cell table:number-columns-repeated="4"/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stableDEX</text:p>
          </table:table-cell>
          <table:table-cell office:value-type="string">
            <text:p>https://icomarks.com/ico/stableDEX</text:p>
          </table:table-cell>
          <table:table-cell table:number-columns-repeated="4"/>
        </table:table-row>
        <table:table-row table:style-name="ro1">
          <table:table-cell office:value-type="float" office:value="5537">
            <text:p>5537</text:p>
          </table:table-cell>
          <table:table-cell office:value-type="string">
            <text:p>Allbebet</text:p>
          </table:table-cell>
          <table:table-cell office:value-type="string">
            <text:p>https://icomarks.com/ico/Allbebet</text:p>
          </table:table-cell>
          <table:table-cell table:number-columns-repeated="4"/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CENTEX</text:p>
          </table:table-cell>
          <table:table-cell office:value-type="string">
            <text:p>https://icomarks.com/ico/CENTEX</text:p>
          </table:table-cell>
          <table:table-cell table:number-columns-repeated="4"/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HUNT</text:p>
          </table:table-cell>
          <table:table-cell office:value-type="string">
            <text:p>https://icomarks.com/ico/HUNT</text:p>
          </table:table-cell>
          <table:table-cell table:number-columns-repeated="4"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PBET</text:p>
          </table:table-cell>
          <table:table-cell office:value-type="string">
            <text:p>https://icomarks.com/ico/PBET</text:p>
          </table:table-cell>
          <table:table-cell table:number-columns-repeated="4"/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Bitstars</text:p>
          </table:table-cell>
          <table:table-cell office:value-type="string">
            <text:p>https://icomarks.com/ico/Bitstars</text:p>
          </table:table-cell>
          <table:table-cell table:number-columns-repeated="4"/>
        </table:table-row>
        <table:table-row table:style-name="ro1">
          <table:table-cell office:value-type="float" office:value="5542">
            <text:p>5542</text:p>
          </table:table-cell>
          <table:table-cell office:value-type="string">
            <text:p>MPCX</text:p>
          </table:table-cell>
          <table:table-cell office:value-type="string">
            <text:p>https://icomarks.com/ico/MPCX</text:p>
          </table:table-cell>
          <table:table-cell table:number-columns-repeated="4"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Agrolifecoin</text:p>
          </table:table-cell>
          <table:table-cell office:value-type="string">
            <text:p>https://icomarks.com/ico/Agrolifecoin</text:p>
          </table:table-cell>
          <table:table-cell table:number-columns-repeated="4"/>
        </table:table-row>
        <table:table-row table:style-name="ro1">
          <table:table-cell office:value-type="float" office:value="5545">
            <text:p>5545</text:p>
          </table:table-cell>
          <table:table-cell office:value-type="string">
            <text:p>UOS Network</text:p>
          </table:table-cell>
          <table:table-cell office:value-type="string">
            <text:p>https://icomarks.com/ico/UOS-Network</text:p>
          </table:table-cell>
          <table:table-cell table:number-columns-repeated="4"/>
        </table:table-row>
        <table:table-row table:style-name="ro1">
          <table:table-cell office:value-type="float" office:value="5546">
            <text:p>5546</text:p>
          </table:table-cell>
          <table:table-cell office:value-type="string">
            <text:p>Global Funeral Care</text:p>
          </table:table-cell>
          <table:table-cell office:value-type="string">
            <text:p>https://icomarks.com/ico/Global-Funeral-Care</text:p>
          </table:table-cell>
          <table:table-cell table:number-columns-repeated="4"/>
        </table:table-row>
        <table:table-row table:style-name="ro1">
          <table:table-cell office:value-type="float" office:value="5547">
            <text:p>5547</text:p>
          </table:table-cell>
          <table:table-cell office:value-type="string">
            <text:p>Coinxes</text:p>
          </table:table-cell>
          <table:table-cell office:value-type="string">
            <text:p>https://icomarks.com/ico/Coinxes</text:p>
          </table:table-cell>
          <table:table-cell table:number-columns-repeated="4"/>
        </table:table-row>
        <table:table-row table:style-name="ro1">
          <table:table-cell office:value-type="float" office:value="5548">
            <text:p>5548</text:p>
          </table:table-cell>
          <table:table-cell office:value-type="string">
            <text:p>Crypto Market Ads</text:p>
          </table:table-cell>
          <table:table-cell office:value-type="string">
            <text:p>https://icomarks.com/ico/Crypto-Market-Ads</text:p>
          </table:table-cell>
          <table:table-cell table:number-columns-repeated="4"/>
        </table:table-row>
        <table:table-row table:style-name="ro1">
          <table:table-cell office:value-type="float" office:value="5549">
            <text:p>5549</text:p>
          </table:table-cell>
          <table:table-cell office:value-type="string">
            <text:p>Marshal Lion Group Coin</text:p>
          </table:table-cell>
          <table:table-cell office:value-type="string">
            <text:p>https://icomarks.com/ico/Marshal-Lion-Group-Coin</text:p>
          </table:table-cell>
          <table:table-cell table:number-columns-repeated="4"/>
        </table:table-row>
        <table:table-row table:style-name="ro1">
          <table:table-cell office:value-type="float" office:value="5550">
            <text:p>5550</text:p>
          </table:table-cell>
          <table:table-cell office:value-type="string">
            <text:p>idap.io</text:p>
          </table:table-cell>
          <table:table-cell office:value-type="string">
            <text:p>https://icomarks.com/ico/idap.io</text:p>
          </table:table-cell>
          <table:table-cell table:number-columns-repeated="4"/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Blockium</text:p>
          </table:table-cell>
          <table:table-cell office:value-type="string">
            <text:p>https://icomarks.com/ico/Blockium</text:p>
          </table:table-cell>
          <table:table-cell table:number-columns-repeated="4"/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Linix</text:p>
          </table:table-cell>
          <table:table-cell office:value-type="string">
            <text:p>https://icomarks.com/ico/Linix</text:p>
          </table:table-cell>
          <table:table-cell table:number-columns-repeated="4"/>
        </table:table-row>
        <table:table-row table:style-name="ro1">
          <table:table-cell office:value-type="float" office:value="5553">
            <text:p>5553</text:p>
          </table:table-cell>
          <table:table-cell office:value-type="string">
            <text:p>Refine Medium</text:p>
          </table:table-cell>
          <table:table-cell office:value-type="string">
            <text:p>https://icomarks.com/ico/Refine-Medium</text:p>
          </table:table-cell>
          <table:table-cell table:number-columns-repeated="4"/>
        </table:table-row>
        <table:table-row table:style-name="ro1">
          <table:table-cell office:value-type="float" office:value="5554">
            <text:p>5554</text:p>
          </table:table-cell>
          <table:table-cell office:value-type="string">
            <text:p>PlannerScape</text:p>
          </table:table-cell>
          <table:table-cell office:value-type="string">
            <text:p>https://icomarks.com/ico/PlannerScape</text:p>
          </table:table-cell>
          <table:table-cell table:number-columns-repeated="4"/>
        </table:table-row>
        <table:table-row table:style-name="ro1">
          <table:table-cell office:value-type="float" office:value="5555">
            <text:p>5555</text:p>
          </table:table-cell>
          <table:table-cell office:value-type="string">
            <text:p>GStar</text:p>
          </table:table-cell>
          <table:table-cell office:value-type="string">
            <text:p>https://icomarks.com/ico/GStar</text:p>
          </table:table-cell>
          <table:table-cell table:number-columns-repeated="4"/>
        </table:table-row>
        <table:table-row table:style-name="ro1">
          <table:table-cell office:value-type="float" office:value="5556">
            <text:p>5556</text:p>
          </table:table-cell>
          <table:table-cell office:value-type="string">
            <text:p>PantheonX</text:p>
          </table:table-cell>
          <table:table-cell office:value-type="string">
            <text:p>https://icomarks.com/ico/PantheonX</text:p>
          </table:table-cell>
          <table:table-cell table:number-columns-repeated="4"/>
        </table:table-row>
        <table:table-row table:style-name="ro1">
          <table:table-cell office:value-type="float" office:value="5557">
            <text:p>5557</text:p>
          </table:table-cell>
          <table:table-cell office:value-type="string">
            <text:p>Rowan Energy Blockchain</text:p>
          </table:table-cell>
          <table:table-cell office:value-type="string">
            <text:p>https://icomarks.com/ico/Rowan-Energy-Blockchain</text:p>
          </table:table-cell>
          <table:table-cell table:number-columns-repeated="4"/>
        </table:table-row>
        <table:table-row table:style-name="ro1">
          <table:table-cell office:value-type="float" office:value="5558">
            <text:p>5558</text:p>
          </table:table-cell>
          <table:table-cell office:value-type="string">
            <text:p>DogData</text:p>
          </table:table-cell>
          <table:table-cell office:value-type="string">
            <text:p>https://icomarks.com/ico/DogData</text:p>
          </table:table-cell>
          <table:table-cell table:number-columns-repeated="4"/>
        </table:table-row>
        <table:table-row table:style-name="ro1">
          <table:table-cell office:value-type="float" office:value="5559">
            <text:p>5559</text:p>
          </table:table-cell>
          <table:table-cell office:value-type="string">
            <text:p>SKYBIT</text:p>
          </table:table-cell>
          <table:table-cell office:value-type="string">
            <text:p>https://icomarks.com/ico/SKYBIT</text:p>
          </table:table-cell>
          <table:table-cell table:number-columns-repeated="4"/>
        </table:table-row>
        <table:table-row table:style-name="ro1">
          <table:table-cell office:value-type="float" office:value="5560">
            <text:p>5560</text:p>
          </table:table-cell>
          <table:table-cell office:value-type="string">
            <text:p>Prediqt</text:p>
          </table:table-cell>
          <table:table-cell office:value-type="string">
            <text:p>https://icomarks.com/ico/Prediqt</text:p>
          </table:table-cell>
          <table:table-cell table:number-columns-repeated="4"/>
        </table:table-row>
        <table:table-row table:style-name="ro1">
          <table:table-cell office:value-type="float" office:value="5561">
            <text:p>5561</text:p>
          </table:table-cell>
          <table:table-cell office:value-type="string">
            <text:p>Emjac</text:p>
          </table:table-cell>
          <table:table-cell office:value-type="string">
            <text:p>https://icomarks.com/ico/Emjac</text:p>
          </table:table-cell>
          <table:table-cell table:number-columns-repeated="4"/>
        </table:table-row>
        <table:table-row table:style-name="ro1">
          <table:table-cell office:value-type="float" office:value="5562">
            <text:p>5562</text:p>
          </table:table-cell>
          <table:table-cell office:value-type="string">
            <text:p>MintMine</text:p>
          </table:table-cell>
          <table:table-cell office:value-type="string">
            <text:p>https://icomarks.com/ico/MintMine</text:p>
          </table:table-cell>
          <table:table-cell table:number-columns-repeated="4"/>
        </table:table-row>
        <table:table-row table:style-name="ro1">
          <table:table-cell office:value-type="float" office:value="5564">
            <text:p>5564</text:p>
          </table:table-cell>
          <table:table-cell office:value-type="string">
            <text:p>Multichain Ventures</text:p>
          </table:table-cell>
          <table:table-cell office:value-type="string">
            <text:p>https://icomarks.com/ico/Multichain-Ventures</text:p>
          </table:table-cell>
          <table:table-cell table:number-columns-repeated="4"/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DAIN</text:p>
          </table:table-cell>
          <table:table-cell office:value-type="string">
            <text:p>https://icomarks.com/ico/DAIN</text:p>
          </table:table-cell>
          <table:table-cell table:number-columns-repeated="4"/>
        </table:table-row>
        <table:table-row table:style-name="ro1">
          <table:table-cell office:value-type="float" office:value="5568">
            <text:p>5568</text:p>
          </table:table-cell>
          <table:table-cell office:value-type="string">
            <text:p>Nexxus Rewards</text:p>
          </table:table-cell>
          <table:table-cell office:value-type="string">
            <text:p>https://icomarks.com/ico/Nexxus-Rewards</text:p>
          </table:table-cell>
          <table:table-cell table:number-columns-repeated="4"/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Karuschain</text:p>
          </table:table-cell>
          <table:table-cell office:value-type="string">
            <text:p>https://icomarks.com/ico/Karuschain</text:p>
          </table:table-cell>
          <table:table-cell table:number-columns-repeated="4"/>
        </table:table-row>
        <table:table-row table:style-name="ro1">
          <table:table-cell office:value-type="float" office:value="5570">
            <text:p>5570</text:p>
          </table:table-cell>
          <table:table-cell office:value-type="string">
            <text:p>Carbon Offset Initiative</text:p>
          </table:table-cell>
          <table:table-cell office:value-type="string">
            <text:p>https://icomarks.com/ico/Carbon-Offset-Initiative</text:p>
          </table:table-cell>
          <table:table-cell table:number-columns-repeated="4"/>
        </table:table-row>
        <table:table-row table:style-name="ro1">
          <table:table-cell office:value-type="float" office:value="5572">
            <text:p>5572</text:p>
          </table:table-cell>
          <table:table-cell office:value-type="string">
            <text:p>Wolfs Group</text:p>
          </table:table-cell>
          <table:table-cell office:value-type="string">
            <text:p>https://icomarks.com/ico/Wolfs-Group</text:p>
          </table:table-cell>
          <table:table-cell table:number-columns-repeated="4"/>
        </table:table-row>
        <table:table-row table:style-name="ro1">
          <table:table-cell office:value-type="float" office:value="5573">
            <text:p>5573</text:p>
          </table:table-cell>
          <table:table-cell office:value-type="string">
            <text:p>Cube Chain</text:p>
          </table:table-cell>
          <table:table-cell office:value-type="string">
            <text:p>https://icomarks.com/ico/Cube-Chain</text:p>
          </table:table-cell>
          <table:table-cell table:number-columns-repeated="4"/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Pawtocol</text:p>
          </table:table-cell>
          <table:table-cell office:value-type="string">
            <text:p>https://icomarks.com/ico/Pawtocol</text:p>
          </table:table-cell>
          <table:table-cell table:number-columns-repeated="4"/>
        </table:table-row>
        <table:table-row table:style-name="ro1">
          <table:table-cell office:value-type="float" office:value="5576">
            <text:p>5576</text:p>
          </table:table-cell>
          <table:table-cell office:value-type="string">
            <text:p>StiB</text:p>
          </table:table-cell>
          <table:table-cell office:value-type="string">
            <text:p>https://icomarks.com/ico/StiB</text:p>
          </table:table-cell>
          <table:table-cell table:number-columns-repeated="4"/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StepChain</text:p>
          </table:table-cell>
          <table:table-cell office:value-type="string">
            <text:p>https://icomarks.com/ico/StepChain</text:p>
          </table:table-cell>
          <table:table-cell table:number-columns-repeated="4"/>
        </table:table-row>
        <table:table-row table:style-name="ro1">
          <table:table-cell office:value-type="float" office:value="5578">
            <text:p>5578</text:p>
          </table:table-cell>
          <table:table-cell office:value-type="string">
            <text:p>Shopereum</text:p>
          </table:table-cell>
          <table:table-cell office:value-type="string">
            <text:p>https://icomarks.com/ico/Shopereum</text:p>
          </table:table-cell>
          <table:table-cell table:number-columns-repeated="4"/>
        </table:table-row>
        <table:table-row table:style-name="ro1">
          <table:table-cell office:value-type="float" office:value="5579">
            <text:p>5579</text:p>
          </table:table-cell>
          <table:table-cell office:value-type="string">
            <text:p>The Hustle App</text:p>
          </table:table-cell>
          <table:table-cell office:value-type="string">
            <text:p>https://icomarks.com/ico/The-Hustle-App</text:p>
          </table:table-cell>
          <table:table-cell table:number-columns-repeated="4"/>
        </table:table-row>
        <table:table-row table:style-name="ro1">
          <table:table-cell office:value-type="float" office:value="5580">
            <text:p>5580</text:p>
          </table:table-cell>
          <table:table-cell office:value-type="string">
            <text:p>Pocket Node</text:p>
          </table:table-cell>
          <table:table-cell office:value-type="string">
            <text:p>https://icomarks.com/ico/Pocket-Node</text:p>
          </table:table-cell>
          <table:table-cell table:number-columns-repeated="4"/>
        </table:table-row>
        <table:table-row table:style-name="ro1">
          <table:table-cell office:value-type="float" office:value="5581">
            <text:p>5581</text:p>
          </table:table-cell>
          <table:table-cell office:value-type="string">
            <text:p>TIG</text:p>
          </table:table-cell>
          <table:table-cell office:value-type="string">
            <text:p>https://icomarks.com/ico/TIG</text:p>
          </table:table-cell>
          <table:table-cell table:number-columns-repeated="4"/>
        </table:table-row>
        <table:table-row table:style-name="ro1">
          <table:table-cell office:value-type="float" office:value="5582">
            <text:p>5582</text:p>
          </table:table-cell>
          <table:table-cell office:value-type="string">
            <text:p>MegaLTR</text:p>
          </table:table-cell>
          <table:table-cell office:value-type="string">
            <text:p>https://icomarks.com/ico/MegaLTR</text:p>
          </table:table-cell>
          <table:table-cell table:number-columns-repeated="4"/>
        </table:table-row>
        <table:table-row table:style-name="ro1">
          <table:table-cell office:value-type="float" office:value="5583">
            <text:p>5583</text:p>
          </table:table-cell>
          <table:table-cell office:value-type="string">
            <text:p>Ixinium</text:p>
          </table:table-cell>
          <table:table-cell office:value-type="string">
            <text:p>https://icomarks.com/ico/Ixinium</text:p>
          </table:table-cell>
          <table:table-cell table:number-columns-repeated="4"/>
        </table:table-row>
        <table:table-row table:style-name="ro1">
          <table:table-cell office:value-type="float" office:value="5584">
            <text:p>5584</text:p>
          </table:table-cell>
          <table:table-cell office:value-type="string">
            <text:p>Torex</text:p>
          </table:table-cell>
          <table:table-cell office:value-type="string">
            <text:p>https://icomarks.com/ico/Torex</text:p>
          </table:table-cell>
          <table:table-cell table:number-columns-repeated="4"/>
        </table:table-row>
        <table:table-row table:style-name="ro1">
          <table:table-cell office:value-type="float" office:value="5585">
            <text:p>5585</text:p>
          </table:table-cell>
          <table:table-cell office:value-type="string">
            <text:p>MONNOS</text:p>
          </table:table-cell>
          <table:table-cell office:value-type="string">
            <text:p>https://icomarks.com/ico/MONNOS</text:p>
          </table:table-cell>
          <table:table-cell table:number-columns-repeated="4"/>
        </table:table-row>
        <table:table-row table:style-name="ro1">
          <table:table-cell office:value-type="float" office:value="5586">
            <text:p>5586</text:p>
          </table:table-cell>
          <table:table-cell office:value-type="string">
            <text:p>Juchating</text:p>
          </table:table-cell>
          <table:table-cell office:value-type="string">
            <text:p>https://icomarks.com/ico/Juchating</text:p>
          </table:table-cell>
          <table:table-cell table:number-columns-repeated="4"/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Freelanex</text:p>
          </table:table-cell>
          <table:table-cell office:value-type="string">
            <text:p>https://icomarks.com/ico/Freelanex</text:p>
          </table:table-cell>
          <table:table-cell table:number-columns-repeated="4"/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RideNode</text:p>
          </table:table-cell>
          <table:table-cell office:value-type="string">
            <text:p>https://icomarks.com/ico/RideNode</text:p>
          </table:table-cell>
          <table:table-cell table:number-columns-repeated="4"/>
        </table:table-row>
        <table:table-row table:style-name="ro1">
          <table:table-cell office:value-type="float" office:value="5590">
            <text:p>5590</text:p>
          </table:table-cell>
          <table:table-cell office:value-type="string">
            <text:p>PIXBY Project</text:p>
          </table:table-cell>
          <table:table-cell office:value-type="string">
            <text:p>https://icomarks.com/ico/PIXBY-Project</text:p>
          </table:table-cell>
          <table:table-cell table:number-columns-repeated="4"/>
        </table:table-row>
        <table:table-row table:style-name="ro1">
          <table:table-cell office:value-type="float" office:value="5591">
            <text:p>5591</text:p>
          </table:table-cell>
          <table:table-cell office:value-type="string">
            <text:p>BitKAM Network</text:p>
          </table:table-cell>
          <table:table-cell office:value-type="string">
            <text:p>https://icomarks.com/ico/BitKAM-Network</text:p>
          </table:table-cell>
          <table:table-cell table:number-columns-repeated="4"/>
        </table:table-row>
        <table:table-row table:style-name="ro1">
          <table:table-cell office:value-type="float" office:value="5592">
            <text:p>5592</text:p>
          </table:table-cell>
          <table:table-cell office:value-type="string">
            <text:p>Digital Wallet</text:p>
          </table:table-cell>
          <table:table-cell office:value-type="string">
            <text:p>https://icomarks.com/ico/Digital-Wallet</text:p>
          </table:table-cell>
          <table:table-cell table:number-columns-repeated="4"/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Natural Eco Carbon Coin</text:p>
          </table:table-cell>
          <table:table-cell office:value-type="string">
            <text:p>https://icomarks.com/ico/Natural-Eco-Carbon-Coin</text:p>
          </table:table-cell>
          <table:table-cell table:number-columns-repeated="4"/>
        </table:table-row>
        <table:table-row table:style-name="ro1">
          <table:table-cell office:value-type="float" office:value="5594">
            <text:p>5594</text:p>
          </table:table-cell>
          <table:table-cell office:value-type="string">
            <text:p>CitiOS</text:p>
          </table:table-cell>
          <table:table-cell office:value-type="string">
            <text:p>https://icomarks.com/ico/CitiOS</text:p>
          </table:table-cell>
          <table:table-cell table:number-columns-repeated="4"/>
        </table:table-row>
        <table:table-row table:style-name="ro1">
          <table:table-cell office:value-type="float" office:value="5595">
            <text:p>5595</text:p>
          </table:table-cell>
          <table:table-cell office:value-type="string">
            <text:p>BlobFlow</text:p>
          </table:table-cell>
          <table:table-cell office:value-type="string">
            <text:p>https://icomarks.com/ico/BlobFlow</text:p>
          </table:table-cell>
          <table:table-cell table:number-columns-repeated="4"/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K.im</text:p>
          </table:table-cell>
          <table:table-cell office:value-type="string">
            <text:p>https://icomarks.com/ico/K.im</text:p>
          </table:table-cell>
          <table:table-cell table:number-columns-repeated="4"/>
        </table:table-row>
        <table:table-row table:style-name="ro1">
          <table:table-cell office:value-type="float" office:value="5598">
            <text:p>5598</text:p>
          </table:table-cell>
          <table:table-cell office:value-type="string">
            <text:p>C Estates</text:p>
          </table:table-cell>
          <table:table-cell office:value-type="string">
            <text:p>https://icomarks.com/ico/C-Estates</text:p>
          </table:table-cell>
          <table:table-cell table:number-columns-repeated="4"/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KAVA</text:p>
          </table:table-cell>
          <table:table-cell office:value-type="string">
            <text:p>https://icomarks.com/ico/KAVA</text:p>
          </table:table-cell>
          <table:table-cell table:number-columns-repeated="4"/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Bankaero</text:p>
          </table:table-cell>
          <table:table-cell office:value-type="string">
            <text:p>https://icomarks.com/ico/Bankaero</text:p>
          </table:table-cell>
          <table:table-cell table:number-columns-repeated="4"/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GBC KOREA</text:p>
          </table:table-cell>
          <table:table-cell office:value-type="string">
            <text:p>https://icomarks.com/ico/GBC-KOREA</text:p>
          </table:table-cell>
          <table:table-cell table:number-columns-repeated="4"/>
        </table:table-row>
        <table:table-row table:style-name="ro1">
          <table:table-cell office:value-type="float" office:value="5604">
            <text:p>5604</text:p>
          </table:table-cell>
          <table:table-cell office:value-type="string">
            <text:p>Smart Trade Coin</text:p>
          </table:table-cell>
          <table:table-cell office:value-type="string">
            <text:p>https://icomarks.com/ico/Smart-Trade-Coin</text:p>
          </table:table-cell>
          <table:table-cell table:number-columns-repeated="4"/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UssCyber</text:p>
          </table:table-cell>
          <table:table-cell office:value-type="string">
            <text:p>https://icomarks.com/ico/UssCyber</text:p>
          </table:table-cell>
          <table:table-cell table:number-columns-repeated="4"/>
        </table:table-row>
        <table:table-row table:style-name="ro1">
          <table:table-cell office:value-type="float" office:value="5608">
            <text:p>5608</text:p>
          </table:table-cell>
          <table:table-cell office:value-type="string">
            <text:p>Statizex</text:p>
          </table:table-cell>
          <table:table-cell office:value-type="string">
            <text:p>https://icomarks.com/ico/Statizex</text:p>
          </table:table-cell>
          <table:table-cell table:number-columns-repeated="4"/>
        </table:table-row>
        <table:table-row table:style-name="ro1">
          <table:table-cell office:value-type="float" office:value="5609">
            <text:p>5609</text:p>
          </table:table-cell>
          <table:table-cell office:value-type="string">
            <text:p>Super 8</text:p>
          </table:table-cell>
          <table:table-cell office:value-type="string">
            <text:p>https://icomarks.com/ico/Super-8</text:p>
          </table:table-cell>
          <table:table-cell table:number-columns-repeated="4"/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GoldeNugget</text:p>
          </table:table-cell>
          <table:table-cell office:value-type="string">
            <text:p>https://icomarks.com/ico/GoldeNugget</text:p>
          </table:table-cell>
          <table:table-cell table:number-columns-repeated="4"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FESS Chain</text:p>
          </table:table-cell>
          <table:table-cell office:value-type="string">
            <text:p>https://icomarks.com/ico/FESS-Chain</text:p>
          </table:table-cell>
          <table:table-cell table:number-columns-repeated="4"/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DEXA Coin</text:p>
          </table:table-cell>
          <table:table-cell office:value-type="string">
            <text:p>https://icomarks.com/ico/DEXA-Coin</text:p>
          </table:table-cell>
          <table:table-cell table:number-columns-repeated="4"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ASTRcoin</text:p>
          </table:table-cell>
          <table:table-cell office:value-type="string">
            <text:p>https://icomarks.com/ico/ASTRcoin</text:p>
          </table:table-cell>
          <table:table-cell table:number-columns-repeated="4"/>
        </table:table-row>
        <table:table-row table:style-name="ro1">
          <table:table-cell office:value-type="float" office:value="5614">
            <text:p>5614</text:p>
          </table:table-cell>
          <table:table-cell office:value-type="string">
            <text:p>Navibration</text:p>
          </table:table-cell>
          <table:table-cell office:value-type="string">
            <text:p>https://icomarks.com/ico/Navibration</text:p>
          </table:table-cell>
          <table:table-cell table:number-columns-repeated="4"/>
        </table:table-row>
        <table:table-row table:style-name="ro1">
          <table:table-cell office:value-type="float" office:value="5616">
            <text:p>5616</text:p>
          </table:table-cell>
          <table:table-cell office:value-type="string">
            <text:p>Curate</text:p>
          </table:table-cell>
          <table:table-cell office:value-type="string">
            <text:p>https://icomarks.com/ico/Curate</text:p>
          </table:table-cell>
          <table:table-cell table:number-columns-repeated="4"/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AlphaX</text:p>
          </table:table-cell>
          <table:table-cell office:value-type="string">
            <text:p>https://icomarks.com/ico/AlphaX</text:p>
          </table:table-cell>
          <table:table-cell table:number-columns-repeated="4"/>
        </table:table-row>
        <table:table-row table:style-name="ro1">
          <table:table-cell office:value-type="float" office:value="5618">
            <text:p>5618</text:p>
          </table:table-cell>
          <table:table-cell office:value-type="string">
            <text:p>Captive</text:p>
          </table:table-cell>
          <table:table-cell office:value-type="string">
            <text:p>https://icomarks.com/ico/Captive</text:p>
          </table:table-cell>
          <table:table-cell table:number-columns-repeated="4"/>
        </table:table-row>
        <table:table-row table:style-name="ro1">
          <table:table-cell office:value-type="float" office:value="5619">
            <text:p>5619</text:p>
          </table:table-cell>
          <table:table-cell office:value-type="string">
            <text:p>CazPlus</text:p>
          </table:table-cell>
          <table:table-cell office:value-type="string">
            <text:p>https://icomarks.com/ico/CazPlus</text:p>
          </table:table-cell>
          <table:table-cell table:number-columns-repeated="4"/>
        </table:table-row>
        <table:table-row table:style-name="ro1">
          <table:table-cell office:value-type="float" office:value="5620">
            <text:p>5620</text:p>
          </table:table-cell>
          <table:table-cell office:value-type="string">
            <text:p>DIVO</text:p>
          </table:table-cell>
          <table:table-cell office:value-type="string">
            <text:p>https://icomarks.com/ico/DIVO</text:p>
          </table:table-cell>
          <table:table-cell table:number-columns-repeated="4"/>
        </table:table-row>
        <table:table-row table:style-name="ro1">
          <table:table-cell office:value-type="float" office:value="5621">
            <text:p>5621</text:p>
          </table:table-cell>
          <table:table-cell office:value-type="string">
            <text:p>BeatzCoin</text:p>
          </table:table-cell>
          <table:table-cell office:value-type="string">
            <text:p>https://icomarks.com/ico/BeatzCoin</text:p>
          </table:table-cell>
          <table:table-cell table:number-columns-repeated="4"/>
        </table:table-row>
        <table:table-row table:style-name="ro1">
          <table:table-cell office:value-type="float" office:value="5622">
            <text:p>5622</text:p>
          </table:table-cell>
          <table:table-cell office:value-type="string">
            <text:p>USNS</text:p>
          </table:table-cell>
          <table:table-cell office:value-type="string">
            <text:p>https://icomarks.com/ico/USNS</text:p>
          </table:table-cell>
          <table:table-cell table:number-columns-repeated="4"/>
        </table:table-row>
        <table:table-row table:style-name="ro1">
          <table:table-cell office:value-type="float" office:value="5623">
            <text:p>5623</text:p>
          </table:table-cell>
          <table:table-cell office:value-type="string">
            <text:p>BitWings</text:p>
          </table:table-cell>
          <table:table-cell office:value-type="string">
            <text:p>https://icomarks.com/ico/BitWings</text:p>
          </table:table-cell>
          <table:table-cell table:number-columns-repeated="4"/>
        </table:table-row>
        <table:table-row table:style-name="ro1">
          <table:table-cell office:value-type="float" office:value="5624">
            <text:p>5624</text:p>
          </table:table-cell>
          <table:table-cell office:value-type="string">
            <text:p>ATECH</text:p>
          </table:table-cell>
          <table:table-cell office:value-type="string">
            <text:p>https://icomarks.com/ico/ATECH</text:p>
          </table:table-cell>
          <table:table-cell table:number-columns-repeated="4"/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Wish Chain</text:p>
          </table:table-cell>
          <table:table-cell office:value-type="string">
            <text:p>https://icomarks.com/ico/Wish-Chain</text:p>
          </table:table-cell>
          <table:table-cell table:number-columns-repeated="4"/>
        </table:table-row>
        <table:table-row table:style-name="ro1">
          <table:table-cell office:value-type="float" office:value="5629">
            <text:p>5629</text:p>
          </table:table-cell>
          <table:table-cell office:value-type="string">
            <text:p>Payment Porte</text:p>
          </table:table-cell>
          <table:table-cell office:value-type="string">
            <text:p>https://icomarks.com/ico/Payment-Porte</text:p>
          </table:table-cell>
          <table:table-cell table:number-columns-repeated="4"/>
        </table:table-row>
        <table:table-row table:style-name="ro1">
          <table:table-cell office:value-type="float" office:value="5630">
            <text:p>5630</text:p>
          </table:table-cell>
          <table:table-cell office:value-type="string">
            <text:p>RachelX</text:p>
          </table:table-cell>
          <table:table-cell office:value-type="string">
            <text:p>https://icomarks.com/ico/RachelX</text:p>
          </table:table-cell>
          <table:table-cell table:number-columns-repeated="4"/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CPUcoin</text:p>
          </table:table-cell>
          <table:table-cell office:value-type="string">
            <text:p>https://icomarks.com/ico/CPUcoin</text:p>
          </table:table-cell>
          <table:table-cell table:number-columns-repeated="4"/>
        </table:table-row>
        <table:table-row table:style-name="ro1">
          <table:table-cell office:value-type="float" office:value="5633">
            <text:p>5633</text:p>
          </table:table-cell>
          <table:table-cell office:value-type="string">
            <text:p>Castweet</text:p>
          </table:table-cell>
          <table:table-cell office:value-type="string">
            <text:p>https://icomarks.com/ico/Castweet</text:p>
          </table:table-cell>
          <table:table-cell table:number-columns-repeated="4"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Axel</text:p>
          </table:table-cell>
          <table:table-cell office:value-type="string">
            <text:p>https://icomarks.com/ico/Axel</text:p>
          </table:table-cell>
          <table:table-cell table:number-columns-repeated="4"/>
        </table:table-row>
        <table:table-row table:style-name="ro1">
          <table:table-cell office:value-type="float" office:value="5636">
            <text:p>5636</text:p>
          </table:table-cell>
          <table:table-cell office:value-type="string">
            <text:p>Porus</text:p>
          </table:table-cell>
          <table:table-cell office:value-type="string">
            <text:p>https://icomarks.com/ico/Porus</text:p>
          </table:table-cell>
          <table:table-cell table:number-columns-repeated="4"/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Hinto</text:p>
          </table:table-cell>
          <table:table-cell office:value-type="string">
            <text:p>https://icomarks.com/ico/Hinto</text:p>
          </table:table-cell>
          <table:table-cell table:number-columns-repeated="4"/>
        </table:table-row>
        <table:table-row table:style-name="ro1">
          <table:table-cell office:value-type="float" office:value="5639">
            <text:p>5639</text:p>
          </table:table-cell>
          <table:table-cell office:value-type="string">
            <text:p>Telecoin</text:p>
          </table:table-cell>
          <table:table-cell office:value-type="string">
            <text:p>https://icomarks.com/ico/Telecoin</text:p>
          </table:table-cell>
          <table:table-cell table:number-columns-repeated="4"/>
        </table:table-row>
        <table:table-row table:style-name="ro1">
          <table:table-cell office:value-type="float" office:value="5640">
            <text:p>5640</text:p>
          </table:table-cell>
          <table:table-cell office:value-type="string">
            <text:p>Nesten</text:p>
          </table:table-cell>
          <table:table-cell office:value-type="string">
            <text:p>https://icomarks.com/ico/Nesten</text:p>
          </table:table-cell>
          <table:table-cell table:number-columns-repeated="4"/>
        </table:table-row>
        <table:table-row table:style-name="ro1">
          <table:table-cell office:value-type="float" office:value="5641">
            <text:p>5641</text:p>
          </table:table-cell>
          <table:table-cell office:value-type="string">
            <text:p>ISKRA</text:p>
          </table:table-cell>
          <table:table-cell office:value-type="string">
            <text:p>https://icomarks.com/ico/ISKRA</text:p>
          </table:table-cell>
          <table:table-cell table:number-columns-repeated="4"/>
        </table:table-row>
        <table:table-row table:style-name="ro1">
          <table:table-cell office:value-type="float" office:value="5644">
            <text:p>5644</text:p>
          </table:table-cell>
          <table:table-cell office:value-type="string">
            <text:p>ULTRA</text:p>
          </table:table-cell>
          <table:table-cell office:value-type="string">
            <text:p>https://icomarks.com/ico/ULTRA</text:p>
          </table:table-cell>
          <table:table-cell table:number-columns-repeated="4"/>
        </table:table-row>
        <table:table-row table:style-name="ro1">
          <table:table-cell office:value-type="float" office:value="5645">
            <text:p>5645</text:p>
          </table:table-cell>
          <table:table-cell office:value-type="string">
            <text:p>Swace</text:p>
          </table:table-cell>
          <table:table-cell office:value-type="string">
            <text:p>https://icomarks.com/ico/Swace</text:p>
          </table:table-cell>
          <table:table-cell table:number-columns-repeated="4"/>
        </table:table-row>
        <table:table-row table:style-name="ro1">
          <table:table-cell office:value-type="float" office:value="5646">
            <text:p>5646</text:p>
          </table:table-cell>
          <table:table-cell office:value-type="string">
            <text:p>SwapZilla</text:p>
          </table:table-cell>
          <table:table-cell office:value-type="string">
            <text:p>https://icomarks.com/ico/SwapZilla</text:p>
          </table:table-cell>
          <table:table-cell table:number-columns-repeated="4"/>
        </table:table-row>
        <table:table-row table:style-name="ro1">
          <table:table-cell office:value-type="float" office:value="5647">
            <text:p>5647</text:p>
          </table:table-cell>
          <table:table-cell office:value-type="string">
            <text:p>Coin Island Air</text:p>
          </table:table-cell>
          <table:table-cell office:value-type="string">
            <text:p>https://icomarks.com/ico/Coin-Island-Air</text:p>
          </table:table-cell>
          <table:table-cell table:number-columns-repeated="4"/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Bither</text:p>
          </table:table-cell>
          <table:table-cell office:value-type="string">
            <text:p>https://icomarks.com/ico/Bither</text:p>
          </table:table-cell>
          <table:table-cell table:number-columns-repeated="4"/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Betmatch</text:p>
          </table:table-cell>
          <table:table-cell office:value-type="string">
            <text:p>https://icomarks.com/ico/Betmatch</text:p>
          </table:table-cell>
          <table:table-cell table:number-columns-repeated="4"/>
        </table:table-row>
        <table:table-row table:style-name="ro1">
          <table:table-cell office:value-type="float" office:value="5651">
            <text:p>5651</text:p>
          </table:table-cell>
          <table:table-cell office:value-type="string">
            <text:p>MACH Project</text:p>
          </table:table-cell>
          <table:table-cell office:value-type="string">
            <text:p>https://icomarks.com/ico/MACH-Project</text:p>
          </table:table-cell>
          <table:table-cell table:number-columns-repeated="4"/>
        </table:table-row>
        <table:table-row table:style-name="ro1">
          <table:table-cell office:value-type="float" office:value="5652">
            <text:p>5652</text:p>
          </table:table-cell>
          <table:table-cell office:value-type="string">
            <text:p>cryptoFranchise</text:p>
          </table:table-cell>
          <table:table-cell office:value-type="string">
            <text:p>https://icomarks.com/ico/cryptoFranchise</text:p>
          </table:table-cell>
          <table:table-cell table:number-columns-repeated="4"/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Bitway</text:p>
          </table:table-cell>
          <table:table-cell office:value-type="string">
            <text:p>https://icomarks.com/ico/Bitway</text:p>
          </table:table-cell>
          <table:table-cell table:number-columns-repeated="4"/>
        </table:table-row>
        <table:table-row table:style-name="ro1">
          <table:table-cell office:value-type="float" office:value="5654">
            <text:p>5654</text:p>
          </table:table-cell>
          <table:table-cell office:value-type="string">
            <text:p>Mitoshi</text:p>
          </table:table-cell>
          <table:table-cell office:value-type="string">
            <text:p>https://icomarks.com/ico/Mitoshi</text:p>
          </table:table-cell>
          <table:table-cell table:number-columns-repeated="4"/>
        </table:table-row>
        <table:table-row table:style-name="ro1">
          <table:table-cell office:value-type="float" office:value="5655">
            <text:p>5655</text:p>
          </table:table-cell>
          <table:table-cell office:value-type="string">
            <text:p>Storichain</text:p>
          </table:table-cell>
          <table:table-cell office:value-type="string">
            <text:p>https://icomarks.com/ico/Storichain</text:p>
          </table:table-cell>
          <table:table-cell table:number-columns-repeated="4"/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MarketC</text:p>
          </table:table-cell>
          <table:table-cell office:value-type="string">
            <text:p>https://icomarks.com/ico/MarketC</text:p>
          </table:table-cell>
          <table:table-cell table:number-columns-repeated="4"/>
        </table:table-row>
        <table:table-row table:style-name="ro1">
          <table:table-cell office:value-type="float" office:value="5657">
            <text:p>5657</text:p>
          </table:table-cell>
          <table:table-cell office:value-type="string">
            <text:p>Dayta</text:p>
          </table:table-cell>
          <table:table-cell office:value-type="string">
            <text:p>https://icomarks.com/ico/Dayta</text:p>
          </table:table-cell>
          <table:table-cell table:number-columns-repeated="4"/>
        </table:table-row>
        <table:table-row table:style-name="ro1">
          <table:table-cell office:value-type="float" office:value="5659">
            <text:p>5659</text:p>
          </table:table-cell>
          <table:table-cell office:value-type="string">
            <text:p>Origin Foundation</text:p>
          </table:table-cell>
          <table:table-cell office:value-type="string">
            <text:p>https://icomarks.com/ico/Origin-Foundation</text:p>
          </table:table-cell>
          <table:table-cell table:number-columns-repeated="4"/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SportX</text:p>
          </table:table-cell>
          <table:table-cell office:value-type="string">
            <text:p>https://icomarks.com/ico/SportX</text:p>
          </table:table-cell>
          <table:table-cell table:number-columns-repeated="4"/>
        </table:table-row>
        <table:table-row table:style-name="ro1">
          <table:table-cell office:value-type="float" office:value="5661">
            <text:p>5661</text:p>
          </table:table-cell>
          <table:table-cell office:value-type="string">
            <text:p>Zoptax</text:p>
          </table:table-cell>
          <table:table-cell office:value-type="string">
            <text:p>https://icomarks.com/ico/Zoptax</text:p>
          </table:table-cell>
          <table:table-cell table:number-columns-repeated="4"/>
        </table:table-row>
        <table:table-row table:style-name="ro1">
          <table:table-cell office:value-type="float" office:value="5663">
            <text:p>5663</text:p>
          </table:table-cell>
          <table:table-cell office:value-type="string">
            <text:p>Zest</text:p>
          </table:table-cell>
          <table:table-cell office:value-type="string">
            <text:p>https://icomarks.com/ico/Zest</text:p>
          </table:table-cell>
          <table:table-cell table:number-columns-repeated="4"/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Hiway</text:p>
          </table:table-cell>
          <table:table-cell office:value-type="string">
            <text:p>https://icomarks.com/ico/Hiway</text:p>
          </table:table-cell>
          <table:table-cell table:number-columns-repeated="4"/>
        </table:table-row>
        <table:table-row table:style-name="ro1">
          <table:table-cell office:value-type="float" office:value="5665">
            <text:p>5665</text:p>
          </table:table-cell>
          <table:table-cell office:value-type="string">
            <text:p>Smathium</text:p>
          </table:table-cell>
          <table:table-cell office:value-type="string">
            <text:p>https://icomarks.com/ico/Smathium</text:p>
          </table:table-cell>
          <table:table-cell table:number-columns-repeated="4"/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Alphacon</text:p>
          </table:table-cell>
          <table:table-cell office:value-type="string">
            <text:p>https://icomarks.com/ico/Alphacon</text:p>
          </table:table-cell>
          <table:table-cell table:number-columns-repeated="4"/>
        </table:table-row>
        <table:table-row table:style-name="ro1">
          <table:table-cell office:value-type="float" office:value="5667">
            <text:p>5667</text:p>
          </table:table-cell>
          <table:table-cell office:value-type="string">
            <text:p>Uncloak</text:p>
          </table:table-cell>
          <table:table-cell office:value-type="string">
            <text:p>https://icomarks.com/ico/Uncloak</text:p>
          </table:table-cell>
          <table:table-cell table:number-columns-repeated="4"/>
        </table:table-row>
        <table:table-row table:style-name="ro1">
          <table:table-cell office:value-type="float" office:value="5668">
            <text:p>5668</text:p>
          </table:table-cell>
          <table:table-cell office:value-type="string">
            <text:p>Guider</text:p>
          </table:table-cell>
          <table:table-cell office:value-type="string">
            <text:p>https://icomarks.com/ico/Guider</text:p>
          </table:table-cell>
          <table:table-cell table:number-columns-repeated="4"/>
        </table:table-row>
        <table:table-row table:style-name="ro1">
          <table:table-cell office:value-type="float" office:value="5670">
            <text:p>5670</text:p>
          </table:table-cell>
          <table:table-cell office:value-type="string">
            <text:p>Autonomy</text:p>
          </table:table-cell>
          <table:table-cell office:value-type="string">
            <text:p>https://icomarks.com/ico/Autonomy</text:p>
          </table:table-cell>
          <table:table-cell table:number-columns-repeated="4"/>
        </table:table-row>
        <table:table-row table:style-name="ro1">
          <table:table-cell office:value-type="float" office:value="5672">
            <text:p>5672</text:p>
          </table:table-cell>
          <table:table-cell office:value-type="string">
            <text:p>Jobchain</text:p>
          </table:table-cell>
          <table:table-cell office:value-type="string">
            <text:p>https://icomarks.com/ico/Jobchain</text:p>
          </table:table-cell>
          <table:table-cell table:number-columns-repeated="4"/>
        </table:table-row>
        <table:table-row table:style-name="ro1">
          <table:table-cell office:value-type="float" office:value="5674">
            <text:p>5674</text:p>
          </table:table-cell>
          <table:table-cell office:value-type="string">
            <text:p>Biido</text:p>
          </table:table-cell>
          <table:table-cell office:value-type="string">
            <text:p>https://icomarks.com/ico/Biido</text:p>
          </table:table-cell>
          <table:table-cell table:number-columns-repeated="4"/>
        </table:table-row>
        <table:table-row table:style-name="ro1">
          <table:table-cell office:value-type="float" office:value="5675">
            <text:p>5675</text:p>
          </table:table-cell>
          <table:table-cell office:value-type="string">
            <text:p>Global Property Register</text:p>
          </table:table-cell>
          <table:table-cell office:value-type="string">
            <text:p>https://icomarks.com/ico/Global-Property-Register</text:p>
          </table:table-cell>
          <table:table-cell table:number-columns-repeated="4"/>
        </table:table-row>
        <table:table-row table:style-name="ro1">
          <table:table-cell office:value-type="float" office:value="5676">
            <text:p>5676</text:p>
          </table:table-cell>
          <table:table-cell office:value-type="string">
            <text:p>Tripedia</text:p>
          </table:table-cell>
          <table:table-cell office:value-type="string">
            <text:p>https://icomarks.com/ico/Tripedia</text:p>
          </table:table-cell>
          <table:table-cell table:number-columns-repeated="4"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Cherry Cube</text:p>
          </table:table-cell>
          <table:table-cell office:value-type="string">
            <text:p>https://icomarks.com/ico/Cherry-Cube</text:p>
          </table:table-cell>
          <table:table-cell table:number-columns-repeated="4"/>
        </table:table-row>
        <table:table-row table:style-name="ro1">
          <table:table-cell office:value-type="float" office:value="5679">
            <text:p>5679</text:p>
          </table:table-cell>
          <table:table-cell office:value-type="string">
            <text:p>xCrypt</text:p>
          </table:table-cell>
          <table:table-cell office:value-type="string">
            <text:p>https://icomarks.com/ico/xCrypt</text:p>
          </table:table-cell>
          <table:table-cell table:number-columns-repeated="4"/>
        </table:table-row>
        <table:table-row table:style-name="ro1">
          <table:table-cell office:value-type="float" office:value="5680">
            <text:p>5680</text:p>
          </table:table-cell>
          <table:table-cell office:value-type="string">
            <text:p>NEMODaX</text:p>
          </table:table-cell>
          <table:table-cell office:value-type="string">
            <text:p>https://icomarks.com/ico/NEMODaX</text:p>
          </table:table-cell>
          <table:table-cell table:number-columns-repeated="4"/>
        </table:table-row>
        <table:table-row table:style-name="ro1">
          <table:table-cell office:value-type="float" office:value="5681">
            <text:p>5681</text:p>
          </table:table-cell>
          <table:table-cell office:value-type="string">
            <text:p>TranslateMe</text:p>
          </table:table-cell>
          <table:table-cell office:value-type="string">
            <text:p>https://icomarks.com/ico/TranslateMe</text:p>
          </table:table-cell>
          <table:table-cell table:number-columns-repeated="4"/>
        </table:table-row>
        <table:table-row table:style-name="ro1">
          <table:table-cell office:value-type="float" office:value="5682">
            <text:p>5682</text:p>
          </table:table-cell>
          <table:table-cell office:value-type="string">
            <text:p>ExploreCoin</text:p>
          </table:table-cell>
          <table:table-cell office:value-type="string">
            <text:p>https://icomarks.com/ico/ExploreCoin</text:p>
          </table:table-cell>
          <table:table-cell table:number-columns-repeated="4"/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Silica neXus</text:p>
          </table:table-cell>
          <table:table-cell office:value-type="string">
            <text:p>https://icomarks.com/ico/Silica-neXus</text:p>
          </table:table-cell>
          <table:table-cell table:number-columns-repeated="4"/>
        </table:table-row>
        <table:table-row table:style-name="ro1">
          <table:table-cell office:value-type="float" office:value="5684">
            <text:p>5684</text:p>
          </table:table-cell>
          <table:table-cell office:value-type="string">
            <text:p>Azultec</text:p>
          </table:table-cell>
          <table:table-cell office:value-type="string">
            <text:p>https://icomarks.com/ico/Azultec</text:p>
          </table:table-cell>
          <table:table-cell table:number-columns-repeated="4"/>
        </table:table-row>
        <table:table-row table:style-name="ro1">
          <table:table-cell office:value-type="float" office:value="5686">
            <text:p>5686</text:p>
          </table:table-cell>
          <table:table-cell office:value-type="string">
            <text:p>Migranet</text:p>
          </table:table-cell>
          <table:table-cell office:value-type="string">
            <text:p>https://icomarks.com/ico/Migranet</text:p>
          </table:table-cell>
          <table:table-cell table:number-columns-repeated="4"/>
        </table:table-row>
        <table:table-row table:style-name="ro1">
          <table:table-cell office:value-type="float" office:value="5687">
            <text:p>5687</text:p>
          </table:table-cell>
          <table:table-cell office:value-type="string">
            <text:p>Allive</text:p>
          </table:table-cell>
          <table:table-cell office:value-type="string">
            <text:p>https://icomarks.com/ico/Allive</text:p>
          </table:table-cell>
          <table:table-cell table:number-columns-repeated="4"/>
        </table:table-row>
        <table:table-row table:style-name="ro1">
          <table:table-cell office:value-type="float" office:value="5688">
            <text:p>5688</text:p>
          </table:table-cell>
          <table:table-cell office:value-type="string">
            <text:p>Connectome</text:p>
          </table:table-cell>
          <table:table-cell office:value-type="string">
            <text:p>https://icomarks.com/ico/Connectome</text:p>
          </table:table-cell>
          <table:table-cell table:number-columns-repeated="4"/>
        </table:table-row>
        <table:table-row table:style-name="ro1">
          <table:table-cell office:value-type="float" office:value="5689">
            <text:p>5689</text:p>
          </table:table-cell>
          <table:table-cell office:value-type="string">
            <text:p>Rapidz</text:p>
          </table:table-cell>
          <table:table-cell office:value-type="string">
            <text:p>https://icomarks.com/ico/Rapidz</text:p>
          </table:table-cell>
          <table:table-cell table:number-columns-repeated="4"/>
        </table:table-row>
        <table:table-row table:style-name="ro1">
          <table:table-cell office:value-type="float" office:value="5691">
            <text:p>5691</text:p>
          </table:table-cell>
          <table:table-cell office:value-type="string">
            <text:p>Thundercore</text:p>
          </table:table-cell>
          <table:table-cell office:value-type="string">
            <text:p>https://icomarks.com/ico/Thundercore</text:p>
          </table:table-cell>
          <table:table-cell table:number-columns-repeated="4"/>
        </table:table-row>
        <table:table-row table:style-name="ro1">
          <table:table-cell office:value-type="float" office:value="5692">
            <text:p>5692</text:p>
          </table:table-cell>
          <table:table-cell office:value-type="string">
            <text:p>Volum</text:p>
          </table:table-cell>
          <table:table-cell office:value-type="string">
            <text:p>https://icomarks.com/ico/Volum</text:p>
          </table:table-cell>
          <table:table-cell table:number-columns-repeated="4"/>
        </table:table-row>
        <table:table-row table:style-name="ro1">
          <table:table-cell office:value-type="float" office:value="5693">
            <text:p>5693</text:p>
          </table:table-cell>
          <table:table-cell office:value-type="string">
            <text:p>Fashion Coin</text:p>
          </table:table-cell>
          <table:table-cell office:value-type="string">
            <text:p>https://icomarks.com/ico/Fashion-Coin</text:p>
          </table:table-cell>
          <table:table-cell table:number-columns-repeated="4"/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Airsave Travel</text:p>
          </table:table-cell>
          <table:table-cell office:value-type="string">
            <text:p>https://icomarks.com/ico/Airsave-Travel</text:p>
          </table:table-cell>
          <table:table-cell table:number-columns-repeated="4"/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ClinicAll</text:p>
          </table:table-cell>
          <table:table-cell office:value-type="string">
            <text:p>https://icomarks.com/ico/ClinicAll</text:p>
          </table:table-cell>
          <table:table-cell table:number-columns-repeated="4"/>
        </table:table-row>
        <table:table-row table:style-name="ro1">
          <table:table-cell office:value-type="float" office:value="5696">
            <text:p>5696</text:p>
          </table:table-cell>
          <table:table-cell office:value-type="string">
            <text:p>Trias</text:p>
          </table:table-cell>
          <table:table-cell office:value-type="string">
            <text:p>https://icomarks.com/ico/Trias</text:p>
          </table:table-cell>
          <table:table-cell table:number-columns-repeated="4"/>
        </table:table-row>
        <table:table-row table:style-name="ro1">
          <table:table-cell office:value-type="float" office:value="5697">
            <text:p>5697</text:p>
          </table:table-cell>
          <table:table-cell office:value-type="string">
            <text:p>Ocean Protocol</text:p>
          </table:table-cell>
          <table:table-cell office:value-type="string">
            <text:p>https://icomarks.com/ico/Ocean-Protocol</text:p>
          </table:table-cell>
          <table:table-cell table:number-columns-repeated="4"/>
        </table:table-row>
        <table:table-row table:style-name="ro1">
          <table:table-cell office:value-type="float" office:value="5698">
            <text:p>5698</text:p>
          </table:table-cell>
          <table:table-cell office:value-type="string">
            <text:p>Jura</text:p>
          </table:table-cell>
          <table:table-cell office:value-type="string">
            <text:p>https://icomarks.com/ico/Jura</text:p>
          </table:table-cell>
          <table:table-cell table:number-columns-repeated="4"/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Tunetrade</text:p>
          </table:table-cell>
          <table:table-cell office:value-type="string">
            <text:p>https://icomarks.com/ico/Tunetrade</text:p>
          </table:table-cell>
          <table:table-cell table:number-columns-repeated="4"/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Faireum</text:p>
          </table:table-cell>
          <table:table-cell office:value-type="string">
            <text:p>https://icomarks.com/ico/Faireum</text:p>
          </table:table-cell>
          <table:table-cell table:number-columns-repeated="4"/>
        </table:table-row>
        <table:table-row table:style-name="ro1">
          <table:table-cell office:value-type="float" office:value="5701">
            <text:p>5701</text:p>
          </table:table-cell>
          <table:table-cell office:value-type="string">
            <text:p>Farm2Kitchen</text:p>
          </table:table-cell>
          <table:table-cell office:value-type="string">
            <text:p>https://icomarks.com/ico/Farm2Kitchen</text:p>
          </table:table-cell>
          <table:table-cell table:number-columns-repeated="4"/>
        </table:table-row>
        <table:table-row table:style-name="ro1">
          <table:table-cell office:value-type="float" office:value="5702">
            <text:p>5702</text:p>
          </table:table-cell>
          <table:table-cell office:value-type="string">
            <text:p>NUVO</text:p>
          </table:table-cell>
          <table:table-cell office:value-type="string">
            <text:p>https://icomarks.com/ico/NUVO</text:p>
          </table:table-cell>
          <table:table-cell table:number-columns-repeated="4"/>
        </table:table-row>
        <table:table-row table:style-name="ro1">
          <table:table-cell office:value-type="float" office:value="5703">
            <text:p>5703</text:p>
          </table:table-cell>
          <table:table-cell office:value-type="string">
            <text:p>GTEX Gaming Platform</text:p>
          </table:table-cell>
          <table:table-cell office:value-type="string">
            <text:p>https://icomarks.com/ico/GTEX-Gaming-Platform</text:p>
          </table:table-cell>
          <table:table-cell table:number-columns-repeated="4"/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OATH Protocol</text:p>
          </table:table-cell>
          <table:table-cell office:value-type="string">
            <text:p>https://icomarks.com/ico/OATH-Protocol</text:p>
          </table:table-cell>
          <table:table-cell table:number-columns-repeated="4"/>
        </table:table-row>
        <table:table-row table:style-name="ro1">
          <table:table-cell office:value-type="float" office:value="5705">
            <text:p>5705</text:p>
          </table:table-cell>
          <table:table-cell office:value-type="string">
            <text:p>Blockcloud</text:p>
          </table:table-cell>
          <table:table-cell office:value-type="string">
            <text:p>https://icomarks.com/ico/Blockcloud</text:p>
          </table:table-cell>
          <table:table-cell table:number-columns-repeated="4"/>
        </table:table-row>
        <table:table-row table:style-name="ro1">
          <table:table-cell office:value-type="float" office:value="5706">
            <text:p>5706</text:p>
          </table:table-cell>
          <table:table-cell office:value-type="string">
            <text:p>Link by BlockMason</text:p>
          </table:table-cell>
          <table:table-cell office:value-type="string">
            <text:p>https://icomarks.com/ico/Link-by-BlockMason</text:p>
          </table:table-cell>
          <table:table-cell table:number-columns-repeated="4"/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YellowBetter</text:p>
          </table:table-cell>
          <table:table-cell office:value-type="string">
            <text:p>https://icomarks.com/ico/YellowBetter</text:p>
          </table:table-cell>
          <table:table-cell table:number-columns-repeated="4"/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Green Funding Coin</text:p>
          </table:table-cell>
          <table:table-cell office:value-type="string">
            <text:p>https://icomarks.com/ico/Green-Funding-Coin</text:p>
          </table:table-cell>
          <table:table-cell table:number-columns-repeated="4"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Grabity</text:p>
          </table:table-cell>
          <table:table-cell office:value-type="string">
            <text:p>https://icomarks.com/ico/Grabity</text:p>
          </table:table-cell>
          <table:table-cell table:number-columns-repeated="4"/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PUBLISH</text:p>
          </table:table-cell>
          <table:table-cell office:value-type="string">
            <text:p>https://icomarks.com/ico/PUBLISH</text:p>
          </table:table-cell>
          <table:table-cell table:number-columns-repeated="4"/>
        </table:table-row>
        <table:table-row table:style-name="ro1">
          <table:table-cell office:value-type="float" office:value="5711">
            <text:p>5711</text:p>
          </table:table-cell>
          <table:table-cell office:value-type="string">
            <text:p>Kronn</text:p>
          </table:table-cell>
          <table:table-cell office:value-type="string">
            <text:p>https://icomarks.com/ico/Kronn</text:p>
          </table:table-cell>
          <table:table-cell table:number-columns-repeated="4"/>
        </table:table-row>
        <table:table-row table:style-name="ro1">
          <table:table-cell office:value-type="float" office:value="5712">
            <text:p>5712</text:p>
          </table:table-cell>
          <table:table-cell office:value-type="string">
            <text:p>WeGen</text:p>
          </table:table-cell>
          <table:table-cell office:value-type="string">
            <text:p>https://icomarks.com/ico/WeGen</text:p>
          </table:table-cell>
          <table:table-cell table:number-columns-repeated="4"/>
        </table:table-row>
        <table:table-row table:style-name="ro1">
          <table:table-cell office:value-type="float" office:value="5713">
            <text:p>5713</text:p>
          </table:table-cell>
          <table:table-cell office:value-type="string">
            <text:p>XTock</text:p>
          </table:table-cell>
          <table:table-cell office:value-type="string">
            <text:p>https://icomarks.com/ico/XTock</text:p>
          </table:table-cell>
          <table:table-cell table:number-columns-repeated="4"/>
        </table:table-row>
        <table:table-row table:style-name="ro1">
          <table:table-cell office:value-type="float" office:value="5715">
            <text:p>5715</text:p>
          </table:table-cell>
          <table:table-cell office:value-type="string">
            <text:p>Tokenmom</text:p>
          </table:table-cell>
          <table:table-cell office:value-type="string">
            <text:p>https://icomarks.com/ico/Tokenmom</text:p>
          </table:table-cell>
          <table:table-cell table:number-columns-repeated="4"/>
        </table:table-row>
        <table:table-row table:style-name="ro1">
          <table:table-cell office:value-type="float" office:value="5716">
            <text:p>5716</text:p>
          </table:table-cell>
          <table:table-cell office:value-type="string">
            <text:p>WHIRL</text:p>
          </table:table-cell>
          <table:table-cell office:value-type="string">
            <text:p>https://icomarks.com/ico/WHIRL</text:p>
          </table:table-cell>
          <table:table-cell table:number-columns-repeated="4"/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SID Token</text:p>
          </table:table-cell>
          <table:table-cell office:value-type="string">
            <text:p>https://icomarks.com/ico/SID-Token</text:p>
          </table:table-cell>
          <table:table-cell table:number-columns-repeated="4"/>
        </table:table-row>
        <table:table-row table:style-name="ro1">
          <table:table-cell office:value-type="float" office:value="5719">
            <text:p>5719</text:p>
          </table:table-cell>
          <table:table-cell office:value-type="string">
            <text:p>Luxbio</text:p>
          </table:table-cell>
          <table:table-cell office:value-type="string">
            <text:p>https://icomarks.com/ico/Luxbio</text:p>
          </table:table-cell>
          <table:table-cell table:number-columns-repeated="4"/>
        </table:table-row>
        <table:table-row table:style-name="ro1">
          <table:table-cell office:value-type="float" office:value="5720">
            <text:p>5720</text:p>
          </table:table-cell>
          <table:table-cell office:value-type="string">
            <text:p>Medical Cannabis</text:p>
          </table:table-cell>
          <table:table-cell office:value-type="string">
            <text:p>https://icomarks.com/ico/Medical-Cannabis</text:p>
          </table:table-cell>
          <table:table-cell table:number-columns-repeated="4"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Dusk Network</text:p>
          </table:table-cell>
          <table:table-cell office:value-type="string">
            <text:p>https://icomarks.com/ico/Dusk-Network</text:p>
          </table:table-cell>
          <table:table-cell table:number-columns-repeated="4"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Leap</text:p>
          </table:table-cell>
          <table:table-cell office:value-type="string">
            <text:p>https://icomarks.com/ico/Leap</text:p>
          </table:table-cell>
          <table:table-cell table:number-columns-repeated="4"/>
        </table:table-row>
        <table:table-row table:style-name="ro1">
          <table:table-cell office:value-type="float" office:value="5723">
            <text:p>5723</text:p>
          </table:table-cell>
          <table:table-cell office:value-type="string">
            <text:p>KeepPet</text:p>
          </table:table-cell>
          <table:table-cell office:value-type="string">
            <text:p>https://icomarks.com/ico/KeepPet</text:p>
          </table:table-cell>
          <table:table-cell table:number-columns-repeated="4"/>
        </table:table-row>
        <table:table-row table:style-name="ro1">
          <table:table-cell office:value-type="float" office:value="5724">
            <text:p>5724</text:p>
          </table:table-cell>
          <table:table-cell office:value-type="string">
            <text:p>Cobalt Lend</text:p>
          </table:table-cell>
          <table:table-cell office:value-type="string">
            <text:p>https://icomarks.com/ico/Cobalt-Lend</text:p>
          </table:table-cell>
          <table:table-cell table:number-columns-repeated="4"/>
        </table:table-row>
        <table:table-row table:style-name="ro1">
          <table:table-cell office:value-type="float" office:value="5725">
            <text:p>5725</text:p>
          </table:table-cell>
          <table:table-cell office:value-type="string">
            <text:p>1ai</text:p>
          </table:table-cell>
          <table:table-cell office:value-type="string">
            <text:p>https://icomarks.com/ico/1ai</text:p>
          </table:table-cell>
          <table:table-cell table:number-columns-repeated="4"/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BCA Solutions</text:p>
          </table:table-cell>
          <table:table-cell office:value-type="string">
            <text:p>https://icomarks.com/ico/BCA-Solutions</text:p>
          </table:table-cell>
          <table:table-cell table:number-columns-repeated="4"/>
        </table:table-row>
        <table:table-row table:style-name="ro1">
          <table:table-cell office:value-type="float" office:value="5727">
            <text:p>5727</text:p>
          </table:table-cell>
          <table:table-cell office:value-type="string">
            <text:p>Noveltyinc</text:p>
          </table:table-cell>
          <table:table-cell office:value-type="string">
            <text:p>https://icomarks.com/ico/Noveltyinc</text:p>
          </table:table-cell>
          <table:table-cell table:number-columns-repeated="4"/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LIQ Network</text:p>
          </table:table-cell>
          <table:table-cell office:value-type="string">
            <text:p>https://icomarks.com/ico/LIQ-Network</text:p>
          </table:table-cell>
          <table:table-cell table:number-columns-repeated="4"/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Aggregion</text:p>
          </table:table-cell>
          <table:table-cell office:value-type="string">
            <text:p>https://icomarks.com/ico/Aggregion</text:p>
          </table:table-cell>
          <table:table-cell table:number-columns-repeated="4"/>
        </table:table-row>
        <table:table-row table:style-name="ro1">
          <table:table-cell office:value-type="float" office:value="5730">
            <text:p>5730</text:p>
          </table:table-cell>
          <table:table-cell office:value-type="string">
            <text:p>OpenPoll</text:p>
          </table:table-cell>
          <table:table-cell office:value-type="string">
            <text:p>https://icomarks.com/ico/OpenPoll</text:p>
          </table:table-cell>
          <table:table-cell table:number-columns-repeated="4"/>
        </table:table-row>
        <table:table-row table:style-name="ro1">
          <table:table-cell office:value-type="float" office:value="5731">
            <text:p>5731</text:p>
          </table:table-cell>
          <table:table-cell office:value-type="string">
            <text:p>1WorldBlockchain</text:p>
          </table:table-cell>
          <table:table-cell office:value-type="string">
            <text:p>https://icomarks.com/ico/1WorldBlockchain</text:p>
          </table:table-cell>
          <table:table-cell table:number-columns-repeated="4"/>
        </table:table-row>
        <table:table-row table:style-name="ro1">
          <table:table-cell office:value-type="float" office:value="5733">
            <text:p>5733</text:p>
          </table:table-cell>
          <table:table-cell office:value-type="string">
            <text:p>PlutusX</text:p>
          </table:table-cell>
          <table:table-cell office:value-type="string">
            <text:p>https://icomarks.com/ico/PlutusX</text:p>
          </table:table-cell>
          <table:table-cell table:number-columns-repeated="4"/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GG World Lottery</text:p>
          </table:table-cell>
          <table:table-cell office:value-type="string">
            <text:p>https://icomarks.com/ico/GG-World-Lottery</text:p>
          </table:table-cell>
          <table:table-cell table:number-columns-repeated="4"/>
        </table:table-row>
        <table:table-row table:style-name="ro1">
          <table:table-cell office:value-type="float" office:value="5735">
            <text:p>5735</text:p>
          </table:table-cell>
          <table:table-cell office:value-type="string">
            <text:p>Zelos</text:p>
          </table:table-cell>
          <table:table-cell office:value-type="string">
            <text:p>https://icomarks.com/ico/Zelos</text:p>
          </table:table-cell>
          <table:table-cell table:number-columns-repeated="4"/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Mt Pelerin</text:p>
          </table:table-cell>
          <table:table-cell office:value-type="string">
            <text:p>https://icomarks.com/ico/Mt-Pelerin</text:p>
          </table:table-cell>
          <table:table-cell table:number-columns-repeated="4"/>
        </table:table-row>
        <table:table-row table:style-name="ro1">
          <table:table-cell office:value-type="float" office:value="5737">
            <text:p>5737</text:p>
          </table:table-cell>
          <table:table-cell office:value-type="string">
            <text:p>ShipNEXT</text:p>
          </table:table-cell>
          <table:table-cell office:value-type="string">
            <text:p>https://icomarks.com/ico/ShipNEXT</text:p>
          </table:table-cell>
          <table:table-cell table:number-columns-repeated="4"/>
        </table:table-row>
        <table:table-row table:style-name="ro1">
          <table:table-cell office:value-type="float" office:value="5738">
            <text:p>5738</text:p>
          </table:table-cell>
          <table:table-cell office:value-type="string">
            <text:p>Seed of World</text:p>
          </table:table-cell>
          <table:table-cell office:value-type="string">
            <text:p>https://icomarks.com/ico/Seed-of-World</text:p>
          </table:table-cell>
          <table:table-cell table:number-columns-repeated="4"/>
        </table:table-row>
        <table:table-row table:style-name="ro1">
          <table:table-cell office:value-type="float" office:value="5739">
            <text:p>5739</text:p>
          </table:table-cell>
          <table:table-cell office:value-type="string">
            <text:p>Salemcash</text:p>
          </table:table-cell>
          <table:table-cell office:value-type="string">
            <text:p>https://icomarks.com/ico/Salemcash</text:p>
          </table:table-cell>
          <table:table-cell table:number-columns-repeated="4"/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Vaultitude</text:p>
          </table:table-cell>
          <table:table-cell office:value-type="string">
            <text:p>https://icomarks.com/ico/Vaultitude</text:p>
          </table:table-cell>
          <table:table-cell table:number-columns-repeated="4"/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GenesisOne</text:p>
          </table:table-cell>
          <table:table-cell office:value-type="string">
            <text:p>https://icomarks.com/ico/GenesisOne</text:p>
          </table:table-cell>
          <table:table-cell table:number-columns-repeated="4"/>
        </table:table-row>
        <table:table-row table:style-name="ro1">
          <table:table-cell office:value-type="float" office:value="5743">
            <text:p>5743</text:p>
          </table:table-cell>
          <table:table-cell office:value-type="string">
            <text:p>Woolf</text:p>
          </table:table-cell>
          <table:table-cell office:value-type="string">
            <text:p>https://icomarks.com/ico/Woolf</text:p>
          </table:table-cell>
          <table:table-cell table:number-columns-repeated="4"/>
        </table:table-row>
        <table:table-row table:style-name="ro1">
          <table:table-cell office:value-type="float" office:value="5746">
            <text:p>5746</text:p>
          </table:table-cell>
          <table:table-cell office:value-type="string">
            <text:p>Eqwity</text:p>
          </table:table-cell>
          <table:table-cell office:value-type="string">
            <text:p>https://icomarks.com/ico/Eqwity</text:p>
          </table:table-cell>
          <table:table-cell table:number-columns-repeated="4"/>
        </table:table-row>
        <table:table-row table:style-name="ro1">
          <table:table-cell office:value-type="float" office:value="5747">
            <text:p>5747</text:p>
          </table:table-cell>
          <table:table-cell office:value-type="string">
            <text:p>MobileCoin</text:p>
          </table:table-cell>
          <table:table-cell office:value-type="string">
            <text:p>https://icomarks.com/ico/MobileCoin</text:p>
          </table:table-cell>
          <table:table-cell table:number-columns-repeated="4"/>
        </table:table-row>
        <table:table-row table:style-name="ro1">
          <table:table-cell office:value-type="float" office:value="5748">
            <text:p>5748</text:p>
          </table:table-cell>
          <table:table-cell office:value-type="string">
            <text:p>Psdex</text:p>
          </table:table-cell>
          <table:table-cell office:value-type="string">
            <text:p>https://icomarks.com/ico/Psdex</text:p>
          </table:table-cell>
          <table:table-cell table:number-columns-repeated="4"/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Nanospectral</text:p>
          </table:table-cell>
          <table:table-cell office:value-type="string">
            <text:p>https://icomarks.com/ico/Nanospectral</text:p>
          </table:table-cell>
          <table:table-cell table:number-columns-repeated="4"/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Cyber Capital Invest</text:p>
          </table:table-cell>
          <table:table-cell office:value-type="string">
            <text:p>https://icomarks.com/ico/Cyber-Capital-Invest</text:p>
          </table:table-cell>
          <table:table-cell table:number-columns-repeated="4"/>
        </table:table-row>
        <table:table-row table:style-name="ro1">
          <table:table-cell office:value-type="float" office:value="5751">
            <text:p>5751</text:p>
          </table:table-cell>
          <table:table-cell office:value-type="string">
            <text:p>Oxygen Trade</text:p>
          </table:table-cell>
          <table:table-cell office:value-type="string">
            <text:p>https://icomarks.com/ico/Oxygen-Trade</text:p>
          </table:table-cell>
          <table:table-cell table:number-columns-repeated="4"/>
        </table:table-row>
        <table:table-row table:style-name="ro1">
          <table:table-cell office:value-type="float" office:value="5752">
            <text:p>5752</text:p>
          </table:table-cell>
          <table:table-cell office:value-type="string">
            <text:p>Public Health Chain</text:p>
          </table:table-cell>
          <table:table-cell office:value-type="string">
            <text:p>https://icomarks.com/ico/Public-Health-Chain</text:p>
          </table:table-cell>
          <table:table-cell table:number-columns-repeated="4"/>
        </table:table-row>
        <table:table-row table:style-name="ro1">
          <table:table-cell office:value-type="float" office:value="5753">
            <text:p>5753</text:p>
          </table:table-cell>
          <table:table-cell office:value-type="string">
            <text:p>LYNC Network</text:p>
          </table:table-cell>
          <table:table-cell office:value-type="string">
            <text:p>https://icomarks.com/ico/LYNC-Network</text:p>
          </table:table-cell>
          <table:table-cell table:number-columns-repeated="4"/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Flyp.me</text:p>
          </table:table-cell>
          <table:table-cell office:value-type="string">
            <text:p>https://icomarks.com/ico/Flyp.me</text:p>
          </table:table-cell>
          <table:table-cell table:number-columns-repeated="4"/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Musiconomi</text:p>
          </table:table-cell>
          <table:table-cell office:value-type="string">
            <text:p>https://icomarks.com/ico/Musiconomi</text:p>
          </table:table-cell>
          <table:table-cell table:number-columns-repeated="4"/>
        </table:table-row>
        <table:table-row table:style-name="ro1">
          <table:table-cell office:value-type="float" office:value="5759">
            <text:p>5759</text:p>
          </table:table-cell>
          <table:table-cell office:value-type="string">
            <text:p>Gramaton Token</text:p>
          </table:table-cell>
          <table:table-cell office:value-type="string">
            <text:p>https://icomarks.com/ico/Gramaton-Token</text:p>
          </table:table-cell>
          <table:table-cell table:number-columns-repeated="4"/>
        </table:table-row>
        <table:table-row table:style-name="ro1">
          <table:table-cell office:value-type="float" office:value="5760">
            <text:p>5760</text:p>
          </table:table-cell>
          <table:table-cell office:value-type="string">
            <text:p>Tokelite</text:p>
          </table:table-cell>
          <table:table-cell office:value-type="string">
            <text:p>https://icomarks.com/ico/Tokelite</text:p>
          </table:table-cell>
          <table:table-cell table:number-columns-repeated="4"/>
        </table:table-row>
        <table:table-row table:style-name="ro1">
          <table:table-cell office:value-type="float" office:value="5762">
            <text:p>5762</text:p>
          </table:table-cell>
          <table:table-cell office:value-type="string">
            <text:p>FSM Token</text:p>
          </table:table-cell>
          <table:table-cell office:value-type="string">
            <text:p>https://icomarks.com/ico/FSM-Token</text:p>
          </table:table-cell>
          <table:table-cell table:number-columns-repeated="4"/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Ara</text:p>
          </table:table-cell>
          <table:table-cell office:value-type="string">
            <text:p>https://icomarks.com/ico/Ara</text:p>
          </table:table-cell>
          <table:table-cell table:number-columns-repeated="4"/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healthbank</text:p>
          </table:table-cell>
          <table:table-cell office:value-type="string">
            <text:p>https://icomarks.com/ico/healthbank</text:p>
          </table:table-cell>
          <table:table-cell table:number-columns-repeated="4"/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Secret Trees</text:p>
          </table:table-cell>
          <table:table-cell office:value-type="string">
            <text:p>https://icomarks.com/ico/Secret-Trees</text:p>
          </table:table-cell>
          <table:table-cell table:number-columns-repeated="4"/>
        </table:table-row>
        <table:table-row table:style-name="ro1">
          <table:table-cell office:value-type="float" office:value="5766">
            <text:p>5766</text:p>
          </table:table-cell>
          <table:table-cell office:value-type="string">
            <text:p>The HACK Fund</text:p>
          </table:table-cell>
          <table:table-cell office:value-type="string">
            <text:p>https://icomarks.com/ico/The-HACK-Fund</text:p>
          </table:table-cell>
          <table:table-cell table:number-columns-repeated="4"/>
        </table:table-row>
        <table:table-row table:style-name="ro1">
          <table:table-cell office:value-type="float" office:value="5767">
            <text:p>5767</text:p>
          </table:table-cell>
          <table:table-cell office:value-type="string">
            <text:p>Sports Ledger</text:p>
          </table:table-cell>
          <table:table-cell office:value-type="string">
            <text:p>https://icomarks.com/ico/Sports-Ledger</text:p>
          </table:table-cell>
          <table:table-cell table:number-columns-repeated="4"/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TOURISTOKEN</text:p>
          </table:table-cell>
          <table:table-cell office:value-type="string">
            <text:p>https://icomarks.com/ico/TOURISTOKEN</text:p>
          </table:table-cell>
          <table:table-cell table:number-columns-repeated="4"/>
        </table:table-row>
        <table:table-row table:style-name="ro1">
          <table:table-cell office:value-type="float" office:value="5769">
            <text:p>5769</text:p>
          </table:table-cell>
          <table:table-cell office:value-type="string">
            <text:p>Mozo</text:p>
          </table:table-cell>
          <table:table-cell office:value-type="string">
            <text:p>https://icomarks.com/ico/Mozo</text:p>
          </table:table-cell>
          <table:table-cell table:number-columns-repeated="4"/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Krypti.io</text:p>
          </table:table-cell>
          <table:table-cell office:value-type="string">
            <text:p>https://icomarks.com/ico/Krypti.io</text:p>
          </table:table-cell>
          <table:table-cell table:number-columns-repeated="4"/>
        </table:table-row>
        <table:table-row table:style-name="ro1">
          <table:table-cell office:value-type="float" office:value="5772">
            <text:p>5772</text:p>
          </table:table-cell>
          <table:table-cell office:value-type="string">
            <text:p>VIDDO</text:p>
          </table:table-cell>
          <table:table-cell office:value-type="string">
            <text:p>https://icomarks.com/ico/VIDDO</text:p>
          </table:table-cell>
          <table:table-cell table:number-columns-repeated="4"/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Coinjoss</text:p>
          </table:table-cell>
          <table:table-cell office:value-type="string">
            <text:p>https://icomarks.com/ico/Coinjoss</text:p>
          </table:table-cell>
          <table:table-cell table:number-columns-repeated="4"/>
        </table:table-row>
        <table:table-row table:style-name="ro1">
          <table:table-cell office:value-type="float" office:value="5774">
            <text:p>5774</text:p>
          </table:table-cell>
          <table:table-cell office:value-type="string">
            <text:p>LUKSO</text:p>
          </table:table-cell>
          <table:table-cell office:value-type="string">
            <text:p>https://icomarks.com/ico/LUKSO</text:p>
          </table:table-cell>
          <table:table-cell table:number-columns-repeated="4"/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WeCharge Network</text:p>
          </table:table-cell>
          <table:table-cell office:value-type="string">
            <text:p>https://icomarks.com/ico/WeCharge-Network</text:p>
          </table:table-cell>
          <table:table-cell table:number-columns-repeated="4"/>
        </table:table-row>
        <table:table-row table:style-name="ro1">
          <table:table-cell office:value-type="float" office:value="5776">
            <text:p>5776</text:p>
          </table:table-cell>
          <table:table-cell office:value-type="string">
            <text:p>Usereum</text:p>
          </table:table-cell>
          <table:table-cell office:value-type="string">
            <text:p>https://icomarks.com/ico/Usereum</text:p>
          </table:table-cell>
          <table:table-cell table:number-columns-repeated="4"/>
        </table:table-row>
        <table:table-row table:style-name="ro1">
          <table:table-cell office:value-type="float" office:value="5777">
            <text:p>5777</text:p>
          </table:table-cell>
          <table:table-cell office:value-type="string">
            <text:p>Bidesk</text:p>
          </table:table-cell>
          <table:table-cell office:value-type="string">
            <text:p>https://icomarks.com/ico/Bidesk</text:p>
          </table:table-cell>
          <table:table-cell table:number-columns-repeated="4"/>
        </table:table-row>
        <table:table-row table:style-name="ro1">
          <table:table-cell office:value-type="float" office:value="5778">
            <text:p>5778</text:p>
          </table:table-cell>
          <table:table-cell office:value-type="string">
            <text:p>RevizorCoin</text:p>
          </table:table-cell>
          <table:table-cell office:value-type="string">
            <text:p>https://icomarks.com/ico/RevizorCoin</text:p>
          </table:table-cell>
          <table:table-cell table:number-columns-repeated="4"/>
        </table:table-row>
        <table:table-row table:style-name="ro1">
          <table:table-cell office:value-type="float" office:value="5779">
            <text:p>5779</text:p>
          </table:table-cell>
          <table:table-cell office:value-type="string">
            <text:p>TubiEx</text:p>
          </table:table-cell>
          <table:table-cell office:value-type="string">
            <text:p>https://icomarks.com/ico/TubiEx</text:p>
          </table:table-cell>
          <table:table-cell table:number-columns-repeated="4"/>
        </table:table-row>
        <table:table-row table:style-name="ro1">
          <table:table-cell office:value-type="float" office:value="5780">
            <text:p>5780</text:p>
          </table:table-cell>
          <table:table-cell office:value-type="string">
            <text:p>Marco</text:p>
          </table:table-cell>
          <table:table-cell office:value-type="string">
            <text:p>https://icomarks.com/ico/Marco</text:p>
          </table:table-cell>
          <table:table-cell table:number-columns-repeated="4"/>
        </table:table-row>
        <table:table-row table:style-name="ro1">
          <table:table-cell office:value-type="float" office:value="5781">
            <text:p>5781</text:p>
          </table:table-cell>
          <table:table-cell office:value-type="string">
            <text:p>Fiola Network</text:p>
          </table:table-cell>
          <table:table-cell office:value-type="string">
            <text:p>https://icomarks.com/ico/Fiola-Network</text:p>
          </table:table-cell>
          <table:table-cell table:number-columns-repeated="4"/>
        </table:table-row>
        <table:table-row table:style-name="ro1">
          <table:table-cell office:value-type="float" office:value="5782">
            <text:p>5782</text:p>
          </table:table-cell>
          <table:table-cell office:value-type="string">
            <text:p>OkGlobal Coin Switch</text:p>
          </table:table-cell>
          <table:table-cell office:value-type="string">
            <text:p>https://icomarks.com/ico/OkGlobal-Coin-Switch</text:p>
          </table:table-cell>
          <table:table-cell table:number-columns-repeated="4"/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Caracal Coin</text:p>
          </table:table-cell>
          <table:table-cell office:value-type="string">
            <text:p>https://icomarks.com/ico/Caracal-Coin</text:p>
          </table:table-cell>
          <table:table-cell table:number-columns-repeated="4"/>
        </table:table-row>
        <table:table-row table:style-name="ro1">
          <table:table-cell office:value-type="float" office:value="5784">
            <text:p>5784</text:p>
          </table:table-cell>
          <table:table-cell office:value-type="string">
            <text:p>Zinochain Exchange</text:p>
          </table:table-cell>
          <table:table-cell office:value-type="string">
            <text:p>https://icomarks.com/ico/Zinochain-Exchange</text:p>
          </table:table-cell>
          <table:table-cell table:number-columns-repeated="4"/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Bitlink</text:p>
          </table:table-cell>
          <table:table-cell office:value-type="string">
            <text:p>https://icomarks.com/ico/Bitlink</text:p>
          </table:table-cell>
          <table:table-cell table:number-columns-repeated="4"/>
        </table:table-row>
        <table:table-row table:style-name="ro1">
          <table:table-cell office:value-type="float" office:value="5786">
            <text:p>5786</text:p>
          </table:table-cell>
          <table:table-cell office:value-type="string">
            <text:p>Bintex Futures</text:p>
          </table:table-cell>
          <table:table-cell office:value-type="string">
            <text:p>https://icomarks.com/ico/Bintex-Futures</text:p>
          </table:table-cell>
          <table:table-cell table:number-columns-repeated="4"/>
        </table:table-row>
        <table:table-row table:style-name="ro1">
          <table:table-cell office:value-type="float" office:value="5787">
            <text:p>5787</text:p>
          </table:table-cell>
          <table:table-cell office:value-type="string">
            <text:p>GSX Coin</text:p>
          </table:table-cell>
          <table:table-cell office:value-type="string">
            <text:p>https://icomarks.com/ico/GSX-Coin</text:p>
          </table:table-cell>
          <table:table-cell table:number-columns-repeated="4"/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RUS SURF</text:p>
          </table:table-cell>
          <table:table-cell office:value-type="string">
            <text:p>https://icomarks.com/ico/RUS-SURF</text:p>
          </table:table-cell>
          <table:table-cell table:number-columns-repeated="4"/>
        </table:table-row>
        <table:table-row table:style-name="ro1">
          <table:table-cell office:value-type="float" office:value="5789">
            <text:p>5789</text:p>
          </table:table-cell>
          <table:table-cell office:value-type="string">
            <text:p>Octanox</text:p>
          </table:table-cell>
          <table:table-cell office:value-type="string">
            <text:p>https://icomarks.com/ico/Octanox</text:p>
          </table:table-cell>
          <table:table-cell table:number-columns-repeated="4"/>
        </table:table-row>
        <table:table-row table:style-name="ro1">
          <table:table-cell office:value-type="float" office:value="5790">
            <text:p>5790</text:p>
          </table:table-cell>
          <table:table-cell office:value-type="string">
            <text:p>MaxiMine</text:p>
          </table:table-cell>
          <table:table-cell office:value-type="string">
            <text:p>https://icomarks.com/ico/MaxiMine</text:p>
          </table:table-cell>
          <table:table-cell table:number-columns-repeated="4"/>
        </table:table-row>
        <table:table-row table:style-name="ro1">
          <table:table-cell office:value-type="float" office:value="5791">
            <text:p>5791</text:p>
          </table:table-cell>
          <table:table-cell office:value-type="string">
            <text:p>PumaPay</text:p>
          </table:table-cell>
          <table:table-cell office:value-type="string">
            <text:p>https://icomarks.com/ico/PumaPay</text:p>
          </table:table-cell>
          <table:table-cell table:number-columns-repeated="4"/>
        </table:table-row>
        <table:table-row table:style-name="ro1">
          <table:table-cell office:value-type="float" office:value="5792">
            <text:p>5792</text:p>
          </table:table-cell>
          <table:table-cell office:value-type="string">
            <text:p>Pimapay</text:p>
          </table:table-cell>
          <table:table-cell office:value-type="string">
            <text:p>https://icomarks.com/ico/Pimapay</text:p>
          </table:table-cell>
          <table:table-cell table:number-columns-repeated="4"/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NnBU</text:p>
          </table:table-cell>
          <table:table-cell office:value-type="string">
            <text:p>https://icomarks.com/ico/NnBU</text:p>
          </table:table-cell>
          <table:table-cell table:number-columns-repeated="4"/>
        </table:table-row>
        <table:table-row table:style-name="ro1">
          <table:table-cell office:value-type="float" office:value="5794">
            <text:p>5794</text:p>
          </table:table-cell>
          <table:table-cell office:value-type="string">
            <text:p>Medibit</text:p>
          </table:table-cell>
          <table:table-cell office:value-type="string">
            <text:p>https://icomarks.com/ico/Medibit</text:p>
          </table:table-cell>
          <table:table-cell table:number-columns-repeated="4"/>
        </table:table-row>
        <table:table-row table:style-name="ro1">
          <table:table-cell office:value-type="float" office:value="5795">
            <text:p>5795</text:p>
          </table:table-cell>
          <table:table-cell office:value-type="string">
            <text:p>Banca</text:p>
          </table:table-cell>
          <table:table-cell office:value-type="string">
            <text:p>https://icomarks.com/ico/Banca</text:p>
          </table:table-cell>
          <table:table-cell table:number-columns-repeated="4"/>
        </table:table-row>
        <table:table-row table:style-name="ro1">
          <table:table-cell office:value-type="float" office:value="5796">
            <text:p>5796</text:p>
          </table:table-cell>
          <table:table-cell office:value-type="string">
            <text:p>AsicVault</text:p>
          </table:table-cell>
          <table:table-cell office:value-type="string">
            <text:p>https://icomarks.com/ico/AsicVault</text:p>
          </table:table-cell>
          <table:table-cell table:number-columns-repeated="4"/>
        </table:table-row>
        <table:table-row table:style-name="ro1">
          <table:table-cell office:value-type="float" office:value="5797">
            <text:p>5797</text:p>
          </table:table-cell>
          <table:table-cell office:value-type="string">
            <text:p>Ethereum Vert</text:p>
          </table:table-cell>
          <table:table-cell office:value-type="string">
            <text:p>https://icomarks.com/ico/Ethereum-Vert</text:p>
          </table:table-cell>
          <table:table-cell table:number-columns-repeated="4"/>
        </table:table-row>
        <table:table-row table:style-name="ro1">
          <table:table-cell office:value-type="float" office:value="5798">
            <text:p>5798</text:p>
          </table:table-cell>
          <table:table-cell office:value-type="string">
            <text:p>Boule</text:p>
          </table:table-cell>
          <table:table-cell office:value-type="string">
            <text:p>https://icomarks.com/ico/Boule</text:p>
          </table:table-cell>
          <table:table-cell table:number-columns-repeated="4"/>
        </table:table-row>
        <table:table-row table:style-name="ro1">
          <table:table-cell office:value-type="float" office:value="5799">
            <text:p>5799</text:p>
          </table:table-cell>
          <table:table-cell office:value-type="string">
            <text:p>Xtake.cash</text:p>
          </table:table-cell>
          <table:table-cell office:value-type="string">
            <text:p>https://icomarks.com/ico/Xtake.cash</text:p>
          </table:table-cell>
          <table:table-cell table:number-columns-repeated="4"/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ThinkCoin</text:p>
          </table:table-cell>
          <table:table-cell office:value-type="string">
            <text:p>https://icomarks.com/ico/ThinkCoin</text:p>
          </table:table-cell>
          <table:table-cell table:number-columns-repeated="4"/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ALCEDO Platform</text:p>
          </table:table-cell>
          <table:table-cell office:value-type="string">
            <text:p>https://icomarks.com/ico/ALCEDO-Platform</text:p>
          </table:table-cell>
          <table:table-cell table:number-columns-repeated="4"/>
        </table:table-row>
        <table:table-row table:style-name="ro1">
          <table:table-cell office:value-type="float" office:value="5802">
            <text:p>5802</text:p>
          </table:table-cell>
          <table:table-cell office:value-type="string">
            <text:p>Mapple Green</text:p>
          </table:table-cell>
          <table:table-cell office:value-type="string">
            <text:p>https://icomarks.com/ico/Mapple-Green</text:p>
          </table:table-cell>
          <table:table-cell table:number-columns-repeated="4"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ODIN Token</text:p>
          </table:table-cell>
          <table:table-cell office:value-type="string">
            <text:p>https://icomarks.com/ico/ODIN-Token</text:p>
          </table:table-cell>
          <table:table-cell table:number-columns-repeated="4"/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CoinPayo</text:p>
          </table:table-cell>
          <table:table-cell office:value-type="string">
            <text:p>https://icomarks.com/ico/CoinPayo</text:p>
          </table:table-cell>
          <table:table-cell table:number-columns-repeated="4"/>
        </table:table-row>
        <table:table-row table:style-name="ro1">
          <table:table-cell office:value-type="float" office:value="5805">
            <text:p>5805</text:p>
          </table:table-cell>
          <table:table-cell office:value-type="string">
            <text:p>WeiCrowd</text:p>
          </table:table-cell>
          <table:table-cell office:value-type="string">
            <text:p>https://icomarks.com/ico/WeiCrowd</text:p>
          </table:table-cell>
          <table:table-cell table:number-columns-repeated="4"/>
        </table:table-row>
        <table:table-row table:style-name="ro1">
          <table:table-cell office:value-type="float" office:value="5806">
            <text:p>5806</text:p>
          </table:table-cell>
          <table:table-cell office:value-type="string">
            <text:p>BlockSafe</text:p>
          </table:table-cell>
          <table:table-cell office:value-type="string">
            <text:p>https://icomarks.com/ico/BlockSafe</text:p>
          </table:table-cell>
          <table:table-cell table:number-columns-repeated="4"/>
        </table:table-row>
        <table:table-row table:style-name="ro1">
          <table:table-cell office:value-type="float" office:value="5807">
            <text:p>5807</text:p>
          </table:table-cell>
          <table:table-cell office:value-type="string">
            <text:p>Kizuna Global Token</text:p>
          </table:table-cell>
          <table:table-cell office:value-type="string">
            <text:p>https://icomarks.com/ico/Kizuna-Global-Token</text:p>
          </table:table-cell>
          <table:table-cell table:number-columns-repeated="4"/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HyperDAO</text:p>
          </table:table-cell>
          <table:table-cell office:value-type="string">
            <text:p>https://icomarks.com/ico/HyperDAO</text:p>
          </table:table-cell>
          <table:table-cell table:number-columns-repeated="4"/>
        </table:table-row>
        <table:table-row table:style-name="ro1">
          <table:table-cell office:value-type="float" office:value="5809">
            <text:p>5809</text:p>
          </table:table-cell>
          <table:table-cell office:value-type="string">
            <text:p>GISC LoanCoin Network</text:p>
          </table:table-cell>
          <table:table-cell office:value-type="string">
            <text:p>https://icomarks.com/ico/GISC-LoanCoin-Network</text:p>
          </table:table-cell>
          <table:table-cell table:number-columns-repeated="4"/>
        </table:table-row>
        <table:table-row table:style-name="ro1">
          <table:table-cell office:value-type="float" office:value="5810">
            <text:p>5810</text:p>
          </table:table-cell>
          <table:table-cell office:value-type="string">
            <text:p>Investy</text:p>
          </table:table-cell>
          <table:table-cell office:value-type="string">
            <text:p>https://icomarks.com/ico/Investy</text:p>
          </table:table-cell>
          <table:table-cell table:number-columns-repeated="4"/>
        </table:table-row>
        <table:table-row table:style-name="ro1">
          <table:table-cell office:value-type="float" office:value="5811">
            <text:p>5811</text:p>
          </table:table-cell>
          <table:table-cell office:value-type="string">
            <text:p>Gainfy</text:p>
          </table:table-cell>
          <table:table-cell office:value-type="string">
            <text:p>https://icomarks.com/ico/Gainfy</text:p>
          </table:table-cell>
          <table:table-cell table:number-columns-repeated="4"/>
        </table:table-row>
        <table:table-row table:style-name="ro1">
          <table:table-cell office:value-type="float" office:value="5812">
            <text:p>5812</text:p>
          </table:table-cell>
          <table:table-cell office:value-type="string">
            <text:p>SimPlexChain</text:p>
          </table:table-cell>
          <table:table-cell office:value-type="string">
            <text:p>https://icomarks.com/ico/SimPlexChain</text:p>
          </table:table-cell>
          <table:table-cell table:number-columns-repeated="4"/>
        </table:table-row>
        <table:table-row table:style-name="ro1">
          <table:table-cell office:value-type="float" office:value="5813">
            <text:p>5813</text:p>
          </table:table-cell>
          <table:table-cell office:value-type="string">
            <text:p>GoodX Network</text:p>
          </table:table-cell>
          <table:table-cell office:value-type="string">
            <text:p>https://icomarks.com/ico/GoodX-Network</text:p>
          </table:table-cell>
          <table:table-cell table:number-columns-repeated="4"/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Therris</text:p>
          </table:table-cell>
          <table:table-cell office:value-type="string">
            <text:p>https://icomarks.com/ico/Therris</text:p>
          </table:table-cell>
          <table:table-cell table:number-columns-repeated="4"/>
        </table:table-row>
        <table:table-row table:style-name="ro1">
          <table:table-cell office:value-type="float" office:value="5816">
            <text:p>5816</text:p>
          </table:table-cell>
          <table:table-cell office:value-type="string">
            <text:p>ZenithCard</text:p>
          </table:table-cell>
          <table:table-cell office:value-type="string">
            <text:p>https://icomarks.com/ico/ZenithCard</text:p>
          </table:table-cell>
          <table:table-cell table:number-columns-repeated="4"/>
        </table:table-row>
        <table:table-row table:style-name="ro1">
          <table:table-cell office:value-type="float" office:value="5817">
            <text:p>5817</text:p>
          </table:table-cell>
          <table:table-cell office:value-type="string">
            <text:p>Thesaurum</text:p>
          </table:table-cell>
          <table:table-cell office:value-type="string">
            <text:p>https://icomarks.com/ico/Thesaurum</text:p>
          </table:table-cell>
          <table:table-cell table:number-columns-repeated="4"/>
        </table:table-row>
        <table:table-row table:style-name="ro1">
          <table:table-cell office:value-type="float" office:value="5818">
            <text:p>5818</text:p>
          </table:table-cell>
          <table:table-cell office:value-type="string">
            <text:p>Gaimin</text:p>
          </table:table-cell>
          <table:table-cell office:value-type="string">
            <text:p>https://icomarks.com/ico/Gaimin</text:p>
          </table:table-cell>
          <table:table-cell table:number-columns-repeated="4"/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HCX PAY</text:p>
          </table:table-cell>
          <table:table-cell office:value-type="string">
            <text:p>https://icomarks.com/ico/HCX-PAY</text:p>
          </table:table-cell>
          <table:table-cell table:number-columns-repeated="4"/>
        </table:table-row>
        <table:table-row table:style-name="ro1">
          <table:table-cell office:value-type="float" office:value="5823">
            <text:p>5823</text:p>
          </table:table-cell>
          <table:table-cell office:value-type="string">
            <text:p>BitDraw</text:p>
          </table:table-cell>
          <table:table-cell office:value-type="string">
            <text:p>https://icomarks.com/ico/BitDraw</text:p>
          </table:table-cell>
          <table:table-cell table:number-columns-repeated="4"/>
        </table:table-row>
        <table:table-row table:style-name="ro1">
          <table:table-cell office:value-type="float" office:value="5824">
            <text:p>5824</text:p>
          </table:table-cell>
          <table:table-cell office:value-type="string">
            <text:p>Qfora</text:p>
          </table:table-cell>
          <table:table-cell office:value-type="string">
            <text:p>https://icomarks.com/ico/Qfora</text:p>
          </table:table-cell>
          <table:table-cell table:number-columns-repeated="4"/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Afeli</text:p>
          </table:table-cell>
          <table:table-cell office:value-type="string">
            <text:p>https://icomarks.com/ico/Afeli</text:p>
          </table:table-cell>
          <table:table-cell table:number-columns-repeated="4"/>
        </table:table-row>
        <table:table-row table:style-name="ro1">
          <table:table-cell office:value-type="float" office:value="5828">
            <text:p>5828</text:p>
          </table:table-cell>
          <table:table-cell office:value-type="string">
            <text:p>Ultrashares</text:p>
          </table:table-cell>
          <table:table-cell office:value-type="string">
            <text:p>https://icomarks.com/ico/Ultrashares</text:p>
          </table:table-cell>
          <table:table-cell table:number-columns-repeated="4"/>
        </table:table-row>
        <table:table-row table:style-name="ro1">
          <table:table-cell office:value-type="float" office:value="5829">
            <text:p>5829</text:p>
          </table:table-cell>
          <table:table-cell office:value-type="string">
            <text:p>CitaBit</text:p>
          </table:table-cell>
          <table:table-cell office:value-type="string">
            <text:p>https://icomarks.com/ico/CitaBit</text:p>
          </table:table-cell>
          <table:table-cell table:number-columns-repeated="4"/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BlockCannan</text:p>
          </table:table-cell>
          <table:table-cell office:value-type="string">
            <text:p>https://icomarks.com/ico/BlockCannan</text:p>
          </table:table-cell>
          <table:table-cell table:number-columns-repeated="4"/>
        </table:table-row>
        <table:table-row table:style-name="ro1">
          <table:table-cell office:value-type="float" office:value="5832">
            <text:p>5832</text:p>
          </table:table-cell>
          <table:table-cell office:value-type="string">
            <text:p>SurfEx</text:p>
          </table:table-cell>
          <table:table-cell office:value-type="string">
            <text:p>https://icomarks.com/ico/SurfEx</text:p>
          </table:table-cell>
          <table:table-cell table:number-columns-repeated="4"/>
        </table:table-row>
        <table:table-row table:style-name="ro1">
          <table:table-cell office:value-type="float" office:value="5833">
            <text:p>5833</text:p>
          </table:table-cell>
          <table:table-cell office:value-type="string">
            <text:p>MAKES</text:p>
          </table:table-cell>
          <table:table-cell office:value-type="string">
            <text:p>https://icomarks.com/ico/MAKES</text:p>
          </table:table-cell>
          <table:table-cell table:number-columns-repeated="4"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ReapChain</text:p>
          </table:table-cell>
          <table:table-cell office:value-type="string">
            <text:p>https://icomarks.com/ico/ReapChain</text:p>
          </table:table-cell>
          <table:table-cell table:number-columns-repeated="4"/>
        </table:table-row>
        <table:table-row table:style-name="ro1">
          <table:table-cell office:value-type="float" office:value="5835">
            <text:p>5835</text:p>
          </table:table-cell>
          <table:table-cell office:value-type="string">
            <text:p>TYDO</text:p>
          </table:table-cell>
          <table:table-cell office:value-type="string">
            <text:p>https://icomarks.com/ico/TYDO</text:p>
          </table:table-cell>
          <table:table-cell table:number-columns-repeated="4"/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DMM Governance Token</text:p>
          </table:table-cell>
          <table:table-cell office:value-type="string">
            <text:p>https://icomarks.com/ico/DMM-Governance-Token</text:p>
          </table:table-cell>
          <table:table-cell table:number-columns-repeated="4"/>
        </table:table-row>
        <table:table-row table:style-name="ro1">
          <table:table-cell office:value-type="float" office:value="5837">
            <text:p>5837</text:p>
          </table:table-cell>
          <table:table-cell office:value-type="string">
            <text:p>SANUSCOIN</text:p>
          </table:table-cell>
          <table:table-cell office:value-type="string">
            <text:p>https://icomarks.com/ico/SANUSCOIN</text:p>
          </table:table-cell>
          <table:table-cell table:number-columns-repeated="4"/>
        </table:table-row>
        <table:table-row table:style-name="ro1">
          <table:table-cell office:value-type="float" office:value="5838">
            <text:p>5838</text:p>
          </table:table-cell>
          <table:table-cell office:value-type="string">
            <text:p>Luckchemy</text:p>
          </table:table-cell>
          <table:table-cell office:value-type="string">
            <text:p>https://icomarks.com/ico/Luckchemy</text:p>
          </table:table-cell>
          <table:table-cell table:number-columns-repeated="4"/>
        </table:table-row>
        <table:table-row table:style-name="ro1">
          <table:table-cell office:value-type="float" office:value="5839">
            <text:p>5839</text:p>
          </table:table-cell>
          <table:table-cell office:value-type="string">
            <text:p>Algae Farm</text:p>
          </table:table-cell>
          <table:table-cell office:value-type="string">
            <text:p>https://icomarks.com/ico/Algae-Farm</text:p>
          </table:table-cell>
          <table:table-cell table:number-columns-repeated="4"/>
        </table:table-row>
        <table:table-row table:style-name="ro1">
          <table:table-cell office:value-type="float" office:value="5841">
            <text:p>5841</text:p>
          </table:table-cell>
          <table:table-cell office:value-type="string">
            <text:p>POCAGA</text:p>
          </table:table-cell>
          <table:table-cell office:value-type="string">
            <text:p>https://icomarks.com/ico/POCAGA</text:p>
          </table:table-cell>
          <table:table-cell table:number-columns-repeated="4"/>
        </table:table-row>
        <table:table-row table:style-name="ro1">
          <table:table-cell office:value-type="float" office:value="5842">
            <text:p>5842</text:p>
          </table:table-cell>
          <table:table-cell office:value-type="string">
            <text:p>Liqio Exchange</text:p>
          </table:table-cell>
          <table:table-cell office:value-type="string">
            <text:p>https://icomarks.com/ico/Liqio-Exchange</text:p>
          </table:table-cell>
          <table:table-cell table:number-columns-repeated="4"/>
        </table:table-row>
        <table:table-row table:style-name="ro1">
          <table:table-cell office:value-type="float" office:value="5843">
            <text:p>5843</text:p>
          </table:table-cell>
          <table:table-cell office:value-type="string">
            <text:p>Pockero Network</text:p>
          </table:table-cell>
          <table:table-cell office:value-type="string">
            <text:p>https://icomarks.com/ico/Pockero-Network</text:p>
          </table:table-cell>
          <table:table-cell table:number-columns-repeated="4"/>
        </table:table-row>
        <table:table-row table:style-name="ro1">
          <table:table-cell office:value-type="float" office:value="5844">
            <text:p>5844</text:p>
          </table:table-cell>
          <table:table-cell office:value-type="string">
            <text:p>Crypto Village Accelerator</text:p>
          </table:table-cell>
          <table:table-cell office:value-type="string">
            <text:p>https://icomarks.com/ico/Crypto-Village-Accelerator</text:p>
          </table:table-cell>
          <table:table-cell table:number-columns-repeated="4"/>
        </table:table-row>
        <table:table-row table:style-name="ro1">
          <table:table-cell office:value-type="float" office:value="5845">
            <text:p>5845</text:p>
          </table:table-cell>
          <table:table-cell office:value-type="string">
            <text:p>Auto Block</text:p>
          </table:table-cell>
          <table:table-cell office:value-type="string">
            <text:p>https://icomarks.com/ico/Auto-Block</text:p>
          </table:table-cell>
          <table:table-cell table:number-columns-repeated="4"/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Qkip</text:p>
          </table:table-cell>
          <table:table-cell office:value-type="string">
            <text:p>https://icomarks.com/ico/Qkip</text:p>
          </table:table-cell>
          <table:table-cell table:number-columns-repeated="4"/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Ziar</text:p>
          </table:table-cell>
          <table:table-cell office:value-type="string">
            <text:p>https://icomarks.com/ico/Ziar</text:p>
          </table:table-cell>
          <table:table-cell table:number-columns-repeated="4"/>
        </table:table-row>
        <table:table-row table:style-name="ro1">
          <table:table-cell office:value-type="float" office:value="5848">
            <text:p>5848</text:p>
          </table:table-cell>
          <table:table-cell office:value-type="string">
            <text:p>E3 Token</text:p>
          </table:table-cell>
          <table:table-cell office:value-type="string">
            <text:p>https://icomarks.com/ico/E3-Token</text:p>
          </table:table-cell>
          <table:table-cell table:number-columns-repeated="4"/>
        </table:table-row>
        <table:table-row table:style-name="ro1">
          <table:table-cell office:value-type="float" office:value="5849">
            <text:p>5849</text:p>
          </table:table-cell>
          <table:table-cell office:value-type="string">
            <text:p>Propersix</text:p>
          </table:table-cell>
          <table:table-cell office:value-type="string">
            <text:p>https://icomarks.com/ico/Propersix</text:p>
          </table:table-cell>
          <table:table-cell table:number-columns-repeated="4"/>
        </table:table-row>
        <table:table-row table:style-name="ro1">
          <table:table-cell office:value-type="float" office:value="5850">
            <text:p>5850</text:p>
          </table:table-cell>
          <table:table-cell office:value-type="string">
            <text:p>Swarm Fund</text:p>
          </table:table-cell>
          <table:table-cell office:value-type="string">
            <text:p>https://icomarks.com/ico/Swarm-Fund</text:p>
          </table:table-cell>
          <table:table-cell table:number-columns-repeated="4"/>
        </table:table-row>
        <table:table-row table:style-name="ro1">
          <table:table-cell office:value-type="float" office:value="5852">
            <text:p>5852</text:p>
          </table:table-cell>
          <table:table-cell office:value-type="string">
            <text:p>AMEPAY</text:p>
          </table:table-cell>
          <table:table-cell office:value-type="string">
            <text:p>https://icomarks.com/ico/AMEPAY</text:p>
          </table:table-cell>
          <table:table-cell table:number-columns-repeated="4"/>
        </table:table-row>
        <table:table-row table:style-name="ro1">
          <table:table-cell office:value-type="float" office:value="5853">
            <text:p>5853</text:p>
          </table:table-cell>
          <table:table-cell office:value-type="string">
            <text:p>LandBox</text:p>
          </table:table-cell>
          <table:table-cell office:value-type="string">
            <text:p>https://icomarks.com/ico/LandBox</text:p>
          </table:table-cell>
          <table:table-cell table:number-columns-repeated="4"/>
        </table:table-row>
        <table:table-row table:style-name="ro1">
          <table:table-cell office:value-type="float" office:value="5854">
            <text:p>5854</text:p>
          </table:table-cell>
          <table:table-cell office:value-type="string">
            <text:p>Jinbi Token</text:p>
          </table:table-cell>
          <table:table-cell office:value-type="string">
            <text:p>https://icomarks.com/ico/Jinbi-Token</text:p>
          </table:table-cell>
          <table:table-cell table:number-columns-repeated="4"/>
        </table:table-row>
        <table:table-row table:style-name="ro1">
          <table:table-cell office:value-type="float" office:value="5855">
            <text:p>5855</text:p>
          </table:table-cell>
          <table:table-cell office:value-type="string">
            <text:p>BloxXwop</text:p>
          </table:table-cell>
          <table:table-cell office:value-type="string">
            <text:p>https://icomarks.com/ico/BloxXwop</text:p>
          </table:table-cell>
          <table:table-cell table:number-columns-repeated="4"/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ABIT Token</text:p>
          </table:table-cell>
          <table:table-cell office:value-type="string">
            <text:p>https://icomarks.com/ico/ABIT-Token</text:p>
          </table:table-cell>
          <table:table-cell table:number-columns-repeated="4"/>
        </table:table-row>
        <table:table-row table:style-name="ro1">
          <table:table-cell office:value-type="float" office:value="5857">
            <text:p>5857</text:p>
          </table:table-cell>
          <table:table-cell office:value-type="string">
            <text:p>OVCODE</text:p>
          </table:table-cell>
          <table:table-cell office:value-type="string">
            <text:p>https://icomarks.com/ico/OVCODE</text:p>
          </table:table-cell>
          <table:table-cell table:number-columns-repeated="4"/>
        </table:table-row>
        <table:table-row table:style-name="ro1">
          <table:table-cell office:value-type="float" office:value="5858">
            <text:p>5858</text:p>
          </table:table-cell>
          <table:table-cell office:value-type="string">
            <text:p>JustHive</text:p>
          </table:table-cell>
          <table:table-cell office:value-type="string">
            <text:p>https://icomarks.com/ico/JustHive</text:p>
          </table:table-cell>
          <table:table-cell table:number-columns-repeated="4"/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TreepToken</text:p>
          </table:table-cell>
          <table:table-cell office:value-type="string">
            <text:p>https://icomarks.com/ico/TreepToken</text:p>
          </table:table-cell>
          <table:table-cell table:number-columns-repeated="4"/>
        </table:table-row>
        <table:table-row table:style-name="ro1">
          <table:table-cell office:value-type="float" office:value="5860">
            <text:p>5860</text:p>
          </table:table-cell>
          <table:table-cell office:value-type="string">
            <text:p>Internet of Coins</text:p>
          </table:table-cell>
          <table:table-cell office:value-type="string">
            <text:p>https://icomarks.com/ico/Internet-of-Coins</text:p>
          </table:table-cell>
          <table:table-cell table:number-columns-repeated="4"/>
        </table:table-row>
        <table:table-row table:style-name="ro1">
          <table:table-cell office:value-type="float" office:value="5861">
            <text:p>5861</text:p>
          </table:table-cell>
          <table:table-cell office:value-type="string">
            <text:p>UniCrypt</text:p>
          </table:table-cell>
          <table:table-cell office:value-type="string">
            <text:p>https://icomarks.com/ico/UniCrypt</text:p>
          </table:table-cell>
          <table:table-cell table:number-columns-repeated="4"/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HotCoin</text:p>
          </table:table-cell>
          <table:table-cell office:value-type="string">
            <text:p>https://icomarks.com/ico/HotCoin</text:p>
          </table:table-cell>
          <table:table-cell table:number-columns-repeated="4"/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Noku</text:p>
          </table:table-cell>
          <table:table-cell office:value-type="string">
            <text:p>https://icomarks.com/ico/Noku</text:p>
          </table:table-cell>
          <table:table-cell table:number-columns-repeated="4"/>
        </table:table-row>
        <table:table-row table:style-name="ro1">
          <table:table-cell office:value-type="float" office:value="5865">
            <text:p>5865</text:p>
          </table:table-cell>
          <table:table-cell office:value-type="string">
            <text:p>Amsterex</text:p>
          </table:table-cell>
          <table:table-cell office:value-type="string">
            <text:p>https://icomarks.com/ico/Amsterex</text:p>
          </table:table-cell>
          <table:table-cell table:number-columns-repeated="4"/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Blockpit</text:p>
          </table:table-cell>
          <table:table-cell office:value-type="string">
            <text:p>https://icomarks.com/ico/Blockpit</text:p>
          </table:table-cell>
          <table:table-cell table:number-columns-repeated="4"/>
        </table:table-row>
        <table:table-row table:style-name="ro1">
          <table:table-cell office:value-type="float" office:value="5869">
            <text:p>5869</text:p>
          </table:table-cell>
          <table:table-cell office:value-type="string">
            <text:p>Victorieum</text:p>
          </table:table-cell>
          <table:table-cell office:value-type="string">
            <text:p>https://icomarks.com/ico/Victorieum</text:p>
          </table:table-cell>
          <table:table-cell table:number-columns-repeated="4"/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Hash Rush</text:p>
          </table:table-cell>
          <table:table-cell office:value-type="string">
            <text:p>https://icomarks.com/ico/Hash-Rush</text:p>
          </table:table-cell>
          <table:table-cell table:number-columns-repeated="4"/>
        </table:table-row>
        <table:table-row table:style-name="ro1">
          <table:table-cell office:value-type="float" office:value="5871">
            <text:p>5871</text:p>
          </table:table-cell>
          <table:table-cell office:value-type="string">
            <text:p>Arena Match</text:p>
          </table:table-cell>
          <table:table-cell office:value-type="string">
            <text:p>https://icomarks.com/ico/Arena-Match</text:p>
          </table:table-cell>
          <table:table-cell table:number-columns-repeated="4"/>
        </table:table-row>
        <table:table-row table:style-name="ro1">
          <table:table-cell office:value-type="float" office:value="5872">
            <text:p>5872</text:p>
          </table:table-cell>
          <table:table-cell office:value-type="string">
            <text:p>Vanywhere</text:p>
          </table:table-cell>
          <table:table-cell office:value-type="string">
            <text:p>https://icomarks.com/ico/Vanywhere</text:p>
          </table:table-cell>
          <table:table-cell table:number-columns-repeated="4"/>
        </table:table-row>
        <table:table-row table:style-name="ro1">
          <table:table-cell office:value-type="float" office:value="5873">
            <text:p>5873</text:p>
          </table:table-cell>
          <table:table-cell office:value-type="string">
            <text:p>CorionX</text:p>
          </table:table-cell>
          <table:table-cell office:value-type="string">
            <text:p>https://icomarks.com/ico/CorionX</text:p>
          </table:table-cell>
          <table:table-cell table:number-columns-repeated="4"/>
        </table:table-row>
        <table:table-row table:style-name="ro1">
          <table:table-cell office:value-type="float" office:value="5874">
            <text:p>5874</text:p>
          </table:table-cell>
          <table:table-cell office:value-type="string">
            <text:p>NDN Link</text:p>
          </table:table-cell>
          <table:table-cell office:value-type="string">
            <text:p>https://icomarks.com/ico/NDN-Link</text:p>
          </table:table-cell>
          <table:table-cell table:number-columns-repeated="4"/>
        </table:table-row>
        <table:table-row table:style-name="ro1">
          <table:table-cell office:value-type="float" office:value="5877">
            <text:p>5877</text:p>
          </table:table-cell>
          <table:table-cell office:value-type="string">
            <text:p>Smilo</text:p>
          </table:table-cell>
          <table:table-cell office:value-type="string">
            <text:p>https://icomarks.com/ico/Smilo</text:p>
          </table:table-cell>
          <table:table-cell table:number-columns-repeated="4"/>
        </table:table-row>
        <table:table-row table:style-name="ro1">
          <table:table-cell office:value-type="float" office:value="5878">
            <text:p>5878</text:p>
          </table:table-cell>
          <table:table-cell office:value-type="string">
            <text:p>MintHealth</text:p>
          </table:table-cell>
          <table:table-cell office:value-type="string">
            <text:p>https://icomarks.com/ico/MintHealth</text:p>
          </table:table-cell>
          <table:table-cell table:number-columns-repeated="4"/>
        </table:table-row>
        <table:table-row table:style-name="ro1">
          <table:table-cell office:value-type="float" office:value="5879">
            <text:p>5879</text:p>
          </table:table-cell>
          <table:table-cell office:value-type="string">
            <text:p>VouchCoin</text:p>
          </table:table-cell>
          <table:table-cell office:value-type="string">
            <text:p>https://icomarks.com/ico/VouchCoin</text:p>
          </table:table-cell>
          <table:table-cell table:number-columns-repeated="4"/>
        </table:table-row>
        <table:table-row table:style-name="ro1">
          <table:table-cell office:value-type="float" office:value="5880">
            <text:p>5880</text:p>
          </table:table-cell>
          <table:table-cell office:value-type="string">
            <text:p>Deflexchange</text:p>
          </table:table-cell>
          <table:table-cell office:value-type="string">
            <text:p>https://icomarks.com/ico/Deflexchange</text:p>
          </table:table-cell>
          <table:table-cell table:number-columns-repeated="4"/>
        </table:table-row>
        <table:table-row table:style-name="ro1">
          <table:table-cell office:value-type="float" office:value="5881">
            <text:p>5881</text:p>
          </table:table-cell>
          <table:table-cell office:value-type="string">
            <text:p>Whizcoin</text:p>
          </table:table-cell>
          <table:table-cell office:value-type="string">
            <text:p>https://icomarks.com/ico/Whizcoin</text:p>
          </table:table-cell>
          <table:table-cell table:number-columns-repeated="4"/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Bezop</text:p>
          </table:table-cell>
          <table:table-cell office:value-type="string">
            <text:p>https://icomarks.com/ico/Bezop</text:p>
          </table:table-cell>
          <table:table-cell table:number-columns-repeated="4"/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Tridex</text:p>
          </table:table-cell>
          <table:table-cell office:value-type="string">
            <text:p>https://icomarks.com/ico/Tridex</text:p>
          </table:table-cell>
          <table:table-cell table:number-columns-repeated="4"/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Alea</text:p>
          </table:table-cell>
          <table:table-cell office:value-type="string">
            <text:p>https://icomarks.com/ico/Alea</text:p>
          </table:table-cell>
          <table:table-cell table:number-columns-repeated="4"/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Centareum</text:p>
          </table:table-cell>
          <table:table-cell office:value-type="string">
            <text:p>https://icomarks.com/ico/Centareum</text:p>
          </table:table-cell>
          <table:table-cell table:number-columns-repeated="4"/>
        </table:table-row>
        <table:table-row table:style-name="ro1">
          <table:table-cell office:value-type="float" office:value="5886">
            <text:p>5886</text:p>
          </table:table-cell>
          <table:table-cell office:value-type="string">
            <text:p>Hubrex</text:p>
          </table:table-cell>
          <table:table-cell office:value-type="string">
            <text:p>https://icomarks.com/ico/Hubrex</text:p>
          </table:table-cell>
          <table:table-cell table:number-columns-repeated="4"/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MACPO</text:p>
          </table:table-cell>
          <table:table-cell office:value-type="string">
            <text:p>https://icomarks.com/ico/MACPO</text:p>
          </table:table-cell>
          <table:table-cell table:number-columns-repeated="4"/>
        </table:table-row>
        <table:table-row table:style-name="ro1">
          <table:table-cell office:value-type="float" office:value="5888">
            <text:p>5888</text:p>
          </table:table-cell>
          <table:table-cell office:value-type="string">
            <text:p>BrandTokens</text:p>
          </table:table-cell>
          <table:table-cell office:value-type="string">
            <text:p>https://icomarks.com/ico/BrandTokens</text:p>
          </table:table-cell>
          <table:table-cell table:number-columns-repeated="4"/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ARMTOKEN</text:p>
          </table:table-cell>
          <table:table-cell office:value-type="string">
            <text:p>https://icomarks.com/ico/ARMTOKEN</text:p>
          </table:table-cell>
          <table:table-cell table:number-columns-repeated="4"/>
        </table:table-row>
        <table:table-row table:style-name="ro1">
          <table:table-cell office:value-type="float" office:value="5890">
            <text:p>5890</text:p>
          </table:table-cell>
          <table:table-cell office:value-type="string">
            <text:p>Pyrrhos Gold</text:p>
          </table:table-cell>
          <table:table-cell office:value-type="string">
            <text:p>https://icomarks.com/ico/Pyrrhos-Gold</text:p>
          </table:table-cell>
          <table:table-cell table:number-columns-repeated="4"/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AB-CHAIN</text:p>
          </table:table-cell>
          <table:table-cell office:value-type="string">
            <text:p>https://icomarks.com/ico/AB-CHAIN</text:p>
          </table:table-cell>
          <table:table-cell table:number-columns-repeated="4"/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UFAN8</text:p>
          </table:table-cell>
          <table:table-cell office:value-type="string">
            <text:p>https://icomarks.com/ico/UFAN8</text:p>
          </table:table-cell>
          <table:table-cell table:number-columns-repeated="4"/>
        </table:table-row>
        <table:table-row table:style-name="ro1">
          <table:table-cell office:value-type="float" office:value="5893">
            <text:p>5893</text:p>
          </table:table-cell>
          <table:table-cell office:value-type="string">
            <text:p>MillionDollarDAPP</text:p>
          </table:table-cell>
          <table:table-cell office:value-type="string">
            <text:p>https://icomarks.com/ico/MillionDollarDAPP</text:p>
          </table:table-cell>
          <table:table-cell table:number-columns-repeated="4"/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GIDCoin</text:p>
          </table:table-cell>
          <table:table-cell office:value-type="string">
            <text:p>https://icomarks.com/ico/GIDCoin</text:p>
          </table:table-cell>
          <table:table-cell table:number-columns-repeated="4"/>
        </table:table-row>
        <table:table-row table:style-name="ro1">
          <table:table-cell office:value-type="float" office:value="5896">
            <text:p>5896</text:p>
          </table:table-cell>
          <table:table-cell office:value-type="string">
            <text:p>Rising Coin</text:p>
          </table:table-cell>
          <table:table-cell office:value-type="string">
            <text:p>https://icomarks.com/ico/Rising-Coin</text:p>
          </table:table-cell>
          <table:table-cell table:number-columns-repeated="4"/>
        </table:table-row>
        <table:table-row table:style-name="ro1">
          <table:table-cell office:value-type="float" office:value="5897">
            <text:p>5897</text:p>
          </table:table-cell>
          <table:table-cell office:value-type="string">
            <text:p>BlockState</text:p>
          </table:table-cell>
          <table:table-cell office:value-type="string">
            <text:p>https://icomarks.com/ico/BlockState</text:p>
          </table:table-cell>
          <table:table-cell table:number-columns-repeated="4"/>
        </table:table-row>
        <table:table-row table:style-name="ro1">
          <table:table-cell office:value-type="float" office:value="5898">
            <text:p>5898</text:p>
          </table:table-cell>
          <table:table-cell office:value-type="string">
            <text:p>ViValid</text:p>
          </table:table-cell>
          <table:table-cell office:value-type="string">
            <text:p>https://icomarks.com/ico/ViValid</text:p>
          </table:table-cell>
          <table:table-cell table:number-columns-repeated="4"/>
        </table:table-row>
        <table:table-row table:style-name="ro1">
          <table:table-cell office:value-type="float" office:value="5899">
            <text:p>5899</text:p>
          </table:table-cell>
          <table:table-cell office:value-type="string">
            <text:p>WaykiChain</text:p>
          </table:table-cell>
          <table:table-cell office:value-type="string">
            <text:p>https://icomarks.com/ico/WaykiChain</text:p>
          </table:table-cell>
          <table:table-cell table:number-columns-repeated="4"/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Paygine</text:p>
          </table:table-cell>
          <table:table-cell office:value-type="string">
            <text:p>https://icomarks.com/ico/Paygine</text:p>
          </table:table-cell>
          <table:table-cell table:number-columns-repeated="4"/>
        </table:table-row>
        <table:table-row table:style-name="ro1">
          <table:table-cell office:value-type="float" office:value="5901">
            <text:p>5901</text:p>
          </table:table-cell>
          <table:table-cell office:value-type="string">
            <text:p>The LoveChain</text:p>
          </table:table-cell>
          <table:table-cell office:value-type="string">
            <text:p>https://icomarks.com/ico/The-LoveChain</text:p>
          </table:table-cell>
          <table:table-cell table:number-columns-repeated="4"/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Crypterio STMXCoin</text:p>
          </table:table-cell>
          <table:table-cell office:value-type="string">
            <text:p>https://icomarks.com/ico/Crypterio-STMXCoin</text:p>
          </table:table-cell>
          <table:table-cell table:number-columns-repeated="4"/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EOZ</text:p>
          </table:table-cell>
          <table:table-cell office:value-type="string">
            <text:p>https://icomarks.com/ico/EOZ</text:p>
          </table:table-cell>
          <table:table-cell table:number-columns-repeated="4"/>
        </table:table-row>
        <table:table-row table:style-name="ro1">
          <table:table-cell office:value-type="float" office:value="5906">
            <text:p>5906</text:p>
          </table:table-cell>
          <table:table-cell office:value-type="string">
            <text:p>iBlock Games</text:p>
          </table:table-cell>
          <table:table-cell office:value-type="string">
            <text:p>https://icomarks.com/ico/iBlock-Games</text:p>
          </table:table-cell>
          <table:table-cell table:number-columns-repeated="4"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AllianceBlock</text:p>
          </table:table-cell>
          <table:table-cell office:value-type="string">
            <text:p>https://icomarks.com/ico/AllianceBlock</text:p>
          </table:table-cell>
          <table:table-cell table:number-columns-repeated="4"/>
        </table:table-row>
        <table:table-row table:style-name="ro1">
          <table:table-cell office:value-type="float" office:value="5909">
            <text:p>5909</text:p>
          </table:table-cell>
          <table:table-cell office:value-type="string">
            <text:p>WaykiChain (WGRT/WUSD)</text:p>
          </table:table-cell>
          <table:table-cell office:value-type="string">
            <text:p>https://icomarks.com/ico/WaykiChain-(WGRT/WUSD)</text:p>
          </table:table-cell>
          <table:table-cell table:number-columns-repeated="4"/>
        </table:table-row>
        <table:table-row table:style-name="ro1">
          <table:table-cell office:value-type="float" office:value="5910">
            <text:p>5910</text:p>
          </table:table-cell>
          <table:table-cell office:value-type="string">
            <text:p>Fleshy Tender ONE</text:p>
          </table:table-cell>
          <table:table-cell office:value-type="string">
            <text:p>https://icomarks.com/ico/Fleshy-Tender-ONE</text:p>
          </table:table-cell>
          <table:table-cell table:number-columns-repeated="4"/>
        </table:table-row>
        <table:table-row table:style-name="ro1">
          <table:table-cell office:value-type="float" office:value="5911">
            <text:p>5911</text:p>
          </table:table-cell>
          <table:table-cell office:value-type="string">
            <text:p>Tasuki</text:p>
          </table:table-cell>
          <table:table-cell office:value-type="string">
            <text:p>https://icomarks.com/ico/Tasuki</text:p>
          </table:table-cell>
          <table:table-cell table:number-columns-repeated="4"/>
        </table:table-row>
        <table:table-row table:style-name="ro1">
          <table:table-cell office:value-type="float" office:value="5912">
            <text:p>5912</text:p>
          </table:table-cell>
          <table:table-cell office:value-type="string">
            <text:p>Particl</text:p>
          </table:table-cell>
          <table:table-cell office:value-type="string">
            <text:p>https://icomarks.com/ico/Particl</text:p>
          </table:table-cell>
          <table:table-cell table:number-columns-repeated="4"/>
        </table:table-row>
        <table:table-row table:style-name="ro1">
          <table:table-cell office:value-type="float" office:value="5913">
            <text:p>5913</text:p>
          </table:table-cell>
          <table:table-cell office:value-type="string">
            <text:p>Solarypto</text:p>
          </table:table-cell>
          <table:table-cell office:value-type="string">
            <text:p>https://icomarks.com/ico/Solarypto</text:p>
          </table:table-cell>
          <table:table-cell table:number-columns-repeated="4"/>
        </table:table-row>
        <table:table-row table:style-name="ro1">
          <table:table-cell office:value-type="float" office:value="5914">
            <text:p>5914</text:p>
          </table:table-cell>
          <table:table-cell office:value-type="string">
            <text:p>MIKS Coin</text:p>
          </table:table-cell>
          <table:table-cell office:value-type="string">
            <text:p>https://icomarks.com/ico/MIKS-Coin</text:p>
          </table:table-cell>
          <table:table-cell table:number-columns-repeated="4"/>
        </table:table-row>
        <table:table-row table:style-name="ro1">
          <table:table-cell office:value-type="float" office:value="5915">
            <text:p>5915</text:p>
          </table:table-cell>
          <table:table-cell office:value-type="string">
            <text:p>The Kudos Project</text:p>
          </table:table-cell>
          <table:table-cell office:value-type="string">
            <text:p>https://icomarks.com/ico/The-Kudos-Project</text:p>
          </table:table-cell>
          <table:table-cell table:number-columns-repeated="4"/>
        </table:table-row>
        <table:table-row table:style-name="ro1">
          <table:table-cell office:value-type="float" office:value="5916">
            <text:p>5916</text:p>
          </table:table-cell>
          <table:table-cell office:value-type="string">
            <text:p>Singapore Dollar Coin</text:p>
          </table:table-cell>
          <table:table-cell office:value-type="string">
            <text:p>https://icomarks.com/ico/Singapore-Dollar-Coin</text:p>
          </table:table-cell>
          <table:table-cell table:number-columns-repeated="4"/>
        </table:table-row>
        <table:table-row table:style-name="ro1">
          <table:table-cell office:value-type="float" office:value="5917">
            <text:p>5917</text:p>
          </table:table-cell>
          <table:table-cell office:value-type="string">
            <text:p>WaterToken</text:p>
          </table:table-cell>
          <table:table-cell office:value-type="string">
            <text:p>https://icomarks.com/ico/WaterToken</text:p>
          </table:table-cell>
          <table:table-cell table:number-columns-repeated="4"/>
        </table:table-row>
        <table:table-row table:style-name="ro1">
          <table:table-cell office:value-type="float" office:value="5919">
            <text:p>5919</text:p>
          </table:table-cell>
          <table:table-cell office:value-type="string">
            <text:p>Isonex Capital</text:p>
          </table:table-cell>
          <table:table-cell office:value-type="string">
            <text:p>https://icomarks.com/ico/Isonex-Capital</text:p>
          </table:table-cell>
          <table:table-cell table:number-columns-repeated="4"/>
        </table:table-row>
        <table:table-row table:style-name="ro1">
          <table:table-cell office:value-type="float" office:value="5920">
            <text:p>5920</text:p>
          </table:table-cell>
          <table:table-cell office:value-type="string">
            <text:p>Milcoin</text:p>
          </table:table-cell>
          <table:table-cell office:value-type="string">
            <text:p>https://icomarks.com/ico/Milcoin</text:p>
          </table:table-cell>
          <table:table-cell table:number-columns-repeated="4"/>
        </table:table-row>
        <table:table-row table:style-name="ro1">
          <table:table-cell office:value-type="float" office:value="5921">
            <text:p>5921</text:p>
          </table:table-cell>
          <table:table-cell office:value-type="string">
            <text:p>Konkrete</text:p>
          </table:table-cell>
          <table:table-cell office:value-type="string">
            <text:p>https://icomarks.com/ico/Konkrete</text:p>
          </table:table-cell>
          <table:table-cell table:number-columns-repeated="4"/>
        </table:table-row>
        <table:table-row table:style-name="ro1">
          <table:table-cell office:value-type="float" office:value="5923">
            <text:p>5923</text:p>
          </table:table-cell>
          <table:table-cell office:value-type="string">
            <text:p>AEToken</text:p>
          </table:table-cell>
          <table:table-cell office:value-type="string">
            <text:p>https://icomarks.com/ico/AEToken</text:p>
          </table:table-cell>
          <table:table-cell table:number-columns-repeated="4"/>
        </table:table-row>
        <table:table-row table:style-name="ro1">
          <table:table-cell office:value-type="float" office:value="5925">
            <text:p>5925</text:p>
          </table:table-cell>
          <table:table-cell office:value-type="string">
            <text:p>DeFi FireFly</text:p>
          </table:table-cell>
          <table:table-cell office:value-type="string">
            <text:p>https://icomarks.com/ico/DeFi-FireFly</text:p>
          </table:table-cell>
          <table:table-cell table:number-columns-repeated="4"/>
        </table:table-row>
        <table:table-row table:style-name="ro1">
          <table:table-cell office:value-type="float" office:value="5926">
            <text:p>5926</text:p>
          </table:table-cell>
          <table:table-cell office:value-type="string">
            <text:p>Ankr Network</text:p>
          </table:table-cell>
          <table:table-cell office:value-type="string">
            <text:p>https://icomarks.com/ico/Ankr-Network</text:p>
          </table:table-cell>
          <table:table-cell table:number-columns-repeated="4"/>
        </table:table-row>
        <table:table-row table:style-name="ro1">
          <table:table-cell office:value-type="float" office:value="5928">
            <text:p>5928</text:p>
          </table:table-cell>
          <table:table-cell office:value-type="string">
            <text:p>VoltGo</text:p>
          </table:table-cell>
          <table:table-cell office:value-type="string">
            <text:p>https://icomarks.com/ico/VoltGo</text:p>
          </table:table-cell>
          <table:table-cell table:number-columns-repeated="4"/>
        </table:table-row>
        <table:table-row table:style-name="ro1">
          <table:table-cell office:value-type="float" office:value="5929">
            <text:p>5929</text:p>
          </table:table-cell>
          <table:table-cell office:value-type="string">
            <text:p>RingX</text:p>
          </table:table-cell>
          <table:table-cell office:value-type="string">
            <text:p>https://icomarks.com/ico/RingX</text:p>
          </table:table-cell>
          <table:table-cell table:number-columns-repeated="4"/>
        </table:table-row>
        <table:table-row table:style-name="ro1">
          <table:table-cell office:value-type="float" office:value="5930">
            <text:p>5930</text:p>
          </table:table-cell>
          <table:table-cell office:value-type="string">
            <text:p>Stellerro</text:p>
          </table:table-cell>
          <table:table-cell office:value-type="string">
            <text:p>https://icomarks.com/ico/Stellerro</text:p>
          </table:table-cell>
          <table:table-cell table:number-columns-repeated="4"/>
        </table:table-row>
        <table:table-row table:style-name="ro1">
          <table:table-cell office:value-type="float" office:value="5931">
            <text:p>5931</text:p>
          </table:table-cell>
          <table:table-cell office:value-type="string">
            <text:p>Paparazzi</text:p>
          </table:table-cell>
          <table:table-cell office:value-type="string">
            <text:p>https://icomarks.com/ico/Paparazzi</text:p>
          </table:table-cell>
          <table:table-cell table:number-columns-repeated="4"/>
        </table:table-row>
        <table:table-row table:style-name="ro1">
          <table:table-cell office:value-type="float" office:value="5932">
            <text:p>5932</text:p>
          </table:table-cell>
          <table:table-cell office:value-type="string">
            <text:p>DataBloc</text:p>
          </table:table-cell>
          <table:table-cell office:value-type="string">
            <text:p>https://icomarks.com/ico/DataBloc</text:p>
          </table:table-cell>
          <table:table-cell table:number-columns-repeated="4"/>
        </table:table-row>
        <table:table-row table:style-name="ro1">
          <table:table-cell office:value-type="float" office:value="5933">
            <text:p>5933</text:p>
          </table:table-cell>
          <table:table-cell office:value-type="string">
            <text:p>Telemedicoin</text:p>
          </table:table-cell>
          <table:table-cell office:value-type="string">
            <text:p>https://icomarks.com/ico/Telemedicoin</text:p>
          </table:table-cell>
          <table:table-cell table:number-columns-repeated="4"/>
        </table:table-row>
        <table:table-row table:style-name="ro1">
          <table:table-cell office:value-type="float" office:value="5934">
            <text:p>5934</text:p>
          </table:table-cell>
          <table:table-cell office:value-type="string">
            <text:p>AX1</text:p>
          </table:table-cell>
          <table:table-cell office:value-type="string">
            <text:p>https://icomarks.com/ico/AX1</text:p>
          </table:table-cell>
          <table:table-cell table:number-columns-repeated="4"/>
        </table:table-row>
        <table:table-row table:style-name="ro1">
          <table:table-cell office:value-type="float" office:value="5936">
            <text:p>5936</text:p>
          </table:table-cell>
          <table:table-cell office:value-type="string">
            <text:p>Crowd-Up</text:p>
          </table:table-cell>
          <table:table-cell office:value-type="string">
            <text:p>https://icomarks.com/ico/Crowd-Up</text:p>
          </table:table-cell>
          <table:table-cell table:number-columns-repeated="4"/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BFPlus</text:p>
          </table:table-cell>
          <table:table-cell office:value-type="string">
            <text:p>https://icomarks.com/ico/BFPlus</text:p>
          </table:table-cell>
          <table:table-cell table:number-columns-repeated="4"/>
        </table:table-row>
        <table:table-row table:style-name="ro1">
          <table:table-cell office:value-type="float" office:value="5938">
            <text:p>5938</text:p>
          </table:table-cell>
          <table:table-cell office:value-type="string">
            <text:p>Nexo</text:p>
          </table:table-cell>
          <table:table-cell office:value-type="string">
            <text:p>https://icomarks.com/ico/Nexo</text:p>
          </table:table-cell>
          <table:table-cell table:number-columns-repeated="4"/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PERLA</text:p>
          </table:table-cell>
          <table:table-cell office:value-type="string">
            <text:p>https://icomarks.com/ico/PERLA</text:p>
          </table:table-cell>
          <table:table-cell table:number-columns-repeated="4"/>
        </table:table-row>
        <table:table-row table:style-name="ro1">
          <table:table-cell office:value-type="float" office:value="5940">
            <text:p>5940</text:p>
          </table:table-cell>
          <table:table-cell office:value-type="string">
            <text:p>European Crypto Bank</text:p>
          </table:table-cell>
          <table:table-cell office:value-type="string">
            <text:p>https://icomarks.com/ico/European-Crypto-Bank</text:p>
          </table:table-cell>
          <table:table-cell table:number-columns-repeated="4"/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Rosecoin</text:p>
          </table:table-cell>
          <table:table-cell office:value-type="string">
            <text:p>https://icomarks.com/ico/Rosecoin</text:p>
          </table:table-cell>
          <table:table-cell table:number-columns-repeated="4"/>
        </table:table-row>
        <table:table-row table:style-name="ro1">
          <table:table-cell office:value-type="float" office:value="5942">
            <text:p>5942</text:p>
          </table:table-cell>
          <table:table-cell office:value-type="string">
            <text:p>KsVirtual</text:p>
          </table:table-cell>
          <table:table-cell office:value-type="string">
            <text:p>https://icomarks.com/ico/KsVirtual</text:p>
          </table:table-cell>
          <table:table-cell table:number-columns-repeated="4"/>
        </table:table-row>
        <table:table-row table:style-name="ro1">
          <table:table-cell office:value-type="float" office:value="5943">
            <text:p>5943</text:p>
          </table:table-cell>
          <table:table-cell office:value-type="string">
            <text:p>CryptoGamble</text:p>
          </table:table-cell>
          <table:table-cell office:value-type="string">
            <text:p>https://icomarks.com/ico/CryptoGamble</text:p>
          </table:table-cell>
          <table:table-cell table:number-columns-repeated="4"/>
        </table:table-row>
        <table:table-row table:style-name="ro1">
          <table:table-cell office:value-type="float" office:value="5944">
            <text:p>5944</text:p>
          </table:table-cell>
          <table:table-cell office:value-type="string">
            <text:p>Crypto Market Cloud</text:p>
          </table:table-cell>
          <table:table-cell office:value-type="string">
            <text:p>https://icomarks.com/ico/Crypto-Market-Cloud</text:p>
          </table:table-cell>
          <table:table-cell table:number-columns-repeated="4"/>
        </table:table-row>
        <table:table-row table:style-name="ro1">
          <table:table-cell office:value-type="float" office:value="5945">
            <text:p>5945</text:p>
          </table:table-cell>
          <table:table-cell office:value-type="string">
            <text:p>Rubiix</text:p>
          </table:table-cell>
          <table:table-cell office:value-type="string">
            <text:p>https://icomarks.com/ico/Rubiix</text:p>
          </table:table-cell>
          <table:table-cell table:number-columns-repeated="4"/>
        </table:table-row>
        <table:table-row table:style-name="ro1">
          <table:table-cell office:value-type="float" office:value="5946">
            <text:p>5946</text:p>
          </table:table-cell>
          <table:table-cell office:value-type="string">
            <text:p>Omphalos</text:p>
          </table:table-cell>
          <table:table-cell office:value-type="string">
            <text:p>https://icomarks.com/ico/Omphalos</text:p>
          </table:table-cell>
          <table:table-cell table:number-columns-repeated="4"/>
        </table:table-row>
        <table:table-row table:style-name="ro1">
          <table:table-cell office:value-type="float" office:value="5947">
            <text:p>5947</text:p>
          </table:table-cell>
          <table:table-cell office:value-type="string">
            <text:p>HaggleX</text:p>
          </table:table-cell>
          <table:table-cell office:value-type="string">
            <text:p>https://icomarks.com/ico/HaggleX</text:p>
          </table:table-cell>
          <table:table-cell table:number-columns-repeated="4"/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Loanex</text:p>
          </table:table-cell>
          <table:table-cell office:value-type="string">
            <text:p>https://icomarks.com/ico/Loanex</text:p>
          </table:table-cell>
          <table:table-cell table:number-columns-repeated="4"/>
        </table:table-row>
        <table:table-row table:style-name="ro1">
          <table:table-cell office:value-type="float" office:value="5950">
            <text:p>5950</text:p>
          </table:table-cell>
          <table:table-cell office:value-type="string">
            <text:p>Travacart</text:p>
          </table:table-cell>
          <table:table-cell office:value-type="string">
            <text:p>https://icomarks.com/ico/Travacart</text:p>
          </table:table-cell>
          <table:table-cell table:number-columns-repeated="4"/>
        </table:table-row>
        <table:table-row table:style-name="ro1">
          <table:table-cell office:value-type="float" office:value="5951">
            <text:p>5951</text:p>
          </table:table-cell>
          <table:table-cell office:value-type="string">
            <text:p>All For One Business</text:p>
          </table:table-cell>
          <table:table-cell office:value-type="string">
            <text:p>https://icomarks.com/ico/All-For-One-Business</text:p>
          </table:table-cell>
          <table:table-cell table:number-columns-repeated="4"/>
        </table:table-row>
        <table:table-row table:style-name="ro1">
          <table:table-cell office:value-type="float" office:value="5952">
            <text:p>5952</text:p>
          </table:table-cell>
          <table:table-cell office:value-type="string">
            <text:p>Cryptune</text:p>
          </table:table-cell>
          <table:table-cell office:value-type="string">
            <text:p>https://icomarks.com/ico/Cryptune</text:p>
          </table:table-cell>
          <table:table-cell table:number-columns-repeated="4"/>
        </table:table-row>
        <table:table-row table:style-name="ro1">
          <table:table-cell office:value-type="float" office:value="5953">
            <text:p>5953</text:p>
          </table:table-cell>
          <table:table-cell office:value-type="string">
            <text:p>SociumTrade</text:p>
          </table:table-cell>
          <table:table-cell office:value-type="string">
            <text:p>https://icomarks.com/ico/SociumTrade</text:p>
          </table:table-cell>
          <table:table-cell table:number-columns-repeated="4"/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JSB Foundation</text:p>
          </table:table-cell>
          <table:table-cell office:value-type="string">
            <text:p>https://icomarks.com/ico/JSB-Foundation</text:p>
          </table:table-cell>
          <table:table-cell table:number-columns-repeated="4"/>
        </table:table-row>
        <table:table-row table:style-name="ro1">
          <table:table-cell office:value-type="float" office:value="5956">
            <text:p>5956</text:p>
          </table:table-cell>
          <table:table-cell office:value-type="string">
            <text:p>UNLSHD</text:p>
          </table:table-cell>
          <table:table-cell office:value-type="string">
            <text:p>https://icomarks.com/ico/UNLSHD</text:p>
          </table:table-cell>
          <table:table-cell table:number-columns-repeated="4"/>
        </table:table-row>
        <table:table-row table:style-name="ro1">
          <table:table-cell office:value-type="float" office:value="5957">
            <text:p>5957</text:p>
          </table:table-cell>
          <table:table-cell office:value-type="string">
            <text:p>Feon</text:p>
          </table:table-cell>
          <table:table-cell office:value-type="string">
            <text:p>https://icomarks.com/ico/Feon</text:p>
          </table:table-cell>
          <table:table-cell table:number-columns-repeated="4"/>
        </table:table-row>
        <table:table-row table:style-name="ro1">
          <table:table-cell office:value-type="float" office:value="5958">
            <text:p>5958</text:p>
          </table:table-cell>
          <table:table-cell office:value-type="string">
            <text:p>BlueOcean</text:p>
          </table:table-cell>
          <table:table-cell office:value-type="string">
            <text:p>https://icomarks.com/ico/BlueOcean</text:p>
          </table:table-cell>
          <table:table-cell table:number-columns-repeated="4"/>
        </table:table-row>
        <table:table-row table:style-name="ro1">
          <table:table-cell office:value-type="float" office:value="5959">
            <text:p>5959</text:p>
          </table:table-cell>
          <table:table-cell office:value-type="string">
            <text:p>Bonafi</text:p>
          </table:table-cell>
          <table:table-cell office:value-type="string">
            <text:p>https://icomarks.com/ico/Bonafi</text:p>
          </table:table-cell>
          <table:table-cell table:number-columns-repeated="4"/>
        </table:table-row>
        <table:table-row table:style-name="ro1">
          <table:table-cell office:value-type="float" office:value="5960">
            <text:p>5960</text:p>
          </table:table-cell>
          <table:table-cell office:value-type="string">
            <text:p>Farasha</text:p>
          </table:table-cell>
          <table:table-cell office:value-type="string">
            <text:p>https://icomarks.com/ico/Farasha</text:p>
          </table:table-cell>
          <table:table-cell table:number-columns-repeated="4"/>
        </table:table-row>
        <table:table-row table:style-name="ro1">
          <table:table-cell office:value-type="float" office:value="5961">
            <text:p>5961</text:p>
          </table:table-cell>
          <table:table-cell office:value-type="string">
            <text:p>Inpactor</text:p>
          </table:table-cell>
          <table:table-cell office:value-type="string">
            <text:p>https://icomarks.com/ico/Inpactor</text:p>
          </table:table-cell>
          <table:table-cell table:number-columns-repeated="4"/>
        </table:table-row>
        <table:table-row table:style-name="ro1">
          <table:table-cell office:value-type="float" office:value="5963">
            <text:p>5963</text:p>
          </table:table-cell>
          <table:table-cell office:value-type="string">
            <text:p>Bridge Oracle</text:p>
          </table:table-cell>
          <table:table-cell office:value-type="string">
            <text:p>https://icomarks.com/ico/Bridge-Oracle</text:p>
          </table:table-cell>
          <table:table-cell table:number-columns-repeated="4"/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Innou</text:p>
          </table:table-cell>
          <table:table-cell office:value-type="string">
            <text:p>https://icomarks.com/ico/Innou</text:p>
          </table:table-cell>
          <table:table-cell table:number-columns-repeated="4"/>
        </table:table-row>
        <table:table-row table:style-name="ro1">
          <table:table-cell office:value-type="float" office:value="5965">
            <text:p>5965</text:p>
          </table:table-cell>
          <table:table-cell office:value-type="string">
            <text:p>MANINGI Mines</text:p>
          </table:table-cell>
          <table:table-cell office:value-type="string">
            <text:p>https://icomarks.com/ico/MANINGI-Mines</text:p>
          </table:table-cell>
          <table:table-cell table:number-columns-repeated="4"/>
        </table:table-row>
        <table:table-row table:style-name="ro1">
          <table:table-cell office:value-type="float" office:value="5966">
            <text:p>5966</text:p>
          </table:table-cell>
          <table:table-cell office:value-type="string">
            <text:p>CannAvenue</text:p>
          </table:table-cell>
          <table:table-cell office:value-type="string">
            <text:p>https://icomarks.com/ico/CannAvenue</text:p>
          </table:table-cell>
          <table:table-cell table:number-columns-repeated="4"/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Tolar HashNET</text:p>
          </table:table-cell>
          <table:table-cell office:value-type="string">
            <text:p>https://icomarks.com/ico/Tolar-HashNET</text:p>
          </table:table-cell>
          <table:table-cell table:number-columns-repeated="4"/>
        </table:table-row>
        <table:table-row table:style-name="ro1">
          <table:table-cell office:value-type="float" office:value="5969">
            <text:p>5969</text:p>
          </table:table-cell>
          <table:table-cell office:value-type="string">
            <text:p>VendiCoins</text:p>
          </table:table-cell>
          <table:table-cell office:value-type="string">
            <text:p>https://icomarks.com/ico/VendiCoins</text:p>
          </table:table-cell>
          <table:table-cell table:number-columns-repeated="4"/>
        </table:table-row>
        <table:table-row table:style-name="ro1">
          <table:table-cell office:value-type="float" office:value="5970">
            <text:p>5970</text:p>
          </table:table-cell>
          <table:table-cell office:value-type="string">
            <text:p>GrafSound</text:p>
          </table:table-cell>
          <table:table-cell office:value-type="string">
            <text:p>https://icomarks.com/ico/GrafSound</text:p>
          </table:table-cell>
          <table:table-cell table:number-columns-repeated="4"/>
        </table:table-row>
        <table:table-row table:style-name="ro1">
          <table:table-cell office:value-type="float" office:value="5971">
            <text:p>5971</text:p>
          </table:table-cell>
          <table:table-cell office:value-type="string">
            <text:p>DefiNetwork</text:p>
          </table:table-cell>
          <table:table-cell office:value-type="string">
            <text:p>https://icomarks.com/ico/DefiNetwork</text:p>
          </table:table-cell>
          <table:table-cell table:number-columns-repeated="4"/>
        </table:table-row>
        <table:table-row table:style-name="ro1">
          <table:table-cell office:value-type="float" office:value="5972">
            <text:p>5972</text:p>
          </table:table-cell>
          <table:table-cell office:value-type="string">
            <text:p>Jun &amp;#034;M&amp;#034; Coin</text:p>
          </table:table-cell>
          <table:table-cell office:value-type="string">
            <text:p>https://icomarks.com/ico/Jun-&amp;#034;M&amp;#034;-Coin</text:p>
          </table:table-cell>
          <table:table-cell table:number-columns-repeated="4"/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Crypto Price Index</text:p>
          </table:table-cell>
          <table:table-cell office:value-type="string">
            <text:p>https://icomarks.com/ico/Crypto-Price-Index</text:p>
          </table:table-cell>
          <table:table-cell table:number-columns-repeated="4"/>
        </table:table-row>
        <table:table-row table:style-name="ro1">
          <table:table-cell office:value-type="float" office:value="5975">
            <text:p>5975</text:p>
          </table:table-cell>
          <table:table-cell office:value-type="string">
            <text:p>Meter</text:p>
          </table:table-cell>
          <table:table-cell office:value-type="string">
            <text:p>https://icomarks.com/ico/Meter</text:p>
          </table:table-cell>
          <table:table-cell table:number-columns-repeated="4"/>
        </table:table-row>
        <table:table-row table:style-name="ro1">
          <table:table-cell office:value-type="float" office:value="5976">
            <text:p>5976</text:p>
          </table:table-cell>
          <table:table-cell office:value-type="string">
            <text:p>BIZpaye</text:p>
          </table:table-cell>
          <table:table-cell office:value-type="string">
            <text:p>https://icomarks.com/ico/BIZpaye</text:p>
          </table:table-cell>
          <table:table-cell table:number-columns-repeated="4"/>
        </table:table-row>
        <table:table-row table:style-name="ro1">
          <table:table-cell office:value-type="float" office:value="5977">
            <text:p>5977</text:p>
          </table:table-cell>
          <table:table-cell office:value-type="string">
            <text:p>iExchange</text:p>
          </table:table-cell>
          <table:table-cell office:value-type="string">
            <text:p>https://icomarks.com/ico/iExchange</text:p>
          </table:table-cell>
          <table:table-cell table:number-columns-repeated="4"/>
        </table:table-row>
        <table:table-row table:style-name="ro1">
          <table:table-cell office:value-type="float" office:value="5978">
            <text:p>5978</text:p>
          </table:table-cell>
          <table:table-cell office:value-type="string">
            <text:p>MyDexPay</text:p>
          </table:table-cell>
          <table:table-cell office:value-type="string">
            <text:p>https://icomarks.com/ico/MyDexPay</text:p>
          </table:table-cell>
          <table:table-cell table:number-columns-repeated="4"/>
        </table:table-row>
        <table:table-row table:style-name="ro1">
          <table:table-cell office:value-type="float" office:value="5981">
            <text:p>5981</text:p>
          </table:table-cell>
          <table:table-cell office:value-type="string">
            <text:p>BCG</text:p>
          </table:table-cell>
          <table:table-cell office:value-type="string">
            <text:p>https://icomarks.com/ico/BCG</text:p>
          </table:table-cell>
          <table:table-cell table:number-columns-repeated="4"/>
        </table:table-row>
        <table:table-row table:style-name="ro1">
          <table:table-cell office:value-type="float" office:value="5983">
            <text:p>5983</text:p>
          </table:table-cell>
          <table:table-cell office:value-type="string">
            <text:p>eden.best</text:p>
          </table:table-cell>
          <table:table-cell office:value-type="string">
            <text:p>https://icomarks.com/ico/eden.best</text:p>
          </table:table-cell>
          <table:table-cell table:number-columns-repeated="4"/>
        </table:table-row>
        <table:table-row table:style-name="ro1">
          <table:table-cell office:value-type="float" office:value="5984">
            <text:p>5984</text:p>
          </table:table-cell>
          <table:table-cell office:value-type="string">
            <text:p>Quanta Networks</text:p>
          </table:table-cell>
          <table:table-cell office:value-type="string">
            <text:p>https://icomarks.com/ico/Quanta-Networks</text:p>
          </table:table-cell>
          <table:table-cell table:number-columns-repeated="4"/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AI PowerBrain.Shop</text:p>
          </table:table-cell>
          <table:table-cell office:value-type="string">
            <text:p>https://icomarks.com/ico/AI-PowerBrain.Shop</text:p>
          </table:table-cell>
          <table:table-cell table:number-columns-repeated="4"/>
        </table:table-row>
        <table:table-row table:style-name="ro1">
          <table:table-cell office:value-type="float" office:value="5987">
            <text:p>5987</text:p>
          </table:table-cell>
          <table:table-cell office:value-type="string">
            <text:p>Sprint Token</text:p>
          </table:table-cell>
          <table:table-cell office:value-type="string">
            <text:p>https://icomarks.com/ico/Sprint-Token</text:p>
          </table:table-cell>
          <table:table-cell table:number-columns-repeated="4"/>
        </table:table-row>
        <table:table-row table:style-name="ro1">
          <table:table-cell office:value-type="float" office:value="5988">
            <text:p>5988</text:p>
          </table:table-cell>
          <table:table-cell office:value-type="string">
            <text:p>TapJets</text:p>
          </table:table-cell>
          <table:table-cell office:value-type="string">
            <text:p>https://icomarks.com/ico/TapJets</text:p>
          </table:table-cell>
          <table:table-cell table:number-columns-repeated="4"/>
        </table:table-row>
        <table:table-row table:style-name="ro1">
          <table:table-cell office:value-type="float" office:value="5989">
            <text:p>5989</text:p>
          </table:table-cell>
          <table:table-cell office:value-type="string">
            <text:p>Renovato</text:p>
          </table:table-cell>
          <table:table-cell office:value-type="string">
            <text:p>https://icomarks.com/ico/Renovato</text:p>
          </table:table-cell>
          <table:table-cell table:number-columns-repeated="4"/>
        </table:table-row>
        <table:table-row table:style-name="ro1">
          <table:table-cell office:value-type="float" office:value="5991">
            <text:p>5991</text:p>
          </table:table-cell>
          <table:table-cell office:value-type="string">
            <text:p>Nova Browser</text:p>
          </table:table-cell>
          <table:table-cell office:value-type="string">
            <text:p>https://icomarks.com/ico/Nova-Browser</text:p>
          </table:table-cell>
          <table:table-cell table:number-columns-repeated="4"/>
        </table:table-row>
        <table:table-row table:style-name="ro1">
          <table:table-cell office:value-type="float" office:value="5992">
            <text:p>5992</text:p>
          </table:table-cell>
          <table:table-cell office:value-type="string">
            <text:p>Octobase</text:p>
          </table:table-cell>
          <table:table-cell office:value-type="string">
            <text:p>https://icomarks.com/ico/Octobase</text:p>
          </table:table-cell>
          <table:table-cell table:number-columns-repeated="4"/>
        </table:table-row>
        <table:table-row table:style-name="ro1">
          <table:table-cell office:value-type="float" office:value="5993">
            <text:p>5993</text:p>
          </table:table-cell>
          <table:table-cell office:value-type="string">
            <text:p>BITTIX</text:p>
          </table:table-cell>
          <table:table-cell office:value-type="string">
            <text:p>https://icomarks.com/ico/BITTIX</text:p>
          </table:table-cell>
          <table:table-cell table:number-columns-repeated="4"/>
        </table:table-row>
        <table:table-row table:style-name="ro1">
          <table:table-cell office:value-type="float" office:value="5994">
            <text:p>5994</text:p>
          </table:table-cell>
          <table:table-cell office:value-type="string">
            <text:p>Gizer</text:p>
          </table:table-cell>
          <table:table-cell office:value-type="string">
            <text:p>https://icomarks.com/ico/Gizer</text:p>
          </table:table-cell>
          <table:table-cell table:number-columns-repeated="4"/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Citizen Health</text:p>
          </table:table-cell>
          <table:table-cell office:value-type="string">
            <text:p>https://icomarks.com/ico/Citizen-Health</text:p>
          </table:table-cell>
          <table:table-cell table:number-columns-repeated="4"/>
        </table:table-row>
        <table:table-row table:style-name="ro1">
          <table:table-cell office:value-type="float" office:value="5996">
            <text:p>5996</text:p>
          </table:table-cell>
          <table:table-cell office:value-type="string">
            <text:p>Neuromorphic</text:p>
          </table:table-cell>
          <table:table-cell office:value-type="string">
            <text:p>https://icomarks.com/ico/Neuromorphic</text:p>
          </table:table-cell>
          <table:table-cell table:number-columns-repeated="4"/>
        </table:table-row>
        <table:table-row table:style-name="ro1">
          <table:table-cell office:value-type="float" office:value="5997">
            <text:p>5997</text:p>
          </table:table-cell>
          <table:table-cell office:value-type="string">
            <text:p>Reward Vision</text:p>
          </table:table-cell>
          <table:table-cell office:value-type="string">
            <text:p>https://icomarks.com/ico/Reward-Vision</text:p>
          </table:table-cell>
          <table:table-cell table:number-columns-repeated="4"/>
        </table:table-row>
        <table:table-row table:style-name="ro1">
          <table:table-cell office:value-type="float" office:value="5999">
            <text:p>5999</text:p>
          </table:table-cell>
          <table:table-cell office:value-type="string">
            <text:p>EyGex</text:p>
          </table:table-cell>
          <table:table-cell office:value-type="string">
            <text:p>https://icomarks.com/ico/EyGex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Quantum Generation</text:p>
          </table:table-cell>
          <table:table-cell office:value-type="string">
            <text:p>https://icomarks.com/ico/Quantum-Generation</text:p>
          </table:table-cell>
          <table:table-cell table:number-columns-repeated="4"/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MediaRich.io</text:p>
          </table:table-cell>
          <table:table-cell office:value-type="string">
            <text:p>https://icomarks.com/ico/MediaRich.io</text:p>
          </table:table-cell>
          <table:table-cell table:number-columns-repeated="4"/>
        </table:table-row>
        <table:table-row table:style-name="ro1">
          <table:table-cell office:value-type="float" office:value="6003">
            <text:p>6003</text:p>
          </table:table-cell>
          <table:table-cell office:value-type="string">
            <text:p>Road</text:p>
          </table:table-cell>
          <table:table-cell office:value-type="string">
            <text:p>https://icomarks.com/ico/Road</text:p>
          </table:table-cell>
          <table:table-cell table:number-columns-repeated="4"/>
        </table:table-row>
        <table:table-row table:style-name="ro1">
          <table:table-cell office:value-type="float" office:value="6004">
            <text:p>6004</text:p>
          </table:table-cell>
          <table:table-cell office:value-type="string">
            <text:p>SAFARI</text:p>
          </table:table-cell>
          <table:table-cell office:value-type="string">
            <text:p>https://icomarks.com/ico/SAFARI</text:p>
          </table:table-cell>
          <table:table-cell table:number-columns-repeated="4"/>
        </table:table-row>
        <table:table-row table:style-name="ro1">
          <table:table-cell office:value-type="float" office:value="6005">
            <text:p>6005</text:p>
          </table:table-cell>
          <table:table-cell office:value-type="string">
            <text:p>Orinoco</text:p>
          </table:table-cell>
          <table:table-cell office:value-type="string">
            <text:p>https://icomarks.com/ico/Orinoco</text:p>
          </table:table-cell>
          <table:table-cell table:number-columns-repeated="4"/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s3entigrapH</text:p>
          </table:table-cell>
          <table:table-cell office:value-type="string">
            <text:p>https://icomarks.com/ico/s3entigrapH</text:p>
          </table:table-cell>
          <table:table-cell table:number-columns-repeated="4"/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Mask project</text:p>
          </table:table-cell>
          <table:table-cell office:value-type="string">
            <text:p>https://icomarks.com/ico/Mask-project</text:p>
          </table:table-cell>
          <table:table-cell table:number-columns-repeated="4"/>
        </table:table-row>
        <table:table-row table:style-name="ro1">
          <table:table-cell office:value-type="float" office:value="6009">
            <text:p>6009</text:p>
          </table:table-cell>
          <table:table-cell office:value-type="string">
            <text:p>AAX Token</text:p>
          </table:table-cell>
          <table:table-cell office:value-type="string">
            <text:p>https://icomarks.com/ico/AAX-Token</text:p>
          </table:table-cell>
          <table:table-cell table:number-columns-repeated="4"/>
        </table:table-row>
        <table:table-row table:style-name="ro1">
          <table:table-cell office:value-type="float" office:value="6010">
            <text:p>6010</text:p>
          </table:table-cell>
          <table:table-cell office:value-type="string">
            <text:p>Banana Papa</text:p>
          </table:table-cell>
          <table:table-cell office:value-type="string">
            <text:p>https://icomarks.com/ico/Banana-Papa</text:p>
          </table:table-cell>
          <table:table-cell table:number-columns-repeated="4"/>
        </table:table-row>
        <table:table-row table:style-name="ro1">
          <table:table-cell office:value-type="float" office:value="6011">
            <text:p>6011</text:p>
          </table:table-cell>
          <table:table-cell office:value-type="string">
            <text:p>COIC</text:p>
          </table:table-cell>
          <table:table-cell office:value-type="string">
            <text:p>https://icomarks.com/ico/COIC</text:p>
          </table:table-cell>
          <table:table-cell table:number-columns-repeated="4"/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Equitybase</text:p>
          </table:table-cell>
          <table:table-cell office:value-type="string">
            <text:p>https://icomarks.com/ico/Equitybase</text:p>
          </table:table-cell>
          <table:table-cell table:number-columns-repeated="4"/>
        </table:table-row>
        <table:table-row table:style-name="ro1">
          <table:table-cell office:value-type="float" office:value="6013">
            <text:p>6013</text:p>
          </table:table-cell>
          <table:table-cell office:value-type="string">
            <text:p>BDAY Token</text:p>
          </table:table-cell>
          <table:table-cell office:value-type="string">
            <text:p>https://icomarks.com/ico/BDAY-Token</text:p>
          </table:table-cell>
          <table:table-cell table:number-columns-repeated="4"/>
        </table:table-row>
        <table:table-row table:style-name="ro1">
          <table:table-cell office:value-type="float" office:value="6014">
            <text:p>6014</text:p>
          </table:table-cell>
          <table:table-cell office:value-type="string">
            <text:p>Lightyears</text:p>
          </table:table-cell>
          <table:table-cell office:value-type="string">
            <text:p>https://icomarks.com/ico/Lightyears</text:p>
          </table:table-cell>
          <table:table-cell table:number-columns-repeated="4"/>
        </table:table-row>
        <table:table-row table:style-name="ro1">
          <table:table-cell office:value-type="float" office:value="6016">
            <text:p>6016</text:p>
          </table:table-cell>
          <table:table-cell office:value-type="string">
            <text:p>UCA Coin</text:p>
          </table:table-cell>
          <table:table-cell office:value-type="string">
            <text:p>https://icomarks.com/ico/UCA-Coin</text:p>
          </table:table-cell>
          <table:table-cell table:number-columns-repeated="4"/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ICOE</text:p>
          </table:table-cell>
          <table:table-cell office:value-type="string">
            <text:p>https://icomarks.com/ico/ICOE</text:p>
          </table:table-cell>
          <table:table-cell table:number-columns-repeated="4"/>
        </table:table-row>
        <table:table-row table:style-name="ro1">
          <table:table-cell office:value-type="float" office:value="6018">
            <text:p>6018</text:p>
          </table:table-cell>
          <table:table-cell office:value-type="string">
            <text:p>Learntoken</text:p>
          </table:table-cell>
          <table:table-cell office:value-type="string">
            <text:p>https://icomarks.com/ico/Learntoken</text:p>
          </table:table-cell>
          <table:table-cell table:number-columns-repeated="4"/>
        </table:table-row>
        <table:table-row table:style-name="ro1">
          <table:table-cell office:value-type="float" office:value="6019">
            <text:p>6019</text:p>
          </table:table-cell>
          <table:table-cell office:value-type="string">
            <text:p>Tigris Protocol</text:p>
          </table:table-cell>
          <table:table-cell office:value-type="string">
            <text:p>https://icomarks.com/ico/Tigris-Protocol</text:p>
          </table:table-cell>
          <table:table-cell table:number-columns-repeated="4"/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NZToken</text:p>
          </table:table-cell>
          <table:table-cell office:value-type="string">
            <text:p>https://icomarks.com/ico/NZToken</text:p>
          </table:table-cell>
          <table:table-cell table:number-columns-repeated="4"/>
        </table:table-row>
        <table:table-row table:style-name="ro1">
          <table:table-cell office:value-type="float" office:value="6021">
            <text:p>6021</text:p>
          </table:table-cell>
          <table:table-cell office:value-type="string">
            <text:p>Seed of Love Token</text:p>
          </table:table-cell>
          <table:table-cell office:value-type="string">
            <text:p>https://icomarks.com/ico/Seed-of-Love-Token</text:p>
          </table:table-cell>
          <table:table-cell table:number-columns-repeated="4"/>
        </table:table-row>
        <table:table-row table:style-name="ro1">
          <table:table-cell office:value-type="float" office:value="6022">
            <text:p>6022</text:p>
          </table:table-cell>
          <table:table-cell office:value-type="string">
            <text:p>The Ultranet</text:p>
          </table:table-cell>
          <table:table-cell office:value-type="string">
            <text:p>https://icomarks.com/ico/The-Ultranet</text:p>
          </table:table-cell>
          <table:table-cell table:number-columns-repeated="4"/>
        </table:table-row>
        <table:table-row table:style-name="ro1">
          <table:table-cell office:value-type="float" office:value="6023">
            <text:p>6023</text:p>
          </table:table-cell>
          <table:table-cell office:value-type="string">
            <text:p>CTEC</text:p>
          </table:table-cell>
          <table:table-cell office:value-type="string">
            <text:p>https://icomarks.com/ico/CTEC</text:p>
          </table:table-cell>
          <table:table-cell table:number-columns-repeated="4"/>
        </table:table-row>
        <table:table-row table:style-name="ro1">
          <table:table-cell office:value-type="float" office:value="6024">
            <text:p>6024</text:p>
          </table:table-cell>
          <table:table-cell office:value-type="string">
            <text:p>Farst Network</text:p>
          </table:table-cell>
          <table:table-cell office:value-type="string">
            <text:p>https://icomarks.com/ico/Farst-Network</text:p>
          </table:table-cell>
          <table:table-cell table:number-columns-repeated="4"/>
        </table:table-row>
        <table:table-row table:style-name="ro1">
          <table:table-cell office:value-type="float" office:value="6025">
            <text:p>6025</text:p>
          </table:table-cell>
          <table:table-cell office:value-type="string">
            <text:p>Orbitmax</text:p>
          </table:table-cell>
          <table:table-cell office:value-type="string">
            <text:p>https://icomarks.com/ico/Orbitmax</text:p>
          </table:table-cell>
          <table:table-cell table:number-columns-repeated="4"/>
        </table:table-row>
        <table:table-row table:style-name="ro1">
          <table:table-cell office:value-type="float" office:value="6026">
            <text:p>6026</text:p>
          </table:table-cell>
          <table:table-cell office:value-type="string">
            <text:p>CommentUs</text:p>
          </table:table-cell>
          <table:table-cell office:value-type="string">
            <text:p>https://icomarks.com/ico/CommentUs</text:p>
          </table:table-cell>
          <table:table-cell table:number-columns-repeated="4"/>
        </table:table-row>
        <table:table-row table:style-name="ro1">
          <table:table-cell office:value-type="float" office:value="6027">
            <text:p>6027</text:p>
          </table:table-cell>
          <table:table-cell office:value-type="string">
            <text:p>PayFbit</text:p>
          </table:table-cell>
          <table:table-cell office:value-type="string">
            <text:p>https://icomarks.com/ico/PayFbit</text:p>
          </table:table-cell>
          <table:table-cell table:number-columns-repeated="4"/>
        </table:table-row>
        <table:table-row table:style-name="ro1">
          <table:table-cell office:value-type="float" office:value="6028">
            <text:p>6028</text:p>
          </table:table-cell>
          <table:table-cell office:value-type="string">
            <text:p>MyBtcfX (4xBIT)</text:p>
          </table:table-cell>
          <table:table-cell office:value-type="string">
            <text:p>https://icomarks.com/ico/MyBtcfX-(4xBIT)</text:p>
          </table:table-cell>
          <table:table-cell table:number-columns-repeated="4"/>
        </table:table-row>
        <table:table-row table:style-name="ro1">
          <table:table-cell office:value-type="float" office:value="6029">
            <text:p>6029</text:p>
          </table:table-cell>
          <table:table-cell office:value-type="string">
            <text:p>Dent</text:p>
          </table:table-cell>
          <table:table-cell office:value-type="string">
            <text:p>https://icomarks.com/ico/Dent</text:p>
          </table:table-cell>
          <table:table-cell table:number-columns-repeated="4"/>
        </table:table-row>
        <table:table-row table:style-name="ro1">
          <table:table-cell office:value-type="float" office:value="6030">
            <text:p>6030</text:p>
          </table:table-cell>
          <table:table-cell office:value-type="string">
            <text:p>21 Million</text:p>
          </table:table-cell>
          <table:table-cell office:value-type="string">
            <text:p>https://icomarks.com/ico/21-Million</text:p>
          </table:table-cell>
          <table:table-cell table:number-columns-repeated="4"/>
        </table:table-row>
        <table:table-row table:style-name="ro1">
          <table:table-cell office:value-type="float" office:value="6031">
            <text:p>6031</text:p>
          </table:table-cell>
          <table:table-cell office:value-type="string">
            <text:p>PIX Coin</text:p>
          </table:table-cell>
          <table:table-cell office:value-type="string">
            <text:p>https://icomarks.com/ico/PIX-Coin</text:p>
          </table:table-cell>
          <table:table-cell table:number-columns-repeated="4"/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Dexive Exchange</text:p>
          </table:table-cell>
          <table:table-cell office:value-type="string">
            <text:p>https://icomarks.com/ico/Dexive-Exchange</text:p>
          </table:table-cell>
          <table:table-cell table:number-columns-repeated="4"/>
        </table:table-row>
        <table:table-row table:style-name="ro1">
          <table:table-cell office:value-type="float" office:value="6033">
            <text:p>6033</text:p>
          </table:table-cell>
          <table:table-cell office:value-type="string">
            <text:p>NIS</text:p>
          </table:table-cell>
          <table:table-cell office:value-type="string">
            <text:p>https://icomarks.com/ico/NIS</text:p>
          </table:table-cell>
          <table:table-cell table:number-columns-repeated="4"/>
        </table:table-row>
        <table:table-row table:style-name="ro1">
          <table:table-cell office:value-type="float" office:value="6034">
            <text:p>6034</text:p>
          </table:table-cell>
          <table:table-cell office:value-type="string">
            <text:p>Buglab</text:p>
          </table:table-cell>
          <table:table-cell office:value-type="string">
            <text:p>https://icomarks.com/ico/Buglab</text:p>
          </table:table-cell>
          <table:table-cell table:number-columns-repeated="4"/>
        </table:table-row>
        <table:table-row table:style-name="ro1">
          <table:table-cell office:value-type="float" office:value="6035">
            <text:p>6035</text:p>
          </table:table-cell>
          <table:table-cell office:value-type="string">
            <text:p>Moonlighting</text:p>
          </table:table-cell>
          <table:table-cell office:value-type="string">
            <text:p>https://icomarks.com/ico/Moonlighting</text:p>
          </table:table-cell>
          <table:table-cell table:number-columns-repeated="4"/>
        </table:table-row>
        <table:table-row table:style-name="ro1">
          <table:table-cell office:value-type="float" office:value="6036">
            <text:p>6036</text:p>
          </table:table-cell>
          <table:table-cell office:value-type="string">
            <text:p>Poseidon Network</text:p>
          </table:table-cell>
          <table:table-cell office:value-type="string">
            <text:p>https://icomarks.com/ico/Poseidon-Network</text:p>
          </table:table-cell>
          <table:table-cell table:number-columns-repeated="4"/>
        </table:table-row>
        <table:table-row table:style-name="ro1">
          <table:table-cell office:value-type="float" office:value="6037">
            <text:p>6037</text:p>
          </table:table-cell>
          <table:table-cell office:value-type="string">
            <text:p>Atlantis Blue</text:p>
          </table:table-cell>
          <table:table-cell office:value-type="string">
            <text:p>https://icomarks.com/ico/Atlantis-Blue</text:p>
          </table:table-cell>
          <table:table-cell table:number-columns-repeated="4"/>
        </table:table-row>
        <table:table-row table:style-name="ro1">
          <table:table-cell office:value-type="float" office:value="6039">
            <text:p>6039</text:p>
          </table:table-cell>
          <table:table-cell office:value-type="string">
            <text:p>OZAPHYRE</text:p>
          </table:table-cell>
          <table:table-cell office:value-type="string">
            <text:p>https://icomarks.com/ico/OZAPHYRE</text:p>
          </table:table-cell>
          <table:table-cell table:number-columns-repeated="4"/>
        </table:table-row>
        <table:table-row table:style-name="ro1">
          <table:table-cell office:value-type="float" office:value="6040">
            <text:p>6040</text:p>
          </table:table-cell>
          <table:table-cell office:value-type="string">
            <text:p>Beats Token</text:p>
          </table:table-cell>
          <table:table-cell office:value-type="string">
            <text:p>https://icomarks.com/ico/Beats-Token</text:p>
          </table:table-cell>
          <table:table-cell table:number-columns-repeated="4"/>
        </table:table-row>
        <table:table-row table:style-name="ro1">
          <table:table-cell office:value-type="float" office:value="6042">
            <text:p>6042</text:p>
          </table:table-cell>
          <table:table-cell office:value-type="string">
            <text:p>Bitbond</text:p>
          </table:table-cell>
          <table:table-cell office:value-type="string">
            <text:p>https://icomarks.com/ico/Bitbond</text:p>
          </table:table-cell>
          <table:table-cell table:number-columns-repeated="4"/>
        </table:table-row>
        <table:table-row table:style-name="ro1">
          <table:table-cell office:value-type="float" office:value="6044">
            <text:p>6044</text:p>
          </table:table-cell>
          <table:table-cell office:value-type="string">
            <text:p>Birdlance</text:p>
          </table:table-cell>
          <table:table-cell office:value-type="string">
            <text:p>https://icomarks.com/ico/Birdlance</text:p>
          </table:table-cell>
          <table:table-cell table:number-columns-repeated="4"/>
        </table:table-row>
        <table:table-row table:style-name="ro1">
          <table:table-cell office:value-type="float" office:value="6046">
            <text:p>6046</text:p>
          </table:table-cell>
          <table:table-cell office:value-type="string">
            <text:p>Blockvila</text:p>
          </table:table-cell>
          <table:table-cell office:value-type="string">
            <text:p>https://icomarks.com/ico/Blockvila</text:p>
          </table:table-cell>
          <table:table-cell table:number-columns-repeated="4"/>
        </table:table-row>
        <table:table-row table:style-name="ro1">
          <table:table-cell office:value-type="float" office:value="6047">
            <text:p>6047</text:p>
          </table:table-cell>
          <table:table-cell office:value-type="string">
            <text:p>ZYRO Chain</text:p>
          </table:table-cell>
          <table:table-cell office:value-type="string">
            <text:p>https://icomarks.com/ico/ZYRO-Chain</text:p>
          </table:table-cell>
          <table:table-cell table:number-columns-repeated="4"/>
        </table:table-row>
        <table:table-row table:style-name="ro1">
          <table:table-cell office:value-type="float" office:value="6048">
            <text:p>6048</text:p>
          </table:table-cell>
          <table:table-cell office:value-type="string">
            <text:p>World Travel Blockchain</text:p>
          </table:table-cell>
          <table:table-cell office:value-type="string">
            <text:p>https://icomarks.com/ico/World-Travel-Blockchain</text:p>
          </table:table-cell>
          <table:table-cell table:number-columns-repeated="4"/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Uncommonn</text:p>
          </table:table-cell>
          <table:table-cell office:value-type="string">
            <text:p>https://icomarks.com/ico/Uncommonn</text:p>
          </table:table-cell>
          <table:table-cell table:number-columns-repeated="4"/>
        </table:table-row>
        <table:table-row table:style-name="ro1">
          <table:table-cell office:value-type="float" office:value="6050">
            <text:p>6050</text:p>
          </table:table-cell>
          <table:table-cell office:value-type="string">
            <text:p>TIMERS</text:p>
          </table:table-cell>
          <table:table-cell office:value-type="string">
            <text:p>https://icomarks.com/ico/TIMERS</text:p>
          </table:table-cell>
          <table:table-cell table:number-columns-repeated="4"/>
        </table:table-row>
        <table:table-row table:style-name="ro1">
          <table:table-cell office:value-type="float" office:value="6051">
            <text:p>6051</text:p>
          </table:table-cell>
          <table:table-cell office:value-type="string">
            <text:p>Zin Finance</text:p>
          </table:table-cell>
          <table:table-cell office:value-type="string">
            <text:p>https://icomarks.com/ico/Zin-Finance</text:p>
          </table:table-cell>
          <table:table-cell table:number-columns-repeated="4"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Futures Protocol</text:p>
          </table:table-cell>
          <table:table-cell office:value-type="string">
            <text:p>https://icomarks.com/ico/Futures-Protocol</text:p>
          </table:table-cell>
          <table:table-cell table:number-columns-repeated="4"/>
        </table:table-row>
        <table:table-row table:style-name="ro1">
          <table:table-cell office:value-type="float" office:value="6053">
            <text:p>6053</text:p>
          </table:table-cell>
          <table:table-cell office:value-type="string">
            <text:p>Simbcoin</text:p>
          </table:table-cell>
          <table:table-cell office:value-type="string">
            <text:p>https://icomarks.com/ico/Simbcoin</text:p>
          </table:table-cell>
          <table:table-cell table:number-columns-repeated="4"/>
        </table:table-row>
        <table:table-row table:style-name="ro1">
          <table:table-cell office:value-type="float" office:value="6054">
            <text:p>6054</text:p>
          </table:table-cell>
          <table:table-cell office:value-type="string">
            <text:p>Bittellux</text:p>
          </table:table-cell>
          <table:table-cell office:value-type="string">
            <text:p>https://icomarks.com/ico/Bittellux</text:p>
          </table:table-cell>
          <table:table-cell table:number-columns-repeated="4"/>
        </table:table-row>
        <table:table-row table:style-name="ro1">
          <table:table-cell office:value-type="float" office:value="6055">
            <text:p>6055</text:p>
          </table:table-cell>
          <table:table-cell office:value-type="string">
            <text:p>Microfinance Cash</text:p>
          </table:table-cell>
          <table:table-cell office:value-type="string">
            <text:p>https://icomarks.com/ico/Microfinance-Cash</text:p>
          </table:table-cell>
          <table:table-cell table:number-columns-repeated="4"/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Xsearch</text:p>
          </table:table-cell>
          <table:table-cell office:value-type="string">
            <text:p>https://icomarks.com/ico/Xsearch</text:p>
          </table:table-cell>
          <table:table-cell table:number-columns-repeated="4"/>
        </table:table-row>
        <table:table-row table:style-name="ro1">
          <table:table-cell office:value-type="float" office:value="6057">
            <text:p>6057</text:p>
          </table:table-cell>
          <table:table-cell office:value-type="string">
            <text:p>BOScoin</text:p>
          </table:table-cell>
          <table:table-cell office:value-type="string">
            <text:p>https://icomarks.com/ico/BOScoin</text:p>
          </table:table-cell>
          <table:table-cell table:number-columns-repeated="4"/>
        </table:table-row>
        <table:table-row table:style-name="ro1">
          <table:table-cell office:value-type="float" office:value="6058">
            <text:p>6058</text:p>
          </table:table-cell>
          <table:table-cell office:value-type="string">
            <text:p>Freight Trust</text:p>
          </table:table-cell>
          <table:table-cell office:value-type="string">
            <text:p>https://icomarks.com/ico/Freight-Trust</text:p>
          </table:table-cell>
          <table:table-cell table:number-columns-repeated="4"/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Mychatcoin</text:p>
          </table:table-cell>
          <table:table-cell office:value-type="string">
            <text:p>https://icomarks.com/ico/Mychatcoin</text:p>
          </table:table-cell>
          <table:table-cell table:number-columns-repeated="4"/>
        </table:table-row>
        <table:table-row table:style-name="ro1">
          <table:table-cell office:value-type="float" office:value="6060">
            <text:p>6060</text:p>
          </table:table-cell>
          <table:table-cell office:value-type="string">
            <text:p>Kijash</text:p>
          </table:table-cell>
          <table:table-cell office:value-type="string">
            <text:p>https://icomarks.com/ico/Kijash</text:p>
          </table:table-cell>
          <table:table-cell table:number-columns-repeated="4"/>
        </table:table-row>
        <table:table-row table:style-name="ro1">
          <table:table-cell office:value-type="float" office:value="6062">
            <text:p>6062</text:p>
          </table:table-cell>
          <table:table-cell office:value-type="string">
            <text:p>PokerSports</text:p>
          </table:table-cell>
          <table:table-cell office:value-type="string">
            <text:p>https://icomarks.com/ico/PokerSports</text:p>
          </table:table-cell>
          <table:table-cell table:number-columns-repeated="4"/>
        </table:table-row>
        <table:table-row table:style-name="ro1">
          <table:table-cell office:value-type="float" office:value="6063">
            <text:p>6063</text:p>
          </table:table-cell>
          <table:table-cell office:value-type="string">
            <text:p>PacketMining</text:p>
          </table:table-cell>
          <table:table-cell office:value-type="string">
            <text:p>https://icomarks.com/ico/PacketMining</text:p>
          </table:table-cell>
          <table:table-cell table:number-columns-repeated="4"/>
        </table:table-row>
        <table:table-row table:style-name="ro1">
          <table:table-cell office:value-type="float" office:value="6064">
            <text:p>6064</text:p>
          </table:table-cell>
          <table:table-cell office:value-type="string">
            <text:p>carblox</text:p>
          </table:table-cell>
          <table:table-cell office:value-type="string">
            <text:p>https://icomarks.com/ico/carblox</text:p>
          </table:table-cell>
          <table:table-cell table:number-columns-repeated="4"/>
        </table:table-row>
        <table:table-row table:style-name="ro1">
          <table:table-cell office:value-type="float" office:value="6065">
            <text:p>6065</text:p>
          </table:table-cell>
          <table:table-cell office:value-type="string">
            <text:p>HeptaFranc</text:p>
          </table:table-cell>
          <table:table-cell office:value-type="string">
            <text:p>https://icomarks.com/ico/HeptaFranc</text:p>
          </table:table-cell>
          <table:table-cell table:number-columns-repeated="4"/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Digital Finance Technology</text:p>
          </table:table-cell>
          <table:table-cell office:value-type="string">
            <text:p>https://icomarks.com/ico/Digital-Finance-Technology</text:p>
          </table:table-cell>
          <table:table-cell table:number-columns-repeated="4"/>
        </table:table-row>
        <table:table-row table:style-name="ro1">
          <table:table-cell office:value-type="float" office:value="6068">
            <text:p>6068</text:p>
          </table:table-cell>
          <table:table-cell office:value-type="string">
            <text:p>Science Blockchain</text:p>
          </table:table-cell>
          <table:table-cell office:value-type="string">
            <text:p>https://icomarks.com/ico/Science-Blockchain</text:p>
          </table:table-cell>
          <table:table-cell table:number-columns-repeated="4"/>
        </table:table-row>
        <table:table-row table:style-name="ro1">
          <table:table-cell office:value-type="float" office:value="6070">
            <text:p>6070</text:p>
          </table:table-cell>
          <table:table-cell office:value-type="string">
            <text:p>TBC Trusted Token</text:p>
          </table:table-cell>
          <table:table-cell office:value-type="string">
            <text:p>https://icomarks.com/ico/TBC-Trusted-Token</text:p>
          </table:table-cell>
          <table:table-cell table:number-columns-repeated="4"/>
        </table:table-row>
        <table:table-row table:style-name="ro1">
          <table:table-cell office:value-type="float" office:value="6071">
            <text:p>6071</text:p>
          </table:table-cell>
          <table:table-cell office:value-type="string">
            <text:p>OSCORP</text:p>
          </table:table-cell>
          <table:table-cell office:value-type="string">
            <text:p>https://icomarks.com/ico/OSCORP</text:p>
          </table:table-cell>
          <table:table-cell table:number-columns-repeated="4"/>
        </table:table-row>
        <table:table-row table:style-name="ro1">
          <table:table-cell office:value-type="float" office:value="6072">
            <text:p>6072</text:p>
          </table:table-cell>
          <table:table-cell office:value-type="string">
            <text:p>tZERO</text:p>
          </table:table-cell>
          <table:table-cell office:value-type="string">
            <text:p>https://icomarks.com/ico/tZERO</text:p>
          </table:table-cell>
          <table:table-cell table:number-columns-repeated="4"/>
        </table:table-row>
        <table:table-row table:style-name="ro1">
          <table:table-cell office:value-type="float" office:value="6073">
            <text:p>6073</text:p>
          </table:table-cell>
          <table:table-cell office:value-type="string">
            <text:p>BrickBlock</text:p>
          </table:table-cell>
          <table:table-cell office:value-type="string">
            <text:p>https://icomarks.com/ico/BrickBlock</text:p>
          </table:table-cell>
          <table:table-cell table:number-columns-repeated="4"/>
        </table:table-row>
        <table:table-row table:style-name="ro1">
          <table:table-cell office:value-type="float" office:value="6075">
            <text:p>6075</text:p>
          </table:table-cell>
          <table:table-cell office:value-type="string">
            <text:p>Papereum</text:p>
          </table:table-cell>
          <table:table-cell office:value-type="string">
            <text:p>https://icomarks.com/ico/Papereum</text:p>
          </table:table-cell>
          <table:table-cell table:number-columns-repeated="4"/>
        </table:table-row>
        <table:table-row table:style-name="ro1">
          <table:table-cell office:value-type="float" office:value="6077">
            <text:p>6077</text:p>
          </table:table-cell>
          <table:table-cell office:value-type="string">
            <text:p>Sound Blockchain Protocol</text:p>
          </table:table-cell>
          <table:table-cell office:value-type="string">
            <text:p>https://icomarks.com/ico/Sound-Blockchain-Protocol</text:p>
          </table:table-cell>
          <table:table-cell table:number-columns-repeated="4"/>
        </table:table-row>
        <table:table-row table:style-name="ro1">
          <table:table-cell office:value-type="float" office:value="6078">
            <text:p>6078</text:p>
          </table:table-cell>
          <table:table-cell office:value-type="string">
            <text:p>JBOXCOIN</text:p>
          </table:table-cell>
          <table:table-cell office:value-type="string">
            <text:p>https://icomarks.com/ico/JBOXCOIN</text:p>
          </table:table-cell>
          <table:table-cell table:number-columns-repeated="4"/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SymDefi</text:p>
          </table:table-cell>
          <table:table-cell office:value-type="string">
            <text:p>https://icomarks.com/ico/SymDefi</text:p>
          </table:table-cell>
          <table:table-cell table:number-columns-repeated="4"/>
        </table:table-row>
        <table:table-row table:style-name="ro1">
          <table:table-cell office:value-type="float" office:value="6080">
            <text:p>6080</text:p>
          </table:table-cell>
          <table:table-cell office:value-type="string">
            <text:p>Desire Finance</text:p>
          </table:table-cell>
          <table:table-cell office:value-type="string">
            <text:p>https://icomarks.com/ico/Desire-Finance</text:p>
          </table:table-cell>
          <table:table-cell table:number-columns-repeated="4"/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Everyonescrypto</text:p>
          </table:table-cell>
          <table:table-cell office:value-type="string">
            <text:p>https://icomarks.com/ico/Everyonescrypto</text:p>
          </table:table-cell>
          <table:table-cell table:number-columns-repeated="4"/>
        </table:table-row>
        <table:table-row table:style-name="ro1">
          <table:table-cell office:value-type="float" office:value="6082">
            <text:p>6082</text:p>
          </table:table-cell>
          <table:table-cell office:value-type="string">
            <text:p>Fiducia Network</text:p>
          </table:table-cell>
          <table:table-cell office:value-type="string">
            <text:p>https://icomarks.com/ico/Fiducia-Network</text:p>
          </table:table-cell>
          <table:table-cell table:number-columns-repeated="4"/>
        </table:table-row>
        <table:table-row table:style-name="ro1">
          <table:table-cell office:value-type="float" office:value="6083">
            <text:p>6083</text:p>
          </table:table-cell>
          <table:table-cell office:value-type="string">
            <text:p>Dreamr</text:p>
          </table:table-cell>
          <table:table-cell office:value-type="string">
            <text:p>https://icomarks.com/ico/Dreamr</text:p>
          </table:table-cell>
          <table:table-cell table:number-columns-repeated="4"/>
        </table:table-row>
        <table:table-row table:style-name="ro1">
          <table:table-cell office:value-type="float" office:value="6084">
            <text:p>6084</text:p>
          </table:table-cell>
          <table:table-cell office:value-type="string">
            <text:p>DECA</text:p>
          </table:table-cell>
          <table:table-cell office:value-type="string">
            <text:p>https://icomarks.com/ico/DECA</text:p>
          </table:table-cell>
          <table:table-cell table:number-columns-repeated="4"/>
        </table:table-row>
        <table:table-row table:style-name="ro1">
          <table:table-cell office:value-type="float" office:value="6085">
            <text:p>6085</text:p>
          </table:table-cell>
          <table:table-cell office:value-type="string">
            <text:p>Avalanche</text:p>
          </table:table-cell>
          <table:table-cell office:value-type="string">
            <text:p>https://icomarks.com/ico/Avalanche</text:p>
          </table:table-cell>
          <table:table-cell table:number-columns-repeated="4"/>
        </table:table-row>
        <table:table-row table:style-name="ro1">
          <table:table-cell office:value-type="float" office:value="6087">
            <text:p>6087</text:p>
          </table:table-cell>
          <table:table-cell office:value-type="string">
            <text:p>Multigames</text:p>
          </table:table-cell>
          <table:table-cell office:value-type="string">
            <text:p>https://icomarks.com/ico/Multigames</text:p>
          </table:table-cell>
          <table:table-cell table:number-columns-repeated="4"/>
        </table:table-row>
        <table:table-row table:style-name="ro1">
          <table:table-cell office:value-type="float" office:value="6088">
            <text:p>6088</text:p>
          </table:table-cell>
          <table:table-cell office:value-type="string">
            <text:p>GetTheBit</text:p>
          </table:table-cell>
          <table:table-cell office:value-type="string">
            <text:p>https://icomarks.com/ico/GetTheBit</text:p>
          </table:table-cell>
          <table:table-cell table:number-columns-repeated="4"/>
        </table:table-row>
        <table:table-row table:style-name="ro1">
          <table:table-cell office:value-type="float" office:value="6089">
            <text:p>6089</text:p>
          </table:table-cell>
          <table:table-cell office:value-type="string">
            <text:p>DESICO</text:p>
          </table:table-cell>
          <table:table-cell office:value-type="string">
            <text:p>https://icomarks.com/ico/DESICO</text:p>
          </table:table-cell>
          <table:table-cell table:number-columns-repeated="4"/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DEC777</text:p>
          </table:table-cell>
          <table:table-cell office:value-type="string">
            <text:p>https://icomarks.com/ico/DEC777</text:p>
          </table:table-cell>
          <table:table-cell table:number-columns-repeated="4"/>
        </table:table-row>
        <table:table-row table:style-name="ro1">
          <table:table-cell office:value-type="float" office:value="6094">
            <text:p>6094</text:p>
          </table:table-cell>
          <table:table-cell office:value-type="string">
            <text:p>OCB token</text:p>
          </table:table-cell>
          <table:table-cell office:value-type="string">
            <text:p>https://icomarks.com/ico/OCB-token</text:p>
          </table:table-cell>
          <table:table-cell table:number-columns-repeated="4"/>
        </table:table-row>
        <table:table-row table:style-name="ro1">
          <table:table-cell office:value-type="float" office:value="6095">
            <text:p>6095</text:p>
          </table:table-cell>
          <table:table-cell office:value-type="string">
            <text:p>SmartContainers</text:p>
          </table:table-cell>
          <table:table-cell office:value-type="string">
            <text:p>https://icomarks.com/ico/SmartContainers</text:p>
          </table:table-cell>
          <table:table-cell table:number-columns-repeated="4"/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MintFlint</text:p>
          </table:table-cell>
          <table:table-cell office:value-type="string">
            <text:p>https://icomarks.com/ico/MintFlint</text:p>
          </table:table-cell>
          <table:table-cell table:number-columns-repeated="4"/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Letsbet</text:p>
          </table:table-cell>
          <table:table-cell office:value-type="string">
            <text:p>https://icomarks.com/ico/Letsbet</text:p>
          </table:table-cell>
          <table:table-cell table:number-columns-repeated="4"/>
        </table:table-row>
        <table:table-row table:style-name="ro1">
          <table:table-cell office:value-type="float" office:value="6098">
            <text:p>6098</text:p>
          </table:table-cell>
          <table:table-cell office:value-type="string">
            <text:p>Learno</text:p>
          </table:table-cell>
          <table:table-cell office:value-type="string">
            <text:p>https://icomarks.com/ico/Learno</text:p>
          </table:table-cell>
          <table:table-cell table:number-columns-repeated="4"/>
        </table:table-row>
        <table:table-row table:style-name="ro1">
          <table:table-cell office:value-type="float" office:value="6099">
            <text:p>6099</text:p>
          </table:table-cell>
          <table:table-cell office:value-type="string">
            <text:p>HYGH</text:p>
          </table:table-cell>
          <table:table-cell office:value-type="string">
            <text:p>https://icomarks.com/ico/HYGH</text:p>
          </table:table-cell>
          <table:table-cell table:number-columns-repeated="4"/>
        </table:table-row>
        <table:table-row table:style-name="ro1">
          <table:table-cell office:value-type="float" office:value="6101">
            <text:p>6101</text:p>
          </table:table-cell>
          <table:table-cell office:value-type="string">
            <text:p>Cannabis Seed Token</text:p>
          </table:table-cell>
          <table:table-cell office:value-type="string">
            <text:p>https://icomarks.com/ico/Cannabis-Seed-Token</text:p>
          </table:table-cell>
          <table:table-cell table:number-columns-repeated="4"/>
        </table:table-row>
        <table:table-row table:style-name="ro1">
          <table:table-cell office:value-type="float" office:value="6102">
            <text:p>6102</text:p>
          </table:table-cell>
          <table:table-cell office:value-type="string">
            <text:p>WankCoin</text:p>
          </table:table-cell>
          <table:table-cell office:value-type="string">
            <text:p>https://icomarks.com/ico/WankCoin</text:p>
          </table:table-cell>
          <table:table-cell table:number-columns-repeated="4"/>
        </table:table-row>
        <table:table-row table:style-name="ro1">
          <table:table-cell office:value-type="float" office:value="6103">
            <text:p>6103</text:p>
          </table:table-cell>
          <table:table-cell office:value-type="string">
            <text:p>DEAPcoin</text:p>
          </table:table-cell>
          <table:table-cell office:value-type="string">
            <text:p>https://icomarks.com/ico/DEAPcoin</text:p>
          </table:table-cell>
          <table:table-cell table:number-columns-repeated="4"/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Bee Cashback</text:p>
          </table:table-cell>
          <table:table-cell office:value-type="string">
            <text:p>https://icomarks.com/ico/Bee-Cashback</text:p>
          </table:table-cell>
          <table:table-cell table:number-columns-repeated="4"/>
        </table:table-row>
        <table:table-row table:style-name="ro1">
          <table:table-cell office:value-type="float" office:value="6105">
            <text:p>6105</text:p>
          </table:table-cell>
          <table:table-cell office:value-type="string">
            <text:p>Token Security Scheme</text:p>
          </table:table-cell>
          <table:table-cell office:value-type="string">
            <text:p>https://icomarks.com/ico/Token-Security-Scheme</text:p>
          </table:table-cell>
          <table:table-cell table:number-columns-repeated="4"/>
        </table:table-row>
        <table:table-row table:style-name="ro1">
          <table:table-cell office:value-type="float" office:value="6106">
            <text:p>6106</text:p>
          </table:table-cell>
          <table:table-cell office:value-type="string">
            <text:p>PAYZUS</text:p>
          </table:table-cell>
          <table:table-cell office:value-type="string">
            <text:p>https://icomarks.com/ico/PAYZUS</text:p>
          </table:table-cell>
          <table:table-cell table:number-columns-repeated="4"/>
        </table:table-row>
        <table:table-row table:style-name="ro1">
          <table:table-cell office:value-type="float" office:value="6107">
            <text:p>6107</text:p>
          </table:table-cell>
          <table:table-cell office:value-type="string">
            <text:p>RxSmartCoffee</text:p>
          </table:table-cell>
          <table:table-cell office:value-type="string">
            <text:p>https://icomarks.com/ico/RxSmartCoffee</text:p>
          </table:table-cell>
          <table:table-cell table:number-columns-repeated="4"/>
        </table:table-row>
        <table:table-row table:style-name="ro1">
          <table:table-cell office:value-type="float" office:value="6108">
            <text:p>6108</text:p>
          </table:table-cell>
          <table:table-cell office:value-type="string">
            <text:p>FreelancerChain</text:p>
          </table:table-cell>
          <table:table-cell office:value-type="string">
            <text:p>https://icomarks.com/ico/FreelancerChain</text:p>
          </table:table-cell>
          <table:table-cell table:number-columns-repeated="4"/>
        </table:table-row>
        <table:table-row table:style-name="ro1">
          <table:table-cell office:value-type="float" office:value="6109">
            <text:p>6109</text:p>
          </table:table-cell>
          <table:table-cell office:value-type="string">
            <text:p>Dexfin Token</text:p>
          </table:table-cell>
          <table:table-cell office:value-type="string">
            <text:p>https://icomarks.com/ico/Dexfin-Token</text:p>
          </table:table-cell>
          <table:table-cell table:number-columns-repeated="4"/>
        </table:table-row>
        <table:table-row table:style-name="ro1">
          <table:table-cell office:value-type="float" office:value="6110">
            <text:p>6110</text:p>
          </table:table-cell>
          <table:table-cell office:value-type="string">
            <text:p>Faba Invest</text:p>
          </table:table-cell>
          <table:table-cell office:value-type="string">
            <text:p>https://icomarks.com/ico/Faba-Invest</text:p>
          </table:table-cell>
          <table:table-cell table:number-columns-repeated="4"/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GLBrain</text:p>
          </table:table-cell>
          <table:table-cell office:value-type="string">
            <text:p>https://icomarks.com/ico/GLBrain</text:p>
          </table:table-cell>
          <table:table-cell table:number-columns-repeated="4"/>
        </table:table-row>
        <table:table-row table:style-name="ro1">
          <table:table-cell office:value-type="float" office:value="6113">
            <text:p>6113</text:p>
          </table:table-cell>
          <table:table-cell office:value-type="string">
            <text:p>Moon Funding</text:p>
          </table:table-cell>
          <table:table-cell office:value-type="string">
            <text:p>https://icomarks.com/ico/Moon-Funding</text:p>
          </table:table-cell>
          <table:table-cell table:number-columns-repeated="4"/>
        </table:table-row>
        <table:table-row table:style-name="ro1">
          <table:table-cell office:value-type="float" office:value="6114">
            <text:p>6114</text:p>
          </table:table-cell>
          <table:table-cell office:value-type="string">
            <text:p>Quish Coin</text:p>
          </table:table-cell>
          <table:table-cell office:value-type="string">
            <text:p>https://icomarks.com/ico/Quish-Coin</text:p>
          </table:table-cell>
          <table:table-cell table:number-columns-repeated="4"/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Veros</text:p>
          </table:table-cell>
          <table:table-cell office:value-type="string">
            <text:p>https://icomarks.com/ico/Veros</text:p>
          </table:table-cell>
          <table:table-cell table:number-columns-repeated="4"/>
        </table:table-row>
        <table:table-row table:style-name="ro1">
          <table:table-cell office:value-type="float" office:value="6117">
            <text:p>6117</text:p>
          </table:table-cell>
          <table:table-cell office:value-type="string">
            <text:p>LXDX</text:p>
          </table:table-cell>
          <table:table-cell office:value-type="string">
            <text:p>https://icomarks.com/ico/LXDX</text:p>
          </table:table-cell>
          <table:table-cell table:number-columns-repeated="4"/>
        </table:table-row>
        <table:table-row table:style-name="ro1">
          <table:table-cell office:value-type="float" office:value="6118">
            <text:p>6118</text:p>
          </table:table-cell>
          <table:table-cell office:value-type="string">
            <text:p>Nursecoin</text:p>
          </table:table-cell>
          <table:table-cell office:value-type="string">
            <text:p>https://icomarks.com/ico/Nursecoin</text:p>
          </table:table-cell>
          <table:table-cell table:number-columns-repeated="4"/>
        </table:table-row>
        <table:table-row table:style-name="ro1">
          <table:table-cell office:value-type="float" office:value="6119">
            <text:p>6119</text:p>
          </table:table-cell>
          <table:table-cell office:value-type="string">
            <text:p>EpoxyDAO</text:p>
          </table:table-cell>
          <table:table-cell office:value-type="string">
            <text:p>https://icomarks.com/ico/EpoxyDAO</text:p>
          </table:table-cell>
          <table:table-cell table:number-columns-repeated="4"/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BitOnyx</text:p>
          </table:table-cell>
          <table:table-cell office:value-type="string">
            <text:p>https://icomarks.com/ico/BitOnyx</text:p>
          </table:table-cell>
          <table:table-cell table:number-columns-repeated="4"/>
        </table:table-row>
        <table:table-row table:style-name="ro1">
          <table:table-cell office:value-type="float" office:value="6122">
            <text:p>6122</text:p>
          </table:table-cell>
          <table:table-cell office:value-type="string">
            <text:p>Lemon Bet</text:p>
          </table:table-cell>
          <table:table-cell office:value-type="string">
            <text:p>https://icomarks.com/ico/Lemon-Bet</text:p>
          </table:table-cell>
          <table:table-cell table:number-columns-repeated="4"/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Biwo Exchange</text:p>
          </table:table-cell>
          <table:table-cell office:value-type="string">
            <text:p>https://icomarks.com/ico/Biwo-Exchange</text:p>
          </table:table-cell>
          <table:table-cell table:number-columns-repeated="4"/>
        </table:table-row>
        <table:table-row table:style-name="ro1">
          <table:table-cell office:value-type="float" office:value="6124">
            <text:p>6124</text:p>
          </table:table-cell>
          <table:table-cell office:value-type="string">
            <text:p>UpSkills</text:p>
          </table:table-cell>
          <table:table-cell office:value-type="string">
            <text:p>https://icomarks.com/ico/UpSkills</text:p>
          </table:table-cell>
          <table:table-cell table:number-columns-repeated="4"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Ebliex</text:p>
          </table:table-cell>
          <table:table-cell office:value-type="string">
            <text:p>https://icomarks.com/ico/Ebliex</text:p>
          </table:table-cell>
          <table:table-cell table:number-columns-repeated="4"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PayTezo</text:p>
          </table:table-cell>
          <table:table-cell office:value-type="string">
            <text:p>https://icomarks.com/ico/PayTezo</text:p>
          </table:table-cell>
          <table:table-cell table:number-columns-repeated="4"/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Digital Money</text:p>
          </table:table-cell>
          <table:table-cell office:value-type="string">
            <text:p>https://icomarks.com/ico/Digital-Money</text:p>
          </table:table-cell>
          <table:table-cell table:number-columns-repeated="4"/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Philtroneum</text:p>
          </table:table-cell>
          <table:table-cell office:value-type="string">
            <text:p>https://icomarks.com/ico/Philtroneum</text:p>
          </table:table-cell>
          <table:table-cell table:number-columns-repeated="4"/>
        </table:table-row>
        <table:table-row table:style-name="ro1">
          <table:table-cell office:value-type="float" office:value="6130">
            <text:p>6130</text:p>
          </table:table-cell>
          <table:table-cell office:value-type="string">
            <text:p>INS</text:p>
          </table:table-cell>
          <table:table-cell office:value-type="string">
            <text:p>https://icomarks.com/ico/INS</text:p>
          </table:table-cell>
          <table:table-cell table:number-columns-repeated="4"/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Insolar</text:p>
          </table:table-cell>
          <table:table-cell office:value-type="string">
            <text:p>https://icomarks.com/ico/Insolar</text:p>
          </table:table-cell>
          <table:table-cell table:number-columns-repeated="4"/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ProxiShares</text:p>
          </table:table-cell>
          <table:table-cell office:value-type="string">
            <text:p>https://icomarks.com/ico/ProxiShares</text:p>
          </table:table-cell>
          <table:table-cell table:number-columns-repeated="4"/>
        </table:table-row>
        <table:table-row table:style-name="ro1">
          <table:table-cell office:value-type="float" office:value="6134">
            <text:p>6134</text:p>
          </table:table-cell>
          <table:table-cell office:value-type="string">
            <text:p>IonChain</text:p>
          </table:table-cell>
          <table:table-cell office:value-type="string">
            <text:p>https://icomarks.com/ico/IonChain</text:p>
          </table:table-cell>
          <table:table-cell table:number-columns-repeated="4"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Bronix ICO</text:p>
          </table:table-cell>
          <table:table-cell office:value-type="string">
            <text:p>https://icomarks.com/ico/Bronix-ICO</text:p>
          </table:table-cell>
          <table:table-cell table:number-columns-repeated="4"/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Cruzeo</text:p>
          </table:table-cell>
          <table:table-cell office:value-type="string">
            <text:p>https://icomarks.com/ico/Cruzeo</text:p>
          </table:table-cell>
          <table:table-cell table:number-columns-repeated="4"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Troy Trade</text:p>
          </table:table-cell>
          <table:table-cell office:value-type="string">
            <text:p>https://icomarks.com/ico/Troy-Trade</text:p>
          </table:table-cell>
          <table:table-cell table:number-columns-repeated="4"/>
        </table:table-row>
        <table:table-row table:style-name="ro1">
          <table:table-cell office:value-type="float" office:value="6138">
            <text:p>6138</text:p>
          </table:table-cell>
          <table:table-cell office:value-type="string">
            <text:p>Troy Network</text:p>
          </table:table-cell>
          <table:table-cell office:value-type="string">
            <text:p>https://icomarks.com/ico/Troy-Network</text:p>
          </table:table-cell>
          <table:table-cell table:number-columns-repeated="4"/>
        </table:table-row>
        <table:table-row table:style-name="ro1">
          <table:table-cell office:value-type="float" office:value="6139">
            <text:p>6139</text:p>
          </table:table-cell>
          <table:table-cell office:value-type="string">
            <text:p>Tro Network</text:p>
          </table:table-cell>
          <table:table-cell office:value-type="string">
            <text:p>https://icomarks.com/ico/Tro-Network</text:p>
          </table:table-cell>
          <table:table-cell table:number-columns-repeated="4"/>
        </table:table-row>
        <table:table-row table:style-name="ro1">
          <table:table-cell office:value-type="float" office:value="6140">
            <text:p>6140</text:p>
          </table:table-cell>
          <table:table-cell office:value-type="string">
            <text:p>Lendxcoin</text:p>
          </table:table-cell>
          <table:table-cell office:value-type="string">
            <text:p>https://icomarks.com/ico/Lendxcoin</text:p>
          </table:table-cell>
          <table:table-cell table:number-columns-repeated="4"/>
        </table:table-row>
        <table:table-row table:style-name="ro1">
          <table:table-cell office:value-type="float" office:value="6141">
            <text:p>6141</text:p>
          </table:table-cell>
          <table:table-cell office:value-type="string">
            <text:p>YearnClassic.Finance</text:p>
          </table:table-cell>
          <table:table-cell office:value-type="string">
            <text:p>https://icomarks.com/ico/YearnClassic.Finance</text:p>
          </table:table-cell>
          <table:table-cell table:number-columns-repeated="4"/>
        </table:table-row>
        <table:table-row table:style-name="ro1">
          <table:table-cell office:value-type="float" office:value="6142">
            <text:p>6142</text:p>
          </table:table-cell>
          <table:table-cell office:value-type="string">
            <text:p>Neek</text:p>
          </table:table-cell>
          <table:table-cell office:value-type="string">
            <text:p>https://icomarks.com/ico/Neek</text:p>
          </table:table-cell>
          <table:table-cell table:number-columns-repeated="4"/>
        </table:table-row>
        <table:table-row table:style-name="ro1">
          <table:table-cell office:value-type="float" office:value="6144">
            <text:p>6144</text:p>
          </table:table-cell>
          <table:table-cell office:value-type="string">
            <text:p>DOVU</text:p>
          </table:table-cell>
          <table:table-cell office:value-type="string">
            <text:p>https://icomarks.com/ico/DOVU</text:p>
          </table:table-cell>
          <table:table-cell table:number-columns-repeated="4"/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KimchiSwap</text:p>
          </table:table-cell>
          <table:table-cell office:value-type="string">
            <text:p>https://icomarks.com/ico/KimchiSwap</text:p>
          </table:table-cell>
          <table:table-cell table:number-columns-repeated="4"/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GNY IO</text:p>
          </table:table-cell>
          <table:table-cell office:value-type="string">
            <text:p>https://icomarks.com/ico/GNY-IO</text:p>
          </table:table-cell>
          <table:table-cell table:number-columns-repeated="4"/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Dominium</text:p>
          </table:table-cell>
          <table:table-cell office:value-type="string">
            <text:p>https://icomarks.com/ico/Dominium</text:p>
          </table:table-cell>
          <table:table-cell table:number-columns-repeated="4"/>
        </table:table-row>
        <table:table-row table:style-name="ro1">
          <table:table-cell office:value-type="float" office:value="6149">
            <text:p>6149</text:p>
          </table:table-cell>
          <table:table-cell office:value-type="string">
            <text:p>DIA DATA</text:p>
          </table:table-cell>
          <table:table-cell office:value-type="string">
            <text:p>https://icomarks.com/ico/DIA-DATA</text:p>
          </table:table-cell>
          <table:table-cell table:number-columns-repeated="4"/>
        </table:table-row>
        <table:table-row table:style-name="ro1">
          <table:table-cell office:value-type="float" office:value="6150">
            <text:p>6150</text:p>
          </table:table-cell>
          <table:table-cell office:value-type="string">
            <text:p>VinDAX</text:p>
          </table:table-cell>
          <table:table-cell office:value-type="string">
            <text:p>https://icomarks.com/ico/VinDAX</text:p>
          </table:table-cell>
          <table:table-cell table:number-columns-repeated="4"/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WazirX</text:p>
          </table:table-cell>
          <table:table-cell office:value-type="string">
            <text:p>https://icomarks.com/ico/WazirX</text:p>
          </table:table-cell>
          <table:table-cell table:number-columns-repeated="4"/>
        </table:table-row>
        <table:table-row table:style-name="ro1">
          <table:table-cell office:value-type="float" office:value="6153">
            <text:p>6153</text:p>
          </table:table-cell>
          <table:table-cell office:value-type="string">
            <text:p>Numerai</text:p>
          </table:table-cell>
          <table:table-cell office:value-type="string">
            <text:p>https://icomarks.com/ico/Numerai</text:p>
          </table:table-cell>
          <table:table-cell table:number-columns-repeated="4"/>
        </table:table-row>
        <table:table-row table:style-name="ro1">
          <table:table-cell office:value-type="float" office:value="6154">
            <text:p>6154</text:p>
          </table:table-cell>
          <table:table-cell office:value-type="string">
            <text:p>Kaizen Coin</text:p>
          </table:table-cell>
          <table:table-cell office:value-type="string">
            <text:p>https://icomarks.com/ico/Kaizen-Coin</text:p>
          </table:table-cell>
          <table:table-cell table:number-columns-repeated="4"/>
        </table:table-row>
        <table:table-row table:style-name="ro1">
          <table:table-cell office:value-type="float" office:value="6155">
            <text:p>6155</text:p>
          </table:table-cell>
          <table:table-cell office:value-type="string">
            <text:p>UltraChain</text:p>
          </table:table-cell>
          <table:table-cell office:value-type="string">
            <text:p>https://icomarks.com/ico/UltraChain</text:p>
          </table:table-cell>
          <table:table-cell table:number-columns-repeated="4"/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CurveBlock</text:p>
          </table:table-cell>
          <table:table-cell office:value-type="string">
            <text:p>https://icomarks.com/ico/CurveBlock</text:p>
          </table:table-cell>
          <table:table-cell table:number-columns-repeated="4"/>
        </table:table-row>
        <table:table-row table:style-name="ro1">
          <table:table-cell office:value-type="float" office:value="6157">
            <text:p>6157</text:p>
          </table:table-cell>
          <table:table-cell office:value-type="string">
            <text:p>INVIZION</text:p>
          </table:table-cell>
          <table:table-cell office:value-type="string">
            <text:p>https://icomarks.com/ico/INVIZION</text:p>
          </table:table-cell>
          <table:table-cell table:number-columns-repeated="4"/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VKenaf Project</text:p>
          </table:table-cell>
          <table:table-cell office:value-type="string">
            <text:p>https://icomarks.com/ico/VKenaf-Project</text:p>
          </table:table-cell>
          <table:table-cell table:number-columns-repeated="4"/>
        </table:table-row>
        <table:table-row table:style-name="ro1">
          <table:table-cell office:value-type="float" office:value="6160">
            <text:p>6160</text:p>
          </table:table-cell>
          <table:table-cell office:value-type="string">
            <text:p>You42</text:p>
          </table:table-cell>
          <table:table-cell office:value-type="string">
            <text:p>https://icomarks.com/ico/You42</text:p>
          </table:table-cell>
          <table:table-cell table:number-columns-repeated="4"/>
        </table:table-row>
        <table:table-row table:style-name="ro1">
          <table:table-cell office:value-type="float" office:value="6161">
            <text:p>6161</text:p>
          </table:table-cell>
          <table:table-cell office:value-type="string">
            <text:p>Hashthereum</text:p>
          </table:table-cell>
          <table:table-cell office:value-type="string">
            <text:p>https://icomarks.com/ico/Hashthereum</text:p>
          </table:table-cell>
          <table:table-cell table:number-columns-repeated="4"/>
        </table:table-row>
        <table:table-row table:style-name="ro1">
          <table:table-cell office:value-type="float" office:value="6162">
            <text:p>6162</text:p>
          </table:table-cell>
          <table:table-cell office:value-type="string">
            <text:p>Leasehold</text:p>
          </table:table-cell>
          <table:table-cell office:value-type="string">
            <text:p>https://icomarks.com/ico/Leasehold</text:p>
          </table:table-cell>
          <table:table-cell table:number-columns-repeated="4"/>
        </table:table-row>
        <table:table-row table:style-name="ro1">
          <table:table-cell office:value-type="float" office:value="6164">
            <text:p>6164</text:p>
          </table:table-cell>
          <table:table-cell office:value-type="string">
            <text:p>Matchpool</text:p>
          </table:table-cell>
          <table:table-cell office:value-type="string">
            <text:p>https://icomarks.com/ico/Matchpool</text:p>
          </table:table-cell>
          <table:table-cell table:number-columns-repeated="4"/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Fanaticos Cash</text:p>
          </table:table-cell>
          <table:table-cell office:value-type="string">
            <text:p>https://icomarks.com/ico/Fanaticos-Cash</text:p>
          </table:table-cell>
          <table:table-cell table:number-columns-repeated="4"/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Offshore Bitcoin</text:p>
          </table:table-cell>
          <table:table-cell office:value-type="string">
            <text:p>https://icomarks.com/ico/Offshore-Bitcoin</text:p>
          </table:table-cell>
          <table:table-cell table:number-columns-repeated="4"/>
        </table:table-row>
        <table:table-row table:style-name="ro1">
          <table:table-cell office:value-type="float" office:value="6170">
            <text:p>6170</text:p>
          </table:table-cell>
          <table:table-cell office:value-type="string">
            <text:p>ONI Token</text:p>
          </table:table-cell>
          <table:table-cell office:value-type="string">
            <text:p>https://icomarks.com/ico/ONI-Token</text:p>
          </table:table-cell>
          <table:table-cell table:number-columns-repeated="4"/>
        </table:table-row>
        <table:table-row table:style-name="ro1">
          <table:table-cell office:value-type="float" office:value="6171">
            <text:p>6171</text:p>
          </table:table-cell>
          <table:table-cell office:value-type="string">
            <text:p>Blockchain Of Things</text:p>
          </table:table-cell>
          <table:table-cell office:value-type="string">
            <text:p>https://icomarks.com/ico/Blockchain-Of-Things</text:p>
          </table:table-cell>
          <table:table-cell table:number-columns-repeated="4"/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Kwatcoin</text:p>
          </table:table-cell>
          <table:table-cell office:value-type="string">
            <text:p>https://icomarks.com/ico/Kwatcoin</text:p>
          </table:table-cell>
          <table:table-cell table:number-columns-repeated="4"/>
        </table:table-row>
        <table:table-row table:style-name="ro1">
          <table:table-cell office:value-type="float" office:value="6174">
            <text:p>6174</text:p>
          </table:table-cell>
          <table:table-cell office:value-type="string">
            <text:p>ZenSports</text:p>
          </table:table-cell>
          <table:table-cell office:value-type="string">
            <text:p>https://icomarks.com/ico/ZenSports</text:p>
          </table:table-cell>
          <table:table-cell table:number-columns-repeated="4"/>
        </table:table-row>
        <table:table-row table:style-name="ro1">
          <table:table-cell office:value-type="float" office:value="6175">
            <text:p>6175</text:p>
          </table:table-cell>
          <table:table-cell office:value-type="string">
            <text:p>Cybercoinium</text:p>
          </table:table-cell>
          <table:table-cell office:value-type="string">
            <text:p>https://icomarks.com/ico/Cybercoinium</text:p>
          </table:table-cell>
          <table:table-cell table:number-columns-repeated="4"/>
        </table:table-row>
        <table:table-row table:style-name="ro1">
          <table:table-cell office:value-type="float" office:value="6176">
            <text:p>6176</text:p>
          </table:table-cell>
          <table:table-cell office:value-type="string">
            <text:p>TECO</text:p>
          </table:table-cell>
          <table:table-cell office:value-type="string">
            <text:p>https://icomarks.com/ico/TECO</text:p>
          </table:table-cell>
          <table:table-cell table:number-columns-repeated="4"/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MINEDOZER</text:p>
          </table:table-cell>
          <table:table-cell office:value-type="string">
            <text:p>https://icomarks.com/ico/MINEDOZER</text:p>
          </table:table-cell>
          <table:table-cell table:number-columns-repeated="4"/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Biacoin</text:p>
          </table:table-cell>
          <table:table-cell office:value-type="string">
            <text:p>https://icomarks.com/ico/Biacoin</text:p>
          </table:table-cell>
          <table:table-cell table:number-columns-repeated="4"/>
        </table:table-row>
        <table:table-row table:style-name="ro1">
          <table:table-cell office:value-type="float" office:value="6180">
            <text:p>6180</text:p>
          </table:table-cell>
          <table:table-cell office:value-type="string">
            <text:p>Yearn Finance Money</text:p>
          </table:table-cell>
          <table:table-cell office:value-type="string">
            <text:p>https://icomarks.com/ico/Yearn-Finance-Money</text:p>
          </table:table-cell>
          <table:table-cell table:number-columns-repeated="4"/>
        </table:table-row>
        <table:table-row table:style-name="ro1">
          <table:table-cell office:value-type="float" office:value="6181">
            <text:p>6181</text:p>
          </table:table-cell>
          <table:table-cell office:value-type="string">
            <text:p>Reposco</text:p>
          </table:table-cell>
          <table:table-cell office:value-type="string">
            <text:p>https://icomarks.com/ico/Reposco</text:p>
          </table:table-cell>
          <table:table-cell table:number-columns-repeated="4"/>
        </table:table-row>
        <table:table-row table:style-name="ro1">
          <table:table-cell office:value-type="float" office:value="6182">
            <text:p>6182</text:p>
          </table:table-cell>
          <table:table-cell office:value-type="string">
            <text:p>Black Insurance</text:p>
          </table:table-cell>
          <table:table-cell office:value-type="string">
            <text:p>https://icomarks.com/ico/Black-Insurance</text:p>
          </table:table-cell>
          <table:table-cell table:number-columns-repeated="4"/>
        </table:table-row>
        <table:table-row table:style-name="ro1">
          <table:table-cell office:value-type="float" office:value="6183">
            <text:p>6183</text:p>
          </table:table-cell>
          <table:table-cell office:value-type="string">
            <text:p>Project Aiur</text:p>
          </table:table-cell>
          <table:table-cell office:value-type="string">
            <text:p>https://icomarks.com/ico/Project-Aiur</text:p>
          </table:table-cell>
          <table:table-cell table:number-columns-repeated="4"/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Viuly</text:p>
          </table:table-cell>
          <table:table-cell office:value-type="string">
            <text:p>https://icomarks.com/ico/Viuly</text:p>
          </table:table-cell>
          <table:table-cell table:number-columns-repeated="4"/>
        </table:table-row>
        <table:table-row table:style-name="ro1">
          <table:table-cell office:value-type="float" office:value="6186">
            <text:p>6186</text:p>
          </table:table-cell>
          <table:table-cell office:value-type="string">
            <text:p>Rocket ICO</text:p>
          </table:table-cell>
          <table:table-cell office:value-type="string">
            <text:p>https://icomarks.com/ico/Rocket-ICO</text:p>
          </table:table-cell>
          <table:table-cell table:number-columns-repeated="4"/>
        </table:table-row>
        <table:table-row table:style-name="ro1">
          <table:table-cell office:value-type="float" office:value="6187">
            <text:p>6187</text:p>
          </table:table-cell>
          <table:table-cell office:value-type="string">
            <text:p>PGcoin</text:p>
          </table:table-cell>
          <table:table-cell office:value-type="string">
            <text:p>https://icomarks.com/ico/PGcoin</text:p>
          </table:table-cell>
          <table:table-cell table:number-columns-repeated="4"/>
        </table:table-row>
        <table:table-row table:style-name="ro1">
          <table:table-cell office:value-type="float" office:value="6189">
            <text:p>6189</text:p>
          </table:table-cell>
          <table:table-cell office:value-type="string">
            <text:p>xDeFi</text:p>
          </table:table-cell>
          <table:table-cell office:value-type="string">
            <text:p>https://icomarks.com/ico/xDeFi</text:p>
          </table:table-cell>
          <table:table-cell table:number-columns-repeated="4"/>
        </table:table-row>
        <table:table-row table:style-name="ro1">
          <table:table-cell office:value-type="float" office:value="6190">
            <text:p>6190</text:p>
          </table:table-cell>
          <table:table-cell office:value-type="string">
            <text:p>Haus Coin</text:p>
          </table:table-cell>
          <table:table-cell office:value-type="string">
            <text:p>https://icomarks.com/ico/Haus-Coin</text:p>
          </table:table-cell>
          <table:table-cell table:number-columns-repeated="4"/>
        </table:table-row>
        <table:table-row table:style-name="ro1">
          <table:table-cell office:value-type="float" office:value="6191">
            <text:p>6191</text:p>
          </table:table-cell>
          <table:table-cell office:value-type="string">
            <text:p>22hrs</text:p>
          </table:table-cell>
          <table:table-cell office:value-type="string">
            <text:p>https://icomarks.com/ico/22hrs</text:p>
          </table:table-cell>
          <table:table-cell table:number-columns-repeated="4"/>
        </table:table-row>
        <table:table-row table:style-name="ro1">
          <table:table-cell office:value-type="float" office:value="6192">
            <text:p>6192</text:p>
          </table:table-cell>
          <table:table-cell office:value-type="string">
            <text:p>ThankSwap</text:p>
          </table:table-cell>
          <table:table-cell office:value-type="string">
            <text:p>https://icomarks.com/ico/ThankSwap</text:p>
          </table:table-cell>
          <table:table-cell table:number-columns-repeated="4"/>
        </table:table-row>
        <table:table-row table:style-name="ro1">
          <table:table-cell office:value-type="float" office:value="6193">
            <text:p>6193</text:p>
          </table:table-cell>
          <table:table-cell office:value-type="string">
            <text:p>KingSwap</text:p>
          </table:table-cell>
          <table:table-cell office:value-type="string">
            <text:p>https://icomarks.com/ico/KingSwap</text:p>
          </table:table-cell>
          <table:table-cell table:number-columns-repeated="4"/>
        </table:table-row>
        <table:table-row table:style-name="ro1">
          <table:table-cell office:value-type="float" office:value="6194">
            <text:p>6194</text:p>
          </table:table-cell>
          <table:table-cell office:value-type="string">
            <text:p>Torum</text:p>
          </table:table-cell>
          <table:table-cell office:value-type="string">
            <text:p>https://icomarks.com/ico/Torum</text:p>
          </table:table-cell>
          <table:table-cell table:number-columns-repeated="4"/>
        </table:table-row>
        <table:table-row table:style-name="ro1">
          <table:table-cell office:value-type="float" office:value="6195">
            <text:p>6195</text:p>
          </table:table-cell>
          <table:table-cell office:value-type="string">
            <text:p>YFIA</text:p>
          </table:table-cell>
          <table:table-cell office:value-type="string">
            <text:p>https://icomarks.com/ico/YFIA</text:p>
          </table:table-cell>
          <table:table-cell table:number-columns-repeated="4"/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Venus Coin</text:p>
          </table:table-cell>
          <table:table-cell office:value-type="string">
            <text:p>https://icomarks.com/ico/Venus-Coin</text:p>
          </table:table-cell>
          <table:table-cell table:number-columns-repeated="4"/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Envoy</text:p>
          </table:table-cell>
          <table:table-cell office:value-type="string">
            <text:p>https://icomarks.com/ico/Envoy</text:p>
          </table:table-cell>
          <table:table-cell table:number-columns-repeated="4"/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BR11 Token</text:p>
          </table:table-cell>
          <table:table-cell office:value-type="string">
            <text:p>https://icomarks.com/ico/BR11-Token</text:p>
          </table:table-cell>
          <table:table-cell table:number-columns-repeated="4"/>
        </table:table-row>
        <table:table-row table:style-name="ro1">
          <table:table-cell office:value-type="float" office:value="6200">
            <text:p>6200</text:p>
          </table:table-cell>
          <table:table-cell office:value-type="string">
            <text:p>Payment Solutions International</text:p>
          </table:table-cell>
          <table:table-cell office:value-type="string">
            <text:p>https://icomarks.com/ico/Payment-Solutions-International</text:p>
          </table:table-cell>
          <table:table-cell table:number-columns-repeated="4"/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Lightning Network</text:p>
          </table:table-cell>
          <table:table-cell office:value-type="string">
            <text:p>https://icomarks.com/ico/Lightning-Network</text:p>
          </table:table-cell>
          <table:table-cell table:number-columns-repeated="4"/>
        </table:table-row>
        <table:table-row table:style-name="ro1">
          <table:table-cell office:value-type="float" office:value="6202">
            <text:p>6202</text:p>
          </table:table-cell>
          <table:table-cell office:value-type="string">
            <text:p>Amplify</text:p>
          </table:table-cell>
          <table:table-cell office:value-type="string">
            <text:p>https://icomarks.com/ico/Amplify</text:p>
          </table:table-cell>
          <table:table-cell table:number-columns-repeated="4"/>
        </table:table-row>
        <table:table-row table:style-name="ro1">
          <table:table-cell office:value-type="float" office:value="6203">
            <text:p>6203</text:p>
          </table:table-cell>
          <table:table-cell office:value-type="string">
            <text:p>Venus</text:p>
          </table:table-cell>
          <table:table-cell office:value-type="string">
            <text:p>https://icomarks.com/ico/Venus</text:p>
          </table:table-cell>
          <table:table-cell table:number-columns-repeated="4"/>
        </table:table-row>
        <table:table-row table:style-name="ro1">
          <table:table-cell office:value-type="float" office:value="6204">
            <text:p>6204</text:p>
          </table:table-cell>
          <table:table-cell office:value-type="string">
            <text:p>Cardano</text:p>
          </table:table-cell>
          <table:table-cell office:value-type="string">
            <text:p>https://icomarks.com/ico/Cardano</text:p>
          </table:table-cell>
          <table:table-cell table:number-columns-repeated="4"/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WeBlock</text:p>
          </table:table-cell>
          <table:table-cell office:value-type="string">
            <text:p>https://icomarks.com/ico/WeBlock</text:p>
          </table:table-cell>
          <table:table-cell table:number-columns-repeated="4"/>
        </table:table-row>
        <table:table-row table:style-name="ro1">
          <table:table-cell office:value-type="float" office:value="6207">
            <text:p>6207</text:p>
          </table:table-cell>
          <table:table-cell office:value-type="string">
            <text:p>Scalpex Exchange</text:p>
          </table:table-cell>
          <table:table-cell office:value-type="string">
            <text:p>https://icomarks.com/ico/Scalpex-Exchange</text:p>
          </table:table-cell>
          <table:table-cell table:number-columns-repeated="4"/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Rota Coin</text:p>
          </table:table-cell>
          <table:table-cell office:value-type="string">
            <text:p>https://icomarks.com/ico/Rota-Coin</text:p>
          </table:table-cell>
          <table:table-cell table:number-columns-repeated="4"/>
        </table:table-row>
        <table:table-row table:style-name="ro1">
          <table:table-cell office:value-type="float" office:value="6209">
            <text:p>6209</text:p>
          </table:table-cell>
          <table:table-cell office:value-type="string">
            <text:p>MedicalVeda</text:p>
          </table:table-cell>
          <table:table-cell office:value-type="string">
            <text:p>https://icomarks.com/ico/MedicalVeda</text:p>
          </table:table-cell>
          <table:table-cell table:number-columns-repeated="4"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RiseCoin</text:p>
          </table:table-cell>
          <table:table-cell office:value-type="string">
            <text:p>https://icomarks.com/ico/RiseCoin</text:p>
          </table:table-cell>
          <table:table-cell table:number-columns-repeated="4"/>
        </table:table-row>
        <table:table-row table:style-name="ro1">
          <table:table-cell office:value-type="float" office:value="6213">
            <text:p>6213</text:p>
          </table:table-cell>
          <table:table-cell office:value-type="string">
            <text:p>Delicia</text:p>
          </table:table-cell>
          <table:table-cell office:value-type="string">
            <text:p>https://icomarks.com/ico/Delicia</text:p>
          </table:table-cell>
          <table:table-cell table:number-columns-repeated="4"/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Spectrum Protocol</text:p>
          </table:table-cell>
          <table:table-cell office:value-type="string">
            <text:p>https://icomarks.com/ico/Spectrum-Protocol</text:p>
          </table:table-cell>
          <table:table-cell table:number-columns-repeated="4"/>
        </table:table-row>
        <table:table-row table:style-name="ro1">
          <table:table-cell office:value-type="float" office:value="6217">
            <text:p>6217</text:p>
          </table:table-cell>
          <table:table-cell office:value-type="string">
            <text:p>Civil</text:p>
          </table:table-cell>
          <table:table-cell office:value-type="string">
            <text:p>https://icomarks.com/ico/Civil</text:p>
          </table:table-cell>
          <table:table-cell table:number-columns-repeated="4"/>
        </table:table-row>
        <table:table-row table:style-name="ro1">
          <table:table-cell office:value-type="float" office:value="6218">
            <text:p>6218</text:p>
          </table:table-cell>
          <table:table-cell office:value-type="string">
            <text:p>inLarb Network</text:p>
          </table:table-cell>
          <table:table-cell office:value-type="string">
            <text:p>https://icomarks.com/ico/inLarb-Network</text:p>
          </table:table-cell>
          <table:table-cell table:number-columns-repeated="4"/>
        </table:table-row>
        <table:table-row table:style-name="ro1">
          <table:table-cell office:value-type="float" office:value="6219">
            <text:p>6219</text:p>
          </table:table-cell>
          <table:table-cell office:value-type="string">
            <text:p>Block Members</text:p>
          </table:table-cell>
          <table:table-cell office:value-type="string">
            <text:p>https://icomarks.com/ico/Block-Members</text:p>
          </table:table-cell>
          <table:table-cell table:number-columns-repeated="4"/>
        </table:table-row>
        <table:table-row table:style-name="ro1">
          <table:table-cell office:value-type="float" office:value="6220">
            <text:p>6220</text:p>
          </table:table-cell>
          <table:table-cell office:value-type="string">
            <text:p>MANTRA DAO</text:p>
          </table:table-cell>
          <table:table-cell office:value-type="string">
            <text:p>https://icomarks.com/ico/MANTRA-DAO</text:p>
          </table:table-cell>
          <table:table-cell table:number-columns-repeated="4"/>
        </table:table-row>
        <table:table-row table:style-name="ro1">
          <table:table-cell office:value-type="float" office:value="6221">
            <text:p>6221</text:p>
          </table:table-cell>
          <table:table-cell office:value-type="string">
            <text:p>Kloud Token</text:p>
          </table:table-cell>
          <table:table-cell office:value-type="string">
            <text:p>https://icomarks.com/ico/Kloud-Token</text:p>
          </table:table-cell>
          <table:table-cell table:number-columns-repeated="4"/>
        </table:table-row>
        <table:table-row table:style-name="ro1">
          <table:table-cell office:value-type="float" office:value="6223">
            <text:p>6223</text:p>
          </table:table-cell>
          <table:table-cell office:value-type="string">
            <text:p>Moovin</text:p>
          </table:table-cell>
          <table:table-cell office:value-type="string">
            <text:p>https://icomarks.com/ico/Moovin</text:p>
          </table:table-cell>
          <table:table-cell table:number-columns-repeated="4"/>
        </table:table-row>
        <table:table-row table:style-name="ro1">
          <table:table-cell office:value-type="float" office:value="6224">
            <text:p>6224</text:p>
          </table:table-cell>
          <table:table-cell office:value-type="string">
            <text:p>YINC</text:p>
          </table:table-cell>
          <table:table-cell office:value-type="string">
            <text:p>https://icomarks.com/ico/YINC</text:p>
          </table:table-cell>
          <table:table-cell table:number-columns-repeated="4"/>
        </table:table-row>
        <table:table-row table:style-name="ro1">
          <table:table-cell office:value-type="float" office:value="6225">
            <text:p>6225</text:p>
          </table:table-cell>
          <table:table-cell office:value-type="string">
            <text:p>IQ Receipt</text:p>
          </table:table-cell>
          <table:table-cell office:value-type="string">
            <text:p>https://icomarks.com/ico/IQ-Receipt</text:p>
          </table:table-cell>
          <table:table-cell table:number-columns-repeated="4"/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Scopuly SKY</text:p>
          </table:table-cell>
          <table:table-cell office:value-type="string">
            <text:p>https://icomarks.com/ico/Scopuly-SKY</text:p>
          </table:table-cell>
          <table:table-cell table:number-columns-repeated="4"/>
        </table:table-row>
        <table:table-row table:style-name="ro1">
          <table:table-cell office:value-type="float" office:value="6227">
            <text:p>6227</text:p>
          </table:table-cell>
          <table:table-cell office:value-type="string">
            <text:p>Monetizr</text:p>
          </table:table-cell>
          <table:table-cell office:value-type="string">
            <text:p>https://icomarks.com/ico/Monetizr</text:p>
          </table:table-cell>
          <table:table-cell table:number-columns-repeated="4"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SupplyBloc</text:p>
          </table:table-cell>
          <table:table-cell office:value-type="string">
            <text:p>https://icomarks.com/ico/SupplyBloc</text:p>
          </table:table-cell>
          <table:table-cell table:number-columns-repeated="4"/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Zenodys</text:p>
          </table:table-cell>
          <table:table-cell office:value-type="string">
            <text:p>https://icomarks.com/ico/Zenodys</text:p>
          </table:table-cell>
          <table:table-cell table:number-columns-repeated="4"/>
        </table:table-row>
        <table:table-row table:style-name="ro1">
          <table:table-cell office:value-type="float" office:value="6230">
            <text:p>6230</text:p>
          </table:table-cell>
          <table:table-cell office:value-type="string">
            <text:p>Mama Mutua</text:p>
          </table:table-cell>
          <table:table-cell office:value-type="string">
            <text:p>https://icomarks.com/ico/Mama-Mutua</text:p>
          </table:table-cell>
          <table:table-cell table:number-columns-repeated="4"/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Healthereum</text:p>
          </table:table-cell>
          <table:table-cell office:value-type="string">
            <text:p>https://icomarks.com/ico/Healthereum</text:p>
          </table:table-cell>
          <table:table-cell table:number-columns-repeated="4"/>
        </table:table-row>
        <table:table-row table:style-name="ro1">
          <table:table-cell office:value-type="float" office:value="6232">
            <text:p>6232</text:p>
          </table:table-cell>
          <table:table-cell office:value-type="string">
            <text:p>CERLOS</text:p>
          </table:table-cell>
          <table:table-cell office:value-type="string">
            <text:p>https://icomarks.com/ico/CERLOS</text:p>
          </table:table-cell>
          <table:table-cell table:number-columns-repeated="4"/>
        </table:table-row>
        <table:table-row table:style-name="ro1">
          <table:table-cell office:value-type="float" office:value="6233">
            <text:p>6233</text:p>
          </table:table-cell>
          <table:table-cell office:value-type="string">
            <text:p>ProNet Coin</text:p>
          </table:table-cell>
          <table:table-cell office:value-type="string">
            <text:p>https://icomarks.com/ico/ProNet-Coin</text:p>
          </table:table-cell>
          <table:table-cell table:number-columns-repeated="4"/>
        </table:table-row>
        <table:table-row table:style-name="ro1">
          <table:table-cell office:value-type="float" office:value="6234">
            <text:p>6234</text:p>
          </table:table-cell>
          <table:table-cell office:value-type="string">
            <text:p>Goldario</text:p>
          </table:table-cell>
          <table:table-cell office:value-type="string">
            <text:p>https://icomarks.com/ico/Goldario</text:p>
          </table:table-cell>
          <table:table-cell table:number-columns-repeated="4"/>
        </table:table-row>
        <table:table-row table:style-name="ro1">
          <table:table-cell office:value-type="float" office:value="6237">
            <text:p>6237</text:p>
          </table:table-cell>
          <table:table-cell office:value-type="string">
            <text:p>RightsLedger</text:p>
          </table:table-cell>
          <table:table-cell office:value-type="string">
            <text:p>https://icomarks.com/ico/RightsLedger</text:p>
          </table:table-cell>
          <table:table-cell table:number-columns-repeated="4"/>
        </table:table-row>
        <table:table-row table:style-name="ro1">
          <table:table-cell office:value-type="float" office:value="6238">
            <text:p>6238</text:p>
          </table:table-cell>
          <table:table-cell office:value-type="string">
            <text:p>SnapBots</text:p>
          </table:table-cell>
          <table:table-cell office:value-type="string">
            <text:p>https://icomarks.com/ico/SnapBots</text:p>
          </table:table-cell>
          <table:table-cell table:number-columns-repeated="4"/>
        </table:table-row>
        <table:table-row table:style-name="ro1">
          <table:table-cell office:value-type="float" office:value="6239">
            <text:p>6239</text:p>
          </table:table-cell>
          <table:table-cell office:value-type="string">
            <text:p>CoinVisa</text:p>
          </table:table-cell>
          <table:table-cell office:value-type="string">
            <text:p>https://icomarks.com/ico/CoinVisa</text:p>
          </table:table-cell>
          <table:table-cell table:number-columns-repeated="4"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Geth</text:p>
          </table:table-cell>
          <table:table-cell office:value-type="string">
            <text:p>https://icomarks.com/ico/Geth</text:p>
          </table:table-cell>
          <table:table-cell table:number-columns-repeated="4"/>
        </table:table-row>
        <table:table-row table:style-name="ro1">
          <table:table-cell office:value-type="float" office:value="6241">
            <text:p>6241</text:p>
          </table:table-cell>
          <table:table-cell office:value-type="string">
            <text:p>Crypto Finserve</text:p>
          </table:table-cell>
          <table:table-cell office:value-type="string">
            <text:p>https://icomarks.com/ico/Crypto-Finserve</text:p>
          </table:table-cell>
          <table:table-cell table:number-columns-repeated="4"/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Crypto Finance Services</text:p>
          </table:table-cell>
          <table:table-cell office:value-type="string">
            <text:p>https://icomarks.com/ico/Crypto-Finance-Services</text:p>
          </table:table-cell>
          <table:table-cell table:number-columns-repeated="4"/>
        </table:table-row>
        <table:table-row table:style-name="ro1">
          <table:table-cell office:value-type="float" office:value="6244">
            <text:p>6244</text:p>
          </table:table-cell>
          <table:table-cell office:value-type="string">
            <text:p>ReFork</text:p>
          </table:table-cell>
          <table:table-cell office:value-type="string">
            <text:p>https://icomarks.com/ico/ReFork</text:p>
          </table:table-cell>
          <table:table-cell table:number-columns-repeated="4"/>
        </table:table-row>
        <table:table-row table:style-name="ro1">
          <table:table-cell office:value-type="float" office:value="6245">
            <text:p>6245</text:p>
          </table:table-cell>
          <table:table-cell office:value-type="string">
            <text:p>Fvndit</text:p>
          </table:table-cell>
          <table:table-cell office:value-type="string">
            <text:p>https://icomarks.com/ico/Fvndit</text:p>
          </table:table-cell>
          <table:table-cell table:number-columns-repeated="4"/>
        </table:table-row>
        <table:table-row table:style-name="ro1">
          <table:table-cell office:value-type="float" office:value="6246">
            <text:p>6246</text:p>
          </table:table-cell>
          <table:table-cell office:value-type="string">
            <text:p>AI Bank</text:p>
          </table:table-cell>
          <table:table-cell office:value-type="string">
            <text:p>https://icomarks.com/ico/AI-Bank</text:p>
          </table:table-cell>
          <table:table-cell table:number-columns-repeated="4"/>
        </table:table-row>
        <table:table-row table:style-name="ro1">
          <table:table-cell office:value-type="float" office:value="6247">
            <text:p>6247</text:p>
          </table:table-cell>
          <table:table-cell office:value-type="string">
            <text:p>CINDX</text:p>
          </table:table-cell>
          <table:table-cell office:value-type="string">
            <text:p>https://icomarks.com/ico/CINDX</text:p>
          </table:table-cell>
          <table:table-cell table:number-columns-repeated="4"/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HireGo</text:p>
          </table:table-cell>
          <table:table-cell office:value-type="string">
            <text:p>https://icomarks.com/ico/HireGo</text:p>
          </table:table-cell>
          <table:table-cell table:number-columns-repeated="4"/>
        </table:table-row>
        <table:table-row table:style-name="ro1">
          <table:table-cell office:value-type="float" office:value="6249">
            <text:p>6249</text:p>
          </table:table-cell>
          <table:table-cell office:value-type="string">
            <text:p>Bucket</text:p>
          </table:table-cell>
          <table:table-cell office:value-type="string">
            <text:p>https://icomarks.com/ico/Bucket</text:p>
          </table:table-cell>
          <table:table-cell table:number-columns-repeated="4"/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Umka</text:p>
          </table:table-cell>
          <table:table-cell office:value-type="string">
            <text:p>https://icomarks.com/ico/Umka</text:p>
          </table:table-cell>
          <table:table-cell table:number-columns-repeated="4"/>
        </table:table-row>
        <table:table-row table:style-name="ro1">
          <table:table-cell office:value-type="float" office:value="6251">
            <text:p>6251</text:p>
          </table:table-cell>
          <table:table-cell office:value-type="string">
            <text:p>MOA</text:p>
          </table:table-cell>
          <table:table-cell office:value-type="string">
            <text:p>https://icomarks.com/ico/MOA</text:p>
          </table:table-cell>
          <table:table-cell table:number-columns-repeated="4"/>
        </table:table-row>
        <table:table-row table:style-name="ro1">
          <table:table-cell office:value-type="float" office:value="6252">
            <text:p>6252</text:p>
          </table:table-cell>
          <table:table-cell office:value-type="string">
            <text:p>MaxiPRO</text:p>
          </table:table-cell>
          <table:table-cell office:value-type="string">
            <text:p>https://icomarks.com/ico/MaxiPRO</text:p>
          </table:table-cell>
          <table:table-cell table:number-columns-repeated="4"/>
        </table:table-row>
        <table:table-row table:style-name="ro1">
          <table:table-cell office:value-type="float" office:value="6253">
            <text:p>6253</text:p>
          </table:table-cell>
          <table:table-cell office:value-type="string">
            <text:p>Velper</text:p>
          </table:table-cell>
          <table:table-cell office:value-type="string">
            <text:p>https://icomarks.com/ico/Velper</text:p>
          </table:table-cell>
          <table:table-cell table:number-columns-repeated="4"/>
        </table:table-row>
        <table:table-row table:style-name="ro1">
          <table:table-cell office:value-type="float" office:value="6255">
            <text:p>6255</text:p>
          </table:table-cell>
          <table:table-cell office:value-type="string">
            <text:p>Chronicle</text:p>
          </table:table-cell>
          <table:table-cell office:value-type="string">
            <text:p>https://icomarks.com/ico/Chronicle</text:p>
          </table:table-cell>
          <table:table-cell table:number-columns-repeated="4"/>
        </table:table-row>
        <table:table-row table:style-name="ro1">
          <table:table-cell office:value-type="float" office:value="6256">
            <text:p>6256</text:p>
          </table:table-cell>
          <table:table-cell office:value-type="string">
            <text:p>Shahin Medical</text:p>
          </table:table-cell>
          <table:table-cell office:value-type="string">
            <text:p>https://icomarks.com/ico/Shahin-Medical</text:p>
          </table:table-cell>
          <table:table-cell table:number-columns-repeated="4"/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SOLISMEA</text:p>
          </table:table-cell>
          <table:table-cell office:value-type="string">
            <text:p>https://icomarks.com/ico/SOLISMEA</text:p>
          </table:table-cell>
          <table:table-cell table:number-columns-repeated="4"/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KRUMBLER</text:p>
          </table:table-cell>
          <table:table-cell office:value-type="string">
            <text:p>https://icomarks.com/ico/KRUMBLER</text:p>
          </table:table-cell>
          <table:table-cell table:number-columns-repeated="4"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Atlantis Blue Digital</text:p>
          </table:table-cell>
          <table:table-cell office:value-type="string">
            <text:p>https://icomarks.com/ico/Atlantis-Blue-Digital</text:p>
          </table:table-cell>
          <table:table-cell table:number-columns-repeated="4"/>
        </table:table-row>
        <table:table-row table:style-name="ro1">
          <table:table-cell office:value-type="float" office:value="6263">
            <text:p>6263</text:p>
          </table:table-cell>
          <table:table-cell office:value-type="string">
            <text:p>Universal Energy Coin</text:p>
          </table:table-cell>
          <table:table-cell office:value-type="string">
            <text:p>https://icomarks.com/ico/Universal-Energy-Coin</text:p>
          </table:table-cell>
          <table:table-cell table:number-columns-repeated="4"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Blockpool</text:p>
          </table:table-cell>
          <table:table-cell office:value-type="string">
            <text:p>https://icomarks.com/ico/Blockpool</text:p>
          </table:table-cell>
          <table:table-cell table:number-columns-repeated="4"/>
        </table:table-row>
        <table:table-row table:style-name="ro1">
          <table:table-cell office:value-type="float" office:value="6265">
            <text:p>6265</text:p>
          </table:table-cell>
          <table:table-cell office:value-type="string">
            <text:p>ETHEREUM FIRE INSURANCE</text:p>
          </table:table-cell>
          <table:table-cell office:value-type="string">
            <text:p>https://icomarks.com/ico/ETHEREUM-FIRE-INSURANCE</text:p>
          </table:table-cell>
          <table:table-cell table:number-columns-repeated="4"/>
        </table:table-row>
        <table:table-row table:style-name="ro1">
          <table:table-cell office:value-type="float" office:value="6266">
            <text:p>6266</text:p>
          </table:table-cell>
          <table:table-cell office:value-type="string">
            <text:p>Agrico</text:p>
          </table:table-cell>
          <table:table-cell office:value-type="string">
            <text:p>https://icomarks.com/ico/Agrico</text:p>
          </table:table-cell>
          <table:table-cell table:number-columns-repeated="4"/>
        </table:table-row>
        <table:table-row table:style-name="ro1">
          <table:table-cell office:value-type="float" office:value="6267">
            <text:p>6267</text:p>
          </table:table-cell>
          <table:table-cell office:value-type="string">
            <text:p>WIIX Success Project</text:p>
          </table:table-cell>
          <table:table-cell office:value-type="string">
            <text:p>https://icomarks.com/ico/WIIX-Success-Project</text:p>
          </table:table-cell>
          <table:table-cell table:number-columns-repeated="4"/>
        </table:table-row>
        <table:table-row table:style-name="ro1">
          <table:table-cell office:value-type="float" office:value="6271">
            <text:p>6271</text:p>
          </table:table-cell>
          <table:table-cell office:value-type="string">
            <text:p>WeatherBlock</text:p>
          </table:table-cell>
          <table:table-cell office:value-type="string">
            <text:p>https://icomarks.com/ico/WeatherBlock</text:p>
          </table:table-cell>
          <table:table-cell table:number-columns-repeated="4"/>
        </table:table-row>
        <table:table-row table:style-name="ro1">
          <table:table-cell office:value-type="float" office:value="6272">
            <text:p>6272</text:p>
          </table:table-cell>
          <table:table-cell office:value-type="string">
            <text:p>Vuzzbee</text:p>
          </table:table-cell>
          <table:table-cell office:value-type="string">
            <text:p>https://icomarks.com/ico/Vuzzbee</text:p>
          </table:table-cell>
          <table:table-cell table:number-columns-repeated="4"/>
        </table:table-row>
        <table:table-row table:style-name="ro1">
          <table:table-cell office:value-type="float" office:value="6273">
            <text:p>6273</text:p>
          </table:table-cell>
          <table:table-cell office:value-type="string">
            <text:p>TrustToken</text:p>
          </table:table-cell>
          <table:table-cell office:value-type="string">
            <text:p>https://icomarks.com/ico/TrustToken</text:p>
          </table:table-cell>
          <table:table-cell table:number-columns-repeated="4"/>
        </table:table-row>
        <table:table-row table:style-name="ro1">
          <table:table-cell office:value-type="float" office:value="6274">
            <text:p>6274</text:p>
          </table:table-cell>
          <table:table-cell office:value-type="string">
            <text:p>Genesis</text:p>
          </table:table-cell>
          <table:table-cell office:value-type="string">
            <text:p>https://icomarks.com/ico/Genesis</text:p>
          </table:table-cell>
          <table:table-cell table:number-columns-repeated="4"/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ioox</text:p>
          </table:table-cell>
          <table:table-cell office:value-type="string">
            <text:p>https://icomarks.com/ico/ioox</text:p>
          </table:table-cell>
          <table:table-cell table:number-columns-repeated="4"/>
        </table:table-row>
        <table:table-row table:style-name="ro1">
          <table:table-cell office:value-type="float" office:value="6276">
            <text:p>6276</text:p>
          </table:table-cell>
          <table:table-cell office:value-type="string">
            <text:p>Eggs Crypto Invest</text:p>
          </table:table-cell>
          <table:table-cell office:value-type="string">
            <text:p>https://icomarks.com/ico/Eggs-Crypto-Invest</text:p>
          </table:table-cell>
          <table:table-cell table:number-columns-repeated="4"/>
        </table:table-row>
        <table:table-row table:style-name="ro1">
          <table:table-cell office:value-type="float" office:value="6277">
            <text:p>6277</text:p>
          </table:table-cell>
          <table:table-cell office:value-type="string">
            <text:p>GoLoud</text:p>
          </table:table-cell>
          <table:table-cell office:value-type="string">
            <text:p>https://icomarks.com/ico/GoLoud</text:p>
          </table:table-cell>
          <table:table-cell table:number-columns-repeated="4"/>
        </table:table-row>
        <table:table-row table:style-name="ro1">
          <table:table-cell office:value-type="float" office:value="6279">
            <text:p>6279</text:p>
          </table:table-cell>
          <table:table-cell office:value-type="string">
            <text:p>DenchCoin</text:p>
          </table:table-cell>
          <table:table-cell office:value-type="string">
            <text:p>https://icomarks.com/ico/DenchCoin</text:p>
          </table:table-cell>
          <table:table-cell table:number-columns-repeated="4"/>
        </table:table-row>
        <table:table-row table:style-name="ro1">
          <table:table-cell office:value-type="float" office:value="6280">
            <text:p>6280</text:p>
          </table:table-cell>
          <table:table-cell office:value-type="string">
            <text:p>BerryX</text:p>
          </table:table-cell>
          <table:table-cell office:value-type="string">
            <text:p>https://icomarks.com/ico/BerryX</text:p>
          </table:table-cell>
          <table:table-cell table:number-columns-repeated="4"/>
        </table:table-row>
        <table:table-row table:style-name="ro1">
          <table:table-cell office:value-type="float" office:value="6283">
            <text:p>6283</text:p>
          </table:table-cell>
          <table:table-cell office:value-type="string">
            <text:p>BlogCoin</text:p>
          </table:table-cell>
          <table:table-cell office:value-type="string">
            <text:p>https://icomarks.com/ico/BlogCoin</text:p>
          </table:table-cell>
          <table:table-cell table:number-columns-repeated="4"/>
        </table:table-row>
        <table:table-row table:style-name="ro1">
          <table:table-cell office:value-type="float" office:value="6284">
            <text:p>6284</text:p>
          </table:table-cell>
          <table:table-cell office:value-type="string">
            <text:p>Bolton Coin</text:p>
          </table:table-cell>
          <table:table-cell office:value-type="string">
            <text:p>https://icomarks.com/ico/Bolton-Coin</text:p>
          </table:table-cell>
          <table:table-cell table:number-columns-repeated="4"/>
        </table:table-row>
        <table:table-row table:style-name="ro1">
          <table:table-cell office:value-type="float" office:value="6285">
            <text:p>6285</text:p>
          </table:table-cell>
          <table:table-cell office:value-type="string">
            <text:p>Sonata.ai</text:p>
          </table:table-cell>
          <table:table-cell office:value-type="string">
            <text:p>https://icomarks.com/ico/Sonata.ai</text:p>
          </table:table-cell>
          <table:table-cell table:number-columns-repeated="4"/>
        </table:table-row>
        <table:table-row table:style-name="ro1">
          <table:table-cell office:value-type="float" office:value="6286">
            <text:p>6286</text:p>
          </table:table-cell>
          <table:table-cell office:value-type="string">
            <text:p>Evareium</text:p>
          </table:table-cell>
          <table:table-cell office:value-type="string">
            <text:p>https://icomarks.com/ico/Evareium</text:p>
          </table:table-cell>
          <table:table-cell table:number-columns-repeated="4"/>
        </table:table-row>
        <table:table-row table:style-name="ro1">
          <table:table-cell office:value-type="float" office:value="6287">
            <text:p>6287</text:p>
          </table:table-cell>
          <table:table-cell office:value-type="string">
            <text:p>OpenFinance Network</text:p>
          </table:table-cell>
          <table:table-cell office:value-type="string">
            <text:p>https://icomarks.com/ico/OpenFinance-Network</text:p>
          </table:table-cell>
          <table:table-cell table:number-columns-repeated="4"/>
        </table:table-row>
        <table:table-row table:style-name="ro1">
          <table:table-cell office:value-type="float" office:value="6289">
            <text:p>6289</text:p>
          </table:table-cell>
          <table:table-cell office:value-type="string">
            <text:p>Lumberscout</text:p>
          </table:table-cell>
          <table:table-cell office:value-type="string">
            <text:p>https://icomarks.com/ico/Lumberscout</text:p>
          </table:table-cell>
          <table:table-cell table:number-columns-repeated="4"/>
        </table:table-row>
        <table:table-row table:style-name="ro1">
          <table:table-cell office:value-type="float" office:value="6290">
            <text:p>6290</text:p>
          </table:table-cell>
          <table:table-cell office:value-type="string">
            <text:p>TwinToken</text:p>
          </table:table-cell>
          <table:table-cell office:value-type="string">
            <text:p>https://icomarks.com/ico/TwinToken</text:p>
          </table:table-cell>
          <table:table-cell table:number-columns-repeated="4"/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Ideaology</text:p>
          </table:table-cell>
          <table:table-cell office:value-type="string">
            <text:p>https://icomarks.com/ico/Ideaology</text:p>
          </table:table-cell>
          <table:table-cell table:number-columns-repeated="4"/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Banana Bomb</text:p>
          </table:table-cell>
          <table:table-cell office:value-type="string">
            <text:p>https://icomarks.com/ico/Banana-Bomb</text:p>
          </table:table-cell>
          <table:table-cell table:number-columns-repeated="4"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Mobu</text:p>
          </table:table-cell>
          <table:table-cell office:value-type="string">
            <text:p>https://icomarks.com/ico/Mobu</text:p>
          </table:table-cell>
          <table:table-cell table:number-columns-repeated="4"/>
        </table:table-row>
        <table:table-row table:style-name="ro1">
          <table:table-cell office:value-type="float" office:value="6295">
            <text:p>6295</text:p>
          </table:table-cell>
          <table:table-cell office:value-type="string">
            <text:p>Betnomi</text:p>
          </table:table-cell>
          <table:table-cell office:value-type="string">
            <text:p>https://icomarks.com/ico/Betnomi</text:p>
          </table:table-cell>
          <table:table-cell table:number-columns-repeated="4"/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Indigen</text:p>
          </table:table-cell>
          <table:table-cell office:value-type="string">
            <text:p>https://icomarks.com/ico/Indigen</text:p>
          </table:table-cell>
          <table:table-cell table:number-columns-repeated="4"/>
        </table:table-row>
        <table:table-row table:style-name="ro1">
          <table:table-cell office:value-type="float" office:value="6297">
            <text:p>6297</text:p>
          </table:table-cell>
          <table:table-cell office:value-type="string">
            <text:p>InvestorIM</text:p>
          </table:table-cell>
          <table:table-cell office:value-type="string">
            <text:p>https://icomarks.com/ico/InvestorIM</text:p>
          </table:table-cell>
          <table:table-cell table:number-columns-repeated="4"/>
        </table:table-row>
        <table:table-row table:style-name="ro1">
          <table:table-cell office:value-type="float" office:value="6298">
            <text:p>6298</text:p>
          </table:table-cell>
          <table:table-cell office:value-type="string">
            <text:p>BitcashPay</text:p>
          </table:table-cell>
          <table:table-cell office:value-type="string">
            <text:p>https://icomarks.com/ico/BitcashPay</text:p>
          </table:table-cell>
          <table:table-cell table:number-columns-repeated="4"/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CyberTrade</text:p>
          </table:table-cell>
          <table:table-cell office:value-type="string">
            <text:p>https://icomarks.com/ico/CyberTrade</text:p>
          </table:table-cell>
          <table:table-cell table:number-columns-repeated="4"/>
        </table:table-row>
        <table:table-row table:style-name="ro1">
          <table:table-cell office:value-type="float" office:value="6300">
            <text:p>6300</text:p>
          </table:table-cell>
          <table:table-cell office:value-type="string">
            <text:p>0XZX</text:p>
          </table:table-cell>
          <table:table-cell office:value-type="string">
            <text:p>https://icomarks.com/ico/0XZX</text:p>
          </table:table-cell>
          <table:table-cell table:number-columns-repeated="4"/>
        </table:table-row>
        <table:table-row table:style-name="ro1">
          <table:table-cell office:value-type="float" office:value="6302">
            <text:p>6302</text:p>
          </table:table-cell>
          <table:table-cell office:value-type="string">
            <text:p>BuschCoin</text:p>
          </table:table-cell>
          <table:table-cell office:value-type="string">
            <text:p>https://icomarks.com/ico/BuschCoin</text:p>
          </table:table-cell>
          <table:table-cell table:number-columns-repeated="4"/>
        </table:table-row>
        <table:table-row table:style-name="ro1">
          <table:table-cell office:value-type="float" office:value="6305">
            <text:p>6305</text:p>
          </table:table-cell>
          <table:table-cell office:value-type="string">
            <text:p>getFIFO</text:p>
          </table:table-cell>
          <table:table-cell office:value-type="string">
            <text:p>https://icomarks.com/ico/getFIFO</text:p>
          </table:table-cell>
          <table:table-cell table:number-columns-repeated="4"/>
        </table:table-row>
        <table:table-row table:style-name="ro1">
          <table:table-cell office:value-type="float" office:value="6306">
            <text:p>6306</text:p>
          </table:table-cell>
          <table:table-cell office:value-type="string">
            <text:p>BRAVO Pay</text:p>
          </table:table-cell>
          <table:table-cell office:value-type="string">
            <text:p>https://icomarks.com/ico/BRAVO-Pay</text:p>
          </table:table-cell>
          <table:table-cell table:number-columns-repeated="4"/>
        </table:table-row>
        <table:table-row table:style-name="ro1">
          <table:table-cell office:value-type="float" office:value="6307">
            <text:p>6307</text:p>
          </table:table-cell>
          <table:table-cell office:value-type="string">
            <text:p>Safex</text:p>
          </table:table-cell>
          <table:table-cell office:value-type="string">
            <text:p>https://icomarks.com/ico/Safex</text:p>
          </table:table-cell>
          <table:table-cell table:number-columns-repeated="4"/>
        </table:table-row>
        <table:table-row table:style-name="ro1">
          <table:table-cell office:value-type="float" office:value="6308">
            <text:p>6308</text:p>
          </table:table-cell>
          <table:table-cell office:value-type="string">
            <text:p>Papyrus</text:p>
          </table:table-cell>
          <table:table-cell office:value-type="string">
            <text:p>https://icomarks.com/ico/Papyrus</text:p>
          </table:table-cell>
          <table:table-cell table:number-columns-repeated="4"/>
        </table:table-row>
        <table:table-row table:style-name="ro1">
          <table:table-cell office:value-type="float" office:value="6309">
            <text:p>6309</text:p>
          </table:table-cell>
          <table:table-cell office:value-type="string">
            <text:p>UDIAR</text:p>
          </table:table-cell>
          <table:table-cell office:value-type="string">
            <text:p>https://icomarks.com/ico/UDIAR</text:p>
          </table:table-cell>
          <table:table-cell table:number-columns-repeated="4"/>
        </table:table-row>
        <table:table-row table:style-name="ro1">
          <table:table-cell office:value-type="float" office:value="6310">
            <text:p>6310</text:p>
          </table:table-cell>
          <table:table-cell office:value-type="string">
            <text:p>EatMeCoin</text:p>
          </table:table-cell>
          <table:table-cell office:value-type="string">
            <text:p>https://icomarks.com/ico/EatMeCoin</text:p>
          </table:table-cell>
          <table:table-cell table:number-columns-repeated="4"/>
        </table:table-row>
        <table:table-row table:style-name="ro1">
          <table:table-cell office:value-type="float" office:value="6311">
            <text:p>6311</text:p>
          </table:table-cell>
          <table:table-cell office:value-type="string">
            <text:p>CloudFish</text:p>
          </table:table-cell>
          <table:table-cell office:value-type="string">
            <text:p>https://icomarks.com/ico/CloudFish</text:p>
          </table:table-cell>
          <table:table-cell table:number-columns-repeated="4"/>
        </table:table-row>
        <table:table-row table:style-name="ro1">
          <table:table-cell office:value-type="float" office:value="6312">
            <text:p>6312</text:p>
          </table:table-cell>
          <table:table-cell office:value-type="string">
            <text:p>Travvil</text:p>
          </table:table-cell>
          <table:table-cell office:value-type="string">
            <text:p>https://icomarks.com/ico/Travvil</text:p>
          </table:table-cell>
          <table:table-cell table:number-columns-repeated="4"/>
        </table:table-row>
        <table:table-row table:style-name="ro1">
          <table:table-cell office:value-type="float" office:value="6315">
            <text:p>6315</text:p>
          </table:table-cell>
          <table:table-cell office:value-type="string">
            <text:p>Planport</text:p>
          </table:table-cell>
          <table:table-cell office:value-type="string">
            <text:p>https://icomarks.com/ico/Planport</text:p>
          </table:table-cell>
          <table:table-cell table:number-columns-repeated="4"/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AltCashier</text:p>
          </table:table-cell>
          <table:table-cell office:value-type="string">
            <text:p>https://icomarks.com/ico/AltCashier</text:p>
          </table:table-cell>
          <table:table-cell table:number-columns-repeated="4"/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Helios Neural Network</text:p>
          </table:table-cell>
          <table:table-cell office:value-type="string">
            <text:p>https://icomarks.com/ico/Helios-Neural-Network</text:p>
          </table:table-cell>
          <table:table-cell table:number-columns-repeated="4"/>
        </table:table-row>
        <table:table-row table:style-name="ro1">
          <table:table-cell office:value-type="float" office:value="6320">
            <text:p>6320</text:p>
          </table:table-cell>
          <table:table-cell office:value-type="string">
            <text:p>Documo</text:p>
          </table:table-cell>
          <table:table-cell office:value-type="string">
            <text:p>https://icomarks.com/ico/Documo</text:p>
          </table:table-cell>
          <table:table-cell table:number-columns-repeated="4"/>
        </table:table-row>
        <table:table-row table:style-name="ro1">
          <table:table-cell office:value-type="float" office:value="6322">
            <text:p>6322</text:p>
          </table:table-cell>
          <table:table-cell office:value-type="string">
            <text:p>Optherium</text:p>
          </table:table-cell>
          <table:table-cell office:value-type="string">
            <text:p>https://icomarks.com/ico/Optherium</text:p>
          </table:table-cell>
          <table:table-cell table:number-columns-repeated="4"/>
        </table:table-row>
        <table:table-row table:style-name="ro1">
          <table:table-cell office:value-type="float" office:value="6323">
            <text:p>6323</text:p>
          </table:table-cell>
          <table:table-cell office:value-type="string">
            <text:p>CWP</text:p>
          </table:table-cell>
          <table:table-cell office:value-type="string">
            <text:p>https://icomarks.com/ico/CWP</text:p>
          </table:table-cell>
          <table:table-cell table:number-columns-repeated="4"/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MLTOKEN</text:p>
          </table:table-cell>
          <table:table-cell office:value-type="string">
            <text:p>https://icomarks.com/ico/MLTOKEN</text:p>
          </table:table-cell>
          <table:table-cell table:number-columns-repeated="4"/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eGold Mining</text:p>
          </table:table-cell>
          <table:table-cell office:value-type="string">
            <text:p>https://icomarks.com/ico/eGold-Mining</text:p>
          </table:table-cell>
          <table:table-cell table:number-columns-repeated="4"/>
        </table:table-row>
        <table:table-row table:style-name="ro1">
          <table:table-cell office:value-type="float" office:value="6327">
            <text:p>6327</text:p>
          </table:table-cell>
          <table:table-cell office:value-type="string">
            <text:p>Insure Network</text:p>
          </table:table-cell>
          <table:table-cell office:value-type="string">
            <text:p>https://icomarks.com/ico/Insure-Network</text:p>
          </table:table-cell>
          <table:table-cell table:number-columns-repeated="4"/>
        </table:table-row>
        <table:table-row table:style-name="ro1">
          <table:table-cell office:value-type="float" office:value="6329">
            <text:p>6329</text:p>
          </table:table-cell>
          <table:table-cell office:value-type="string">
            <text:p>Dronair</text:p>
          </table:table-cell>
          <table:table-cell office:value-type="string">
            <text:p>https://icomarks.com/ico/Dronair</text:p>
          </table:table-cell>
          <table:table-cell table:number-columns-repeated="4"/>
        </table:table-row>
        <table:table-row table:style-name="ro1">
          <table:table-cell office:value-type="float" office:value="6330">
            <text:p>6330</text:p>
          </table:table-cell>
          <table:table-cell office:value-type="string">
            <text:p>diamDEXX</text:p>
          </table:table-cell>
          <table:table-cell office:value-type="string">
            <text:p>https://icomarks.com/ico/diamDEXX</text:p>
          </table:table-cell>
          <table:table-cell table:number-columns-repeated="4"/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MakeMyCoin</text:p>
          </table:table-cell>
          <table:table-cell office:value-type="string">
            <text:p>https://icomarks.com/ico/MakeMyCoin</text:p>
          </table:table-cell>
          <table:table-cell table:number-columns-repeated="4"/>
        </table:table-row>
        <table:table-row table:style-name="ro1">
          <table:table-cell office:value-type="float" office:value="6333">
            <text:p>6333</text:p>
          </table:table-cell>
          <table:table-cell office:value-type="string">
            <text:p>Crypto Birds Platform</text:p>
          </table:table-cell>
          <table:table-cell office:value-type="string">
            <text:p>https://icomarks.com/ico/Crypto-Birds-Platform</text:p>
          </table:table-cell>
          <table:table-cell table:number-columns-repeated="4"/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Orion Protocol</text:p>
          </table:table-cell>
          <table:table-cell office:value-type="string">
            <text:p>https://icomarks.com/ico/Orion-Protocol</text:p>
          </table:table-cell>
          <table:table-cell table:number-columns-repeated="4"/>
        </table:table-row>
        <table:table-row table:style-name="ro1">
          <table:table-cell office:value-type="float" office:value="6335">
            <text:p>6335</text:p>
          </table:table-cell>
          <table:table-cell office:value-type="string">
            <text:p>Liberty</text:p>
          </table:table-cell>
          <table:table-cell office:value-type="string">
            <text:p>https://icomarks.com/ico/Liberty</text:p>
          </table:table-cell>
          <table:table-cell table:number-columns-repeated="4"/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Eqwity Studio</text:p>
          </table:table-cell>
          <table:table-cell office:value-type="string">
            <text:p>https://icomarks.com/ico/Eqwity-Studio</text:p>
          </table:table-cell>
          <table:table-cell table:number-columns-repeated="4"/>
        </table:table-row>
        <table:table-row table:style-name="ro1">
          <table:table-cell office:value-type="float" office:value="6337">
            <text:p>6337</text:p>
          </table:table-cell>
          <table:table-cell office:value-type="string">
            <text:p>Accommodation Coin</text:p>
          </table:table-cell>
          <table:table-cell office:value-type="string">
            <text:p>https://icomarks.com/ico/Accommodation-Coin</text:p>
          </table:table-cell>
          <table:table-cell table:number-columns-repeated="4"/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KAASO</text:p>
          </table:table-cell>
          <table:table-cell office:value-type="string">
            <text:p>https://icomarks.com/ico/KAASO</text:p>
          </table:table-cell>
          <table:table-cell table:number-columns-repeated="4"/>
        </table:table-row>
        <table:table-row table:style-name="ro1">
          <table:table-cell office:value-type="float" office:value="6339">
            <text:p>6339</text:p>
          </table:table-cell>
          <table:table-cell office:value-type="string">
            <text:p>Chaindap</text:p>
          </table:table-cell>
          <table:table-cell office:value-type="string">
            <text:p>https://icomarks.com/ico/Chaindap</text:p>
          </table:table-cell>
          <table:table-cell table:number-columns-repeated="4"/>
        </table:table-row>
        <table:table-row table:style-name="ro1">
          <table:table-cell office:value-type="float" office:value="6340">
            <text:p>6340</text:p>
          </table:table-cell>
          <table:table-cell office:value-type="string">
            <text:p>Tachyon Protocol</text:p>
          </table:table-cell>
          <table:table-cell office:value-type="string">
            <text:p>https://icomarks.com/ico/Tachyon-Protocol</text:p>
          </table:table-cell>
          <table:table-cell table:number-columns-repeated="4"/>
        </table:table-row>
        <table:table-row table:style-name="ro1">
          <table:table-cell office:value-type="float" office:value="6341">
            <text:p>6341</text:p>
          </table:table-cell>
          <table:table-cell office:value-type="string">
            <text:p>IAP Network</text:p>
          </table:table-cell>
          <table:table-cell office:value-type="string">
            <text:p>https://icomarks.com/ico/IAP-Network</text:p>
          </table:table-cell>
          <table:table-cell table:number-columns-repeated="4"/>
        </table:table-row>
        <table:table-row table:style-name="ro1">
          <table:table-cell office:value-type="float" office:value="6342">
            <text:p>6342</text:p>
          </table:table-cell>
          <table:table-cell office:value-type="string">
            <text:p>RiveX</text:p>
          </table:table-cell>
          <table:table-cell office:value-type="string">
            <text:p>https://icomarks.com/ico/RiveX</text:p>
          </table:table-cell>
          <table:table-cell table:number-columns-repeated="4"/>
        </table:table-row>
        <table:table-row table:style-name="ro1">
          <table:table-cell office:value-type="float" office:value="6343">
            <text:p>6343</text:p>
          </table:table-cell>
          <table:table-cell office:value-type="string">
            <text:p>FinNexus</text:p>
          </table:table-cell>
          <table:table-cell office:value-type="string">
            <text:p>https://icomarks.com/ico/FinNexus</text:p>
          </table:table-cell>
          <table:table-cell table:number-columns-repeated="4"/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LAW</text:p>
          </table:table-cell>
          <table:table-cell office:value-type="string">
            <text:p>https://icomarks.com/ico/LAW</text:p>
          </table:table-cell>
          <table:table-cell table:number-columns-repeated="4"/>
        </table:table-row>
        <table:table-row table:style-name="ro1">
          <table:table-cell office:value-type="float" office:value="6346">
            <text:p>6346</text:p>
          </table:table-cell>
          <table:table-cell office:value-type="string">
            <text:p>MiL.K</text:p>
          </table:table-cell>
          <table:table-cell office:value-type="string">
            <text:p>https://icomarks.com/ico/MiL.K</text:p>
          </table:table-cell>
          <table:table-cell table:number-columns-repeated="4"/>
        </table:table-row>
        <table:table-row table:style-name="ro1">
          <table:table-cell office:value-type="float" office:value="6348">
            <text:p>6348</text:p>
          </table:table-cell>
          <table:table-cell office:value-type="string">
            <text:p>Dephlagy</text:p>
          </table:table-cell>
          <table:table-cell office:value-type="string">
            <text:p>https://icomarks.com/ico/Dephlagy</text:p>
          </table:table-cell>
          <table:table-cell table:number-columns-repeated="4"/>
        </table:table-row>
        <table:table-row table:style-name="ro1">
          <table:table-cell office:value-type="float" office:value="6349">
            <text:p>6349</text:p>
          </table:table-cell>
          <table:table-cell office:value-type="string">
            <text:p>AuditStarter</text:p>
          </table:table-cell>
          <table:table-cell office:value-type="string">
            <text:p>https://icomarks.com/ico/AuditStarter</text:p>
          </table:table-cell>
          <table:table-cell table:number-columns-repeated="4"/>
        </table:table-row>
        <table:table-row table:style-name="ro1">
          <table:table-cell office:value-type="float" office:value="6350">
            <text:p>6350</text:p>
          </table:table-cell>
          <table:table-cell office:value-type="string">
            <text:p>KIRIK Protocol</text:p>
          </table:table-cell>
          <table:table-cell office:value-type="string">
            <text:p>https://icomarks.com/ico/KIRIK-Protocol</text:p>
          </table:table-cell>
          <table:table-cell table:number-columns-repeated="4"/>
        </table:table-row>
        <table:table-row table:style-name="ro1">
          <table:table-cell office:value-type="float" office:value="6351">
            <text:p>6351</text:p>
          </table:table-cell>
          <table:table-cell office:value-type="string">
            <text:p>BlockStarter</text:p>
          </table:table-cell>
          <table:table-cell office:value-type="string">
            <text:p>https://icomarks.com/ico/BlockStarter</text:p>
          </table:table-cell>
          <table:table-cell table:number-columns-repeated="4"/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Rainbow XRB</text:p>
          </table:table-cell>
          <table:table-cell office:value-type="string">
            <text:p>https://icomarks.com/ico/Rainbow-XRB</text:p>
          </table:table-cell>
          <table:table-cell table:number-columns-repeated="4"/>
        </table:table-row>
        <table:table-row table:style-name="ro1">
          <table:table-cell office:value-type="float" office:value="6353">
            <text:p>6353</text:p>
          </table:table-cell>
          <table:table-cell office:value-type="string">
            <text:p>TradeX token</text:p>
          </table:table-cell>
          <table:table-cell office:value-type="string">
            <text:p>https://icomarks.com/ico/TradeX-token</text:p>
          </table:table-cell>
          <table:table-cell table:number-columns-repeated="4"/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CoinMarketFeed</text:p>
          </table:table-cell>
          <table:table-cell office:value-type="string">
            <text:p>https://icomarks.com/ico/CoinMarketFeed</text:p>
          </table:table-cell>
          <table:table-cell table:number-columns-repeated="4"/>
        </table:table-row>
        <table:table-row table:style-name="ro1">
          <table:table-cell office:value-type="float" office:value="6355">
            <text:p>6355</text:p>
          </table:table-cell>
          <table:table-cell office:value-type="string">
            <text:p>ScientificCoin</text:p>
          </table:table-cell>
          <table:table-cell office:value-type="string">
            <text:p>https://icomarks.com/ico/ScientificCoin</text:p>
          </table:table-cell>
          <table:table-cell table:number-columns-repeated="4"/>
        </table:table-row>
        <table:table-row table:style-name="ro1">
          <table:table-cell office:value-type="float" office:value="6357">
            <text:p>6357</text:p>
          </table:table-cell>
          <table:table-cell office:value-type="string">
            <text:p>SwissRealCoin</text:p>
          </table:table-cell>
          <table:table-cell office:value-type="string">
            <text:p>https://icomarks.com/ico/SwissRealCoin</text:p>
          </table:table-cell>
          <table:table-cell table:number-columns-repeated="4"/>
        </table:table-row>
        <table:table-row table:style-name="ro1">
          <table:table-cell office:value-type="float" office:value="6359">
            <text:p>6359</text:p>
          </table:table-cell>
          <table:table-cell office:value-type="string">
            <text:p>Nice 1</text:p>
          </table:table-cell>
          <table:table-cell office:value-type="string">
            <text:p>https://icomarks.com/ico/Nice-1</text:p>
          </table:table-cell>
          <table:table-cell table:number-columns-repeated="4"/>
        </table:table-row>
        <table:table-row table:style-name="ro1">
          <table:table-cell office:value-type="float" office:value="6360">
            <text:p>6360</text:p>
          </table:table-cell>
          <table:table-cell office:value-type="string">
            <text:p>Ozcar</text:p>
          </table:table-cell>
          <table:table-cell office:value-type="string">
            <text:p>https://icomarks.com/ico/Ozcar</text:p>
          </table:table-cell>
          <table:table-cell table:number-columns-repeated="4"/>
        </table:table-row>
        <table:table-row table:style-name="ro1">
          <table:table-cell office:value-type="float" office:value="6361">
            <text:p>6361</text:p>
          </table:table-cell>
          <table:table-cell office:value-type="string">
            <text:p>Votem</text:p>
          </table:table-cell>
          <table:table-cell office:value-type="string">
            <text:p>https://icomarks.com/ico/Votem</text:p>
          </table:table-cell>
          <table:table-cell table:number-columns-repeated="4"/>
        </table:table-row>
        <table:table-row table:style-name="ro1">
          <table:table-cell office:value-type="float" office:value="6362">
            <text:p>6362</text:p>
          </table:table-cell>
          <table:table-cell office:value-type="string">
            <text:p>LifeCare Plus</text:p>
          </table:table-cell>
          <table:table-cell office:value-type="string">
            <text:p>https://icomarks.com/ico/LifeCare-Plus</text:p>
          </table:table-cell>
          <table:table-cell table:number-columns-repeated="4"/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Lico XLIC</text:p>
          </table:table-cell>
          <table:table-cell office:value-type="string">
            <text:p>https://icomarks.com/ico/Lico-XLIC</text:p>
          </table:table-cell>
          <table:table-cell table:number-columns-repeated="4"/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Aurus</text:p>
          </table:table-cell>
          <table:table-cell office:value-type="string">
            <text:p>https://icomarks.com/ico/Aurus</text:p>
          </table:table-cell>
          <table:table-cell table:number-columns-repeated="4"/>
        </table:table-row>
        <table:table-row table:style-name="ro1">
          <table:table-cell office:value-type="float" office:value="6365">
            <text:p>6365</text:p>
          </table:table-cell>
          <table:table-cell office:value-type="string">
            <text:p>Tozex</text:p>
          </table:table-cell>
          <table:table-cell office:value-type="string">
            <text:p>https://icomarks.com/ico/Tozex</text:p>
          </table:table-cell>
          <table:table-cell table:number-columns-repeated="4"/>
        </table:table-row>
        <table:table-row table:style-name="ro1">
          <table:table-cell office:value-type="float" office:value="6366">
            <text:p>6366</text:p>
          </table:table-cell>
          <table:table-cell office:value-type="string">
            <text:p>YodaX</text:p>
          </table:table-cell>
          <table:table-cell office:value-type="string">
            <text:p>https://icomarks.com/ico/YodaX</text:p>
          </table:table-cell>
          <table:table-cell table:number-columns-repeated="4"/>
        </table:table-row>
        <table:table-row table:style-name="ro1">
          <table:table-cell office:value-type="float" office:value="6367">
            <text:p>6367</text:p>
          </table:table-cell>
          <table:table-cell office:value-type="string">
            <text:p>GermanCoin</text:p>
          </table:table-cell>
          <table:table-cell office:value-type="string">
            <text:p>https://icomarks.com/ico/GermanCoin</text:p>
          </table:table-cell>
          <table:table-cell table:number-columns-repeated="4"/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Near Protocol</text:p>
          </table:table-cell>
          <table:table-cell office:value-type="string">
            <text:p>https://icomarks.com/ico/Near-Protocol</text:p>
          </table:table-cell>
          <table:table-cell table:number-columns-repeated="4"/>
        </table:table-row>
        <table:table-row table:style-name="ro1">
          <table:table-cell office:value-type="float" office:value="6369">
            <text:p>6369</text:p>
          </table:table-cell>
          <table:table-cell office:value-type="string">
            <text:p>UTime Token</text:p>
          </table:table-cell>
          <table:table-cell office:value-type="string">
            <text:p>https://icomarks.com/ico/UTime-Token</text:p>
          </table:table-cell>
          <table:table-cell table:number-columns-repeated="4"/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Zenith Foundation</text:p>
          </table:table-cell>
          <table:table-cell office:value-type="string">
            <text:p>https://icomarks.com/ico/Zenith-Foundation</text:p>
          </table:table-cell>
          <table:table-cell table:number-columns-repeated="4"/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Monero</text:p>
          </table:table-cell>
          <table:table-cell office:value-type="string">
            <text:p>https://icomarks.com/ico/Monero</text:p>
          </table:table-cell>
          <table:table-cell table:number-columns-repeated="4"/>
        </table:table-row>
        <table:table-row table:style-name="ro1">
          <table:table-cell office:value-type="float" office:value="6394">
            <text:p>6394</text:p>
          </table:table-cell>
          <table:table-cell office:value-type="string">
            <text:p>Sporting Chance</text:p>
          </table:table-cell>
          <table:table-cell office:value-type="string">
            <text:p>https://icomarks.com/ico/Sporting-Chance</text:p>
          </table:table-cell>
          <table:table-cell table:number-columns-repeated="4"/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Irresident</text:p>
          </table:table-cell>
          <table:table-cell office:value-type="string">
            <text:p>https://icomarks.com/ico/Irresident</text:p>
          </table:table-cell>
          <table:table-cell table:number-columns-repeated="4"/>
        </table:table-row>
        <table:table-row table:style-name="ro1">
          <table:table-cell office:value-type="float" office:value="6396">
            <text:p>6396</text:p>
          </table:table-cell>
          <table:table-cell office:value-type="string">
            <text:p>Ophir</text:p>
          </table:table-cell>
          <table:table-cell office:value-type="string">
            <text:p>https://icomarks.com/ico/Ophir</text:p>
          </table:table-cell>
          <table:table-cell table:number-columns-repeated="4"/>
        </table:table-row>
        <table:table-row table:style-name="ro1">
          <table:table-cell office:value-type="float" office:value="6397">
            <text:p>6397</text:p>
          </table:table-cell>
          <table:table-cell office:value-type="string">
            <text:p>UpBots</text:p>
          </table:table-cell>
          <table:table-cell office:value-type="string">
            <text:p>https://icomarks.com/ico/UpBots</text:p>
          </table:table-cell>
          <table:table-cell table:number-columns-repeated="4"/>
        </table:table-row>
        <table:table-row table:style-name="ro1">
          <table:table-cell office:value-type="float" office:value="6399">
            <text:p>6399</text:p>
          </table:table-cell>
          <table:table-cell office:value-type="string">
            <text:p>Nydronia</text:p>
          </table:table-cell>
          <table:table-cell office:value-type="string">
            <text:p>https://icomarks.com/ico/Nydronia</text:p>
          </table:table-cell>
          <table:table-cell table:number-columns-repeated="4"/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NANO ECO</text:p>
          </table:table-cell>
          <table:table-cell office:value-type="string">
            <text:p>https://icomarks.com/ico/NANO-ECO</text:p>
          </table:table-cell>
          <table:table-cell table:number-columns-repeated="4"/>
        </table:table-row>
        <table:table-row table:style-name="ro1">
          <table:table-cell office:value-type="float" office:value="6401">
            <text:p>6401</text:p>
          </table:table-cell>
          <table:table-cell office:value-type="string">
            <text:p>Compound</text:p>
          </table:table-cell>
          <table:table-cell office:value-type="string">
            <text:p>https://icomarks.com/ico/Compound</text:p>
          </table:table-cell>
          <table:table-cell table:number-columns-repeated="4"/>
        </table:table-row>
        <table:table-row table:style-name="ro1">
          <table:table-cell office:value-type="float" office:value="6402">
            <text:p>6402</text:p>
          </table:table-cell>
          <table:table-cell office:value-type="string">
            <text:p>Mini Ethereum</text:p>
          </table:table-cell>
          <table:table-cell office:value-type="string">
            <text:p>https://icomarks.com/ico/Mini-Ethereum</text:p>
          </table:table-cell>
          <table:table-cell table:number-columns-repeated="4"/>
        </table:table-row>
        <table:table-row table:style-name="ro1">
          <table:table-cell office:value-type="float" office:value="6403">
            <text:p>6403</text:p>
          </table:table-cell>
          <table:table-cell office:value-type="string">
            <text:p>Baby Token</text:p>
          </table:table-cell>
          <table:table-cell office:value-type="string">
            <text:p>https://icomarks.com/ico/Baby-Token</text:p>
          </table:table-cell>
          <table:table-cell table:number-columns-repeated="4"/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Felicium</text:p>
          </table:table-cell>
          <table:table-cell office:value-type="string">
            <text:p>https://icomarks.com/ico/Felicium</text:p>
          </table:table-cell>
          <table:table-cell table:number-columns-repeated="4"/>
        </table:table-row>
        <table:table-row table:style-name="ro1">
          <table:table-cell office:value-type="float" office:value="6405">
            <text:p>6405</text:p>
          </table:table-cell>
          <table:table-cell office:value-type="string">
            <text:p>Stafi</text:p>
          </table:table-cell>
          <table:table-cell office:value-type="string">
            <text:p>https://icomarks.com/ico/Stafi</text:p>
          </table:table-cell>
          <table:table-cell table:number-columns-repeated="4"/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Covir</text:p>
          </table:table-cell>
          <table:table-cell office:value-type="string">
            <text:p>https://icomarks.com/ico/Covir</text:p>
          </table:table-cell>
          <table:table-cell table:number-columns-repeated="4"/>
        </table:table-row>
        <table:table-row table:style-name="ro1">
          <table:table-cell office:value-type="float" office:value="6407">
            <text:p>6407</text:p>
          </table:table-cell>
          <table:table-cell office:value-type="string">
            <text:p>Candela Coin</text:p>
          </table:table-cell>
          <table:table-cell office:value-type="string">
            <text:p>https://icomarks.com/ico/Candela-Coin</text:p>
          </table:table-cell>
          <table:table-cell table:number-columns-repeated="4"/>
        </table:table-row>
        <table:table-row table:style-name="ro1">
          <table:table-cell office:value-type="float" office:value="6409">
            <text:p>6409</text:p>
          </table:table-cell>
          <table:table-cell office:value-type="string">
            <text:p>Schain Wallet</text:p>
          </table:table-cell>
          <table:table-cell office:value-type="string">
            <text:p>https://icomarks.com/ico/Schain-Wallet</text:p>
          </table:table-cell>
          <table:table-cell table:number-columns-repeated="4"/>
        </table:table-row>
        <table:table-row table:style-name="ro1">
          <table:table-cell office:value-type="float" office:value="6410">
            <text:p>6410</text:p>
          </table:table-cell>
          <table:table-cell office:value-type="string">
            <text:p>Bunker Bits</text:p>
          </table:table-cell>
          <table:table-cell office:value-type="string">
            <text:p>https://icomarks.com/ico/Bunker-Bits</text:p>
          </table:table-cell>
          <table:table-cell table:number-columns-repeated="4"/>
        </table:table-row>
        <table:table-row table:style-name="ro1">
          <table:table-cell office:value-type="float" office:value="6411">
            <text:p>6411</text:p>
          </table:table-cell>
          <table:table-cell office:value-type="string">
            <text:p>Cyphai</text:p>
          </table:table-cell>
          <table:table-cell office:value-type="string">
            <text:p>https://icomarks.com/ico/Cyphai</text:p>
          </table:table-cell>
          <table:table-cell table:number-columns-repeated="4"/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QDAO DeFi</text:p>
          </table:table-cell>
          <table:table-cell office:value-type="string">
            <text:p>https://icomarks.com/ico/QDAO-DeFi</text:p>
          </table:table-cell>
          <table:table-cell table:number-columns-repeated="4"/>
        </table:table-row>
        <table:table-row table:style-name="ro1">
          <table:table-cell office:value-type="float" office:value="6414">
            <text:p>6414</text:p>
          </table:table-cell>
          <table:table-cell office:value-type="string">
            <text:p>UniDApp</text:p>
          </table:table-cell>
          <table:table-cell office:value-type="string">
            <text:p>https://icomarks.com/ico/UniDApp</text:p>
          </table:table-cell>
          <table:table-cell table:number-columns-repeated="4"/>
        </table:table-row>
        <table:table-row table:style-name="ro1">
          <table:table-cell office:value-type="float" office:value="6416">
            <text:p>6416</text:p>
          </table:table-cell>
          <table:table-cell office:value-type="string">
            <text:p>TRONUSDT</text:p>
          </table:table-cell>
          <table:table-cell office:value-type="string">
            <text:p>https://icomarks.com/ico/TRONUSDT</text:p>
          </table:table-cell>
          <table:table-cell table:number-columns-repeated="4"/>
        </table:table-row>
        <table:table-row table:style-name="ro1">
          <table:table-cell office:value-type="float" office:value="6418">
            <text:p>6418</text:p>
          </table:table-cell>
          <table:table-cell office:value-type="string">
            <text:p>JoinGrowth Network</text:p>
          </table:table-cell>
          <table:table-cell office:value-type="string">
            <text:p>https://icomarks.com/ico/JoinGrowth-Network</text:p>
          </table:table-cell>
          <table:table-cell table:number-columns-repeated="4"/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Bridge Finance</text:p>
          </table:table-cell>
          <table:table-cell office:value-type="string">
            <text:p>https://icomarks.com/ico/Bridge-Finance</text:p>
          </table:table-cell>
          <table:table-cell table:number-columns-repeated="4"/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MBI DeFi</text:p>
          </table:table-cell>
          <table:table-cell office:value-type="string">
            <text:p>https://icomarks.com/ico/MBI-DeFi</text:p>
          </table:table-cell>
          <table:table-cell table:number-columns-repeated="4"/>
        </table:table-row>
        <table:table-row table:style-name="ro1">
          <table:table-cell office:value-type="float" office:value="6421">
            <text:p>6421</text:p>
          </table:table-cell>
          <table:table-cell office:value-type="string">
            <text:p>Synthetify</text:p>
          </table:table-cell>
          <table:table-cell office:value-type="string">
            <text:p>https://icomarks.com/ico/Synthetify</text:p>
          </table:table-cell>
          <table:table-cell table:number-columns-repeated="4"/>
        </table:table-row>
        <table:table-row table:style-name="ro1">
          <table:table-cell office:value-type="float" office:value="6422">
            <text:p>6422</text:p>
          </table:table-cell>
          <table:table-cell office:value-type="string">
            <text:p>SUPP Network</text:p>
          </table:table-cell>
          <table:table-cell office:value-type="string">
            <text:p>https://icomarks.com/ico/SUPP-Network</text:p>
          </table:table-cell>
          <table:table-cell table:number-columns-repeated="4"/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Thousand Token</text:p>
          </table:table-cell>
          <table:table-cell office:value-type="string">
            <text:p>https://icomarks.com/ico/Thousand-Token</text:p>
          </table:table-cell>
          <table:table-cell table:number-columns-repeated="4"/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Cryptocurrency Market</text:p>
          </table:table-cell>
          <table:table-cell office:value-type="string">
            <text:p>https://icomarks.com/ico/Cryptocurrency-Market</text:p>
          </table:table-cell>
          <table:table-cell table:number-columns-repeated="4"/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IQ Token</text:p>
          </table:table-cell>
          <table:table-cell office:value-type="string">
            <text:p>https://icomarks.com/ico/IQ-Token</text:p>
          </table:table-cell>
          <table:table-cell table:number-columns-repeated="4"/>
        </table:table-row>
        <table:table-row table:style-name="ro1">
          <table:table-cell office:value-type="float" office:value="6426">
            <text:p>6426</text:p>
          </table:table-cell>
          <table:table-cell office:value-type="string">
            <text:p>Seseral</text:p>
          </table:table-cell>
          <table:table-cell office:value-type="string">
            <text:p>https://icomarks.com/ico/Seseral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8/05/2023</text:date>, <text:time>11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document-statistic meta:table-count="1" meta:cell-count="18334" meta:object-count="0"/>
  </office:meta>
</office:document-meta>
</file>